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Basic/script-lc.xml" manifest:media-type="text/xml"/>
  <manifest:file-entry manifest:full-path="Basic/Standard/script-lb.xml" manifest:media-type="text/xml"/>
  <manifest:file-entry manifest:full-path="Basic/Standard/Module1.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pt"/>
    </style:style>
    <style:style style:name="co2" style:family="table-column">
      <style:table-column-properties fo:break-before="auto" style:column-width="62.25pt"/>
    </style:style>
    <style:style style:name="co3" style:family="table-column">
      <style:table-column-properties fo:break-before="auto" style:column-width="64.01pt"/>
    </style:style>
    <style:style style:name="ro1" style:family="table-row">
      <style:table-row-properties style:row-height="14.4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2.81pt" fo:break-before="auto" style:use-optimal-row-height="true"/>
    </style:style>
    <style:style style:name="ta1" style:family="table" style:master-page-name="PageStyle_5f_data">
      <style:table-properties table:display="true" style:writing-mode="lr-tb"/>
    </style:style>
    <style:style style:name="ta2" style:family="table" style:master-page-name="PageStyle_5f_Extrapolation">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rotation-align="none"/>
    </style:style>
    <style:style style:name="ce2" style:family="table-cell" style:parent-style-name="Default">
      <style:table-cell-properties style:rotation-align="none"/>
      <style:text-properties style:font-name="Calibri" style:font-name-asian="Noto Sans CJK SC Regular" style:font-name-complex="Calibri"/>
    </style:style>
    <style:style style:name="ce3" style:family="table-cell" style:parent-style-name="Default" style:data-style-name="N2">
      <style:table-cell-properties style:rotation-align="none"/>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data" table:style-name="ta1">
        <office:forms form:automatic-focus="false" form:apply-design-mode="false"/>
        <table:table-column table:style-name="co1" table:number-columns-repeated="1024" table:default-cell-style-name="ce1"/>
        <table:table-row table:style-name="ro1">
          <table:table-cell office:value-type="string" calcext:value-type="string">
            <text:p>reading2</text:p>
          </table:table-cell>
          <table:table-cell office:value-type="string" calcext:value-type="string">
            <text:p>reading</text:p>
          </table:table-cell>
          <table:table-cell office:value-type="string" calcext:value-type="string">
            <text:p>C</text:p>
          </table:table-cell>
          <table:table-cell office:value-type="string" calcext:value-type="string">
            <text:p>calc1</text:p>
          </table:table-cell>
          <table:table-cell office:value-type="string" calcext:value-type="string">
            <text:p>calc2</text:p>
          </table:table-cell>
          <table:table-cell table:number-columns-repeated="1019"/>
        </table:table-row>
        <table:table-row table:style-name="ro2">
          <table:table-cell table:number-columns-repeated="2"/>
          <table:table-cell office:value-type="float" office:value="100" calcext:value-type="float">
            <text:p>100</text:p>
          </table:table-cell>
          <table:table-cell/>
          <table:table-cell table:style-name="ce2" table:formula="of:=-0.000000316 * [.A2]^3 + 0.0005182 * [.A2]^2 - 0.3885 * [.A2] + 132.95" office:value-type="float" office:value="132.95" calcext:value-type="float">
            <text:p>132.95</text:p>
          </table:table-cell>
          <table:table-cell table:number-columns-repeated="1019"/>
        </table:table-row>
        <table:table-row table:style-name="ro2">
          <table:table-cell table:number-columns-repeated="2"/>
          <table:table-cell office:value-type="float" office:value="99" calcext:value-type="float">
            <text:p>99</text:p>
          </table:table-cell>
          <table:table-cell/>
          <table:table-cell table:formula="of:=-0.000000316 * [.A3]^3 + 0.0005182 * [.A3]^2 - 0.3885 * [.A3] + 132.95" office:value-type="float" office:value="132.95" calcext:value-type="float">
            <text:p>132.95</text:p>
          </table:table-cell>
          <table:table-cell>
            <draw:frame table:end-cell-address="data.N18" table:end-x="4.82pt" table:end-y="10.12pt" draw:z-index="0" draw:name="Chart 2" draw:style-name="gr1" draw:text-style-name="P1" svg:width="456.07pt" svg:height="206.7pt" svg:x="28.8pt" svg:y="10.43pt">
              <loext:p draw:notify-on-update-of-ranges="data.B7:data.B100 data.C1:data.C1 data.C7:data.C100"/>
              <draw:object xlink:href="./Object 1" xlink:type="simple" xlink:show="embed" xlink:actuate="onLoad"/>
              <draw:image xlink:href="./ObjectReplacements/Object 1" xlink:type="simple" xlink:show="embed" xlink:actuate="onLoad"/>
            </draw:frame>
          </table:table-cell>
          <table:table-cell table:number-columns-repeated="1018"/>
        </table:table-row>
        <table:table-row table:style-name="ro2">
          <table:table-cell table:number-columns-repeated="2"/>
          <table:table-cell office:value-type="float" office:value="98" calcext:value-type="float">
            <text:p>98</text:p>
          </table:table-cell>
          <table:table-cell/>
          <table:table-cell table:formula="of:=-0.000000316 * [.A4]^3 + 0.0005182 * [.A4]^2 - 0.3885 * [.A4] + 132.95" office:value-type="float" office:value="132.95" calcext:value-type="float">
            <text:p>132.95</text:p>
          </table:table-cell>
          <table:table-cell table:number-columns-repeated="1019"/>
        </table:table-row>
        <table:table-row table:style-name="ro2">
          <table:table-cell table:number-columns-repeated="2"/>
          <table:table-cell office:value-type="float" office:value="97" calcext:value-type="float">
            <text:p>97</text:p>
          </table:table-cell>
          <table:table-cell/>
          <table:table-cell table:formula="of:=-0.000000316 * [.A5]^3 + 0.0005182 * [.A5]^2 - 0.3885 * [.A5] + 132.95" office:value-type="float" office:value="132.95" calcext:value-type="float">
            <text:p>132.95</text:p>
          </table:table-cell>
          <table:table-cell table:number-columns-repeated="1019"/>
        </table:table-row>
        <table:table-row table:style-name="ro2">
          <table:table-cell table:number-columns-repeated="2"/>
          <table:table-cell office:value-type="float" office:value="96" calcext:value-type="float">
            <text:p>96</text:p>
          </table:table-cell>
          <table:table-cell/>
          <table:table-cell table:formula="of:=-0.000000316 * [.A6]^3 + 0.0005182 * [.A6]^2 - 0.3885 * [.A6] + 132.95" office:value-type="float" office:value="132.95" calcext:value-type="float">
            <text:p>132.95</text:p>
          </table:table-cell>
          <table:table-cell table:number-columns-repeated="1019"/>
        </table:table-row>
        <table:table-row table:style-name="ro2">
          <table:table-cell table:style-name="Default"/>
          <table:table-cell office:value-type="float" office:value="146" calcext:value-type="float">
            <text:p>146</text:p>
          </table:table-cell>
          <table:table-cell office:value-type="float" office:value="95" calcext:value-type="float">
            <text:p>95</text:p>
          </table:table-cell>
          <table:table-cell table:formula="of:=-54.52*LN([.B7])+363.75" office:value-type="float" office:value="92.0437669844615" calcext:value-type="float">
            <text:p>92.0437669845</text:p>
          </table:table-cell>
          <table:table-cell table:formula="of:=-0.000000316 * [.A7]^3 + 0.0005182 * [.A7]^2 - 0.3885 * [.A7] + 132.95" office:value-type="float" office:value="132.95" calcext:value-type="float">
            <text:p>132.95</text:p>
          </table:table-cell>
          <table:table-cell table:number-columns-repeated="1019"/>
        </table:table-row>
        <table:table-row table:style-name="ro2">
          <table:table-cell table:style-name="Default"/>
          <table:table-cell/>
          <table:table-cell office:value-type="float" office:value="94" calcext:value-type="float">
            <text:p>94</text:p>
          </table:table-cell>
          <table:table-cell/>
          <table:table-cell table:formula="of:=-0.000000316 * [.A8]^3 + 0.0005182 * [.A8]^2 - 0.3885 * [.A8] + 132.95" office:value-type="float" office:value="132.95" calcext:value-type="float">
            <text:p>132.95</text:p>
          </table:table-cell>
          <table:table-cell table:number-columns-repeated="1019"/>
        </table:table-row>
        <table:table-row table:style-name="ro2">
          <table:table-cell table:style-name="Default"/>
          <table:table-cell/>
          <table:table-cell office:value-type="float" office:value="93" calcext:value-type="float">
            <text:p>93</text:p>
          </table:table-cell>
          <table:table-cell/>
          <table:table-cell table:formula="of:=-0.000000316 * [.A9]^3 + 0.0005182 * [.A9]^2 - 0.3885 * [.A9] + 132.95" office:value-type="float" office:value="132.95" calcext:value-type="float">
            <text:p>132.95</text:p>
          </table:table-cell>
          <table:table-cell table:number-columns-repeated="1019"/>
        </table:table-row>
        <table:table-row table:style-name="ro2">
          <table:table-cell table:style-name="Default"/>
          <table:table-cell/>
          <table:table-cell office:value-type="float" office:value="92" calcext:value-type="float">
            <text:p>92</text:p>
          </table:table-cell>
          <table:table-cell/>
          <table:table-cell table:formula="of:=-0.000000316 * [.A10]^3 + 0.0005182 * [.A10]^2 - 0.3885 * [.A10] + 132.95" office:value-type="float" office:value="132.95" calcext:value-type="float">
            <text:p>132.95</text:p>
          </table:table-cell>
          <table:table-cell table:number-columns-repeated="1019"/>
        </table:table-row>
        <table:table-row table:style-name="ro2">
          <table:table-cell table:style-name="Default"/>
          <table:table-cell/>
          <table:table-cell office:value-type="float" office:value="91" calcext:value-type="float">
            <text:p>91</text:p>
          </table:table-cell>
          <table:table-cell/>
          <table:table-cell table:formula="of:=-0.000000316 * [.A11]^3 + 0.0005182 * [.A11]^2 - 0.3885 * [.A11] + 132.95" office:value-type="float" office:value="132.95" calcext:value-type="float">
            <text:p>132.95</text:p>
          </table:table-cell>
          <table:table-cell table:number-columns-repeated="1019"/>
        </table:table-row>
        <table:table-row table:style-name="ro2">
          <table:table-cell table:style-name="Default"/>
          <table:table-cell office:value-type="float" office:value="149" calcext:value-type="float">
            <text:p>149</text:p>
          </table:table-cell>
          <table:table-cell office:value-type="float" office:value="90" calcext:value-type="float">
            <text:p>90</text:p>
          </table:table-cell>
          <table:table-cell table:formula="of:=-54.52*LN([.B12])+363.75" office:value-type="float" office:value="90.9348473998535" calcext:value-type="float">
            <text:p>90.9348473999</text:p>
          </table:table-cell>
          <table:table-cell table:formula="of:=-0.000000316 * [.A12]^3 + 0.0005182 * [.A12]^2 - 0.3885 * [.A12] + 132.95" office:value-type="float" office:value="132.95" calcext:value-type="float">
            <text:p>132.95</text:p>
          </table:table-cell>
          <table:table-cell table:number-columns-repeated="1019"/>
        </table:table-row>
        <table:table-row table:style-name="ro2">
          <table:table-cell table:style-name="Default"/>
          <table:table-cell/>
          <table:table-cell office:value-type="float" office:value="89" calcext:value-type="float">
            <text:p>89</text:p>
          </table:table-cell>
          <table:table-cell/>
          <table:table-cell table:formula="of:=-0.000000316 * [.A13]^3 + 0.0005182 * [.A13]^2 - 0.3885 * [.A13] + 132.95" office:value-type="float" office:value="132.95" calcext:value-type="float">
            <text:p>132.95</text:p>
          </table:table-cell>
          <table:table-cell table:number-columns-repeated="1019"/>
        </table:table-row>
        <table:table-row table:style-name="ro2">
          <table:table-cell table:style-name="Default"/>
          <table:table-cell/>
          <table:table-cell office:value-type="float" office:value="88" calcext:value-type="float">
            <text:p>88</text:p>
          </table:table-cell>
          <table:table-cell/>
          <table:table-cell table:formula="of:=-0.000000316 * [.A14]^3 + 0.0005182 * [.A14]^2 - 0.3885 * [.A14] + 132.95" office:value-type="float" office:value="132.95" calcext:value-type="float">
            <text:p>132.95</text:p>
          </table:table-cell>
          <table:table-cell table:number-columns-repeated="1019"/>
        </table:table-row>
        <table:table-row table:style-name="ro2">
          <table:table-cell table:style-name="Default"/>
          <table:table-cell/>
          <table:table-cell office:value-type="float" office:value="87" calcext:value-type="float">
            <text:p>87</text:p>
          </table:table-cell>
          <table:table-cell/>
          <table:table-cell table:formula="of:=-0.000000316 * [.A15]^3 + 0.0005182 * [.A15]^2 - 0.3885 * [.A15] + 132.95" office:value-type="float" office:value="132.95" calcext:value-type="float">
            <text:p>132.95</text:p>
          </table:table-cell>
          <table:table-cell table:number-columns-repeated="1019"/>
        </table:table-row>
        <table:table-row table:style-name="ro2">
          <table:table-cell table:style-name="Default"/>
          <table:table-cell/>
          <table:table-cell office:value-type="float" office:value="86" calcext:value-type="float">
            <text:p>86</text:p>
          </table:table-cell>
          <table:table-cell/>
          <table:table-cell table:formula="of:=-0.000000316 * [.A16]^3 + 0.0005182 * [.A16]^2 - 0.3885 * [.A16] + 132.95" office:value-type="float" office:value="132.95" calcext:value-type="float">
            <text:p>132.95</text:p>
          </table:table-cell>
          <table:table-cell table:number-columns-repeated="1019"/>
        </table:table-row>
        <table:table-row table:style-name="ro2">
          <table:table-cell table:style-name="Default"/>
          <table:table-cell/>
          <table:table-cell office:value-type="float" office:value="85" calcext:value-type="float">
            <text:p>85</text:p>
          </table:table-cell>
          <table:table-cell/>
          <table:table-cell table:formula="of:=-0.000000316 * [.A17]^3 + 0.0005182 * [.A17]^2 - 0.3885 * [.A17] + 132.95" office:value-type="float" office:value="132.95" calcext:value-type="float">
            <text:p>132.95</text:p>
          </table:table-cell>
          <table:table-cell table:number-columns-repeated="1019"/>
        </table:table-row>
        <table:table-row table:style-name="ro2">
          <table:table-cell table:style-name="Default"/>
          <table:table-cell/>
          <table:table-cell office:value-type="float" office:value="84" calcext:value-type="float">
            <text:p>84</text:p>
          </table:table-cell>
          <table:table-cell/>
          <table:table-cell table:formula="of:=-0.000000316 * [.A18]^3 + 0.0005182 * [.A18]^2 - 0.3885 * [.A18] + 132.95" office:value-type="float" office:value="132.95" calcext:value-type="float">
            <text:p>132.95</text:p>
          </table:table-cell>
          <table:table-cell table:number-columns-repeated="1019"/>
        </table:table-row>
        <table:table-row table:style-name="ro2">
          <table:table-cell table:style-name="Default"/>
          <table:table-cell/>
          <table:table-cell office:value-type="float" office:value="83" calcext:value-type="float">
            <text:p>83</text:p>
          </table:table-cell>
          <table:table-cell/>
          <table:table-cell table:formula="of:=-0.000000316 * [.A19]^3 + 0.0005182 * [.A19]^2 - 0.3885 * [.A19] + 132.95" office:value-type="float" office:value="132.95" calcext:value-type="float">
            <text:p>132.95</text:p>
          </table:table-cell>
          <table:table-cell table:number-columns-repeated="1019"/>
        </table:table-row>
        <table:table-row table:style-name="ro2">
          <table:table-cell table:style-name="Default"/>
          <table:table-cell/>
          <table:table-cell office:value-type="float" office:value="82" calcext:value-type="float">
            <text:p>82</text:p>
          </table:table-cell>
          <table:table-cell/>
          <table:table-cell table:formula="of:=-0.000000316 * [.A20]^3 + 0.0005182 * [.A20]^2 - 0.3885 * [.A20] + 132.95" office:value-type="float" office:value="132.95" calcext:value-type="float">
            <text:p>132.95</text:p>
          </table:table-cell>
          <table:table-cell table:number-columns-repeated="1019"/>
        </table:table-row>
        <table:table-row table:style-name="ro2">
          <table:table-cell table:style-name="Default"/>
          <table:table-cell/>
          <table:table-cell office:value-type="float" office:value="81" calcext:value-type="float">
            <text:p>81</text:p>
          </table:table-cell>
          <table:table-cell/>
          <table:table-cell table:formula="of:=-0.000000316 * [.A21]^3 + 0.0005182 * [.A21]^2 - 0.3885 * [.A21] + 132.95" office:value-type="float" office:value="132.95" calcext:value-type="float">
            <text:p>132.95</text:p>
          </table:table-cell>
          <table:table-cell table:number-columns-repeated="1019"/>
        </table:table-row>
        <table:table-row table:style-name="ro2">
          <table:table-cell office:value-type="float" office:value="175" calcext:value-type="float">
            <text:p>175</text:p>
          </table:table-cell>
          <table:table-cell office:value-type="float" office:value="176" calcext:value-type="float">
            <text:p>176</text:p>
          </table:table-cell>
          <table:table-cell office:value-type="float" office:value="80" calcext:value-type="float">
            <text:p>80</text:p>
          </table:table-cell>
          <table:table-cell table:formula="of:=-54.52*LN([.B22])+363.75" office:value-type="float" office:value="81.85521259052" calcext:value-type="float">
            <text:p>81.8552125905</text:p>
          </table:table-cell>
          <table:table-cell table:formula="of:=-0.000000316 * [.A22]^3 + 0.0005182 * [.A22]^2 - 0.3885 * [.A22] + 132.95" office:value-type="float" office:value="79.1388125" calcext:value-type="float">
            <text:p>79.1388125</text:p>
          </table:table-cell>
          <table:table-cell table:number-columns-repeated="1019"/>
        </table:table-row>
        <table:table-row table:style-name="ro2">
          <table:table-cell table:number-columns-repeated="2"/>
          <table:table-cell office:value-type="float" office:value="79" calcext:value-type="float">
            <text:p>79</text:p>
          </table:table-cell>
          <table:table-cell/>
          <table:table-cell table:formula="of:=-0.000000316 * [.A23]^3 + 0.0005182 * [.A23]^2 - 0.3885 * [.A23] + 132.95" office:value-type="float" office:value="132.95" calcext:value-type="float">
            <text:p>132.95</text:p>
          </table:table-cell>
          <table:table-cell/>
          <table:table-cell>
            <draw:frame table:end-cell-address="data.P51" table:end-x="18.28pt" table:end-y="6.24pt" draw:z-index="1" draw:name="Chart 2" draw:style-name="gr1" draw:text-style-name="P1" svg:width="558.28pt" svg:height="392.49pt" svg:x="0pt" svg:y="0.14pt">
              <loext:p draw:notify-on-update-of-ranges="data.A7:data.A100 data.C1:data.C1 data.C7:data.C100"/>
              <draw:object xlink:href="./Object 2" xlink:type="simple" xlink:show="embed" xlink:actuate="onLoad"/>
              <draw:image xlink:href="./ObjectReplacements/Object 2" xlink:type="simple" xlink:show="embed" xlink:actuate="onLoad"/>
            </draw:frame>
          </table:table-cell>
          <table:table-cell table:number-columns-repeated="1017"/>
        </table:table-row>
        <table:table-row table:style-name="ro2">
          <table:table-cell table:number-columns-repeated="2"/>
          <table:table-cell office:value-type="float" office:value="78" calcext:value-type="float">
            <text:p>78</text:p>
          </table:table-cell>
          <table:table-cell/>
          <table:table-cell table:formula="of:=-0.000000316 * [.A24]^3 + 0.0005182 * [.A24]^2 - 0.3885 * [.A24] + 132.95" office:value-type="float" office:value="132.95" calcext:value-type="float">
            <text:p>132.95</text:p>
          </table:table-cell>
          <table:table-cell table:number-columns-repeated="1019"/>
        </table:table-row>
        <table:table-row table:style-name="ro2">
          <table:table-cell office:value-type="float" office:value="187" calcext:value-type="float">
            <text:p>187</text:p>
          </table:table-cell>
          <table:table-cell table:style-name="Default"/>
          <table:table-cell office:value-type="float" office:value="77" calcext:value-type="float">
            <text:p>77</text:p>
          </table:table-cell>
          <table:table-cell table:style-name="Default"/>
          <table:table-cell table:formula="of:=-0.000000316 * [.A25]^3 + 0.0005182 * [.A25]^2 - 0.3885 * [.A25] + 132.95" office:value-type="float" office:value="76.355047652" calcext:value-type="float">
            <text:p>76.355047652</text:p>
          </table:table-cell>
          <table:table-cell table:number-columns-repeated="1019"/>
        </table:table-row>
        <table:table-row table:style-name="ro2">
          <table:table-cell office:value-type="float" office:value="190" calcext:value-type="float">
            <text:p>190</text:p>
          </table:table-cell>
          <table:table-cell table:style-name="Default"/>
          <table:table-cell office:value-type="float" office:value="76" calcext:value-type="float">
            <text:p>76</text:p>
          </table:table-cell>
          <table:table-cell table:style-name="Default"/>
          <table:table-cell table:formula="of:=-0.000000316 * [.A26]^3 + 0.0005182 * [.A26]^2 - 0.3885 * [.A26] + 132.95" office:value-type="float" office:value="75.674576" calcext:value-type="float">
            <text:p>75.674576</text:p>
          </table:table-cell>
          <table:table-cell table:number-columns-repeated="1019"/>
        </table:table-row>
        <table:table-row table:style-name="ro2">
          <table:table-cell office:value-type="float" office:value="194" calcext:value-type="float">
            <text:p>194</text:p>
          </table:table-cell>
          <table:table-cell office:value-type="float" office:value="195" calcext:value-type="float">
            <text:p>195</text:p>
          </table:table-cell>
          <table:table-cell office:value-type="float" office:value="75" calcext:value-type="float">
            <text:p>75</text:p>
          </table:table-cell>
          <table:table-cell table:formula="of:=-54.52*LN([.B27])+363.75" office:value-type="float" office:value="76.2660640671045" calcext:value-type="float">
            <text:p>76.2660640671</text:p>
          </table:table-cell>
          <table:table-cell table:formula="of:=-0.000000316 * [.A27]^3 + 0.0005182 * [.A27]^2 - 0.3885 * [.A27] + 132.95" office:value-type="float" office:value="74.776737856" calcext:value-type="float">
            <text:p>74.776737856</text:p>
          </table:table-cell>
          <table:table-cell table:number-columns-repeated="1019"/>
        </table:table-row>
        <table:table-row table:style-name="ro2">
          <table:table-cell office:value-type="float" office:value="198" calcext:value-type="float">
            <text:p>198</text:p>
          </table:table-cell>
          <table:table-cell table:style-name="Default"/>
          <table:table-cell office:value-type="float" office:value="74" calcext:value-type="float">
            <text:p>74</text:p>
          </table:table-cell>
          <table:table-cell table:style-name="Default"/>
          <table:table-cell table:formula="of:=-0.000000316 * [.A28]^3 + 0.0005182 * [.A28]^2 - 0.3885 * [.A28] + 132.95" office:value-type="float" office:value="73.889596928" calcext:value-type="float">
            <text:p>73.889596928</text:p>
          </table:table-cell>
          <table:table-cell table:number-columns-repeated="1019"/>
        </table:table-row>
        <table:table-row table:style-name="ro2">
          <table:table-cell office:value-type="float" office:value="202" calcext:value-type="float">
            <text:p>202</text:p>
          </table:table-cell>
          <table:table-cell table:style-name="Default"/>
          <table:table-cell office:value-type="float" office:value="73" calcext:value-type="float">
            <text:p>73</text:p>
          </table:table-cell>
          <table:table-cell table:style-name="Default"/>
          <table:table-cell table:formula="of:=-0.000000316 * [.A29]^3 + 0.0005182 * [.A29]^2 - 0.3885 * [.A29] + 132.95" office:value-type="float" office:value="73.013031872" calcext:value-type="float">
            <text:p>73.013031872</text:p>
          </table:table-cell>
          <table:table-cell table:number-columns-repeated="1019"/>
        </table:table-row>
        <table:table-row table:style-name="ro2">
          <table:table-cell office:value-type="float" office:value="206" calcext:value-type="float">
            <text:p>206</text:p>
          </table:table-cell>
          <table:table-cell table:style-name="Default"/>
          <table:table-cell office:value-type="float" office:value="72" calcext:value-type="float">
            <text:p>72</text:p>
          </table:table-cell>
          <table:table-cell table:style-name="Default"/>
          <table:table-cell table:formula="of:=-0.000000316 * [.A30]^3 + 0.0005182 * [.A30]^2 - 0.3885 * [.A30] + 132.95" office:value-type="float" office:value="72.146921344" calcext:value-type="float">
            <text:p>72.146921344</text:p>
          </table:table-cell>
          <table:table-cell table:number-columns-repeated="1019"/>
        </table:table-row>
        <table:table-row table:style-name="ro2">
          <table:table-cell office:value-type="float" office:value="212" calcext:value-type="float">
            <text:p>212</text:p>
          </table:table-cell>
          <table:table-cell table:style-name="Default"/>
          <table:table-cell office:value-type="float" office:value="71" calcext:value-type="float">
            <text:p>71</text:p>
          </table:table-cell>
          <table:table-cell table:style-name="Default"/>
          <table:table-cell table:formula="of:=-0.000000316 * [.A31]^3 + 0.0005182 * [.A31]^2 - 0.3885 * [.A31] + 132.95" office:value-type="float" office:value="70.867092352" calcext:value-type="float">
            <text:p>70.867092352</text:p>
          </table:table-cell>
          <table:table-cell table:number-columns-repeated="1019"/>
        </table:table-row>
        <table:table-row table:style-name="ro2">
          <table:table-cell office:value-type="float" office:value="215" calcext:value-type="float">
            <text:p>215</text:p>
          </table:table-cell>
          <table:table-cell office:value-type="float" office:value="218" calcext:value-type="float">
            <text:p>218</text:p>
          </table:table-cell>
          <table:table-cell office:value-type="float" office:value="70" calcext:value-type="float">
            <text:p>70</text:p>
          </table:table-cell>
          <table:table-cell table:formula="of:=-54.52*LN([.B32])+363.75" office:value-type="float" office:value="70.1873291767388" calcext:value-type="float">
            <text:p>70.1873291767</text:p>
          </table:table-cell>
          <table:table-cell table:formula="of:=-0.000000316 * [.A32]^3 + 0.0005182 * [.A32]^2 - 0.3885 * [.A32] + 132.95" office:value-type="float" office:value="70.2357685" calcext:value-type="float">
            <text:p>70.2357685</text:p>
          </table:table-cell>
          <table:table-cell table:number-columns-repeated="1019"/>
        </table:table-row>
        <table:table-row table:style-name="ro2">
          <table:table-cell office:value-type="float" office:value="219" calcext:value-type="float">
            <text:p>219</text:p>
          </table:table-cell>
          <table:table-cell table:style-name="Default"/>
          <table:table-cell office:value-type="float" office:value="69" calcext:value-type="float">
            <text:p>69</text:p>
          </table:table-cell>
          <table:table-cell table:style-name="Default"/>
          <table:table-cell table:formula="of:=-0.000000316 * [.A33]^3 + 0.0005182 * [.A33]^2 - 0.3885 * [.A33] + 132.95" office:value-type="float" office:value="69.402797156" calcext:value-type="float">
            <text:p>69.402797156</text:p>
          </table:table-cell>
          <table:table-cell table:number-columns-repeated="1019"/>
        </table:table-row>
        <table:table-row table:style-name="ro2">
          <table:table-cell office:value-type="float" office:value="225" calcext:value-type="float">
            <text:p>225</text:p>
          </table:table-cell>
          <table:table-cell table:style-name="Default"/>
          <table:table-cell office:value-type="float" office:value="68" calcext:value-type="float">
            <text:p>68</text:p>
          </table:table-cell>
          <table:table-cell table:style-name="Default"/>
          <table:table-cell table:formula="of:=-0.000000316 * [.A34]^3 + 0.0005182 * [.A34]^2 - 0.3885 * [.A34] + 132.95" office:value-type="float" office:value="68.1719375" calcext:value-type="float">
            <text:p>68.1719375</text:p>
          </table:table-cell>
          <table:table-cell table:number-columns-repeated="1019"/>
        </table:table-row>
        <table:table-row table:style-name="ro2">
          <table:table-cell office:value-type="float" office:value="229" calcext:value-type="float">
            <text:p>229</text:p>
          </table:table-cell>
          <table:table-cell table:style-name="Default"/>
          <table:table-cell office:value-type="float" office:value="67" calcext:value-type="float">
            <text:p>67</text:p>
          </table:table-cell>
          <table:table-cell table:style-name="Default"/>
          <table:table-cell table:formula="of:=-0.000000316 * [.A35]^3 + 0.0005182 * [.A35]^2 - 0.3885 * [.A35] + 132.95" office:value-type="float" office:value="67.363585676" calcext:value-type="float">
            <text:p>67.363585676</text:p>
          </table:table-cell>
          <table:table-cell table:number-columns-repeated="1019"/>
        </table:table-row>
        <table:table-row table:style-name="ro2">
          <table:table-cell office:value-type="float" office:value="234" calcext:value-type="float">
            <text:p>234</text:p>
          </table:table-cell>
          <table:table-cell table:style-name="Default"/>
          <table:table-cell office:value-type="float" office:value="66" calcext:value-type="float">
            <text:p>66</text:p>
          </table:table-cell>
          <table:table-cell table:style-name="Default"/>
          <table:table-cell table:formula="of:=-0.000000316 * [.A36]^3 + 0.0005182 * [.A36]^2 - 0.3885 * [.A36] + 132.95" office:value-type="float" office:value="66.366681536" calcext:value-type="float">
            <text:p>66.366681536</text:p>
          </table:table-cell>
          <table:table-cell table:number-columns-repeated="1019"/>
        </table:table-row>
        <table:table-row table:style-name="ro2">
          <table:table-cell office:value-type="float" office:value="239" calcext:value-type="float">
            <text:p>239</text:p>
          </table:table-cell>
          <table:table-cell table:style-name="Default"/>
          <table:table-cell office:value-type="float" office:value="65" calcext:value-type="float">
            <text:p>65</text:p>
          </table:table-cell>
          <table:table-cell table:style-name="Default"/>
          <table:table-cell table:formula="of:=-0.000000316 * [.A37]^3 + 0.0005182 * [.A37]^2 - 0.3885 * [.A37] + 132.95" office:value-type="float" office:value="65.384595796" calcext:value-type="float">
            <text:p>65.384595796</text:p>
          </table:table-cell>
          <table:table-cell table:number-columns-repeated="1019"/>
        </table:table-row>
        <table:table-row table:style-name="ro2">
          <table:table-cell office:value-type="float" office:value="244" calcext:value-type="float">
            <text:p>244</text:p>
          </table:table-cell>
          <table:table-cell table:style-name="Default"/>
          <table:table-cell office:value-type="float" office:value="64" calcext:value-type="float">
            <text:p>64</text:p>
          </table:table-cell>
          <table:table-cell table:style-name="Default"/>
          <table:table-cell table:formula="of:=-0.000000316 * [.A38]^3 + 0.0005182 * [.A38]^2 - 0.3885 * [.A38] + 132.95" office:value-type="float" office:value="64.417091456" calcext:value-type="float">
            <text:p>64.417091456</text:p>
          </table:table-cell>
          <table:table-cell table:number-columns-repeated="1019"/>
        </table:table-row>
        <table:table-row table:style-name="ro2">
          <table:table-cell office:value-type="float" office:value="250" calcext:value-type="float">
            <text:p>250</text:p>
          </table:table-cell>
          <table:table-cell table:style-name="Default"/>
          <table:table-cell office:value-type="float" office:value="63" calcext:value-type="float">
            <text:p>63</text:p>
          </table:table-cell>
          <table:table-cell table:style-name="Default"/>
          <table:table-cell table:formula="of:=-0.000000316 * [.A39]^3 + 0.0005182 * [.A39]^2 - 0.3885 * [.A39] + 132.95" office:value-type="float" office:value="63.275" calcext:value-type="float">
            <text:p>63.275</text:p>
          </table:table-cell>
          <table:table-cell table:number-columns-repeated="1019"/>
        </table:table-row>
        <table:table-row table:style-name="ro2">
          <table:table-cell office:value-type="float" office:value="255" calcext:value-type="float">
            <text:p>255</text:p>
          </table:table-cell>
          <table:table-cell table:style-name="Default"/>
          <table:table-cell office:value-type="float" office:value="62" calcext:value-type="float">
            <text:p>62</text:p>
          </table:table-cell>
          <table:table-cell table:style-name="Default"/>
          <table:table-cell table:formula="of:=-0.000000316 * [.A40]^3 + 0.0005182 * [.A40]^2 - 0.3885 * [.A40] + 132.95" office:value-type="float" office:value="62.3387405" calcext:value-type="float">
            <text:p>62.3387405</text:p>
          </table:table-cell>
          <table:table-cell table:number-columns-repeated="1019"/>
        </table:table-row>
        <table:table-row table:style-name="ro2">
          <table:table-cell office:value-type="float" office:value="262" calcext:value-type="float">
            <text:p>262</text:p>
          </table:table-cell>
          <table:table-cell table:style-name="Default"/>
          <table:table-cell office:value-type="float" office:value="61" calcext:value-type="float">
            <text:p>61</text:p>
          </table:table-cell>
          <table:table-cell table:style-name="Default"/>
          <table:table-cell table:formula="of:=-0.000000316 * [.A41]^3 + 0.0005182 * [.A41]^2 - 0.3885 * [.A41] + 132.95" office:value-type="float" office:value="61.051146752" calcext:value-type="float">
            <text:p>61.051146752</text:p>
          </table:table-cell>
          <table:table-cell table:number-columns-repeated="1019"/>
        </table:table-row>
        <table:table-row table:style-name="ro2">
          <table:table-cell office:value-type="float" office:value="267" calcext:value-type="float">
            <text:p>267</text:p>
          </table:table-cell>
          <table:table-cell office:value-type="float" office:value="269" calcext:value-type="float">
            <text:p>269</text:p>
          </table:table-cell>
          <table:table-cell office:value-type="float" office:value="60" calcext:value-type="float">
            <text:p>60</text:p>
          </table:table-cell>
          <table:table-cell table:formula="of:=-54.52*LN([.B42])+363.75" office:value-type="float" office:value="58.7263355841077" calcext:value-type="float">
            <text:p>58.7263355841</text:p>
          </table:table-cell>
          <table:table-cell table:formula="of:=-0.000000316 * [.A42]^3 + 0.0005182 * [.A42]^2 - 0.3885 * [.A42] + 132.95" office:value-type="float" office:value="60.147664292" calcext:value-type="float">
            <text:p>60.147664292</text:p>
          </table:table-cell>
          <table:table-cell table:number-columns-repeated="1019"/>
        </table:table-row>
        <table:table-row table:style-name="ro2">
          <table:table-cell office:value-type="float" office:value="272" calcext:value-type="float">
            <text:p>272</text:p>
          </table:table-cell>
          <table:table-cell table:style-name="Default"/>
          <table:table-cell office:value-type="float" office:value="59" calcext:value-type="float">
            <text:p>59</text:p>
          </table:table-cell>
          <table:table-cell table:style-name="Default"/>
          <table:table-cell table:formula="of:=-0.000000316 * [.A43]^3 + 0.0005182 * [.A43]^2 - 0.3885 * [.A43] + 132.95" office:value-type="float" office:value="59.257436032" calcext:value-type="float">
            <text:p>59.257436032</text:p>
          </table:table-cell>
          <table:table-cell table:number-columns-repeated="1019"/>
        </table:table-row>
        <table:table-row table:style-name="ro2">
          <table:table-cell office:value-type="float" office:value="278" calcext:value-type="float">
            <text:p>278</text:p>
          </table:table-cell>
          <table:table-cell table:style-name="Default"/>
          <table:table-cell office:value-type="float" office:value="58" calcext:value-type="float">
            <text:p>58</text:p>
          </table:table-cell>
          <table:table-cell table:style-name="Default"/>
          <table:table-cell table:formula="of:=-0.000000316 * [.A44]^3 + 0.0005182 * [.A44]^2 - 0.3885 * [.A44] + 132.95" office:value-type="float" office:value="58.206323968" calcext:value-type="float">
            <text:p>58.206323968</text:p>
          </table:table-cell>
          <table:table-cell table:number-columns-repeated="1019"/>
        </table:table-row>
        <table:table-row table:style-name="ro2">
          <table:table-cell office:value-type="float" office:value="284" calcext:value-type="float">
            <text:p>284</text:p>
          </table:table-cell>
          <table:table-cell table:style-name="Default"/>
          <table:table-cell office:value-type="float" office:value="57" calcext:value-type="float">
            <text:p>57</text:p>
          </table:table-cell>
          <table:table-cell table:style-name="Default"/>
          <table:table-cell table:formula="of:=-0.000000316 * [.A45]^3 + 0.0005182 * [.A45]^2 - 0.3885 * [.A45] + 132.95" office:value-type="float" office:value="57.173547136" calcext:value-type="float">
            <text:p>57.173547136</text:p>
          </table:table-cell>
          <table:table-cell table:number-columns-repeated="1019"/>
        </table:table-row>
        <table:table-row table:style-name="ro2">
          <table:table-cell office:value-type="float" office:value="290" calcext:value-type="float">
            <text:p>290</text:p>
          </table:table-cell>
          <table:table-cell table:style-name="Default"/>
          <table:table-cell office:value-type="float" office:value="56" calcext:value-type="float">
            <text:p>56</text:p>
          </table:table-cell>
          <table:table-cell table:style-name="Default"/>
          <table:table-cell table:formula="of:=-0.000000316 * [.A46]^3 + 0.0005182 * [.A46]^2 - 0.3885 * [.A46] + 132.95" office:value-type="float" office:value="56.158696" calcext:value-type="float">
            <text:p>56.158696</text:p>
          </table:table-cell>
          <table:table-cell table:number-columns-repeated="1019"/>
        </table:table-row>
        <table:table-row table:style-name="ro2">
          <table:table-cell office:value-type="float" office:value="296" calcext:value-type="float">
            <text:p>296</text:p>
          </table:table-cell>
          <table:table-cell office:value-type="float" office:value="295" calcext:value-type="float">
            <text:p>295</text:p>
          </table:table-cell>
          <table:table-cell office:value-type="float" office:value="55" calcext:value-type="float">
            <text:p>55</text:p>
          </table:table-cell>
          <table:table-cell table:formula="of:=-54.52*LN([.B47])+363.75" office:value-type="float" office:value="53.696103572353" calcext:value-type="float">
            <text:p>53.6961035724</text:p>
          </table:table-cell>
          <table:table-cell table:formula="of:=-0.000000316 * [.A47]^3 + 0.0005182 * [.A47]^2 - 0.3885 * [.A47] + 132.95" office:value-type="float" office:value="55.161361024" calcext:value-type="float">
            <text:p>55.161361024</text:p>
          </table:table-cell>
          <table:table-cell table:number-columns-repeated="1019"/>
        </table:table-row>
        <table:table-row table:style-name="ro2">
          <table:table-cell office:value-type="float" office:value="302" calcext:value-type="float">
            <text:p>302</text:p>
          </table:table-cell>
          <table:table-cell table:style-name="Default"/>
          <table:table-cell office:value-type="float" office:value="54" calcext:value-type="float">
            <text:p>54</text:p>
          </table:table-cell>
          <table:table-cell table:style-name="Default"/>
          <table:table-cell table:formula="of:=-0.000000316 * [.A48]^3 + 0.0005182 * [.A48]^2 - 0.3885 * [.A48] + 132.95" office:value-type="float" office:value="54.181132672" calcext:value-type="float">
            <text:p>54.181132672</text:p>
          </table:table-cell>
          <table:table-cell table:number-columns-repeated="1019"/>
        </table:table-row>
        <table:table-row table:style-name="ro2">
          <table:table-cell office:value-type="float" office:value="310" calcext:value-type="float">
            <text:p>310</text:p>
          </table:table-cell>
          <table:table-cell table:style-name="Default"/>
          <table:table-cell office:value-type="float" office:value="53" calcext:value-type="float">
            <text:p>53</text:p>
          </table:table-cell>
          <table:table-cell table:style-name="Default"/>
          <table:table-cell table:formula="of:=-0.000000316 * [.A49]^3 + 0.0005182 * [.A49]^2 - 0.3885 * [.A49] + 132.95" office:value-type="float" office:value="52.900064" calcext:value-type="float">
            <text:p>52.900064</text:p>
          </table:table-cell>
          <table:table-cell table:number-columns-repeated="1019"/>
        </table:table-row>
        <table:table-row table:style-name="ro2">
          <table:table-cell office:value-type="float" office:value="316" calcext:value-type="float">
            <text:p>316</text:p>
          </table:table-cell>
          <table:table-cell table:style-name="Default"/>
          <table:table-cell office:value-type="float" office:value="52" calcext:value-type="float">
            <text:p>52</text:p>
          </table:table-cell>
          <table:table-cell table:style-name="Default"/>
          <table:table-cell table:formula="of:=-0.000000316 * [.A50]^3 + 0.0005182 * [.A50]^2 - 0.3885 * [.A50] + 132.95" office:value-type="float" office:value="51.958158464" calcext:value-type="float">
            <text:p>51.958158464</text:p>
          </table:table-cell>
          <table:table-cell table:number-columns-repeated="1019"/>
        </table:table-row>
        <table:table-row table:style-name="ro2">
          <table:table-cell office:value-type="float" office:value="323" calcext:value-type="float">
            <text:p>323</text:p>
          </table:table-cell>
          <table:table-cell table:style-name="Default"/>
          <table:table-cell office:value-type="float" office:value="51" calcext:value-type="float">
            <text:p>51</text:p>
          </table:table-cell>
          <table:table-cell table:style-name="Default"/>
          <table:table-cell table:formula="of:=-0.000000316 * [.A51]^3 + 0.0005182 * [.A51]^2 - 0.3885 * [.A51] + 132.95" office:value-type="float" office:value="50.879135428" calcext:value-type="float">
            <text:p>50.879135428</text:p>
          </table:table-cell>
          <table:table-cell table:number-columns-repeated="1019"/>
        </table:table-row>
        <table:table-row table:style-name="ro2">
          <table:table-cell office:value-type="float" office:value="329" calcext:value-type="float">
            <text:p>329</text:p>
          </table:table-cell>
          <table:table-cell office:value-type="float" office:value="314" calcext:value-type="float">
            <text:p>314</text:p>
          </table:table-cell>
          <table:table-cell office:value-type="float" office:value="50" calcext:value-type="float">
            <text:p>50</text:p>
          </table:table-cell>
          <table:table-cell table:formula="of:=-54.52*LN([.C51])+363.75" office:value-type="float" office:value="149.38686650387" calcext:value-type="float">
            <text:p>149.3868665039</text:p>
          </table:table-cell>
          <table:table-cell table:formula="of:=-0.000000316 * [.A52]^3 + 0.0005182 * [.A52]^2 - 0.3885 * [.A52] + 132.95" office:value-type="float" office:value="49.970818876" calcext:value-type="float">
            <text:p>49.970818876</text:p>
          </table:table-cell>
          <table:table-cell table:number-columns-repeated="1019"/>
        </table:table-row>
        <table:table-row table:style-name="ro2">
          <table:table-cell office:value-type="float" office:value="335" calcext:value-type="float">
            <text:p>335</text:p>
          </table:table-cell>
          <table:table-cell/>
          <table:table-cell office:value-type="float" office:value="49" calcext:value-type="float">
            <text:p>49</text:p>
          </table:table-cell>
          <table:table-cell/>
          <table:table-cell table:formula="of:=-0.000000316 * [.A53]^3 + 0.0005182 * [.A53]^2 - 0.3885 * [.A53] + 132.95" office:value-type="float" office:value="49.0773565" calcext:value-type="float">
            <text:p>49.0773565</text:p>
          </table:table-cell>
          <table:table-cell table:number-columns-repeated="1019"/>
        </table:table-row>
        <table:table-row table:style-name="ro2">
          <table:table-cell office:value-type="float" office:value="343" calcext:value-type="float">
            <text:p>343</text:p>
          </table:table-cell>
          <table:table-cell/>
          <table:table-cell office:value-type="float" office:value="48" calcext:value-type="float">
            <text:p>48</text:p>
          </table:table-cell>
          <table:table-cell/>
          <table:table-cell table:formula="of:=-0.000000316 * [.A54]^3 + 0.0005182 * [.A54]^2 - 0.3885 * [.A54] + 132.95" office:value-type="float" office:value="47.908471988" calcext:value-type="float">
            <text:p>47.908471988</text:p>
          </table:table-cell>
          <table:table-cell table:number-columns-repeated="1019"/>
        </table:table-row>
        <table:table-row table:style-name="ro2">
          <table:table-cell office:value-type="float" office:value="350" calcext:value-type="float">
            <text:p>350</text:p>
          </table:table-cell>
          <table:table-cell/>
          <table:table-cell office:value-type="float" office:value="47" calcext:value-type="float">
            <text:p>47</text:p>
          </table:table-cell>
          <table:table-cell/>
          <table:table-cell table:formula="of:=-0.000000316 * [.A55]^3 + 0.0005182 * [.A55]^2 - 0.3885 * [.A55] + 132.95" office:value-type="float" office:value="46.906" calcext:value-type="float">
            <text:p>46.906</text:p>
          </table:table-cell>
          <table:table-cell table:number-columns-repeated="1019"/>
        </table:table-row>
        <table:table-row table:style-name="ro2">
          <table:table-cell office:value-type="float" office:value="357" calcext:value-type="float">
            <text:p>357</text:p>
          </table:table-cell>
          <table:table-cell/>
          <table:table-cell office:value-type="float" office:value="46" calcext:value-type="float">
            <text:p>46</text:p>
          </table:table-cell>
          <table:table-cell/>
          <table:table-cell table:formula="of:=-0.000000316 * [.A56]^3 + 0.0005182 * [.A56]^2 - 0.3885 * [.A56] + 132.95" office:value-type="float" office:value="45.921795212" calcext:value-type="float">
            <text:p>45.921795212</text:p>
          </table:table-cell>
          <table:table-cell table:number-columns-repeated="1019"/>
        </table:table-row>
        <table:table-row table:style-name="ro2">
          <table:table-cell office:value-type="float" office:value="365" calcext:value-type="float">
            <text:p>365</text:p>
          </table:table-cell>
          <table:table-cell/>
          <table:table-cell office:value-type="float" office:value="45" calcext:value-type="float">
            <text:p>45</text:p>
          </table:table-cell>
          <table:table-cell/>
          <table:table-cell table:formula="of:=-0.000000316 * [.A57]^3 + 0.0005182 * [.A57]^2 - 0.3885 * [.A57] + 132.95" office:value-type="float" office:value="44.8185235" calcext:value-type="float">
            <text:p>44.8185235</text:p>
          </table:table-cell>
          <table:table-cell table:number-columns-repeated="1019"/>
        </table:table-row>
        <table:table-row table:style-name="ro2">
          <table:table-cell office:value-type="float" office:value="372" calcext:value-type="float">
            <text:p>372</text:p>
          </table:table-cell>
          <table:table-cell/>
          <table:table-cell office:value-type="float" office:value="44" calcext:value-type="float">
            <text:p>44</text:p>
          </table:table-cell>
          <table:table-cell/>
          <table:table-cell table:formula="of:=-0.000000316 * [.A58]^3 + 0.0005182 * [.A58]^2 - 0.3885 * [.A58] + 132.95" office:value-type="float" office:value="43.871272832" calcext:value-type="float">
            <text:p>43.871272832</text:p>
          </table:table-cell>
          <table:table-cell table:number-columns-repeated="1019"/>
        </table:table-row>
        <table:table-row table:style-name="ro2">
          <table:table-cell office:value-type="float" office:value="381" calcext:value-type="float">
            <text:p>381</text:p>
          </table:table-cell>
          <table:table-cell/>
          <table:table-cell office:value-type="float" office:value="43" calcext:value-type="float">
            <text:p>43</text:p>
          </table:table-cell>
          <table:table-cell/>
          <table:table-cell table:formula="of:=-0.000000316 * [.A59]^3 + 0.0005182 * [.A59]^2 - 0.3885 * [.A59] + 132.95" office:value-type="float" office:value="42.677126444" calcext:value-type="float">
            <text:p>42.677126444</text:p>
          </table:table-cell>
          <table:table-cell table:number-columns-repeated="1019"/>
        </table:table-row>
        <table:table-row table:style-name="ro2">
          <table:table-cell table:number-columns-repeated="2"/>
          <table:table-cell office:value-type="float" office:value="42" calcext:value-type="float">
            <text:p>42</text:p>
          </table:table-cell>
          <table:table-cell/>
          <table:table-cell table:formula="of:=-0.000000316 * [.A60]^3 + 0.0005182 * [.A60]^2 - 0.3885 * [.A60] + 132.95" office:value-type="float" office:value="132.95" calcext:value-type="float">
            <text:p>132.95</text:p>
          </table:table-cell>
          <table:table-cell table:number-columns-repeated="1019"/>
        </table:table-row>
        <table:table-row table:style-name="ro2">
          <table:table-cell office:value-type="float" office:value="397" calcext:value-type="float">
            <text:p>397</text:p>
          </table:table-cell>
          <table:table-cell/>
          <table:table-cell office:value-type="float" office:value="41" calcext:value-type="float">
            <text:p>41</text:p>
          </table:table-cell>
          <table:table-cell/>
          <table:table-cell table:formula="of:=-0.000000316 * [.A61]^3 + 0.0005182 * [.A61]^2 - 0.3885 * [.A61] + 132.95" office:value-type="float" office:value="40.616119532" calcext:value-type="float">
            <text:p>40.616119532</text:p>
          </table:table-cell>
          <table:table-cell table:number-columns-repeated="1019"/>
        </table:table-row>
        <table:table-row table:style-name="ro2">
          <table:table-cell table:style-name="Default" office:value-type="float" office:value="403" calcext:value-type="float">
            <text:p>403</text:p>
          </table:table-cell>
          <table:table-cell office:value-type="float" office:value="370" calcext:value-type="float">
            <text:p>370</text:p>
          </table:table-cell>
          <table:table-cell office:value-type="float" office:value="40" calcext:value-type="float">
            <text:p>40</text:p>
          </table:table-cell>
          <table:table-cell table:formula="of:=-54.52*LN([.B52])+363.75" office:value-type="float" office:value="50.293094408282" calcext:value-type="float">
            <text:p>50.2930944083</text:p>
          </table:table-cell>
          <table:table-cell table:formula="of:=-0.000000316 * [.A62]^3 + 0.0005182 * [.A62]^2 - 0.3885 * [.A62] + 132.95" office:value-type="float" office:value="39.862382468" calcext:value-type="float">
            <text:p>39.862382468</text:p>
          </table:table-cell>
          <table:table-cell table:number-columns-repeated="1019"/>
        </table:table-row>
        <table:table-row table:style-name="ro2">
          <table:table-cell table:style-name="Default" office:value-type="float" office:value="413" calcext:value-type="float">
            <text:p>413</text:p>
          </table:table-cell>
          <table:table-cell/>
          <table:table-cell office:value-type="float" office:value="39" calcext:value-type="float">
            <text:p>39</text:p>
          </table:table-cell>
          <table:table-cell/>
          <table:table-cell table:formula="of:=-0.000000316 * [.A63]^3 + 0.0005182 * [.A63]^2 - 0.3885 * [.A63] + 132.95" office:value-type="float" office:value="38.627736748" calcext:value-type="float">
            <text:p>38.627736748</text:p>
          </table:table-cell>
          <table:table-cell table:number-columns-repeated="1019"/>
        </table:table-row>
        <table:table-row table:style-name="ro2">
          <table:table-cell table:style-name="Default" office:value-type="float" office:value="420" calcext:value-type="float">
            <text:p>420</text:p>
          </table:table-cell>
          <table:table-cell/>
          <table:table-cell office:value-type="float" office:value="38" calcext:value-type="float">
            <text:p>38</text:p>
          </table:table-cell>
          <table:table-cell/>
          <table:table-cell table:formula="of:=-0.000000316 * [.A64]^3 + 0.0005182 * [.A64]^2 - 0.3885 * [.A64] + 132.95" office:value-type="float" office:value="37.778672" calcext:value-type="float">
            <text:p>37.778672</text:p>
          </table:table-cell>
          <table:table-cell table:number-columns-repeated="1019"/>
        </table:table-row>
        <table:table-row table:style-name="ro2">
          <table:table-cell table:style-name="Default" office:value-type="float" office:value="428" calcext:value-type="float">
            <text:p>428</text:p>
          </table:table-cell>
          <table:table-cell/>
          <table:table-cell office:value-type="float" office:value="37" calcext:value-type="float">
            <text:p>37</text:p>
          </table:table-cell>
          <table:table-cell/>
          <table:table-cell table:formula="of:=-0.000000316 * [.A65]^3 + 0.0005182 * [.A65]^2 - 0.3885 * [.A65] + 132.95" office:value-type="float" office:value="36.822679168" calcext:value-type="float">
            <text:p>36.822679168</text:p>
          </table:table-cell>
          <table:table-cell table:number-columns-repeated="1019"/>
        </table:table-row>
        <table:table-row table:style-name="ro2">
          <table:table-cell table:style-name="Default" office:value-type="float" office:value="436" calcext:value-type="float">
            <text:p>436</text:p>
          </table:table-cell>
          <table:table-cell/>
          <table:table-cell office:value-type="float" office:value="36" calcext:value-type="float">
            <text:p>36</text:p>
          </table:table-cell>
          <table:table-cell/>
          <table:table-cell table:formula="of:=-0.000000316 * [.A66]^3 + 0.0005182 * [.A66]^2 - 0.3885 * [.A66] + 132.95" office:value-type="float" office:value="35.881080704" calcext:value-type="float">
            <text:p>35.881080704</text:p>
          </table:table-cell>
          <table:table-cell table:number-columns-repeated="1019"/>
        </table:table-row>
        <table:table-row table:style-name="ro2">
          <table:table-cell table:style-name="Default" office:value-type="float" office:value="445" calcext:value-type="float">
            <text:p>445</text:p>
          </table:table-cell>
          <table:table-cell office:value-type="float" office:value="400" calcext:value-type="float">
            <text:p>400</text:p>
          </table:table-cell>
          <table:table-cell office:value-type="float" office:value="35" calcext:value-type="float">
            <text:p>35</text:p>
          </table:table-cell>
          <table:table-cell table:formula="of:=-54.52*LN([.B62])+363.75" office:value-type="float" office:value="41.3458161326015" calcext:value-type="float">
            <text:p>41.3458161326</text:p>
          </table:table-cell>
          <table:table-cell table:formula="of:=-0.000000316 * [.A67]^3 + 0.0005182 * [.A67]^2 - 0.3885 * [.A67] + 132.95" office:value-type="float" office:value="34.8377795" calcext:value-type="float">
            <text:p>34.8377795</text:p>
          </table:table-cell>
          <table:table-cell table:number-columns-repeated="1019"/>
        </table:table-row>
        <table:table-row table:style-name="ro2">
          <table:table-cell table:style-name="Default" office:value-type="float" office:value="454" calcext:value-type="float">
            <text:p>454</text:p>
          </table:table-cell>
          <table:table-cell/>
          <table:table-cell office:value-type="float" office:value="34" calcext:value-type="float">
            <text:p>34</text:p>
          </table:table-cell>
          <table:table-cell/>
          <table:table-cell table:formula="of:=-0.000000316 * [.A68]^3 + 0.0005182 * [.A68]^2 - 0.3885 * [.A68] + 132.95" office:value-type="float" office:value="33.810085376" calcext:value-type="float">
            <text:p>33.810085376</text:p>
          </table:table-cell>
          <table:table-cell table:number-columns-repeated="1019"/>
        </table:table-row>
        <table:table-row table:style-name="ro2">
          <table:table-cell table:style-name="Default" office:value-type="float" office:value="462" calcext:value-type="float">
            <text:p>462</text:p>
          </table:table-cell>
          <table:table-cell/>
          <table:table-cell office:value-type="float" office:value="33" calcext:value-type="float">
            <text:p>33</text:p>
          </table:table-cell>
          <table:table-cell/>
          <table:table-cell table:formula="of:=-0.000000316 * [.A69]^3 + 0.0005182 * [.A69]^2 - 0.3885 * [.A69] + 132.95" office:value-type="float" office:value="32.908564352" calcext:value-type="float">
            <text:p>32.908564352</text:p>
          </table:table-cell>
          <table:table-cell table:number-columns-repeated="1019"/>
        </table:table-row>
        <table:table-row table:style-name="ro2">
          <table:table-cell table:style-name="Default" office:value-type="float" office:value="471" calcext:value-type="float">
            <text:p>471</text:p>
          </table:table-cell>
          <table:table-cell/>
          <table:table-cell office:value-type="float" office:value="32" calcext:value-type="float">
            <text:p>32</text:p>
          </table:table-cell>
          <table:table-cell/>
          <table:table-cell table:formula="of:=-0.000000316 * [.A70]^3 + 0.0005182 * [.A70]^2 - 0.3885 * [.A70] + 132.95" office:value-type="float" office:value="31.906579124" calcext:value-type="float">
            <text:p>31.906579124</text:p>
          </table:table-cell>
          <table:table-cell table:number-columns-repeated="1019"/>
        </table:table-row>
        <table:table-row table:style-name="ro2">
          <table:table-cell table:style-name="Default" office:value-type="float" office:value="479" calcext:value-type="float">
            <text:p>479</text:p>
          </table:table-cell>
          <table:table-cell/>
          <table:table-cell office:value-type="float" office:value="31" calcext:value-type="float">
            <text:p>31</text:p>
          </table:table-cell>
          <table:table-cell/>
          <table:table-cell table:formula="of:=-0.000000316 * [.A71]^3 + 0.0005182 * [.A71]^2 - 0.3885 * [.A71] + 132.95" office:value-type="float" office:value="31.025718676" calcext:value-type="float">
            <text:p>31.025718676</text:p>
          </table:table-cell>
          <table:table-cell table:number-columns-repeated="1019"/>
        </table:table-row>
        <table:table-row table:style-name="ro2">
          <table:table-cell table:style-name="Default" office:value-type="float" office:value="488" calcext:value-type="float">
            <text:p>488</text:p>
          </table:table-cell>
          <table:table-cell office:value-type="float" office:value="458" calcext:value-type="float">
            <text:p>458</text:p>
          </table:table-cell>
          <table:table-cell office:value-type="float" office:value="30" calcext:value-type="float">
            <text:p>30</text:p>
          </table:table-cell>
          <table:table-cell table:formula="of:=-54.52*LN([.B67])+363.75" office:value-type="float" office:value="37.0953528916728" calcext:value-type="float">
            <text:p>37.0953528917</text:p>
          </table:table-cell>
          <table:table-cell table:formula="of:=-0.000000316 * [.A72]^3 + 0.0005182 * [.A72]^2 - 0.3885 * [.A72] + 132.95" office:value-type="float" office:value="30.044510848" calcext:value-type="float">
            <text:p>30.044510848</text:p>
          </table:table-cell>
          <table:table-cell table:number-columns-repeated="1019"/>
        </table:table-row>
        <table:table-row table:style-name="ro2">
          <table:table-cell table:style-name="Default" office:value-type="float" office:value="497" calcext:value-type="float">
            <text:p>497</text:p>
          </table:table-cell>
          <table:table-cell/>
          <table:table-cell office:value-type="float" office:value="29" calcext:value-type="float">
            <text:p>29</text:p>
          </table:table-cell>
          <table:table-cell/>
          <table:table-cell table:formula="of:=-0.000000316 * [.A73]^3 + 0.0005182 * [.A73]^2 - 0.3885 * [.A73] + 132.95" office:value-type="float" office:value="29.072306332" calcext:value-type="float">
            <text:p>29.072306332</text:p>
          </table:table-cell>
          <table:table-cell table:number-columns-repeated="1019"/>
        </table:table-row>
        <table:table-row table:style-name="ro2">
          <table:table-cell table:style-name="Default" office:value-type="float" office:value="505" calcext:value-type="float">
            <text:p>505</text:p>
          </table:table-cell>
          <table:table-cell/>
          <table:table-cell office:value-type="float" office:value="28" calcext:value-type="float">
            <text:p>28</text:p>
          </table:table-cell>
          <table:table-cell/>
          <table:table-cell table:formula="of:=-0.000000316 * [.A74]^3 + 0.0005182 * [.A74]^2 - 0.3885 * [.A74] + 132.95" office:value-type="float" office:value="28.2145655" calcext:value-type="float">
            <text:p>28.2145655</text:p>
          </table:table-cell>
          <table:table-cell table:number-columns-repeated="1019"/>
        </table:table-row>
        <table:table-row table:style-name="ro2">
          <table:table-cell table:style-name="Default" office:value-type="float" office:value="515" calcext:value-type="float">
            <text:p>515</text:p>
          </table:table-cell>
          <table:table-cell/>
          <table:table-cell office:value-type="float" office:value="27" calcext:value-type="float">
            <text:p>27</text:p>
          </table:table-cell>
          <table:table-cell/>
          <table:table-cell table:formula="of:=-0.000000316 * [.A75]^3 + 0.0005182 * [.A75]^2 - 0.3885 * [.A75] + 132.95" office:value-type="float" office:value="27.1493785" calcext:value-type="float">
            <text:p>27.1493785</text:p>
          </table:table-cell>
          <table:table-cell table:number-columns-repeated="1019"/>
        </table:table-row>
        <table:table-row table:style-name="ro2">
          <table:table-cell table:style-name="Default" office:value-type="float" office:value="525" calcext:value-type="float">
            <text:p>525</text:p>
          </table:table-cell>
          <table:table-cell/>
          <table:table-cell office:value-type="float" office:value="26" calcext:value-type="float">
            <text:p>26</text:p>
          </table:table-cell>
          <table:table-cell/>
          <table:table-cell table:formula="of:=-0.000000316 * [.A76]^3 + 0.0005182 * [.A76]^2 - 0.3885 * [.A76] + 132.95" office:value-type="float" office:value="26.0901875" calcext:value-type="float">
            <text:p>26.0901875</text:p>
          </table:table-cell>
          <table:table-cell table:number-columns-repeated="1019"/>
        </table:table-row>
        <table:table-row table:style-name="ro2">
          <table:table-cell table:style-name="Default" office:value-type="float" office:value="533" calcext:value-type="float">
            <text:p>533</text:p>
          </table:table-cell>
          <table:table-cell office:value-type="float" office:value="512" calcext:value-type="float">
            <text:p>512</text:p>
          </table:table-cell>
          <table:table-cell office:value-type="float" office:value="25" calcext:value-type="float">
            <text:p>25</text:p>
          </table:table-cell>
          <table:table-cell table:formula="of:=-54.52*LN([.B72])+363.75" office:value-type="float" office:value="29.7130920820946" calcext:value-type="float">
            <text:p>29.7130920821</text:p>
          </table:table-cell>
          <table:table-cell table:formula="of:=-0.000000316 * [.A77]^3 + 0.0005182 * [.A77]^2 - 0.3885 * [.A77] + 132.95" office:value-type="float" office:value="25.245877708" calcext:value-type="float">
            <text:p>25.245877708</text:p>
          </table:table-cell>
          <table:table-cell table:number-columns-repeated="1019"/>
        </table:table-row>
        <table:table-row table:style-name="ro2">
          <table:table-cell table:style-name="Default" office:value-type="float" office:value="542" calcext:value-type="float">
            <text:p>542</text:p>
          </table:table-cell>
          <table:table-cell/>
          <table:table-cell office:value-type="float" office:value="24" calcext:value-type="float">
            <text:p>24</text:p>
          </table:table-cell>
          <table:table-cell/>
          <table:table-cell table:formula="of:=-0.000000316 * [.A78]^3 + 0.0005182 * [.A78]^2 - 0.3885 * [.A78] + 132.95" office:value-type="float" office:value="24.297956992" calcext:value-type="float">
            <text:p>24.297956992</text:p>
          </table:table-cell>
          <table:table-cell table:number-columns-repeated="1019"/>
        </table:table-row>
        <table:table-row table:style-name="ro2">
          <table:table-cell table:style-name="Default" office:value-type="float" office:value="551" calcext:value-type="float">
            <text:p>551</text:p>
          </table:table-cell>
          <table:table-cell/>
          <table:table-cell office:value-type="float" office:value="23" calcext:value-type="float">
            <text:p>23</text:p>
          </table:table-cell>
          <table:table-cell/>
          <table:table-cell table:formula="of:=-0.000000316 * [.A79]^3 + 0.0005182 * [.A79]^2 - 0.3885 * [.A79] + 132.95" office:value-type="float" office:value="23.350746484" calcext:value-type="float">
            <text:p>23.350746484</text:p>
          </table:table-cell>
          <table:table-cell table:number-columns-repeated="1019"/>
        </table:table-row>
        <table:table-row table:style-name="ro2">
          <table:table-cell table:style-name="Default" office:value-type="float" office:value="560" calcext:value-type="float">
            <text:p>560</text:p>
          </table:table-cell>
          <table:table-cell/>
          <table:table-cell office:value-type="float" office:value="22" calcext:value-type="float">
            <text:p>22</text:p>
          </table:table-cell>
          <table:table-cell/>
          <table:table-cell table:formula="of:=-0.000000316 * [.A80]^3 + 0.0005182 * [.A80]^2 - 0.3885 * [.A80] + 132.95" office:value-type="float" office:value="22.402864" calcext:value-type="float">
            <text:p>22.402864</text:p>
          </table:table-cell>
          <table:table-cell table:number-columns-repeated="1019"/>
        </table:table-row>
        <table:table-row table:style-name="ro2">
          <table:table-cell table:style-name="Default"/>
          <table:table-cell/>
          <table:table-cell office:value-type="float" office:value="21" calcext:value-type="float">
            <text:p>21</text:p>
          </table:table-cell>
          <table:table-cell/>
          <table:table-cell table:formula="of:=-0.000000316 * [.A81]^3 + 0.0005182 * [.A81]^2 - 0.3885 * [.A81] + 132.95" office:value-type="float" office:value="132.95" calcext:value-type="float">
            <text:p>132.95</text:p>
          </table:table-cell>
          <table:table-cell table:number-columns-repeated="1019"/>
        </table:table-row>
        <table:table-row table:style-name="ro2">
          <table:table-cell table:style-name="Default"/>
          <table:table-cell office:value-type="float" office:value="568" calcext:value-type="float">
            <text:p>568</text:p>
          </table:table-cell>
          <table:table-cell office:value-type="float" office:value="20" calcext:value-type="float">
            <text:p>20</text:p>
          </table:table-cell>
          <table:table-cell table:formula="of:=-54.52*LN([.B77])+363.75" office:value-type="float" office:value="23.636541442846" calcext:value-type="float">
            <text:p>23.6365414428</text:p>
          </table:table-cell>
          <table:table-cell table:formula="of:=-0.000000316 * [.A82]^3 + 0.0005182 * [.A82]^2 - 0.3885 * [.A82] + 132.95" office:value-type="float" office:value="132.95" calcext:value-type="float">
            <text:p>132.95</text:p>
          </table:table-cell>
          <table:table-cell table:number-columns-repeated="1019"/>
        </table:table-row>
        <table:table-row table:style-name="ro2">
          <table:table-cell office:value-type="float" office:value="585" calcext:value-type="float">
            <text:p>585</text:p>
          </table:table-cell>
          <table:table-cell table:style-name="Default"/>
          <table:table-cell office:value-type="float" office:value="19" calcext:value-type="float">
            <text:p>19</text:p>
          </table:table-cell>
          <table:table-cell table:style-name="Default"/>
          <table:table-cell table:formula="of:=-0.000000316 * [.A83]^3 + 0.0005182 * [.A83]^2 - 0.3885 * [.A83] + 132.95" office:value-type="float" office:value="19.7547815" calcext:value-type="float">
            <text:p>19.7547815</text:p>
          </table:table-cell>
          <table:table-cell table:number-columns-repeated="1019"/>
        </table:table-row>
        <table:table-row table:style-name="ro2">
          <table:table-cell/>
          <table:table-cell table:style-name="Default"/>
          <table:table-cell office:value-type="float" office:value="18" calcext:value-type="float">
            <text:p>18</text:p>
          </table:table-cell>
          <table:table-cell table:style-name="Default"/>
          <table:table-cell table:formula="of:=-0.000000316 * [.A84]^3 + 0.0005182 * [.A84]^2 - 0.3885 * [.A84] + 132.95" office:value-type="float" office:value="132.95" calcext:value-type="float">
            <text:p>132.95</text:p>
          </table:table-cell>
          <table:table-cell table:number-columns-repeated="1019"/>
        </table:table-row>
        <table:table-row table:style-name="ro2">
          <table:table-cell/>
          <table:table-cell table:style-name="Default"/>
          <table:table-cell office:value-type="float" office:value="17" calcext:value-type="float">
            <text:p>17</text:p>
          </table:table-cell>
          <table:table-cell table:style-name="Default"/>
          <table:table-cell table:formula="of:=-0.000000316 * [.A85]^3 + 0.0005182 * [.A85]^2 - 0.3885 * [.A85] + 132.95" office:value-type="float" office:value="132.95" calcext:value-type="float">
            <text:p>132.95</text:p>
          </table:table-cell>
          <table:table-cell table:number-columns-repeated="1019"/>
        </table:table-row>
        <table:table-row table:style-name="ro2">
          <table:table-cell office:value-type="float" office:value="615" calcext:value-type="float">
            <text:p>615</text:p>
          </table:table-cell>
          <table:table-cell table:style-name="Default"/>
          <table:table-cell office:value-type="float" office:value="16" calcext:value-type="float">
            <text:p>16</text:p>
          </table:table-cell>
          <table:table-cell table:style-name="Default"/>
          <table:table-cell table:formula="of:=-0.000000316 * [.A86]^3 + 0.0005182 * [.A86]^2 - 0.3885 * [.A86] + 132.95" office:value-type="float" office:value="16.5144485" calcext:value-type="float">
            <text:p>16.5144485</text:p>
          </table:table-cell>
          <table:table-cell table:number-columns-repeated="1019"/>
        </table:table-row>
        <table:table-row table:style-name="ro2">
          <table:table-cell table:style-name="Default"/>
          <table:table-cell office:value-type="float" office:value="612" calcext:value-type="float">
            <text:p>612</text:p>
          </table:table-cell>
          <table:table-cell office:value-type="float" office:value="15" calcext:value-type="float">
            <text:p>15</text:p>
          </table:table-cell>
          <table:table-cell table:formula="of:=-54.52*LN([.B82])+363.75" office:value-type="float" office:value="17.9775402513228" calcext:value-type="float">
            <text:p>17.9775402513</text:p>
          </table:table-cell>
          <table:table-cell table:formula="of:=-0.000000316 * [.A87]^3 + 0.0005182 * [.A87]^2 - 0.3885 * [.A87] + 132.95" office:value-type="float" office:value="132.95" calcext:value-type="float">
            <text:p>132.95</text:p>
          </table:table-cell>
          <table:table-cell table:number-columns-repeated="1019"/>
        </table:table-row>
        <table:table-row table:style-name="ro2">
          <table:table-cell office:value-type="float" office:value="643" calcext:value-type="float">
            <text:p>643</text:p>
          </table:table-cell>
          <table:table-cell table:style-name="Default"/>
          <table:table-cell office:value-type="float" office:value="13" calcext:value-type="float">
            <text:p>13</text:p>
          </table:table-cell>
          <table:table-cell table:style-name="Default"/>
          <table:table-cell table:formula="of:=-0.000000316 * [.A88]^3 + 0.0005182 * [.A88]^2 - 0.3885 * [.A88] + 132.95" office:value-type="float" office:value="13.385896388" calcext:value-type="float">
            <text:p>13.385896388</text:p>
          </table:table-cell>
          <table:table-cell table:number-columns-repeated="1019"/>
        </table:table-row>
        <table:table-row table:style-name="ro2">
          <table:table-cell office:value-type="float" office:value="652" calcext:value-type="float">
            <text:p>652</text:p>
          </table:table-cell>
          <table:table-cell table:style-name="Default"/>
          <table:table-cell office:value-type="float" office:value="12" calcext:value-type="float">
            <text:p>12</text:p>
          </table:table-cell>
          <table:table-cell table:style-name="Default"/>
          <table:table-cell table:formula="of:=-0.000000316 * [.A89]^3 + 0.0005182 * [.A89]^2 - 0.3885 * [.A89] + 132.95" office:value-type="float" office:value="12.351865472" calcext:value-type="float">
            <text:p>12.351865472</text:p>
          </table:table-cell>
          <table:table-cell table:number-columns-repeated="1019"/>
        </table:table-row>
        <table:table-row table:style-name="ro2">
          <table:table-cell office:value-type="float" office:value="662" calcext:value-type="float">
            <text:p>662</text:p>
          </table:table-cell>
          <table:table-cell table:style-name="Default"/>
          <table:table-cell office:value-type="float" office:value="11" calcext:value-type="float">
            <text:p>11</text:p>
          </table:table-cell>
          <table:table-cell table:style-name="Default"/>
          <table:table-cell table:formula="of:=-0.000000316 * [.A90]^3 + 0.0005182 * [.A90]^2 - 0.3885 * [.A90] + 132.95" office:value-type="float" office:value="11.183901952" calcext:value-type="float">
            <text:p>11.183901952</text:p>
          </table:table-cell>
          <table:table-cell table:number-columns-repeated="1019"/>
        </table:table-row>
        <table:table-row table:style-name="ro2">
          <table:table-cell office:value-type="float" office:value="672" calcext:value-type="float">
            <text:p>672</text:p>
          </table:table-cell>
          <table:table-cell office:value-type="float" office:value="662" calcext:value-type="float">
            <text:p>662</text:p>
          </table:table-cell>
          <table:table-cell office:value-type="float" office:value="10" calcext:value-type="float">
            <text:p>10</text:p>
          </table:table-cell>
          <table:table-cell table:formula="of:=-54.52*LN([.B87])+363.75" office:value-type="float" office:value="13.909755957428" calcext:value-type="float">
            <text:p>13.9097559574</text:p>
          </table:table-cell>
          <table:table-cell table:formula="of:=-0.000000316 * [.A91]^3 + 0.0005182 * [.A91]^2 - 0.3885 * [.A91] + 132.95" office:value-type="float" office:value="9.99406323199997" calcext:value-type="float">
            <text:p>9.994063232</text:p>
          </table:table-cell>
          <table:table-cell table:number-columns-repeated="1019"/>
        </table:table-row>
        <table:table-row table:style-name="ro2">
          <table:table-cell office:value-type="float" office:value="679" calcext:value-type="float">
            <text:p>679</text:p>
          </table:table-cell>
          <table:table-cell table:style-name="Default"/>
          <table:table-cell office:value-type="float" office:value="9" calcext:value-type="float">
            <text:p>9</text:p>
          </table:table-cell>
          <table:table-cell table:style-name="Default"/>
          <table:table-cell table:formula="of:=-0.000000316 * [.A92]^3 + 0.0005182 * [.A92]^2 - 0.3885 * [.A92] + 132.95" office:value-type="float" office:value="9.14714507600002" calcext:value-type="float">
            <text:p>9.147145076</text:p>
          </table:table-cell>
          <table:table-cell table:number-columns-repeated="1019"/>
        </table:table-row>
        <table:table-row table:style-name="ro2">
          <table:table-cell office:value-type="float" office:value="687" calcext:value-type="float">
            <text:p>687</text:p>
          </table:table-cell>
          <table:table-cell table:style-name="Default"/>
          <table:table-cell office:value-type="float" office:value="8" calcext:value-type="float">
            <text:p>8</text:p>
          </table:table-cell>
          <table:table-cell table:style-name="Default"/>
          <table:table-cell table:formula="of:=-0.000000316 * [.A93]^3 + 0.0005182 * [.A93]^2 - 0.3885 * [.A93] + 132.95" office:value-type="float" office:value="8.16414165200001" calcext:value-type="float">
            <text:p>8.164141652</text:p>
          </table:table-cell>
          <table:table-cell table:number-columns-repeated="1019"/>
        </table:table-row>
        <table:table-row table:style-name="ro2">
          <table:table-cell office:value-type="float" office:value="698" calcext:value-type="float">
            <text:p>698</text:p>
          </table:table-cell>
          <table:table-cell table:style-name="Default"/>
          <table:table-cell office:value-type="float" office:value="7" calcext:value-type="float">
            <text:p>7</text:p>
          </table:table-cell>
          <table:table-cell table:style-name="Default"/>
          <table:table-cell table:formula="of:=-0.000000316 * [.A94]^3 + 0.0005182 * [.A94]^2 - 0.3885 * [.A94] + 132.95" office:value-type="float" office:value="6.784500928" calcext:value-type="float">
            <text:p>6.784500928</text:p>
          </table:table-cell>
          <table:table-cell table:number-columns-repeated="1019"/>
        </table:table-row>
        <table:table-row table:style-name="ro2">
          <table:table-cell office:value-type="float" office:value="704" calcext:value-type="float">
            <text:p>704</text:p>
          </table:table-cell>
          <table:table-cell table:style-name="Default"/>
          <table:table-cell office:value-type="float" office:value="6" calcext:value-type="float">
            <text:p>6</text:p>
          </table:table-cell>
          <table:table-cell table:style-name="Default"/>
          <table:table-cell table:formula="of:=-0.000000316 * [.A95]^3 + 0.0005182 * [.A95]^2 - 0.3885 * [.A95] + 132.95" office:value-type="float" office:value="6.01749337599995" calcext:value-type="float">
            <text:p>6.017493376</text:p>
          </table:table-cell>
          <table:table-cell table:number-columns-repeated="1019"/>
        </table:table-row>
        <table:table-row table:style-name="ro2">
          <table:table-cell table:style-name="Default"/>
          <table:table-cell office:value-type="float" office:value="718" calcext:value-type="float">
            <text:p>718</text:p>
          </table:table-cell>
          <table:table-cell office:value-type="float" office:value="5" calcext:value-type="float">
            <text:p>5</text:p>
          </table:table-cell>
          <table:table-cell table:formula="of:=-54.52*LN([.B91])+363.75" office:value-type="float" office:value="9.62812189031428" calcext:value-type="float">
            <text:p>9.6281218903</text:p>
          </table:table-cell>
          <table:table-cell table:formula="of:=-0.000000316 * [.A96]^3 + 0.0005182 * [.A96]^2 - 0.3885 * [.A96] + 132.95" office:value-type="float" office:value="132.95" calcext:value-type="float">
            <text:p>132.95</text:p>
          </table:table-cell>
          <table:table-cell table:number-columns-repeated="1019"/>
        </table:table-row>
        <table:table-row table:style-name="ro2">
          <table:table-cell table:style-name="Default"/>
          <table:table-cell/>
          <table:table-cell office:value-type="float" office:value="4" calcext:value-type="float">
            <text:p>4</text:p>
          </table:table-cell>
          <table:table-cell/>
          <table:table-cell table:formula="of:=-0.000000316 * [.A97]^3 + 0.0005182 * [.A97]^2 - 0.3885 * [.A97] + 132.95" office:value-type="float" office:value="132.95" calcext:value-type="float">
            <text:p>132.95</text:p>
          </table:table-cell>
          <table:table-cell table:number-columns-repeated="1019"/>
        </table:table-row>
        <table:table-row table:style-name="ro2">
          <table:table-cell table:style-name="Default"/>
          <table:table-cell/>
          <table:table-cell office:value-type="float" office:value="3" calcext:value-type="float">
            <text:p>3</text:p>
          </table:table-cell>
          <table:table-cell/>
          <table:table-cell table:formula="of:=-0.000000316 * [.A98]^3 + 0.0005182 * [.A98]^2 - 0.3885 * [.A98] + 132.95" office:value-type="float" office:value="132.95" calcext:value-type="float">
            <text:p>132.95</text:p>
          </table:table-cell>
          <table:table-cell table:number-columns-repeated="1019"/>
        </table:table-row>
        <table:table-row table:style-name="ro2">
          <table:table-cell table:style-name="Default"/>
          <table:table-cell/>
          <table:table-cell office:value-type="float" office:value="2" calcext:value-type="float">
            <text:p>2</text:p>
          </table:table-cell>
          <table:table-cell/>
          <table:table-cell table:formula="of:=-0.000000316 * [.A99]^3 + 0.0005182 * [.A99]^2 - 0.3885 * [.A99] + 132.95" office:value-type="float" office:value="132.95" calcext:value-type="float">
            <text:p>132.95</text:p>
          </table:table-cell>
          <table:table-cell table:number-columns-repeated="1019"/>
        </table:table-row>
        <table:table-row table:style-name="ro2">
          <table:table-cell table:style-name="Default"/>
          <table:table-cell office:value-type="float" office:value="744" calcext:value-type="float">
            <text:p>744</text:p>
          </table:table-cell>
          <table:table-cell office:value-type="float" office:value="1" calcext:value-type="float">
            <text:p>1</text:p>
          </table:table-cell>
          <table:table-cell table:formula="of:=-54.52*LN([.B96])+363.75" office:value-type="float" office:value="5.20087909549079" calcext:value-type="float">
            <text:p>5.2008790955</text:p>
          </table:table-cell>
          <table:table-cell table:formula="of:=-0.000000316 * [.A100]^3 + 0.0005182 * [.A100]^2 - 0.3885 * [.A100] + 132.95" office:value-type="float" office:value="132.95" calcext:value-type="float">
            <text:p>132.95</text:p>
          </table:table-cell>
          <table:table-cell table:number-columns-repeated="1019"/>
        </table:table-row>
        <table:table-row table:style-name="ro2" table:number-rows-repeated="47">
          <table:table-cell table:style-name="Default" table:number-columns-repeated="2"/>
          <table:table-cell table:number-columns-repeated="1022"/>
        </table:table-row>
        <table:table-row table:style-name="ro2" table:number-rows-repeated="1048428">
          <table:table-cell table:number-columns-repeated="1024"/>
        </table:table-row>
        <table:table-row table:style-name="ro2">
          <table:table-cell table:number-columns-repeated="1024"/>
        </table:table-row>
      </table:table>
      <table:table table:name="Extrapolation" table:style-name="ta2">
        <office:forms form:automatic-focus="false" form:apply-design-mode="false"/>
        <table:table-column table:style-name="co1" table:default-cell-style-name="ce1"/>
        <table:table-column table:style-name="co2" table:default-cell-style-name="ce3"/>
        <table:table-column table:style-name="co1" table:number-columns-repeated="1022" table:default-cell-style-name="ce1"/>
        <table:table-row table:style-name="ro1">
          <table:table-cell office:value-type="string" calcext:value-type="string">
            <text:p>reading</text:p>
          </table:table-cell>
          <table:table-cell office:value-type="string" calcext:value-type="string">
            <text:p>C</text:p>
          </table:table-cell>
          <table:table-cell table:style-name="Default" table:number-columns-repeated="3"/>
          <table:table-cell office:value-type="string" calcext:value-type="string">
            <text:p>F</text:p>
          </table:table-cell>
          <table:table-cell table:style-name="Default" table:number-columns-repeated="3"/>
          <table:table-cell/>
          <table:table-cell table:style-name="Default"/>
          <table:table-cell table:number-columns-repeated="1013"/>
        </table:table-row>
        <table:table-row table:style-name="ro2">
          <table:table-cell office:value-type="float" office:value="121" calcext:value-type="float">
            <text:p>121</text:p>
          </table:table-cell>
          <table:table-cell table:formula="of:=-54.52*LN([.A2])+363.75" office:value-type="float" office:value="102.283499454066" calcext:value-type="float">
            <text:p>102.28</text:p>
          </table:table-cell>
          <table:table-cell office:value-type="float" office:value="102.283499454066" calcext:value-type="float">
            <text:p>102.2834994541</text:p>
          </table:table-cell>
          <table:table-cell table:formula="of:=INT(ROUND([.C2];0))" office:value-type="float" office:value="102" calcext:value-type="float">
            <text:p>102</text:p>
          </table:table-cell>
          <table:table-cell office:value-type="float" office:value="102" calcext:value-type="float">
            <text:p>102</text:p>
          </table:table-cell>
          <table:table-cell table:formula="of:=[.B2]*9/5+32" office:value-type="float" office:value="216.110299017318" calcext:value-type="float">
            <text:p>216.1102990173</text:p>
          </table:table-cell>
          <table:table-cell office:value-type="float" office:value="216.110299017318" calcext:value-type="float">
            <text:p>216.1102990173</text:p>
          </table:table-cell>
          <table:table-cell table:formula="of:=ROUND([.G2];0)" office:value-type="float" office:value="216" calcext:value-type="float">
            <text:p>216</text:p>
          </table:table-cell>
          <table:table-cell office:value-type="float" office:value="216" calcext:value-type="float">
            <text:p>216</text:p>
          </table:table-cell>
          <table:table-cell/>
          <table:table-cell office:value-type="string" calcext:value-type="string">
            <text:p>216,215,215,214,213,212,211,211,210,209,208,208,207,206,205,205,204,203,203,202,201,200,200,199,198,198,197,196,196,195,194,194,193,192,192,191,191,190,189,189,188,187,187,186,186,185,184,184,183,183,182,182,181,180,180,179,179,178,178,177,177,176,176,175,174,174,173,173,172,172,171,171,170,170,169,169,168,168,167,167,166,166,165,165,164,164,163,163,162,162,162,161,161,160,160,159,159,158,158,157,157,157,156,156,155,155,154,154,154,153,153,152,152,151,151,151,150,150,149,149,148,148,148,147,147,146,146,146,145,145,145,144,144,143,143,143,142,142,141,141,141,140,140,140,139,139,138,138,138,137,137,137,136,136,136,135,135,134,134,134,133,133,133,132,132,132,131,131,131,130,130,130,129,129,129,128,128,128,127,127,127,126,126,126,125,125,125,124,124,124,123,123,123,123,122,122,122,121,121,121,120,120,120,119,119,119,119,118,118,118,117,117,117,116,116,116,116,115,115,115,114,114,114,114,113,113,113,112,112,112,112,111,111,111,110,110,110,110,109,109,109,109,108,108,108,107,107,107,107,106,106,106,106,105,105,105,105,104,104,104,104,103,103,103,103,102,102,102,102,101,101,101,101,100,100,100,100,99,99,99,99,98,98,98,98,97,97,97,97,96,96,96,96,95,95,95,95,94,94,94,94,94,93,93,93,93,92,92,92,92,91,91,91,91,91,90,90,90,90,89,89,89,89,89,88,88,88,88,87,87,87,87,87,86,86,86,86,85,85,85,85,85,84,84,84,84,84,83,83,83,83,83,82,82,82,82,81,81,81,81,81,80,80,80,80,80,79,79,79,79,79,78,78,78,78,78,77,77,77,77,77,76,76,76,76,76,76,75,75,75,75,75,74,74,74,74,74,73,73,73,73,73,72,72,72,72,72,72,71,71,71,71,71,70,70,70,70,70,70,69,69,69,69,69,68,68,68,68,68,68,67,67,67,67,67,66,66,66,66,66,66,65,65,65,65,65,65,64,64,64,64,64,63,63,63,63,63,63,62,62,62,62,62,62,61,61,61,61,61,61,60,60,60,60,60,60,59,59,59,59,59,59,58,58,58,58,58,58,58,57,57,57,57,57,57,56,56,56,56,56,56,55,55,55,55,55,55,55,54,54,54,54,54,54,53,53,53,53,53,53,52,52,52,52,52,52,52,51,51,51,51,51,51,51,50,50,50,50,50,50,49,49,49,49,49,49,49,48,48,48,48,48,48,48,47,47,47,47,47,47,47,46,46,46,46,46,46,46,45,45,45,45,45,45,45,44,44,44,44,44,44,44,43,43,43,43,43,43,43,42,42,42,42,42,42,42,41,41,41,41,41,41,41,41,40,40,40,40,40,40,40,39,39,39,39,39,39,39,39,38,38,38,38,38,38,38,37,37,37,37,</text:p>
          </table:table-cell>
          <table:table-cell table:number-columns-repeated="1013"/>
        </table:table-row>
        <table:table-row table:style-name="ro2">
          <table:table-cell office:value-type="float" office:value="122" calcext:value-type="float">
            <text:p>122</text:p>
          </table:table-cell>
          <table:table-cell table:formula="of:=-54.52*LN([.A3])+363.75" office:value-type="float" office:value="101.834772641143" calcext:value-type="float">
            <text:p>101.83</text:p>
          </table:table-cell>
          <table:table-cell office:value-type="float" office:value="101.834772641143" calcext:value-type="float">
            <text:p>101.8347726411</text:p>
          </table:table-cell>
          <table:table-cell table:formula="of:=INT(ROUND([.C3];0))" office:value-type="float" office:value="102" calcext:value-type="float">
            <text:p>102</text:p>
          </table:table-cell>
          <table:table-cell office:value-type="float" office:value="102" calcext:value-type="float">
            <text:p>102</text:p>
          </table:table-cell>
          <table:table-cell table:formula="of:=[.B3]*9/5+32" office:value-type="float" office:value="215.302590754057" calcext:value-type="float">
            <text:p>215.3025907541</text:p>
          </table:table-cell>
          <table:table-cell office:value-type="float" office:value="215.302590754057" calcext:value-type="float">
            <text:p>215.3025907541</text:p>
          </table:table-cell>
          <table:table-cell table:formula="of:=ROUND([.G3];0)" office:value-type="float" office:value="215" calcext:value-type="float">
            <text:p>215</text:p>
          </table:table-cell>
          <table:table-cell office:value-type="float" office:value="215" calcext:value-type="float">
            <text:p>215</text:p>
          </table:table-cell>
          <table:table-cell table:number-columns-repeated="1015"/>
        </table:table-row>
        <table:table-row table:style-name="ro1">
          <table:table-cell office:value-type="float" office:value="123" calcext:value-type="float">
            <text:p>123</text:p>
          </table:table-cell>
          <table:table-cell table:formula="of:=-54.52*LN([.A4])+363.75" office:value-type="float" office:value="101.389708945096" calcext:value-type="float">
            <text:p>101.39</text:p>
          </table:table-cell>
          <table:table-cell office:value-type="float" office:value="101.389708945096" calcext:value-type="float">
            <text:p>101.3897089451</text:p>
          </table:table-cell>
          <table:table-cell table:formula="of:=INT(ROUND([.C4];0))" office:value-type="float" office:value="101" calcext:value-type="float">
            <text:p>101</text:p>
          </table:table-cell>
          <table:table-cell office:value-type="float" office:value="101" calcext:value-type="float">
            <text:p>101</text:p>
          </table:table-cell>
          <table:table-cell table:formula="of:=[.B4]*9/5+32" office:value-type="float" office:value="214.501476101172" calcext:value-type="float">
            <text:p>214.5014761012</text:p>
          </table:table-cell>
          <table:table-cell office:value-type="float" office:value="214.501476101172" calcext:value-type="float">
            <text:p>214.5014761012</text:p>
          </table:table-cell>
          <table:table-cell table:formula="of:=ROUND([.G4];0)" office:value-type="float" office:value="215" calcext:value-type="float">
            <text:p>215</text:p>
          </table:table-cell>
          <table:table-cell office:value-type="float" office:value="215" calcext:value-type="float">
            <text:p>215</text:p>
          </table:table-cell>
          <table:table-cell table:number-columns-repeated="1015"/>
        </table:table-row>
        <table:table-row table:style-name="ro2">
          <table:table-cell office:value-type="float" office:value="124" calcext:value-type="float">
            <text:p>124</text:p>
          </table:table-cell>
          <table:table-cell table:formula="of:=-54.52*LN([.A5])+363.75" office:value-type="float" office:value="100.948249043213" calcext:value-type="float">
            <text:p>100.95</text:p>
          </table:table-cell>
          <table:table-cell office:value-type="float" office:value="100.948249043213" calcext:value-type="float">
            <text:p>100.9482490432</text:p>
          </table:table-cell>
          <table:table-cell table:formula="of:=INT(ROUND([.C5];0))" office:value-type="float" office:value="101" calcext:value-type="float">
            <text:p>101</text:p>
          </table:table-cell>
          <table:table-cell office:value-type="float" office:value="101" calcext:value-type="float">
            <text:p>101</text:p>
          </table:table-cell>
          <table:table-cell table:formula="of:=[.B5]*9/5+32" office:value-type="float" office:value="213.706848277784" calcext:value-type="float">
            <text:p>213.7068482778</text:p>
          </table:table-cell>
          <table:table-cell office:value-type="float" office:value="213.706848277784" calcext:value-type="float">
            <text:p>213.7068482778</text:p>
          </table:table-cell>
          <table:table-cell table:formula="of:=ROUND([.G5];0)" office:value-type="float" office:value="214" calcext:value-type="float">
            <text:p>214</text:p>
          </table:table-cell>
          <table:table-cell office:value-type="float" office:value="214" calcext:value-type="float">
            <text:p>214</text:p>
          </table:table-cell>
          <table:table-cell table:number-columns-repeated="1015"/>
        </table:table-row>
        <table:table-row table:style-name="ro2">
          <table:table-cell office:value-type="float" office:value="125" calcext:value-type="float">
            <text:p>125</text:p>
          </table:table-cell>
          <table:table-cell table:formula="of:=-54.52*LN([.A6])+363.75" office:value-type="float" office:value="100.510335042278" calcext:value-type="float">
            <text:p>100.51</text:p>
          </table:table-cell>
          <table:table-cell office:value-type="float" office:value="100.510335042278" calcext:value-type="float">
            <text:p>100.5103350423</text:p>
          </table:table-cell>
          <table:table-cell table:formula="of:=INT(ROUND([.C6];0))" office:value-type="float" office:value="101" calcext:value-type="float">
            <text:p>101</text:p>
          </table:table-cell>
          <table:table-cell office:value-type="float" office:value="101" calcext:value-type="float">
            <text:p>101</text:p>
          </table:table-cell>
          <table:table-cell table:formula="of:=[.B6]*9/5+32" office:value-type="float" office:value="212.918603076101" calcext:value-type="float">
            <text:p>212.9186030761</text:p>
          </table:table-cell>
          <table:table-cell office:value-type="float" office:value="212.918603076101" calcext:value-type="float">
            <text:p>212.9186030761</text:p>
          </table:table-cell>
          <table:table-cell table:formula="of:=ROUND([.G6];0)" office:value-type="float" office:value="213" calcext:value-type="float">
            <text:p>213</text:p>
          </table:table-cell>
          <table:table-cell office:value-type="float" office:value="213" calcext:value-type="float">
            <text:p>213</text:p>
          </table:table-cell>
          <table:table-cell table:number-columns-repeated="1015"/>
        </table:table-row>
        <table:table-row table:style-name="ro1">
          <table:table-cell office:value-type="float" office:value="126" calcext:value-type="float">
            <text:p>126</text:p>
          </table:table-cell>
          <table:table-cell table:formula="of:=-54.52*LN([.A7])+363.75" office:value-type="float" office:value="100.075910433005" calcext:value-type="float">
            <text:p>100.08</text:p>
          </table:table-cell>
          <table:table-cell office:value-type="float" office:value="100.075910433005" calcext:value-type="float">
            <text:p>100.075910433</text:p>
          </table:table-cell>
          <table:table-cell table:formula="of:=INT(ROUND([.C7];0))" office:value-type="float" office:value="100" calcext:value-type="float">
            <text:p>100</text:p>
          </table:table-cell>
          <table:table-cell office:value-type="float" office:value="100" calcext:value-type="float">
            <text:p>100</text:p>
          </table:table-cell>
          <table:table-cell table:formula="of:=[.B7]*9/5+32" office:value-type="float" office:value="212.13663877941" calcext:value-type="float">
            <text:p>212.1366387794</text:p>
          </table:table-cell>
          <table:table-cell office:value-type="float" office:value="212.13663877941" calcext:value-type="float">
            <text:p>212.1366387794</text:p>
          </table:table-cell>
          <table:table-cell table:formula="of:=ROUND([.G7];0)" office:value-type="float" office:value="212" calcext:value-type="float">
            <text:p>212</text:p>
          </table:table-cell>
          <table:table-cell office:value-type="float" office:value="212" calcext:value-type="float">
            <text:p>212</text:p>
          </table:table-cell>
          <table:table-cell table:number-columns-repeated="1015"/>
        </table:table-row>
        <table:table-row table:style-name="ro1">
          <table:table-cell office:value-type="float" office:value="127" calcext:value-type="float">
            <text:p>127</text:p>
          </table:table-cell>
          <table:table-cell table:formula="of:=-54.52*LN([.A8])+363.75" office:value-type="float" office:value="99.6449200462776" calcext:value-type="float">
            <text:p>99.64</text:p>
          </table:table-cell>
          <table:table-cell office:value-type="float" office:value="99.6449200462776" calcext:value-type="float">
            <text:p>99.6449200463</text:p>
          </table:table-cell>
          <table:table-cell table:formula="of:=INT(ROUND([.C8];0))" office:value-type="float" office:value="100" calcext:value-type="float">
            <text:p>100</text:p>
          </table:table-cell>
          <table:table-cell office:value-type="float" office:value="100" calcext:value-type="float">
            <text:p>100</text:p>
          </table:table-cell>
          <table:table-cell table:formula="of:=[.B8]*9/5+32" office:value-type="float" office:value="211.3608560833" calcext:value-type="float">
            <text:p>211.3608560833</text:p>
          </table:table-cell>
          <table:table-cell office:value-type="float" office:value="211.3608560833" calcext:value-type="float">
            <text:p>211.3608560833</text:p>
          </table:table-cell>
          <table:table-cell table:formula="of:=ROUND([.G8];0)" office:value-type="float" office:value="211" calcext:value-type="float">
            <text:p>211</text:p>
          </table:table-cell>
          <table:table-cell office:value-type="float" office:value="211" calcext:value-type="float">
            <text:p>211</text:p>
          </table:table-cell>
          <table:table-cell table:number-columns-repeated="1015"/>
        </table:table-row>
        <table:table-row table:style-name="ro1">
          <table:table-cell office:value-type="float" office:value="128" calcext:value-type="float">
            <text:p>128</text:p>
          </table:table-cell>
          <table:table-cell table:formula="of:=-54.52*LN([.A9])+363.75" office:value-type="float" office:value="99.2173100111025" calcext:value-type="float">
            <text:p>99.22</text:p>
          </table:table-cell>
          <table:table-cell office:value-type="float" office:value="99.2173100111025" calcext:value-type="float">
            <text:p>99.2173100111</text:p>
          </table:table-cell>
          <table:table-cell table:formula="of:=INT(ROUND([.C9];0))" office:value-type="float" office:value="99" calcext:value-type="float">
            <text:p>99</text:p>
          </table:table-cell>
          <table:table-cell office:value-type="float" office:value="99" calcext:value-type="float">
            <text:p>99</text:p>
          </table:table-cell>
          <table:table-cell table:formula="of:=[.B9]*9/5+32" office:value-type="float" office:value="210.591158019984" calcext:value-type="float">
            <text:p>210.59115802</text:p>
          </table:table-cell>
          <table:table-cell office:value-type="float" office:value="210.591158019984" calcext:value-type="float">
            <text:p>210.59115802</text:p>
          </table:table-cell>
          <table:table-cell table:formula="of:=ROUND([.G9];0)" office:value-type="float" office:value="211" calcext:value-type="float">
            <text:p>211</text:p>
          </table:table-cell>
          <table:table-cell office:value-type="float" office:value="211" calcext:value-type="float">
            <text:p>211</text:p>
          </table:table-cell>
          <table:table-cell table:number-columns-repeated="1015"/>
        </table:table-row>
        <table:table-row table:style-name="ro1">
          <table:table-cell office:value-type="float" office:value="129" calcext:value-type="float">
            <text:p>129</text:p>
          </table:table-cell>
          <table:table-cell table:formula="of:=-54.52*LN([.A10])+363.75" office:value-type="float" office:value="98.7930277142016" calcext:value-type="float">
            <text:p>98.79</text:p>
          </table:table-cell>
          <table:table-cell office:value-type="float" office:value="98.7930277142016" calcext:value-type="float">
            <text:p>98.7930277142</text:p>
          </table:table-cell>
          <table:table-cell table:formula="of:=INT(ROUND([.C10];0))" office:value-type="float" office:value="99" calcext:value-type="float">
            <text:p>99</text:p>
          </table:table-cell>
          <table:table-cell office:value-type="float" office:value="99" calcext:value-type="float">
            <text:p>99</text:p>
          </table:table-cell>
          <table:table-cell table:formula="of:=[.B10]*9/5+32" office:value-type="float" office:value="209.827449885563" calcext:value-type="float">
            <text:p>209.8274498856</text:p>
          </table:table-cell>
          <table:table-cell office:value-type="float" office:value="209.827449885563" calcext:value-type="float">
            <text:p>209.8274498856</text:p>
          </table:table-cell>
          <table:table-cell table:formula="of:=ROUND([.G10];0)" office:value-type="float" office:value="210" calcext:value-type="float">
            <text:p>210</text:p>
          </table:table-cell>
          <table:table-cell office:value-type="float" office:value="210" calcext:value-type="float">
            <text:p>210</text:p>
          </table:table-cell>
          <table:table-cell table:number-columns-repeated="1015"/>
        </table:table-row>
        <table:table-row table:style-name="ro1">
          <table:table-cell office:value-type="float" office:value="130" calcext:value-type="float">
            <text:p>130</text:p>
          </table:table-cell>
          <table:table-cell table:formula="of:=-54.52*LN([.A11])+363.75" office:value-type="float" office:value="98.3720217611617" calcext:value-type="float">
            <text:p>98.37</text:p>
          </table:table-cell>
          <table:table-cell office:value-type="float" office:value="98.3720217611617" calcext:value-type="float">
            <text:p>98.3720217612</text:p>
          </table:table-cell>
          <table:table-cell table:formula="of:=INT(ROUND([.C11];0))" office:value-type="float" office:value="98" calcext:value-type="float">
            <text:p>98</text:p>
          </table:table-cell>
          <table:table-cell office:value-type="float" office:value="98" calcext:value-type="float">
            <text:p>98</text:p>
          </table:table-cell>
          <table:table-cell table:formula="of:=[.B11]*9/5+32" office:value-type="float" office:value="209.069639170091" calcext:value-type="float">
            <text:p>209.0696391701</text:p>
          </table:table-cell>
          <table:table-cell office:value-type="float" office:value="209.069639170091" calcext:value-type="float">
            <text:p>209.0696391701</text:p>
          </table:table-cell>
          <table:table-cell table:formula="of:=ROUND([.G11];0)" office:value-type="float" office:value="209" calcext:value-type="float">
            <text:p>209</text:p>
          </table:table-cell>
          <table:table-cell office:value-type="float" office:value="209" calcext:value-type="float">
            <text:p>209</text:p>
          </table:table-cell>
          <table:table-cell table:number-columns-repeated="1015"/>
        </table:table-row>
        <table:table-row table:style-name="ro1">
          <table:table-cell office:value-type="float" office:value="131" calcext:value-type="float">
            <text:p>131</text:p>
          </table:table-cell>
          <table:table-cell table:formula="of:=-54.52*LN([.A12])+363.75" office:value-type="float" office:value="97.9542419390732" calcext:value-type="float">
            <text:p>97.95</text:p>
          </table:table-cell>
          <table:table-cell office:value-type="float" office:value="97.9542419390732" calcext:value-type="float">
            <text:p>97.9542419391</text:p>
          </table:table-cell>
          <table:table-cell table:formula="of:=INT(ROUND([.C12];0))" office:value-type="float" office:value="98" calcext:value-type="float">
            <text:p>98</text:p>
          </table:table-cell>
          <table:table-cell office:value-type="float" office:value="98" calcext:value-type="float">
            <text:p>98</text:p>
          </table:table-cell>
          <table:table-cell table:formula="of:=[.B12]*9/5+32" office:value-type="float" office:value="208.317635490332" calcext:value-type="float">
            <text:p>208.3176354903</text:p>
          </table:table-cell>
          <table:table-cell office:value-type="float" office:value="208.317635490332" calcext:value-type="float">
            <text:p>208.3176354903</text:p>
          </table:table-cell>
          <table:table-cell table:formula="of:=ROUND([.G12];0)" office:value-type="float" office:value="208" calcext:value-type="float">
            <text:p>208</text:p>
          </table:table-cell>
          <table:table-cell office:value-type="float" office:value="208" calcext:value-type="float">
            <text:p>208</text:p>
          </table:table-cell>
          <table:table-cell table:number-columns-repeated="1015"/>
        </table:table-row>
        <table:table-row table:style-name="ro1">
          <table:table-cell office:value-type="float" office:value="132" calcext:value-type="float">
            <text:p>132</text:p>
          </table:table-cell>
          <table:table-cell table:formula="of:=-54.52*LN([.A13])+363.75" office:value-type="float" office:value="97.5396391805911" calcext:value-type="float">
            <text:p>97.54</text:p>
          </table:table-cell>
          <table:table-cell office:value-type="float" office:value="97.5396391805911" calcext:value-type="float">
            <text:p>97.5396391806</text:p>
          </table:table-cell>
          <table:table-cell table:formula="of:=INT(ROUND([.C13];0))" office:value-type="float" office:value="98" calcext:value-type="float">
            <text:p>98</text:p>
          </table:table-cell>
          <table:table-cell office:value-type="float" office:value="98" calcext:value-type="float">
            <text:p>98</text:p>
          </table:table-cell>
          <table:table-cell table:formula="of:=[.B13]*9/5+32" office:value-type="float" office:value="207.571350525064" calcext:value-type="float">
            <text:p>207.5713505251</text:p>
          </table:table-cell>
          <table:table-cell office:value-type="float" office:value="207.571350525064" calcext:value-type="float">
            <text:p>207.5713505251</text:p>
          </table:table-cell>
          <table:table-cell table:formula="of:=ROUND([.G13];0)" office:value-type="float" office:value="208" calcext:value-type="float">
            <text:p>208</text:p>
          </table:table-cell>
          <table:table-cell office:value-type="float" office:value="208" calcext:value-type="float">
            <text:p>208</text:p>
          </table:table-cell>
          <table:table-cell table:number-columns-repeated="1015"/>
        </table:table-row>
        <table:table-row table:style-name="ro1">
          <table:table-cell office:value-type="float" office:value="133" calcext:value-type="float">
            <text:p>133</text:p>
          </table:table-cell>
          <table:table-cell table:formula="of:=-54.52*LN([.A14])+363.75" office:value-type="float" office:value="97.12816552935" calcext:value-type="float">
            <text:p>97.13</text:p>
          </table:table-cell>
          <table:table-cell office:value-type="float" office:value="97.12816552935" calcext:value-type="float">
            <text:p>97.1281655294</text:p>
          </table:table-cell>
          <table:table-cell table:formula="of:=INT(ROUND([.C14];0))" office:value-type="float" office:value="97" calcext:value-type="float">
            <text:p>97</text:p>
          </table:table-cell>
          <table:table-cell office:value-type="float" office:value="97" calcext:value-type="float">
            <text:p>97</text:p>
          </table:table-cell>
          <table:table-cell table:formula="of:=[.B14]*9/5+32" office:value-type="float" office:value="206.83069795283" calcext:value-type="float">
            <text:p>206.8306979528</text:p>
          </table:table-cell>
          <table:table-cell office:value-type="float" office:value="206.83069795283" calcext:value-type="float">
            <text:p>206.8306979528</text:p>
          </table:table-cell>
          <table:table-cell table:formula="of:=ROUND([.G14];0)" office:value-type="float" office:value="207" calcext:value-type="float">
            <text:p>207</text:p>
          </table:table-cell>
          <table:table-cell office:value-type="float" office:value="207" calcext:value-type="float">
            <text:p>207</text:p>
          </table:table-cell>
          <table:table-cell table:number-columns-repeated="1015"/>
        </table:table-row>
        <table:table-row table:style-name="ro1">
          <table:table-cell office:value-type="float" office:value="134" calcext:value-type="float">
            <text:p>134</text:p>
          </table:table-cell>
          <table:table-cell table:formula="of:=-54.52*LN([.A15])+363.75" office:value-type="float" office:value="96.7197741066763" calcext:value-type="float">
            <text:p>96.72</text:p>
          </table:table-cell>
          <table:table-cell office:value-type="float" office:value="96.7197741066763" calcext:value-type="float">
            <text:p>96.7197741067</text:p>
          </table:table-cell>
          <table:table-cell table:formula="of:=INT(ROUND([.C15];0))" office:value-type="float" office:value="97" calcext:value-type="float">
            <text:p>97</text:p>
          </table:table-cell>
          <table:table-cell office:value-type="float" office:value="97" calcext:value-type="float">
            <text:p>97</text:p>
          </table:table-cell>
          <table:table-cell table:formula="of:=[.B15]*9/5+32" office:value-type="float" office:value="206.095593392017" calcext:value-type="float">
            <text:p>206.095593392</text:p>
          </table:table-cell>
          <table:table-cell office:value-type="float" office:value="206.095593392017" calcext:value-type="float">
            <text:p>206.095593392</text:p>
          </table:table-cell>
          <table:table-cell table:formula="of:=ROUND([.G15];0)" office:value-type="float" office:value="206" calcext:value-type="float">
            <text:p>206</text:p>
          </table:table-cell>
          <table:table-cell office:value-type="float" office:value="206" calcext:value-type="float">
            <text:p>206</text:p>
          </table:table-cell>
          <table:table-cell table:number-columns-repeated="1015"/>
        </table:table-row>
        <table:table-row table:style-name="ro1">
          <table:table-cell office:value-type="float" office:value="135" calcext:value-type="float">
            <text:p>135</text:p>
          </table:table-cell>
          <table:table-cell table:formula="of:=-54.52*LN([.A16])+363.75" office:value-type="float" office:value="96.3144190795368" calcext:value-type="float">
            <text:p>96.31</text:p>
          </table:table-cell>
          <table:table-cell office:value-type="float" office:value="96.3144190795368" calcext:value-type="float">
            <text:p>96.3144190795</text:p>
          </table:table-cell>
          <table:table-cell table:formula="of:=INT(ROUND([.C16];0))" office:value-type="float" office:value="96" calcext:value-type="float">
            <text:p>96</text:p>
          </table:table-cell>
          <table:table-cell office:value-type="float" office:value="96" calcext:value-type="float">
            <text:p>96</text:p>
          </table:table-cell>
          <table:table-cell table:formula="of:=[.B16]*9/5+32" office:value-type="float" office:value="205.365954343166" calcext:value-type="float">
            <text:p>205.3659543432</text:p>
          </table:table-cell>
          <table:table-cell office:value-type="float" office:value="205.365954343166" calcext:value-type="float">
            <text:p>205.3659543432</text:p>
          </table:table-cell>
          <table:table-cell table:formula="of:=ROUND([.G16];0)" office:value-type="float" office:value="205" calcext:value-type="float">
            <text:p>205</text:p>
          </table:table-cell>
          <table:table-cell office:value-type="float" office:value="205" calcext:value-type="float">
            <text:p>205</text:p>
          </table:table-cell>
          <table:table-cell table:number-columns-repeated="1015"/>
        </table:table-row>
        <table:table-row table:style-name="ro1">
          <table:table-cell office:value-type="float" office:value="136" calcext:value-type="float">
            <text:p>136</text:p>
          </table:table-cell>
          <table:table-cell table:formula="of:=-54.52*LN([.A17])+363.75" office:value-type="float" office:value="95.9120556296704" calcext:value-type="float">
            <text:p>95.91</text:p>
          </table:table-cell>
          <table:table-cell office:value-type="float" office:value="95.9120556296704" calcext:value-type="float">
            <text:p>95.9120556297</text:p>
          </table:table-cell>
          <table:table-cell table:formula="of:=INT(ROUND([.C17];0))" office:value-type="float" office:value="96" calcext:value-type="float">
            <text:p>96</text:p>
          </table:table-cell>
          <table:table-cell office:value-type="float" office:value="96" calcext:value-type="float">
            <text:p>96</text:p>
          </table:table-cell>
          <table:table-cell table:formula="of:=[.B17]*9/5+32" office:value-type="float" office:value="204.641700133407" calcext:value-type="float">
            <text:p>204.6417001334</text:p>
          </table:table-cell>
          <table:table-cell office:value-type="float" office:value="204.641700133407" calcext:value-type="float">
            <text:p>204.6417001334</text:p>
          </table:table-cell>
          <table:table-cell table:formula="of:=ROUND([.G17];0)" office:value-type="float" office:value="205" calcext:value-type="float">
            <text:p>205</text:p>
          </table:table-cell>
          <table:table-cell office:value-type="float" office:value="205" calcext:value-type="float">
            <text:p>205</text:p>
          </table:table-cell>
          <table:table-cell table:number-columns-repeated="1015"/>
        </table:table-row>
        <table:table-row table:style-name="ro1">
          <table:table-cell office:value-type="float" office:value="137" calcext:value-type="float">
            <text:p>137</text:p>
          </table:table-cell>
          <table:table-cell table:formula="of:=-54.52*LN([.A18])+363.75" office:value-type="float" office:value="95.5126399238506" calcext:value-type="float">
            <text:p>95.51</text:p>
          </table:table-cell>
          <table:table-cell office:value-type="float" office:value="95.5126399238506" calcext:value-type="float">
            <text:p>95.5126399239</text:p>
          </table:table-cell>
          <table:table-cell table:formula="of:=INT(ROUND([.C18];0))" office:value-type="float" office:value="96" calcext:value-type="float">
            <text:p>96</text:p>
          </table:table-cell>
          <table:table-cell office:value-type="float" office:value="96" calcext:value-type="float">
            <text:p>96</text:p>
          </table:table-cell>
          <table:table-cell table:formula="of:=[.B18]*9/5+32" office:value-type="float" office:value="203.922751862931" calcext:value-type="float">
            <text:p>203.9227518629</text:p>
          </table:table-cell>
          <table:table-cell office:value-type="float" office:value="203.922751862931" calcext:value-type="float">
            <text:p>203.9227518629</text:p>
          </table:table-cell>
          <table:table-cell table:formula="of:=ROUND([.G18];0)" office:value-type="float" office:value="204" calcext:value-type="float">
            <text:p>204</text:p>
          </table:table-cell>
          <table:table-cell office:value-type="float" office:value="204" calcext:value-type="float">
            <text:p>204</text:p>
          </table:table-cell>
          <table:table-cell table:number-columns-repeated="1015"/>
        </table:table-row>
        <table:table-row table:style-name="ro1">
          <table:table-cell office:value-type="float" office:value="138" calcext:value-type="float">
            <text:p>138</text:p>
          </table:table-cell>
          <table:table-cell table:formula="of:=-54.52*LN([.A19])+363.75" office:value-type="float" office:value="95.1161290852292" calcext:value-type="float">
            <text:p>95.12</text:p>
          </table:table-cell>
          <table:table-cell office:value-type="float" office:value="95.1161290852292" calcext:value-type="float">
            <text:p>95.1161290852</text:p>
          </table:table-cell>
          <table:table-cell table:formula="of:=INT(ROUND([.C19];0))" office:value-type="float" office:value="95" calcext:value-type="float">
            <text:p>95</text:p>
          </table:table-cell>
          <table:table-cell office:value-type="float" office:value="95" calcext:value-type="float">
            <text:p>95</text:p>
          </table:table-cell>
          <table:table-cell table:formula="of:=[.B19]*9/5+32" office:value-type="float" office:value="203.209032353412" calcext:value-type="float">
            <text:p>203.2090323534</text:p>
          </table:table-cell>
          <table:table-cell office:value-type="float" office:value="203.209032353412" calcext:value-type="float">
            <text:p>203.2090323534</text:p>
          </table:table-cell>
          <table:table-cell table:formula="of:=ROUND([.G19];0)" office:value-type="float" office:value="203" calcext:value-type="float">
            <text:p>203</text:p>
          </table:table-cell>
          <table:table-cell office:value-type="float" office:value="203" calcext:value-type="float">
            <text:p>203</text:p>
          </table:table-cell>
          <table:table-cell table:number-columns-repeated="1015"/>
        </table:table-row>
        <table:table-row table:style-name="ro1">
          <table:table-cell office:value-type="float" office:value="139" calcext:value-type="float">
            <text:p>139</text:p>
          </table:table-cell>
          <table:table-cell table:formula="of:=-54.52*LN([.A20])+363.75" office:value-type="float" office:value="94.7224811657147" calcext:value-type="float">
            <text:p>94.72</text:p>
          </table:table-cell>
          <table:table-cell office:value-type="float" office:value="94.7224811657147" calcext:value-type="float">
            <text:p>94.7224811657</text:p>
          </table:table-cell>
          <table:table-cell table:formula="of:=INT(ROUND([.C20];0))" office:value-type="float" office:value="95" calcext:value-type="float">
            <text:p>95</text:p>
          </table:table-cell>
          <table:table-cell office:value-type="float" office:value="95" calcext:value-type="float">
            <text:p>95</text:p>
          </table:table-cell>
          <table:table-cell table:formula="of:=[.B20]*9/5+32" office:value-type="float" office:value="202.500466098286" calcext:value-type="float">
            <text:p>202.5004660983</text:p>
          </table:table-cell>
          <table:table-cell office:value-type="float" office:value="202.500466098286" calcext:value-type="float">
            <text:p>202.5004660983</text:p>
          </table:table-cell>
          <table:table-cell table:formula="of:=ROUND([.G20];0)" office:value-type="float" office:value="203" calcext:value-type="float">
            <text:p>203</text:p>
          </table:table-cell>
          <table:table-cell office:value-type="float" office:value="203" calcext:value-type="float">
            <text:p>203</text:p>
          </table:table-cell>
          <table:table-cell table:number-columns-repeated="1015"/>
        </table:table-row>
        <table:table-row table:style-name="ro1">
          <table:table-cell office:value-type="float" office:value="140" calcext:value-type="float">
            <text:p>140</text:p>
          </table:table-cell>
          <table:table-cell table:formula="of:=-54.52*LN([.A21])+363.75" office:value-type="float" office:value="94.3316551193407" calcext:value-type="float">
            <text:p>94.33</text:p>
          </table:table-cell>
          <table:table-cell table:style-name="ce3" office:value-type="float" office:value="94.3316551193407" calcext:value-type="float">
            <text:p>94.33</text:p>
          </table:table-cell>
          <table:table-cell table:formula="of:=INT(ROUND([.C21];0))" office:value-type="float" office:value="94" calcext:value-type="float">
            <text:p>94</text:p>
          </table:table-cell>
          <table:table-cell office:value-type="float" office:value="94" calcext:value-type="float">
            <text:p>94</text:p>
          </table:table-cell>
          <table:table-cell table:formula="of:=[.B21]*9/5+32" office:value-type="float" office:value="201.796979214813" calcext:value-type="float">
            <text:p>201.7969792148</text:p>
          </table:table-cell>
          <table:table-cell office:value-type="float" office:value="201.796979214813" calcext:value-type="float">
            <text:p>201.7969792148</text:p>
          </table:table-cell>
          <table:table-cell table:formula="of:=ROUND([.G21];0)" office:value-type="float" office:value="202" calcext:value-type="float">
            <text:p>202</text:p>
          </table:table-cell>
          <table:table-cell office:value-type="float" office:value="202" calcext:value-type="float">
            <text:p>202</text:p>
          </table:table-cell>
          <table:table-cell table:number-columns-repeated="1015"/>
        </table:table-row>
        <table:table-row table:style-name="ro1">
          <table:table-cell office:value-type="float" office:value="141" calcext:value-type="float">
            <text:p>141</text:p>
          </table:table-cell>
          <table:table-cell table:formula="of:=-54.52*LN([.A22])+363.75" office:value-type="float" office:value="93.9436107765823" calcext:value-type="float">
            <text:p>93.94</text:p>
          </table:table-cell>
          <table:table-cell table:style-name="ce3" office:value-type="float" office:value="93.9436107765823" calcext:value-type="float">
            <text:p>93.94</text:p>
          </table:table-cell>
          <table:table-cell table:formula="of:=INT(ROUND([.C22];0))" office:value-type="float" office:value="94" calcext:value-type="float">
            <text:p>94</text:p>
          </table:table-cell>
          <table:table-cell office:value-type="float" office:value="94" calcext:value-type="float">
            <text:p>94</text:p>
          </table:table-cell>
          <table:table-cell table:formula="of:=[.B22]*9/5+32" office:value-type="float" office:value="201.098499397848" calcext:value-type="float">
            <text:p>201.0984993978</text:p>
          </table:table-cell>
          <table:table-cell office:value-type="float" office:value="201.098499397848" calcext:value-type="float">
            <text:p>201.0984993978</text:p>
          </table:table-cell>
          <table:table-cell table:formula="of:=ROUND([.G22];0)" office:value-type="float" office:value="201" calcext:value-type="float">
            <text:p>201</text:p>
          </table:table-cell>
          <table:table-cell office:value-type="float" office:value="201" calcext:value-type="float">
            <text:p>201</text:p>
          </table:table-cell>
          <table:table-cell table:number-columns-repeated="1015"/>
        </table:table-row>
        <table:table-row table:style-name="ro1">
          <table:table-cell office:value-type="float" office:value="142" calcext:value-type="float">
            <text:p>142</text:p>
          </table:table-cell>
          <table:table-cell table:formula="of:=-54.52*LN([.A23])+363.75" office:value-type="float" office:value="93.5583088195792" calcext:value-type="float">
            <text:p>93.56</text:p>
          </table:table-cell>
          <table:table-cell table:style-name="ce3" office:value-type="float" office:value="93.5583088195792" calcext:value-type="float">
            <text:p>93.56</text:p>
          </table:table-cell>
          <table:table-cell table:formula="of:=INT(ROUND([.C23];0))" office:value-type="float" office:value="94" calcext:value-type="float">
            <text:p>94</text:p>
          </table:table-cell>
          <table:table-cell office:value-type="float" office:value="94" calcext:value-type="float">
            <text:p>94</text:p>
          </table:table-cell>
          <table:table-cell table:formula="of:=[.B23]*9/5+32" office:value-type="float" office:value="200.404955875243" calcext:value-type="float">
            <text:p>200.4049558752</text:p>
          </table:table-cell>
          <table:table-cell office:value-type="float" office:value="200.404955875243" calcext:value-type="float">
            <text:p>200.4049558752</text:p>
          </table:table-cell>
          <table:table-cell table:formula="of:=ROUND([.G23];0)" office:value-type="float" office:value="200" calcext:value-type="float">
            <text:p>200</text:p>
          </table:table-cell>
          <table:table-cell office:value-type="float" office:value="200" calcext:value-type="float">
            <text:p>200</text:p>
          </table:table-cell>
          <table:table-cell table:number-columns-repeated="1015"/>
        </table:table-row>
        <table:table-row table:style-name="ro1">
          <table:table-cell office:value-type="float" office:value="143" calcext:value-type="float">
            <text:p>143</text:p>
          </table:table-cell>
          <table:table-cell table:formula="of:=-54.52*LN([.A24])+363.75" office:value-type="float" office:value="93.1757107582299" calcext:value-type="float">
            <text:p>93.18</text:p>
          </table:table-cell>
          <table:table-cell table:style-name="ce3" office:value-type="float" office:value="93.1757107582299" calcext:value-type="float">
            <text:p>93.18</text:p>
          </table:table-cell>
          <table:table-cell table:formula="of:=INT(ROUND([.C24];0))" office:value-type="float" office:value="93" calcext:value-type="float">
            <text:p>93</text:p>
          </table:table-cell>
          <table:table-cell office:value-type="float" office:value="93" calcext:value-type="float">
            <text:p>93</text:p>
          </table:table-cell>
          <table:table-cell table:formula="of:=[.B24]*9/5+32" office:value-type="float" office:value="199.716279364814" calcext:value-type="float">
            <text:p>199.7162793648</text:p>
          </table:table-cell>
          <table:table-cell office:value-type="float" office:value="199.716279364814" calcext:value-type="float">
            <text:p>199.7162793648</text:p>
          </table:table-cell>
          <table:table-cell table:formula="of:=ROUND([.G24];0)" office:value-type="float" office:value="200" calcext:value-type="float">
            <text:p>200</text:p>
          </table:table-cell>
          <table:table-cell office:value-type="float" office:value="200" calcext:value-type="float">
            <text:p>200</text:p>
          </table:table-cell>
          <table:table-cell table:number-columns-repeated="1015"/>
        </table:table-row>
        <table:table-row table:style-name="ro1">
          <table:table-cell office:value-type="float" office:value="144" calcext:value-type="float">
            <text:p>144</text:p>
          </table:table-cell>
          <table:table-cell table:formula="of:=-54.52*LN([.A25])+363.75" office:value-type="float" office:value="92.7957789071164" calcext:value-type="float">
            <text:p>92.80</text:p>
          </table:table-cell>
          <table:table-cell table:style-name="ce3" office:value-type="float" office:value="92.7957789071164" calcext:value-type="float">
            <text:p>92.80</text:p>
          </table:table-cell>
          <table:table-cell table:formula="of:=INT(ROUND([.C25];0))" office:value-type="float" office:value="93" calcext:value-type="float">
            <text:p>93</text:p>
          </table:table-cell>
          <table:table-cell office:value-type="float" office:value="93" calcext:value-type="float">
            <text:p>93</text:p>
          </table:table-cell>
          <table:table-cell table:formula="of:=[.B25]*9/5+32" office:value-type="float" office:value="199.03240203281" calcext:value-type="float">
            <text:p>199.0324020328</text:p>
          </table:table-cell>
          <table:table-cell office:value-type="float" office:value="199.03240203281" calcext:value-type="float">
            <text:p>199.0324020328</text:p>
          </table:table-cell>
          <table:table-cell table:formula="of:=ROUND([.G25];0)" office:value-type="float" office:value="199" calcext:value-type="float">
            <text:p>199</text:p>
          </table:table-cell>
          <table:table-cell office:value-type="float" office:value="199" calcext:value-type="float">
            <text:p>199</text:p>
          </table:table-cell>
          <table:table-cell table:number-columns-repeated="1015"/>
        </table:table-row>
        <table:table-row table:style-name="ro1">
          <table:table-cell office:value-type="float" office:value="145" calcext:value-type="float">
            <text:p>145</text:p>
          </table:table-cell>
          <table:table-cell table:formula="of:=-54.52*LN([.A26])+363.75" office:value-type="float" office:value="92.4184763632303" calcext:value-type="float">
            <text:p>92.42</text:p>
          </table:table-cell>
          <table:table-cell table:style-name="ce3" office:value-type="float" office:value="92.4184763632303" calcext:value-type="float">
            <text:p>92.42</text:p>
          </table:table-cell>
          <table:table-cell table:formula="of:=INT(ROUND([.C26];0))" office:value-type="float" office:value="92" calcext:value-type="float">
            <text:p>92</text:p>
          </table:table-cell>
          <table:table-cell office:value-type="float" office:value="92" calcext:value-type="float">
            <text:p>92</text:p>
          </table:table-cell>
          <table:table-cell table:formula="of:=[.B26]*9/5+32" office:value-type="float" office:value="198.353257453815" calcext:value-type="float">
            <text:p>198.3532574538</text:p>
          </table:table-cell>
          <table:table-cell office:value-type="float" office:value="198.353257453815" calcext:value-type="float">
            <text:p>198.3532574538</text:p>
          </table:table-cell>
          <table:table-cell table:formula="of:=ROUND([.G26];0)" office:value-type="float" office:value="198" calcext:value-type="float">
            <text:p>198</text:p>
          </table:table-cell>
          <table:table-cell office:value-type="float" office:value="198" calcext:value-type="float">
            <text:p>198</text:p>
          </table:table-cell>
          <table:table-cell table:number-columns-repeated="1015"/>
        </table:table-row>
        <table:table-row table:style-name="ro1">
          <table:table-cell office:value-type="float" office:value="146" calcext:value-type="float">
            <text:p>146</text:p>
          </table:table-cell>
          <table:table-cell table:formula="of:=-54.52*LN([.A27])+363.75" office:value-type="float" office:value="92.0437669844615" calcext:value-type="float">
            <text:p>92.04</text:p>
          </table:table-cell>
          <table:table-cell table:style-name="ce3" office:value-type="float" office:value="92.0437669844615" calcext:value-type="float">
            <text:p>92.04</text:p>
          </table:table-cell>
          <table:table-cell table:formula="of:=INT(ROUND([.C27];0))" office:value-type="float" office:value="92" calcext:value-type="float">
            <text:p>92</text:p>
          </table:table-cell>
          <table:table-cell office:value-type="float" office:value="92" calcext:value-type="float">
            <text:p>92</text:p>
          </table:table-cell>
          <table:table-cell table:formula="of:=[.B27]*9/5+32" office:value-type="float" office:value="197.678780572031" calcext:value-type="float">
            <text:p>197.678780572</text:p>
          </table:table-cell>
          <table:table-cell office:value-type="float" office:value="197.678780572031" calcext:value-type="float">
            <text:p>197.678780572</text:p>
          </table:table-cell>
          <table:table-cell table:formula="of:=ROUND([.G27];0)" office:value-type="float" office:value="198" calcext:value-type="float">
            <text:p>198</text:p>
          </table:table-cell>
          <table:table-cell office:value-type="float" office:value="198" calcext:value-type="float">
            <text:p>198</text:p>
          </table:table-cell>
          <table:table-cell table:number-columns-repeated="1015"/>
        </table:table-row>
        <table:table-row table:style-name="ro1">
          <table:table-cell office:value-type="float" office:value="147" calcext:value-type="float">
            <text:p>147</text:p>
          </table:table-cell>
          <table:table-cell table:formula="of:=-54.52*LN([.A28])+363.75" office:value-type="float" office:value="91.6716153688233" calcext:value-type="float">
            <text:p>91.67</text:p>
          </table:table-cell>
          <table:table-cell table:style-name="ce3" office:value-type="float" office:value="91.6716153688233" calcext:value-type="float">
            <text:p>91.67</text:p>
          </table:table-cell>
          <table:table-cell table:formula="of:=INT(ROUND([.C28];0))" office:value-type="float" office:value="92" calcext:value-type="float">
            <text:p>92</text:p>
          </table:table-cell>
          <table:table-cell office:value-type="float" office:value="92" calcext:value-type="float">
            <text:p>92</text:p>
          </table:table-cell>
          <table:table-cell table:formula="of:=[.B28]*9/5+32" office:value-type="float" office:value="197.008907663882" calcext:value-type="float">
            <text:p>197.0089076639</text:p>
          </table:table-cell>
          <table:table-cell office:value-type="float" office:value="197.008907663882" calcext:value-type="float">
            <text:p>197.0089076639</text:p>
          </table:table-cell>
          <table:table-cell table:formula="of:=ROUND([.G28];0)" office:value-type="float" office:value="197" calcext:value-type="float">
            <text:p>197</text:p>
          </table:table-cell>
          <table:table-cell office:value-type="float" office:value="197" calcext:value-type="float">
            <text:p>197</text:p>
          </table:table-cell>
          <table:table-cell table:number-columns-repeated="1015"/>
        </table:table-row>
        <table:table-row table:style-name="ro1">
          <table:table-cell office:value-type="float" office:value="148" calcext:value-type="float">
            <text:p>148</text:p>
          </table:table-cell>
          <table:table-cell table:formula="of:=-54.52*LN([.A29])+363.75" office:value-type="float" office:value="91.3019868343804" calcext:value-type="float">
            <text:p>91.30</text:p>
          </table:table-cell>
          <table:table-cell table:style-name="ce3" office:value-type="float" office:value="91.3019868343804" calcext:value-type="float">
            <text:p>91.30</text:p>
          </table:table-cell>
          <table:table-cell table:formula="of:=INT(ROUND([.C29];0))" office:value-type="float" office:value="91" calcext:value-type="float">
            <text:p>91</text:p>
          </table:table-cell>
          <table:table-cell office:value-type="float" office:value="91" calcext:value-type="float">
            <text:p>91</text:p>
          </table:table-cell>
          <table:table-cell table:formula="of:=[.B29]*9/5+32" office:value-type="float" office:value="196.343576301885" calcext:value-type="float">
            <text:p>196.3435763019</text:p>
          </table:table-cell>
          <table:table-cell office:value-type="float" office:value="196.343576301885" calcext:value-type="float">
            <text:p>196.3435763019</text:p>
          </table:table-cell>
          <table:table-cell table:formula="of:=ROUND([.G29];0)" office:value-type="float" office:value="196" calcext:value-type="float">
            <text:p>196</text:p>
          </table:table-cell>
          <table:table-cell office:value-type="float" office:value="196" calcext:value-type="float">
            <text:p>196</text:p>
          </table:table-cell>
          <table:table-cell table:number-columns-repeated="1015"/>
        </table:table-row>
        <table:table-row table:style-name="ro1">
          <table:table-cell office:value-type="float" office:value="149" calcext:value-type="float">
            <text:p>149</text:p>
          </table:table-cell>
          <table:table-cell table:formula="of:=-54.52*LN([.A30])+363.75" office:value-type="float" office:value="90.9348473998535" calcext:value-type="float">
            <text:p>90.93</text:p>
          </table:table-cell>
          <table:table-cell table:style-name="ce3" office:value-type="float" office:value="90.9348473998535" calcext:value-type="float">
            <text:p>90.93</text:p>
          </table:table-cell>
          <table:table-cell table:formula="of:=INT(ROUND([.C30];0))" office:value-type="float" office:value="91" calcext:value-type="float">
            <text:p>91</text:p>
          </table:table-cell>
          <table:table-cell office:value-type="float" office:value="91" calcext:value-type="float">
            <text:p>91</text:p>
          </table:table-cell>
          <table:table-cell table:formula="of:=[.B30]*9/5+32" office:value-type="float" office:value="195.682725319736" calcext:value-type="float">
            <text:p>195.6827253197</text:p>
          </table:table-cell>
          <table:table-cell office:value-type="float" office:value="195.682725319736" calcext:value-type="float">
            <text:p>195.6827253197</text:p>
          </table:table-cell>
          <table:table-cell table:formula="of:=ROUND([.G30];0)" office:value-type="float" office:value="196" calcext:value-type="float">
            <text:p>196</text:p>
          </table:table-cell>
          <table:table-cell office:value-type="float" office:value="196" calcext:value-type="float">
            <text:p>196</text:p>
          </table:table-cell>
          <table:table-cell table:number-columns-repeated="1015"/>
        </table:table-row>
        <table:table-row table:style-name="ro1">
          <table:table-cell office:value-type="float" office:value="150" calcext:value-type="float">
            <text:p>150</text:p>
          </table:table-cell>
          <table:table-cell table:formula="of:=-54.52*LN([.A31])+363.75" office:value-type="float" office:value="90.5701637658721" calcext:value-type="float">
            <text:p>90.57</text:p>
          </table:table-cell>
          <table:table-cell table:style-name="ce3" office:value-type="float" office:value="90.5701637658721" calcext:value-type="float">
            <text:p>90.57</text:p>
          </table:table-cell>
          <table:table-cell table:formula="of:=INT(ROUND([.C31];0))" office:value-type="float" office:value="91" calcext:value-type="float">
            <text:p>91</text:p>
          </table:table-cell>
          <table:table-cell office:value-type="float" office:value="91" calcext:value-type="float">
            <text:p>91</text:p>
          </table:table-cell>
          <table:table-cell table:formula="of:=[.B31]*9/5+32" office:value-type="float" office:value="195.02629477857" calcext:value-type="float">
            <text:p>195.0262947786</text:p>
          </table:table-cell>
          <table:table-cell office:value-type="float" office:value="195.02629477857" calcext:value-type="float">
            <text:p>195.0262947786</text:p>
          </table:table-cell>
          <table:table-cell table:formula="of:=ROUND([.G31];0)" office:value-type="float" office:value="195" calcext:value-type="float">
            <text:p>195</text:p>
          </table:table-cell>
          <table:table-cell office:value-type="float" office:value="195" calcext:value-type="float">
            <text:p>195</text:p>
          </table:table-cell>
          <table:table-cell table:number-columns-repeated="1015"/>
        </table:table-row>
        <table:table-row table:style-name="ro1">
          <table:table-cell office:value-type="float" office:value="151" calcext:value-type="float">
            <text:p>151</text:p>
          </table:table-cell>
          <table:table-cell table:formula="of:=-54.52*LN([.A32])+363.75" office:value-type="float" office:value="90.2079032968503" calcext:value-type="float">
            <text:p>90.21</text:p>
          </table:table-cell>
          <table:table-cell table:style-name="ce3" office:value-type="float" office:value="90.2079032968503" calcext:value-type="float">
            <text:p>90.21</text:p>
          </table:table-cell>
          <table:table-cell table:formula="of:=INT(ROUND([.C32];0))" office:value-type="float" office:value="90" calcext:value-type="float">
            <text:p>90</text:p>
          </table:table-cell>
          <table:table-cell office:value-type="float" office:value="90" calcext:value-type="float">
            <text:p>90</text:p>
          </table:table-cell>
          <table:table-cell table:formula="of:=[.B32]*9/5+32" office:value-type="float" office:value="194.374225934331" calcext:value-type="float">
            <text:p>194.3742259343</text:p>
          </table:table-cell>
          <table:table-cell office:value-type="float" office:value="194.374225934331" calcext:value-type="float">
            <text:p>194.3742259343</text:p>
          </table:table-cell>
          <table:table-cell table:formula="of:=ROUND([.G32];0)" office:value-type="float" office:value="194" calcext:value-type="float">
            <text:p>194</text:p>
          </table:table-cell>
          <table:table-cell office:value-type="float" office:value="194" calcext:value-type="float">
            <text:p>194</text:p>
          </table:table-cell>
          <table:table-cell table:number-columns-repeated="1015"/>
        </table:table-row>
        <table:table-row table:style-name="ro1">
          <table:table-cell office:value-type="float" office:value="152" calcext:value-type="float">
            <text:p>152</text:p>
          </table:table-cell>
          <table:table-cell table:formula="of:=-54.52*LN([.A33])+363.75" office:value-type="float" office:value="89.848034003461" calcext:value-type="float">
            <text:p>89.85</text:p>
          </table:table-cell>
          <table:table-cell table:style-name="ce3" office:value-type="float" office:value="89.848034003461" calcext:value-type="float">
            <text:p>89.85</text:p>
          </table:table-cell>
          <table:table-cell table:formula="of:=INT(ROUND([.C33];0))" office:value-type="float" office:value="90" calcext:value-type="float">
            <text:p>90</text:p>
          </table:table-cell>
          <table:table-cell office:value-type="float" office:value="90" calcext:value-type="float">
            <text:p>90</text:p>
          </table:table-cell>
          <table:table-cell table:formula="of:=[.B33]*9/5+32" office:value-type="float" office:value="193.72646120623" calcext:value-type="float">
            <text:p>193.7264612062</text:p>
          </table:table-cell>
          <table:table-cell office:value-type="float" office:value="193.72646120623" calcext:value-type="float">
            <text:p>193.7264612062</text:p>
          </table:table-cell>
          <table:table-cell table:formula="of:=ROUND([.G33];0)" office:value-type="float" office:value="194" calcext:value-type="float">
            <text:p>194</text:p>
          </table:table-cell>
          <table:table-cell office:value-type="float" office:value="194" calcext:value-type="float">
            <text:p>194</text:p>
          </table:table-cell>
          <table:table-cell table:number-columns-repeated="1015"/>
        </table:table-row>
        <table:table-row table:style-name="ro1">
          <table:table-cell office:value-type="float" office:value="153" calcext:value-type="float">
            <text:p>153</text:p>
          </table:table-cell>
          <table:table-cell table:formula="of:=-54.52*LN([.A34])+363.75" office:value-type="float" office:value="89.4905245256844" calcext:value-type="float">
            <text:p>89.49</text:p>
          </table:table-cell>
          <table:table-cell table:style-name="ce3" office:value-type="float" office:value="89.4905245256844" calcext:value-type="float">
            <text:p>89.49</text:p>
          </table:table-cell>
          <table:table-cell table:formula="of:=INT(ROUND([.C34];0))" office:value-type="float" office:value="89" calcext:value-type="float">
            <text:p>89</text:p>
          </table:table-cell>
          <table:table-cell office:value-type="float" office:value="89" calcext:value-type="float">
            <text:p>89</text:p>
          </table:table-cell>
          <table:table-cell table:formula="of:=[.B34]*9/5+32" office:value-type="float" office:value="193.082944146232" calcext:value-type="float">
            <text:p>193.0829441462</text:p>
          </table:table-cell>
          <table:table-cell office:value-type="float" office:value="193.082944146232" calcext:value-type="float">
            <text:p>193.0829441462</text:p>
          </table:table-cell>
          <table:table-cell table:formula="of:=ROUND([.G34];0)" office:value-type="float" office:value="193" calcext:value-type="float">
            <text:p>193</text:p>
          </table:table-cell>
          <table:table-cell office:value-type="float" office:value="193" calcext:value-type="float">
            <text:p>193</text:p>
          </table:table-cell>
          <table:table-cell table:number-columns-repeated="1015"/>
        </table:table-row>
        <table:table-row table:style-name="ro1">
          <table:table-cell office:value-type="float" office:value="154" calcext:value-type="float">
            <text:p>154</text:p>
          </table:table-cell>
          <table:table-cell table:formula="of:=-54.52*LN([.A35])+363.75" office:value-type="float" office:value="89.1353441164089" calcext:value-type="float">
            <text:p>89.14</text:p>
          </table:table-cell>
          <table:table-cell table:style-name="ce3" office:value-type="float" office:value="89.1353441164089" calcext:value-type="float">
            <text:p>89.14</text:p>
          </table:table-cell>
          <table:table-cell table:formula="of:=INT(ROUND([.C35];0))" office:value-type="float" office:value="89" calcext:value-type="float">
            <text:p>89</text:p>
          </table:table-cell>
          <table:table-cell office:value-type="float" office:value="89" calcext:value-type="float">
            <text:p>89</text:p>
          </table:table-cell>
          <table:table-cell table:formula="of:=[.B35]*9/5+32" office:value-type="float" office:value="192.443619409536" calcext:value-type="float">
            <text:p>192.4436194095</text:p>
          </table:table-cell>
          <table:table-cell office:value-type="float" office:value="192.443619409536" calcext:value-type="float">
            <text:p>192.4436194095</text:p>
          </table:table-cell>
          <table:table-cell table:formula="of:=ROUND([.G35];0)" office:value-type="float" office:value="192" calcext:value-type="float">
            <text:p>192</text:p>
          </table:table-cell>
          <table:table-cell office:value-type="float" office:value="192" calcext:value-type="float">
            <text:p>192</text:p>
          </table:table-cell>
          <table:table-cell table:number-columns-repeated="1015"/>
        </table:table-row>
        <table:table-row table:style-name="ro1">
          <table:table-cell office:value-type="float" office:value="155" calcext:value-type="float">
            <text:p>155</text:p>
          </table:table-cell>
          <table:table-cell table:formula="of:=-54.52*LN([.A36])+363.75" office:value-type="float" office:value="88.7824626255626" calcext:value-type="float">
            <text:p>88.78</text:p>
          </table:table-cell>
          <table:table-cell table:style-name="ce3" office:value-type="float" office:value="88.7824626255626" calcext:value-type="float">
            <text:p>88.78</text:p>
          </table:table-cell>
          <table:table-cell table:formula="of:=INT(ROUND([.C36];0))" office:value-type="float" office:value="89" calcext:value-type="float">
            <text:p>89</text:p>
          </table:table-cell>
          <table:table-cell office:value-type="float" office:value="89" calcext:value-type="float">
            <text:p>89</text:p>
          </table:table-cell>
          <table:table-cell table:formula="of:=[.B36]*9/5+32" office:value-type="float" office:value="191.808432726013" calcext:value-type="float">
            <text:p>191.808432726</text:p>
          </table:table-cell>
          <table:table-cell office:value-type="float" office:value="191.808432726013" calcext:value-type="float">
            <text:p>191.808432726</text:p>
          </table:table-cell>
          <table:table-cell table:formula="of:=ROUND([.G36];0)" office:value-type="float" office:value="192" calcext:value-type="float">
            <text:p>192</text:p>
          </table:table-cell>
          <table:table-cell office:value-type="float" office:value="192" calcext:value-type="float">
            <text:p>192</text:p>
          </table:table-cell>
          <table:table-cell table:number-columns-repeated="1015"/>
        </table:table-row>
        <table:table-row table:style-name="ro1">
          <table:table-cell office:value-type="float" office:value="156" calcext:value-type="float">
            <text:p>156</text:p>
          </table:table-cell>
          <table:table-cell table:formula="of:=-54.52*LN([.A37])+363.75" office:value-type="float" office:value="88.4318504847552" calcext:value-type="float">
            <text:p>88.43</text:p>
          </table:table-cell>
          <table:table-cell table:style-name="ce3" office:value-type="float" office:value="88.4318504847552" calcext:value-type="float">
            <text:p>88.43</text:p>
          </table:table-cell>
          <table:table-cell table:formula="of:=INT(ROUND([.C37];0))" office:value-type="float" office:value="88" calcext:value-type="float">
            <text:p>88</text:p>
          </table:table-cell>
          <table:table-cell office:value-type="float" office:value="88" calcext:value-type="float">
            <text:p>88</text:p>
          </table:table-cell>
          <table:table-cell table:formula="of:=[.B37]*9/5+32" office:value-type="float" office:value="191.177330872559" calcext:value-type="float">
            <text:p>191.1773308726</text:p>
          </table:table-cell>
          <table:table-cell office:value-type="float" office:value="191.177330872559" calcext:value-type="float">
            <text:p>191.1773308726</text:p>
          </table:table-cell>
          <table:table-cell table:formula="of:=ROUND([.G37];0)" office:value-type="float" office:value="191" calcext:value-type="float">
            <text:p>191</text:p>
          </table:table-cell>
          <table:table-cell office:value-type="float" office:value="191" calcext:value-type="float">
            <text:p>191</text:p>
          </table:table-cell>
          <table:table-cell table:number-columns-repeated="1015"/>
        </table:table-row>
        <table:table-row table:style-name="ro1">
          <table:table-cell office:value-type="float" office:value="157" calcext:value-type="float">
            <text:p>157</text:p>
          </table:table-cell>
          <table:table-cell table:formula="of:=-54.52*LN([.A38])+363.75" office:value-type="float" office:value="88.0834786924103" calcext:value-type="float">
            <text:p>88.08</text:p>
          </table:table-cell>
          <table:table-cell table:style-name="ce3" office:value-type="float" office:value="88.0834786924103" calcext:value-type="float">
            <text:p>88.08</text:p>
          </table:table-cell>
          <table:table-cell table:formula="of:=INT(ROUND([.C38];0))" office:value-type="float" office:value="88" calcext:value-type="float">
            <text:p>88</text:p>
          </table:table-cell>
          <table:table-cell office:value-type="float" office:value="88" calcext:value-type="float">
            <text:p>88</text:p>
          </table:table-cell>
          <table:table-cell table:formula="of:=[.B38]*9/5+32" office:value-type="float" office:value="190.550261646338" calcext:value-type="float">
            <text:p>190.5502616463</text:p>
          </table:table-cell>
          <table:table-cell office:value-type="float" office:value="190.550261646338" calcext:value-type="float">
            <text:p>190.5502616463</text:p>
          </table:table-cell>
          <table:table-cell table:formula="of:=ROUND([.G38];0)" office:value-type="float" office:value="191" calcext:value-type="float">
            <text:p>191</text:p>
          </table:table-cell>
          <table:table-cell office:value-type="float" office:value="191" calcext:value-type="float">
            <text:p>191</text:p>
          </table:table-cell>
          <table:table-cell table:number-columns-repeated="1015"/>
        </table:table-row>
        <table:table-row table:style-name="ro1">
          <table:table-cell office:value-type="float" office:value="158" calcext:value-type="float">
            <text:p>158</text:p>
          </table:table-cell>
          <table:table-cell table:formula="of:=-54.52*LN([.A39])+363.75" office:value-type="float" office:value="87.7373187993697" calcext:value-type="float">
            <text:p>87.74</text:p>
          </table:table-cell>
          <table:table-cell table:style-name="ce3" office:value-type="float" office:value="87.7373187993697" calcext:value-type="float">
            <text:p>87.74</text:p>
          </table:table-cell>
          <table:table-cell table:formula="of:=INT(ROUND([.C39];0))" office:value-type="float" office:value="88" calcext:value-type="float">
            <text:p>88</text:p>
          </table:table-cell>
          <table:table-cell office:value-type="float" office:value="88" calcext:value-type="float">
            <text:p>88</text:p>
          </table:table-cell>
          <table:table-cell table:formula="of:=[.B39]*9/5+32" office:value-type="float" office:value="189.927173838866" calcext:value-type="float">
            <text:p>189.9271738389</text:p>
          </table:table-cell>
          <table:table-cell office:value-type="float" office:value="189.927173838866" calcext:value-type="float">
            <text:p>189.9271738389</text:p>
          </table:table-cell>
          <table:table-cell table:formula="of:=ROUND([.G39];0)" office:value-type="float" office:value="190" calcext:value-type="float">
            <text:p>190</text:p>
          </table:table-cell>
          <table:table-cell office:value-type="float" office:value="190" calcext:value-type="float">
            <text:p>190</text:p>
          </table:table-cell>
          <table:table-cell table:number-columns-repeated="1015"/>
        </table:table-row>
        <table:table-row table:style-name="ro1">
          <table:table-cell office:value-type="float" office:value="159" calcext:value-type="float">
            <text:p>159</text:p>
          </table:table-cell>
          <table:table-cell table:formula="of:=-54.52*LN([.A40])+363.75" office:value-type="float" office:value="87.393342894953" calcext:value-type="float">
            <text:p>87.39</text:p>
          </table:table-cell>
          <table:table-cell table:style-name="ce3" office:value-type="float" office:value="87.393342894953" calcext:value-type="float">
            <text:p>87.39</text:p>
          </table:table-cell>
          <table:table-cell table:formula="of:=INT(ROUND([.C40];0))" office:value-type="float" office:value="87" calcext:value-type="float">
            <text:p>87</text:p>
          </table:table-cell>
          <table:table-cell office:value-type="float" office:value="87" calcext:value-type="float">
            <text:p>87</text:p>
          </table:table-cell>
          <table:table-cell table:formula="of:=[.B40]*9/5+32" office:value-type="float" office:value="189.308017210915" calcext:value-type="float">
            <text:p>189.3080172109</text:p>
          </table:table-cell>
          <table:table-cell office:value-type="float" office:value="189.308017210915" calcext:value-type="float">
            <text:p>189.3080172109</text:p>
          </table:table-cell>
          <table:table-cell table:formula="of:=ROUND([.G40];0)" office:value-type="float" office:value="189" calcext:value-type="float">
            <text:p>189</text:p>
          </table:table-cell>
          <table:table-cell office:value-type="float" office:value="189" calcext:value-type="float">
            <text:p>189</text:p>
          </table:table-cell>
          <table:table-cell table:number-columns-repeated="1015"/>
        </table:table-row>
        <table:table-row table:style-name="ro1">
          <table:table-cell office:value-type="float" office:value="160" calcext:value-type="float">
            <text:p>160</text:p>
          </table:table-cell>
          <table:table-cell table:formula="of:=-54.52*LN([.A41])+363.75" office:value-type="float" office:value="87.0515235934517" calcext:value-type="float">
            <text:p>87.05</text:p>
          </table:table-cell>
          <table:table-cell table:style-name="ce3" office:value-type="float" office:value="87.0515235934517" calcext:value-type="float">
            <text:p>87.05</text:p>
          </table:table-cell>
          <table:table-cell table:formula="of:=INT(ROUND([.C41];0))" office:value-type="float" office:value="87" calcext:value-type="float">
            <text:p>87</text:p>
          </table:table-cell>
          <table:table-cell office:value-type="float" office:value="87" calcext:value-type="float">
            <text:p>87</text:p>
          </table:table-cell>
          <table:table-cell table:formula="of:=[.B41]*9/5+32" office:value-type="float" office:value="188.692742468213" calcext:value-type="float">
            <text:p>188.6927424682</text:p>
          </table:table-cell>
          <table:table-cell office:value-type="float" office:value="188.692742468213" calcext:value-type="float">
            <text:p>188.6927424682</text:p>
          </table:table-cell>
          <table:table-cell table:formula="of:=ROUND([.G41];0)" office:value-type="float" office:value="189" calcext:value-type="float">
            <text:p>189</text:p>
          </table:table-cell>
          <table:table-cell office:value-type="float" office:value="189" calcext:value-type="float">
            <text:p>189</text:p>
          </table:table-cell>
          <table:table-cell table:number-columns-repeated="1015"/>
        </table:table-row>
        <table:table-row table:style-name="ro1">
          <table:table-cell office:value-type="float" office:value="161" calcext:value-type="float">
            <text:p>161</text:p>
          </table:table-cell>
          <table:table-cell table:formula="of:=-54.52*LN([.A42])+363.75" office:value-type="float" office:value="86.7118340210471" calcext:value-type="float">
            <text:p>86.71</text:p>
          </table:table-cell>
          <table:table-cell table:style-name="ce3" office:value-type="float" office:value="86.7118340210471" calcext:value-type="float">
            <text:p>86.71</text:p>
          </table:table-cell>
          <table:table-cell table:formula="of:=INT(ROUND([.C42];0))" office:value-type="float" office:value="87" calcext:value-type="float">
            <text:p>87</text:p>
          </table:table-cell>
          <table:table-cell office:value-type="float" office:value="87" calcext:value-type="float">
            <text:p>87</text:p>
          </table:table-cell>
          <table:table-cell table:formula="of:=[.B42]*9/5+32" office:value-type="float" office:value="188.081301237885" calcext:value-type="float">
            <text:p>188.0813012379</text:p>
          </table:table-cell>
          <table:table-cell office:value-type="float" office:value="188.081301237885" calcext:value-type="float">
            <text:p>188.0813012379</text:p>
          </table:table-cell>
          <table:table-cell table:formula="of:=ROUND([.G42];0)" office:value-type="float" office:value="188" calcext:value-type="float">
            <text:p>188</text:p>
          </table:table-cell>
          <table:table-cell office:value-type="float" office:value="188" calcext:value-type="float">
            <text:p>188</text:p>
          </table:table-cell>
          <table:table-cell table:number-columns-repeated="1015"/>
        </table:table-row>
        <table:table-row table:style-name="ro1">
          <table:table-cell office:value-type="float" office:value="162" calcext:value-type="float">
            <text:p>162</text:p>
          </table:table-cell>
          <table:table-cell table:formula="of:=-54.52*LN([.A43])+363.75" office:value-type="float" office:value="86.3742478031304" calcext:value-type="float">
            <text:p>86.37</text:p>
          </table:table-cell>
          <table:table-cell table:style-name="ce3" office:value-type="float" office:value="86.3742478031304" calcext:value-type="float">
            <text:p>86.37</text:p>
          </table:table-cell>
          <table:table-cell table:formula="of:=INT(ROUND([.C43];0))" office:value-type="float" office:value="86" calcext:value-type="float">
            <text:p>86</text:p>
          </table:table-cell>
          <table:table-cell office:value-type="float" office:value="86" calcext:value-type="float">
            <text:p>86</text:p>
          </table:table-cell>
          <table:table-cell table:formula="of:=[.B43]*9/5+32" office:value-type="float" office:value="187.473646045635" calcext:value-type="float">
            <text:p>187.4736460456</text:p>
          </table:table-cell>
          <table:table-cell office:value-type="float" office:value="187.473646045635" calcext:value-type="float">
            <text:p>187.4736460456</text:p>
          </table:table-cell>
          <table:table-cell table:formula="of:=ROUND([.G43];0)" office:value-type="float" office:value="187" calcext:value-type="float">
            <text:p>187</text:p>
          </table:table-cell>
          <table:table-cell office:value-type="float" office:value="187" calcext:value-type="float">
            <text:p>187</text:p>
          </table:table-cell>
          <table:table-cell table:number-columns-repeated="1015"/>
        </table:table-row>
        <table:table-row table:style-name="ro1">
          <table:table-cell office:value-type="float" office:value="163" calcext:value-type="float">
            <text:p>163</text:p>
          </table:table-cell>
          <table:table-cell table:formula="of:=-54.52*LN([.A44])+363.75" office:value-type="float" office:value="86.0387390520153" calcext:value-type="float">
            <text:p>86.04</text:p>
          </table:table-cell>
          <table:table-cell table:style-name="ce3" office:value-type="float" office:value="86.0387390520153" calcext:value-type="float">
            <text:p>86.04</text:p>
          </table:table-cell>
          <table:table-cell table:formula="of:=INT(ROUND([.C44];0))" office:value-type="float" office:value="86" calcext:value-type="float">
            <text:p>86</text:p>
          </table:table-cell>
          <table:table-cell office:value-type="float" office:value="86" calcext:value-type="float">
            <text:p>86</text:p>
          </table:table-cell>
          <table:table-cell table:formula="of:=[.B44]*9/5+32" office:value-type="float" office:value="186.869730293627" calcext:value-type="float">
            <text:p>186.8697302936</text:p>
          </table:table-cell>
          <table:table-cell office:value-type="float" office:value="186.869730293627" calcext:value-type="float">
            <text:p>186.8697302936</text:p>
          </table:table-cell>
          <table:table-cell table:formula="of:=ROUND([.G44];0)" office:value-type="float" office:value="187" calcext:value-type="float">
            <text:p>187</text:p>
          </table:table-cell>
          <table:table-cell office:value-type="float" office:value="187" calcext:value-type="float">
            <text:p>187</text:p>
          </table:table-cell>
          <table:table-cell table:number-columns-repeated="1015"/>
        </table:table-row>
        <table:table-row table:style-name="ro1">
          <table:table-cell office:value-type="float" office:value="164" calcext:value-type="float">
            <text:p>164</text:p>
          </table:table-cell>
          <table:table-cell table:formula="of:=-54.52*LN([.A45])+363.75" office:value-type="float" office:value="85.7052823550247" calcext:value-type="float">
            <text:p>85.71</text:p>
          </table:table-cell>
          <table:table-cell table:style-name="ce3" office:value-type="float" office:value="85.7052823550247" calcext:value-type="float">
            <text:p>85.71</text:p>
          </table:table-cell>
          <table:table-cell table:formula="of:=INT(ROUND([.C45];0))" office:value-type="float" office:value="86" calcext:value-type="float">
            <text:p>86</text:p>
          </table:table-cell>
          <table:table-cell office:value-type="float" office:value="86" calcext:value-type="float">
            <text:p>86</text:p>
          </table:table-cell>
          <table:table-cell table:formula="of:=[.B45]*9/5+32" office:value-type="float" office:value="186.269508239044" calcext:value-type="float">
            <text:p>186.269508239</text:p>
          </table:table-cell>
          <table:table-cell office:value-type="float" office:value="186.269508239044" calcext:value-type="float">
            <text:p>186.269508239</text:p>
          </table:table-cell>
          <table:table-cell table:formula="of:=ROUND([.G45];0)" office:value-type="float" office:value="186" calcext:value-type="float">
            <text:p>186</text:p>
          </table:table-cell>
          <table:table-cell office:value-type="float" office:value="186" calcext:value-type="float">
            <text:p>186</text:p>
          </table:table-cell>
          <table:table-cell table:number-columns-repeated="1015"/>
        </table:table-row>
        <table:table-row table:style-name="ro1">
          <table:table-cell office:value-type="float" office:value="165" calcext:value-type="float">
            <text:p>165</text:p>
          </table:table-cell>
          <table:table-cell table:formula="of:=-54.52*LN([.A46])+363.75" office:value-type="float" office:value="85.3738527629404" calcext:value-type="float">
            <text:p>85.37</text:p>
          </table:table-cell>
          <table:table-cell table:style-name="ce3" office:value-type="float" office:value="85.3738527629404" calcext:value-type="float">
            <text:p>85.37</text:p>
          </table:table-cell>
          <table:table-cell table:formula="of:=INT(ROUND([.C46];0))" office:value-type="float" office:value="85" calcext:value-type="float">
            <text:p>85</text:p>
          </table:table-cell>
          <table:table-cell office:value-type="float" office:value="85" calcext:value-type="float">
            <text:p>85</text:p>
          </table:table-cell>
          <table:table-cell table:formula="of:=[.B46]*9/5+32" office:value-type="float" office:value="185.672934973293" calcext:value-type="float">
            <text:p>185.6729349733</text:p>
          </table:table-cell>
          <table:table-cell office:value-type="float" office:value="185.672934973293" calcext:value-type="float">
            <text:p>185.6729349733</text:p>
          </table:table-cell>
          <table:table-cell table:formula="of:=ROUND([.G46];0)" office:value-type="float" office:value="186" calcext:value-type="float">
            <text:p>186</text:p>
          </table:table-cell>
          <table:table-cell office:value-type="float" office:value="186" calcext:value-type="float">
            <text:p>186</text:p>
          </table:table-cell>
          <table:table-cell table:number-columns-repeated="1015"/>
        </table:table-row>
        <table:table-row table:style-name="ro1">
          <table:table-cell office:value-type="float" office:value="166" calcext:value-type="float">
            <text:p>166</text:p>
          </table:table-cell>
          <table:table-cell table:formula="of:=-54.52*LN([.A47])+363.75" office:value-type="float" office:value="85.0444257788012" calcext:value-type="float">
            <text:p>85.04</text:p>
          </table:table-cell>
          <table:table-cell table:style-name="ce3" office:value-type="float" office:value="85.0444257788012" calcext:value-type="float">
            <text:p>85.04</text:p>
          </table:table-cell>
          <table:table-cell table:formula="of:=INT(ROUND([.C47];0))" office:value-type="float" office:value="85" calcext:value-type="float">
            <text:p>85</text:p>
          </table:table-cell>
          <table:table-cell office:value-type="float" office:value="85" calcext:value-type="float">
            <text:p>85</text:p>
          </table:table-cell>
          <table:table-cell table:formula="of:=[.B47]*9/5+32" office:value-type="float" office:value="185.079966401842" calcext:value-type="float">
            <text:p>185.0799664018</text:p>
          </table:table-cell>
          <table:table-cell office:value-type="float" office:value="185.079966401842" calcext:value-type="float">
            <text:p>185.0799664018</text:p>
          </table:table-cell>
          <table:table-cell table:formula="of:=ROUND([.G47];0)" office:value-type="float" office:value="185" calcext:value-type="float">
            <text:p>185</text:p>
          </table:table-cell>
          <table:table-cell office:value-type="float" office:value="185" calcext:value-type="float">
            <text:p>185</text:p>
          </table:table-cell>
          <table:table-cell table:number-columns-repeated="1015"/>
        </table:table-row>
        <table:table-row table:style-name="ro1">
          <table:table-cell office:value-type="float" office:value="167" calcext:value-type="float">
            <text:p>167</text:p>
          </table:table-cell>
          <table:table-cell table:formula="of:=-54.52*LN([.A48])+363.75" office:value-type="float" office:value="84.7169773470385" calcext:value-type="float">
            <text:p>84.72</text:p>
          </table:table-cell>
          <table:table-cell table:style-name="ce3" office:value-type="float" office:value="84.7169773470385" calcext:value-type="float">
            <text:p>84.72</text:p>
          </table:table-cell>
          <table:table-cell table:formula="of:=INT(ROUND([.C48];0))" office:value-type="float" office:value="85" calcext:value-type="float">
            <text:p>85</text:p>
          </table:table-cell>
          <table:table-cell office:value-type="float" office:value="85" calcext:value-type="float">
            <text:p>85</text:p>
          </table:table-cell>
          <table:table-cell table:formula="of:=[.B48]*9/5+32" office:value-type="float" office:value="184.490559224669" calcext:value-type="float">
            <text:p>184.4905592247</text:p>
          </table:table-cell>
          <table:table-cell office:value-type="float" office:value="184.490559224669" calcext:value-type="float">
            <text:p>184.4905592247</text:p>
          </table:table-cell>
          <table:table-cell table:formula="of:=ROUND([.G48];0)" office:value-type="float" office:value="184" calcext:value-type="float">
            <text:p>184</text:p>
          </table:table-cell>
          <table:table-cell office:value-type="float" office:value="184" calcext:value-type="float">
            <text:p>184</text:p>
          </table:table-cell>
          <table:table-cell table:number-columns-repeated="1015"/>
        </table:table-row>
        <table:table-row table:style-name="ro1">
          <table:table-cell office:value-type="float" office:value="168" calcext:value-type="float">
            <text:p>168</text:p>
          </table:table-cell>
          <table:table-cell table:formula="of:=-54.52*LN([.A49])+363.75" office:value-type="float" office:value="84.3914838429343" calcext:value-type="float">
            <text:p>84.39</text:p>
          </table:table-cell>
          <table:table-cell table:style-name="ce3" office:value-type="float" office:value="84.3914838429343" calcext:value-type="float">
            <text:p>84.39</text:p>
          </table:table-cell>
          <table:table-cell table:formula="of:=INT(ROUND([.C49];0))" office:value-type="float" office:value="84" calcext:value-type="float">
            <text:p>84</text:p>
          </table:table-cell>
          <table:table-cell office:value-type="float" office:value="84" calcext:value-type="float">
            <text:p>84</text:p>
          </table:table-cell>
          <table:table-cell table:formula="of:=[.B49]*9/5+32" office:value-type="float" office:value="183.904670917282" calcext:value-type="float">
            <text:p>183.9046709173</text:p>
          </table:table-cell>
          <table:table-cell office:value-type="float" office:value="183.904670917282" calcext:value-type="float">
            <text:p>183.9046709173</text:p>
          </table:table-cell>
          <table:table-cell table:formula="of:=ROUND([.G49];0)" office:value-type="float" office:value="184" calcext:value-type="float">
            <text:p>184</text:p>
          </table:table-cell>
          <table:table-cell office:value-type="float" office:value="184" calcext:value-type="float">
            <text:p>184</text:p>
          </table:table-cell>
          <table:table-cell table:number-columns-repeated="1015"/>
        </table:table-row>
        <table:table-row table:style-name="ro1">
          <table:table-cell office:value-type="float" office:value="169" calcext:value-type="float">
            <text:p>169</text:p>
          </table:table-cell>
          <table:table-cell table:formula="of:=-54.52*LN([.A50])+363.75" office:value-type="float" office:value="84.067922062394" calcext:value-type="float">
            <text:p>84.07</text:p>
          </table:table-cell>
          <table:table-cell table:style-name="ce3" office:value-type="float" office:value="84.067922062394" calcext:value-type="float">
            <text:p>84.07</text:p>
          </table:table-cell>
          <table:table-cell table:formula="of:=INT(ROUND([.C50];0))" office:value-type="float" office:value="84" calcext:value-type="float">
            <text:p>84</text:p>
          </table:table-cell>
          <table:table-cell office:value-type="float" office:value="84" calcext:value-type="float">
            <text:p>84</text:p>
          </table:table-cell>
          <table:table-cell table:formula="of:=[.B50]*9/5+32" office:value-type="float" office:value="183.322259712309" calcext:value-type="float">
            <text:p>183.3222597123</text:p>
          </table:table-cell>
          <table:table-cell office:value-type="float" office:value="183.322259712309" calcext:value-type="float">
            <text:p>183.3222597123</text:p>
          </table:table-cell>
          <table:table-cell table:formula="of:=ROUND([.G50];0)" office:value-type="float" office:value="183" calcext:value-type="float">
            <text:p>183</text:p>
          </table:table-cell>
          <table:table-cell office:value-type="float" office:value="183" calcext:value-type="float">
            <text:p>183</text:p>
          </table:table-cell>
          <table:table-cell table:number-columns-repeated="1015"/>
        </table:table-row>
        <table:table-row table:style-name="ro1">
          <table:table-cell office:value-type="float" office:value="170" calcext:value-type="float">
            <text:p>170</text:p>
          </table:table-cell>
          <table:table-cell table:formula="of:=-54.52*LN([.A51])+363.75" office:value-type="float" office:value="83.7462692120197" calcext:value-type="float">
            <text:p>83.75</text:p>
          </table:table-cell>
          <table:table-cell table:style-name="ce3" office:value-type="float" office:value="83.7462692120197" calcext:value-type="float">
            <text:p>83.75</text:p>
          </table:table-cell>
          <table:table-cell table:formula="of:=INT(ROUND([.C51];0))" office:value-type="float" office:value="84" calcext:value-type="float">
            <text:p>84</text:p>
          </table:table-cell>
          <table:table-cell office:value-type="float" office:value="84" calcext:value-type="float">
            <text:p>84</text:p>
          </table:table-cell>
          <table:table-cell table:formula="of:=[.B51]*9/5+32" office:value-type="float" office:value="182.743284581635" calcext:value-type="float">
            <text:p>182.7432845816</text:p>
          </table:table-cell>
          <table:table-cell office:value-type="float" office:value="182.743284581635" calcext:value-type="float">
            <text:p>182.7432845816</text:p>
          </table:table-cell>
          <table:table-cell table:formula="of:=ROUND([.G51];0)" office:value-type="float" office:value="183" calcext:value-type="float">
            <text:p>183</text:p>
          </table:table-cell>
          <table:table-cell office:value-type="float" office:value="183" calcext:value-type="float">
            <text:p>183</text:p>
          </table:table-cell>
          <table:table-cell table:number-columns-repeated="1015"/>
        </table:table-row>
        <table:table-row table:style-name="ro1">
          <table:table-cell office:value-type="float" office:value="171" calcext:value-type="float">
            <text:p>171</text:p>
          </table:table-cell>
          <table:table-cell table:formula="of:=-54.52*LN([.A52])+363.75" office:value-type="float" office:value="83.4265028994749" calcext:value-type="float">
            <text:p>83.43</text:p>
          </table:table-cell>
          <table:table-cell table:style-name="ce3" office:value-type="float" office:value="83.4265028994749" calcext:value-type="float">
            <text:p>83.43</text:p>
          </table:table-cell>
          <table:table-cell table:formula="of:=INT(ROUND([.C52];0))" office:value-type="float" office:value="83" calcext:value-type="float">
            <text:p>83</text:p>
          </table:table-cell>
          <table:table-cell office:value-type="float" office:value="83" calcext:value-type="float">
            <text:p>83</text:p>
          </table:table-cell>
          <table:table-cell table:formula="of:=[.B52]*9/5+32" office:value-type="float" office:value="182.167705219055" calcext:value-type="float">
            <text:p>182.1677052191</text:p>
          </table:table-cell>
          <table:table-cell office:value-type="float" office:value="182.167705219055" calcext:value-type="float">
            <text:p>182.1677052191</text:p>
          </table:table-cell>
          <table:table-cell table:formula="of:=ROUND([.G52];0)" office:value-type="float" office:value="182" calcext:value-type="float">
            <text:p>182</text:p>
          </table:table-cell>
          <table:table-cell office:value-type="float" office:value="182" calcext:value-type="float">
            <text:p>182</text:p>
          </table:table-cell>
          <table:table-cell table:number-columns-repeated="1015"/>
        </table:table-row>
        <table:table-row table:style-name="ro1">
          <table:table-cell office:value-type="float" office:value="172" calcext:value-type="float">
            <text:p>172</text:p>
          </table:table-cell>
          <table:table-cell table:formula="of:=-54.52*LN([.A53])+363.75" office:value-type="float" office:value="83.1086011241305" calcext:value-type="float">
            <text:p>83.11</text:p>
          </table:table-cell>
          <table:table-cell table:style-name="ce3" office:value-type="float" office:value="83.1086011241305" calcext:value-type="float">
            <text:p>83.11</text:p>
          </table:table-cell>
          <table:table-cell table:formula="of:=INT(ROUND([.C53];0))" office:value-type="float" office:value="83" calcext:value-type="float">
            <text:p>83</text:p>
          </table:table-cell>
          <table:table-cell office:value-type="float" office:value="83" calcext:value-type="float">
            <text:p>83</text:p>
          </table:table-cell>
          <table:table-cell table:formula="of:=[.B53]*9/5+32" office:value-type="float" office:value="181.595482023435" calcext:value-type="float">
            <text:p>181.5954820234</text:p>
          </table:table-cell>
          <table:table-cell office:value-type="float" office:value="181.595482023435" calcext:value-type="float">
            <text:p>181.5954820234</text:p>
          </table:table-cell>
          <table:table-cell table:formula="of:=ROUND([.G53];0)" office:value-type="float" office:value="182" calcext:value-type="float">
            <text:p>182</text:p>
          </table:table-cell>
          <table:table-cell office:value-type="float" office:value="182" calcext:value-type="float">
            <text:p>182</text:p>
          </table:table-cell>
          <table:table-cell table:number-columns-repeated="1015"/>
        </table:table-row>
        <table:table-row table:style-name="ro1">
          <table:table-cell office:value-type="float" office:value="173" calcext:value-type="float">
            <text:p>173</text:p>
          </table:table-cell>
          <table:table-cell table:formula="of:=-54.52*LN([.A54])+363.75" office:value-type="float" office:value="82.7925422679811" calcext:value-type="float">
            <text:p>82.79</text:p>
          </table:table-cell>
          <table:table-cell table:style-name="ce3" office:value-type="float" office:value="82.7925422679811" calcext:value-type="float">
            <text:p>82.79</text:p>
          </table:table-cell>
          <table:table-cell table:formula="of:=INT(ROUND([.C54];0))" office:value-type="float" office:value="83" calcext:value-type="float">
            <text:p>83</text:p>
          </table:table-cell>
          <table:table-cell office:value-type="float" office:value="83" calcext:value-type="float">
            <text:p>83</text:p>
          </table:table-cell>
          <table:table-cell table:formula="of:=[.B54]*9/5+32" office:value-type="float" office:value="181.026576082366" calcext:value-type="float">
            <text:p>181.0265760824</text:p>
          </table:table-cell>
          <table:table-cell office:value-type="float" office:value="181.026576082366" calcext:value-type="float">
            <text:p>181.0265760824</text:p>
          </table:table-cell>
          <table:table-cell table:formula="of:=ROUND([.G54];0)" office:value-type="float" office:value="181" calcext:value-type="float">
            <text:p>181</text:p>
          </table:table-cell>
          <table:table-cell office:value-type="float" office:value="181" calcext:value-type="float">
            <text:p>181</text:p>
          </table:table-cell>
          <table:table-cell table:number-columns-repeated="1015"/>
        </table:table-row>
        <table:table-row table:style-name="ro1">
          <table:table-cell office:value-type="float" office:value="174" calcext:value-type="float">
            <text:p>174</text:p>
          </table:table-cell>
          <table:table-cell table:formula="of:=-54.52*LN([.A55])+363.75" office:value-type="float" office:value="82.4783050868239" calcext:value-type="float">
            <text:p>82.48</text:p>
          </table:table-cell>
          <table:table-cell table:style-name="ce3" office:value-type="float" office:value="82.4783050868239" calcext:value-type="float">
            <text:p>82.48</text:p>
          </table:table-cell>
          <table:table-cell table:formula="of:=INT(ROUND([.C55];0))" office:value-type="float" office:value="82" calcext:value-type="float">
            <text:p>82</text:p>
          </table:table-cell>
          <table:table-cell office:value-type="float" office:value="82" calcext:value-type="float">
            <text:p>82</text:p>
          </table:table-cell>
          <table:table-cell table:formula="of:=[.B55]*9/5+32" office:value-type="float" office:value="180.460949156283" calcext:value-type="float">
            <text:p>180.4609491563</text:p>
          </table:table-cell>
          <table:table-cell office:value-type="float" office:value="180.460949156283" calcext:value-type="float">
            <text:p>180.4609491563</text:p>
          </table:table-cell>
          <table:table-cell table:formula="of:=ROUND([.G55];0)" office:value-type="float" office:value="180" calcext:value-type="float">
            <text:p>180</text:p>
          </table:table-cell>
          <table:table-cell office:value-type="float" office:value="180" calcext:value-type="float">
            <text:p>180</text:p>
          </table:table-cell>
          <table:table-cell table:number-columns-repeated="1015"/>
        </table:table-row>
        <table:table-row table:style-name="ro1">
          <table:table-cell office:value-type="float" office:value="175" calcext:value-type="float">
            <text:p>175</text:p>
          </table:table-cell>
          <table:table-cell table:formula="of:=-54.52*LN([.A56])+363.75" office:value-type="float" office:value="82.16586870169" calcext:value-type="float">
            <text:p>82.17</text:p>
          </table:table-cell>
          <table:table-cell table:style-name="ce3" office:value-type="float" office:value="82.16586870169" calcext:value-type="float">
            <text:p>82.17</text:p>
          </table:table-cell>
          <table:table-cell table:formula="of:=INT(ROUND([.C56];0))" office:value-type="float" office:value="82" calcext:value-type="float">
            <text:p>82</text:p>
          </table:table-cell>
          <table:table-cell office:value-type="float" office:value="82" calcext:value-type="float">
            <text:p>82</text:p>
          </table:table-cell>
          <table:table-cell table:formula="of:=[.B56]*9/5+32" office:value-type="float" office:value="179.898563663042" calcext:value-type="float">
            <text:p>179.898563663</text:p>
          </table:table-cell>
          <table:table-cell office:value-type="float" office:value="179.898563663042" calcext:value-type="float">
            <text:p>179.898563663</text:p>
          </table:table-cell>
          <table:table-cell table:formula="of:=ROUND([.G56];0)" office:value-type="float" office:value="180" calcext:value-type="float">
            <text:p>180</text:p>
          </table:table-cell>
          <table:table-cell office:value-type="float" office:value="180" calcext:value-type="float">
            <text:p>180</text:p>
          </table:table-cell>
          <table:table-cell table:number-columns-repeated="1015"/>
        </table:table-row>
        <table:table-row table:style-name="ro1">
          <table:table-cell office:value-type="float" office:value="176" calcext:value-type="float">
            <text:p>176</text:p>
          </table:table-cell>
          <table:table-cell table:formula="of:=-54.52*LN([.A57])+363.75" office:value-type="float" office:value="81.85521259052" calcext:value-type="float">
            <text:p>81.86</text:p>
          </table:table-cell>
          <table:table-cell table:style-name="ce3" office:value-type="float" office:value="81.85521259052" calcext:value-type="float">
            <text:p>81.86</text:p>
          </table:table-cell>
          <table:table-cell table:formula="of:=INT(ROUND([.C57];0))" office:value-type="float" office:value="82" calcext:value-type="float">
            <text:p>82</text:p>
          </table:table-cell>
          <table:table-cell office:value-type="float" office:value="82" calcext:value-type="float">
            <text:p>82</text:p>
          </table:table-cell>
          <table:table-cell table:formula="of:=[.B57]*9/5+32" office:value-type="float" office:value="179.339382662936" calcext:value-type="float">
            <text:p>179.3393826629</text:p>
          </table:table-cell>
          <table:table-cell office:value-type="float" office:value="179.339382662936" calcext:value-type="float">
            <text:p>179.3393826629</text:p>
          </table:table-cell>
          <table:table-cell table:formula="of:=ROUND([.G57];0)" office:value-type="float" office:value="179" calcext:value-type="float">
            <text:p>179</text:p>
          </table:table-cell>
          <table:table-cell office:value-type="float" office:value="179" calcext:value-type="float">
            <text:p>179</text:p>
          </table:table-cell>
          <table:table-cell table:number-columns-repeated="1015"/>
        </table:table-row>
        <table:table-row table:style-name="ro1">
          <table:table-cell office:value-type="float" office:value="177" calcext:value-type="float">
            <text:p>177</text:p>
          </table:table-cell>
          <table:table-cell table:formula="of:=-54.52*LN([.A58])+363.75" office:value-type="float" office:value="81.5463165800749" calcext:value-type="float">
            <text:p>81.55</text:p>
          </table:table-cell>
          <table:table-cell table:style-name="ce3" office:value-type="float" office:value="81.5463165800749" calcext:value-type="float">
            <text:p>81.55</text:p>
          </table:table-cell>
          <table:table-cell table:formula="of:=INT(ROUND([.C58];0))" office:value-type="float" office:value="82" calcext:value-type="float">
            <text:p>82</text:p>
          </table:table-cell>
          <table:table-cell office:value-type="float" office:value="82" calcext:value-type="float">
            <text:p>82</text:p>
          </table:table-cell>
          <table:table-cell table:formula="of:=[.B58]*9/5+32" office:value-type="float" office:value="178.783369844135" calcext:value-type="float">
            <text:p>178.7833698441</text:p>
          </table:table-cell>
          <table:table-cell office:value-type="float" office:value="178.783369844135" calcext:value-type="float">
            <text:p>178.7833698441</text:p>
          </table:table-cell>
          <table:table-cell table:formula="of:=ROUND([.G58];0)" office:value-type="float" office:value="179" calcext:value-type="float">
            <text:p>179</text:p>
          </table:table-cell>
          <table:table-cell office:value-type="float" office:value="179" calcext:value-type="float">
            <text:p>179</text:p>
          </table:table-cell>
          <table:table-cell table:number-columns-repeated="1015"/>
        </table:table-row>
        <table:table-row table:style-name="ro1">
          <table:table-cell office:value-type="float" office:value="178" calcext:value-type="float">
            <text:p>178</text:p>
          </table:table-cell>
          <table:table-cell table:formula="of:=-54.52*LN([.A59])+363.75" office:value-type="float" office:value="81.2391608380755" calcext:value-type="float">
            <text:p>81.24</text:p>
          </table:table-cell>
          <table:table-cell table:style-name="ce3" office:value-type="float" office:value="81.2391608380755" calcext:value-type="float">
            <text:p>81.24</text:p>
          </table:table-cell>
          <table:table-cell table:formula="of:=INT(ROUND([.C59];0))" office:value-type="float" office:value="81" calcext:value-type="float">
            <text:p>81</text:p>
          </table:table-cell>
          <table:table-cell office:value-type="float" office:value="81" calcext:value-type="float">
            <text:p>81</text:p>
          </table:table-cell>
          <table:table-cell table:formula="of:=[.B59]*9/5+32" office:value-type="float" office:value="178.230489508536" calcext:value-type="float">
            <text:p>178.2304895085</text:p>
          </table:table-cell>
          <table:table-cell office:value-type="float" office:value="178.230489508536" calcext:value-type="float">
            <text:p>178.2304895085</text:p>
          </table:table-cell>
          <table:table-cell table:formula="of:=ROUND([.G59];0)" office:value-type="float" office:value="178" calcext:value-type="float">
            <text:p>178</text:p>
          </table:table-cell>
          <table:table-cell office:value-type="float" office:value="178" calcext:value-type="float">
            <text:p>178</text:p>
          </table:table-cell>
          <table:table-cell table:number-columns-repeated="1015"/>
        </table:table-row>
        <table:table-row table:style-name="ro1">
          <table:table-cell office:value-type="float" office:value="179" calcext:value-type="float">
            <text:p>179</text:p>
          </table:table-cell>
          <table:table-cell table:formula="of:=-54.52*LN([.A60])+363.75" office:value-type="float" office:value="80.9337258655621" calcext:value-type="float">
            <text:p>80.93</text:p>
          </table:table-cell>
          <table:table-cell table:style-name="ce3" office:value-type="float" office:value="80.9337258655621" calcext:value-type="float">
            <text:p>80.93</text:p>
          </table:table-cell>
          <table:table-cell table:formula="of:=INT(ROUND([.C60];0))" office:value-type="float" office:value="81" calcext:value-type="float">
            <text:p>81</text:p>
          </table:table-cell>
          <table:table-cell office:value-type="float" office:value="81" calcext:value-type="float">
            <text:p>81</text:p>
          </table:table-cell>
          <table:table-cell table:formula="of:=[.B60]*9/5+32" office:value-type="float" office:value="177.680706558012" calcext:value-type="float">
            <text:p>177.680706558</text:p>
          </table:table-cell>
          <table:table-cell office:value-type="float" office:value="177.680706558012" calcext:value-type="float">
            <text:p>177.680706558</text:p>
          </table:table-cell>
          <table:table-cell table:formula="of:=ROUND([.G60];0)" office:value-type="float" office:value="178" calcext:value-type="float">
            <text:p>178</text:p>
          </table:table-cell>
          <table:table-cell office:value-type="float" office:value="178" calcext:value-type="float">
            <text:p>178</text:p>
          </table:table-cell>
          <table:table-cell table:number-columns-repeated="1015"/>
        </table:table-row>
        <table:table-row table:style-name="ro1">
          <table:table-cell office:value-type="float" office:value="180" calcext:value-type="float">
            <text:p>180</text:p>
          </table:table-cell>
          <table:table-cell table:formula="of:=-54.52*LN([.A61])+363.75" office:value-type="float" office:value="80.6299924894657" calcext:value-type="float">
            <text:p>80.63</text:p>
          </table:table-cell>
          <table:table-cell table:style-name="ce3" office:value-type="float" office:value="80.6299924894657" calcext:value-type="float">
            <text:p>80.63</text:p>
          </table:table-cell>
          <table:table-cell table:formula="of:=INT(ROUND([.C61];0))" office:value-type="float" office:value="81" calcext:value-type="float">
            <text:p>81</text:p>
          </table:table-cell>
          <table:table-cell office:value-type="float" office:value="81" calcext:value-type="float">
            <text:p>81</text:p>
          </table:table-cell>
          <table:table-cell table:formula="of:=[.B61]*9/5+32" office:value-type="float" office:value="177.133986481038" calcext:value-type="float">
            <text:p>177.133986481</text:p>
          </table:table-cell>
          <table:table-cell office:value-type="float" office:value="177.133986481038" calcext:value-type="float">
            <text:p>177.133986481</text:p>
          </table:table-cell>
          <table:table-cell table:formula="of:=ROUND([.G61];0)" office:value-type="float" office:value="177" calcext:value-type="float">
            <text:p>177</text:p>
          </table:table-cell>
          <table:table-cell office:value-type="float" office:value="177" calcext:value-type="float">
            <text:p>177</text:p>
          </table:table-cell>
          <table:table-cell table:number-columns-repeated="1015"/>
        </table:table-row>
        <table:table-row table:style-name="ro1">
          <table:table-cell office:value-type="float" office:value="181" calcext:value-type="float">
            <text:p>181</text:p>
          </table:table-cell>
          <table:table-cell table:formula="of:=-54.52*LN([.A62])+363.75" office:value-type="float" office:value="80.3279418553872" calcext:value-type="float">
            <text:p>80.33</text:p>
          </table:table-cell>
          <table:table-cell table:style-name="ce3" office:value-type="float" office:value="80.3279418553872" calcext:value-type="float">
            <text:p>80.33</text:p>
          </table:table-cell>
          <table:table-cell table:formula="of:=INT(ROUND([.C62];0))" office:value-type="float" office:value="80" calcext:value-type="float">
            <text:p>80</text:p>
          </table:table-cell>
          <table:table-cell office:value-type="float" office:value="80" calcext:value-type="float">
            <text:p>80</text:p>
          </table:table-cell>
          <table:table-cell table:formula="of:=[.B62]*9/5+32" office:value-type="float" office:value="176.590295339697" calcext:value-type="float">
            <text:p>176.5902953397</text:p>
          </table:table-cell>
          <table:table-cell office:value-type="float" office:value="176.590295339697" calcext:value-type="float">
            <text:p>176.5902953397</text:p>
          </table:table-cell>
          <table:table-cell table:formula="of:=ROUND([.G62];0)" office:value-type="float" office:value="177" calcext:value-type="float">
            <text:p>177</text:p>
          </table:table-cell>
          <table:table-cell office:value-type="float" office:value="177" calcext:value-type="float">
            <text:p>177</text:p>
          </table:table-cell>
          <table:table-cell table:number-columns-repeated="1015"/>
        </table:table-row>
        <table:table-row table:style-name="ro1">
          <table:table-cell office:value-type="float" office:value="182" calcext:value-type="float">
            <text:p>182</text:p>
          </table:table-cell>
          <table:table-cell table:formula="of:=-54.52*LN([.A63])+363.75" office:value-type="float" office:value="80.0275554205731" calcext:value-type="float">
            <text:p>80.03</text:p>
          </table:table-cell>
          <table:table-cell table:style-name="ce3" office:value-type="float" office:value="80.0275554205731" calcext:value-type="float">
            <text:p>80.03</text:p>
          </table:table-cell>
          <table:table-cell table:formula="of:=INT(ROUND([.C63];0))" office:value-type="float" office:value="80" calcext:value-type="float">
            <text:p>80</text:p>
          </table:table-cell>
          <table:table-cell office:value-type="float" office:value="80" calcext:value-type="float">
            <text:p>80</text:p>
          </table:table-cell>
          <table:table-cell table:formula="of:=[.B63]*9/5+32" office:value-type="float" office:value="176.049599757032" calcext:value-type="float">
            <text:p>176.049599757</text:p>
          </table:table-cell>
          <table:table-cell office:value-type="float" office:value="176.049599757032" calcext:value-type="float">
            <text:p>176.049599757</text:p>
          </table:table-cell>
          <table:table-cell table:formula="of:=ROUND([.G63];0)" office:value-type="float" office:value="176" calcext:value-type="float">
            <text:p>176</text:p>
          </table:table-cell>
          <table:table-cell office:value-type="float" office:value="176" calcext:value-type="float">
            <text:p>176</text:p>
          </table:table-cell>
          <table:table-cell table:number-columns-repeated="1015"/>
        </table:table-row>
        <table:table-row table:style-name="ro1">
          <table:table-cell office:value-type="float" office:value="183" calcext:value-type="float">
            <text:p>183</text:p>
          </table:table-cell>
          <table:table-cell table:formula="of:=-54.52*LN([.A64])+363.75" office:value-type="float" office:value="79.7288149470857" calcext:value-type="float">
            <text:p>79.73</text:p>
          </table:table-cell>
          <table:table-cell table:style-name="ce3" office:value-type="float" office:value="79.7288149470857" calcext:value-type="float">
            <text:p>79.73</text:p>
          </table:table-cell>
          <table:table-cell table:formula="of:=INT(ROUND([.C64];0))" office:value-type="float" office:value="80" calcext:value-type="float">
            <text:p>80</text:p>
          </table:table-cell>
          <table:table-cell office:value-type="float" office:value="80" calcext:value-type="float">
            <text:p>80</text:p>
          </table:table-cell>
          <table:table-cell table:formula="of:=[.B64]*9/5+32" office:value-type="float" office:value="175.511866904754" calcext:value-type="float">
            <text:p>175.5118669048</text:p>
          </table:table-cell>
          <table:table-cell office:value-type="float" office:value="175.511866904754" calcext:value-type="float">
            <text:p>175.5118669048</text:p>
          </table:table-cell>
          <table:table-cell table:formula="of:=ROUND([.G64];0)" office:value-type="float" office:value="176" calcext:value-type="float">
            <text:p>176</text:p>
          </table:table-cell>
          <table:table-cell office:value-type="float" office:value="176" calcext:value-type="float">
            <text:p>176</text:p>
          </table:table-cell>
          <table:table-cell table:number-columns-repeated="1015"/>
        </table:table-row>
        <table:table-row table:style-name="ro1">
          <table:table-cell office:value-type="float" office:value="184" calcext:value-type="float">
            <text:p>184</text:p>
          </table:table-cell>
          <table:table-cell table:formula="of:=-54.52*LN([.A65])+363.75" office:value-type="float" office:value="79.4317024951581" calcext:value-type="float">
            <text:p>79.43</text:p>
          </table:table-cell>
          <table:table-cell table:style-name="ce3" office:value-type="float" office:value="79.4317024951581" calcext:value-type="float">
            <text:p>79.43</text:p>
          </table:table-cell>
          <table:table-cell table:formula="of:=INT(ROUND([.C65];0))" office:value-type="float" office:value="79" calcext:value-type="float">
            <text:p>79</text:p>
          </table:table-cell>
          <table:table-cell office:value-type="float" office:value="79" calcext:value-type="float">
            <text:p>79</text:p>
          </table:table-cell>
          <table:table-cell table:formula="of:=[.B65]*9/5+32" office:value-type="float" office:value="174.977064491285" calcext:value-type="float">
            <text:p>174.9770644913</text:p>
          </table:table-cell>
          <table:table-cell office:value-type="float" office:value="174.977064491285" calcext:value-type="float">
            <text:p>174.9770644913</text:p>
          </table:table-cell>
          <table:table-cell table:formula="of:=ROUND([.G65];0)" office:value-type="float" office:value="175" calcext:value-type="float">
            <text:p>175</text:p>
          </table:table-cell>
          <table:table-cell office:value-type="float" office:value="175" calcext:value-type="float">
            <text:p>175</text:p>
          </table:table-cell>
          <table:table-cell table:number-columns-repeated="1015"/>
        </table:table-row>
        <table:table-row table:style-name="ro1">
          <table:table-cell office:value-type="float" office:value="185" calcext:value-type="float">
            <text:p>185</text:p>
          </table:table-cell>
          <table:table-cell table:formula="of:=-54.52*LN([.A66])+363.75" office:value-type="float" office:value="79.1362004167298" calcext:value-type="float">
            <text:p>79.14</text:p>
          </table:table-cell>
          <table:table-cell table:style-name="ce3" office:value-type="float" office:value="79.1362004167298" calcext:value-type="float">
            <text:p>79.14</text:p>
          </table:table-cell>
          <table:table-cell table:formula="of:=INT(ROUND([.C66];0))" office:value-type="float" office:value="79" calcext:value-type="float">
            <text:p>79</text:p>
          </table:table-cell>
          <table:table-cell office:value-type="float" office:value="79" calcext:value-type="float">
            <text:p>79</text:p>
          </table:table-cell>
          <table:table-cell table:formula="of:=[.B66]*9/5+32" office:value-type="float" office:value="174.445160750114" calcext:value-type="float">
            <text:p>174.4451607501</text:p>
          </table:table-cell>
          <table:table-cell office:value-type="float" office:value="174.445160750114" calcext:value-type="float">
            <text:p>174.4451607501</text:p>
          </table:table-cell>
          <table:table-cell table:formula="of:=ROUND([.G66];0)" office:value-type="float" office:value="174" calcext:value-type="float">
            <text:p>174</text:p>
          </table:table-cell>
          <table:table-cell office:value-type="float" office:value="174" calcext:value-type="float">
            <text:p>174</text:p>
          </table:table-cell>
          <table:table-cell table:number-columns-repeated="1015"/>
        </table:table-row>
        <table:table-row table:style-name="ro1">
          <table:table-cell office:value-type="float" office:value="186" calcext:value-type="float">
            <text:p>186</text:p>
          </table:table-cell>
          <table:table-cell table:formula="of:=-54.52*LN([.A67])+363.75" office:value-type="float" office:value="78.8422913491563" calcext:value-type="float">
            <text:p>78.84</text:p>
          </table:table-cell>
          <table:table-cell table:style-name="ce3" office:value-type="float" office:value="78.8422913491563" calcext:value-type="float">
            <text:p>78.84</text:p>
          </table:table-cell>
          <table:table-cell table:formula="of:=INT(ROUND([.C67];0))" office:value-type="float" office:value="79" calcext:value-type="float">
            <text:p>79</text:p>
          </table:table-cell>
          <table:table-cell office:value-type="float" office:value="79" calcext:value-type="float">
            <text:p>79</text:p>
          </table:table-cell>
          <table:table-cell table:formula="of:=[.B67]*9/5+32" office:value-type="float" office:value="173.916124428481" calcext:value-type="float">
            <text:p>173.9161244285</text:p>
          </table:table-cell>
          <table:table-cell office:value-type="float" office:value="173.916124428481" calcext:value-type="float">
            <text:p>173.9161244285</text:p>
          </table:table-cell>
          <table:table-cell table:formula="of:=ROUND([.G67];0)" office:value-type="float" office:value="174" calcext:value-type="float">
            <text:p>174</text:p>
          </table:table-cell>
          <table:table-cell office:value-type="float" office:value="174" calcext:value-type="float">
            <text:p>174</text:p>
          </table:table-cell>
          <table:table-cell table:number-columns-repeated="1015"/>
        </table:table-row>
        <table:table-row table:style-name="ro1">
          <table:table-cell office:value-type="float" office:value="187" calcext:value-type="float">
            <text:p>187</text:p>
          </table:table-cell>
          <table:table-cell table:formula="of:=-54.52*LN([.A68])+363.75" office:value-type="float" office:value="78.5499582090879" calcext:value-type="float">
            <text:p>78.55</text:p>
          </table:table-cell>
          <table:table-cell table:style-name="ce3" office:value-type="float" office:value="78.5499582090879" calcext:value-type="float">
            <text:p>78.55</text:p>
          </table:table-cell>
          <table:table-cell table:formula="of:=INT(ROUND([.C68];0))" office:value-type="float" office:value="79" calcext:value-type="float">
            <text:p>79</text:p>
          </table:table-cell>
          <table:table-cell office:value-type="float" office:value="79" calcext:value-type="float">
            <text:p>79</text:p>
          </table:table-cell>
          <table:table-cell table:formula="of:=[.B68]*9/5+32" office:value-type="float" office:value="173.389924776358" calcext:value-type="float">
            <text:p>173.3899247764</text:p>
          </table:table-cell>
          <table:table-cell office:value-type="float" office:value="173.389924776358" calcext:value-type="float">
            <text:p>173.3899247764</text:p>
          </table:table-cell>
          <table:table-cell table:formula="of:=ROUND([.G68];0)" office:value-type="float" office:value="173" calcext:value-type="float">
            <text:p>173</text:p>
          </table:table-cell>
          <table:table-cell office:value-type="float" office:value="173" calcext:value-type="float">
            <text:p>173</text:p>
          </table:table-cell>
          <table:table-cell table:number-columns-repeated="1015"/>
        </table:table-row>
        <table:table-row table:style-name="ro1">
          <table:table-cell office:value-type="float" office:value="188" calcext:value-type="float">
            <text:p>188</text:p>
          </table:table-cell>
          <table:table-cell table:formula="of:=-54.52*LN([.A69])+363.75" office:value-type="float" office:value="78.2591841865112" calcext:value-type="float">
            <text:p>78.26</text:p>
          </table:table-cell>
          <table:table-cell table:style-name="ce3" office:value-type="float" office:value="78.2591841865112" calcext:value-type="float">
            <text:p>78.26</text:p>
          </table:table-cell>
          <table:table-cell table:formula="of:=INT(ROUND([.C69];0))" office:value-type="float" office:value="78" calcext:value-type="float">
            <text:p>78</text:p>
          </table:table-cell>
          <table:table-cell office:value-type="float" office:value="78" calcext:value-type="float">
            <text:p>78</text:p>
          </table:table-cell>
          <table:table-cell table:formula="of:=[.B69]*9/5+32" office:value-type="float" office:value="172.86653153572" calcext:value-type="float">
            <text:p>172.8665315357</text:p>
          </table:table-cell>
          <table:table-cell office:value-type="float" office:value="172.86653153572" calcext:value-type="float">
            <text:p>172.8665315357</text:p>
          </table:table-cell>
          <table:table-cell table:formula="of:=ROUND([.G69];0)" office:value-type="float" office:value="173" calcext:value-type="float">
            <text:p>173</text:p>
          </table:table-cell>
          <table:table-cell office:value-type="float" office:value="173" calcext:value-type="float">
            <text:p>173</text:p>
          </table:table-cell>
          <table:table-cell table:number-columns-repeated="1015"/>
        </table:table-row>
        <table:table-row table:style-name="ro1">
          <table:table-cell office:value-type="float" office:value="189" calcext:value-type="float">
            <text:p>189</text:p>
          </table:table-cell>
          <table:table-cell table:formula="of:=-54.52*LN([.A70])+363.75" office:value-type="float" office:value="77.9699527389483" calcext:value-type="float">
            <text:p>77.97</text:p>
          </table:table-cell>
          <table:table-cell table:style-name="ce3" office:value-type="float" office:value="77.9699527389483" calcext:value-type="float">
            <text:p>77.97</text:p>
          </table:table-cell>
          <table:table-cell table:formula="of:=INT(ROUND([.C70];0))" office:value-type="float" office:value="78" calcext:value-type="float">
            <text:p>78</text:p>
          </table:table-cell>
          <table:table-cell office:value-type="float" office:value="78" calcext:value-type="float">
            <text:p>78</text:p>
          </table:table-cell>
          <table:table-cell table:formula="of:=[.B70]*9/5+32" office:value-type="float" office:value="172.345914930107" calcext:value-type="float">
            <text:p>172.3459149301</text:p>
          </table:table-cell>
          <table:table-cell office:value-type="float" office:value="172.345914930107" calcext:value-type="float">
            <text:p>172.3459149301</text:p>
          </table:table-cell>
          <table:table-cell table:formula="of:=ROUND([.G70];0)" office:value-type="float" office:value="172" calcext:value-type="float">
            <text:p>172</text:p>
          </table:table-cell>
          <table:table-cell office:value-type="float" office:value="172" calcext:value-type="float">
            <text:p>172</text:p>
          </table:table-cell>
          <table:table-cell table:number-columns-repeated="1015"/>
        </table:table-row>
        <table:table-row table:style-name="ro1">
          <table:table-cell office:value-type="float" office:value="190" calcext:value-type="float">
            <text:p>190</text:p>
          </table:table-cell>
          <table:table-cell table:formula="of:=-54.52*LN([.A71])+363.75" office:value-type="float" office:value="77.6822475858103" calcext:value-type="float">
            <text:p>77.68</text:p>
          </table:table-cell>
          <table:table-cell table:style-name="ce3" office:value-type="float" office:value="77.6822475858103" calcext:value-type="float">
            <text:p>77.68</text:p>
          </table:table-cell>
          <table:table-cell table:formula="of:=INT(ROUND([.C71];0))" office:value-type="float" office:value="78" calcext:value-type="float">
            <text:p>78</text:p>
          </table:table-cell>
          <table:table-cell office:value-type="float" office:value="78" calcext:value-type="float">
            <text:p>78</text:p>
          </table:table-cell>
          <table:table-cell table:formula="of:=[.B71]*9/5+32" office:value-type="float" office:value="171.828045654458" calcext:value-type="float">
            <text:p>171.8280456545</text:p>
          </table:table-cell>
          <table:table-cell office:value-type="float" office:value="171.828045654458" calcext:value-type="float">
            <text:p>171.8280456545</text:p>
          </table:table-cell>
          <table:table-cell table:formula="of:=ROUND([.G71];0)" office:value-type="float" office:value="172" calcext:value-type="float">
            <text:p>172</text:p>
          </table:table-cell>
          <table:table-cell office:value-type="float" office:value="172" calcext:value-type="float">
            <text:p>172</text:p>
          </table:table-cell>
          <table:table-cell table:number-columns-repeated="1015"/>
        </table:table-row>
        <table:table-row table:style-name="ro1">
          <table:table-cell office:value-type="float" office:value="191" calcext:value-type="float">
            <text:p>191</text:p>
          </table:table-cell>
          <table:table-cell table:formula="of:=-54.52*LN([.A72])+363.75" office:value-type="float" office:value="77.3960527028977" calcext:value-type="float">
            <text:p>77.40</text:p>
          </table:table-cell>
          <table:table-cell table:style-name="ce3" office:value-type="float" office:value="77.3960527028977" calcext:value-type="float">
            <text:p>77.40</text:p>
          </table:table-cell>
          <table:table-cell table:formula="of:=INT(ROUND([.C72];0))" office:value-type="float" office:value="77" calcext:value-type="float">
            <text:p>77</text:p>
          </table:table-cell>
          <table:table-cell office:value-type="float" office:value="77" calcext:value-type="float">
            <text:p>77</text:p>
          </table:table-cell>
          <table:table-cell table:formula="of:=[.B72]*9/5+32" office:value-type="float" office:value="171.312894865216" calcext:value-type="float">
            <text:p>171.3128948652</text:p>
          </table:table-cell>
          <table:table-cell office:value-type="float" office:value="171.312894865216" calcext:value-type="float">
            <text:p>171.3128948652</text:p>
          </table:table-cell>
          <table:table-cell table:formula="of:=ROUND([.G72];0)" office:value-type="float" office:value="171" calcext:value-type="float">
            <text:p>171</text:p>
          </table:table-cell>
          <table:table-cell office:value-type="float" office:value="171" calcext:value-type="float">
            <text:p>171</text:p>
          </table:table-cell>
          <table:table-cell table:number-columns-repeated="1015"/>
        </table:table-row>
        <table:table-row table:style-name="ro1">
          <table:table-cell office:value-type="float" office:value="192" calcext:value-type="float">
            <text:p>192</text:p>
          </table:table-cell>
          <table:table-cell table:formula="of:=-54.52*LN([.A73])+363.75" office:value-type="float" office:value="77.1113523170453" calcext:value-type="float">
            <text:p>77.11</text:p>
          </table:table-cell>
          <table:table-cell table:style-name="ce3" office:value-type="float" office:value="77.1113523170453" calcext:value-type="float">
            <text:p>77.11</text:p>
          </table:table-cell>
          <table:table-cell table:formula="of:=INT(ROUND([.C73];0))" office:value-type="float" office:value="77" calcext:value-type="float">
            <text:p>77</text:p>
          </table:table-cell>
          <table:table-cell office:value-type="float" office:value="77" calcext:value-type="float">
            <text:p>77</text:p>
          </table:table-cell>
          <table:table-cell table:formula="of:=[.B73]*9/5+32" office:value-type="float" office:value="170.800434170682" calcext:value-type="float">
            <text:p>170.8004341707</text:p>
          </table:table-cell>
          <table:table-cell office:value-type="float" office:value="170.800434170682" calcext:value-type="float">
            <text:p>170.8004341707</text:p>
          </table:table-cell>
          <table:table-cell table:formula="of:=ROUND([.G73];0)" office:value-type="float" office:value="171" calcext:value-type="float">
            <text:p>171</text:p>
          </table:table-cell>
          <table:table-cell office:value-type="float" office:value="171" calcext:value-type="float">
            <text:p>171</text:p>
          </table:table-cell>
          <table:table-cell table:number-columns-repeated="1015"/>
        </table:table-row>
        <table:table-row table:style-name="ro1">
          <table:table-cell office:value-type="float" office:value="193" calcext:value-type="float">
            <text:p>193</text:p>
          </table:table-cell>
          <table:table-cell table:formula="of:=-54.52*LN([.A74])+363.75" office:value-type="float" office:value="76.8281309009057" calcext:value-type="float">
            <text:p>76.83</text:p>
          </table:table-cell>
          <table:table-cell table:style-name="ce3" office:value-type="float" office:value="76.8281309009057" calcext:value-type="float">
            <text:p>76.83</text:p>
          </table:table-cell>
          <table:table-cell table:formula="of:=INT(ROUND([.C74];0))" office:value-type="float" office:value="77" calcext:value-type="float">
            <text:p>77</text:p>
          </table:table-cell>
          <table:table-cell office:value-type="float" office:value="77" calcext:value-type="float">
            <text:p>77</text:p>
          </table:table-cell>
          <table:table-cell table:formula="of:=[.B74]*9/5+32" office:value-type="float" office:value="170.29063562163" calcext:value-type="float">
            <text:p>170.2906356216</text:p>
          </table:table-cell>
          <table:table-cell office:value-type="float" office:value="170.29063562163" calcext:value-type="float">
            <text:p>170.2906356216</text:p>
          </table:table-cell>
          <table:table-cell table:formula="of:=ROUND([.G74];0)" office:value-type="float" office:value="170" calcext:value-type="float">
            <text:p>170</text:p>
          </table:table-cell>
          <table:table-cell office:value-type="float" office:value="170" calcext:value-type="float">
            <text:p>170</text:p>
          </table:table-cell>
          <table:table-cell table:number-columns-repeated="1015"/>
        </table:table-row>
        <table:table-row table:style-name="ro1">
          <table:table-cell office:value-type="float" office:value="194" calcext:value-type="float">
            <text:p>194</text:p>
          </table:table-cell>
          <table:table-cell table:formula="of:=-54.52*LN([.A75])+363.75" office:value-type="float" office:value="76.5463731678673" calcext:value-type="float">
            <text:p>76.55</text:p>
          </table:table-cell>
          <table:table-cell table:style-name="ce3" office:value-type="float" office:value="76.5463731678673" calcext:value-type="float">
            <text:p>76.55</text:p>
          </table:table-cell>
          <table:table-cell table:formula="of:=INT(ROUND([.C75];0))" office:value-type="float" office:value="77" calcext:value-type="float">
            <text:p>77</text:p>
          </table:table-cell>
          <table:table-cell office:value-type="float" office:value="77" calcext:value-type="float">
            <text:p>77</text:p>
          </table:table-cell>
          <table:table-cell table:formula="of:=[.B75]*9/5+32" office:value-type="float" office:value="169.783471702161" calcext:value-type="float">
            <text:p>169.7834717022</text:p>
          </table:table-cell>
          <table:table-cell office:value-type="float" office:value="169.783471702161" calcext:value-type="float">
            <text:p>169.7834717022</text:p>
          </table:table-cell>
          <table:table-cell table:formula="of:=ROUND([.G75];0)" office:value-type="float" office:value="170" calcext:value-type="float">
            <text:p>170</text:p>
          </table:table-cell>
          <table:table-cell office:value-type="float" office:value="170" calcext:value-type="float">
            <text:p>170</text:p>
          </table:table-cell>
          <table:table-cell table:number-columns-repeated="1015"/>
        </table:table-row>
        <table:table-row table:style-name="ro1">
          <table:table-cell office:value-type="float" office:value="195" calcext:value-type="float">
            <text:p>195</text:p>
          </table:table-cell>
          <table:table-cell table:formula="of:=-54.52*LN([.A76])+363.75" office:value-type="float" office:value="76.2660640671045" calcext:value-type="float">
            <text:p>76.27</text:p>
          </table:table-cell>
          <table:table-cell table:style-name="ce3" office:value-type="float" office:value="76.2660640671045" calcext:value-type="float">
            <text:p>76.27</text:p>
          </table:table-cell>
          <table:table-cell table:formula="of:=INT(ROUND([.C76];0))" office:value-type="float" office:value="76" calcext:value-type="float">
            <text:p>76</text:p>
          </table:table-cell>
          <table:table-cell office:value-type="float" office:value="76" calcext:value-type="float">
            <text:p>76</text:p>
          </table:table-cell>
          <table:table-cell table:formula="of:=[.B76]*9/5+32" office:value-type="float" office:value="169.278915320788" calcext:value-type="float">
            <text:p>169.2789153208</text:p>
          </table:table-cell>
          <table:table-cell office:value-type="float" office:value="169.278915320788" calcext:value-type="float">
            <text:p>169.2789153208</text:p>
          </table:table-cell>
          <table:table-cell table:formula="of:=ROUND([.G76];0)" office:value-type="float" office:value="169" calcext:value-type="float">
            <text:p>169</text:p>
          </table:table-cell>
          <table:table-cell office:value-type="float" office:value="169" calcext:value-type="float">
            <text:p>169</text:p>
          </table:table-cell>
          <table:table-cell table:number-columns-repeated="1015"/>
        </table:table-row>
        <table:table-row table:style-name="ro1">
          <table:table-cell office:value-type="float" office:value="196" calcext:value-type="float">
            <text:p>196</text:p>
          </table:table-cell>
          <table:table-cell table:formula="of:=-54.52*LN([.A77])+363.75" office:value-type="float" office:value="75.9871887787522" calcext:value-type="float">
            <text:p>75.99</text:p>
          </table:table-cell>
          <table:table-cell table:style-name="ce3" office:value-type="float" office:value="75.9871887787522" calcext:value-type="float">
            <text:p>75.99</text:p>
          </table:table-cell>
          <table:table-cell table:formula="of:=INT(ROUND([.C77];0))" office:value-type="float" office:value="76" calcext:value-type="float">
            <text:p>76</text:p>
          </table:table-cell>
          <table:table-cell office:value-type="float" office:value="76" calcext:value-type="float">
            <text:p>76</text:p>
          </table:table-cell>
          <table:table-cell table:formula="of:=[.B77]*9/5+32" office:value-type="float" office:value="168.776939801754" calcext:value-type="float">
            <text:p>168.7769398018</text:p>
          </table:table-cell>
          <table:table-cell office:value-type="float" office:value="168.776939801754" calcext:value-type="float">
            <text:p>168.7769398018</text:p>
          </table:table-cell>
          <table:table-cell table:formula="of:=ROUND([.G77];0)" office:value-type="float" office:value="169" calcext:value-type="float">
            <text:p>169</text:p>
          </table:table-cell>
          <table:table-cell office:value-type="float" office:value="169" calcext:value-type="float">
            <text:p>169</text:p>
          </table:table-cell>
          <table:table-cell table:number-columns-repeated="1015"/>
        </table:table-row>
        <table:table-row table:style-name="ro1">
          <table:table-cell office:value-type="float" office:value="197" calcext:value-type="float">
            <text:p>197</text:p>
          </table:table-cell>
          <table:table-cell table:formula="of:=-54.52*LN([.A78])+363.75" office:value-type="float" office:value="75.7097327092048" calcext:value-type="float">
            <text:p>75.71</text:p>
          </table:table-cell>
          <table:table-cell table:style-name="ce3" office:value-type="float" office:value="75.7097327092048" calcext:value-type="float">
            <text:p>75.71</text:p>
          </table:table-cell>
          <table:table-cell table:formula="of:=INT(ROUND([.C78];0))" office:value-type="float" office:value="76" calcext:value-type="float">
            <text:p>76</text:p>
          </table:table-cell>
          <table:table-cell office:value-type="float" office:value="76" calcext:value-type="float">
            <text:p>76</text:p>
          </table:table-cell>
          <table:table-cell table:formula="of:=[.B78]*9/5+32" office:value-type="float" office:value="168.277518876569" calcext:value-type="float">
            <text:p>168.2775188766</text:p>
          </table:table-cell>
          <table:table-cell office:value-type="float" office:value="168.277518876569" calcext:value-type="float">
            <text:p>168.2775188766</text:p>
          </table:table-cell>
          <table:table-cell table:formula="of:=ROUND([.G78];0)" office:value-type="float" office:value="168" calcext:value-type="float">
            <text:p>168</text:p>
          </table:table-cell>
          <table:table-cell office:value-type="float" office:value="168" calcext:value-type="float">
            <text:p>168</text:p>
          </table:table-cell>
          <table:table-cell table:number-columns-repeated="1015"/>
        </table:table-row>
        <table:table-row table:style-name="ro1">
          <table:table-cell office:value-type="float" office:value="198" calcext:value-type="float">
            <text:p>198</text:p>
          </table:table-cell>
          <table:table-cell table:formula="of:=-54.52*LN([.A79])+363.75" office:value-type="float" office:value="75.4336814865339" calcext:value-type="float">
            <text:p>75.43</text:p>
          </table:table-cell>
          <table:table-cell table:style-name="ce3" office:value-type="float" office:value="75.4336814865339" calcext:value-type="float">
            <text:p>75.43</text:p>
          </table:table-cell>
          <table:table-cell table:formula="of:=INT(ROUND([.C79];0))" office:value-type="float" office:value="75" calcext:value-type="float">
            <text:p>75</text:p>
          </table:table-cell>
          <table:table-cell office:value-type="float" office:value="75" calcext:value-type="float">
            <text:p>75</text:p>
          </table:table-cell>
          <table:table-cell table:formula="of:=[.B79]*9/5+32" office:value-type="float" office:value="167.780626675761" calcext:value-type="float">
            <text:p>167.7806266758</text:p>
          </table:table-cell>
          <table:table-cell office:value-type="float" office:value="167.780626675761" calcext:value-type="float">
            <text:p>167.7806266758</text:p>
          </table:table-cell>
          <table:table-cell table:formula="of:=ROUND([.G79];0)" office:value-type="float" office:value="168" calcext:value-type="float">
            <text:p>168</text:p>
          </table:table-cell>
          <table:table-cell office:value-type="float" office:value="168" calcext:value-type="float">
            <text:p>168</text:p>
          </table:table-cell>
          <table:table-cell table:number-columns-repeated="1015"/>
        </table:table-row>
        <table:table-row table:style-name="ro1">
          <table:table-cell office:value-type="float" office:value="199" calcext:value-type="float">
            <text:p>199</text:p>
          </table:table-cell>
          <table:table-cell table:formula="of:=-54.52*LN([.A80])+363.75" office:value-type="float" office:value="75.1590209560206" calcext:value-type="float">
            <text:p>75.16</text:p>
          </table:table-cell>
          <table:table-cell table:style-name="ce3" office:value-type="float" office:value="75.1590209560206" calcext:value-type="float">
            <text:p>75.16</text:p>
          </table:table-cell>
          <table:table-cell table:formula="of:=INT(ROUND([.C80];0))" office:value-type="float" office:value="75" calcext:value-type="float">
            <text:p>75</text:p>
          </table:table-cell>
          <table:table-cell office:value-type="float" office:value="75" calcext:value-type="float">
            <text:p>75</text:p>
          </table:table-cell>
          <table:table-cell table:formula="of:=[.B80]*9/5+32" office:value-type="float" office:value="167.286237720837" calcext:value-type="float">
            <text:p>167.2862377208</text:p>
          </table:table-cell>
          <table:table-cell office:value-type="float" office:value="167.286237720837" calcext:value-type="float">
            <text:p>167.2862377208</text:p>
          </table:table-cell>
          <table:table-cell table:formula="of:=ROUND([.G80];0)" office:value-type="float" office:value="167" calcext:value-type="float">
            <text:p>167</text:p>
          </table:table-cell>
          <table:table-cell office:value-type="float" office:value="167" calcext:value-type="float">
            <text:p>167</text:p>
          </table:table-cell>
          <table:table-cell table:number-columns-repeated="1015"/>
        </table:table-row>
        <table:table-row table:style-name="ro1">
          <table:table-cell office:value-type="float" office:value="200" calcext:value-type="float">
            <text:p>200</text:p>
          </table:table-cell>
          <table:table-cell table:formula="of:=-54.52*LN([.A81])+363.75" office:value-type="float" office:value="74.8857371758011" calcext:value-type="float">
            <text:p>74.89</text:p>
          </table:table-cell>
          <table:table-cell table:style-name="ce3" office:value-type="float" office:value="74.8857371758011" calcext:value-type="float">
            <text:p>74.89</text:p>
          </table:table-cell>
          <table:table-cell table:formula="of:=INT(ROUND([.C81];0))" office:value-type="float" office:value="75" calcext:value-type="float">
            <text:p>75</text:p>
          </table:table-cell>
          <table:table-cell office:value-type="float" office:value="75" calcext:value-type="float">
            <text:p>75</text:p>
          </table:table-cell>
          <table:table-cell table:formula="of:=[.B81]*9/5+32" office:value-type="float" office:value="166.794326916442" calcext:value-type="float">
            <text:p>166.7943269164</text:p>
          </table:table-cell>
          <table:table-cell office:value-type="float" office:value="166.794326916442" calcext:value-type="float">
            <text:p>166.7943269164</text:p>
          </table:table-cell>
          <table:table-cell table:formula="of:=ROUND([.G81];0)" office:value-type="float" office:value="167" calcext:value-type="float">
            <text:p>167</text:p>
          </table:table-cell>
          <table:table-cell office:value-type="float" office:value="167" calcext:value-type="float">
            <text:p>167</text:p>
          </table:table-cell>
          <table:table-cell table:number-columns-repeated="1015"/>
        </table:table-row>
        <table:table-row table:style-name="ro1">
          <table:table-cell office:value-type="float" office:value="201" calcext:value-type="float">
            <text:p>201</text:p>
          </table:table-cell>
          <table:table-cell table:formula="of:=-54.52*LN([.A82])+363.75" office:value-type="float" office:value="74.6138164126192" calcext:value-type="float">
            <text:p>74.61</text:p>
          </table:table-cell>
          <table:table-cell table:style-name="ce3" office:value-type="float" office:value="74.6138164126192" calcext:value-type="float">
            <text:p>74.61</text:p>
          </table:table-cell>
          <table:table-cell table:formula="of:=INT(ROUND([.C82];0))" office:value-type="float" office:value="75" calcext:value-type="float">
            <text:p>75</text:p>
          </table:table-cell>
          <table:table-cell office:value-type="float" office:value="75" calcext:value-type="float">
            <text:p>75</text:p>
          </table:table-cell>
          <table:table-cell table:formula="of:=[.B82]*9/5+32" office:value-type="float" office:value="166.304869542715" calcext:value-type="float">
            <text:p>166.3048695427</text:p>
          </table:table-cell>
          <table:table-cell office:value-type="float" office:value="166.304869542715" calcext:value-type="float">
            <text:p>166.3048695427</text:p>
          </table:table-cell>
          <table:table-cell table:formula="of:=ROUND([.G82];0)" office:value-type="float" office:value="166" calcext:value-type="float">
            <text:p>166</text:p>
          </table:table-cell>
          <table:table-cell office:value-type="float" office:value="166" calcext:value-type="float">
            <text:p>166</text:p>
          </table:table-cell>
          <table:table-cell table:number-columns-repeated="1015"/>
        </table:table-row>
        <table:table-row table:style-name="ro1">
          <table:table-cell office:value-type="float" office:value="202" calcext:value-type="float">
            <text:p>202</text:p>
          </table:table-cell>
          <table:table-cell table:formula="of:=-54.52*LN([.A83])+363.75" office:value-type="float" office:value="74.3432451376863" calcext:value-type="float">
            <text:p>74.34</text:p>
          </table:table-cell>
          <table:table-cell table:style-name="ce3" office:value-type="float" office:value="74.3432451376863" calcext:value-type="float">
            <text:p>74.34</text:p>
          </table:table-cell>
          <table:table-cell table:formula="of:=INT(ROUND([.C83];0))" office:value-type="float" office:value="74" calcext:value-type="float">
            <text:p>74</text:p>
          </table:table-cell>
          <table:table-cell office:value-type="float" office:value="74" calcext:value-type="float">
            <text:p>74</text:p>
          </table:table-cell>
          <table:table-cell table:formula="of:=[.B83]*9/5+32" office:value-type="float" office:value="165.817841247835" calcext:value-type="float">
            <text:p>165.8178412478</text:p>
          </table:table-cell>
          <table:table-cell office:value-type="float" office:value="165.817841247835" calcext:value-type="float">
            <text:p>165.8178412478</text:p>
          </table:table-cell>
          <table:table-cell table:formula="of:=ROUND([.G83];0)" office:value-type="float" office:value="166" calcext:value-type="float">
            <text:p>166</text:p>
          </table:table-cell>
          <table:table-cell office:value-type="float" office:value="166" calcext:value-type="float">
            <text:p>166</text:p>
          </table:table-cell>
          <table:table-cell table:number-columns-repeated="1015"/>
        </table:table-row>
        <table:table-row table:style-name="ro1">
          <table:table-cell office:value-type="float" office:value="203" calcext:value-type="float">
            <text:p>203</text:p>
          </table:table-cell>
          <table:table-cell table:formula="of:=-54.52*LN([.A84])+363.75" office:value-type="float" office:value="74.0740100226418" calcext:value-type="float">
            <text:p>74.07</text:p>
          </table:table-cell>
          <table:table-cell table:style-name="ce3" office:value-type="float" office:value="74.0740100226418" calcext:value-type="float">
            <text:p>74.07</text:p>
          </table:table-cell>
          <table:table-cell table:formula="of:=INT(ROUND([.C84];0))" office:value-type="float" office:value="74" calcext:value-type="float">
            <text:p>74</text:p>
          </table:table-cell>
          <table:table-cell office:value-type="float" office:value="74" calcext:value-type="float">
            <text:p>74</text:p>
          </table:table-cell>
          <table:table-cell table:formula="of:=[.B84]*9/5+32" office:value-type="float" office:value="165.333218040755" calcext:value-type="float">
            <text:p>165.3332180408</text:p>
          </table:table-cell>
          <table:table-cell office:value-type="float" office:value="165.333218040755" calcext:value-type="float">
            <text:p>165.3332180408</text:p>
          </table:table-cell>
          <table:table-cell table:formula="of:=ROUND([.G84];0)" office:value-type="float" office:value="165" calcext:value-type="float">
            <text:p>165</text:p>
          </table:table-cell>
          <table:table-cell office:value-type="float" office:value="165" calcext:value-type="float">
            <text:p>165</text:p>
          </table:table-cell>
          <table:table-cell table:number-columns-repeated="1015"/>
        </table:table-row>
        <table:table-row table:style-name="ro1">
          <table:table-cell office:value-type="float" office:value="204" calcext:value-type="float">
            <text:p>204</text:p>
          </table:table-cell>
          <table:table-cell table:formula="of:=-54.52*LN([.A85])+363.75" office:value-type="float" office:value="73.8060979356133" calcext:value-type="float">
            <text:p>73.81</text:p>
          </table:table-cell>
          <table:table-cell table:style-name="ce3" office:value-type="float" office:value="73.8060979356133" calcext:value-type="float">
            <text:p>73.81</text:p>
          </table:table-cell>
          <table:table-cell table:formula="of:=INT(ROUND([.C85];0))" office:value-type="float" office:value="74" calcext:value-type="float">
            <text:p>74</text:p>
          </table:table-cell>
          <table:table-cell office:value-type="float" office:value="74" calcext:value-type="float">
            <text:p>74</text:p>
          </table:table-cell>
          <table:table-cell table:formula="of:=[.B85]*9/5+32" office:value-type="float" office:value="164.850976284104" calcext:value-type="float">
            <text:p>164.8509762841</text:p>
          </table:table-cell>
          <table:table-cell office:value-type="float" office:value="164.850976284104" calcext:value-type="float">
            <text:p>164.8509762841</text:p>
          </table:table-cell>
          <table:table-cell table:formula="of:=ROUND([.G85];0)" office:value-type="float" office:value="165" calcext:value-type="float">
            <text:p>165</text:p>
          </table:table-cell>
          <table:table-cell office:value-type="float" office:value="165" calcext:value-type="float">
            <text:p>165</text:p>
          </table:table-cell>
          <table:table-cell table:number-columns-repeated="1015"/>
        </table:table-row>
        <table:table-row table:style-name="ro1">
          <table:table-cell office:value-type="float" office:value="205" calcext:value-type="float">
            <text:p>205</text:p>
          </table:table-cell>
          <table:table-cell table:formula="of:=-54.52*LN([.A86])+363.75" office:value-type="float" office:value="73.5394959373739" calcext:value-type="float">
            <text:p>73.54</text:p>
          </table:table-cell>
          <table:table-cell table:style-name="ce3" office:value-type="float" office:value="73.5394959373739" calcext:value-type="float">
            <text:p>73.54</text:p>
          </table:table-cell>
          <table:table-cell table:formula="of:=INT(ROUND([.C86];0))" office:value-type="float" office:value="74" calcext:value-type="float">
            <text:p>74</text:p>
          </table:table-cell>
          <table:table-cell office:value-type="float" office:value="74" calcext:value-type="float">
            <text:p>74</text:p>
          </table:table-cell>
          <table:table-cell table:formula="of:=[.B86]*9/5+32" office:value-type="float" office:value="164.371092687273" calcext:value-type="float">
            <text:p>164.3710926873</text:p>
          </table:table-cell>
          <table:table-cell office:value-type="float" office:value="164.371092687273" calcext:value-type="float">
            <text:p>164.3710926873</text:p>
          </table:table-cell>
          <table:table-cell table:formula="of:=ROUND([.G86];0)" office:value-type="float" office:value="164" calcext:value-type="float">
            <text:p>164</text:p>
          </table:table-cell>
          <table:table-cell office:value-type="float" office:value="164" calcext:value-type="float">
            <text:p>164</text:p>
          </table:table-cell>
          <table:table-cell table:number-columns-repeated="1015"/>
        </table:table-row>
        <table:table-row table:style-name="ro1">
          <table:table-cell office:value-type="float" office:value="206" calcext:value-type="float">
            <text:p>206</text:p>
          </table:table-cell>
          <table:table-cell table:formula="of:=-54.52*LN([.A87])+363.75" office:value-type="float" office:value="73.274191277592" calcext:value-type="float">
            <text:p>73.27</text:p>
          </table:table-cell>
          <table:table-cell table:style-name="ce3" office:value-type="float" office:value="73.274191277592" calcext:value-type="float">
            <text:p>73.27</text:p>
          </table:table-cell>
          <table:table-cell table:formula="of:=INT(ROUND([.C87];0))" office:value-type="float" office:value="73" calcext:value-type="float">
            <text:p>73</text:p>
          </table:table-cell>
          <table:table-cell office:value-type="float" office:value="73" calcext:value-type="float">
            <text:p>73</text:p>
          </table:table-cell>
          <table:table-cell table:formula="of:=[.B87]*9/5+32" office:value-type="float" office:value="163.893544299666" calcext:value-type="float">
            <text:p>163.8935442997</text:p>
          </table:table-cell>
          <table:table-cell office:value-type="float" office:value="163.893544299666" calcext:value-type="float">
            <text:p>163.8935442997</text:p>
          </table:table-cell>
          <table:table-cell table:formula="of:=ROUND([.G87];0)" office:value-type="float" office:value="164" calcext:value-type="float">
            <text:p>164</text:p>
          </table:table-cell>
          <table:table-cell office:value-type="float" office:value="164" calcext:value-type="float">
            <text:p>164</text:p>
          </table:table-cell>
          <table:table-cell table:number-columns-repeated="1015"/>
        </table:table-row>
        <table:table-row table:style-name="ro1">
          <table:table-cell office:value-type="float" office:value="207" calcext:value-type="float">
            <text:p>207</text:p>
          </table:table-cell>
          <table:table-cell table:formula="of:=-54.52*LN([.A88])+363.75" office:value-type="float" office:value="73.0101713911721" calcext:value-type="float">
            <text:p>73.01</text:p>
          </table:table-cell>
          <table:table-cell table:style-name="ce3" office:value-type="float" office:value="73.0101713911721" calcext:value-type="float">
            <text:p>73.01</text:p>
          </table:table-cell>
          <table:table-cell table:formula="of:=INT(ROUND([.C88];0))" office:value-type="float" office:value="73" calcext:value-type="float">
            <text:p>73</text:p>
          </table:table-cell>
          <table:table-cell office:value-type="float" office:value="73" calcext:value-type="float">
            <text:p>73</text:p>
          </table:table-cell>
          <table:table-cell table:formula="of:=[.B88]*9/5+32" office:value-type="float" office:value="163.41830850411" calcext:value-type="float">
            <text:p>163.4183085041</text:p>
          </table:table-cell>
          <table:table-cell office:value-type="float" office:value="163.41830850411" calcext:value-type="float">
            <text:p>163.4183085041</text:p>
          </table:table-cell>
          <table:table-cell table:formula="of:=ROUND([.G88];0)" office:value-type="float" office:value="163" calcext:value-type="float">
            <text:p>163</text:p>
          </table:table-cell>
          <table:table-cell office:value-type="float" office:value="163" calcext:value-type="float">
            <text:p>163</text:p>
          </table:table-cell>
          <table:table-cell table:number-columns-repeated="1015"/>
        </table:table-row>
        <table:table-row table:style-name="ro1">
          <table:table-cell office:value-type="float" office:value="208" calcext:value-type="float">
            <text:p>208</text:p>
          </table:table-cell>
          <table:table-cell table:formula="of:=-54.52*LN([.A89])+363.75" office:value-type="float" office:value="72.7474238946841" calcext:value-type="float">
            <text:p>72.75</text:p>
          </table:table-cell>
          <table:table-cell table:style-name="ce3" office:value-type="float" office:value="72.7474238946841" calcext:value-type="float">
            <text:p>72.75</text:p>
          </table:table-cell>
          <table:table-cell table:formula="of:=INT(ROUND([.C89];0))" office:value-type="float" office:value="73" calcext:value-type="float">
            <text:p>73</text:p>
          </table:table-cell>
          <table:table-cell office:value-type="float" office:value="73" calcext:value-type="float">
            <text:p>73</text:p>
          </table:table-cell>
          <table:table-cell table:formula="of:=[.B89]*9/5+32" office:value-type="float" office:value="162.945363010431" calcext:value-type="float">
            <text:p>162.9453630104</text:p>
          </table:table-cell>
          <table:table-cell office:value-type="float" office:value="162.945363010431" calcext:value-type="float">
            <text:p>162.9453630104</text:p>
          </table:table-cell>
          <table:table-cell table:formula="of:=ROUND([.G89];0)" office:value-type="float" office:value="163" calcext:value-type="float">
            <text:p>163</text:p>
          </table:table-cell>
          <table:table-cell office:value-type="float" office:value="163" calcext:value-type="float">
            <text:p>163</text:p>
          </table:table-cell>
          <table:table-cell table:number-columns-repeated="1015"/>
        </table:table-row>
        <table:table-row table:style-name="ro1">
          <table:table-cell office:value-type="float" office:value="209" calcext:value-type="float">
            <text:p>209</text:p>
          </table:table-cell>
          <table:table-cell table:formula="of:=-54.52*LN([.A90])+363.75" office:value-type="float" office:value="72.4859365828785" calcext:value-type="float">
            <text:p>72.49</text:p>
          </table:table-cell>
          <table:table-cell table:style-name="ce3" office:value-type="float" office:value="72.4859365828785" calcext:value-type="float">
            <text:p>72.49</text:p>
          </table:table-cell>
          <table:table-cell table:formula="of:=INT(ROUND([.C90];0))" office:value-type="float" office:value="72" calcext:value-type="float">
            <text:p>72</text:p>
          </table:table-cell>
          <table:table-cell office:value-type="float" office:value="72" calcext:value-type="float">
            <text:p>72</text:p>
          </table:table-cell>
          <table:table-cell table:formula="of:=[.B90]*9/5+32" office:value-type="float" office:value="162.474685849181" calcext:value-type="float">
            <text:p>162.4746858492</text:p>
          </table:table-cell>
          <table:table-cell office:value-type="float" office:value="162.474685849181" calcext:value-type="float">
            <text:p>162.4746858492</text:p>
          </table:table-cell>
          <table:table-cell table:formula="of:=ROUND([.G90];0)" office:value-type="float" office:value="162" calcext:value-type="float">
            <text:p>162</text:p>
          </table:table-cell>
          <table:table-cell office:value-type="float" office:value="162" calcext:value-type="float">
            <text:p>162</text:p>
          </table:table-cell>
          <table:table-cell table:number-columns-repeated="1015"/>
        </table:table-row>
        <table:table-row table:style-name="ro1">
          <table:table-cell office:value-type="float" office:value="210" calcext:value-type="float">
            <text:p>210</text:p>
          </table:table-cell>
          <table:table-cell table:formula="of:=-54.52*LN([.A91])+363.75" office:value-type="float" office:value="72.2256974252836" calcext:value-type="float">
            <text:p>72.23</text:p>
          </table:table-cell>
          <table:table-cell table:style-name="ce3" office:value-type="float" office:value="72.2256974252836" calcext:value-type="float">
            <text:p>72.23</text:p>
          </table:table-cell>
          <table:table-cell table:formula="of:=INT(ROUND([.C91];0))" office:value-type="float" office:value="72" calcext:value-type="float">
            <text:p>72</text:p>
          </table:table-cell>
          <table:table-cell office:value-type="float" office:value="72" calcext:value-type="float">
            <text:p>72</text:p>
          </table:table-cell>
          <table:table-cell table:formula="of:=[.B91]*9/5+32" office:value-type="float" office:value="162.006255365511" calcext:value-type="float">
            <text:p>162.0062553655</text:p>
          </table:table-cell>
          <table:table-cell office:value-type="float" office:value="162.006255365511" calcext:value-type="float">
            <text:p>162.0062553655</text:p>
          </table:table-cell>
          <table:table-cell table:formula="of:=ROUND([.G91];0)" office:value-type="float" office:value="162" calcext:value-type="float">
            <text:p>162</text:p>
          </table:table-cell>
          <table:table-cell office:value-type="float" office:value="162" calcext:value-type="float">
            <text:p>162</text:p>
          </table:table-cell>
          <table:table-cell table:number-columns-repeated="1015"/>
        </table:table-row>
        <table:table-row table:style-name="ro1">
          <table:table-cell office:value-type="float" office:value="211" calcext:value-type="float">
            <text:p>211</text:p>
          </table:table-cell>
          <table:table-cell table:formula="of:=-54.52*LN([.A92])+363.75" office:value-type="float" office:value="71.9666945628848" calcext:value-type="float">
            <text:p>71.97</text:p>
          </table:table-cell>
          <table:table-cell table:style-name="ce3" office:value-type="float" office:value="71.9666945628848" calcext:value-type="float">
            <text:p>71.97</text:p>
          </table:table-cell>
          <table:table-cell table:formula="of:=INT(ROUND([.C92];0))" office:value-type="float" office:value="72" calcext:value-type="float">
            <text:p>72</text:p>
          </table:table-cell>
          <table:table-cell office:value-type="float" office:value="72" calcext:value-type="float">
            <text:p>72</text:p>
          </table:table-cell>
          <table:table-cell table:formula="of:=[.B92]*9/5+32" office:value-type="float" office:value="161.540050213193" calcext:value-type="float">
            <text:p>161.5400502132</text:p>
          </table:table-cell>
          <table:table-cell office:value-type="float" office:value="161.540050213193" calcext:value-type="float">
            <text:p>161.5400502132</text:p>
          </table:table-cell>
          <table:table-cell table:formula="of:=ROUND([.G92];0)" office:value-type="float" office:value="162" calcext:value-type="float">
            <text:p>162</text:p>
          </table:table-cell>
          <table:table-cell office:value-type="float" office:value="162" calcext:value-type="float">
            <text:p>162</text:p>
          </table:table-cell>
          <table:table-cell table:number-columns-repeated="1015"/>
        </table:table-row>
        <table:table-row table:style-name="ro1">
          <table:table-cell office:value-type="float" office:value="212" calcext:value-type="float">
            <text:p>212</text:p>
          </table:table-cell>
          <table:table-cell table:formula="of:=-54.52*LN([.A93])+363.75" office:value-type="float" office:value="71.7089163048819" calcext:value-type="float">
            <text:p>71.71</text:p>
          </table:table-cell>
          <table:table-cell table:style-name="ce3" office:value-type="float" office:value="71.7089163048819" calcext:value-type="float">
            <text:p>71.71</text:p>
          </table:table-cell>
          <table:table-cell table:formula="of:=INT(ROUND([.C93];0))" office:value-type="float" office:value="72" calcext:value-type="float">
            <text:p>72</text:p>
          </table:table-cell>
          <table:table-cell office:value-type="float" office:value="72" calcext:value-type="float">
            <text:p>72</text:p>
          </table:table-cell>
          <table:table-cell table:formula="of:=[.B93]*9/5+32" office:value-type="float" office:value="161.076049348787" calcext:value-type="float">
            <text:p>161.0760493488</text:p>
          </table:table-cell>
          <table:table-cell office:value-type="float" office:value="161.076049348787" calcext:value-type="float">
            <text:p>161.0760493488</text:p>
          </table:table-cell>
          <table:table-cell table:formula="of:=ROUND([.G93];0)" office:value-type="float" office:value="161" calcext:value-type="float">
            <text:p>161</text:p>
          </table:table-cell>
          <table:table-cell office:value-type="float" office:value="161" calcext:value-type="float">
            <text:p>161</text:p>
          </table:table-cell>
          <table:table-cell table:number-columns-repeated="1015"/>
        </table:table-row>
        <table:table-row table:style-name="ro1">
          <table:table-cell office:value-type="float" office:value="213" calcext:value-type="float">
            <text:p>213</text:p>
          </table:table-cell>
          <table:table-cell table:formula="of:=-54.52*LN([.A94])+363.75" office:value-type="float" office:value="71.4523511255221" calcext:value-type="float">
            <text:p>71.45</text:p>
          </table:table-cell>
          <table:table-cell table:style-name="ce3" office:value-type="float" office:value="71.4523511255221" calcext:value-type="float">
            <text:p>71.45</text:p>
          </table:table-cell>
          <table:table-cell table:formula="of:=INT(ROUND([.C94];0))" office:value-type="float" office:value="71" calcext:value-type="float">
            <text:p>71</text:p>
          </table:table-cell>
          <table:table-cell office:value-type="float" office:value="71" calcext:value-type="float">
            <text:p>71</text:p>
          </table:table-cell>
          <table:table-cell table:formula="of:=[.B94]*9/5+32" office:value-type="float" office:value="160.61423202594" calcext:value-type="float">
            <text:p>160.6142320259</text:p>
          </table:table-cell>
          <table:table-cell office:value-type="float" office:value="160.61423202594" calcext:value-type="float">
            <text:p>160.6142320259</text:p>
          </table:table-cell>
          <table:table-cell table:formula="of:=ROUND([.G94];0)" office:value-type="float" office:value="161" calcext:value-type="float">
            <text:p>161</text:p>
          </table:table-cell>
          <table:table-cell office:value-type="float" office:value="161" calcext:value-type="float">
            <text:p>161</text:p>
          </table:table-cell>
          <table:table-cell table:number-columns-repeated="1015"/>
        </table:table-row>
        <table:table-row table:style-name="ro1">
          <table:table-cell office:value-type="float" office:value="214" calcext:value-type="float">
            <text:p>214</text:p>
          </table:table-cell>
          <table:table-cell table:formula="of:=-54.52*LN([.A95])+363.75" office:value-type="float" office:value="71.1969876610087" calcext:value-type="float">
            <text:p>71.20</text:p>
          </table:table-cell>
          <table:table-cell table:style-name="ce3" office:value-type="float" office:value="71.1969876610087" calcext:value-type="float">
            <text:p>71.20</text:p>
          </table:table-cell>
          <table:table-cell table:formula="of:=INT(ROUND([.C95];0))" office:value-type="float" office:value="71" calcext:value-type="float">
            <text:p>71</text:p>
          </table:table-cell>
          <table:table-cell office:value-type="float" office:value="71" calcext:value-type="float">
            <text:p>71</text:p>
          </table:table-cell>
          <table:table-cell table:formula="of:=[.B95]*9/5+32" office:value-type="float" office:value="160.154577789816" calcext:value-type="float">
            <text:p>160.1545777898</text:p>
          </table:table-cell>
          <table:table-cell office:value-type="float" office:value="160.154577789816" calcext:value-type="float">
            <text:p>160.1545777898</text:p>
          </table:table-cell>
          <table:table-cell table:formula="of:=ROUND([.G95];0)" office:value-type="float" office:value="160" calcext:value-type="float">
            <text:p>160</text:p>
          </table:table-cell>
          <table:table-cell office:value-type="float" office:value="160" calcext:value-type="float">
            <text:p>160</text:p>
          </table:table-cell>
          <table:table-cell table:number-columns-repeated="1015"/>
        </table:table-row>
        <table:table-row table:style-name="ro1">
          <table:table-cell office:value-type="float" office:value="215" calcext:value-type="float">
            <text:p>215</text:p>
          </table:table-cell>
          <table:table-cell table:formula="of:=-54.52*LN([.A96])+363.75" office:value-type="float" office:value="70.9428147064799" calcext:value-type="float">
            <text:p>70.94</text:p>
          </table:table-cell>
          <table:table-cell table:style-name="ce3" office:value-type="float" office:value="70.9428147064799" calcext:value-type="float">
            <text:p>70.94</text:p>
          </table:table-cell>
          <table:table-cell table:formula="of:=INT(ROUND([.C96];0))" office:value-type="float" office:value="71" calcext:value-type="float">
            <text:p>71</text:p>
          </table:table-cell>
          <table:table-cell office:value-type="float" office:value="71" calcext:value-type="float">
            <text:p>71</text:p>
          </table:table-cell>
          <table:table-cell table:formula="of:=[.B96]*9/5+32" office:value-type="float" office:value="159.697066471664" calcext:value-type="float">
            <text:p>159.6970664717</text:p>
          </table:table-cell>
          <table:table-cell office:value-type="float" office:value="159.697066471664" calcext:value-type="float">
            <text:p>159.6970664717</text:p>
          </table:table-cell>
          <table:table-cell table:formula="of:=ROUND([.G96];0)" office:value-type="float" office:value="160" calcext:value-type="float">
            <text:p>160</text:p>
          </table:table-cell>
          <table:table-cell office:value-type="float" office:value="160" calcext:value-type="float">
            <text:p>160</text:p>
          </table:table-cell>
          <table:table-cell table:number-columns-repeated="1015"/>
        </table:table-row>
        <table:table-row table:style-name="ro1">
          <table:table-cell office:value-type="float" office:value="216" calcext:value-type="float">
            <text:p>216</text:p>
          </table:table-cell>
          <table:table-cell table:formula="of:=-54.52*LN([.A97])+363.75" office:value-type="float" office:value="70.6898212130593" calcext:value-type="float">
            <text:p>70.69</text:p>
          </table:table-cell>
          <table:table-cell table:style-name="ce3" office:value-type="float" office:value="70.6898212130593" calcext:value-type="float">
            <text:p>70.69</text:p>
          </table:table-cell>
          <table:table-cell table:formula="of:=INT(ROUND([.C97];0))" office:value-type="float" office:value="71" calcext:value-type="float">
            <text:p>71</text:p>
          </table:table-cell>
          <table:table-cell office:value-type="float" office:value="71" calcext:value-type="float">
            <text:p>71</text:p>
          </table:table-cell>
          <table:table-cell table:formula="of:=[.B97]*9/5+32" office:value-type="float" office:value="159.241678183507" calcext:value-type="float">
            <text:p>159.2416781835</text:p>
          </table:table-cell>
          <table:table-cell office:value-type="float" office:value="159.241678183507" calcext:value-type="float">
            <text:p>159.2416781835</text:p>
          </table:table-cell>
          <table:table-cell table:formula="of:=ROUND([.G97];0)" office:value-type="float" office:value="159" calcext:value-type="float">
            <text:p>159</text:p>
          </table:table-cell>
          <table:table-cell office:value-type="float" office:value="159" calcext:value-type="float">
            <text:p>159</text:p>
          </table:table-cell>
          <table:table-cell table:number-columns-repeated="1015"/>
        </table:table-row>
        <table:table-row table:style-name="ro1">
          <table:table-cell office:value-type="float" office:value="217" calcext:value-type="float">
            <text:p>217</text:p>
          </table:table-cell>
          <table:table-cell table:formula="of:=-54.52*LN([.A98])+363.75" office:value-type="float" office:value="70.4379962849741" calcext:value-type="float">
            <text:p>70.44</text:p>
          </table:table-cell>
          <table:table-cell table:style-name="ce3" office:value-type="float" office:value="70.4379962849741" calcext:value-type="float">
            <text:p>70.44</text:p>
          </table:table-cell>
          <table:table-cell table:formula="of:=INT(ROUND([.C98];0))" office:value-type="float" office:value="70" calcext:value-type="float">
            <text:p>70</text:p>
          </table:table-cell>
          <table:table-cell office:value-type="float" office:value="70" calcext:value-type="float">
            <text:p>70</text:p>
          </table:table-cell>
          <table:table-cell table:formula="of:=[.B98]*9/5+32" office:value-type="float" office:value="158.788393312953" calcext:value-type="float">
            <text:p>158.788393313</text:p>
          </table:table-cell>
          <table:table-cell office:value-type="float" office:value="158.788393312953" calcext:value-type="float">
            <text:p>158.788393313</text:p>
          </table:table-cell>
          <table:table-cell table:formula="of:=ROUND([.G98];0)" office:value-type="float" office:value="159" calcext:value-type="float">
            <text:p>159</text:p>
          </table:table-cell>
          <table:table-cell office:value-type="float" office:value="159" calcext:value-type="float">
            <text:p>159</text:p>
          </table:table-cell>
          <table:table-cell table:number-columns-repeated="1015"/>
        </table:table-row>
        <table:table-row table:style-name="ro1">
          <table:table-cell office:value-type="float" office:value="218" calcext:value-type="float">
            <text:p>218</text:p>
          </table:table-cell>
          <table:table-cell table:formula="of:=-54.52*LN([.A99])+363.75" office:value-type="float" office:value="70.1873291767388" calcext:value-type="float">
            <text:p>70.19</text:p>
          </table:table-cell>
          <table:table-cell table:style-name="ce3" office:value-type="float" office:value="70.1873291767388" calcext:value-type="float">
            <text:p>70.19</text:p>
          </table:table-cell>
          <table:table-cell table:formula="of:=INT(ROUND([.C99];0))" office:value-type="float" office:value="70" calcext:value-type="float">
            <text:p>70</text:p>
          </table:table-cell>
          <table:table-cell office:value-type="float" office:value="70" calcext:value-type="float">
            <text:p>70</text:p>
          </table:table-cell>
          <table:table-cell table:formula="of:=[.B99]*9/5+32" office:value-type="float" office:value="158.33719251813" calcext:value-type="float">
            <text:p>158.3371925181</text:p>
          </table:table-cell>
          <table:table-cell office:value-type="float" office:value="158.33719251813" calcext:value-type="float">
            <text:p>158.3371925181</text:p>
          </table:table-cell>
          <table:table-cell table:formula="of:=ROUND([.G99];0)" office:value-type="float" office:value="158" calcext:value-type="float">
            <text:p>158</text:p>
          </table:table-cell>
          <table:table-cell office:value-type="float" office:value="158" calcext:value-type="float">
            <text:p>158</text:p>
          </table:table-cell>
          <table:table-cell table:number-columns-repeated="1015"/>
        </table:table-row>
        <table:table-row table:style-name="ro1">
          <table:table-cell office:value-type="float" office:value="219" calcext:value-type="float">
            <text:p>219</text:p>
          </table:table-cell>
          <table:table-cell table:formula="of:=-54.52*LN([.A100])+363.75" office:value-type="float" office:value="69.9378092904044" calcext:value-type="float">
            <text:p>69.94</text:p>
          </table:table-cell>
          <table:table-cell table:style-name="ce3" office:value-type="float" office:value="69.9378092904044" calcext:value-type="float">
            <text:p>69.94</text:p>
          </table:table-cell>
          <table:table-cell table:formula="of:=INT(ROUND([.C100];0))" office:value-type="float" office:value="70" calcext:value-type="float">
            <text:p>70</text:p>
          </table:table-cell>
          <table:table-cell office:value-type="float" office:value="70" calcext:value-type="float">
            <text:p>70</text:p>
          </table:table-cell>
          <table:table-cell table:formula="of:=[.B100]*9/5+32" office:value-type="float" office:value="157.888056722728" calcext:value-type="float">
            <text:p>157.8880567227</text:p>
          </table:table-cell>
          <table:table-cell office:value-type="float" office:value="157.888056722728" calcext:value-type="float">
            <text:p>157.8880567227</text:p>
          </table:table-cell>
          <table:table-cell table:formula="of:=ROUND([.G100];0)" office:value-type="float" office:value="158" calcext:value-type="float">
            <text:p>158</text:p>
          </table:table-cell>
          <table:table-cell office:value-type="float" office:value="158" calcext:value-type="float">
            <text:p>158</text:p>
          </table:table-cell>
          <table:table-cell table:number-columns-repeated="1015"/>
        </table:table-row>
        <table:table-row table:style-name="ro1">
          <table:table-cell office:value-type="float" office:value="220" calcext:value-type="float">
            <text:p>220</text:p>
          </table:table-cell>
          <table:table-cell table:formula="of:=-54.52*LN([.A101])+363.75" office:value-type="float" office:value="69.6894261728692" calcext:value-type="float">
            <text:p>69.69</text:p>
          </table:table-cell>
          <table:table-cell table:style-name="ce3" office:value-type="float" office:value="69.6894261728692" calcext:value-type="float">
            <text:p>69.69</text:p>
          </table:table-cell>
          <table:table-cell table:formula="of:=INT(ROUND([.C101];0))" office:value-type="float" office:value="70" calcext:value-type="float">
            <text:p>70</text:p>
          </table:table-cell>
          <table:table-cell office:value-type="float" office:value="70" calcext:value-type="float">
            <text:p>70</text:p>
          </table:table-cell>
          <table:table-cell table:formula="of:=[.B101]*9/5+32" office:value-type="float" office:value="157.440967111165" calcext:value-type="float">
            <text:p>157.4409671112</text:p>
          </table:table-cell>
          <table:table-cell office:value-type="float" office:value="157.440967111165" calcext:value-type="float">
            <text:p>157.4409671112</text:p>
          </table:table-cell>
          <table:table-cell table:formula="of:=ROUND([.G101];0)" office:value-type="float" office:value="157" calcext:value-type="float">
            <text:p>157</text:p>
          </table:table-cell>
          <table:table-cell office:value-type="float" office:value="157" calcext:value-type="float">
            <text:p>157</text:p>
          </table:table-cell>
          <table:table-cell table:number-columns-repeated="1015"/>
        </table:table-row>
        <table:table-row table:style-name="ro1">
          <table:table-cell office:value-type="float" office:value="221" calcext:value-type="float">
            <text:p>221</text:p>
          </table:table-cell>
          <table:table-cell table:formula="of:=-54.52*LN([.A102])+363.75" office:value-type="float" office:value="69.4421695132521" calcext:value-type="float">
            <text:p>69.44</text:p>
          </table:table-cell>
          <table:table-cell table:style-name="ce3" office:value-type="float" office:value="69.4421695132521" calcext:value-type="float">
            <text:p>69.44</text:p>
          </table:table-cell>
          <table:table-cell table:formula="of:=INT(ROUND([.C102];0))" office:value-type="float" office:value="69" calcext:value-type="float">
            <text:p>69</text:p>
          </table:table-cell>
          <table:table-cell office:value-type="float" office:value="69" calcext:value-type="float">
            <text:p>69</text:p>
          </table:table-cell>
          <table:table-cell table:formula="of:=[.B102]*9/5+32" office:value-type="float" office:value="156.995905123854" calcext:value-type="float">
            <text:p>156.9959051239</text:p>
          </table:table-cell>
          <table:table-cell office:value-type="float" office:value="156.995905123854" calcext:value-type="float">
            <text:p>156.9959051239</text:p>
          </table:table-cell>
          <table:table-cell table:formula="of:=ROUND([.G102];0)" office:value-type="float" office:value="157" calcext:value-type="float">
            <text:p>157</text:p>
          </table:table-cell>
          <table:table-cell office:value-type="float" office:value="157" calcext:value-type="float">
            <text:p>157</text:p>
          </table:table-cell>
          <table:table-cell table:number-columns-repeated="1015"/>
        </table:table-row>
        <table:table-row table:style-name="ro1">
          <table:table-cell office:value-type="float" office:value="222" calcext:value-type="float">
            <text:p>222</text:p>
          </table:table-cell>
          <table:table-cell table:formula="of:=-54.52*LN([.A103])+363.75" office:value-type="float" office:value="69.1960291403233" calcext:value-type="float">
            <text:p>69.20</text:p>
          </table:table-cell>
          <table:table-cell table:style-name="ce3" office:value-type="float" office:value="69.1960291403233" calcext:value-type="float">
            <text:p>69.20</text:p>
          </table:table-cell>
          <table:table-cell table:formula="of:=INT(ROUND([.C103];0))" office:value-type="float" office:value="69" calcext:value-type="float">
            <text:p>69</text:p>
          </table:table-cell>
          <table:table-cell office:value-type="float" office:value="69" calcext:value-type="float">
            <text:p>69</text:p>
          </table:table-cell>
          <table:table-cell table:formula="of:=[.B103]*9/5+32" office:value-type="float" office:value="156.552852452582" calcext:value-type="float">
            <text:p>156.5528524526</text:p>
          </table:table-cell>
          <table:table-cell office:value-type="float" office:value="156.552852452582" calcext:value-type="float">
            <text:p>156.5528524526</text:p>
          </table:table-cell>
          <table:table-cell table:formula="of:=ROUND([.G103];0)" office:value-type="float" office:value="157" calcext:value-type="float">
            <text:p>157</text:p>
          </table:table-cell>
          <table:table-cell office:value-type="float" office:value="157" calcext:value-type="float">
            <text:p>157</text:p>
          </table:table-cell>
          <table:table-cell table:number-columns-repeated="1015"/>
        </table:table-row>
        <table:table-row table:style-name="ro1">
          <table:table-cell office:value-type="float" office:value="223" calcext:value-type="float">
            <text:p>223</text:p>
          </table:table-cell>
          <table:table-cell table:formula="of:=-54.52*LN([.A104])+363.75" office:value-type="float" office:value="68.9509950199943" calcext:value-type="float">
            <text:p>68.95</text:p>
          </table:table-cell>
          <table:table-cell table:style-name="ce3" office:value-type="float" office:value="68.9509950199943" calcext:value-type="float">
            <text:p>68.95</text:p>
          </table:table-cell>
          <table:table-cell table:formula="of:=INT(ROUND([.C104];0))" office:value-type="float" office:value="69" calcext:value-type="float">
            <text:p>69</text:p>
          </table:table-cell>
          <table:table-cell office:value-type="float" office:value="69" calcext:value-type="float">
            <text:p>69</text:p>
          </table:table-cell>
          <table:table-cell table:formula="of:=[.B104]*9/5+32" office:value-type="float" office:value="156.11179103599" calcext:value-type="float">
            <text:p>156.111791036</text:p>
          </table:table-cell>
          <table:table-cell office:value-type="float" office:value="156.11179103599" calcext:value-type="float">
            <text:p>156.111791036</text:p>
          </table:table-cell>
          <table:table-cell table:formula="of:=ROUND([.G104];0)" office:value-type="float" office:value="156" calcext:value-type="float">
            <text:p>156</text:p>
          </table:table-cell>
          <table:table-cell office:value-type="float" office:value="156" calcext:value-type="float">
            <text:p>156</text:p>
          </table:table-cell>
          <table:table-cell table:number-columns-repeated="1015"/>
        </table:table-row>
        <table:table-row table:style-name="ro1">
          <table:table-cell office:value-type="float" office:value="224" calcext:value-type="float">
            <text:p>224</text:p>
          </table:table-cell>
          <table:table-cell table:formula="of:=-54.52*LN([.A105])+363.75" office:value-type="float" office:value="68.7070572528633" calcext:value-type="float">
            <text:p>68.71</text:p>
          </table:table-cell>
          <table:table-cell table:style-name="ce3" office:value-type="float" office:value="68.7070572528633" calcext:value-type="float">
            <text:p>68.71</text:p>
          </table:table-cell>
          <table:table-cell table:formula="of:=INT(ROUND([.C105];0))" office:value-type="float" office:value="69" calcext:value-type="float">
            <text:p>69</text:p>
          </table:table-cell>
          <table:table-cell office:value-type="float" office:value="69" calcext:value-type="float">
            <text:p>69</text:p>
          </table:table-cell>
          <table:table-cell table:formula="of:=[.B105]*9/5+32" office:value-type="float" office:value="155.672703055154" calcext:value-type="float">
            <text:p>155.6727030552</text:p>
          </table:table-cell>
          <table:table-cell office:value-type="float" office:value="155.672703055154" calcext:value-type="float">
            <text:p>155.6727030552</text:p>
          </table:table-cell>
          <table:table-cell table:formula="of:=ROUND([.G105];0)" office:value-type="float" office:value="156" calcext:value-type="float">
            <text:p>156</text:p>
          </table:table-cell>
          <table:table-cell office:value-type="float" office:value="156" calcext:value-type="float">
            <text:p>156</text:p>
          </table:table-cell>
          <table:table-cell table:number-columns-repeated="1015"/>
        </table:table-row>
        <table:table-row table:style-name="ro1">
          <table:table-cell office:value-type="float" office:value="225" calcext:value-type="float">
            <text:p>225</text:p>
          </table:table-cell>
          <table:table-cell table:formula="of:=-54.52*LN([.A106])+363.75" office:value-type="float" office:value="68.464206071815" calcext:value-type="float">
            <text:p>68.46</text:p>
          </table:table-cell>
          <table:table-cell table:style-name="ce3" office:value-type="float" office:value="68.464206071815" calcext:value-type="float">
            <text:p>68.46</text:p>
          </table:table-cell>
          <table:table-cell table:formula="of:=INT(ROUND([.C106];0))" office:value-type="float" office:value="68" calcext:value-type="float">
            <text:p>68</text:p>
          </table:table-cell>
          <table:table-cell office:value-type="float" office:value="68" calcext:value-type="float">
            <text:p>68</text:p>
          </table:table-cell>
          <table:table-cell table:formula="of:=[.B106]*9/5+32" office:value-type="float" office:value="155.235570929267" calcext:value-type="float">
            <text:p>155.2355709293</text:p>
          </table:table-cell>
          <table:table-cell office:value-type="float" office:value="155.235570929267" calcext:value-type="float">
            <text:p>155.2355709293</text:p>
          </table:table-cell>
          <table:table-cell table:formula="of:=ROUND([.G106];0)" office:value-type="float" office:value="155" calcext:value-type="float">
            <text:p>155</text:p>
          </table:table-cell>
          <table:table-cell office:value-type="float" office:value="155" calcext:value-type="float">
            <text:p>155</text:p>
          </table:table-cell>
          <table:table-cell table:number-columns-repeated="1015"/>
        </table:table-row>
        <table:table-row table:style-name="ro1">
          <table:table-cell office:value-type="float" office:value="226" calcext:value-type="float">
            <text:p>226</text:p>
          </table:table-cell>
          <table:table-cell table:formula="of:=-54.52*LN([.A107])+363.75" office:value-type="float" office:value="68.2224318396749" calcext:value-type="float">
            <text:p>68.22</text:p>
          </table:table-cell>
          <table:table-cell table:style-name="ce3" office:value-type="float" office:value="68.2224318396749" calcext:value-type="float">
            <text:p>68.22</text:p>
          </table:table-cell>
          <table:table-cell table:formula="of:=INT(ROUND([.C107];0))" office:value-type="float" office:value="68" calcext:value-type="float">
            <text:p>68</text:p>
          </table:table-cell>
          <table:table-cell office:value-type="float" office:value="68" calcext:value-type="float">
            <text:p>68</text:p>
          </table:table-cell>
          <table:table-cell table:formula="of:=[.B107]*9/5+32" office:value-type="float" office:value="154.800377311415" calcext:value-type="float">
            <text:p>154.8003773114</text:p>
          </table:table-cell>
          <table:table-cell office:value-type="float" office:value="154.800377311415" calcext:value-type="float">
            <text:p>154.8003773114</text:p>
          </table:table-cell>
          <table:table-cell table:formula="of:=ROUND([.G107];0)" office:value-type="float" office:value="155" calcext:value-type="float">
            <text:p>155</text:p>
          </table:table-cell>
          <table:table-cell office:value-type="float" office:value="155" calcext:value-type="float">
            <text:p>155</text:p>
          </table:table-cell>
          <table:table-cell table:number-columns-repeated="1015"/>
        </table:table-row>
        <table:table-row table:style-name="ro1">
          <table:table-cell office:value-type="float" office:value="227" calcext:value-type="float">
            <text:p>227</text:p>
          </table:table-cell>
          <table:table-cell table:formula="of:=-54.52*LN([.A108])+363.75" office:value-type="float" office:value="67.9817250469139" calcext:value-type="float">
            <text:p>67.98</text:p>
          </table:table-cell>
          <table:table-cell table:style-name="ce3" office:value-type="float" office:value="67.9817250469139" calcext:value-type="float">
            <text:p>67.98</text:p>
          </table:table-cell>
          <table:table-cell table:formula="of:=INT(ROUND([.C108];0))" office:value-type="float" office:value="68" calcext:value-type="float">
            <text:p>68</text:p>
          </table:table-cell>
          <table:table-cell office:value-type="float" office:value="68" calcext:value-type="float">
            <text:p>68</text:p>
          </table:table-cell>
          <table:table-cell table:formula="of:=[.B108]*9/5+32" office:value-type="float" office:value="154.367105084445" calcext:value-type="float">
            <text:p>154.3671050844</text:p>
          </table:table-cell>
          <table:table-cell office:value-type="float" office:value="154.367105084445" calcext:value-type="float">
            <text:p>154.3671050844</text:p>
          </table:table-cell>
          <table:table-cell table:formula="of:=ROUND([.G108];0)" office:value-type="float" office:value="154" calcext:value-type="float">
            <text:p>154</text:p>
          </table:table-cell>
          <table:table-cell office:value-type="float" office:value="154" calcext:value-type="float">
            <text:p>154</text:p>
          </table:table-cell>
          <table:table-cell table:number-columns-repeated="1015"/>
        </table:table-row>
        <table:table-row table:style-name="ro1">
          <table:table-cell office:value-type="float" office:value="228" calcext:value-type="float">
            <text:p>228</text:p>
          </table:table-cell>
          <table:table-cell table:formula="of:=-54.52*LN([.A109])+363.75" office:value-type="float" office:value="67.7420763094038" calcext:value-type="float">
            <text:p>67.74</text:p>
          </table:table-cell>
          <table:table-cell table:style-name="ce3" office:value-type="float" office:value="67.7420763094038" calcext:value-type="float">
            <text:p>67.74</text:p>
          </table:table-cell>
          <table:table-cell table:formula="of:=INT(ROUND([.C109];0))" office:value-type="float" office:value="68" calcext:value-type="float">
            <text:p>68</text:p>
          </table:table-cell>
          <table:table-cell office:value-type="float" office:value="68" calcext:value-type="float">
            <text:p>68</text:p>
          </table:table-cell>
          <table:table-cell table:formula="of:=[.B109]*9/5+32" office:value-type="float" office:value="153.935737356927" calcext:value-type="float">
            <text:p>153.9357373569</text:p>
          </table:table-cell>
          <table:table-cell office:value-type="float" office:value="153.935737356927" calcext:value-type="float">
            <text:p>153.9357373569</text:p>
          </table:table-cell>
          <table:table-cell table:formula="of:=ROUND([.G109];0)" office:value-type="float" office:value="154" calcext:value-type="float">
            <text:p>154</text:p>
          </table:table-cell>
          <table:table-cell office:value-type="float" office:value="154" calcext:value-type="float">
            <text:p>154</text:p>
          </table:table-cell>
          <table:table-cell table:number-columns-repeated="1015"/>
        </table:table-row>
        <table:table-row table:style-name="ro1">
          <table:table-cell office:value-type="float" office:value="229" calcext:value-type="float">
            <text:p>229</text:p>
          </table:table-cell>
          <table:table-cell table:formula="of:=-54.52*LN([.A110])+363.75" office:value-type="float" office:value="67.5034763662228" calcext:value-type="float">
            <text:p>67.50</text:p>
          </table:table-cell>
          <table:table-cell table:style-name="ce3" office:value-type="float" office:value="67.5034763662228" calcext:value-type="float">
            <text:p>67.50</text:p>
          </table:table-cell>
          <table:table-cell table:formula="of:=INT(ROUND([.C110];0))" office:value-type="float" office:value="68" calcext:value-type="float">
            <text:p>68</text:p>
          </table:table-cell>
          <table:table-cell office:value-type="float" office:value="68" calcext:value-type="float">
            <text:p>68</text:p>
          </table:table-cell>
          <table:table-cell table:formula="of:=[.B110]*9/5+32" office:value-type="float" office:value="153.506257459201" calcext:value-type="float">
            <text:p>153.5062574592</text:p>
          </table:table-cell>
          <table:table-cell office:value-type="float" office:value="153.506257459201" calcext:value-type="float">
            <text:p>153.5062574592</text:p>
          </table:table-cell>
          <table:table-cell table:formula="of:=ROUND([.G110];0)" office:value-type="float" office:value="154" calcext:value-type="float">
            <text:p>154</text:p>
          </table:table-cell>
          <table:table-cell office:value-type="float" office:value="154" calcext:value-type="float">
            <text:p>154</text:p>
          </table:table-cell>
          <table:table-cell table:number-columns-repeated="1015"/>
        </table:table-row>
        <table:table-row table:style-name="ro1">
          <table:table-cell office:value-type="float" office:value="230" calcext:value-type="float">
            <text:p>230</text:p>
          </table:table-cell>
          <table:table-cell table:formula="of:=-54.52*LN([.A111])+363.75" office:value-type="float" office:value="67.2659160775074" calcext:value-type="float">
            <text:p>67.27</text:p>
          </table:table-cell>
          <table:table-cell table:style-name="ce3" office:value-type="float" office:value="67.2659160775074" calcext:value-type="float">
            <text:p>67.27</text:p>
          </table:table-cell>
          <table:table-cell table:formula="of:=INT(ROUND([.C111];0))" office:value-type="float" office:value="67" calcext:value-type="float">
            <text:p>67</text:p>
          </table:table-cell>
          <table:table-cell office:value-type="float" office:value="67" calcext:value-type="float">
            <text:p>67</text:p>
          </table:table-cell>
          <table:table-cell table:formula="of:=[.B111]*9/5+32" office:value-type="float" office:value="153.078648939513" calcext:value-type="float">
            <text:p>153.0786489395</text:p>
          </table:table-cell>
          <table:table-cell office:value-type="float" office:value="153.078648939513" calcext:value-type="float">
            <text:p>153.0786489395</text:p>
          </table:table-cell>
          <table:table-cell table:formula="of:=ROUND([.G111];0)" office:value-type="float" office:value="153" calcext:value-type="float">
            <text:p>153</text:p>
          </table:table-cell>
          <table:table-cell office:value-type="float" office:value="153" calcext:value-type="float">
            <text:p>153</text:p>
          </table:table-cell>
          <table:table-cell table:number-columns-repeated="1015"/>
        </table:table-row>
        <table:table-row table:style-name="ro1">
          <table:table-cell office:value-type="float" office:value="231" calcext:value-type="float">
            <text:p>231</text:p>
          </table:table-cell>
          <table:table-cell table:formula="of:=-54.52*LN([.A112])+363.75" office:value-type="float" office:value="67.0293864223518" calcext:value-type="float">
            <text:p>67.03</text:p>
          </table:table-cell>
          <table:table-cell table:style-name="ce3" office:value-type="float" office:value="67.0293864223518" calcext:value-type="float">
            <text:p>67.03</text:p>
          </table:table-cell>
          <table:table-cell table:formula="of:=INT(ROUND([.C112];0))" office:value-type="float" office:value="67" calcext:value-type="float">
            <text:p>67</text:p>
          </table:table-cell>
          <table:table-cell office:value-type="float" office:value="67" calcext:value-type="float">
            <text:p>67</text:p>
          </table:table-cell>
          <table:table-cell table:formula="of:=[.B112]*9/5+32" office:value-type="float" office:value="152.652895560233" calcext:value-type="float">
            <text:p>152.6528955602</text:p>
          </table:table-cell>
          <table:table-cell office:value-type="float" office:value="152.652895560233" calcext:value-type="float">
            <text:p>152.6528955602</text:p>
          </table:table-cell>
          <table:table-cell table:formula="of:=ROUND([.G112];0)" office:value-type="float" office:value="153" calcext:value-type="float">
            <text:p>153</text:p>
          </table:table-cell>
          <table:table-cell office:value-type="float" office:value="153" calcext:value-type="float">
            <text:p>153</text:p>
          </table:table-cell>
          <table:table-cell table:number-columns-repeated="1015"/>
        </table:table-row>
        <table:table-row table:style-name="ro1">
          <table:table-cell office:value-type="float" office:value="232" calcext:value-type="float">
            <text:p>232</text:p>
          </table:table-cell>
          <table:table-cell table:formula="of:=-54.52*LN([.A113])+363.75" office:value-type="float" office:value="66.7938784967528" calcext:value-type="float">
            <text:p>66.79</text:p>
          </table:table-cell>
          <table:table-cell table:style-name="ce3" office:value-type="float" office:value="66.7938784967528" calcext:value-type="float">
            <text:p>66.79</text:p>
          </table:table-cell>
          <table:table-cell table:formula="of:=INT(ROUND([.C113];0))" office:value-type="float" office:value="67" calcext:value-type="float">
            <text:p>67</text:p>
          </table:table-cell>
          <table:table-cell office:value-type="float" office:value="67" calcext:value-type="float">
            <text:p>67</text:p>
          </table:table-cell>
          <table:table-cell table:formula="of:=[.B113]*9/5+32" office:value-type="float" office:value="152.228981294155" calcext:value-type="float">
            <text:p>152.2289812942</text:p>
          </table:table-cell>
          <table:table-cell office:value-type="float" office:value="152.228981294155" calcext:value-type="float">
            <text:p>152.2289812942</text:p>
          </table:table-cell>
          <table:table-cell table:formula="of:=ROUND([.G113];0)" office:value-type="float" office:value="152" calcext:value-type="float">
            <text:p>152</text:p>
          </table:table-cell>
          <table:table-cell office:value-type="float" office:value="152" calcext:value-type="float">
            <text:p>152</text:p>
          </table:table-cell>
          <table:table-cell table:number-columns-repeated="1015"/>
        </table:table-row>
        <table:table-row table:style-name="ro1">
          <table:table-cell office:value-type="float" office:value="233" calcext:value-type="float">
            <text:p>233</text:p>
          </table:table-cell>
          <table:table-cell table:formula="of:=-54.52*LN([.A114])+363.75" office:value-type="float" office:value="66.559383511598" calcext:value-type="float">
            <text:p>66.56</text:p>
          </table:table-cell>
          <table:table-cell table:style-name="ce3" office:value-type="float" office:value="66.559383511598" calcext:value-type="float">
            <text:p>66.56</text:p>
          </table:table-cell>
          <table:table-cell table:formula="of:=INT(ROUND([.C114];0))" office:value-type="float" office:value="67" calcext:value-type="float">
            <text:p>67</text:p>
          </table:table-cell>
          <table:table-cell office:value-type="float" office:value="67" calcext:value-type="float">
            <text:p>67</text:p>
          </table:table-cell>
          <table:table-cell table:formula="of:=[.B114]*9/5+32" office:value-type="float" office:value="151.806890320876" calcext:value-type="float">
            <text:p>151.8068903209</text:p>
          </table:table-cell>
          <table:table-cell office:value-type="float" office:value="151.806890320876" calcext:value-type="float">
            <text:p>151.8068903209</text:p>
          </table:table-cell>
          <table:table-cell table:formula="of:=ROUND([.G114];0)" office:value-type="float" office:value="152" calcext:value-type="float">
            <text:p>152</text:p>
          </table:table-cell>
          <table:table-cell office:value-type="float" office:value="152" calcext:value-type="float">
            <text:p>152</text:p>
          </table:table-cell>
          <table:table-cell table:number-columns-repeated="1015"/>
        </table:table-row>
        <table:table-row table:style-name="ro1">
          <table:table-cell office:value-type="float" office:value="234" calcext:value-type="float">
            <text:p>234</text:p>
          </table:table-cell>
          <table:table-cell table:formula="of:=-54.52*LN([.A115])+363.75" office:value-type="float" office:value="66.3258927906981" calcext:value-type="float">
            <text:p>66.33</text:p>
          </table:table-cell>
          <table:table-cell table:style-name="ce3" office:value-type="float" office:value="66.3258927906981" calcext:value-type="float">
            <text:p>66.33</text:p>
          </table:table-cell>
          <table:table-cell table:formula="of:=INT(ROUND([.C115];0))" office:value-type="float" office:value="66" calcext:value-type="float">
            <text:p>66</text:p>
          </table:table-cell>
          <table:table-cell office:value-type="float" office:value="66" calcext:value-type="float">
            <text:p>66</text:p>
          </table:table-cell>
          <table:table-cell table:formula="of:=[.B115]*9/5+32" office:value-type="float" office:value="151.386607023257" calcext:value-type="float">
            <text:p>151.3866070233</text:p>
          </table:table-cell>
          <table:table-cell office:value-type="float" office:value="151.386607023257" calcext:value-type="float">
            <text:p>151.3866070233</text:p>
          </table:table-cell>
          <table:table-cell table:formula="of:=ROUND([.G115];0)" office:value-type="float" office:value="151" calcext:value-type="float">
            <text:p>151</text:p>
          </table:table-cell>
          <table:table-cell office:value-type="float" office:value="151" calcext:value-type="float">
            <text:p>151</text:p>
          </table:table-cell>
          <table:table-cell table:number-columns-repeated="1015"/>
        </table:table-row>
        <table:table-row table:style-name="ro1">
          <table:table-cell office:value-type="float" office:value="235" calcext:value-type="float">
            <text:p>235</text:p>
          </table:table-cell>
          <table:table-cell table:formula="of:=-54.52*LN([.A116])+363.75" office:value-type="float" office:value="66.0933977688604" calcext:value-type="float">
            <text:p>66.09</text:p>
          </table:table-cell>
          <table:table-cell table:style-name="ce3" office:value-type="float" office:value="66.0933977688604" calcext:value-type="float">
            <text:p>66.09</text:p>
          </table:table-cell>
          <table:table-cell table:formula="of:=INT(ROUND([.C116];0))" office:value-type="float" office:value="66" calcext:value-type="float">
            <text:p>66</text:p>
          </table:table-cell>
          <table:table-cell office:value-type="float" office:value="66" calcext:value-type="float">
            <text:p>66</text:p>
          </table:table-cell>
          <table:table-cell table:formula="of:=[.B116]*9/5+32" office:value-type="float" office:value="150.968115983949" calcext:value-type="float">
            <text:p>150.9681159839</text:p>
          </table:table-cell>
          <table:table-cell office:value-type="float" office:value="150.968115983949" calcext:value-type="float">
            <text:p>150.9681159839</text:p>
          </table:table-cell>
          <table:table-cell table:formula="of:=ROUND([.G116];0)" office:value-type="float" office:value="151" calcext:value-type="float">
            <text:p>151</text:p>
          </table:table-cell>
          <table:table-cell office:value-type="float" office:value="151" calcext:value-type="float">
            <text:p>151</text:p>
          </table:table-cell>
          <table:table-cell table:number-columns-repeated="1015"/>
        </table:table-row>
        <table:table-row table:style-name="ro1">
          <table:table-cell office:value-type="float" office:value="236" calcext:value-type="float">
            <text:p>236</text:p>
          </table:table-cell>
          <table:table-cell table:formula="of:=-54.52*LN([.A117])+363.75" office:value-type="float" office:value="65.8618899900037" calcext:value-type="float">
            <text:p>65.86</text:p>
          </table:table-cell>
          <table:table-cell table:style-name="ce3" office:value-type="float" office:value="65.8618899900037" calcext:value-type="float">
            <text:p>65.86</text:p>
          </table:table-cell>
          <table:table-cell table:formula="of:=INT(ROUND([.C117];0))" office:value-type="float" office:value="66" calcext:value-type="float">
            <text:p>66</text:p>
          </table:table-cell>
          <table:table-cell office:value-type="float" office:value="66" calcext:value-type="float">
            <text:p>66</text:p>
          </table:table-cell>
          <table:table-cell table:formula="of:=[.B117]*9/5+32" office:value-type="float" office:value="150.551401982007" calcext:value-type="float">
            <text:p>150.551401982</text:p>
          </table:table-cell>
          <table:table-cell office:value-type="float" office:value="150.551401982007" calcext:value-type="float">
            <text:p>150.551401982</text:p>
          </table:table-cell>
          <table:table-cell table:formula="of:=ROUND([.G117];0)" office:value-type="float" office:value="151" calcext:value-type="float">
            <text:p>151</text:p>
          </table:table-cell>
          <table:table-cell office:value-type="float" office:value="151" calcext:value-type="float">
            <text:p>151</text:p>
          </table:table-cell>
          <table:table-cell table:number-columns-repeated="1015"/>
        </table:table-row>
        <table:table-row table:style-name="ro1">
          <table:table-cell office:value-type="float" office:value="237" calcext:value-type="float">
            <text:p>237</text:p>
          </table:table-cell>
          <table:table-cell table:formula="of:=-54.52*LN([.A118])+363.75" office:value-type="float" office:value="65.6313611053126" calcext:value-type="float">
            <text:p>65.63</text:p>
          </table:table-cell>
          <table:table-cell table:style-name="ce3" office:value-type="float" office:value="65.6313611053126" calcext:value-type="float">
            <text:p>65.63</text:p>
          </table:table-cell>
          <table:table-cell table:formula="of:=INT(ROUND([.C118];0))" office:value-type="float" office:value="66" calcext:value-type="float">
            <text:p>66</text:p>
          </table:table-cell>
          <table:table-cell office:value-type="float" office:value="66" calcext:value-type="float">
            <text:p>66</text:p>
          </table:table-cell>
          <table:table-cell table:formula="of:=[.B118]*9/5+32" office:value-type="float" office:value="150.136449989563" calcext:value-type="float">
            <text:p>150.1364499896</text:p>
          </table:table-cell>
          <table:table-cell office:value-type="float" office:value="150.136449989563" calcext:value-type="float">
            <text:p>150.1364499896</text:p>
          </table:table-cell>
          <table:table-cell table:formula="of:=ROUND([.G118];0)" office:value-type="float" office:value="150" calcext:value-type="float">
            <text:p>150</text:p>
          </table:table-cell>
          <table:table-cell office:value-type="float" office:value="150" calcext:value-type="float">
            <text:p>150</text:p>
          </table:table-cell>
          <table:table-cell table:number-columns-repeated="1015"/>
        </table:table-row>
        <table:table-row table:style-name="ro1">
          <table:table-cell office:value-type="float" office:value="238" calcext:value-type="float">
            <text:p>238</text:p>
          </table:table-cell>
          <table:table-cell table:formula="of:=-54.52*LN([.A119])+363.75" office:value-type="float" office:value="65.4018028714312" calcext:value-type="float">
            <text:p>65.40</text:p>
          </table:table-cell>
          <table:table-cell table:style-name="ce3" office:value-type="float" office:value="65.4018028714312" calcext:value-type="float">
            <text:p>65.40</text:p>
          </table:table-cell>
          <table:table-cell table:formula="of:=INT(ROUND([.C119];0))" office:value-type="float" office:value="65" calcext:value-type="float">
            <text:p>65</text:p>
          </table:table-cell>
          <table:table-cell office:value-type="float" office:value="65" calcext:value-type="float">
            <text:p>65</text:p>
          </table:table-cell>
          <table:table-cell table:formula="of:=[.B119]*9/5+32" office:value-type="float" office:value="149.723245168576" calcext:value-type="float">
            <text:p>149.7232451686</text:p>
          </table:table-cell>
          <table:table-cell office:value-type="float" office:value="149.723245168576" calcext:value-type="float">
            <text:p>149.7232451686</text:p>
          </table:table-cell>
          <table:table-cell table:formula="of:=ROUND([.G119];0)" office:value-type="float" office:value="150" calcext:value-type="float">
            <text:p>150</text:p>
          </table:table-cell>
          <table:table-cell office:value-type="float" office:value="150" calcext:value-type="float">
            <text:p>150</text:p>
          </table:table-cell>
          <table:table-cell table:number-columns-repeated="1015"/>
        </table:table-row>
        <table:table-row table:style-name="ro1">
          <table:table-cell office:value-type="float" office:value="239" calcext:value-type="float">
            <text:p>239</text:p>
          </table:table-cell>
          <table:table-cell table:formula="of:=-54.52*LN([.A120])+363.75" office:value-type="float" office:value="65.173207148694" calcext:value-type="float">
            <text:p>65.17</text:p>
          </table:table-cell>
          <table:table-cell table:style-name="ce3" office:value-type="float" office:value="65.173207148694" calcext:value-type="float">
            <text:p>65.17</text:p>
          </table:table-cell>
          <table:table-cell table:formula="of:=INT(ROUND([.C120];0))" office:value-type="float" office:value="65" calcext:value-type="float">
            <text:p>65</text:p>
          </table:table-cell>
          <table:table-cell office:value-type="float" office:value="65" calcext:value-type="float">
            <text:p>65</text:p>
          </table:table-cell>
          <table:table-cell table:formula="of:=[.B120]*9/5+32" office:value-type="float" office:value="149.311772867649" calcext:value-type="float">
            <text:p>149.3117728677</text:p>
          </table:table-cell>
          <table:table-cell office:value-type="float" office:value="149.311772867649" calcext:value-type="float">
            <text:p>149.3117728676</text:p>
          </table:table-cell>
          <table:table-cell table:formula="of:=ROUND([.G120];0)" office:value-type="float" office:value="149" calcext:value-type="float">
            <text:p>149</text:p>
          </table:table-cell>
          <table:table-cell office:value-type="float" office:value="149" calcext:value-type="float">
            <text:p>149</text:p>
          </table:table-cell>
          <table:table-cell table:number-columns-repeated="1015"/>
        </table:table-row>
        <table:table-row table:style-name="ro1">
          <table:table-cell office:value-type="float" office:value="240" calcext:value-type="float">
            <text:p>240</text:p>
          </table:table-cell>
          <table:table-cell table:formula="of:=-54.52*LN([.A121])+363.75" office:value-type="float" office:value="64.9455658993946" calcext:value-type="float">
            <text:p>64.95</text:p>
          </table:table-cell>
          <table:table-cell table:style-name="ce3" office:value-type="float" office:value="64.9455658993946" calcext:value-type="float">
            <text:p>64.95</text:p>
          </table:table-cell>
          <table:table-cell table:formula="of:=INT(ROUND([.C121];0))" office:value-type="float" office:value="65" calcext:value-type="float">
            <text:p>65</text:p>
          </table:table-cell>
          <table:table-cell office:value-type="float" office:value="65" calcext:value-type="float">
            <text:p>65</text:p>
          </table:table-cell>
          <table:table-cell table:formula="of:=[.B121]*9/5+32" office:value-type="float" office:value="148.90201861891" calcext:value-type="float">
            <text:p>148.9020186189</text:p>
          </table:table-cell>
          <table:table-cell office:value-type="float" office:value="148.90201861891" calcext:value-type="float">
            <text:p>148.9020186189</text:p>
          </table:table-cell>
          <table:table-cell table:formula="of:=ROUND([.G121];0)" office:value-type="float" office:value="149" calcext:value-type="float">
            <text:p>149</text:p>
          </table:table-cell>
          <table:table-cell office:value-type="float" office:value="149" calcext:value-type="float">
            <text:p>149</text:p>
          </table:table-cell>
          <table:table-cell table:number-columns-repeated="1015"/>
        </table:table-row>
        <table:table-row table:style-name="ro1">
          <table:table-cell office:value-type="float" office:value="241" calcext:value-type="float">
            <text:p>241</text:p>
          </table:table-cell>
          <table:table-cell table:formula="of:=-54.52*LN([.A122])+363.75" office:value-type="float" office:value="64.7188711860895" calcext:value-type="float">
            <text:p>64.72</text:p>
          </table:table-cell>
          <table:table-cell table:style-name="ce3" office:value-type="float" office:value="64.7188711860895" calcext:value-type="float">
            <text:p>64.72</text:p>
          </table:table-cell>
          <table:table-cell table:formula="of:=INT(ROUND([.C122];0))" office:value-type="float" office:value="65" calcext:value-type="float">
            <text:p>65</text:p>
          </table:table-cell>
          <table:table-cell office:value-type="float" office:value="65" calcext:value-type="float">
            <text:p>65</text:p>
          </table:table-cell>
          <table:table-cell table:formula="of:=[.B122]*9/5+32" office:value-type="float" office:value="148.493968134961" calcext:value-type="float">
            <text:p>148.493968135</text:p>
          </table:table-cell>
          <table:table-cell office:value-type="float" office:value="148.493968134961" calcext:value-type="float">
            <text:p>148.493968135</text:p>
          </table:table-cell>
          <table:table-cell table:formula="of:=ROUND([.G122];0)" office:value-type="float" office:value="148" calcext:value-type="float">
            <text:p>148</text:p>
          </table:table-cell>
          <table:table-cell office:value-type="float" office:value="148" calcext:value-type="float">
            <text:p>148</text:p>
          </table:table-cell>
          <table:table-cell table:number-columns-repeated="1015"/>
        </table:table-row>
        <table:table-row table:style-name="ro1">
          <table:table-cell office:value-type="float" office:value="242" calcext:value-type="float">
            <text:p>242</text:p>
          </table:table-cell>
          <table:table-cell table:formula="of:=-54.52*LN([.A123])+363.75" office:value-type="float" office:value="64.4931151699374" calcext:value-type="float">
            <text:p>64.49</text:p>
          </table:table-cell>
          <table:table-cell table:style-name="ce3" office:value-type="float" office:value="64.4931151699374" calcext:value-type="float">
            <text:p>64.49</text:p>
          </table:table-cell>
          <table:table-cell table:formula="of:=INT(ROUND([.C123];0))" office:value-type="float" office:value="64" calcext:value-type="float">
            <text:p>64</text:p>
          </table:table-cell>
          <table:table-cell office:value-type="float" office:value="64" calcext:value-type="float">
            <text:p>64</text:p>
          </table:table-cell>
          <table:table-cell table:formula="of:=[.B123]*9/5+32" office:value-type="float" office:value="148.087607305887" calcext:value-type="float">
            <text:p>148.0876073059</text:p>
          </table:table-cell>
          <table:table-cell office:value-type="float" office:value="148.087607305887" calcext:value-type="float">
            <text:p>148.0876073059</text:p>
          </table:table-cell>
          <table:table-cell table:formula="of:=ROUND([.G123];0)" office:value-type="float" office:value="148" calcext:value-type="float">
            <text:p>148</text:p>
          </table:table-cell>
          <table:table-cell office:value-type="float" office:value="148" calcext:value-type="float">
            <text:p>148</text:p>
          </table:table-cell>
          <table:table-cell table:number-columns-repeated="1015"/>
        </table:table-row>
        <table:table-row table:style-name="ro1">
          <table:table-cell office:value-type="float" office:value="243" calcext:value-type="float">
            <text:p>243</text:p>
          </table:table-cell>
          <table:table-cell table:formula="of:=-54.52*LN([.A124])+363.75" office:value-type="float" office:value="64.2682901090733" calcext:value-type="float">
            <text:p>64.27</text:p>
          </table:table-cell>
          <table:table-cell table:style-name="ce3" office:value-type="float" office:value="64.2682901090733" calcext:value-type="float">
            <text:p>64.27</text:p>
          </table:table-cell>
          <table:table-cell table:formula="of:=INT(ROUND([.C124];0))" office:value-type="float" office:value="64" calcext:value-type="float">
            <text:p>64</text:p>
          </table:table-cell>
          <table:table-cell office:value-type="float" office:value="64" calcext:value-type="float">
            <text:p>64</text:p>
          </table:table-cell>
          <table:table-cell table:formula="of:=[.B124]*9/5+32" office:value-type="float" office:value="147.682922196332" calcext:value-type="float">
            <text:p>147.6829221963</text:p>
          </table:table-cell>
          <table:table-cell office:value-type="float" office:value="147.682922196332" calcext:value-type="float">
            <text:p>147.6829221963</text:p>
          </table:table-cell>
          <table:table-cell table:formula="of:=ROUND([.G124];0)" office:value-type="float" office:value="148" calcext:value-type="float">
            <text:p>148</text:p>
          </table:table-cell>
          <table:table-cell office:value-type="float" office:value="148" calcext:value-type="float">
            <text:p>148</text:p>
          </table:table-cell>
          <table:table-cell table:number-columns-repeated="1015"/>
        </table:table-row>
        <table:table-row table:style-name="ro1">
          <table:table-cell office:value-type="float" office:value="244" calcext:value-type="float">
            <text:p>244</text:p>
          </table:table-cell>
          <table:table-cell table:formula="of:=-54.52*LN([.A125])+363.75" office:value-type="float" office:value="64.0443883570146" calcext:value-type="float">
            <text:p>64.04</text:p>
          </table:table-cell>
          <table:table-cell table:style-name="ce3" office:value-type="float" office:value="64.0443883570146" calcext:value-type="float">
            <text:p>64.04</text:p>
          </table:table-cell>
          <table:table-cell table:formula="of:=INT(ROUND([.C125];0))" office:value-type="float" office:value="64" calcext:value-type="float">
            <text:p>64</text:p>
          </table:table-cell>
          <table:table-cell office:value-type="float" office:value="64" calcext:value-type="float">
            <text:p>64</text:p>
          </table:table-cell>
          <table:table-cell table:formula="of:=[.B125]*9/5+32" office:value-type="float" office:value="147.279899042626" calcext:value-type="float">
            <text:p>147.2798990426</text:p>
          </table:table-cell>
          <table:table-cell office:value-type="float" office:value="147.279899042626" calcext:value-type="float">
            <text:p>147.2798990426</text:p>
          </table:table-cell>
          <table:table-cell table:formula="of:=ROUND([.G125];0)" office:value-type="float" office:value="147" calcext:value-type="float">
            <text:p>147</text:p>
          </table:table-cell>
          <table:table-cell office:value-type="float" office:value="147" calcext:value-type="float">
            <text:p>147</text:p>
          </table:table-cell>
          <table:table-cell table:number-columns-repeated="1015"/>
        </table:table-row>
        <table:table-row table:style-name="ro1">
          <table:table-cell office:value-type="float" office:value="245" calcext:value-type="float">
            <text:p>245</text:p>
          </table:table-cell>
          <table:table-cell table:formula="of:=-54.52*LN([.A126])+363.75" office:value-type="float" office:value="63.8214023611014" calcext:value-type="float">
            <text:p>63.82</text:p>
          </table:table-cell>
          <table:table-cell table:style-name="ce3" office:value-type="float" office:value="63.8214023611014" calcext:value-type="float">
            <text:p>63.82</text:p>
          </table:table-cell>
          <table:table-cell table:formula="of:=INT(ROUND([.C126];0))" office:value-type="float" office:value="64" calcext:value-type="float">
            <text:p>64</text:p>
          </table:table-cell>
          <table:table-cell office:value-type="float" office:value="64" calcext:value-type="float">
            <text:p>64</text:p>
          </table:table-cell>
          <table:table-cell table:formula="of:=[.B126]*9/5+32" office:value-type="float" office:value="146.878524249983" calcext:value-type="float">
            <text:p>146.87852425</text:p>
          </table:table-cell>
          <table:table-cell office:value-type="float" office:value="146.878524249983" calcext:value-type="float">
            <text:p>146.87852425</text:p>
          </table:table-cell>
          <table:table-cell table:formula="of:=ROUND([.G126];0)" office:value-type="float" office:value="147" calcext:value-type="float">
            <text:p>147</text:p>
          </table:table-cell>
          <table:table-cell office:value-type="float" office:value="147" calcext:value-type="float">
            <text:p>147</text:p>
          </table:table-cell>
          <table:table-cell table:number-columns-repeated="1015"/>
        </table:table-row>
        <table:table-row table:style-name="ro1">
          <table:table-cell office:value-type="float" office:value="246" calcext:value-type="float">
            <text:p>246</text:p>
          </table:table-cell>
          <table:table-cell table:formula="of:=-54.52*LN([.A127])+363.75" office:value-type="float" office:value="63.5993246609676" calcext:value-type="float">
            <text:p>63.60</text:p>
          </table:table-cell>
          <table:table-cell table:style-name="ce3" office:value-type="float" office:value="63.5993246609676" calcext:value-type="float">
            <text:p>63.60</text:p>
          </table:table-cell>
          <table:table-cell table:formula="of:=INT(ROUND([.C127];0))" office:value-type="float" office:value="64" calcext:value-type="float">
            <text:p>64</text:p>
          </table:table-cell>
          <table:table-cell office:value-type="float" office:value="64" calcext:value-type="float">
            <text:p>64</text:p>
          </table:table-cell>
          <table:table-cell table:formula="of:=[.B127]*9/5+32" office:value-type="float" office:value="146.478784389742" calcext:value-type="float">
            <text:p>146.4787843897</text:p>
          </table:table-cell>
          <table:table-cell office:value-type="float" office:value="146.478784389742" calcext:value-type="float">
            <text:p>146.4787843897</text:p>
          </table:table-cell>
          <table:table-cell table:formula="of:=ROUND([.G127];0)" office:value-type="float" office:value="146" calcext:value-type="float">
            <text:p>146</text:p>
          </table:table-cell>
          <table:table-cell office:value-type="float" office:value="146" calcext:value-type="float">
            <text:p>146</text:p>
          </table:table-cell>
          <table:table-cell table:number-columns-repeated="1015"/>
        </table:table-row>
        <table:table-row table:style-name="ro1">
          <table:table-cell office:value-type="float" office:value="247" calcext:value-type="float">
            <text:p>247</text:p>
          </table:table-cell>
          <table:table-cell table:formula="of:=-54.52*LN([.A128])+363.75" office:value-type="float" office:value="63.3781478870426" calcext:value-type="float">
            <text:p>63.38</text:p>
          </table:table-cell>
          <table:table-cell table:style-name="ce3" office:value-type="float" office:value="63.3781478870426" calcext:value-type="float">
            <text:p>63.38</text:p>
          </table:table-cell>
          <table:table-cell table:formula="of:=INT(ROUND([.C128];0))" office:value-type="float" office:value="63" calcext:value-type="float">
            <text:p>63</text:p>
          </table:table-cell>
          <table:table-cell office:value-type="float" office:value="63" calcext:value-type="float">
            <text:p>63</text:p>
          </table:table-cell>
          <table:table-cell table:formula="of:=[.B128]*9/5+32" office:value-type="float" office:value="146.080666196677" calcext:value-type="float">
            <text:p>146.0806661967</text:p>
          </table:table-cell>
          <table:table-cell office:value-type="float" office:value="146.080666196677" calcext:value-type="float">
            <text:p>146.0806661967</text:p>
          </table:table-cell>
          <table:table-cell table:formula="of:=ROUND([.G128];0)" office:value-type="float" office:value="146" calcext:value-type="float">
            <text:p>146</text:p>
          </table:table-cell>
          <table:table-cell office:value-type="float" office:value="146" calcext:value-type="float">
            <text:p>146</text:p>
          </table:table-cell>
          <table:table-cell table:number-columns-repeated="1015"/>
        </table:table-row>
        <table:table-row table:style-name="ro1">
          <table:table-cell office:value-type="float" office:value="248" calcext:value-type="float">
            <text:p>248</text:p>
          </table:table-cell>
          <table:table-cell table:formula="of:=-54.52*LN([.A129])+363.75" office:value-type="float" office:value="63.1578647590852" calcext:value-type="float">
            <text:p>63.16</text:p>
          </table:table-cell>
          <table:table-cell table:style-name="ce3" office:value-type="float" office:value="63.1578647590852" calcext:value-type="float">
            <text:p>63.16</text:p>
          </table:table-cell>
          <table:table-cell table:formula="of:=INT(ROUND([.C129];0))" office:value-type="float" office:value="63" calcext:value-type="float">
            <text:p>63</text:p>
          </table:table-cell>
          <table:table-cell office:value-type="float" office:value="63" calcext:value-type="float">
            <text:p>63</text:p>
          </table:table-cell>
          <table:table-cell table:formula="of:=[.B129]*9/5+32" office:value-type="float" office:value="145.684156566353" calcext:value-type="float">
            <text:p>145.6841565664</text:p>
          </table:table-cell>
          <table:table-cell office:value-type="float" office:value="145.684156566353" calcext:value-type="float">
            <text:p>145.6841565664</text:p>
          </table:table-cell>
          <table:table-cell table:formula="of:=ROUND([.G129];0)" office:value-type="float" office:value="146" calcext:value-type="float">
            <text:p>146</text:p>
          </table:table-cell>
          <table:table-cell office:value-type="float" office:value="146" calcext:value-type="float">
            <text:p>146</text:p>
          </table:table-cell>
          <table:table-cell table:number-columns-repeated="1015"/>
        </table:table-row>
        <table:table-row table:style-name="ro1">
          <table:table-cell office:value-type="float" office:value="249" calcext:value-type="float">
            <text:p>249</text:p>
          </table:table-cell>
          <table:table-cell table:formula="of:=-54.52*LN([.A130])+363.75" office:value-type="float" office:value="62.9384680847442" calcext:value-type="float">
            <text:p>62.94</text:p>
          </table:table-cell>
          <table:table-cell table:style-name="ce3" office:value-type="float" office:value="62.9384680847442" calcext:value-type="float">
            <text:p>62.94</text:p>
          </table:table-cell>
          <table:table-cell table:formula="of:=INT(ROUND([.C130];0))" office:value-type="float" office:value="63" calcext:value-type="float">
            <text:p>63</text:p>
          </table:table-cell>
          <table:table-cell office:value-type="float" office:value="63" calcext:value-type="float">
            <text:p>63</text:p>
          </table:table-cell>
          <table:table-cell table:formula="of:=[.B130]*9/5+32" office:value-type="float" office:value="145.28924255254" calcext:value-type="float">
            <text:p>145.2892425525</text:p>
          </table:table-cell>
          <table:table-cell office:value-type="float" office:value="145.28924255254" calcext:value-type="float">
            <text:p>145.2892425525</text:p>
          </table:table-cell>
          <table:table-cell table:formula="of:=ROUND([.G130];0)" office:value-type="float" office:value="145" calcext:value-type="float">
            <text:p>145</text:p>
          </table:table-cell>
          <table:table-cell office:value-type="float" office:value="145" calcext:value-type="float">
            <text:p>145</text:p>
          </table:table-cell>
          <table:table-cell table:number-columns-repeated="1015"/>
        </table:table-row>
        <table:table-row table:style-name="ro1">
          <table:table-cell office:value-type="float" office:value="250" calcext:value-type="float">
            <text:p>250</text:p>
          </table:table-cell>
          <table:table-cell table:formula="of:=-54.52*LN([.A131])+363.75" office:value-type="float" office:value="62.7199507581503" calcext:value-type="float">
            <text:p>62.72</text:p>
          </table:table-cell>
          <table:table-cell table:style-name="ce3" office:value-type="float" office:value="62.7199507581503" calcext:value-type="float">
            <text:p>62.72</text:p>
          </table:table-cell>
          <table:table-cell table:formula="of:=INT(ROUND([.C131];0))" office:value-type="float" office:value="63" calcext:value-type="float">
            <text:p>63</text:p>
          </table:table-cell>
          <table:table-cell office:value-type="float" office:value="63" calcext:value-type="float">
            <text:p>63</text:p>
          </table:table-cell>
          <table:table-cell table:formula="of:=[.B131]*9/5+32" office:value-type="float" office:value="144.895911364671" calcext:value-type="float">
            <text:p>144.8959113647</text:p>
          </table:table-cell>
          <table:table-cell office:value-type="float" office:value="144.895911364671" calcext:value-type="float">
            <text:p>144.8959113647</text:p>
          </table:table-cell>
          <table:table-cell table:formula="of:=ROUND([.G131];0)" office:value-type="float" office:value="145" calcext:value-type="float">
            <text:p>145</text:p>
          </table:table-cell>
          <table:table-cell office:value-type="float" office:value="145" calcext:value-type="float">
            <text:p>145</text:p>
          </table:table-cell>
          <table:table-cell table:number-columns-repeated="1015"/>
        </table:table-row>
        <table:table-row table:style-name="ro1">
          <table:table-cell office:value-type="float" office:value="251" calcext:value-type="float">
            <text:p>251</text:p>
          </table:table-cell>
          <table:table-cell table:formula="of:=-54.52*LN([.A132])+363.75" office:value-type="float" office:value="62.5023057585352" calcext:value-type="float">
            <text:p>62.50</text:p>
          </table:table-cell>
          <table:table-cell table:style-name="ce3" office:value-type="float" office:value="62.5023057585352" calcext:value-type="float">
            <text:p>62.50</text:p>
          </table:table-cell>
          <table:table-cell table:formula="of:=INT(ROUND([.C132];0))" office:value-type="float" office:value="63" calcext:value-type="float">
            <text:p>63</text:p>
          </table:table-cell>
          <table:table-cell office:value-type="float" office:value="63" calcext:value-type="float">
            <text:p>63</text:p>
          </table:table-cell>
          <table:table-cell table:formula="of:=[.B132]*9/5+32" office:value-type="float" office:value="144.504150365363" calcext:value-type="float">
            <text:p>144.5041503654</text:p>
          </table:table-cell>
          <table:table-cell office:value-type="float" office:value="144.504150365363" calcext:value-type="float">
            <text:p>144.5041503654</text:p>
          </table:table-cell>
          <table:table-cell table:formula="of:=ROUND([.G132];0)" office:value-type="float" office:value="145" calcext:value-type="float">
            <text:p>145</text:p>
          </table:table-cell>
          <table:table-cell office:value-type="float" office:value="145" calcext:value-type="float">
            <text:p>145</text:p>
          </table:table-cell>
          <table:table-cell table:number-columns-repeated="1015"/>
        </table:table-row>
        <table:table-row table:style-name="ro1">
          <table:table-cell office:value-type="float" office:value="252" calcext:value-type="float">
            <text:p>252</text:p>
          </table:table-cell>
          <table:table-cell table:formula="of:=-54.52*LN([.A133])+363.75" office:value-type="float" office:value="62.2855261488772" calcext:value-type="float">
            <text:p>62.29</text:p>
          </table:table-cell>
          <table:table-cell table:style-name="ce3" office:value-type="float" office:value="62.2855261488772" calcext:value-type="float">
            <text:p>62.29</text:p>
          </table:table-cell>
          <table:table-cell table:formula="of:=INT(ROUND([.C133];0))" office:value-type="float" office:value="62" calcext:value-type="float">
            <text:p>62</text:p>
          </table:table-cell>
          <table:table-cell office:value-type="float" office:value="62" calcext:value-type="float">
            <text:p>62</text:p>
          </table:table-cell>
          <table:table-cell table:formula="of:=[.B133]*9/5+32" office:value-type="float" office:value="144.113947067979" calcext:value-type="float">
            <text:p>144.113947068</text:p>
          </table:table-cell>
          <table:table-cell office:value-type="float" office:value="144.113947067979" calcext:value-type="float">
            <text:p>144.113947068</text:p>
          </table:table-cell>
          <table:table-cell table:formula="of:=ROUND([.G133];0)" office:value-type="float" office:value="144" calcext:value-type="float">
            <text:p>144</text:p>
          </table:table-cell>
          <table:table-cell office:value-type="float" office:value="144" calcext:value-type="float">
            <text:p>144</text:p>
          </table:table-cell>
          <table:table-cell table:number-columns-repeated="1015"/>
        </table:table-row>
        <table:table-row table:style-name="ro1">
          <table:table-cell office:value-type="float" office:value="253" calcext:value-type="float">
            <text:p>253</text:p>
          </table:table-cell>
          <table:table-cell table:formula="of:=-54.52*LN([.A134])+363.75" office:value-type="float" office:value="62.0696050745756" calcext:value-type="float">
            <text:p>62.07</text:p>
          </table:table-cell>
          <table:table-cell table:style-name="ce3" office:value-type="float" office:value="62.0696050745756" calcext:value-type="float">
            <text:p>62.07</text:p>
          </table:table-cell>
          <table:table-cell table:formula="of:=INT(ROUND([.C134];0))" office:value-type="float" office:value="62" calcext:value-type="float">
            <text:p>62</text:p>
          </table:table-cell>
          <table:table-cell office:value-type="float" office:value="62" calcext:value-type="float">
            <text:p>62</text:p>
          </table:table-cell>
          <table:table-cell table:formula="of:=[.B134]*9/5+32" office:value-type="float" office:value="143.725289134236" calcext:value-type="float">
            <text:p>143.7252891342</text:p>
          </table:table-cell>
          <table:table-cell office:value-type="float" office:value="143.725289134236" calcext:value-type="float">
            <text:p>143.7252891342</text:p>
          </table:table-cell>
          <table:table-cell table:formula="of:=ROUND([.G134];0)" office:value-type="float" office:value="144" calcext:value-type="float">
            <text:p>144</text:p>
          </table:table-cell>
          <table:table-cell office:value-type="float" office:value="144" calcext:value-type="float">
            <text:p>144</text:p>
          </table:table-cell>
          <table:table-cell table:number-columns-repeated="1015"/>
        </table:table-row>
        <table:table-row table:style-name="ro1">
          <table:table-cell office:value-type="float" office:value="254" calcext:value-type="float">
            <text:p>254</text:p>
          </table:table-cell>
          <table:table-cell table:formula="of:=-54.52*LN([.A135])+363.75" office:value-type="float" office:value="61.8545357621493" calcext:value-type="float">
            <text:p>61.85</text:p>
          </table:table-cell>
          <table:table-cell table:style-name="ce3" office:value-type="float" office:value="61.8545357621493" calcext:value-type="float">
            <text:p>61.85</text:p>
          </table:table-cell>
          <table:table-cell table:formula="of:=INT(ROUND([.C135];0))" office:value-type="float" office:value="62" calcext:value-type="float">
            <text:p>62</text:p>
          </table:table-cell>
          <table:table-cell office:value-type="float" office:value="62" calcext:value-type="float">
            <text:p>62</text:p>
          </table:table-cell>
          <table:table-cell table:formula="of:=[.B135]*9/5+32" office:value-type="float" office:value="143.338164371869" calcext:value-type="float">
            <text:p>143.3381643719</text:p>
          </table:table-cell>
          <table:table-cell office:value-type="float" office:value="143.338164371869" calcext:value-type="float">
            <text:p>143.3381643719</text:p>
          </table:table-cell>
          <table:table-cell table:formula="of:=ROUND([.G135];0)" office:value-type="float" office:value="143" calcext:value-type="float">
            <text:p>143</text:p>
          </table:table-cell>
          <table:table-cell office:value-type="float" office:value="143" calcext:value-type="float">
            <text:p>143</text:p>
          </table:table-cell>
          <table:table-cell table:number-columns-repeated="1015"/>
        </table:table-row>
        <table:table-row table:style-name="ro1">
          <table:table-cell office:value-type="float" office:value="255" calcext:value-type="float">
            <text:p>255</text:p>
          </table:table-cell>
          <table:table-cell table:formula="of:=-54.52*LN([.A136])+363.75" office:value-type="float" office:value="61.6403115179626" calcext:value-type="float">
            <text:p>61.64</text:p>
          </table:table-cell>
          <table:table-cell table:style-name="ce3" office:value-type="float" office:value="61.6403115179626" calcext:value-type="float">
            <text:p>61.64</text:p>
          </table:table-cell>
          <table:table-cell table:formula="of:=INT(ROUND([.C136];0))" office:value-type="float" office:value="62" calcext:value-type="float">
            <text:p>62</text:p>
          </table:table-cell>
          <table:table-cell office:value-type="float" office:value="62" calcext:value-type="float">
            <text:p>62</text:p>
          </table:table-cell>
          <table:table-cell table:formula="of:=[.B136]*9/5+32" office:value-type="float" office:value="142.952560732333" calcext:value-type="float">
            <text:p>142.9525607323</text:p>
          </table:table-cell>
          <table:table-cell office:value-type="float" office:value="142.952560732333" calcext:value-type="float">
            <text:p>142.9525607323</text:p>
          </table:table-cell>
          <table:table-cell table:formula="of:=ROUND([.G136];0)" office:value-type="float" office:value="143" calcext:value-type="float">
            <text:p>143</text:p>
          </table:table-cell>
          <table:table-cell office:value-type="float" office:value="143" calcext:value-type="float">
            <text:p>143</text:p>
          </table:table-cell>
          <table:table-cell table:number-columns-repeated="1015"/>
        </table:table-row>
        <table:table-row table:style-name="ro1">
          <table:table-cell office:value-type="float" office:value="256" calcext:value-type="float">
            <text:p>256</text:p>
          </table:table-cell>
          <table:table-cell table:formula="of:=-54.52*LN([.A137])+363.75" office:value-type="float" office:value="61.4269257269742" calcext:value-type="float">
            <text:p>61.43</text:p>
          </table:table-cell>
          <table:table-cell table:style-name="ce3" office:value-type="float" office:value="61.4269257269742" calcext:value-type="float">
            <text:p>61.43</text:p>
          </table:table-cell>
          <table:table-cell table:formula="of:=INT(ROUND([.C137];0))" office:value-type="float" office:value="61" calcext:value-type="float">
            <text:p>61</text:p>
          </table:table-cell>
          <table:table-cell office:value-type="float" office:value="61" calcext:value-type="float">
            <text:p>61</text:p>
          </table:table-cell>
          <table:table-cell table:formula="of:=[.B137]*9/5+32" office:value-type="float" office:value="142.568466308554" calcext:value-type="float">
            <text:p>142.5684663086</text:p>
          </table:table-cell>
          <table:table-cell office:value-type="float" office:value="142.568466308554" calcext:value-type="float">
            <text:p>142.5684663086</text:p>
          </table:table-cell>
          <table:table-cell table:formula="of:=ROUND([.G137];0)" office:value-type="float" office:value="143" calcext:value-type="float">
            <text:p>143</text:p>
          </table:table-cell>
          <table:table-cell office:value-type="float" office:value="143" calcext:value-type="float">
            <text:p>143</text:p>
          </table:table-cell>
          <table:table-cell table:number-columns-repeated="1015"/>
        </table:table-row>
        <table:table-row table:style-name="ro1">
          <table:table-cell office:value-type="float" office:value="257" calcext:value-type="float">
            <text:p>257</text:p>
          </table:table-cell>
          <table:table-cell table:formula="of:=-54.52*LN([.A138])+363.75" office:value-type="float" office:value="61.2143718515126" calcext:value-type="float">
            <text:p>61.21</text:p>
          </table:table-cell>
          <table:table-cell table:style-name="ce3" office:value-type="float" office:value="61.2143718515126" calcext:value-type="float">
            <text:p>61.21</text:p>
          </table:table-cell>
          <table:table-cell table:formula="of:=INT(ROUND([.C138];0))" office:value-type="float" office:value="61" calcext:value-type="float">
            <text:p>61</text:p>
          </table:table-cell>
          <table:table-cell office:value-type="float" office:value="61" calcext:value-type="float">
            <text:p>61</text:p>
          </table:table-cell>
          <table:table-cell table:formula="of:=[.B138]*9/5+32" office:value-type="float" office:value="142.185869332723" calcext:value-type="float">
            <text:p>142.1858693327</text:p>
          </table:table-cell>
          <table:table-cell office:value-type="float" office:value="142.185869332723" calcext:value-type="float">
            <text:p>142.1858693327</text:p>
          </table:table-cell>
          <table:table-cell table:formula="of:=ROUND([.G138];0)" office:value-type="float" office:value="142" calcext:value-type="float">
            <text:p>142</text:p>
          </table:table-cell>
          <table:table-cell office:value-type="float" office:value="142" calcext:value-type="float">
            <text:p>142</text:p>
          </table:table-cell>
          <table:table-cell table:number-columns-repeated="1015"/>
        </table:table-row>
        <table:table-row table:style-name="ro1">
          <table:table-cell office:value-type="float" office:value="258" calcext:value-type="float">
            <text:p>258</text:p>
          </table:table-cell>
          <table:table-cell table:formula="of:=-54.52*LN([.A139])+363.75" office:value-type="float" office:value="61.0026434300734" calcext:value-type="float">
            <text:p>61.00</text:p>
          </table:table-cell>
          <table:table-cell table:style-name="ce3" office:value-type="float" office:value="61.0026434300734" calcext:value-type="float">
            <text:p>61.00</text:p>
          </table:table-cell>
          <table:table-cell table:formula="of:=INT(ROUND([.C139];0))" office:value-type="float" office:value="61" calcext:value-type="float">
            <text:p>61</text:p>
          </table:table-cell>
          <table:table-cell office:value-type="float" office:value="61" calcext:value-type="float">
            <text:p>61</text:p>
          </table:table-cell>
          <table:table-cell table:formula="of:=[.B139]*9/5+32" office:value-type="float" office:value="141.804758174132" calcext:value-type="float">
            <text:p>141.8047581741</text:p>
          </table:table-cell>
          <table:table-cell office:value-type="float" office:value="141.804758174132" calcext:value-type="float">
            <text:p>141.8047581741</text:p>
          </table:table-cell>
          <table:table-cell table:formula="of:=ROUND([.G139];0)" office:value-type="float" office:value="142" calcext:value-type="float">
            <text:p>142</text:p>
          </table:table-cell>
          <table:table-cell office:value-type="float" office:value="142" calcext:value-type="float">
            <text:p>142</text:p>
          </table:table-cell>
          <table:table-cell table:number-columns-repeated="1015"/>
        </table:table-row>
        <table:table-row table:style-name="ro1">
          <table:table-cell office:value-type="float" office:value="259" calcext:value-type="float">
            <text:p>259</text:p>
          </table:table-cell>
          <table:table-cell table:formula="of:=-54.52*LN([.A140])+363.75" office:value-type="float" office:value="60.7917340761412" calcext:value-type="float">
            <text:p>60.79</text:p>
          </table:table-cell>
          <table:table-cell table:style-name="ce3" office:value-type="float" office:value="60.7917340761412" calcext:value-type="float">
            <text:p>60.79</text:p>
          </table:table-cell>
          <table:table-cell table:formula="of:=INT(ROUND([.C140];0))" office:value-type="float" office:value="61" calcext:value-type="float">
            <text:p>61</text:p>
          </table:table-cell>
          <table:table-cell office:value-type="float" office:value="61" calcext:value-type="float">
            <text:p>61</text:p>
          </table:table-cell>
          <table:table-cell table:formula="of:=[.B140]*9/5+32" office:value-type="float" office:value="141.425121337054" calcext:value-type="float">
            <text:p>141.4251213371</text:p>
          </table:table-cell>
          <table:table-cell office:value-type="float" office:value="141.425121337054" calcext:value-type="float">
            <text:p>141.4251213371</text:p>
          </table:table-cell>
          <table:table-cell table:formula="of:=ROUND([.G140];0)" office:value-type="float" office:value="141" calcext:value-type="float">
            <text:p>141</text:p>
          </table:table-cell>
          <table:table-cell office:value-type="float" office:value="141" calcext:value-type="float">
            <text:p>141</text:p>
          </table:table-cell>
          <table:table-cell table:number-columns-repeated="1015"/>
        </table:table-row>
        <table:table-row table:style-name="ro1">
          <table:table-cell office:value-type="float" office:value="260" calcext:value-type="float">
            <text:p>260</text:p>
          </table:table-cell>
          <table:table-cell table:formula="of:=-54.52*LN([.A141])+363.75" office:value-type="float" office:value="60.5816374770334" calcext:value-type="float">
            <text:p>60.58</text:p>
          </table:table-cell>
          <table:table-cell table:style-name="ce3" office:value-type="float" office:value="60.5816374770334" calcext:value-type="float">
            <text:p>60.58</text:p>
          </table:table-cell>
          <table:table-cell table:formula="of:=INT(ROUND([.C141];0))" office:value-type="float" office:value="61" calcext:value-type="float">
            <text:p>61</text:p>
          </table:table-cell>
          <table:table-cell office:value-type="float" office:value="61" calcext:value-type="float">
            <text:p>61</text:p>
          </table:table-cell>
          <table:table-cell table:formula="of:=[.B141]*9/5+32" office:value-type="float" office:value="141.04694745866" calcext:value-type="float">
            <text:p>141.0469474587</text:p>
          </table:table-cell>
          <table:table-cell office:value-type="float" office:value="141.04694745866" calcext:value-type="float">
            <text:p>141.0469474587</text:p>
          </table:table-cell>
          <table:table-cell table:formula="of:=ROUND([.G141];0)" office:value-type="float" office:value="141" calcext:value-type="float">
            <text:p>141</text:p>
          </table:table-cell>
          <table:table-cell office:value-type="float" office:value="141" calcext:value-type="float">
            <text:p>141</text:p>
          </table:table-cell>
          <table:table-cell table:number-columns-repeated="1015"/>
        </table:table-row>
        <table:table-row table:style-name="ro1">
          <table:table-cell office:value-type="float" office:value="261" calcext:value-type="float">
            <text:p>261</text:p>
          </table:table-cell>
          <table:table-cell table:formula="of:=-54.52*LN([.A142])+363.75" office:value-type="float" office:value="60.3723473927667" calcext:value-type="float">
            <text:p>60.37</text:p>
          </table:table-cell>
          <table:table-cell table:style-name="ce3" office:value-type="float" office:value="60.3723473927667" calcext:value-type="float">
            <text:p>60.37</text:p>
          </table:table-cell>
          <table:table-cell table:formula="of:=INT(ROUND([.C142];0))" office:value-type="float" office:value="60" calcext:value-type="float">
            <text:p>60</text:p>
          </table:table-cell>
          <table:table-cell office:value-type="float" office:value="60" calcext:value-type="float">
            <text:p>60</text:p>
          </table:table-cell>
          <table:table-cell table:formula="of:=[.B142]*9/5+32" office:value-type="float" office:value="140.67022530698" calcext:value-type="float">
            <text:p>140.670225307</text:p>
          </table:table-cell>
          <table:table-cell office:value-type="float" office:value="140.67022530698" calcext:value-type="float">
            <text:p>140.670225307</text:p>
          </table:table-cell>
          <table:table-cell table:formula="of:=ROUND([.G142];0)" office:value-type="float" office:value="141" calcext:value-type="float">
            <text:p>141</text:p>
          </table:table-cell>
          <table:table-cell office:value-type="float" office:value="141" calcext:value-type="float">
            <text:p>141</text:p>
          </table:table-cell>
          <table:table-cell table:number-columns-repeated="1015"/>
        </table:table-row>
        <table:table-row table:style-name="ro1">
          <table:table-cell office:value-type="float" office:value="262" calcext:value-type="float">
            <text:p>262</text:p>
          </table:table-cell>
          <table:table-cell table:formula="of:=-54.52*LN([.A143])+363.75" office:value-type="float" office:value="60.163857654945" calcext:value-type="float">
            <text:p>60.16</text:p>
          </table:table-cell>
          <table:table-cell table:style-name="ce3" office:value-type="float" office:value="60.163857654945" calcext:value-type="float">
            <text:p>60.16</text:p>
          </table:table-cell>
          <table:table-cell table:formula="of:=INT(ROUND([.C143];0))" office:value-type="float" office:value="60" calcext:value-type="float">
            <text:p>60</text:p>
          </table:table-cell>
          <table:table-cell office:value-type="float" office:value="60" calcext:value-type="float">
            <text:p>60</text:p>
          </table:table-cell>
          <table:table-cell table:formula="of:=[.B143]*9/5+32" office:value-type="float" office:value="140.294943778901" calcext:value-type="float">
            <text:p>140.2949437789</text:p>
          </table:table-cell>
          <table:table-cell office:value-type="float" office:value="140.294943778901" calcext:value-type="float">
            <text:p>140.2949437789</text:p>
          </table:table-cell>
          <table:table-cell table:formula="of:=ROUND([.G143];0)" office:value-type="float" office:value="140" calcext:value-type="float">
            <text:p>140</text:p>
          </table:table-cell>
          <table:table-cell office:value-type="float" office:value="140" calcext:value-type="float">
            <text:p>140</text:p>
          </table:table-cell>
          <table:table-cell table:number-columns-repeated="1015"/>
        </table:table-row>
        <table:table-row table:style-name="ro1">
          <table:table-cell office:value-type="float" office:value="263" calcext:value-type="float">
            <text:p>263</text:p>
          </table:table-cell>
          <table:table-cell table:formula="of:=-54.52*LN([.A144])+363.75" office:value-type="float" office:value="59.9561621656683" calcext:value-type="float">
            <text:p>59.96</text:p>
          </table:table-cell>
          <table:table-cell table:style-name="ce3" office:value-type="float" office:value="59.9561621656683" calcext:value-type="float">
            <text:p>59.96</text:p>
          </table:table-cell>
          <table:table-cell table:formula="of:=INT(ROUND([.C144];0))" office:value-type="float" office:value="60" calcext:value-type="float">
            <text:p>60</text:p>
          </table:table-cell>
          <table:table-cell office:value-type="float" office:value="60" calcext:value-type="float">
            <text:p>60</text:p>
          </table:table-cell>
          <table:table-cell table:formula="of:=[.B144]*9/5+32" office:value-type="float" office:value="139.921091898203" calcext:value-type="float">
            <text:p>139.9210918982</text:p>
          </table:table-cell>
          <table:table-cell office:value-type="float" office:value="139.921091898203" calcext:value-type="float">
            <text:p>139.9210918982</text:p>
          </table:table-cell>
          <table:table-cell table:formula="of:=ROUND([.G144];0)" office:value-type="float" office:value="140" calcext:value-type="float">
            <text:p>140</text:p>
          </table:table-cell>
          <table:table-cell office:value-type="float" office:value="140" calcext:value-type="float">
            <text:p>140</text:p>
          </table:table-cell>
          <table:table-cell table:number-columns-repeated="1015"/>
        </table:table-row>
        <table:table-row table:style-name="ro1">
          <table:table-cell office:value-type="float" office:value="264" calcext:value-type="float">
            <text:p>264</text:p>
          </table:table-cell>
          <table:table-cell table:formula="of:=-54.52*LN([.A145])+363.75" office:value-type="float" office:value="59.7492548964628" calcext:value-type="float">
            <text:p>59.75</text:p>
          </table:table-cell>
          <table:table-cell table:style-name="ce3" office:value-type="float" office:value="59.7492548964628" calcext:value-type="float">
            <text:p>59.75</text:p>
          </table:table-cell>
          <table:table-cell table:formula="of:=INT(ROUND([.C145];0))" office:value-type="float" office:value="60" calcext:value-type="float">
            <text:p>60</text:p>
          </table:table-cell>
          <table:table-cell office:value-type="float" office:value="60" calcext:value-type="float">
            <text:p>60</text:p>
          </table:table-cell>
          <table:table-cell table:formula="of:=[.B145]*9/5+32" office:value-type="float" office:value="139.548658813633" calcext:value-type="float">
            <text:p>139.5486588136</text:p>
          </table:table-cell>
          <table:table-cell office:value-type="float" office:value="139.548658813633" calcext:value-type="float">
            <text:p>139.5486588136</text:p>
          </table:table-cell>
          <table:table-cell table:formula="of:=ROUND([.G145];0)" office:value-type="float" office:value="140" calcext:value-type="float">
            <text:p>140</text:p>
          </table:table-cell>
          <table:table-cell office:value-type="float" office:value="140" calcext:value-type="float">
            <text:p>140</text:p>
          </table:table-cell>
          <table:table-cell table:number-columns-repeated="1015"/>
        </table:table-row>
        <table:table-row table:style-name="ro1">
          <table:table-cell office:value-type="float" office:value="265" calcext:value-type="float">
            <text:p>265</text:p>
          </table:table-cell>
          <table:table-cell table:formula="of:=-54.52*LN([.A146])+363.75" office:value-type="float" office:value="59.5431298872312" calcext:value-type="float">
            <text:p>59.54</text:p>
          </table:table-cell>
          <table:table-cell table:style-name="ce3" office:value-type="float" office:value="59.5431298872312" calcext:value-type="float">
            <text:p>59.54</text:p>
          </table:table-cell>
          <table:table-cell table:formula="of:=INT(ROUND([.C146];0))" office:value-type="float" office:value="60" calcext:value-type="float">
            <text:p>60</text:p>
          </table:table-cell>
          <table:table-cell office:value-type="float" office:value="60" calcext:value-type="float">
            <text:p>60</text:p>
          </table:table-cell>
          <table:table-cell table:formula="of:=[.B146]*9/5+32" office:value-type="float" office:value="139.177633797016" calcext:value-type="float">
            <text:p>139.177633797</text:p>
          </table:table-cell>
          <table:table-cell office:value-type="float" office:value="139.177633797016" calcext:value-type="float">
            <text:p>139.177633797</text:p>
          </table:table-cell>
          <table:table-cell table:formula="of:=ROUND([.G146];0)" office:value-type="float" office:value="139" calcext:value-type="float">
            <text:p>139</text:p>
          </table:table-cell>
          <table:table-cell office:value-type="float" office:value="139" calcext:value-type="float">
            <text:p>139</text:p>
          </table:table-cell>
          <table:table-cell table:number-columns-repeated="1015"/>
        </table:table-row>
        <table:table-row table:style-name="ro1">
          <table:table-cell office:value-type="float" office:value="266" calcext:value-type="float">
            <text:p>266</text:p>
          </table:table-cell>
          <table:table-cell table:formula="of:=-54.52*LN([.A147])+363.75" office:value-type="float" office:value="59.3377812452217" calcext:value-type="float">
            <text:p>59.34</text:p>
          </table:table-cell>
          <table:table-cell table:style-name="ce3" office:value-type="float" office:value="59.3377812452217" calcext:value-type="float">
            <text:p>59.34</text:p>
          </table:table-cell>
          <table:table-cell table:formula="of:=INT(ROUND([.C147];0))" office:value-type="float" office:value="59" calcext:value-type="float">
            <text:p>59</text:p>
          </table:table-cell>
          <table:table-cell office:value-type="float" office:value="59" calcext:value-type="float">
            <text:p>59</text:p>
          </table:table-cell>
          <table:table-cell table:formula="of:=[.B147]*9/5+32" office:value-type="float" office:value="138.808006241399" calcext:value-type="float">
            <text:p>138.8080062414</text:p>
          </table:table-cell>
          <table:table-cell office:value-type="float" office:value="138.808006241399" calcext:value-type="float">
            <text:p>138.8080062414</text:p>
          </table:table-cell>
          <table:table-cell table:formula="of:=ROUND([.G147];0)" office:value-type="float" office:value="139" calcext:value-type="float">
            <text:p>139</text:p>
          </table:table-cell>
          <table:table-cell office:value-type="float" office:value="139" calcext:value-type="float">
            <text:p>139</text:p>
          </table:table-cell>
          <table:table-cell table:number-columns-repeated="1015"/>
        </table:table-row>
        <table:table-row table:style-name="ro1">
          <table:table-cell office:value-type="float" office:value="267" calcext:value-type="float">
            <text:p>267</text:p>
          </table:table-cell>
          <table:table-cell table:formula="of:=-54.52*LN([.A148])+363.75" office:value-type="float" office:value="59.1332031440184" calcext:value-type="float">
            <text:p>59.13</text:p>
          </table:table-cell>
          <table:table-cell table:style-name="ce3" office:value-type="float" office:value="59.1332031440184" calcext:value-type="float">
            <text:p>59.13</text:p>
          </table:table-cell>
          <table:table-cell table:formula="of:=INT(ROUND([.C148];0))" office:value-type="float" office:value="59" calcext:value-type="float">
            <text:p>59</text:p>
          </table:table-cell>
          <table:table-cell office:value-type="float" office:value="59" calcext:value-type="float">
            <text:p>59</text:p>
          </table:table-cell>
          <table:table-cell table:formula="of:=[.B148]*9/5+32" office:value-type="float" office:value="138.439765659233" calcext:value-type="float">
            <text:p>138.4397656592</text:p>
          </table:table-cell>
          <table:table-cell office:value-type="float" office:value="138.439765659233" calcext:value-type="float">
            <text:p>138.4397656592</text:p>
          </table:table-cell>
          <table:table-cell table:formula="of:=ROUND([.G148];0)" office:value-type="float" office:value="138" calcext:value-type="float">
            <text:p>138</text:p>
          </table:table-cell>
          <table:table-cell office:value-type="float" office:value="138" calcext:value-type="float">
            <text:p>138</text:p>
          </table:table-cell>
          <table:table-cell table:number-columns-repeated="1015"/>
        </table:table-row>
        <table:table-row table:style-name="ro1">
          <table:table-cell office:value-type="float" office:value="268" calcext:value-type="float">
            <text:p>268</text:p>
          </table:table-cell>
          <table:table-cell table:formula="of:=-54.52*LN([.A149])+363.75" office:value-type="float" office:value="58.9293898225481" calcext:value-type="float">
            <text:p>58.93</text:p>
          </table:table-cell>
          <table:table-cell table:style-name="ce3" office:value-type="float" office:value="58.9293898225481" calcext:value-type="float">
            <text:p>58.93</text:p>
          </table:table-cell>
          <table:table-cell table:formula="of:=INT(ROUND([.C149];0))" office:value-type="float" office:value="59" calcext:value-type="float">
            <text:p>59</text:p>
          </table:table-cell>
          <table:table-cell office:value-type="float" office:value="59" calcext:value-type="float">
            <text:p>59</text:p>
          </table:table-cell>
          <table:table-cell table:formula="of:=[.B149]*9/5+32" office:value-type="float" office:value="138.072901680587" calcext:value-type="float">
            <text:p>138.0729016806</text:p>
          </table:table-cell>
          <table:table-cell office:value-type="float" office:value="138.072901680587" calcext:value-type="float">
            <text:p>138.0729016806</text:p>
          </table:table-cell>
          <table:table-cell table:formula="of:=ROUND([.G149];0)" office:value-type="float" office:value="138" calcext:value-type="float">
            <text:p>138</text:p>
          </table:table-cell>
          <table:table-cell office:value-type="float" office:value="138" calcext:value-type="float">
            <text:p>138</text:p>
          </table:table-cell>
          <table:table-cell table:number-columns-repeated="1015"/>
        </table:table-row>
        <table:table-row table:style-name="ro1">
          <table:table-cell office:value-type="float" office:value="269" calcext:value-type="float">
            <text:p>269</text:p>
          </table:table-cell>
          <table:table-cell table:formula="of:=-54.52*LN([.A150])+363.75" office:value-type="float" office:value="58.7263355841077" calcext:value-type="float">
            <text:p>58.73</text:p>
          </table:table-cell>
          <table:table-cell table:style-name="ce3" office:value-type="float" office:value="58.7263355841077" calcext:value-type="float">
            <text:p>58.73</text:p>
          </table:table-cell>
          <table:table-cell table:formula="of:=INT(ROUND([.C150];0))" office:value-type="float" office:value="59" calcext:value-type="float">
            <text:p>59</text:p>
          </table:table-cell>
          <table:table-cell office:value-type="float" office:value="59" calcext:value-type="float">
            <text:p>59</text:p>
          </table:table-cell>
          <table:table-cell table:formula="of:=[.B150]*9/5+32" office:value-type="float" office:value="137.707404051394" calcext:value-type="float">
            <text:p>137.7074040514</text:p>
          </table:table-cell>
          <table:table-cell office:value-type="float" office:value="137.707404051394" calcext:value-type="float">
            <text:p>137.7074040514</text:p>
          </table:table-cell>
          <table:table-cell table:formula="of:=ROUND([.G150];0)" office:value-type="float" office:value="138" calcext:value-type="float">
            <text:p>138</text:p>
          </table:table-cell>
          <table:table-cell office:value-type="float" office:value="138" calcext:value-type="float">
            <text:p>138</text:p>
          </table:table-cell>
          <table:table-cell table:number-columns-repeated="1015"/>
        </table:table-row>
        <table:table-row table:style-name="ro1">
          <table:table-cell office:value-type="float" office:value="270" calcext:value-type="float">
            <text:p>270</text:p>
          </table:table-cell>
          <table:table-cell table:formula="of:=-54.52*LN([.A151])+363.75" office:value-type="float" office:value="58.5240347954086" calcext:value-type="float">
            <text:p>58.52</text:p>
          </table:table-cell>
          <table:table-cell table:style-name="ce3" office:value-type="float" office:value="58.5240347954086" calcext:value-type="float">
            <text:p>58.52</text:p>
          </table:table-cell>
          <table:table-cell table:formula="of:=INT(ROUND([.C151];0))" office:value-type="float" office:value="59" calcext:value-type="float">
            <text:p>59</text:p>
          </table:table-cell>
          <table:table-cell office:value-type="float" office:value="59" calcext:value-type="float">
            <text:p>59</text:p>
          </table:table-cell>
          <table:table-cell table:formula="of:=[.B151]*9/5+32" office:value-type="float" office:value="137.343262631735" calcext:value-type="float">
            <text:p>137.3432626317</text:p>
          </table:table-cell>
          <table:table-cell office:value-type="float" office:value="137.343262631735" calcext:value-type="float">
            <text:p>137.3432626317</text:p>
          </table:table-cell>
          <table:table-cell table:formula="of:=ROUND([.G151];0)" office:value-type="float" office:value="137" calcext:value-type="float">
            <text:p>137</text:p>
          </table:table-cell>
          <table:table-cell office:value-type="float" office:value="137" calcext:value-type="float">
            <text:p>137</text:p>
          </table:table-cell>
          <table:table-cell table:number-columns-repeated="1015"/>
        </table:table-row>
        <table:table-row table:style-name="ro1">
          <table:table-cell office:value-type="float" office:value="271" calcext:value-type="float">
            <text:p>271</text:p>
          </table:table-cell>
          <table:table-cell table:formula="of:=-54.52*LN([.A152])+363.75" office:value-type="float" office:value="58.3224818856387" calcext:value-type="float">
            <text:p>58.32</text:p>
          </table:table-cell>
          <table:table-cell table:style-name="ce3" office:value-type="float" office:value="58.3224818856387" calcext:value-type="float">
            <text:p>58.32</text:p>
          </table:table-cell>
          <table:table-cell table:formula="of:=INT(ROUND([.C152];0))" office:value-type="float" office:value="58" calcext:value-type="float">
            <text:p>58</text:p>
          </table:table-cell>
          <table:table-cell office:value-type="float" office:value="58" calcext:value-type="float">
            <text:p>58</text:p>
          </table:table-cell>
          <table:table-cell table:formula="of:=[.B152]*9/5+32" office:value-type="float" office:value="136.98046739415" calcext:value-type="float">
            <text:p>136.9804673942</text:p>
          </table:table-cell>
          <table:table-cell office:value-type="float" office:value="136.98046739415" calcext:value-type="float">
            <text:p>136.9804673942</text:p>
          </table:table-cell>
          <table:table-cell table:formula="of:=ROUND([.G152];0)" office:value-type="float" office:value="137" calcext:value-type="float">
            <text:p>137</text:p>
          </table:table-cell>
          <table:table-cell office:value-type="float" office:value="137" calcext:value-type="float">
            <text:p>137</text:p>
          </table:table-cell>
          <table:table-cell table:number-columns-repeated="1015"/>
        </table:table-row>
        <table:table-row table:style-name="ro1">
          <table:table-cell office:value-type="float" office:value="272" calcext:value-type="float">
            <text:p>272</text:p>
          </table:table-cell>
          <table:table-cell table:formula="of:=-54.52*LN([.A153])+363.75" office:value-type="float" office:value="58.1216713455422" calcext:value-type="float">
            <text:p>58.12</text:p>
          </table:table-cell>
          <table:table-cell table:style-name="ce3" office:value-type="float" office:value="58.1216713455422" calcext:value-type="float">
            <text:p>58.12</text:p>
          </table:table-cell>
          <table:table-cell table:formula="of:=INT(ROUND([.C153];0))" office:value-type="float" office:value="58" calcext:value-type="float">
            <text:p>58</text:p>
          </table:table-cell>
          <table:table-cell office:value-type="float" office:value="58" calcext:value-type="float">
            <text:p>58</text:p>
          </table:table-cell>
          <table:table-cell table:formula="of:=[.B153]*9/5+32" office:value-type="float" office:value="136.619008421976" calcext:value-type="float">
            <text:p>136.619008422</text:p>
          </table:table-cell>
          <table:table-cell office:value-type="float" office:value="136.619008421976" calcext:value-type="float">
            <text:p>136.619008422</text:p>
          </table:table-cell>
          <table:table-cell table:formula="of:=ROUND([.G153];0)" office:value-type="float" office:value="137" calcext:value-type="float">
            <text:p>137</text:p>
          </table:table-cell>
          <table:table-cell office:value-type="float" office:value="137" calcext:value-type="float">
            <text:p>137</text:p>
          </table:table-cell>
          <table:table-cell table:number-columns-repeated="1015"/>
        </table:table-row>
        <table:table-row table:style-name="ro1">
          <table:table-cell office:value-type="float" office:value="273" calcext:value-type="float">
            <text:p>273</text:p>
          </table:table-cell>
          <table:table-cell table:formula="of:=-54.52*LN([.A154])+363.75" office:value-type="float" office:value="57.921597726516" calcext:value-type="float">
            <text:p>57.92</text:p>
          </table:table-cell>
          <table:table-cell table:style-name="ce3" office:value-type="float" office:value="57.921597726516" calcext:value-type="float">
            <text:p>57.92</text:p>
          </table:table-cell>
          <table:table-cell table:formula="of:=INT(ROUND([.C154];0))" office:value-type="float" office:value="58" calcext:value-type="float">
            <text:p>58</text:p>
          </table:table-cell>
          <table:table-cell office:value-type="float" office:value="58" calcext:value-type="float">
            <text:p>58</text:p>
          </table:table-cell>
          <table:table-cell table:formula="of:=[.B154]*9/5+32" office:value-type="float" office:value="136.258875907729" calcext:value-type="float">
            <text:p>136.2588759077</text:p>
          </table:table-cell>
          <table:table-cell office:value-type="float" office:value="136.258875907729" calcext:value-type="float">
            <text:p>136.2588759077</text:p>
          </table:table-cell>
          <table:table-cell table:formula="of:=ROUND([.G154];0)" office:value-type="float" office:value="136" calcext:value-type="float">
            <text:p>136</text:p>
          </table:table-cell>
          <table:table-cell office:value-type="float" office:value="136" calcext:value-type="float">
            <text:p>136</text:p>
          </table:table-cell>
          <table:table-cell table:number-columns-repeated="1015"/>
        </table:table-row>
        <table:table-row table:style-name="ro1">
          <table:table-cell office:value-type="float" office:value="274" calcext:value-type="float">
            <text:p>274</text:p>
          </table:table-cell>
          <table:table-cell table:formula="of:=-54.52*LN([.A155])+363.75" office:value-type="float" office:value="57.7222556397224" calcext:value-type="float">
            <text:p>57.72</text:p>
          </table:table-cell>
          <table:table-cell table:style-name="ce3" office:value-type="float" office:value="57.7222556397224" calcext:value-type="float">
            <text:p>57.72</text:p>
          </table:table-cell>
          <table:table-cell table:formula="of:=INT(ROUND([.C155];0))" office:value-type="float" office:value="58" calcext:value-type="float">
            <text:p>58</text:p>
          </table:table-cell>
          <table:table-cell office:value-type="float" office:value="58" calcext:value-type="float">
            <text:p>58</text:p>
          </table:table-cell>
          <table:table-cell table:formula="of:=[.B155]*9/5+32" office:value-type="float" office:value="135.9000601515" calcext:value-type="float">
            <text:p>135.9000601515</text:p>
          </table:table-cell>
          <table:table-cell office:value-type="float" office:value="135.9000601515" calcext:value-type="float">
            <text:p>135.9000601515</text:p>
          </table:table-cell>
          <table:table-cell table:formula="of:=ROUND([.G155];0)" office:value-type="float" office:value="136" calcext:value-type="float">
            <text:p>136</text:p>
          </table:table-cell>
          <table:table-cell office:value-type="float" office:value="136" calcext:value-type="float">
            <text:p>136</text:p>
          </table:table-cell>
          <table:table-cell table:number-columns-repeated="1015"/>
        </table:table-row>
        <table:table-row table:style-name="ro1">
          <table:table-cell office:value-type="float" office:value="275" calcext:value-type="float">
            <text:p>275</text:p>
          </table:table-cell>
          <table:table-cell table:formula="of:=-54.52*LN([.A156])+363.75" office:value-type="float" office:value="57.5236397552185" calcext:value-type="float">
            <text:p>57.52</text:p>
          </table:table-cell>
          <table:table-cell table:style-name="ce3" office:value-type="float" office:value="57.5236397552185" calcext:value-type="float">
            <text:p>57.52</text:p>
          </table:table-cell>
          <table:table-cell table:formula="of:=INT(ROUND([.C156];0))" office:value-type="float" office:value="58" calcext:value-type="float">
            <text:p>58</text:p>
          </table:table-cell>
          <table:table-cell office:value-type="float" office:value="58" calcext:value-type="float">
            <text:p>58</text:p>
          </table:table-cell>
          <table:table-cell table:formula="of:=[.B156]*9/5+32" office:value-type="float" office:value="135.542551559393" calcext:value-type="float">
            <text:p>135.5425515594</text:p>
          </table:table-cell>
          <table:table-cell office:value-type="float" office:value="135.542551559393" calcext:value-type="float">
            <text:p>135.5425515594</text:p>
          </table:table-cell>
          <table:table-cell table:formula="of:=ROUND([.G156];0)" office:value-type="float" office:value="136" calcext:value-type="float">
            <text:p>136</text:p>
          </table:table-cell>
          <table:table-cell office:value-type="float" office:value="136" calcext:value-type="float">
            <text:p>136</text:p>
          </table:table-cell>
          <table:table-cell table:number-columns-repeated="1015"/>
        </table:table-row>
        <table:table-row table:style-name="ro1">
          <table:table-cell office:value-type="float" office:value="276" calcext:value-type="float">
            <text:p>276</text:p>
          </table:table-cell>
          <table:table-cell table:formula="of:=-54.52*LN([.A157])+363.75" office:value-type="float" office:value="57.325744801101" calcext:value-type="float">
            <text:p>57.33</text:p>
          </table:table-cell>
          <table:table-cell table:style-name="ce3" office:value-type="float" office:value="57.325744801101" calcext:value-type="float">
            <text:p>57.33</text:p>
          </table:table-cell>
          <table:table-cell table:formula="of:=INT(ROUND([.C157];0))" office:value-type="float" office:value="57" calcext:value-type="float">
            <text:p>57</text:p>
          </table:table-cell>
          <table:table-cell office:value-type="float" office:value="57" calcext:value-type="float">
            <text:p>57</text:p>
          </table:table-cell>
          <table:table-cell table:formula="of:=[.B157]*9/5+32" office:value-type="float" office:value="135.186340641982" calcext:value-type="float">
            <text:p>135.186340642</text:p>
          </table:table-cell>
          <table:table-cell office:value-type="float" office:value="135.186340641982" calcext:value-type="float">
            <text:p>135.186340642</text:p>
          </table:table-cell>
          <table:table-cell table:formula="of:=ROUND([.G157];0)" office:value-type="float" office:value="135" calcext:value-type="float">
            <text:p>135</text:p>
          </table:table-cell>
          <table:table-cell office:value-type="float" office:value="135" calcext:value-type="float">
            <text:p>135</text:p>
          </table:table-cell>
          <table:table-cell table:number-columns-repeated="1015"/>
        </table:table-row>
        <table:table-row table:style-name="ro1">
          <table:table-cell office:value-type="float" office:value="277" calcext:value-type="float">
            <text:p>277</text:p>
          </table:table-cell>
          <table:table-cell table:formula="of:=-54.52*LN([.A158])+363.75" office:value-type="float" office:value="57.1285655626663" calcext:value-type="float">
            <text:p>57.13</text:p>
          </table:table-cell>
          <table:table-cell table:style-name="ce3" office:value-type="float" office:value="57.1285655626663" calcext:value-type="float">
            <text:p>57.13</text:p>
          </table:table-cell>
          <table:table-cell table:formula="of:=INT(ROUND([.C158];0))" office:value-type="float" office:value="57" calcext:value-type="float">
            <text:p>57</text:p>
          </table:table-cell>
          <table:table-cell office:value-type="float" office:value="57" calcext:value-type="float">
            <text:p>57</text:p>
          </table:table-cell>
          <table:table-cell table:formula="of:=[.B158]*9/5+32" office:value-type="float" office:value="134.831418012799" calcext:value-type="float">
            <text:p>134.8314180128</text:p>
          </table:table-cell>
          <table:table-cell office:value-type="float" office:value="134.831418012799" calcext:value-type="float">
            <text:p>134.8314180128</text:p>
          </table:table-cell>
          <table:table-cell table:formula="of:=ROUND([.G158];0)" office:value-type="float" office:value="135" calcext:value-type="float">
            <text:p>135</text:p>
          </table:table-cell>
          <table:table-cell office:value-type="float" office:value="135" calcext:value-type="float">
            <text:p>135</text:p>
          </table:table-cell>
          <table:table-cell table:number-columns-repeated="1015"/>
        </table:table-row>
        <table:table-row table:style-name="ro1">
          <table:table-cell office:value-type="float" office:value="278" calcext:value-type="float">
            <text:p>278</text:p>
          </table:table-cell>
          <table:table-cell table:formula="of:=-54.52*LN([.A159])+363.75" office:value-type="float" office:value="56.9320968815865" calcext:value-type="float">
            <text:p>56.93</text:p>
          </table:table-cell>
          <table:table-cell table:style-name="ce3" office:value-type="float" office:value="56.9320968815865" calcext:value-type="float">
            <text:p>56.93</text:p>
          </table:table-cell>
          <table:table-cell table:formula="of:=INT(ROUND([.C159];0))" office:value-type="float" office:value="57" calcext:value-type="float">
            <text:p>57</text:p>
          </table:table-cell>
          <table:table-cell office:value-type="float" office:value="57" calcext:value-type="float">
            <text:p>57</text:p>
          </table:table-cell>
          <table:table-cell table:formula="of:=[.B159]*9/5+32" office:value-type="float" office:value="134.477774386856" calcext:value-type="float">
            <text:p>134.4777743869</text:p>
          </table:table-cell>
          <table:table-cell office:value-type="float" office:value="134.477774386856" calcext:value-type="float">
            <text:p>134.4777743869</text:p>
          </table:table-cell>
          <table:table-cell table:formula="of:=ROUND([.G159];0)" office:value-type="float" office:value="134" calcext:value-type="float">
            <text:p>134</text:p>
          </table:table-cell>
          <table:table-cell office:value-type="float" office:value="134" calcext:value-type="float">
            <text:p>134</text:p>
          </table:table-cell>
          <table:table-cell table:number-columns-repeated="1015"/>
        </table:table-row>
        <table:table-row table:style-name="ro1">
          <table:table-cell office:value-type="float" office:value="279" calcext:value-type="float">
            <text:p>279</text:p>
          </table:table-cell>
          <table:table-cell table:formula="of:=-54.52*LN([.A160])+363.75" office:value-type="float" office:value="56.7363336550991" calcext:value-type="float">
            <text:p>56.74</text:p>
          </table:table-cell>
          <table:table-cell table:style-name="ce3" office:value-type="float" office:value="56.7363336550991" calcext:value-type="float">
            <text:p>56.74</text:p>
          </table:table-cell>
          <table:table-cell table:formula="of:=INT(ROUND([.C160];0))" office:value-type="float" office:value="57" calcext:value-type="float">
            <text:p>57</text:p>
          </table:table-cell>
          <table:table-cell office:value-type="float" office:value="57" calcext:value-type="float">
            <text:p>57</text:p>
          </table:table-cell>
          <table:table-cell table:formula="of:=[.B160]*9/5+32" office:value-type="float" office:value="134.125400579178" calcext:value-type="float">
            <text:p>134.1254005792</text:p>
          </table:table-cell>
          <table:table-cell office:value-type="float" office:value="134.125400579178" calcext:value-type="float">
            <text:p>134.1254005792</text:p>
          </table:table-cell>
          <table:table-cell table:formula="of:=ROUND([.G160];0)" office:value-type="float" office:value="134" calcext:value-type="float">
            <text:p>134</text:p>
          </table:table-cell>
          <table:table-cell office:value-type="float" office:value="134" calcext:value-type="float">
            <text:p>134</text:p>
          </table:table-cell>
          <table:table-cell table:number-columns-repeated="1015"/>
        </table:table-row>
        <table:table-row table:style-name="ro1">
          <table:table-cell office:value-type="float" office:value="280" calcext:value-type="float">
            <text:p>280</text:p>
          </table:table-cell>
          <table:table-cell table:formula="of:=-54.52*LN([.A161])+363.75" office:value-type="float" office:value="56.5412708352125" calcext:value-type="float">
            <text:p>56.54</text:p>
          </table:table-cell>
          <table:table-cell table:style-name="ce3" office:value-type="float" office:value="56.5412708352125" calcext:value-type="float">
            <text:p>56.54</text:p>
          </table:table-cell>
          <table:table-cell table:formula="of:=INT(ROUND([.C161];0))" office:value-type="float" office:value="57" calcext:value-type="float">
            <text:p>57</text:p>
          </table:table-cell>
          <table:table-cell office:value-type="float" office:value="57" calcext:value-type="float">
            <text:p>57</text:p>
          </table:table-cell>
          <table:table-cell table:formula="of:=[.B161]*9/5+32" office:value-type="float" office:value="133.774287503383" calcext:value-type="float">
            <text:p>133.7742875034</text:p>
          </table:table-cell>
          <table:table-cell office:value-type="float" office:value="133.774287503383" calcext:value-type="float">
            <text:p>133.7742875034</text:p>
          </table:table-cell>
          <table:table-cell table:formula="of:=ROUND([.G161];0)" office:value-type="float" office:value="134" calcext:value-type="float">
            <text:p>134</text:p>
          </table:table-cell>
          <table:table-cell office:value-type="float" office:value="134" calcext:value-type="float">
            <text:p>134</text:p>
          </table:table-cell>
          <table:table-cell table:number-columns-repeated="1015"/>
        </table:table-row>
        <table:table-row table:style-name="ro1">
          <table:table-cell office:value-type="float" office:value="281" calcext:value-type="float">
            <text:p>281</text:p>
          </table:table-cell>
          <table:table-cell table:formula="of:=-54.52*LN([.A162])+363.75" office:value-type="float" office:value="56.3469034279242" calcext:value-type="float">
            <text:p>56.35</text:p>
          </table:table-cell>
          <table:table-cell table:style-name="ce3" office:value-type="float" office:value="56.3469034279242" calcext:value-type="float">
            <text:p>56.35</text:p>
          </table:table-cell>
          <table:table-cell table:formula="of:=INT(ROUND([.C162];0))" office:value-type="float" office:value="56" calcext:value-type="float">
            <text:p>56</text:p>
          </table:table-cell>
          <table:table-cell office:value-type="float" office:value="56" calcext:value-type="float">
            <text:p>56</text:p>
          </table:table-cell>
          <table:table-cell table:formula="of:=[.B162]*9/5+32" office:value-type="float" office:value="133.424426170264" calcext:value-type="float">
            <text:p>133.4244261703</text:p>
          </table:table-cell>
          <table:table-cell office:value-type="float" office:value="133.424426170264" calcext:value-type="float">
            <text:p>133.4244261703</text:p>
          </table:table-cell>
          <table:table-cell table:formula="of:=ROUND([.G162];0)" office:value-type="float" office:value="133" calcext:value-type="float">
            <text:p>133</text:p>
          </table:table-cell>
          <table:table-cell office:value-type="float" office:value="133" calcext:value-type="float">
            <text:p>133</text:p>
          </table:table-cell>
          <table:table-cell table:number-columns-repeated="1015"/>
        </table:table-row>
        <table:table-row table:style-name="ro1">
          <table:table-cell office:value-type="float" office:value="282" calcext:value-type="float">
            <text:p>282</text:p>
          </table:table-cell>
          <table:table-cell table:formula="of:=-54.52*LN([.A163])+363.75" office:value-type="float" office:value="56.153226492454" calcext:value-type="float">
            <text:p>56.15</text:p>
          </table:table-cell>
          <table:table-cell table:style-name="ce3" office:value-type="float" office:value="56.153226492454" calcext:value-type="float">
            <text:p>56.15</text:p>
          </table:table-cell>
          <table:table-cell table:formula="of:=INT(ROUND([.C163];0))" office:value-type="float" office:value="56" calcext:value-type="float">
            <text:p>56</text:p>
          </table:table-cell>
          <table:table-cell office:value-type="float" office:value="56" calcext:value-type="float">
            <text:p>56</text:p>
          </table:table-cell>
          <table:table-cell table:formula="of:=[.B163]*9/5+32" office:value-type="float" office:value="133.075807686417" calcext:value-type="float">
            <text:p>133.0758076864</text:p>
          </table:table-cell>
          <table:table-cell office:value-type="float" office:value="133.075807686417" calcext:value-type="float">
            <text:p>133.0758076864</text:p>
          </table:table-cell>
          <table:table-cell table:formula="of:=ROUND([.G163];0)" office:value-type="float" office:value="133" calcext:value-type="float">
            <text:p>133</text:p>
          </table:table-cell>
          <table:table-cell office:value-type="float" office:value="133" calcext:value-type="float">
            <text:p>133</text:p>
          </table:table-cell>
          <table:table-cell table:number-columns-repeated="1015"/>
        </table:table-row>
        <table:table-row table:style-name="ro1">
          <table:table-cell office:value-type="float" office:value="283" calcext:value-type="float">
            <text:p>283</text:p>
          </table:table-cell>
          <table:table-cell table:formula="of:=-54.52*LN([.A164])+363.75" office:value-type="float" office:value="55.9602351404907" calcext:value-type="float">
            <text:p>55.96</text:p>
          </table:table-cell>
          <table:table-cell table:style-name="ce3" office:value-type="float" office:value="55.9602351404907" calcext:value-type="float">
            <text:p>55.96</text:p>
          </table:table-cell>
          <table:table-cell table:formula="of:=INT(ROUND([.C164];0))" office:value-type="float" office:value="56" calcext:value-type="float">
            <text:p>56</text:p>
          </table:table-cell>
          <table:table-cell office:value-type="float" office:value="56" calcext:value-type="float">
            <text:p>56</text:p>
          </table:table-cell>
          <table:table-cell table:formula="of:=[.B164]*9/5+32" office:value-type="float" office:value="132.728423252883" calcext:value-type="float">
            <text:p>132.7284232529</text:p>
          </table:table-cell>
          <table:table-cell office:value-type="float" office:value="132.728423252883" calcext:value-type="float">
            <text:p>132.7284232529</text:p>
          </table:table-cell>
          <table:table-cell table:formula="of:=ROUND([.G164];0)" office:value-type="float" office:value="133" calcext:value-type="float">
            <text:p>133</text:p>
          </table:table-cell>
          <table:table-cell office:value-type="float" office:value="133" calcext:value-type="float">
            <text:p>133</text:p>
          </table:table-cell>
          <table:table-cell table:number-columns-repeated="1015"/>
        </table:table-row>
        <table:table-row table:style-name="ro1">
          <table:table-cell office:value-type="float" office:value="284" calcext:value-type="float">
            <text:p>284</text:p>
          </table:table-cell>
          <table:table-cell table:formula="of:=-54.52*LN([.A165])+363.75" office:value-type="float" office:value="55.767924535451" calcext:value-type="float">
            <text:p>55.77</text:p>
          </table:table-cell>
          <table:table-cell table:style-name="ce3" office:value-type="float" office:value="55.767924535451" calcext:value-type="float">
            <text:p>55.77</text:p>
          </table:table-cell>
          <table:table-cell table:formula="of:=INT(ROUND([.C165];0))" office:value-type="float" office:value="56" calcext:value-type="float">
            <text:p>56</text:p>
          </table:table-cell>
          <table:table-cell office:value-type="float" office:value="56" calcext:value-type="float">
            <text:p>56</text:p>
          </table:table-cell>
          <table:table-cell table:formula="of:=[.B165]*9/5+32" office:value-type="float" office:value="132.382264163812" calcext:value-type="float">
            <text:p>132.3822641638</text:p>
          </table:table-cell>
          <table:table-cell office:value-type="float" office:value="132.382264163812" calcext:value-type="float">
            <text:p>132.3822641638</text:p>
          </table:table-cell>
          <table:table-cell table:formula="of:=ROUND([.G165];0)" office:value-type="float" office:value="132" calcext:value-type="float">
            <text:p>132</text:p>
          </table:table-cell>
          <table:table-cell office:value-type="float" office:value="132" calcext:value-type="float">
            <text:p>132</text:p>
          </table:table-cell>
          <table:table-cell table:number-columns-repeated="1015"/>
        </table:table-row>
        <table:table-row table:style-name="ro1">
          <table:table-cell office:value-type="float" office:value="285" calcext:value-type="float">
            <text:p>285</text:p>
          </table:table-cell>
          <table:table-cell table:formula="of:=-54.52*LN([.A166])+363.75" office:value-type="float" office:value="55.5762898917532" calcext:value-type="float">
            <text:p>55.58</text:p>
          </table:table-cell>
          <table:table-cell table:style-name="ce3" office:value-type="float" office:value="55.5762898917532" calcext:value-type="float">
            <text:p>55.58</text:p>
          </table:table-cell>
          <table:table-cell table:formula="of:=INT(ROUND([.C166];0))" office:value-type="float" office:value="56" calcext:value-type="float">
            <text:p>56</text:p>
          </table:table-cell>
          <table:table-cell office:value-type="float" office:value="56" calcext:value-type="float">
            <text:p>56</text:p>
          </table:table-cell>
          <table:table-cell table:formula="of:=[.B166]*9/5+32" office:value-type="float" office:value="132.037321805156" calcext:value-type="float">
            <text:p>132.0373218052</text:p>
          </table:table-cell>
          <table:table-cell office:value-type="float" office:value="132.037321805156" calcext:value-type="float">
            <text:p>132.0373218052</text:p>
          </table:table-cell>
          <table:table-cell table:formula="of:=ROUND([.G166];0)" office:value-type="float" office:value="132" calcext:value-type="float">
            <text:p>132</text:p>
          </table:table-cell>
          <table:table-cell office:value-type="float" office:value="132" calcext:value-type="float">
            <text:p>132</text:p>
          </table:table-cell>
          <table:table-cell table:number-columns-repeated="1015"/>
        </table:table-row>
        <table:table-row table:style-name="ro1">
          <table:table-cell office:value-type="float" office:value="286" calcext:value-type="float">
            <text:p>286</text:p>
          </table:table-cell>
          <table:table-cell table:formula="of:=-54.52*LN([.A167])+363.75" office:value-type="float" office:value="55.3853264741016" calcext:value-type="float">
            <text:p>55.39</text:p>
          </table:table-cell>
          <table:table-cell table:style-name="ce3" office:value-type="float" office:value="55.3853264741016" calcext:value-type="float">
            <text:p>55.39</text:p>
          </table:table-cell>
          <table:table-cell table:formula="of:=INT(ROUND([.C167];0))" office:value-type="float" office:value="55" calcext:value-type="float">
            <text:p>55</text:p>
          </table:table-cell>
          <table:table-cell office:value-type="float" office:value="55" calcext:value-type="float">
            <text:p>55</text:p>
          </table:table-cell>
          <table:table-cell table:formula="of:=[.B167]*9/5+32" office:value-type="float" office:value="131.693587653383" calcext:value-type="float">
            <text:p>131.6935876534</text:p>
          </table:table-cell>
          <table:table-cell office:value-type="float" office:value="131.693587653383" calcext:value-type="float">
            <text:p>131.6935876534</text:p>
          </table:table-cell>
          <table:table-cell table:formula="of:=ROUND([.G167];0)" office:value-type="float" office:value="132" calcext:value-type="float">
            <text:p>132</text:p>
          </table:table-cell>
          <table:table-cell office:value-type="float" office:value="132" calcext:value-type="float">
            <text:p>132</text:p>
          </table:table-cell>
          <table:table-cell table:number-columns-repeated="1015"/>
        </table:table-row>
        <table:table-row table:style-name="ro1">
          <table:table-cell office:value-type="float" office:value="287" calcext:value-type="float">
            <text:p>287</text:p>
          </table:table-cell>
          <table:table-cell table:formula="of:=-54.52*LN([.A168])+363.75" office:value-type="float" office:value="55.1950295967855" calcext:value-type="float">
            <text:p>55.20</text:p>
          </table:table-cell>
          <table:table-cell table:style-name="ce3" office:value-type="float" office:value="55.1950295967855" calcext:value-type="float">
            <text:p>55.20</text:p>
          </table:table-cell>
          <table:table-cell table:formula="of:=INT(ROUND([.C168];0))" office:value-type="float" office:value="55" calcext:value-type="float">
            <text:p>55</text:p>
          </table:table-cell>
          <table:table-cell office:value-type="float" office:value="55" calcext:value-type="float">
            <text:p>55</text:p>
          </table:table-cell>
          <table:table-cell table:formula="of:=[.B168]*9/5+32" office:value-type="float" office:value="131.351053274214" calcext:value-type="float">
            <text:p>131.3510532742</text:p>
          </table:table-cell>
          <table:table-cell office:value-type="float" office:value="131.351053274214" calcext:value-type="float">
            <text:p>131.3510532742</text:p>
          </table:table-cell>
          <table:table-cell table:formula="of:=ROUND([.G168];0)" office:value-type="float" office:value="131" calcext:value-type="float">
            <text:p>131</text:p>
          </table:table-cell>
          <table:table-cell office:value-type="float" office:value="131" calcext:value-type="float">
            <text:p>131</text:p>
          </table:table-cell>
          <table:table-cell table:number-columns-repeated="1015"/>
        </table:table-row>
        <table:table-row table:style-name="ro1">
          <table:table-cell office:value-type="float" office:value="288" calcext:value-type="float">
            <text:p>288</text:p>
          </table:table-cell>
          <table:table-cell table:formula="of:=-54.52*LN([.A169])+363.75" office:value-type="float" office:value="55.0053946229882" calcext:value-type="float">
            <text:p>55.01</text:p>
          </table:table-cell>
          <table:table-cell table:style-name="ce3" office:value-type="float" office:value="55.0053946229882" calcext:value-type="float">
            <text:p>55.01</text:p>
          </table:table-cell>
          <table:table-cell table:formula="of:=INT(ROUND([.C169];0))" office:value-type="float" office:value="55" calcext:value-type="float">
            <text:p>55</text:p>
          </table:table-cell>
          <table:table-cell office:value-type="float" office:value="55" calcext:value-type="float">
            <text:p>55</text:p>
          </table:table-cell>
          <table:table-cell table:formula="of:=[.B169]*9/5+32" office:value-type="float" office:value="131.009710321379" calcext:value-type="float">
            <text:p>131.0097103214</text:p>
          </table:table-cell>
          <table:table-cell office:value-type="float" office:value="131.009710321379" calcext:value-type="float">
            <text:p>131.0097103214</text:p>
          </table:table-cell>
          <table:table-cell table:formula="of:=ROUND([.G169];0)" office:value-type="float" office:value="131" calcext:value-type="float">
            <text:p>131</text:p>
          </table:table-cell>
          <table:table-cell office:value-type="float" office:value="131" calcext:value-type="float">
            <text:p>131</text:p>
          </table:table-cell>
          <table:table-cell table:number-columns-repeated="1015"/>
        </table:table-row>
        <table:table-row table:style-name="ro1">
          <table:table-cell office:value-type="float" office:value="289" calcext:value-type="float">
            <text:p>289</text:p>
          </table:table-cell>
          <table:table-cell table:formula="of:=-54.52*LN([.A170])+363.75" office:value-type="float" office:value="54.8164169641102" calcext:value-type="float">
            <text:p>54.82</text:p>
          </table:table-cell>
          <table:table-cell table:style-name="ce3" office:value-type="float" office:value="54.8164169641102" calcext:value-type="float">
            <text:p>54.82</text:p>
          </table:table-cell>
          <table:table-cell table:formula="of:=INT(ROUND([.C170];0))" office:value-type="float" office:value="55" calcext:value-type="float">
            <text:p>55</text:p>
          </table:table-cell>
          <table:table-cell office:value-type="float" office:value="55" calcext:value-type="float">
            <text:p>55</text:p>
          </table:table-cell>
          <table:table-cell table:formula="of:=[.B170]*9/5+32" office:value-type="float" office:value="130.669550535398" calcext:value-type="float">
            <text:p>130.6695505354</text:p>
          </table:table-cell>
          <table:table-cell office:value-type="float" office:value="130.669550535398" calcext:value-type="float">
            <text:p>130.6695505354</text:p>
          </table:table-cell>
          <table:table-cell table:formula="of:=ROUND([.G170];0)" office:value-type="float" office:value="131" calcext:value-type="float">
            <text:p>131</text:p>
          </table:table-cell>
          <table:table-cell office:value-type="float" office:value="131" calcext:value-type="float">
            <text:p>131</text:p>
          </table:table-cell>
          <table:table-cell table:number-columns-repeated="1015"/>
        </table:table-row>
        <table:table-row table:style-name="ro1">
          <table:table-cell office:value-type="float" office:value="290" calcext:value-type="float">
            <text:p>290</text:p>
          </table:table-cell>
          <table:table-cell table:formula="of:=-54.52*LN([.A171])+363.75" office:value-type="float" office:value="54.628092079102" calcext:value-type="float">
            <text:p>54.63</text:p>
          </table:table-cell>
          <table:table-cell table:style-name="ce3" office:value-type="float" office:value="54.628092079102" calcext:value-type="float">
            <text:p>54.63</text:p>
          </table:table-cell>
          <table:table-cell table:formula="of:=INT(ROUND([.C171];0))" office:value-type="float" office:value="55" calcext:value-type="float">
            <text:p>55</text:p>
          </table:table-cell>
          <table:table-cell office:value-type="float" office:value="55" calcext:value-type="float">
            <text:p>55</text:p>
          </table:table-cell>
          <table:table-cell table:formula="of:=[.B171]*9/5+32" office:value-type="float" office:value="130.330565742384" calcext:value-type="float">
            <text:p>130.3305657424</text:p>
          </table:table-cell>
          <table:table-cell office:value-type="float" office:value="130.330565742384" calcext:value-type="float">
            <text:p>130.3305657424</text:p>
          </table:table-cell>
          <table:table-cell table:formula="of:=ROUND([.G171];0)" office:value-type="float" office:value="130" calcext:value-type="float">
            <text:p>130</text:p>
          </table:table-cell>
          <table:table-cell office:value-type="float" office:value="130" calcext:value-type="float">
            <text:p>130</text:p>
          </table:table-cell>
          <table:table-cell table:number-columns-repeated="1015"/>
        </table:table-row>
        <table:table-row table:style-name="ro1">
          <table:table-cell office:value-type="float" office:value="291" calcext:value-type="float">
            <text:p>291</text:p>
          </table:table-cell>
          <table:table-cell table:formula="of:=-54.52*LN([.A172])+363.75" office:value-type="float" office:value="54.4404154738102" calcext:value-type="float">
            <text:p>54.44</text:p>
          </table:table-cell>
          <table:table-cell table:style-name="ce3" office:value-type="float" office:value="54.4404154738102" calcext:value-type="float">
            <text:p>54.44</text:p>
          </table:table-cell>
          <table:table-cell table:formula="of:=INT(ROUND([.C172];0))" office:value-type="float" office:value="54" calcext:value-type="float">
            <text:p>54</text:p>
          </table:table-cell>
          <table:table-cell office:value-type="float" office:value="54" calcext:value-type="float">
            <text:p>54</text:p>
          </table:table-cell>
          <table:table-cell table:formula="of:=[.B172]*9/5+32" office:value-type="float" office:value="129.992747852858" calcext:value-type="float">
            <text:p>129.9927478529</text:p>
          </table:table-cell>
          <table:table-cell office:value-type="float" office:value="129.992747852858" calcext:value-type="float">
            <text:p>129.9927478529</text:p>
          </table:table-cell>
          <table:table-cell table:formula="of:=ROUND([.G172];0)" office:value-type="float" office:value="130" calcext:value-type="float">
            <text:p>130</text:p>
          </table:table-cell>
          <table:table-cell office:value-type="float" office:value="130" calcext:value-type="float">
            <text:p>130</text:p>
          </table:table-cell>
          <table:table-cell table:number-columns-repeated="1015"/>
        </table:table-row>
        <table:table-row table:style-name="ro1">
          <table:table-cell office:value-type="float" office:value="292" calcext:value-type="float">
            <text:p>292</text:p>
          </table:table-cell>
          <table:table-cell table:formula="of:=-54.52*LN([.A173])+363.75" office:value-type="float" office:value="54.2533827003332" calcext:value-type="float">
            <text:p>54.25</text:p>
          </table:table-cell>
          <table:table-cell table:style-name="ce3" office:value-type="float" office:value="54.2533827003332" calcext:value-type="float">
            <text:p>54.25</text:p>
          </table:table-cell>
          <table:table-cell table:formula="of:=INT(ROUND([.C173];0))" office:value-type="float" office:value="54" calcext:value-type="float">
            <text:p>54</text:p>
          </table:table-cell>
          <table:table-cell office:value-type="float" office:value="54" calcext:value-type="float">
            <text:p>54</text:p>
          </table:table-cell>
          <table:table-cell table:formula="of:=[.B173]*9/5+32" office:value-type="float" office:value="129.6560888606" calcext:value-type="float">
            <text:p>129.6560888606</text:p>
          </table:table-cell>
          <table:table-cell office:value-type="float" office:value="129.6560888606" calcext:value-type="float">
            <text:p>129.6560888606</text:p>
          </table:table-cell>
          <table:table-cell table:formula="of:=ROUND([.G173];0)" office:value-type="float" office:value="130" calcext:value-type="float">
            <text:p>130</text:p>
          </table:table-cell>
          <table:table-cell office:value-type="float" office:value="130" calcext:value-type="float">
            <text:p>130</text:p>
          </table:table-cell>
          <table:table-cell table:number-columns-repeated="1015"/>
        </table:table-row>
        <table:table-row table:style-name="ro1">
          <table:table-cell office:value-type="float" office:value="293" calcext:value-type="float">
            <text:p>293</text:p>
          </table:table-cell>
          <table:table-cell table:formula="of:=-54.52*LN([.A174])+363.75" office:value-type="float" office:value="54.0669893563895" calcext:value-type="float">
            <text:p>54.07</text:p>
          </table:table-cell>
          <table:table-cell table:style-name="ce3" office:value-type="float" office:value="54.0669893563895" calcext:value-type="float">
            <text:p>54.07</text:p>
          </table:table-cell>
          <table:table-cell table:formula="of:=INT(ROUND([.C174];0))" office:value-type="float" office:value="54" calcext:value-type="float">
            <text:p>54</text:p>
          </table:table-cell>
          <table:table-cell office:value-type="float" office:value="54" calcext:value-type="float">
            <text:p>54</text:p>
          </table:table-cell>
          <table:table-cell table:formula="of:=[.B174]*9/5+32" office:value-type="float" office:value="129.320580841501" calcext:value-type="float">
            <text:p>129.3205808415</text:p>
          </table:table-cell>
          <table:table-cell office:value-type="float" office:value="129.320580841501" calcext:value-type="float">
            <text:p>129.3205808415</text:p>
          </table:table-cell>
          <table:table-cell table:formula="of:=ROUND([.G174];0)" office:value-type="float" office:value="129" calcext:value-type="float">
            <text:p>129</text:p>
          </table:table-cell>
          <table:table-cell office:value-type="float" office:value="129" calcext:value-type="float">
            <text:p>129</text:p>
          </table:table-cell>
          <table:table-cell table:number-columns-repeated="1015"/>
        </table:table-row>
        <table:table-row table:style-name="ro1">
          <table:table-cell office:value-type="float" office:value="294" calcext:value-type="float">
            <text:p>294</text:p>
          </table:table-cell>
          <table:table-cell table:formula="of:=-54.52*LN([.A175])+363.75" office:value-type="float" office:value="53.8812310846951" calcext:value-type="float">
            <text:p>53.88</text:p>
          </table:table-cell>
          <table:table-cell table:style-name="ce3" office:value-type="float" office:value="53.8812310846951" calcext:value-type="float">
            <text:p>53.88</text:p>
          </table:table-cell>
          <table:table-cell table:formula="of:=INT(ROUND([.C175];0))" office:value-type="float" office:value="54" calcext:value-type="float">
            <text:p>54</text:p>
          </table:table-cell>
          <table:table-cell office:value-type="float" office:value="54" calcext:value-type="float">
            <text:p>54</text:p>
          </table:table-cell>
          <table:table-cell table:formula="of:=[.B175]*9/5+32" office:value-type="float" office:value="128.986215952451" calcext:value-type="float">
            <text:p>128.9862159525</text:p>
          </table:table-cell>
          <table:table-cell office:value-type="float" office:value="128.986215952451" calcext:value-type="float">
            <text:p>128.9862159525</text:p>
          </table:table-cell>
          <table:table-cell table:formula="of:=ROUND([.G175];0)" office:value-type="float" office:value="129" calcext:value-type="float">
            <text:p>129</text:p>
          </table:table-cell>
          <table:table-cell office:value-type="float" office:value="129" calcext:value-type="float">
            <text:p>129</text:p>
          </table:table-cell>
          <table:table-cell table:number-columns-repeated="1015"/>
        </table:table-row>
        <table:table-row table:style-name="ro1">
          <table:table-cell office:value-type="float" office:value="295" calcext:value-type="float">
            <text:p>295</text:p>
          </table:table-cell>
          <table:table-cell table:formula="of:=-54.52*LN([.A176])+363.75" office:value-type="float" office:value="53.696103572353" calcext:value-type="float">
            <text:p>53.70</text:p>
          </table:table-cell>
          <table:table-cell table:style-name="ce3" office:value-type="float" office:value="53.696103572353" calcext:value-type="float">
            <text:p>53.70</text:p>
          </table:table-cell>
          <table:table-cell table:formula="of:=INT(ROUND([.C176];0))" office:value-type="float" office:value="54" calcext:value-type="float">
            <text:p>54</text:p>
          </table:table-cell>
          <table:table-cell office:value-type="float" office:value="54" calcext:value-type="float">
            <text:p>54</text:p>
          </table:table-cell>
          <table:table-cell table:formula="of:=[.B176]*9/5+32" office:value-type="float" office:value="128.652986430235" calcext:value-type="float">
            <text:p>128.6529864302</text:p>
          </table:table-cell>
          <table:table-cell office:value-type="float" office:value="128.652986430235" calcext:value-type="float">
            <text:p>128.6529864302</text:p>
          </table:table-cell>
          <table:table-cell table:formula="of:=ROUND([.G176];0)" office:value-type="float" office:value="129" calcext:value-type="float">
            <text:p>129</text:p>
          </table:table-cell>
          <table:table-cell office:value-type="float" office:value="129" calcext:value-type="float">
            <text:p>129</text:p>
          </table:table-cell>
          <table:table-cell table:number-columns-repeated="1015"/>
        </table:table-row>
        <table:table-row table:style-name="ro1">
          <table:table-cell office:value-type="float" office:value="296" calcext:value-type="float">
            <text:p>296</text:p>
          </table:table-cell>
          <table:table-cell table:formula="of:=-54.52*LN([.A177])+363.75" office:value-type="float" office:value="53.5116025502522" calcext:value-type="float">
            <text:p>53.51</text:p>
          </table:table-cell>
          <table:table-cell table:style-name="ce3" office:value-type="float" office:value="53.5116025502522" calcext:value-type="float">
            <text:p>53.51</text:p>
          </table:table-cell>
          <table:table-cell table:formula="of:=INT(ROUND([.C177];0))" office:value-type="float" office:value="54" calcext:value-type="float">
            <text:p>54</text:p>
          </table:table-cell>
          <table:table-cell office:value-type="float" office:value="54" calcext:value-type="float">
            <text:p>54</text:p>
          </table:table-cell>
          <table:table-cell table:formula="of:=[.B177]*9/5+32" office:value-type="float" office:value="128.320884590454" calcext:value-type="float">
            <text:p>128.3208845905</text:p>
          </table:table-cell>
          <table:table-cell office:value-type="float" office:value="128.320884590454" calcext:value-type="float">
            <text:p>128.3208845905</text:p>
          </table:table-cell>
          <table:table-cell table:formula="of:=ROUND([.G177];0)" office:value-type="float" office:value="128" calcext:value-type="float">
            <text:p>128</text:p>
          </table:table-cell>
          <table:table-cell office:value-type="float" office:value="128" calcext:value-type="float">
            <text:p>128</text:p>
          </table:table-cell>
          <table:table-cell table:number-columns-repeated="1015"/>
        </table:table-row>
        <table:table-row table:style-name="ro1">
          <table:table-cell office:value-type="float" office:value="297" calcext:value-type="float">
            <text:p>297</text:p>
          </table:table-cell>
          <table:table-cell table:formula="of:=-54.52*LN([.A178])+363.75" office:value-type="float" office:value="53.3277237924768" calcext:value-type="float">
            <text:p>53.33</text:p>
          </table:table-cell>
          <table:table-cell table:style-name="ce3" office:value-type="float" office:value="53.3277237924768" calcext:value-type="float">
            <text:p>53.33</text:p>
          </table:table-cell>
          <table:table-cell table:formula="of:=INT(ROUND([.C178];0))" office:value-type="float" office:value="53" calcext:value-type="float">
            <text:p>53</text:p>
          </table:table-cell>
          <table:table-cell office:value-type="float" office:value="53" calcext:value-type="float">
            <text:p>53</text:p>
          </table:table-cell>
          <table:table-cell table:formula="of:=[.B178]*9/5+32" office:value-type="float" office:value="127.989902826458" calcext:value-type="float">
            <text:p>127.9899028265</text:p>
          </table:table-cell>
          <table:table-cell office:value-type="float" office:value="127.989902826458" calcext:value-type="float">
            <text:p>127.9899028265</text:p>
          </table:table-cell>
          <table:table-cell table:formula="of:=ROUND([.G178];0)" office:value-type="float" office:value="128" calcext:value-type="float">
            <text:p>128</text:p>
          </table:table-cell>
          <table:table-cell office:value-type="float" office:value="128" calcext:value-type="float">
            <text:p>128</text:p>
          </table:table-cell>
          <table:table-cell table:number-columns-repeated="1015"/>
        </table:table-row>
        <table:table-row table:style-name="ro1">
          <table:table-cell office:value-type="float" office:value="298" calcext:value-type="float">
            <text:p>298</text:p>
          </table:table-cell>
          <table:table-cell table:formula="of:=-54.52*LN([.A179])+363.75" office:value-type="float" office:value="53.1444631157253" calcext:value-type="float">
            <text:p>53.14</text:p>
          </table:table-cell>
          <table:table-cell table:style-name="ce3" office:value-type="float" office:value="53.1444631157253" calcext:value-type="float">
            <text:p>53.14</text:p>
          </table:table-cell>
          <table:table-cell table:formula="of:=INT(ROUND([.C179];0))" office:value-type="float" office:value="53" calcext:value-type="float">
            <text:p>53</text:p>
          </table:table-cell>
          <table:table-cell office:value-type="float" office:value="53" calcext:value-type="float">
            <text:p>53</text:p>
          </table:table-cell>
          <table:table-cell table:formula="of:=[.B179]*9/5+32" office:value-type="float" office:value="127.660033608306" calcext:value-type="float">
            <text:p>127.6600336083</text:p>
          </table:table-cell>
          <table:table-cell office:value-type="float" office:value="127.660033608306" calcext:value-type="float">
            <text:p>127.6600336083</text:p>
          </table:table-cell>
          <table:table-cell table:formula="of:=ROUND([.G179];0)" office:value-type="float" office:value="128" calcext:value-type="float">
            <text:p>128</text:p>
          </table:table-cell>
          <table:table-cell office:value-type="float" office:value="128" calcext:value-type="float">
            <text:p>128</text:p>
          </table:table-cell>
          <table:table-cell table:number-columns-repeated="1015"/>
        </table:table-row>
        <table:table-row table:style-name="ro1">
          <table:table-cell office:value-type="float" office:value="299" calcext:value-type="float">
            <text:p>299</text:p>
          </table:table-cell>
          <table:table-cell table:formula="of:=-54.52*LN([.A180])+363.75" office:value-type="float" office:value="52.9618163787397" calcext:value-type="float">
            <text:p>52.96</text:p>
          </table:table-cell>
          <table:table-cell table:style-name="ce3" office:value-type="float" office:value="52.9618163787397" calcext:value-type="float">
            <text:p>52.96</text:p>
          </table:table-cell>
          <table:table-cell table:formula="of:=INT(ROUND([.C180];0))" office:value-type="float" office:value="53" calcext:value-type="float">
            <text:p>53</text:p>
          </table:table-cell>
          <table:table-cell office:value-type="float" office:value="53" calcext:value-type="float">
            <text:p>53</text:p>
          </table:table-cell>
          <table:table-cell table:formula="of:=[.B180]*9/5+32" office:value-type="float" office:value="127.331269481732" calcext:value-type="float">
            <text:p>127.3312694817</text:p>
          </table:table-cell>
          <table:table-cell office:value-type="float" office:value="127.331269481732" calcext:value-type="float">
            <text:p>127.3312694817</text:p>
          </table:table-cell>
          <table:table-cell table:formula="of:=ROUND([.G180];0)" office:value-type="float" office:value="127" calcext:value-type="float">
            <text:p>127</text:p>
          </table:table-cell>
          <table:table-cell office:value-type="float" office:value="127" calcext:value-type="float">
            <text:p>127</text:p>
          </table:table-cell>
          <table:table-cell table:number-columns-repeated="1015"/>
        </table:table-row>
        <table:table-row table:style-name="ro1">
          <table:table-cell office:value-type="float" office:value="300" calcext:value-type="float">
            <text:p>300</text:p>
          </table:table-cell>
          <table:table-cell table:formula="of:=-54.52*LN([.A181])+363.75" office:value-type="float" office:value="52.7797794817439" calcext:value-type="float">
            <text:p>52.78</text:p>
          </table:table-cell>
          <table:table-cell table:style-name="ce3" office:value-type="float" office:value="52.7797794817439" calcext:value-type="float">
            <text:p>52.78</text:p>
          </table:table-cell>
          <table:table-cell table:formula="of:=INT(ROUND([.C181];0))" office:value-type="float" office:value="53" calcext:value-type="float">
            <text:p>53</text:p>
          </table:table-cell>
          <table:table-cell office:value-type="float" office:value="53" calcext:value-type="float">
            <text:p>53</text:p>
          </table:table-cell>
          <table:table-cell table:formula="of:=[.B181]*9/5+32" office:value-type="float" office:value="127.003603067139" calcext:value-type="float">
            <text:p>127.0036030671</text:p>
          </table:table-cell>
          <table:table-cell office:value-type="float" office:value="127.003603067139" calcext:value-type="float">
            <text:p>127.0036030671</text:p>
          </table:table-cell>
          <table:table-cell table:formula="of:=ROUND([.G181];0)" office:value-type="float" office:value="127" calcext:value-type="float">
            <text:p>127</text:p>
          </table:table-cell>
          <table:table-cell office:value-type="float" office:value="127" calcext:value-type="float">
            <text:p>127</text:p>
          </table:table-cell>
          <table:table-cell table:number-columns-repeated="1015"/>
        </table:table-row>
        <table:table-row table:style-name="ro1">
          <table:table-cell office:value-type="float" office:value="301" calcext:value-type="float">
            <text:p>301</text:p>
          </table:table-cell>
          <table:table-cell table:formula="of:=-54.52*LN([.A182])+363.75" office:value-type="float" office:value="52.5983483658913" calcext:value-type="float">
            <text:p>52.60</text:p>
          </table:table-cell>
          <table:table-cell table:style-name="ce3" office:value-type="float" office:value="52.5983483658913" calcext:value-type="float">
            <text:p>52.60</text:p>
          </table:table-cell>
          <table:table-cell table:formula="of:=INT(ROUND([.C182];0))" office:value-type="float" office:value="53" calcext:value-type="float">
            <text:p>53</text:p>
          </table:table-cell>
          <table:table-cell office:value-type="float" office:value="53" calcext:value-type="float">
            <text:p>53</text:p>
          </table:table-cell>
          <table:table-cell table:formula="of:=[.B182]*9/5+32" office:value-type="float" office:value="126.677027058604" calcext:value-type="float">
            <text:p>126.6770270586</text:p>
          </table:table-cell>
          <table:table-cell office:value-type="float" office:value="126.677027058604" calcext:value-type="float">
            <text:p>126.6770270586</text:p>
          </table:table-cell>
          <table:table-cell table:formula="of:=ROUND([.G182];0)" office:value-type="float" office:value="127" calcext:value-type="float">
            <text:p>127</text:p>
          </table:table-cell>
          <table:table-cell office:value-type="float" office:value="127" calcext:value-type="float">
            <text:p>127</text:p>
          </table:table-cell>
          <table:table-cell table:number-columns-repeated="1015"/>
        </table:table-row>
        <table:table-row table:style-name="ro1">
          <table:table-cell office:value-type="float" office:value="302" calcext:value-type="float">
            <text:p>302</text:p>
          </table:table-cell>
          <table:table-cell table:formula="of:=-54.52*LN([.A183])+363.75" office:value-type="float" office:value="52.4175190127221" calcext:value-type="float">
            <text:p>52.42</text:p>
          </table:table-cell>
          <table:table-cell table:style-name="ce3" office:value-type="float" office:value="52.4175190127221" calcext:value-type="float">
            <text:p>52.42</text:p>
          </table:table-cell>
          <table:table-cell table:formula="of:=INT(ROUND([.C183];0))" office:value-type="float" office:value="52" calcext:value-type="float">
            <text:p>52</text:p>
          </table:table-cell>
          <table:table-cell office:value-type="float" office:value="52" calcext:value-type="float">
            <text:p>52</text:p>
          </table:table-cell>
          <table:table-cell table:formula="of:=[.B183]*9/5+32" office:value-type="float" office:value="126.3515342229" calcext:value-type="float">
            <text:p>126.3515342229</text:p>
          </table:table-cell>
          <table:table-cell office:value-type="float" office:value="126.3515342229" calcext:value-type="float">
            <text:p>126.3515342229</text:p>
          </table:table-cell>
          <table:table-cell table:formula="of:=ROUND([.G183];0)" office:value-type="float" office:value="126" calcext:value-type="float">
            <text:p>126</text:p>
          </table:table-cell>
          <table:table-cell office:value-type="float" office:value="126" calcext:value-type="float">
            <text:p>126</text:p>
          </table:table-cell>
          <table:table-cell table:number-columns-repeated="1015"/>
        </table:table-row>
        <table:table-row table:style-name="ro1">
          <table:table-cell office:value-type="float" office:value="303" calcext:value-type="float">
            <text:p>303</text:p>
          </table:table-cell>
          <table:table-cell table:formula="of:=-54.52*LN([.A184])+363.75" office:value-type="float" office:value="52.2372874436292" calcext:value-type="float">
            <text:p>52.24</text:p>
          </table:table-cell>
          <table:table-cell table:style-name="ce3" office:value-type="float" office:value="52.2372874436292" calcext:value-type="float">
            <text:p>52.24</text:p>
          </table:table-cell>
          <table:table-cell table:formula="of:=INT(ROUND([.C184];0))" office:value-type="float" office:value="52" calcext:value-type="float">
            <text:p>52</text:p>
          </table:table-cell>
          <table:table-cell office:value-type="float" office:value="52" calcext:value-type="float">
            <text:p>52</text:p>
          </table:table-cell>
          <table:table-cell table:formula="of:=[.B184]*9/5+32" office:value-type="float" office:value="126.027117398533" calcext:value-type="float">
            <text:p>126.0271173985</text:p>
          </table:table-cell>
          <table:table-cell office:value-type="float" office:value="126.027117398533" calcext:value-type="float">
            <text:p>126.0271173985</text:p>
          </table:table-cell>
          <table:table-cell table:formula="of:=ROUND([.G184];0)" office:value-type="float" office:value="126" calcext:value-type="float">
            <text:p>126</text:p>
          </table:table-cell>
          <table:table-cell office:value-type="float" office:value="126" calcext:value-type="float">
            <text:p>126</text:p>
          </table:table-cell>
          <table:table-cell table:number-columns-repeated="1015"/>
        </table:table-row>
        <table:table-row table:style-name="ro1">
          <table:table-cell office:value-type="float" office:value="304" calcext:value-type="float">
            <text:p>304</text:p>
          </table:table-cell>
          <table:table-cell table:formula="of:=-54.52*LN([.A185])+363.75" office:value-type="float" office:value="52.0576497193327" calcext:value-type="float">
            <text:p>52.06</text:p>
          </table:table-cell>
          <table:table-cell table:style-name="ce3" office:value-type="float" office:value="52.0576497193327" calcext:value-type="float">
            <text:p>52.06</text:p>
          </table:table-cell>
          <table:table-cell table:formula="of:=INT(ROUND([.C185];0))" office:value-type="float" office:value="52" calcext:value-type="float">
            <text:p>52</text:p>
          </table:table-cell>
          <table:table-cell office:value-type="float" office:value="52" calcext:value-type="float">
            <text:p>52</text:p>
          </table:table-cell>
          <table:table-cell table:formula="of:=[.B185]*9/5+32" office:value-type="float" office:value="125.703769494799" calcext:value-type="float">
            <text:p>125.7037694948</text:p>
          </table:table-cell>
          <table:table-cell office:value-type="float" office:value="125.703769494799" calcext:value-type="float">
            <text:p>125.7037694948</text:p>
          </table:table-cell>
          <table:table-cell table:formula="of:=ROUND([.G185];0)" office:value-type="float" office:value="126" calcext:value-type="float">
            <text:p>126</text:p>
          </table:table-cell>
          <table:table-cell office:value-type="float" office:value="126" calcext:value-type="float">
            <text:p>126</text:p>
          </table:table-cell>
          <table:table-cell table:number-columns-repeated="1015"/>
        </table:table-row>
        <table:table-row table:style-name="ro1">
          <table:table-cell office:value-type="float" office:value="305" calcext:value-type="float">
            <text:p>305</text:p>
          </table:table-cell>
          <table:table-cell table:formula="of:=-54.52*LN([.A186])+363.75" office:value-type="float" office:value="51.8786019393639" calcext:value-type="float">
            <text:p>51.88</text:p>
          </table:table-cell>
          <table:table-cell table:style-name="ce3" office:value-type="float" office:value="51.8786019393639" calcext:value-type="float">
            <text:p>51.88</text:p>
          </table:table-cell>
          <table:table-cell table:formula="of:=INT(ROUND([.C186];0))" office:value-type="float" office:value="52" calcext:value-type="float">
            <text:p>52</text:p>
          </table:table-cell>
          <table:table-cell office:value-type="float" office:value="52" calcext:value-type="float">
            <text:p>52</text:p>
          </table:table-cell>
          <table:table-cell table:formula="of:=[.B186]*9/5+32" office:value-type="float" office:value="125.381483490855" calcext:value-type="float">
            <text:p>125.3814834909</text:p>
          </table:table-cell>
          <table:table-cell office:value-type="float" office:value="125.381483490855" calcext:value-type="float">
            <text:p>125.3814834909</text:p>
          </table:table-cell>
          <table:table-cell table:formula="of:=ROUND([.G186];0)" office:value-type="float" office:value="125" calcext:value-type="float">
            <text:p>125</text:p>
          </table:table-cell>
          <table:table-cell office:value-type="float" office:value="125" calcext:value-type="float">
            <text:p>125</text:p>
          </table:table-cell>
          <table:table-cell table:number-columns-repeated="1015"/>
        </table:table-row>
        <table:table-row table:style-name="ro1">
          <table:table-cell office:value-type="float" office:value="306" calcext:value-type="float">
            <text:p>306</text:p>
          </table:table-cell>
          <table:table-cell table:formula="of:=-54.52*LN([.A187])+363.75" office:value-type="float" office:value="51.7001402415562" calcext:value-type="float">
            <text:p>51.70</text:p>
          </table:table-cell>
          <table:table-cell table:style-name="ce3" office:value-type="float" office:value="51.7001402415562" calcext:value-type="float">
            <text:p>51.70</text:p>
          </table:table-cell>
          <table:table-cell table:formula="of:=INT(ROUND([.C187];0))" office:value-type="float" office:value="52" calcext:value-type="float">
            <text:p>52</text:p>
          </table:table-cell>
          <table:table-cell office:value-type="float" office:value="52" calcext:value-type="float">
            <text:p>52</text:p>
          </table:table-cell>
          <table:table-cell table:formula="of:=[.B187]*9/5+32" office:value-type="float" office:value="125.060252434801" calcext:value-type="float">
            <text:p>125.0602524348</text:p>
          </table:table-cell>
          <table:table-cell office:value-type="float" office:value="125.060252434801" calcext:value-type="float">
            <text:p>125.0602524348</text:p>
          </table:table-cell>
          <table:table-cell table:formula="of:=ROUND([.G187];0)" office:value-type="float" office:value="125" calcext:value-type="float">
            <text:p>125</text:p>
          </table:table-cell>
          <table:table-cell office:value-type="float" office:value="125" calcext:value-type="float">
            <text:p>125</text:p>
          </table:table-cell>
          <table:table-cell table:number-columns-repeated="1015"/>
        </table:table-row>
        <table:table-row table:style-name="ro1">
          <table:table-cell office:value-type="float" office:value="307" calcext:value-type="float">
            <text:p>307</text:p>
          </table:table-cell>
          <table:table-cell table:formula="of:=-54.52*LN([.A188])+363.75" office:value-type="float" office:value="51.522260801546" calcext:value-type="float">
            <text:p>51.52</text:p>
          </table:table-cell>
          <table:table-cell table:style-name="ce3" office:value-type="float" office:value="51.522260801546" calcext:value-type="float">
            <text:p>51.52</text:p>
          </table:table-cell>
          <table:table-cell table:formula="of:=INT(ROUND([.C188];0))" office:value-type="float" office:value="52" calcext:value-type="float">
            <text:p>52</text:p>
          </table:table-cell>
          <table:table-cell office:value-type="float" office:value="52" calcext:value-type="float">
            <text:p>52</text:p>
          </table:table-cell>
          <table:table-cell table:formula="of:=[.B188]*9/5+32" office:value-type="float" office:value="124.740069442783" calcext:value-type="float">
            <text:p>124.7400694428</text:p>
          </table:table-cell>
          <table:table-cell office:value-type="float" office:value="124.740069442783" calcext:value-type="float">
            <text:p>124.7400694428</text:p>
          </table:table-cell>
          <table:table-cell table:formula="of:=ROUND([.G188];0)" office:value-type="float" office:value="125" calcext:value-type="float">
            <text:p>125</text:p>
          </table:table-cell>
          <table:table-cell office:value-type="float" office:value="125" calcext:value-type="float">
            <text:p>125</text:p>
          </table:table-cell>
          <table:table-cell table:number-columns-repeated="1015"/>
        </table:table-row>
        <table:table-row table:style-name="ro1">
          <table:table-cell office:value-type="float" office:value="308" calcext:value-type="float">
            <text:p>308</text:p>
          </table:table-cell>
          <table:table-cell table:formula="of:=-54.52*LN([.A189])+363.75" office:value-type="float" office:value="51.3449598322807" calcext:value-type="float">
            <text:p>51.34</text:p>
          </table:table-cell>
          <table:table-cell table:style-name="ce3" office:value-type="float" office:value="51.3449598322807" calcext:value-type="float">
            <text:p>51.34</text:p>
          </table:table-cell>
          <table:table-cell table:formula="of:=INT(ROUND([.C189];0))" office:value-type="float" office:value="51" calcext:value-type="float">
            <text:p>51</text:p>
          </table:table-cell>
          <table:table-cell office:value-type="float" office:value="51" calcext:value-type="float">
            <text:p>51</text:p>
          </table:table-cell>
          <table:table-cell table:formula="of:=[.B189]*9/5+32" office:value-type="float" office:value="124.420927698105" calcext:value-type="float">
            <text:p>124.4209276981</text:p>
          </table:table-cell>
          <table:table-cell office:value-type="float" office:value="124.420927698105" calcext:value-type="float">
            <text:p>124.4209276981</text:p>
          </table:table-cell>
          <table:table-cell table:formula="of:=ROUND([.G189];0)" office:value-type="float" office:value="124" calcext:value-type="float">
            <text:p>124</text:p>
          </table:table-cell>
          <table:table-cell office:value-type="float" office:value="124" calcext:value-type="float">
            <text:p>124</text:p>
          </table:table-cell>
          <table:table-cell table:number-columns-repeated="1015"/>
        </table:table-row>
        <table:table-row table:style-name="ro1">
          <table:table-cell office:value-type="float" office:value="309" calcext:value-type="float">
            <text:p>309</text:p>
          </table:table-cell>
          <table:table-cell table:formula="of:=-54.52*LN([.A190])+363.75" office:value-type="float" office:value="51.1682335835349" calcext:value-type="float">
            <text:p>51.17</text:p>
          </table:table-cell>
          <table:table-cell table:style-name="ce3" office:value-type="float" office:value="51.1682335835349" calcext:value-type="float">
            <text:p>51.17</text:p>
          </table:table-cell>
          <table:table-cell table:formula="of:=INT(ROUND([.C190];0))" office:value-type="float" office:value="51" calcext:value-type="float">
            <text:p>51</text:p>
          </table:table-cell>
          <table:table-cell office:value-type="float" office:value="51" calcext:value-type="float">
            <text:p>51</text:p>
          </table:table-cell>
          <table:table-cell table:formula="of:=[.B190]*9/5+32" office:value-type="float" office:value="124.102820450363" calcext:value-type="float">
            <text:p>124.1028204504</text:p>
          </table:table-cell>
          <table:table-cell office:value-type="float" office:value="124.102820450363" calcext:value-type="float">
            <text:p>124.1028204504</text:p>
          </table:table-cell>
          <table:table-cell table:formula="of:=ROUND([.G190];0)" office:value-type="float" office:value="124" calcext:value-type="float">
            <text:p>124</text:p>
          </table:table-cell>
          <table:table-cell office:value-type="float" office:value="124" calcext:value-type="float">
            <text:p>124</text:p>
          </table:table-cell>
          <table:table-cell table:number-columns-repeated="1015"/>
        </table:table-row>
        <table:table-row table:style-name="ro1">
          <table:table-cell office:value-type="float" office:value="310" calcext:value-type="float">
            <text:p>310</text:p>
          </table:table-cell>
          <table:table-cell table:formula="of:=-54.52*LN([.A191])+363.75" office:value-type="float" office:value="50.9920783414344" calcext:value-type="float">
            <text:p>50.99</text:p>
          </table:table-cell>
          <table:table-cell table:style-name="ce3" office:value-type="float" office:value="50.9920783414344" calcext:value-type="float">
            <text:p>50.99</text:p>
          </table:table-cell>
          <table:table-cell table:formula="of:=INT(ROUND([.C191];0))" office:value-type="float" office:value="51" calcext:value-type="float">
            <text:p>51</text:p>
          </table:table-cell>
          <table:table-cell office:value-type="float" office:value="51" calcext:value-type="float">
            <text:p>51</text:p>
          </table:table-cell>
          <table:table-cell table:formula="of:=[.B191]*9/5+32" office:value-type="float" office:value="123.785741014582" calcext:value-type="float">
            <text:p>123.7857410146</text:p>
          </table:table-cell>
          <table:table-cell office:value-type="float" office:value="123.785741014582" calcext:value-type="float">
            <text:p>123.7857410146</text:p>
          </table:table-cell>
          <table:table-cell table:formula="of:=ROUND([.G191];0)" office:value-type="float" office:value="124" calcext:value-type="float">
            <text:p>124</text:p>
          </table:table-cell>
          <table:table-cell office:value-type="float" office:value="124" calcext:value-type="float">
            <text:p>124</text:p>
          </table:table-cell>
          <table:table-cell table:number-columns-repeated="1015"/>
        </table:table-row>
        <table:table-row table:style-name="ro1">
          <table:table-cell office:value-type="float" office:value="311" calcext:value-type="float">
            <text:p>311</text:p>
          </table:table-cell>
          <table:table-cell table:formula="of:=-54.52*LN([.A192])+363.75" office:value-type="float" office:value="50.8164904279881" calcext:value-type="float">
            <text:p>50.82</text:p>
          </table:table-cell>
          <table:table-cell table:style-name="ce3" office:value-type="float" office:value="50.8164904279881" calcext:value-type="float">
            <text:p>50.82</text:p>
          </table:table-cell>
          <table:table-cell table:formula="of:=INT(ROUND([.C192];0))" office:value-type="float" office:value="51" calcext:value-type="float">
            <text:p>51</text:p>
          </table:table-cell>
          <table:table-cell office:value-type="float" office:value="51" calcext:value-type="float">
            <text:p>51</text:p>
          </table:table-cell>
          <table:table-cell table:formula="of:=[.B192]*9/5+32" office:value-type="float" office:value="123.469682770379" calcext:value-type="float">
            <text:p>123.4696827704</text:p>
          </table:table-cell>
          <table:table-cell office:value-type="float" office:value="123.469682770379" calcext:value-type="float">
            <text:p>123.4696827704</text:p>
          </table:table-cell>
          <table:table-cell table:formula="of:=ROUND([.G192];0)" office:value-type="float" office:value="123" calcext:value-type="float">
            <text:p>123</text:p>
          </table:table-cell>
          <table:table-cell office:value-type="float" office:value="123" calcext:value-type="float">
            <text:p>123</text:p>
          </table:table-cell>
          <table:table-cell table:number-columns-repeated="1015"/>
        </table:table-row>
        <table:table-row table:style-name="ro1">
          <table:table-cell office:value-type="float" office:value="312" calcext:value-type="float">
            <text:p>312</text:p>
          </table:table-cell>
          <table:table-cell table:formula="of:=-54.52*LN([.A193])+363.75" office:value-type="float" office:value="50.641466200627" calcext:value-type="float">
            <text:p>50.64</text:p>
          </table:table-cell>
          <table:table-cell table:style-name="ce3" office:value-type="float" office:value="50.641466200627" calcext:value-type="float">
            <text:p>50.64</text:p>
          </table:table-cell>
          <table:table-cell table:formula="of:=INT(ROUND([.C193];0))" office:value-type="float" office:value="51" calcext:value-type="float">
            <text:p>51</text:p>
          </table:table-cell>
          <table:table-cell office:value-type="float" office:value="51" calcext:value-type="float">
            <text:p>51</text:p>
          </table:table-cell>
          <table:table-cell table:formula="of:=[.B193]*9/5+32" office:value-type="float" office:value="123.154639161129" calcext:value-type="float">
            <text:p>123.1546391611</text:p>
          </table:table-cell>
          <table:table-cell office:value-type="float" office:value="123.154639161129" calcext:value-type="float">
            <text:p>123.1546391611</text:p>
          </table:table-cell>
          <table:table-cell table:formula="of:=ROUND([.G193];0)" office:value-type="float" office:value="123" calcext:value-type="float">
            <text:p>123</text:p>
          </table:table-cell>
          <table:table-cell office:value-type="float" office:value="123" calcext:value-type="float">
            <text:p>123</text:p>
          </table:table-cell>
          <table:table-cell table:number-columns-repeated="1015"/>
        </table:table-row>
        <table:table-row table:style-name="ro1">
          <table:table-cell office:value-type="float" office:value="313" calcext:value-type="float">
            <text:p>313</text:p>
          </table:table-cell>
          <table:table-cell table:formula="of:=-54.52*LN([.A194])+363.75" office:value-type="float" office:value="50.4670020517509" calcext:value-type="float">
            <text:p>50.47</text:p>
          </table:table-cell>
          <table:table-cell table:style-name="ce3" office:value-type="float" office:value="50.4670020517509" calcext:value-type="float">
            <text:p>50.47</text:p>
          </table:table-cell>
          <table:table-cell table:formula="of:=INT(ROUND([.C194];0))" office:value-type="float" office:value="50" calcext:value-type="float">
            <text:p>50</text:p>
          </table:table-cell>
          <table:table-cell office:value-type="float" office:value="50" calcext:value-type="float">
            <text:p>50</text:p>
          </table:table-cell>
          <table:table-cell table:formula="of:=[.B194]*9/5+32" office:value-type="float" office:value="122.840603693152" calcext:value-type="float">
            <text:p>122.8406036932</text:p>
          </table:table-cell>
          <table:table-cell office:value-type="float" office:value="122.840603693152" calcext:value-type="float">
            <text:p>122.8406036932</text:p>
          </table:table-cell>
          <table:table-cell table:formula="of:=ROUND([.G194];0)" office:value-type="float" office:value="123" calcext:value-type="float">
            <text:p>123</text:p>
          </table:table-cell>
          <table:table-cell office:value-type="float" office:value="123" calcext:value-type="float">
            <text:p>123</text:p>
          </table:table-cell>
          <table:table-cell table:number-columns-repeated="1015"/>
        </table:table-row>
        <table:table-row table:style-name="ro1">
          <table:table-cell office:value-type="float" office:value="314" calcext:value-type="float">
            <text:p>314</text:p>
          </table:table-cell>
          <table:table-cell table:formula="of:=-54.52*LN([.A195])+363.75" office:value-type="float" office:value="50.293094408282" calcext:value-type="float">
            <text:p>50.29</text:p>
          </table:table-cell>
          <table:table-cell table:style-name="ce3" office:value-type="float" office:value="50.293094408282" calcext:value-type="float">
            <text:p>50.29</text:p>
          </table:table-cell>
          <table:table-cell table:formula="of:=INT(ROUND([.C195];0))" office:value-type="float" office:value="50" calcext:value-type="float">
            <text:p>50</text:p>
          </table:table-cell>
          <table:table-cell office:value-type="float" office:value="50" calcext:value-type="float">
            <text:p>50</text:p>
          </table:table-cell>
          <table:table-cell table:formula="of:=[.B195]*9/5+32" office:value-type="float" office:value="122.527569934908" calcext:value-type="float">
            <text:p>122.5275699349</text:p>
          </table:table-cell>
          <table:table-cell office:value-type="float" office:value="122.527569934908" calcext:value-type="float">
            <text:p>122.5275699349</text:p>
          </table:table-cell>
          <table:table-cell table:formula="of:=ROUND([.G195];0)" office:value-type="float" office:value="123" calcext:value-type="float">
            <text:p>123</text:p>
          </table:table-cell>
          <table:table-cell office:value-type="float" office:value="123" calcext:value-type="float">
            <text:p>123</text:p>
          </table:table-cell>
          <table:table-cell table:number-columns-repeated="1015"/>
        </table:table-row>
        <table:table-row table:style-name="ro1">
          <table:table-cell office:value-type="float" office:value="315" calcext:value-type="float">
            <text:p>315</text:p>
          </table:table-cell>
          <table:table-cell table:formula="of:=-54.52*LN([.A196])+363.75" office:value-type="float" office:value="50.1197397312265" calcext:value-type="float">
            <text:p>50.12</text:p>
          </table:table-cell>
          <table:table-cell table:style-name="ce3" office:value-type="float" office:value="50.1197397312265" calcext:value-type="float">
            <text:p>50.12</text:p>
          </table:table-cell>
          <table:table-cell table:formula="of:=INT(ROUND([.C196];0))" office:value-type="float" office:value="50" calcext:value-type="float">
            <text:p>50</text:p>
          </table:table-cell>
          <table:table-cell office:value-type="float" office:value="50" calcext:value-type="float">
            <text:p>50</text:p>
          </table:table-cell>
          <table:table-cell table:formula="of:=[.B196]*9/5+32" office:value-type="float" office:value="122.215531516208" calcext:value-type="float">
            <text:p>122.2155315162</text:p>
          </table:table-cell>
          <table:table-cell office:value-type="float" office:value="122.215531516208" calcext:value-type="float">
            <text:p>122.2155315162</text:p>
          </table:table-cell>
          <table:table-cell table:formula="of:=ROUND([.G196];0)" office:value-type="float" office:value="122" calcext:value-type="float">
            <text:p>122</text:p>
          </table:table-cell>
          <table:table-cell office:value-type="float" office:value="122" calcext:value-type="float">
            <text:p>122</text:p>
          </table:table-cell>
          <table:table-cell table:number-columns-repeated="1015"/>
        </table:table-row>
        <table:table-row table:style-name="ro1">
          <table:table-cell office:value-type="float" office:value="316" calcext:value-type="float">
            <text:p>316</text:p>
          </table:table-cell>
          <table:table-cell table:formula="of:=-54.52*LN([.A197])+363.75" office:value-type="float" office:value="49.9469345152415" calcext:value-type="float">
            <text:p>49.95</text:p>
          </table:table-cell>
          <table:table-cell table:style-name="ce3" office:value-type="float" office:value="49.9469345152415" calcext:value-type="float">
            <text:p>49.95</text:p>
          </table:table-cell>
          <table:table-cell table:formula="of:=INT(ROUND([.C197];0))" office:value-type="float" office:value="50" calcext:value-type="float">
            <text:p>50</text:p>
          </table:table-cell>
          <table:table-cell office:value-type="float" office:value="50" calcext:value-type="float">
            <text:p>50</text:p>
          </table:table-cell>
          <table:table-cell table:formula="of:=[.B197]*9/5+32" office:value-type="float" office:value="121.904482127435" calcext:value-type="float">
            <text:p>121.9044821274</text:p>
          </table:table-cell>
          <table:table-cell office:value-type="float" office:value="121.904482127435" calcext:value-type="float">
            <text:p>121.9044821274</text:p>
          </table:table-cell>
          <table:table-cell table:formula="of:=ROUND([.G197];0)" office:value-type="float" office:value="122" calcext:value-type="float">
            <text:p>122</text:p>
          </table:table-cell>
          <table:table-cell office:value-type="float" office:value="122" calcext:value-type="float">
            <text:p>122</text:p>
          </table:table-cell>
          <table:table-cell table:number-columns-repeated="1015"/>
        </table:table-row>
        <table:table-row table:style-name="ro1">
          <table:table-cell office:value-type="float" office:value="317" calcext:value-type="float">
            <text:p>317</text:p>
          </table:table-cell>
          <table:table-cell table:formula="of:=-54.52*LN([.A198])+363.75" office:value-type="float" office:value="49.7746752882107" calcext:value-type="float">
            <text:p>49.77</text:p>
          </table:table-cell>
          <table:table-cell table:style-name="ce3" office:value-type="float" office:value="49.7746752882107" calcext:value-type="float">
            <text:p>49.77</text:p>
          </table:table-cell>
          <table:table-cell table:formula="of:=INT(ROUND([.C198];0))" office:value-type="float" office:value="50" calcext:value-type="float">
            <text:p>50</text:p>
          </table:table-cell>
          <table:table-cell office:value-type="float" office:value="50" calcext:value-type="float">
            <text:p>50</text:p>
          </table:table-cell>
          <table:table-cell table:formula="of:=[.B198]*9/5+32" office:value-type="float" office:value="121.594415518779" calcext:value-type="float">
            <text:p>121.5944155188</text:p>
          </table:table-cell>
          <table:table-cell office:value-type="float" office:value="121.594415518779" calcext:value-type="float">
            <text:p>121.5944155188</text:p>
          </table:table-cell>
          <table:table-cell table:formula="of:=ROUND([.G198];0)" office:value-type="float" office:value="122" calcext:value-type="float">
            <text:p>122</text:p>
          </table:table-cell>
          <table:table-cell office:value-type="float" office:value="122" calcext:value-type="float">
            <text:p>122</text:p>
          </table:table-cell>
          <table:table-cell table:number-columns-repeated="1015"/>
        </table:table-row>
        <table:table-row table:style-name="ro1">
          <table:table-cell office:value-type="float" office:value="318" calcext:value-type="float">
            <text:p>318</text:p>
          </table:table-cell>
          <table:table-cell table:formula="of:=-54.52*LN([.A199])+363.75" office:value-type="float" office:value="49.6029586108247" calcext:value-type="float">
            <text:p>49.60</text:p>
          </table:table-cell>
          <table:table-cell table:style-name="ce3" office:value-type="float" office:value="49.6029586108247" calcext:value-type="float">
            <text:p>49.60</text:p>
          </table:table-cell>
          <table:table-cell table:formula="of:=INT(ROUND([.C199];0))" office:value-type="float" office:value="50" calcext:value-type="float">
            <text:p>50</text:p>
          </table:table-cell>
          <table:table-cell office:value-type="float" office:value="50" calcext:value-type="float">
            <text:p>50</text:p>
          </table:table-cell>
          <table:table-cell table:formula="of:=[.B199]*9/5+32" office:value-type="float" office:value="121.285325499484" calcext:value-type="float">
            <text:p>121.2853254995</text:p>
          </table:table-cell>
          <table:table-cell office:value-type="float" office:value="121.285325499484" calcext:value-type="float">
            <text:p>121.2853254995</text:p>
          </table:table-cell>
          <table:table-cell table:formula="of:=ROUND([.G199];0)" office:value-type="float" office:value="121" calcext:value-type="float">
            <text:p>121</text:p>
          </table:table-cell>
          <table:table-cell office:value-type="float" office:value="121" calcext:value-type="float">
            <text:p>121</text:p>
          </table:table-cell>
          <table:table-cell table:number-columns-repeated="1015"/>
        </table:table-row>
        <table:table-row table:style-name="ro1">
          <table:table-cell office:value-type="float" office:value="319" calcext:value-type="float">
            <text:p>319</text:p>
          </table:table-cell>
          <table:table-cell table:formula="of:=-54.52*LN([.A200])+363.75" office:value-type="float" office:value="49.4317810761702" calcext:value-type="float">
            <text:p>49.43</text:p>
          </table:table-cell>
          <table:table-cell table:style-name="ce3" office:value-type="float" office:value="49.4317810761702" calcext:value-type="float">
            <text:p>49.43</text:p>
          </table:table-cell>
          <table:table-cell table:formula="of:=INT(ROUND([.C200];0))" office:value-type="float" office:value="49" calcext:value-type="float">
            <text:p>49</text:p>
          </table:table-cell>
          <table:table-cell office:value-type="float" office:value="49" calcext:value-type="float">
            <text:p>49</text:p>
          </table:table-cell>
          <table:table-cell table:formula="of:=[.B200]*9/5+32" office:value-type="float" office:value="120.977205937106" calcext:value-type="float">
            <text:p>120.9772059371</text:p>
          </table:table-cell>
          <table:table-cell office:value-type="float" office:value="120.977205937106" calcext:value-type="float">
            <text:p>120.9772059371</text:p>
          </table:table-cell>
          <table:table-cell table:formula="of:=ROUND([.G200];0)" office:value-type="float" office:value="121" calcext:value-type="float">
            <text:p>121</text:p>
          </table:table-cell>
          <table:table-cell office:value-type="float" office:value="121" calcext:value-type="float">
            <text:p>121</text:p>
          </table:table-cell>
          <table:table-cell table:number-columns-repeated="1015"/>
        </table:table-row>
        <table:table-row table:style-name="ro1">
          <table:table-cell office:value-type="float" office:value="320" calcext:value-type="float">
            <text:p>320</text:p>
          </table:table-cell>
          <table:table-cell table:formula="of:=-54.52*LN([.A201])+363.75" office:value-type="float" office:value="49.2611393093235" calcext:value-type="float">
            <text:p>49.26</text:p>
          </table:table-cell>
          <table:table-cell table:style-name="ce3" office:value-type="float" office:value="49.2611393093235" calcext:value-type="float">
            <text:p>49.26</text:p>
          </table:table-cell>
          <table:table-cell table:formula="of:=INT(ROUND([.C201];0))" office:value-type="float" office:value="49" calcext:value-type="float">
            <text:p>49</text:p>
          </table:table-cell>
          <table:table-cell office:value-type="float" office:value="49" calcext:value-type="float">
            <text:p>49</text:p>
          </table:table-cell>
          <table:table-cell table:formula="of:=[.B201]*9/5+32" office:value-type="float" office:value="120.670050756782" calcext:value-type="float">
            <text:p>120.6700507568</text:p>
          </table:table-cell>
          <table:table-cell office:value-type="float" office:value="120.670050756782" calcext:value-type="float">
            <text:p>120.6700507568</text:p>
          </table:table-cell>
          <table:table-cell table:formula="of:=ROUND([.G201];0)" office:value-type="float" office:value="121" calcext:value-type="float">
            <text:p>121</text:p>
          </table:table-cell>
          <table:table-cell office:value-type="float" office:value="121" calcext:value-type="float">
            <text:p>121</text:p>
          </table:table-cell>
          <table:table-cell table:number-columns-repeated="1015"/>
        </table:table-row>
        <table:table-row table:style-name="ro1">
          <table:table-cell office:value-type="float" office:value="321" calcext:value-type="float">
            <text:p>321</text:p>
          </table:table-cell>
          <table:table-cell table:formula="of:=-54.52*LN([.A202])+363.75" office:value-type="float" office:value="49.0910299669515" calcext:value-type="float">
            <text:p>49.09</text:p>
          </table:table-cell>
          <table:table-cell table:style-name="ce3" office:value-type="float" office:value="49.0910299669515" calcext:value-type="float">
            <text:p>49.09</text:p>
          </table:table-cell>
          <table:table-cell table:formula="of:=INT(ROUND([.C202];0))" office:value-type="float" office:value="49" calcext:value-type="float">
            <text:p>49</text:p>
          </table:table-cell>
          <table:table-cell office:value-type="float" office:value="49" calcext:value-type="float">
            <text:p>49</text:p>
          </table:table-cell>
          <table:table-cell table:formula="of:=[.B202]*9/5+32" office:value-type="float" office:value="120.363853940513" calcext:value-type="float">
            <text:p>120.3638539405</text:p>
          </table:table-cell>
          <table:table-cell office:value-type="float" office:value="120.363853940513" calcext:value-type="float">
            <text:p>120.3638539405</text:p>
          </table:table-cell>
          <table:table-cell table:formula="of:=ROUND([.G202];0)" office:value-type="float" office:value="120" calcext:value-type="float">
            <text:p>120</text:p>
          </table:table-cell>
          <table:table-cell office:value-type="float" office:value="120" calcext:value-type="float">
            <text:p>120</text:p>
          </table:table-cell>
          <table:table-cell table:number-columns-repeated="1015"/>
        </table:table-row>
        <table:table-row table:style-name="ro1">
          <table:table-cell office:value-type="float" office:value="322" calcext:value-type="float">
            <text:p>322</text:p>
          </table:table-cell>
          <table:table-cell table:formula="of:=-54.52*LN([.A203])+363.75" office:value-type="float" office:value="48.9214497369188" calcext:value-type="float">
            <text:p>48.92</text:p>
          </table:table-cell>
          <table:table-cell table:style-name="ce3" office:value-type="float" office:value="48.9214497369188" calcext:value-type="float">
            <text:p>48.92</text:p>
          </table:table-cell>
          <table:table-cell table:formula="of:=INT(ROUND([.C203];0))" office:value-type="float" office:value="49" calcext:value-type="float">
            <text:p>49</text:p>
          </table:table-cell>
          <table:table-cell office:value-type="float" office:value="49" calcext:value-type="float">
            <text:p>49</text:p>
          </table:table-cell>
          <table:table-cell table:formula="of:=[.B203]*9/5+32" office:value-type="float" office:value="120.058609526454" calcext:value-type="float">
            <text:p>120.0586095265</text:p>
          </table:table-cell>
          <table:table-cell office:value-type="float" office:value="120.058609526454" calcext:value-type="float">
            <text:p>120.0586095265</text:p>
          </table:table-cell>
          <table:table-cell table:formula="of:=ROUND([.G203];0)" office:value-type="float" office:value="120" calcext:value-type="float">
            <text:p>120</text:p>
          </table:table-cell>
          <table:table-cell office:value-type="float" office:value="120" calcext:value-type="float">
            <text:p>120</text:p>
          </table:table-cell>
          <table:table-cell table:number-columns-repeated="1015"/>
        </table:table-row>
        <table:table-row table:style-name="ro1">
          <table:table-cell office:value-type="float" office:value="323" calcext:value-type="float">
            <text:p>323</text:p>
          </table:table-cell>
          <table:table-cell table:formula="of:=-54.52*LN([.A204])+363.75" office:value-type="float" office:value="48.7523953379007" calcext:value-type="float">
            <text:p>48.75</text:p>
          </table:table-cell>
          <table:table-cell table:style-name="ce3" office:value-type="float" office:value="48.7523953379007" calcext:value-type="float">
            <text:p>48.75</text:p>
          </table:table-cell>
          <table:table-cell table:formula="of:=INT(ROUND([.C204];0))" office:value-type="float" office:value="49" calcext:value-type="float">
            <text:p>49</text:p>
          </table:table-cell>
          <table:table-cell office:value-type="float" office:value="49" calcext:value-type="float">
            <text:p>49</text:p>
          </table:table-cell>
          <table:table-cell table:formula="of:=[.B204]*9/5+32" office:value-type="float" office:value="119.754311608221" calcext:value-type="float">
            <text:p>119.7543116082</text:p>
          </table:table-cell>
          <table:table-cell office:value-type="float" office:value="119.754311608221" calcext:value-type="float">
            <text:p>119.7543116082</text:p>
          </table:table-cell>
          <table:table-cell table:formula="of:=ROUND([.G204];0)" office:value-type="float" office:value="120" calcext:value-type="float">
            <text:p>120</text:p>
          </table:table-cell>
          <table:table-cell office:value-type="float" office:value="120" calcext:value-type="float">
            <text:p>120</text:p>
          </table:table-cell>
          <table:table-cell table:number-columns-repeated="1015"/>
        </table:table-row>
        <table:table-row table:style-name="ro1">
          <table:table-cell office:value-type="float" office:value="324" calcext:value-type="float">
            <text:p>324</text:p>
          </table:table-cell>
          <table:table-cell table:formula="of:=-54.52*LN([.A205])+363.75" office:value-type="float" office:value="48.5838635190022" calcext:value-type="float">
            <text:p>48.58</text:p>
          </table:table-cell>
          <table:table-cell table:style-name="ce3" office:value-type="float" office:value="48.5838635190022" calcext:value-type="float">
            <text:p>48.58</text:p>
          </table:table-cell>
          <table:table-cell table:formula="of:=INT(ROUND([.C205];0))" office:value-type="float" office:value="49" calcext:value-type="float">
            <text:p>49</text:p>
          </table:table-cell>
          <table:table-cell office:value-type="float" office:value="49" calcext:value-type="float">
            <text:p>49</text:p>
          </table:table-cell>
          <table:table-cell table:formula="of:=[.B205]*9/5+32" office:value-type="float" office:value="119.450954334204" calcext:value-type="float">
            <text:p>119.4509543342</text:p>
          </table:table-cell>
          <table:table-cell office:value-type="float" office:value="119.450954334204" calcext:value-type="float">
            <text:p>119.4509543342</text:p>
          </table:table-cell>
          <table:table-cell table:formula="of:=ROUND([.G205];0)" office:value-type="float" office:value="119" calcext:value-type="float">
            <text:p>119</text:p>
          </table:table-cell>
          <table:table-cell office:value-type="float" office:value="119" calcext:value-type="float">
            <text:p>119</text:p>
          </table:table-cell>
          <table:table-cell table:number-columns-repeated="1015"/>
        </table:table-row>
        <table:table-row table:style-name="ro1">
          <table:table-cell office:value-type="float" office:value="325" calcext:value-type="float">
            <text:p>325</text:p>
          </table:table-cell>
          <table:table-cell table:formula="of:=-54.52*LN([.A206])+363.75" office:value-type="float" office:value="48.4158510593827" calcext:value-type="float">
            <text:p>48.42</text:p>
          </table:table-cell>
          <table:table-cell table:style-name="ce3" office:value-type="float" office:value="48.4158510593827" calcext:value-type="float">
            <text:p>48.42</text:p>
          </table:table-cell>
          <table:table-cell table:formula="of:=INT(ROUND([.C206];0))" office:value-type="float" office:value="48" calcext:value-type="float">
            <text:p>48</text:p>
          </table:table-cell>
          <table:table-cell office:value-type="float" office:value="48" calcext:value-type="float">
            <text:p>48</text:p>
          </table:table-cell>
          <table:table-cell table:formula="of:=[.B206]*9/5+32" office:value-type="float" office:value="119.148531906889" calcext:value-type="float">
            <text:p>119.1485319069</text:p>
          </table:table-cell>
          <table:table-cell office:value-type="float" office:value="119.148531906889" calcext:value-type="float">
            <text:p>119.1485319069</text:p>
          </table:table-cell>
          <table:table-cell table:formula="of:=ROUND([.G206];0)" office:value-type="float" office:value="119" calcext:value-type="float">
            <text:p>119</text:p>
          </table:table-cell>
          <table:table-cell office:value-type="float" office:value="119" calcext:value-type="float">
            <text:p>119</text:p>
          </table:table-cell>
          <table:table-cell table:number-columns-repeated="1015"/>
        </table:table-row>
        <table:table-row table:style-name="ro1">
          <table:table-cell office:value-type="float" office:value="326" calcext:value-type="float">
            <text:p>326</text:p>
          </table:table-cell>
          <table:table-cell table:formula="of:=-54.52*LN([.A207])+363.75" office:value-type="float" office:value="48.2483547678871" calcext:value-type="float">
            <text:p>48.25</text:p>
          </table:table-cell>
          <table:table-cell table:style-name="ce3" office:value-type="float" office:value="48.2483547678871" calcext:value-type="float">
            <text:p>48.25</text:p>
          </table:table-cell>
          <table:table-cell table:formula="of:=INT(ROUND([.C207];0))" office:value-type="float" office:value="48" calcext:value-type="float">
            <text:p>48</text:p>
          </table:table-cell>
          <table:table-cell office:value-type="float" office:value="48" calcext:value-type="float">
            <text:p>48</text:p>
          </table:table-cell>
          <table:table-cell table:formula="of:=[.B207]*9/5+32" office:value-type="float" office:value="118.847038582197" calcext:value-type="float">
            <text:p>118.8470385822</text:p>
          </table:table-cell>
          <table:table-cell office:value-type="float" office:value="118.847038582197" calcext:value-type="float">
            <text:p>118.8470385822</text:p>
          </table:table-cell>
          <table:table-cell table:formula="of:=ROUND([.G207];0)" office:value-type="float" office:value="119" calcext:value-type="float">
            <text:p>119</text:p>
          </table:table-cell>
          <table:table-cell office:value-type="float" office:value="119" calcext:value-type="float">
            <text:p>119</text:p>
          </table:table-cell>
          <table:table-cell table:number-columns-repeated="1015"/>
        </table:table-row>
        <table:table-row table:style-name="ro1">
          <table:table-cell office:value-type="float" office:value="327" calcext:value-type="float">
            <text:p>327</text:p>
          </table:table-cell>
          <table:table-cell table:formula="of:=-54.52*LN([.A208])+363.75" office:value-type="float" office:value="48.0813714826817" calcext:value-type="float">
            <text:p>48.08</text:p>
          </table:table-cell>
          <table:table-cell table:style-name="ce3" office:value-type="float" office:value="48.0813714826817" calcext:value-type="float">
            <text:p>48.08</text:p>
          </table:table-cell>
          <table:table-cell table:formula="of:=INT(ROUND([.C208];0))" office:value-type="float" office:value="48" calcext:value-type="float">
            <text:p>48</text:p>
          </table:table-cell>
          <table:table-cell office:value-type="float" office:value="48" calcext:value-type="float">
            <text:p>48</text:p>
          </table:table-cell>
          <table:table-cell table:formula="of:=[.B208]*9/5+32" office:value-type="float" office:value="118.546468668827" calcext:value-type="float">
            <text:p>118.5464686688</text:p>
          </table:table-cell>
          <table:table-cell office:value-type="float" office:value="118.546468668827" calcext:value-type="float">
            <text:p>118.5464686688</text:p>
          </table:table-cell>
          <table:table-cell table:formula="of:=ROUND([.G208];0)" office:value-type="float" office:value="119" calcext:value-type="float">
            <text:p>119</text:p>
          </table:table-cell>
          <table:table-cell office:value-type="float" office:value="119" calcext:value-type="float">
            <text:p>119</text:p>
          </table:table-cell>
          <table:table-cell table:number-columns-repeated="1015"/>
        </table:table-row>
        <table:table-row table:style-name="ro1">
          <table:table-cell office:value-type="float" office:value="328" calcext:value-type="float">
            <text:p>328</text:p>
          </table:table-cell>
          <table:table-cell table:formula="of:=-54.52*LN([.A209])+363.75" office:value-type="float" office:value="47.9148980708965" calcext:value-type="float">
            <text:p>47.91</text:p>
          </table:table-cell>
          <table:table-cell table:style-name="ce3" office:value-type="float" office:value="47.9148980708965" calcext:value-type="float">
            <text:p>47.91</text:p>
          </table:table-cell>
          <table:table-cell table:formula="of:=INT(ROUND([.C209];0))" office:value-type="float" office:value="48" calcext:value-type="float">
            <text:p>48</text:p>
          </table:table-cell>
          <table:table-cell office:value-type="float" office:value="48" calcext:value-type="float">
            <text:p>48</text:p>
          </table:table-cell>
          <table:table-cell table:formula="of:=[.B209]*9/5+32" office:value-type="float" office:value="118.246816527614" calcext:value-type="float">
            <text:p>118.2468165276</text:p>
          </table:table-cell>
          <table:table-cell office:value-type="float" office:value="118.246816527614" calcext:value-type="float">
            <text:p>118.2468165276</text:p>
          </table:table-cell>
          <table:table-cell table:formula="of:=ROUND([.G209];0)" office:value-type="float" office:value="118" calcext:value-type="float">
            <text:p>118</text:p>
          </table:table-cell>
          <table:table-cell office:value-type="float" office:value="118" calcext:value-type="float">
            <text:p>118</text:p>
          </table:table-cell>
          <table:table-cell table:number-columns-repeated="1015"/>
        </table:table-row>
        <table:table-row table:style-name="ro1">
          <table:table-cell office:value-type="float" office:value="329" calcext:value-type="float">
            <text:p>329</text:p>
          </table:table-cell>
          <table:table-cell table:formula="of:=-54.52*LN([.A210])+363.75" office:value-type="float" office:value="47.7489314282719" calcext:value-type="float">
            <text:p>47.75</text:p>
          </table:table-cell>
          <table:table-cell table:style-name="ce3" office:value-type="float" office:value="47.7489314282719" calcext:value-type="float">
            <text:p>47.75</text:p>
          </table:table-cell>
          <table:table-cell table:formula="of:=INT(ROUND([.C210];0))" office:value-type="float" office:value="48" calcext:value-type="float">
            <text:p>48</text:p>
          </table:table-cell>
          <table:table-cell office:value-type="float" office:value="48" calcext:value-type="float">
            <text:p>48</text:p>
          </table:table-cell>
          <table:table-cell table:formula="of:=[.B210]*9/5+32" office:value-type="float" office:value="117.948076570889" calcext:value-type="float">
            <text:p>117.9480765709</text:p>
          </table:table-cell>
          <table:table-cell office:value-type="float" office:value="117.948076570889" calcext:value-type="float">
            <text:p>117.9480765709</text:p>
          </table:table-cell>
          <table:table-cell table:formula="of:=ROUND([.G210];0)" office:value-type="float" office:value="118" calcext:value-type="float">
            <text:p>118</text:p>
          </table:table-cell>
          <table:table-cell office:value-type="float" office:value="118" calcext:value-type="float">
            <text:p>118</text:p>
          </table:table-cell>
          <table:table-cell table:number-columns-repeated="1015"/>
        </table:table-row>
        <table:table-row table:style-name="ro1">
          <table:table-cell office:value-type="float" office:value="330" calcext:value-type="float">
            <text:p>330</text:p>
          </table:table-cell>
          <table:table-cell table:formula="of:=-54.52*LN([.A211])+363.75" office:value-type="float" office:value="47.5834684788121" calcext:value-type="float">
            <text:p>47.58</text:p>
          </table:table-cell>
          <table:table-cell table:style-name="ce3" office:value-type="float" office:value="47.5834684788121" calcext:value-type="float">
            <text:p>47.58</text:p>
          </table:table-cell>
          <table:table-cell table:formula="of:=INT(ROUND([.C211];0))" office:value-type="float" office:value="48" calcext:value-type="float">
            <text:p>48</text:p>
          </table:table-cell>
          <table:table-cell office:value-type="float" office:value="48" calcext:value-type="float">
            <text:p>48</text:p>
          </table:table-cell>
          <table:table-cell table:formula="of:=[.B211]*9/5+32" office:value-type="float" office:value="117.650243261862" calcext:value-type="float">
            <text:p>117.6502432619</text:p>
          </table:table-cell>
          <table:table-cell office:value-type="float" office:value="117.650243261862" calcext:value-type="float">
            <text:p>117.6502432619</text:p>
          </table:table-cell>
          <table:table-cell table:formula="of:=ROUND([.G211];0)" office:value-type="float" office:value="118" calcext:value-type="float">
            <text:p>118</text:p>
          </table:table-cell>
          <table:table-cell office:value-type="float" office:value="118" calcext:value-type="float">
            <text:p>118</text:p>
          </table:table-cell>
          <table:table-cell table:number-columns-repeated="1015"/>
        </table:table-row>
        <table:table-row table:style-name="ro1">
          <table:table-cell office:value-type="float" office:value="331" calcext:value-type="float">
            <text:p>331</text:p>
          </table:table-cell>
          <table:table-cell table:formula="of:=-54.52*LN([.A212])+363.75" office:value-type="float" office:value="47.4185061744425" calcext:value-type="float">
            <text:p>47.42</text:p>
          </table:table-cell>
          <table:table-cell table:style-name="ce3" office:value-type="float" office:value="47.4185061744425" calcext:value-type="float">
            <text:p>47.42</text:p>
          </table:table-cell>
          <table:table-cell table:formula="of:=INT(ROUND([.C212];0))" office:value-type="float" office:value="47" calcext:value-type="float">
            <text:p>47</text:p>
          </table:table-cell>
          <table:table-cell office:value-type="float" office:value="47" calcext:value-type="float">
            <text:p>47</text:p>
          </table:table-cell>
          <table:table-cell table:formula="of:=[.B212]*9/5+32" office:value-type="float" office:value="117.353311113997" calcext:value-type="float">
            <text:p>117.353311114</text:p>
          </table:table-cell>
          <table:table-cell office:value-type="float" office:value="117.353311113997" calcext:value-type="float">
            <text:p>117.353311114</text:p>
          </table:table-cell>
          <table:table-cell table:formula="of:=ROUND([.G212];0)" office:value-type="float" office:value="117" calcext:value-type="float">
            <text:p>117</text:p>
          </table:table-cell>
          <table:table-cell office:value-type="float" office:value="117" calcext:value-type="float">
            <text:p>117</text:p>
          </table:table-cell>
          <table:table-cell table:number-columns-repeated="1015"/>
        </table:table-row>
        <table:table-row table:style-name="ro1">
          <table:table-cell office:value-type="float" office:value="332" calcext:value-type="float">
            <text:p>332</text:p>
          </table:table-cell>
          <table:table-cell table:formula="of:=-54.52*LN([.A213])+363.75" office:value-type="float" office:value="47.2540414946731" calcext:value-type="float">
            <text:p>47.25</text:p>
          </table:table-cell>
          <table:table-cell table:style-name="ce3" office:value-type="float" office:value="47.2540414946731" calcext:value-type="float">
            <text:p>47.25</text:p>
          </table:table-cell>
          <table:table-cell table:formula="of:=INT(ROUND([.C213];0))" office:value-type="float" office:value="47" calcext:value-type="float">
            <text:p>47</text:p>
          </table:table-cell>
          <table:table-cell office:value-type="float" office:value="47" calcext:value-type="float">
            <text:p>47</text:p>
          </table:table-cell>
          <table:table-cell table:formula="of:=[.B213]*9/5+32" office:value-type="float" office:value="117.057274690412" calcext:value-type="float">
            <text:p>117.0572746904</text:p>
          </table:table-cell>
          <table:table-cell office:value-type="float" office:value="117.057274690412" calcext:value-type="float">
            <text:p>117.0572746904</text:p>
          </table:table-cell>
          <table:table-cell table:formula="of:=ROUND([.G213];0)" office:value-type="float" office:value="117" calcext:value-type="float">
            <text:p>117</text:p>
          </table:table-cell>
          <table:table-cell office:value-type="float" office:value="117" calcext:value-type="float">
            <text:p>117</text:p>
          </table:table-cell>
          <table:table-cell table:number-columns-repeated="1015"/>
        </table:table-row>
        <table:table-row table:style-name="ro1">
          <table:table-cell office:value-type="float" office:value="333" calcext:value-type="float">
            <text:p>333</text:p>
          </table:table-cell>
          <table:table-cell table:formula="of:=-54.52*LN([.A214])+363.75" office:value-type="float" office:value="47.0900714462662" calcext:value-type="float">
            <text:p>47.09</text:p>
          </table:table-cell>
          <table:table-cell table:style-name="ce3" office:value-type="float" office:value="47.0900714462662" calcext:value-type="float">
            <text:p>47.09</text:p>
          </table:table-cell>
          <table:table-cell table:formula="of:=INT(ROUND([.C214];0))" office:value-type="float" office:value="47" calcext:value-type="float">
            <text:p>47</text:p>
          </table:table-cell>
          <table:table-cell office:value-type="float" office:value="47" calcext:value-type="float">
            <text:p>47</text:p>
          </table:table-cell>
          <table:table-cell table:formula="of:=[.B214]*9/5+32" office:value-type="float" office:value="116.762128603279" calcext:value-type="float">
            <text:p>116.7621286033</text:p>
          </table:table-cell>
          <table:table-cell office:value-type="float" office:value="116.762128603279" calcext:value-type="float">
            <text:p>116.7621286033</text:p>
          </table:table-cell>
          <table:table-cell table:formula="of:=ROUND([.G214];0)" office:value-type="float" office:value="117" calcext:value-type="float">
            <text:p>117</text:p>
          </table:table-cell>
          <table:table-cell office:value-type="float" office:value="117" calcext:value-type="float">
            <text:p>117</text:p>
          </table:table-cell>
          <table:table-cell table:number-columns-repeated="1015"/>
        </table:table-row>
        <table:table-row table:style-name="ro1">
          <table:table-cell office:value-type="float" office:value="334" calcext:value-type="float">
            <text:p>334</text:p>
          </table:table-cell>
          <table:table-cell table:formula="of:=-54.52*LN([.A215])+363.75" office:value-type="float" office:value="46.9265930629102" calcext:value-type="float">
            <text:p>46.93</text:p>
          </table:table-cell>
          <table:table-cell table:style-name="ce3" office:value-type="float" office:value="46.9265930629102" calcext:value-type="float">
            <text:p>46.93</text:p>
          </table:table-cell>
          <table:table-cell table:formula="of:=INT(ROUND([.C215];0))" office:value-type="float" office:value="47" calcext:value-type="float">
            <text:p>47</text:p>
          </table:table-cell>
          <table:table-cell office:value-type="float" office:value="47" calcext:value-type="float">
            <text:p>47</text:p>
          </table:table-cell>
          <table:table-cell table:formula="of:=[.B215]*9/5+32" office:value-type="float" office:value="116.467867513238" calcext:value-type="float">
            <text:p>116.4678675132</text:p>
          </table:table-cell>
          <table:table-cell office:value-type="float" office:value="116.467867513238" calcext:value-type="float">
            <text:p>116.4678675132</text:p>
          </table:table-cell>
          <table:table-cell table:formula="of:=ROUND([.G215];0)" office:value-type="float" office:value="116" calcext:value-type="float">
            <text:p>116</text:p>
          </table:table-cell>
          <table:table-cell office:value-type="float" office:value="116" calcext:value-type="float">
            <text:p>116</text:p>
          </table:table-cell>
          <table:table-cell table:number-columns-repeated="1015"/>
        </table:table-row>
        <table:table-row table:style-name="ro1">
          <table:table-cell office:value-type="float" office:value="335" calcext:value-type="float">
            <text:p>335</text:p>
          </table:table-cell>
          <table:table-cell table:formula="of:=-54.52*LN([.A216])+363.75" office:value-type="float" office:value="46.7636034048974" calcext:value-type="float">
            <text:p>46.76</text:p>
          </table:table-cell>
          <table:table-cell table:style-name="ce3" office:value-type="float" office:value="46.7636034048974" calcext:value-type="float">
            <text:p>46.76</text:p>
          </table:table-cell>
          <table:table-cell table:formula="of:=INT(ROUND([.C216];0))" office:value-type="float" office:value="47" calcext:value-type="float">
            <text:p>47</text:p>
          </table:table-cell>
          <table:table-cell office:value-type="float" office:value="47" calcext:value-type="float">
            <text:p>47</text:p>
          </table:table-cell>
          <table:table-cell table:formula="of:=[.B216]*9/5+32" office:value-type="float" office:value="116.174486128815" calcext:value-type="float">
            <text:p>116.1744861288</text:p>
          </table:table-cell>
          <table:table-cell office:value-type="float" office:value="116.174486128815" calcext:value-type="float">
            <text:p>116.1744861288</text:p>
          </table:table-cell>
          <table:table-cell table:formula="of:=ROUND([.G216];0)" office:value-type="float" office:value="116" calcext:value-type="float">
            <text:p>116</text:p>
          </table:table-cell>
          <table:table-cell office:value-type="float" office:value="116" calcext:value-type="float">
            <text:p>116</text:p>
          </table:table-cell>
          <table:table-cell table:number-columns-repeated="1015"/>
        </table:table-row>
        <table:table-row table:style-name="ro1">
          <table:table-cell office:value-type="float" office:value="336" calcext:value-type="float">
            <text:p>336</text:p>
          </table:table-cell>
          <table:table-cell table:formula="of:=-54.52*LN([.A217])+363.75" office:value-type="float" office:value="46.6010995588061" calcext:value-type="float">
            <text:p>46.60</text:p>
          </table:table-cell>
          <table:table-cell table:style-name="ce3" office:value-type="float" office:value="46.6010995588061" calcext:value-type="float">
            <text:p>46.60</text:p>
          </table:table-cell>
          <table:table-cell table:formula="of:=INT(ROUND([.C217];0))" office:value-type="float" office:value="47" calcext:value-type="float">
            <text:p>47</text:p>
          </table:table-cell>
          <table:table-cell office:value-type="float" office:value="47" calcext:value-type="float">
            <text:p>47</text:p>
          </table:table-cell>
          <table:table-cell table:formula="of:=[.B217]*9/5+32" office:value-type="float" office:value="115.881979205851" calcext:value-type="float">
            <text:p>115.8819792059</text:p>
          </table:table-cell>
          <table:table-cell office:value-type="float" office:value="115.881979205851" calcext:value-type="float">
            <text:p>115.8819792059</text:p>
          </table:table-cell>
          <table:table-cell table:formula="of:=ROUND([.G217];0)" office:value-type="float" office:value="116" calcext:value-type="float">
            <text:p>116</text:p>
          </table:table-cell>
          <table:table-cell office:value-type="float" office:value="116" calcext:value-type="float">
            <text:p>116</text:p>
          </table:table-cell>
          <table:table-cell table:number-columns-repeated="1015"/>
        </table:table-row>
        <table:table-row table:style-name="ro1">
          <table:table-cell office:value-type="float" office:value="337" calcext:value-type="float">
            <text:p>337</text:p>
          </table:table-cell>
          <table:table-cell table:formula="of:=-54.52*LN([.A218])+363.75" office:value-type="float" office:value="46.4390786371893" calcext:value-type="float">
            <text:p>46.44</text:p>
          </table:table-cell>
          <table:table-cell table:style-name="ce3" office:value-type="float" office:value="46.4390786371893" calcext:value-type="float">
            <text:p>46.44</text:p>
          </table:table-cell>
          <table:table-cell table:formula="of:=INT(ROUND([.C218];0))" office:value-type="float" office:value="46" calcext:value-type="float">
            <text:p>46</text:p>
          </table:table-cell>
          <table:table-cell office:value-type="float" office:value="46" calcext:value-type="float">
            <text:p>46</text:p>
          </table:table-cell>
          <table:table-cell table:formula="of:=[.B218]*9/5+32" office:value-type="float" office:value="115.590341546941" calcext:value-type="float">
            <text:p>115.5903415469</text:p>
          </table:table-cell>
          <table:table-cell office:value-type="float" office:value="115.590341546941" calcext:value-type="float">
            <text:p>115.5903415469</text:p>
          </table:table-cell>
          <table:table-cell table:formula="of:=ROUND([.G218];0)" office:value-type="float" office:value="116" calcext:value-type="float">
            <text:p>116</text:p>
          </table:table-cell>
          <table:table-cell office:value-type="float" office:value="116" calcext:value-type="float">
            <text:p>116</text:p>
          </table:table-cell>
          <table:table-cell table:number-columns-repeated="1015"/>
        </table:table-row>
        <table:table-row table:style-name="ro1">
          <table:table-cell office:value-type="float" office:value="338" calcext:value-type="float">
            <text:p>338</text:p>
          </table:table-cell>
          <table:table-cell table:formula="of:=-54.52*LN([.A219])+363.75" office:value-type="float" office:value="46.2775377782658" calcext:value-type="float">
            <text:p>46.28</text:p>
          </table:table-cell>
          <table:table-cell table:style-name="ce3" office:value-type="float" office:value="46.2775377782658" calcext:value-type="float">
            <text:p>46.28</text:p>
          </table:table-cell>
          <table:table-cell table:formula="of:=INT(ROUND([.C219];0))" office:value-type="float" office:value="46" calcext:value-type="float">
            <text:p>46</text:p>
          </table:table-cell>
          <table:table-cell office:value-type="float" office:value="46" calcext:value-type="float">
            <text:p>46</text:p>
          </table:table-cell>
          <table:table-cell table:formula="of:=[.B219]*9/5+32" office:value-type="float" office:value="115.299568000878" calcext:value-type="float">
            <text:p>115.2995680009</text:p>
          </table:table-cell>
          <table:table-cell office:value-type="float" office:value="115.299568000878" calcext:value-type="float">
            <text:p>115.2995680009</text:p>
          </table:table-cell>
          <table:table-cell table:formula="of:=ROUND([.G219];0)" office:value-type="float" office:value="115" calcext:value-type="float">
            <text:p>115</text:p>
          </table:table-cell>
          <table:table-cell office:value-type="float" office:value="115" calcext:value-type="float">
            <text:p>115</text:p>
          </table:table-cell>
          <table:table-cell table:number-columns-repeated="1015"/>
        </table:table-row>
        <table:table-row table:style-name="ro1">
          <table:table-cell office:value-type="float" office:value="339" calcext:value-type="float">
            <text:p>339</text:p>
          </table:table-cell>
          <table:table-cell table:formula="of:=-54.52*LN([.A220])+363.75" office:value-type="float" office:value="46.1164741456179" calcext:value-type="float">
            <text:p>46.12</text:p>
          </table:table-cell>
          <table:table-cell table:style-name="ce3" office:value-type="float" office:value="46.1164741456179" calcext:value-type="float">
            <text:p>46.12</text:p>
          </table:table-cell>
          <table:table-cell table:formula="of:=INT(ROUND([.C220];0))" office:value-type="float" office:value="46" calcext:value-type="float">
            <text:p>46</text:p>
          </table:table-cell>
          <table:table-cell office:value-type="float" office:value="46" calcext:value-type="float">
            <text:p>46</text:p>
          </table:table-cell>
          <table:table-cell table:formula="of:=[.B220]*9/5+32" office:value-type="float" office:value="115.009653462112" calcext:value-type="float">
            <text:p>115.0096534621</text:p>
          </table:table-cell>
          <table:table-cell office:value-type="float" office:value="115.009653462112" calcext:value-type="float">
            <text:p>115.0096534621</text:p>
          </table:table-cell>
          <table:table-cell table:formula="of:=ROUND([.G220];0)" office:value-type="float" office:value="115" calcext:value-type="float">
            <text:p>115</text:p>
          </table:table-cell>
          <table:table-cell office:value-type="float" office:value="115" calcext:value-type="float">
            <text:p>115</text:p>
          </table:table-cell>
          <table:table-cell table:number-columns-repeated="1015"/>
        </table:table-row>
        <table:table-row table:style-name="ro1">
          <table:table-cell office:value-type="float" office:value="340" calcext:value-type="float">
            <text:p>340</text:p>
          </table:table-cell>
          <table:table-cell table:formula="of:=-54.52*LN([.A221])+363.75" office:value-type="float" office:value="45.9558849278915" calcext:value-type="float">
            <text:p>45.96</text:p>
          </table:table-cell>
          <table:table-cell table:style-name="ce3" office:value-type="float" office:value="45.9558849278915" calcext:value-type="float">
            <text:p>45.96</text:p>
          </table:table-cell>
          <table:table-cell table:formula="of:=INT(ROUND([.C221];0))" office:value-type="float" office:value="46" calcext:value-type="float">
            <text:p>46</text:p>
          </table:table-cell>
          <table:table-cell office:value-type="float" office:value="46" calcext:value-type="float">
            <text:p>46</text:p>
          </table:table-cell>
          <table:table-cell table:formula="of:=[.B221]*9/5+32" office:value-type="float" office:value="114.720592870205" calcext:value-type="float">
            <text:p>114.7205928702</text:p>
          </table:table-cell>
          <table:table-cell office:value-type="float" office:value="114.720592870205" calcext:value-type="float">
            <text:p>114.7205928702</text:p>
          </table:table-cell>
          <table:table-cell table:formula="of:=ROUND([.G221];0)" office:value-type="float" office:value="115" calcext:value-type="float">
            <text:p>115</text:p>
          </table:table-cell>
          <table:table-cell office:value-type="float" office:value="115" calcext:value-type="float">
            <text:p>115</text:p>
          </table:table-cell>
          <table:table-cell table:number-columns-repeated="1015"/>
        </table:table-row>
        <table:table-row table:style-name="ro1">
          <table:table-cell office:value-type="float" office:value="341" calcext:value-type="float">
            <text:p>341</text:p>
          </table:table-cell>
          <table:table-cell table:formula="of:=-54.52*LN([.A222])+363.75" office:value-type="float" office:value="45.7957673385026" calcext:value-type="float">
            <text:p>45.80</text:p>
          </table:table-cell>
          <table:table-cell table:style-name="ce3" office:value-type="float" office:value="45.7957673385026" calcext:value-type="float">
            <text:p>45.80</text:p>
          </table:table-cell>
          <table:table-cell table:formula="of:=INT(ROUND([.C222];0))" office:value-type="float" office:value="46" calcext:value-type="float">
            <text:p>46</text:p>
          </table:table-cell>
          <table:table-cell office:value-type="float" office:value="46" calcext:value-type="float">
            <text:p>46</text:p>
          </table:table-cell>
          <table:table-cell table:formula="of:=[.B222]*9/5+32" office:value-type="float" office:value="114.432381209305" calcext:value-type="float">
            <text:p>114.4323812093</text:p>
          </table:table-cell>
          <table:table-cell office:value-type="float" office:value="114.432381209305" calcext:value-type="float">
            <text:p>114.4323812093</text:p>
          </table:table-cell>
          <table:table-cell table:formula="of:=ROUND([.G222];0)" office:value-type="float" office:value="114" calcext:value-type="float">
            <text:p>114</text:p>
          </table:table-cell>
          <table:table-cell office:value-type="float" office:value="114" calcext:value-type="float">
            <text:p>114</text:p>
          </table:table-cell>
          <table:table-cell table:number-columns-repeated="1015"/>
        </table:table-row>
        <table:table-row table:style-name="ro1">
          <table:table-cell office:value-type="float" office:value="342" calcext:value-type="float">
            <text:p>342</text:p>
          </table:table-cell>
          <table:table-cell table:formula="of:=-54.52*LN([.A223])+363.75" office:value-type="float" office:value="45.6361186153468" calcext:value-type="float">
            <text:p>45.64</text:p>
          </table:table-cell>
          <table:table-cell table:style-name="ce3" office:value-type="float" office:value="45.6361186153468" calcext:value-type="float">
            <text:p>45.64</text:p>
          </table:table-cell>
          <table:table-cell table:formula="of:=INT(ROUND([.C223];0))" office:value-type="float" office:value="46" calcext:value-type="float">
            <text:p>46</text:p>
          </table:table-cell>
          <table:table-cell office:value-type="float" office:value="46" calcext:value-type="float">
            <text:p>46</text:p>
          </table:table-cell>
          <table:table-cell table:formula="of:=[.B223]*9/5+32" office:value-type="float" office:value="114.145013507624" calcext:value-type="float">
            <text:p>114.1450135076</text:p>
          </table:table-cell>
          <table:table-cell office:value-type="float" office:value="114.145013507624" calcext:value-type="float">
            <text:p>114.1450135076</text:p>
          </table:table-cell>
          <table:table-cell table:formula="of:=ROUND([.G223];0)" office:value-type="float" office:value="114" calcext:value-type="float">
            <text:p>114</text:p>
          </table:table-cell>
          <table:table-cell office:value-type="float" office:value="114" calcext:value-type="float">
            <text:p>114</text:p>
          </table:table-cell>
          <table:table-cell table:number-columns-repeated="1015"/>
        </table:table-row>
        <table:table-row table:style-name="ro1">
          <table:table-cell office:value-type="float" office:value="343" calcext:value-type="float">
            <text:p>343</text:p>
          </table:table-cell>
          <table:table-cell table:formula="of:=-54.52*LN([.A224])+363.75" office:value-type="float" office:value="45.4769360205129" calcext:value-type="float">
            <text:p>45.48</text:p>
          </table:table-cell>
          <table:table-cell table:style-name="ce3" office:value-type="float" office:value="45.4769360205129" calcext:value-type="float">
            <text:p>45.48</text:p>
          </table:table-cell>
          <table:table-cell table:formula="of:=INT(ROUND([.C224];0))" office:value-type="float" office:value="45" calcext:value-type="float">
            <text:p>45</text:p>
          </table:table-cell>
          <table:table-cell office:value-type="float" office:value="45" calcext:value-type="float">
            <text:p>45</text:p>
          </table:table-cell>
          <table:table-cell table:formula="of:=[.B224]*9/5+32" office:value-type="float" office:value="113.858484836923" calcext:value-type="float">
            <text:p>113.8584848369</text:p>
          </table:table-cell>
          <table:table-cell office:value-type="float" office:value="113.858484836923" calcext:value-type="float">
            <text:p>113.8584848369</text:p>
          </table:table-cell>
          <table:table-cell table:formula="of:=ROUND([.G224];0)" office:value-type="float" office:value="114" calcext:value-type="float">
            <text:p>114</text:p>
          </table:table-cell>
          <table:table-cell office:value-type="float" office:value="114" calcext:value-type="float">
            <text:p>114</text:p>
          </table:table-cell>
          <table:table-cell table:number-columns-repeated="1015"/>
        </table:table-row>
        <table:table-row table:style-name="ro1">
          <table:table-cell office:value-type="float" office:value="344" calcext:value-type="float">
            <text:p>344</text:p>
          </table:table-cell>
          <table:table-cell table:formula="of:=-54.52*LN([.A225])+363.75" office:value-type="float" office:value="45.3182168400023" calcext:value-type="float">
            <text:p>45.32</text:p>
          </table:table-cell>
          <table:table-cell table:style-name="ce3" office:value-type="float" office:value="45.3182168400023" calcext:value-type="float">
            <text:p>45.32</text:p>
          </table:table-cell>
          <table:table-cell table:formula="of:=INT(ROUND([.C225];0))" office:value-type="float" office:value="45" calcext:value-type="float">
            <text:p>45</text:p>
          </table:table-cell>
          <table:table-cell office:value-type="float" office:value="45" calcext:value-type="float">
            <text:p>45</text:p>
          </table:table-cell>
          <table:table-cell table:formula="of:=[.B225]*9/5+32" office:value-type="float" office:value="113.572790312004" calcext:value-type="float">
            <text:p>113.572790312</text:p>
          </table:table-cell>
          <table:table-cell office:value-type="float" office:value="113.572790312004" calcext:value-type="float">
            <text:p>113.572790312</text:p>
          </table:table-cell>
          <table:table-cell table:formula="of:=ROUND([.G225];0)" office:value-type="float" office:value="114" calcext:value-type="float">
            <text:p>114</text:p>
          </table:table-cell>
          <table:table-cell office:value-type="float" office:value="114" calcext:value-type="float">
            <text:p>114</text:p>
          </table:table-cell>
          <table:table-cell table:number-columns-repeated="1015"/>
        </table:table-row>
        <table:table-row table:style-name="ro1">
          <table:table-cell office:value-type="float" office:value="345" calcext:value-type="float">
            <text:p>345</text:p>
          </table:table-cell>
          <table:table-cell table:formula="of:=-54.52*LN([.A226])+363.75" office:value-type="float" office:value="45.1599583834502" calcext:value-type="float">
            <text:p>45.16</text:p>
          </table:table-cell>
          <table:table-cell table:style-name="ce3" office:value-type="float" office:value="45.1599583834502" calcext:value-type="float">
            <text:p>45.16</text:p>
          </table:table-cell>
          <table:table-cell table:formula="of:=INT(ROUND([.C226];0))" office:value-type="float" office:value="45" calcext:value-type="float">
            <text:p>45</text:p>
          </table:table-cell>
          <table:table-cell office:value-type="float" office:value="45" calcext:value-type="float">
            <text:p>45</text:p>
          </table:table-cell>
          <table:table-cell table:formula="of:=[.B226]*9/5+32" office:value-type="float" office:value="113.28792509021" calcext:value-type="float">
            <text:p>113.2879250902</text:p>
          </table:table-cell>
          <table:table-cell office:value-type="float" office:value="113.28792509021" calcext:value-type="float">
            <text:p>113.2879250902</text:p>
          </table:table-cell>
          <table:table-cell table:formula="of:=ROUND([.G226];0)" office:value-type="float" office:value="113" calcext:value-type="float">
            <text:p>113</text:p>
          </table:table-cell>
          <table:table-cell office:value-type="float" office:value="113" calcext:value-type="float">
            <text:p>113</text:p>
          </table:table-cell>
          <table:table-cell table:number-columns-repeated="1015"/>
        </table:table-row>
        <table:table-row table:style-name="ro1">
          <table:table-cell office:value-type="float" office:value="346" calcext:value-type="float">
            <text:p>346</text:p>
          </table:table-cell>
          <table:table-cell table:formula="of:=-54.52*LN([.A227])+363.75" office:value-type="float" office:value="45.0021579838528" calcext:value-type="float">
            <text:p>45.00</text:p>
          </table:table-cell>
          <table:table-cell table:style-name="ce3" office:value-type="float" office:value="45.0021579838528" calcext:value-type="float">
            <text:p>45.00</text:p>
          </table:table-cell>
          <table:table-cell table:formula="of:=INT(ROUND([.C227];0))" office:value-type="float" office:value="45" calcext:value-type="float">
            <text:p>45</text:p>
          </table:table-cell>
          <table:table-cell office:value-type="float" office:value="45" calcext:value-type="float">
            <text:p>45</text:p>
          </table:table-cell>
          <table:table-cell table:formula="of:=[.B227]*9/5+32" office:value-type="float" office:value="113.003884370935" calcext:value-type="float">
            <text:p>113.0038843709</text:p>
          </table:table-cell>
          <table:table-cell office:value-type="float" office:value="113.003884370935" calcext:value-type="float">
            <text:p>113.0038843709</text:p>
          </table:table-cell>
          <table:table-cell table:formula="of:=ROUND([.G227];0)" office:value-type="float" office:value="113" calcext:value-type="float">
            <text:p>113</text:p>
          </table:table-cell>
          <table:table-cell office:value-type="float" office:value="113" calcext:value-type="float">
            <text:p>113</text:p>
          </table:table-cell>
          <table:table-cell table:number-columns-repeated="1015"/>
        </table:table-row>
        <table:table-row table:style-name="ro1">
          <table:table-cell office:value-type="float" office:value="347" calcext:value-type="float">
            <text:p>347</text:p>
          </table:table-cell>
          <table:table-cell table:formula="of:=-54.52*LN([.A228])+363.75" office:value-type="float" office:value="44.8448129972972" calcext:value-type="float">
            <text:p>44.84</text:p>
          </table:table-cell>
          <table:table-cell table:style-name="ce3" office:value-type="float" office:value="44.8448129972972" calcext:value-type="float">
            <text:p>44.84</text:p>
          </table:table-cell>
          <table:table-cell table:formula="of:=INT(ROUND([.C228];0))" office:value-type="float" office:value="45" calcext:value-type="float">
            <text:p>45</text:p>
          </table:table-cell>
          <table:table-cell office:value-type="float" office:value="45" calcext:value-type="float">
            <text:p>45</text:p>
          </table:table-cell>
          <table:table-cell table:formula="of:=[.B228]*9/5+32" office:value-type="float" office:value="112.720663395135" calcext:value-type="float">
            <text:p>112.7206633951</text:p>
          </table:table-cell>
          <table:table-cell office:value-type="float" office:value="112.720663395135" calcext:value-type="float">
            <text:p>112.7206633951</text:p>
          </table:table-cell>
          <table:table-cell table:formula="of:=ROUND([.G228];0)" office:value-type="float" office:value="113" calcext:value-type="float">
            <text:p>113</text:p>
          </table:table-cell>
          <table:table-cell office:value-type="float" office:value="113" calcext:value-type="float">
            <text:p>113</text:p>
          </table:table-cell>
          <table:table-cell table:number-columns-repeated="1015"/>
        </table:table-row>
        <table:table-row table:style-name="ro1">
          <table:table-cell office:value-type="float" office:value="348" calcext:value-type="float">
            <text:p>348</text:p>
          </table:table-cell>
          <table:table-cell table:formula="of:=-54.52*LN([.A229])+363.75" office:value-type="float" office:value="44.6879208026957" calcext:value-type="float">
            <text:p>44.69</text:p>
          </table:table-cell>
          <table:table-cell table:style-name="ce3" office:value-type="float" office:value="44.6879208026957" calcext:value-type="float">
            <text:p>44.69</text:p>
          </table:table-cell>
          <table:table-cell table:formula="of:=INT(ROUND([.C229];0))" office:value-type="float" office:value="45" calcext:value-type="float">
            <text:p>45</text:p>
          </table:table-cell>
          <table:table-cell office:value-type="float" office:value="45" calcext:value-type="float">
            <text:p>45</text:p>
          </table:table-cell>
          <table:table-cell table:formula="of:=[.B229]*9/5+32" office:value-type="float" office:value="112.438257444852" calcext:value-type="float">
            <text:p>112.4382574449</text:p>
          </table:table-cell>
          <table:table-cell office:value-type="float" office:value="112.438257444852" calcext:value-type="float">
            <text:p>112.4382574449</text:p>
          </table:table-cell>
          <table:table-cell table:formula="of:=ROUND([.G229];0)" office:value-type="float" office:value="112" calcext:value-type="float">
            <text:p>112</text:p>
          </table:table-cell>
          <table:table-cell office:value-type="float" office:value="112" calcext:value-type="float">
            <text:p>112</text:p>
          </table:table-cell>
          <table:table-cell table:number-columns-repeated="1015"/>
        </table:table-row>
        <table:table-row table:style-name="ro1">
          <table:table-cell office:value-type="float" office:value="349" calcext:value-type="float">
            <text:p>349</text:p>
          </table:table-cell>
          <table:table-cell table:formula="of:=-54.52*LN([.A230])+363.75" office:value-type="float" office:value="44.5314788015236" calcext:value-type="float">
            <text:p>44.53</text:p>
          </table:table-cell>
          <table:table-cell table:style-name="ce3" office:value-type="float" office:value="44.5314788015236" calcext:value-type="float">
            <text:p>44.53</text:p>
          </table:table-cell>
          <table:table-cell table:formula="of:=INT(ROUND([.C230];0))" office:value-type="float" office:value="45" calcext:value-type="float">
            <text:p>45</text:p>
          </table:table-cell>
          <table:table-cell office:value-type="float" office:value="45" calcext:value-type="float">
            <text:p>45</text:p>
          </table:table-cell>
          <table:table-cell table:formula="of:=[.B230]*9/5+32" office:value-type="float" office:value="112.156661842743" calcext:value-type="float">
            <text:p>112.1566618427</text:p>
          </table:table-cell>
          <table:table-cell office:value-type="float" office:value="112.156661842743" calcext:value-type="float">
            <text:p>112.1566618427</text:p>
          </table:table-cell>
          <table:table-cell table:formula="of:=ROUND([.G230];0)" office:value-type="float" office:value="112" calcext:value-type="float">
            <text:p>112</text:p>
          </table:table-cell>
          <table:table-cell office:value-type="float" office:value="112" calcext:value-type="float">
            <text:p>112</text:p>
          </table:table-cell>
          <table:table-cell table:number-columns-repeated="1015"/>
        </table:table-row>
        <table:table-row table:style-name="ro1">
          <table:table-cell office:value-type="float" office:value="350" calcext:value-type="float">
            <text:p>350</text:p>
          </table:table-cell>
          <table:table-cell table:formula="of:=-54.52*LN([.A231])+363.75" office:value-type="float" office:value="44.3754844175618" calcext:value-type="float">
            <text:p>44.38</text:p>
          </table:table-cell>
          <table:table-cell table:style-name="ce3" office:value-type="float" office:value="44.3754844175618" calcext:value-type="float">
            <text:p>44.38</text:p>
          </table:table-cell>
          <table:table-cell table:formula="of:=INT(ROUND([.C231];0))" office:value-type="float" office:value="44" calcext:value-type="float">
            <text:p>44</text:p>
          </table:table-cell>
          <table:table-cell office:value-type="float" office:value="44" calcext:value-type="float">
            <text:p>44</text:p>
          </table:table-cell>
          <table:table-cell table:formula="of:=[.B231]*9/5+32" office:value-type="float" office:value="111.875871951611" calcext:value-type="float">
            <text:p>111.8758719516</text:p>
          </table:table-cell>
          <table:table-cell office:value-type="float" office:value="111.875871951611" calcext:value-type="float">
            <text:p>111.8758719516</text:p>
          </table:table-cell>
          <table:table-cell table:formula="of:=ROUND([.G231];0)" office:value-type="float" office:value="112" calcext:value-type="float">
            <text:p>112</text:p>
          </table:table-cell>
          <table:table-cell office:value-type="float" office:value="112" calcext:value-type="float">
            <text:p>112</text:p>
          </table:table-cell>
          <table:table-cell table:number-columns-repeated="1015"/>
        </table:table-row>
        <table:table-row table:style-name="ro1">
          <table:table-cell office:value-type="float" office:value="351" calcext:value-type="float">
            <text:p>351</text:p>
          </table:table-cell>
          <table:table-cell table:formula="of:=-54.52*LN([.A232])+363.75" office:value-type="float" office:value="44.219935096641" calcext:value-type="float">
            <text:p>44.22</text:p>
          </table:table-cell>
          <table:table-cell table:style-name="ce3" office:value-type="float" office:value="44.219935096641" calcext:value-type="float">
            <text:p>44.22</text:p>
          </table:table-cell>
          <table:table-cell table:formula="of:=INT(ROUND([.C232];0))" office:value-type="float" office:value="44" calcext:value-type="float">
            <text:p>44</text:p>
          </table:table-cell>
          <table:table-cell office:value-type="float" office:value="44" calcext:value-type="float">
            <text:p>44</text:p>
          </table:table-cell>
          <table:table-cell table:formula="of:=[.B232]*9/5+32" office:value-type="float" office:value="111.595883173954" calcext:value-type="float">
            <text:p>111.595883174</text:p>
          </table:table-cell>
          <table:table-cell office:value-type="float" office:value="111.595883173954" calcext:value-type="float">
            <text:p>111.595883174</text:p>
          </table:table-cell>
          <table:table-cell table:formula="of:=ROUND([.G232];0)" office:value-type="float" office:value="112" calcext:value-type="float">
            <text:p>112</text:p>
          </table:table-cell>
          <table:table-cell office:value-type="float" office:value="112" calcext:value-type="float">
            <text:p>112</text:p>
          </table:table-cell>
          <table:table-cell table:number-columns-repeated="1015"/>
        </table:table-row>
        <table:table-row table:style-name="ro1">
          <table:table-cell office:value-type="float" office:value="352" calcext:value-type="float">
            <text:p>352</text:p>
          </table:table-cell>
          <table:table-cell table:formula="of:=-54.52*LN([.A233])+363.75" office:value-type="float" office:value="44.0648283063918" calcext:value-type="float">
            <text:p>44.06</text:p>
          </table:table-cell>
          <table:table-cell table:style-name="ce3" office:value-type="float" office:value="44.0648283063918" calcext:value-type="float">
            <text:p>44.06</text:p>
          </table:table-cell>
          <table:table-cell table:formula="of:=INT(ROUND([.C233];0))" office:value-type="float" office:value="44" calcext:value-type="float">
            <text:p>44</text:p>
          </table:table-cell>
          <table:table-cell office:value-type="float" office:value="44" calcext:value-type="float">
            <text:p>44</text:p>
          </table:table-cell>
          <table:table-cell table:formula="of:=[.B233]*9/5+32" office:value-type="float" office:value="111.316690951505" calcext:value-type="float">
            <text:p>111.3166909515</text:p>
          </table:table-cell>
          <table:table-cell office:value-type="float" office:value="111.316690951505" calcext:value-type="float">
            <text:p>111.3166909515</text:p>
          </table:table-cell>
          <table:table-cell table:formula="of:=ROUND([.G233];0)" office:value-type="float" office:value="111" calcext:value-type="float">
            <text:p>111</text:p>
          </table:table-cell>
          <table:table-cell office:value-type="float" office:value="111" calcext:value-type="float">
            <text:p>111</text:p>
          </table:table-cell>
          <table:table-cell table:number-columns-repeated="1015"/>
        </table:table-row>
        <table:table-row table:style-name="ro1">
          <table:table-cell office:value-type="float" office:value="353" calcext:value-type="float">
            <text:p>353</text:p>
          </table:table-cell>
          <table:table-cell table:formula="of:=-54.52*LN([.A234])+363.75" office:value-type="float" office:value="43.9101615359967" calcext:value-type="float">
            <text:p>43.91</text:p>
          </table:table-cell>
          <table:table-cell table:style-name="ce3" office:value-type="float" office:value="43.9101615359967" calcext:value-type="float">
            <text:p>43.91</text:p>
          </table:table-cell>
          <table:table-cell table:formula="of:=INT(ROUND([.C234];0))" office:value-type="float" office:value="44" calcext:value-type="float">
            <text:p>44</text:p>
          </table:table-cell>
          <table:table-cell office:value-type="float" office:value="44" calcext:value-type="float">
            <text:p>44</text:p>
          </table:table-cell>
          <table:table-cell table:formula="of:=[.B234]*9/5+32" office:value-type="float" office:value="111.038290764794" calcext:value-type="float">
            <text:p>111.0382907648</text:p>
          </table:table-cell>
          <table:table-cell office:value-type="float" office:value="111.038290764794" calcext:value-type="float">
            <text:p>111.0382907648</text:p>
          </table:table-cell>
          <table:table-cell table:formula="of:=ROUND([.G234];0)" office:value-type="float" office:value="111" calcext:value-type="float">
            <text:p>111</text:p>
          </table:table-cell>
          <table:table-cell office:value-type="float" office:value="111" calcext:value-type="float">
            <text:p>111</text:p>
          </table:table-cell>
          <table:table-cell table:number-columns-repeated="1015"/>
        </table:table-row>
        <table:table-row table:style-name="ro1">
          <table:table-cell office:value-type="float" office:value="354" calcext:value-type="float">
            <text:p>354</text:p>
          </table:table-cell>
          <table:table-cell table:formula="of:=-54.52*LN([.A235])+363.75" office:value-type="float" office:value="43.7559322959466" calcext:value-type="float">
            <text:p>43.76</text:p>
          </table:table-cell>
          <table:table-cell table:style-name="ce3" office:value-type="float" office:value="43.7559322959466" calcext:value-type="float">
            <text:p>43.76</text:p>
          </table:table-cell>
          <table:table-cell table:formula="of:=INT(ROUND([.C235];0))" office:value-type="float" office:value="44" calcext:value-type="float">
            <text:p>44</text:p>
          </table:table-cell>
          <table:table-cell office:value-type="float" office:value="44" calcext:value-type="float">
            <text:p>44</text:p>
          </table:table-cell>
          <table:table-cell table:formula="of:=[.B235]*9/5+32" office:value-type="float" office:value="110.760678132704" calcext:value-type="float">
            <text:p>110.7606781327</text:p>
          </table:table-cell>
          <table:table-cell office:value-type="float" office:value="110.760678132704" calcext:value-type="float">
            <text:p>110.7606781327</text:p>
          </table:table-cell>
          <table:table-cell table:formula="of:=ROUND([.G235];0)" office:value-type="float" office:value="111" calcext:value-type="float">
            <text:p>111</text:p>
          </table:table-cell>
          <table:table-cell office:value-type="float" office:value="111" calcext:value-type="float">
            <text:p>111</text:p>
          </table:table-cell>
          <table:table-cell table:number-columns-repeated="1015"/>
        </table:table-row>
        <table:table-row table:style-name="ro1">
          <table:table-cell office:value-type="float" office:value="355" calcext:value-type="float">
            <text:p>355</text:p>
          </table:table-cell>
          <table:table-cell table:formula="of:=-54.52*LN([.A236])+363.75" office:value-type="float" office:value="43.6021381178003" calcext:value-type="float">
            <text:p>43.60</text:p>
          </table:table-cell>
          <table:table-cell table:style-name="ce3" office:value-type="float" office:value="43.6021381178003" calcext:value-type="float">
            <text:p>43.60</text:p>
          </table:table-cell>
          <table:table-cell table:formula="of:=INT(ROUND([.C236];0))" office:value-type="float" office:value="44" calcext:value-type="float">
            <text:p>44</text:p>
          </table:table-cell>
          <table:table-cell office:value-type="float" office:value="44" calcext:value-type="float">
            <text:p>44</text:p>
          </table:table-cell>
          <table:table-cell table:formula="of:=[.B236]*9/5+32" office:value-type="float" office:value="110.483848612041" calcext:value-type="float">
            <text:p>110.483848612</text:p>
          </table:table-cell>
          <table:table-cell office:value-type="float" office:value="110.483848612041" calcext:value-type="float">
            <text:p>110.483848612</text:p>
          </table:table-cell>
          <table:table-cell table:formula="of:=ROUND([.G236];0)" office:value-type="float" office:value="110" calcext:value-type="float">
            <text:p>110</text:p>
          </table:table-cell>
          <table:table-cell office:value-type="float" office:value="110" calcext:value-type="float">
            <text:p>110</text:p>
          </table:table-cell>
          <table:table-cell table:number-columns-repeated="1015"/>
        </table:table-row>
        <table:table-row table:style-name="ro1">
          <table:table-cell office:value-type="float" office:value="356" calcext:value-type="float">
            <text:p>356</text:p>
          </table:table-cell>
          <table:table-cell table:formula="of:=-54.52*LN([.A237])+363.75" office:value-type="float" office:value="43.4487765539473" calcext:value-type="float">
            <text:p>43.45</text:p>
          </table:table-cell>
          <table:table-cell table:style-name="ce3" office:value-type="float" office:value="43.4487765539473" calcext:value-type="float">
            <text:p>43.45</text:p>
          </table:table-cell>
          <table:table-cell table:formula="of:=INT(ROUND([.C237];0))" office:value-type="float" office:value="43" calcext:value-type="float">
            <text:p>43</text:p>
          </table:table-cell>
          <table:table-cell office:value-type="float" office:value="43" calcext:value-type="float">
            <text:p>43</text:p>
          </table:table-cell>
          <table:table-cell table:formula="of:=[.B237]*9/5+32" office:value-type="float" office:value="110.207797797105" calcext:value-type="float">
            <text:p>110.2077977971</text:p>
          </table:table-cell>
          <table:table-cell office:value-type="float" office:value="110.207797797105" calcext:value-type="float">
            <text:p>110.2077977971</text:p>
          </table:table-cell>
          <table:table-cell table:formula="of:=ROUND([.G237];0)" office:value-type="float" office:value="110" calcext:value-type="float">
            <text:p>110</text:p>
          </table:table-cell>
          <table:table-cell office:value-type="float" office:value="110" calcext:value-type="float">
            <text:p>110</text:p>
          </table:table-cell>
          <table:table-cell table:number-columns-repeated="1015"/>
        </table:table-row>
        <table:table-row table:style-name="ro1">
          <table:table-cell office:value-type="float" office:value="357" calcext:value-type="float">
            <text:p>357</text:p>
          </table:table-cell>
          <table:table-cell table:formula="of:=-54.52*LN([.A238])+363.75" office:value-type="float" office:value="43.2958451773741" calcext:value-type="float">
            <text:p>43.30</text:p>
          </table:table-cell>
          <table:table-cell table:style-name="ce3" office:value-type="float" office:value="43.2958451773741" calcext:value-type="float">
            <text:p>43.30</text:p>
          </table:table-cell>
          <table:table-cell table:formula="of:=INT(ROUND([.C238];0))" office:value-type="float" office:value="43" calcext:value-type="float">
            <text:p>43</text:p>
          </table:table-cell>
          <table:table-cell office:value-type="float" office:value="43" calcext:value-type="float">
            <text:p>43</text:p>
          </table:table-cell>
          <table:table-cell table:formula="of:=[.B238]*9/5+32" office:value-type="float" office:value="109.932521319273" calcext:value-type="float">
            <text:p>109.9325213193</text:p>
          </table:table-cell>
          <table:table-cell office:value-type="float" office:value="109.932521319273" calcext:value-type="float">
            <text:p>109.9325213193</text:p>
          </table:table-cell>
          <table:table-cell table:formula="of:=ROUND([.G238];0)" office:value-type="float" office:value="110" calcext:value-type="float">
            <text:p>110</text:p>
          </table:table-cell>
          <table:table-cell office:value-type="float" office:value="110" calcext:value-type="float">
            <text:p>110</text:p>
          </table:table-cell>
          <table:table-cell table:number-columns-repeated="1015"/>
        </table:table-row>
        <table:table-row table:style-name="ro1">
          <table:table-cell office:value-type="float" office:value="358" calcext:value-type="float">
            <text:p>358</text:p>
          </table:table-cell>
          <table:table-cell table:formula="of:=-54.52*LN([.A239])+363.75" office:value-type="float" office:value="43.1433415814338" calcext:value-type="float">
            <text:p>43.14</text:p>
          </table:table-cell>
          <table:table-cell table:style-name="ce3" office:value-type="float" office:value="43.1433415814338" calcext:value-type="float">
            <text:p>43.14</text:p>
          </table:table-cell>
          <table:table-cell table:formula="of:=INT(ROUND([.C239];0))" office:value-type="float" office:value="43" calcext:value-type="float">
            <text:p>43</text:p>
          </table:table-cell>
          <table:table-cell office:value-type="float" office:value="43" calcext:value-type="float">
            <text:p>43</text:p>
          </table:table-cell>
          <table:table-cell table:formula="of:=[.B239]*9/5+32" office:value-type="float" office:value="109.658014846581" calcext:value-type="float">
            <text:p>109.6580148466</text:p>
          </table:table-cell>
          <table:table-cell office:value-type="float" office:value="109.658014846581" calcext:value-type="float">
            <text:p>109.6580148466</text:p>
          </table:table-cell>
          <table:table-cell table:formula="of:=ROUND([.G239];0)" office:value-type="float" office:value="110" calcext:value-type="float">
            <text:p>110</text:p>
          </table:table-cell>
          <table:table-cell office:value-type="float" office:value="110" calcext:value-type="float">
            <text:p>110</text:p>
          </table:table-cell>
          <table:table-cell table:number-columns-repeated="1015"/>
        </table:table-row>
        <table:table-row table:style-name="ro1">
          <table:table-cell office:value-type="float" office:value="359" calcext:value-type="float">
            <text:p>359</text:p>
          </table:table-cell>
          <table:table-cell table:formula="of:=-54.52*LN([.A240])+363.75" office:value-type="float" office:value="42.9912633796191" calcext:value-type="float">
            <text:p>42.99</text:p>
          </table:table-cell>
          <table:table-cell table:style-name="ce3" office:value-type="float" office:value="42.9912633796191" calcext:value-type="float">
            <text:p>42.99</text:p>
          </table:table-cell>
          <table:table-cell table:formula="of:=INT(ROUND([.C240];0))" office:value-type="float" office:value="43" calcext:value-type="float">
            <text:p>43</text:p>
          </table:table-cell>
          <table:table-cell office:value-type="float" office:value="43" calcext:value-type="float">
            <text:p>43</text:p>
          </table:table-cell>
          <table:table-cell table:formula="of:=[.B240]*9/5+32" office:value-type="float" office:value="109.384274083314" calcext:value-type="float">
            <text:p>109.3842740833</text:p>
          </table:table-cell>
          <table:table-cell office:value-type="float" office:value="109.384274083314" calcext:value-type="float">
            <text:p>109.3842740833</text:p>
          </table:table-cell>
          <table:table-cell table:formula="of:=ROUND([.G240];0)" office:value-type="float" office:value="109" calcext:value-type="float">
            <text:p>109</text:p>
          </table:table-cell>
          <table:table-cell office:value-type="float" office:value="109" calcext:value-type="float">
            <text:p>109</text:p>
          </table:table-cell>
          <table:table-cell table:number-columns-repeated="1015"/>
        </table:table-row>
        <table:table-row table:style-name="ro1">
          <table:table-cell office:value-type="float" office:value="360" calcext:value-type="float">
            <text:p>360</text:p>
          </table:table-cell>
          <table:table-cell table:formula="of:=-54.52*LN([.A241])+363.75" office:value-type="float" office:value="42.8396082053375" calcext:value-type="float">
            <text:p>42.84</text:p>
          </table:table-cell>
          <table:table-cell table:style-name="ce3" office:value-type="float" office:value="42.8396082053375" calcext:value-type="float">
            <text:p>42.84</text:p>
          </table:table-cell>
          <table:table-cell table:formula="of:=INT(ROUND([.C241];0))" office:value-type="float" office:value="43" calcext:value-type="float">
            <text:p>43</text:p>
          </table:table-cell>
          <table:table-cell office:value-type="float" office:value="43" calcext:value-type="float">
            <text:p>43</text:p>
          </table:table-cell>
          <table:table-cell table:formula="of:=[.B241]*9/5+32" office:value-type="float" office:value="109.111294769607" calcext:value-type="float">
            <text:p>109.1112947696</text:p>
          </table:table-cell>
          <table:table-cell office:value-type="float" office:value="109.111294769607" calcext:value-type="float">
            <text:p>109.1112947696</text:p>
          </table:table-cell>
          <table:table-cell table:formula="of:=ROUND([.G241];0)" office:value-type="float" office:value="109" calcext:value-type="float">
            <text:p>109</text:p>
          </table:table-cell>
          <table:table-cell office:value-type="float" office:value="109" calcext:value-type="float">
            <text:p>109</text:p>
          </table:table-cell>
          <table:table-cell table:number-columns-repeated="1015"/>
        </table:table-row>
        <table:table-row table:style-name="ro1">
          <table:table-cell office:value-type="float" office:value="361" calcext:value-type="float">
            <text:p>361</text:p>
          </table:table-cell>
          <table:table-cell table:formula="of:=-54.52*LN([.A242])+363.75" office:value-type="float" office:value="42.6883737116913" calcext:value-type="float">
            <text:p>42.69</text:p>
          </table:table-cell>
          <table:table-cell table:style-name="ce3" office:value-type="float" office:value="42.6883737116913" calcext:value-type="float">
            <text:p>42.69</text:p>
          </table:table-cell>
          <table:table-cell table:formula="of:=INT(ROUND([.C242];0))" office:value-type="float" office:value="43" calcext:value-type="float">
            <text:p>43</text:p>
          </table:table-cell>
          <table:table-cell office:value-type="float" office:value="43" calcext:value-type="float">
            <text:p>43</text:p>
          </table:table-cell>
          <table:table-cell table:formula="of:=[.B242]*9/5+32" office:value-type="float" office:value="108.839072681044" calcext:value-type="float">
            <text:p>108.839072681</text:p>
          </table:table-cell>
          <table:table-cell office:value-type="float" office:value="108.839072681044" calcext:value-type="float">
            <text:p>108.839072681</text:p>
          </table:table-cell>
          <table:table-cell table:formula="of:=ROUND([.G242];0)" office:value-type="float" office:value="109" calcext:value-type="float">
            <text:p>109</text:p>
          </table:table-cell>
          <table:table-cell office:value-type="float" office:value="109" calcext:value-type="float">
            <text:p>109</text:p>
          </table:table-cell>
          <table:table-cell table:number-columns-repeated="1015"/>
        </table:table-row>
        <table:table-row table:style-name="ro1">
          <table:table-cell office:value-type="float" office:value="362" calcext:value-type="float">
            <text:p>362</text:p>
          </table:table-cell>
          <table:table-cell table:formula="of:=-54.52*LN([.A243])+363.75" office:value-type="float" office:value="42.5375575712589" calcext:value-type="float">
            <text:p>42.54</text:p>
          </table:table-cell>
          <table:table-cell table:style-name="ce3" office:value-type="float" office:value="42.5375575712589" calcext:value-type="float">
            <text:p>42.54</text:p>
          </table:table-cell>
          <table:table-cell table:formula="of:=INT(ROUND([.C243];0))" office:value-type="float" office:value="43" calcext:value-type="float">
            <text:p>43</text:p>
          </table:table-cell>
          <table:table-cell office:value-type="float" office:value="43" calcext:value-type="float">
            <text:p>43</text:p>
          </table:table-cell>
          <table:table-cell table:formula="of:=[.B243]*9/5+32" office:value-type="float" office:value="108.567603628266" calcext:value-type="float">
            <text:p>108.5676036283</text:p>
          </table:table-cell>
          <table:table-cell office:value-type="float" office:value="108.567603628266" calcext:value-type="float">
            <text:p>108.5676036283</text:p>
          </table:table-cell>
          <table:table-cell table:formula="of:=ROUND([.G243];0)" office:value-type="float" office:value="109" calcext:value-type="float">
            <text:p>109</text:p>
          </table:table-cell>
          <table:table-cell office:value-type="float" office:value="109" calcext:value-type="float">
            <text:p>109</text:p>
          </table:table-cell>
          <table:table-cell table:number-columns-repeated="1015"/>
        </table:table-row>
        <table:table-row table:style-name="ro1">
          <table:table-cell office:value-type="float" office:value="363" calcext:value-type="float">
            <text:p>363</text:p>
          </table:table-cell>
          <table:table-cell table:formula="of:=-54.52*LN([.A244])+363.75" office:value-type="float" office:value="42.3871574758803" calcext:value-type="float">
            <text:p>42.39</text:p>
          </table:table-cell>
          <table:table-cell table:style-name="ce3" office:value-type="float" office:value="42.3871574758803" calcext:value-type="float">
            <text:p>42.39</text:p>
          </table:table-cell>
          <table:table-cell table:formula="of:=INT(ROUND([.C244];0))" office:value-type="float" office:value="42" calcext:value-type="float">
            <text:p>42</text:p>
          </table:table-cell>
          <table:table-cell office:value-type="float" office:value="42" calcext:value-type="float">
            <text:p>42</text:p>
          </table:table-cell>
          <table:table-cell table:formula="of:=[.B244]*9/5+32" office:value-type="float" office:value="108.296883456585" calcext:value-type="float">
            <text:p>108.2968834566</text:p>
          </table:table-cell>
          <table:table-cell office:value-type="float" office:value="108.296883456585" calcext:value-type="float">
            <text:p>108.2968834566</text:p>
          </table:table-cell>
          <table:table-cell table:formula="of:=ROUND([.G244];0)" office:value-type="float" office:value="108" calcext:value-type="float">
            <text:p>108</text:p>
          </table:table-cell>
          <table:table-cell office:value-type="float" office:value="108" calcext:value-type="float">
            <text:p>108</text:p>
          </table:table-cell>
          <table:table-cell table:number-columns-repeated="1015"/>
        </table:table-row>
        <table:table-row table:style-name="ro1">
          <table:table-cell office:value-type="float" office:value="364" calcext:value-type="float">
            <text:p>364</text:p>
          </table:table-cell>
          <table:table-cell table:formula="of:=-54.52*LN([.A245])+363.75" office:value-type="float" office:value="42.2371711364449" calcext:value-type="float">
            <text:p>42.24</text:p>
          </table:table-cell>
          <table:table-cell table:style-name="ce3" office:value-type="float" office:value="42.2371711364449" calcext:value-type="float">
            <text:p>42.24</text:p>
          </table:table-cell>
          <table:table-cell table:formula="of:=INT(ROUND([.C245];0))" office:value-type="float" office:value="42" calcext:value-type="float">
            <text:p>42</text:p>
          </table:table-cell>
          <table:table-cell office:value-type="float" office:value="42" calcext:value-type="float">
            <text:p>42</text:p>
          </table:table-cell>
          <table:table-cell table:formula="of:=[.B245]*9/5+32" office:value-type="float" office:value="108.026908045601" calcext:value-type="float">
            <text:p>108.0269080456</text:p>
          </table:table-cell>
          <table:table-cell office:value-type="float" office:value="108.026908045601" calcext:value-type="float">
            <text:p>108.0269080456</text:p>
          </table:table-cell>
          <table:table-cell table:formula="of:=ROUND([.G245];0)" office:value-type="float" office:value="108" calcext:value-type="float">
            <text:p>108</text:p>
          </table:table-cell>
          <table:table-cell office:value-type="float" office:value="108" calcext:value-type="float">
            <text:p>108</text:p>
          </table:table-cell>
          <table:table-cell table:number-columns-repeated="1015"/>
        </table:table-row>
        <table:table-row table:style-name="ro1">
          <table:table-cell office:value-type="float" office:value="365" calcext:value-type="float">
            <text:p>365</text:p>
          </table:table-cell>
          <table:table-cell table:formula="of:=-54.52*LN([.A246])+363.75" office:value-type="float" office:value="42.0875962826826" calcext:value-type="float">
            <text:p>42.09</text:p>
          </table:table-cell>
          <table:table-cell table:style-name="ce3" office:value-type="float" office:value="42.0875962826826" calcext:value-type="float">
            <text:p>42.09</text:p>
          </table:table-cell>
          <table:table-cell table:formula="of:=INT(ROUND([.C246];0))" office:value-type="float" office:value="42" calcext:value-type="float">
            <text:p>42</text:p>
          </table:table-cell>
          <table:table-cell office:value-type="float" office:value="42" calcext:value-type="float">
            <text:p>42</text:p>
          </table:table-cell>
          <table:table-cell table:formula="of:=[.B246]*9/5+32" office:value-type="float" office:value="107.757673308829" calcext:value-type="float">
            <text:p>107.7576733088</text:p>
          </table:table-cell>
          <table:table-cell office:value-type="float" office:value="107.757673308829" calcext:value-type="float">
            <text:p>107.7576733088</text:p>
          </table:table-cell>
          <table:table-cell table:formula="of:=ROUND([.G246];0)" office:value-type="float" office:value="108" calcext:value-type="float">
            <text:p>108</text:p>
          </table:table-cell>
          <table:table-cell office:value-type="float" office:value="108" calcext:value-type="float">
            <text:p>108</text:p>
          </table:table-cell>
          <table:table-cell table:number-columns-repeated="1015"/>
        </table:table-row>
        <table:table-row table:style-name="ro1">
          <table:table-cell office:value-type="float" office:value="366" calcext:value-type="float">
            <text:p>366</text:p>
          </table:table-cell>
          <table:table-cell table:formula="of:=-54.52*LN([.A247])+363.75" office:value-type="float" office:value="41.9384306629575" calcext:value-type="float">
            <text:p>41.94</text:p>
          </table:table-cell>
          <table:table-cell table:style-name="ce3" office:value-type="float" office:value="41.9384306629575" calcext:value-type="float">
            <text:p>41.94</text:p>
          </table:table-cell>
          <table:table-cell table:formula="of:=INT(ROUND([.C247];0))" office:value-type="float" office:value="42" calcext:value-type="float">
            <text:p>42</text:p>
          </table:table-cell>
          <table:table-cell office:value-type="float" office:value="42" calcext:value-type="float">
            <text:p>42</text:p>
          </table:table-cell>
          <table:table-cell table:formula="of:=[.B247]*9/5+32" office:value-type="float" office:value="107.489175193324" calcext:value-type="float">
            <text:p>107.4891751933</text:p>
          </table:table-cell>
          <table:table-cell office:value-type="float" office:value="107.489175193324" calcext:value-type="float">
            <text:p>107.4891751933</text:p>
          </table:table-cell>
          <table:table-cell table:formula="of:=ROUND([.G247];0)" office:value-type="float" office:value="107" calcext:value-type="float">
            <text:p>107</text:p>
          </table:table-cell>
          <table:table-cell office:value-type="float" office:value="107" calcext:value-type="float">
            <text:p>107</text:p>
          </table:table-cell>
          <table:table-cell table:number-columns-repeated="1015"/>
        </table:table-row>
        <table:table-row table:style-name="ro1">
          <table:table-cell office:value-type="float" office:value="367" calcext:value-type="float">
            <text:p>367</text:p>
          </table:table-cell>
          <table:table-cell table:formula="of:=-54.52*LN([.A248])+363.75" office:value-type="float" office:value="41.7896720440648" calcext:value-type="float">
            <text:p>41.79</text:p>
          </table:table-cell>
          <table:table-cell table:style-name="ce3" office:value-type="float" office:value="41.7896720440648" calcext:value-type="float">
            <text:p>41.79</text:p>
          </table:table-cell>
          <table:table-cell table:formula="of:=INT(ROUND([.C248];0))" office:value-type="float" office:value="42" calcext:value-type="float">
            <text:p>42</text:p>
          </table:table-cell>
          <table:table-cell office:value-type="float" office:value="42" calcext:value-type="float">
            <text:p>42</text:p>
          </table:table-cell>
          <table:table-cell table:formula="of:=[.B248]*9/5+32" office:value-type="float" office:value="107.221409679317" calcext:value-type="float">
            <text:p>107.2214096793</text:p>
          </table:table-cell>
          <table:table-cell office:value-type="float" office:value="107.221409679317" calcext:value-type="float">
            <text:p>107.2214096793</text:p>
          </table:table-cell>
          <table:table-cell table:formula="of:=ROUND([.G248];0)" office:value-type="float" office:value="107" calcext:value-type="float">
            <text:p>107</text:p>
          </table:table-cell>
          <table:table-cell office:value-type="float" office:value="107" calcext:value-type="float">
            <text:p>107</text:p>
          </table:table-cell>
          <table:table-cell table:number-columns-repeated="1015"/>
        </table:table-row>
        <table:table-row table:style-name="ro1">
          <table:table-cell office:value-type="float" office:value="368" calcext:value-type="float">
            <text:p>368</text:p>
          </table:table-cell>
          <table:table-cell table:formula="of:=-54.52*LN([.A249])+363.75" office:value-type="float" office:value="41.6413182110298" calcext:value-type="float">
            <text:p>41.64</text:p>
          </table:table-cell>
          <table:table-cell table:style-name="ce3" office:value-type="float" office:value="41.6413182110298" calcext:value-type="float">
            <text:p>41.64</text:p>
          </table:table-cell>
          <table:table-cell table:formula="of:=INT(ROUND([.C249];0))" office:value-type="float" office:value="42" calcext:value-type="float">
            <text:p>42</text:p>
          </table:table-cell>
          <table:table-cell office:value-type="float" office:value="42" calcext:value-type="float">
            <text:p>42</text:p>
          </table:table-cell>
          <table:table-cell table:formula="of:=[.B249]*9/5+32" office:value-type="float" office:value="106.954372779854" calcext:value-type="float">
            <text:p>106.9543727799</text:p>
          </table:table-cell>
          <table:table-cell office:value-type="float" office:value="106.954372779854" calcext:value-type="float">
            <text:p>106.9543727799</text:p>
          </table:table-cell>
          <table:table-cell table:formula="of:=ROUND([.G249];0)" office:value-type="float" office:value="107" calcext:value-type="float">
            <text:p>107</text:p>
          </table:table-cell>
          <table:table-cell office:value-type="float" office:value="107" calcext:value-type="float">
            <text:p>107</text:p>
          </table:table-cell>
          <table:table-cell table:number-columns-repeated="1015"/>
        </table:table-row>
        <table:table-row table:style-name="ro1">
          <table:table-cell office:value-type="float" office:value="369" calcext:value-type="float">
            <text:p>369</text:p>
          </table:table-cell>
          <table:table-cell table:formula="of:=-54.52*LN([.A250])+363.75" office:value-type="float" office:value="41.4933669669105" calcext:value-type="float">
            <text:p>41.49</text:p>
          </table:table-cell>
          <table:table-cell table:style-name="ce3" office:value-type="float" office:value="41.4933669669105" calcext:value-type="float">
            <text:p>41.49</text:p>
          </table:table-cell>
          <table:table-cell table:formula="of:=INT(ROUND([.C250];0))" office:value-type="float" office:value="41" calcext:value-type="float">
            <text:p>41</text:p>
          </table:table-cell>
          <table:table-cell office:value-type="float" office:value="41" calcext:value-type="float">
            <text:p>41</text:p>
          </table:table-cell>
          <table:table-cell table:formula="of:=[.B250]*9/5+32" office:value-type="float" office:value="106.688060540439" calcext:value-type="float">
            <text:p>106.6880605404</text:p>
          </table:table-cell>
          <table:table-cell office:value-type="float" office:value="106.688060540439" calcext:value-type="float">
            <text:p>106.6880605404</text:p>
          </table:table-cell>
          <table:table-cell table:formula="of:=ROUND([.G250];0)" office:value-type="float" office:value="107" calcext:value-type="float">
            <text:p>107</text:p>
          </table:table-cell>
          <table:table-cell office:value-type="float" office:value="107" calcext:value-type="float">
            <text:p>107</text:p>
          </table:table-cell>
          <table:table-cell table:number-columns-repeated="1015"/>
        </table:table-row>
        <table:table-row table:style-name="ro1">
          <table:table-cell office:value-type="float" office:value="370" calcext:value-type="float">
            <text:p>370</text:p>
          </table:table-cell>
          <table:table-cell table:formula="of:=-54.52*LN([.A251])+363.75" office:value-type="float" office:value="41.3458161326015" calcext:value-type="float">
            <text:p>41.35</text:p>
          </table:table-cell>
          <table:table-cell table:style-name="ce3" office:value-type="float" office:value="41.3458161326015" calcext:value-type="float">
            <text:p>41.35</text:p>
          </table:table-cell>
          <table:table-cell table:formula="of:=INT(ROUND([.C251];0))" office:value-type="float" office:value="41" calcext:value-type="float">
            <text:p>41</text:p>
          </table:table-cell>
          <table:table-cell office:value-type="float" office:value="41" calcext:value-type="float">
            <text:p>41</text:p>
          </table:table-cell>
          <table:table-cell table:formula="of:=[.B251]*9/5+32" office:value-type="float" office:value="106.422469038683" calcext:value-type="float">
            <text:p>106.4224690387</text:p>
          </table:table-cell>
          <table:table-cell office:value-type="float" office:value="106.422469038683" calcext:value-type="float">
            <text:p>106.4224690387</text:p>
          </table:table-cell>
          <table:table-cell table:formula="of:=ROUND([.G251];0)" office:value-type="float" office:value="106" calcext:value-type="float">
            <text:p>106</text:p>
          </table:table-cell>
          <table:table-cell office:value-type="float" office:value="106" calcext:value-type="float">
            <text:p>106</text:p>
          </table:table-cell>
          <table:table-cell table:number-columns-repeated="1015"/>
        </table:table-row>
        <table:table-row table:style-name="ro1">
          <table:table-cell office:value-type="float" office:value="371" calcext:value-type="float">
            <text:p>371</text:p>
          </table:table-cell>
          <table:table-cell table:formula="of:=-54.52*LN([.A252])+363.75" office:value-type="float" office:value="41.1986635466427" calcext:value-type="float">
            <text:p>41.20</text:p>
          </table:table-cell>
          <table:table-cell table:style-name="ce3" office:value-type="float" office:value="41.1986635466427" calcext:value-type="float">
            <text:p>41.20</text:p>
          </table:table-cell>
          <table:table-cell table:formula="of:=INT(ROUND([.C252];0))" office:value-type="float" office:value="41" calcext:value-type="float">
            <text:p>41</text:p>
          </table:table-cell>
          <table:table-cell office:value-type="float" office:value="41" calcext:value-type="float">
            <text:p>41</text:p>
          </table:table-cell>
          <table:table-cell table:formula="of:=[.B252]*9/5+32" office:value-type="float" office:value="106.157594383957" calcext:value-type="float">
            <text:p>106.157594384</text:p>
          </table:table-cell>
          <table:table-cell office:value-type="float" office:value="106.157594383957" calcext:value-type="float">
            <text:p>106.157594384</text:p>
          </table:table-cell>
          <table:table-cell table:formula="of:=ROUND([.G252];0)" office:value-type="float" office:value="106" calcext:value-type="float">
            <text:p>106</text:p>
          </table:table-cell>
          <table:table-cell office:value-type="float" office:value="106" calcext:value-type="float">
            <text:p>106</text:p>
          </table:table-cell>
          <table:table-cell table:number-columns-repeated="1015"/>
        </table:table-row>
        <table:table-row table:style-name="ro1">
          <table:table-cell office:value-type="float" office:value="372" calcext:value-type="float">
            <text:p>372</text:p>
          </table:table-cell>
          <table:table-cell table:formula="of:=-54.52*LN([.A253])+363.75" office:value-type="float" office:value="41.0519070650281" calcext:value-type="float">
            <text:p>41.05</text:p>
          </table:table-cell>
          <table:table-cell table:style-name="ce3" office:value-type="float" office:value="41.0519070650281" calcext:value-type="float">
            <text:p>41.05</text:p>
          </table:table-cell>
          <table:table-cell table:formula="of:=INT(ROUND([.C253];0))" office:value-type="float" office:value="41" calcext:value-type="float">
            <text:p>41</text:p>
          </table:table-cell>
          <table:table-cell office:value-type="float" office:value="41" calcext:value-type="float">
            <text:p>41</text:p>
          </table:table-cell>
          <table:table-cell table:formula="of:=[.B253]*9/5+32" office:value-type="float" office:value="105.893432717051" calcext:value-type="float">
            <text:p>105.8934327171</text:p>
          </table:table-cell>
          <table:table-cell office:value-type="float" office:value="105.893432717051" calcext:value-type="float">
            <text:p>105.8934327171</text:p>
          </table:table-cell>
          <table:table-cell table:formula="of:=ROUND([.G253];0)" office:value-type="float" office:value="106" calcext:value-type="float">
            <text:p>106</text:p>
          </table:table-cell>
          <table:table-cell office:value-type="float" office:value="106" calcext:value-type="float">
            <text:p>106</text:p>
          </table:table-cell>
          <table:table-cell table:number-columns-repeated="1015"/>
        </table:table-row>
        <table:table-row table:style-name="ro1">
          <table:table-cell office:value-type="float" office:value="373" calcext:value-type="float">
            <text:p>373</text:p>
          </table:table-cell>
          <table:table-cell table:formula="of:=-54.52*LN([.A254])+363.75" office:value-type="float" office:value="40.9055445610192" calcext:value-type="float">
            <text:p>40.91</text:p>
          </table:table-cell>
          <table:table-cell table:style-name="ce3" office:value-type="float" office:value="40.9055445610192" calcext:value-type="float">
            <text:p>40.91</text:p>
          </table:table-cell>
          <table:table-cell table:formula="of:=INT(ROUND([.C254];0))" office:value-type="float" office:value="41" calcext:value-type="float">
            <text:p>41</text:p>
          </table:table-cell>
          <table:table-cell office:value-type="float" office:value="41" calcext:value-type="float">
            <text:p>41</text:p>
          </table:table-cell>
          <table:table-cell table:formula="of:=[.B254]*9/5+32" office:value-type="float" office:value="105.629980209835" calcext:value-type="float">
            <text:p>105.6299802098</text:p>
          </table:table-cell>
          <table:table-cell office:value-type="float" office:value="105.629980209835" calcext:value-type="float">
            <text:p>105.6299802098</text:p>
          </table:table-cell>
          <table:table-cell table:formula="of:=ROUND([.G254];0)" office:value-type="float" office:value="106" calcext:value-type="float">
            <text:p>106</text:p>
          </table:table-cell>
          <table:table-cell office:value-type="float" office:value="106" calcext:value-type="float">
            <text:p>106</text:p>
          </table:table-cell>
          <table:table-cell table:number-columns-repeated="1015"/>
        </table:table-row>
        <table:table-row table:style-name="ro1">
          <table:table-cell office:value-type="float" office:value="374" calcext:value-type="float">
            <text:p>374</text:p>
          </table:table-cell>
          <table:table-cell table:formula="of:=-54.52*LN([.A255])+363.75" office:value-type="float" office:value="40.7595739249597" calcext:value-type="float">
            <text:p>40.76</text:p>
          </table:table-cell>
          <table:table-cell table:style-name="ce3" office:value-type="float" office:value="40.7595739249597" calcext:value-type="float">
            <text:p>40.76</text:p>
          </table:table-cell>
          <table:table-cell table:formula="of:=INT(ROUND([.C255];0))" office:value-type="float" office:value="41" calcext:value-type="float">
            <text:p>41</text:p>
          </table:table-cell>
          <table:table-cell office:value-type="float" office:value="41" calcext:value-type="float">
            <text:p>41</text:p>
          </table:table-cell>
          <table:table-cell table:formula="of:=[.B255]*9/5+32" office:value-type="float" office:value="105.367233064927" calcext:value-type="float">
            <text:p>105.3672330649</text:p>
          </table:table-cell>
          <table:table-cell office:value-type="float" office:value="105.367233064927" calcext:value-type="float">
            <text:p>105.3672330649</text:p>
          </table:table-cell>
          <table:table-cell table:formula="of:=ROUND([.G255];0)" office:value-type="float" office:value="105" calcext:value-type="float">
            <text:p>105</text:p>
          </table:table-cell>
          <table:table-cell office:value-type="float" office:value="105" calcext:value-type="float">
            <text:p>105</text:p>
          </table:table-cell>
          <table:table-cell table:number-columns-repeated="1015"/>
        </table:table-row>
        <table:table-row table:style-name="ro1">
          <table:table-cell office:value-type="float" office:value="375" calcext:value-type="float">
            <text:p>375</text:p>
          </table:table-cell>
          <table:table-cell table:formula="of:=-54.52*LN([.A256])+363.75" office:value-type="float" office:value="40.6139930640932" calcext:value-type="float">
            <text:p>40.61</text:p>
          </table:table-cell>
          <table:table-cell table:style-name="ce3" office:value-type="float" office:value="40.6139930640932" calcext:value-type="float">
            <text:p>40.61</text:p>
          </table:table-cell>
          <table:table-cell table:formula="of:=INT(ROUND([.C256];0))" office:value-type="float" office:value="41" calcext:value-type="float">
            <text:p>41</text:p>
          </table:table-cell>
          <table:table-cell office:value-type="float" office:value="41" calcext:value-type="float">
            <text:p>41</text:p>
          </table:table-cell>
          <table:table-cell table:formula="of:=[.B256]*9/5+32" office:value-type="float" office:value="105.105187515368" calcext:value-type="float">
            <text:p>105.1051875154</text:p>
          </table:table-cell>
          <table:table-cell office:value-type="float" office:value="105.105187515368" calcext:value-type="float">
            <text:p>105.1051875154</text:p>
          </table:table-cell>
          <table:table-cell table:formula="of:=ROUND([.G256];0)" office:value-type="float" office:value="105" calcext:value-type="float">
            <text:p>105</text:p>
          </table:table-cell>
          <table:table-cell office:value-type="float" office:value="105" calcext:value-type="float">
            <text:p>105</text:p>
          </table:table-cell>
          <table:table-cell table:number-columns-repeated="1015"/>
        </table:table-row>
        <table:table-row table:style-name="ro1">
          <table:table-cell office:value-type="float" office:value="376" calcext:value-type="float">
            <text:p>376</text:p>
          </table:table-cell>
          <table:table-cell table:formula="of:=-54.52*LN([.A257])+363.75" office:value-type="float" office:value="40.468799902383" calcext:value-type="float">
            <text:p>40.47</text:p>
          </table:table-cell>
          <table:table-cell table:style-name="ce3" office:value-type="float" office:value="40.468799902383" calcext:value-type="float">
            <text:p>40.47</text:p>
          </table:table-cell>
          <table:table-cell table:formula="of:=INT(ROUND([.C257];0))" office:value-type="float" office:value="40" calcext:value-type="float">
            <text:p>40</text:p>
          </table:table-cell>
          <table:table-cell office:value-type="float" office:value="40" calcext:value-type="float">
            <text:p>40</text:p>
          </table:table-cell>
          <table:table-cell table:formula="of:=[.B257]*9/5+32" office:value-type="float" office:value="104.843839824289" calcext:value-type="float">
            <text:p>104.8438398243</text:p>
          </table:table-cell>
          <table:table-cell office:value-type="float" office:value="104.843839824289" calcext:value-type="float">
            <text:p>104.8438398243</text:p>
          </table:table-cell>
          <table:table-cell table:formula="of:=ROUND([.G257];0)" office:value-type="float" office:value="105" calcext:value-type="float">
            <text:p>105</text:p>
          </table:table-cell>
          <table:table-cell office:value-type="float" office:value="105" calcext:value-type="float">
            <text:p>105</text:p>
          </table:table-cell>
          <table:table-cell table:number-columns-repeated="1015"/>
        </table:table-row>
        <table:table-row table:style-name="ro1">
          <table:table-cell office:value-type="float" office:value="377" calcext:value-type="float">
            <text:p>377</text:p>
          </table:table-cell>
          <table:table-cell table:formula="of:=-54.52*LN([.A258])+363.75" office:value-type="float" office:value="40.3239923803344" calcext:value-type="float">
            <text:p>40.32</text:p>
          </table:table-cell>
          <table:table-cell table:style-name="ce3" office:value-type="float" office:value="40.3239923803344" calcext:value-type="float">
            <text:p>40.32</text:p>
          </table:table-cell>
          <table:table-cell table:formula="of:=INT(ROUND([.C258];0))" office:value-type="float" office:value="40" calcext:value-type="float">
            <text:p>40</text:p>
          </table:table-cell>
          <table:table-cell office:value-type="float" office:value="40" calcext:value-type="float">
            <text:p>40</text:p>
          </table:table-cell>
          <table:table-cell table:formula="of:=[.B258]*9/5+32" office:value-type="float" office:value="104.583186284602" calcext:value-type="float">
            <text:p>104.5831862846</text:p>
          </table:table-cell>
          <table:table-cell office:value-type="float" office:value="104.583186284602" calcext:value-type="float">
            <text:p>104.5831862846</text:p>
          </table:table-cell>
          <table:table-cell table:formula="of:=ROUND([.G258];0)" office:value-type="float" office:value="105" calcext:value-type="float">
            <text:p>105</text:p>
          </table:table-cell>
          <table:table-cell office:value-type="float" office:value="105" calcext:value-type="float">
            <text:p>105</text:p>
          </table:table-cell>
          <table:table-cell table:number-columns-repeated="1015"/>
        </table:table-row>
        <table:table-row table:style-name="ro1">
          <table:table-cell office:value-type="float" office:value="378" calcext:value-type="float">
            <text:p>378</text:p>
          </table:table-cell>
          <table:table-cell table:formula="of:=-54.52*LN([.A259])+363.75" office:value-type="float" office:value="40.1795684548201" calcext:value-type="float">
            <text:p>40.18</text:p>
          </table:table-cell>
          <table:table-cell table:style-name="ce3" office:value-type="float" office:value="40.1795684548201" calcext:value-type="float">
            <text:p>40.18</text:p>
          </table:table-cell>
          <table:table-cell table:formula="of:=INT(ROUND([.C259];0))" office:value-type="float" office:value="40" calcext:value-type="float">
            <text:p>40</text:p>
          </table:table-cell>
          <table:table-cell office:value-type="float" office:value="40" calcext:value-type="float">
            <text:p>40</text:p>
          </table:table-cell>
          <table:table-cell table:formula="of:=[.B259]*9/5+32" office:value-type="float" office:value="104.323223218676" calcext:value-type="float">
            <text:p>104.3232232187</text:p>
          </table:table-cell>
          <table:table-cell office:value-type="float" office:value="104.323223218676" calcext:value-type="float">
            <text:p>104.3232232187</text:p>
          </table:table-cell>
          <table:table-cell table:formula="of:=ROUND([.G259];0)" office:value-type="float" office:value="104" calcext:value-type="float">
            <text:p>104</text:p>
          </table:table-cell>
          <table:table-cell office:value-type="float" office:value="104" calcext:value-type="float">
            <text:p>104</text:p>
          </table:table-cell>
          <table:table-cell table:number-columns-repeated="1015"/>
        </table:table-row>
        <table:table-row table:style-name="ro1">
          <table:table-cell office:value-type="float" office:value="379" calcext:value-type="float">
            <text:p>379</text:p>
          </table:table-cell>
          <table:table-cell table:formula="of:=-54.52*LN([.A260])+363.75" office:value-type="float" office:value="40.0355260989061" calcext:value-type="float">
            <text:p>40.04</text:p>
          </table:table-cell>
          <table:table-cell table:style-name="ce3" office:value-type="float" office:value="40.0355260989061" calcext:value-type="float">
            <text:p>40.04</text:p>
          </table:table-cell>
          <table:table-cell table:formula="of:=INT(ROUND([.C260];0))" office:value-type="float" office:value="40" calcext:value-type="float">
            <text:p>40</text:p>
          </table:table-cell>
          <table:table-cell office:value-type="float" office:value="40" calcext:value-type="float">
            <text:p>40</text:p>
          </table:table-cell>
          <table:table-cell table:formula="of:=[.B260]*9/5+32" office:value-type="float" office:value="104.063946978031" calcext:value-type="float">
            <text:p>104.063946978</text:p>
          </table:table-cell>
          <table:table-cell office:value-type="float" office:value="104.063946978031" calcext:value-type="float">
            <text:p>104.063946978</text:p>
          </table:table-cell>
          <table:table-cell table:formula="of:=ROUND([.G260];0)" office:value-type="float" office:value="104" calcext:value-type="float">
            <text:p>104</text:p>
          </table:table-cell>
          <table:table-cell office:value-type="float" office:value="104" calcext:value-type="float">
            <text:p>104</text:p>
          </table:table-cell>
          <table:table-cell table:number-columns-repeated="1015"/>
        </table:table-row>
        <table:table-row table:style-name="ro1">
          <table:table-cell office:value-type="float" office:value="380" calcext:value-type="float">
            <text:p>380</text:p>
          </table:table-cell>
          <table:table-cell table:formula="of:=-54.52*LN([.A261])+363.75" office:value-type="float" office:value="39.8918633016821" calcext:value-type="float">
            <text:p>39.89</text:p>
          </table:table-cell>
          <table:table-cell table:style-name="ce3" office:value-type="float" office:value="39.8918633016821" calcext:value-type="float">
            <text:p>39.89</text:p>
          </table:table-cell>
          <table:table-cell table:formula="of:=INT(ROUND([.C261];0))" office:value-type="float" office:value="40" calcext:value-type="float">
            <text:p>40</text:p>
          </table:table-cell>
          <table:table-cell office:value-type="float" office:value="40" calcext:value-type="float">
            <text:p>40</text:p>
          </table:table-cell>
          <table:table-cell table:formula="of:=[.B261]*9/5+32" office:value-type="float" office:value="103.805353943028" calcext:value-type="float">
            <text:p>103.805353943</text:p>
          </table:table-cell>
          <table:table-cell office:value-type="float" office:value="103.805353943028" calcext:value-type="float">
            <text:p>103.805353943</text:p>
          </table:table-cell>
          <table:table-cell table:formula="of:=ROUND([.G261];0)" office:value-type="float" office:value="104" calcext:value-type="float">
            <text:p>104</text:p>
          </table:table-cell>
          <table:table-cell office:value-type="float" office:value="104" calcext:value-type="float">
            <text:p>104</text:p>
          </table:table-cell>
          <table:table-cell table:number-columns-repeated="1015"/>
        </table:table-row>
        <table:table-row table:style-name="ro1">
          <table:table-cell office:value-type="float" office:value="381" calcext:value-type="float">
            <text:p>381</text:p>
          </table:table-cell>
          <table:table-cell table:formula="of:=-54.52*LN([.A262])+363.75" office:value-type="float" office:value="39.7485780680922" calcext:value-type="float">
            <text:p>39.75</text:p>
          </table:table-cell>
          <table:table-cell table:style-name="ce3" office:value-type="float" office:value="39.7485780680922" calcext:value-type="float">
            <text:p>39.75</text:p>
          </table:table-cell>
          <table:table-cell table:formula="of:=INT(ROUND([.C262];0))" office:value-type="float" office:value="40" calcext:value-type="float">
            <text:p>40</text:p>
          </table:table-cell>
          <table:table-cell office:value-type="float" office:value="40" calcext:value-type="float">
            <text:p>40</text:p>
          </table:table-cell>
          <table:table-cell table:formula="of:=[.B262]*9/5+32" office:value-type="float" office:value="103.547440522566" calcext:value-type="float">
            <text:p>103.5474405226</text:p>
          </table:table-cell>
          <table:table-cell office:value-type="float" office:value="103.547440522566" calcext:value-type="float">
            <text:p>103.5474405226</text:p>
          </table:table-cell>
          <table:table-cell table:formula="of:=ROUND([.G262];0)" office:value-type="float" office:value="104" calcext:value-type="float">
            <text:p>104</text:p>
          </table:table-cell>
          <table:table-cell office:value-type="float" office:value="104" calcext:value-type="float">
            <text:p>104</text:p>
          </table:table-cell>
          <table:table-cell table:number-columns-repeated="1015"/>
        </table:table-row>
        <table:table-row table:style-name="ro1">
          <table:table-cell office:value-type="float" office:value="382" calcext:value-type="float">
            <text:p>382</text:p>
          </table:table-cell>
          <table:table-cell table:formula="of:=-54.52*LN([.A263])+363.75" office:value-type="float" office:value="39.6056684187695" calcext:value-type="float">
            <text:p>39.61</text:p>
          </table:table-cell>
          <table:table-cell table:style-name="ce3" office:value-type="float" office:value="39.6056684187695" calcext:value-type="float">
            <text:p>39.61</text:p>
          </table:table-cell>
          <table:table-cell table:formula="of:=INT(ROUND([.C263];0))" office:value-type="float" office:value="40" calcext:value-type="float">
            <text:p>40</text:p>
          </table:table-cell>
          <table:table-cell office:value-type="float" office:value="40" calcext:value-type="float">
            <text:p>40</text:p>
          </table:table-cell>
          <table:table-cell table:formula="of:=[.B263]*9/5+32" office:value-type="float" office:value="103.290203153785" calcext:value-type="float">
            <text:p>103.2902031538</text:p>
          </table:table-cell>
          <table:table-cell office:value-type="float" office:value="103.290203153785" calcext:value-type="float">
            <text:p>103.2902031538</text:p>
          </table:table-cell>
          <table:table-cell table:formula="of:=ROUND([.G263];0)" office:value-type="float" office:value="103" calcext:value-type="float">
            <text:p>103</text:p>
          </table:table-cell>
          <table:table-cell office:value-type="float" office:value="103" calcext:value-type="float">
            <text:p>103</text:p>
          </table:table-cell>
          <table:table-cell table:number-columns-repeated="1015"/>
        </table:table-row>
        <table:table-row table:style-name="ro1">
          <table:table-cell office:value-type="float" office:value="383" calcext:value-type="float">
            <text:p>383</text:p>
          </table:table-cell>
          <table:table-cell table:formula="of:=-54.52*LN([.A264])+363.75" office:value-type="float" office:value="39.4631323898712" calcext:value-type="float">
            <text:p>39.46</text:p>
          </table:table-cell>
          <table:table-cell table:style-name="ce3" office:value-type="float" office:value="39.4631323898712" calcext:value-type="float">
            <text:p>39.46</text:p>
          </table:table-cell>
          <table:table-cell table:formula="of:=INT(ROUND([.C264];0))" office:value-type="float" office:value="39" calcext:value-type="float">
            <text:p>39</text:p>
          </table:table-cell>
          <table:table-cell office:value-type="float" office:value="39" calcext:value-type="float">
            <text:p>39</text:p>
          </table:table-cell>
          <table:table-cell table:formula="of:=[.B264]*9/5+32" office:value-type="float" office:value="103.033638301768" calcext:value-type="float">
            <text:p>103.0336383018</text:p>
          </table:table-cell>
          <table:table-cell office:value-type="float" office:value="103.033638301768" calcext:value-type="float">
            <text:p>103.0336383018</text:p>
          </table:table-cell>
          <table:table-cell table:formula="of:=ROUND([.G264];0)" office:value-type="float" office:value="103" calcext:value-type="float">
            <text:p>103</text:p>
          </table:table-cell>
          <table:table-cell office:value-type="float" office:value="103" calcext:value-type="float">
            <text:p>103</text:p>
          </table:table-cell>
          <table:table-cell table:number-columns-repeated="1015"/>
        </table:table-row>
        <table:table-row table:style-name="ro1">
          <table:table-cell office:value-type="float" office:value="384" calcext:value-type="float">
            <text:p>384</text:p>
          </table:table-cell>
          <table:table-cell table:formula="of:=-54.52*LN([.A265])+363.75" office:value-type="float" office:value="39.3209680329171" calcext:value-type="float">
            <text:p>39.32</text:p>
          </table:table-cell>
          <table:table-cell table:style-name="ce3" office:value-type="float" office:value="39.3209680329171" calcext:value-type="float">
            <text:p>39.32</text:p>
          </table:table-cell>
          <table:table-cell table:formula="of:=INT(ROUND([.C265];0))" office:value-type="float" office:value="39" calcext:value-type="float">
            <text:p>39</text:p>
          </table:table-cell>
          <table:table-cell office:value-type="float" office:value="39" calcext:value-type="float">
            <text:p>39</text:p>
          </table:table-cell>
          <table:table-cell table:formula="of:=[.B265]*9/5+32" office:value-type="float" office:value="102.777742459251" calcext:value-type="float">
            <text:p>102.7777424593</text:p>
          </table:table-cell>
          <table:table-cell office:value-type="float" office:value="102.777742459251" calcext:value-type="float">
            <text:p>102.7777424593</text:p>
          </table:table-cell>
          <table:table-cell table:formula="of:=ROUND([.G265];0)" office:value-type="float" office:value="103" calcext:value-type="float">
            <text:p>103</text:p>
          </table:table-cell>
          <table:table-cell office:value-type="float" office:value="103" calcext:value-type="float">
            <text:p>103</text:p>
          </table:table-cell>
          <table:table-cell table:number-columns-repeated="1015"/>
        </table:table-row>
        <table:table-row table:style-name="ro1">
          <table:table-cell office:value-type="float" office:value="385" calcext:value-type="float">
            <text:p>385</text:p>
          </table:table-cell>
          <table:table-cell table:formula="of:=-54.52*LN([.A266])+363.75" office:value-type="float" office:value="39.17917341463" calcext:value-type="float">
            <text:p>39.18</text:p>
          </table:table-cell>
          <table:table-cell table:style-name="ce3" office:value-type="float" office:value="39.17917341463" calcext:value-type="float">
            <text:p>39.18</text:p>
          </table:table-cell>
          <table:table-cell table:formula="of:=INT(ROUND([.C266];0))" office:value-type="float" office:value="39" calcext:value-type="float">
            <text:p>39</text:p>
          </table:table-cell>
          <table:table-cell office:value-type="float" office:value="39" calcext:value-type="float">
            <text:p>39</text:p>
          </table:table-cell>
          <table:table-cell table:formula="of:=[.B266]*9/5+32" office:value-type="float" office:value="102.522512146334" calcext:value-type="float">
            <text:p>102.5225121463</text:p>
          </table:table-cell>
          <table:table-cell office:value-type="float" office:value="102.522512146334" calcext:value-type="float">
            <text:p>102.5225121463</text:p>
          </table:table-cell>
          <table:table-cell table:formula="of:=ROUND([.G266];0)" office:value-type="float" office:value="103" calcext:value-type="float">
            <text:p>103</text:p>
          </table:table-cell>
          <table:table-cell office:value-type="float" office:value="103" calcext:value-type="float">
            <text:p>103</text:p>
          </table:table-cell>
          <table:table-cell table:number-columns-repeated="1015"/>
        </table:table-row>
        <table:table-row table:style-name="ro1">
          <table:table-cell office:value-type="float" office:value="386" calcext:value-type="float">
            <text:p>386</text:p>
          </table:table-cell>
          <table:table-cell table:formula="of:=-54.52*LN([.A267])+363.75" office:value-type="float" office:value="39.0377466167774" calcext:value-type="float">
            <text:p>39.04</text:p>
          </table:table-cell>
          <table:table-cell table:style-name="ce3" office:value-type="float" office:value="39.0377466167774" calcext:value-type="float">
            <text:p>39.04</text:p>
          </table:table-cell>
          <table:table-cell table:formula="of:=INT(ROUND([.C267];0))" office:value-type="float" office:value="39" calcext:value-type="float">
            <text:p>39</text:p>
          </table:table-cell>
          <table:table-cell office:value-type="float" office:value="39" calcext:value-type="float">
            <text:p>39</text:p>
          </table:table-cell>
          <table:table-cell table:formula="of:=[.B267]*9/5+32" office:value-type="float" office:value="102.267943910199" calcext:value-type="float">
            <text:p>102.2679439102</text:p>
          </table:table-cell>
          <table:table-cell office:value-type="float" office:value="102.267943910199" calcext:value-type="float">
            <text:p>102.2679439102</text:p>
          </table:table-cell>
          <table:table-cell table:formula="of:=ROUND([.G267];0)" office:value-type="float" office:value="102" calcext:value-type="float">
            <text:p>102</text:p>
          </table:table-cell>
          <table:table-cell office:value-type="float" office:value="102" calcext:value-type="float">
            <text:p>102</text:p>
          </table:table-cell>
          <table:table-cell table:number-columns-repeated="1015"/>
        </table:table-row>
        <table:table-row table:style-name="ro1">
          <table:table-cell office:value-type="float" office:value="387" calcext:value-type="float">
            <text:p>387</text:p>
          </table:table-cell>
          <table:table-cell table:formula="of:=-54.52*LN([.A268])+363.75" office:value-type="float" office:value="38.8966857360163" calcext:value-type="float">
            <text:p>38.90</text:p>
          </table:table-cell>
          <table:table-cell table:style-name="ce3" office:value-type="float" office:value="38.8966857360163" calcext:value-type="float">
            <text:p>38.90</text:p>
          </table:table-cell>
          <table:table-cell table:formula="of:=INT(ROUND([.C268];0))" office:value-type="float" office:value="39" calcext:value-type="float">
            <text:p>39</text:p>
          </table:table-cell>
          <table:table-cell office:value-type="float" office:value="39" calcext:value-type="float">
            <text:p>39</text:p>
          </table:table-cell>
          <table:table-cell table:formula="of:=[.B268]*9/5+32" office:value-type="float" office:value="102.014034324829" calcext:value-type="float">
            <text:p>102.0140343248</text:p>
          </table:table-cell>
          <table:table-cell office:value-type="float" office:value="102.014034324829" calcext:value-type="float">
            <text:p>102.0140343248</text:p>
          </table:table-cell>
          <table:table-cell table:formula="of:=ROUND([.G268];0)" office:value-type="float" office:value="102" calcext:value-type="float">
            <text:p>102</text:p>
          </table:table-cell>
          <table:table-cell office:value-type="float" office:value="102" calcext:value-type="float">
            <text:p>102</text:p>
          </table:table-cell>
          <table:table-cell table:number-columns-repeated="1015"/>
        </table:table-row>
        <table:table-row table:style-name="ro1">
          <table:table-cell office:value-type="float" office:value="388" calcext:value-type="float">
            <text:p>388</text:p>
          </table:table-cell>
          <table:table-cell table:formula="of:=-54.52*LN([.A269])+363.75" office:value-type="float" office:value="38.7559888837391" calcext:value-type="float">
            <text:p>38.76</text:p>
          </table:table-cell>
          <table:table-cell table:style-name="ce3" office:value-type="float" office:value="38.7559888837391" calcext:value-type="float">
            <text:p>38.76</text:p>
          </table:table-cell>
          <table:table-cell table:formula="of:=INT(ROUND([.C269];0))" office:value-type="float" office:value="39" calcext:value-type="float">
            <text:p>39</text:p>
          </table:table-cell>
          <table:table-cell office:value-type="float" office:value="39" calcext:value-type="float">
            <text:p>39</text:p>
          </table:table-cell>
          <table:table-cell table:formula="of:=[.B269]*9/5+32" office:value-type="float" office:value="101.76077999073" calcext:value-type="float">
            <text:p>101.7607799907</text:p>
          </table:table-cell>
          <table:table-cell office:value-type="float" office:value="101.76077999073" calcext:value-type="float">
            <text:p>101.7607799907</text:p>
          </table:table-cell>
          <table:table-cell table:formula="of:=ROUND([.G269];0)" office:value-type="float" office:value="102" calcext:value-type="float">
            <text:p>102</text:p>
          </table:table-cell>
          <table:table-cell office:value-type="float" office:value="102" calcext:value-type="float">
            <text:p>102</text:p>
          </table:table-cell>
          <table:table-cell table:number-columns-repeated="1015"/>
        </table:table-row>
        <table:table-row table:style-name="ro1">
          <table:table-cell office:value-type="float" office:value="389" calcext:value-type="float">
            <text:p>389</text:p>
          </table:table-cell>
          <table:table-cell table:formula="of:=-54.52*LN([.A270])+363.75" office:value-type="float" office:value="38.6156541859223" calcext:value-type="float">
            <text:p>38.62</text:p>
          </table:table-cell>
          <table:table-cell table:style-name="ce3" office:value-type="float" office:value="38.6156541859223" calcext:value-type="float">
            <text:p>38.62</text:p>
          </table:table-cell>
          <table:table-cell table:formula="of:=INT(ROUND([.C270];0))" office:value-type="float" office:value="39" calcext:value-type="float">
            <text:p>39</text:p>
          </table:table-cell>
          <table:table-cell office:value-type="float" office:value="39" calcext:value-type="float">
            <text:p>39</text:p>
          </table:table-cell>
          <table:table-cell table:formula="of:=[.B270]*9/5+32" office:value-type="float" office:value="101.50817753466" calcext:value-type="float">
            <text:p>101.5081775347</text:p>
          </table:table-cell>
          <table:table-cell office:value-type="float" office:value="101.50817753466" calcext:value-type="float">
            <text:p>101.5081775347</text:p>
          </table:table-cell>
          <table:table-cell table:formula="of:=ROUND([.G270];0)" office:value-type="float" office:value="102" calcext:value-type="float">
            <text:p>102</text:p>
          </table:table-cell>
          <table:table-cell office:value-type="float" office:value="102" calcext:value-type="float">
            <text:p>102</text:p>
          </table:table-cell>
          <table:table-cell table:number-columns-repeated="1015"/>
        </table:table-row>
        <table:table-row table:style-name="ro1">
          <table:table-cell office:value-type="float" office:value="390" calcext:value-type="float">
            <text:p>390</text:p>
          </table:table-cell>
          <table:table-cell table:formula="of:=-54.52*LN([.A271])+363.75" office:value-type="float" office:value="38.4756797829763" calcext:value-type="float">
            <text:p>38.48</text:p>
          </table:table-cell>
          <table:table-cell table:style-name="ce3" office:value-type="float" office:value="38.4756797829763" calcext:value-type="float">
            <text:p>38.48</text:p>
          </table:table-cell>
          <table:table-cell table:formula="of:=INT(ROUND([.C271];0))" office:value-type="float" office:value="38" calcext:value-type="float">
            <text:p>38</text:p>
          </table:table-cell>
          <table:table-cell office:value-type="float" office:value="38" calcext:value-type="float">
            <text:p>38</text:p>
          </table:table-cell>
          <table:table-cell table:formula="of:=[.B271]*9/5+32" office:value-type="float" office:value="101.256223609357" calcext:value-type="float">
            <text:p>101.2562236094</text:p>
          </table:table-cell>
          <table:table-cell office:value-type="float" office:value="101.256223609357" calcext:value-type="float">
            <text:p>101.2562236094</text:p>
          </table:table-cell>
          <table:table-cell table:formula="of:=ROUND([.G271];0)" office:value-type="float" office:value="101" calcext:value-type="float">
            <text:p>101</text:p>
          </table:table-cell>
          <table:table-cell office:value-type="float" office:value="101" calcext:value-type="float">
            <text:p>101</text:p>
          </table:table-cell>
          <table:table-cell table:number-columns-repeated="1015"/>
        </table:table-row>
        <table:table-row table:style-name="ro1">
          <table:table-cell office:value-type="float" office:value="391" calcext:value-type="float">
            <text:p>391</text:p>
          </table:table-cell>
          <table:table-cell table:formula="of:=-54.52*LN([.A272])+363.75" office:value-type="float" office:value="38.3360638295978" calcext:value-type="float">
            <text:p>38.34</text:p>
          </table:table-cell>
          <table:table-cell table:style-name="ce3" office:value-type="float" office:value="38.3360638295978" calcext:value-type="float">
            <text:p>38.34</text:p>
          </table:table-cell>
          <table:table-cell table:formula="of:=INT(ROUND([.C272];0))" office:value-type="float" office:value="38" calcext:value-type="float">
            <text:p>38</text:p>
          </table:table-cell>
          <table:table-cell office:value-type="float" office:value="38" calcext:value-type="float">
            <text:p>38</text:p>
          </table:table-cell>
          <table:table-cell table:formula="of:=[.B272]*9/5+32" office:value-type="float" office:value="101.004914893276" calcext:value-type="float">
            <text:p>101.0049148933</text:p>
          </table:table-cell>
          <table:table-cell office:value-type="float" office:value="101.004914893276" calcext:value-type="float">
            <text:p>101.0049148933</text:p>
          </table:table-cell>
          <table:table-cell table:formula="of:=ROUND([.G272];0)" office:value-type="float" office:value="101" calcext:value-type="float">
            <text:p>101</text:p>
          </table:table-cell>
          <table:table-cell office:value-type="float" office:value="101" calcext:value-type="float">
            <text:p>101</text:p>
          </table:table-cell>
          <table:table-cell table:number-columns-repeated="1015"/>
        </table:table-row>
        <table:table-row table:style-name="ro1">
          <table:table-cell office:value-type="float" office:value="392" calcext:value-type="float">
            <text:p>392</text:p>
          </table:table-cell>
          <table:table-cell table:formula="of:=-54.52*LN([.A273])+363.75" office:value-type="float" office:value="38.196804494624" calcext:value-type="float">
            <text:p>38.20</text:p>
          </table:table-cell>
          <table:table-cell table:style-name="ce3" office:value-type="float" office:value="38.196804494624" calcext:value-type="float">
            <text:p>38.20</text:p>
          </table:table-cell>
          <table:table-cell table:formula="of:=INT(ROUND([.C273];0))" office:value-type="float" office:value="38" calcext:value-type="float">
            <text:p>38</text:p>
          </table:table-cell>
          <table:table-cell office:value-type="float" office:value="38" calcext:value-type="float">
            <text:p>38</text:p>
          </table:table-cell>
          <table:table-cell table:formula="of:=[.B273]*9/5+32" office:value-type="float" office:value="100.754248090323" calcext:value-type="float">
            <text:p>100.7542480903</text:p>
          </table:table-cell>
          <table:table-cell office:value-type="float" office:value="100.754248090323" calcext:value-type="float">
            <text:p>100.7542480903</text:p>
          </table:table-cell>
          <table:table-cell table:formula="of:=ROUND([.G273];0)" office:value-type="float" office:value="101" calcext:value-type="float">
            <text:p>101</text:p>
          </table:table-cell>
          <table:table-cell office:value-type="float" office:value="101" calcext:value-type="float">
            <text:p>101</text:p>
          </table:table-cell>
          <table:table-cell table:number-columns-repeated="1015"/>
        </table:table-row>
        <table:table-row table:style-name="ro1">
          <table:table-cell office:value-type="float" office:value="393" calcext:value-type="float">
            <text:p>393</text:p>
          </table:table-cell>
          <table:table-cell table:formula="of:=-54.52*LN([.A274])+363.75" office:value-type="float" office:value="38.0578999608879" calcext:value-type="float">
            <text:p>38.06</text:p>
          </table:table-cell>
          <table:table-cell table:style-name="ce3" office:value-type="float" office:value="38.0578999608879" calcext:value-type="float">
            <text:p>38.06</text:p>
          </table:table-cell>
          <table:table-cell table:formula="of:=INT(ROUND([.C274];0))" office:value-type="float" office:value="38" calcext:value-type="float">
            <text:p>38</text:p>
          </table:table-cell>
          <table:table-cell office:value-type="float" office:value="38" calcext:value-type="float">
            <text:p>38</text:p>
          </table:table-cell>
          <table:table-cell table:formula="of:=[.B274]*9/5+32" office:value-type="float" office:value="100.504219929598" calcext:value-type="float">
            <text:p>100.5042199296</text:p>
          </table:table-cell>
          <table:table-cell office:value-type="float" office:value="100.504219929598" calcext:value-type="float">
            <text:p>100.5042199296</text:p>
          </table:table-cell>
          <table:table-cell table:formula="of:=ROUND([.G274];0)" office:value-type="float" office:value="101" calcext:value-type="float">
            <text:p>101</text:p>
          </table:table-cell>
          <table:table-cell office:value-type="float" office:value="101" calcext:value-type="float">
            <text:p>101</text:p>
          </table:table-cell>
          <table:table-cell table:number-columns-repeated="1015"/>
        </table:table-row>
        <table:table-row table:style-name="ro1">
          <table:table-cell office:value-type="float" office:value="394" calcext:value-type="float">
            <text:p>394</text:p>
          </table:table-cell>
          <table:table-cell table:formula="of:=-54.52*LN([.A275])+363.75" office:value-type="float" office:value="37.9193484250766" calcext:value-type="float">
            <text:p>37.92</text:p>
          </table:table-cell>
          <table:table-cell table:style-name="ce3" office:value-type="float" office:value="37.9193484250766" calcext:value-type="float">
            <text:p>37.92</text:p>
          </table:table-cell>
          <table:table-cell table:formula="of:=INT(ROUND([.C275];0))" office:value-type="float" office:value="38" calcext:value-type="float">
            <text:p>38</text:p>
          </table:table-cell>
          <table:table-cell office:value-type="float" office:value="38" calcext:value-type="float">
            <text:p>38</text:p>
          </table:table-cell>
          <table:table-cell table:formula="of:=[.B275]*9/5+32" office:value-type="float" office:value="100.254827165138" calcext:value-type="float">
            <text:p>100.2548271651</text:p>
          </table:table-cell>
          <table:table-cell office:value-type="float" office:value="100.254827165138" calcext:value-type="float">
            <text:p>100.2548271651</text:p>
          </table:table-cell>
          <table:table-cell table:formula="of:=ROUND([.G275];0)" office:value-type="float" office:value="100" calcext:value-type="float">
            <text:p>100</text:p>
          </table:table-cell>
          <table:table-cell office:value-type="float" office:value="100" calcext:value-type="float">
            <text:p>100</text:p>
          </table:table-cell>
          <table:table-cell table:number-columns-repeated="1015"/>
        </table:table-row>
        <table:table-row table:style-name="ro1">
          <table:table-cell office:value-type="float" office:value="395" calcext:value-type="float">
            <text:p>395</text:p>
          </table:table-cell>
          <table:table-cell table:formula="of:=-54.52*LN([.A276])+363.75" office:value-type="float" office:value="37.7811480975908" calcext:value-type="float">
            <text:p>37.78</text:p>
          </table:table-cell>
          <table:table-cell table:style-name="ce3" office:value-type="float" office:value="37.7811480975908" calcext:value-type="float">
            <text:p>37.78</text:p>
          </table:table-cell>
          <table:table-cell table:formula="of:=INT(ROUND([.C276];0))" office:value-type="float" office:value="38" calcext:value-type="float">
            <text:p>38</text:p>
          </table:table-cell>
          <table:table-cell office:value-type="float" office:value="38" calcext:value-type="float">
            <text:p>38</text:p>
          </table:table-cell>
          <table:table-cell table:formula="of:=[.B276]*9/5+32" office:value-type="float" office:value="100.006066575663" calcext:value-type="float">
            <text:p>100.0060665757</text:p>
          </table:table-cell>
          <table:table-cell office:value-type="float" office:value="100.006066575663" calcext:value-type="float">
            <text:p>100.0060665757</text:p>
          </table:table-cell>
          <table:table-cell table:formula="of:=ROUND([.G276];0)" office:value-type="float" office:value="100" calcext:value-type="float">
            <text:p>100</text:p>
          </table:table-cell>
          <table:table-cell office:value-type="float" office:value="100" calcext:value-type="float">
            <text:p>100</text:p>
          </table:table-cell>
          <table:table-cell table:number-columns-repeated="1015"/>
        </table:table-row>
        <table:table-row table:style-name="ro1">
          <table:table-cell office:value-type="float" office:value="396" calcext:value-type="float">
            <text:p>396</text:p>
          </table:table-cell>
          <table:table-cell table:formula="of:=-54.52*LN([.A277])+363.75" office:value-type="float" office:value="37.6432972024057" calcext:value-type="float">
            <text:p>37.64</text:p>
          </table:table-cell>
          <table:table-cell table:style-name="ce3" office:value-type="float" office:value="37.6432972024057" calcext:value-type="float">
            <text:p>37.64</text:p>
          </table:table-cell>
          <table:table-cell table:formula="of:=INT(ROUND([.C277];0))" office:value-type="float" office:value="38" calcext:value-type="float">
            <text:p>38</text:p>
          </table:table-cell>
          <table:table-cell office:value-type="float" office:value="38" calcext:value-type="float">
            <text:p>38</text:p>
          </table:table-cell>
          <table:table-cell table:formula="of:=[.B277]*9/5+32" office:value-type="float" office:value="99.7579349643302" calcext:value-type="float">
            <text:p>99.7579349643</text:p>
          </table:table-cell>
          <table:table-cell office:value-type="float" office:value="99.7579349643302" calcext:value-type="float">
            <text:p>99.7579349643</text:p>
          </table:table-cell>
          <table:table-cell table:formula="of:=ROUND([.G277];0)" office:value-type="float" office:value="100" calcext:value-type="float">
            <text:p>100</text:p>
          </table:table-cell>
          <table:table-cell office:value-type="float" office:value="100" calcext:value-type="float">
            <text:p>100</text:p>
          </table:table-cell>
          <table:table-cell table:number-columns-repeated="1015"/>
        </table:table-row>
        <table:table-row table:style-name="ro1">
          <table:table-cell office:value-type="float" office:value="397" calcext:value-type="float">
            <text:p>397</text:p>
          </table:table-cell>
          <table:table-cell table:formula="of:=-54.52*LN([.A278])+363.75" office:value-type="float" office:value="37.5057939769343" calcext:value-type="float">
            <text:p>37.51</text:p>
          </table:table-cell>
          <table:table-cell table:style-name="ce3" office:value-type="float" office:value="37.5057939769343" calcext:value-type="float">
            <text:p>37.51</text:p>
          </table:table-cell>
          <table:table-cell table:formula="of:=INT(ROUND([.C278];0))" office:value-type="float" office:value="38" calcext:value-type="float">
            <text:p>38</text:p>
          </table:table-cell>
          <table:table-cell office:value-type="float" office:value="38" calcext:value-type="float">
            <text:p>38</text:p>
          </table:table-cell>
          <table:table-cell table:formula="of:=[.B278]*9/5+32" office:value-type="float" office:value="99.5104291584818" calcext:value-type="float">
            <text:p>99.5104291585</text:p>
          </table:table-cell>
          <table:table-cell office:value-type="float" office:value="99.5104291584818" calcext:value-type="float">
            <text:p>99.5104291585</text:p>
          </table:table-cell>
          <table:table-cell table:formula="of:=ROUND([.G278];0)" office:value-type="float" office:value="100" calcext:value-type="float">
            <text:p>100</text:p>
          </table:table-cell>
          <table:table-cell office:value-type="float" office:value="100" calcext:value-type="float">
            <text:p>100</text:p>
          </table:table-cell>
          <table:table-cell table:number-columns-repeated="1015"/>
        </table:table-row>
        <table:table-row table:style-name="ro1">
          <table:table-cell office:value-type="float" office:value="398" calcext:value-type="float">
            <text:p>398</text:p>
          </table:table-cell>
          <table:table-cell table:formula="of:=-54.52*LN([.A279])+363.75" office:value-type="float" office:value="37.3686366718924" calcext:value-type="float">
            <text:p>37.37</text:p>
          </table:table-cell>
          <table:table-cell table:style-name="ce3" office:value-type="float" office:value="37.3686366718924" calcext:value-type="float">
            <text:p>37.37</text:p>
          </table:table-cell>
          <table:table-cell table:formula="of:=INT(ROUND([.C279];0))" office:value-type="float" office:value="37" calcext:value-type="float">
            <text:p>37</text:p>
          </table:table-cell>
          <table:table-cell office:value-type="float" office:value="37" calcext:value-type="float">
            <text:p>37</text:p>
          </table:table-cell>
          <table:table-cell table:formula="of:=[.B279]*9/5+32" office:value-type="float" office:value="99.2635460094064" calcext:value-type="float">
            <text:p>99.2635460094</text:p>
          </table:table-cell>
          <table:table-cell office:value-type="float" office:value="99.2635460094064" calcext:value-type="float">
            <text:p>99.2635460094</text:p>
          </table:table-cell>
          <table:table-cell table:formula="of:=ROUND([.G279];0)" office:value-type="float" office:value="99" calcext:value-type="float">
            <text:p>99</text:p>
          </table:table-cell>
          <table:table-cell office:value-type="float" office:value="99" calcext:value-type="float">
            <text:p>99</text:p>
          </table:table-cell>
          <table:table-cell table:number-columns-repeated="1015"/>
        </table:table-row>
        <table:table-row table:style-name="ro1">
          <table:table-cell office:value-type="float" office:value="399" calcext:value-type="float">
            <text:p>399</text:p>
          </table:table-cell>
          <table:table-cell table:formula="of:=-54.52*LN([.A280])+363.75" office:value-type="float" office:value="37.2318235511646" calcext:value-type="float">
            <text:p>37.23</text:p>
          </table:table-cell>
          <table:table-cell table:style-name="ce3" office:value-type="float" office:value="37.2318235511646" calcext:value-type="float">
            <text:p>37.23</text:p>
          </table:table-cell>
          <table:table-cell table:formula="of:=INT(ROUND([.C280];0))" office:value-type="float" office:value="37" calcext:value-type="float">
            <text:p>37</text:p>
          </table:table-cell>
          <table:table-cell office:value-type="float" office:value="37" calcext:value-type="float">
            <text:p>37</text:p>
          </table:table-cell>
          <table:table-cell table:formula="of:=[.B280]*9/5+32" office:value-type="float" office:value="99.0172823920963" calcext:value-type="float">
            <text:p>99.0172823921</text:p>
          </table:table-cell>
          <table:table-cell office:value-type="float" office:value="99.0172823920963" calcext:value-type="float">
            <text:p>99.0172823921</text:p>
          </table:table-cell>
          <table:table-cell table:formula="of:=ROUND([.G280];0)" office:value-type="float" office:value="99" calcext:value-type="float">
            <text:p>99</text:p>
          </table:table-cell>
          <table:table-cell office:value-type="float" office:value="99" calcext:value-type="float">
            <text:p>99</text:p>
          </table:table-cell>
          <table:table-cell table:number-columns-repeated="1015"/>
        </table:table-row>
        <table:table-row table:style-name="ro1">
          <table:table-cell office:value-type="float" office:value="400" calcext:value-type="float">
            <text:p>400</text:p>
          </table:table-cell>
          <table:table-cell table:formula="of:=-54.52*LN([.A281])+363.75" office:value-type="float" office:value="37.0953528916728" calcext:value-type="float">
            <text:p>37.10</text:p>
          </table:table-cell>
          <table:table-cell table:style-name="ce3" office:value-type="float" office:value="37.0953528916728" calcext:value-type="float">
            <text:p>37.10</text:p>
          </table:table-cell>
          <table:table-cell table:formula="of:=INT(ROUND([.C281];0))" office:value-type="float" office:value="37" calcext:value-type="float">
            <text:p>37</text:p>
          </table:table-cell>
          <table:table-cell office:value-type="float" office:value="37" calcext:value-type="float">
            <text:p>37</text:p>
          </table:table-cell>
          <table:table-cell table:formula="of:=[.B281]*9/5+32" office:value-type="float" office:value="98.7716352050111" calcext:value-type="float">
            <text:p>98.771635205</text:p>
          </table:table-cell>
          <table:table-cell office:value-type="float" office:value="98.7716352050111" calcext:value-type="float">
            <text:p>98.771635205</text:p>
          </table:table-cell>
          <table:table-cell table:formula="of:=ROUND([.G281];0)" office:value-type="float" office:value="99" calcext:value-type="float">
            <text:p>99</text:p>
          </table:table-cell>
          <table:table-cell office:value-type="float" office:value="99" calcext:value-type="float">
            <text:p>99</text:p>
          </table:table-cell>
          <table:table-cell table:number-columns-repeated="1015"/>
        </table:table-row>
        <table:table-row table:style-name="ro1">
          <table:table-cell office:value-type="float" office:value="401" calcext:value-type="float">
            <text:p>401</text:p>
          </table:table-cell>
          <table:table-cell table:formula="of:=-54.52*LN([.A282])+363.75" office:value-type="float" office:value="36.9592229832458" calcext:value-type="float">
            <text:p>36.96</text:p>
          </table:table-cell>
          <table:table-cell table:style-name="ce3" office:value-type="float" office:value="36.9592229832458" calcext:value-type="float">
            <text:p>36.96</text:p>
          </table:table-cell>
          <table:table-cell table:formula="of:=INT(ROUND([.C282];0))" office:value-type="float" office:value="37" calcext:value-type="float">
            <text:p>37</text:p>
          </table:table-cell>
          <table:table-cell office:value-type="float" office:value="37" calcext:value-type="float">
            <text:p>37</text:p>
          </table:table-cell>
          <table:table-cell table:formula="of:=[.B282]*9/5+32" office:value-type="float" office:value="98.5266013698424" calcext:value-type="float">
            <text:p>98.5266013698</text:p>
          </table:table-cell>
          <table:table-cell office:value-type="float" office:value="98.5266013698424" calcext:value-type="float">
            <text:p>98.5266013698</text:p>
          </table:table-cell>
          <table:table-cell table:formula="of:=ROUND([.G282];0)" office:value-type="float" office:value="99" calcext:value-type="float">
            <text:p>99</text:p>
          </table:table-cell>
          <table:table-cell office:value-type="float" office:value="99" calcext:value-type="float">
            <text:p>99</text:p>
          </table:table-cell>
          <table:table-cell table:number-columns-repeated="1015"/>
        </table:table-row>
        <table:table-row table:style-name="ro1">
          <table:table-cell office:value-type="float" office:value="402" calcext:value-type="float">
            <text:p>402</text:p>
          </table:table-cell>
          <table:table-cell table:formula="of:=-54.52*LN([.A283])+363.75" office:value-type="float" office:value="36.8234321284909" calcext:value-type="float">
            <text:p>36.82</text:p>
          </table:table-cell>
          <table:table-cell table:style-name="ce3" office:value-type="float" office:value="36.8234321284909" calcext:value-type="float">
            <text:p>36.82</text:p>
          </table:table-cell>
          <table:table-cell table:formula="of:=INT(ROUND([.C283];0))" office:value-type="float" office:value="37" calcext:value-type="float">
            <text:p>37</text:p>
          </table:table-cell>
          <table:table-cell office:value-type="float" office:value="37" calcext:value-type="float">
            <text:p>37</text:p>
          </table:table-cell>
          <table:table-cell table:formula="of:=[.B283]*9/5+32" office:value-type="float" office:value="98.2821778312837" calcext:value-type="float">
            <text:p>98.2821778313</text:p>
          </table:table-cell>
          <table:table-cell office:value-type="float" office:value="98.2821778312837" calcext:value-type="float">
            <text:p>98.2821778313</text:p>
          </table:table-cell>
          <table:table-cell table:formula="of:=ROUND([.G283];0)" office:value-type="float" office:value="98" calcext:value-type="float">
            <text:p>98</text:p>
          </table:table-cell>
          <table:table-cell office:value-type="float" office:value="98" calcext:value-type="float">
            <text:p>98</text:p>
          </table:table-cell>
          <table:table-cell table:number-columns-repeated="1015"/>
        </table:table-row>
        <table:table-row table:style-name="ro1">
          <table:table-cell office:value-type="float" office:value="403" calcext:value-type="float">
            <text:p>403</text:p>
          </table:table-cell>
          <table:table-cell table:formula="of:=-54.52*LN([.A284])+363.75" office:value-type="float" office:value="36.6879786426668" calcext:value-type="float">
            <text:p>36.69</text:p>
          </table:table-cell>
          <table:table-cell table:style-name="ce3" office:value-type="float" office:value="36.6879786426668" calcext:value-type="float">
            <text:p>36.69</text:p>
          </table:table-cell>
          <table:table-cell table:formula="of:=INT(ROUND([.C284];0))" office:value-type="float" office:value="37" calcext:value-type="float">
            <text:p>37</text:p>
          </table:table-cell>
          <table:table-cell office:value-type="float" office:value="37" calcext:value-type="float">
            <text:p>37</text:p>
          </table:table-cell>
          <table:table-cell table:formula="of:=[.B284]*9/5+32" office:value-type="float" office:value="98.0383615568003" calcext:value-type="float">
            <text:p>98.0383615568</text:p>
          </table:table-cell>
          <table:table-cell office:value-type="float" office:value="98.0383615568003" calcext:value-type="float">
            <text:p>98.0383615568</text:p>
          </table:table-cell>
          <table:table-cell table:formula="of:=ROUND([.G284];0)" office:value-type="float" office:value="98" calcext:value-type="float">
            <text:p>98</text:p>
          </table:table-cell>
          <table:table-cell office:value-type="float" office:value="98" calcext:value-type="float">
            <text:p>98</text:p>
          </table:table-cell>
          <table:table-cell table:number-columns-repeated="1015"/>
        </table:table-row>
        <table:table-row table:style-name="ro1">
          <table:table-cell office:value-type="float" office:value="404" calcext:value-type="float">
            <text:p>404</text:p>
          </table:table-cell>
          <table:table-cell table:formula="of:=-54.52*LN([.A285])+363.75" office:value-type="float" office:value="36.5528608535581" calcext:value-type="float">
            <text:p>36.55</text:p>
          </table:table-cell>
          <table:table-cell table:style-name="ce3" office:value-type="float" office:value="36.5528608535581" calcext:value-type="float">
            <text:p>36.55</text:p>
          </table:table-cell>
          <table:table-cell table:formula="of:=INT(ROUND([.C285];0))" office:value-type="float" office:value="37" calcext:value-type="float">
            <text:p>37</text:p>
          </table:table-cell>
          <table:table-cell office:value-type="float" office:value="37" calcext:value-type="float">
            <text:p>37</text:p>
          </table:table-cell>
          <table:table-cell table:formula="of:=[.B285]*9/5+32" office:value-type="float" office:value="97.7951495364045" calcext:value-type="float">
            <text:p>97.7951495364</text:p>
          </table:table-cell>
          <table:table-cell office:value-type="float" office:value="97.7951495364045" calcext:value-type="float">
            <text:p>97.7951495364</text:p>
          </table:table-cell>
          <table:table-cell table:formula="of:=ROUND([.G285];0)" office:value-type="float" office:value="98" calcext:value-type="float">
            <text:p>98</text:p>
          </table:table-cell>
          <table:table-cell office:value-type="float" office:value="98" calcext:value-type="float">
            <text:p>98</text:p>
          </table:table-cell>
          <table:table-cell table:number-columns-repeated="1015"/>
        </table:table-row>
        <table:table-row table:style-name="ro1">
          <table:table-cell office:value-type="float" office:value="405" calcext:value-type="float">
            <text:p>405</text:p>
          </table:table-cell>
          <table:table-cell table:formula="of:=-54.52*LN([.A286])+363.75" office:value-type="float" office:value="36.4180771013515" calcext:value-type="float">
            <text:p>36.42</text:p>
          </table:table-cell>
          <table:table-cell table:style-name="ce3" office:value-type="float" office:value="36.4180771013515" calcext:value-type="float">
            <text:p>36.42</text:p>
          </table:table-cell>
          <table:table-cell table:formula="of:=INT(ROUND([.C286];0))" office:value-type="float" office:value="36" calcext:value-type="float">
            <text:p>36</text:p>
          </table:table-cell>
          <table:table-cell office:value-type="float" office:value="36" calcext:value-type="float">
            <text:p>36</text:p>
          </table:table-cell>
          <table:table-cell table:formula="of:=[.B286]*9/5+32" office:value-type="float" office:value="97.5525387824327" calcext:value-type="float">
            <text:p>97.5525387824</text:p>
          </table:table-cell>
          <table:table-cell office:value-type="float" office:value="97.5525387824327" calcext:value-type="float">
            <text:p>97.5525387824</text:p>
          </table:table-cell>
          <table:table-cell table:formula="of:=ROUND([.G286];0)" office:value-type="float" office:value="98" calcext:value-type="float">
            <text:p>98</text:p>
          </table:table-cell>
          <table:table-cell office:value-type="float" office:value="98" calcext:value-type="float">
            <text:p>98</text:p>
          </table:table-cell>
          <table:table-cell table:number-columns-repeated="1015"/>
        </table:table-row>
        <table:table-row table:style-name="ro1">
          <table:table-cell office:value-type="float" office:value="406" calcext:value-type="float">
            <text:p>406</text:p>
          </table:table-cell>
          <table:table-cell table:formula="of:=-54.52*LN([.A287])+363.75" office:value-type="float" office:value="36.2836257385135" calcext:value-type="float">
            <text:p>36.28</text:p>
          </table:table-cell>
          <table:table-cell table:style-name="ce3" office:value-type="float" office:value="36.2836257385135" calcext:value-type="float">
            <text:p>36.28</text:p>
          </table:table-cell>
          <table:table-cell table:formula="of:=INT(ROUND([.C287];0))" office:value-type="float" office:value="36" calcext:value-type="float">
            <text:p>36</text:p>
          </table:table-cell>
          <table:table-cell office:value-type="float" office:value="36" calcext:value-type="float">
            <text:p>36</text:p>
          </table:table-cell>
          <table:table-cell table:formula="of:=[.B287]*9/5+32" office:value-type="float" office:value="97.3105263293244" calcext:value-type="float">
            <text:p>97.3105263293</text:p>
          </table:table-cell>
          <table:table-cell office:value-type="float" office:value="97.3105263293244" calcext:value-type="float">
            <text:p>97.3105263293</text:p>
          </table:table-cell>
          <table:table-cell table:formula="of:=ROUND([.G287];0)" office:value-type="float" office:value="97" calcext:value-type="float">
            <text:p>97</text:p>
          </table:table-cell>
          <table:table-cell office:value-type="float" office:value="97" calcext:value-type="float">
            <text:p>97</text:p>
          </table:table-cell>
          <table:table-cell table:number-columns-repeated="1015"/>
        </table:table-row>
        <table:table-row table:style-name="ro1">
          <table:table-cell office:value-type="float" office:value="407" calcext:value-type="float">
            <text:p>407</text:p>
          </table:table-cell>
          <table:table-cell table:formula="of:=-54.52*LN([.A288])+363.75" office:value-type="float" office:value="36.1495051296697" calcext:value-type="float">
            <text:p>36.15</text:p>
          </table:table-cell>
          <table:table-cell table:style-name="ce3" office:value-type="float" office:value="36.1495051296697" calcext:value-type="float">
            <text:p>36.15</text:p>
          </table:table-cell>
          <table:table-cell table:formula="of:=INT(ROUND([.C288];0))" office:value-type="float" office:value="36" calcext:value-type="float">
            <text:p>36</text:p>
          </table:table-cell>
          <table:table-cell office:value-type="float" office:value="36" calcext:value-type="float">
            <text:p>36</text:p>
          </table:table-cell>
          <table:table-cell table:formula="of:=[.B288]*9/5+32" office:value-type="float" office:value="97.0691092334055" calcext:value-type="float">
            <text:p>97.0691092334</text:p>
          </table:table-cell>
          <table:table-cell office:value-type="float" office:value="97.0691092334055" calcext:value-type="float">
            <text:p>97.0691092334</text:p>
          </table:table-cell>
          <table:table-cell table:formula="of:=ROUND([.G288];0)" office:value-type="float" office:value="97" calcext:value-type="float">
            <text:p>97</text:p>
          </table:table-cell>
          <table:table-cell office:value-type="float" office:value="97" calcext:value-type="float">
            <text:p>97</text:p>
          </table:table-cell>
          <table:table-cell table:number-columns-repeated="1015"/>
        </table:table-row>
        <table:table-row table:style-name="ro1">
          <table:table-cell office:value-type="float" office:value="408" calcext:value-type="float">
            <text:p>408</text:p>
          </table:table-cell>
          <table:table-cell table:formula="of:=-54.52*LN([.A289])+363.75" office:value-type="float" office:value="36.0157136514851" calcext:value-type="float">
            <text:p>36.02</text:p>
          </table:table-cell>
          <table:table-cell table:style-name="ce3" office:value-type="float" office:value="36.0157136514851" calcext:value-type="float">
            <text:p>36.02</text:p>
          </table:table-cell>
          <table:table-cell table:formula="of:=INT(ROUND([.C289];0))" office:value-type="float" office:value="36" calcext:value-type="float">
            <text:p>36</text:p>
          </table:table-cell>
          <table:table-cell office:value-type="float" office:value="36" calcext:value-type="float">
            <text:p>36</text:p>
          </table:table-cell>
          <table:table-cell table:formula="of:=[.B289]*9/5+32" office:value-type="float" office:value="96.8282845726732" calcext:value-type="float">
            <text:p>96.8282845727</text:p>
          </table:table-cell>
          <table:table-cell office:value-type="float" office:value="96.8282845726732" calcext:value-type="float">
            <text:p>96.8282845727</text:p>
          </table:table-cell>
          <table:table-cell table:formula="of:=ROUND([.G289];0)" office:value-type="float" office:value="97" calcext:value-type="float">
            <text:p>97</text:p>
          </table:table-cell>
          <table:table-cell office:value-type="float" office:value="97" calcext:value-type="float">
            <text:p>97</text:p>
          </table:table-cell>
          <table:table-cell table:number-columns-repeated="1015"/>
        </table:table-row>
        <table:table-row table:style-name="ro1">
          <table:table-cell office:value-type="float" office:value="409" calcext:value-type="float">
            <text:p>409</text:p>
          </table:table-cell>
          <table:table-cell table:formula="of:=-54.52*LN([.A290])+363.75" office:value-type="float" office:value="35.8822496925464" calcext:value-type="float">
            <text:p>35.88</text:p>
          </table:table-cell>
          <table:table-cell table:style-name="ce3" office:value-type="float" office:value="35.8822496925464" calcext:value-type="float">
            <text:p>35.88</text:p>
          </table:table-cell>
          <table:table-cell table:formula="of:=INT(ROUND([.C290];0))" office:value-type="float" office:value="36" calcext:value-type="float">
            <text:p>36</text:p>
          </table:table-cell>
          <table:table-cell office:value-type="float" office:value="36" calcext:value-type="float">
            <text:p>36</text:p>
          </table:table-cell>
          <table:table-cell table:formula="of:=[.B290]*9/5+32" office:value-type="float" office:value="96.5880494465835" calcext:value-type="float">
            <text:p>96.5880494466</text:p>
          </table:table-cell>
          <table:table-cell office:value-type="float" office:value="96.5880494465835" calcext:value-type="float">
            <text:p>96.5880494466</text:p>
          </table:table-cell>
          <table:table-cell table:formula="of:=ROUND([.G290];0)" office:value-type="float" office:value="97" calcext:value-type="float">
            <text:p>97</text:p>
          </table:table-cell>
          <table:table-cell office:value-type="float" office:value="97" calcext:value-type="float">
            <text:p>97</text:p>
          </table:table-cell>
          <table:table-cell table:number-columns-repeated="1015"/>
        </table:table-row>
        <table:table-row table:style-name="ro1">
          <table:table-cell office:value-type="float" office:value="410" calcext:value-type="float">
            <text:p>410</text:p>
          </table:table-cell>
          <table:table-cell table:formula="of:=-54.52*LN([.A291])+363.75" office:value-type="float" office:value="35.7491116532457" calcext:value-type="float">
            <text:p>35.75</text:p>
          </table:table-cell>
          <table:table-cell table:style-name="ce3" office:value-type="float" office:value="35.7491116532457" calcext:value-type="float">
            <text:p>35.75</text:p>
          </table:table-cell>
          <table:table-cell table:formula="of:=INT(ROUND([.C291];0))" office:value-type="float" office:value="36" calcext:value-type="float">
            <text:p>36</text:p>
          </table:table-cell>
          <table:table-cell office:value-type="float" office:value="36" calcext:value-type="float">
            <text:p>36</text:p>
          </table:table-cell>
          <table:table-cell table:formula="of:=[.B291]*9/5+32" office:value-type="float" office:value="96.3484009758423" calcext:value-type="float">
            <text:p>96.3484009758</text:p>
          </table:table-cell>
          <table:table-cell office:value-type="float" office:value="96.3484009758423" calcext:value-type="float">
            <text:p>96.3484009758</text:p>
          </table:table-cell>
          <table:table-cell table:formula="of:=ROUND([.G291];0)" office:value-type="float" office:value="96" calcext:value-type="float">
            <text:p>96</text:p>
          </table:table-cell>
          <table:table-cell office:value-type="float" office:value="96" calcext:value-type="float">
            <text:p>96</text:p>
          </table:table-cell>
          <table:table-cell table:number-columns-repeated="1015"/>
        </table:table-row>
        <table:table-row table:style-name="ro1">
          <table:table-cell office:value-type="float" office:value="411" calcext:value-type="float">
            <text:p>411</text:p>
          </table:table-cell>
          <table:table-cell table:formula="of:=-54.52*LN([.A292])+363.75" office:value-type="float" office:value="35.6162979456653" calcext:value-type="float">
            <text:p>35.62</text:p>
          </table:table-cell>
          <table:table-cell table:style-name="ce3" office:value-type="float" office:value="35.6162979456653" calcext:value-type="float">
            <text:p>35.62</text:p>
          </table:table-cell>
          <table:table-cell table:formula="of:=INT(ROUND([.C292];0))" office:value-type="float" office:value="36" calcext:value-type="float">
            <text:p>36</text:p>
          </table:table-cell>
          <table:table-cell office:value-type="float" office:value="36" calcext:value-type="float">
            <text:p>36</text:p>
          </table:table-cell>
          <table:table-cell table:formula="of:=[.B292]*9/5+32" office:value-type="float" office:value="96.1093363021975" calcext:value-type="float">
            <text:p>96.1093363022</text:p>
          </table:table-cell>
          <table:table-cell office:value-type="float" office:value="96.1093363021975" calcext:value-type="float">
            <text:p>96.1093363022</text:p>
          </table:table-cell>
          <table:table-cell table:formula="of:=ROUND([.G292];0)" office:value-type="float" office:value="96" calcext:value-type="float">
            <text:p>96</text:p>
          </table:table-cell>
          <table:table-cell office:value-type="float" office:value="96" calcext:value-type="float">
            <text:p>96</text:p>
          </table:table-cell>
          <table:table-cell table:number-columns-repeated="1015"/>
        </table:table-row>
        <table:table-row table:style-name="ro1">
          <table:table-cell office:value-type="float" office:value="412" calcext:value-type="float">
            <text:p>412</text:p>
          </table:table-cell>
          <table:table-cell table:formula="of:=-54.52*LN([.A293])+363.75" office:value-type="float" office:value="35.4838069934638" calcext:value-type="float">
            <text:p>35.48</text:p>
          </table:table-cell>
          <table:table-cell table:style-name="ce3" office:value-type="float" office:value="35.4838069934638" calcext:value-type="float">
            <text:p>35.48</text:p>
          </table:table-cell>
          <table:table-cell table:formula="of:=INT(ROUND([.C293];0))" office:value-type="float" office:value="35" calcext:value-type="float">
            <text:p>35</text:p>
          </table:table-cell>
          <table:table-cell office:value-type="float" office:value="35" calcext:value-type="float">
            <text:p>35</text:p>
          </table:table-cell>
          <table:table-cell table:formula="of:=[.B293]*9/5+32" office:value-type="float" office:value="95.8708525882349" calcext:value-type="float">
            <text:p>95.8708525882</text:p>
          </table:table-cell>
          <table:table-cell office:value-type="float" office:value="95.8708525882349" calcext:value-type="float">
            <text:p>95.8708525882</text:p>
          </table:table-cell>
          <table:table-cell table:formula="of:=ROUND([.G293];0)" office:value-type="float" office:value="96" calcext:value-type="float">
            <text:p>96</text:p>
          </table:table-cell>
          <table:table-cell office:value-type="float" office:value="96" calcext:value-type="float">
            <text:p>96</text:p>
          </table:table-cell>
          <table:table-cell table:number-columns-repeated="1015"/>
        </table:table-row>
        <table:table-row table:style-name="ro1">
          <table:table-cell office:value-type="float" office:value="413" calcext:value-type="float">
            <text:p>413</text:p>
          </table:table-cell>
          <table:table-cell table:formula="of:=-54.52*LN([.A294])+363.75" office:value-type="float" office:value="35.3516372317645" calcext:value-type="float">
            <text:p>35.35</text:p>
          </table:table-cell>
          <table:table-cell table:style-name="ce3" office:value-type="float" office:value="35.3516372317645" calcext:value-type="float">
            <text:p>35.35</text:p>
          </table:table-cell>
          <table:table-cell table:formula="of:=INT(ROUND([.C294];0))" office:value-type="float" office:value="35" calcext:value-type="float">
            <text:p>35</text:p>
          </table:table-cell>
          <table:table-cell office:value-type="float" office:value="35" calcext:value-type="float">
            <text:p>35</text:p>
          </table:table-cell>
          <table:table-cell table:formula="of:=[.B294]*9/5+32" office:value-type="float" office:value="95.6329470171761" calcext:value-type="float">
            <text:p>95.6329470172</text:p>
          </table:table-cell>
          <table:table-cell office:value-type="float" office:value="95.6329470171761" calcext:value-type="float">
            <text:p>95.6329470172</text:p>
          </table:table-cell>
          <table:table-cell table:formula="of:=ROUND([.G294];0)" office:value-type="float" office:value="96" calcext:value-type="float">
            <text:p>96</text:p>
          </table:table-cell>
          <table:table-cell office:value-type="float" office:value="96" calcext:value-type="float">
            <text:p>96</text:p>
          </table:table-cell>
          <table:table-cell table:number-columns-repeated="1015"/>
        </table:table-row>
        <table:table-row table:style-name="ro1">
          <table:table-cell office:value-type="float" office:value="414" calcext:value-type="float">
            <text:p>414</text:p>
          </table:table-cell>
          <table:table-cell table:formula="of:=-54.52*LN([.A295])+363.75" office:value-type="float" office:value="35.2197871070438" calcext:value-type="float">
            <text:p>35.22</text:p>
          </table:table-cell>
          <table:table-cell table:style-name="ce3" office:value-type="float" office:value="35.2197871070438" calcext:value-type="float">
            <text:p>35.22</text:p>
          </table:table-cell>
          <table:table-cell table:formula="of:=INT(ROUND([.C295];0))" office:value-type="float" office:value="35" calcext:value-type="float">
            <text:p>35</text:p>
          </table:table-cell>
          <table:table-cell office:value-type="float" office:value="35" calcext:value-type="float">
            <text:p>35</text:p>
          </table:table-cell>
          <table:table-cell table:formula="of:=[.B295]*9/5+32" office:value-type="float" office:value="95.3956167926789" calcext:value-type="float">
            <text:p>95.3956167927</text:p>
          </table:table-cell>
          <table:table-cell office:value-type="float" office:value="95.3956167926789" calcext:value-type="float">
            <text:p>95.3956167927</text:p>
          </table:table-cell>
          <table:table-cell table:formula="of:=ROUND([.G295];0)" office:value-type="float" office:value="95" calcext:value-type="float">
            <text:p>95</text:p>
          </table:table-cell>
          <table:table-cell office:value-type="float" office:value="95" calcext:value-type="float">
            <text:p>95</text:p>
          </table:table-cell>
          <table:table-cell table:number-columns-repeated="1015"/>
        </table:table-row>
        <table:table-row table:style-name="ro1">
          <table:table-cell office:value-type="float" office:value="415" calcext:value-type="float">
            <text:p>415</text:p>
          </table:table-cell>
          <table:table-cell table:formula="of:=-54.52*LN([.A296])+363.75" office:value-type="float" office:value="35.0882550770223" calcext:value-type="float">
            <text:p>35.09</text:p>
          </table:table-cell>
          <table:table-cell table:style-name="ce3" office:value-type="float" office:value="35.0882550770223" calcext:value-type="float">
            <text:p>35.09</text:p>
          </table:table-cell>
          <table:table-cell table:formula="of:=INT(ROUND([.C296];0))" office:value-type="float" office:value="35" calcext:value-type="float">
            <text:p>35</text:p>
          </table:table-cell>
          <table:table-cell office:value-type="float" office:value="35" calcext:value-type="float">
            <text:p>35</text:p>
          </table:table-cell>
          <table:table-cell table:formula="of:=[.B296]*9/5+32" office:value-type="float" office:value="95.1588591386402" calcext:value-type="float">
            <text:p>95.1588591386</text:p>
          </table:table-cell>
          <table:table-cell office:value-type="float" office:value="95.1588591386402" calcext:value-type="float">
            <text:p>95.1588591386</text:p>
          </table:table-cell>
          <table:table-cell table:formula="of:=ROUND([.G296];0)" office:value-type="float" office:value="95" calcext:value-type="float">
            <text:p>95</text:p>
          </table:table-cell>
          <table:table-cell office:value-type="float" office:value="95" calcext:value-type="float">
            <text:p>95</text:p>
          </table:table-cell>
          <table:table-cell table:number-columns-repeated="1015"/>
        </table:table-row>
        <table:table-row table:style-name="ro1">
          <table:table-cell office:value-type="float" office:value="416" calcext:value-type="float">
            <text:p>416</text:p>
          </table:table-cell>
          <table:table-cell table:formula="of:=-54.52*LN([.A297])+363.75" office:value-type="float" office:value="34.9570396105559" calcext:value-type="float">
            <text:p>34.96</text:p>
          </table:table-cell>
          <table:table-cell table:style-name="ce3" office:value-type="float" office:value="34.9570396105559" calcext:value-type="float">
            <text:p>34.96</text:p>
          </table:table-cell>
          <table:table-cell table:formula="of:=INT(ROUND([.C297];0))" office:value-type="float" office:value="35" calcext:value-type="float">
            <text:p>35</text:p>
          </table:table-cell>
          <table:table-cell office:value-type="float" office:value="35" calcext:value-type="float">
            <text:p>35</text:p>
          </table:table-cell>
          <table:table-cell table:formula="of:=[.B297]*9/5+32" office:value-type="float" office:value="94.9226712990006" calcext:value-type="float">
            <text:p>94.922671299</text:p>
          </table:table-cell>
          <table:table-cell office:value-type="float" office:value="94.9226712990006" calcext:value-type="float">
            <text:p>94.922671299</text:p>
          </table:table-cell>
          <table:table-cell table:formula="of:=ROUND([.G297];0)" office:value-type="float" office:value="95" calcext:value-type="float">
            <text:p>95</text:p>
          </table:table-cell>
          <table:table-cell office:value-type="float" office:value="95" calcext:value-type="float">
            <text:p>95</text:p>
          </table:table-cell>
          <table:table-cell table:number-columns-repeated="1015"/>
        </table:table-row>
        <table:table-row table:style-name="ro1">
          <table:table-cell office:value-type="float" office:value="417" calcext:value-type="float">
            <text:p>417</text:p>
          </table:table-cell>
          <table:table-cell table:formula="of:=-54.52*LN([.A298])+363.75" office:value-type="float" office:value="34.8261391875293" calcext:value-type="float">
            <text:p>34.83</text:p>
          </table:table-cell>
          <table:table-cell table:style-name="ce3" office:value-type="float" office:value="34.8261391875293" calcext:value-type="float">
            <text:p>34.83</text:p>
          </table:table-cell>
          <table:table-cell table:formula="of:=INT(ROUND([.C298];0))" office:value-type="float" office:value="35" calcext:value-type="float">
            <text:p>35</text:p>
          </table:table-cell>
          <table:table-cell office:value-type="float" office:value="35" calcext:value-type="float">
            <text:p>35</text:p>
          </table:table-cell>
          <table:table-cell table:formula="of:=[.B298]*9/5+32" office:value-type="float" office:value="94.6870505375528" calcext:value-type="float">
            <text:p>94.6870505376</text:p>
          </table:table-cell>
          <table:table-cell office:value-type="float" office:value="94.6870505375528" calcext:value-type="float">
            <text:p>94.6870505376</text:p>
          </table:table-cell>
          <table:table-cell table:formula="of:=ROUND([.G298];0)" office:value-type="float" office:value="95" calcext:value-type="float">
            <text:p>95</text:p>
          </table:table-cell>
          <table:table-cell office:value-type="float" office:value="95" calcext:value-type="float">
            <text:p>95</text:p>
          </table:table-cell>
          <table:table-cell table:number-columns-repeated="1015"/>
        </table:table-row>
        <table:table-row table:style-name="ro1">
          <table:table-cell office:value-type="float" office:value="418" calcext:value-type="float">
            <text:p>418</text:p>
          </table:table-cell>
          <table:table-cell table:formula="of:=-54.52*LN([.A299])+363.75" office:value-type="float" office:value="34.6955522987503" calcext:value-type="float">
            <text:p>34.70</text:p>
          </table:table-cell>
          <table:table-cell table:style-name="ce3" office:value-type="float" office:value="34.6955522987503" calcext:value-type="float">
            <text:p>34.70</text:p>
          </table:table-cell>
          <table:table-cell table:formula="of:=INT(ROUND([.C299];0))" office:value-type="float" office:value="35" calcext:value-type="float">
            <text:p>35</text:p>
          </table:table-cell>
          <table:table-cell office:value-type="float" office:value="35" calcext:value-type="float">
            <text:p>35</text:p>
          </table:table-cell>
          <table:table-cell table:formula="of:=[.B299]*9/5+32" office:value-type="float" office:value="94.4519941377505" calcext:value-type="float">
            <text:p>94.4519941378</text:p>
          </table:table-cell>
          <table:table-cell office:value-type="float" office:value="94.4519941377505" calcext:value-type="float">
            <text:p>94.4519941378</text:p>
          </table:table-cell>
          <table:table-cell table:formula="of:=ROUND([.G299];0)" office:value-type="float" office:value="94" calcext:value-type="float">
            <text:p>94</text:p>
          </table:table-cell>
          <table:table-cell office:value-type="float" office:value="94" calcext:value-type="float">
            <text:p>94</text:p>
          </table:table-cell>
          <table:table-cell table:number-columns-repeated="1015"/>
        </table:table-row>
        <table:table-row table:style-name="ro1">
          <table:table-cell office:value-type="float" office:value="419" calcext:value-type="float">
            <text:p>419</text:p>
          </table:table-cell>
          <table:table-cell table:formula="of:=-54.52*LN([.A300])+363.75" office:value-type="float" office:value="34.565277445845" calcext:value-type="float">
            <text:p>34.57</text:p>
          </table:table-cell>
          <table:table-cell table:style-name="ce3" office:value-type="float" office:value="34.565277445845" calcext:value-type="float">
            <text:p>34.57</text:p>
          </table:table-cell>
          <table:table-cell table:formula="of:=INT(ROUND([.C300];0))" office:value-type="float" office:value="35" calcext:value-type="float">
            <text:p>35</text:p>
          </table:table-cell>
          <table:table-cell office:value-type="float" office:value="35" calcext:value-type="float">
            <text:p>35</text:p>
          </table:table-cell>
          <table:table-cell table:formula="of:=[.B300]*9/5+32" office:value-type="float" office:value="94.217499402521" calcext:value-type="float">
            <text:p>94.2174994025</text:p>
          </table:table-cell>
          <table:table-cell office:value-type="float" office:value="94.217499402521" calcext:value-type="float">
            <text:p>94.2174994025</text:p>
          </table:table-cell>
          <table:table-cell table:formula="of:=ROUND([.G300];0)" office:value-type="float" office:value="94" calcext:value-type="float">
            <text:p>94</text:p>
          </table:table-cell>
          <table:table-cell office:value-type="float" office:value="94" calcext:value-type="float">
            <text:p>94</text:p>
          </table:table-cell>
          <table:table-cell table:number-columns-repeated="1015"/>
        </table:table-row>
        <table:table-row table:style-name="ro1">
          <table:table-cell office:value-type="float" office:value="420" calcext:value-type="float">
            <text:p>420</text:p>
          </table:table-cell>
          <table:table-cell table:formula="of:=-54.52*LN([.A301])+363.75" office:value-type="float" office:value="34.4353131411554" calcext:value-type="float">
            <text:p>34.44</text:p>
          </table:table-cell>
          <table:table-cell table:style-name="ce3" office:value-type="float" office:value="34.4353131411554" calcext:value-type="float">
            <text:p>34.44</text:p>
          </table:table-cell>
          <table:table-cell table:formula="of:=INT(ROUND([.C301];0))" office:value-type="float" office:value="34" calcext:value-type="float">
            <text:p>34</text:p>
          </table:table-cell>
          <table:table-cell office:value-type="float" office:value="34" calcext:value-type="float">
            <text:p>34</text:p>
          </table:table-cell>
          <table:table-cell table:formula="of:=[.B301]*9/5+32" office:value-type="float" office:value="93.9835636540797" calcext:value-type="float">
            <text:p>93.9835636541</text:p>
          </table:table-cell>
          <table:table-cell office:value-type="float" office:value="93.9835636540797" calcext:value-type="float">
            <text:p>93.9835636541</text:p>
          </table:table-cell>
          <table:table-cell table:formula="of:=ROUND([.G301];0)" office:value-type="float" office:value="94" calcext:value-type="float">
            <text:p>94</text:p>
          </table:table-cell>
          <table:table-cell office:value-type="float" office:value="94" calcext:value-type="float">
            <text:p>94</text:p>
          </table:table-cell>
          <table:table-cell table:number-columns-repeated="1015"/>
        </table:table-row>
        <table:table-row table:style-name="ro1">
          <table:table-cell office:value-type="float" office:value="421" calcext:value-type="float">
            <text:p>421</text:p>
          </table:table-cell>
          <table:table-cell table:formula="of:=-54.52*LN([.A302])+363.75" office:value-type="float" office:value="34.3056579076365" calcext:value-type="float">
            <text:p>34.31</text:p>
          </table:table-cell>
          <table:table-cell table:style-name="ce3" office:value-type="float" office:value="34.3056579076365" calcext:value-type="float">
            <text:p>34.31</text:p>
          </table:table-cell>
          <table:table-cell table:formula="of:=INT(ROUND([.C302];0))" office:value-type="float" office:value="34" calcext:value-type="float">
            <text:p>34</text:p>
          </table:table-cell>
          <table:table-cell office:value-type="float" office:value="34" calcext:value-type="float">
            <text:p>34</text:p>
          </table:table-cell>
          <table:table-cell table:formula="of:=[.B302]*9/5+32" office:value-type="float" office:value="93.7501842337458" calcext:value-type="float">
            <text:p>93.7501842337</text:p>
          </table:table-cell>
          <table:table-cell office:value-type="float" office:value="93.7501842337458" calcext:value-type="float">
            <text:p>93.7501842337</text:p>
          </table:table-cell>
          <table:table-cell table:formula="of:=ROUND([.G302];0)" office:value-type="float" office:value="94" calcext:value-type="float">
            <text:p>94</text:p>
          </table:table-cell>
          <table:table-cell office:value-type="float" office:value="94" calcext:value-type="float">
            <text:p>94</text:p>
          </table:table-cell>
          <table:table-cell table:number-columns-repeated="1015"/>
        </table:table-row>
        <table:table-row table:style-name="ro1">
          <table:table-cell office:value-type="float" office:value="422" calcext:value-type="float">
            <text:p>422</text:p>
          </table:table-cell>
          <table:table-cell table:formula="of:=-54.52*LN([.A303])+363.75" office:value-type="float" office:value="34.1763102787566" calcext:value-type="float">
            <text:p>34.18</text:p>
          </table:table-cell>
          <table:table-cell table:style-name="ce3" office:value-type="float" office:value="34.1763102787566" calcext:value-type="float">
            <text:p>34.18</text:p>
          </table:table-cell>
          <table:table-cell table:formula="of:=INT(ROUND([.C303];0))" office:value-type="float" office:value="34" calcext:value-type="float">
            <text:p>34</text:p>
          </table:table-cell>
          <table:table-cell office:value-type="float" office:value="34" calcext:value-type="float">
            <text:p>34</text:p>
          </table:table-cell>
          <table:table-cell table:formula="of:=[.B303]*9/5+32" office:value-type="float" office:value="93.5173585017619" calcext:value-type="float">
            <text:p>93.5173585018</text:p>
          </table:table-cell>
          <table:table-cell office:value-type="float" office:value="93.5173585017619" calcext:value-type="float">
            <text:p>93.5173585018</text:p>
          </table:table-cell>
          <table:table-cell table:formula="of:=ROUND([.G303];0)" office:value-type="float" office:value="94" calcext:value-type="float">
            <text:p>94</text:p>
          </table:table-cell>
          <table:table-cell office:value-type="float" office:value="94" calcext:value-type="float">
            <text:p>94</text:p>
          </table:table-cell>
          <table:table-cell table:number-columns-repeated="1015"/>
        </table:table-row>
        <table:table-row table:style-name="ro1">
          <table:table-cell office:value-type="float" office:value="423" calcext:value-type="float">
            <text:p>423</text:p>
          </table:table-cell>
          <table:table-cell table:formula="of:=-54.52*LN([.A304])+363.75" office:value-type="float" office:value="34.0472687983969" calcext:value-type="float">
            <text:p>34.05</text:p>
          </table:table-cell>
          <table:table-cell table:style-name="ce3" office:value-type="float" office:value="34.0472687983969" calcext:value-type="float">
            <text:p>34.05</text:p>
          </table:table-cell>
          <table:table-cell table:formula="of:=INT(ROUND([.C304];0))" office:value-type="float" office:value="34" calcext:value-type="float">
            <text:p>34</text:p>
          </table:table-cell>
          <table:table-cell office:value-type="float" office:value="34" calcext:value-type="float">
            <text:p>34</text:p>
          </table:table-cell>
          <table:table-cell table:formula="of:=[.B304]*9/5+32" office:value-type="float" office:value="93.2850838371145" calcext:value-type="float">
            <text:p>93.2850838371</text:p>
          </table:table-cell>
          <table:table-cell office:value-type="float" office:value="93.2850838371145" calcext:value-type="float">
            <text:p>93.2850838371</text:p>
          </table:table-cell>
          <table:table-cell table:formula="of:=ROUND([.G304];0)" office:value-type="float" office:value="93" calcext:value-type="float">
            <text:p>93</text:p>
          </table:table-cell>
          <table:table-cell office:value-type="float" office:value="93" calcext:value-type="float">
            <text:p>93</text:p>
          </table:table-cell>
          <table:table-cell table:number-columns-repeated="1015"/>
        </table:table-row>
        <table:table-row table:style-name="ro1">
          <table:table-cell office:value-type="float" office:value="424" calcext:value-type="float">
            <text:p>424</text:p>
          </table:table-cell>
          <table:table-cell table:formula="of:=-54.52*LN([.A305])+363.75" office:value-type="float" office:value="33.9185320207537" calcext:value-type="float">
            <text:p>33.92</text:p>
          </table:table-cell>
          <table:table-cell table:style-name="ce3" office:value-type="float" office:value="33.9185320207537" calcext:value-type="float">
            <text:p>33.92</text:p>
          </table:table-cell>
          <table:table-cell table:formula="of:=INT(ROUND([.C305];0))" office:value-type="float" office:value="34" calcext:value-type="float">
            <text:p>34</text:p>
          </table:table-cell>
          <table:table-cell office:value-type="float" office:value="34" calcext:value-type="float">
            <text:p>34</text:p>
          </table:table-cell>
          <table:table-cell table:formula="of:=[.B305]*9/5+32" office:value-type="float" office:value="93.0533576373566" calcext:value-type="float">
            <text:p>93.0533576374</text:p>
          </table:table-cell>
          <table:table-cell office:value-type="float" office:value="93.0533576373566" calcext:value-type="float">
            <text:p>93.0533576374</text:p>
          </table:table-cell>
          <table:table-cell table:formula="of:=ROUND([.G305];0)" office:value-type="float" office:value="93" calcext:value-type="float">
            <text:p>93</text:p>
          </table:table-cell>
          <table:table-cell office:value-type="float" office:value="93" calcext:value-type="float">
            <text:p>93</text:p>
          </table:table-cell>
          <table:table-cell table:number-columns-repeated="1015"/>
        </table:table-row>
        <table:table-row table:style-name="ro1">
          <table:table-cell office:value-type="float" office:value="425" calcext:value-type="float">
            <text:p>425</text:p>
          </table:table-cell>
          <table:table-cell table:formula="of:=-54.52*LN([.A306])+363.75" office:value-type="float" office:value="33.7900985102407" calcext:value-type="float">
            <text:p>33.79</text:p>
          </table:table-cell>
          <table:table-cell table:style-name="ce3" office:value-type="float" office:value="33.7900985102407" calcext:value-type="float">
            <text:p>33.79</text:p>
          </table:table-cell>
          <table:table-cell table:formula="of:=INT(ROUND([.C306];0))" office:value-type="float" office:value="34" calcext:value-type="float">
            <text:p>34</text:p>
          </table:table-cell>
          <table:table-cell office:value-type="float" office:value="34" calcext:value-type="float">
            <text:p>34</text:p>
          </table:table-cell>
          <table:table-cell table:formula="of:=[.B306]*9/5+32" office:value-type="float" office:value="92.8221773184333" calcext:value-type="float">
            <text:p>92.8221773184</text:p>
          </table:table-cell>
          <table:table-cell office:value-type="float" office:value="92.8221773184333" calcext:value-type="float">
            <text:p>92.8221773184</text:p>
          </table:table-cell>
          <table:table-cell table:formula="of:=ROUND([.G306];0)" office:value-type="float" office:value="93" calcext:value-type="float">
            <text:p>93</text:p>
          </table:table-cell>
          <table:table-cell office:value-type="float" office:value="93" calcext:value-type="float">
            <text:p>93</text:p>
          </table:table-cell>
          <table:table-cell table:number-columns-repeated="1015"/>
        </table:table-row>
        <table:table-row table:style-name="ro1">
          <table:table-cell office:value-type="float" office:value="426" calcext:value-type="float">
            <text:p>426</text:p>
          </table:table-cell>
          <table:table-cell table:formula="of:=-54.52*LN([.A307])+363.75" office:value-type="float" office:value="33.6619668413939" calcext:value-type="float">
            <text:p>33.66</text:p>
          </table:table-cell>
          <table:table-cell table:style-name="ce3" office:value-type="float" office:value="33.6619668413939" calcext:value-type="float">
            <text:p>33.66</text:p>
          </table:table-cell>
          <table:table-cell table:formula="of:=INT(ROUND([.C307];0))" office:value-type="float" office:value="34" calcext:value-type="float">
            <text:p>34</text:p>
          </table:table-cell>
          <table:table-cell office:value-type="float" office:value="34" calcext:value-type="float">
            <text:p>34</text:p>
          </table:table-cell>
          <table:table-cell table:formula="of:=[.B307]*9/5+32" office:value-type="float" office:value="92.591540314509" calcext:value-type="float">
            <text:p>92.5915403145</text:p>
          </table:table-cell>
          <table:table-cell office:value-type="float" office:value="92.591540314509" calcext:value-type="float">
            <text:p>92.5915403145</text:p>
          </table:table-cell>
          <table:table-cell table:formula="of:=ROUND([.G307];0)" office:value-type="float" office:value="93" calcext:value-type="float">
            <text:p>93</text:p>
          </table:table-cell>
          <table:table-cell office:value-type="float" office:value="93" calcext:value-type="float">
            <text:p>93</text:p>
          </table:table-cell>
          <table:table-cell table:number-columns-repeated="1015"/>
        </table:table-row>
        <table:table-row table:style-name="ro1">
          <table:table-cell office:value-type="float" office:value="427" calcext:value-type="float">
            <text:p>427</text:p>
          </table:table-cell>
          <table:table-cell table:formula="of:=-54.52*LN([.A308])+363.75" office:value-type="float" office:value="33.5341355987754" calcext:value-type="float">
            <text:p>33.53</text:p>
          </table:table-cell>
          <table:table-cell table:style-name="ce3" office:value-type="float" office:value="33.5341355987754" calcext:value-type="float">
            <text:p>33.53</text:p>
          </table:table-cell>
          <table:table-cell table:formula="of:=INT(ROUND([.C308];0))" office:value-type="float" office:value="34" calcext:value-type="float">
            <text:p>34</text:p>
          </table:table-cell>
          <table:table-cell office:value-type="float" office:value="34" calcext:value-type="float">
            <text:p>34</text:p>
          </table:table-cell>
          <table:table-cell table:formula="of:=[.B308]*9/5+32" office:value-type="float" office:value="92.3614440777957" calcext:value-type="float">
            <text:p>92.3614440778</text:p>
          </table:table-cell>
          <table:table-cell office:value-type="float" office:value="92.3614440777957" calcext:value-type="float">
            <text:p>92.3614440778</text:p>
          </table:table-cell>
          <table:table-cell table:formula="of:=ROUND([.G308];0)" office:value-type="float" office:value="92" calcext:value-type="float">
            <text:p>92</text:p>
          </table:table-cell>
          <table:table-cell office:value-type="float" office:value="92" calcext:value-type="float">
            <text:p>92</text:p>
          </table:table-cell>
          <table:table-cell table:number-columns-repeated="1015"/>
        </table:table-row>
        <table:table-row table:style-name="ro1">
          <table:table-cell office:value-type="float" office:value="428" calcext:value-type="float">
            <text:p>428</text:p>
          </table:table-cell>
          <table:table-cell table:formula="of:=-54.52*LN([.A309])+363.75" office:value-type="float" office:value="33.4066033768804" calcext:value-type="float">
            <text:p>33.41</text:p>
          </table:table-cell>
          <table:table-cell table:style-name="ce3" office:value-type="float" office:value="33.4066033768804" calcext:value-type="float">
            <text:p>33.41</text:p>
          </table:table-cell>
          <table:table-cell table:formula="of:=INT(ROUND([.C309];0))" office:value-type="float" office:value="33" calcext:value-type="float">
            <text:p>33</text:p>
          </table:table-cell>
          <table:table-cell office:value-type="float" office:value="33" calcext:value-type="float">
            <text:p>33</text:p>
          </table:table-cell>
          <table:table-cell table:formula="of:=[.B309]*9/5+32" office:value-type="float" office:value="92.1318860783847" calcext:value-type="float">
            <text:p>92.1318860784</text:p>
          </table:table-cell>
          <table:table-cell office:value-type="float" office:value="92.1318860783847" calcext:value-type="float">
            <text:p>92.1318860784</text:p>
          </table:table-cell>
          <table:table-cell table:formula="of:=ROUND([.G309];0)" office:value-type="float" office:value="92" calcext:value-type="float">
            <text:p>92</text:p>
          </table:table-cell>
          <table:table-cell office:value-type="float" office:value="92" calcext:value-type="float">
            <text:p>92</text:p>
          </table:table-cell>
          <table:table-cell table:number-columns-repeated="1015"/>
        </table:table-row>
        <table:table-row table:style-name="ro1">
          <table:table-cell office:value-type="float" office:value="429" calcext:value-type="float">
            <text:p>429</text:p>
          </table:table-cell>
          <table:table-cell table:formula="of:=-54.52*LN([.A310])+363.75" office:value-type="float" office:value="33.2793687800445" calcext:value-type="float">
            <text:p>33.28</text:p>
          </table:table-cell>
          <table:table-cell table:style-name="ce3" office:value-type="float" office:value="33.2793687800445" calcext:value-type="float">
            <text:p>33.28</text:p>
          </table:table-cell>
          <table:table-cell table:formula="of:=INT(ROUND([.C310];0))" office:value-type="float" office:value="33" calcext:value-type="float">
            <text:p>33</text:p>
          </table:table-cell>
          <table:table-cell office:value-type="float" office:value="33" calcext:value-type="float">
            <text:p>33</text:p>
          </table:table-cell>
          <table:table-cell table:formula="of:=[.B310]*9/5+32" office:value-type="float" office:value="91.9028638040801" calcext:value-type="float">
            <text:p>91.9028638041</text:p>
          </table:table-cell>
          <table:table-cell office:value-type="float" office:value="91.9028638040801" calcext:value-type="float">
            <text:p>91.9028638041</text:p>
          </table:table-cell>
          <table:table-cell table:formula="of:=ROUND([.G310];0)" office:value-type="float" office:value="92" calcext:value-type="float">
            <text:p>92</text:p>
          </table:table-cell>
          <table:table-cell office:value-type="float" office:value="92" calcext:value-type="float">
            <text:p>92</text:p>
          </table:table-cell>
          <table:table-cell table:number-columns-repeated="1015"/>
        </table:table-row>
        <table:table-row table:style-name="ro1">
          <table:table-cell office:value-type="float" office:value="430" calcext:value-type="float">
            <text:p>430</text:p>
          </table:table-cell>
          <table:table-cell table:formula="of:=-54.52*LN([.A311])+363.75" office:value-type="float" office:value="33.1524304223516" calcext:value-type="float">
            <text:p>33.15</text:p>
          </table:table-cell>
          <table:table-cell table:style-name="ce3" office:value-type="float" office:value="33.1524304223516" calcext:value-type="float">
            <text:p>33.15</text:p>
          </table:table-cell>
          <table:table-cell table:formula="of:=INT(ROUND([.C311];0))" office:value-type="float" office:value="33" calcext:value-type="float">
            <text:p>33</text:p>
          </table:table-cell>
          <table:table-cell office:value-type="float" office:value="33" calcext:value-type="float">
            <text:p>33</text:p>
          </table:table-cell>
          <table:table-cell table:formula="of:=[.B311]*9/5+32" office:value-type="float" office:value="91.6743747602328" calcext:value-type="float">
            <text:p>91.6743747602</text:p>
          </table:table-cell>
          <table:table-cell office:value-type="float" office:value="91.6743747602328" calcext:value-type="float">
            <text:p>91.6743747602</text:p>
          </table:table-cell>
          <table:table-cell table:formula="of:=ROUND([.G311];0)" office:value-type="float" office:value="92" calcext:value-type="float">
            <text:p>92</text:p>
          </table:table-cell>
          <table:table-cell office:value-type="float" office:value="92" calcext:value-type="float">
            <text:p>92</text:p>
          </table:table-cell>
          <table:table-cell table:number-columns-repeated="1015"/>
        </table:table-row>
        <table:table-row table:style-name="ro1">
          <table:table-cell office:value-type="float" office:value="431" calcext:value-type="float">
            <text:p>431</text:p>
          </table:table-cell>
          <table:table-cell table:formula="of:=-54.52*LN([.A312])+363.75" office:value-type="float" office:value="33.0257869275437" calcext:value-type="float">
            <text:p>33.03</text:p>
          </table:table-cell>
          <table:table-cell table:style-name="ce3" office:value-type="float" office:value="33.0257869275437" calcext:value-type="float">
            <text:p>33.03</text:p>
          </table:table-cell>
          <table:table-cell table:formula="of:=INT(ROUND([.C312];0))" office:value-type="float" office:value="33" calcext:value-type="float">
            <text:p>33</text:p>
          </table:table-cell>
          <table:table-cell office:value-type="float" office:value="33" calcext:value-type="float">
            <text:p>33</text:p>
          </table:table-cell>
          <table:table-cell table:formula="of:=[.B312]*9/5+32" office:value-type="float" office:value="91.4464164695786" calcext:value-type="float">
            <text:p>91.4464164696</text:p>
          </table:table-cell>
          <table:table-cell office:value-type="float" office:value="91.4464164695786" calcext:value-type="float">
            <text:p>91.4464164696</text:p>
          </table:table-cell>
          <table:table-cell table:formula="of:=ROUND([.G312];0)" office:value-type="float" office:value="91" calcext:value-type="float">
            <text:p>91</text:p>
          </table:table-cell>
          <table:table-cell office:value-type="float" office:value="91" calcext:value-type="float">
            <text:p>91</text:p>
          </table:table-cell>
          <table:table-cell table:number-columns-repeated="1015"/>
        </table:table-row>
        <table:table-row table:style-name="ro1">
          <table:table-cell office:value-type="float" office:value="432" calcext:value-type="float">
            <text:p>432</text:p>
          </table:table-cell>
          <table:table-cell table:formula="of:=-54.52*LN([.A313])+363.75" office:value-type="float" office:value="32.899436928931" calcext:value-type="float">
            <text:p>32.90</text:p>
          </table:table-cell>
          <table:table-cell table:style-name="ce3" office:value-type="float" office:value="32.899436928931" calcext:value-type="float">
            <text:p>32.90</text:p>
          </table:table-cell>
          <table:table-cell table:formula="of:=INT(ROUND([.C313];0))" office:value-type="float" office:value="33" calcext:value-type="float">
            <text:p>33</text:p>
          </table:table-cell>
          <table:table-cell office:value-type="float" office:value="33" calcext:value-type="float">
            <text:p>33</text:p>
          </table:table-cell>
          <table:table-cell table:formula="of:=[.B313]*9/5+32" office:value-type="float" office:value="91.2189864720759" calcext:value-type="float">
            <text:p>91.2189864721</text:p>
          </table:table-cell>
          <table:table-cell office:value-type="float" office:value="91.2189864720759" calcext:value-type="float">
            <text:p>91.2189864721</text:p>
          </table:table-cell>
          <table:table-cell table:formula="of:=ROUND([.G313];0)" office:value-type="float" office:value="91" calcext:value-type="float">
            <text:p>91</text:p>
          </table:table-cell>
          <table:table-cell office:value-type="float" office:value="91" calcext:value-type="float">
            <text:p>91</text:p>
          </table:table-cell>
          <table:table-cell table:number-columns-repeated="1015"/>
        </table:table-row>
        <table:table-row table:style-name="ro1">
          <table:table-cell office:value-type="float" office:value="433" calcext:value-type="float">
            <text:p>433</text:p>
          </table:table-cell>
          <table:table-cell table:formula="of:=-54.52*LN([.A314])+363.75" office:value-type="float" office:value="32.7733790693043" calcext:value-type="float">
            <text:p>32.77</text:p>
          </table:table-cell>
          <table:table-cell table:style-name="ce3" office:value-type="float" office:value="32.7733790693043" calcext:value-type="float">
            <text:p>32.77</text:p>
          </table:table-cell>
          <table:table-cell table:formula="of:=INT(ROUND([.C314];0))" office:value-type="float" office:value="33" calcext:value-type="float">
            <text:p>33</text:p>
          </table:table-cell>
          <table:table-cell office:value-type="float" office:value="33" calcext:value-type="float">
            <text:p>33</text:p>
          </table:table-cell>
          <table:table-cell table:formula="of:=[.B314]*9/5+32" office:value-type="float" office:value="90.9920823247477" calcext:value-type="float">
            <text:p>90.9920823247</text:p>
          </table:table-cell>
          <table:table-cell office:value-type="float" office:value="90.9920823247477" calcext:value-type="float">
            <text:p>90.9920823247</text:p>
          </table:table-cell>
          <table:table-cell table:formula="of:=ROUND([.G314];0)" office:value-type="float" office:value="91" calcext:value-type="float">
            <text:p>91</text:p>
          </table:table-cell>
          <table:table-cell office:value-type="float" office:value="91" calcext:value-type="float">
            <text:p>91</text:p>
          </table:table-cell>
          <table:table-cell table:number-columns-repeated="1015"/>
        </table:table-row>
        <table:table-row table:style-name="ro1">
          <table:table-cell office:value-type="float" office:value="434" calcext:value-type="float">
            <text:p>434</text:p>
          </table:table-cell>
          <table:table-cell table:formula="of:=-54.52*LN([.A315])+363.75" office:value-type="float" office:value="32.6476120008459" calcext:value-type="float">
            <text:p>32.65</text:p>
          </table:table-cell>
          <table:table-cell table:style-name="ce3" office:value-type="float" office:value="32.6476120008459" calcext:value-type="float">
            <text:p>32.65</text:p>
          </table:table-cell>
          <table:table-cell table:formula="of:=INT(ROUND([.C315];0))" office:value-type="float" office:value="33" calcext:value-type="float">
            <text:p>33</text:p>
          </table:table-cell>
          <table:table-cell office:value-type="float" office:value="33" calcext:value-type="float">
            <text:p>33</text:p>
          </table:table-cell>
          <table:table-cell table:formula="of:=[.B315]*9/5+32" office:value-type="float" office:value="90.7657016015226" calcext:value-type="float">
            <text:p>90.7657016015</text:p>
          </table:table-cell>
          <table:table-cell office:value-type="float" office:value="90.7657016015226" calcext:value-type="float">
            <text:p>90.7657016015</text:p>
          </table:table-cell>
          <table:table-cell table:formula="of:=ROUND([.G315];0)" office:value-type="float" office:value="91" calcext:value-type="float">
            <text:p>91</text:p>
          </table:table-cell>
          <table:table-cell office:value-type="float" office:value="91" calcext:value-type="float">
            <text:p>91</text:p>
          </table:table-cell>
          <table:table-cell table:number-columns-repeated="1015"/>
        </table:table-row>
        <table:table-row table:style-name="ro1">
          <table:table-cell office:value-type="float" office:value="435" calcext:value-type="float">
            <text:p>435</text:p>
          </table:table-cell>
          <table:table-cell table:formula="of:=-54.52*LN([.A316])+363.75" office:value-type="float" office:value="32.5221343850449" calcext:value-type="float">
            <text:p>32.52</text:p>
          </table:table-cell>
          <table:table-cell table:style-name="ce3" office:value-type="float" office:value="32.5221343850449" calcext:value-type="float">
            <text:p>32.52</text:p>
          </table:table-cell>
          <table:table-cell table:formula="of:=INT(ROUND([.C316];0))" office:value-type="float" office:value="33" calcext:value-type="float">
            <text:p>33</text:p>
          </table:table-cell>
          <table:table-cell office:value-type="float" office:value="33" calcext:value-type="float">
            <text:p>33</text:p>
          </table:table-cell>
          <table:table-cell table:formula="of:=[.B316]*9/5+32" office:value-type="float" office:value="90.5398418930809" calcext:value-type="float">
            <text:p>90.5398418931</text:p>
          </table:table-cell>
          <table:table-cell office:value-type="float" office:value="90.5398418930809" calcext:value-type="float">
            <text:p>90.5398418931</text:p>
          </table:table-cell>
          <table:table-cell table:formula="of:=ROUND([.G316];0)" office:value-type="float" office:value="91" calcext:value-type="float">
            <text:p>91</text:p>
          </table:table-cell>
          <table:table-cell office:value-type="float" office:value="91" calcext:value-type="float">
            <text:p>91</text:p>
          </table:table-cell>
          <table:table-cell table:number-columns-repeated="1015"/>
        </table:table-row>
        <table:table-row table:style-name="ro1">
          <table:table-cell office:value-type="float" office:value="436" calcext:value-type="float">
            <text:p>436</text:p>
          </table:table-cell>
          <table:table-cell table:formula="of:=-54.52*LN([.A317])+363.75" office:value-type="float" office:value="32.3969448926106" calcext:value-type="float">
            <text:p>32.40</text:p>
          </table:table-cell>
          <table:table-cell table:style-name="ce3" office:value-type="float" office:value="32.3969448926106" calcext:value-type="float">
            <text:p>32.40</text:p>
          </table:table-cell>
          <table:table-cell table:formula="of:=INT(ROUND([.C317];0))" office:value-type="float" office:value="32" calcext:value-type="float">
            <text:p>32</text:p>
          </table:table-cell>
          <table:table-cell office:value-type="float" office:value="32" calcext:value-type="float">
            <text:p>32</text:p>
          </table:table-cell>
          <table:table-cell table:formula="of:=[.B317]*9/5+32" office:value-type="float" office:value="90.3145008066992" calcext:value-type="float">
            <text:p>90.3145008067</text:p>
          </table:table-cell>
          <table:table-cell office:value-type="float" office:value="90.3145008066992" calcext:value-type="float">
            <text:p>90.3145008067</text:p>
          </table:table-cell>
          <table:table-cell table:formula="of:=ROUND([.G317];0)" office:value-type="float" office:value="90" calcext:value-type="float">
            <text:p>90</text:p>
          </table:table-cell>
          <table:table-cell office:value-type="float" office:value="90" calcext:value-type="float">
            <text:p>90</text:p>
          </table:table-cell>
          <table:table-cell table:number-columns-repeated="1015"/>
        </table:table-row>
        <table:table-row table:style-name="ro1">
          <table:table-cell office:value-type="float" office:value="437" calcext:value-type="float">
            <text:p>437</text:p>
          </table:table-cell>
          <table:table-cell table:formula="of:=-54.52*LN([.A318])+363.75" office:value-type="float" office:value="32.2720422033884" calcext:value-type="float">
            <text:p>32.27</text:p>
          </table:table-cell>
          <table:table-cell table:style-name="ce3" office:value-type="float" office:value="32.2720422033884" calcext:value-type="float">
            <text:p>32.27</text:p>
          </table:table-cell>
          <table:table-cell table:formula="of:=INT(ROUND([.C318];0))" office:value-type="float" office:value="32" calcext:value-type="float">
            <text:p>32</text:p>
          </table:table-cell>
          <table:table-cell office:value-type="float" office:value="32" calcext:value-type="float">
            <text:p>32</text:p>
          </table:table-cell>
          <table:table-cell table:formula="of:=[.B318]*9/5+32" office:value-type="float" office:value="90.0896759660992" calcext:value-type="float">
            <text:p>90.0896759661</text:p>
          </table:table-cell>
          <table:table-cell office:value-type="float" office:value="90.0896759660992" calcext:value-type="float">
            <text:p>90.0896759661</text:p>
          </table:table-cell>
          <table:table-cell table:formula="of:=ROUND([.G318];0)" office:value-type="float" office:value="90" calcext:value-type="float">
            <text:p>90</text:p>
          </table:table-cell>
          <table:table-cell office:value-type="float" office:value="90" calcext:value-type="float">
            <text:p>90</text:p>
          </table:table-cell>
          <table:table-cell table:number-columns-repeated="1015"/>
        </table:table-row>
        <table:table-row table:style-name="ro1">
          <table:table-cell office:value-type="float" office:value="438" calcext:value-type="float">
            <text:p>438</text:p>
          </table:table-cell>
          <table:table-cell table:formula="of:=-54.52*LN([.A319])+363.75" office:value-type="float" office:value="32.1474250062761" calcext:value-type="float">
            <text:p>32.15</text:p>
          </table:table-cell>
          <table:table-cell table:style-name="ce3" office:value-type="float" office:value="32.1474250062761" calcext:value-type="float">
            <text:p>32.15</text:p>
          </table:table-cell>
          <table:table-cell table:formula="of:=INT(ROUND([.C319];0))" office:value-type="float" office:value="32" calcext:value-type="float">
            <text:p>32</text:p>
          </table:table-cell>
          <table:table-cell office:value-type="float" office:value="32" calcext:value-type="float">
            <text:p>32</text:p>
          </table:table-cell>
          <table:table-cell table:formula="of:=[.B319]*9/5+32" office:value-type="float" office:value="89.865365011297" calcext:value-type="float">
            <text:p>89.8653650113</text:p>
          </table:table-cell>
          <table:table-cell office:value-type="float" office:value="89.865365011297" calcext:value-type="float">
            <text:p>89.8653650113</text:p>
          </table:table-cell>
          <table:table-cell table:formula="of:=ROUND([.G319];0)" office:value-type="float" office:value="90" calcext:value-type="float">
            <text:p>90</text:p>
          </table:table-cell>
          <table:table-cell office:value-type="float" office:value="90" calcext:value-type="float">
            <text:p>90</text:p>
          </table:table-cell>
          <table:table-cell table:number-columns-repeated="1015"/>
        </table:table-row>
        <table:table-row table:style-name="ro1">
          <table:table-cell office:value-type="float" office:value="439" calcext:value-type="float">
            <text:p>439</text:p>
          </table:table-cell>
          <table:table-cell table:formula="of:=-54.52*LN([.A320])+363.75" office:value-type="float" office:value="32.0230919991416" calcext:value-type="float">
            <text:p>32.02</text:p>
          </table:table-cell>
          <table:table-cell table:style-name="ce3" office:value-type="float" office:value="32.0230919991416" calcext:value-type="float">
            <text:p>32.02</text:p>
          </table:table-cell>
          <table:table-cell table:formula="of:=INT(ROUND([.C320];0))" office:value-type="float" office:value="32" calcext:value-type="float">
            <text:p>32</text:p>
          </table:table-cell>
          <table:table-cell office:value-type="float" office:value="32" calcext:value-type="float">
            <text:p>32</text:p>
          </table:table-cell>
          <table:table-cell table:formula="of:=[.B320]*9/5+32" office:value-type="float" office:value="89.6415655984549" calcext:value-type="float">
            <text:p>89.6415655985</text:p>
          </table:table-cell>
          <table:table-cell office:value-type="float" office:value="89.6415655984549" calcext:value-type="float">
            <text:p>89.6415655985</text:p>
          </table:table-cell>
          <table:table-cell table:formula="of:=ROUND([.G320];0)" office:value-type="float" office:value="90" calcext:value-type="float">
            <text:p>90</text:p>
          </table:table-cell>
          <table:table-cell office:value-type="float" office:value="90" calcext:value-type="float">
            <text:p>90</text:p>
          </table:table-cell>
          <table:table-cell table:number-columns-repeated="1015"/>
        </table:table-row>
        <table:table-row table:style-name="ro1">
          <table:table-cell office:value-type="float" office:value="440" calcext:value-type="float">
            <text:p>440</text:p>
          </table:table-cell>
          <table:table-cell table:formula="of:=-54.52*LN([.A321])+363.75" office:value-type="float" office:value="31.899041888741" calcext:value-type="float">
            <text:p>31.90</text:p>
          </table:table-cell>
          <table:table-cell table:style-name="ce3" office:value-type="float" office:value="31.899041888741" calcext:value-type="float">
            <text:p>31.90</text:p>
          </table:table-cell>
          <table:table-cell table:formula="of:=INT(ROUND([.C321];0))" office:value-type="float" office:value="32" calcext:value-type="float">
            <text:p>32</text:p>
          </table:table-cell>
          <table:table-cell office:value-type="float" office:value="32" calcext:value-type="float">
            <text:p>32</text:p>
          </table:table-cell>
          <table:table-cell table:formula="of:=[.B321]*9/5+32" office:value-type="float" office:value="89.4182753997338" calcext:value-type="float">
            <text:p>89.4182753997</text:p>
          </table:table-cell>
          <table:table-cell office:value-type="float" office:value="89.4182753997338" calcext:value-type="float">
            <text:p>89.4182753997</text:p>
          </table:table-cell>
          <table:table-cell table:formula="of:=ROUND([.G321];0)" office:value-type="float" office:value="89" calcext:value-type="float">
            <text:p>89</text:p>
          </table:table-cell>
          <table:table-cell office:value-type="float" office:value="89" calcext:value-type="float">
            <text:p>89</text:p>
          </table:table-cell>
          <table:table-cell table:number-columns-repeated="1015"/>
        </table:table-row>
        <table:table-row table:style-name="ro1">
          <table:table-cell office:value-type="float" office:value="441" calcext:value-type="float">
            <text:p>441</text:p>
          </table:table-cell>
          <table:table-cell table:formula="of:=-54.52*LN([.A322])+363.75" office:value-type="float" office:value="31.7752733906379" calcext:value-type="float">
            <text:p>31.78</text:p>
          </table:table-cell>
          <table:table-cell table:style-name="ce3" office:value-type="float" office:value="31.7752733906379" calcext:value-type="float">
            <text:p>31.78</text:p>
          </table:table-cell>
          <table:table-cell table:formula="of:=INT(ROUND([.C322];0))" office:value-type="float" office:value="32" calcext:value-type="float">
            <text:p>32</text:p>
          </table:table-cell>
          <table:table-cell office:value-type="float" office:value="32" calcext:value-type="float">
            <text:p>32</text:p>
          </table:table-cell>
          <table:table-cell table:formula="of:=[.B322]*9/5+32" office:value-type="float" office:value="89.1954921031483" calcext:value-type="float">
            <text:p>89.1954921031</text:p>
          </table:table-cell>
          <table:table-cell office:value-type="float" office:value="89.1954921031483" calcext:value-type="float">
            <text:p>89.1954921031</text:p>
          </table:table-cell>
          <table:table-cell table:formula="of:=ROUND([.G322];0)" office:value-type="float" office:value="89" calcext:value-type="float">
            <text:p>89</text:p>
          </table:table-cell>
          <table:table-cell office:value-type="float" office:value="89" calcext:value-type="float">
            <text:p>89</text:p>
          </table:table-cell>
          <table:table-cell table:number-columns-repeated="1015"/>
        </table:table-row>
        <table:table-row table:style-name="ro1">
          <table:table-cell office:value-type="float" office:value="442" calcext:value-type="float">
            <text:p>442</text:p>
          </table:table-cell>
          <table:table-cell table:formula="of:=-54.52*LN([.A323])+363.75" office:value-type="float" office:value="31.6517852291239" calcext:value-type="float">
            <text:p>31.65</text:p>
          </table:table-cell>
          <table:table-cell table:style-name="ce3" office:value-type="float" office:value="31.6517852291239" calcext:value-type="float">
            <text:p>31.65</text:p>
          </table:table-cell>
          <table:table-cell table:formula="of:=INT(ROUND([.C323];0))" office:value-type="float" office:value="32" calcext:value-type="float">
            <text:p>32</text:p>
          </table:table-cell>
          <table:table-cell office:value-type="float" office:value="32" calcext:value-type="float">
            <text:p>32</text:p>
          </table:table-cell>
          <table:table-cell table:formula="of:=[.B323]*9/5+32" office:value-type="float" office:value="88.973213412423" calcext:value-type="float">
            <text:p>88.9732134124</text:p>
          </table:table-cell>
          <table:table-cell office:value-type="float" office:value="88.973213412423" calcext:value-type="float">
            <text:p>88.9732134124</text:p>
          </table:table-cell>
          <table:table-cell table:formula="of:=ROUND([.G323];0)" office:value-type="float" office:value="89" calcext:value-type="float">
            <text:p>89</text:p>
          </table:table-cell>
          <table:table-cell office:value-type="float" office:value="89" calcext:value-type="float">
            <text:p>89</text:p>
          </table:table-cell>
          <table:table-cell table:number-columns-repeated="1015"/>
        </table:table-row>
        <table:table-row table:style-name="ro1">
          <table:table-cell office:value-type="float" office:value="443" calcext:value-type="float">
            <text:p>443</text:p>
          </table:table-cell>
          <table:table-cell table:formula="of:=-54.52*LN([.A324])+363.75" office:value-type="float" office:value="31.5285761371392" calcext:value-type="float">
            <text:p>31.53</text:p>
          </table:table-cell>
          <table:table-cell table:style-name="ce3" office:value-type="float" office:value="31.5285761371392" calcext:value-type="float">
            <text:p>31.53</text:p>
          </table:table-cell>
          <table:table-cell table:formula="of:=INT(ROUND([.C324];0))" office:value-type="float" office:value="32" calcext:value-type="float">
            <text:p>32</text:p>
          </table:table-cell>
          <table:table-cell office:value-type="float" office:value="32" calcext:value-type="float">
            <text:p>32</text:p>
          </table:table-cell>
          <table:table-cell table:formula="of:=[.B324]*9/5+32" office:value-type="float" office:value="88.7514370468505" calcext:value-type="float">
            <text:p>88.7514370469</text:p>
          </table:table-cell>
          <table:table-cell office:value-type="float" office:value="88.7514370468505" calcext:value-type="float">
            <text:p>88.7514370469</text:p>
          </table:table-cell>
          <table:table-cell table:formula="of:=ROUND([.G324];0)" office:value-type="float" office:value="89" calcext:value-type="float">
            <text:p>89</text:p>
          </table:table-cell>
          <table:table-cell office:value-type="float" office:value="89" calcext:value-type="float">
            <text:p>89</text:p>
          </table:table-cell>
          <table:table-cell table:number-columns-repeated="1015"/>
        </table:table-row>
        <table:table-row table:style-name="ro1">
          <table:table-cell office:value-type="float" office:value="444" calcext:value-type="float">
            <text:p>444</text:p>
          </table:table-cell>
          <table:table-cell table:formula="of:=-54.52*LN([.A325])+363.75" office:value-type="float" office:value="31.4056448561951" calcext:value-type="float">
            <text:p>31.41</text:p>
          </table:table-cell>
          <table:table-cell table:style-name="ce3" office:value-type="float" office:value="31.4056448561951" calcext:value-type="float">
            <text:p>31.41</text:p>
          </table:table-cell>
          <table:table-cell table:formula="of:=INT(ROUND([.C325];0))" office:value-type="float" office:value="31" calcext:value-type="float">
            <text:p>31</text:p>
          </table:table-cell>
          <table:table-cell office:value-type="float" office:value="31" calcext:value-type="float">
            <text:p>31</text:p>
          </table:table-cell>
          <table:table-cell table:formula="of:=[.B325]*9/5+32" office:value-type="float" office:value="88.5301607411511" calcext:value-type="float">
            <text:p>88.5301607412</text:p>
          </table:table-cell>
          <table:table-cell office:value-type="float" office:value="88.5301607411511" calcext:value-type="float">
            <text:p>88.5301607412</text:p>
          </table:table-cell>
          <table:table-cell table:formula="of:=ROUND([.G325];0)" office:value-type="float" office:value="89" calcext:value-type="float">
            <text:p>89</text:p>
          </table:table-cell>
          <table:table-cell office:value-type="float" office:value="89" calcext:value-type="float">
            <text:p>89</text:p>
          </table:table-cell>
          <table:table-cell table:number-columns-repeated="1015"/>
        </table:table-row>
        <table:table-row table:style-name="ro1">
          <table:table-cell office:value-type="float" office:value="445" calcext:value-type="float">
            <text:p>445</text:p>
          </table:table-cell>
          <table:table-cell table:formula="of:=-54.52*LN([.A326])+363.75" office:value-type="float" office:value="31.2829901362966" calcext:value-type="float">
            <text:p>31.28</text:p>
          </table:table-cell>
          <table:table-cell table:style-name="ce3" office:value-type="float" office:value="31.2829901362966" calcext:value-type="float">
            <text:p>31.28</text:p>
          </table:table-cell>
          <table:table-cell table:formula="of:=INT(ROUND([.C326];0))" office:value-type="float" office:value="31" calcext:value-type="float">
            <text:p>31</text:p>
          </table:table-cell>
          <table:table-cell office:value-type="float" office:value="31" calcext:value-type="float">
            <text:p>31</text:p>
          </table:table-cell>
          <table:table-cell table:formula="of:=[.B326]*9/5+32" office:value-type="float" office:value="88.3093822453338" calcext:value-type="float">
            <text:p>88.3093822453</text:p>
          </table:table-cell>
          <table:table-cell office:value-type="float" office:value="88.3093822453338" calcext:value-type="float">
            <text:p>88.3093822453</text:p>
          </table:table-cell>
          <table:table-cell table:formula="of:=ROUND([.G326];0)" office:value-type="float" office:value="88" calcext:value-type="float">
            <text:p>88</text:p>
          </table:table-cell>
          <table:table-cell office:value-type="float" office:value="88" calcext:value-type="float">
            <text:p>88</text:p>
          </table:table-cell>
          <table:table-cell table:number-columns-repeated="1015"/>
        </table:table-row>
        <table:table-row table:style-name="ro1">
          <table:table-cell office:value-type="float" office:value="446" calcext:value-type="float">
            <text:p>446</text:p>
          </table:table-cell>
          <table:table-cell table:formula="of:=-54.52*LN([.A327])+363.75" office:value-type="float" office:value="31.1606107358661" calcext:value-type="float">
            <text:p>31.16</text:p>
          </table:table-cell>
          <table:table-cell table:style-name="ce3" office:value-type="float" office:value="31.1606107358661" calcext:value-type="float">
            <text:p>31.16</text:p>
          </table:table-cell>
          <table:table-cell table:formula="of:=INT(ROUND([.C327];0))" office:value-type="float" office:value="31" calcext:value-type="float">
            <text:p>31</text:p>
          </table:table-cell>
          <table:table-cell office:value-type="float" office:value="31" calcext:value-type="float">
            <text:p>31</text:p>
          </table:table-cell>
          <table:table-cell table:formula="of:=[.B327]*9/5+32" office:value-type="float" office:value="88.089099324559" calcext:value-type="float">
            <text:p>88.0890993246</text:p>
          </table:table-cell>
          <table:table-cell office:value-type="float" office:value="88.089099324559" calcext:value-type="float">
            <text:p>88.0890993246</text:p>
          </table:table-cell>
          <table:table-cell table:formula="of:=ROUND([.G327];0)" office:value-type="float" office:value="88" calcext:value-type="float">
            <text:p>88</text:p>
          </table:table-cell>
          <table:table-cell office:value-type="float" office:value="88" calcext:value-type="float">
            <text:p>88</text:p>
          </table:table-cell>
          <table:table-cell table:number-columns-repeated="1015"/>
        </table:table-row>
        <table:table-row table:style-name="ro1">
          <table:table-cell office:value-type="float" office:value="447" calcext:value-type="float">
            <text:p>447</text:p>
          </table:table-cell>
          <table:table-cell table:formula="of:=-54.52*LN([.A328])+363.75" office:value-type="float" office:value="31.0385054216682" calcext:value-type="float">
            <text:p>31.04</text:p>
          </table:table-cell>
          <table:table-cell table:style-name="ce3" office:value-type="float" office:value="31.0385054216682" calcext:value-type="float">
            <text:p>31.04</text:p>
          </table:table-cell>
          <table:table-cell table:formula="of:=INT(ROUND([.C328];0))" office:value-type="float" office:value="31" calcext:value-type="float">
            <text:p>31</text:p>
          </table:table-cell>
          <table:table-cell office:value-type="float" office:value="31" calcext:value-type="float">
            <text:p>31</text:p>
          </table:table-cell>
          <table:table-cell table:formula="of:=[.B328]*9/5+32" office:value-type="float" office:value="87.8693097590027" calcext:value-type="float">
            <text:p>87.869309759</text:p>
          </table:table-cell>
          <table:table-cell office:value-type="float" office:value="87.8693097590027" calcext:value-type="float">
            <text:p>87.869309759</text:p>
          </table:table-cell>
          <table:table-cell table:formula="of:=ROUND([.G328];0)" office:value-type="float" office:value="88" calcext:value-type="float">
            <text:p>88</text:p>
          </table:table-cell>
          <table:table-cell office:value-type="float" office:value="88" calcext:value-type="float">
            <text:p>88</text:p>
          </table:table-cell>
          <table:table-cell table:number-columns-repeated="1015"/>
        </table:table-row>
        <table:table-row table:style-name="ro1">
          <table:table-cell office:value-type="float" office:value="448" calcext:value-type="float">
            <text:p>448</text:p>
          </table:table-cell>
          <table:table-cell table:formula="of:=-54.52*LN([.A329])+363.75" office:value-type="float" office:value="30.916672968735" calcext:value-type="float">
            <text:p>30.92</text:p>
          </table:table-cell>
          <table:table-cell table:style-name="ce3" office:value-type="float" office:value="30.916672968735" calcext:value-type="float">
            <text:p>30.92</text:p>
          </table:table-cell>
          <table:table-cell table:formula="of:=INT(ROUND([.C329];0))" office:value-type="float" office:value="31" calcext:value-type="float">
            <text:p>31</text:p>
          </table:table-cell>
          <table:table-cell office:value-type="float" office:value="31" calcext:value-type="float">
            <text:p>31</text:p>
          </table:table-cell>
          <table:table-cell table:formula="of:=[.B329]*9/5+32" office:value-type="float" office:value="87.650011343723" calcext:value-type="float">
            <text:p>87.6500113437</text:p>
          </table:table-cell>
          <table:table-cell office:value-type="float" office:value="87.650011343723" calcext:value-type="float">
            <text:p>87.6500113437</text:p>
          </table:table-cell>
          <table:table-cell table:formula="of:=ROUND([.G329];0)" office:value-type="float" office:value="88" calcext:value-type="float">
            <text:p>88</text:p>
          </table:table-cell>
          <table:table-cell office:value-type="float" office:value="88" calcext:value-type="float">
            <text:p>88</text:p>
          </table:table-cell>
          <table:table-cell table:number-columns-repeated="1015"/>
        </table:table-row>
        <table:table-row table:style-name="ro1">
          <table:table-cell office:value-type="float" office:value="449" calcext:value-type="float">
            <text:p>449</text:p>
          </table:table-cell>
          <table:table-cell table:formula="of:=-54.52*LN([.A330])+363.75" office:value-type="float" office:value="30.7951121602923" calcext:value-type="float">
            <text:p>30.80</text:p>
          </table:table-cell>
          <table:table-cell table:style-name="ce3" office:value-type="float" office:value="30.7951121602923" calcext:value-type="float">
            <text:p>30.80</text:p>
          </table:table-cell>
          <table:table-cell table:formula="of:=INT(ROUND([.C330];0))" office:value-type="float" office:value="31" calcext:value-type="float">
            <text:p>31</text:p>
          </table:table-cell>
          <table:table-cell office:value-type="float" office:value="31" calcext:value-type="float">
            <text:p>31</text:p>
          </table:table-cell>
          <table:table-cell table:formula="of:=[.B330]*9/5+32" office:value-type="float" office:value="87.4312018885261" calcext:value-type="float">
            <text:p>87.4312018885</text:p>
          </table:table-cell>
          <table:table-cell office:value-type="float" office:value="87.4312018885261" calcext:value-type="float">
            <text:p>87.4312018885</text:p>
          </table:table-cell>
          <table:table-cell table:formula="of:=ROUND([.G330];0)" office:value-type="float" office:value="87" calcext:value-type="float">
            <text:p>87</text:p>
          </table:table-cell>
          <table:table-cell office:value-type="float" office:value="87" calcext:value-type="float">
            <text:p>87</text:p>
          </table:table-cell>
          <table:table-cell table:number-columns-repeated="1015"/>
        </table:table-row>
        <table:table-row table:style-name="ro1">
          <table:table-cell office:value-type="float" office:value="450" calcext:value-type="float">
            <text:p>450</text:p>
          </table:table-cell>
          <table:table-cell table:formula="of:=-54.52*LN([.A331])+363.75" office:value-type="float" office:value="30.6738217876868" calcext:value-type="float">
            <text:p>30.67</text:p>
          </table:table-cell>
          <table:table-cell table:style-name="ce3" office:value-type="float" office:value="30.6738217876868" calcext:value-type="float">
            <text:p>30.67</text:p>
          </table:table-cell>
          <table:table-cell table:formula="of:=INT(ROUND([.C331];0))" office:value-type="float" office:value="31" calcext:value-type="float">
            <text:p>31</text:p>
          </table:table-cell>
          <table:table-cell office:value-type="float" office:value="31" calcext:value-type="float">
            <text:p>31</text:p>
          </table:table-cell>
          <table:table-cell table:formula="of:=[.B331]*9/5+32" office:value-type="float" office:value="87.2128792178362" calcext:value-type="float">
            <text:p>87.2128792178</text:p>
          </table:table-cell>
          <table:table-cell office:value-type="float" office:value="87.2128792178362" calcext:value-type="float">
            <text:p>87.2128792178</text:p>
          </table:table-cell>
          <table:table-cell table:formula="of:=ROUND([.G331];0)" office:value-type="float" office:value="87" calcext:value-type="float">
            <text:p>87</text:p>
          </table:table-cell>
          <table:table-cell office:value-type="float" office:value="87" calcext:value-type="float">
            <text:p>87</text:p>
          </table:table-cell>
          <table:table-cell table:number-columns-repeated="1015"/>
        </table:table-row>
        <table:table-row table:style-name="ro1">
          <table:table-cell office:value-type="float" office:value="451" calcext:value-type="float">
            <text:p>451</text:p>
          </table:table-cell>
          <table:table-cell table:formula="of:=-54.52*LN([.A332])+363.75" office:value-type="float" office:value="30.5528006503139" calcext:value-type="float">
            <text:p>30.55</text:p>
          </table:table-cell>
          <table:table-cell table:style-name="ce3" office:value-type="float" office:value="30.5528006503139" calcext:value-type="float">
            <text:p>30.55</text:p>
          </table:table-cell>
          <table:table-cell table:formula="of:=INT(ROUND([.C332];0))" office:value-type="float" office:value="31" calcext:value-type="float">
            <text:p>31</text:p>
          </table:table-cell>
          <table:table-cell office:value-type="float" office:value="31" calcext:value-type="float">
            <text:p>31</text:p>
          </table:table-cell>
          <table:table-cell table:formula="of:=[.B332]*9/5+32" office:value-type="float" office:value="86.9950411705651" calcext:value-type="float">
            <text:p>86.9950411706</text:p>
          </table:table-cell>
          <table:table-cell office:value-type="float" office:value="86.9950411705651" calcext:value-type="float">
            <text:p>86.9950411706</text:p>
          </table:table-cell>
          <table:table-cell table:formula="of:=ROUND([.G332];0)" office:value-type="float" office:value="87" calcext:value-type="float">
            <text:p>87</text:p>
          </table:table-cell>
          <table:table-cell office:value-type="float" office:value="87" calcext:value-type="float">
            <text:p>87</text:p>
          </table:table-cell>
          <table:table-cell table:number-columns-repeated="1015"/>
        </table:table-row>
        <table:table-row table:style-name="ro1">
          <table:table-cell office:value-type="float" office:value="452" calcext:value-type="float">
            <text:p>452</text:p>
          </table:table-cell>
          <table:table-cell table:formula="of:=-54.52*LN([.A333])+363.75" office:value-type="float" office:value="30.4320475555467" calcext:value-type="float">
            <text:p>30.43</text:p>
          </table:table-cell>
          <table:table-cell table:style-name="ce3" office:value-type="float" office:value="30.4320475555467" calcext:value-type="float">
            <text:p>30.43</text:p>
          </table:table-cell>
          <table:table-cell table:formula="of:=INT(ROUND([.C333];0))" office:value-type="float" office:value="30" calcext:value-type="float">
            <text:p>30</text:p>
          </table:table-cell>
          <table:table-cell office:value-type="float" office:value="30" calcext:value-type="float">
            <text:p>30</text:p>
          </table:table-cell>
          <table:table-cell table:formula="of:=[.B333]*9/5+32" office:value-type="float" office:value="86.7776855999841" calcext:value-type="float">
            <text:p>86.7776856</text:p>
          </table:table-cell>
          <table:table-cell office:value-type="float" office:value="86.7776855999841" calcext:value-type="float">
            <text:p>86.7776856</text:p>
          </table:table-cell>
          <table:table-cell table:formula="of:=ROUND([.G333];0)" office:value-type="float" office:value="87" calcext:value-type="float">
            <text:p>87</text:p>
          </table:table-cell>
          <table:table-cell office:value-type="float" office:value="87" calcext:value-type="float">
            <text:p>87</text:p>
          </table:table-cell>
          <table:table-cell table:number-columns-repeated="1015"/>
        </table:table-row>
        <table:table-row table:style-name="ro1">
          <table:table-cell office:value-type="float" office:value="453" calcext:value-type="float">
            <text:p>453</text:p>
          </table:table-cell>
          <table:table-cell table:formula="of:=-54.52*LN([.A334])+363.75" office:value-type="float" office:value="30.3115613186649" calcext:value-type="float">
            <text:p>30.31</text:p>
          </table:table-cell>
          <table:table-cell table:style-name="ce3" office:value-type="float" office:value="30.3115613186649" calcext:value-type="float">
            <text:p>30.31</text:p>
          </table:table-cell>
          <table:table-cell table:formula="of:=INT(ROUND([.C334];0))" office:value-type="float" office:value="30" calcext:value-type="float">
            <text:p>30</text:p>
          </table:table-cell>
          <table:table-cell office:value-type="float" office:value="30" calcext:value-type="float">
            <text:p>30</text:p>
          </table:table-cell>
          <table:table-cell table:formula="of:=[.B334]*9/5+32" office:value-type="float" office:value="86.5608103735969" calcext:value-type="float">
            <text:p>86.5608103736</text:p>
          </table:table-cell>
          <table:table-cell office:value-type="float" office:value="86.5608103735969" calcext:value-type="float">
            <text:p>86.5608103736</text:p>
          </table:table-cell>
          <table:table-cell table:formula="of:=ROUND([.G334];0)" office:value-type="float" office:value="87" calcext:value-type="float">
            <text:p>87</text:p>
          </table:table-cell>
          <table:table-cell office:value-type="float" office:value="87" calcext:value-type="float">
            <text:p>87</text:p>
          </table:table-cell>
          <table:table-cell table:number-columns-repeated="1015"/>
        </table:table-row>
        <table:table-row table:style-name="ro1">
          <table:table-cell office:value-type="float" office:value="454" calcext:value-type="float">
            <text:p>454</text:p>
          </table:table-cell>
          <table:table-cell table:formula="of:=-54.52*LN([.A335])+363.75" office:value-type="float" office:value="30.1913407627857" calcext:value-type="float">
            <text:p>30.19</text:p>
          </table:table-cell>
          <table:table-cell table:style-name="ce3" office:value-type="float" office:value="30.1913407627857" calcext:value-type="float">
            <text:p>30.19</text:p>
          </table:table-cell>
          <table:table-cell table:formula="of:=INT(ROUND([.C335];0))" office:value-type="float" office:value="30" calcext:value-type="float">
            <text:p>30</text:p>
          </table:table-cell>
          <table:table-cell office:value-type="float" office:value="30" calcext:value-type="float">
            <text:p>30</text:p>
          </table:table-cell>
          <table:table-cell table:formula="of:=[.B335]*9/5+32" office:value-type="float" office:value="86.3444133730142" calcext:value-type="float">
            <text:p>86.344413373</text:p>
          </table:table-cell>
          <table:table-cell office:value-type="float" office:value="86.3444133730142" calcext:value-type="float">
            <text:p>86.344413373</text:p>
          </table:table-cell>
          <table:table-cell table:formula="of:=ROUND([.G335];0)" office:value-type="float" office:value="86" calcext:value-type="float">
            <text:p>86</text:p>
          </table:table-cell>
          <table:table-cell office:value-type="float" office:value="86" calcext:value-type="float">
            <text:p>86</text:p>
          </table:table-cell>
          <table:table-cell table:number-columns-repeated="1015"/>
        </table:table-row>
        <table:table-row table:style-name="ro1">
          <table:table-cell office:value-type="float" office:value="455" calcext:value-type="float">
            <text:p>455</text:p>
          </table:table-cell>
          <table:table-cell table:formula="of:=-54.52*LN([.A336])+363.75" office:value-type="float" office:value="30.0713847187941" calcext:value-type="float">
            <text:p>30.07</text:p>
          </table:table-cell>
          <table:table-cell table:style-name="ce3" office:value-type="float" office:value="30.0713847187941" calcext:value-type="float">
            <text:p>30.07</text:p>
          </table:table-cell>
          <table:table-cell table:formula="of:=INT(ROUND([.C336];0))" office:value-type="float" office:value="30" calcext:value-type="float">
            <text:p>30</text:p>
          </table:table-cell>
          <table:table-cell office:value-type="float" office:value="30" calcext:value-type="float">
            <text:p>30</text:p>
          </table:table-cell>
          <table:table-cell table:formula="of:=[.B336]*9/5+32" office:value-type="float" office:value="86.1284924938295" calcext:value-type="float">
            <text:p>86.1284924938</text:p>
          </table:table-cell>
          <table:table-cell office:value-type="float" office:value="86.1284924938295" calcext:value-type="float">
            <text:p>86.1284924938</text:p>
          </table:table-cell>
          <table:table-cell table:formula="of:=ROUND([.G336];0)" office:value-type="float" office:value="86" calcext:value-type="float">
            <text:p>86</text:p>
          </table:table-cell>
          <table:table-cell office:value-type="float" office:value="86" calcext:value-type="float">
            <text:p>86</text:p>
          </table:table-cell>
          <table:table-cell table:number-columns-repeated="1015"/>
        </table:table-row>
        <table:table-row table:style-name="ro1">
          <table:table-cell office:value-type="float" office:value="456" calcext:value-type="float">
            <text:p>456</text:p>
          </table:table-cell>
          <table:table-cell table:formula="of:=-54.52*LN([.A337])+363.75" office:value-type="float" office:value="29.9516920252756" calcext:value-type="float">
            <text:p>29.95</text:p>
          </table:table-cell>
          <table:table-cell table:style-name="ce3" office:value-type="float" office:value="29.9516920252756" calcext:value-type="float">
            <text:p>29.95</text:p>
          </table:table-cell>
          <table:table-cell table:formula="of:=INT(ROUND([.C337];0))" office:value-type="float" office:value="30" calcext:value-type="float">
            <text:p>30</text:p>
          </table:table-cell>
          <table:table-cell office:value-type="float" office:value="30" calcext:value-type="float">
            <text:p>30</text:p>
          </table:table-cell>
          <table:table-cell table:formula="of:=[.B337]*9/5+32" office:value-type="float" office:value="85.9130456454961" calcext:value-type="float">
            <text:p>85.9130456455</text:p>
          </table:table-cell>
          <table:table-cell office:value-type="float" office:value="85.9130456454961" calcext:value-type="float">
            <text:p>85.9130456455</text:p>
          </table:table-cell>
          <table:table-cell table:formula="of:=ROUND([.G337];0)" office:value-type="float" office:value="86" calcext:value-type="float">
            <text:p>86</text:p>
          </table:table-cell>
          <table:table-cell office:value-type="float" office:value="86" calcext:value-type="float">
            <text:p>86</text:p>
          </table:table-cell>
          <table:table-cell table:number-columns-repeated="1015"/>
        </table:table-row>
        <table:table-row table:style-name="ro1">
          <table:table-cell office:value-type="float" office:value="457" calcext:value-type="float">
            <text:p>457</text:p>
          </table:table-cell>
          <table:table-cell table:formula="of:=-54.52*LN([.A338])+363.75" office:value-type="float" office:value="29.8322615284479" calcext:value-type="float">
            <text:p>29.83</text:p>
          </table:table-cell>
          <table:table-cell table:style-name="ce3" office:value-type="float" office:value="29.8322615284479" calcext:value-type="float">
            <text:p>29.83</text:p>
          </table:table-cell>
          <table:table-cell table:formula="of:=INT(ROUND([.C338];0))" office:value-type="float" office:value="30" calcext:value-type="float">
            <text:p>30</text:p>
          </table:table-cell>
          <table:table-cell office:value-type="float" office:value="30" calcext:value-type="float">
            <text:p>30</text:p>
          </table:table-cell>
          <table:table-cell table:formula="of:=[.B338]*9/5+32" office:value-type="float" office:value="85.6980707512063" calcext:value-type="float">
            <text:p>85.6980707512</text:p>
          </table:table-cell>
          <table:table-cell office:value-type="float" office:value="85.6980707512063" calcext:value-type="float">
            <text:p>85.6980707512</text:p>
          </table:table-cell>
          <table:table-cell table:formula="of:=ROUND([.G338];0)" office:value-type="float" office:value="86" calcext:value-type="float">
            <text:p>86</text:p>
          </table:table-cell>
          <table:table-cell office:value-type="float" office:value="86" calcext:value-type="float">
            <text:p>86</text:p>
          </table:table-cell>
          <table:table-cell table:number-columns-repeated="1015"/>
        </table:table-row>
        <table:table-row table:style-name="ro1">
          <table:table-cell office:value-type="float" office:value="458" calcext:value-type="float">
            <text:p>458</text:p>
          </table:table-cell>
          <table:table-cell table:formula="of:=-54.52*LN([.A339])+363.75" office:value-type="float" office:value="29.7130920820946" calcext:value-type="float">
            <text:p>29.71</text:p>
          </table:table-cell>
          <table:table-cell table:style-name="ce3" office:value-type="float" office:value="29.7130920820946" calcext:value-type="float">
            <text:p>29.71</text:p>
          </table:table-cell>
          <table:table-cell table:formula="of:=INT(ROUND([.C339];0))" office:value-type="float" office:value="30" calcext:value-type="float">
            <text:p>30</text:p>
          </table:table-cell>
          <table:table-cell office:value-type="float" office:value="30" calcext:value-type="float">
            <text:p>30</text:p>
          </table:table-cell>
          <table:table-cell table:formula="of:=[.B339]*9/5+32" office:value-type="float" office:value="85.4835657477703" calcext:value-type="float">
            <text:p>85.4835657478</text:p>
          </table:table-cell>
          <table:table-cell office:value-type="float" office:value="85.4835657477703" calcext:value-type="float">
            <text:p>85.4835657478</text:p>
          </table:table-cell>
          <table:table-cell table:formula="of:=ROUND([.G339];0)" office:value-type="float" office:value="85" calcext:value-type="float">
            <text:p>85</text:p>
          </table:table-cell>
          <table:table-cell office:value-type="float" office:value="85" calcext:value-type="float">
            <text:p>85</text:p>
          </table:table-cell>
          <table:table-cell table:number-columns-repeated="1015"/>
        </table:table-row>
        <table:table-row table:style-name="ro1">
          <table:table-cell office:value-type="float" office:value="459" calcext:value-type="float">
            <text:p>459</text:p>
          </table:table-cell>
          <table:table-cell table:formula="of:=-54.52*LN([.A340])+363.75" office:value-type="float" office:value="29.594182547499" calcext:value-type="float">
            <text:p>29.59</text:p>
          </table:table-cell>
          <table:table-cell table:style-name="ce3" office:value-type="float" office:value="29.594182547499" calcext:value-type="float">
            <text:p>29.59</text:p>
          </table:table-cell>
          <table:table-cell table:formula="of:=INT(ROUND([.C340];0))" office:value-type="float" office:value="30" calcext:value-type="float">
            <text:p>30</text:p>
          </table:table-cell>
          <table:table-cell office:value-type="float" office:value="30" calcext:value-type="float">
            <text:p>30</text:p>
          </table:table-cell>
          <table:table-cell table:formula="of:=[.B340]*9/5+32" office:value-type="float" office:value="85.2695285854982" calcext:value-type="float">
            <text:p>85.2695285855</text:p>
          </table:table-cell>
          <table:table-cell office:value-type="float" office:value="85.2695285854982" calcext:value-type="float">
            <text:p>85.2695285855</text:p>
          </table:table-cell>
          <table:table-cell table:formula="of:=ROUND([.G340];0)" office:value-type="float" office:value="85" calcext:value-type="float">
            <text:p>85</text:p>
          </table:table-cell>
          <table:table-cell office:value-type="float" office:value="85" calcext:value-type="float">
            <text:p>85</text:p>
          </table:table-cell>
          <table:table-cell table:number-columns-repeated="1015"/>
        </table:table-row>
        <table:table-row table:style-name="ro1">
          <table:table-cell office:value-type="float" office:value="460" calcext:value-type="float">
            <text:p>460</text:p>
          </table:table-cell>
          <table:table-cell table:formula="of:=-54.52*LN([.A341])+363.75" office:value-type="float" office:value="29.4755317933792" calcext:value-type="float">
            <text:p>29.48</text:p>
          </table:table-cell>
          <table:table-cell table:style-name="ce3" office:value-type="float" office:value="29.4755317933792" calcext:value-type="float">
            <text:p>29.48</text:p>
          </table:table-cell>
          <table:table-cell table:formula="of:=INT(ROUND([.C341];0))" office:value-type="float" office:value="29" calcext:value-type="float">
            <text:p>29</text:p>
          </table:table-cell>
          <table:table-cell office:value-type="float" office:value="29" calcext:value-type="float">
            <text:p>29</text:p>
          </table:table-cell>
          <table:table-cell table:formula="of:=[.B341]*9/5+32" office:value-type="float" office:value="85.0559572280825" calcext:value-type="float">
            <text:p>85.0559572281</text:p>
          </table:table-cell>
          <table:table-cell office:value-type="float" office:value="85.0559572280825" calcext:value-type="float">
            <text:p>85.0559572281</text:p>
          </table:table-cell>
          <table:table-cell table:formula="of:=ROUND([.G341];0)" office:value-type="float" office:value="85" calcext:value-type="float">
            <text:p>85</text:p>
          </table:table-cell>
          <table:table-cell office:value-type="float" office:value="85" calcext:value-type="float">
            <text:p>85</text:p>
          </table:table-cell>
          <table:table-cell table:number-columns-repeated="1015"/>
        </table:table-row>
        <table:table-row table:style-name="ro1">
          <table:table-cell office:value-type="float" office:value="461" calcext:value-type="float">
            <text:p>461</text:p>
          </table:table-cell>
          <table:table-cell table:formula="of:=-54.52*LN([.A342])+363.75" office:value-type="float" office:value="29.3571386958227" calcext:value-type="float">
            <text:p>29.36</text:p>
          </table:table-cell>
          <table:table-cell table:style-name="ce3" office:value-type="float" office:value="29.3571386958227" calcext:value-type="float">
            <text:p>29.36</text:p>
          </table:table-cell>
          <table:table-cell table:formula="of:=INT(ROUND([.C342];0))" office:value-type="float" office:value="29" calcext:value-type="float">
            <text:p>29</text:p>
          </table:table-cell>
          <table:table-cell office:value-type="float" office:value="29" calcext:value-type="float">
            <text:p>29</text:p>
          </table:table-cell>
          <table:table-cell table:formula="of:=[.B342]*9/5+32" office:value-type="float" office:value="84.8428496524809" calcext:value-type="float">
            <text:p>84.8428496525</text:p>
          </table:table-cell>
          <table:table-cell office:value-type="float" office:value="84.8428496524809" calcext:value-type="float">
            <text:p>84.8428496525</text:p>
          </table:table-cell>
          <table:table-cell table:formula="of:=ROUND([.G342];0)" office:value-type="float" office:value="85" calcext:value-type="float">
            <text:p>85</text:p>
          </table:table-cell>
          <table:table-cell office:value-type="float" office:value="85" calcext:value-type="float">
            <text:p>85</text:p>
          </table:table-cell>
          <table:table-cell table:number-columns-repeated="1015"/>
        </table:table-row>
        <table:table-row table:style-name="ro1">
          <table:table-cell office:value-type="float" office:value="462" calcext:value-type="float">
            <text:p>462</text:p>
          </table:table-cell>
          <table:table-cell table:formula="of:=-54.52*LN([.A343])+363.75" office:value-type="float" office:value="29.2390021382236" calcext:value-type="float">
            <text:p>29.24</text:p>
          </table:table-cell>
          <table:table-cell table:style-name="ce3" office:value-type="float" office:value="29.2390021382236" calcext:value-type="float">
            <text:p>29.24</text:p>
          </table:table-cell>
          <table:table-cell table:formula="of:=INT(ROUND([.C343];0))" office:value-type="float" office:value="29" calcext:value-type="float">
            <text:p>29</text:p>
          </table:table-cell>
          <table:table-cell office:value-type="float" office:value="29" calcext:value-type="float">
            <text:p>29</text:p>
          </table:table-cell>
          <table:table-cell table:formula="of:=[.B343]*9/5+32" office:value-type="float" office:value="84.6302038488025" calcext:value-type="float">
            <text:p>84.6302038488</text:p>
          </table:table-cell>
          <table:table-cell office:value-type="float" office:value="84.6302038488025" calcext:value-type="float">
            <text:p>84.6302038488</text:p>
          </table:table-cell>
          <table:table-cell table:formula="of:=ROUND([.G343];0)" office:value-type="float" office:value="85" calcext:value-type="float">
            <text:p>85</text:p>
          </table:table-cell>
          <table:table-cell office:value-type="float" office:value="85" calcext:value-type="float">
            <text:p>85</text:p>
          </table:table-cell>
          <table:table-cell table:number-columns-repeated="1015"/>
        </table:table-row>
        <table:table-row table:style-name="ro1">
          <table:table-cell office:value-type="float" office:value="463" calcext:value-type="float">
            <text:p>463</text:p>
          </table:table-cell>
          <table:table-cell table:formula="of:=-54.52*LN([.A344])+363.75" office:value-type="float" office:value="29.1211210112185" calcext:value-type="float">
            <text:p>29.12</text:p>
          </table:table-cell>
          <table:table-cell table:style-name="ce3" office:value-type="float" office:value="29.1211210112185" calcext:value-type="float">
            <text:p>29.12</text:p>
          </table:table-cell>
          <table:table-cell table:formula="of:=INT(ROUND([.C344];0))" office:value-type="float" office:value="29" calcext:value-type="float">
            <text:p>29</text:p>
          </table:table-cell>
          <table:table-cell office:value-type="float" office:value="29" calcext:value-type="float">
            <text:p>29</text:p>
          </table:table-cell>
          <table:table-cell table:formula="of:=[.B344]*9/5+32" office:value-type="float" office:value="84.4180178201933" calcext:value-type="float">
            <text:p>84.4180178202</text:p>
          </table:table-cell>
          <table:table-cell office:value-type="float" office:value="84.4180178201933" calcext:value-type="float">
            <text:p>84.4180178202</text:p>
          </table:table-cell>
          <table:table-cell table:formula="of:=ROUND([.G344];0)" office:value-type="float" office:value="84" calcext:value-type="float">
            <text:p>84</text:p>
          </table:table-cell>
          <table:table-cell office:value-type="float" office:value="84" calcext:value-type="float">
            <text:p>84</text:p>
          </table:table-cell>
          <table:table-cell table:number-columns-repeated="1015"/>
        </table:table-row>
        <table:table-row table:style-name="ro1">
          <table:table-cell office:value-type="float" office:value="464" calcext:value-type="float">
            <text:p>464</text:p>
          </table:table-cell>
          <table:table-cell table:formula="of:=-54.52*LN([.A345])+363.75" office:value-type="float" office:value="29.0034942126246" calcext:value-type="float">
            <text:p>29.00</text:p>
          </table:table-cell>
          <table:table-cell table:style-name="ce3" office:value-type="float" office:value="29.0034942126246" calcext:value-type="float">
            <text:p>29.00</text:p>
          </table:table-cell>
          <table:table-cell table:formula="of:=INT(ROUND([.C345];0))" office:value-type="float" office:value="29" calcext:value-type="float">
            <text:p>29</text:p>
          </table:table-cell>
          <table:table-cell office:value-type="float" office:value="29" calcext:value-type="float">
            <text:p>29</text:p>
          </table:table-cell>
          <table:table-cell table:formula="of:=[.B345]*9/5+32" office:value-type="float" office:value="84.2062895827242" calcext:value-type="float">
            <text:p>84.2062895827</text:p>
          </table:table-cell>
          <table:table-cell office:value-type="float" office:value="84.2062895827242" calcext:value-type="float">
            <text:p>84.2062895827</text:p>
          </table:table-cell>
          <table:table-cell table:formula="of:=ROUND([.G345];0)" office:value-type="float" office:value="84" calcext:value-type="float">
            <text:p>84</text:p>
          </table:table-cell>
          <table:table-cell office:value-type="float" office:value="84" calcext:value-type="float">
            <text:p>84</text:p>
          </table:table-cell>
          <table:table-cell table:number-columns-repeated="1015"/>
        </table:table-row>
        <table:table-row table:style-name="ro1">
          <table:table-cell office:value-type="float" office:value="465" calcext:value-type="float">
            <text:p>465</text:p>
          </table:table-cell>
          <table:table-cell table:formula="of:=-54.52*LN([.A346])+363.75" office:value-type="float" office:value="28.8861206473773" calcext:value-type="float">
            <text:p>28.89</text:p>
          </table:table-cell>
          <table:table-cell table:style-name="ce3" office:value-type="float" office:value="28.8861206473773" calcext:value-type="float">
            <text:p>28.89</text:p>
          </table:table-cell>
          <table:table-cell table:formula="of:=INT(ROUND([.C346];0))" office:value-type="float" office:value="29" calcext:value-type="float">
            <text:p>29</text:p>
          </table:table-cell>
          <table:table-cell office:value-type="float" office:value="29" calcext:value-type="float">
            <text:p>29</text:p>
          </table:table-cell>
          <table:table-cell table:formula="of:=[.B346]*9/5+32" office:value-type="float" office:value="83.9950171652792" calcext:value-type="float">
            <text:p>83.9950171653</text:p>
          </table:table-cell>
          <table:table-cell office:value-type="float" office:value="83.9950171652792" calcext:value-type="float">
            <text:p>83.9950171653</text:p>
          </table:table-cell>
          <table:table-cell table:formula="of:=ROUND([.G346];0)" office:value-type="float" office:value="84" calcext:value-type="float">
            <text:p>84</text:p>
          </table:table-cell>
          <table:table-cell office:value-type="float" office:value="84" calcext:value-type="float">
            <text:p>84</text:p>
          </table:table-cell>
          <table:table-cell table:number-columns-repeated="1015"/>
        </table:table-row>
        <table:table-row table:style-name="ro1">
          <table:table-cell office:value-type="float" office:value="466" calcext:value-type="float">
            <text:p>466</text:p>
          </table:table-cell>
          <table:table-cell table:formula="of:=-54.52*LN([.A347])+363.75" office:value-type="float" office:value="28.7689992274698" calcext:value-type="float">
            <text:p>28.77</text:p>
          </table:table-cell>
          <table:table-cell table:style-name="ce3" office:value-type="float" office:value="28.7689992274698" calcext:value-type="float">
            <text:p>28.77</text:p>
          </table:table-cell>
          <table:table-cell table:formula="of:=INT(ROUND([.C347];0))" office:value-type="float" office:value="29" calcext:value-type="float">
            <text:p>29</text:p>
          </table:table-cell>
          <table:table-cell office:value-type="float" office:value="29" calcext:value-type="float">
            <text:p>29</text:p>
          </table:table-cell>
          <table:table-cell table:formula="of:=[.B347]*9/5+32" office:value-type="float" office:value="83.7841986094456" calcext:value-type="float">
            <text:p>83.7841986094</text:p>
          </table:table-cell>
          <table:table-cell office:value-type="float" office:value="83.7841986094456" calcext:value-type="float">
            <text:p>83.7841986094</text:p>
          </table:table-cell>
          <table:table-cell table:formula="of:=ROUND([.G347];0)" office:value-type="float" office:value="84" calcext:value-type="float">
            <text:p>84</text:p>
          </table:table-cell>
          <table:table-cell office:value-type="float" office:value="84" calcext:value-type="float">
            <text:p>84</text:p>
          </table:table-cell>
          <table:table-cell table:number-columns-repeated="1015"/>
        </table:table-row>
        <table:table-row table:style-name="ro1">
          <table:table-cell office:value-type="float" office:value="467" calcext:value-type="float">
            <text:p>467</text:p>
          </table:table-cell>
          <table:table-cell table:formula="of:=-54.52*LN([.A348])+363.75" office:value-type="float" office:value="28.6521288718917" calcext:value-type="float">
            <text:p>28.65</text:p>
          </table:table-cell>
          <table:table-cell table:style-name="ce3" office:value-type="float" office:value="28.6521288718917" calcext:value-type="float">
            <text:p>28.65</text:p>
          </table:table-cell>
          <table:table-cell table:formula="of:=INT(ROUND([.C348];0))" office:value-type="float" office:value="29" calcext:value-type="float">
            <text:p>29</text:p>
          </table:table-cell>
          <table:table-cell office:value-type="float" office:value="29" calcext:value-type="float">
            <text:p>29</text:p>
          </table:table-cell>
          <table:table-cell table:formula="of:=[.B348]*9/5+32" office:value-type="float" office:value="83.5738319694051" calcext:value-type="float">
            <text:p>83.5738319694</text:p>
          </table:table-cell>
          <table:table-cell office:value-type="float" office:value="83.5738319694051" calcext:value-type="float">
            <text:p>83.5738319694</text:p>
          </table:table-cell>
          <table:table-cell table:formula="of:=ROUND([.G348];0)" office:value-type="float" office:value="84" calcext:value-type="float">
            <text:p>84</text:p>
          </table:table-cell>
          <table:table-cell office:value-type="float" office:value="84" calcext:value-type="float">
            <text:p>84</text:p>
          </table:table-cell>
          <table:table-cell table:number-columns-repeated="1015"/>
        </table:table-row>
        <table:table-row table:style-name="ro1">
          <table:table-cell office:value-type="float" office:value="468" calcext:value-type="float">
            <text:p>468</text:p>
          </table:table-cell>
          <table:table-cell table:formula="of:=-54.52*LN([.A349])+363.75" office:value-type="float" office:value="28.5355085065698" calcext:value-type="float">
            <text:p>28.54</text:p>
          </table:table-cell>
          <table:table-cell table:style-name="ce3" office:value-type="float" office:value="28.5355085065698" calcext:value-type="float">
            <text:p>28.54</text:p>
          </table:table-cell>
          <table:table-cell table:formula="of:=INT(ROUND([.C349];0))" office:value-type="float" office:value="29" calcext:value-type="float">
            <text:p>29</text:p>
          </table:table-cell>
          <table:table-cell office:value-type="float" office:value="29" calcext:value-type="float">
            <text:p>29</text:p>
          </table:table-cell>
          <table:table-cell table:formula="of:=[.B349]*9/5+32" office:value-type="float" office:value="83.3639153118257" calcext:value-type="float">
            <text:p>83.3639153118</text:p>
          </table:table-cell>
          <table:table-cell office:value-type="float" office:value="83.3639153118257" calcext:value-type="float">
            <text:p>83.3639153118</text:p>
          </table:table-cell>
          <table:table-cell table:formula="of:=ROUND([.G349];0)" office:value-type="float" office:value="83" calcext:value-type="float">
            <text:p>83</text:p>
          </table:table-cell>
          <table:table-cell office:value-type="float" office:value="83" calcext:value-type="float">
            <text:p>83</text:p>
          </table:table-cell>
          <table:table-cell table:number-columns-repeated="1015"/>
        </table:table-row>
        <table:table-row table:style-name="ro1">
          <table:table-cell office:value-type="float" office:value="469" calcext:value-type="float">
            <text:p>469</text:p>
          </table:table-cell>
          <table:table-cell table:formula="of:=-54.52*LN([.A350])+363.75" office:value-type="float" office:value="28.4191370643088" calcext:value-type="float">
            <text:p>28.42</text:p>
          </table:table-cell>
          <table:table-cell table:style-name="ce3" office:value-type="float" office:value="28.4191370643088" calcext:value-type="float">
            <text:p>28.42</text:p>
          </table:table-cell>
          <table:table-cell table:formula="of:=INT(ROUND([.C350];0))" office:value-type="float" office:value="28" calcext:value-type="float">
            <text:p>28</text:p>
          </table:table-cell>
          <table:table-cell office:value-type="float" office:value="28" calcext:value-type="float">
            <text:p>28</text:p>
          </table:table-cell>
          <table:table-cell table:formula="of:=[.B350]*9/5+32" office:value-type="float" office:value="83.1544467157559" calcext:value-type="float">
            <text:p>83.1544467158</text:p>
          </table:table-cell>
          <table:table-cell office:value-type="float" office:value="83.1544467157559" calcext:value-type="float">
            <text:p>83.1544467158</text:p>
          </table:table-cell>
          <table:table-cell table:formula="of:=ROUND([.G350];0)" office:value-type="float" office:value="83" calcext:value-type="float">
            <text:p>83</text:p>
          </table:table-cell>
          <table:table-cell office:value-type="float" office:value="83" calcext:value-type="float">
            <text:p>83</text:p>
          </table:table-cell>
          <table:table-cell table:number-columns-repeated="1015"/>
        </table:table-row>
        <table:table-row table:style-name="ro1">
          <table:table-cell office:value-type="float" office:value="470" calcext:value-type="float">
            <text:p>470</text:p>
          </table:table-cell>
          <table:table-cell table:formula="of:=-54.52*LN([.A351])+363.75" office:value-type="float" office:value="28.3030134847322" calcext:value-type="float">
            <text:p>28.30</text:p>
          </table:table-cell>
          <table:table-cell table:style-name="ce3" office:value-type="float" office:value="28.3030134847322" calcext:value-type="float">
            <text:p>28.30</text:p>
          </table:table-cell>
          <table:table-cell table:formula="of:=INT(ROUND([.C351];0))" office:value-type="float" office:value="28" calcext:value-type="float">
            <text:p>28</text:p>
          </table:table-cell>
          <table:table-cell office:value-type="float" office:value="28" calcext:value-type="float">
            <text:p>28</text:p>
          </table:table-cell>
          <table:table-cell table:formula="of:=[.B351]*9/5+32" office:value-type="float" office:value="82.945424272518" calcext:value-type="float">
            <text:p>82.9454242725</text:p>
          </table:table-cell>
          <table:table-cell office:value-type="float" office:value="82.945424272518" calcext:value-type="float">
            <text:p>82.9454242725</text:p>
          </table:table-cell>
          <table:table-cell table:formula="of:=ROUND([.G351];0)" office:value-type="float" office:value="83" calcext:value-type="float">
            <text:p>83</text:p>
          </table:table-cell>
          <table:table-cell office:value-type="float" office:value="83" calcext:value-type="float">
            <text:p>83</text:p>
          </table:table-cell>
          <table:table-cell table:number-columns-repeated="1015"/>
        </table:table-row>
        <table:table-row table:style-name="ro1">
          <table:table-cell office:value-type="float" office:value="471" calcext:value-type="float">
            <text:p>471</text:p>
          </table:table-cell>
          <table:table-cell table:formula="of:=-54.52*LN([.A352])+363.75" office:value-type="float" office:value="28.1871367142249" calcext:value-type="float">
            <text:p>28.19</text:p>
          </table:table-cell>
          <table:table-cell table:style-name="ce3" office:value-type="float" office:value="28.1871367142249" calcext:value-type="float">
            <text:p>28.19</text:p>
          </table:table-cell>
          <table:table-cell table:formula="of:=INT(ROUND([.C352];0))" office:value-type="float" office:value="28" calcext:value-type="float">
            <text:p>28</text:p>
          </table:table-cell>
          <table:table-cell office:value-type="float" office:value="28" calcext:value-type="float">
            <text:p>28</text:p>
          </table:table-cell>
          <table:table-cell table:formula="of:=[.B352]*9/5+32" office:value-type="float" office:value="82.7368460856048" calcext:value-type="float">
            <text:p>82.7368460856</text:p>
          </table:table-cell>
          <table:table-cell office:value-type="float" office:value="82.7368460856048" calcext:value-type="float">
            <text:p>82.7368460856</text:p>
          </table:table-cell>
          <table:table-cell table:formula="of:=ROUND([.G352];0)" office:value-type="float" office:value="83" calcext:value-type="float">
            <text:p>83</text:p>
          </table:table-cell>
          <table:table-cell office:value-type="float" office:value="83" calcext:value-type="float">
            <text:p>83</text:p>
          </table:table-cell>
          <table:table-cell table:number-columns-repeated="1015"/>
        </table:table-row>
        <table:table-row table:style-name="ro1">
          <table:table-cell office:value-type="float" office:value="472" calcext:value-type="float">
            <text:p>472</text:p>
          </table:table-cell>
          <table:table-cell table:formula="of:=-54.52*LN([.A353])+363.75" office:value-type="float" office:value="28.0715057058755" calcext:value-type="float">
            <text:p>28.07</text:p>
          </table:table-cell>
          <table:table-cell table:style-name="ce3" office:value-type="float" office:value="28.0715057058755" calcext:value-type="float">
            <text:p>28.07</text:p>
          </table:table-cell>
          <table:table-cell table:formula="of:=INT(ROUND([.C353];0))" office:value-type="float" office:value="28" calcext:value-type="float">
            <text:p>28</text:p>
          </table:table-cell>
          <table:table-cell office:value-type="float" office:value="28" calcext:value-type="float">
            <text:p>28</text:p>
          </table:table-cell>
          <table:table-cell table:formula="of:=[.B353]*9/5+32" office:value-type="float" office:value="82.5287102705759" calcext:value-type="float">
            <text:p>82.5287102706</text:p>
          </table:table-cell>
          <table:table-cell office:value-type="float" office:value="82.5287102705759" calcext:value-type="float">
            <text:p>82.5287102706</text:p>
          </table:table-cell>
          <table:table-cell table:formula="of:=ROUND([.G353];0)" office:value-type="float" office:value="83" calcext:value-type="float">
            <text:p>83</text:p>
          </table:table-cell>
          <table:table-cell office:value-type="float" office:value="83" calcext:value-type="float">
            <text:p>83</text:p>
          </table:table-cell>
          <table:table-cell table:number-columns-repeated="1015"/>
        </table:table-row>
        <table:table-row table:style-name="ro1">
          <table:table-cell office:value-type="float" office:value="473" calcext:value-type="float">
            <text:p>473</text:p>
          </table:table-cell>
          <table:table-cell table:formula="of:=-54.52*LN([.A354])+363.75" office:value-type="float" office:value="27.9561194194198" calcext:value-type="float">
            <text:p>27.96</text:p>
          </table:table-cell>
          <table:table-cell table:style-name="ce3" office:value-type="float" office:value="27.9561194194198" calcext:value-type="float">
            <text:p>27.96</text:p>
          </table:table-cell>
          <table:table-cell table:formula="of:=INT(ROUND([.C354];0))" office:value-type="float" office:value="28" calcext:value-type="float">
            <text:p>28</text:p>
          </table:table-cell>
          <table:table-cell office:value-type="float" office:value="28" calcext:value-type="float">
            <text:p>28</text:p>
          </table:table-cell>
          <table:table-cell table:formula="of:=[.B354]*9/5+32" office:value-type="float" office:value="82.3210149549556" calcext:value-type="float">
            <text:p>82.321014955</text:p>
          </table:table-cell>
          <table:table-cell office:value-type="float" office:value="82.3210149549556" calcext:value-type="float">
            <text:p>82.321014955</text:p>
          </table:table-cell>
          <table:table-cell table:formula="of:=ROUND([.G354];0)" office:value-type="float" office:value="82" calcext:value-type="float">
            <text:p>82</text:p>
          </table:table-cell>
          <table:table-cell office:value-type="float" office:value="82" calcext:value-type="float">
            <text:p>82</text:p>
          </table:table-cell>
          <table:table-cell table:number-columns-repeated="1015"/>
        </table:table-row>
        <table:table-row table:style-name="ro1">
          <table:table-cell office:value-type="float" office:value="474" calcext:value-type="float">
            <text:p>474</text:p>
          </table:table-cell>
          <table:table-cell table:formula="of:=-54.52*LN([.A355])+363.75" office:value-type="float" office:value="27.8409768211844" calcext:value-type="float">
            <text:p>27.84</text:p>
          </table:table-cell>
          <table:table-cell table:style-name="ce3" office:value-type="float" office:value="27.8409768211844" calcext:value-type="float">
            <text:p>27.84</text:p>
          </table:table-cell>
          <table:table-cell table:formula="of:=INT(ROUND([.C355];0))" office:value-type="float" office:value="28" calcext:value-type="float">
            <text:p>28</text:p>
          </table:table-cell>
          <table:table-cell office:value-type="float" office:value="28" calcext:value-type="float">
            <text:p>28</text:p>
          </table:table-cell>
          <table:table-cell table:formula="of:=[.B355]*9/5+32" office:value-type="float" office:value="82.1137582781319" calcext:value-type="float">
            <text:p>82.1137582781</text:p>
          </table:table-cell>
          <table:table-cell office:value-type="float" office:value="82.1137582781319" calcext:value-type="float">
            <text:p>82.1137582781</text:p>
          </table:table-cell>
          <table:table-cell table:formula="of:=ROUND([.G355];0)" office:value-type="float" office:value="82" calcext:value-type="float">
            <text:p>82</text:p>
          </table:table-cell>
          <table:table-cell office:value-type="float" office:value="82" calcext:value-type="float">
            <text:p>82</text:p>
          </table:table-cell>
          <table:table-cell table:number-columns-repeated="1015"/>
        </table:table-row>
        <table:table-row table:style-name="ro1">
          <table:table-cell office:value-type="float" office:value="475" calcext:value-type="float">
            <text:p>475</text:p>
          </table:table-cell>
          <table:table-cell table:formula="of:=-54.52*LN([.A356])+363.75" office:value-type="float" office:value="27.7260768840313" calcext:value-type="float">
            <text:p>27.73</text:p>
          </table:table-cell>
          <table:table-cell table:style-name="ce3" office:value-type="float" office:value="27.7260768840313" calcext:value-type="float">
            <text:p>27.73</text:p>
          </table:table-cell>
          <table:table-cell table:formula="of:=INT(ROUND([.C356];0))" office:value-type="float" office:value="28" calcext:value-type="float">
            <text:p>28</text:p>
          </table:table-cell>
          <table:table-cell office:value-type="float" office:value="28" calcext:value-type="float">
            <text:p>28</text:p>
          </table:table-cell>
          <table:table-cell table:formula="of:=[.B356]*9/5+32" office:value-type="float" office:value="81.9069383912564" calcext:value-type="float">
            <text:p>81.9069383913</text:p>
          </table:table-cell>
          <table:table-cell office:value-type="float" office:value="81.9069383912564" calcext:value-type="float">
            <text:p>81.9069383913</text:p>
          </table:table-cell>
          <table:table-cell table:formula="of:=ROUND([.G356];0)" office:value-type="float" office:value="82" calcext:value-type="float">
            <text:p>82</text:p>
          </table:table-cell>
          <table:table-cell office:value-type="float" office:value="82" calcext:value-type="float">
            <text:p>82</text:p>
          </table:table-cell>
          <table:table-cell table:number-columns-repeated="1015"/>
        </table:table-row>
        <table:table-row table:style-name="ro1">
          <table:table-cell office:value-type="float" office:value="476" calcext:value-type="float">
            <text:p>476</text:p>
          </table:table-cell>
          <table:table-cell table:formula="of:=-54.52*LN([.A357])+363.75" office:value-type="float" office:value="27.6114185873029" calcext:value-type="float">
            <text:p>27.61</text:p>
          </table:table-cell>
          <table:table-cell table:style-name="ce3" office:value-type="float" office:value="27.6114185873029" calcext:value-type="float">
            <text:p>27.61</text:p>
          </table:table-cell>
          <table:table-cell table:formula="of:=INT(ROUND([.C357];0))" office:value-type="float" office:value="28" calcext:value-type="float">
            <text:p>28</text:p>
          </table:table-cell>
          <table:table-cell office:value-type="float" office:value="28" calcext:value-type="float">
            <text:p>28</text:p>
          </table:table-cell>
          <table:table-cell table:formula="of:=[.B357]*9/5+32" office:value-type="float" office:value="81.7005534571453" calcext:value-type="float">
            <text:p>81.7005534571</text:p>
          </table:table-cell>
          <table:table-cell office:value-type="float" office:value="81.7005534571453" calcext:value-type="float">
            <text:p>81.7005534571</text:p>
          </table:table-cell>
          <table:table-cell table:formula="of:=ROUND([.G357];0)" office:value-type="float" office:value="82" calcext:value-type="float">
            <text:p>82</text:p>
          </table:table-cell>
          <table:table-cell office:value-type="float" office:value="82" calcext:value-type="float">
            <text:p>82</text:p>
          </table:table-cell>
          <table:table-cell table:number-columns-repeated="1015"/>
        </table:table-row>
        <table:table-row table:style-name="ro1">
          <table:table-cell office:value-type="float" office:value="477" calcext:value-type="float">
            <text:p>477</text:p>
          </table:table-cell>
          <table:table-cell table:formula="of:=-54.52*LN([.A358])+363.75" office:value-type="float" office:value="27.4970009167676" calcext:value-type="float">
            <text:p>27.50</text:p>
          </table:table-cell>
          <table:table-cell table:style-name="ce3" office:value-type="float" office:value="27.4970009167676" calcext:value-type="float">
            <text:p>27.50</text:p>
          </table:table-cell>
          <table:table-cell table:formula="of:=INT(ROUND([.C358];0))" office:value-type="float" office:value="27" calcext:value-type="float">
            <text:p>27</text:p>
          </table:table-cell>
          <table:table-cell office:value-type="float" office:value="27" calcext:value-type="float">
            <text:p>27</text:p>
          </table:table-cell>
          <table:table-cell table:formula="of:=[.B358]*9/5+32" office:value-type="float" office:value="81.4946016501817" calcext:value-type="float">
            <text:p>81.4946016502</text:p>
          </table:table-cell>
          <table:table-cell office:value-type="float" office:value="81.4946016501817" calcext:value-type="float">
            <text:p>81.4946016502</text:p>
          </table:table-cell>
          <table:table-cell table:formula="of:=ROUND([.G358];0)" office:value-type="float" office:value="81" calcext:value-type="float">
            <text:p>81</text:p>
          </table:table-cell>
          <table:table-cell office:value-type="float" office:value="81" calcext:value-type="float">
            <text:p>81</text:p>
          </table:table-cell>
          <table:table-cell table:number-columns-repeated="1015"/>
        </table:table-row>
        <table:table-row table:style-name="ro1">
          <table:table-cell office:value-type="float" office:value="478" calcext:value-type="float">
            <text:p>478</text:p>
          </table:table-cell>
          <table:table-cell table:formula="of:=-54.52*LN([.A359])+363.75" office:value-type="float" office:value="27.3828228645658" calcext:value-type="float">
            <text:p>27.38</text:p>
          </table:table-cell>
          <table:table-cell table:style-name="ce3" office:value-type="float" office:value="27.3828228645658" calcext:value-type="float">
            <text:p>27.38</text:p>
          </table:table-cell>
          <table:table-cell table:formula="of:=INT(ROUND([.C359];0))" office:value-type="float" office:value="27" calcext:value-type="float">
            <text:p>27</text:p>
          </table:table-cell>
          <table:table-cell office:value-type="float" office:value="27" calcext:value-type="float">
            <text:p>27</text:p>
          </table:table-cell>
          <table:table-cell table:formula="of:=[.B359]*9/5+32" office:value-type="float" office:value="81.2890811562184" calcext:value-type="float">
            <text:p>81.2890811562</text:p>
          </table:table-cell>
          <table:table-cell office:value-type="float" office:value="81.2890811562184" calcext:value-type="float">
            <text:p>81.2890811562</text:p>
          </table:table-cell>
          <table:table-cell table:formula="of:=ROUND([.G359];0)" office:value-type="float" office:value="81" calcext:value-type="float">
            <text:p>81</text:p>
          </table:table-cell>
          <table:table-cell office:value-type="float" office:value="81" calcext:value-type="float">
            <text:p>81</text:p>
          </table:table-cell>
          <table:table-cell table:number-columns-repeated="1015"/>
        </table:table-row>
        <table:table-row table:style-name="ro1">
          <table:table-cell office:value-type="float" office:value="479" calcext:value-type="float">
            <text:p>479</text:p>
          </table:table-cell>
          <table:table-cell table:formula="of:=-54.52*LN([.A360])+363.75" office:value-type="float" office:value="27.2688834291569" calcext:value-type="float">
            <text:p>27.27</text:p>
          </table:table-cell>
          <table:table-cell table:style-name="ce3" office:value-type="float" office:value="27.2688834291569" calcext:value-type="float">
            <text:p>27.27</text:p>
          </table:table-cell>
          <table:table-cell table:formula="of:=INT(ROUND([.C360];0))" office:value-type="float" office:value="27" calcext:value-type="float">
            <text:p>27</text:p>
          </table:table-cell>
          <table:table-cell office:value-type="float" office:value="27" calcext:value-type="float">
            <text:p>27</text:p>
          </table:table-cell>
          <table:table-cell table:formula="of:=[.B360]*9/5+32" office:value-type="float" office:value="81.0839901724824" calcext:value-type="float">
            <text:p>81.0839901725</text:p>
          </table:table-cell>
          <table:table-cell office:value-type="float" office:value="81.0839901724824" calcext:value-type="float">
            <text:p>81.0839901725</text:p>
          </table:table-cell>
          <table:table-cell table:formula="of:=ROUND([.G360];0)" office:value-type="float" office:value="81" calcext:value-type="float">
            <text:p>81</text:p>
          </table:table-cell>
          <table:table-cell office:value-type="float" office:value="81" calcext:value-type="float">
            <text:p>81</text:p>
          </table:table-cell>
          <table:table-cell table:number-columns-repeated="1015"/>
        </table:table-row>
        <table:table-row table:style-name="ro1">
          <table:table-cell office:value-type="float" office:value="480" calcext:value-type="float">
            <text:p>480</text:p>
          </table:table-cell>
          <table:table-cell table:formula="of:=-54.52*LN([.A361])+363.75" office:value-type="float" office:value="27.1551816152664" calcext:value-type="float">
            <text:p>27.16</text:p>
          </table:table-cell>
          <table:table-cell table:style-name="ce3" office:value-type="float" office:value="27.1551816152664" calcext:value-type="float">
            <text:p>27.16</text:p>
          </table:table-cell>
          <table:table-cell table:formula="of:=INT(ROUND([.C361];0))" office:value-type="float" office:value="27" calcext:value-type="float">
            <text:p>27</text:p>
          </table:table-cell>
          <table:table-cell office:value-type="float" office:value="27" calcext:value-type="float">
            <text:p>27</text:p>
          </table:table-cell>
          <table:table-cell table:formula="of:=[.B361]*9/5+32" office:value-type="float" office:value="80.8793269074795" calcext:value-type="float">
            <text:p>80.8793269075</text:p>
          </table:table-cell>
          <table:table-cell office:value-type="float" office:value="80.8793269074795" calcext:value-type="float">
            <text:p>80.8793269075</text:p>
          </table:table-cell>
          <table:table-cell table:formula="of:=ROUND([.G361];0)" office:value-type="float" office:value="81" calcext:value-type="float">
            <text:p>81</text:p>
          </table:table-cell>
          <table:table-cell office:value-type="float" office:value="81" calcext:value-type="float">
            <text:p>81</text:p>
          </table:table-cell>
          <table:table-cell table:number-columns-repeated="1015"/>
        </table:table-row>
        <table:table-row table:style-name="ro1">
          <table:table-cell office:value-type="float" office:value="481" calcext:value-type="float">
            <text:p>481</text:p>
          </table:table-cell>
          <table:table-cell table:formula="of:=-54.52*LN([.A362])+363.75" office:value-type="float" office:value="27.0417164338339" calcext:value-type="float">
            <text:p>27.04</text:p>
          </table:table-cell>
          <table:table-cell table:style-name="ce3" office:value-type="float" office:value="27.0417164338339" calcext:value-type="float">
            <text:p>27.04</text:p>
          </table:table-cell>
          <table:table-cell table:formula="of:=INT(ROUND([.C362];0))" office:value-type="float" office:value="27" calcext:value-type="float">
            <text:p>27</text:p>
          </table:table-cell>
          <table:table-cell office:value-type="float" office:value="27" calcext:value-type="float">
            <text:p>27</text:p>
          </table:table-cell>
          <table:table-cell table:formula="of:=[.B362]*9/5+32" office:value-type="float" office:value="80.675089580901" calcext:value-type="float">
            <text:p>80.6750895809</text:p>
          </table:table-cell>
          <table:table-cell office:value-type="float" office:value="80.675089580901" calcext:value-type="float">
            <text:p>80.6750895809</text:p>
          </table:table-cell>
          <table:table-cell table:formula="of:=ROUND([.G362];0)" office:value-type="float" office:value="81" calcext:value-type="float">
            <text:p>81</text:p>
          </table:table-cell>
          <table:table-cell office:value-type="float" office:value="81" calcext:value-type="float">
            <text:p>81</text:p>
          </table:table-cell>
          <table:table-cell table:number-columns-repeated="1015"/>
        </table:table-row>
        <table:table-row table:style-name="ro1">
          <table:table-cell office:value-type="float" office:value="482" calcext:value-type="float">
            <text:p>482</text:p>
          </table:table-cell>
          <table:table-cell table:formula="of:=-54.52*LN([.A363])+363.75" office:value-type="float" office:value="26.9284869019613" calcext:value-type="float">
            <text:p>26.93</text:p>
          </table:table-cell>
          <table:table-cell table:style-name="ce3" office:value-type="float" office:value="26.9284869019613" calcext:value-type="float">
            <text:p>26.93</text:p>
          </table:table-cell>
          <table:table-cell table:formula="of:=INT(ROUND([.C363];0))" office:value-type="float" office:value="27" calcext:value-type="float">
            <text:p>27</text:p>
          </table:table-cell>
          <table:table-cell office:value-type="float" office:value="27" calcext:value-type="float">
            <text:p>27</text:p>
          </table:table-cell>
          <table:table-cell table:formula="of:=[.B363]*9/5+32" office:value-type="float" office:value="80.4712764235303" calcext:value-type="float">
            <text:p>80.4712764235</text:p>
          </table:table-cell>
          <table:table-cell office:value-type="float" office:value="80.4712764235303" calcext:value-type="float">
            <text:p>80.4712764235</text:p>
          </table:table-cell>
          <table:table-cell table:formula="of:=ROUND([.G363];0)" office:value-type="float" office:value="80" calcext:value-type="float">
            <text:p>80</text:p>
          </table:table-cell>
          <table:table-cell office:value-type="float" office:value="80" calcext:value-type="float">
            <text:p>80</text:p>
          </table:table-cell>
          <table:table-cell table:number-columns-repeated="1015"/>
        </table:table-row>
        <table:table-row table:style-name="ro1">
          <table:table-cell office:value-type="float" office:value="483" calcext:value-type="float">
            <text:p>483</text:p>
          </table:table-cell>
          <table:table-cell table:formula="of:=-54.52*LN([.A364])+363.75" office:value-type="float" office:value="26.8154920428618" calcext:value-type="float">
            <text:p>26.82</text:p>
          </table:table-cell>
          <table:table-cell table:style-name="ce3" office:value-type="float" office:value="26.8154920428618" calcext:value-type="float">
            <text:p>26.82</text:p>
          </table:table-cell>
          <table:table-cell table:formula="of:=INT(ROUND([.C364];0))" office:value-type="float" office:value="27" calcext:value-type="float">
            <text:p>27</text:p>
          </table:table-cell>
          <table:table-cell office:value-type="float" office:value="27" calcext:value-type="float">
            <text:p>27</text:p>
          </table:table-cell>
          <table:table-cell table:formula="of:=[.B364]*9/5+32" office:value-type="float" office:value="80.2678856771512" calcext:value-type="float">
            <text:p>80.2678856772</text:p>
          </table:table-cell>
          <table:table-cell office:value-type="float" office:value="80.2678856771512" calcext:value-type="float">
            <text:p>80.2678856772</text:p>
          </table:table-cell>
          <table:table-cell table:formula="of:=ROUND([.G364];0)" office:value-type="float" office:value="80" calcext:value-type="float">
            <text:p>80</text:p>
          </table:table-cell>
          <table:table-cell office:value-type="float" office:value="80" calcext:value-type="float">
            <text:p>80</text:p>
          </table:table-cell>
          <table:table-cell table:number-columns-repeated="1015"/>
        </table:table-row>
        <table:table-row table:style-name="ro1">
          <table:table-cell office:value-type="float" office:value="484" calcext:value-type="float">
            <text:p>484</text:p>
          </table:table-cell>
          <table:table-cell table:formula="of:=-54.52*LN([.A365])+363.75" office:value-type="float" office:value="26.7027308858092" calcext:value-type="float">
            <text:p>26.70</text:p>
          </table:table-cell>
          <table:table-cell table:style-name="ce3" office:value-type="float" office:value="26.7027308858092" calcext:value-type="float">
            <text:p>26.70</text:p>
          </table:table-cell>
          <table:table-cell table:formula="of:=INT(ROUND([.C365];0))" office:value-type="float" office:value="27" calcext:value-type="float">
            <text:p>27</text:p>
          </table:table-cell>
          <table:table-cell office:value-type="float" office:value="27" calcext:value-type="float">
            <text:p>27</text:p>
          </table:table-cell>
          <table:table-cell table:formula="of:=[.B365]*9/5+32" office:value-type="float" office:value="80.0649155944566" calcext:value-type="float">
            <text:p>80.0649155945</text:p>
          </table:table-cell>
          <table:table-cell office:value-type="float" office:value="80.0649155944566" calcext:value-type="float">
            <text:p>80.0649155945</text:p>
          </table:table-cell>
          <table:table-cell table:formula="of:=ROUND([.G365];0)" office:value-type="float" office:value="80" calcext:value-type="float">
            <text:p>80</text:p>
          </table:table-cell>
          <table:table-cell office:value-type="float" office:value="80" calcext:value-type="float">
            <text:p>80</text:p>
          </table:table-cell>
          <table:table-cell table:number-columns-repeated="1015"/>
        </table:table-row>
        <table:table-row table:style-name="ro1">
          <table:table-cell office:value-type="float" office:value="485" calcext:value-type="float">
            <text:p>485</text:p>
          </table:table-cell>
          <table:table-cell table:formula="of:=-54.52*LN([.A366])+363.75" office:value-type="float" office:value="26.5902024660884" calcext:value-type="float">
            <text:p>26.59</text:p>
          </table:table-cell>
          <table:table-cell table:style-name="ce3" office:value-type="float" office:value="26.5902024660884" calcext:value-type="float">
            <text:p>26.59</text:p>
          </table:table-cell>
          <table:table-cell table:formula="of:=INT(ROUND([.C366];0))" office:value-type="float" office:value="27" calcext:value-type="float">
            <text:p>27</text:p>
          </table:table-cell>
          <table:table-cell office:value-type="float" office:value="27" calcext:value-type="float">
            <text:p>27</text:p>
          </table:table-cell>
          <table:table-cell table:formula="of:=[.B366]*9/5+32" office:value-type="float" office:value="79.8623644389591" calcext:value-type="float">
            <text:p>79.862364439</text:p>
          </table:table-cell>
          <table:table-cell office:value-type="float" office:value="79.8623644389591" calcext:value-type="float">
            <text:p>79.862364439</text:p>
          </table:table-cell>
          <table:table-cell table:formula="of:=ROUND([.G366];0)" office:value-type="float" office:value="80" calcext:value-type="float">
            <text:p>80</text:p>
          </table:table-cell>
          <table:table-cell office:value-type="float" office:value="80" calcext:value-type="float">
            <text:p>80</text:p>
          </table:table-cell>
          <table:table-cell table:number-columns-repeated="1015"/>
        </table:table-row>
        <table:table-row table:style-name="ro1">
          <table:table-cell office:value-type="float" office:value="486" calcext:value-type="float">
            <text:p>486</text:p>
          </table:table-cell>
          <table:table-cell table:formula="of:=-54.52*LN([.A367])+363.75" office:value-type="float" office:value="26.4779058249451" calcext:value-type="float">
            <text:p>26.48</text:p>
          </table:table-cell>
          <table:table-cell table:style-name="ce3" office:value-type="float" office:value="26.4779058249451" calcext:value-type="float">
            <text:p>26.48</text:p>
          </table:table-cell>
          <table:table-cell table:formula="of:=INT(ROUND([.C367];0))" office:value-type="float" office:value="26" calcext:value-type="float">
            <text:p>26</text:p>
          </table:table-cell>
          <table:table-cell office:value-type="float" office:value="26" calcext:value-type="float">
            <text:p>26</text:p>
          </table:table-cell>
          <table:table-cell table:formula="of:=[.B367]*9/5+32" office:value-type="float" office:value="79.6602304849012" calcext:value-type="float">
            <text:p>79.6602304849</text:p>
          </table:table-cell>
          <table:table-cell office:value-type="float" office:value="79.6602304849012" calcext:value-type="float">
            <text:p>79.6602304849</text:p>
          </table:table-cell>
          <table:table-cell table:formula="of:=ROUND([.G367];0)" office:value-type="float" office:value="80" calcext:value-type="float">
            <text:p>80</text:p>
          </table:table-cell>
          <table:table-cell office:value-type="float" office:value="80" calcext:value-type="float">
            <text:p>80</text:p>
          </table:table-cell>
          <table:table-cell table:number-columns-repeated="1015"/>
        </table:table-row>
        <table:table-row table:style-name="ro1">
          <table:table-cell office:value-type="float" office:value="487" calcext:value-type="float">
            <text:p>487</text:p>
          </table:table-cell>
          <table:table-cell table:formula="of:=-54.52*LN([.A368])+363.75" office:value-type="float" office:value="26.3658400095372" calcext:value-type="float">
            <text:p>26.37</text:p>
          </table:table-cell>
          <table:table-cell table:style-name="ce3" office:value-type="float" office:value="26.3658400095372" calcext:value-type="float">
            <text:p>26.37</text:p>
          </table:table-cell>
          <table:table-cell table:formula="of:=INT(ROUND([.C368];0))" office:value-type="float" office:value="26" calcext:value-type="float">
            <text:p>26</text:p>
          </table:table-cell>
          <table:table-cell office:value-type="float" office:value="26" calcext:value-type="float">
            <text:p>26</text:p>
          </table:table-cell>
          <table:table-cell table:formula="of:=[.B368]*9/5+32" office:value-type="float" office:value="79.4585120171669" calcext:value-type="float">
            <text:p>79.4585120172</text:p>
          </table:table-cell>
          <table:table-cell office:value-type="float" office:value="79.4585120171669" calcext:value-type="float">
            <text:p>79.4585120172</text:p>
          </table:table-cell>
          <table:table-cell table:formula="of:=ROUND([.G368];0)" office:value-type="float" office:value="79" calcext:value-type="float">
            <text:p>79</text:p>
          </table:table-cell>
          <table:table-cell office:value-type="float" office:value="79" calcext:value-type="float">
            <text:p>79</text:p>
          </table:table-cell>
          <table:table-cell table:number-columns-repeated="1015"/>
        </table:table-row>
        <table:table-row table:style-name="ro1">
          <table:table-cell office:value-type="float" office:value="488" calcext:value-type="float">
            <text:p>488</text:p>
          </table:table-cell>
          <table:table-cell table:formula="of:=-54.52*LN([.A369])+363.75" office:value-type="float" office:value="26.2540040728864" calcext:value-type="float">
            <text:p>26.25</text:p>
          </table:table-cell>
          <table:table-cell table:style-name="ce3" office:value-type="float" office:value="26.2540040728864" calcext:value-type="float">
            <text:p>26.25</text:p>
          </table:table-cell>
          <table:table-cell table:formula="of:=INT(ROUND([.C369];0))" office:value-type="float" office:value="26" calcext:value-type="float">
            <text:p>26</text:p>
          </table:table-cell>
          <table:table-cell office:value-type="float" office:value="26" calcext:value-type="float">
            <text:p>26</text:p>
          </table:table-cell>
          <table:table-cell table:formula="of:=[.B369]*9/5+32" office:value-type="float" office:value="79.2572073311955" calcext:value-type="float">
            <text:p>79.2572073312</text:p>
          </table:table-cell>
          <table:table-cell office:value-type="float" office:value="79.2572073311955" calcext:value-type="float">
            <text:p>79.2572073312</text:p>
          </table:table-cell>
          <table:table-cell table:formula="of:=ROUND([.G369];0)" office:value-type="float" office:value="79" calcext:value-type="float">
            <text:p>79</text:p>
          </table:table-cell>
          <table:table-cell office:value-type="float" office:value="79" calcext:value-type="float">
            <text:p>79</text:p>
          </table:table-cell>
          <table:table-cell table:number-columns-repeated="1015"/>
        </table:table-row>
        <table:table-row table:style-name="ro1">
          <table:table-cell office:value-type="float" office:value="489" calcext:value-type="float">
            <text:p>489</text:p>
          </table:table-cell>
          <table:table-cell table:formula="of:=-54.52*LN([.A370])+363.75" office:value-type="float" office:value="26.14239707383" calcext:value-type="float">
            <text:p>26.14</text:p>
          </table:table-cell>
          <table:table-cell table:style-name="ce3" office:value-type="float" office:value="26.14239707383" calcext:value-type="float">
            <text:p>26.14</text:p>
          </table:table-cell>
          <table:table-cell table:formula="of:=INT(ROUND([.C370];0))" office:value-type="float" office:value="26" calcext:value-type="float">
            <text:p>26</text:p>
          </table:table-cell>
          <table:table-cell office:value-type="float" office:value="26" calcext:value-type="float">
            <text:p>26</text:p>
          </table:table-cell>
          <table:table-cell table:formula="of:=[.B370]*9/5+32" office:value-type="float" office:value="79.0563147328939" calcext:value-type="float">
            <text:p>79.0563147329</text:p>
          </table:table-cell>
          <table:table-cell office:value-type="float" office:value="79.0563147328939" calcext:value-type="float">
            <text:p>79.0563147329</text:p>
          </table:table-cell>
          <table:table-cell table:formula="of:=ROUND([.G370];0)" office:value-type="float" office:value="79" calcext:value-type="float">
            <text:p>79</text:p>
          </table:table-cell>
          <table:table-cell office:value-type="float" office:value="79" calcext:value-type="float">
            <text:p>79</text:p>
          </table:table-cell>
          <table:table-cell table:number-columns-repeated="1015"/>
        </table:table-row>
        <table:table-row table:style-name="ro1">
          <table:table-cell office:value-type="float" office:value="490" calcext:value-type="float">
            <text:p>490</text:p>
          </table:table-cell>
          <table:table-cell table:formula="of:=-54.52*LN([.A371])+363.75" office:value-type="float" office:value="26.0310180769733" calcext:value-type="float">
            <text:p>26.03</text:p>
          </table:table-cell>
          <table:table-cell table:style-name="ce3" office:value-type="float" office:value="26.0310180769733" calcext:value-type="float">
            <text:p>26.03</text:p>
          </table:table-cell>
          <table:table-cell table:formula="of:=INT(ROUND([.C371];0))" office:value-type="float" office:value="26" calcext:value-type="float">
            <text:p>26</text:p>
          </table:table-cell>
          <table:table-cell office:value-type="float" office:value="26" calcext:value-type="float">
            <text:p>26</text:p>
          </table:table-cell>
          <table:table-cell table:formula="of:=[.B371]*9/5+32" office:value-type="float" office:value="78.8558325385519" calcext:value-type="float">
            <text:p>78.8558325386</text:p>
          </table:table-cell>
          <table:table-cell office:value-type="float" office:value="78.8558325385519" calcext:value-type="float">
            <text:p>78.8558325386</text:p>
          </table:table-cell>
          <table:table-cell table:formula="of:=ROUND([.G371];0)" office:value-type="float" office:value="79" calcext:value-type="float">
            <text:p>79</text:p>
          </table:table-cell>
          <table:table-cell office:value-type="float" office:value="79" calcext:value-type="float">
            <text:p>79</text:p>
          </table:table-cell>
          <table:table-cell table:number-columns-repeated="1015"/>
        </table:table-row>
        <table:table-row table:style-name="ro1">
          <table:table-cell office:value-type="float" office:value="491" calcext:value-type="float">
            <text:p>491</text:p>
          </table:table-cell>
          <table:table-cell table:formula="of:=-54.52*LN([.A372])+363.75" office:value-type="float" office:value="25.9198661526427" calcext:value-type="float">
            <text:p>25.92</text:p>
          </table:table-cell>
          <table:table-cell table:style-name="ce3" office:value-type="float" office:value="25.9198661526427" calcext:value-type="float">
            <text:p>25.92</text:p>
          </table:table-cell>
          <table:table-cell table:formula="of:=INT(ROUND([.C372];0))" office:value-type="float" office:value="26" calcext:value-type="float">
            <text:p>26</text:p>
          </table:table-cell>
          <table:table-cell office:value-type="float" office:value="26" calcext:value-type="float">
            <text:p>26</text:p>
          </table:table-cell>
          <table:table-cell table:formula="of:=[.B372]*9/5+32" office:value-type="float" office:value="78.6557590747569" calcext:value-type="float">
            <text:p>78.6557590748</text:p>
          </table:table-cell>
          <table:table-cell office:value-type="float" office:value="78.6557590747569" calcext:value-type="float">
            <text:p>78.6557590748</text:p>
          </table:table-cell>
          <table:table-cell table:formula="of:=ROUND([.G372];0)" office:value-type="float" office:value="79" calcext:value-type="float">
            <text:p>79</text:p>
          </table:table-cell>
          <table:table-cell office:value-type="float" office:value="79" calcext:value-type="float">
            <text:p>79</text:p>
          </table:table-cell>
          <table:table-cell table:number-columns-repeated="1015"/>
        </table:table-row>
        <table:table-row table:style-name="ro1">
          <table:table-cell office:value-type="float" office:value="492" calcext:value-type="float">
            <text:p>492</text:p>
          </table:table-cell>
          <table:table-cell table:formula="of:=-54.52*LN([.A373])+363.75" office:value-type="float" office:value="25.8089403768394" calcext:value-type="float">
            <text:p>25.81</text:p>
          </table:table-cell>
          <table:table-cell table:style-name="ce3" office:value-type="float" office:value="25.8089403768394" calcext:value-type="float">
            <text:p>25.81</text:p>
          </table:table-cell>
          <table:table-cell table:formula="of:=INT(ROUND([.C373];0))" office:value-type="float" office:value="26" calcext:value-type="float">
            <text:p>26</text:p>
          </table:table-cell>
          <table:table-cell office:value-type="float" office:value="26" calcext:value-type="float">
            <text:p>26</text:p>
          </table:table-cell>
          <table:table-cell table:formula="of:=[.B373]*9/5+32" office:value-type="float" office:value="78.4560926783109" calcext:value-type="float">
            <text:p>78.4560926783</text:p>
          </table:table-cell>
          <table:table-cell office:value-type="float" office:value="78.4560926783109" calcext:value-type="float">
            <text:p>78.4560926783</text:p>
          </table:table-cell>
          <table:table-cell table:formula="of:=ROUND([.G373];0)" office:value-type="float" office:value="78" calcext:value-type="float">
            <text:p>78</text:p>
          </table:table-cell>
          <table:table-cell office:value-type="float" office:value="78" calcext:value-type="float">
            <text:p>78</text:p>
          </table:table-cell>
          <table:table-cell table:number-columns-repeated="1015"/>
        </table:table-row>
        <table:table-row table:style-name="ro1">
          <table:table-cell office:value-type="float" office:value="493" calcext:value-type="float">
            <text:p>493</text:p>
          </table:table-cell>
          <table:table-cell table:formula="of:=-54.52*LN([.A374])+363.75" office:value-type="float" office:value="25.6982398311926" calcext:value-type="float">
            <text:p>25.70</text:p>
          </table:table-cell>
          <table:table-cell table:style-name="ce3" office:value-type="float" office:value="25.6982398311926" calcext:value-type="float">
            <text:p>25.70</text:p>
          </table:table-cell>
          <table:table-cell table:formula="of:=INT(ROUND([.C374];0))" office:value-type="float" office:value="26" calcext:value-type="float">
            <text:p>26</text:p>
          </table:table-cell>
          <table:table-cell office:value-type="float" office:value="26" calcext:value-type="float">
            <text:p>26</text:p>
          </table:table-cell>
          <table:table-cell table:formula="of:=[.B374]*9/5+32" office:value-type="float" office:value="78.2568316961466" calcext:value-type="float">
            <text:p>78.2568316961</text:p>
          </table:table-cell>
          <table:table-cell office:value-type="float" office:value="78.2568316961466" calcext:value-type="float">
            <text:p>78.2568316961</text:p>
          </table:table-cell>
          <table:table-cell table:formula="of:=ROUND([.G374];0)" office:value-type="float" office:value="78" calcext:value-type="float">
            <text:p>78</text:p>
          </table:table-cell>
          <table:table-cell office:value-type="float" office:value="78" calcext:value-type="float">
            <text:p>78</text:p>
          </table:table-cell>
          <table:table-cell table:number-columns-repeated="1015"/>
        </table:table-row>
        <table:table-row table:style-name="ro1">
          <table:table-cell office:value-type="float" office:value="494" calcext:value-type="float">
            <text:p>494</text:p>
          </table:table-cell>
          <table:table-cell table:formula="of:=-54.52*LN([.A375])+363.75" office:value-type="float" office:value="25.5877636029144" calcext:value-type="float">
            <text:p>25.59</text:p>
          </table:table-cell>
          <table:table-cell table:style-name="ce3" office:value-type="float" office:value="25.5877636029144" calcext:value-type="float">
            <text:p>25.59</text:p>
          </table:table-cell>
          <table:table-cell table:formula="of:=INT(ROUND([.C375];0))" office:value-type="float" office:value="26" calcext:value-type="float">
            <text:p>26</text:p>
          </table:table-cell>
          <table:table-cell office:value-type="float" office:value="26" calcext:value-type="float">
            <text:p>26</text:p>
          </table:table-cell>
          <table:table-cell table:formula="of:=[.B375]*9/5+32" office:value-type="float" office:value="78.057974485246" calcext:value-type="float">
            <text:p>78.0579744852</text:p>
          </table:table-cell>
          <table:table-cell office:value-type="float" office:value="78.057974485246" calcext:value-type="float">
            <text:p>78.0579744852</text:p>
          </table:table-cell>
          <table:table-cell table:formula="of:=ROUND([.G375];0)" office:value-type="float" office:value="78" calcext:value-type="float">
            <text:p>78</text:p>
          </table:table-cell>
          <table:table-cell office:value-type="float" office:value="78" calcext:value-type="float">
            <text:p>78</text:p>
          </table:table-cell>
          <table:table-cell table:number-columns-repeated="1015"/>
        </table:table-row>
        <table:table-row table:style-name="ro1">
          <table:table-cell office:value-type="float" office:value="495" calcext:value-type="float">
            <text:p>495</text:p>
          </table:table-cell>
          <table:table-cell table:formula="of:=-54.52*LN([.A376])+363.75" office:value-type="float" office:value="25.477510784755" calcext:value-type="float">
            <text:p>25.48</text:p>
          </table:table-cell>
          <table:table-cell table:style-name="ce3" office:value-type="float" office:value="25.477510784755" calcext:value-type="float">
            <text:p>25.48</text:p>
          </table:table-cell>
          <table:table-cell table:formula="of:=INT(ROUND([.C376];0))" office:value-type="float" office:value="25" calcext:value-type="float">
            <text:p>25</text:p>
          </table:table-cell>
          <table:table-cell office:value-type="float" office:value="25" calcext:value-type="float">
            <text:p>25</text:p>
          </table:table-cell>
          <table:table-cell table:formula="of:=[.B376]*9/5+32" office:value-type="float" office:value="77.859519412559" calcext:value-type="float">
            <text:p>77.8595194126</text:p>
          </table:table-cell>
          <table:table-cell office:value-type="float" office:value="77.859519412559" calcext:value-type="float">
            <text:p>77.8595194126</text:p>
          </table:table-cell>
          <table:table-cell table:formula="of:=ROUND([.G376];0)" office:value-type="float" office:value="78" calcext:value-type="float">
            <text:p>78</text:p>
          </table:table-cell>
          <table:table-cell office:value-type="float" office:value="78" calcext:value-type="float">
            <text:p>78</text:p>
          </table:table-cell>
          <table:table-cell table:number-columns-repeated="1015"/>
        </table:table-row>
        <table:table-row table:style-name="ro1">
          <table:table-cell office:value-type="float" office:value="496" calcext:value-type="float">
            <text:p>496</text:p>
          </table:table-cell>
          <table:table-cell table:formula="of:=-54.52*LN([.A377])+363.75" office:value-type="float" office:value="25.3674804749569" calcext:value-type="float">
            <text:p>25.37</text:p>
          </table:table-cell>
          <table:table-cell table:style-name="ce3" office:value-type="float" office:value="25.3674804749569" calcext:value-type="float">
            <text:p>25.37</text:p>
          </table:table-cell>
          <table:table-cell table:formula="of:=INT(ROUND([.C377];0))" office:value-type="float" office:value="25" calcext:value-type="float">
            <text:p>25</text:p>
          </table:table-cell>
          <table:table-cell office:value-type="float" office:value="25" calcext:value-type="float">
            <text:p>25</text:p>
          </table:table-cell>
          <table:table-cell table:formula="of:=[.B377]*9/5+32" office:value-type="float" office:value="77.6614648549224" calcext:value-type="float">
            <text:p>77.6614648549</text:p>
          </table:table-cell>
          <table:table-cell office:value-type="float" office:value="77.6614648549224" calcext:value-type="float">
            <text:p>77.6614648549</text:p>
          </table:table-cell>
          <table:table-cell table:formula="of:=ROUND([.G377];0)" office:value-type="float" office:value="78" calcext:value-type="float">
            <text:p>78</text:p>
          </table:table-cell>
          <table:table-cell office:value-type="float" office:value="78" calcext:value-type="float">
            <text:p>78</text:p>
          </table:table-cell>
          <table:table-cell table:number-columns-repeated="1015"/>
        </table:table-row>
        <table:table-row table:style-name="ro1">
          <table:table-cell office:value-type="float" office:value="497" calcext:value-type="float">
            <text:p>497</text:p>
          </table:table-cell>
          <table:table-cell table:formula="of:=-54.52*LN([.A378])+363.75" office:value-type="float" office:value="25.2576717772118" calcext:value-type="float">
            <text:p>25.26</text:p>
          </table:table-cell>
          <table:table-cell table:style-name="ce3" office:value-type="float" office:value="25.2576717772118" calcext:value-type="float">
            <text:p>25.26</text:p>
          </table:table-cell>
          <table:table-cell table:formula="of:=INT(ROUND([.C378];0))" office:value-type="float" office:value="25" calcext:value-type="float">
            <text:p>25</text:p>
          </table:table-cell>
          <table:table-cell office:value-type="float" office:value="25" calcext:value-type="float">
            <text:p>25</text:p>
          </table:table-cell>
          <table:table-cell table:formula="of:=[.B378]*9/5+32" office:value-type="float" office:value="77.4638091989812" calcext:value-type="float">
            <text:p>77.463809199</text:p>
          </table:table-cell>
          <table:table-cell office:value-type="float" office:value="77.4638091989812" calcext:value-type="float">
            <text:p>77.463809199</text:p>
          </table:table-cell>
          <table:table-cell table:formula="of:=ROUND([.G378];0)" office:value-type="float" office:value="77" calcext:value-type="float">
            <text:p>77</text:p>
          </table:table-cell>
          <table:table-cell office:value-type="float" office:value="77" calcext:value-type="float">
            <text:p>77</text:p>
          </table:table-cell>
          <table:table-cell table:number-columns-repeated="1015"/>
        </table:table-row>
        <table:table-row table:style-name="ro1">
          <table:table-cell office:value-type="float" office:value="498" calcext:value-type="float">
            <text:p>498</text:p>
          </table:table-cell>
          <table:table-cell table:formula="of:=-54.52*LN([.A379])+363.75" office:value-type="float" office:value="25.1480838006159" calcext:value-type="float">
            <text:p>25.15</text:p>
          </table:table-cell>
          <table:table-cell table:style-name="ce3" office:value-type="float" office:value="25.1480838006159" calcext:value-type="float">
            <text:p>25.15</text:p>
          </table:table-cell>
          <table:table-cell table:formula="of:=INT(ROUND([.C379];0))" office:value-type="float" office:value="25" calcext:value-type="float">
            <text:p>25</text:p>
          </table:table-cell>
          <table:table-cell office:value-type="float" office:value="25" calcext:value-type="float">
            <text:p>25</text:p>
          </table:table-cell>
          <table:table-cell table:formula="of:=[.B379]*9/5+32" office:value-type="float" office:value="77.2665508411086" calcext:value-type="float">
            <text:p>77.2665508411</text:p>
          </table:table-cell>
          <table:table-cell office:value-type="float" office:value="77.2665508411086" calcext:value-type="float">
            <text:p>77.2665508411</text:p>
          </table:table-cell>
          <table:table-cell table:formula="of:=ROUND([.G379];0)" office:value-type="float" office:value="77" calcext:value-type="float">
            <text:p>77</text:p>
          </table:table-cell>
          <table:table-cell office:value-type="float" office:value="77" calcext:value-type="float">
            <text:p>77</text:p>
          </table:table-cell>
          <table:table-cell table:number-columns-repeated="1015"/>
        </table:table-row>
        <table:table-row table:style-name="ro1">
          <table:table-cell office:value-type="float" office:value="499" calcext:value-type="float">
            <text:p>499</text:p>
          </table:table-cell>
          <table:table-cell table:formula="of:=-54.52*LN([.A380])+363.75" office:value-type="float" office:value="25.0387156596272" calcext:value-type="float">
            <text:p>25.04</text:p>
          </table:table-cell>
          <table:table-cell table:style-name="ce3" office:value-type="float" office:value="25.0387156596272" calcext:value-type="float">
            <text:p>25.04</text:p>
          </table:table-cell>
          <table:table-cell table:formula="of:=INT(ROUND([.C380];0))" office:value-type="float" office:value="25" calcext:value-type="float">
            <text:p>25</text:p>
          </table:table-cell>
          <table:table-cell office:value-type="float" office:value="25" calcext:value-type="float">
            <text:p>25</text:p>
          </table:table-cell>
          <table:table-cell table:formula="of:=[.B380]*9/5+32" office:value-type="float" office:value="77.069688187329" calcext:value-type="float">
            <text:p>77.0696881873</text:p>
          </table:table-cell>
          <table:table-cell office:value-type="float" office:value="77.069688187329" calcext:value-type="float">
            <text:p>77.0696881873</text:p>
          </table:table-cell>
          <table:table-cell table:formula="of:=ROUND([.G380];0)" office:value-type="float" office:value="77" calcext:value-type="float">
            <text:p>77</text:p>
          </table:table-cell>
          <table:table-cell office:value-type="float" office:value="77" calcext:value-type="float">
            <text:p>77</text:p>
          </table:table-cell>
          <table:table-cell table:number-columns-repeated="1015"/>
        </table:table-row>
        <table:table-row table:style-name="ro1">
          <table:table-cell office:value-type="float" office:value="500" calcext:value-type="float">
            <text:p>500</text:p>
          </table:table-cell>
          <table:table-cell table:formula="of:=-54.52*LN([.A381])+363.75" office:value-type="float" office:value="24.9295664740221" calcext:value-type="float">
            <text:p>24.93</text:p>
          </table:table-cell>
          <table:table-cell table:style-name="ce3" office:value-type="float" office:value="24.9295664740221" calcext:value-type="float">
            <text:p>24.93</text:p>
          </table:table-cell>
          <table:table-cell table:formula="of:=INT(ROUND([.C381];0))" office:value-type="float" office:value="25" calcext:value-type="float">
            <text:p>25</text:p>
          </table:table-cell>
          <table:table-cell office:value-type="float" office:value="25" calcext:value-type="float">
            <text:p>25</text:p>
          </table:table-cell>
          <table:table-cell table:formula="of:=[.B381]*9/5+32" office:value-type="float" office:value="76.8732196532398" calcext:value-type="float">
            <text:p>76.8732196532</text:p>
          </table:table-cell>
          <table:table-cell office:value-type="float" office:value="76.8732196532398" calcext:value-type="float">
            <text:p>76.8732196532</text:p>
          </table:table-cell>
          <table:table-cell table:formula="of:=ROUND([.G381];0)" office:value-type="float" office:value="77" calcext:value-type="float">
            <text:p>77</text:p>
          </table:table-cell>
          <table:table-cell office:value-type="float" office:value="77" calcext:value-type="float">
            <text:p>77</text:p>
          </table:table-cell>
          <table:table-cell table:number-columns-repeated="1015"/>
        </table:table-row>
        <table:table-row table:style-name="ro1">
          <table:table-cell office:value-type="float" office:value="501" calcext:value-type="float">
            <text:p>501</text:p>
          </table:table-cell>
          <table:table-cell table:formula="of:=-54.52*LN([.A382])+363.75" office:value-type="float" office:value="24.8206353688532" calcext:value-type="float">
            <text:p>24.82</text:p>
          </table:table-cell>
          <table:table-cell table:style-name="ce3" office:value-type="float" office:value="24.8206353688532" calcext:value-type="float">
            <text:p>24.82</text:p>
          </table:table-cell>
          <table:table-cell table:formula="of:=INT(ROUND([.C382];0))" office:value-type="float" office:value="25" calcext:value-type="float">
            <text:p>25</text:p>
          </table:table-cell>
          <table:table-cell office:value-type="float" office:value="25" calcext:value-type="float">
            <text:p>25</text:p>
          </table:table-cell>
          <table:table-cell table:formula="of:=[.B382]*9/5+32" office:value-type="float" office:value="76.6771436639357" calcext:value-type="float">
            <text:p>76.6771436639</text:p>
          </table:table-cell>
          <table:table-cell office:value-type="float" office:value="76.6771436639357" calcext:value-type="float">
            <text:p>76.6771436639</text:p>
          </table:table-cell>
          <table:table-cell table:formula="of:=ROUND([.G382];0)" office:value-type="float" office:value="77" calcext:value-type="float">
            <text:p>77</text:p>
          </table:table-cell>
          <table:table-cell office:value-type="float" office:value="77" calcext:value-type="float">
            <text:p>77</text:p>
          </table:table-cell>
          <table:table-cell table:number-columns-repeated="1015"/>
        </table:table-row>
        <table:table-row table:style-name="ro1">
          <table:table-cell office:value-type="float" office:value="502" calcext:value-type="float">
            <text:p>502</text:p>
          </table:table-cell>
          <table:table-cell table:formula="of:=-54.52*LN([.A383])+363.75" office:value-type="float" office:value="24.7119214744069" calcext:value-type="float">
            <text:p>24.71</text:p>
          </table:table-cell>
          <table:table-cell table:style-name="ce3" office:value-type="float" office:value="24.7119214744069" calcext:value-type="float">
            <text:p>24.71</text:p>
          </table:table-cell>
          <table:table-cell table:formula="of:=INT(ROUND([.C383];0))" office:value-type="float" office:value="25" calcext:value-type="float">
            <text:p>25</text:p>
          </table:table-cell>
          <table:table-cell office:value-type="float" office:value="25" calcext:value-type="float">
            <text:p>25</text:p>
          </table:table-cell>
          <table:table-cell table:formula="of:=[.B383]*9/5+32" office:value-type="float" office:value="76.4814586539325" calcext:value-type="float">
            <text:p>76.4814586539</text:p>
          </table:table-cell>
          <table:table-cell office:value-type="float" office:value="76.4814586539325" calcext:value-type="float">
            <text:p>76.4814586539</text:p>
          </table:table-cell>
          <table:table-cell table:formula="of:=ROUND([.G383];0)" office:value-type="float" office:value="76" calcext:value-type="float">
            <text:p>76</text:p>
          </table:table-cell>
          <table:table-cell office:value-type="float" office:value="76" calcext:value-type="float">
            <text:p>76</text:p>
          </table:table-cell>
          <table:table-cell table:number-columns-repeated="1015"/>
        </table:table-row>
        <table:table-row table:style-name="ro1">
          <table:table-cell office:value-type="float" office:value="503" calcext:value-type="float">
            <text:p>503</text:p>
          </table:table-cell>
          <table:table-cell table:formula="of:=-54.52*LN([.A384])+363.75" office:value-type="float" office:value="24.6034239261622" calcext:value-type="float">
            <text:p>24.60</text:p>
          </table:table-cell>
          <table:table-cell table:style-name="ce3" office:value-type="float" office:value="24.6034239261622" calcext:value-type="float">
            <text:p>24.60</text:p>
          </table:table-cell>
          <table:table-cell table:formula="of:=INT(ROUND([.C384];0))" office:value-type="float" office:value="25" calcext:value-type="float">
            <text:p>25</text:p>
          </table:table-cell>
          <table:table-cell office:value-type="float" office:value="25" calcext:value-type="float">
            <text:p>25</text:p>
          </table:table-cell>
          <table:table-cell table:formula="of:=[.B384]*9/5+32" office:value-type="float" office:value="76.2861630670919" calcext:value-type="float">
            <text:p>76.2861630671</text:p>
          </table:table-cell>
          <table:table-cell office:value-type="float" office:value="76.2861630670919" calcext:value-type="float">
            <text:p>76.2861630671</text:p>
          </table:table-cell>
          <table:table-cell table:formula="of:=ROUND([.G384];0)" office:value-type="float" office:value="76" calcext:value-type="float">
            <text:p>76</text:p>
          </table:table-cell>
          <table:table-cell office:value-type="float" office:value="76" calcext:value-type="float">
            <text:p>76</text:p>
          </table:table-cell>
          <table:table-cell table:number-columns-repeated="1015"/>
        </table:table-row>
        <table:table-row table:style-name="ro1">
          <table:table-cell office:value-type="float" office:value="504" calcext:value-type="float">
            <text:p>504</text:p>
          </table:table-cell>
          <table:table-cell table:formula="of:=-54.52*LN([.A385])+363.75" office:value-type="float" office:value="24.495141864749" calcext:value-type="float">
            <text:p>24.50</text:p>
          </table:table-cell>
          <table:table-cell table:style-name="ce3" office:value-type="float" office:value="24.495141864749" calcext:value-type="float">
            <text:p>24.50</text:p>
          </table:table-cell>
          <table:table-cell table:formula="of:=INT(ROUND([.C385];0))" office:value-type="float" office:value="24" calcext:value-type="float">
            <text:p>24</text:p>
          </table:table-cell>
          <table:table-cell office:value-type="float" office:value="24" calcext:value-type="float">
            <text:p>24</text:p>
          </table:table-cell>
          <table:table-cell table:formula="of:=[.B385]*9/5+32" office:value-type="float" office:value="76.0912553565481" calcext:value-type="float">
            <text:p>76.0912553565</text:p>
          </table:table-cell>
          <table:table-cell office:value-type="float" office:value="76.0912553565481" calcext:value-type="float">
            <text:p>76.0912553565</text:p>
          </table:table-cell>
          <table:table-cell table:formula="of:=ROUND([.G385];0)" office:value-type="float" office:value="76" calcext:value-type="float">
            <text:p>76</text:p>
          </table:table-cell>
          <table:table-cell office:value-type="float" office:value="76" calcext:value-type="float">
            <text:p>76</text:p>
          </table:table-cell>
          <table:table-cell table:number-columns-repeated="1015"/>
        </table:table-row>
        <table:table-row table:style-name="ro1">
          <table:table-cell office:value-type="float" office:value="505" calcext:value-type="float">
            <text:p>505</text:p>
          </table:table-cell>
          <table:table-cell table:formula="of:=-54.52*LN([.A386])+363.75" office:value-type="float" office:value="24.3870744359073" calcext:value-type="float">
            <text:p>24.39</text:p>
          </table:table-cell>
          <table:table-cell table:style-name="ce3" office:value-type="float" office:value="24.3870744359073" calcext:value-type="float">
            <text:p>24.39</text:p>
          </table:table-cell>
          <table:table-cell table:formula="of:=INT(ROUND([.C386];0))" office:value-type="float" office:value="24" calcext:value-type="float">
            <text:p>24</text:p>
          </table:table-cell>
          <table:table-cell office:value-type="float" office:value="24" calcext:value-type="float">
            <text:p>24</text:p>
          </table:table-cell>
          <table:table-cell table:formula="of:=[.B386]*9/5+32" office:value-type="float" office:value="75.8967339846332" calcext:value-type="float">
            <text:p>75.8967339846</text:p>
          </table:table-cell>
          <table:table-cell office:value-type="float" office:value="75.8967339846332" calcext:value-type="float">
            <text:p>75.8967339846</text:p>
          </table:table-cell>
          <table:table-cell table:formula="of:=ROUND([.G386];0)" office:value-type="float" office:value="76" calcext:value-type="float">
            <text:p>76</text:p>
          </table:table-cell>
          <table:table-cell office:value-type="float" office:value="76" calcext:value-type="float">
            <text:p>76</text:p>
          </table:table-cell>
          <table:table-cell table:number-columns-repeated="1015"/>
        </table:table-row>
        <table:table-row table:style-name="ro1">
          <table:table-cell office:value-type="float" office:value="506" calcext:value-type="float">
            <text:p>506</text:p>
          </table:table-cell>
          <table:table-cell table:formula="of:=-54.52*LN([.A387])+363.75" office:value-type="float" office:value="24.2792207904474" calcext:value-type="float">
            <text:p>24.28</text:p>
          </table:table-cell>
          <table:table-cell table:style-name="ce3" office:value-type="float" office:value="24.2792207904474" calcext:value-type="float">
            <text:p>24.28</text:p>
          </table:table-cell>
          <table:table-cell table:formula="of:=INT(ROUND([.C387];0))" office:value-type="float" office:value="24" calcext:value-type="float">
            <text:p>24</text:p>
          </table:table-cell>
          <table:table-cell office:value-type="float" office:value="24" calcext:value-type="float">
            <text:p>24</text:p>
          </table:table-cell>
          <table:table-cell table:formula="of:=[.B387]*9/5+32" office:value-type="float" office:value="75.7025974228053" calcext:value-type="float">
            <text:p>75.7025974228</text:p>
          </table:table-cell>
          <table:table-cell office:value-type="float" office:value="75.7025974228053" calcext:value-type="float">
            <text:p>75.7025974228</text:p>
          </table:table-cell>
          <table:table-cell table:formula="of:=ROUND([.G387];0)" office:value-type="float" office:value="76" calcext:value-type="float">
            <text:p>76</text:p>
          </table:table-cell>
          <table:table-cell office:value-type="float" office:value="76" calcext:value-type="float">
            <text:p>76</text:p>
          </table:table-cell>
          <table:table-cell table:number-columns-repeated="1015"/>
        </table:table-row>
        <table:table-row table:style-name="ro1">
          <table:table-cell office:value-type="float" office:value="507" calcext:value-type="float">
            <text:p>507</text:p>
          </table:table-cell>
          <table:table-cell table:formula="of:=-54.52*LN([.A388])+363.75" office:value-type="float" office:value="24.1715800842086" calcext:value-type="float">
            <text:p>24.17</text:p>
          </table:table-cell>
          <table:table-cell table:style-name="ce3" office:value-type="float" office:value="24.1715800842086" calcext:value-type="float">
            <text:p>24.17</text:p>
          </table:table-cell>
          <table:table-cell table:formula="of:=INT(ROUND([.C388];0))" office:value-type="float" office:value="24" calcext:value-type="float">
            <text:p>24</text:p>
          </table:table-cell>
          <table:table-cell office:value-type="float" office:value="24" calcext:value-type="float">
            <text:p>24</text:p>
          </table:table-cell>
          <table:table-cell table:formula="of:=[.B388]*9/5+32" office:value-type="float" office:value="75.5088441515756" calcext:value-type="float">
            <text:p>75.5088441516</text:p>
          </table:table-cell>
          <table:table-cell office:value-type="float" office:value="75.5088441515756" calcext:value-type="float">
            <text:p>75.5088441516</text:p>
          </table:table-cell>
          <table:table-cell table:formula="of:=ROUND([.G388];0)" office:value-type="float" office:value="76" calcext:value-type="float">
            <text:p>76</text:p>
          </table:table-cell>
          <table:table-cell office:value-type="float" office:value="76" calcext:value-type="float">
            <text:p>76</text:p>
          </table:table-cell>
          <table:table-cell table:number-columns-repeated="1015"/>
        </table:table-row>
        <table:table-row table:style-name="ro1">
          <table:table-cell office:value-type="float" office:value="508" calcext:value-type="float">
            <text:p>508</text:p>
          </table:table-cell>
          <table:table-cell table:formula="of:=-54.52*LN([.A389])+363.75" office:value-type="float" office:value="24.0641514780211" calcext:value-type="float">
            <text:p>24.06</text:p>
          </table:table-cell>
          <table:table-cell table:style-name="ce3" office:value-type="float" office:value="24.0641514780211" calcext:value-type="float">
            <text:p>24.06</text:p>
          </table:table-cell>
          <table:table-cell table:formula="of:=INT(ROUND([.C389];0))" office:value-type="float" office:value="24" calcext:value-type="float">
            <text:p>24</text:p>
          </table:table-cell>
          <table:table-cell office:value-type="float" office:value="24" calcext:value-type="float">
            <text:p>24</text:p>
          </table:table-cell>
          <table:table-cell table:formula="of:=[.B389]*9/5+32" office:value-type="float" office:value="75.315472660438" calcext:value-type="float">
            <text:p>75.3154726604</text:p>
          </table:table-cell>
          <table:table-cell office:value-type="float" office:value="75.315472660438" calcext:value-type="float">
            <text:p>75.3154726604</text:p>
          </table:table-cell>
          <table:table-cell table:formula="of:=ROUND([.G389];0)" office:value-type="float" office:value="75" calcext:value-type="float">
            <text:p>75</text:p>
          </table:table-cell>
          <table:table-cell office:value-type="float" office:value="75" calcext:value-type="float">
            <text:p>75</text:p>
          </table:table-cell>
          <table:table-cell table:number-columns-repeated="1015"/>
        </table:table-row>
        <table:table-row table:style-name="ro1">
          <table:table-cell office:value-type="float" office:value="509" calcext:value-type="float">
            <text:p>509</text:p>
          </table:table-cell>
          <table:table-cell table:formula="of:=-54.52*LN([.A390])+363.75" office:value-type="float" office:value="23.9569341376655" calcext:value-type="float">
            <text:p>23.96</text:p>
          </table:table-cell>
          <table:table-cell table:style-name="ce3" office:value-type="float" office:value="23.9569341376655" calcext:value-type="float">
            <text:p>23.96</text:p>
          </table:table-cell>
          <table:table-cell table:formula="of:=INT(ROUND([.C390];0))" office:value-type="float" office:value="24" calcext:value-type="float">
            <text:p>24</text:p>
          </table:table-cell>
          <table:table-cell office:value-type="float" office:value="24" calcext:value-type="float">
            <text:p>24</text:p>
          </table:table-cell>
          <table:table-cell table:formula="of:=[.B390]*9/5+32" office:value-type="float" office:value="75.1224814477979" calcext:value-type="float">
            <text:p>75.1224814478</text:p>
          </table:table-cell>
          <table:table-cell office:value-type="float" office:value="75.1224814477979" calcext:value-type="float">
            <text:p>75.1224814478</text:p>
          </table:table-cell>
          <table:table-cell table:formula="of:=ROUND([.G390];0)" office:value-type="float" office:value="75" calcext:value-type="float">
            <text:p>75</text:p>
          </table:table-cell>
          <table:table-cell office:value-type="float" office:value="75" calcext:value-type="float">
            <text:p>75</text:p>
          </table:table-cell>
          <table:table-cell table:number-columns-repeated="1015"/>
        </table:table-row>
        <table:table-row table:style-name="ro1">
          <table:table-cell office:value-type="float" office:value="510" calcext:value-type="float">
            <text:p>510</text:p>
          </table:table-cell>
          <table:table-cell table:formula="of:=-54.52*LN([.A391])+363.75" office:value-type="float" office:value="23.8499272338344" calcext:value-type="float">
            <text:p>23.85</text:p>
          </table:table-cell>
          <table:table-cell table:style-name="ce3" office:value-type="float" office:value="23.8499272338344" calcext:value-type="float">
            <text:p>23.85</text:p>
          </table:table-cell>
          <table:table-cell table:formula="of:=INT(ROUND([.C391];0))" office:value-type="float" office:value="24" calcext:value-type="float">
            <text:p>24</text:p>
          </table:table-cell>
          <table:table-cell office:value-type="float" office:value="24" calcext:value-type="float">
            <text:p>24</text:p>
          </table:table-cell>
          <table:table-cell table:formula="of:=[.B391]*9/5+32" office:value-type="float" office:value="74.9298690209019" calcext:value-type="float">
            <text:p>74.9298690209</text:p>
          </table:table-cell>
          <table:table-cell office:value-type="float" office:value="74.9298690209019" calcext:value-type="float">
            <text:p>74.9298690209</text:p>
          </table:table-cell>
          <table:table-cell table:formula="of:=ROUND([.G391];0)" office:value-type="float" office:value="75" calcext:value-type="float">
            <text:p>75</text:p>
          </table:table-cell>
          <table:table-cell office:value-type="float" office:value="75" calcext:value-type="float">
            <text:p>75</text:p>
          </table:table-cell>
          <table:table-cell table:number-columns-repeated="1015"/>
        </table:table-row>
        <table:table-row table:style-name="ro1">
          <table:table-cell office:value-type="float" office:value="511" calcext:value-type="float">
            <text:p>511</text:p>
          </table:table-cell>
          <table:table-cell table:formula="of:=-54.52*LN([.A392])+363.75" office:value-type="float" office:value="23.743129942094" calcext:value-type="float">
            <text:p>23.74</text:p>
          </table:table-cell>
          <table:table-cell table:style-name="ce3" office:value-type="float" office:value="23.743129942094" calcext:value-type="float">
            <text:p>23.74</text:p>
          </table:table-cell>
          <table:table-cell table:formula="of:=INT(ROUND([.C392];0))" office:value-type="float" office:value="24" calcext:value-type="float">
            <text:p>24</text:p>
          </table:table-cell>
          <table:table-cell office:value-type="float" office:value="24" calcext:value-type="float">
            <text:p>24</text:p>
          </table:table-cell>
          <table:table-cell table:formula="of:=[.B392]*9/5+32" office:value-type="float" office:value="74.7376338957692" calcext:value-type="float">
            <text:p>74.7376338958</text:p>
          </table:table-cell>
          <table:table-cell office:value-type="float" office:value="74.7376338957692" calcext:value-type="float">
            <text:p>74.7376338958</text:p>
          </table:table-cell>
          <table:table-cell table:formula="of:=ROUND([.G392];0)" office:value-type="float" office:value="75" calcext:value-type="float">
            <text:p>75</text:p>
          </table:table-cell>
          <table:table-cell office:value-type="float" office:value="75" calcext:value-type="float">
            <text:p>75</text:p>
          </table:table-cell>
          <table:table-cell table:number-columns-repeated="1015"/>
        </table:table-row>
        <table:table-row table:style-name="ro1">
          <table:table-cell office:value-type="float" office:value="512" calcext:value-type="float">
            <text:p>512</text:p>
          </table:table-cell>
          <table:table-cell table:formula="of:=-54.52*LN([.A393])+363.75" office:value-type="float" office:value="23.636541442846" calcext:value-type="float">
            <text:p>23.64</text:p>
          </table:table-cell>
          <table:table-cell table:style-name="ce3" office:value-type="float" office:value="23.636541442846" calcext:value-type="float">
            <text:p>23.64</text:p>
          </table:table-cell>
          <table:table-cell table:formula="of:=INT(ROUND([.C393];0))" office:value-type="float" office:value="24" calcext:value-type="float">
            <text:p>24</text:p>
          </table:table-cell>
          <table:table-cell office:value-type="float" office:value="24" calcext:value-type="float">
            <text:p>24</text:p>
          </table:table-cell>
          <table:table-cell table:formula="of:=[.B393]*9/5+32" office:value-type="float" office:value="74.5457745971228" calcext:value-type="float">
            <text:p>74.5457745971</text:p>
          </table:table-cell>
          <table:table-cell office:value-type="float" office:value="74.5457745971228" calcext:value-type="float">
            <text:p>74.5457745971</text:p>
          </table:table-cell>
          <table:table-cell table:formula="of:=ROUND([.G393];0)" office:value-type="float" office:value="75" calcext:value-type="float">
            <text:p>75</text:p>
          </table:table-cell>
          <table:table-cell office:value-type="float" office:value="75" calcext:value-type="float">
            <text:p>75</text:p>
          </table:table-cell>
          <table:table-cell table:number-columns-repeated="1015"/>
        </table:table-row>
        <table:table-row table:style-name="ro1">
          <table:table-cell office:value-type="float" office:value="513" calcext:value-type="float">
            <text:p>513</text:p>
          </table:table-cell>
          <table:table-cell table:formula="of:=-54.52*LN([.A394])+363.75" office:value-type="float" office:value="23.5301609212896" calcext:value-type="float">
            <text:p>23.53</text:p>
          </table:table-cell>
          <table:table-cell table:style-name="ce3" office:value-type="float" office:value="23.5301609212896" calcext:value-type="float">
            <text:p>23.53</text:p>
          </table:table-cell>
          <table:table-cell table:formula="of:=INT(ROUND([.C394];0))" office:value-type="float" office:value="24" calcext:value-type="float">
            <text:p>24</text:p>
          </table:table-cell>
          <table:table-cell office:value-type="float" office:value="24" calcext:value-type="float">
            <text:p>24</text:p>
          </table:table-cell>
          <table:table-cell table:formula="of:=[.B394]*9/5+32" office:value-type="float" office:value="74.3542896583213" calcext:value-type="float">
            <text:p>74.3542896583</text:p>
          </table:table-cell>
          <table:table-cell office:value-type="float" office:value="74.3542896583213" calcext:value-type="float">
            <text:p>74.3542896583</text:p>
          </table:table-cell>
          <table:table-cell table:formula="of:=ROUND([.G394];0)" office:value-type="float" office:value="74" calcext:value-type="float">
            <text:p>74</text:p>
          </table:table-cell>
          <table:table-cell office:value-type="float" office:value="74" calcext:value-type="float">
            <text:p>74</text:p>
          </table:table-cell>
          <table:table-cell table:number-columns-repeated="1015"/>
        </table:table-row>
        <table:table-row table:style-name="ro1">
          <table:table-cell office:value-type="float" office:value="514" calcext:value-type="float">
            <text:p>514</text:p>
          </table:table-cell>
          <table:table-cell table:formula="of:=-54.52*LN([.A395])+363.75" office:value-type="float" office:value="23.4239875673844" calcext:value-type="float">
            <text:p>23.42</text:p>
          </table:table-cell>
          <table:table-cell table:style-name="ce3" office:value-type="float" office:value="23.4239875673844" calcext:value-type="float">
            <text:p>23.42</text:p>
          </table:table-cell>
          <table:table-cell table:formula="of:=INT(ROUND([.C395];0))" office:value-type="float" office:value="23" calcext:value-type="float">
            <text:p>23</text:p>
          </table:table-cell>
          <table:table-cell office:value-type="float" office:value="23" calcext:value-type="float">
            <text:p>23</text:p>
          </table:table-cell>
          <table:table-cell table:formula="of:=[.B395]*9/5+32" office:value-type="float" office:value="74.1631776212919" calcext:value-type="float">
            <text:p>74.1631776213</text:p>
          </table:table-cell>
          <table:table-cell office:value-type="float" office:value="74.1631776212919" calcext:value-type="float">
            <text:p>74.1631776213</text:p>
          </table:table-cell>
          <table:table-cell table:formula="of:=ROUND([.G395];0)" office:value-type="float" office:value="74" calcext:value-type="float">
            <text:p>74</text:p>
          </table:table-cell>
          <table:table-cell office:value-type="float" office:value="74" calcext:value-type="float">
            <text:p>74</text:p>
          </table:table-cell>
          <table:table-cell table:number-columns-repeated="1015"/>
        </table:table-row>
        <table:table-row table:style-name="ro1">
          <table:table-cell office:value-type="float" office:value="515" calcext:value-type="float">
            <text:p>515</text:p>
          </table:table-cell>
          <table:table-cell table:formula="of:=-54.52*LN([.A396])+363.75" office:value-type="float" office:value="23.3180205758131" calcext:value-type="float">
            <text:p>23.32</text:p>
          </table:table-cell>
          <table:table-cell table:style-name="ce3" office:value-type="float" office:value="23.3180205758131" calcext:value-type="float">
            <text:p>23.32</text:p>
          </table:table-cell>
          <table:table-cell table:formula="of:=INT(ROUND([.C396];0))" office:value-type="float" office:value="23" calcext:value-type="float">
            <text:p>23</text:p>
          </table:table-cell>
          <table:table-cell office:value-type="float" office:value="23" calcext:value-type="float">
            <text:p>23</text:p>
          </table:table-cell>
          <table:table-cell table:formula="of:=[.B396]*9/5+32" office:value-type="float" office:value="73.9724370364636" calcext:value-type="float">
            <text:p>73.9724370365</text:p>
          </table:table-cell>
          <table:table-cell office:value-type="float" office:value="73.9724370364636" calcext:value-type="float">
            <text:p>73.9724370365</text:p>
          </table:table-cell>
          <table:table-cell table:formula="of:=ROUND([.G396];0)" office:value-type="float" office:value="74" calcext:value-type="float">
            <text:p>74</text:p>
          </table:table-cell>
          <table:table-cell office:value-type="float" office:value="74" calcext:value-type="float">
            <text:p>74</text:p>
          </table:table-cell>
          <table:table-cell table:number-columns-repeated="1015"/>
        </table:table-row>
        <table:table-row table:style-name="ro1">
          <table:table-cell office:value-type="float" office:value="516" calcext:value-type="float">
            <text:p>516</text:p>
          </table:table-cell>
          <table:table-cell table:formula="of:=-54.52*LN([.A397])+363.75" office:value-type="float" office:value="23.2122591459452" calcext:value-type="float">
            <text:p>23.21</text:p>
          </table:table-cell>
          <table:table-cell table:style-name="ce3" office:value-type="float" office:value="23.2122591459452" calcext:value-type="float">
            <text:p>23.21</text:p>
          </table:table-cell>
          <table:table-cell table:formula="of:=INT(ROUND([.C397];0))" office:value-type="float" office:value="23" calcext:value-type="float">
            <text:p>23</text:p>
          </table:table-cell>
          <table:table-cell office:value-type="float" office:value="23" calcext:value-type="float">
            <text:p>23</text:p>
          </table:table-cell>
          <table:table-cell table:formula="of:=[.B397]*9/5+32" office:value-type="float" office:value="73.7820664627013" calcext:value-type="float">
            <text:p>73.7820664627</text:p>
          </table:table-cell>
          <table:table-cell office:value-type="float" office:value="73.7820664627013" calcext:value-type="float">
            <text:p>73.7820664627</text:p>
          </table:table-cell>
          <table:table-cell table:formula="of:=ROUND([.G397];0)" office:value-type="float" office:value="74" calcext:value-type="float">
            <text:p>74</text:p>
          </table:table-cell>
          <table:table-cell office:value-type="float" office:value="74" calcext:value-type="float">
            <text:p>74</text:p>
          </table:table-cell>
          <table:table-cell table:number-columns-repeated="1015"/>
        </table:table-row>
        <table:table-row table:style-name="ro1">
          <table:table-cell office:value-type="float" office:value="517" calcext:value-type="float">
            <text:p>517</text:p>
          </table:table-cell>
          <table:table-cell table:formula="of:=-54.52*LN([.A398])+363.75" office:value-type="float" office:value="23.1067024818004" calcext:value-type="float">
            <text:p>23.11</text:p>
          </table:table-cell>
          <table:table-cell table:style-name="ce3" office:value-type="float" office:value="23.1067024818004" calcext:value-type="float">
            <text:p>23.11</text:p>
          </table:table-cell>
          <table:table-cell table:formula="of:=INT(ROUND([.C398];0))" office:value-type="float" office:value="23" calcext:value-type="float">
            <text:p>23</text:p>
          </table:table-cell>
          <table:table-cell office:value-type="float" office:value="23" calcext:value-type="float">
            <text:p>23</text:p>
          </table:table-cell>
          <table:table-cell table:formula="of:=[.B398]*9/5+32" office:value-type="float" office:value="73.5920644672408" calcext:value-type="float">
            <text:p>73.5920644672</text:p>
          </table:table-cell>
          <table:table-cell office:value-type="float" office:value="73.5920644672408" calcext:value-type="float">
            <text:p>73.5920644672</text:p>
          </table:table-cell>
          <table:table-cell table:formula="of:=ROUND([.G398];0)" office:value-type="float" office:value="74" calcext:value-type="float">
            <text:p>74</text:p>
          </table:table-cell>
          <table:table-cell office:value-type="float" office:value="74" calcext:value-type="float">
            <text:p>74</text:p>
          </table:table-cell>
          <table:table-cell table:number-columns-repeated="1015"/>
        </table:table-row>
        <table:table-row table:style-name="ro1">
          <table:table-cell office:value-type="float" office:value="518" calcext:value-type="float">
            <text:p>518</text:p>
          </table:table-cell>
          <table:table-cell table:formula="of:=-54.52*LN([.A399])+363.75" office:value-type="float" office:value="23.001349792013" calcext:value-type="float">
            <text:p>23.00</text:p>
          </table:table-cell>
          <table:table-cell table:style-name="ce3" office:value-type="float" office:value="23.001349792013" calcext:value-type="float">
            <text:p>23.00</text:p>
          </table:table-cell>
          <table:table-cell table:formula="of:=INT(ROUND([.C399];0))" office:value-type="float" office:value="23" calcext:value-type="float">
            <text:p>23</text:p>
          </table:table-cell>
          <table:table-cell office:value-type="float" office:value="23" calcext:value-type="float">
            <text:p>23</text:p>
          </table:table-cell>
          <table:table-cell table:formula="of:=[.B399]*9/5+32" office:value-type="float" office:value="73.4024296256234" calcext:value-type="float">
            <text:p>73.4024296256</text:p>
          </table:table-cell>
          <table:table-cell office:value-type="float" office:value="73.4024296256234" calcext:value-type="float">
            <text:p>73.4024296256</text:p>
          </table:table-cell>
          <table:table-cell table:formula="of:=ROUND([.G399];0)" office:value-type="float" office:value="73" calcext:value-type="float">
            <text:p>73</text:p>
          </table:table-cell>
          <table:table-cell office:value-type="float" office:value="73" calcext:value-type="float">
            <text:p>73</text:p>
          </table:table-cell>
          <table:table-cell table:number-columns-repeated="1015"/>
        </table:table-row>
        <table:table-row table:style-name="ro1">
          <table:table-cell office:value-type="float" office:value="519" calcext:value-type="float">
            <text:p>519</text:p>
          </table:table-cell>
          <table:table-cell table:formula="of:=-54.52*LN([.A400])+363.75" office:value-type="float" office:value="22.8962002897957" calcext:value-type="float">
            <text:p>22.90</text:p>
          </table:table-cell>
          <table:table-cell table:style-name="ce3" office:value-type="float" office:value="22.8962002897957" calcext:value-type="float">
            <text:p>22.90</text:p>
          </table:table-cell>
          <table:table-cell table:formula="of:=INT(ROUND([.C400];0))" office:value-type="float" office:value="23" calcext:value-type="float">
            <text:p>23</text:p>
          </table:table-cell>
          <table:table-cell office:value-type="float" office:value="23" calcext:value-type="float">
            <text:p>23</text:p>
          </table:table-cell>
          <table:table-cell table:formula="of:=[.B400]*9/5+32" office:value-type="float" office:value="73.2131605216323" calcext:value-type="float">
            <text:p>73.2131605216</text:p>
          </table:table-cell>
          <table:table-cell office:value-type="float" office:value="73.2131605216323" calcext:value-type="float">
            <text:p>73.2131605216</text:p>
          </table:table-cell>
          <table:table-cell table:formula="of:=ROUND([.G400];0)" office:value-type="float" office:value="73" calcext:value-type="float">
            <text:p>73</text:p>
          </table:table-cell>
          <table:table-cell office:value-type="float" office:value="73" calcext:value-type="float">
            <text:p>73</text:p>
          </table:table-cell>
          <table:table-cell table:number-columns-repeated="1015"/>
        </table:table-row>
        <table:table-row table:style-name="ro1">
          <table:table-cell office:value-type="float" office:value="520" calcext:value-type="float">
            <text:p>520</text:p>
          </table:table-cell>
          <table:table-cell table:formula="of:=-54.52*LN([.A401])+363.75" office:value-type="float" office:value="22.7912531929052" calcext:value-type="float">
            <text:p>22.79</text:p>
          </table:table-cell>
          <table:table-cell table:style-name="ce3" office:value-type="float" office:value="22.7912531929052" calcext:value-type="float">
            <text:p>22.79</text:p>
          </table:table-cell>
          <table:table-cell table:formula="of:=INT(ROUND([.C401];0))" office:value-type="float" office:value="23" calcext:value-type="float">
            <text:p>23</text:p>
          </table:table-cell>
          <table:table-cell office:value-type="float" office:value="23" calcext:value-type="float">
            <text:p>23</text:p>
          </table:table-cell>
          <table:table-cell table:formula="of:=[.B401]*9/5+32" office:value-type="float" office:value="73.0242557472293" calcext:value-type="float">
            <text:p>73.0242557472</text:p>
          </table:table-cell>
          <table:table-cell office:value-type="float" office:value="73.0242557472293" calcext:value-type="float">
            <text:p>73.0242557472</text:p>
          </table:table-cell>
          <table:table-cell table:formula="of:=ROUND([.G401];0)" office:value-type="float" office:value="73" calcext:value-type="float">
            <text:p>73</text:p>
          </table:table-cell>
          <table:table-cell office:value-type="float" office:value="73" calcext:value-type="float">
            <text:p>73</text:p>
          </table:table-cell>
          <table:table-cell table:number-columns-repeated="1015"/>
        </table:table-row>
        <table:table-row table:style-name="ro1">
          <table:table-cell office:value-type="float" office:value="521" calcext:value-type="float">
            <text:p>521</text:p>
          </table:table-cell>
          <table:table-cell table:formula="of:=-54.52*LN([.A402])+363.75" office:value-type="float" office:value="22.6865077236064" calcext:value-type="float">
            <text:p>22.69</text:p>
          </table:table-cell>
          <table:table-cell table:style-name="ce3" office:value-type="float" office:value="22.6865077236064" calcext:value-type="float">
            <text:p>22.69</text:p>
          </table:table-cell>
          <table:table-cell table:formula="of:=INT(ROUND([.C402];0))" office:value-type="float" office:value="23" calcext:value-type="float">
            <text:p>23</text:p>
          </table:table-cell>
          <table:table-cell office:value-type="float" office:value="23" calcext:value-type="float">
            <text:p>23</text:p>
          </table:table-cell>
          <table:table-cell table:formula="of:=[.B402]*9/5+32" office:value-type="float" office:value="72.8357139024916" calcext:value-type="float">
            <text:p>72.8357139025</text:p>
          </table:table-cell>
          <table:table-cell office:value-type="float" office:value="72.8357139024916" calcext:value-type="float">
            <text:p>72.8357139025</text:p>
          </table:table-cell>
          <table:table-cell table:formula="of:=ROUND([.G402];0)" office:value-type="float" office:value="73" calcext:value-type="float">
            <text:p>73</text:p>
          </table:table-cell>
          <table:table-cell office:value-type="float" office:value="73" calcext:value-type="float">
            <text:p>73</text:p>
          </table:table-cell>
          <table:table-cell table:number-columns-repeated="1015"/>
        </table:table-row>
        <table:table-row table:style-name="ro1">
          <table:table-cell office:value-type="float" office:value="522" calcext:value-type="float">
            <text:p>522</text:p>
          </table:table-cell>
          <table:table-cell table:formula="of:=-54.52*LN([.A403])+363.75" office:value-type="float" office:value="22.5819631086385" calcext:value-type="float">
            <text:p>22.58</text:p>
          </table:table-cell>
          <table:table-cell table:style-name="ce3" office:value-type="float" office:value="22.5819631086385" calcext:value-type="float">
            <text:p>22.58</text:p>
          </table:table-cell>
          <table:table-cell table:formula="of:=INT(ROUND([.C403];0))" office:value-type="float" office:value="23" calcext:value-type="float">
            <text:p>23</text:p>
          </table:table-cell>
          <table:table-cell office:value-type="float" office:value="23" calcext:value-type="float">
            <text:p>23</text:p>
          </table:table-cell>
          <table:table-cell table:formula="of:=[.B403]*9/5+32" office:value-type="float" office:value="72.6475335955493" calcext:value-type="float">
            <text:p>72.6475335955</text:p>
          </table:table-cell>
          <table:table-cell office:value-type="float" office:value="72.6475335955493" calcext:value-type="float">
            <text:p>72.6475335955</text:p>
          </table:table-cell>
          <table:table-cell table:formula="of:=ROUND([.G403];0)" office:value-type="float" office:value="73" calcext:value-type="float">
            <text:p>73</text:p>
          </table:table-cell>
          <table:table-cell office:value-type="float" office:value="73" calcext:value-type="float">
            <text:p>73</text:p>
          </table:table-cell>
          <table:table-cell table:number-columns-repeated="1015"/>
        </table:table-row>
        <table:table-row table:style-name="ro1">
          <table:table-cell office:value-type="float" office:value="523" calcext:value-type="float">
            <text:p>523</text:p>
          </table:table-cell>
          <table:table-cell table:formula="of:=-54.52*LN([.A404])+363.75" office:value-type="float" office:value="22.4776185791804" calcext:value-type="float">
            <text:p>22.48</text:p>
          </table:table-cell>
          <table:table-cell table:style-name="ce3" office:value-type="float" office:value="22.4776185791804" calcext:value-type="float">
            <text:p>22.48</text:p>
          </table:table-cell>
          <table:table-cell table:formula="of:=INT(ROUND([.C404];0))" office:value-type="float" office:value="22" calcext:value-type="float">
            <text:p>22</text:p>
          </table:table-cell>
          <table:table-cell office:value-type="float" office:value="22" calcext:value-type="float">
            <text:p>22</text:p>
          </table:table-cell>
          <table:table-cell table:formula="of:=[.B404]*9/5+32" office:value-type="float" office:value="72.4597134425247" calcext:value-type="float">
            <text:p>72.4597134425</text:p>
          </table:table-cell>
          <table:table-cell office:value-type="float" office:value="72.4597134425247" calcext:value-type="float">
            <text:p>72.4597134425</text:p>
          </table:table-cell>
          <table:table-cell table:formula="of:=ROUND([.G404];0)" office:value-type="float" office:value="72" calcext:value-type="float">
            <text:p>72</text:p>
          </table:table-cell>
          <table:table-cell office:value-type="float" office:value="72" calcext:value-type="float">
            <text:p>72</text:p>
          </table:table-cell>
          <table:table-cell table:number-columns-repeated="1015"/>
        </table:table-row>
        <table:table-row table:style-name="ro1">
          <table:table-cell office:value-type="float" office:value="524" calcext:value-type="float">
            <text:p>524</text:p>
          </table:table-cell>
          <table:table-cell table:formula="of:=-54.52*LN([.A405])+363.75" office:value-type="float" office:value="22.3734733708168" calcext:value-type="float">
            <text:p>22.37</text:p>
          </table:table-cell>
          <table:table-cell table:style-name="ce3" office:value-type="float" office:value="22.3734733708168" calcext:value-type="float">
            <text:p>22.37</text:p>
          </table:table-cell>
          <table:table-cell table:formula="of:=INT(ROUND([.C405];0))" office:value-type="float" office:value="22" calcext:value-type="float">
            <text:p>22</text:p>
          </table:table-cell>
          <table:table-cell office:value-type="float" office:value="22" calcext:value-type="float">
            <text:p>22</text:p>
          </table:table-cell>
          <table:table-cell table:formula="of:=[.B405]*9/5+32" office:value-type="float" office:value="72.2722520674702" calcext:value-type="float">
            <text:p>72.2722520675</text:p>
          </table:table-cell>
          <table:table-cell office:value-type="float" office:value="72.2722520674702" calcext:value-type="float">
            <text:p>72.2722520675</text:p>
          </table:table-cell>
          <table:table-cell table:formula="of:=ROUND([.G405];0)" office:value-type="float" office:value="72" calcext:value-type="float">
            <text:p>72</text:p>
          </table:table-cell>
          <table:table-cell office:value-type="float" office:value="72" calcext:value-type="float">
            <text:p>72</text:p>
          </table:table-cell>
          <table:table-cell table:number-columns-repeated="1015"/>
        </table:table-row>
        <table:table-row table:style-name="ro1">
          <table:table-cell office:value-type="float" office:value="525" calcext:value-type="float">
            <text:p>525</text:p>
          </table:table-cell>
          <table:table-cell table:formula="of:=-54.52*LN([.A406])+363.75" office:value-type="float" office:value="22.2695267235047" calcext:value-type="float">
            <text:p>22.27</text:p>
          </table:table-cell>
          <table:table-cell table:style-name="ce3" office:value-type="float" office:value="22.2695267235047" calcext:value-type="float">
            <text:p>22.27</text:p>
          </table:table-cell>
          <table:table-cell table:formula="of:=INT(ROUND([.C406];0))" office:value-type="float" office:value="22" calcext:value-type="float">
            <text:p>22</text:p>
          </table:table-cell>
          <table:table-cell office:value-type="float" office:value="22" calcext:value-type="float">
            <text:p>22</text:p>
          </table:table-cell>
          <table:table-cell table:formula="of:=[.B406]*9/5+32" office:value-type="float" office:value="72.0851481023084" calcext:value-type="float">
            <text:p>72.0851481023</text:p>
          </table:table-cell>
          <table:table-cell office:value-type="float" office:value="72.0851481023084" calcext:value-type="float">
            <text:p>72.0851481023</text:p>
          </table:table-cell>
          <table:table-cell table:formula="of:=ROUND([.G406];0)" office:value-type="float" office:value="72" calcext:value-type="float">
            <text:p>72</text:p>
          </table:table-cell>
          <table:table-cell office:value-type="float" office:value="72" calcext:value-type="float">
            <text:p>72</text:p>
          </table:table-cell>
          <table:table-cell table:number-columns-repeated="1015"/>
        </table:table-row>
        <table:table-row table:style-name="ro1">
          <table:table-cell office:value-type="float" office:value="526" calcext:value-type="float">
            <text:p>526</text:p>
          </table:table-cell>
          <table:table-cell table:formula="of:=-54.52*LN([.A407])+363.75" office:value-type="float" office:value="22.16577788154" calcext:value-type="float">
            <text:p>22.17</text:p>
          </table:table-cell>
          <table:table-cell table:style-name="ce3" office:value-type="float" office:value="22.16577788154" calcext:value-type="float">
            <text:p>22.17</text:p>
          </table:table-cell>
          <table:table-cell table:formula="of:=INT(ROUND([.C407];0))" office:value-type="float" office:value="22" calcext:value-type="float">
            <text:p>22</text:p>
          </table:table-cell>
          <table:table-cell office:value-type="float" office:value="22" calcext:value-type="float">
            <text:p>22</text:p>
          </table:table-cell>
          <table:table-cell table:formula="of:=[.B407]*9/5+32" office:value-type="float" office:value="71.898400186772" calcext:value-type="float">
            <text:p>71.8984001868</text:p>
          </table:table-cell>
          <table:table-cell office:value-type="float" office:value="71.898400186772" calcext:value-type="float">
            <text:p>71.8984001868</text:p>
          </table:table-cell>
          <table:table-cell table:formula="of:=ROUND([.G407];0)" office:value-type="float" office:value="72" calcext:value-type="float">
            <text:p>72</text:p>
          </table:table-cell>
          <table:table-cell office:value-type="float" office:value="72" calcext:value-type="float">
            <text:p>72</text:p>
          </table:table-cell>
          <table:table-cell table:number-columns-repeated="1015"/>
        </table:table-row>
        <table:table-row table:style-name="ro1">
          <table:table-cell office:value-type="float" office:value="527" calcext:value-type="float">
            <text:p>527</text:p>
          </table:table-cell>
          <table:table-cell table:formula="of:=-54.52*LN([.A408])+363.75" office:value-type="float" office:value="22.0622260935249" calcext:value-type="float">
            <text:p>22.06</text:p>
          </table:table-cell>
          <table:table-cell table:style-name="ce3" office:value-type="float" office:value="22.0622260935249" calcext:value-type="float">
            <text:p>22.06</text:p>
          </table:table-cell>
          <table:table-cell table:formula="of:=INT(ROUND([.C408];0))" office:value-type="float" office:value="22" calcext:value-type="float">
            <text:p>22</text:p>
          </table:table-cell>
          <table:table-cell office:value-type="float" office:value="22" calcext:value-type="float">
            <text:p>22</text:p>
          </table:table-cell>
          <table:table-cell table:formula="of:=[.B408]*9/5+32" office:value-type="float" office:value="71.7120069683448" calcext:value-type="float">
            <text:p>71.7120069683</text:p>
          </table:table-cell>
          <table:table-cell office:value-type="float" office:value="71.7120069683448" calcext:value-type="float">
            <text:p>71.7120069683</text:p>
          </table:table-cell>
          <table:table-cell table:formula="of:=ROUND([.G408];0)" office:value-type="float" office:value="72" calcext:value-type="float">
            <text:p>72</text:p>
          </table:table-cell>
          <table:table-cell office:value-type="float" office:value="72" calcext:value-type="float">
            <text:p>72</text:p>
          </table:table-cell>
          <table:table-cell table:number-columns-repeated="1015"/>
        </table:table-row>
        <table:table-row table:style-name="ro1">
          <table:table-cell office:value-type="float" office:value="528" calcext:value-type="float">
            <text:p>528</text:p>
          </table:table-cell>
          <table:table-cell table:formula="of:=-54.52*LN([.A409])+363.75" office:value-type="float" office:value="21.9588706123346" calcext:value-type="float">
            <text:p>21.96</text:p>
          </table:table-cell>
          <table:table-cell table:style-name="ce3" office:value-type="float" office:value="21.9588706123346" calcext:value-type="float">
            <text:p>21.96</text:p>
          </table:table-cell>
          <table:table-cell table:formula="of:=INT(ROUND([.C409];0))" office:value-type="float" office:value="22" calcext:value-type="float">
            <text:p>22</text:p>
          </table:table-cell>
          <table:table-cell office:value-type="float" office:value="22" calcext:value-type="float">
            <text:p>22</text:p>
          </table:table-cell>
          <table:table-cell table:formula="of:=[.B409]*9/5+32" office:value-type="float" office:value="71.5259671022023" calcext:value-type="float">
            <text:p>71.5259671022</text:p>
          </table:table-cell>
          <table:table-cell office:value-type="float" office:value="71.5259671022023" calcext:value-type="float">
            <text:p>71.5259671022</text:p>
          </table:table-cell>
          <table:table-cell table:formula="of:=ROUND([.G409];0)" office:value-type="float" office:value="72" calcext:value-type="float">
            <text:p>72</text:p>
          </table:table-cell>
          <table:table-cell office:value-type="float" office:value="72" calcext:value-type="float">
            <text:p>72</text:p>
          </table:table-cell>
          <table:table-cell table:number-columns-repeated="1015"/>
        </table:table-row>
        <table:table-row table:style-name="ro1">
          <table:table-cell office:value-type="float" office:value="529" calcext:value-type="float">
            <text:p>529</text:p>
          </table:table-cell>
          <table:table-cell table:formula="of:=-54.52*LN([.A410])+363.75" office:value-type="float" office:value="21.8557106950855" calcext:value-type="float">
            <text:p>21.86</text:p>
          </table:table-cell>
          <table:table-cell table:style-name="ce3" office:value-type="float" office:value="21.8557106950855" calcext:value-type="float">
            <text:p>21.86</text:p>
          </table:table-cell>
          <table:table-cell table:formula="of:=INT(ROUND([.C410];0))" office:value-type="float" office:value="22" calcext:value-type="float">
            <text:p>22</text:p>
          </table:table-cell>
          <table:table-cell office:value-type="float" office:value="22" calcext:value-type="float">
            <text:p>22</text:p>
          </table:table-cell>
          <table:table-cell table:formula="of:=[.B410]*9/5+32" office:value-type="float" office:value="71.3402792511539" calcext:value-type="float">
            <text:p>71.3402792512</text:p>
          </table:table-cell>
          <table:table-cell office:value-type="float" office:value="71.3402792511539" calcext:value-type="float">
            <text:p>71.3402792512</text:p>
          </table:table-cell>
          <table:table-cell table:formula="of:=ROUND([.G410];0)" office:value-type="float" office:value="71" calcext:value-type="float">
            <text:p>71</text:p>
          </table:table-cell>
          <table:table-cell office:value-type="float" office:value="71" calcext:value-type="float">
            <text:p>71</text:p>
          </table:table-cell>
          <table:table-cell table:number-columns-repeated="1015"/>
        </table:table-row>
        <table:table-row table:style-name="ro1">
          <table:table-cell office:value-type="float" office:value="530" calcext:value-type="float">
            <text:p>530</text:p>
          </table:table-cell>
          <table:table-cell table:formula="of:=-54.52*LN([.A411])+363.75" office:value-type="float" office:value="21.7527456031029" calcext:value-type="float">
            <text:p>21.75</text:p>
          </table:table-cell>
          <table:table-cell table:style-name="ce3" office:value-type="float" office:value="21.7527456031029" calcext:value-type="float">
            <text:p>21.75</text:p>
          </table:table-cell>
          <table:table-cell table:formula="of:=INT(ROUND([.C411];0))" office:value-type="float" office:value="22" calcext:value-type="float">
            <text:p>22</text:p>
          </table:table-cell>
          <table:table-cell office:value-type="float" office:value="22" calcext:value-type="float">
            <text:p>22</text:p>
          </table:table-cell>
          <table:table-cell table:formula="of:=[.B411]*9/5+32" office:value-type="float" office:value="71.1549420855853" calcext:value-type="float">
            <text:p>71.1549420856</text:p>
          </table:table-cell>
          <table:table-cell office:value-type="float" office:value="71.1549420855853" calcext:value-type="float">
            <text:p>71.1549420856</text:p>
          </table:table-cell>
          <table:table-cell table:formula="of:=ROUND([.G411];0)" office:value-type="float" office:value="71" calcext:value-type="float">
            <text:p>71</text:p>
          </table:table-cell>
          <table:table-cell office:value-type="float" office:value="71" calcext:value-type="float">
            <text:p>71</text:p>
          </table:table-cell>
          <table:table-cell table:number-columns-repeated="1015"/>
        </table:table-row>
        <table:table-row table:style-name="ro1">
          <table:table-cell office:value-type="float" office:value="531" calcext:value-type="float">
            <text:p>531</text:p>
          </table:table-cell>
          <table:table-cell table:formula="of:=-54.52*LN([.A412])+363.75" office:value-type="float" office:value="21.6499746018895" calcext:value-type="float">
            <text:p>21.65</text:p>
          </table:table-cell>
          <table:table-cell table:style-name="ce3" office:value-type="float" office:value="21.6499746018895" calcext:value-type="float">
            <text:p>21.65</text:p>
          </table:table-cell>
          <table:table-cell table:formula="of:=INT(ROUND([.C412];0))" office:value-type="float" office:value="22" calcext:value-type="float">
            <text:p>22</text:p>
          </table:table-cell>
          <table:table-cell office:value-type="float" office:value="22" calcext:value-type="float">
            <text:p>22</text:p>
          </table:table-cell>
          <table:table-cell table:formula="of:=[.B412]*9/5+32" office:value-type="float" office:value="70.9699542834011" calcext:value-type="float">
            <text:p>70.9699542834</text:p>
          </table:table-cell>
          <table:table-cell office:value-type="float" office:value="70.9699542834011" calcext:value-type="float">
            <text:p>70.9699542834</text:p>
          </table:table-cell>
          <table:table-cell table:formula="of:=ROUND([.G412];0)" office:value-type="float" office:value="71" calcext:value-type="float">
            <text:p>71</text:p>
          </table:table-cell>
          <table:table-cell office:value-type="float" office:value="71" calcext:value-type="float">
            <text:p>71</text:p>
          </table:table-cell>
          <table:table-cell table:number-columns-repeated="1015"/>
        </table:table-row>
        <table:table-row table:style-name="ro1">
          <table:table-cell office:value-type="float" office:value="532" calcext:value-type="float">
            <text:p>532</text:p>
          </table:table-cell>
          <table:table-cell table:formula="of:=-54.52*LN([.A413])+363.75" office:value-type="float" office:value="21.5473969610935" calcext:value-type="float">
            <text:p>21.55</text:p>
          </table:table-cell>
          <table:table-cell table:style-name="ce3" office:value-type="float" office:value="21.5473969610935" calcext:value-type="float">
            <text:p>21.55</text:p>
          </table:table-cell>
          <table:table-cell table:formula="of:=INT(ROUND([.C413];0))" office:value-type="float" office:value="22" calcext:value-type="float">
            <text:p>22</text:p>
          </table:table-cell>
          <table:table-cell office:value-type="float" office:value="22" calcext:value-type="float">
            <text:p>22</text:p>
          </table:table-cell>
          <table:table-cell table:formula="of:=[.B413]*9/5+32" office:value-type="float" office:value="70.7853145299683" calcext:value-type="float">
            <text:p>70.78531453</text:p>
          </table:table-cell>
          <table:table-cell office:value-type="float" office:value="70.7853145299683" calcext:value-type="float">
            <text:p>70.78531453</text:p>
          </table:table-cell>
          <table:table-cell table:formula="of:=ROUND([.G413];0)" office:value-type="float" office:value="71" calcext:value-type="float">
            <text:p>71</text:p>
          </table:table-cell>
          <table:table-cell office:value-type="float" office:value="71" calcext:value-type="float">
            <text:p>71</text:p>
          </table:table-cell>
          <table:table-cell table:number-columns-repeated="1015"/>
        </table:table-row>
        <table:table-row table:style-name="ro1">
          <table:table-cell office:value-type="float" office:value="533" calcext:value-type="float">
            <text:p>533</text:p>
          </table:table-cell>
          <table:table-cell table:formula="of:=-54.52*LN([.A414])+363.75" office:value-type="float" office:value="21.4450119544782" calcext:value-type="float">
            <text:p>21.45</text:p>
          </table:table-cell>
          <table:table-cell table:style-name="ce3" office:value-type="float" office:value="21.4450119544782" calcext:value-type="float">
            <text:p>21.45</text:p>
          </table:table-cell>
          <table:table-cell table:formula="of:=INT(ROUND([.C414];0))" office:value-type="float" office:value="21" calcext:value-type="float">
            <text:p>21</text:p>
          </table:table-cell>
          <table:table-cell office:value-type="float" office:value="21" calcext:value-type="float">
            <text:p>21</text:p>
          </table:table-cell>
          <table:table-cell table:formula="of:=[.B414]*9/5+32" office:value-type="float" office:value="70.6010215180607" calcext:value-type="float">
            <text:p>70.6010215181</text:p>
          </table:table-cell>
          <table:table-cell office:value-type="float" office:value="70.6010215180607" calcext:value-type="float">
            <text:p>70.6010215181</text:p>
          </table:table-cell>
          <table:table-cell table:formula="of:=ROUND([.G414];0)" office:value-type="float" office:value="71" calcext:value-type="float">
            <text:p>71</text:p>
          </table:table-cell>
          <table:table-cell office:value-type="float" office:value="71" calcext:value-type="float">
            <text:p>71</text:p>
          </table:table-cell>
          <table:table-cell table:number-columns-repeated="1015"/>
        </table:table-row>
        <table:table-row table:style-name="ro1">
          <table:table-cell office:value-type="float" office:value="534" calcext:value-type="float">
            <text:p>534</text:p>
          </table:table-cell>
          <table:table-cell table:formula="of:=-54.52*LN([.A415])+363.75" office:value-type="float" office:value="21.3428188598901" calcext:value-type="float">
            <text:p>21.34</text:p>
          </table:table-cell>
          <table:table-cell table:style-name="ce3" office:value-type="float" office:value="21.3428188598901" calcext:value-type="float">
            <text:p>21.34</text:p>
          </table:table-cell>
          <table:table-cell table:formula="of:=INT(ROUND([.C415];0))" office:value-type="float" office:value="21" calcext:value-type="float">
            <text:p>21</text:p>
          </table:table-cell>
          <table:table-cell office:value-type="float" office:value="21" calcext:value-type="float">
            <text:p>21</text:p>
          </table:table-cell>
          <table:table-cell table:formula="of:=[.B415]*9/5+32" office:value-type="float" office:value="70.4170739478023" calcext:value-type="float">
            <text:p>70.4170739478</text:p>
          </table:table-cell>
          <table:table-cell office:value-type="float" office:value="70.4170739478023" calcext:value-type="float">
            <text:p>70.4170739478</text:p>
          </table:table-cell>
          <table:table-cell table:formula="of:=ROUND([.G415];0)" office:value-type="float" office:value="70" calcext:value-type="float">
            <text:p>70</text:p>
          </table:table-cell>
          <table:table-cell office:value-type="float" office:value="70" calcext:value-type="float">
            <text:p>70</text:p>
          </table:table-cell>
          <table:table-cell table:number-columns-repeated="1015"/>
        </table:table-row>
        <table:table-row table:style-name="ro1">
          <table:table-cell office:value-type="float" office:value="535" calcext:value-type="float">
            <text:p>535</text:p>
          </table:table-cell>
          <table:table-cell table:formula="of:=-54.52*LN([.A416])+363.75" office:value-type="float" office:value="21.2408169592297" calcext:value-type="float">
            <text:p>21.24</text:p>
          </table:table-cell>
          <table:table-cell table:style-name="ce3" office:value-type="float" office:value="21.2408169592297" calcext:value-type="float">
            <text:p>21.24</text:p>
          </table:table-cell>
          <table:table-cell table:formula="of:=INT(ROUND([.C416];0))" office:value-type="float" office:value="21" calcext:value-type="float">
            <text:p>21</text:p>
          </table:table-cell>
          <table:table-cell office:value-type="float" office:value="21" calcext:value-type="float">
            <text:p>21</text:p>
          </table:table-cell>
          <table:table-cell table:formula="of:=[.B416]*9/5+32" office:value-type="float" office:value="70.2334705266135" calcext:value-type="float">
            <text:p>70.2334705266</text:p>
          </table:table-cell>
          <table:table-cell office:value-type="float" office:value="70.2334705266135" calcext:value-type="float">
            <text:p>70.2334705266</text:p>
          </table:table-cell>
          <table:table-cell table:formula="of:=ROUND([.G416];0)" office:value-type="float" office:value="70" calcext:value-type="float">
            <text:p>70</text:p>
          </table:table-cell>
          <table:table-cell office:value-type="float" office:value="70" calcext:value-type="float">
            <text:p>70</text:p>
          </table:table-cell>
          <table:table-cell table:number-columns-repeated="1015"/>
        </table:table-row>
        <table:table-row table:style-name="ro1">
          <table:table-cell office:value-type="float" office:value="536" calcext:value-type="float">
            <text:p>536</text:p>
          </table:table-cell>
          <table:table-cell table:formula="of:=-54.52*LN([.A417])+363.75" office:value-type="float" office:value="21.1390055384198" calcext:value-type="float">
            <text:p>21.14</text:p>
          </table:table-cell>
          <table:table-cell table:style-name="ce3" office:value-type="float" office:value="21.1390055384198" calcext:value-type="float">
            <text:p>21.14</text:p>
          </table:table-cell>
          <table:table-cell table:formula="of:=INT(ROUND([.C417];0))" office:value-type="float" office:value="21" calcext:value-type="float">
            <text:p>21</text:p>
          </table:table-cell>
          <table:table-cell office:value-type="float" office:value="21" calcext:value-type="float">
            <text:p>21</text:p>
          </table:table-cell>
          <table:table-cell table:formula="of:=[.B417]*9/5+32" office:value-type="float" office:value="70.0502099691557" calcext:value-type="float">
            <text:p>70.0502099692</text:p>
          </table:table-cell>
          <table:table-cell office:value-type="float" office:value="70.0502099691557" calcext:value-type="float">
            <text:p>70.0502099692</text:p>
          </table:table-cell>
          <table:table-cell table:formula="of:=ROUND([.G417];0)" office:value-type="float" office:value="70" calcext:value-type="float">
            <text:p>70</text:p>
          </table:table-cell>
          <table:table-cell office:value-type="float" office:value="70" calcext:value-type="float">
            <text:p>70</text:p>
          </table:table-cell>
          <table:table-cell table:number-columns-repeated="1015"/>
        </table:table-row>
        <table:table-row table:style-name="ro1">
          <table:table-cell office:value-type="float" office:value="537" calcext:value-type="float">
            <text:p>537</text:p>
          </table:table-cell>
          <table:table-cell table:formula="of:=-54.52*LN([.A418])+363.75" office:value-type="float" office:value="21.0373838873767" calcext:value-type="float">
            <text:p>21.04</text:p>
          </table:table-cell>
          <table:table-cell table:style-name="ce3" office:value-type="float" office:value="21.0373838873767" calcext:value-type="float">
            <text:p>21.04</text:p>
          </table:table-cell>
          <table:table-cell table:formula="of:=INT(ROUND([.C418];0))" office:value-type="float" office:value="21" calcext:value-type="float">
            <text:p>21</text:p>
          </table:table-cell>
          <table:table-cell office:value-type="float" office:value="21" calcext:value-type="float">
            <text:p>21</text:p>
          </table:table-cell>
          <table:table-cell table:formula="of:=[.B418]*9/5+32" office:value-type="float" office:value="69.867290997278" calcext:value-type="float">
            <text:p>69.8672909973</text:p>
          </table:table-cell>
          <table:table-cell office:value-type="float" office:value="69.867290997278" calcext:value-type="float">
            <text:p>69.8672909973</text:p>
          </table:table-cell>
          <table:table-cell table:formula="of:=ROUND([.G418];0)" office:value-type="float" office:value="70" calcext:value-type="float">
            <text:p>70</text:p>
          </table:table-cell>
          <table:table-cell office:value-type="float" office:value="70" calcext:value-type="float">
            <text:p>70</text:p>
          </table:table-cell>
          <table:table-cell table:number-columns-repeated="1015"/>
        </table:table-row>
        <table:table-row table:style-name="ro1">
          <table:table-cell office:value-type="float" office:value="538" calcext:value-type="float">
            <text:p>538</text:p>
          </table:table-cell>
          <table:table-cell table:formula="of:=-54.52*LN([.A419])+363.75" office:value-type="float" office:value="20.9359512999795" calcext:value-type="float">
            <text:p>20.94</text:p>
          </table:table-cell>
          <table:table-cell table:style-name="ce3" office:value-type="float" office:value="20.9359512999795" calcext:value-type="float">
            <text:p>20.94</text:p>
          </table:table-cell>
          <table:table-cell table:formula="of:=INT(ROUND([.C419];0))" office:value-type="float" office:value="21" calcext:value-type="float">
            <text:p>21</text:p>
          </table:table-cell>
          <table:table-cell office:value-type="float" office:value="21" calcext:value-type="float">
            <text:p>21</text:p>
          </table:table-cell>
          <table:table-cell table:formula="of:=[.B419]*9/5+32" office:value-type="float" office:value="69.6847123399631" calcext:value-type="float">
            <text:p>69.68471234</text:p>
          </table:table-cell>
          <table:table-cell office:value-type="float" office:value="69.6847123399631" calcext:value-type="float">
            <text:p>69.68471234</text:p>
          </table:table-cell>
          <table:table-cell table:formula="of:=ROUND([.G419];0)" office:value-type="float" office:value="70" calcext:value-type="float">
            <text:p>70</text:p>
          </table:table-cell>
          <table:table-cell office:value-type="float" office:value="70" calcext:value-type="float">
            <text:p>70</text:p>
          </table:table-cell>
          <table:table-cell table:number-columns-repeated="1015"/>
        </table:table-row>
        <table:table-row table:style-name="ro1">
          <table:table-cell office:value-type="float" office:value="539" calcext:value-type="float">
            <text:p>539</text:p>
          </table:table-cell>
          <table:table-cell table:formula="of:=-54.52*LN([.A420])+363.75" office:value-type="float" office:value="20.8347070740414" calcext:value-type="float">
            <text:p>20.83</text:p>
          </table:table-cell>
          <table:table-cell table:style-name="ce3" office:value-type="float" office:value="20.8347070740414" calcext:value-type="float">
            <text:p>20.83</text:p>
          </table:table-cell>
          <table:table-cell table:formula="of:=INT(ROUND([.C420];0))" office:value-type="float" office:value="21" calcext:value-type="float">
            <text:p>21</text:p>
          </table:table-cell>
          <table:table-cell office:value-type="float" office:value="21" calcext:value-type="float">
            <text:p>21</text:p>
          </table:table-cell>
          <table:table-cell table:formula="of:=[.B420]*9/5+32" office:value-type="float" office:value="69.5024727332746" calcext:value-type="float">
            <text:p>69.5024727333</text:p>
          </table:table-cell>
          <table:table-cell office:value-type="float" office:value="69.5024727332746" calcext:value-type="float">
            <text:p>69.5024727333</text:p>
          </table:table-cell>
          <table:table-cell table:formula="of:=ROUND([.G420];0)" office:value-type="float" office:value="70" calcext:value-type="float">
            <text:p>70</text:p>
          </table:table-cell>
          <table:table-cell office:value-type="float" office:value="70" calcext:value-type="float">
            <text:p>70</text:p>
          </table:table-cell>
          <table:table-cell table:number-columns-repeated="1015"/>
        </table:table-row>
        <table:table-row table:style-name="ro1">
          <table:table-cell office:value-type="float" office:value="540" calcext:value-type="float">
            <text:p>540</text:p>
          </table:table-cell>
          <table:table-cell table:formula="of:=-54.52*LN([.A421])+363.75" office:value-type="float" office:value="20.7336505112804" calcext:value-type="float">
            <text:p>20.73</text:p>
          </table:table-cell>
          <table:table-cell table:style-name="ce3" office:value-type="float" office:value="20.7336505112804" calcext:value-type="float">
            <text:p>20.73</text:p>
          </table:table-cell>
          <table:table-cell table:formula="of:=INT(ROUND([.C421];0))" office:value-type="float" office:value="21" calcext:value-type="float">
            <text:p>21</text:p>
          </table:table-cell>
          <table:table-cell office:value-type="float" office:value="21" calcext:value-type="float">
            <text:p>21</text:p>
          </table:table-cell>
          <table:table-cell table:formula="of:=[.B421]*9/5+32" office:value-type="float" office:value="69.3205709203046" calcext:value-type="float">
            <text:p>69.3205709203</text:p>
          </table:table-cell>
          <table:table-cell office:value-type="float" office:value="69.3205709203046" calcext:value-type="float">
            <text:p>69.3205709203</text:p>
          </table:table-cell>
          <table:table-cell table:formula="of:=ROUND([.G421];0)" office:value-type="float" office:value="69" calcext:value-type="float">
            <text:p>69</text:p>
          </table:table-cell>
          <table:table-cell office:value-type="float" office:value="69" calcext:value-type="float">
            <text:p>69</text:p>
          </table:table-cell>
          <table:table-cell table:number-columns-repeated="1015"/>
        </table:table-row>
        <table:table-row table:style-name="ro1">
          <table:table-cell office:value-type="float" office:value="541" calcext:value-type="float">
            <text:p>541</text:p>
          </table:table-cell>
          <table:table-cell table:formula="of:=-54.52*LN([.A422])+363.75" office:value-type="float" office:value="20.6327809172898" calcext:value-type="float">
            <text:p>20.63</text:p>
          </table:table-cell>
          <table:table-cell table:style-name="ce3" office:value-type="float" office:value="20.6327809172898" calcext:value-type="float">
            <text:p>20.63</text:p>
          </table:table-cell>
          <table:table-cell table:formula="of:=INT(ROUND([.C422];0))" office:value-type="float" office:value="21" calcext:value-type="float">
            <text:p>21</text:p>
          </table:table-cell>
          <table:table-cell office:value-type="float" office:value="21" calcext:value-type="float">
            <text:p>21</text:p>
          </table:table-cell>
          <table:table-cell table:formula="of:=[.B422]*9/5+32" office:value-type="float" office:value="69.1390056511217" calcext:value-type="float">
            <text:p>69.1390056511</text:p>
          </table:table-cell>
          <table:table-cell office:value-type="float" office:value="69.1390056511217" calcext:value-type="float">
            <text:p>69.1390056511</text:p>
          </table:table-cell>
          <table:table-cell table:formula="of:=ROUND([.G422];0)" office:value-type="float" office:value="69" calcext:value-type="float">
            <text:p>69</text:p>
          </table:table-cell>
          <table:table-cell office:value-type="float" office:value="69" calcext:value-type="float">
            <text:p>69</text:p>
          </table:table-cell>
          <table:table-cell table:number-columns-repeated="1015"/>
        </table:table-row>
        <table:table-row table:style-name="ro1">
          <table:table-cell office:value-type="float" office:value="542" calcext:value-type="float">
            <text:p>542</text:p>
          </table:table-cell>
          <table:table-cell table:formula="of:=-54.52*LN([.A423])+363.75" office:value-type="float" office:value="20.5320976015104" calcext:value-type="float">
            <text:p>20.53</text:p>
          </table:table-cell>
          <table:table-cell table:style-name="ce3" office:value-type="float" office:value="20.5320976015104" calcext:value-type="float">
            <text:p>20.53</text:p>
          </table:table-cell>
          <table:table-cell table:formula="of:=INT(ROUND([.C423];0))" office:value-type="float" office:value="21" calcext:value-type="float">
            <text:p>21</text:p>
          </table:table-cell>
          <table:table-cell office:value-type="float" office:value="21" calcext:value-type="float">
            <text:p>21</text:p>
          </table:table-cell>
          <table:table-cell table:formula="of:=[.B423]*9/5+32" office:value-type="float" office:value="68.9577756827188" calcext:value-type="float">
            <text:p>68.9577756827</text:p>
          </table:table-cell>
          <table:table-cell office:value-type="float" office:value="68.9577756827188" calcext:value-type="float">
            <text:p>68.9577756827</text:p>
          </table:table-cell>
          <table:table-cell table:formula="of:=ROUND([.G423];0)" office:value-type="float" office:value="69" calcext:value-type="float">
            <text:p>69</text:p>
          </table:table-cell>
          <table:table-cell office:value-type="float" office:value="69" calcext:value-type="float">
            <text:p>69</text:p>
          </table:table-cell>
          <table:table-cell table:number-columns-repeated="1015"/>
        </table:table-row>
        <table:table-row table:style-name="ro1">
          <table:table-cell office:value-type="float" office:value="543" calcext:value-type="float">
            <text:p>543</text:p>
          </table:table-cell>
          <table:table-cell table:formula="of:=-54.52*LN([.A424])+363.75" office:value-type="float" office:value="20.4315998772018" calcext:value-type="float">
            <text:p>20.43</text:p>
          </table:table-cell>
          <table:table-cell table:style-name="ce3" office:value-type="float" office:value="20.4315998772018" calcext:value-type="float">
            <text:p>20.43</text:p>
          </table:table-cell>
          <table:table-cell table:formula="of:=INT(ROUND([.C424];0))" office:value-type="float" office:value="20" calcext:value-type="float">
            <text:p>20</text:p>
          </table:table-cell>
          <table:table-cell office:value-type="float" office:value="20" calcext:value-type="float">
            <text:p>20</text:p>
          </table:table-cell>
          <table:table-cell table:formula="of:=[.B424]*9/5+32" office:value-type="float" office:value="68.7768797789633" calcext:value-type="float">
            <text:p>68.776879779</text:p>
          </table:table-cell>
          <table:table-cell office:value-type="float" office:value="68.7768797789633" calcext:value-type="float">
            <text:p>68.776879779</text:p>
          </table:table-cell>
          <table:table-cell table:formula="of:=ROUND([.G424];0)" office:value-type="float" office:value="69" calcext:value-type="float">
            <text:p>69</text:p>
          </table:table-cell>
          <table:table-cell office:value-type="float" office:value="69" calcext:value-type="float">
            <text:p>69</text:p>
          </table:table-cell>
          <table:table-cell table:number-columns-repeated="1015"/>
        </table:table-row>
        <table:table-row table:style-name="ro1">
          <table:table-cell office:value-type="float" office:value="544" calcext:value-type="float">
            <text:p>544</text:p>
          </table:table-cell>
          <table:table-cell table:formula="of:=-54.52*LN([.A425])+363.75" office:value-type="float" office:value="20.331287061414" calcext:value-type="float">
            <text:p>20.33</text:p>
          </table:table-cell>
          <table:table-cell table:style-name="ce3" office:value-type="float" office:value="20.331287061414" calcext:value-type="float">
            <text:p>20.33</text:p>
          </table:table-cell>
          <table:table-cell table:formula="of:=INT(ROUND([.C425];0))" office:value-type="float" office:value="20" calcext:value-type="float">
            <text:p>20</text:p>
          </table:table-cell>
          <table:table-cell office:value-type="float" office:value="20" calcext:value-type="float">
            <text:p>20</text:p>
          </table:table-cell>
          <table:table-cell table:formula="of:=[.B425]*9/5+32" office:value-type="float" office:value="68.5963167105452" calcext:value-type="float">
            <text:p>68.5963167105</text:p>
          </table:table-cell>
          <table:table-cell office:value-type="float" office:value="68.5963167105452" calcext:value-type="float">
            <text:p>68.5963167105</text:p>
          </table:table-cell>
          <table:table-cell table:formula="of:=ROUND([.G425];0)" office:value-type="float" office:value="69" calcext:value-type="float">
            <text:p>69</text:p>
          </table:table-cell>
          <table:table-cell office:value-type="float" office:value="69" calcext:value-type="float">
            <text:p>69</text:p>
          </table:table-cell>
          <table:table-cell table:number-columns-repeated="1015"/>
        </table:table-row>
        <table:table-row table:style-name="ro1">
          <table:table-cell office:value-type="float" office:value="545" calcext:value-type="float">
            <text:p>545</text:p>
          </table:table-cell>
          <table:table-cell table:formula="of:=-54.52*LN([.A426])+363.75" office:value-type="float" office:value="20.2311584749599" calcext:value-type="float">
            <text:p>20.23</text:p>
          </table:table-cell>
          <table:table-cell table:style-name="ce3" office:value-type="float" office:value="20.2311584749599" calcext:value-type="float">
            <text:p>20.23</text:p>
          </table:table-cell>
          <table:table-cell table:formula="of:=INT(ROUND([.C426];0))" office:value-type="float" office:value="20" calcext:value-type="float">
            <text:p>20</text:p>
          </table:table-cell>
          <table:table-cell office:value-type="float" office:value="20" calcext:value-type="float">
            <text:p>20</text:p>
          </table:table-cell>
          <table:table-cell table:formula="of:=[.B426]*9/5+32" office:value-type="float" office:value="68.4160852549278" calcext:value-type="float">
            <text:p>68.4160852549</text:p>
          </table:table-cell>
          <table:table-cell office:value-type="float" office:value="68.4160852549278" calcext:value-type="float">
            <text:p>68.4160852549</text:p>
          </table:table-cell>
          <table:table-cell table:formula="of:=ROUND([.G426];0)" office:value-type="float" office:value="68" calcext:value-type="float">
            <text:p>68</text:p>
          </table:table-cell>
          <table:table-cell office:value-type="float" office:value="68" calcext:value-type="float">
            <text:p>68</text:p>
          </table:table-cell>
          <table:table-cell table:number-columns-repeated="1015"/>
        </table:table-row>
        <table:table-row table:style-name="ro1">
          <table:table-cell office:value-type="float" office:value="546" calcext:value-type="float">
            <text:p>546</text:p>
          </table:table-cell>
          <table:table-cell table:formula="of:=-54.52*LN([.A427])+363.75" office:value-type="float" office:value="20.1312134423878" calcext:value-type="float">
            <text:p>20.13</text:p>
          </table:table-cell>
          <table:table-cell table:style-name="ce3" office:value-type="float" office:value="20.1312134423878" calcext:value-type="float">
            <text:p>20.13</text:p>
          </table:table-cell>
          <table:table-cell table:formula="of:=INT(ROUND([.C427];0))" office:value-type="float" office:value="20" calcext:value-type="float">
            <text:p>20</text:p>
          </table:table-cell>
          <table:table-cell office:value-type="float" office:value="20" calcext:value-type="float">
            <text:p>20</text:p>
          </table:table-cell>
          <table:table-cell table:formula="of:=[.B427]*9/5+32" office:value-type="float" office:value="68.236184196298" calcext:value-type="float">
            <text:p>68.2361841963</text:p>
          </table:table-cell>
          <table:table-cell office:value-type="float" office:value="68.236184196298" calcext:value-type="float">
            <text:p>68.2361841963</text:p>
          </table:table-cell>
          <table:table-cell table:formula="of:=ROUND([.G427];0)" office:value-type="float" office:value="68" calcext:value-type="float">
            <text:p>68</text:p>
          </table:table-cell>
          <table:table-cell office:value-type="float" office:value="68" calcext:value-type="float">
            <text:p>68</text:p>
          </table:table-cell>
          <table:table-cell table:number-columns-repeated="1015"/>
        </table:table-row>
        <table:table-row table:style-name="ro1">
          <table:table-cell office:value-type="float" office:value="547" calcext:value-type="float">
            <text:p>547</text:p>
          </table:table-cell>
          <table:table-cell table:formula="of:=-54.52*LN([.A428])+363.75" office:value-type="float" office:value="20.0314512919535" calcext:value-type="float">
            <text:p>20.03</text:p>
          </table:table-cell>
          <table:table-cell table:style-name="ce3" office:value-type="float" office:value="20.0314512919535" calcext:value-type="float">
            <text:p>20.03</text:p>
          </table:table-cell>
          <table:table-cell table:formula="of:=INT(ROUND([.C428];0))" office:value-type="float" office:value="20" calcext:value-type="float">
            <text:p>20</text:p>
          </table:table-cell>
          <table:table-cell office:value-type="float" office:value="20" calcext:value-type="float">
            <text:p>20</text:p>
          </table:table-cell>
          <table:table-cell table:formula="of:=[.B428]*9/5+32" office:value-type="float" office:value="68.0566123255164" calcext:value-type="float">
            <text:p>68.0566123255</text:p>
          </table:table-cell>
          <table:table-cell office:value-type="float" office:value="68.0566123255164" calcext:value-type="float">
            <text:p>68.0566123255</text:p>
          </table:table-cell>
          <table:table-cell table:formula="of:=ROUND([.G428];0)" office:value-type="float" office:value="68" calcext:value-type="float">
            <text:p>68</text:p>
          </table:table-cell>
          <table:table-cell office:value-type="float" office:value="68" calcext:value-type="float">
            <text:p>68</text:p>
          </table:table-cell>
          <table:table-cell table:number-columns-repeated="1015"/>
        </table:table-row>
        <table:table-row table:style-name="ro1">
          <table:table-cell office:value-type="float" office:value="548" calcext:value-type="float">
            <text:p>548</text:p>
          </table:table-cell>
          <table:table-cell table:formula="of:=-54.52*LN([.A429])+363.75" office:value-type="float" office:value="19.9318713555942" calcext:value-type="float">
            <text:p>19.93</text:p>
          </table:table-cell>
          <table:table-cell table:style-name="ce3" office:value-type="float" office:value="19.9318713555942" calcext:value-type="float">
            <text:p>19.93</text:p>
          </table:table-cell>
          <table:table-cell table:formula="of:=INT(ROUND([.C429];0))" office:value-type="float" office:value="20" calcext:value-type="float">
            <text:p>20</text:p>
          </table:table-cell>
          <table:table-cell office:value-type="float" office:value="20" calcext:value-type="float">
            <text:p>20</text:p>
          </table:table-cell>
          <table:table-cell table:formula="of:=[.B429]*9/5+32" office:value-type="float" office:value="67.8773684400695" calcext:value-type="float">
            <text:p>67.8773684401</text:p>
          </table:table-cell>
          <table:table-cell office:value-type="float" office:value="67.8773684400695" calcext:value-type="float">
            <text:p>67.8773684401</text:p>
          </table:table-cell>
          <table:table-cell table:formula="of:=ROUND([.G429];0)" office:value-type="float" office:value="68" calcext:value-type="float">
            <text:p>68</text:p>
          </table:table-cell>
          <table:table-cell office:value-type="float" office:value="68" calcext:value-type="float">
            <text:p>68</text:p>
          </table:table-cell>
          <table:table-cell table:number-columns-repeated="1015"/>
        </table:table-row>
        <table:table-row table:style-name="ro1">
          <table:table-cell office:value-type="float" office:value="549" calcext:value-type="float">
            <text:p>549</text:p>
          </table:table-cell>
          <table:table-cell table:formula="of:=-54.52*LN([.A430])+363.75" office:value-type="float" office:value="19.8324729689004" calcext:value-type="float">
            <text:p>19.83</text:p>
          </table:table-cell>
          <table:table-cell table:style-name="ce3" office:value-type="float" office:value="19.8324729689004" calcext:value-type="float">
            <text:p>19.83</text:p>
          </table:table-cell>
          <table:table-cell table:formula="of:=INT(ROUND([.C430];0))" office:value-type="float" office:value="20" calcext:value-type="float">
            <text:p>20</text:p>
          </table:table-cell>
          <table:table-cell office:value-type="float" office:value="20" calcext:value-type="float">
            <text:p>20</text:p>
          </table:table-cell>
          <table:table-cell table:formula="of:=[.B430]*9/5+32" office:value-type="float" office:value="67.6984513440207" calcext:value-type="float">
            <text:p>67.698451344</text:p>
          </table:table-cell>
          <table:table-cell office:value-type="float" office:value="67.6984513440207" calcext:value-type="float">
            <text:p>67.698451344</text:p>
          </table:table-cell>
          <table:table-cell table:formula="of:=ROUND([.G430];0)" office:value-type="float" office:value="68" calcext:value-type="float">
            <text:p>68</text:p>
          </table:table-cell>
          <table:table-cell office:value-type="float" office:value="68" calcext:value-type="float">
            <text:p>68</text:p>
          </table:table-cell>
          <table:table-cell table:number-columns-repeated="1015"/>
        </table:table-row>
        <table:table-row table:style-name="ro1">
          <table:table-cell office:value-type="float" office:value="550" calcext:value-type="float">
            <text:p>550</text:p>
          </table:table-cell>
          <table:table-cell table:formula="of:=-54.52*LN([.A431])+363.75" office:value-type="float" office:value="19.7332554710903" calcext:value-type="float">
            <text:p>19.73</text:p>
          </table:table-cell>
          <table:table-cell table:style-name="ce3" office:value-type="float" office:value="19.7332554710903" calcext:value-type="float">
            <text:p>19.73</text:p>
          </table:table-cell>
          <table:table-cell table:formula="of:=INT(ROUND([.C431];0))" office:value-type="float" office:value="20" calcext:value-type="float">
            <text:p>20</text:p>
          </table:table-cell>
          <table:table-cell office:value-type="float" office:value="20" calcext:value-type="float">
            <text:p>20</text:p>
          </table:table-cell>
          <table:table-cell table:formula="of:=[.B431]*9/5+32" office:value-type="float" office:value="67.5198598479626" calcext:value-type="float">
            <text:p>67.519859848</text:p>
          </table:table-cell>
          <table:table-cell office:value-type="float" office:value="67.5198598479626" calcext:value-type="float">
            <text:p>67.519859848</text:p>
          </table:table-cell>
          <table:table-cell table:formula="of:=ROUND([.G431];0)" office:value-type="float" office:value="68" calcext:value-type="float">
            <text:p>68</text:p>
          </table:table-cell>
          <table:table-cell office:value-type="float" office:value="68" calcext:value-type="float">
            <text:p>68</text:p>
          </table:table-cell>
          <table:table-cell table:number-columns-repeated="1015"/>
        </table:table-row>
        <table:table-row table:style-name="ro1">
          <table:table-cell office:value-type="float" office:value="551" calcext:value-type="float">
            <text:p>551</text:p>
          </table:table-cell>
          <table:table-cell table:formula="of:=-54.52*LN([.A432])+363.75" office:value-type="float" office:value="19.6342182049831" calcext:value-type="float">
            <text:p>19.63</text:p>
          </table:table-cell>
          <table:table-cell table:style-name="ce3" office:value-type="float" office:value="19.6342182049831" calcext:value-type="float">
            <text:p>19.63</text:p>
          </table:table-cell>
          <table:table-cell table:formula="of:=INT(ROUND([.C432];0))" office:value-type="float" office:value="20" calcext:value-type="float">
            <text:p>20</text:p>
          </table:table-cell>
          <table:table-cell office:value-type="float" office:value="20" calcext:value-type="float">
            <text:p>20</text:p>
          </table:table-cell>
          <table:table-cell table:formula="of:=[.B432]*9/5+32" office:value-type="float" office:value="67.3415927689696" calcext:value-type="float">
            <text:p>67.341592769</text:p>
          </table:table-cell>
          <table:table-cell office:value-type="float" office:value="67.3415927689696" calcext:value-type="float">
            <text:p>67.341592769</text:p>
          </table:table-cell>
          <table:table-cell table:formula="of:=ROUND([.G432];0)" office:value-type="float" office:value="67" calcext:value-type="float">
            <text:p>67</text:p>
          </table:table-cell>
          <table:table-cell office:value-type="float" office:value="67" calcext:value-type="float">
            <text:p>67</text:p>
          </table:table-cell>
          <table:table-cell table:number-columns-repeated="1015"/>
        </table:table-row>
        <table:table-row table:style-name="ro1">
          <table:table-cell office:value-type="float" office:value="552" calcext:value-type="float">
            <text:p>552</text:p>
          </table:table-cell>
          <table:table-cell table:formula="of:=-54.52*LN([.A433])+363.75" office:value-type="float" office:value="19.5353605169728" calcext:value-type="float">
            <text:p>19.54</text:p>
          </table:table-cell>
          <table:table-cell table:style-name="ce3" office:value-type="float" office:value="19.5353605169728" calcext:value-type="float">
            <text:p>19.54</text:p>
          </table:table-cell>
          <table:table-cell table:formula="of:=INT(ROUND([.C433];0))" office:value-type="float" office:value="20" calcext:value-type="float">
            <text:p>20</text:p>
          </table:table-cell>
          <table:table-cell office:value-type="float" office:value="20" calcext:value-type="float">
            <text:p>20</text:p>
          </table:table-cell>
          <table:table-cell table:formula="of:=[.B433]*9/5+32" office:value-type="float" office:value="67.163648930551" calcext:value-type="float">
            <text:p>67.1636489306</text:p>
          </table:table-cell>
          <table:table-cell office:value-type="float" office:value="67.163648930551" calcext:value-type="float">
            <text:p>67.1636489306</text:p>
          </table:table-cell>
          <table:table-cell table:formula="of:=ROUND([.G433];0)" office:value-type="float" office:value="67" calcext:value-type="float">
            <text:p>67</text:p>
          </table:table-cell>
          <table:table-cell office:value-type="float" office:value="67" calcext:value-type="float">
            <text:p>67</text:p>
          </table:table-cell>
          <table:table-cell table:number-columns-repeated="1015"/>
        </table:table-row>
        <table:table-row table:style-name="ro1">
          <table:table-cell office:value-type="float" office:value="553" calcext:value-type="float">
            <text:p>553</text:p>
          </table:table-cell>
          <table:table-cell table:formula="of:=-54.52*LN([.A434])+363.75" office:value-type="float" office:value="19.4366817570023" calcext:value-type="float">
            <text:p>19.44</text:p>
          </table:table-cell>
          <table:table-cell table:style-name="ce3" office:value-type="float" office:value="19.4366817570023" calcext:value-type="float">
            <text:p>19.44</text:p>
          </table:table-cell>
          <table:table-cell table:formula="of:=INT(ROUND([.C434];0))" office:value-type="float" office:value="19" calcext:value-type="float">
            <text:p>19</text:p>
          </table:table-cell>
          <table:table-cell office:value-type="float" office:value="19" calcext:value-type="float">
            <text:p>19</text:p>
          </table:table-cell>
          <table:table-cell table:formula="of:=[.B434]*9/5+32" office:value-type="float" office:value="66.9860271626042" calcext:value-type="float">
            <text:p>66.9860271626</text:p>
          </table:table-cell>
          <table:table-cell office:value-type="float" office:value="66.9860271626042" calcext:value-type="float">
            <text:p>66.9860271626</text:p>
          </table:table-cell>
          <table:table-cell table:formula="of:=ROUND([.G434];0)" office:value-type="float" office:value="67" calcext:value-type="float">
            <text:p>67</text:p>
          </table:table-cell>
          <table:table-cell office:value-type="float" office:value="67" calcext:value-type="float">
            <text:p>67</text:p>
          </table:table-cell>
          <table:table-cell table:number-columns-repeated="1015"/>
        </table:table-row>
        <table:table-row table:style-name="ro1">
          <table:table-cell office:value-type="float" office:value="554" calcext:value-type="float">
            <text:p>554</text:p>
          </table:table-cell>
          <table:table-cell table:formula="of:=-54.52*LN([.A435])+363.75" office:value-type="float" office:value="19.3381812785381" calcext:value-type="float">
            <text:p>19.34</text:p>
          </table:table-cell>
          <table:table-cell table:style-name="ce3" office:value-type="float" office:value="19.3381812785381" calcext:value-type="float">
            <text:p>19.34</text:p>
          </table:table-cell>
          <table:table-cell table:formula="of:=INT(ROUND([.C435];0))" office:value-type="float" office:value="19" calcext:value-type="float">
            <text:p>19</text:p>
          </table:table-cell>
          <table:table-cell office:value-type="float" office:value="19" calcext:value-type="float">
            <text:p>19</text:p>
          </table:table-cell>
          <table:table-cell table:formula="of:=[.B435]*9/5+32" office:value-type="float" office:value="66.8087263013685" calcext:value-type="float">
            <text:p>66.8087263014</text:p>
          </table:table-cell>
          <table:table-cell office:value-type="float" office:value="66.8087263013685" calcext:value-type="float">
            <text:p>66.8087263014</text:p>
          </table:table-cell>
          <table:table-cell table:formula="of:=ROUND([.G435];0)" office:value-type="float" office:value="67" calcext:value-type="float">
            <text:p>67</text:p>
          </table:table-cell>
          <table:table-cell office:value-type="float" office:value="67" calcext:value-type="float">
            <text:p>67</text:p>
          </table:table-cell>
          <table:table-cell table:number-columns-repeated="1015"/>
        </table:table-row>
        <table:table-row table:style-name="ro1">
          <table:table-cell office:value-type="float" office:value="555" calcext:value-type="float">
            <text:p>555</text:p>
          </table:table-cell>
          <table:table-cell table:formula="of:=-54.52*LN([.A436])+363.75" office:value-type="float" office:value="19.2398584385444" calcext:value-type="float">
            <text:p>19.24</text:p>
          </table:table-cell>
          <table:table-cell table:style-name="ce3" office:value-type="float" office:value="19.2398584385444" calcext:value-type="float">
            <text:p>19.24</text:p>
          </table:table-cell>
          <table:table-cell table:formula="of:=INT(ROUND([.C436];0))" office:value-type="float" office:value="19" calcext:value-type="float">
            <text:p>19</text:p>
          </table:table-cell>
          <table:table-cell office:value-type="float" office:value="19" calcext:value-type="float">
            <text:p>19</text:p>
          </table:table-cell>
          <table:table-cell table:formula="of:=[.B436]*9/5+32" office:value-type="float" office:value="66.6317451893799" calcext:value-type="float">
            <text:p>66.6317451894</text:p>
          </table:table-cell>
          <table:table-cell office:value-type="float" office:value="66.6317451893799" calcext:value-type="float">
            <text:p>66.6317451894</text:p>
          </table:table-cell>
          <table:table-cell table:formula="of:=ROUND([.G436];0)" office:value-type="float" office:value="67" calcext:value-type="float">
            <text:p>67</text:p>
          </table:table-cell>
          <table:table-cell office:value-type="float" office:value="67" calcext:value-type="float">
            <text:p>67</text:p>
          </table:table-cell>
          <table:table-cell table:number-columns-repeated="1015"/>
        </table:table-row>
        <table:table-row table:style-name="ro1">
          <table:table-cell office:value-type="float" office:value="556" calcext:value-type="float">
            <text:p>556</text:p>
          </table:table-cell>
          <table:table-cell table:formula="of:=-54.52*LN([.A437])+363.75" office:value-type="float" office:value="19.1417125974583" calcext:value-type="float">
            <text:p>19.14</text:p>
          </table:table-cell>
          <table:table-cell table:style-name="ce3" office:value-type="float" office:value="19.1417125974583" calcext:value-type="float">
            <text:p>19.14</text:p>
          </table:table-cell>
          <table:table-cell table:formula="of:=INT(ROUND([.C437];0))" office:value-type="float" office:value="19" calcext:value-type="float">
            <text:p>19</text:p>
          </table:table-cell>
          <table:table-cell office:value-type="float" office:value="19" calcext:value-type="float">
            <text:p>19</text:p>
          </table:table-cell>
          <table:table-cell table:formula="of:=[.B437]*9/5+32" office:value-type="float" office:value="66.4550826754248" calcext:value-type="float">
            <text:p>66.4550826754</text:p>
          </table:table-cell>
          <table:table-cell office:value-type="float" office:value="66.4550826754248" calcext:value-type="float">
            <text:p>66.4550826754</text:p>
          </table:table-cell>
          <table:table-cell table:formula="of:=ROUND([.G437];0)" office:value-type="float" office:value="66" calcext:value-type="float">
            <text:p>66</text:p>
          </table:table-cell>
          <table:table-cell office:value-type="float" office:value="66" calcext:value-type="float">
            <text:p>66</text:p>
          </table:table-cell>
          <table:table-cell table:number-columns-repeated="1015"/>
        </table:table-row>
        <table:table-row table:style-name="ro1">
          <table:table-cell office:value-type="float" office:value="557" calcext:value-type="float">
            <text:p>557</text:p>
          </table:table-cell>
          <table:table-cell table:formula="of:=-54.52*LN([.A438])+363.75" office:value-type="float" office:value="19.0437431191644" calcext:value-type="float">
            <text:p>19.04</text:p>
          </table:table-cell>
          <table:table-cell table:style-name="ce3" office:value-type="float" office:value="19.0437431191644" calcext:value-type="float">
            <text:p>19.04</text:p>
          </table:table-cell>
          <table:table-cell table:formula="of:=INT(ROUND([.C438];0))" office:value-type="float" office:value="19" calcext:value-type="float">
            <text:p>19</text:p>
          </table:table-cell>
          <table:table-cell office:value-type="float" office:value="19" calcext:value-type="float">
            <text:p>19</text:p>
          </table:table-cell>
          <table:table-cell table:formula="of:=[.B438]*9/5+32" office:value-type="float" office:value="66.278737614496" calcext:value-type="float">
            <text:p>66.2787376145</text:p>
          </table:table-cell>
          <table:table-cell office:value-type="float" office:value="66.278737614496" calcext:value-type="float">
            <text:p>66.2787376145</text:p>
          </table:table-cell>
          <table:table-cell table:formula="of:=ROUND([.G438];0)" office:value-type="float" office:value="66" calcext:value-type="float">
            <text:p>66</text:p>
          </table:table-cell>
          <table:table-cell office:value-type="float" office:value="66" calcext:value-type="float">
            <text:p>66</text:p>
          </table:table-cell>
          <table:table-cell table:number-columns-repeated="1015"/>
        </table:table-row>
        <table:table-row table:style-name="ro1">
          <table:table-cell office:value-type="float" office:value="558" calcext:value-type="float">
            <text:p>558</text:p>
          </table:table-cell>
          <table:table-cell table:formula="of:=-54.52*LN([.A439])+363.75" office:value-type="float" office:value="18.9459493709709" calcext:value-type="float">
            <text:p>18.95</text:p>
          </table:table-cell>
          <table:table-cell table:style-name="ce3" office:value-type="float" office:value="18.9459493709709" calcext:value-type="float">
            <text:p>18.95</text:p>
          </table:table-cell>
          <table:table-cell table:formula="of:=INT(ROUND([.C439];0))" office:value-type="float" office:value="19" calcext:value-type="float">
            <text:p>19</text:p>
          </table:table-cell>
          <table:table-cell office:value-type="float" office:value="19" calcext:value-type="float">
            <text:p>19</text:p>
          </table:table-cell>
          <table:table-cell table:formula="of:=[.B439]*9/5+32" office:value-type="float" office:value="66.1027088677477" calcext:value-type="float">
            <text:p>66.1027088677</text:p>
          </table:table-cell>
          <table:table-cell office:value-type="float" office:value="66.1027088677477" calcext:value-type="float">
            <text:p>66.1027088677</text:p>
          </table:table-cell>
          <table:table-cell table:formula="of:=ROUND([.G439];0)" office:value-type="float" office:value="66" calcext:value-type="float">
            <text:p>66</text:p>
          </table:table-cell>
          <table:table-cell office:value-type="float" office:value="66" calcext:value-type="float">
            <text:p>66</text:p>
          </table:table-cell>
          <table:table-cell table:number-columns-repeated="1015"/>
        </table:table-row>
        <table:table-row table:style-name="ro1">
          <table:table-cell office:value-type="float" office:value="559" calcext:value-type="float">
            <text:p>559</text:p>
          </table:table-cell>
          <table:table-cell table:formula="of:=-54.52*LN([.A440])+363.75" office:value-type="float" office:value="18.848330723584" calcext:value-type="float">
            <text:p>18.85</text:p>
          </table:table-cell>
          <table:table-cell table:style-name="ce3" office:value-type="float" office:value="18.848330723584" calcext:value-type="float">
            <text:p>18.85</text:p>
          </table:table-cell>
          <table:table-cell table:formula="of:=INT(ROUND([.C440];0))" office:value-type="float" office:value="19" calcext:value-type="float">
            <text:p>19</text:p>
          </table:table-cell>
          <table:table-cell office:value-type="float" office:value="19" calcext:value-type="float">
            <text:p>19</text:p>
          </table:table-cell>
          <table:table-cell table:formula="of:=[.B440]*9/5+32" office:value-type="float" office:value="65.9269953024511" calcext:value-type="float">
            <text:p>65.9269953025</text:p>
          </table:table-cell>
          <table:table-cell office:value-type="float" office:value="65.9269953024511" calcext:value-type="float">
            <text:p>65.9269953025</text:p>
          </table:table-cell>
          <table:table-cell table:formula="of:=ROUND([.G440];0)" office:value-type="float" office:value="66" calcext:value-type="float">
            <text:p>66</text:p>
          </table:table-cell>
          <table:table-cell office:value-type="float" office:value="66" calcext:value-type="float">
            <text:p>66</text:p>
          </table:table-cell>
          <table:table-cell table:number-columns-repeated="1015"/>
        </table:table-row>
        <table:table-row table:style-name="ro1">
          <table:table-cell office:value-type="float" office:value="560" calcext:value-type="float">
            <text:p>560</text:p>
          </table:table-cell>
          <table:table-cell table:formula="of:=-54.52*LN([.A441])+363.75" office:value-type="float" office:value="18.7508865510843" calcext:value-type="float">
            <text:p>18.75</text:p>
          </table:table-cell>
          <table:table-cell table:style-name="ce3" office:value-type="float" office:value="18.7508865510843" calcext:value-type="float">
            <text:p>18.75</text:p>
          </table:table-cell>
          <table:table-cell table:formula="of:=INT(ROUND([.C441];0))" office:value-type="float" office:value="19" calcext:value-type="float">
            <text:p>19</text:p>
          </table:table-cell>
          <table:table-cell office:value-type="float" office:value="19" calcext:value-type="float">
            <text:p>19</text:p>
          </table:table-cell>
          <table:table-cell table:formula="of:=[.B441]*9/5+32" office:value-type="float" office:value="65.7515957919518" calcext:value-type="float">
            <text:p>65.751595792</text:p>
          </table:table-cell>
          <table:table-cell office:value-type="float" office:value="65.7515957919518" calcext:value-type="float">
            <text:p>65.751595792</text:p>
          </table:table-cell>
          <table:table-cell table:formula="of:=ROUND([.G441];0)" office:value-type="float" office:value="66" calcext:value-type="float">
            <text:p>66</text:p>
          </table:table-cell>
          <table:table-cell office:value-type="float" office:value="66" calcext:value-type="float">
            <text:p>66</text:p>
          </table:table-cell>
          <table:table-cell table:number-columns-repeated="1015"/>
        </table:table-row>
        <table:table-row table:style-name="ro1">
          <table:table-cell office:value-type="float" office:value="561" calcext:value-type="float">
            <text:p>561</text:p>
          </table:table-cell>
          <table:table-cell table:formula="of:=-54.52*LN([.A442])+363.75" office:value-type="float" office:value="18.6536162309026" calcext:value-type="float">
            <text:p>18.65</text:p>
          </table:table-cell>
          <table:table-cell table:style-name="ce3" office:value-type="float" office:value="18.6536162309026" calcext:value-type="float">
            <text:p>18.65</text:p>
          </table:table-cell>
          <table:table-cell table:formula="of:=INT(ROUND([.C442];0))" office:value-type="float" office:value="19" calcext:value-type="float">
            <text:p>19</text:p>
          </table:table-cell>
          <table:table-cell office:value-type="float" office:value="19" calcext:value-type="float">
            <text:p>19</text:p>
          </table:table-cell>
          <table:table-cell table:formula="of:=[.B442]*9/5+32" office:value-type="float" office:value="65.5765092156246" calcext:value-type="float">
            <text:p>65.5765092156</text:p>
          </table:table-cell>
          <table:table-cell office:value-type="float" office:value="65.5765092156246" calcext:value-type="float">
            <text:p>65.5765092156</text:p>
          </table:table-cell>
          <table:table-cell table:formula="of:=ROUND([.G442];0)" office:value-type="float" office:value="66" calcext:value-type="float">
            <text:p>66</text:p>
          </table:table-cell>
          <table:table-cell office:value-type="float" office:value="66" calcext:value-type="float">
            <text:p>66</text:p>
          </table:table-cell>
          <table:table-cell table:number-columns-repeated="1015"/>
        </table:table-row>
        <table:table-row table:style-name="ro1">
          <table:table-cell office:value-type="float" office:value="562" calcext:value-type="float">
            <text:p>562</text:p>
          </table:table-cell>
          <table:table-cell table:formula="of:=-54.52*LN([.A443])+363.75" office:value-type="float" office:value="18.556519143796" calcext:value-type="float">
            <text:p>18.56</text:p>
          </table:table-cell>
          <table:table-cell table:style-name="ce3" office:value-type="float" office:value="18.556519143796" calcext:value-type="float">
            <text:p>18.56</text:p>
          </table:table-cell>
          <table:table-cell table:formula="of:=INT(ROUND([.C443];0))" office:value-type="float" office:value="19" calcext:value-type="float">
            <text:p>19</text:p>
          </table:table-cell>
          <table:table-cell office:value-type="float" office:value="19" calcext:value-type="float">
            <text:p>19</text:p>
          </table:table-cell>
          <table:table-cell table:formula="of:=[.B443]*9/5+32" office:value-type="float" office:value="65.4017344588328" calcext:value-type="float">
            <text:p>65.4017344588</text:p>
          </table:table-cell>
          <table:table-cell office:value-type="float" office:value="65.4017344588328" calcext:value-type="float">
            <text:p>65.4017344588</text:p>
          </table:table-cell>
          <table:table-cell table:formula="of:=ROUND([.G443];0)" office:value-type="float" office:value="65" calcext:value-type="float">
            <text:p>65</text:p>
          </table:table-cell>
          <table:table-cell office:value-type="float" office:value="65" calcext:value-type="float">
            <text:p>65</text:p>
          </table:table-cell>
          <table:table-cell table:number-columns-repeated="1015"/>
        </table:table-row>
        <table:table-row table:style-name="ro1">
          <table:table-cell office:value-type="float" office:value="563" calcext:value-type="float">
            <text:p>563</text:p>
          </table:table-cell>
          <table:table-cell table:formula="of:=-54.52*LN([.A444])+363.75" office:value-type="float" office:value="18.459594673824" calcext:value-type="float">
            <text:p>18.46</text:p>
          </table:table-cell>
          <table:table-cell table:style-name="ce3" office:value-type="float" office:value="18.459594673824" calcext:value-type="float">
            <text:p>18.46</text:p>
          </table:table-cell>
          <table:table-cell table:formula="of:=INT(ROUND([.C444];0))" office:value-type="float" office:value="18" calcext:value-type="float">
            <text:p>18</text:p>
          </table:table-cell>
          <table:table-cell office:value-type="float" office:value="18" calcext:value-type="float">
            <text:p>18</text:p>
          </table:table-cell>
          <table:table-cell table:formula="of:=[.B444]*9/5+32" office:value-type="float" office:value="65.2272704128833" calcext:value-type="float">
            <text:p>65.2272704129</text:p>
          </table:table-cell>
          <table:table-cell office:value-type="float" office:value="65.2272704128833" calcext:value-type="float">
            <text:p>65.2272704129</text:p>
          </table:table-cell>
          <table:table-cell table:formula="of:=ROUND([.G444];0)" office:value-type="float" office:value="65" calcext:value-type="float">
            <text:p>65</text:p>
          </table:table-cell>
          <table:table-cell office:value-type="float" office:value="65" calcext:value-type="float">
            <text:p>65</text:p>
          </table:table-cell>
          <table:table-cell table:number-columns-repeated="1015"/>
        </table:table-row>
        <table:table-row table:style-name="ro1">
          <table:table-cell office:value-type="float" office:value="564" calcext:value-type="float">
            <text:p>564</text:p>
          </table:table-cell>
          <table:table-cell table:formula="of:=-54.52*LN([.A445])+363.75" office:value-type="float" office:value="18.3628422083258" calcext:value-type="float">
            <text:p>18.36</text:p>
          </table:table-cell>
          <table:table-cell table:style-name="ce3" office:value-type="float" office:value="18.3628422083258" calcext:value-type="float">
            <text:p>18.36</text:p>
          </table:table-cell>
          <table:table-cell table:formula="of:=INT(ROUND([.C445];0))" office:value-type="float" office:value="18" calcext:value-type="float">
            <text:p>18</text:p>
          </table:table-cell>
          <table:table-cell office:value-type="float" office:value="18" calcext:value-type="float">
            <text:p>18</text:p>
          </table:table-cell>
          <table:table-cell table:formula="of:=[.B445]*9/5+32" office:value-type="float" office:value="65.0531159749864" calcext:value-type="float">
            <text:p>65.053115975</text:p>
          </table:table-cell>
          <table:table-cell office:value-type="float" office:value="65.0531159749864" calcext:value-type="float">
            <text:p>65.053115975</text:p>
          </table:table-cell>
          <table:table-cell table:formula="of:=ROUND([.G445];0)" office:value-type="float" office:value="65" calcext:value-type="float">
            <text:p>65</text:p>
          </table:table-cell>
          <table:table-cell office:value-type="float" office:value="65" calcext:value-type="float">
            <text:p>65</text:p>
          </table:table-cell>
          <table:table-cell table:number-columns-repeated="1015"/>
        </table:table-row>
        <table:table-row table:style-name="ro1">
          <table:table-cell office:value-type="float" office:value="565" calcext:value-type="float">
            <text:p>565</text:p>
          </table:table-cell>
          <table:table-cell table:formula="of:=-54.52*LN([.A446])+363.75" office:value-type="float" office:value="18.266261137896" calcext:value-type="float">
            <text:p>18.27</text:p>
          </table:table-cell>
          <table:table-cell table:style-name="ce3" office:value-type="float" office:value="18.266261137896" calcext:value-type="float">
            <text:p>18.27</text:p>
          </table:table-cell>
          <table:table-cell table:formula="of:=INT(ROUND([.C446];0))" office:value-type="float" office:value="18" calcext:value-type="float">
            <text:p>18</text:p>
          </table:table-cell>
          <table:table-cell office:value-type="float" office:value="18" calcext:value-type="float">
            <text:p>18</text:p>
          </table:table-cell>
          <table:table-cell table:formula="of:=[.B446]*9/5+32" office:value-type="float" office:value="64.8792700482128" calcext:value-type="float">
            <text:p>64.8792700482</text:p>
          </table:table-cell>
          <table:table-cell office:value-type="float" office:value="64.8792700482128" calcext:value-type="float">
            <text:p>64.8792700482</text:p>
          </table:table-cell>
          <table:table-cell table:formula="of:=ROUND([.G446];0)" office:value-type="float" office:value="65" calcext:value-type="float">
            <text:p>65</text:p>
          </table:table-cell>
          <table:table-cell office:value-type="float" office:value="65" calcext:value-type="float">
            <text:p>65</text:p>
          </table:table-cell>
          <table:table-cell table:number-columns-repeated="1015"/>
        </table:table-row>
        <table:table-row table:style-name="ro1">
          <table:table-cell office:value-type="float" office:value="566" calcext:value-type="float">
            <text:p>566</text:p>
          </table:table-cell>
          <table:table-cell table:formula="of:=-54.52*LN([.A447])+363.75" office:value-type="float" office:value="18.1698508563624" calcext:value-type="float">
            <text:p>18.17</text:p>
          </table:table-cell>
          <table:table-cell table:style-name="ce3" office:value-type="float" office:value="18.1698508563624" calcext:value-type="float">
            <text:p>18.17</text:p>
          </table:table-cell>
          <table:table-cell table:formula="of:=INT(ROUND([.C447];0))" office:value-type="float" office:value="18" calcext:value-type="float">
            <text:p>18</text:p>
          </table:table-cell>
          <table:table-cell office:value-type="float" office:value="18" calcext:value-type="float">
            <text:p>18</text:p>
          </table:table-cell>
          <table:table-cell table:formula="of:=[.B447]*9/5+32" office:value-type="float" office:value="64.7057315414524" calcext:value-type="float">
            <text:p>64.7057315415</text:p>
          </table:table-cell>
          <table:table-cell office:value-type="float" office:value="64.7057315414524" calcext:value-type="float">
            <text:p>64.7057315415</text:p>
          </table:table-cell>
          <table:table-cell table:formula="of:=ROUND([.G447];0)" office:value-type="float" office:value="65" calcext:value-type="float">
            <text:p>65</text:p>
          </table:table-cell>
          <table:table-cell office:value-type="float" office:value="65" calcext:value-type="float">
            <text:p>65</text:p>
          </table:table-cell>
          <table:table-cell table:number-columns-repeated="1015"/>
        </table:table-row>
        <table:table-row table:style-name="ro1">
          <table:table-cell office:value-type="float" office:value="567" calcext:value-type="float">
            <text:p>567</text:p>
          </table:table-cell>
          <table:table-cell table:formula="of:=-54.52*LN([.A448])+363.75" office:value-type="float" office:value="18.073610760763" calcext:value-type="float">
            <text:p>18.07</text:p>
          </table:table-cell>
          <table:table-cell table:style-name="ce3" office:value-type="float" office:value="18.073610760763" calcext:value-type="float">
            <text:p>18.07</text:p>
          </table:table-cell>
          <table:table-cell table:formula="of:=INT(ROUND([.C448];0))" office:value-type="float" office:value="18" calcext:value-type="float">
            <text:p>18</text:p>
          </table:table-cell>
          <table:table-cell office:value-type="float" office:value="18" calcext:value-type="float">
            <text:p>18</text:p>
          </table:table-cell>
          <table:table-cell table:formula="of:=[.B448]*9/5+32" office:value-type="float" office:value="64.5324993693733" calcext:value-type="float">
            <text:p>64.5324993694</text:p>
          </table:table-cell>
          <table:table-cell office:value-type="float" office:value="64.5324993693733" calcext:value-type="float">
            <text:p>64.5324993694</text:p>
          </table:table-cell>
          <table:table-cell table:formula="of:=ROUND([.G448];0)" office:value-type="float" office:value="65" calcext:value-type="float">
            <text:p>65</text:p>
          </table:table-cell>
          <table:table-cell office:value-type="float" office:value="65" calcext:value-type="float">
            <text:p>65</text:p>
          </table:table-cell>
          <table:table-cell table:number-columns-repeated="1015"/>
        </table:table-row>
        <table:table-row table:style-name="ro1">
          <table:table-cell office:value-type="float" office:value="568" calcext:value-type="float">
            <text:p>568</text:p>
          </table:table-cell>
          <table:table-cell table:formula="of:=-54.52*LN([.A449])+363.75" office:value-type="float" office:value="17.9775402513228" calcext:value-type="float">
            <text:p>17.98</text:p>
          </table:table-cell>
          <table:table-cell table:style-name="ce3" office:value-type="float" office:value="17.9775402513228" calcext:value-type="float">
            <text:p>17.98</text:p>
          </table:table-cell>
          <table:table-cell table:formula="of:=INT(ROUND([.C449];0))" office:value-type="float" office:value="18" calcext:value-type="float">
            <text:p>18</text:p>
          </table:table-cell>
          <table:table-cell office:value-type="float" office:value="18" calcext:value-type="float">
            <text:p>18</text:p>
          </table:table-cell>
          <table:table-cell table:formula="of:=[.B449]*9/5+32" office:value-type="float" office:value="64.3595724523811" calcext:value-type="float">
            <text:p>64.3595724524</text:p>
          </table:table-cell>
          <table:table-cell office:value-type="float" office:value="64.3595724523811" calcext:value-type="float">
            <text:p>64.3595724524</text:p>
          </table:table-cell>
          <table:table-cell table:formula="of:=ROUND([.G449];0)" office:value-type="float" office:value="64" calcext:value-type="float">
            <text:p>64</text:p>
          </table:table-cell>
          <table:table-cell office:value-type="float" office:value="64" calcext:value-type="float">
            <text:p>64</text:p>
          </table:table-cell>
          <table:table-cell table:number-columns-repeated="1015"/>
        </table:table-row>
        <table:table-row table:style-name="ro1">
          <table:table-cell office:value-type="float" office:value="569" calcext:value-type="float">
            <text:p>569</text:p>
          </table:table-cell>
          <table:table-cell table:formula="of:=-54.52*LN([.A450])+363.75" office:value-type="float" office:value="17.8816387314324" calcext:value-type="float">
            <text:p>17.88</text:p>
          </table:table-cell>
          <table:table-cell table:style-name="ce3" office:value-type="float" office:value="17.8816387314324" calcext:value-type="float">
            <text:p>17.88</text:p>
          </table:table-cell>
          <table:table-cell table:formula="of:=INT(ROUND([.C450];0))" office:value-type="float" office:value="18" calcext:value-type="float">
            <text:p>18</text:p>
          </table:table-cell>
          <table:table-cell office:value-type="float" office:value="18" calcext:value-type="float">
            <text:p>18</text:p>
          </table:table-cell>
          <table:table-cell table:formula="of:=[.B450]*9/5+32" office:value-type="float" office:value="64.1869497165784" calcext:value-type="float">
            <text:p>64.1869497166</text:p>
          </table:table-cell>
          <table:table-cell office:value-type="float" office:value="64.1869497165784" calcext:value-type="float">
            <text:p>64.1869497166</text:p>
          </table:table-cell>
          <table:table-cell table:formula="of:=ROUND([.G450];0)" office:value-type="float" office:value="64" calcext:value-type="float">
            <text:p>64</text:p>
          </table:table-cell>
          <table:table-cell office:value-type="float" office:value="64" calcext:value-type="float">
            <text:p>64</text:p>
          </table:table-cell>
          <table:table-cell table:number-columns-repeated="1015"/>
        </table:table-row>
        <table:table-row table:style-name="ro1">
          <table:table-cell office:value-type="float" office:value="570" calcext:value-type="float">
            <text:p>570</text:p>
          </table:table-cell>
          <table:table-cell table:formula="of:=-54.52*LN([.A451])+363.75" office:value-type="float" office:value="17.7859056076249" calcext:value-type="float">
            <text:p>17.79</text:p>
          </table:table-cell>
          <table:table-cell table:style-name="ce3" office:value-type="float" office:value="17.7859056076249" calcext:value-type="float">
            <text:p>17.79</text:p>
          </table:table-cell>
          <table:table-cell table:formula="of:=INT(ROUND([.C451];0))" office:value-type="float" office:value="18" calcext:value-type="float">
            <text:p>18</text:p>
          </table:table-cell>
          <table:table-cell office:value-type="float" office:value="18" calcext:value-type="float">
            <text:p>18</text:p>
          </table:table-cell>
          <table:table-cell table:formula="of:=[.B451]*9/5+32" office:value-type="float" office:value="64.0146300937248" calcext:value-type="float">
            <text:p>64.0146300937</text:p>
          </table:table-cell>
          <table:table-cell office:value-type="float" office:value="64.0146300937248" calcext:value-type="float">
            <text:p>64.0146300937</text:p>
          </table:table-cell>
          <table:table-cell table:formula="of:=ROUND([.G451];0)" office:value-type="float" office:value="64" calcext:value-type="float">
            <text:p>64</text:p>
          </table:table-cell>
          <table:table-cell office:value-type="float" office:value="64" calcext:value-type="float">
            <text:p>64</text:p>
          </table:table-cell>
          <table:table-cell table:number-columns-repeated="1015"/>
        </table:table-row>
        <table:table-row table:style-name="ro1">
          <table:table-cell office:value-type="float" office:value="571" calcext:value-type="float">
            <text:p>571</text:p>
          </table:table-cell>
          <table:table-cell table:formula="of:=-54.52*LN([.A452])+363.75" office:value-type="float" office:value="17.6903402895543" calcext:value-type="float">
            <text:p>17.69</text:p>
          </table:table-cell>
          <table:table-cell table:style-name="ce3" office:value-type="float" office:value="17.6903402895543" calcext:value-type="float">
            <text:p>17.69</text:p>
          </table:table-cell>
          <table:table-cell table:formula="of:=INT(ROUND([.C452];0))" office:value-type="float" office:value="18" calcext:value-type="float">
            <text:p>18</text:p>
          </table:table-cell>
          <table:table-cell office:value-type="float" office:value="18" calcext:value-type="float">
            <text:p>18</text:p>
          </table:table-cell>
          <table:table-cell table:formula="of:=[.B452]*9/5+32" office:value-type="float" office:value="63.8426125211977" calcext:value-type="float">
            <text:p>63.8426125212</text:p>
          </table:table-cell>
          <table:table-cell office:value-type="float" office:value="63.8426125211977" calcext:value-type="float">
            <text:p>63.8426125212</text:p>
          </table:table-cell>
          <table:table-cell table:formula="of:=ROUND([.G452];0)" office:value-type="float" office:value="64" calcext:value-type="float">
            <text:p>64</text:p>
          </table:table-cell>
          <table:table-cell office:value-type="float" office:value="64" calcext:value-type="float">
            <text:p>64</text:p>
          </table:table-cell>
          <table:table-cell table:number-columns-repeated="1015"/>
        </table:table-row>
        <table:table-row table:style-name="ro1">
          <table:table-cell office:value-type="float" office:value="572" calcext:value-type="float">
            <text:p>572</text:p>
          </table:table-cell>
          <table:table-cell table:formula="of:=-54.52*LN([.A453])+363.75" office:value-type="float" office:value="17.5949421899734" calcext:value-type="float">
            <text:p>17.59</text:p>
          </table:table-cell>
          <table:table-cell table:style-name="ce3" office:value-type="float" office:value="17.5949421899734" calcext:value-type="float">
            <text:p>17.59</text:p>
          </table:table-cell>
          <table:table-cell table:formula="of:=INT(ROUND([.C453];0))" office:value-type="float" office:value="18" calcext:value-type="float">
            <text:p>18</text:p>
          </table:table-cell>
          <table:table-cell office:value-type="float" office:value="18" calcext:value-type="float">
            <text:p>18</text:p>
          </table:table-cell>
          <table:table-cell table:formula="of:=[.B453]*9/5+32" office:value-type="float" office:value="63.6708959419521" calcext:value-type="float">
            <text:p>63.670895942</text:p>
          </table:table-cell>
          <table:table-cell office:value-type="float" office:value="63.6708959419521" calcext:value-type="float">
            <text:p>63.670895942</text:p>
          </table:table-cell>
          <table:table-cell table:formula="of:=ROUND([.G453];0)" office:value-type="float" office:value="64" calcext:value-type="float">
            <text:p>64</text:p>
          </table:table-cell>
          <table:table-cell office:value-type="float" office:value="64" calcext:value-type="float">
            <text:p>64</text:p>
          </table:table-cell>
          <table:table-cell table:number-columns-repeated="1015"/>
        </table:table-row>
        <table:table-row table:style-name="ro1">
          <table:table-cell office:value-type="float" office:value="573" calcext:value-type="float">
            <text:p>573</text:p>
          </table:table-cell>
          <table:table-cell table:formula="of:=-54.52*LN([.A454])+363.75" office:value-type="float" office:value="17.4997107247124" calcext:value-type="float">
            <text:p>17.50</text:p>
          </table:table-cell>
          <table:table-cell table:style-name="ce3" office:value-type="float" office:value="17.4997107247124" calcext:value-type="float">
            <text:p>17.50</text:p>
          </table:table-cell>
          <table:table-cell table:formula="of:=INT(ROUND([.C454];0))" office:value-type="float" office:value="17" calcext:value-type="float">
            <text:p>17</text:p>
          </table:table-cell>
          <table:table-cell office:value-type="float" office:value="17" calcext:value-type="float">
            <text:p>17</text:p>
          </table:table-cell>
          <table:table-cell table:formula="of:=[.B454]*9/5+32" office:value-type="float" office:value="63.4994793044823" calcext:value-type="float">
            <text:p>63.4994793045</text:p>
          </table:table-cell>
          <table:table-cell office:value-type="float" office:value="63.4994793044823" calcext:value-type="float">
            <text:p>63.4994793045</text:p>
          </table:table-cell>
          <table:table-cell table:formula="of:=ROUND([.G454];0)" office:value-type="float" office:value="63" calcext:value-type="float">
            <text:p>63</text:p>
          </table:table-cell>
          <table:table-cell office:value-type="float" office:value="63" calcext:value-type="float">
            <text:p>63</text:p>
          </table:table-cell>
          <table:table-cell table:number-columns-repeated="1015"/>
        </table:table-row>
        <table:table-row table:style-name="ro1">
          <table:table-cell office:value-type="float" office:value="574" calcext:value-type="float">
            <text:p>574</text:p>
          </table:table-cell>
          <table:table-cell table:formula="of:=-54.52*LN([.A455])+363.75" office:value-type="float" office:value="17.4046453126572" calcext:value-type="float">
            <text:p>17.40</text:p>
          </table:table-cell>
          <table:table-cell table:style-name="ce3" office:value-type="float" office:value="17.4046453126572" calcext:value-type="float">
            <text:p>17.40</text:p>
          </table:table-cell>
          <table:table-cell table:formula="of:=INT(ROUND([.C455];0))" office:value-type="float" office:value="17" calcext:value-type="float">
            <text:p>17</text:p>
          </table:table-cell>
          <table:table-cell office:value-type="float" office:value="17" calcext:value-type="float">
            <text:p>17</text:p>
          </table:table-cell>
          <table:table-cell table:formula="of:=[.B455]*9/5+32" office:value-type="float" office:value="63.3283615627829" calcext:value-type="float">
            <text:p>63.3283615628</text:p>
          </table:table-cell>
          <table:table-cell office:value-type="float" office:value="63.3283615627829" calcext:value-type="float">
            <text:p>63.3283615628</text:p>
          </table:table-cell>
          <table:table-cell table:formula="of:=ROUND([.G455];0)" office:value-type="float" office:value="63" calcext:value-type="float">
            <text:p>63</text:p>
          </table:table-cell>
          <table:table-cell office:value-type="float" office:value="63" calcext:value-type="float">
            <text:p>63</text:p>
          </table:table-cell>
          <table:table-cell table:number-columns-repeated="1015"/>
        </table:table-row>
        <table:table-row table:style-name="ro1">
          <table:table-cell office:value-type="float" office:value="575" calcext:value-type="float">
            <text:p>575</text:p>
          </table:table-cell>
          <table:table-cell table:formula="of:=-54.52*LN([.A456])+363.75" office:value-type="float" office:value="17.3097453757284" calcext:value-type="float">
            <text:p>17.31</text:p>
          </table:table-cell>
          <table:table-cell table:style-name="ce3" office:value-type="float" office:value="17.3097453757284" calcext:value-type="float">
            <text:p>17.31</text:p>
          </table:table-cell>
          <table:table-cell table:formula="of:=INT(ROUND([.C456];0))" office:value-type="float" office:value="17" calcext:value-type="float">
            <text:p>17</text:p>
          </table:table-cell>
          <table:table-cell office:value-type="float" office:value="17" calcext:value-type="float">
            <text:p>17</text:p>
          </table:table-cell>
          <table:table-cell table:formula="of:=[.B456]*9/5+32" office:value-type="float" office:value="63.1575416763112" calcext:value-type="float">
            <text:p>63.1575416763</text:p>
          </table:table-cell>
          <table:table-cell office:value-type="float" office:value="63.1575416763112" calcext:value-type="float">
            <text:p>63.1575416763</text:p>
          </table:table-cell>
          <table:table-cell table:formula="of:=ROUND([.G456];0)" office:value-type="float" office:value="63" calcext:value-type="float">
            <text:p>63</text:p>
          </table:table-cell>
          <table:table-cell office:value-type="float" office:value="63" calcext:value-type="float">
            <text:p>63</text:p>
          </table:table-cell>
          <table:table-cell table:number-columns-repeated="1015"/>
        </table:table-row>
        <table:table-row table:style-name="ro1">
          <table:table-cell office:value-type="float" office:value="576" calcext:value-type="float">
            <text:p>576</text:p>
          </table:table-cell>
          <table:table-cell table:formula="of:=-54.52*LN([.A457])+363.75" office:value-type="float" office:value="17.21501033886" calcext:value-type="float">
            <text:p>17.22</text:p>
          </table:table-cell>
          <table:table-cell table:style-name="ce3" office:value-type="float" office:value="17.21501033886" calcext:value-type="float">
            <text:p>17.22</text:p>
          </table:table-cell>
          <table:table-cell table:formula="of:=INT(ROUND([.C457];0))" office:value-type="float" office:value="17" calcext:value-type="float">
            <text:p>17</text:p>
          </table:table-cell>
          <table:table-cell office:value-type="float" office:value="17" calcext:value-type="float">
            <text:p>17</text:p>
          </table:table-cell>
          <table:table-cell table:formula="of:=[.B457]*9/5+32" office:value-type="float" office:value="62.987018609948" calcext:value-type="float">
            <text:p>62.9870186099</text:p>
          </table:table-cell>
          <table:table-cell office:value-type="float" office:value="62.987018609948" calcext:value-type="float">
            <text:p>62.9870186099</text:p>
          </table:table-cell>
          <table:table-cell table:formula="of:=ROUND([.G457];0)" office:value-type="float" office:value="63" calcext:value-type="float">
            <text:p>63</text:p>
          </table:table-cell>
          <table:table-cell office:value-type="float" office:value="63" calcext:value-type="float">
            <text:p>63</text:p>
          </table:table-cell>
          <table:table-cell table:number-columns-repeated="1015"/>
        </table:table-row>
        <table:table-row table:style-name="ro1">
          <table:table-cell office:value-type="float" office:value="577" calcext:value-type="float">
            <text:p>577</text:p>
          </table:table-cell>
          <table:table-cell table:formula="of:=-54.52*LN([.A458])+363.75" office:value-type="float" office:value="17.1204396299784" calcext:value-type="float">
            <text:p>17.12</text:p>
          </table:table-cell>
          <table:table-cell table:style-name="ce3" office:value-type="float" office:value="17.1204396299784" calcext:value-type="float">
            <text:p>17.12</text:p>
          </table:table-cell>
          <table:table-cell table:formula="of:=INT(ROUND([.C458];0))" office:value-type="float" office:value="17" calcext:value-type="float">
            <text:p>17</text:p>
          </table:table-cell>
          <table:table-cell office:value-type="float" office:value="17" calcext:value-type="float">
            <text:p>17</text:p>
          </table:table-cell>
          <table:table-cell table:formula="of:=[.B458]*9/5+32" office:value-type="float" office:value="62.8167913339611" calcext:value-type="float">
            <text:p>62.816791334</text:p>
          </table:table-cell>
          <table:table-cell office:value-type="float" office:value="62.8167913339611" calcext:value-type="float">
            <text:p>62.816791334</text:p>
          </table:table-cell>
          <table:table-cell table:formula="of:=ROUND([.G458];0)" office:value-type="float" office:value="63" calcext:value-type="float">
            <text:p>63</text:p>
          </table:table-cell>
          <table:table-cell office:value-type="float" office:value="63" calcext:value-type="float">
            <text:p>63</text:p>
          </table:table-cell>
          <table:table-cell table:number-columns-repeated="1015"/>
        </table:table-row>
        <table:table-row table:style-name="ro1">
          <table:table-cell office:value-type="float" office:value="578" calcext:value-type="float">
            <text:p>578</text:p>
          </table:table-cell>
          <table:table-cell table:formula="of:=-54.52*LN([.A459])+363.75" office:value-type="float" office:value="17.0260326799819" calcext:value-type="float">
            <text:p>17.03</text:p>
          </table:table-cell>
          <table:table-cell table:style-name="ce3" office:value-type="float" office:value="17.0260326799819" calcext:value-type="float">
            <text:p>17.03</text:p>
          </table:table-cell>
          <table:table-cell table:formula="of:=INT(ROUND([.C459];0))" office:value-type="float" office:value="17" calcext:value-type="float">
            <text:p>17</text:p>
          </table:table-cell>
          <table:table-cell office:value-type="float" office:value="17" calcext:value-type="float">
            <text:p>17</text:p>
          </table:table-cell>
          <table:table-cell table:formula="of:=[.B459]*9/5+32" office:value-type="float" office:value="62.6468588239675" calcext:value-type="float">
            <text:p>62.646858824</text:p>
          </table:table-cell>
          <table:table-cell office:value-type="float" office:value="62.6468588239675" calcext:value-type="float">
            <text:p>62.646858824</text:p>
          </table:table-cell>
          <table:table-cell table:formula="of:=ROUND([.G459];0)" office:value-type="float" office:value="63" calcext:value-type="float">
            <text:p>63</text:p>
          </table:table-cell>
          <table:table-cell office:value-type="float" office:value="63" calcext:value-type="float">
            <text:p>63</text:p>
          </table:table-cell>
          <table:table-cell table:number-columns-repeated="1015"/>
        </table:table-row>
        <table:table-row table:style-name="ro1">
          <table:table-cell office:value-type="float" office:value="579" calcext:value-type="float">
            <text:p>579</text:p>
          </table:table-cell>
          <table:table-cell table:formula="of:=-54.52*LN([.A460])+363.75" office:value-type="float" office:value="16.9317889227203" calcext:value-type="float">
            <text:p>16.93</text:p>
          </table:table-cell>
          <table:table-cell table:style-name="ce3" office:value-type="float" office:value="16.9317889227203" calcext:value-type="float">
            <text:p>16.93</text:p>
          </table:table-cell>
          <table:table-cell table:formula="of:=INT(ROUND([.C460];0))" office:value-type="float" office:value="17" calcext:value-type="float">
            <text:p>17</text:p>
          </table:table-cell>
          <table:table-cell office:value-type="float" office:value="17" calcext:value-type="float">
            <text:p>17</text:p>
          </table:table-cell>
          <table:table-cell table:formula="of:=[.B460]*9/5+32" office:value-type="float" office:value="62.4772200608965" calcext:value-type="float">
            <text:p>62.4772200609</text:p>
          </table:table-cell>
          <table:table-cell office:value-type="float" office:value="62.4772200608965" calcext:value-type="float">
            <text:p>62.4772200609</text:p>
          </table:table-cell>
          <table:table-cell table:formula="of:=ROUND([.G460];0)" office:value-type="float" office:value="62" calcext:value-type="float">
            <text:p>62</text:p>
          </table:table-cell>
          <table:table-cell office:value-type="float" office:value="62" calcext:value-type="float">
            <text:p>62</text:p>
          </table:table-cell>
          <table:table-cell table:number-columns-repeated="1015"/>
        </table:table-row>
        <table:table-row table:style-name="ro1">
          <table:table-cell office:value-type="float" office:value="580" calcext:value-type="float">
            <text:p>580</text:p>
          </table:table-cell>
          <table:table-cell table:formula="of:=-54.52*LN([.A461])+363.75" office:value-type="float" office:value="16.8377077949738" calcext:value-type="float">
            <text:p>16.84</text:p>
          </table:table-cell>
          <table:table-cell table:style-name="ce3" office:value-type="float" office:value="16.8377077949738" calcext:value-type="float">
            <text:p>16.84</text:p>
          </table:table-cell>
          <table:table-cell table:formula="of:=INT(ROUND([.C461];0))" office:value-type="float" office:value="17" calcext:value-type="float">
            <text:p>17</text:p>
          </table:table-cell>
          <table:table-cell office:value-type="float" office:value="17" calcext:value-type="float">
            <text:p>17</text:p>
          </table:table-cell>
          <table:table-cell table:formula="of:=[.B461]*9/5+32" office:value-type="float" office:value="62.3078740309529" calcext:value-type="float">
            <text:p>62.307874031</text:p>
          </table:table-cell>
          <table:table-cell office:value-type="float" office:value="62.3078740309529" calcext:value-type="float">
            <text:p>62.307874031</text:p>
          </table:table-cell>
          <table:table-cell table:formula="of:=ROUND([.G461];0)" office:value-type="float" office:value="62" calcext:value-type="float">
            <text:p>62</text:p>
          </table:table-cell>
          <table:table-cell office:value-type="float" office:value="62" calcext:value-type="float">
            <text:p>62</text:p>
          </table:table-cell>
          <table:table-cell table:number-columns-repeated="1015"/>
        </table:table-row>
        <table:table-row table:style-name="ro1">
          <table:table-cell office:value-type="float" office:value="581" calcext:value-type="float">
            <text:p>581</text:p>
          </table:table-cell>
          <table:table-cell table:formula="of:=-54.52*LN([.A462])+363.75" office:value-type="float" office:value="16.7437887364338" calcext:value-type="float">
            <text:p>16.74</text:p>
          </table:table-cell>
          <table:table-cell table:style-name="ce3" office:value-type="float" office:value="16.7437887364338" calcext:value-type="float">
            <text:p>16.74</text:p>
          </table:table-cell>
          <table:table-cell table:formula="of:=INT(ROUND([.C462];0))" office:value-type="float" office:value="17" calcext:value-type="float">
            <text:p>17</text:p>
          </table:table-cell>
          <table:table-cell office:value-type="float" office:value="17" calcext:value-type="float">
            <text:p>17</text:p>
          </table:table-cell>
          <table:table-cell table:formula="of:=[.B462]*9/5+32" office:value-type="float" office:value="62.1388197255809" calcext:value-type="float">
            <text:p>62.1388197256</text:p>
          </table:table-cell>
          <table:table-cell office:value-type="float" office:value="62.1388197255809" calcext:value-type="float">
            <text:p>62.1388197256</text:p>
          </table:table-cell>
          <table:table-cell table:formula="of:=ROUND([.G462];0)" office:value-type="float" office:value="62" calcext:value-type="float">
            <text:p>62</text:p>
          </table:table-cell>
          <table:table-cell office:value-type="float" office:value="62" calcext:value-type="float">
            <text:p>62</text:p>
          </table:table-cell>
          <table:table-cell table:number-columns-repeated="1015"/>
        </table:table-row>
        <table:table-row table:style-name="ro1">
          <table:table-cell office:value-type="float" office:value="582" calcext:value-type="float">
            <text:p>582</text:p>
          </table:table-cell>
          <table:table-cell table:formula="of:=-54.52*LN([.A463])+363.75" office:value-type="float" office:value="16.650031189682" calcext:value-type="float">
            <text:p>16.65</text:p>
          </table:table-cell>
          <table:table-cell table:style-name="ce3" office:value-type="float" office:value="16.650031189682" calcext:value-type="float">
            <text:p>16.65</text:p>
          </table:table-cell>
          <table:table-cell table:formula="of:=INT(ROUND([.C463];0))" office:value-type="float" office:value="17" calcext:value-type="float">
            <text:p>17</text:p>
          </table:table-cell>
          <table:table-cell office:value-type="float" office:value="17" calcext:value-type="float">
            <text:p>17</text:p>
          </table:table-cell>
          <table:table-cell table:formula="of:=[.B463]*9/5+32" office:value-type="float" office:value="61.9700561414275" calcext:value-type="float">
            <text:p>61.9700561414</text:p>
          </table:table-cell>
          <table:table-cell office:value-type="float" office:value="61.9700561414275" calcext:value-type="float">
            <text:p>61.9700561414</text:p>
          </table:table-cell>
          <table:table-cell table:formula="of:=ROUND([.G463];0)" office:value-type="float" office:value="62" calcext:value-type="float">
            <text:p>62</text:p>
          </table:table-cell>
          <table:table-cell office:value-type="float" office:value="62" calcext:value-type="float">
            <text:p>62</text:p>
          </table:table-cell>
          <table:table-cell table:number-columns-repeated="1015"/>
        </table:table-row>
        <table:table-row table:style-name="ro1">
          <table:table-cell office:value-type="float" office:value="583" calcext:value-type="float">
            <text:p>583</text:p>
          </table:table-cell>
          <table:table-cell table:formula="of:=-54.52*LN([.A464])+363.75" office:value-type="float" office:value="16.5564346001711" calcext:value-type="float">
            <text:p>16.56</text:p>
          </table:table-cell>
          <table:table-cell table:style-name="ce3" office:value-type="float" office:value="16.5564346001711" calcext:value-type="float">
            <text:p>16.56</text:p>
          </table:table-cell>
          <table:table-cell table:formula="of:=INT(ROUND([.C464];0))" office:value-type="float" office:value="17" calcext:value-type="float">
            <text:p>17</text:p>
          </table:table-cell>
          <table:table-cell office:value-type="float" office:value="17" calcext:value-type="float">
            <text:p>17</text:p>
          </table:table-cell>
          <table:table-cell table:formula="of:=[.B464]*9/5+32" office:value-type="float" office:value="61.8015822803081" calcext:value-type="float">
            <text:p>61.8015822803</text:p>
          </table:table-cell>
          <table:table-cell office:value-type="float" office:value="61.8015822803081" calcext:value-type="float">
            <text:p>61.8015822803</text:p>
          </table:table-cell>
          <table:table-cell table:formula="of:=ROUND([.G464];0)" office:value-type="float" office:value="62" calcext:value-type="float">
            <text:p>62</text:p>
          </table:table-cell>
          <table:table-cell office:value-type="float" office:value="62" calcext:value-type="float">
            <text:p>62</text:p>
          </table:table-cell>
          <table:table-cell table:number-columns-repeated="1015"/>
        </table:table-row>
        <table:table-row table:style-name="ro1">
          <table:table-cell office:value-type="float" office:value="584" calcext:value-type="float">
            <text:p>584</text:p>
          </table:table-cell>
          <table:table-cell table:formula="of:=-54.52*LN([.A465])+363.75" office:value-type="float" office:value="16.462998416205" calcext:value-type="float">
            <text:p>16.46</text:p>
          </table:table-cell>
          <table:table-cell table:style-name="ce3" office:value-type="float" office:value="16.462998416205" calcext:value-type="float">
            <text:p>16.46</text:p>
          </table:table-cell>
          <table:table-cell table:formula="of:=INT(ROUND([.C465];0))" office:value-type="float" office:value="16" calcext:value-type="float">
            <text:p>16</text:p>
          </table:table-cell>
          <table:table-cell office:value-type="float" office:value="16" calcext:value-type="float">
            <text:p>16</text:p>
          </table:table-cell>
          <table:table-cell table:formula="of:=[.B465]*9/5+32" office:value-type="float" office:value="61.6333971491691" calcext:value-type="float">
            <text:p>61.6333971492</text:p>
          </table:table-cell>
          <table:table-cell office:value-type="float" office:value="61.6333971491691" calcext:value-type="float">
            <text:p>61.6333971492</text:p>
          </table:table-cell>
          <table:table-cell table:formula="of:=ROUND([.G465];0)" office:value-type="float" office:value="62" calcext:value-type="float">
            <text:p>62</text:p>
          </table:table-cell>
          <table:table-cell office:value-type="float" office:value="62" calcext:value-type="float">
            <text:p>62</text:p>
          </table:table-cell>
          <table:table-cell table:number-columns-repeated="1015"/>
        </table:table-row>
        <table:table-row table:style-name="ro1">
          <table:table-cell office:value-type="float" office:value="585" calcext:value-type="float">
            <text:p>585</text:p>
          </table:table-cell>
          <table:table-cell table:formula="of:=-54.52*LN([.A466])+363.75" office:value-type="float" office:value="16.3697220889192" calcext:value-type="float">
            <text:p>16.37</text:p>
          </table:table-cell>
          <table:table-cell table:style-name="ce3" office:value-type="float" office:value="16.3697220889192" calcext:value-type="float">
            <text:p>16.37</text:p>
          </table:table-cell>
          <table:table-cell table:formula="of:=INT(ROUND([.C466];0))" office:value-type="float" office:value="16" calcext:value-type="float">
            <text:p>16</text:p>
          </table:table-cell>
          <table:table-cell office:value-type="float" office:value="16" calcext:value-type="float">
            <text:p>16</text:p>
          </table:table-cell>
          <table:table-cell table:formula="of:=[.B466]*9/5+32" office:value-type="float" office:value="61.4654997600545" calcext:value-type="float">
            <text:p>61.4654997601</text:p>
          </table:table-cell>
          <table:table-cell office:value-type="float" office:value="61.4654997600545" calcext:value-type="float">
            <text:p>61.4654997601</text:p>
          </table:table-cell>
          <table:table-cell table:formula="of:=ROUND([.G466];0)" office:value-type="float" office:value="61" calcext:value-type="float">
            <text:p>61</text:p>
          </table:table-cell>
          <table:table-cell office:value-type="float" office:value="61" calcext:value-type="float">
            <text:p>61</text:p>
          </table:table-cell>
          <table:table-cell table:number-columns-repeated="1015"/>
        </table:table-row>
        <table:table-row table:style-name="ro1">
          <table:table-cell office:value-type="float" office:value="586" calcext:value-type="float">
            <text:p>586</text:p>
          </table:table-cell>
          <table:table-cell table:formula="of:=-54.52*LN([.A467])+363.75" office:value-type="float" office:value="16.2766050722613" calcext:value-type="float">
            <text:p>16.28</text:p>
          </table:table-cell>
          <table:table-cell table:style-name="ce3" office:value-type="float" office:value="16.2766050722613" calcext:value-type="float">
            <text:p>16.28</text:p>
          </table:table-cell>
          <table:table-cell table:formula="of:=INT(ROUND([.C467];0))" office:value-type="float" office:value="16" calcext:value-type="float">
            <text:p>16</text:p>
          </table:table-cell>
          <table:table-cell office:value-type="float" office:value="16" calcext:value-type="float">
            <text:p>16</text:p>
          </table:table-cell>
          <table:table-cell table:formula="of:=[.B467]*9/5+32" office:value-type="float" office:value="61.2978891300704" calcext:value-type="float">
            <text:p>61.2978891301</text:p>
          </table:table-cell>
          <table:table-cell office:value-type="float" office:value="61.2978891300704" calcext:value-type="float">
            <text:p>61.2978891301</text:p>
          </table:table-cell>
          <table:table-cell table:formula="of:=ROUND([.G467];0)" office:value-type="float" office:value="61" calcext:value-type="float">
            <text:p>61</text:p>
          </table:table-cell>
          <table:table-cell office:value-type="float" office:value="61" calcext:value-type="float">
            <text:p>61</text:p>
          </table:table-cell>
          <table:table-cell table:number-columns-repeated="1015"/>
        </table:table-row>
        <table:table-row table:style-name="ro1">
          <table:table-cell office:value-type="float" office:value="587" calcext:value-type="float">
            <text:p>587</text:p>
          </table:table-cell>
          <table:table-cell table:formula="of:=-54.52*LN([.A468])+363.75" office:value-type="float" office:value="16.1836468229722" calcext:value-type="float">
            <text:p>16.18</text:p>
          </table:table-cell>
          <table:table-cell table:style-name="ce3" office:value-type="float" office:value="16.1836468229722" calcext:value-type="float">
            <text:p>16.18</text:p>
          </table:table-cell>
          <table:table-cell table:formula="of:=INT(ROUND([.C468];0))" office:value-type="float" office:value="16" calcext:value-type="float">
            <text:p>16</text:p>
          </table:table-cell>
          <table:table-cell office:value-type="float" office:value="16" calcext:value-type="float">
            <text:p>16</text:p>
          </table:table-cell>
          <table:table-cell table:formula="of:=[.B468]*9/5+32" office:value-type="float" office:value="61.1305642813499" calcext:value-type="float">
            <text:p>61.1305642813</text:p>
          </table:table-cell>
          <table:table-cell office:value-type="float" office:value="61.1305642813499" calcext:value-type="float">
            <text:p>61.1305642813</text:p>
          </table:table-cell>
          <table:table-cell table:formula="of:=ROUND([.G468];0)" office:value-type="float" office:value="61" calcext:value-type="float">
            <text:p>61</text:p>
          </table:table-cell>
          <table:table-cell office:value-type="float" office:value="61" calcext:value-type="float">
            <text:p>61</text:p>
          </table:table-cell>
          <table:table-cell table:number-columns-repeated="1015"/>
        </table:table-row>
        <table:table-row table:style-name="ro1">
          <table:table-cell office:value-type="float" office:value="588" calcext:value-type="float">
            <text:p>588</text:p>
          </table:table-cell>
          <table:table-cell table:formula="of:=-54.52*LN([.A469])+363.75" office:value-type="float" office:value="16.0908468005669" calcext:value-type="float">
            <text:p>16.09</text:p>
          </table:table-cell>
          <table:table-cell table:style-name="ce3" office:value-type="float" office:value="16.0908468005669" calcext:value-type="float">
            <text:p>16.09</text:p>
          </table:table-cell>
          <table:table-cell table:formula="of:=INT(ROUND([.C469];0))" office:value-type="float" office:value="16" calcext:value-type="float">
            <text:p>16</text:p>
          </table:table-cell>
          <table:table-cell office:value-type="float" office:value="16" calcext:value-type="float">
            <text:p>16</text:p>
          </table:table-cell>
          <table:table-cell table:formula="of:=[.B469]*9/5+32" office:value-type="float" office:value="60.9635242410203" calcext:value-type="float">
            <text:p>60.963524241</text:p>
          </table:table-cell>
          <table:table-cell office:value-type="float" office:value="60.9635242410203" calcext:value-type="float">
            <text:p>60.963524241</text:p>
          </table:table-cell>
          <table:table-cell table:formula="of:=ROUND([.G469];0)" office:value-type="float" office:value="61" calcext:value-type="float">
            <text:p>61</text:p>
          </table:table-cell>
          <table:table-cell office:value-type="float" office:value="61" calcext:value-type="float">
            <text:p>61</text:p>
          </table:table-cell>
          <table:table-cell table:number-columns-repeated="1015"/>
        </table:table-row>
        <table:table-row table:style-name="ro1">
          <table:table-cell office:value-type="float" office:value="589" calcext:value-type="float">
            <text:p>589</text:p>
          </table:table-cell>
          <table:table-cell table:formula="of:=-54.52*LN([.A470])+363.75" office:value-type="float" office:value="15.9982044673155" calcext:value-type="float">
            <text:p>16.00</text:p>
          </table:table-cell>
          <table:table-cell table:style-name="ce3" office:value-type="float" office:value="15.9982044673155" calcext:value-type="float">
            <text:p>16.00</text:p>
          </table:table-cell>
          <table:table-cell table:formula="of:=INT(ROUND([.C470];0))" office:value-type="float" office:value="16" calcext:value-type="float">
            <text:p>16</text:p>
          </table:table-cell>
          <table:table-cell office:value-type="float" office:value="16" calcext:value-type="float">
            <text:p>16</text:p>
          </table:table-cell>
          <table:table-cell table:formula="of:=[.B470]*9/5+32" office:value-type="float" office:value="60.7967680411679" calcext:value-type="float">
            <text:p>60.7967680412</text:p>
          </table:table-cell>
          <table:table-cell office:value-type="float" office:value="60.7967680411679" calcext:value-type="float">
            <text:p>60.7967680412</text:p>
          </table:table-cell>
          <table:table-cell table:formula="of:=ROUND([.G470];0)" office:value-type="float" office:value="61" calcext:value-type="float">
            <text:p>61</text:p>
          </table:table-cell>
          <table:table-cell office:value-type="float" office:value="61" calcext:value-type="float">
            <text:p>61</text:p>
          </table:table-cell>
          <table:table-cell table:number-columns-repeated="1015"/>
        </table:table-row>
        <table:table-row table:style-name="ro1">
          <table:table-cell office:value-type="float" office:value="590" calcext:value-type="float">
            <text:p>590</text:p>
          </table:table-cell>
          <table:table-cell table:formula="of:=-54.52*LN([.A471])+363.75" office:value-type="float" office:value="15.9057192882248" calcext:value-type="float">
            <text:p>15.91</text:p>
          </table:table-cell>
          <table:table-cell table:style-name="ce3" office:value-type="float" office:value="15.9057192882248" calcext:value-type="float">
            <text:p>15.91</text:p>
          </table:table-cell>
          <table:table-cell table:formula="of:=INT(ROUND([.C471];0))" office:value-type="float" office:value="16" calcext:value-type="float">
            <text:p>16</text:p>
          </table:table-cell>
          <table:table-cell office:value-type="float" office:value="16" calcext:value-type="float">
            <text:p>16</text:p>
          </table:table-cell>
          <table:table-cell table:formula="of:=[.B471]*9/5+32" office:value-type="float" office:value="60.6302947188047" calcext:value-type="float">
            <text:p>60.6302947188</text:p>
          </table:table-cell>
          <table:table-cell office:value-type="float" office:value="60.6302947188047" calcext:value-type="float">
            <text:p>60.6302947188</text:p>
          </table:table-cell>
          <table:table-cell table:formula="of:=ROUND([.G471];0)" office:value-type="float" office:value="61" calcext:value-type="float">
            <text:p>61</text:p>
          </table:table-cell>
          <table:table-cell office:value-type="float" office:value="61" calcext:value-type="float">
            <text:p>61</text:p>
          </table:table-cell>
          <table:table-cell table:number-columns-repeated="1015"/>
        </table:table-row>
        <table:table-row table:style-name="ro1">
          <table:table-cell office:value-type="float" office:value="591" calcext:value-type="float">
            <text:p>591</text:p>
          </table:table-cell>
          <table:table-cell table:formula="of:=-54.52*LN([.A472])+363.75" office:value-type="float" office:value="15.8133907310195" calcext:value-type="float">
            <text:p>15.81</text:p>
          </table:table-cell>
          <table:table-cell table:style-name="ce3" office:value-type="float" office:value="15.8133907310195" calcext:value-type="float">
            <text:p>15.81</text:p>
          </table:table-cell>
          <table:table-cell table:formula="of:=INT(ROUND([.C472];0))" office:value-type="float" office:value="16" calcext:value-type="float">
            <text:p>16</text:p>
          </table:table-cell>
          <table:table-cell office:value-type="float" office:value="16" calcext:value-type="float">
            <text:p>16</text:p>
          </table:table-cell>
          <table:table-cell table:formula="of:=[.B472]*9/5+32" office:value-type="float" office:value="60.464103315835" calcext:value-type="float">
            <text:p>60.4641033158</text:p>
          </table:table-cell>
          <table:table-cell office:value-type="float" office:value="60.464103315835" calcext:value-type="float">
            <text:p>60.4641033158</text:p>
          </table:table-cell>
          <table:table-cell table:formula="of:=ROUND([.G472];0)" office:value-type="float" office:value="60" calcext:value-type="float">
            <text:p>60</text:p>
          </table:table-cell>
          <table:table-cell office:value-type="float" office:value="60" calcext:value-type="float">
            <text:p>60</text:p>
          </table:table-cell>
          <table:table-cell table:number-columns-repeated="1015"/>
        </table:table-row>
        <table:table-row table:style-name="ro1">
          <table:table-cell office:value-type="float" office:value="592" calcext:value-type="float">
            <text:p>592</text:p>
          </table:table-cell>
          <table:table-cell table:formula="of:=-54.52*LN([.A473])+363.75" office:value-type="float" office:value="15.721218266124" calcext:value-type="float">
            <text:p>15.72</text:p>
          </table:table-cell>
          <table:table-cell table:style-name="ce3" office:value-type="float" office:value="15.721218266124" calcext:value-type="float">
            <text:p>15.72</text:p>
          </table:table-cell>
          <table:table-cell table:formula="of:=INT(ROUND([.C473];0))" office:value-type="float" office:value="16" calcext:value-type="float">
            <text:p>16</text:p>
          </table:table-cell>
          <table:table-cell office:value-type="float" office:value="16" calcext:value-type="float">
            <text:p>16</text:p>
          </table:table-cell>
          <table:table-cell table:formula="of:=[.B473]*9/5+32" office:value-type="float" office:value="60.2981928790233" calcext:value-type="float">
            <text:p>60.298192879</text:p>
          </table:table-cell>
          <table:table-cell office:value-type="float" office:value="60.2981928790233" calcext:value-type="float">
            <text:p>60.298192879</text:p>
          </table:table-cell>
          <table:table-cell table:formula="of:=ROUND([.G473];0)" office:value-type="float" office:value="60" calcext:value-type="float">
            <text:p>60</text:p>
          </table:table-cell>
          <table:table-cell office:value-type="float" office:value="60" calcext:value-type="float">
            <text:p>60</text:p>
          </table:table-cell>
          <table:table-cell table:number-columns-repeated="1015"/>
        </table:table-row>
        <table:table-row table:style-name="ro1">
          <table:table-cell office:value-type="float" office:value="593" calcext:value-type="float">
            <text:p>593</text:p>
          </table:table-cell>
          <table:table-cell table:formula="of:=-54.52*LN([.A474])+363.75" office:value-type="float" office:value="15.629201366644" calcext:value-type="float">
            <text:p>15.63</text:p>
          </table:table-cell>
          <table:table-cell table:style-name="ce3" office:value-type="float" office:value="15.629201366644" calcext:value-type="float">
            <text:p>15.63</text:p>
          </table:table-cell>
          <table:table-cell table:formula="of:=INT(ROUND([.C474];0))" office:value-type="float" office:value="16" calcext:value-type="float">
            <text:p>16</text:p>
          </table:table-cell>
          <table:table-cell office:value-type="float" office:value="16" calcext:value-type="float">
            <text:p>16</text:p>
          </table:table-cell>
          <table:table-cell table:formula="of:=[.B474]*9/5+32" office:value-type="float" office:value="60.1325624599592" calcext:value-type="float">
            <text:p>60.13256246</text:p>
          </table:table-cell>
          <table:table-cell office:value-type="float" office:value="60.1325624599592" calcext:value-type="float">
            <text:p>60.13256246</text:p>
          </table:table-cell>
          <table:table-cell table:formula="of:=ROUND([.G474];0)" office:value-type="float" office:value="60" calcext:value-type="float">
            <text:p>60</text:p>
          </table:table-cell>
          <table:table-cell office:value-type="float" office:value="60" calcext:value-type="float">
            <text:p>60</text:p>
          </table:table-cell>
          <table:table-cell table:number-columns-repeated="1015"/>
        </table:table-row>
        <table:table-row table:style-name="ro1">
          <table:table-cell office:value-type="float" office:value="594" calcext:value-type="float">
            <text:p>594</text:p>
          </table:table-cell>
          <table:table-cell table:formula="of:=-54.52*LN([.A475])+363.75" office:value-type="float" office:value="15.5373395083486" calcext:value-type="float">
            <text:p>15.54</text:p>
          </table:table-cell>
          <table:table-cell table:style-name="ce3" office:value-type="float" office:value="15.5373395083486" calcext:value-type="float">
            <text:p>15.54</text:p>
          </table:table-cell>
          <table:table-cell table:formula="of:=INT(ROUND([.C475];0))" office:value-type="float" office:value="16" calcext:value-type="float">
            <text:p>16</text:p>
          </table:table-cell>
          <table:table-cell office:value-type="float" office:value="16" calcext:value-type="float">
            <text:p>16</text:p>
          </table:table-cell>
          <table:table-cell table:formula="of:=[.B475]*9/5+32" office:value-type="float" office:value="59.9672111150274" calcext:value-type="float">
            <text:p>59.967211115</text:p>
          </table:table-cell>
          <table:table-cell office:value-type="float" office:value="59.9672111150274" calcext:value-type="float">
            <text:p>59.967211115</text:p>
          </table:table-cell>
          <table:table-cell table:formula="of:=ROUND([.G475];0)" office:value-type="float" office:value="60" calcext:value-type="float">
            <text:p>60</text:p>
          </table:table-cell>
          <table:table-cell office:value-type="float" office:value="60" calcext:value-type="float">
            <text:p>60</text:p>
          </table:table-cell>
          <table:table-cell table:number-columns-repeated="1015"/>
        </table:table-row>
        <table:table-row table:style-name="ro1">
          <table:table-cell office:value-type="float" office:value="595" calcext:value-type="float">
            <text:p>595</text:p>
          </table:table-cell>
          <table:table-cell table:formula="of:=-54.52*LN([.A476])+363.75" office:value-type="float" office:value="15.4456321696522" calcext:value-type="float">
            <text:p>15.45</text:p>
          </table:table-cell>
          <table:table-cell table:style-name="ce3" office:value-type="float" office:value="15.4456321696522" calcext:value-type="float">
            <text:p>15.45</text:p>
          </table:table-cell>
          <table:table-cell table:formula="of:=INT(ROUND([.C476];0))" office:value-type="float" office:value="15" calcext:value-type="float">
            <text:p>15</text:p>
          </table:table-cell>
          <table:table-cell office:value-type="float" office:value="15" calcext:value-type="float">
            <text:p>15</text:p>
          </table:table-cell>
          <table:table-cell table:formula="of:=[.B476]*9/5+32" office:value-type="float" office:value="59.802137905374" calcext:value-type="float">
            <text:p>59.8021379054</text:p>
          </table:table-cell>
          <table:table-cell office:value-type="float" office:value="59.802137905374" calcext:value-type="float">
            <text:p>59.8021379054</text:p>
          </table:table-cell>
          <table:table-cell table:formula="of:=ROUND([.G476];0)" office:value-type="float" office:value="60" calcext:value-type="float">
            <text:p>60</text:p>
          </table:table-cell>
          <table:table-cell office:value-type="float" office:value="60" calcext:value-type="float">
            <text:p>60</text:p>
          </table:table-cell>
          <table:table-cell table:number-columns-repeated="1015"/>
        </table:table-row>
        <table:table-row table:style-name="ro1">
          <table:table-cell office:value-type="float" office:value="596" calcext:value-type="float">
            <text:p>596</text:p>
          </table:table-cell>
          <table:table-cell table:formula="of:=-54.52*LN([.A477])+363.75" office:value-type="float" office:value="15.3540788315971" calcext:value-type="float">
            <text:p>15.35</text:p>
          </table:table-cell>
          <table:table-cell table:style-name="ce3" office:value-type="float" office:value="15.3540788315971" calcext:value-type="float">
            <text:p>15.35</text:p>
          </table:table-cell>
          <table:table-cell table:formula="of:=INT(ROUND([.C477];0))" office:value-type="float" office:value="15" calcext:value-type="float">
            <text:p>15</text:p>
          </table:table-cell>
          <table:table-cell office:value-type="float" office:value="15" calcext:value-type="float">
            <text:p>15</text:p>
          </table:table-cell>
          <table:table-cell table:formula="of:=[.B477]*9/5+32" office:value-type="float" office:value="59.6373418968748" calcext:value-type="float">
            <text:p>59.6373418969</text:p>
          </table:table-cell>
          <table:table-cell office:value-type="float" office:value="59.6373418968748" calcext:value-type="float">
            <text:p>59.6373418969</text:p>
          </table:table-cell>
          <table:table-cell table:formula="of:=ROUND([.G477];0)" office:value-type="float" office:value="60" calcext:value-type="float">
            <text:p>60</text:p>
          </table:table-cell>
          <table:table-cell office:value-type="float" office:value="60" calcext:value-type="float">
            <text:p>60</text:p>
          </table:table-cell>
          <table:table-cell table:number-columns-repeated="1015"/>
        </table:table-row>
        <table:table-row table:style-name="ro1">
          <table:table-cell office:value-type="float" office:value="597" calcext:value-type="float">
            <text:p>597</text:p>
          </table:table-cell>
          <table:table-cell table:formula="of:=-54.52*LN([.A478])+363.75" office:value-type="float" office:value="15.2626789778353" calcext:value-type="float">
            <text:p>15.26</text:p>
          </table:table-cell>
          <table:table-cell table:style-name="ce3" office:value-type="float" office:value="15.2626789778353" calcext:value-type="float">
            <text:p>15.26</text:p>
          </table:table-cell>
          <table:table-cell table:formula="of:=INT(ROUND([.C478];0))" office:value-type="float" office:value="15" calcext:value-type="float">
            <text:p>15</text:p>
          </table:table-cell>
          <table:table-cell office:value-type="float" office:value="15" calcext:value-type="float">
            <text:p>15</text:p>
          </table:table-cell>
          <table:table-cell table:formula="of:=[.B478]*9/5+32" office:value-type="float" office:value="59.4728221601036" calcext:value-type="float">
            <text:p>59.4728221601</text:p>
          </table:table-cell>
          <table:table-cell office:value-type="float" office:value="59.4728221601036" calcext:value-type="float">
            <text:p>59.4728221601</text:p>
          </table:table-cell>
          <table:table-cell table:formula="of:=ROUND([.G478];0)" office:value-type="float" office:value="59" calcext:value-type="float">
            <text:p>59</text:p>
          </table:table-cell>
          <table:table-cell office:value-type="float" office:value="59" calcext:value-type="float">
            <text:p>59</text:p>
          </table:table-cell>
          <table:table-cell table:number-columns-repeated="1015"/>
        </table:table-row>
        <table:table-row table:style-name="ro1">
          <table:table-cell office:value-type="float" office:value="598" calcext:value-type="float">
            <text:p>598</text:p>
          </table:table-cell>
          <table:table-cell table:formula="of:=-54.52*LN([.A479])+363.75" office:value-type="float" office:value="15.1714320946115" calcext:value-type="float">
            <text:p>15.17</text:p>
          </table:table-cell>
          <table:table-cell table:style-name="ce3" office:value-type="float" office:value="15.1714320946115" calcext:value-type="float">
            <text:p>15.17</text:p>
          </table:table-cell>
          <table:table-cell table:formula="of:=INT(ROUND([.C479];0))" office:value-type="float" office:value="15" calcext:value-type="float">
            <text:p>15</text:p>
          </table:table-cell>
          <table:table-cell office:value-type="float" office:value="15" calcext:value-type="float">
            <text:p>15</text:p>
          </table:table-cell>
          <table:table-cell table:formula="of:=[.B479]*9/5+32" office:value-type="float" office:value="59.3085777703008" calcext:value-type="float">
            <text:p>59.3085777703</text:p>
          </table:table-cell>
          <table:table-cell office:value-type="float" office:value="59.3085777703008" calcext:value-type="float">
            <text:p>59.3085777703</text:p>
          </table:table-cell>
          <table:table-cell table:formula="of:=ROUND([.G479];0)" office:value-type="float" office:value="59" calcext:value-type="float">
            <text:p>59</text:p>
          </table:table-cell>
          <table:table-cell office:value-type="float" office:value="59" calcext:value-type="float">
            <text:p>59</text:p>
          </table:table-cell>
          <table:table-cell table:number-columns-repeated="1015"/>
        </table:table-row>
        <table:table-row table:style-name="ro1">
          <table:table-cell office:value-type="float" office:value="599" calcext:value-type="float">
            <text:p>599</text:p>
          </table:table-cell>
          <table:table-cell table:formula="of:=-54.52*LN([.A480])+363.75" office:value-type="float" office:value="15.0803376707457" calcext:value-type="float">
            <text:p>15.08</text:p>
          </table:table-cell>
          <table:table-cell table:style-name="ce3" office:value-type="float" office:value="15.0803376707457" calcext:value-type="float">
            <text:p>15.08</text:p>
          </table:table-cell>
          <table:table-cell table:formula="of:=INT(ROUND([.C480];0))" office:value-type="float" office:value="15" calcext:value-type="float">
            <text:p>15</text:p>
          </table:table-cell>
          <table:table-cell office:value-type="float" office:value="15" calcext:value-type="float">
            <text:p>15</text:p>
          </table:table-cell>
          <table:table-cell table:formula="of:=[.B480]*9/5+32" office:value-type="float" office:value="59.1446078073422" calcext:value-type="float">
            <text:p>59.1446078073</text:p>
          </table:table-cell>
          <table:table-cell office:value-type="float" office:value="59.1446078073422" calcext:value-type="float">
            <text:p>59.1446078073</text:p>
          </table:table-cell>
          <table:table-cell table:formula="of:=ROUND([.G480];0)" office:value-type="float" office:value="59" calcext:value-type="float">
            <text:p>59</text:p>
          </table:table-cell>
          <table:table-cell office:value-type="float" office:value="59" calcext:value-type="float">
            <text:p>59</text:p>
          </table:table-cell>
          <table:table-cell table:number-columns-repeated="1015"/>
        </table:table-row>
        <table:table-row table:style-name="ro1">
          <table:table-cell office:value-type="float" office:value="600" calcext:value-type="float">
            <text:p>600</text:p>
          </table:table-cell>
          <table:table-cell table:formula="of:=-54.52*LN([.A481])+363.75" office:value-type="float" office:value="14.9893951976157" calcext:value-type="float">
            <text:p>14.99</text:p>
          </table:table-cell>
          <table:table-cell table:style-name="ce3" office:value-type="float" office:value="14.9893951976157" calcext:value-type="float">
            <text:p>14.99</text:p>
          </table:table-cell>
          <table:table-cell table:formula="of:=INT(ROUND([.C481];0))" office:value-type="float" office:value="15" calcext:value-type="float">
            <text:p>15</text:p>
          </table:table-cell>
          <table:table-cell office:value-type="float" office:value="15" calcext:value-type="float">
            <text:p>15</text:p>
          </table:table-cell>
          <table:table-cell table:formula="of:=[.B481]*9/5+32" office:value-type="float" office:value="58.9809113557083" calcext:value-type="float">
            <text:p>58.9809113557</text:p>
          </table:table-cell>
          <table:table-cell office:value-type="float" office:value="58.9809113557083" calcext:value-type="float">
            <text:p>58.9809113557</text:p>
          </table:table-cell>
          <table:table-cell table:formula="of:=ROUND([.G481];0)" office:value-type="float" office:value="59" calcext:value-type="float">
            <text:p>59</text:p>
          </table:table-cell>
          <table:table-cell office:value-type="float" office:value="59" calcext:value-type="float">
            <text:p>59</text:p>
          </table:table-cell>
          <table:table-cell table:number-columns-repeated="1015"/>
        </table:table-row>
        <table:table-row table:style-name="ro1">
          <table:table-cell office:value-type="float" office:value="601" calcext:value-type="float">
            <text:p>601</text:p>
          </table:table-cell>
          <table:table-cell table:formula="of:=-54.52*LN([.A482])+363.75" office:value-type="float" office:value="14.8986041691405" calcext:value-type="float">
            <text:p>14.90</text:p>
          </table:table-cell>
          <table:table-cell table:style-name="ce3" office:value-type="float" office:value="14.8986041691405" calcext:value-type="float">
            <text:p>14.90</text:p>
          </table:table-cell>
          <table:table-cell table:formula="of:=INT(ROUND([.C482];0))" office:value-type="float" office:value="15" calcext:value-type="float">
            <text:p>15</text:p>
          </table:table-cell>
          <table:table-cell office:value-type="float" office:value="15" calcext:value-type="float">
            <text:p>15</text:p>
          </table:table-cell>
          <table:table-cell table:formula="of:=[.B482]*9/5+32" office:value-type="float" office:value="58.8174875044528" calcext:value-type="float">
            <text:p>58.8174875045</text:p>
          </table:table-cell>
          <table:table-cell office:value-type="float" office:value="58.8174875044528" calcext:value-type="float">
            <text:p>58.8174875045</text:p>
          </table:table-cell>
          <table:table-cell table:formula="of:=ROUND([.G482];0)" office:value-type="float" office:value="59" calcext:value-type="float">
            <text:p>59</text:p>
          </table:table-cell>
          <table:table-cell office:value-type="float" office:value="59" calcext:value-type="float">
            <text:p>59</text:p>
          </table:table-cell>
          <table:table-cell table:number-columns-repeated="1015"/>
        </table:table-row>
        <table:table-row table:style-name="ro1">
          <table:table-cell office:value-type="float" office:value="602" calcext:value-type="float">
            <text:p>602</text:p>
          </table:table-cell>
          <table:table-cell table:formula="of:=-54.52*LN([.A483])+363.75" office:value-type="float" office:value="14.8079640817631" calcext:value-type="float">
            <text:p>14.81</text:p>
          </table:table-cell>
          <table:table-cell table:style-name="ce3" office:value-type="float" office:value="14.8079640817631" calcext:value-type="float">
            <text:p>14.81</text:p>
          </table:table-cell>
          <table:table-cell table:formula="of:=INT(ROUND([.C483];0))" office:value-type="float" office:value="15" calcext:value-type="float">
            <text:p>15</text:p>
          </table:table-cell>
          <table:table-cell office:value-type="float" office:value="15" calcext:value-type="float">
            <text:p>15</text:p>
          </table:table-cell>
          <table:table-cell table:formula="of:=[.B483]*9/5+32" office:value-type="float" office:value="58.6543353471736" calcext:value-type="float">
            <text:p>58.6543353472</text:p>
          </table:table-cell>
          <table:table-cell office:value-type="float" office:value="58.6543353471736" calcext:value-type="float">
            <text:p>58.6543353472</text:p>
          </table:table-cell>
          <table:table-cell table:formula="of:=ROUND([.G483];0)" office:value-type="float" office:value="59" calcext:value-type="float">
            <text:p>59</text:p>
          </table:table-cell>
          <table:table-cell office:value-type="float" office:value="59" calcext:value-type="float">
            <text:p>59</text:p>
          </table:table-cell>
          <table:table-cell table:number-columns-repeated="1015"/>
        </table:table-row>
        <table:table-row table:style-name="ro1">
          <table:table-cell office:value-type="float" office:value="603" calcext:value-type="float">
            <text:p>603</text:p>
          </table:table-cell>
          <table:table-cell table:formula="of:=-54.52*LN([.A484])+363.75" office:value-type="float" office:value="14.7174744344338" calcext:value-type="float">
            <text:p>14.72</text:p>
          </table:table-cell>
          <table:table-cell table:style-name="ce3" office:value-type="float" office:value="14.7174744344338" calcext:value-type="float">
            <text:p>14.72</text:p>
          </table:table-cell>
          <table:table-cell table:formula="of:=INT(ROUND([.C484];0))" office:value-type="float" office:value="15" calcext:value-type="float">
            <text:p>15</text:p>
          </table:table-cell>
          <table:table-cell office:value-type="float" office:value="15" calcext:value-type="float">
            <text:p>15</text:p>
          </table:table-cell>
          <table:table-cell table:formula="of:=[.B484]*9/5+32" office:value-type="float" office:value="58.4914539819809" calcext:value-type="float">
            <text:p>58.491453982</text:p>
          </table:table-cell>
          <table:table-cell office:value-type="float" office:value="58.4914539819809" calcext:value-type="float">
            <text:p>58.491453982</text:p>
          </table:table-cell>
          <table:table-cell table:formula="of:=ROUND([.G484];0)" office:value-type="float" office:value="58" calcext:value-type="float">
            <text:p>58</text:p>
          </table:table-cell>
          <table:table-cell office:value-type="float" office:value="58" calcext:value-type="float">
            <text:p>58</text:p>
          </table:table-cell>
          <table:table-cell table:number-columns-repeated="1015"/>
        </table:table-row>
        <table:table-row table:style-name="ro1">
          <table:table-cell office:value-type="float" office:value="604" calcext:value-type="float">
            <text:p>604</text:p>
          </table:table-cell>
          <table:table-cell table:formula="of:=-54.52*LN([.A485])+363.75" office:value-type="float" office:value="14.6271347285939" calcext:value-type="float">
            <text:p>14.63</text:p>
          </table:table-cell>
          <table:table-cell table:style-name="ce3" office:value-type="float" office:value="14.6271347285939" calcext:value-type="float">
            <text:p>14.63</text:p>
          </table:table-cell>
          <table:table-cell table:formula="of:=INT(ROUND([.C485];0))" office:value-type="float" office:value="15" calcext:value-type="float">
            <text:p>15</text:p>
          </table:table-cell>
          <table:table-cell office:value-type="float" office:value="15" calcext:value-type="float">
            <text:p>15</text:p>
          </table:table-cell>
          <table:table-cell table:formula="of:=[.B485]*9/5+32" office:value-type="float" office:value="58.328842511469" calcext:value-type="float">
            <text:p>58.3288425115</text:p>
          </table:table-cell>
          <table:table-cell office:value-type="float" office:value="58.328842511469" calcext:value-type="float">
            <text:p>58.3288425115</text:p>
          </table:table-cell>
          <table:table-cell table:formula="of:=ROUND([.G485];0)" office:value-type="float" office:value="58" calcext:value-type="float">
            <text:p>58</text:p>
          </table:table-cell>
          <table:table-cell office:value-type="float" office:value="58" calcext:value-type="float">
            <text:p>58</text:p>
          </table:table-cell>
          <table:table-cell table:number-columns-repeated="1015"/>
        </table:table-row>
        <table:table-row table:style-name="ro1">
          <table:table-cell office:value-type="float" office:value="605" calcext:value-type="float">
            <text:p>605</text:p>
          </table:table-cell>
          <table:table-cell table:formula="of:=-54.52*LN([.A486])+363.75" office:value-type="float" office:value="14.5369444681585" calcext:value-type="float">
            <text:p>14.54</text:p>
          </table:table-cell>
          <table:table-cell table:style-name="ce3" office:value-type="float" office:value="14.5369444681585" calcext:value-type="float">
            <text:p>14.54</text:p>
          </table:table-cell>
          <table:table-cell table:formula="of:=INT(ROUND([.C486];0))" office:value-type="float" office:value="15" calcext:value-type="float">
            <text:p>15</text:p>
          </table:table-cell>
          <table:table-cell office:value-type="float" office:value="15" calcext:value-type="float">
            <text:p>15</text:p>
          </table:table-cell>
          <table:table-cell table:formula="of:=[.B486]*9/5+32" office:value-type="float" office:value="58.1665000426853" calcext:value-type="float">
            <text:p>58.1665000427</text:p>
          </table:table-cell>
          <table:table-cell office:value-type="float" office:value="58.1665000426853" calcext:value-type="float">
            <text:p>58.1665000427</text:p>
          </table:table-cell>
          <table:table-cell table:formula="of:=ROUND([.G486];0)" office:value-type="float" office:value="58" calcext:value-type="float">
            <text:p>58</text:p>
          </table:table-cell>
          <table:table-cell office:value-type="float" office:value="58" calcext:value-type="float">
            <text:p>58</text:p>
          </table:table-cell>
          <table:table-cell table:number-columns-repeated="1015"/>
        </table:table-row>
        <table:table-row table:style-name="ro1">
          <table:table-cell office:value-type="float" office:value="606" calcext:value-type="float">
            <text:p>606</text:p>
          </table:table-cell>
          <table:table-cell table:formula="of:=-54.52*LN([.A487])+363.75" office:value-type="float" office:value="14.4469031595009" calcext:value-type="float">
            <text:p>14.45</text:p>
          </table:table-cell>
          <table:table-cell table:style-name="ce3" office:value-type="float" office:value="14.4469031595009" calcext:value-type="float">
            <text:p>14.45</text:p>
          </table:table-cell>
          <table:table-cell table:formula="of:=INT(ROUND([.C487];0))" office:value-type="float" office:value="14" calcext:value-type="float">
            <text:p>14</text:p>
          </table:table-cell>
          <table:table-cell office:value-type="float" office:value="14" calcext:value-type="float">
            <text:p>14</text:p>
          </table:table-cell>
          <table:table-cell table:formula="of:=[.B487]*9/5+32" office:value-type="float" office:value="58.0044256871017" calcext:value-type="float">
            <text:p>58.0044256871</text:p>
          </table:table-cell>
          <table:table-cell office:value-type="float" office:value="58.0044256871017" calcext:value-type="float">
            <text:p>58.0044256871</text:p>
          </table:table-cell>
          <table:table-cell table:formula="of:=ROUND([.G487];0)" office:value-type="float" office:value="58" calcext:value-type="float">
            <text:p>58</text:p>
          </table:table-cell>
          <table:table-cell office:value-type="float" office:value="58" calcext:value-type="float">
            <text:p>58</text:p>
          </table:table-cell>
          <table:table-cell table:number-columns-repeated="1015"/>
        </table:table-row>
        <table:table-row table:style-name="ro1">
          <table:table-cell office:value-type="float" office:value="607" calcext:value-type="float">
            <text:p>607</text:p>
          </table:table-cell>
          <table:table-cell table:formula="of:=-54.52*LN([.A488])+363.75" office:value-type="float" office:value="14.3570103114361" calcext:value-type="float">
            <text:p>14.36</text:p>
          </table:table-cell>
          <table:table-cell table:style-name="ce3" office:value-type="float" office:value="14.3570103114361" calcext:value-type="float">
            <text:p>14.36</text:p>
          </table:table-cell>
          <table:table-cell table:formula="of:=INT(ROUND([.C488];0))" office:value-type="float" office:value="14" calcext:value-type="float">
            <text:p>14</text:p>
          </table:table-cell>
          <table:table-cell office:value-type="float" office:value="14" calcext:value-type="float">
            <text:p>14</text:p>
          </table:table-cell>
          <table:table-cell table:formula="of:=[.B488]*9/5+32" office:value-type="float" office:value="57.842618560585" calcext:value-type="float">
            <text:p>57.8426185606</text:p>
          </table:table-cell>
          <table:table-cell office:value-type="float" office:value="57.842618560585" calcext:value-type="float">
            <text:p>57.8426185606</text:p>
          </table:table-cell>
          <table:table-cell table:formula="of:=ROUND([.G488];0)" office:value-type="float" office:value="58" calcext:value-type="float">
            <text:p>58</text:p>
          </table:table-cell>
          <table:table-cell office:value-type="float" office:value="58" calcext:value-type="float">
            <text:p>58</text:p>
          </table:table-cell>
          <table:table-cell table:number-columns-repeated="1015"/>
        </table:table-row>
        <table:table-row table:style-name="ro1">
          <table:table-cell office:value-type="float" office:value="608" calcext:value-type="float">
            <text:p>608</text:p>
          </table:table-cell>
          <table:table-cell table:formula="of:=-54.52*LN([.A489])+363.75" office:value-type="float" office:value="14.2672654352045" calcext:value-type="float">
            <text:p>14.27</text:p>
          </table:table-cell>
          <table:table-cell table:style-name="ce3" office:value-type="float" office:value="14.2672654352045" calcext:value-type="float">
            <text:p>14.27</text:p>
          </table:table-cell>
          <table:table-cell table:formula="of:=INT(ROUND([.C489];0))" office:value-type="float" office:value="14" calcext:value-type="float">
            <text:p>14</text:p>
          </table:table-cell>
          <table:table-cell office:value-type="float" office:value="14" calcext:value-type="float">
            <text:p>14</text:p>
          </table:table-cell>
          <table:table-cell table:formula="of:=[.B489]*9/5+32" office:value-type="float" office:value="57.6810777833682" calcext:value-type="float">
            <text:p>57.6810777834</text:p>
          </table:table-cell>
          <table:table-cell office:value-type="float" office:value="57.6810777833682" calcext:value-type="float">
            <text:p>57.6810777834</text:p>
          </table:table-cell>
          <table:table-cell table:formula="of:=ROUND([.G489];0)" office:value-type="float" office:value="58" calcext:value-type="float">
            <text:p>58</text:p>
          </table:table-cell>
          <table:table-cell office:value-type="float" office:value="58" calcext:value-type="float">
            <text:p>58</text:p>
          </table:table-cell>
          <table:table-cell table:number-columns-repeated="1015"/>
        </table:table-row>
        <table:table-row table:style-name="ro1">
          <table:table-cell office:value-type="float" office:value="609" calcext:value-type="float">
            <text:p>609</text:p>
          </table:table-cell>
          <table:table-cell table:formula="of:=-54.52*LN([.A490])+363.75" office:value-type="float" office:value="14.1776680444564" calcext:value-type="float">
            <text:p>14.18</text:p>
          </table:table-cell>
          <table:table-cell table:style-name="ce3" office:value-type="float" office:value="14.1776680444564" calcext:value-type="float">
            <text:p>14.18</text:p>
          </table:table-cell>
          <table:table-cell table:formula="of:=INT(ROUND([.C490];0))" office:value-type="float" office:value="14" calcext:value-type="float">
            <text:p>14</text:p>
          </table:table-cell>
          <table:table-cell office:value-type="float" office:value="14" calcext:value-type="float">
            <text:p>14</text:p>
          </table:table-cell>
          <table:table-cell table:formula="of:=[.B490]*9/5+32" office:value-type="float" office:value="57.5198024800215" calcext:value-type="float">
            <text:p>57.51980248</text:p>
          </table:table-cell>
          <table:table-cell office:value-type="float" office:value="57.5198024800215" calcext:value-type="float">
            <text:p>57.51980248</text:p>
          </table:table-cell>
          <table:table-cell table:formula="of:=ROUND([.G490];0)" office:value-type="float" office:value="58" calcext:value-type="float">
            <text:p>58</text:p>
          </table:table-cell>
          <table:table-cell office:value-type="float" office:value="58" calcext:value-type="float">
            <text:p>58</text:p>
          </table:table-cell>
          <table:table-cell table:number-columns-repeated="1015"/>
        </table:table-row>
        <table:table-row table:style-name="ro1">
          <table:table-cell office:value-type="float" office:value="610" calcext:value-type="float">
            <text:p>610</text:p>
          </table:table-cell>
          <table:table-cell table:formula="of:=-54.52*LN([.A491])+363.75" office:value-type="float" office:value="14.0882176552357" calcext:value-type="float">
            <text:p>14.09</text:p>
          </table:table-cell>
          <table:table-cell table:style-name="ce3" office:value-type="float" office:value="14.0882176552357" calcext:value-type="float">
            <text:p>14.09</text:p>
          </table:table-cell>
          <table:table-cell table:formula="of:=INT(ROUND([.C491];0))" office:value-type="float" office:value="14" calcext:value-type="float">
            <text:p>14</text:p>
          </table:table-cell>
          <table:table-cell office:value-type="float" office:value="14" calcext:value-type="float">
            <text:p>14</text:p>
          </table:table-cell>
          <table:table-cell table:formula="of:=[.B491]*9/5+32" office:value-type="float" office:value="57.3587917794242" calcext:value-type="float">
            <text:p>57.3587917794</text:p>
          </table:table-cell>
          <table:table-cell office:value-type="float" office:value="57.3587917794242" calcext:value-type="float">
            <text:p>57.3587917794</text:p>
          </table:table-cell>
          <table:table-cell table:formula="of:=ROUND([.G491];0)" office:value-type="float" office:value="57" calcext:value-type="float">
            <text:p>57</text:p>
          </table:table-cell>
          <table:table-cell office:value-type="float" office:value="57" calcext:value-type="float">
            <text:p>57</text:p>
          </table:table-cell>
          <table:table-cell table:number-columns-repeated="1015"/>
        </table:table-row>
        <table:table-row table:style-name="ro1">
          <table:table-cell office:value-type="float" office:value="611" calcext:value-type="float">
            <text:p>611</text:p>
          </table:table-cell>
          <table:table-cell table:formula="of:=-54.52*LN([.A492])+363.75" office:value-type="float" office:value="13.9989137859646" calcext:value-type="float">
            <text:p>14.00</text:p>
          </table:table-cell>
          <table:table-cell table:style-name="ce3" office:value-type="float" office:value="13.9989137859646" calcext:value-type="float">
            <text:p>14.00</text:p>
          </table:table-cell>
          <table:table-cell table:formula="of:=INT(ROUND([.C492];0))" office:value-type="float" office:value="14" calcext:value-type="float">
            <text:p>14</text:p>
          </table:table-cell>
          <table:table-cell office:value-type="float" office:value="14" calcext:value-type="float">
            <text:p>14</text:p>
          </table:table-cell>
          <table:table-cell table:formula="of:=[.B492]*9/5+32" office:value-type="float" office:value="57.1980448147363" calcext:value-type="float">
            <text:p>57.1980448147</text:p>
          </table:table-cell>
          <table:table-cell office:value-type="float" office:value="57.1980448147363" calcext:value-type="float">
            <text:p>57.1980448147</text:p>
          </table:table-cell>
          <table:table-cell table:formula="of:=ROUND([.G492];0)" office:value-type="float" office:value="57" calcext:value-type="float">
            <text:p>57</text:p>
          </table:table-cell>
          <table:table-cell office:value-type="float" office:value="57" calcext:value-type="float">
            <text:p>57</text:p>
          </table:table-cell>
          <table:table-cell table:number-columns-repeated="1015"/>
        </table:table-row>
        <table:table-row table:style-name="ro1">
          <table:table-cell office:value-type="float" office:value="612" calcext:value-type="float">
            <text:p>612</text:p>
          </table:table-cell>
          <table:table-cell table:formula="of:=-54.52*LN([.A493])+363.75" office:value-type="float" office:value="13.909755957428" calcext:value-type="float">
            <text:p>13.91</text:p>
          </table:table-cell>
          <table:table-cell table:style-name="ce3" office:value-type="float" office:value="13.909755957428" calcext:value-type="float">
            <text:p>13.91</text:p>
          </table:table-cell>
          <table:table-cell table:formula="of:=INT(ROUND([.C493];0))" office:value-type="float" office:value="14" calcext:value-type="float">
            <text:p>14</text:p>
          </table:table-cell>
          <table:table-cell office:value-type="float" office:value="14" calcext:value-type="float">
            <text:p>14</text:p>
          </table:table-cell>
          <table:table-cell table:formula="of:=[.B493]*9/5+32" office:value-type="float" office:value="57.0375607233704" calcext:value-type="float">
            <text:p>57.0375607234</text:p>
          </table:table-cell>
          <table:table-cell office:value-type="float" office:value="57.0375607233704" calcext:value-type="float">
            <text:p>57.0375607234</text:p>
          </table:table-cell>
          <table:table-cell table:formula="of:=ROUND([.G493];0)" office:value-type="float" office:value="57" calcext:value-type="float">
            <text:p>57</text:p>
          </table:table-cell>
          <table:table-cell office:value-type="float" office:value="57" calcext:value-type="float">
            <text:p>57</text:p>
          </table:table-cell>
          <table:table-cell table:number-columns-repeated="1015"/>
        </table:table-row>
        <table:table-row table:style-name="ro1">
          <table:table-cell office:value-type="float" office:value="613" calcext:value-type="float">
            <text:p>613</text:p>
          </table:table-cell>
          <table:table-cell table:formula="of:=-54.52*LN([.A494])+363.75" office:value-type="float" office:value="13.8207436927577" calcext:value-type="float">
            <text:p>13.82</text:p>
          </table:table-cell>
          <table:table-cell table:style-name="ce3" office:value-type="float" office:value="13.8207436927577" calcext:value-type="float">
            <text:p>13.82</text:p>
          </table:table-cell>
          <table:table-cell table:formula="of:=INT(ROUND([.C494];0))" office:value-type="float" office:value="14" calcext:value-type="float">
            <text:p>14</text:p>
          </table:table-cell>
          <table:table-cell office:value-type="float" office:value="14" calcext:value-type="float">
            <text:p>14</text:p>
          </table:table-cell>
          <table:table-cell table:formula="of:=[.B494]*9/5+32" office:value-type="float" office:value="56.8773386469639" calcext:value-type="float">
            <text:p>56.877338647</text:p>
          </table:table-cell>
          <table:table-cell office:value-type="float" office:value="56.8773386469639" calcext:value-type="float">
            <text:p>56.877338647</text:p>
          </table:table-cell>
          <table:table-cell table:formula="of:=ROUND([.G494];0)" office:value-type="float" office:value="57" calcext:value-type="float">
            <text:p>57</text:p>
          </table:table-cell>
          <table:table-cell office:value-type="float" office:value="57" calcext:value-type="float">
            <text:p>57</text:p>
          </table:table-cell>
          <table:table-cell table:number-columns-repeated="1015"/>
        </table:table-row>
        <table:table-row table:style-name="ro1">
          <table:table-cell office:value-type="float" office:value="614" calcext:value-type="float">
            <text:p>614</text:p>
          </table:table-cell>
          <table:table-cell table:formula="of:=-54.52*LN([.A495])+363.75" office:value-type="float" office:value="13.7318765174178" calcext:value-type="float">
            <text:p>13.73</text:p>
          </table:table-cell>
          <table:table-cell table:style-name="ce3" office:value-type="float" office:value="13.7318765174178" calcext:value-type="float">
            <text:p>13.73</text:p>
          </table:table-cell>
          <table:table-cell table:formula="of:=INT(ROUND([.C495];0))" office:value-type="float" office:value="14" calcext:value-type="float">
            <text:p>14</text:p>
          </table:table-cell>
          <table:table-cell office:value-type="float" office:value="14" calcext:value-type="float">
            <text:p>14</text:p>
          </table:table-cell>
          <table:table-cell table:formula="of:=[.B495]*9/5+32" office:value-type="float" office:value="56.717377731352" calcext:value-type="float">
            <text:p>56.7173777314</text:p>
          </table:table-cell>
          <table:table-cell office:value-type="float" office:value="56.717377731352" calcext:value-type="float">
            <text:p>56.7173777314</text:p>
          </table:table-cell>
          <table:table-cell table:formula="of:=ROUND([.G495];0)" office:value-type="float" office:value="57" calcext:value-type="float">
            <text:p>57</text:p>
          </table:table-cell>
          <table:table-cell office:value-type="float" office:value="57" calcext:value-type="float">
            <text:p>57</text:p>
          </table:table-cell>
          <table:table-cell table:number-columns-repeated="1015"/>
        </table:table-row>
        <table:table-row table:style-name="ro1">
          <table:table-cell office:value-type="float" office:value="615" calcext:value-type="float">
            <text:p>615</text:p>
          </table:table-cell>
          <table:table-cell table:formula="of:=-54.52*LN([.A496])+363.75" office:value-type="float" office:value="13.6431539591886" calcext:value-type="float">
            <text:p>13.64</text:p>
          </table:table-cell>
          <table:table-cell table:style-name="ce3" office:value-type="float" office:value="13.6431539591886" calcext:value-type="float">
            <text:p>13.64</text:p>
          </table:table-cell>
          <table:table-cell table:formula="of:=INT(ROUND([.C496];0))" office:value-type="float" office:value="14" calcext:value-type="float">
            <text:p>14</text:p>
          </table:table-cell>
          <table:table-cell office:value-type="float" office:value="14" calcext:value-type="float">
            <text:p>14</text:p>
          </table:table-cell>
          <table:table-cell table:formula="of:=[.B496]*9/5+32" office:value-type="float" office:value="56.5576771265395" calcext:value-type="float">
            <text:p>56.5576771265</text:p>
          </table:table-cell>
          <table:table-cell office:value-type="float" office:value="56.5576771265395" calcext:value-type="float">
            <text:p>56.5576771265</text:p>
          </table:table-cell>
          <table:table-cell table:formula="of:=ROUND([.G496];0)" office:value-type="float" office:value="57" calcext:value-type="float">
            <text:p>57</text:p>
          </table:table-cell>
          <table:table-cell office:value-type="float" office:value="57" calcext:value-type="float">
            <text:p>57</text:p>
          </table:table-cell>
          <table:table-cell table:number-columns-repeated="1015"/>
        </table:table-row>
        <table:table-row table:style-name="ro1">
          <table:table-cell office:value-type="float" office:value="616" calcext:value-type="float">
            <text:p>616</text:p>
          </table:table-cell>
          <table:table-cell table:formula="of:=-54.52*LN([.A497])+363.75" office:value-type="float" office:value="13.5545755481525" calcext:value-type="float">
            <text:p>13.55</text:p>
          </table:table-cell>
          <table:table-cell table:style-name="ce3" office:value-type="float" office:value="13.5545755481525" calcext:value-type="float">
            <text:p>13.55</text:p>
          </table:table-cell>
          <table:table-cell table:formula="of:=INT(ROUND([.C497];0))" office:value-type="float" office:value="14" calcext:value-type="float">
            <text:p>14</text:p>
          </table:table-cell>
          <table:table-cell office:value-type="float" office:value="14" calcext:value-type="float">
            <text:p>14</text:p>
          </table:table-cell>
          <table:table-cell table:formula="of:=[.B497]*9/5+32" office:value-type="float" office:value="56.3982359866745" calcext:value-type="float">
            <text:p>56.3982359867</text:p>
          </table:table-cell>
          <table:table-cell office:value-type="float" office:value="56.3982359866745" calcext:value-type="float">
            <text:p>56.3982359867</text:p>
          </table:table-cell>
          <table:table-cell table:formula="of:=ROUND([.G497];0)" office:value-type="float" office:value="56" calcext:value-type="float">
            <text:p>56</text:p>
          </table:table-cell>
          <table:table-cell office:value-type="float" office:value="56" calcext:value-type="float">
            <text:p>56</text:p>
          </table:table-cell>
          <table:table-cell table:number-columns-repeated="1015"/>
        </table:table-row>
        <table:table-row table:style-name="ro1">
          <table:table-cell office:value-type="float" office:value="617" calcext:value-type="float">
            <text:p>617</text:p>
          </table:table-cell>
          <table:table-cell table:formula="of:=-54.52*LN([.A498])+363.75" office:value-type="float" office:value="13.4661408166782" calcext:value-type="float">
            <text:p>13.47</text:p>
          </table:table-cell>
          <table:table-cell table:style-name="ce3" office:value-type="float" office:value="13.4661408166782" calcext:value-type="float">
            <text:p>13.47</text:p>
          </table:table-cell>
          <table:table-cell table:formula="of:=INT(ROUND([.C498];0))" office:value-type="float" office:value="13" calcext:value-type="float">
            <text:p>13</text:p>
          </table:table-cell>
          <table:table-cell office:value-type="float" office:value="13" calcext:value-type="float">
            <text:p>13</text:p>
          </table:table-cell>
          <table:table-cell table:formula="of:=[.B498]*9/5+32" office:value-type="float" office:value="56.2390534700208" calcext:value-type="float">
            <text:p>56.23905347</text:p>
          </table:table-cell>
          <table:table-cell office:value-type="float" office:value="56.2390534700208" calcext:value-type="float">
            <text:p>56.23905347</text:p>
          </table:table-cell>
          <table:table-cell table:formula="of:=ROUND([.G498];0)" office:value-type="float" office:value="56" calcext:value-type="float">
            <text:p>56</text:p>
          </table:table-cell>
          <table:table-cell office:value-type="float" office:value="56" calcext:value-type="float">
            <text:p>56</text:p>
          </table:table-cell>
          <table:table-cell table:number-columns-repeated="1015"/>
        </table:table-row>
        <table:table-row table:style-name="ro1">
          <table:table-cell office:value-type="float" office:value="618" calcext:value-type="float">
            <text:p>618</text:p>
          </table:table-cell>
          <table:table-cell table:formula="of:=-54.52*LN([.A499])+363.75" office:value-type="float" office:value="13.3778492994067" calcext:value-type="float">
            <text:p>13.38</text:p>
          </table:table-cell>
          <table:table-cell table:style-name="ce3" office:value-type="float" office:value="13.3778492994067" calcext:value-type="float">
            <text:p>13.38</text:p>
          </table:table-cell>
          <table:table-cell table:formula="of:=INT(ROUND([.C499];0))" office:value-type="float" office:value="13" calcext:value-type="float">
            <text:p>13</text:p>
          </table:table-cell>
          <table:table-cell office:value-type="float" office:value="13" calcext:value-type="float">
            <text:p>13</text:p>
          </table:table-cell>
          <table:table-cell table:formula="of:=[.B499]*9/5+32" office:value-type="float" office:value="56.0801287389321" calcext:value-type="float">
            <text:p>56.0801287389</text:p>
          </table:table-cell>
          <table:table-cell office:value-type="float" office:value="56.0801287389321" calcext:value-type="float">
            <text:p>56.0801287389</text:p>
          </table:table-cell>
          <table:table-cell table:formula="of:=ROUND([.G499];0)" office:value-type="float" office:value="56" calcext:value-type="float">
            <text:p>56</text:p>
          </table:table-cell>
          <table:table-cell office:value-type="float" office:value="56" calcext:value-type="float">
            <text:p>56</text:p>
          </table:table-cell>
          <table:table-cell table:number-columns-repeated="1015"/>
        </table:table-row>
        <table:table-row table:style-name="ro1">
          <table:table-cell office:value-type="float" office:value="619" calcext:value-type="float">
            <text:p>619</text:p>
          </table:table-cell>
          <table:table-cell table:formula="of:=-54.52*LN([.A500])+363.75" office:value-type="float" office:value="13.2897005332358" calcext:value-type="float">
            <text:p>13.29</text:p>
          </table:table-cell>
          <table:table-cell table:style-name="ce3" office:value-type="float" office:value="13.2897005332358" calcext:value-type="float">
            <text:p>13.29</text:p>
          </table:table-cell>
          <table:table-cell table:formula="of:=INT(ROUND([.C500];0))" office:value-type="float" office:value="13" calcext:value-type="float">
            <text:p>13</text:p>
          </table:table-cell>
          <table:table-cell office:value-type="float" office:value="13" calcext:value-type="float">
            <text:p>13</text:p>
          </table:table-cell>
          <table:table-cell table:formula="of:=[.B500]*9/5+32" office:value-type="float" office:value="55.9214609598245" calcext:value-type="float">
            <text:p>55.9214609598</text:p>
          </table:table-cell>
          <table:table-cell office:value-type="float" office:value="55.9214609598245" calcext:value-type="float">
            <text:p>55.9214609598</text:p>
          </table:table-cell>
          <table:table-cell table:formula="of:=ROUND([.G500];0)" office:value-type="float" office:value="56" calcext:value-type="float">
            <text:p>56</text:p>
          </table:table-cell>
          <table:table-cell office:value-type="float" office:value="56" calcext:value-type="float">
            <text:p>56</text:p>
          </table:table-cell>
          <table:table-cell table:number-columns-repeated="1015"/>
        </table:table-row>
        <table:table-row table:style-name="ro1">
          <table:table-cell office:value-type="float" office:value="620" calcext:value-type="float">
            <text:p>620</text:p>
          </table:table-cell>
          <table:table-cell table:formula="of:=-54.52*LN([.A501])+363.75" office:value-type="float" office:value="13.2016940573062" calcext:value-type="float">
            <text:p>13.20</text:p>
          </table:table-cell>
          <table:table-cell table:style-name="ce3" office:value-type="float" office:value="13.2016940573062" calcext:value-type="float">
            <text:p>13.20</text:p>
          </table:table-cell>
          <table:table-cell table:formula="of:=INT(ROUND([.C501];0))" office:value-type="float" office:value="13" calcext:value-type="float">
            <text:p>13</text:p>
          </table:table-cell>
          <table:table-cell office:value-type="float" office:value="13" calcext:value-type="float">
            <text:p>13</text:p>
          </table:table-cell>
          <table:table-cell table:formula="of:=[.B501]*9/5+32" office:value-type="float" office:value="55.7630493031512" calcext:value-type="float">
            <text:p>55.7630493032</text:p>
          </table:table-cell>
          <table:table-cell office:value-type="float" office:value="55.7630493031512" calcext:value-type="float">
            <text:p>55.7630493032</text:p>
          </table:table-cell>
          <table:table-cell table:formula="of:=ROUND([.G501];0)" office:value-type="float" office:value="56" calcext:value-type="float">
            <text:p>56</text:p>
          </table:table-cell>
          <table:table-cell office:value-type="float" office:value="56" calcext:value-type="float">
            <text:p>56</text:p>
          </table:table-cell>
          <table:table-cell table:number-columns-repeated="1015"/>
        </table:table-row>
        <table:table-row table:style-name="ro1">
          <table:table-cell office:value-type="float" office:value="621" calcext:value-type="float">
            <text:p>621</text:p>
          </table:table-cell>
          <table:table-cell table:formula="of:=-54.52*LN([.A502])+363.75" office:value-type="float" office:value="13.1138294129867" calcext:value-type="float">
            <text:p>13.11</text:p>
          </table:table-cell>
          <table:table-cell table:style-name="ce3" office:value-type="float" office:value="13.1138294129867" calcext:value-type="float">
            <text:p>13.11</text:p>
          </table:table-cell>
          <table:table-cell table:formula="of:=INT(ROUND([.C502];0))" office:value-type="float" office:value="13" calcext:value-type="float">
            <text:p>13</text:p>
          </table:table-cell>
          <table:table-cell office:value-type="float" office:value="13" calcext:value-type="float">
            <text:p>13</text:p>
          </table:table-cell>
          <table:table-cell table:formula="of:=[.B502]*9/5+32" office:value-type="float" office:value="55.6048929433761" calcext:value-type="float">
            <text:p>55.6048929434</text:p>
          </table:table-cell>
          <table:table-cell office:value-type="float" office:value="55.6048929433761" calcext:value-type="float">
            <text:p>55.6048929434</text:p>
          </table:table-cell>
          <table:table-cell table:formula="of:=ROUND([.G502];0)" office:value-type="float" office:value="56" calcext:value-type="float">
            <text:p>56</text:p>
          </table:table-cell>
          <table:table-cell office:value-type="float" office:value="56" calcext:value-type="float">
            <text:p>56</text:p>
          </table:table-cell>
          <table:table-cell table:number-columns-repeated="1015"/>
        </table:table-row>
        <table:table-row table:style-name="ro1">
          <table:table-cell office:value-type="float" office:value="622" calcext:value-type="float">
            <text:p>622</text:p>
          </table:table-cell>
          <table:table-cell table:formula="of:=-54.52*LN([.A503])+363.75" office:value-type="float" office:value="13.0261061438599" calcext:value-type="float">
            <text:p>13.03</text:p>
          </table:table-cell>
          <table:table-cell table:style-name="ce3" office:value-type="float" office:value="13.0261061438599" calcext:value-type="float">
            <text:p>13.03</text:p>
          </table:table-cell>
          <table:table-cell table:formula="of:=INT(ROUND([.C503];0))" office:value-type="float" office:value="13" calcext:value-type="float">
            <text:p>13</text:p>
          </table:table-cell>
          <table:table-cell office:value-type="float" office:value="13" calcext:value-type="float">
            <text:p>13</text:p>
          </table:table-cell>
          <table:table-cell table:formula="of:=[.B503]*9/5+32" office:value-type="float" office:value="55.4469910589479" calcext:value-type="float">
            <text:p>55.4469910589</text:p>
          </table:table-cell>
          <table:table-cell office:value-type="float" office:value="55.4469910589479" calcext:value-type="float">
            <text:p>55.4469910589</text:p>
          </table:table-cell>
          <table:table-cell table:formula="of:=ROUND([.G503];0)" office:value-type="float" office:value="55" calcext:value-type="float">
            <text:p>55</text:p>
          </table:table-cell>
          <table:table-cell office:value-type="float" office:value="55" calcext:value-type="float">
            <text:p>55</text:p>
          </table:table-cell>
          <table:table-cell table:number-columns-repeated="1015"/>
        </table:table-row>
        <table:table-row table:style-name="ro1">
          <table:table-cell office:value-type="float" office:value="623" calcext:value-type="float">
            <text:p>623</text:p>
          </table:table-cell>
          <table:table-cell table:formula="of:=-54.52*LN([.A504])+363.75" office:value-type="float" office:value="12.938523795708" calcext:value-type="float">
            <text:p>12.94</text:p>
          </table:table-cell>
          <table:table-cell table:style-name="ce3" office:value-type="float" office:value="12.938523795708" calcext:value-type="float">
            <text:p>12.94</text:p>
          </table:table-cell>
          <table:table-cell table:formula="of:=INT(ROUND([.C504];0))" office:value-type="float" office:value="13" calcext:value-type="float">
            <text:p>13</text:p>
          </table:table-cell>
          <table:table-cell office:value-type="float" office:value="13" calcext:value-type="float">
            <text:p>13</text:p>
          </table:table-cell>
          <table:table-cell table:formula="of:=[.B504]*9/5+32" office:value-type="float" office:value="55.2893428322744" calcext:value-type="float">
            <text:p>55.2893428323</text:p>
          </table:table-cell>
          <table:table-cell office:value-type="float" office:value="55.2893428322744" calcext:value-type="float">
            <text:p>55.2893428323</text:p>
          </table:table-cell>
          <table:table-cell table:formula="of:=ROUND([.G504];0)" office:value-type="float" office:value="55" calcext:value-type="float">
            <text:p>55</text:p>
          </table:table-cell>
          <table:table-cell office:value-type="float" office:value="55" calcext:value-type="float">
            <text:p>55</text:p>
          </table:table-cell>
          <table:table-cell table:number-columns-repeated="1015"/>
        </table:table-row>
        <table:table-row table:style-name="ro1">
          <table:table-cell office:value-type="float" office:value="624" calcext:value-type="float">
            <text:p>624</text:p>
          </table:table-cell>
          <table:table-cell table:formula="of:=-54.52*LN([.A505])+363.75" office:value-type="float" office:value="12.8510819164988" calcext:value-type="float">
            <text:p>12.85</text:p>
          </table:table-cell>
          <table:table-cell table:style-name="ce3" office:value-type="float" office:value="12.8510819164988" calcext:value-type="float">
            <text:p>12.85</text:p>
          </table:table-cell>
          <table:table-cell table:formula="of:=INT(ROUND([.C505];0))" office:value-type="float" office:value="13" calcext:value-type="float">
            <text:p>13</text:p>
          </table:table-cell>
          <table:table-cell office:value-type="float" office:value="13" calcext:value-type="float">
            <text:p>13</text:p>
          </table:table-cell>
          <table:table-cell table:formula="of:=[.B505]*9/5+32" office:value-type="float" office:value="55.1319474496978" calcext:value-type="float">
            <text:p>55.1319474497</text:p>
          </table:table-cell>
          <table:table-cell office:value-type="float" office:value="55.1319474496978" calcext:value-type="float">
            <text:p>55.1319474497</text:p>
          </table:table-cell>
          <table:table-cell table:formula="of:=ROUND([.G505];0)" office:value-type="float" office:value="55" calcext:value-type="float">
            <text:p>55</text:p>
          </table:table-cell>
          <table:table-cell office:value-type="float" office:value="55" calcext:value-type="float">
            <text:p>55</text:p>
          </table:table-cell>
          <table:table-cell table:number-columns-repeated="1015"/>
        </table:table-row>
        <table:table-row table:style-name="ro1">
          <table:table-cell office:value-type="float" office:value="625" calcext:value-type="float">
            <text:p>625</text:p>
          </table:table-cell>
          <table:table-cell table:formula="of:=-54.52*LN([.A506])+363.75" office:value-type="float" office:value="12.7637800563714" calcext:value-type="float">
            <text:p>12.76</text:p>
          </table:table-cell>
          <table:table-cell table:style-name="ce3" office:value-type="float" office:value="12.7637800563714" calcext:value-type="float">
            <text:p>12.76</text:p>
          </table:table-cell>
          <table:table-cell table:formula="of:=INT(ROUND([.C506];0))" office:value-type="float" office:value="13" calcext:value-type="float">
            <text:p>13</text:p>
          </table:table-cell>
          <table:table-cell office:value-type="float" office:value="13" calcext:value-type="float">
            <text:p>13</text:p>
          </table:table-cell>
          <table:table-cell table:formula="of:=[.B506]*9/5+32" office:value-type="float" office:value="54.9748041014685" calcext:value-type="float">
            <text:p>54.9748041015</text:p>
          </table:table-cell>
          <table:table-cell office:value-type="float" office:value="54.9748041014685" calcext:value-type="float">
            <text:p>54.9748041015</text:p>
          </table:table-cell>
          <table:table-cell table:formula="of:=ROUND([.G506];0)" office:value-type="float" office:value="55" calcext:value-type="float">
            <text:p>55</text:p>
          </table:table-cell>
          <table:table-cell office:value-type="float" office:value="55" calcext:value-type="float">
            <text:p>55</text:p>
          </table:table-cell>
          <table:table-cell table:number-columns-repeated="1015"/>
        </table:table-row>
        <table:table-row table:style-name="ro1">
          <table:table-cell office:value-type="float" office:value="626" calcext:value-type="float">
            <text:p>626</text:p>
          </table:table-cell>
          <table:table-cell table:formula="of:=-54.52*LN([.A507])+363.75" office:value-type="float" office:value="12.6766177676226" calcext:value-type="float">
            <text:p>12.68</text:p>
          </table:table-cell>
          <table:table-cell table:style-name="ce3" office:value-type="float" office:value="12.6766177676226" calcext:value-type="float">
            <text:p>12.68</text:p>
          </table:table-cell>
          <table:table-cell table:formula="of:=INT(ROUND([.C507];0))" office:value-type="float" office:value="13" calcext:value-type="float">
            <text:p>13</text:p>
          </table:table-cell>
          <table:table-cell office:value-type="float" office:value="13" calcext:value-type="float">
            <text:p>13</text:p>
          </table:table-cell>
          <table:table-cell table:formula="of:=[.B507]*9/5+32" office:value-type="float" office:value="54.8179119817208" calcext:value-type="float">
            <text:p>54.8179119817</text:p>
          </table:table-cell>
          <table:table-cell office:value-type="float" office:value="54.8179119817208" calcext:value-type="float">
            <text:p>54.8179119817</text:p>
          </table:table-cell>
          <table:table-cell table:formula="of:=ROUND([.G507];0)" office:value-type="float" office:value="55" calcext:value-type="float">
            <text:p>55</text:p>
          </table:table-cell>
          <table:table-cell office:value-type="float" office:value="55" calcext:value-type="float">
            <text:p>55</text:p>
          </table:table-cell>
          <table:table-cell table:number-columns-repeated="1015"/>
        </table:table-row>
        <table:table-row table:style-name="ro1">
          <table:table-cell office:value-type="float" office:value="627" calcext:value-type="float">
            <text:p>627</text:p>
          </table:table-cell>
          <table:table-cell table:formula="of:=-54.52*LN([.A508])+363.75" office:value-type="float" office:value="12.5895946046931" calcext:value-type="float">
            <text:p>12.59</text:p>
          </table:table-cell>
          <table:table-cell table:style-name="ce3" office:value-type="float" office:value="12.5895946046931" calcext:value-type="float">
            <text:p>12.59</text:p>
          </table:table-cell>
          <table:table-cell table:formula="of:=INT(ROUND([.C508];0))" office:value-type="float" office:value="13" calcext:value-type="float">
            <text:p>13</text:p>
          </table:table-cell>
          <table:table-cell office:value-type="float" office:value="13" calcext:value-type="float">
            <text:p>13</text:p>
          </table:table-cell>
          <table:table-cell table:formula="of:=[.B508]*9/5+32" office:value-type="float" office:value="54.6612702884476" calcext:value-type="float">
            <text:p>54.6612702884</text:p>
          </table:table-cell>
          <table:table-cell office:value-type="float" office:value="54.6612702884476" calcext:value-type="float">
            <text:p>54.6612702884</text:p>
          </table:table-cell>
          <table:table-cell table:formula="of:=ROUND([.G508];0)" office:value-type="float" office:value="55" calcext:value-type="float">
            <text:p>55</text:p>
          </table:table-cell>
          <table:table-cell office:value-type="float" office:value="55" calcext:value-type="float">
            <text:p>55</text:p>
          </table:table-cell>
          <table:table-cell table:number-columns-repeated="1015"/>
        </table:table-row>
        <table:table-row table:style-name="ro1">
          <table:table-cell office:value-type="float" office:value="628" calcext:value-type="float">
            <text:p>628</text:p>
          </table:table-cell>
          <table:table-cell table:formula="of:=-54.52*LN([.A509])+363.75" office:value-type="float" office:value="12.5027101241538" calcext:value-type="float">
            <text:p>12.50</text:p>
          </table:table-cell>
          <table:table-cell table:style-name="ce3" office:value-type="float" office:value="12.5027101241538" calcext:value-type="float">
            <text:p>12.50</text:p>
          </table:table-cell>
          <table:table-cell table:formula="of:=INT(ROUND([.C509];0))" office:value-type="float" office:value="13" calcext:value-type="float">
            <text:p>13</text:p>
          </table:table-cell>
          <table:table-cell office:value-type="float" office:value="13" calcext:value-type="float">
            <text:p>13</text:p>
          </table:table-cell>
          <table:table-cell table:formula="of:=[.B509]*9/5+32" office:value-type="float" office:value="54.5048782234768" calcext:value-type="float">
            <text:p>54.5048782235</text:p>
          </table:table-cell>
          <table:table-cell office:value-type="float" office:value="54.5048782234768" calcext:value-type="float">
            <text:p>54.5048782235</text:p>
          </table:table-cell>
          <table:table-cell table:formula="of:=ROUND([.G509];0)" office:value-type="float" office:value="55" calcext:value-type="float">
            <text:p>55</text:p>
          </table:table-cell>
          <table:table-cell office:value-type="float" office:value="55" calcext:value-type="float">
            <text:p>55</text:p>
          </table:table-cell>
          <table:table-cell table:number-columns-repeated="1015"/>
        </table:table-row>
        <table:table-row table:style-name="ro1">
          <table:table-cell office:value-type="float" office:value="629" calcext:value-type="float">
            <text:p>629</text:p>
          </table:table-cell>
          <table:table-cell table:formula="of:=-54.52*LN([.A510])+363.75" office:value-type="float" office:value="12.415963884692" calcext:value-type="float">
            <text:p>12.42</text:p>
          </table:table-cell>
          <table:table-cell table:style-name="ce3" office:value-type="float" office:value="12.415963884692" calcext:value-type="float">
            <text:p>12.42</text:p>
          </table:table-cell>
          <table:table-cell table:formula="of:=INT(ROUND([.C510];0))" office:value-type="float" office:value="12" calcext:value-type="float">
            <text:p>12</text:p>
          </table:table-cell>
          <table:table-cell office:value-type="float" office:value="12" calcext:value-type="float">
            <text:p>12</text:p>
          </table:table-cell>
          <table:table-cell table:formula="of:=[.B510]*9/5+32" office:value-type="float" office:value="54.3487349924455" calcext:value-type="float">
            <text:p>54.3487349924</text:p>
          </table:table-cell>
          <table:table-cell office:value-type="float" office:value="54.3487349924455" calcext:value-type="float">
            <text:p>54.3487349924</text:p>
          </table:table-cell>
          <table:table-cell table:formula="of:=ROUND([.G510];0)" office:value-type="float" office:value="54" calcext:value-type="float">
            <text:p>54</text:p>
          </table:table-cell>
          <table:table-cell office:value-type="float" office:value="54" calcext:value-type="float">
            <text:p>54</text:p>
          </table:table-cell>
          <table:table-cell table:number-columns-repeated="1015"/>
        </table:table-row>
        <table:table-row table:style-name="ro1">
          <table:table-cell office:value-type="float" office:value="630" calcext:value-type="float">
            <text:p>630</text:p>
          </table:table-cell>
          <table:table-cell table:formula="of:=-54.52*LN([.A511])+363.75" office:value-type="float" office:value="12.3293554470982" calcext:value-type="float">
            <text:p>12.33</text:p>
          </table:table-cell>
          <table:table-cell table:style-name="ce3" office:value-type="float" office:value="12.3293554470982" calcext:value-type="float">
            <text:p>12.33</text:p>
          </table:table-cell>
          <table:table-cell table:formula="of:=INT(ROUND([.C511];0))" office:value-type="float" office:value="12" calcext:value-type="float">
            <text:p>12</text:p>
          </table:table-cell>
          <table:table-cell office:value-type="float" office:value="12" calcext:value-type="float">
            <text:p>12</text:p>
          </table:table-cell>
          <table:table-cell table:formula="of:=[.B511]*9/5+32" office:value-type="float" office:value="54.1928398047768" calcext:value-type="float">
            <text:p>54.1928398048</text:p>
          </table:table-cell>
          <table:table-cell office:value-type="float" office:value="54.1928398047768" calcext:value-type="float">
            <text:p>54.1928398048</text:p>
          </table:table-cell>
          <table:table-cell table:formula="of:=ROUND([.G511];0)" office:value-type="float" office:value="54" calcext:value-type="float">
            <text:p>54</text:p>
          </table:table-cell>
          <table:table-cell office:value-type="float" office:value="54" calcext:value-type="float">
            <text:p>54</text:p>
          </table:table-cell>
          <table:table-cell table:number-columns-repeated="1015"/>
        </table:table-row>
        <table:table-row table:style-name="ro1">
          <table:table-cell office:value-type="float" office:value="631" calcext:value-type="float">
            <text:p>631</text:p>
          </table:table-cell>
          <table:table-cell table:formula="of:=-54.52*LN([.A512])+363.75" office:value-type="float" office:value="12.242884374253" calcext:value-type="float">
            <text:p>12.24</text:p>
          </table:table-cell>
          <table:table-cell table:style-name="ce3" office:value-type="float" office:value="12.242884374253" calcext:value-type="float">
            <text:p>12.24</text:p>
          </table:table-cell>
          <table:table-cell table:formula="of:=INT(ROUND([.C512];0))" office:value-type="float" office:value="12" calcext:value-type="float">
            <text:p>12</text:p>
          </table:table-cell>
          <table:table-cell office:value-type="float" office:value="12" calcext:value-type="float">
            <text:p>12</text:p>
          </table:table-cell>
          <table:table-cell table:formula="of:=[.B512]*9/5+32" office:value-type="float" office:value="54.0371918736555" calcext:value-type="float">
            <text:p>54.0371918737</text:p>
          </table:table-cell>
          <table:table-cell office:value-type="float" office:value="54.0371918736555" calcext:value-type="float">
            <text:p>54.0371918737</text:p>
          </table:table-cell>
          <table:table-cell table:formula="of:=ROUND([.G512];0)" office:value-type="float" office:value="54" calcext:value-type="float">
            <text:p>54</text:p>
          </table:table-cell>
          <table:table-cell office:value-type="float" office:value="54" calcext:value-type="float">
            <text:p>54</text:p>
          </table:table-cell>
          <table:table-cell table:number-columns-repeated="1015"/>
        </table:table-row>
        <table:table-row table:style-name="ro1">
          <table:table-cell office:value-type="float" office:value="632" calcext:value-type="float">
            <text:p>632</text:p>
          </table:table-cell>
          <table:table-cell table:formula="of:=-54.52*LN([.A513])+363.75" office:value-type="float" office:value="12.1565502311133" calcext:value-type="float">
            <text:p>12.16</text:p>
          </table:table-cell>
          <table:table-cell table:style-name="ce3" office:value-type="float" office:value="12.1565502311133" calcext:value-type="float">
            <text:p>12.16</text:p>
          </table:table-cell>
          <table:table-cell table:formula="of:=INT(ROUND([.C513];0))" office:value-type="float" office:value="12" calcext:value-type="float">
            <text:p>12</text:p>
          </table:table-cell>
          <table:table-cell office:value-type="float" office:value="12" calcext:value-type="float">
            <text:p>12</text:p>
          </table:table-cell>
          <table:table-cell table:formula="of:=[.B513]*9/5+32" office:value-type="float" office:value="53.8817904160039" calcext:value-type="float">
            <text:p>53.881790416</text:p>
          </table:table-cell>
          <table:table-cell office:value-type="float" office:value="53.8817904160039" calcext:value-type="float">
            <text:p>53.881790416</text:p>
          </table:table-cell>
          <table:table-cell table:formula="of:=ROUND([.G513];0)" office:value-type="float" office:value="54" calcext:value-type="float">
            <text:p>54</text:p>
          </table:table-cell>
          <table:table-cell office:value-type="float" office:value="54" calcext:value-type="float">
            <text:p>54</text:p>
          </table:table-cell>
          <table:table-cell table:number-columns-repeated="1015"/>
        </table:table-row>
        <table:table-row table:style-name="ro1">
          <table:table-cell office:value-type="float" office:value="633" calcext:value-type="float">
            <text:p>633</text:p>
          </table:table-cell>
          <table:table-cell table:formula="of:=-54.52*LN([.A514])+363.75" office:value-type="float" office:value="12.0703525846995" calcext:value-type="float">
            <text:p>12.07</text:p>
          </table:table-cell>
          <table:table-cell table:style-name="ce3" office:value-type="float" office:value="12.0703525846995" calcext:value-type="float">
            <text:p>12.07</text:p>
          </table:table-cell>
          <table:table-cell table:formula="of:=INT(ROUND([.C514];0))" office:value-type="float" office:value="12" calcext:value-type="float">
            <text:p>12</text:p>
          </table:table-cell>
          <table:table-cell office:value-type="float" office:value="12" calcext:value-type="float">
            <text:p>12</text:p>
          </table:table-cell>
          <table:table-cell table:formula="of:=[.B514]*9/5+32" office:value-type="float" office:value="53.7266346524591" calcext:value-type="float">
            <text:p>53.7266346525</text:p>
          </table:table-cell>
          <table:table-cell office:value-type="float" office:value="53.7266346524591" calcext:value-type="float">
            <text:p>53.7266346525</text:p>
          </table:table-cell>
          <table:table-cell table:formula="of:=ROUND([.G514];0)" office:value-type="float" office:value="54" calcext:value-type="float">
            <text:p>54</text:p>
          </table:table-cell>
          <table:table-cell office:value-type="float" office:value="54" calcext:value-type="float">
            <text:p>54</text:p>
          </table:table-cell>
          <table:table-cell table:number-columns-repeated="1015"/>
        </table:table-row>
        <table:table-row table:style-name="ro1">
          <table:table-cell office:value-type="float" office:value="634" calcext:value-type="float">
            <text:p>634</text:p>
          </table:table-cell>
          <table:table-cell table:formula="of:=-54.52*LN([.A515])+363.75" office:value-type="float" office:value="11.9842910040824" calcext:value-type="float">
            <text:p>11.98</text:p>
          </table:table-cell>
          <table:table-cell table:style-name="ce3" office:value-type="float" office:value="11.9842910040824" calcext:value-type="float">
            <text:p>11.98</text:p>
          </table:table-cell>
          <table:table-cell table:formula="of:=INT(ROUND([.C515];0))" office:value-type="float" office:value="12" calcext:value-type="float">
            <text:p>12</text:p>
          </table:table-cell>
          <table:table-cell office:value-type="float" office:value="12" calcext:value-type="float">
            <text:p>12</text:p>
          </table:table-cell>
          <table:table-cell table:formula="of:=[.B515]*9/5+32" office:value-type="float" office:value="53.5717238073484" calcext:value-type="float">
            <text:p>53.5717238073</text:p>
          </table:table-cell>
          <table:table-cell office:value-type="float" office:value="53.5717238073484" calcext:value-type="float">
            <text:p>53.5717238073</text:p>
          </table:table-cell>
          <table:table-cell table:formula="of:=ROUND([.G515];0)" office:value-type="float" office:value="54" calcext:value-type="float">
            <text:p>54</text:p>
          </table:table-cell>
          <table:table-cell office:value-type="float" office:value="54" calcext:value-type="float">
            <text:p>54</text:p>
          </table:table-cell>
          <table:table-cell table:number-columns-repeated="1015"/>
        </table:table-row>
        <table:table-row table:style-name="ro1">
          <table:table-cell office:value-type="float" office:value="635" calcext:value-type="float">
            <text:p>635</text:p>
          </table:table-cell>
          <table:table-cell table:formula="of:=-54.52*LN([.A516])+363.75" office:value-type="float" office:value="11.8983650603705" calcext:value-type="float">
            <text:p>11.90</text:p>
          </table:table-cell>
          <table:table-cell table:style-name="ce3" office:value-type="float" office:value="11.8983650603705" calcext:value-type="float">
            <text:p>11.90</text:p>
          </table:table-cell>
          <table:table-cell table:formula="of:=INT(ROUND([.C516];0))" office:value-type="float" office:value="12" calcext:value-type="float">
            <text:p>12</text:p>
          </table:table-cell>
          <table:table-cell office:value-type="float" office:value="12" calcext:value-type="float">
            <text:p>12</text:p>
          </table:table-cell>
          <table:table-cell table:formula="of:=[.B516]*9/5+32" office:value-type="float" office:value="53.4170571086668" calcext:value-type="float">
            <text:p>53.4170571087</text:p>
          </table:table-cell>
          <table:table-cell office:value-type="float" office:value="53.4170571086668" calcext:value-type="float">
            <text:p>53.4170571087</text:p>
          </table:table-cell>
          <table:table-cell table:formula="of:=ROUND([.G516];0)" office:value-type="float" office:value="53" calcext:value-type="float">
            <text:p>53</text:p>
          </table:table-cell>
          <table:table-cell office:value-type="float" office:value="53" calcext:value-type="float">
            <text:p>53</text:p>
          </table:table-cell>
          <table:table-cell table:number-columns-repeated="1015"/>
        </table:table-row>
        <table:table-row table:style-name="ro1">
          <table:table-cell office:value-type="float" office:value="636" calcext:value-type="float">
            <text:p>636</text:p>
          </table:table-cell>
          <table:table-cell table:formula="of:=-54.52*LN([.A517])+363.75" office:value-type="float" office:value="11.8125743266965" calcext:value-type="float">
            <text:p>11.81</text:p>
          </table:table-cell>
          <table:table-cell table:style-name="ce3" office:value-type="float" office:value="11.8125743266965" calcext:value-type="float">
            <text:p>11.81</text:p>
          </table:table-cell>
          <table:table-cell table:formula="of:=INT(ROUND([.C517];0))" office:value-type="float" office:value="12" calcext:value-type="float">
            <text:p>12</text:p>
          </table:table-cell>
          <table:table-cell office:value-type="float" office:value="12" calcext:value-type="float">
            <text:p>12</text:p>
          </table:table-cell>
          <table:table-cell table:formula="of:=[.B517]*9/5+32" office:value-type="float" office:value="53.2626337880537" calcext:value-type="float">
            <text:p>53.2626337881</text:p>
          </table:table-cell>
          <table:table-cell office:value-type="float" office:value="53.2626337880537" calcext:value-type="float">
            <text:p>53.2626337881</text:p>
          </table:table-cell>
          <table:table-cell table:formula="of:=ROUND([.G517];0)" office:value-type="float" office:value="53" calcext:value-type="float">
            <text:p>53</text:p>
          </table:table-cell>
          <table:table-cell office:value-type="float" office:value="53" calcext:value-type="float">
            <text:p>53</text:p>
          </table:table-cell>
          <table:table-cell table:number-columns-repeated="1015"/>
        </table:table-row>
        <table:table-row table:style-name="ro1">
          <table:table-cell office:value-type="float" office:value="637" calcext:value-type="float">
            <text:p>637</text:p>
          </table:table-cell>
          <table:table-cell table:formula="of:=-54.52*LN([.A518])+363.75" office:value-type="float" office:value="11.7269183782057" calcext:value-type="float">
            <text:p>11.73</text:p>
          </table:table-cell>
          <table:table-cell table:style-name="ce3" office:value-type="float" office:value="11.7269183782057" calcext:value-type="float">
            <text:p>11.73</text:p>
          </table:table-cell>
          <table:table-cell table:formula="of:=INT(ROUND([.C518];0))" office:value-type="float" office:value="12" calcext:value-type="float">
            <text:p>12</text:p>
          </table:table-cell>
          <table:table-cell office:value-type="float" office:value="12" calcext:value-type="float">
            <text:p>12</text:p>
          </table:table-cell>
          <table:table-cell table:formula="of:=[.B518]*9/5+32" office:value-type="float" office:value="53.1084530807702" calcext:value-type="float">
            <text:p>53.1084530808</text:p>
          </table:table-cell>
          <table:table-cell office:value-type="float" office:value="53.1084530807702" calcext:value-type="float">
            <text:p>53.1084530808</text:p>
          </table:table-cell>
          <table:table-cell table:formula="of:=ROUND([.G518];0)" office:value-type="float" office:value="53" calcext:value-type="float">
            <text:p>53</text:p>
          </table:table-cell>
          <table:table-cell office:value-type="float" office:value="53" calcext:value-type="float">
            <text:p>53</text:p>
          </table:table-cell>
          <table:table-cell table:number-columns-repeated="1015"/>
        </table:table-row>
        <table:table-row table:style-name="ro1">
          <table:table-cell office:value-type="float" office:value="638" calcext:value-type="float">
            <text:p>638</text:p>
          </table:table-cell>
          <table:table-cell table:formula="of:=-54.52*LN([.A519])+363.75" office:value-type="float" office:value="11.641396792042" calcext:value-type="float">
            <text:p>11.64</text:p>
          </table:table-cell>
          <table:table-cell table:style-name="ce3" office:value-type="float" office:value="11.641396792042" calcext:value-type="float">
            <text:p>11.64</text:p>
          </table:table-cell>
          <table:table-cell table:formula="of:=INT(ROUND([.C519];0))" office:value-type="float" office:value="12" calcext:value-type="float">
            <text:p>12</text:p>
          </table:table-cell>
          <table:table-cell office:value-type="float" office:value="12" calcext:value-type="float">
            <text:p>12</text:p>
          </table:table-cell>
          <table:table-cell table:formula="of:=[.B519]*9/5+32" office:value-type="float" office:value="52.9545142256757" calcext:value-type="float">
            <text:p>52.9545142257</text:p>
          </table:table-cell>
          <table:table-cell office:value-type="float" office:value="52.9545142256757" calcext:value-type="float">
            <text:p>52.9545142257</text:p>
          </table:table-cell>
          <table:table-cell table:formula="of:=ROUND([.G519];0)" office:value-type="float" office:value="53" calcext:value-type="float">
            <text:p>53</text:p>
          </table:table-cell>
          <table:table-cell office:value-type="float" office:value="53" calcext:value-type="float">
            <text:p>53</text:p>
          </table:table-cell>
          <table:table-cell table:number-columns-repeated="1015"/>
        </table:table-row>
        <table:table-row table:style-name="ro1">
          <table:table-cell office:value-type="float" office:value="639" calcext:value-type="float">
            <text:p>639</text:p>
          </table:table-cell>
          <table:table-cell table:formula="of:=-54.52*LN([.A520])+363.75" office:value-type="float" office:value="11.5560091473368" calcext:value-type="float">
            <text:p>11.56</text:p>
          </table:table-cell>
          <table:table-cell table:style-name="ce3" office:value-type="float" office:value="11.5560091473368" calcext:value-type="float">
            <text:p>11.56</text:p>
          </table:table-cell>
          <table:table-cell table:formula="of:=INT(ROUND([.C520];0))" office:value-type="float" office:value="12" calcext:value-type="float">
            <text:p>12</text:p>
          </table:table-cell>
          <table:table-cell office:value-type="float" office:value="12" calcext:value-type="float">
            <text:p>12</text:p>
          </table:table-cell>
          <table:table-cell table:formula="of:=[.B520]*9/5+32" office:value-type="float" office:value="52.8008164652062" calcext:value-type="float">
            <text:p>52.8008164652</text:p>
          </table:table-cell>
          <table:table-cell office:value-type="float" office:value="52.8008164652062" calcext:value-type="float">
            <text:p>52.8008164652</text:p>
          </table:table-cell>
          <table:table-cell table:formula="of:=ROUND([.G520];0)" office:value-type="float" office:value="53" calcext:value-type="float">
            <text:p>53</text:p>
          </table:table-cell>
          <table:table-cell office:value-type="float" office:value="53" calcext:value-type="float">
            <text:p>53</text:p>
          </table:table-cell>
          <table:table-cell table:number-columns-repeated="1015"/>
        </table:table-row>
        <table:table-row table:style-name="ro1">
          <table:table-cell office:value-type="float" office:value="640" calcext:value-type="float">
            <text:p>640</text:p>
          </table:table-cell>
          <table:table-cell table:formula="of:=-54.52*LN([.A521])+363.75" office:value-type="float" office:value="11.4707550251953" calcext:value-type="float">
            <text:p>11.47</text:p>
          </table:table-cell>
          <table:table-cell table:style-name="ce3" office:value-type="float" office:value="11.4707550251953" calcext:value-type="float">
            <text:p>11.47</text:p>
          </table:table-cell>
          <table:table-cell table:formula="of:=INT(ROUND([.C521];0))" office:value-type="float" office:value="11" calcext:value-type="float">
            <text:p>11</text:p>
          </table:table-cell>
          <table:table-cell office:value-type="float" office:value="11" calcext:value-type="float">
            <text:p>11</text:p>
          </table:table-cell>
          <table:table-cell table:formula="of:=[.B521]*9/5+32" office:value-type="float" office:value="52.6473590453516" calcext:value-type="float">
            <text:p>52.6473590454</text:p>
          </table:table-cell>
          <table:table-cell office:value-type="float" office:value="52.6473590453516" calcext:value-type="float">
            <text:p>52.6473590454</text:p>
          </table:table-cell>
          <table:table-cell table:formula="of:=ROUND([.G521];0)" office:value-type="float" office:value="53" calcext:value-type="float">
            <text:p>53</text:p>
          </table:table-cell>
          <table:table-cell office:value-type="float" office:value="53" calcext:value-type="float">
            <text:p>53</text:p>
          </table:table-cell>
          <table:table-cell table:number-columns-repeated="1015"/>
        </table:table-row>
        <table:table-row table:style-name="ro1">
          <table:table-cell office:value-type="float" office:value="641" calcext:value-type="float">
            <text:p>641</text:p>
          </table:table-cell>
          <table:table-cell table:formula="of:=-54.52*LN([.A522])+363.75" office:value-type="float" office:value="11.385634008685" calcext:value-type="float">
            <text:p>11.39</text:p>
          </table:table-cell>
          <table:table-cell table:style-name="ce3" office:value-type="float" office:value="11.385634008685" calcext:value-type="float">
            <text:p>11.39</text:p>
          </table:table-cell>
          <table:table-cell table:formula="of:=INT(ROUND([.C522];0))" office:value-type="float" office:value="11" calcext:value-type="float">
            <text:p>11</text:p>
          </table:table-cell>
          <table:table-cell office:value-type="float" office:value="11" calcext:value-type="float">
            <text:p>11</text:p>
          </table:table-cell>
          <table:table-cell table:formula="of:=[.B522]*9/5+32" office:value-type="float" office:value="52.4941412156331" calcext:value-type="float">
            <text:p>52.4941412156</text:p>
          </table:table-cell>
          <table:table-cell office:value-type="float" office:value="52.4941412156331" calcext:value-type="float">
            <text:p>52.4941412156</text:p>
          </table:table-cell>
          <table:table-cell table:formula="of:=ROUND([.G522];0)" office:value-type="float" office:value="52" calcext:value-type="float">
            <text:p>52</text:p>
          </table:table-cell>
          <table:table-cell office:value-type="float" office:value="52" calcext:value-type="float">
            <text:p>52</text:p>
          </table:table-cell>
          <table:table-cell table:number-columns-repeated="1015"/>
        </table:table-row>
        <table:table-row table:style-name="ro1">
          <table:table-cell office:value-type="float" office:value="642" calcext:value-type="float">
            <text:p>642</text:p>
          </table:table-cell>
          <table:table-cell table:formula="of:=-54.52*LN([.A523])+363.75" office:value-type="float" office:value="11.3006456828233" calcext:value-type="float">
            <text:p>11.30</text:p>
          </table:table-cell>
          <table:table-cell table:style-name="ce3" office:value-type="float" office:value="11.3006456828233" calcext:value-type="float">
            <text:p>11.30</text:p>
          </table:table-cell>
          <table:table-cell table:formula="of:=INT(ROUND([.C523];0))" office:value-type="float" office:value="11" calcext:value-type="float">
            <text:p>11</text:p>
          </table:table-cell>
          <table:table-cell office:value-type="float" office:value="11" calcext:value-type="float">
            <text:p>11</text:p>
          </table:table-cell>
          <table:table-cell table:formula="of:=[.B523]*9/5+32" office:value-type="float" office:value="52.3411622290819" calcext:value-type="float">
            <text:p>52.3411622291</text:p>
          </table:table-cell>
          <table:table-cell office:value-type="float" office:value="52.3411622290819" calcext:value-type="float">
            <text:p>52.3411622291</text:p>
          </table:table-cell>
          <table:table-cell table:formula="of:=ROUND([.G523];0)" office:value-type="float" office:value="52" calcext:value-type="float">
            <text:p>52</text:p>
          </table:table-cell>
          <table:table-cell office:value-type="float" office:value="52" calcext:value-type="float">
            <text:p>52</text:p>
          </table:table-cell>
          <table:table-cell table:number-columns-repeated="1015"/>
        </table:table-row>
        <table:table-row table:style-name="ro1">
          <table:table-cell office:value-type="float" office:value="643" calcext:value-type="float">
            <text:p>643</text:p>
          </table:table-cell>
          <table:table-cell table:formula="of:=-54.52*LN([.A524])+363.75" office:value-type="float" office:value="11.215789634565" calcext:value-type="float">
            <text:p>11.22</text:p>
          </table:table-cell>
          <table:table-cell table:style-name="ce3" office:value-type="float" office:value="11.215789634565" calcext:value-type="float">
            <text:p>11.22</text:p>
          </table:table-cell>
          <table:table-cell table:formula="of:=INT(ROUND([.C524];0))" office:value-type="float" office:value="11" calcext:value-type="float">
            <text:p>11</text:p>
          </table:table-cell>
          <table:table-cell office:value-type="float" office:value="11" calcext:value-type="float">
            <text:p>11</text:p>
          </table:table-cell>
          <table:table-cell table:formula="of:=[.B524]*9/5+32" office:value-type="float" office:value="52.188421342217" calcext:value-type="float">
            <text:p>52.1884213422</text:p>
          </table:table-cell>
          <table:table-cell office:value-type="float" office:value="52.188421342217" calcext:value-type="float">
            <text:p>52.1884213422</text:p>
          </table:table-cell>
          <table:table-cell table:formula="of:=ROUND([.G524];0)" office:value-type="float" office:value="52" calcext:value-type="float">
            <text:p>52</text:p>
          </table:table-cell>
          <table:table-cell office:value-type="float" office:value="52" calcext:value-type="float">
            <text:p>52</text:p>
          </table:table-cell>
          <table:table-cell table:number-columns-repeated="1015"/>
        </table:table-row>
        <table:table-row table:style-name="ro1">
          <table:table-cell office:value-type="float" office:value="644" calcext:value-type="float">
            <text:p>644</text:p>
          </table:table-cell>
          <table:table-cell table:formula="of:=-54.52*LN([.A525])+363.75" office:value-type="float" office:value="11.1310654527906" calcext:value-type="float">
            <text:p>11.13</text:p>
          </table:table-cell>
          <table:table-cell table:style-name="ce3" office:value-type="float" office:value="11.1310654527906" calcext:value-type="float">
            <text:p>11.13</text:p>
          </table:table-cell>
          <table:table-cell table:formula="of:=INT(ROUND([.C525];0))" office:value-type="float" office:value="11" calcext:value-type="float">
            <text:p>11</text:p>
          </table:table-cell>
          <table:table-cell office:value-type="float" office:value="11" calcext:value-type="float">
            <text:p>11</text:p>
          </table:table-cell>
          <table:table-cell table:formula="of:=[.B525]*9/5+32" office:value-type="float" office:value="52.0359178150231" calcext:value-type="float">
            <text:p>52.035917815</text:p>
          </table:table-cell>
          <table:table-cell office:value-type="float" office:value="52.0359178150231" calcext:value-type="float">
            <text:p>52.035917815</text:p>
          </table:table-cell>
          <table:table-cell table:formula="of:=ROUND([.G525];0)" office:value-type="float" office:value="52" calcext:value-type="float">
            <text:p>52</text:p>
          </table:table-cell>
          <table:table-cell office:value-type="float" office:value="52" calcext:value-type="float">
            <text:p>52</text:p>
          </table:table-cell>
          <table:table-cell table:number-columns-repeated="1015"/>
        </table:table-row>
        <table:table-row table:style-name="ro1">
          <table:table-cell office:value-type="float" office:value="645" calcext:value-type="float">
            <text:p>645</text:p>
          </table:table-cell>
          <table:table-cell table:formula="of:=-54.52*LN([.A526])+363.75" office:value-type="float" office:value="11.0464727282945" calcext:value-type="float">
            <text:p>11.05</text:p>
          </table:table-cell>
          <table:table-cell table:style-name="ce3" office:value-type="float" office:value="11.0464727282945" calcext:value-type="float">
            <text:p>11.05</text:p>
          </table:table-cell>
          <table:table-cell table:formula="of:=INT(ROUND([.C526];0))" office:value-type="float" office:value="11" calcext:value-type="float">
            <text:p>11</text:p>
          </table:table-cell>
          <table:table-cell office:value-type="float" office:value="11" calcext:value-type="float">
            <text:p>11</text:p>
          </table:table-cell>
          <table:table-cell table:formula="of:=[.B526]*9/5+32" office:value-type="float" office:value="51.8836509109301" calcext:value-type="float">
            <text:p>51.8836509109</text:p>
          </table:table-cell>
          <table:table-cell office:value-type="float" office:value="51.8836509109301" calcext:value-type="float">
            <text:p>51.8836509109</text:p>
          </table:table-cell>
          <table:table-cell table:formula="of:=ROUND([.G526];0)" office:value-type="float" office:value="52" calcext:value-type="float">
            <text:p>52</text:p>
          </table:table-cell>
          <table:table-cell office:value-type="float" office:value="52" calcext:value-type="float">
            <text:p>52</text:p>
          </table:table-cell>
          <table:table-cell table:number-columns-repeated="1015"/>
        </table:table-row>
        <table:table-row table:style-name="ro1">
          <table:table-cell office:value-type="float" office:value="646" calcext:value-type="float">
            <text:p>646</text:p>
          </table:table-cell>
          <table:table-cell table:formula="of:=-54.52*LN([.A527])+363.75" office:value-type="float" office:value="10.9620110537725" calcext:value-type="float">
            <text:p>10.96</text:p>
          </table:table-cell>
          <table:table-cell table:style-name="ce3" office:value-type="float" office:value="10.9620110537725" calcext:value-type="float">
            <text:p>10.96</text:p>
          </table:table-cell>
          <table:table-cell table:formula="of:=INT(ROUND([.C527];0))" office:value-type="float" office:value="11" calcext:value-type="float">
            <text:p>11</text:p>
          </table:table-cell>
          <table:table-cell office:value-type="float" office:value="11" calcext:value-type="float">
            <text:p>11</text:p>
          </table:table-cell>
          <table:table-cell table:formula="of:=[.B527]*9/5+32" office:value-type="float" office:value="51.7316198967905" calcext:value-type="float">
            <text:p>51.7316198968</text:p>
          </table:table-cell>
          <table:table-cell office:value-type="float" office:value="51.7316198967905" calcext:value-type="float">
            <text:p>51.7316198968</text:p>
          </table:table-cell>
          <table:table-cell table:formula="of:=ROUND([.G527];0)" office:value-type="float" office:value="52" calcext:value-type="float">
            <text:p>52</text:p>
          </table:table-cell>
          <table:table-cell office:value-type="float" office:value="52" calcext:value-type="float">
            <text:p>52</text:p>
          </table:table-cell>
          <table:table-cell table:number-columns-repeated="1015"/>
        </table:table-row>
        <table:table-row table:style-name="ro1">
          <table:table-cell office:value-type="float" office:value="647" calcext:value-type="float">
            <text:p>647</text:p>
          </table:table-cell>
          <table:table-cell table:formula="of:=-54.52*LN([.A528])+363.75" office:value-type="float" office:value="10.8776800238109" calcext:value-type="float">
            <text:p>10.88</text:p>
          </table:table-cell>
          <table:table-cell table:style-name="ce3" office:value-type="float" office:value="10.8776800238109" calcext:value-type="float">
            <text:p>10.88</text:p>
          </table:table-cell>
          <table:table-cell table:formula="of:=INT(ROUND([.C528];0))" office:value-type="float" office:value="11" calcext:value-type="float">
            <text:p>11</text:p>
          </table:table-cell>
          <table:table-cell office:value-type="float" office:value="11" calcext:value-type="float">
            <text:p>11</text:p>
          </table:table-cell>
          <table:table-cell table:formula="of:=[.B528]*9/5+32" office:value-type="float" office:value="51.5798240428595" calcext:value-type="float">
            <text:p>51.5798240429</text:p>
          </table:table-cell>
          <table:table-cell office:value-type="float" office:value="51.5798240428595" calcext:value-type="float">
            <text:p>51.5798240429</text:p>
          </table:table-cell>
          <table:table-cell table:formula="of:=ROUND([.G528];0)" office:value-type="float" office:value="52" calcext:value-type="float">
            <text:p>52</text:p>
          </table:table-cell>
          <table:table-cell office:value-type="float" office:value="52" calcext:value-type="float">
            <text:p>52</text:p>
          </table:table-cell>
          <table:table-cell table:number-columns-repeated="1015"/>
        </table:table-row>
        <table:table-row table:style-name="ro1">
          <table:table-cell office:value-type="float" office:value="648" calcext:value-type="float">
            <text:p>648</text:p>
          </table:table-cell>
          <table:table-cell table:formula="of:=-54.52*LN([.A529])+363.75" office:value-type="float" office:value="10.793479234874" calcext:value-type="float">
            <text:p>10.79</text:p>
          </table:table-cell>
          <table:table-cell table:style-name="ce3" office:value-type="float" office:value="10.793479234874" calcext:value-type="float">
            <text:p>10.79</text:p>
          </table:table-cell>
          <table:table-cell table:formula="of:=INT(ROUND([.C529];0))" office:value-type="float" office:value="11" calcext:value-type="float">
            <text:p>11</text:p>
          </table:table-cell>
          <table:table-cell office:value-type="float" office:value="11" calcext:value-type="float">
            <text:p>11</text:p>
          </table:table-cell>
          <table:table-cell table:formula="of:=[.B529]*9/5+32" office:value-type="float" office:value="51.4282626227732" calcext:value-type="float">
            <text:p>51.4282626228</text:p>
          </table:table-cell>
          <table:table-cell office:value-type="float" office:value="51.4282626227732" calcext:value-type="float">
            <text:p>51.4282626228</text:p>
          </table:table-cell>
          <table:table-cell table:formula="of:=ROUND([.G529];0)" office:value-type="float" office:value="51" calcext:value-type="float">
            <text:p>51</text:p>
          </table:table-cell>
          <table:table-cell office:value-type="float" office:value="51" calcext:value-type="float">
            <text:p>51</text:p>
          </table:table-cell>
          <table:table-cell table:number-columns-repeated="1015"/>
        </table:table-row>
        <table:table-row table:style-name="ro1">
          <table:table-cell office:value-type="float" office:value="649" calcext:value-type="float">
            <text:p>649</text:p>
          </table:table-cell>
          <table:table-cell table:formula="of:=-54.52*LN([.A530])+363.75" office:value-type="float" office:value="10.709408285293" calcext:value-type="float">
            <text:p>10.71</text:p>
          </table:table-cell>
          <table:table-cell table:style-name="ce3" office:value-type="float" office:value="10.709408285293" calcext:value-type="float">
            <text:p>10.71</text:p>
          </table:table-cell>
          <table:table-cell table:formula="of:=INT(ROUND([.C530];0))" office:value-type="float" office:value="11" calcext:value-type="float">
            <text:p>11</text:p>
          </table:table-cell>
          <table:table-cell office:value-type="float" office:value="11" calcext:value-type="float">
            <text:p>11</text:p>
          </table:table-cell>
          <table:table-cell table:formula="of:=[.B530]*9/5+32" office:value-type="float" office:value="51.2769349135273" calcext:value-type="float">
            <text:p>51.2769349135</text:p>
          </table:table-cell>
          <table:table-cell office:value-type="float" office:value="51.2769349135273" calcext:value-type="float">
            <text:p>51.2769349135</text:p>
          </table:table-cell>
          <table:table-cell table:formula="of:=ROUND([.G530];0)" office:value-type="float" office:value="51" calcext:value-type="float">
            <text:p>51</text:p>
          </table:table-cell>
          <table:table-cell office:value-type="float" office:value="51" calcext:value-type="float">
            <text:p>51</text:p>
          </table:table-cell>
          <table:table-cell table:number-columns-repeated="1015"/>
        </table:table-row>
        <table:table-row table:style-name="ro1">
          <table:table-cell office:value-type="float" office:value="650" calcext:value-type="float">
            <text:p>650</text:p>
          </table:table-cell>
          <table:table-cell table:formula="of:=-54.52*LN([.A531])+363.75" office:value-type="float" office:value="10.6254667752545" calcext:value-type="float">
            <text:p>10.63</text:p>
          </table:table-cell>
          <table:table-cell table:style-name="ce3" office:value-type="float" office:value="10.6254667752545" calcext:value-type="float">
            <text:p>10.63</text:p>
          </table:table-cell>
          <table:table-cell table:formula="of:=INT(ROUND([.C531];0))" office:value-type="float" office:value="11" calcext:value-type="float">
            <text:p>11</text:p>
          </table:table-cell>
          <table:table-cell office:value-type="float" office:value="11" calcext:value-type="float">
            <text:p>11</text:p>
          </table:table-cell>
          <table:table-cell table:formula="of:=[.B531]*9/5+32" office:value-type="float" office:value="51.1258401954581" calcext:value-type="float">
            <text:p>51.1258401955</text:p>
          </table:table-cell>
          <table:table-cell office:value-type="float" office:value="51.1258401954581" calcext:value-type="float">
            <text:p>51.1258401955</text:p>
          </table:table-cell>
          <table:table-cell table:formula="of:=ROUND([.G531];0)" office:value-type="float" office:value="51" calcext:value-type="float">
            <text:p>51</text:p>
          </table:table-cell>
          <table:table-cell office:value-type="float" office:value="51" calcext:value-type="float">
            <text:p>51</text:p>
          </table:table-cell>
          <table:table-cell table:number-columns-repeated="1015"/>
        </table:table-row>
        <table:table-row table:style-name="ro1">
          <table:table-cell office:value-type="float" office:value="651" calcext:value-type="float">
            <text:p>651</text:p>
          </table:table-cell>
          <table:table-cell table:formula="of:=-54.52*LN([.A532])+363.75" office:value-type="float" office:value="10.5416543067888" calcext:value-type="float">
            <text:p>10.54</text:p>
          </table:table-cell>
          <table:table-cell table:style-name="ce3" office:value-type="float" office:value="10.5416543067888" calcext:value-type="float">
            <text:p>10.54</text:p>
          </table:table-cell>
          <table:table-cell table:formula="of:=INT(ROUND([.C532];0))" office:value-type="float" office:value="11" calcext:value-type="float">
            <text:p>11</text:p>
          </table:table-cell>
          <table:table-cell office:value-type="float" office:value="11" calcext:value-type="float">
            <text:p>11</text:p>
          </table:table-cell>
          <table:table-cell table:formula="of:=[.B532]*9/5+32" office:value-type="float" office:value="50.9749777522199" calcext:value-type="float">
            <text:p>50.9749777522</text:p>
          </table:table-cell>
          <table:table-cell office:value-type="float" office:value="50.9749777522199" calcext:value-type="float">
            <text:p>50.9749777522</text:p>
          </table:table-cell>
          <table:table-cell table:formula="of:=ROUND([.G532];0)" office:value-type="float" office:value="51" calcext:value-type="float">
            <text:p>51</text:p>
          </table:table-cell>
          <table:table-cell office:value-type="float" office:value="51" calcext:value-type="float">
            <text:p>51</text:p>
          </table:table-cell>
          <table:table-cell table:number-columns-repeated="1015"/>
        </table:table-row>
        <table:table-row table:style-name="ro1">
          <table:table-cell office:value-type="float" office:value="652" calcext:value-type="float">
            <text:p>652</text:p>
          </table:table-cell>
          <table:table-cell table:formula="of:=-54.52*LN([.A533])+363.75" office:value-type="float" office:value="10.4579704837589" calcext:value-type="float">
            <text:p>10.46</text:p>
          </table:table-cell>
          <table:table-cell table:style-name="ce3" office:value-type="float" office:value="10.4579704837589" calcext:value-type="float">
            <text:p>10.46</text:p>
          </table:table-cell>
          <table:table-cell table:formula="of:=INT(ROUND([.C533];0))" office:value-type="float" office:value="10" calcext:value-type="float">
            <text:p>10</text:p>
          </table:table-cell>
          <table:table-cell office:value-type="float" office:value="10" calcext:value-type="float">
            <text:p>10</text:p>
          </table:table-cell>
          <table:table-cell table:formula="of:=[.B533]*9/5+32" office:value-type="float" office:value="50.8243468707659" calcext:value-type="float">
            <text:p>50.8243468708</text:p>
          </table:table-cell>
          <table:table-cell office:value-type="float" office:value="50.8243468707659" calcext:value-type="float">
            <text:p>50.8243468708</text:p>
          </table:table-cell>
          <table:table-cell table:formula="of:=ROUND([.G533];0)" office:value-type="float" office:value="51" calcext:value-type="float">
            <text:p>51</text:p>
          </table:table-cell>
          <table:table-cell office:value-type="float" office:value="51" calcext:value-type="float">
            <text:p>51</text:p>
          </table:table-cell>
          <table:table-cell table:number-columns-repeated="1015"/>
        </table:table-row>
        <table:table-row table:style-name="ro1">
          <table:table-cell office:value-type="float" office:value="653" calcext:value-type="float">
            <text:p>653</text:p>
          </table:table-cell>
          <table:table-cell table:formula="of:=-54.52*LN([.A534])+363.75" office:value-type="float" office:value="10.374414911849" calcext:value-type="float">
            <text:p>10.37</text:p>
          </table:table-cell>
          <table:table-cell table:style-name="ce3" office:value-type="float" office:value="10.374414911849" calcext:value-type="float">
            <text:p>10.37</text:p>
          </table:table-cell>
          <table:table-cell table:formula="of:=INT(ROUND([.C534];0))" office:value-type="float" office:value="10" calcext:value-type="float">
            <text:p>10</text:p>
          </table:table-cell>
          <table:table-cell office:value-type="float" office:value="10" calcext:value-type="float">
            <text:p>10</text:p>
          </table:table-cell>
          <table:table-cell table:formula="of:=[.B534]*9/5+32" office:value-type="float" office:value="50.6739468413282" calcext:value-type="float">
            <text:p>50.6739468413</text:p>
          </table:table-cell>
          <table:table-cell office:value-type="float" office:value="50.6739468413282" calcext:value-type="float">
            <text:p>50.6739468413</text:p>
          </table:table-cell>
          <table:table-cell table:formula="of:=ROUND([.G534];0)" office:value-type="float" office:value="51" calcext:value-type="float">
            <text:p>51</text:p>
          </table:table-cell>
          <table:table-cell office:value-type="float" office:value="51" calcext:value-type="float">
            <text:p>51</text:p>
          </table:table-cell>
          <table:table-cell table:number-columns-repeated="1015"/>
        </table:table-row>
        <table:table-row table:style-name="ro1">
          <table:table-cell office:value-type="float" office:value="654" calcext:value-type="float">
            <text:p>654</text:p>
          </table:table-cell>
          <table:table-cell table:formula="of:=-54.52*LN([.A535])+363.75" office:value-type="float" office:value="10.2909871985535" calcext:value-type="float">
            <text:p>10.29</text:p>
          </table:table-cell>
          <table:table-cell table:style-name="ce3" office:value-type="float" office:value="10.2909871985535" calcext:value-type="float">
            <text:p>10.29</text:p>
          </table:table-cell>
          <table:table-cell table:formula="of:=INT(ROUND([.C535];0))" office:value-type="float" office:value="10" calcext:value-type="float">
            <text:p>10</text:p>
          </table:table-cell>
          <table:table-cell office:value-type="float" office:value="10" calcext:value-type="float">
            <text:p>10</text:p>
          </table:table-cell>
          <table:table-cell table:formula="of:=[.B535]*9/5+32" office:value-type="float" office:value="50.5237769573964" calcext:value-type="float">
            <text:p>50.5237769574</text:p>
          </table:table-cell>
          <table:table-cell office:value-type="float" office:value="50.5237769573964" calcext:value-type="float">
            <text:p>50.5237769574</text:p>
          </table:table-cell>
          <table:table-cell table:formula="of:=ROUND([.G535];0)" office:value-type="float" office:value="51" calcext:value-type="float">
            <text:p>51</text:p>
          </table:table-cell>
          <table:table-cell office:value-type="float" office:value="51" calcext:value-type="float">
            <text:p>51</text:p>
          </table:table-cell>
          <table:table-cell table:number-columns-repeated="1015"/>
        </table:table-row>
        <table:table-row table:style-name="ro1">
          <table:table-cell office:value-type="float" office:value="655" calcext:value-type="float">
            <text:p>655</text:p>
          </table:table-cell>
          <table:table-cell table:formula="of:=-54.52*LN([.A536])+363.75" office:value-type="float" office:value="10.207686953166" calcext:value-type="float">
            <text:p>10.21</text:p>
          </table:table-cell>
          <table:table-cell table:style-name="ce3" office:value-type="float" office:value="10.207686953166" calcext:value-type="float">
            <text:p>10.21</text:p>
          </table:table-cell>
          <table:table-cell table:formula="of:=INT(ROUND([.C536];0))" office:value-type="float" office:value="10" calcext:value-type="float">
            <text:p>10</text:p>
          </table:table-cell>
          <table:table-cell office:value-type="float" office:value="10" calcext:value-type="float">
            <text:p>10</text:p>
          </table:table-cell>
          <table:table-cell table:formula="of:=[.B536]*9/5+32" office:value-type="float" office:value="50.3738365156989" calcext:value-type="float">
            <text:p>50.3738365157</text:p>
          </table:table-cell>
          <table:table-cell office:value-type="float" office:value="50.3738365156989" calcext:value-type="float">
            <text:p>50.3738365157</text:p>
          </table:table-cell>
          <table:table-cell table:formula="of:=ROUND([.G536];0)" office:value-type="float" office:value="50" calcext:value-type="float">
            <text:p>50</text:p>
          </table:table-cell>
          <table:table-cell office:value-type="float" office:value="50" calcext:value-type="float">
            <text:p>50</text:p>
          </table:table-cell>
          <table:table-cell table:number-columns-repeated="1015"/>
        </table:table-row>
        <table:table-row table:style-name="ro1">
          <table:table-cell office:value-type="float" office:value="656" calcext:value-type="float">
            <text:p>656</text:p>
          </table:table-cell>
          <table:table-cell table:formula="of:=-54.52*LN([.A537])+363.75" office:value-type="float" office:value="10.1245137867683" calcext:value-type="float">
            <text:p>10.12</text:p>
          </table:table-cell>
          <table:table-cell table:style-name="ce3" office:value-type="float" office:value="10.1245137867683" calcext:value-type="float">
            <text:p>10.12</text:p>
          </table:table-cell>
          <table:table-cell table:formula="of:=INT(ROUND([.C537];0))" office:value-type="float" office:value="10" calcext:value-type="float">
            <text:p>10</text:p>
          </table:table-cell>
          <table:table-cell office:value-type="float" office:value="10" calcext:value-type="float">
            <text:p>10</text:p>
          </table:table-cell>
          <table:table-cell table:formula="of:=[.B537]*9/5+32" office:value-type="float" office:value="50.2241248161829" calcext:value-type="float">
            <text:p>50.2241248162</text:p>
          </table:table-cell>
          <table:table-cell office:value-type="float" office:value="50.2241248161829" calcext:value-type="float">
            <text:p>50.2241248162</text:p>
          </table:table-cell>
          <table:table-cell table:formula="of:=ROUND([.G537];0)" office:value-type="float" office:value="50" calcext:value-type="float">
            <text:p>50</text:p>
          </table:table-cell>
          <table:table-cell office:value-type="float" office:value="50" calcext:value-type="float">
            <text:p>50</text:p>
          </table:table-cell>
          <table:table-cell table:number-columns-repeated="1015"/>
        </table:table-row>
        <table:table-row table:style-name="ro1">
          <table:table-cell office:value-type="float" office:value="657" calcext:value-type="float">
            <text:p>657</text:p>
          </table:table-cell>
          <table:table-cell table:formula="of:=-54.52*LN([.A538])+363.75" office:value-type="float" office:value="10.041467312219" calcext:value-type="float">
            <text:p>10.04</text:p>
          </table:table-cell>
          <table:table-cell table:style-name="ce3" office:value-type="float" office:value="10.041467312219" calcext:value-type="float">
            <text:p>10.04</text:p>
          </table:table-cell>
          <table:table-cell table:formula="of:=INT(ROUND([.C538];0))" office:value-type="float" office:value="10" calcext:value-type="float">
            <text:p>10</text:p>
          </table:table-cell>
          <table:table-cell office:value-type="float" office:value="10" calcext:value-type="float">
            <text:p>10</text:p>
          </table:table-cell>
          <table:table-cell table:formula="of:=[.B538]*9/5+32" office:value-type="float" office:value="50.0746411619943" calcext:value-type="float">
            <text:p>50.074641162</text:p>
          </table:table-cell>
          <table:table-cell office:value-type="float" office:value="50.0746411619943" calcext:value-type="float">
            <text:p>50.074641162</text:p>
          </table:table-cell>
          <table:table-cell table:formula="of:=ROUND([.G538];0)" office:value-type="float" office:value="50" calcext:value-type="float">
            <text:p>50</text:p>
          </table:table-cell>
          <table:table-cell office:value-type="float" office:value="50" calcext:value-type="float">
            <text:p>50</text:p>
          </table:table-cell>
          <table:table-cell table:number-columns-repeated="1015"/>
        </table:table-row>
        <table:table-row table:style-name="ro1">
          <table:table-cell office:value-type="float" office:value="658" calcext:value-type="float">
            <text:p>658</text:p>
          </table:table-cell>
          <table:table-cell table:formula="of:=-54.52*LN([.A539])+363.75" office:value-type="float" office:value="9.95854714414367" calcext:value-type="float">
            <text:p>9.96</text:p>
          </table:table-cell>
          <table:table-cell table:style-name="ce3" office:value-type="float" office:value="9.95854714414367" calcext:value-type="float">
            <text:p>9.96</text:p>
          </table:table-cell>
          <table:table-cell table:formula="of:=INT(ROUND([.C539];0))" office:value-type="float" office:value="10" calcext:value-type="float">
            <text:p>10</text:p>
          </table:table-cell>
          <table:table-cell office:value-type="float" office:value="10" calcext:value-type="float">
            <text:p>10</text:p>
          </table:table-cell>
          <table:table-cell table:formula="of:=[.B539]*9/5+32" office:value-type="float" office:value="49.9253848594586" calcext:value-type="float">
            <text:p>49.9253848595</text:p>
          </table:table-cell>
          <table:table-cell office:value-type="float" office:value="49.9253848594586" calcext:value-type="float">
            <text:p>49.9253848595</text:p>
          </table:table-cell>
          <table:table-cell table:formula="of:=ROUND([.G539];0)" office:value-type="float" office:value="50" calcext:value-type="float">
            <text:p>50</text:p>
          </table:table-cell>
          <table:table-cell office:value-type="float" office:value="50" calcext:value-type="float">
            <text:p>50</text:p>
          </table:table-cell>
          <table:table-cell table:number-columns-repeated="1015"/>
        </table:table-row>
        <table:table-row table:style-name="ro1">
          <table:table-cell office:value-type="float" office:value="659" calcext:value-type="float">
            <text:p>659</text:p>
          </table:table-cell>
          <table:table-cell table:formula="of:=-54.52*LN([.A540])+363.75" office:value-type="float" office:value="9.87575289892328" calcext:value-type="float">
            <text:p>9.88</text:p>
          </table:table-cell>
          <table:table-cell table:style-name="ce3" office:value-type="float" office:value="9.87575289892328" calcext:value-type="float">
            <text:p>9.88</text:p>
          </table:table-cell>
          <table:table-cell table:formula="of:=INT(ROUND([.C540];0))" office:value-type="float" office:value="10" calcext:value-type="float">
            <text:p>10</text:p>
          </table:table-cell>
          <table:table-cell office:value-type="float" office:value="10" calcext:value-type="float">
            <text:p>10</text:p>
          </table:table-cell>
          <table:table-cell table:formula="of:=[.B540]*9/5+32" office:value-type="float" office:value="49.7763552180619" calcext:value-type="float">
            <text:p>49.7763552181</text:p>
          </table:table-cell>
          <table:table-cell office:value-type="float" office:value="49.7763552180619" calcext:value-type="float">
            <text:p>49.7763552181</text:p>
          </table:table-cell>
          <table:table-cell table:formula="of:=ROUND([.G540];0)" office:value-type="float" office:value="50" calcext:value-type="float">
            <text:p>50</text:p>
          </table:table-cell>
          <table:table-cell office:value-type="float" office:value="50" calcext:value-type="float">
            <text:p>50</text:p>
          </table:table-cell>
          <table:table-cell table:number-columns-repeated="1015"/>
        </table:table-row>
        <table:table-row table:style-name="ro1">
          <table:table-cell office:value-type="float" office:value="660" calcext:value-type="float">
            <text:p>660</text:p>
          </table:table-cell>
          <table:table-cell table:formula="of:=-54.52*LN([.A541])+363.75" office:value-type="float" office:value="9.7930841946839" calcext:value-type="float">
            <text:p>9.79</text:p>
          </table:table-cell>
          <table:table-cell table:style-name="ce3" office:value-type="float" office:value="9.7930841946839" calcext:value-type="float">
            <text:p>9.79</text:p>
          </table:table-cell>
          <table:table-cell table:formula="of:=INT(ROUND([.C541];0))" office:value-type="float" office:value="10" calcext:value-type="float">
            <text:p>10</text:p>
          </table:table-cell>
          <table:table-cell office:value-type="float" office:value="10" calcext:value-type="float">
            <text:p>10</text:p>
          </table:table-cell>
          <table:table-cell table:formula="of:=[.B541]*9/5+32" office:value-type="float" office:value="49.627551550431" calcext:value-type="float">
            <text:p>49.6275515504</text:p>
          </table:table-cell>
          <table:table-cell office:value-type="float" office:value="49.627551550431" calcext:value-type="float">
            <text:p>49.6275515504</text:p>
          </table:table-cell>
          <table:table-cell table:formula="of:=ROUND([.G541];0)" office:value-type="float" office:value="50" calcext:value-type="float">
            <text:p>50</text:p>
          </table:table-cell>
          <table:table-cell office:value-type="float" office:value="50" calcext:value-type="float">
            <text:p>50</text:p>
          </table:table-cell>
          <table:table-cell table:number-columns-repeated="1015"/>
        </table:table-row>
        <table:table-row table:style-name="ro1">
          <table:table-cell office:value-type="float" office:value="661" calcext:value-type="float">
            <text:p>661</text:p>
          </table:table-cell>
          <table:table-cell table:formula="of:=-54.52*LN([.A542])+363.75" office:value-type="float" office:value="9.71054065128607" calcext:value-type="float">
            <text:p>9.71</text:p>
          </table:table-cell>
          <table:table-cell table:style-name="ce3" office:value-type="float" office:value="9.71054065128607" calcext:value-type="float">
            <text:p>9.71</text:p>
          </table:table-cell>
          <table:table-cell table:formula="of:=INT(ROUND([.C542];0))" office:value-type="float" office:value="10" calcext:value-type="float">
            <text:p>10</text:p>
          </table:table-cell>
          <table:table-cell office:value-type="float" office:value="10" calcext:value-type="float">
            <text:p>10</text:p>
          </table:table-cell>
          <table:table-cell table:formula="of:=[.B542]*9/5+32" office:value-type="float" office:value="49.4789731723149" calcext:value-type="float">
            <text:p>49.4789731723</text:p>
          </table:table-cell>
          <table:table-cell office:value-type="float" office:value="49.4789731723149" calcext:value-type="float">
            <text:p>49.4789731723</text:p>
          </table:table-cell>
          <table:table-cell table:formula="of:=ROUND([.G542];0)" office:value-type="float" office:value="49" calcext:value-type="float">
            <text:p>49</text:p>
          </table:table-cell>
          <table:table-cell office:value-type="float" office:value="49" calcext:value-type="float">
            <text:p>49</text:p>
          </table:table-cell>
          <table:table-cell table:number-columns-repeated="1015"/>
        </table:table-row>
        <table:table-row table:style-name="ro1">
          <table:table-cell office:value-type="float" office:value="662" calcext:value-type="float">
            <text:p>662</text:p>
          </table:table-cell>
          <table:table-cell table:formula="of:=-54.52*LN([.A543])+363.75" office:value-type="float" office:value="9.62812189031428" calcext:value-type="float">
            <text:p>9.63</text:p>
          </table:table-cell>
          <table:table-cell table:style-name="ce3" office:value-type="float" office:value="9.62812189031428" calcext:value-type="float">
            <text:p>9.63</text:p>
          </table:table-cell>
          <table:table-cell table:formula="of:=INT(ROUND([.C543];0))" office:value-type="float" office:value="10" calcext:value-type="float">
            <text:p>10</text:p>
          </table:table-cell>
          <table:table-cell office:value-type="float" office:value="10" calcext:value-type="float">
            <text:p>10</text:p>
          </table:table-cell>
          <table:table-cell table:formula="of:=[.B543]*9/5+32" office:value-type="float" office:value="49.3306194025657" calcext:value-type="float">
            <text:p>49.3306194026</text:p>
          </table:table-cell>
          <table:table-cell office:value-type="float" office:value="49.3306194025657" calcext:value-type="float">
            <text:p>49.3306194026</text:p>
          </table:table-cell>
          <table:table-cell table:formula="of:=ROUND([.G543];0)" office:value-type="float" office:value="49" calcext:value-type="float">
            <text:p>49</text:p>
          </table:table-cell>
          <table:table-cell office:value-type="float" office:value="49" calcext:value-type="float">
            <text:p>49</text:p>
          </table:table-cell>
          <table:table-cell table:number-columns-repeated="1015"/>
        </table:table-row>
        <table:table-row table:style-name="ro1">
          <table:table-cell office:value-type="float" office:value="663" calcext:value-type="float">
            <text:p>663</text:p>
          </table:table-cell>
          <table:table-cell table:formula="of:=-54.52*LN([.A544])+363.75" office:value-type="float" office:value="9.54582753506674" calcext:value-type="float">
            <text:p>9.55</text:p>
          </table:table-cell>
          <table:table-cell table:style-name="ce3" office:value-type="float" office:value="9.54582753506674" calcext:value-type="float">
            <text:p>9.55</text:p>
          </table:table-cell>
          <table:table-cell table:formula="of:=INT(ROUND([.C544];0))" office:value-type="float" office:value="10" calcext:value-type="float">
            <text:p>10</text:p>
          </table:table-cell>
          <table:table-cell office:value-type="float" office:value="10" calcext:value-type="float">
            <text:p>10</text:p>
          </table:table-cell>
          <table:table-cell table:formula="of:=[.B544]*9/5+32" office:value-type="float" office:value="49.1824895631201" calcext:value-type="float">
            <text:p>49.1824895631</text:p>
          </table:table-cell>
          <table:table-cell office:value-type="float" office:value="49.1824895631201" calcext:value-type="float">
            <text:p>49.1824895631</text:p>
          </table:table-cell>
          <table:table-cell table:formula="of:=ROUND([.G544];0)" office:value-type="float" office:value="49" calcext:value-type="float">
            <text:p>49</text:p>
          </table:table-cell>
          <table:table-cell office:value-type="float" office:value="49" calcext:value-type="float">
            <text:p>49</text:p>
          </table:table-cell>
          <table:table-cell table:number-columns-repeated="1015"/>
        </table:table-row>
        <table:table-row table:style-name="ro1">
          <table:table-cell office:value-type="float" office:value="664" calcext:value-type="float">
            <text:p>664</text:p>
          </table:table-cell>
          <table:table-cell table:formula="of:=-54.52*LN([.A545])+363.75" office:value-type="float" office:value="9.4636572105448" calcext:value-type="float">
            <text:p>9.46</text:p>
          </table:table-cell>
          <table:table-cell table:style-name="ce3" office:value-type="float" office:value="9.4636572105448" calcext:value-type="float">
            <text:p>9.46</text:p>
          </table:table-cell>
          <table:table-cell table:formula="of:=INT(ROUND([.C545];0))" office:value-type="float" office:value="9" calcext:value-type="float">
            <text:p>9</text:p>
          </table:table-cell>
          <table:table-cell office:value-type="float" office:value="9" calcext:value-type="float">
            <text:p>9</text:p>
          </table:table-cell>
          <table:table-cell table:formula="of:=[.B545]*9/5+32" office:value-type="float" office:value="49.0345829789806" calcext:value-type="float">
            <text:p>49.034582979</text:p>
          </table:table-cell>
          <table:table-cell office:value-type="float" office:value="49.0345829789806" calcext:value-type="float">
            <text:p>49.034582979</text:p>
          </table:table-cell>
          <table:table-cell table:formula="of:=ROUND([.G545];0)" office:value-type="float" office:value="49" calcext:value-type="float">
            <text:p>49</text:p>
          </table:table-cell>
          <table:table-cell office:value-type="float" office:value="49" calcext:value-type="float">
            <text:p>49</text:p>
          </table:table-cell>
          <table:table-cell table:number-columns-repeated="1015"/>
        </table:table-row>
        <table:table-row table:style-name="ro1">
          <table:table-cell office:value-type="float" office:value="665" calcext:value-type="float">
            <text:p>665</text:p>
          </table:table-cell>
          <table:table-cell table:formula="of:=-54.52*LN([.A546])+363.75" office:value-type="float" office:value="9.38161054344283" calcext:value-type="float">
            <text:p>9.38</text:p>
          </table:table-cell>
          <table:table-cell table:style-name="ce3" office:value-type="float" office:value="9.38161054344283" calcext:value-type="float">
            <text:p>9.38</text:p>
          </table:table-cell>
          <table:table-cell table:formula="of:=INT(ROUND([.C546];0))" office:value-type="float" office:value="9" calcext:value-type="float">
            <text:p>9</text:p>
          </table:table-cell>
          <table:table-cell office:value-type="float" office:value="9" calcext:value-type="float">
            <text:p>9</text:p>
          </table:table-cell>
          <table:table-cell table:formula="of:=[.B546]*9/5+32" office:value-type="float" office:value="48.8868989781971" calcext:value-type="float">
            <text:p>48.8868989782</text:p>
          </table:table-cell>
          <table:table-cell office:value-type="float" office:value="48.8868989781971" calcext:value-type="float">
            <text:p>48.8868989782</text:p>
          </table:table-cell>
          <table:table-cell table:formula="of:=ROUND([.G546];0)" office:value-type="float" office:value="49" calcext:value-type="float">
            <text:p>49</text:p>
          </table:table-cell>
          <table:table-cell office:value-type="float" office:value="49" calcext:value-type="float">
            <text:p>49</text:p>
          </table:table-cell>
          <table:table-cell table:number-columns-repeated="1015"/>
        </table:table-row>
        <table:table-row table:style-name="ro1">
          <table:table-cell office:value-type="float" office:value="666" calcext:value-type="float">
            <text:p>666</text:p>
          </table:table-cell>
          <table:table-cell table:formula="of:=-54.52*LN([.A547])+363.75" office:value-type="float" office:value="9.29968716213796" calcext:value-type="float">
            <text:p>9.30</text:p>
          </table:table-cell>
          <table:table-cell table:style-name="ce3" office:value-type="float" office:value="9.29968716213796" calcext:value-type="float">
            <text:p>9.30</text:p>
          </table:table-cell>
          <table:table-cell table:formula="of:=INT(ROUND([.C547];0))" office:value-type="float" office:value="9" calcext:value-type="float">
            <text:p>9</text:p>
          </table:table-cell>
          <table:table-cell office:value-type="float" office:value="9" calcext:value-type="float">
            <text:p>9</text:p>
          </table:table-cell>
          <table:table-cell table:formula="of:=[.B547]*9/5+32" office:value-type="float" office:value="48.7394368918483" calcext:value-type="float">
            <text:p>48.7394368918</text:p>
          </table:table-cell>
          <table:table-cell office:value-type="float" office:value="48.7394368918483" calcext:value-type="float">
            <text:p>48.7394368918</text:p>
          </table:table-cell>
          <table:table-cell table:formula="of:=ROUND([.G547];0)" office:value-type="float" office:value="49" calcext:value-type="float">
            <text:p>49</text:p>
          </table:table-cell>
          <table:table-cell office:value-type="float" office:value="49" calcext:value-type="float">
            <text:p>49</text:p>
          </table:table-cell>
          <table:table-cell table:number-columns-repeated="1015"/>
        </table:table-row>
        <table:table-row table:style-name="ro1">
          <table:table-cell office:value-type="float" office:value="667" calcext:value-type="float">
            <text:p>667</text:p>
          </table:table-cell>
          <table:table-cell table:formula="of:=-54.52*LN([.A548])+363.75" office:value-type="float" office:value="9.21788669668018" calcext:value-type="float">
            <text:p>9.22</text:p>
          </table:table-cell>
          <table:table-cell table:style-name="ce3" office:value-type="float" office:value="9.21788669668018" calcext:value-type="float">
            <text:p>9.22</text:p>
          </table:table-cell>
          <table:table-cell table:formula="of:=INT(ROUND([.C548];0))" office:value-type="float" office:value="9" calcext:value-type="float">
            <text:p>9</text:p>
          </table:table-cell>
          <table:table-cell office:value-type="float" office:value="9" calcext:value-type="float">
            <text:p>9</text:p>
          </table:table-cell>
          <table:table-cell table:formula="of:=[.B548]*9/5+32" office:value-type="float" office:value="48.5921960540243" calcext:value-type="float">
            <text:p>48.592196054</text:p>
          </table:table-cell>
          <table:table-cell office:value-type="float" office:value="48.5921960540243" calcext:value-type="float">
            <text:p>48.592196054</text:p>
          </table:table-cell>
          <table:table-cell table:formula="of:=ROUND([.G548];0)" office:value-type="float" office:value="49" calcext:value-type="float">
            <text:p>49</text:p>
          </table:table-cell>
          <table:table-cell office:value-type="float" office:value="49" calcext:value-type="float">
            <text:p>49</text:p>
          </table:table-cell>
          <table:table-cell table:number-columns-repeated="1015"/>
        </table:table-row>
        <table:table-row table:style-name="ro1">
          <table:table-cell office:value-type="float" office:value="668" calcext:value-type="float">
            <text:p>668</text:p>
          </table:table-cell>
          <table:table-cell table:formula="of:=-54.52*LN([.A549])+363.75" office:value-type="float" office:value="9.13620877878208" calcext:value-type="float">
            <text:p>9.14</text:p>
          </table:table-cell>
          <table:table-cell table:style-name="ce3" office:value-type="float" office:value="9.13620877878208" calcext:value-type="float">
            <text:p>9.14</text:p>
          </table:table-cell>
          <table:table-cell table:formula="of:=INT(ROUND([.C549];0))" office:value-type="float" office:value="9" calcext:value-type="float">
            <text:p>9</text:p>
          </table:table-cell>
          <table:table-cell office:value-type="float" office:value="9" calcext:value-type="float">
            <text:p>9</text:p>
          </table:table-cell>
          <table:table-cell table:formula="of:=[.B549]*9/5+32" office:value-type="float" office:value="48.4451758018077" calcext:value-type="float">
            <text:p>48.4451758018</text:p>
          </table:table-cell>
          <table:table-cell office:value-type="float" office:value="48.4451758018077" calcext:value-type="float">
            <text:p>48.4451758018</text:p>
          </table:table-cell>
          <table:table-cell table:formula="of:=ROUND([.G549];0)" office:value-type="float" office:value="48" calcext:value-type="float">
            <text:p>48</text:p>
          </table:table-cell>
          <table:table-cell office:value-type="float" office:value="48" calcext:value-type="float">
            <text:p>48</text:p>
          </table:table-cell>
          <table:table-cell table:number-columns-repeated="1015"/>
        </table:table-row>
        <table:table-row table:style-name="ro1">
          <table:table-cell office:value-type="float" office:value="669" calcext:value-type="float">
            <text:p>669</text:p>
          </table:table-cell>
          <table:table-cell table:formula="of:=-54.52*LN([.A550])+363.75" office:value-type="float" office:value="9.05465304180893" calcext:value-type="float">
            <text:p>9.05</text:p>
          </table:table-cell>
          <table:table-cell table:style-name="ce3" office:value-type="float" office:value="9.05465304180893" calcext:value-type="float">
            <text:p>9.05</text:p>
          </table:table-cell>
          <table:table-cell table:formula="of:=INT(ROUND([.C550];0))" office:value-type="float" office:value="9" calcext:value-type="float">
            <text:p>9</text:p>
          </table:table-cell>
          <table:table-cell office:value-type="float" office:value="9" calcext:value-type="float">
            <text:p>9</text:p>
          </table:table-cell>
          <table:table-cell table:formula="of:=[.B550]*9/5+32" office:value-type="float" office:value="48.2983754752561" calcext:value-type="float">
            <text:p>48.2983754753</text:p>
          </table:table-cell>
          <table:table-cell office:value-type="float" office:value="48.2983754752561" calcext:value-type="float">
            <text:p>48.2983754753</text:p>
          </table:table-cell>
          <table:table-cell table:formula="of:=ROUND([.G550];0)" office:value-type="float" office:value="48" calcext:value-type="float">
            <text:p>48</text:p>
          </table:table-cell>
          <table:table-cell office:value-type="float" office:value="48" calcext:value-type="float">
            <text:p>48</text:p>
          </table:table-cell>
          <table:table-cell table:number-columns-repeated="1015"/>
        </table:table-row>
        <table:table-row table:style-name="ro1">
          <table:table-cell office:value-type="float" office:value="670" calcext:value-type="float">
            <text:p>670</text:p>
          </table:table-cell>
          <table:table-cell table:formula="of:=-54.52*LN([.A551])+363.75" office:value-type="float" office:value="8.97321912076916" calcext:value-type="float">
            <text:p>8.97</text:p>
          </table:table-cell>
          <table:table-cell table:style-name="ce3" office:value-type="float" office:value="8.97321912076916" calcext:value-type="float">
            <text:p>8.97</text:p>
          </table:table-cell>
          <table:table-cell table:formula="of:=INT(ROUND([.C551];0))" office:value-type="float" office:value="9" calcext:value-type="float">
            <text:p>9</text:p>
          </table:table-cell>
          <table:table-cell office:value-type="float" office:value="9" calcext:value-type="float">
            <text:p>9</text:p>
          </table:table-cell>
          <table:table-cell table:formula="of:=[.B551]*9/5+32" office:value-type="float" office:value="48.1517944173845" calcext:value-type="float">
            <text:p>48.1517944174</text:p>
          </table:table-cell>
          <table:table-cell office:value-type="float" office:value="48.1517944173845" calcext:value-type="float">
            <text:p>48.1517944174</text:p>
          </table:table-cell>
          <table:table-cell table:formula="of:=ROUND([.G551];0)" office:value-type="float" office:value="48" calcext:value-type="float">
            <text:p>48</text:p>
          </table:table-cell>
          <table:table-cell office:value-type="float" office:value="48" calcext:value-type="float">
            <text:p>48</text:p>
          </table:table-cell>
          <table:table-cell table:number-columns-repeated="1015"/>
        </table:table-row>
        <table:table-row table:style-name="ro1">
          <table:table-cell office:value-type="float" office:value="671" calcext:value-type="float">
            <text:p>671</text:p>
          </table:table-cell>
          <table:table-cell table:formula="of:=-54.52*LN([.A552])+363.75" office:value-type="float" office:value="8.89190665230387" calcext:value-type="float">
            <text:p>8.89</text:p>
          </table:table-cell>
          <table:table-cell table:style-name="ce3" office:value-type="float" office:value="8.89190665230387" calcext:value-type="float">
            <text:p>8.89</text:p>
          </table:table-cell>
          <table:table-cell table:formula="of:=INT(ROUND([.C552];0))" office:value-type="float" office:value="9" calcext:value-type="float">
            <text:p>9</text:p>
          </table:table-cell>
          <table:table-cell office:value-type="float" office:value="9" calcext:value-type="float">
            <text:p>9</text:p>
          </table:table-cell>
          <table:table-cell table:formula="of:=[.B552]*9/5+32" office:value-type="float" office:value="48.005431974147" calcext:value-type="float">
            <text:p>48.0054319741</text:p>
          </table:table-cell>
          <table:table-cell office:value-type="float" office:value="48.005431974147" calcext:value-type="float">
            <text:p>48.0054319741</text:p>
          </table:table-cell>
          <table:table-cell table:formula="of:=ROUND([.G552];0)" office:value-type="float" office:value="48" calcext:value-type="float">
            <text:p>48</text:p>
          </table:table-cell>
          <table:table-cell office:value-type="float" office:value="48" calcext:value-type="float">
            <text:p>48</text:p>
          </table:table-cell>
          <table:table-cell table:number-columns-repeated="1015"/>
        </table:table-row>
        <table:table-row table:style-name="ro1">
          <table:table-cell office:value-type="float" office:value="672" calcext:value-type="float">
            <text:p>672</text:p>
          </table:table-cell>
          <table:table-cell table:formula="of:=-54.52*LN([.A553])+363.75" office:value-type="float" office:value="8.81071527467788" calcext:value-type="float">
            <text:p>8.81</text:p>
          </table:table-cell>
          <table:table-cell table:style-name="ce3" office:value-type="float" office:value="8.81071527467788" calcext:value-type="float">
            <text:p>8.81</text:p>
          </table:table-cell>
          <table:table-cell table:formula="of:=INT(ROUND([.C553];0))" office:value-type="float" office:value="9" calcext:value-type="float">
            <text:p>9</text:p>
          </table:table-cell>
          <table:table-cell office:value-type="float" office:value="9" calcext:value-type="float">
            <text:p>9</text:p>
          </table:table-cell>
          <table:table-cell table:formula="of:=[.B553]*9/5+32" office:value-type="float" office:value="47.8592874944202" calcext:value-type="float">
            <text:p>47.8592874944</text:p>
          </table:table-cell>
          <table:table-cell office:value-type="float" office:value="47.8592874944202" calcext:value-type="float">
            <text:p>47.8592874944</text:p>
          </table:table-cell>
          <table:table-cell table:formula="of:=ROUND([.G553];0)" office:value-type="float" office:value="48" calcext:value-type="float">
            <text:p>48</text:p>
          </table:table-cell>
          <table:table-cell office:value-type="float" office:value="48" calcext:value-type="float">
            <text:p>48</text:p>
          </table:table-cell>
          <table:table-cell table:number-columns-repeated="1015"/>
        </table:table-row>
        <table:table-row table:style-name="ro1">
          <table:table-cell office:value-type="float" office:value="673" calcext:value-type="float">
            <text:p>673</text:p>
          </table:table-cell>
          <table:table-cell table:formula="of:=-54.52*LN([.A554])+363.75" office:value-type="float" office:value="8.7296446277694" calcext:value-type="float">
            <text:p>8.73</text:p>
          </table:table-cell>
          <table:table-cell table:style-name="ce3" office:value-type="float" office:value="8.7296446277694" calcext:value-type="float">
            <text:p>8.73</text:p>
          </table:table-cell>
          <table:table-cell table:formula="of:=INT(ROUND([.C554];0))" office:value-type="float" office:value="9" calcext:value-type="float">
            <text:p>9</text:p>
          </table:table-cell>
          <table:table-cell office:value-type="float" office:value="9" calcext:value-type="float">
            <text:p>9</text:p>
          </table:table-cell>
          <table:table-cell table:formula="of:=[.B554]*9/5+32" office:value-type="float" office:value="47.7133603299849" calcext:value-type="float">
            <text:p>47.71336033</text:p>
          </table:table-cell>
          <table:table-cell office:value-type="float" office:value="47.7133603299849" calcext:value-type="float">
            <text:p>47.71336033</text:p>
          </table:table-cell>
          <table:table-cell table:formula="of:=ROUND([.G554];0)" office:value-type="float" office:value="48" calcext:value-type="float">
            <text:p>48</text:p>
          </table:table-cell>
          <table:table-cell office:value-type="float" office:value="48" calcext:value-type="float">
            <text:p>48</text:p>
          </table:table-cell>
          <table:table-cell table:number-columns-repeated="1015"/>
        </table:table-row>
        <table:table-row table:style-name="ro1">
          <table:table-cell office:value-type="float" office:value="674" calcext:value-type="float">
            <text:p>674</text:p>
          </table:table-cell>
          <table:table-cell table:formula="of:=-54.52*LN([.A555])+363.75" office:value-type="float" office:value="8.64869435306099" calcext:value-type="float">
            <text:p>8.65</text:p>
          </table:table-cell>
          <table:table-cell table:style-name="ce3" office:value-type="float" office:value="8.64869435306099" calcext:value-type="float">
            <text:p>8.65</text:p>
          </table:table-cell>
          <table:table-cell table:formula="of:=INT(ROUND([.C555];0))" office:value-type="float" office:value="9" calcext:value-type="float">
            <text:p>9</text:p>
          </table:table-cell>
          <table:table-cell office:value-type="float" office:value="9" calcext:value-type="float">
            <text:p>9</text:p>
          </table:table-cell>
          <table:table-cell table:formula="of:=[.B555]*9/5+32" office:value-type="float" office:value="47.5676498355098" calcext:value-type="float">
            <text:p>47.5676498355</text:p>
          </table:table-cell>
          <table:table-cell office:value-type="float" office:value="47.5676498355098" calcext:value-type="float">
            <text:p>47.5676498355</text:p>
          </table:table-cell>
          <table:table-cell table:formula="of:=ROUND([.G555];0)" office:value-type="float" office:value="48" calcext:value-type="float">
            <text:p>48</text:p>
          </table:table-cell>
          <table:table-cell office:value-type="float" office:value="48" calcext:value-type="float">
            <text:p>48</text:p>
          </table:table-cell>
          <table:table-cell table:number-columns-repeated="1015"/>
        </table:table-row>
        <table:table-row table:style-name="ro1">
          <table:table-cell office:value-type="float" office:value="675" calcext:value-type="float">
            <text:p>675</text:p>
          </table:table-cell>
          <table:table-cell table:formula="of:=-54.52*LN([.A556])+363.75" office:value-type="float" office:value="8.56786409362962" calcext:value-type="float">
            <text:p>8.57</text:p>
          </table:table-cell>
          <table:table-cell table:style-name="ce3" office:value-type="float" office:value="8.56786409362962" calcext:value-type="float">
            <text:p>8.57</text:p>
          </table:table-cell>
          <table:table-cell table:formula="of:=INT(ROUND([.C556];0))" office:value-type="float" office:value="9" calcext:value-type="float">
            <text:p>9</text:p>
          </table:table-cell>
          <table:table-cell office:value-type="float" office:value="9" calcext:value-type="float">
            <text:p>9</text:p>
          </table:table-cell>
          <table:table-cell table:formula="of:=[.B556]*9/5+32" office:value-type="float" office:value="47.4221553685333" calcext:value-type="float">
            <text:p>47.4221553685</text:p>
          </table:table-cell>
          <table:table-cell office:value-type="float" office:value="47.4221553685333" calcext:value-type="float">
            <text:p>47.4221553685</text:p>
          </table:table-cell>
          <table:table-cell table:formula="of:=ROUND([.G556];0)" office:value-type="float" office:value="47" calcext:value-type="float">
            <text:p>47</text:p>
          </table:table-cell>
          <table:table-cell office:value-type="float" office:value="47" calcext:value-type="float">
            <text:p>47</text:p>
          </table:table-cell>
          <table:table-cell table:number-columns-repeated="1015"/>
        </table:table-row>
        <table:table-row table:style-name="ro1">
          <table:table-cell office:value-type="float" office:value="676" calcext:value-type="float">
            <text:p>676</text:p>
          </table:table-cell>
          <table:table-cell table:formula="of:=-54.52*LN([.A557])+363.75" office:value-type="float" office:value="8.48715349413754" calcext:value-type="float">
            <text:p>8.49</text:p>
          </table:table-cell>
          <table:table-cell table:style-name="ce3" office:value-type="float" office:value="8.48715349413754" calcext:value-type="float">
            <text:p>8.49</text:p>
          </table:table-cell>
          <table:table-cell table:formula="of:=INT(ROUND([.C557];0))" office:value-type="float" office:value="8" calcext:value-type="float">
            <text:p>8</text:p>
          </table:table-cell>
          <table:table-cell office:value-type="float" office:value="8" calcext:value-type="float">
            <text:p>8</text:p>
          </table:table-cell>
          <table:table-cell table:formula="of:=[.B557]*9/5+32" office:value-type="float" office:value="47.2768762894476" calcext:value-type="float">
            <text:p>47.2768762894</text:p>
          </table:table-cell>
          <table:table-cell office:value-type="float" office:value="47.2768762894476" calcext:value-type="float">
            <text:p>47.2768762894</text:p>
          </table:table-cell>
          <table:table-cell table:formula="of:=ROUND([.G557];0)" office:value-type="float" office:value="47" calcext:value-type="float">
            <text:p>47</text:p>
          </table:table-cell>
          <table:table-cell office:value-type="float" office:value="47" calcext:value-type="float">
            <text:p>47</text:p>
          </table:table-cell>
          <table:table-cell table:number-columns-repeated="1015"/>
        </table:table-row>
        <table:table-row table:style-name="ro1">
          <table:table-cell office:value-type="float" office:value="677" calcext:value-type="float">
            <text:p>677</text:p>
          </table:table-cell>
          <table:table-cell table:formula="of:=-54.52*LN([.A558])+363.75" office:value-type="float" office:value="8.40656220082275" calcext:value-type="float">
            <text:p>8.41</text:p>
          </table:table-cell>
          <table:table-cell table:style-name="ce3" office:value-type="float" office:value="8.40656220082275" calcext:value-type="float">
            <text:p>8.41</text:p>
          </table:table-cell>
          <table:table-cell table:formula="of:=INT(ROUND([.C558];0))" office:value-type="float" office:value="8" calcext:value-type="float">
            <text:p>8</text:p>
          </table:table-cell>
          <table:table-cell office:value-type="float" office:value="8" calcext:value-type="float">
            <text:p>8</text:p>
          </table:table-cell>
          <table:table-cell table:formula="of:=[.B558]*9/5+32" office:value-type="float" office:value="47.131811961481" calcext:value-type="float">
            <text:p>47.1318119615</text:p>
          </table:table-cell>
          <table:table-cell office:value-type="float" office:value="47.131811961481" calcext:value-type="float">
            <text:p>47.1318119615</text:p>
          </table:table-cell>
          <table:table-cell table:formula="of:=ROUND([.G558];0)" office:value-type="float" office:value="47" calcext:value-type="float">
            <text:p>47</text:p>
          </table:table-cell>
          <table:table-cell office:value-type="float" office:value="47" calcext:value-type="float">
            <text:p>47</text:p>
          </table:table-cell>
          <table:table-cell table:number-columns-repeated="1015"/>
        </table:table-row>
        <table:table-row table:style-name="ro1">
          <table:table-cell office:value-type="float" office:value="678" calcext:value-type="float">
            <text:p>678</text:p>
          </table:table-cell>
          <table:table-cell table:formula="of:=-54.52*LN([.A559])+363.75" office:value-type="float" office:value="8.32608986148961" calcext:value-type="float">
            <text:p>8.33</text:p>
          </table:table-cell>
          <table:table-cell table:style-name="ce3" office:value-type="float" office:value="8.32608986148961" calcext:value-type="float">
            <text:p>8.33</text:p>
          </table:table-cell>
          <table:table-cell table:formula="of:=INT(ROUND([.C559];0))" office:value-type="float" office:value="8" calcext:value-type="float">
            <text:p>8</text:p>
          </table:table-cell>
          <table:table-cell office:value-type="float" office:value="8" calcext:value-type="float">
            <text:p>8</text:p>
          </table:table-cell>
          <table:table-cell table:formula="of:=[.B559]*9/5+32" office:value-type="float" office:value="46.9869617506813" calcext:value-type="float">
            <text:p>46.9869617507</text:p>
          </table:table-cell>
          <table:table-cell office:value-type="float" office:value="46.9869617506813" calcext:value-type="float">
            <text:p>46.9869617507</text:p>
          </table:table-cell>
          <table:table-cell table:formula="of:=ROUND([.G559];0)" office:value-type="float" office:value="47" calcext:value-type="float">
            <text:p>47</text:p>
          </table:table-cell>
          <table:table-cell office:value-type="float" office:value="47" calcext:value-type="float">
            <text:p>47</text:p>
          </table:table-cell>
          <table:table-cell table:number-columns-repeated="1015"/>
        </table:table-row>
        <table:table-row table:style-name="ro1">
          <table:table-cell office:value-type="float" office:value="679" calcext:value-type="float">
            <text:p>679</text:p>
          </table:table-cell>
          <table:table-cell table:formula="of:=-54.52*LN([.A560])+363.75" office:value-type="float" office:value="8.24573612549983" calcext:value-type="float">
            <text:p>8.25</text:p>
          </table:table-cell>
          <table:table-cell table:style-name="ce3" office:value-type="float" office:value="8.24573612549983" calcext:value-type="float">
            <text:p>8.25</text:p>
          </table:table-cell>
          <table:table-cell table:formula="of:=INT(ROUND([.C560];0))" office:value-type="float" office:value="8" calcext:value-type="float">
            <text:p>8</text:p>
          </table:table-cell>
          <table:table-cell office:value-type="float" office:value="8" calcext:value-type="float">
            <text:p>8</text:p>
          </table:table-cell>
          <table:table-cell table:formula="of:=[.B560]*9/5+32" office:value-type="float" office:value="46.8423250258997" calcext:value-type="float">
            <text:p>46.8423250259</text:p>
          </table:table-cell>
          <table:table-cell office:value-type="float" office:value="46.8423250258997" calcext:value-type="float">
            <text:p>46.8423250259</text:p>
          </table:table-cell>
          <table:table-cell table:formula="of:=ROUND([.G560];0)" office:value-type="float" office:value="47" calcext:value-type="float">
            <text:p>47</text:p>
          </table:table-cell>
          <table:table-cell office:value-type="float" office:value="47" calcext:value-type="float">
            <text:p>47</text:p>
          </table:table-cell>
          <table:table-cell table:number-columns-repeated="1015"/>
        </table:table-row>
        <table:table-row table:style-name="ro1">
          <table:table-cell office:value-type="float" office:value="680" calcext:value-type="float">
            <text:p>680</text:p>
          </table:table-cell>
          <table:table-cell table:formula="of:=-54.52*LN([.A561])+363.75" office:value-type="float" office:value="8.16550064376327" calcext:value-type="float">
            <text:p>8.17</text:p>
          </table:table-cell>
          <table:table-cell table:style-name="ce3" office:value-type="float" office:value="8.16550064376327" calcext:value-type="float">
            <text:p>8.17</text:p>
          </table:table-cell>
          <table:table-cell table:formula="of:=INT(ROUND([.C561];0))" office:value-type="float" office:value="8" calcext:value-type="float">
            <text:p>8</text:p>
          </table:table-cell>
          <table:table-cell office:value-type="float" office:value="8" calcext:value-type="float">
            <text:p>8</text:p>
          </table:table-cell>
          <table:table-cell table:formula="of:=[.B561]*9/5+32" office:value-type="float" office:value="46.6979011587739" calcext:value-type="float">
            <text:p>46.6979011588</text:p>
          </table:table-cell>
          <table:table-cell office:value-type="float" office:value="46.6979011587739" calcext:value-type="float">
            <text:p>46.6979011588</text:p>
          </table:table-cell>
          <table:table-cell table:formula="of:=ROUND([.G561];0)" office:value-type="float" office:value="47" calcext:value-type="float">
            <text:p>47</text:p>
          </table:table-cell>
          <table:table-cell office:value-type="float" office:value="47" calcext:value-type="float">
            <text:p>47</text:p>
          </table:table-cell>
          <table:table-cell table:number-columns-repeated="1015"/>
        </table:table-row>
        <table:table-row table:style-name="ro1">
          <table:table-cell office:value-type="float" office:value="681" calcext:value-type="float">
            <text:p>681</text:p>
          </table:table-cell>
          <table:table-cell table:formula="of:=-54.52*LN([.A562])+363.75" office:value-type="float" office:value="8.08538306872856" calcext:value-type="float">
            <text:p>8.09</text:p>
          </table:table-cell>
          <table:table-cell table:style-name="ce3" office:value-type="float" office:value="8.08538306872856" calcext:value-type="float">
            <text:p>8.09</text:p>
          </table:table-cell>
          <table:table-cell table:formula="of:=INT(ROUND([.C562];0))" office:value-type="float" office:value="8" calcext:value-type="float">
            <text:p>8</text:p>
          </table:table-cell>
          <table:table-cell office:value-type="float" office:value="8" calcext:value-type="float">
            <text:p>8</text:p>
          </table:table-cell>
          <table:table-cell table:formula="of:=[.B562]*9/5+32" office:value-type="float" office:value="46.5536895237114" calcext:value-type="float">
            <text:p>46.5536895237</text:p>
          </table:table-cell>
          <table:table-cell office:value-type="float" office:value="46.5536895237114" calcext:value-type="float">
            <text:p>46.5536895237</text:p>
          </table:table-cell>
          <table:table-cell table:formula="of:=ROUND([.G562];0)" office:value-type="float" office:value="47" calcext:value-type="float">
            <text:p>47</text:p>
          </table:table-cell>
          <table:table-cell office:value-type="float" office:value="47" calcext:value-type="float">
            <text:p>47</text:p>
          </table:table-cell>
          <table:table-cell table:number-columns-repeated="1015"/>
        </table:table-row>
        <table:table-row table:style-name="ro1">
          <table:table-cell office:value-type="float" office:value="682" calcext:value-type="float">
            <text:p>682</text:p>
          </table:table-cell>
          <table:table-cell table:formula="of:=-54.52*LN([.A563])+363.75" office:value-type="float" office:value="8.00538305437442" calcext:value-type="float">
            <text:p>8.01</text:p>
          </table:table-cell>
          <table:table-cell table:style-name="ce3" office:value-type="float" office:value="8.00538305437442" calcext:value-type="float">
            <text:p>8.01</text:p>
          </table:table-cell>
          <table:table-cell table:formula="of:=INT(ROUND([.C563];0))" office:value-type="float" office:value="8" calcext:value-type="float">
            <text:p>8</text:p>
          </table:table-cell>
          <table:table-cell office:value-type="float" office:value="8" calcext:value-type="float">
            <text:p>8</text:p>
          </table:table-cell>
          <table:table-cell table:formula="of:=[.B563]*9/5+32" office:value-type="float" office:value="46.409689497874" calcext:value-type="float">
            <text:p>46.4096894979</text:p>
          </table:table-cell>
          <table:table-cell office:value-type="float" office:value="46.409689497874" calcext:value-type="float">
            <text:p>46.4096894979</text:p>
          </table:table-cell>
          <table:table-cell table:formula="of:=ROUND([.G563];0)" office:value-type="float" office:value="46" calcext:value-type="float">
            <text:p>46</text:p>
          </table:table-cell>
          <table:table-cell office:value-type="float" office:value="46" calcext:value-type="float">
            <text:p>46</text:p>
          </table:table-cell>
          <table:table-cell table:number-columns-repeated="1015"/>
        </table:table-row>
        <table:table-row table:style-name="ro1">
          <table:table-cell office:value-type="float" office:value="683" calcext:value-type="float">
            <text:p>683</text:p>
          </table:table-cell>
          <table:table-cell table:formula="of:=-54.52*LN([.A564])+363.75" office:value-type="float" office:value="7.92550025620051" calcext:value-type="float">
            <text:p>7.93</text:p>
          </table:table-cell>
          <table:table-cell table:style-name="ce3" office:value-type="float" office:value="7.92550025620051" calcext:value-type="float">
            <text:p>7.93</text:p>
          </table:table-cell>
          <table:table-cell table:formula="of:=INT(ROUND([.C564];0))" office:value-type="float" office:value="8" calcext:value-type="float">
            <text:p>8</text:p>
          </table:table-cell>
          <table:table-cell office:value-type="float" office:value="8" calcext:value-type="float">
            <text:p>8</text:p>
          </table:table-cell>
          <table:table-cell table:formula="of:=[.B564]*9/5+32" office:value-type="float" office:value="46.2659004611609" calcext:value-type="float">
            <text:p>46.2659004612</text:p>
          </table:table-cell>
          <table:table-cell office:value-type="float" office:value="46.2659004611609" calcext:value-type="float">
            <text:p>46.2659004612</text:p>
          </table:table-cell>
          <table:table-cell table:formula="of:=ROUND([.G564];0)" office:value-type="float" office:value="46" calcext:value-type="float">
            <text:p>46</text:p>
          </table:table-cell>
          <table:table-cell office:value-type="float" office:value="46" calcext:value-type="float">
            <text:p>46</text:p>
          </table:table-cell>
          <table:table-cell table:number-columns-repeated="1015"/>
        </table:table-row>
        <table:table-row table:style-name="ro1">
          <table:table-cell office:value-type="float" office:value="684" calcext:value-type="float">
            <text:p>684</text:p>
          </table:table-cell>
          <table:table-cell table:formula="of:=-54.52*LN([.A565])+363.75" office:value-type="float" office:value="7.84573433121852" calcext:value-type="float">
            <text:p>7.85</text:p>
          </table:table-cell>
          <table:table-cell table:style-name="ce3" office:value-type="float" office:value="7.84573433121852" calcext:value-type="float">
            <text:p>7.85</text:p>
          </table:table-cell>
          <table:table-cell table:formula="of:=INT(ROUND([.C565];0))" office:value-type="float" office:value="8" calcext:value-type="float">
            <text:p>8</text:p>
          </table:table-cell>
          <table:table-cell office:value-type="float" office:value="8" calcext:value-type="float">
            <text:p>8</text:p>
          </table:table-cell>
          <table:table-cell table:formula="of:=[.B565]*9/5+32" office:value-type="float" office:value="46.1223217961933" calcext:value-type="float">
            <text:p>46.1223217962</text:p>
          </table:table-cell>
          <table:table-cell office:value-type="float" office:value="46.1223217961933" calcext:value-type="float">
            <text:p>46.1223217962</text:p>
          </table:table-cell>
          <table:table-cell table:formula="of:=ROUND([.G565];0)" office:value-type="float" office:value="46" calcext:value-type="float">
            <text:p>46</text:p>
          </table:table-cell>
          <table:table-cell office:value-type="float" office:value="46" calcext:value-type="float">
            <text:p>46</text:p>
          </table:table-cell>
          <table:table-cell table:number-columns-repeated="1015"/>
        </table:table-row>
        <table:table-row table:style-name="ro1">
          <table:table-cell office:value-type="float" office:value="685" calcext:value-type="float">
            <text:p>685</text:p>
          </table:table-cell>
          <table:table-cell table:formula="of:=-54.52*LN([.A566])+363.75" office:value-type="float" office:value="7.76608493794345" calcext:value-type="float">
            <text:p>7.77</text:p>
          </table:table-cell>
          <table:table-cell table:style-name="ce3" office:value-type="float" office:value="7.76608493794345" calcext:value-type="float">
            <text:p>7.77</text:p>
          </table:table-cell>
          <table:table-cell table:formula="of:=INT(ROUND([.C566];0))" office:value-type="float" office:value="8" calcext:value-type="float">
            <text:p>8</text:p>
          </table:table-cell>
          <table:table-cell office:value-type="float" office:value="8" calcext:value-type="float">
            <text:p>8</text:p>
          </table:table-cell>
          <table:table-cell table:formula="of:=[.B566]*9/5+32" office:value-type="float" office:value="45.9789528882982" calcext:value-type="float">
            <text:p>45.9789528883</text:p>
          </table:table-cell>
          <table:table-cell office:value-type="float" office:value="45.9789528882982" calcext:value-type="float">
            <text:p>45.9789528883</text:p>
          </table:table-cell>
          <table:table-cell table:formula="of:=ROUND([.G566];0)" office:value-type="float" office:value="46" calcext:value-type="float">
            <text:p>46</text:p>
          </table:table-cell>
          <table:table-cell office:value-type="float" office:value="46" calcext:value-type="float">
            <text:p>46</text:p>
          </table:table-cell>
          <table:table-cell table:number-columns-repeated="1015"/>
        </table:table-row>
        <table:table-row table:style-name="ro1">
          <table:table-cell office:value-type="float" office:value="686" calcext:value-type="float">
            <text:p>686</text:p>
          </table:table-cell>
          <table:table-cell table:formula="of:=-54.52*LN([.A567])+363.75" office:value-type="float" office:value="7.68655173638473" calcext:value-type="float">
            <text:p>7.69</text:p>
          </table:table-cell>
          <table:table-cell table:style-name="ce3" office:value-type="float" office:value="7.68655173638473" calcext:value-type="float">
            <text:p>7.69</text:p>
          </table:table-cell>
          <table:table-cell table:formula="of:=INT(ROUND([.C567];0))" office:value-type="float" office:value="8" calcext:value-type="float">
            <text:p>8</text:p>
          </table:table-cell>
          <table:table-cell office:value-type="float" office:value="8" calcext:value-type="float">
            <text:p>8</text:p>
          </table:table-cell>
          <table:table-cell table:formula="of:=[.B567]*9/5+32" office:value-type="float" office:value="45.8357931254925" calcext:value-type="float">
            <text:p>45.8357931255</text:p>
          </table:table-cell>
          <table:table-cell office:value-type="float" office:value="45.8357931254925" calcext:value-type="float">
            <text:p>45.8357931255</text:p>
          </table:table-cell>
          <table:table-cell table:formula="of:=ROUND([.G567];0)" office:value-type="float" office:value="46" calcext:value-type="float">
            <text:p>46</text:p>
          </table:table-cell>
          <table:table-cell office:value-type="float" office:value="46" calcext:value-type="float">
            <text:p>46</text:p>
          </table:table-cell>
          <table:table-cell table:number-columns-repeated="1015"/>
        </table:table-row>
        <table:table-row table:style-name="ro1">
          <table:table-cell office:value-type="float" office:value="687" calcext:value-type="float">
            <text:p>687</text:p>
          </table:table-cell>
          <table:table-cell table:formula="of:=-54.52*LN([.A568])+363.75" office:value-type="float" office:value="7.60713438803754" calcext:value-type="float">
            <text:p>7.61</text:p>
          </table:table-cell>
          <table:table-cell table:style-name="ce3" office:value-type="float" office:value="7.60713438803754" calcext:value-type="float">
            <text:p>7.61</text:p>
          </table:table-cell>
          <table:table-cell table:formula="of:=INT(ROUND([.C568];0))" office:value-type="float" office:value="8" calcext:value-type="float">
            <text:p>8</text:p>
          </table:table-cell>
          <table:table-cell office:value-type="float" office:value="8" calcext:value-type="float">
            <text:p>8</text:p>
          </table:table-cell>
          <table:table-cell table:formula="of:=[.B568]*9/5+32" office:value-type="float" office:value="45.6928418984676" calcext:value-type="float">
            <text:p>45.6928418985</text:p>
          </table:table-cell>
          <table:table-cell office:value-type="float" office:value="45.6928418984676" calcext:value-type="float">
            <text:p>45.6928418985</text:p>
          </table:table-cell>
          <table:table-cell table:formula="of:=ROUND([.G568];0)" office:value-type="float" office:value="46" calcext:value-type="float">
            <text:p>46</text:p>
          </table:table-cell>
          <table:table-cell office:value-type="float" office:value="46" calcext:value-type="float">
            <text:p>46</text:p>
          </table:table-cell>
          <table:table-cell table:number-columns-repeated="1015"/>
        </table:table-row>
        <table:table-row table:style-name="ro1">
          <table:table-cell office:value-type="float" office:value="688" calcext:value-type="float">
            <text:p>688</text:p>
          </table:table-cell>
          <table:table-cell table:formula="of:=-54.52*LN([.A569])+363.75" office:value-type="float" office:value="7.52783255587411" calcext:value-type="float">
            <text:p>7.53</text:p>
          </table:table-cell>
          <table:table-cell table:style-name="ce3" office:value-type="float" office:value="7.52783255587411" calcext:value-type="float">
            <text:p>7.53</text:p>
          </table:table-cell>
          <table:table-cell table:formula="of:=INT(ROUND([.C569];0))" office:value-type="float" office:value="8" calcext:value-type="float">
            <text:p>8</text:p>
          </table:table-cell>
          <table:table-cell office:value-type="float" office:value="8" calcext:value-type="float">
            <text:p>8</text:p>
          </table:table-cell>
          <table:table-cell table:formula="of:=[.B569]*9/5+32" office:value-type="float" office:value="45.5500986005734" calcext:value-type="float">
            <text:p>45.5500986006</text:p>
          </table:table-cell>
          <table:table-cell office:value-type="float" office:value="45.5500986005734" calcext:value-type="float">
            <text:p>45.5500986006</text:p>
          </table:table-cell>
          <table:table-cell table:formula="of:=ROUND([.G569];0)" office:value-type="float" office:value="46" calcext:value-type="float">
            <text:p>46</text:p>
          </table:table-cell>
          <table:table-cell office:value-type="float" office:value="46" calcext:value-type="float">
            <text:p>46</text:p>
          </table:table-cell>
          <table:table-cell table:number-columns-repeated="1015"/>
        </table:table-row>
        <table:table-row table:style-name="ro1">
          <table:table-cell office:value-type="float" office:value="689" calcext:value-type="float">
            <text:p>689</text:p>
          </table:table-cell>
          <table:table-cell table:formula="of:=-54.52*LN([.A570])+363.75" office:value-type="float" office:value="7.44864590433531" calcext:value-type="float">
            <text:p>7.45</text:p>
          </table:table-cell>
          <table:table-cell table:style-name="ce3" office:value-type="float" office:value="7.44864590433531" calcext:value-type="float">
            <text:p>7.45</text:p>
          </table:table-cell>
          <table:table-cell table:formula="of:=INT(ROUND([.C570];0))" office:value-type="float" office:value="7" calcext:value-type="float">
            <text:p>7</text:p>
          </table:table-cell>
          <table:table-cell office:value-type="float" office:value="7" calcext:value-type="float">
            <text:p>7</text:p>
          </table:table-cell>
          <table:table-cell table:formula="of:=[.B570]*9/5+32" office:value-type="float" office:value="45.4075626278036" calcext:value-type="float">
            <text:p>45.4075626278</text:p>
          </table:table-cell>
          <table:table-cell office:value-type="float" office:value="45.4075626278036" calcext:value-type="float">
            <text:p>45.4075626278</text:p>
          </table:table-cell>
          <table:table-cell table:formula="of:=ROUND([.G570];0)" office:value-type="float" office:value="45" calcext:value-type="float">
            <text:p>45</text:p>
          </table:table-cell>
          <table:table-cell office:value-type="float" office:value="45" calcext:value-type="float">
            <text:p>45</text:p>
          </table:table-cell>
          <table:table-cell table:number-columns-repeated="1015"/>
        </table:table-row>
        <table:table-row table:style-name="ro1">
          <table:table-cell office:value-type="float" office:value="690" calcext:value-type="float">
            <text:p>690</text:p>
          </table:table-cell>
          <table:table-cell table:formula="of:=-54.52*LN([.A571])+363.75" office:value-type="float" office:value="7.36957409932205" calcext:value-type="float">
            <text:p>7.37</text:p>
          </table:table-cell>
          <table:table-cell table:style-name="ce3" office:value-type="float" office:value="7.36957409932205" calcext:value-type="float">
            <text:p>7.37</text:p>
          </table:table-cell>
          <table:table-cell table:formula="of:=INT(ROUND([.C571];0))" office:value-type="float" office:value="7" calcext:value-type="float">
            <text:p>7</text:p>
          </table:table-cell>
          <table:table-cell office:value-type="float" office:value="7" calcext:value-type="float">
            <text:p>7</text:p>
          </table:table-cell>
          <table:table-cell table:formula="of:=[.B571]*9/5+32" office:value-type="float" office:value="45.2652333787797" calcext:value-type="float">
            <text:p>45.2652333788</text:p>
          </table:table-cell>
          <table:table-cell office:value-type="float" office:value="45.2652333787797" calcext:value-type="float">
            <text:p>45.2652333788</text:p>
          </table:table-cell>
          <table:table-cell table:formula="of:=ROUND([.G571];0)" office:value-type="float" office:value="45" calcext:value-type="float">
            <text:p>45</text:p>
          </table:table-cell>
          <table:table-cell office:value-type="float" office:value="45" calcext:value-type="float">
            <text:p>45</text:p>
          </table:table-cell>
          <table:table-cell table:number-columns-repeated="1015"/>
        </table:table-row>
        <table:table-row table:style-name="ro1">
          <table:table-cell office:value-type="float" office:value="691" calcext:value-type="float">
            <text:p>691</text:p>
          </table:table-cell>
          <table:table-cell table:formula="of:=-54.52*LN([.A572])+363.75" office:value-type="float" office:value="7.2906168081866" calcext:value-type="float">
            <text:p>7.29</text:p>
          </table:table-cell>
          <table:table-cell table:style-name="ce3" office:value-type="float" office:value="7.2906168081866" calcext:value-type="float">
            <text:p>7.29</text:p>
          </table:table-cell>
          <table:table-cell table:formula="of:=INT(ROUND([.C572];0))" office:value-type="float" office:value="7" calcext:value-type="float">
            <text:p>7</text:p>
          </table:table-cell>
          <table:table-cell office:value-type="float" office:value="7" calcext:value-type="float">
            <text:p>7</text:p>
          </table:table-cell>
          <table:table-cell table:formula="of:=[.B572]*9/5+32" office:value-type="float" office:value="45.1231102547359" calcext:value-type="float">
            <text:p>45.1231102547</text:p>
          </table:table-cell>
          <table:table-cell office:value-type="float" office:value="45.1231102547359" calcext:value-type="float">
            <text:p>45.1231102547</text:p>
          </table:table-cell>
          <table:table-cell table:formula="of:=ROUND([.G572];0)" office:value-type="float" office:value="45" calcext:value-type="float">
            <text:p>45</text:p>
          </table:table-cell>
          <table:table-cell office:value-type="float" office:value="45" calcext:value-type="float">
            <text:p>45</text:p>
          </table:table-cell>
          <table:table-cell table:number-columns-repeated="1015"/>
        </table:table-row>
        <table:table-row table:style-name="ro1">
          <table:table-cell office:value-type="float" office:value="692" calcext:value-type="float">
            <text:p>692</text:p>
          </table:table-cell>
          <table:table-cell table:formula="of:=-54.52*LN([.A573])+363.75" office:value-type="float" office:value="7.21177369972463" calcext:value-type="float">
            <text:p>7.21</text:p>
          </table:table-cell>
          <table:table-cell table:style-name="ce3" office:value-type="float" office:value="7.21177369972463" calcext:value-type="float">
            <text:p>7.21</text:p>
          </table:table-cell>
          <table:table-cell table:formula="of:=INT(ROUND([.C573];0))" office:value-type="float" office:value="7" calcext:value-type="float">
            <text:p>7</text:p>
          </table:table-cell>
          <table:table-cell office:value-type="float" office:value="7" calcext:value-type="float">
            <text:p>7</text:p>
          </table:table-cell>
          <table:table-cell table:formula="of:=[.B573]*9/5+32" office:value-type="float" office:value="44.9811926595043" calcext:value-type="float">
            <text:p>44.9811926595</text:p>
          </table:table-cell>
          <table:table-cell office:value-type="float" office:value="44.9811926595043" calcext:value-type="float">
            <text:p>44.9811926595</text:p>
          </table:table-cell>
          <table:table-cell table:formula="of:=ROUND([.G573];0)" office:value-type="float" office:value="45" calcext:value-type="float">
            <text:p>45</text:p>
          </table:table-cell>
          <table:table-cell office:value-type="float" office:value="45" calcext:value-type="float">
            <text:p>45</text:p>
          </table:table-cell>
          <table:table-cell table:number-columns-repeated="1015"/>
        </table:table-row>
        <table:table-row table:style-name="ro1">
          <table:table-cell office:value-type="float" office:value="693" calcext:value-type="float">
            <text:p>693</text:p>
          </table:table-cell>
          <table:table-cell table:formula="of:=-54.52*LN([.A574])+363.75" office:value-type="float" office:value="7.13304444416644" calcext:value-type="float">
            <text:p>7.13</text:p>
          </table:table-cell>
          <table:table-cell table:style-name="ce3" office:value-type="float" office:value="7.13304444416644" calcext:value-type="float">
            <text:p>7.13</text:p>
          </table:table-cell>
          <table:table-cell table:formula="of:=INT(ROUND([.C574];0))" office:value-type="float" office:value="7" calcext:value-type="float">
            <text:p>7</text:p>
          </table:table-cell>
          <table:table-cell office:value-type="float" office:value="7" calcext:value-type="float">
            <text:p>7</text:p>
          </table:table-cell>
          <table:table-cell table:formula="of:=[.B574]*9/5+32" office:value-type="float" office:value="44.8394799994996" calcext:value-type="float">
            <text:p>44.8394799995</text:p>
          </table:table-cell>
          <table:table-cell office:value-type="float" office:value="44.8394799994996" calcext:value-type="float">
            <text:p>44.8394799995</text:p>
          </table:table-cell>
          <table:table-cell table:formula="of:=ROUND([.G574];0)" office:value-type="float" office:value="45" calcext:value-type="float">
            <text:p>45</text:p>
          </table:table-cell>
          <table:table-cell office:value-type="float" office:value="45" calcext:value-type="float">
            <text:p>45</text:p>
          </table:table-cell>
          <table:table-cell table:number-columns-repeated="1015"/>
        </table:table-row>
        <table:table-row table:style-name="ro1">
          <table:table-cell office:value-type="float" office:value="694" calcext:value-type="float">
            <text:p>694</text:p>
          </table:table-cell>
          <table:table-cell table:formula="of:=-54.52*LN([.A575])+363.75" office:value-type="float" office:value="7.05442871316899" calcext:value-type="float">
            <text:p>7.05</text:p>
          </table:table-cell>
          <table:table-cell table:style-name="ce3" office:value-type="float" office:value="7.05442871316899" calcext:value-type="float">
            <text:p>7.05</text:p>
          </table:table-cell>
          <table:table-cell table:formula="of:=INT(ROUND([.C575];0))" office:value-type="float" office:value="7" calcext:value-type="float">
            <text:p>7</text:p>
          </table:table-cell>
          <table:table-cell office:value-type="float" office:value="7" calcext:value-type="float">
            <text:p>7</text:p>
          </table:table-cell>
          <table:table-cell table:formula="of:=[.B575]*9/5+32" office:value-type="float" office:value="44.6979716837042" calcext:value-type="float">
            <text:p>44.6979716837</text:p>
          </table:table-cell>
          <table:table-cell office:value-type="float" office:value="44.6979716837042" calcext:value-type="float">
            <text:p>44.6979716837</text:p>
          </table:table-cell>
          <table:table-cell table:formula="of:=ROUND([.G575];0)" office:value-type="float" office:value="45" calcext:value-type="float">
            <text:p>45</text:p>
          </table:table-cell>
          <table:table-cell office:value-type="float" office:value="45" calcext:value-type="float">
            <text:p>45</text:p>
          </table:table-cell>
          <table:table-cell table:number-columns-repeated="1015"/>
        </table:table-row>
        <table:table-row table:style-name="ro1">
          <table:table-cell office:value-type="float" office:value="695" calcext:value-type="float">
            <text:p>695</text:p>
          </table:table-cell>
          <table:table-cell table:formula="of:=-54.52*LN([.A576])+363.75" office:value-type="float" office:value="6.97592617980752" calcext:value-type="float">
            <text:p>6.98</text:p>
          </table:table-cell>
          <table:table-cell table:style-name="ce3" office:value-type="float" office:value="6.97592617980752" calcext:value-type="float">
            <text:p>6.98</text:p>
          </table:table-cell>
          <table:table-cell table:formula="of:=INT(ROUND([.C576];0))" office:value-type="float" office:value="7" calcext:value-type="float">
            <text:p>7</text:p>
          </table:table-cell>
          <table:table-cell office:value-type="float" office:value="7" calcext:value-type="float">
            <text:p>7</text:p>
          </table:table-cell>
          <table:table-cell table:formula="of:=[.B576]*9/5+32" office:value-type="float" office:value="44.5566671236535" calcext:value-type="float">
            <text:p>44.5566671237</text:p>
          </table:table-cell>
          <table:table-cell office:value-type="float" office:value="44.5566671236535" calcext:value-type="float">
            <text:p>44.5566671237</text:p>
          </table:table-cell>
          <table:table-cell table:formula="of:=ROUND([.G576];0)" office:value-type="float" office:value="45" calcext:value-type="float">
            <text:p>45</text:p>
          </table:table-cell>
          <table:table-cell office:value-type="float" office:value="45" calcext:value-type="float">
            <text:p>45</text:p>
          </table:table-cell>
          <table:table-cell table:number-columns-repeated="1015"/>
        </table:table-row>
        <table:table-row table:style-name="ro1">
          <table:table-cell office:value-type="float" office:value="696" calcext:value-type="float">
            <text:p>696</text:p>
          </table:table-cell>
          <table:table-cell table:formula="of:=-54.52*LN([.A577])+363.75" office:value-type="float" office:value="6.89753651856739" calcext:value-type="float">
            <text:p>6.90</text:p>
          </table:table-cell>
          <table:table-cell table:style-name="ce3" office:value-type="float" office:value="6.89753651856739" calcext:value-type="float">
            <text:p>6.90</text:p>
          </table:table-cell>
          <table:table-cell table:formula="of:=INT(ROUND([.C577];0))" office:value-type="float" office:value="7" calcext:value-type="float">
            <text:p>7</text:p>
          </table:table-cell>
          <table:table-cell office:value-type="float" office:value="7" calcext:value-type="float">
            <text:p>7</text:p>
          </table:table-cell>
          <table:table-cell table:formula="of:=[.B577]*9/5+32" office:value-type="float" office:value="44.4155657334213" calcext:value-type="float">
            <text:p>44.4155657334</text:p>
          </table:table-cell>
          <table:table-cell office:value-type="float" office:value="44.4155657334213" calcext:value-type="float">
            <text:p>44.4155657334</text:p>
          </table:table-cell>
          <table:table-cell table:formula="of:=ROUND([.G577];0)" office:value-type="float" office:value="44" calcext:value-type="float">
            <text:p>44</text:p>
          </table:table-cell>
          <table:table-cell office:value-type="float" office:value="44" calcext:value-type="float">
            <text:p>44</text:p>
          </table:table-cell>
          <table:table-cell table:number-columns-repeated="1015"/>
        </table:table-row>
        <table:table-row table:style-name="ro1">
          <table:table-cell office:value-type="float" office:value="697" calcext:value-type="float">
            <text:p>697</text:p>
          </table:table-cell>
          <table:table-cell table:formula="of:=-54.52*LN([.A578])+363.75" office:value-type="float" office:value="6.8192594053362" calcext:value-type="float">
            <text:p>6.82</text:p>
          </table:table-cell>
          <table:table-cell table:style-name="ce3" office:value-type="float" office:value="6.8192594053362" calcext:value-type="float">
            <text:p>6.82</text:p>
          </table:table-cell>
          <table:table-cell table:formula="of:=INT(ROUND([.C578];0))" office:value-type="float" office:value="7" calcext:value-type="float">
            <text:p>7</text:p>
          </table:table-cell>
          <table:table-cell office:value-type="float" office:value="7" calcext:value-type="float">
            <text:p>7</text:p>
          </table:table-cell>
          <table:table-cell table:formula="of:=[.B578]*9/5+32" office:value-type="float" office:value="44.2746669296052" calcext:value-type="float">
            <text:p>44.2746669296</text:p>
          </table:table-cell>
          <table:table-cell office:value-type="float" office:value="44.2746669296052" calcext:value-type="float">
            <text:p>44.2746669296</text:p>
          </table:table-cell>
          <table:table-cell table:formula="of:=ROUND([.G578];0)" office:value-type="float" office:value="44" calcext:value-type="float">
            <text:p>44</text:p>
          </table:table-cell>
          <table:table-cell office:value-type="float" office:value="44" calcext:value-type="float">
            <text:p>44</text:p>
          </table:table-cell>
          <table:table-cell table:number-columns-repeated="1015"/>
        </table:table-row>
        <table:table-row table:style-name="ro1">
          <table:table-cell office:value-type="float" office:value="698" calcext:value-type="float">
            <text:p>698</text:p>
          </table:table-cell>
          <table:table-cell table:formula="of:=-54.52*LN([.A579])+363.75" office:value-type="float" office:value="6.74109451739542" calcext:value-type="float">
            <text:p>6.74</text:p>
          </table:table-cell>
          <table:table-cell table:style-name="ce3" office:value-type="float" office:value="6.74109451739542" calcext:value-type="float">
            <text:p>6.74</text:p>
          </table:table-cell>
          <table:table-cell table:formula="of:=INT(ROUND([.C579];0))" office:value-type="float" office:value="7" calcext:value-type="float">
            <text:p>7</text:p>
          </table:table-cell>
          <table:table-cell office:value-type="float" office:value="7" calcext:value-type="float">
            <text:p>7</text:p>
          </table:table-cell>
          <table:table-cell table:formula="of:=[.B579]*9/5+32" office:value-type="float" office:value="44.1339701313118" calcext:value-type="float">
            <text:p>44.1339701313</text:p>
          </table:table-cell>
          <table:table-cell office:value-type="float" office:value="44.1339701313118" calcext:value-type="float">
            <text:p>44.1339701313</text:p>
          </table:table-cell>
          <table:table-cell table:formula="of:=ROUND([.G579];0)" office:value-type="float" office:value="44" calcext:value-type="float">
            <text:p>44</text:p>
          </table:table-cell>
          <table:table-cell office:value-type="float" office:value="44" calcext:value-type="float">
            <text:p>44</text:p>
          </table:table-cell>
          <table:table-cell table:number-columns-repeated="1015"/>
        </table:table-row>
        <table:table-row table:style-name="ro1">
          <table:table-cell office:value-type="float" office:value="699" calcext:value-type="float">
            <text:p>699</text:p>
          </table:table-cell>
          <table:table-cell table:formula="of:=-54.52*LN([.A580])+363.75" office:value-type="float" office:value="6.66304153341264" calcext:value-type="float">
            <text:p>6.66</text:p>
          </table:table-cell>
          <table:table-cell table:style-name="ce3" office:value-type="float" office:value="6.66304153341264" calcext:value-type="float">
            <text:p>6.66</text:p>
          </table:table-cell>
          <table:table-cell table:formula="of:=INT(ROUND([.C580];0))" office:value-type="float" office:value="7" calcext:value-type="float">
            <text:p>7</text:p>
          </table:table-cell>
          <table:table-cell office:value-type="float" office:value="7" calcext:value-type="float">
            <text:p>7</text:p>
          </table:table-cell>
          <table:table-cell table:formula="of:=[.B580]*9/5+32" office:value-type="float" office:value="43.9934747601428" calcext:value-type="float">
            <text:p>43.9934747601</text:p>
          </table:table-cell>
          <table:table-cell office:value-type="float" office:value="43.9934747601428" calcext:value-type="float">
            <text:p>43.9934747601</text:p>
          </table:table-cell>
          <table:table-cell table:formula="of:=ROUND([.G580];0)" office:value-type="float" office:value="44" calcext:value-type="float">
            <text:p>44</text:p>
          </table:table-cell>
          <table:table-cell office:value-type="float" office:value="44" calcext:value-type="float">
            <text:p>44</text:p>
          </table:table-cell>
          <table:table-cell table:number-columns-repeated="1015"/>
        </table:table-row>
        <table:table-row table:style-name="ro1">
          <table:table-cell office:value-type="float" office:value="700" calcext:value-type="float">
            <text:p>700</text:p>
          </table:table-cell>
          <table:table-cell table:formula="of:=-54.52*LN([.A581])+363.75" office:value-type="float" office:value="6.58510013343357" calcext:value-type="float">
            <text:p>6.59</text:p>
          </table:table-cell>
          <table:table-cell table:style-name="ce3" office:value-type="float" office:value="6.58510013343357" calcext:value-type="float">
            <text:p>6.59</text:p>
          </table:table-cell>
          <table:table-cell table:formula="of:=INT(ROUND([.C581];0))" office:value-type="float" office:value="7" calcext:value-type="float">
            <text:p>7</text:p>
          </table:table-cell>
          <table:table-cell office:value-type="float" office:value="7" calcext:value-type="float">
            <text:p>7</text:p>
          </table:table-cell>
          <table:table-cell table:formula="of:=[.B581]*9/5+32" office:value-type="float" office:value="43.8531802401804" calcext:value-type="float">
            <text:p>43.8531802402</text:p>
          </table:table-cell>
          <table:table-cell office:value-type="float" office:value="43.8531802401804" calcext:value-type="float">
            <text:p>43.8531802402</text:p>
          </table:table-cell>
          <table:table-cell table:formula="of:=ROUND([.G581];0)" office:value-type="float" office:value="44" calcext:value-type="float">
            <text:p>44</text:p>
          </table:table-cell>
          <table:table-cell office:value-type="float" office:value="44" calcext:value-type="float">
            <text:p>44</text:p>
          </table:table-cell>
          <table:table-cell table:number-columns-repeated="1015"/>
        </table:table-row>
        <table:table-row table:style-name="ro1">
          <table:table-cell office:value-type="float" office:value="701" calcext:value-type="float">
            <text:p>701</text:p>
          </table:table-cell>
          <table:table-cell table:formula="of:=-54.52*LN([.A582])+363.75" office:value-type="float" office:value="6.50726999887411" calcext:value-type="float">
            <text:p>6.51</text:p>
          </table:table-cell>
          <table:table-cell table:style-name="ce3" office:value-type="float" office:value="6.50726999887411" calcext:value-type="float">
            <text:p>6.51</text:p>
          </table:table-cell>
          <table:table-cell table:formula="of:=INT(ROUND([.C582];0))" office:value-type="float" office:value="7" calcext:value-type="float">
            <text:p>7</text:p>
          </table:table-cell>
          <table:table-cell office:value-type="float" office:value="7" calcext:value-type="float">
            <text:p>7</text:p>
          </table:table-cell>
          <table:table-cell table:formula="of:=[.B582]*9/5+32" office:value-type="float" office:value="43.7130859979734" calcext:value-type="float">
            <text:p>43.713085998</text:p>
          </table:table-cell>
          <table:table-cell office:value-type="float" office:value="43.7130859979734" calcext:value-type="float">
            <text:p>43.713085998</text:p>
          </table:table-cell>
          <table:table-cell table:formula="of:=ROUND([.G582];0)" office:value-type="float" office:value="44" calcext:value-type="float">
            <text:p>44</text:p>
          </table:table-cell>
          <table:table-cell office:value-type="float" office:value="44" calcext:value-type="float">
            <text:p>44</text:p>
          </table:table-cell>
          <table:table-cell table:number-columns-repeated="1015"/>
        </table:table-row>
        <table:table-row table:style-name="ro1">
          <table:table-cell office:value-type="float" office:value="702" calcext:value-type="float">
            <text:p>702</text:p>
          </table:table-cell>
          <table:table-cell table:formula="of:=-54.52*LN([.A583])+363.75" office:value-type="float" office:value="6.42955081251279" calcext:value-type="float">
            <text:p>6.43</text:p>
          </table:table-cell>
          <table:table-cell table:style-name="ce3" office:value-type="float" office:value="6.42955081251279" calcext:value-type="float">
            <text:p>6.43</text:p>
          </table:table-cell>
          <table:table-cell table:formula="of:=INT(ROUND([.C583];0))" office:value-type="float" office:value="6" calcext:value-type="float">
            <text:p>6</text:p>
          </table:table-cell>
          <table:table-cell office:value-type="float" office:value="6" calcext:value-type="float">
            <text:p>6</text:p>
          </table:table-cell>
          <table:table-cell table:formula="of:=[.B583]*9/5+32" office:value-type="float" office:value="43.573191462523" calcext:value-type="float">
            <text:p>43.5731914625</text:p>
          </table:table-cell>
          <table:table-cell office:value-type="float" office:value="43.573191462523" calcext:value-type="float">
            <text:p>43.5731914625</text:p>
          </table:table-cell>
          <table:table-cell table:formula="of:=ROUND([.G583];0)" office:value-type="float" office:value="44" calcext:value-type="float">
            <text:p>44</text:p>
          </table:table-cell>
          <table:table-cell office:value-type="float" office:value="44" calcext:value-type="float">
            <text:p>44</text:p>
          </table:table-cell>
          <table:table-cell table:number-columns-repeated="1015"/>
        </table:table-row>
        <table:table-row table:style-name="ro1">
          <table:table-cell office:value-type="float" office:value="703" calcext:value-type="float">
            <text:p>703</text:p>
          </table:table-cell>
          <table:table-cell table:formula="of:=-54.52*LN([.A584])+363.75" office:value-type="float" office:value="6.3519422584825" calcext:value-type="float">
            <text:p>6.35</text:p>
          </table:table-cell>
          <table:table-cell table:style-name="ce3" office:value-type="float" office:value="6.3519422584825" calcext:value-type="float">
            <text:p>6.35</text:p>
          </table:table-cell>
          <table:table-cell table:formula="of:=INT(ROUND([.C584];0))" office:value-type="float" office:value="6" calcext:value-type="float">
            <text:p>6</text:p>
          </table:table-cell>
          <table:table-cell office:value-type="float" office:value="6" calcext:value-type="float">
            <text:p>6</text:p>
          </table:table-cell>
          <table:table-cell table:formula="of:=[.B584]*9/5+32" office:value-type="float" office:value="43.4334960652685" calcext:value-type="float">
            <text:p>43.4334960653</text:p>
          </table:table-cell>
          <table:table-cell office:value-type="float" office:value="43.4334960652685" calcext:value-type="float">
            <text:p>43.4334960653</text:p>
          </table:table-cell>
          <table:table-cell table:formula="of:=ROUND([.G584];0)" office:value-type="float" office:value="43" calcext:value-type="float">
            <text:p>43</text:p>
          </table:table-cell>
          <table:table-cell office:value-type="float" office:value="43" calcext:value-type="float">
            <text:p>43</text:p>
          </table:table-cell>
          <table:table-cell table:number-columns-repeated="1015"/>
        </table:table-row>
        <table:table-row table:style-name="ro1">
          <table:table-cell office:value-type="float" office:value="704" calcext:value-type="float">
            <text:p>704</text:p>
          </table:table-cell>
          <table:table-cell table:formula="of:=-54.52*LN([.A585])+363.75" office:value-type="float" office:value="6.27444402226354" calcext:value-type="float">
            <text:p>6.27</text:p>
          </table:table-cell>
          <table:table-cell table:style-name="ce3" office:value-type="float" office:value="6.27444402226354" calcext:value-type="float">
            <text:p>6.27</text:p>
          </table:table-cell>
          <table:table-cell table:formula="of:=INT(ROUND([.C585];0))" office:value-type="float" office:value="6" calcext:value-type="float">
            <text:p>6</text:p>
          </table:table-cell>
          <table:table-cell office:value-type="float" office:value="6" calcext:value-type="float">
            <text:p>6</text:p>
          </table:table-cell>
          <table:table-cell table:formula="of:=[.B585]*9/5+32" office:value-type="float" office:value="43.2939992400744" calcext:value-type="float">
            <text:p>43.2939992401</text:p>
          </table:table-cell>
          <table:table-cell office:value-type="float" office:value="43.2939992400744" calcext:value-type="float">
            <text:p>43.2939992401</text:p>
          </table:table-cell>
          <table:table-cell table:formula="of:=ROUND([.G585];0)" office:value-type="float" office:value="43" calcext:value-type="float">
            <text:p>43</text:p>
          </table:table-cell>
          <table:table-cell office:value-type="float" office:value="43" calcext:value-type="float">
            <text:p>43</text:p>
          </table:table-cell>
          <table:table-cell table:number-columns-repeated="1015"/>
        </table:table-row>
        <table:table-row table:style-name="ro1">
          <table:table-cell office:value-type="float" office:value="705" calcext:value-type="float">
            <text:p>705</text:p>
          </table:table-cell>
          <table:table-cell table:formula="of:=-54.52*LN([.A586])+363.75" office:value-type="float" office:value="6.19705579067505" calcext:value-type="float">
            <text:p>6.20</text:p>
          </table:table-cell>
          <table:table-cell table:style-name="ce3" office:value-type="float" office:value="6.19705579067505" calcext:value-type="float">
            <text:p>6.20</text:p>
          </table:table-cell>
          <table:table-cell table:formula="of:=INT(ROUND([.C586];0))" office:value-type="float" office:value="6" calcext:value-type="float">
            <text:p>6</text:p>
          </table:table-cell>
          <table:table-cell office:value-type="float" office:value="6" calcext:value-type="float">
            <text:p>6</text:p>
          </table:table-cell>
          <table:table-cell table:formula="of:=[.B586]*9/5+32" office:value-type="float" office:value="43.1547004232151" calcext:value-type="float">
            <text:p>43.1547004232</text:p>
          </table:table-cell>
          <table:table-cell office:value-type="float" office:value="43.1547004232151" calcext:value-type="float">
            <text:p>43.1547004232</text:p>
          </table:table-cell>
          <table:table-cell table:formula="of:=ROUND([.G586];0)" office:value-type="float" office:value="43" calcext:value-type="float">
            <text:p>43</text:p>
          </table:table-cell>
          <table:table-cell office:value-type="float" office:value="43" calcext:value-type="float">
            <text:p>43</text:p>
          </table:table-cell>
          <table:table-cell table:number-columns-repeated="1015"/>
        </table:table-row>
        <table:table-row table:style-name="ro1">
          <table:table-cell office:value-type="float" office:value="706" calcext:value-type="float">
            <text:p>706</text:p>
          </table:table-cell>
          <table:table-cell table:formula="of:=-54.52*LN([.A587])+363.75" office:value-type="float" office:value="6.11977725186841" calcext:value-type="float">
            <text:p>6.12</text:p>
          </table:table-cell>
          <table:table-cell table:style-name="ce3" office:value-type="float" office:value="6.11977725186841" calcext:value-type="float">
            <text:p>6.12</text:p>
          </table:table-cell>
          <table:table-cell table:formula="of:=INT(ROUND([.C587];0))" office:value-type="float" office:value="6" calcext:value-type="float">
            <text:p>6</text:p>
          </table:table-cell>
          <table:table-cell office:value-type="float" office:value="6" calcext:value-type="float">
            <text:p>6</text:p>
          </table:table-cell>
          <table:table-cell table:formula="of:=[.B587]*9/5+32" office:value-type="float" office:value="43.0155990533631" calcext:value-type="float">
            <text:p>43.0155990534</text:p>
          </table:table-cell>
          <table:table-cell office:value-type="float" office:value="43.0155990533631" calcext:value-type="float">
            <text:p>43.0155990534</text:p>
          </table:table-cell>
          <table:table-cell table:formula="of:=ROUND([.G587];0)" office:value-type="float" office:value="43" calcext:value-type="float">
            <text:p>43</text:p>
          </table:table-cell>
          <table:table-cell office:value-type="float" office:value="43" calcext:value-type="float">
            <text:p>43</text:p>
          </table:table-cell>
          <table:table-cell table:number-columns-repeated="1015"/>
        </table:table-row>
        <table:table-row table:style-name="ro1">
          <table:table-cell office:value-type="float" office:value="707" calcext:value-type="float">
            <text:p>707</text:p>
          </table:table-cell>
          <table:table-cell table:formula="of:=-54.52*LN([.A588])+363.75" office:value-type="float" office:value="6.04260809531883" calcext:value-type="float">
            <text:p>6.04</text:p>
          </table:table-cell>
          <table:table-cell table:style-name="ce3" office:value-type="float" office:value="6.04260809531883" calcext:value-type="float">
            <text:p>6.04</text:p>
          </table:table-cell>
          <table:table-cell table:formula="of:=INT(ROUND([.C588];0))" office:value-type="float" office:value="6" calcext:value-type="float">
            <text:p>6</text:p>
          </table:table-cell>
          <table:table-cell office:value-type="float" office:value="6" calcext:value-type="float">
            <text:p>6</text:p>
          </table:table-cell>
          <table:table-cell table:formula="of:=[.B588]*9/5+32" office:value-type="float" office:value="42.8766945715739" calcext:value-type="float">
            <text:p>42.8766945716</text:p>
          </table:table-cell>
          <table:table-cell office:value-type="float" office:value="42.8766945715739" calcext:value-type="float">
            <text:p>42.8766945716</text:p>
          </table:table-cell>
          <table:table-cell table:formula="of:=ROUND([.G588];0)" office:value-type="float" office:value="43" calcext:value-type="float">
            <text:p>43</text:p>
          </table:table-cell>
          <table:table-cell office:value-type="float" office:value="43" calcext:value-type="float">
            <text:p>43</text:p>
          </table:table-cell>
          <table:table-cell table:number-columns-repeated="1015"/>
        </table:table-row>
        <table:table-row table:style-name="ro1">
          <table:table-cell office:value-type="float" office:value="708" calcext:value-type="float">
            <text:p>708</text:p>
          </table:table-cell>
          <table:table-cell table:formula="of:=-54.52*LN([.A589])+363.75" office:value-type="float" office:value="5.96554801181838" calcext:value-type="float">
            <text:p>5.97</text:p>
          </table:table-cell>
          <table:table-cell table:style-name="ce3" office:value-type="float" office:value="5.96554801181838" calcext:value-type="float">
            <text:p>5.97</text:p>
          </table:table-cell>
          <table:table-cell table:formula="of:=INT(ROUND([.C589];0))" office:value-type="float" office:value="6" calcext:value-type="float">
            <text:p>6</text:p>
          </table:table-cell>
          <table:table-cell office:value-type="float" office:value="6" calcext:value-type="float">
            <text:p>6</text:p>
          </table:table-cell>
          <table:table-cell table:formula="of:=[.B589]*9/5+32" office:value-type="float" office:value="42.7379864212731" calcext:value-type="float">
            <text:p>42.7379864213</text:p>
          </table:table-cell>
          <table:table-cell office:value-type="float" office:value="42.7379864212731" calcext:value-type="float">
            <text:p>42.7379864213</text:p>
          </table:table-cell>
          <table:table-cell table:formula="of:=ROUND([.G589];0)" office:value-type="float" office:value="43" calcext:value-type="float">
            <text:p>43</text:p>
          </table:table-cell>
          <table:table-cell office:value-type="float" office:value="43" calcext:value-type="float">
            <text:p>43</text:p>
          </table:table-cell>
          <table:table-cell table:number-columns-repeated="1015"/>
        </table:table-row>
        <table:table-row table:style-name="ro1">
          <table:table-cell office:value-type="float" office:value="709" calcext:value-type="float">
            <text:p>709</text:p>
          </table:table-cell>
          <table:table-cell table:formula="of:=-54.52*LN([.A590])+363.75" office:value-type="float" office:value="5.8885966934684" calcext:value-type="float">
            <text:p>5.89</text:p>
          </table:table-cell>
          <table:table-cell table:style-name="ce3" office:value-type="float" office:value="5.8885966934684" calcext:value-type="float">
            <text:p>5.89</text:p>
          </table:table-cell>
          <table:table-cell table:formula="of:=INT(ROUND([.C590];0))" office:value-type="float" office:value="6" calcext:value-type="float">
            <text:p>6</text:p>
          </table:table-cell>
          <table:table-cell office:value-type="float" office:value="6" calcext:value-type="float">
            <text:p>6</text:p>
          </table:table-cell>
          <table:table-cell table:formula="of:=[.B590]*9/5+32" office:value-type="float" office:value="42.5994740482431" calcext:value-type="float">
            <text:p>42.5994740482</text:p>
          </table:table-cell>
          <table:table-cell office:value-type="float" office:value="42.5994740482431" calcext:value-type="float">
            <text:p>42.5994740482</text:p>
          </table:table-cell>
          <table:table-cell table:formula="of:=ROUND([.G590];0)" office:value-type="float" office:value="43" calcext:value-type="float">
            <text:p>43</text:p>
          </table:table-cell>
          <table:table-cell office:value-type="float" office:value="43" calcext:value-type="float">
            <text:p>43</text:p>
          </table:table-cell>
          <table:table-cell table:number-columns-repeated="1015"/>
        </table:table-row>
        <table:table-row table:style-name="ro1">
          <table:table-cell office:value-type="float" office:value="710" calcext:value-type="float">
            <text:p>710</text:p>
          </table:table-cell>
          <table:table-cell table:formula="of:=-54.52*LN([.A591])+363.75" office:value-type="float" office:value="5.81175383367207" calcext:value-type="float">
            <text:p>5.81</text:p>
          </table:table-cell>
          <table:table-cell table:style-name="ce3" office:value-type="float" office:value="5.81175383367207" calcext:value-type="float">
            <text:p>5.81</text:p>
          </table:table-cell>
          <table:table-cell table:formula="of:=INT(ROUND([.C591];0))" office:value-type="float" office:value="6" calcext:value-type="float">
            <text:p>6</text:p>
          </table:table-cell>
          <table:table-cell office:value-type="float" office:value="6" calcext:value-type="float">
            <text:p>6</text:p>
          </table:table-cell>
          <table:table-cell table:formula="of:=[.B591]*9/5+32" office:value-type="float" office:value="42.4611569006097" calcext:value-type="float">
            <text:p>42.4611569006</text:p>
          </table:table-cell>
          <table:table-cell office:value-type="float" office:value="42.4611569006097" calcext:value-type="float">
            <text:p>42.4611569006</text:p>
          </table:table-cell>
          <table:table-cell table:formula="of:=ROUND([.G591];0)" office:value-type="float" office:value="42" calcext:value-type="float">
            <text:p>42</text:p>
          </table:table-cell>
          <table:table-cell office:value-type="float" office:value="42" calcext:value-type="float">
            <text:p>42</text:p>
          </table:table-cell>
          <table:table-cell table:number-columns-repeated="1015"/>
        </table:table-row>
        <table:table-row table:style-name="ro1">
          <table:table-cell office:value-type="float" office:value="711" calcext:value-type="float">
            <text:p>711</text:p>
          </table:table-cell>
          <table:table-cell table:formula="of:=-54.52*LN([.A592])+363.75" office:value-type="float" office:value="5.73501912712732" calcext:value-type="float">
            <text:p>5.74</text:p>
          </table:table-cell>
          <table:table-cell table:style-name="ce3" office:value-type="float" office:value="5.73501912712732" calcext:value-type="float">
            <text:p>5.74</text:p>
          </table:table-cell>
          <table:table-cell table:formula="of:=INT(ROUND([.C592];0))" office:value-type="float" office:value="6" calcext:value-type="float">
            <text:p>6</text:p>
          </table:table-cell>
          <table:table-cell office:value-type="float" office:value="6" calcext:value-type="float">
            <text:p>6</text:p>
          </table:table-cell>
          <table:table-cell table:formula="of:=[.B592]*9/5+32" office:value-type="float" office:value="42.3230344288292" calcext:value-type="float">
            <text:p>42.3230344288</text:p>
          </table:table-cell>
          <table:table-cell office:value-type="float" office:value="42.3230344288292" calcext:value-type="float">
            <text:p>42.3230344288</text:p>
          </table:table-cell>
          <table:table-cell table:formula="of:=ROUND([.G592];0)" office:value-type="float" office:value="42" calcext:value-type="float">
            <text:p>42</text:p>
          </table:table-cell>
          <table:table-cell office:value-type="float" office:value="42" calcext:value-type="float">
            <text:p>42</text:p>
          </table:table-cell>
          <table:table-cell table:number-columns-repeated="1015"/>
        </table:table-row>
        <table:table-row table:style-name="ro1">
          <table:table-cell office:value-type="float" office:value="712" calcext:value-type="float">
            <text:p>712</text:p>
          </table:table-cell>
          <table:table-cell table:formula="of:=-54.52*LN([.A593])+363.75" office:value-type="float" office:value="5.65839226981905" calcext:value-type="float">
            <text:p>5.66</text:p>
          </table:table-cell>
          <table:table-cell table:style-name="ce3" office:value-type="float" office:value="5.65839226981905" calcext:value-type="float">
            <text:p>5.66</text:p>
          </table:table-cell>
          <table:table-cell table:formula="of:=INT(ROUND([.C593];0))" office:value-type="float" office:value="6" calcext:value-type="float">
            <text:p>6</text:p>
          </table:table-cell>
          <table:table-cell office:value-type="float" office:value="6" calcext:value-type="float">
            <text:p>6</text:p>
          </table:table-cell>
          <table:table-cell table:formula="of:=[.B593]*9/5+32" office:value-type="float" office:value="42.1851060856743" calcext:value-type="float">
            <text:p>42.1851060857</text:p>
          </table:table-cell>
          <table:table-cell office:value-type="float" office:value="42.1851060856743" calcext:value-type="float">
            <text:p>42.1851060857</text:p>
          </table:table-cell>
          <table:table-cell table:formula="of:=ROUND([.G593];0)" office:value-type="float" office:value="42" calcext:value-type="float">
            <text:p>42</text:p>
          </table:table-cell>
          <table:table-cell office:value-type="float" office:value="42" calcext:value-type="float">
            <text:p>42</text:p>
          </table:table-cell>
          <table:table-cell table:number-columns-repeated="1015"/>
        </table:table-row>
        <table:table-row table:style-name="ro1">
          <table:table-cell office:value-type="float" office:value="713" calcext:value-type="float">
            <text:p>713</text:p>
          </table:table-cell>
          <table:table-cell table:formula="of:=-54.52*LN([.A594])+363.75" office:value-type="float" office:value="5.58187295901257" calcext:value-type="float">
            <text:p>5.58</text:p>
          </table:table-cell>
          <table:table-cell table:style-name="ce3" office:value-type="float" office:value="5.58187295901257" calcext:value-type="float">
            <text:p>5.58</text:p>
          </table:table-cell>
          <table:table-cell table:formula="of:=INT(ROUND([.C594];0))" office:value-type="float" office:value="6" calcext:value-type="float">
            <text:p>6</text:p>
          </table:table-cell>
          <table:table-cell office:value-type="float" office:value="6" calcext:value-type="float">
            <text:p>6</text:p>
          </table:table-cell>
          <table:table-cell table:formula="of:=[.B594]*9/5+32" office:value-type="float" office:value="42.0473713262226" calcext:value-type="float">
            <text:p>42.0473713262</text:p>
          </table:table-cell>
          <table:table-cell office:value-type="float" office:value="42.0473713262226" calcext:value-type="float">
            <text:p>42.0473713262</text:p>
          </table:table-cell>
          <table:table-cell table:formula="of:=ROUND([.G594];0)" office:value-type="float" office:value="42" calcext:value-type="float">
            <text:p>42</text:p>
          </table:table-cell>
          <table:table-cell office:value-type="float" office:value="42" calcext:value-type="float">
            <text:p>42</text:p>
          </table:table-cell>
          <table:table-cell table:number-columns-repeated="1015"/>
        </table:table-row>
        <table:table-row table:style-name="ro1">
          <table:table-cell office:value-type="float" office:value="714" calcext:value-type="float">
            <text:p>714</text:p>
          </table:table-cell>
          <table:table-cell table:formula="of:=-54.52*LN([.A595])+363.75" office:value-type="float" office:value="5.50546089324587" calcext:value-type="float">
            <text:p>5.51</text:p>
          </table:table-cell>
          <table:table-cell table:style-name="ce3" office:value-type="float" office:value="5.50546089324587" calcext:value-type="float">
            <text:p>5.51</text:p>
          </table:table-cell>
          <table:table-cell table:formula="of:=INT(ROUND([.C595];0))" office:value-type="float" office:value="6" calcext:value-type="float">
            <text:p>6</text:p>
          </table:table-cell>
          <table:table-cell office:value-type="float" office:value="6" calcext:value-type="float">
            <text:p>6</text:p>
          </table:table-cell>
          <table:table-cell table:formula="of:=[.B595]*9/5+32" office:value-type="float" office:value="41.9098296078426" calcext:value-type="float">
            <text:p>41.9098296078</text:p>
          </table:table-cell>
          <table:table-cell office:value-type="float" office:value="41.9098296078426" calcext:value-type="float">
            <text:p>41.9098296078</text:p>
          </table:table-cell>
          <table:table-cell table:formula="of:=ROUND([.G595];0)" office:value-type="float" office:value="42" calcext:value-type="float">
            <text:p>42</text:p>
          </table:table-cell>
          <table:table-cell office:value-type="float" office:value="42" calcext:value-type="float">
            <text:p>42</text:p>
          </table:table-cell>
          <table:table-cell table:number-columns-repeated="1015"/>
        </table:table-row>
        <table:table-row table:style-name="ro1">
          <table:table-cell office:value-type="float" office:value="715" calcext:value-type="float">
            <text:p>715</text:p>
          </table:table-cell>
          <table:table-cell table:formula="of:=-54.52*LN([.A596])+363.75" office:value-type="float" office:value="5.4291557723227" calcext:value-type="float">
            <text:p>5.43</text:p>
          </table:table-cell>
          <table:table-cell table:style-name="ce3" office:value-type="float" office:value="5.4291557723227" calcext:value-type="float">
            <text:p>5.43</text:p>
          </table:table-cell>
          <table:table-cell table:formula="of:=INT(ROUND([.C596];0))" office:value-type="float" office:value="5" calcext:value-type="float">
            <text:p>5</text:p>
          </table:table-cell>
          <table:table-cell office:value-type="float" office:value="5" calcext:value-type="float">
            <text:p>5</text:p>
          </table:table-cell>
          <table:table-cell table:formula="of:=[.B596]*9/5+32" office:value-type="float" office:value="41.7724803901809" calcext:value-type="float">
            <text:p>41.7724803902</text:p>
          </table:table-cell>
          <table:table-cell office:value-type="float" office:value="41.7724803901809" calcext:value-type="float">
            <text:p>41.7724803902</text:p>
          </table:table-cell>
          <table:table-cell table:formula="of:=ROUND([.G596];0)" office:value-type="float" office:value="42" calcext:value-type="float">
            <text:p>42</text:p>
          </table:table-cell>
          <table:table-cell office:value-type="float" office:value="42" calcext:value-type="float">
            <text:p>42</text:p>
          </table:table-cell>
          <table:table-cell table:number-columns-repeated="1015"/>
        </table:table-row>
        <table:table-row table:style-name="ro1">
          <table:table-cell office:value-type="float" office:value="716" calcext:value-type="float">
            <text:p>716</text:p>
          </table:table-cell>
          <table:table-cell table:formula="of:=-54.52*LN([.A597])+363.75" office:value-type="float" office:value="5.35295729730558" calcext:value-type="float">
            <text:p>5.35</text:p>
          </table:table-cell>
          <table:table-cell table:style-name="ce3" office:value-type="float" office:value="5.35295729730558" calcext:value-type="float">
            <text:p>5.35</text:p>
          </table:table-cell>
          <table:table-cell table:formula="of:=INT(ROUND([.C597];0))" office:value-type="float" office:value="5" calcext:value-type="float">
            <text:p>5</text:p>
          </table:table-cell>
          <table:table-cell office:value-type="float" office:value="5" calcext:value-type="float">
            <text:p>5</text:p>
          </table:table-cell>
          <table:table-cell table:formula="of:=[.B597]*9/5+32" office:value-type="float" office:value="41.63532313515" calcext:value-type="float">
            <text:p>41.6353231352</text:p>
          </table:table-cell>
          <table:table-cell office:value-type="float" office:value="41.63532313515" calcext:value-type="float">
            <text:p>41.6353231352</text:p>
          </table:table-cell>
          <table:table-cell table:formula="of:=ROUND([.G597];0)" office:value-type="float" office:value="42" calcext:value-type="float">
            <text:p>42</text:p>
          </table:table-cell>
          <table:table-cell office:value-type="float" office:value="42" calcext:value-type="float">
            <text:p>42</text:p>
          </table:table-cell>
          <table:table-cell table:number-columns-repeated="1015"/>
        </table:table-row>
        <table:table-row table:style-name="ro1">
          <table:table-cell office:value-type="float" office:value="717" calcext:value-type="float">
            <text:p>717</text:p>
          </table:table-cell>
          <table:table-cell table:formula="of:=-54.52*LN([.A598])+363.75" office:value-type="float" office:value="5.2768651705087" calcext:value-type="float">
            <text:p>5.28</text:p>
          </table:table-cell>
          <table:table-cell table:style-name="ce3" office:value-type="float" office:value="5.2768651705087" calcext:value-type="float">
            <text:p>5.28</text:p>
          </table:table-cell>
          <table:table-cell table:formula="of:=INT(ROUND([.C598];0))" office:value-type="float" office:value="5" calcext:value-type="float">
            <text:p>5</text:p>
          </table:table-cell>
          <table:table-cell office:value-type="float" office:value="5" calcext:value-type="float">
            <text:p>5</text:p>
          </table:table-cell>
          <table:table-cell table:formula="of:=[.B598]*9/5+32" office:value-type="float" office:value="41.4983573069157" calcext:value-type="float">
            <text:p>41.4983573069</text:p>
          </table:table-cell>
          <table:table-cell office:value-type="float" office:value="41.4983573069157" calcext:value-type="float">
            <text:p>41.4983573069</text:p>
          </table:table-cell>
          <table:table-cell table:formula="of:=ROUND([.G598];0)" office:value-type="float" office:value="41" calcext:value-type="float">
            <text:p>41</text:p>
          </table:table-cell>
          <table:table-cell office:value-type="float" office:value="41" calcext:value-type="float">
            <text:p>41</text:p>
          </table:table-cell>
          <table:table-cell table:number-columns-repeated="1015"/>
        </table:table-row>
        <table:table-row table:style-name="ro1">
          <table:table-cell office:value-type="float" office:value="718" calcext:value-type="float">
            <text:p>718</text:p>
          </table:table-cell>
          <table:table-cell table:formula="of:=-54.52*LN([.A599])+363.75" office:value-type="float" office:value="5.20087909549079" calcext:value-type="float">
            <text:p>5.20</text:p>
          </table:table-cell>
          <table:table-cell table:style-name="ce3" office:value-type="float" office:value="5.20087909549079" calcext:value-type="float">
            <text:p>5.20</text:p>
          </table:table-cell>
          <table:table-cell table:formula="of:=INT(ROUND([.C599];0))" office:value-type="float" office:value="5" calcext:value-type="float">
            <text:p>5</text:p>
          </table:table-cell>
          <table:table-cell office:value-type="float" office:value="5" calcext:value-type="float">
            <text:p>5</text:p>
          </table:table-cell>
          <table:table-cell table:formula="of:=[.B599]*9/5+32" office:value-type="float" office:value="41.3615823718834" calcext:value-type="float">
            <text:p>41.3615823719</text:p>
          </table:table-cell>
          <table:table-cell office:value-type="float" office:value="41.3615823718834" calcext:value-type="float">
            <text:p>41.3615823719</text:p>
          </table:table-cell>
          <table:table-cell table:formula="of:=ROUND([.G599];0)" office:value-type="float" office:value="41" calcext:value-type="float">
            <text:p>41</text:p>
          </table:table-cell>
          <table:table-cell office:value-type="float" office:value="41" calcext:value-type="float">
            <text:p>41</text:p>
          </table:table-cell>
          <table:table-cell table:number-columns-repeated="1015"/>
        </table:table-row>
        <table:table-row table:style-name="ro1">
          <table:table-cell office:value-type="float" office:value="719" calcext:value-type="float">
            <text:p>719</text:p>
          </table:table-cell>
          <table:table-cell table:formula="of:=-54.52*LN([.A600])+363.75" office:value-type="float" office:value="5.12499877704852" calcext:value-type="float">
            <text:p>5.12</text:p>
          </table:table-cell>
          <table:table-cell table:style-name="ce3" office:value-type="float" office:value="5.12499877704852" calcext:value-type="float">
            <text:p>5.12</text:p>
          </table:table-cell>
          <table:table-cell table:formula="of:=INT(ROUND([.C600];0))" office:value-type="float" office:value="5" calcext:value-type="float">
            <text:p>5</text:p>
          </table:table-cell>
          <table:table-cell office:value-type="float" office:value="5" calcext:value-type="float">
            <text:p>5</text:p>
          </table:table-cell>
          <table:table-cell table:formula="of:=[.B600]*9/5+32" office:value-type="float" office:value="41.2249977986873" calcext:value-type="float">
            <text:p>41.2249977987</text:p>
          </table:table-cell>
          <table:table-cell office:value-type="float" office:value="41.2249977986873" calcext:value-type="float">
            <text:p>41.2249977987</text:p>
          </table:table-cell>
          <table:table-cell table:formula="of:=ROUND([.G600];0)" office:value-type="float" office:value="41" calcext:value-type="float">
            <text:p>41</text:p>
          </table:table-cell>
          <table:table-cell office:value-type="float" office:value="41" calcext:value-type="float">
            <text:p>41</text:p>
          </table:table-cell>
          <table:table-cell table:number-columns-repeated="1015"/>
        </table:table-row>
        <table:table-row table:style-name="ro1">
          <table:table-cell office:value-type="float" office:value="720" calcext:value-type="float">
            <text:p>720</text:p>
          </table:table-cell>
          <table:table-cell table:formula="of:=-54.52*LN([.A601])+363.75" office:value-type="float" office:value="5.04922392120926" calcext:value-type="float">
            <text:p>5.05</text:p>
          </table:table-cell>
          <table:table-cell table:style-name="ce3" office:value-type="float" office:value="5.04922392120926" calcext:value-type="float">
            <text:p>5.05</text:p>
          </table:table-cell>
          <table:table-cell table:formula="of:=INT(ROUND([.C601];0))" office:value-type="float" office:value="5" calcext:value-type="float">
            <text:p>5</text:p>
          </table:table-cell>
          <table:table-cell office:value-type="float" office:value="5" calcext:value-type="float">
            <text:p>5</text:p>
          </table:table-cell>
          <table:table-cell table:formula="of:=[.B601]*9/5+32" office:value-type="float" office:value="41.0886030581767" calcext:value-type="float">
            <text:p>41.0886030582</text:p>
          </table:table-cell>
          <table:table-cell office:value-type="float" office:value="41.0886030581767" calcext:value-type="float">
            <text:p>41.0886030582</text:p>
          </table:table-cell>
          <table:table-cell table:formula="of:=ROUND([.G601];0)" office:value-type="float" office:value="41" calcext:value-type="float">
            <text:p>41</text:p>
          </table:table-cell>
          <table:table-cell office:value-type="float" office:value="41" calcext:value-type="float">
            <text:p>41</text:p>
          </table:table-cell>
          <table:table-cell table:number-columns-repeated="1015"/>
        </table:table-row>
        <table:table-row table:style-name="ro1">
          <table:table-cell office:value-type="float" office:value="721" calcext:value-type="float">
            <text:p>721</text:p>
          </table:table-cell>
          <table:table-cell table:formula="of:=-54.52*LN([.A602])+363.75" office:value-type="float" office:value="4.97355423522453" calcext:value-type="float">
            <text:p>4.97</text:p>
          </table:table-cell>
          <table:table-cell table:style-name="ce3" office:value-type="float" office:value="4.97355423522453" calcext:value-type="float">
            <text:p>4.97</text:p>
          </table:table-cell>
          <table:table-cell table:formula="of:=INT(ROUND([.C602];0))" office:value-type="float" office:value="5" calcext:value-type="float">
            <text:p>5</text:p>
          </table:table-cell>
          <table:table-cell office:value-type="float" office:value="5" calcext:value-type="float">
            <text:p>5</text:p>
          </table:table-cell>
          <table:table-cell table:formula="of:=[.B602]*9/5+32" office:value-type="float" office:value="40.9523976234041" calcext:value-type="float">
            <text:p>40.9523976234</text:p>
          </table:table-cell>
          <table:table-cell office:value-type="float" office:value="40.9523976234041" calcext:value-type="float">
            <text:p>40.9523976234</text:p>
          </table:table-cell>
          <table:table-cell table:formula="of:=ROUND([.G602];0)" office:value-type="float" office:value="41" calcext:value-type="float">
            <text:p>41</text:p>
          </table:table-cell>
          <table:table-cell office:value-type="float" office:value="41" calcext:value-type="float">
            <text:p>41</text:p>
          </table:table-cell>
          <table:table-cell table:number-columns-repeated="1015"/>
        </table:table-row>
        <table:table-row table:style-name="ro1">
          <table:table-cell office:value-type="float" office:value="722" calcext:value-type="float">
            <text:p>722</text:p>
          </table:table-cell>
          <table:table-cell table:formula="of:=-54.52*LN([.A603])+363.75" office:value-type="float" office:value="4.89798942756312" calcext:value-type="float">
            <text:p>4.90</text:p>
          </table:table-cell>
          <table:table-cell table:style-name="ce3" office:value-type="float" office:value="4.89798942756312" calcext:value-type="float">
            <text:p>4.90</text:p>
          </table:table-cell>
          <table:table-cell table:formula="of:=INT(ROUND([.C603];0))" office:value-type="float" office:value="5" calcext:value-type="float">
            <text:p>5</text:p>
          </table:table-cell>
          <table:table-cell office:value-type="float" office:value="5" calcext:value-type="float">
            <text:p>5</text:p>
          </table:table-cell>
          <table:table-cell table:formula="of:=[.B603]*9/5+32" office:value-type="float" office:value="40.8163809696136" calcext:value-type="float">
            <text:p>40.8163809696</text:p>
          </table:table-cell>
          <table:table-cell office:value-type="float" office:value="40.8163809696136" calcext:value-type="float">
            <text:p>40.8163809696</text:p>
          </table:table-cell>
          <table:table-cell table:formula="of:=ROUND([.G603];0)" office:value-type="float" office:value="41" calcext:value-type="float">
            <text:p>41</text:p>
          </table:table-cell>
          <table:table-cell office:value-type="float" office:value="41" calcext:value-type="float">
            <text:p>41</text:p>
          </table:table-cell>
          <table:table-cell table:number-columns-repeated="1015"/>
        </table:table-row>
        <table:table-row table:style-name="ro1">
          <table:table-cell office:value-type="float" office:value="723" calcext:value-type="float">
            <text:p>723</text:p>
          </table:table-cell>
          <table:table-cell table:formula="of:=-54.52*LN([.A604])+363.75" office:value-type="float" office:value="4.8225292079041" calcext:value-type="float">
            <text:p>4.82</text:p>
          </table:table-cell>
          <table:table-cell table:style-name="ce3" office:value-type="float" office:value="4.8225292079041" calcext:value-type="float">
            <text:p>4.82</text:p>
          </table:table-cell>
          <table:table-cell table:formula="of:=INT(ROUND([.C604];0))" office:value-type="float" office:value="5" calcext:value-type="float">
            <text:p>5</text:p>
          </table:table-cell>
          <table:table-cell office:value-type="float" office:value="5" calcext:value-type="float">
            <text:p>5</text:p>
          </table:table-cell>
          <table:table-cell table:formula="of:=[.B604]*9/5+32" office:value-type="float" office:value="40.6805525742274" calcext:value-type="float">
            <text:p>40.6805525742</text:p>
          </table:table-cell>
          <table:table-cell office:value-type="float" office:value="40.6805525742274" calcext:value-type="float">
            <text:p>40.6805525742</text:p>
          </table:table-cell>
          <table:table-cell table:formula="of:=ROUND([.G604];0)" office:value-type="float" office:value="41" calcext:value-type="float">
            <text:p>41</text:p>
          </table:table-cell>
          <table:table-cell office:value-type="float" office:value="41" calcext:value-type="float">
            <text:p>41</text:p>
          </table:table-cell>
          <table:table-cell table:number-columns-repeated="1015"/>
        </table:table-row>
        <table:table-row table:style-name="ro1">
          <table:table-cell office:value-type="float" office:value="724" calcext:value-type="float">
            <text:p>724</text:p>
          </table:table-cell>
          <table:table-cell table:formula="of:=-54.52*LN([.A605])+363.75" office:value-type="float" office:value="4.74717328713075" calcext:value-type="float">
            <text:p>4.75</text:p>
          </table:table-cell>
          <table:table-cell table:style-name="ce3" office:value-type="float" office:value="4.74717328713075" calcext:value-type="float">
            <text:p>4.75</text:p>
          </table:table-cell>
          <table:table-cell table:formula="of:=INT(ROUND([.C605];0))" office:value-type="float" office:value="5" calcext:value-type="float">
            <text:p>5</text:p>
          </table:table-cell>
          <table:table-cell office:value-type="float" office:value="5" calcext:value-type="float">
            <text:p>5</text:p>
          </table:table-cell>
          <table:table-cell table:formula="of:=[.B605]*9/5+32" office:value-type="float" office:value="40.5449119168353" calcext:value-type="float">
            <text:p>40.5449119168</text:p>
          </table:table-cell>
          <table:table-cell office:value-type="float" office:value="40.5449119168353" calcext:value-type="float">
            <text:p>40.5449119168</text:p>
          </table:table-cell>
          <table:table-cell table:formula="of:=ROUND([.G605];0)" office:value-type="float" office:value="41" calcext:value-type="float">
            <text:p>41</text:p>
          </table:table-cell>
          <table:table-cell office:value-type="float" office:value="41" calcext:value-type="float">
            <text:p>41</text:p>
          </table:table-cell>
          <table:table-cell table:number-columns-repeated="1015"/>
        </table:table-row>
        <table:table-row table:style-name="ro1">
          <table:table-cell office:value-type="float" office:value="725" calcext:value-type="float">
            <text:p>725</text:p>
          </table:table-cell>
          <table:table-cell table:formula="of:=-54.52*LN([.A606])+363.75" office:value-type="float" office:value="4.67192137732309" calcext:value-type="float">
            <text:p>4.67</text:p>
          </table:table-cell>
          <table:table-cell table:style-name="ce3" office:value-type="float" office:value="4.67192137732309" calcext:value-type="float">
            <text:p>4.67</text:p>
          </table:table-cell>
          <table:table-cell table:formula="of:=INT(ROUND([.C606];0))" office:value-type="float" office:value="5" calcext:value-type="float">
            <text:p>5</text:p>
          </table:table-cell>
          <table:table-cell office:value-type="float" office:value="5" calcext:value-type="float">
            <text:p>5</text:p>
          </table:table-cell>
          <table:table-cell table:formula="of:=[.B606]*9/5+32" office:value-type="float" office:value="40.4094584791816" calcext:value-type="float">
            <text:p>40.4094584792</text:p>
          </table:table-cell>
          <table:table-cell office:value-type="float" office:value="40.4094584791816" calcext:value-type="float">
            <text:p>40.4094584792</text:p>
          </table:table-cell>
          <table:table-cell table:formula="of:=ROUND([.G606];0)" office:value-type="float" office:value="40" calcext:value-type="float">
            <text:p>40</text:p>
          </table:table-cell>
          <table:table-cell office:value-type="float" office:value="40" calcext:value-type="float">
            <text:p>40</text:p>
          </table:table-cell>
          <table:table-cell table:number-columns-repeated="1015"/>
        </table:table-row>
        <table:table-row table:style-name="ro1">
          <table:table-cell office:value-type="float" office:value="726" calcext:value-type="float">
            <text:p>726</text:p>
          </table:table-cell>
          <table:table-cell table:formula="of:=-54.52*LN([.A607])+363.75" office:value-type="float" office:value="4.59677319175211" calcext:value-type="float">
            <text:p>4.60</text:p>
          </table:table-cell>
          <table:table-cell table:style-name="ce3" office:value-type="float" office:value="4.59677319175211" calcext:value-type="float">
            <text:p>4.60</text:p>
          </table:table-cell>
          <table:table-cell table:formula="of:=INT(ROUND([.C607];0))" office:value-type="float" office:value="5" calcext:value-type="float">
            <text:p>5</text:p>
          </table:table-cell>
          <table:table-cell office:value-type="float" office:value="5" calcext:value-type="float">
            <text:p>5</text:p>
          </table:table-cell>
          <table:table-cell table:formula="of:=[.B607]*9/5+32" office:value-type="float" office:value="40.2741917451538" calcext:value-type="float">
            <text:p>40.2741917452</text:p>
          </table:table-cell>
          <table:table-cell office:value-type="float" office:value="40.2741917451538" calcext:value-type="float">
            <text:p>40.2741917452</text:p>
          </table:table-cell>
          <table:table-cell table:formula="of:=ROUND([.G607];0)" office:value-type="float" office:value="40" calcext:value-type="float">
            <text:p>40</text:p>
          </table:table-cell>
          <table:table-cell office:value-type="float" office:value="40" calcext:value-type="float">
            <text:p>40</text:p>
          </table:table-cell>
          <table:table-cell table:number-columns-repeated="1015"/>
        </table:table-row>
        <table:table-row table:style-name="ro1">
          <table:table-cell office:value-type="float" office:value="727" calcext:value-type="float">
            <text:p>727</text:p>
          </table:table-cell>
          <table:table-cell table:formula="of:=-54.52*LN([.A608])+363.75" office:value-type="float" office:value="4.52172844487251" calcext:value-type="float">
            <text:p>4.52</text:p>
          </table:table-cell>
          <table:table-cell table:style-name="ce3" office:value-type="float" office:value="4.52172844487251" calcext:value-type="float">
            <text:p>4.52</text:p>
          </table:table-cell>
          <table:table-cell table:formula="of:=INT(ROUND([.C608];0))" office:value-type="float" office:value="5" calcext:value-type="float">
            <text:p>5</text:p>
          </table:table-cell>
          <table:table-cell office:value-type="float" office:value="5" calcext:value-type="float">
            <text:p>5</text:p>
          </table:table-cell>
          <table:table-cell table:formula="of:=[.B608]*9/5+32" office:value-type="float" office:value="40.1391112007705" calcext:value-type="float">
            <text:p>40.1391112008</text:p>
          </table:table-cell>
          <table:table-cell office:value-type="float" office:value="40.1391112007705" calcext:value-type="float">
            <text:p>40.1391112008</text:p>
          </table:table-cell>
          <table:table-cell table:formula="of:=ROUND([.G608];0)" office:value-type="float" office:value="40" calcext:value-type="float">
            <text:p>40</text:p>
          </table:table-cell>
          <table:table-cell office:value-type="float" office:value="40" calcext:value-type="float">
            <text:p>40</text:p>
          </table:table-cell>
          <table:table-cell table:number-columns-repeated="1015"/>
        </table:table-row>
        <table:table-row table:style-name="ro1">
          <table:table-cell office:value-type="float" office:value="728" calcext:value-type="float">
            <text:p>728</text:p>
          </table:table-cell>
          <table:table-cell table:formula="of:=-54.52*LN([.A609])+363.75" office:value-type="float" office:value="4.44678685231668" calcext:value-type="float">
            <text:p>4.45</text:p>
          </table:table-cell>
          <table:table-cell table:style-name="ce3" office:value-type="float" office:value="4.44678685231668" calcext:value-type="float">
            <text:p>4.45</text:p>
          </table:table-cell>
          <table:table-cell table:formula="of:=INT(ROUND([.C609];0))" office:value-type="float" office:value="4" calcext:value-type="float">
            <text:p>4</text:p>
          </table:table-cell>
          <table:table-cell office:value-type="float" office:value="4" calcext:value-type="float">
            <text:p>4</text:p>
          </table:table-cell>
          <table:table-cell table:formula="of:=[.B609]*9/5+32" office:value-type="float" office:value="40.00421633417" calcext:value-type="float">
            <text:p>40.0042163342</text:p>
          </table:table-cell>
          <table:table-cell office:value-type="float" office:value="40.00421633417" calcext:value-type="float">
            <text:p>40.0042163342</text:p>
          </table:table-cell>
          <table:table-cell table:formula="of:=ROUND([.G609];0)" office:value-type="float" office:value="40" calcext:value-type="float">
            <text:p>40</text:p>
          </table:table-cell>
          <table:table-cell office:value-type="float" office:value="40" calcext:value-type="float">
            <text:p>40</text:p>
          </table:table-cell>
          <table:table-cell table:number-columns-repeated="1015"/>
        </table:table-row>
        <table:table-row table:style-name="ro1">
          <table:table-cell office:value-type="float" office:value="729" calcext:value-type="float">
            <text:p>729</text:p>
          </table:table-cell>
          <table:table-cell table:formula="of:=-54.52*LN([.A610])+363.75" office:value-type="float" office:value="4.37194813088792" calcext:value-type="float">
            <text:p>4.37</text:p>
          </table:table-cell>
          <table:table-cell table:style-name="ce3" office:value-type="float" office:value="4.37194813088792" calcext:value-type="float">
            <text:p>4.37</text:p>
          </table:table-cell>
          <table:table-cell table:formula="of:=INT(ROUND([.C610];0))" office:value-type="float" office:value="4" calcext:value-type="float">
            <text:p>4</text:p>
          </table:table-cell>
          <table:table-cell office:value-type="float" office:value="4" calcext:value-type="float">
            <text:p>4</text:p>
          </table:table-cell>
          <table:table-cell table:formula="of:=[.B610]*9/5+32" office:value-type="float" office:value="39.8695066355982" calcext:value-type="float">
            <text:p>39.8695066356</text:p>
          </table:table-cell>
          <table:table-cell office:value-type="float" office:value="39.8695066355982" calcext:value-type="float">
            <text:p>39.8695066356</text:p>
          </table:table-cell>
          <table:table-cell table:formula="of:=ROUND([.G610];0)" office:value-type="float" office:value="40" calcext:value-type="float">
            <text:p>40</text:p>
          </table:table-cell>
          <table:table-cell office:value-type="float" office:value="40" calcext:value-type="float">
            <text:p>40</text:p>
          </table:table-cell>
          <table:table-cell table:number-columns-repeated="1015"/>
        </table:table-row>
        <table:table-row table:style-name="ro1">
          <table:table-cell office:value-type="float" office:value="730" calcext:value-type="float">
            <text:p>730</text:p>
          </table:table-cell>
          <table:table-cell table:formula="of:=-54.52*LN([.A611])+363.75" office:value-type="float" office:value="4.2972119985543" calcext:value-type="float">
            <text:p>4.30</text:p>
          </table:table-cell>
          <table:table-cell table:style-name="ce3" office:value-type="float" office:value="4.2972119985543" calcext:value-type="float">
            <text:p>4.30</text:p>
          </table:table-cell>
          <table:table-cell table:formula="of:=INT(ROUND([.C611];0))" office:value-type="float" office:value="4" calcext:value-type="float">
            <text:p>4</text:p>
          </table:table-cell>
          <table:table-cell office:value-type="float" office:value="4" calcext:value-type="float">
            <text:p>4</text:p>
          </table:table-cell>
          <table:table-cell table:formula="of:=[.B611]*9/5+32" office:value-type="float" office:value="39.7349815973977" calcext:value-type="float">
            <text:p>39.7349815974</text:p>
          </table:table-cell>
          <table:table-cell office:value-type="float" office:value="39.7349815973977" calcext:value-type="float">
            <text:p>39.7349815974</text:p>
          </table:table-cell>
          <table:table-cell table:formula="of:=ROUND([.G611];0)" office:value-type="float" office:value="40" calcext:value-type="float">
            <text:p>40</text:p>
          </table:table-cell>
          <table:table-cell office:value-type="float" office:value="40" calcext:value-type="float">
            <text:p>40</text:p>
          </table:table-cell>
          <table:table-cell table:number-columns-repeated="1015"/>
        </table:table-row>
        <table:table-row table:style-name="ro1">
          <table:table-cell office:value-type="float" office:value="731" calcext:value-type="float">
            <text:p>731</text:p>
          </table:table-cell>
          <table:table-cell table:formula="of:=-54.52*LN([.A612])+363.75" office:value-type="float" office:value="4.22257817444205" calcext:value-type="float">
            <text:p>4.22</text:p>
          </table:table-cell>
          <table:table-cell table:style-name="ce3" office:value-type="float" office:value="4.22257817444205" calcext:value-type="float">
            <text:p>4.22</text:p>
          </table:table-cell>
          <table:table-cell table:formula="of:=INT(ROUND([.C612];0))" office:value-type="float" office:value="4" calcext:value-type="float">
            <text:p>4</text:p>
          </table:table-cell>
          <table:table-cell office:value-type="float" office:value="4" calcext:value-type="float">
            <text:p>4</text:p>
          </table:table-cell>
          <table:table-cell table:formula="of:=[.B612]*9/5+32" office:value-type="float" office:value="39.6006407139957" calcext:value-type="float">
            <text:p>39.600640714</text:p>
          </table:table-cell>
          <table:table-cell office:value-type="float" office:value="39.6006407139957" calcext:value-type="float">
            <text:p>39.600640714</text:p>
          </table:table-cell>
          <table:table-cell table:formula="of:=ROUND([.G612];0)" office:value-type="float" office:value="40" calcext:value-type="float">
            <text:p>40</text:p>
          </table:table-cell>
          <table:table-cell office:value-type="float" office:value="40" calcext:value-type="float">
            <text:p>40</text:p>
          </table:table-cell>
          <table:table-cell table:number-columns-repeated="1015"/>
        </table:table-row>
        <table:table-row table:style-name="ro1">
          <table:table-cell office:value-type="float" office:value="732" calcext:value-type="float">
            <text:p>732</text:p>
          </table:table-cell>
          <table:table-cell table:formula="of:=-54.52*LN([.A613])+363.75" office:value-type="float" office:value="4.14804637882929" calcext:value-type="float">
            <text:p>4.15</text:p>
          </table:table-cell>
          <table:table-cell table:style-name="ce3" office:value-type="float" office:value="4.14804637882929" calcext:value-type="float">
            <text:p>4.15</text:p>
          </table:table-cell>
          <table:table-cell table:formula="of:=INT(ROUND([.C613];0))" office:value-type="float" office:value="4" calcext:value-type="float">
            <text:p>4</text:p>
          </table:table-cell>
          <table:table-cell office:value-type="float" office:value="4" calcext:value-type="float">
            <text:p>4</text:p>
          </table:table-cell>
          <table:table-cell table:formula="of:=[.B613]*9/5+32" office:value-type="float" office:value="39.4664834818927" calcext:value-type="float">
            <text:p>39.4664834819</text:p>
          </table:table-cell>
          <table:table-cell office:value-type="float" office:value="39.4664834818927" calcext:value-type="float">
            <text:p>39.4664834819</text:p>
          </table:table-cell>
          <table:table-cell table:formula="of:=ROUND([.G613];0)" office:value-type="float" office:value="39" calcext:value-type="float">
            <text:p>39</text:p>
          </table:table-cell>
          <table:table-cell office:value-type="float" office:value="39" calcext:value-type="float">
            <text:p>39</text:p>
          </table:table-cell>
          <table:table-cell table:number-columns-repeated="1015"/>
        </table:table-row>
        <table:table-row table:style-name="ro1">
          <table:table-cell office:value-type="float" office:value="733" calcext:value-type="float">
            <text:p>733</text:p>
          </table:table-cell>
          <table:table-cell table:formula="of:=-54.52*LN([.A614])+363.75" office:value-type="float" office:value="4.07361633313974" calcext:value-type="float">
            <text:p>4.07</text:p>
          </table:table-cell>
          <table:table-cell table:style-name="ce3" office:value-type="float" office:value="4.07361633313974" calcext:value-type="float">
            <text:p>4.07</text:p>
          </table:table-cell>
          <table:table-cell table:formula="of:=INT(ROUND([.C614];0))" office:value-type="float" office:value="4" calcext:value-type="float">
            <text:p>4</text:p>
          </table:table-cell>
          <table:table-cell office:value-type="float" office:value="4" calcext:value-type="float">
            <text:p>4</text:p>
          </table:table-cell>
          <table:table-cell table:formula="of:=[.B614]*9/5+32" office:value-type="float" office:value="39.3325093996515" calcext:value-type="float">
            <text:p>39.3325093997</text:p>
          </table:table-cell>
          <table:table-cell office:value-type="float" office:value="39.3325093996515" calcext:value-type="float">
            <text:p>39.3325093997</text:p>
          </table:table-cell>
          <table:table-cell table:formula="of:=ROUND([.G614];0)" office:value-type="float" office:value="39" calcext:value-type="float">
            <text:p>39</text:p>
          </table:table-cell>
          <table:table-cell office:value-type="float" office:value="39" calcext:value-type="float">
            <text:p>39</text:p>
          </table:table-cell>
          <table:table-cell table:number-columns-repeated="1015"/>
        </table:table-row>
        <table:table-row table:style-name="ro1">
          <table:table-cell office:value-type="float" office:value="734" calcext:value-type="float">
            <text:p>734</text:p>
          </table:table-cell>
          <table:table-cell table:formula="of:=-54.52*LN([.A615])+363.75" office:value-type="float" office:value="3.99928775993664" calcext:value-type="float">
            <text:p>4.00</text:p>
          </table:table-cell>
          <table:table-cell table:style-name="ce3" office:value-type="float" office:value="3.99928775993664" calcext:value-type="float">
            <text:p>4.00</text:p>
          </table:table-cell>
          <table:table-cell table:formula="of:=INT(ROUND([.C615];0))" office:value-type="float" office:value="4" calcext:value-type="float">
            <text:p>4</text:p>
          </table:table-cell>
          <table:table-cell office:value-type="float" office:value="4" calcext:value-type="float">
            <text:p>4</text:p>
          </table:table-cell>
          <table:table-cell table:formula="of:=[.B615]*9/5+32" office:value-type="float" office:value="39.1987179678859" calcext:value-type="float">
            <text:p>39.1987179679</text:p>
          </table:table-cell>
          <table:table-cell office:value-type="float" office:value="39.1987179678859" calcext:value-type="float">
            <text:p>39.1987179679</text:p>
          </table:table-cell>
          <table:table-cell table:formula="of:=ROUND([.G615];0)" office:value-type="float" office:value="39" calcext:value-type="float">
            <text:p>39</text:p>
          </table:table-cell>
          <table:table-cell office:value-type="float" office:value="39" calcext:value-type="float">
            <text:p>39</text:p>
          </table:table-cell>
          <table:table-cell table:number-columns-repeated="1015"/>
        </table:table-row>
        <table:table-row table:style-name="ro1">
          <table:table-cell office:value-type="float" office:value="735" calcext:value-type="float">
            <text:p>735</text:p>
          </table:table-cell>
          <table:table-cell table:formula="of:=-54.52*LN([.A616])+363.75" office:value-type="float" office:value="3.92506038291612" calcext:value-type="float">
            <text:p>3.93</text:p>
          </table:table-cell>
          <table:table-cell table:style-name="ce3" office:value-type="float" office:value="3.92506038291612" calcext:value-type="float">
            <text:p>3.93</text:p>
          </table:table-cell>
          <table:table-cell table:formula="of:=INT(ROUND([.C616];0))" office:value-type="float" office:value="4" calcext:value-type="float">
            <text:p>4</text:p>
          </table:table-cell>
          <table:table-cell office:value-type="float" office:value="4" calcext:value-type="float">
            <text:p>4</text:p>
          </table:table-cell>
          <table:table-cell table:formula="of:=[.B616]*9/5+32" office:value-type="float" office:value="39.065108689249" calcext:value-type="float">
            <text:p>39.0651086892</text:p>
          </table:table-cell>
          <table:table-cell office:value-type="float" office:value="39.065108689249" calcext:value-type="float">
            <text:p>39.0651086892</text:p>
          </table:table-cell>
          <table:table-cell table:formula="of:=ROUND([.G616];0)" office:value-type="float" office:value="39" calcext:value-type="float">
            <text:p>39</text:p>
          </table:table-cell>
          <table:table-cell office:value-type="float" office:value="39" calcext:value-type="float">
            <text:p>39</text:p>
          </table:table-cell>
          <table:table-cell table:number-columns-repeated="1015"/>
        </table:table-row>
        <table:table-row table:style-name="ro1">
          <table:table-cell office:value-type="float" office:value="736" calcext:value-type="float">
            <text:p>736</text:p>
          </table:table-cell>
          <table:table-cell table:formula="of:=-54.52*LN([.A617])+363.75" office:value-type="float" office:value="3.85093392690163" calcext:value-type="float">
            <text:p>3.85</text:p>
          </table:table-cell>
          <table:table-cell table:style-name="ce3" office:value-type="float" office:value="3.85093392690163" calcext:value-type="float">
            <text:p>3.85</text:p>
          </table:table-cell>
          <table:table-cell table:formula="of:=INT(ROUND([.C617];0))" office:value-type="float" office:value="4" calcext:value-type="float">
            <text:p>4</text:p>
          </table:table-cell>
          <table:table-cell office:value-type="float" office:value="4" calcext:value-type="float">
            <text:p>4</text:p>
          </table:table-cell>
          <table:table-cell table:formula="of:=[.B617]*9/5+32" office:value-type="float" office:value="38.9316810684229" calcext:value-type="float">
            <text:p>38.9316810684</text:p>
          </table:table-cell>
          <table:table-cell office:value-type="float" office:value="38.9316810684229" calcext:value-type="float">
            <text:p>38.9316810684</text:p>
          </table:table-cell>
          <table:table-cell table:formula="of:=ROUND([.G617];0)" office:value-type="float" office:value="39" calcext:value-type="float">
            <text:p>39</text:p>
          </table:table-cell>
          <table:table-cell office:value-type="float" office:value="39" calcext:value-type="float">
            <text:p>39</text:p>
          </table:table-cell>
          <table:table-cell table:number-columns-repeated="1015"/>
        </table:table-row>
        <table:table-row table:style-name="ro1">
          <table:table-cell office:value-type="float" office:value="737" calcext:value-type="float">
            <text:p>737</text:p>
          </table:table-cell>
          <table:table-cell table:formula="of:=-54.52*LN([.A618])+363.75" office:value-type="float" office:value="3.77690811783737" calcext:value-type="float">
            <text:p>3.78</text:p>
          </table:table-cell>
          <table:table-cell table:style-name="ce3" office:value-type="float" office:value="3.77690811783737" calcext:value-type="float">
            <text:p>3.78</text:p>
          </table:table-cell>
          <table:table-cell table:formula="of:=INT(ROUND([.C618];0))" office:value-type="float" office:value="4" calcext:value-type="float">
            <text:p>4</text:p>
          </table:table-cell>
          <table:table-cell office:value-type="float" office:value="4" calcext:value-type="float">
            <text:p>4</text:p>
          </table:table-cell>
          <table:table-cell table:formula="of:=[.B618]*9/5+32" office:value-type="float" office:value="38.7984346121073" calcext:value-type="float">
            <text:p>38.7984346121</text:p>
          </table:table-cell>
          <table:table-cell office:value-type="float" office:value="38.7984346121073" calcext:value-type="float">
            <text:p>38.7984346121</text:p>
          </table:table-cell>
          <table:table-cell table:formula="of:=ROUND([.G618];0)" office:value-type="float" office:value="39" calcext:value-type="float">
            <text:p>39</text:p>
          </table:table-cell>
          <table:table-cell office:value-type="float" office:value="39" calcext:value-type="float">
            <text:p>39</text:p>
          </table:table-cell>
          <table:table-cell table:number-columns-repeated="1015"/>
        </table:table-row>
        <table:table-row table:style-name="ro1">
          <table:table-cell office:value-type="float" office:value="738" calcext:value-type="float">
            <text:p>738</text:p>
          </table:table-cell>
          <table:table-cell table:formula="of:=-54.52*LN([.A619])+363.75" office:value-type="float" office:value="3.70298268278219" calcext:value-type="float">
            <text:p>3.70</text:p>
          </table:table-cell>
          <table:table-cell table:style-name="ce3" office:value-type="float" office:value="3.70298268278219" calcext:value-type="float">
            <text:p>3.70</text:p>
          </table:table-cell>
          <table:table-cell table:formula="of:=INT(ROUND([.C619];0))" office:value-type="float" office:value="4" calcext:value-type="float">
            <text:p>4</text:p>
          </table:table-cell>
          <table:table-cell office:value-type="float" office:value="4" calcext:value-type="float">
            <text:p>4</text:p>
          </table:table-cell>
          <table:table-cell table:formula="of:=[.B619]*9/5+32" office:value-type="float" office:value="38.6653688290079" calcext:value-type="float">
            <text:p>38.665368829</text:p>
          </table:table-cell>
          <table:table-cell office:value-type="float" office:value="38.6653688290079" calcext:value-type="float">
            <text:p>38.665368829</text:p>
          </table:table-cell>
          <table:table-cell table:formula="of:=ROUND([.G619];0)" office:value-type="float" office:value="39" calcext:value-type="float">
            <text:p>39</text:p>
          </table:table-cell>
          <table:table-cell office:value-type="float" office:value="39" calcext:value-type="float">
            <text:p>39</text:p>
          </table:table-cell>
          <table:table-cell table:number-columns-repeated="1015"/>
        </table:table-row>
        <table:table-row table:style-name="ro1">
          <table:table-cell office:value-type="float" office:value="739" calcext:value-type="float">
            <text:p>739</text:p>
          </table:table-cell>
          <table:table-cell table:formula="of:=-54.52*LN([.A620])+363.75" office:value-type="float" office:value="3.62915734990406" calcext:value-type="float">
            <text:p>3.63</text:p>
          </table:table-cell>
          <table:table-cell table:style-name="ce3" office:value-type="float" office:value="3.62915734990406" calcext:value-type="float">
            <text:p>3.63</text:p>
          </table:table-cell>
          <table:table-cell table:formula="of:=INT(ROUND([.C620];0))" office:value-type="float" office:value="4" calcext:value-type="float">
            <text:p>4</text:p>
          </table:table-cell>
          <table:table-cell office:value-type="float" office:value="4" calcext:value-type="float">
            <text:p>4</text:p>
          </table:table-cell>
          <table:table-cell table:formula="of:=[.B620]*9/5+32" office:value-type="float" office:value="38.5324832298273" calcext:value-type="float">
            <text:p>38.5324832298</text:p>
          </table:table-cell>
          <table:table-cell office:value-type="float" office:value="38.5324832298273" calcext:value-type="float">
            <text:p>38.5324832298</text:p>
          </table:table-cell>
          <table:table-cell table:formula="of:=ROUND([.G620];0)" office:value-type="float" office:value="39" calcext:value-type="float">
            <text:p>39</text:p>
          </table:table-cell>
          <table:table-cell office:value-type="float" office:value="39" calcext:value-type="float">
            <text:p>39</text:p>
          </table:table-cell>
          <table:table-cell table:number-columns-repeated="1015"/>
        </table:table-row>
        <table:table-row table:style-name="ro1">
          <table:table-cell office:value-type="float" office:value="740" calcext:value-type="float">
            <text:p>740</text:p>
          </table:table-cell>
          <table:table-cell table:formula="of:=-54.52*LN([.A621])+363.75" office:value-type="float" office:value="3.55543184847329" calcext:value-type="float">
            <text:p>3.56</text:p>
          </table:table-cell>
          <table:table-cell table:style-name="ce3" office:value-type="float" office:value="3.55543184847329" calcext:value-type="float">
            <text:p>3.56</text:p>
          </table:table-cell>
          <table:table-cell table:formula="of:=INT(ROUND([.C621];0))" office:value-type="float" office:value="4" calcext:value-type="float">
            <text:p>4</text:p>
          </table:table-cell>
          <table:table-cell office:value-type="float" office:value="4" calcext:value-type="float">
            <text:p>4</text:p>
          </table:table-cell>
          <table:table-cell table:formula="of:=[.B621]*9/5+32" office:value-type="float" office:value="38.3997773272519" calcext:value-type="float">
            <text:p>38.3997773273</text:p>
          </table:table-cell>
          <table:table-cell office:value-type="float" office:value="38.3997773272519" calcext:value-type="float">
            <text:p>38.3997773273</text:p>
          </table:table-cell>
          <table:table-cell table:formula="of:=ROUND([.G621];0)" office:value-type="float" office:value="38" calcext:value-type="float">
            <text:p>38</text:p>
          </table:table-cell>
          <table:table-cell office:value-type="float" office:value="38" calcext:value-type="float">
            <text:p>38</text:p>
          </table:table-cell>
          <table:table-cell table:number-columns-repeated="1015"/>
        </table:table-row>
        <table:table-row table:style-name="ro1">
          <table:table-cell office:value-type="float" office:value="741" calcext:value-type="float">
            <text:p>741</text:p>
          </table:table-cell>
          <table:table-cell table:formula="of:=-54.52*LN([.A622])+363.75" office:value-type="float" office:value="3.48180590885732" calcext:value-type="float">
            <text:p>3.48</text:p>
          </table:table-cell>
          <table:table-cell table:style-name="ce3" office:value-type="float" office:value="3.48180590885732" calcext:value-type="float">
            <text:p>3.48</text:p>
          </table:table-cell>
          <table:table-cell table:formula="of:=INT(ROUND([.C622];0))" office:value-type="float" office:value="3" calcext:value-type="float">
            <text:p>3</text:p>
          </table:table-cell>
          <table:table-cell office:value-type="float" office:value="3" calcext:value-type="float">
            <text:p>3</text:p>
          </table:table-cell>
          <table:table-cell table:formula="of:=[.B622]*9/5+32" office:value-type="float" office:value="38.2672506359432" calcext:value-type="float">
            <text:p>38.2672506359</text:p>
          </table:table-cell>
          <table:table-cell office:value-type="float" office:value="38.2672506359432" calcext:value-type="float">
            <text:p>38.2672506359</text:p>
          </table:table-cell>
          <table:table-cell table:formula="of:=ROUND([.G622];0)" office:value-type="float" office:value="38" calcext:value-type="float">
            <text:p>38</text:p>
          </table:table-cell>
          <table:table-cell office:value-type="float" office:value="38" calcext:value-type="float">
            <text:p>38</text:p>
          </table:table-cell>
          <table:table-cell table:number-columns-repeated="1015"/>
        </table:table-row>
        <table:table-row table:style-name="ro1">
          <table:table-cell office:value-type="float" office:value="742" calcext:value-type="float">
            <text:p>742</text:p>
          </table:table-cell>
          <table:table-cell table:formula="of:=-54.52*LN([.A623])+363.75" office:value-type="float" office:value="3.40827926251438" calcext:value-type="float">
            <text:p>3.41</text:p>
          </table:table-cell>
          <table:table-cell table:style-name="ce3" office:value-type="float" office:value="3.40827926251438" calcext:value-type="float">
            <text:p>3.41</text:p>
          </table:table-cell>
          <table:table-cell table:formula="of:=INT(ROUND([.C623];0))" office:value-type="float" office:value="3" calcext:value-type="float">
            <text:p>3</text:p>
          </table:table-cell>
          <table:table-cell office:value-type="float" office:value="3" calcext:value-type="float">
            <text:p>3</text:p>
          </table:table-cell>
          <table:table-cell table:formula="of:=[.B623]*9/5+32" office:value-type="float" office:value="38.1349026725259" calcext:value-type="float">
            <text:p>38.1349026725</text:p>
          </table:table-cell>
          <table:table-cell office:value-type="float" office:value="38.1349026725259" calcext:value-type="float">
            <text:p>38.1349026725</text:p>
          </table:table-cell>
          <table:table-cell table:formula="of:=ROUND([.G623];0)" office:value-type="float" office:value="38" calcext:value-type="float">
            <text:p>38</text:p>
          </table:table-cell>
          <table:table-cell office:value-type="float" office:value="38" calcext:value-type="float">
            <text:p>38</text:p>
          </table:table-cell>
          <table:table-cell table:number-columns-repeated="1015"/>
        </table:table-row>
        <table:table-row table:style-name="ro1">
          <table:table-cell office:value-type="float" office:value="743" calcext:value-type="float">
            <text:p>743</text:p>
          </table:table-cell>
          <table:table-cell table:formula="of:=-54.52*LN([.A624])+363.75" office:value-type="float" office:value="3.33485164198777" calcext:value-type="float">
            <text:p>3.33</text:p>
          </table:table-cell>
          <table:table-cell table:style-name="ce3" office:value-type="float" office:value="3.33485164198777" calcext:value-type="float">
            <text:p>3.33</text:p>
          </table:table-cell>
          <table:table-cell table:formula="of:=INT(ROUND([.C624];0))" office:value-type="float" office:value="3" calcext:value-type="float">
            <text:p>3</text:p>
          </table:table-cell>
          <table:table-cell office:value-type="float" office:value="3" calcext:value-type="float">
            <text:p>3</text:p>
          </table:table-cell>
          <table:table-cell table:formula="of:=[.B624]*9/5+32" office:value-type="float" office:value="38.002732955578" calcext:value-type="float">
            <text:p>38.0027329556</text:p>
          </table:table-cell>
          <table:table-cell office:value-type="float" office:value="38.002732955578" calcext:value-type="float">
            <text:p>38.0027329556</text:p>
          </table:table-cell>
          <table:table-cell table:formula="of:=ROUND([.G624];0)" office:value-type="float" office:value="38" calcext:value-type="float">
            <text:p>38</text:p>
          </table:table-cell>
          <table:table-cell office:value-type="float" office:value="38" calcext:value-type="float">
            <text:p>38</text:p>
          </table:table-cell>
          <table:table-cell table:number-columns-repeated="1015"/>
        </table:table-row>
        <table:table-row table:style-name="ro1">
          <table:table-cell office:value-type="float" office:value="744" calcext:value-type="float">
            <text:p>744</text:p>
          </table:table-cell>
          <table:table-cell table:formula="of:=-54.52*LN([.A625])+363.75" office:value-type="float" office:value="3.26152278089984" calcext:value-type="float">
            <text:p>3.26</text:p>
          </table:table-cell>
          <table:table-cell table:style-name="ce3" office:value-type="float" office:value="3.26152278089984" calcext:value-type="float">
            <text:p>3.26</text:p>
          </table:table-cell>
          <table:table-cell table:formula="of:=INT(ROUND([.C625];0))" office:value-type="float" office:value="3" calcext:value-type="float">
            <text:p>3</text:p>
          </table:table-cell>
          <table:table-cell office:value-type="float" office:value="3" calcext:value-type="float">
            <text:p>3</text:p>
          </table:table-cell>
          <table:table-cell table:formula="of:=[.B625]*9/5+32" office:value-type="float" office:value="37.8707410056197" calcext:value-type="float">
            <text:p>37.8707410056</text:p>
          </table:table-cell>
          <table:table-cell office:value-type="float" office:value="37.8707410056197" calcext:value-type="float">
            <text:p>37.8707410056</text:p>
          </table:table-cell>
          <table:table-cell table:formula="of:=ROUND([.G625];0)" office:value-type="float" office:value="38" calcext:value-type="float">
            <text:p>38</text:p>
          </table:table-cell>
          <table:table-cell office:value-type="float" office:value="38" calcext:value-type="float">
            <text:p>38</text:p>
          </table:table-cell>
          <table:table-cell table:number-columns-repeated="1015"/>
        </table:table-row>
        <table:table-row table:style-name="ro1">
          <table:table-cell office:value-type="float" office:value="745" calcext:value-type="float">
            <text:p>745</text:p>
          </table:table-cell>
          <table:table-cell table:formula="of:=-54.52*LN([.A626])+363.75" office:value-type="float" office:value="3.18829241394639" calcext:value-type="float">
            <text:p>3.19</text:p>
          </table:table-cell>
          <table:table-cell table:style-name="ce3" office:value-type="float" office:value="3.18829241394639" calcext:value-type="float">
            <text:p>3.19</text:p>
          </table:table-cell>
          <table:table-cell table:formula="of:=INT(ROUND([.C626];0))" office:value-type="float" office:value="3" calcext:value-type="float">
            <text:p>3</text:p>
          </table:table-cell>
          <table:table-cell office:value-type="float" office:value="3" calcext:value-type="float">
            <text:p>3</text:p>
          </table:table-cell>
          <table:table-cell table:formula="of:=[.B626]*9/5+32" office:value-type="float" office:value="37.7389263451035" calcext:value-type="float">
            <text:p>37.7389263451</text:p>
          </table:table-cell>
          <table:table-cell office:value-type="float" office:value="37.7389263451035" calcext:value-type="float">
            <text:p>37.7389263451</text:p>
          </table:table-cell>
          <table:table-cell table:formula="of:=ROUND([.G626];0)" office:value-type="float" office:value="38" calcext:value-type="float">
            <text:p>38</text:p>
          </table:table-cell>
          <table:table-cell office:value-type="float" office:value="38" calcext:value-type="float">
            <text:p>38</text:p>
          </table:table-cell>
          <table:table-cell table:number-columns-repeated="1015"/>
        </table:table-row>
        <table:table-row table:style-name="ro1">
          <table:table-cell office:value-type="float" office:value="746" calcext:value-type="float">
            <text:p>746</text:p>
          </table:table-cell>
          <table:table-cell table:formula="of:=-54.52*LN([.A627])+363.75" office:value-type="float" office:value="3.11516027689095" calcext:value-type="float">
            <text:p>3.12</text:p>
          </table:table-cell>
          <table:table-cell table:style-name="ce3" office:value-type="float" office:value="3.11516027689095" calcext:value-type="float">
            <text:p>3.12</text:p>
          </table:table-cell>
          <table:table-cell table:formula="of:=INT(ROUND([.C627];0))" office:value-type="float" office:value="3" calcext:value-type="float">
            <text:p>3</text:p>
          </table:table-cell>
          <table:table-cell office:value-type="float" office:value="3" calcext:value-type="float">
            <text:p>3</text:p>
          </table:table-cell>
          <table:table-cell table:formula="of:=[.B627]*9/5+32" office:value-type="float" office:value="37.6072884984037" calcext:value-type="float">
            <text:p>37.6072884984</text:p>
          </table:table-cell>
          <table:table-cell office:value-type="float" office:value="37.6072884984037" calcext:value-type="float">
            <text:p>37.6072884984</text:p>
          </table:table-cell>
          <table:table-cell table:formula="of:=ROUND([.G627];0)" office:value-type="float" office:value="38" calcext:value-type="float">
            <text:p>38</text:p>
          </table:table-cell>
          <table:table-cell office:value-type="float" office:value="38" calcext:value-type="float">
            <text:p>38</text:p>
          </table:table-cell>
          <table:table-cell table:number-columns-repeated="1015"/>
        </table:table-row>
        <table:table-row table:style-name="ro1">
          <table:table-cell office:value-type="float" office:value="747" calcext:value-type="float">
            <text:p>747</text:p>
          </table:table-cell>
          <table:table-cell table:formula="of:=-54.52*LN([.A628])+363.75" office:value-type="float" office:value="3.04212610655878" calcext:value-type="float">
            <text:p>3.04</text:p>
          </table:table-cell>
          <table:table-cell table:style-name="ce3" office:value-type="float" office:value="3.04212610655878" calcext:value-type="float">
            <text:p>3.04</text:p>
          </table:table-cell>
          <table:table-cell table:formula="of:=INT(ROUND([.C628];0))" office:value-type="float" office:value="3" calcext:value-type="float">
            <text:p>3</text:p>
          </table:table-cell>
          <table:table-cell office:value-type="float" office:value="3" calcext:value-type="float">
            <text:p>3</text:p>
          </table:table-cell>
          <table:table-cell table:formula="of:=[.B628]*9/5+32" office:value-type="float" office:value="37.4758269918058" calcext:value-type="float">
            <text:p>37.4758269918</text:p>
          </table:table-cell>
          <table:table-cell office:value-type="float" office:value="37.4758269918058" calcext:value-type="float">
            <text:p>37.4758269918</text:p>
          </table:table-cell>
          <table:table-cell table:formula="of:=ROUND([.G628];0)" office:value-type="float" office:value="37" calcext:value-type="float">
            <text:p>37</text:p>
          </table:table-cell>
          <table:table-cell office:value-type="float" office:value="37" calcext:value-type="float">
            <text:p>37</text:p>
          </table:table-cell>
          <table:table-cell table:number-columns-repeated="1015"/>
        </table:table-row>
        <table:table-row table:style-name="ro1">
          <table:table-cell office:value-type="float" office:value="748" calcext:value-type="float">
            <text:p>748</text:p>
          </table:table-cell>
          <table:table-cell table:formula="of:=-54.52*LN([.A629])+363.75" office:value-type="float" office:value="2.96918964083147" calcext:value-type="float">
            <text:p>2.97</text:p>
          </table:table-cell>
          <table:table-cell table:style-name="ce3" office:value-type="float" office:value="2.96918964083147" calcext:value-type="float">
            <text:p>2.97</text:p>
          </table:table-cell>
          <table:table-cell table:formula="of:=INT(ROUND([.C629];0))" office:value-type="float" office:value="3" calcext:value-type="float">
            <text:p>3</text:p>
          </table:table-cell>
          <table:table-cell office:value-type="float" office:value="3" calcext:value-type="float">
            <text:p>3</text:p>
          </table:table-cell>
          <table:table-cell table:formula="of:=[.B629]*9/5+32" office:value-type="float" office:value="37.3445413534967" calcext:value-type="float">
            <text:p>37.3445413535</text:p>
          </table:table-cell>
          <table:table-cell office:value-type="float" office:value="37.3445413534967" calcext:value-type="float">
            <text:p>37.3445413535</text:p>
          </table:table-cell>
          <table:table-cell table:formula="of:=ROUND([.G629];0)" office:value-type="float" office:value="37" calcext:value-type="float">
            <text:p>37</text:p>
          </table:table-cell>
          <table:table-cell office:value-type="float" office:value="37" calcext:value-type="float">
            <text:p>37</text:p>
          </table:table-cell>
          <table:table-cell table:number-columns-repeated="1015"/>
        </table:table-row>
        <table:table-row table:style-name="ro1">
          <table:table-cell office:value-type="float" office:value="749" calcext:value-type="float">
            <text:p>749</text:p>
          </table:table-cell>
          <table:table-cell table:formula="of:=-54.52*LN([.A630])+363.75" office:value-type="float" office:value="2.89635061864118" calcext:value-type="float">
            <text:p>2.90</text:p>
          </table:table-cell>
          <table:table-cell table:style-name="ce3" office:value-type="float" office:value="2.89635061864118" calcext:value-type="float">
            <text:p>2.90</text:p>
          </table:table-cell>
          <table:table-cell table:formula="of:=INT(ROUND([.C630];0))" office:value-type="float" office:value="3" calcext:value-type="float">
            <text:p>3</text:p>
          </table:table-cell>
          <table:table-cell office:value-type="float" office:value="3" calcext:value-type="float">
            <text:p>3</text:p>
          </table:table-cell>
          <table:table-cell table:formula="of:=[.B630]*9/5+32" office:value-type="float" office:value="37.2134311135541" calcext:value-type="float">
            <text:p>37.2134311136</text:p>
          </table:table-cell>
          <table:table-cell office:value-type="float" office:value="37.2134311135541" calcext:value-type="float">
            <text:p>37.2134311136</text:p>
          </table:table-cell>
          <table:table-cell table:formula="of:=ROUND([.G630];0)" office:value-type="float" office:value="37" calcext:value-type="float">
            <text:p>37</text:p>
          </table:table-cell>
          <table:table-cell office:value-type="float" office:value="37" calcext:value-type="float">
            <text:p>37</text:p>
          </table:table-cell>
          <table:table-cell table:number-columns-repeated="1015"/>
        </table:table-row>
        <table:table-row table:style-name="ro1">
          <table:table-cell office:value-type="float" office:value="750" calcext:value-type="float">
            <text:p>750</text:p>
          </table:table-cell>
          <table:table-cell table:formula="of:=-54.52*LN([.A631])+363.75" office:value-type="float" office:value="2.82360877996496" calcext:value-type="float">
            <text:p>2.82</text:p>
          </table:table-cell>
          <table:table-cell table:style-name="ce3" office:value-type="float" office:value="2.82360877996496" calcext:value-type="float">
            <text:p>2.82</text:p>
          </table:table-cell>
          <table:table-cell table:formula="of:=INT(ROUND([.C631];0))" office:value-type="float" office:value="3" calcext:value-type="float">
            <text:p>3</text:p>
          </table:table-cell>
          <table:table-cell office:value-type="float" office:value="3" calcext:value-type="float">
            <text:p>3</text:p>
          </table:table-cell>
          <table:table-cell table:formula="of:=[.B631]*9/5+32" office:value-type="float" office:value="37.0824958039369" calcext:value-type="float">
            <text:p>37.0824958039</text:p>
          </table:table-cell>
          <table:table-cell office:value-type="float" office:value="37.0824958039369" calcext:value-type="float">
            <text:p>37.0824958039</text:p>
          </table:table-cell>
          <table:table-cell table:formula="of:=ROUND([.G631];0)" office:value-type="float" office:value="37" calcext:value-type="float">
            <text:p>37</text:p>
          </table:table-cell>
          <table:table-cell office:value-type="float" office:value="37" calcext:value-type="float">
            <text:p>37</text:p>
          </table:table-cell>
          <table:table-cell table:number-columns-repeated="1015"/>
        </table:table-row>
        <table:table-row table:style-name="ro1" table:number-rows-repeated="1047944">
          <table:table-cell table:number-columns-repeated="1024"/>
        </table:table-row>
        <table:table-row table:style-name="ro1">
          <table:table-cell table:number-columns-repeated="1024"/>
        </table:table-row>
      </table:table>
      <table:table table:name="extrapolation2" table:style-name="ta3">
        <office:forms form:automatic-focus="false" form:apply-design-mode="false"/>
        <table:table-column table:style-name="co1" table:number-columns-repeated="1024" table:default-cell-style-name="ce1"/>
        <table:table-row table:style-name="ro2">
          <table:table-cell office:value-type="string" calcext:value-type="string">
            <text:p>reading</text:p>
          </table:table-cell>
          <table:table-cell office:value-type="string" calcext:value-type="string">
            <text:p>calc C</text:p>
          </table:table-cell>
          <table:table-cell office:value-type="string" calcext:value-type="string">
            <text:p>value</text:p>
          </table:table-cell>
          <table:table-cell office:value-type="string" calcext:value-type="string">
            <text:p>rounded</text:p>
          </table:table-cell>
          <table:table-cell office:value-type="string" calcext:value-type="string">
            <text:p>values</text:p>
          </table:table-cell>
          <table:table-cell table:number-columns-repeated="1019"/>
        </table:table-row>
        <table:table-row table:style-name="ro2">
          <table:table-cell office:value-type="float" office:value="83" calcext:value-type="float">
            <text:p>83</text:p>
          </table:table-cell>
          <table:table-cell table:style-name="ce2" table:formula="of:=-0.000000316 * [.A2]^3 + 0.0005182 * [.A2]^2 - 0.3885 * [.A2] + 132.95" office:value-type="float" office:value="104.093695108" calcext:value-type="float">
            <text:p>104.093695108</text:p>
          </table:table-cell>
          <table:table-cell office:value-type="float" office:value="104.093695108" calcext:value-type="float">
            <text:p>104.093695108</text:p>
          </table:table-cell>
          <table:table-cell table:style-name="ce2" table:formula="of:=INT(ROUND([.B2];0))" office:value-type="float" office:value="104" calcext:value-type="float">
            <text:p>104</text:p>
          </table:table-cell>
          <table:table-cell table:style-name="Default" table:number-columns-repeated="1020"/>
        </table:table-row>
        <table:table-row table:style-name="ro2">
          <table:table-cell office:value-type="float" office:value="84" calcext:value-type="float">
            <text:p>84</text:p>
          </table:table-cell>
          <table:table-cell table:style-name="ce2" table:formula="of:=-0.000000316 * [.A3]^3 + 0.0005182 * [.A3]^2 - 0.3885 * [.A3] + 132.95" office:value-type="float" office:value="103.785124736" calcext:value-type="float">
            <text:p>103.785124736</text:p>
          </table:table-cell>
          <table:table-cell office:value-type="float" office:value="103.785124736" calcext:value-type="float">
            <text:p>103.785124736</text:p>
          </table:table-cell>
          <table:table-cell table:style-name="ce2" table:formula="of:=INT(ROUND([.B3];0))" office:value-type="float" office:value="104" calcext:value-type="float">
            <text:p>104</text:p>
          </table:table-cell>
          <table:table-cell table:style-name="Default" table:number-columns-repeated="1020"/>
        </table:table-row>
        <table:table-row table:style-name="ro2">
          <table:table-cell office:value-type="float" office:value="85" calcext:value-type="float">
            <text:p>85</text:p>
          </table:table-cell>
          <table:table-cell table:style-name="ce2" table:formula="of:=-0.000000316 * [.A4]^3 + 0.0005182 * [.A4]^2 - 0.3885 * [.A4] + 132.95" office:value-type="float" office:value="103.4774315" calcext:value-type="float">
            <text:p>103.4774315</text:p>
          </table:table-cell>
          <table:table-cell office:value-type="float" office:value="103.4774315" calcext:value-type="float">
            <text:p>103.4774315</text:p>
          </table:table-cell>
          <table:table-cell table:style-name="ce2" table:formula="of:=INT(ROUND([.B4];0))" office:value-type="float" office:value="103" calcext:value-type="float">
            <text:p>103</text:p>
          </table:table-cell>
          <table:table-cell table:style-name="Default" table:number-columns-repeated="1020"/>
        </table:table-row>
        <table:table-row table:style-name="ro2">
          <table:table-cell office:value-type="float" office:value="86" calcext:value-type="float">
            <text:p>86</text:p>
          </table:table-cell>
          <table:table-cell table:style-name="ce2" table:formula="of:=-0.000000316 * [.A5]^3 + 0.0005182 * [.A5]^2 - 0.3885 * [.A5] + 132.95" office:value-type="float" office:value="103.170613504" calcext:value-type="float">
            <text:p>103.170613504</text:p>
          </table:table-cell>
          <table:table-cell office:value-type="float" office:value="103.170613504" calcext:value-type="float">
            <text:p>103.170613504</text:p>
          </table:table-cell>
          <table:table-cell table:style-name="ce2" table:formula="of:=INT(ROUND([.B5];0))" office:value-type="float" office:value="103" calcext:value-type="float">
            <text:p>103</text:p>
          </table:table-cell>
          <table:table-cell table:style-name="Default" table:number-columns-repeated="1020"/>
        </table:table-row>
        <table:table-row table:style-name="ro2">
          <table:table-cell office:value-type="float" office:value="87" calcext:value-type="float">
            <text:p>87</text:p>
          </table:table-cell>
          <table:table-cell table:style-name="ce2" table:formula="of:=-0.000000316 * [.A6]^3 + 0.0005182 * [.A6]^2 - 0.3885 * [.A6] + 132.95" office:value-type="float" office:value="102.864668852" calcext:value-type="float">
            <text:p>102.864668852</text:p>
          </table:table-cell>
          <table:table-cell office:value-type="float" office:value="102.864668852" calcext:value-type="float">
            <text:p>102.864668852</text:p>
          </table:table-cell>
          <table:table-cell table:style-name="ce2" table:formula="of:=INT(ROUND([.B6];0))" office:value-type="float" office:value="103" calcext:value-type="float">
            <text:p>103</text:p>
          </table:table-cell>
          <table:table-cell table:style-name="Default" table:number-columns-repeated="2"/>
          <table:table-cell table:number-columns-repeated="1017"/>
          <table:table-cell table:style-name="Default"/>
        </table:table-row>
        <table:table-row table:style-name="ro2">
          <table:table-cell office:value-type="float" office:value="88" calcext:value-type="float">
            <text:p>88</text:p>
          </table:table-cell>
          <table:table-cell table:style-name="ce2" table:formula="of:=-0.000000316 * [.A7]^3 + 0.0005182 * [.A7]^2 - 0.3885 * [.A7] + 132.95" office:value-type="float" office:value="102.559595648" calcext:value-type="float">
            <text:p>102.559595648</text:p>
          </table:table-cell>
          <table:table-cell office:value-type="float" office:value="102.559595648" calcext:value-type="float">
            <text:p>102.559595648</text:p>
          </table:table-cell>
          <table:table-cell table:style-name="ce2" table:formula="of:=INT(ROUND([.B7];0))" office:value-type="float" office:value="103" calcext:value-type="float">
            <text:p>103</text:p>
          </table:table-cell>
          <table:table-cell table:style-name="Default" table:number-columns-repeated="2"/>
          <table:table-cell office:value-type="string" calcext:value-type="string">
            <text:p>Note: to make the lookup table copy and paste the rounded column as values</text:p>
          </table:table-cell>
          <table:table-cell table:number-columns-repeated="1016"/>
          <table:table-cell table:style-name="Default"/>
        </table:table-row>
        <table:table-row table:style-name="ro2">
          <table:table-cell office:value-type="float" office:value="89" calcext:value-type="float">
            <text:p>89</text:p>
          </table:table-cell>
          <table:table-cell table:style-name="ce2" table:formula="of:=-0.000000316 * [.A8]^3 + 0.0005182 * [.A8]^2 - 0.3885 * [.A8] + 132.95" office:value-type="float" office:value="102.255391996" calcext:value-type="float">
            <text:p>102.255391996</text:p>
          </table:table-cell>
          <table:table-cell office:value-type="float" office:value="102.255391996" calcext:value-type="float">
            <text:p>102.255391996</text:p>
          </table:table-cell>
          <table:table-cell table:style-name="ce2" table:formula="of:=INT(ROUND([.B8];0))" office:value-type="float" office:value="102" calcext:value-type="float">
            <text:p>102</text:p>
          </table:table-cell>
          <table:table-cell table:style-name="Default" table:number-columns-repeated="2"/>
          <table:table-cell office:value-type="string" calcext:value-type="string">
            <text:p>Then paste the values transposed on another sheet and save it as .csv with ‘,’ as a delimter.</text:p>
          </table:table-cell>
          <table:table-cell table:number-columns-repeated="1016"/>
          <table:table-cell table:style-name="Default"/>
        </table:table-row>
        <table:table-row table:style-name="ro2">
          <table:table-cell office:value-type="float" office:value="90" calcext:value-type="float">
            <text:p>90</text:p>
          </table:table-cell>
          <table:table-cell table:style-name="ce2" table:formula="of:=-0.000000316 * [.A9]^3 + 0.0005182 * [.A9]^2 - 0.3885 * [.A9] + 132.95" office:value-type="float" office:value="101.952056" calcext:value-type="float">
            <text:p>101.952056</text:p>
          </table:table-cell>
          <table:table-cell office:value-type="float" office:value="101.952056" calcext:value-type="float">
            <text:p>101.952056</text:p>
          </table:table-cell>
          <table:table-cell table:style-name="ce2" table:formula="of:=INT(ROUND([.B9];0))" office:value-type="float" office:value="102" calcext:value-type="float">
            <text:p>102</text:p>
          </table:table-cell>
          <table:table-cell table:style-name="Default" table:number-columns-repeated="2"/>
          <table:table-cell table:number-columns-repeated="1017"/>
          <table:table-cell table:style-name="Default"/>
        </table:table-row>
        <table:table-row table:style-name="ro2">
          <table:table-cell office:value-type="float" office:value="91" calcext:value-type="float">
            <text:p>91</text:p>
          </table:table-cell>
          <table:table-cell table:style-name="ce2" table:formula="of:=-0.000000316 * [.A10]^3 + 0.0005182 * [.A10]^2 - 0.3885 * [.A10] + 132.95" office:value-type="float" office:value="101.649585764" calcext:value-type="float">
            <text:p>101.649585764</text:p>
          </table:table-cell>
          <table:table-cell office:value-type="float" office:value="101.649585764" calcext:value-type="float">
            <text:p>101.649585764</text:p>
          </table:table-cell>
          <table:table-cell table:style-name="ce2" table:formula="of:=INT(ROUND([.B10];0))" office:value-type="float" office:value="102" calcext:value-type="float">
            <text:p>102</text:p>
          </table:table-cell>
          <table:table-cell table:style-name="Default" table:number-columns-repeated="2"/>
          <table:table-cell table:number-columns-repeated="1017"/>
          <table:table-cell table:style-name="Default"/>
        </table:table-row>
        <table:table-row table:style-name="ro2">
          <table:table-cell office:value-type="float" office:value="92" calcext:value-type="float">
            <text:p>92</text:p>
          </table:table-cell>
          <table:table-cell table:style-name="ce2" table:formula="of:=-0.000000316 * [.A11]^3 + 0.0005182 * [.A11]^2 - 0.3885 * [.A11] + 132.95" office:value-type="float" office:value="101.347979392" calcext:value-type="float">
            <text:p>101.347979392</text:p>
          </table:table-cell>
          <table:table-cell office:value-type="float" office:value="101.347979392" calcext:value-type="float">
            <text:p>101.347979392</text:p>
          </table:table-cell>
          <table:table-cell table:style-name="ce2" table:formula="of:=INT(ROUND([.B11];0))" office:value-type="float" office:value="101" calcext:value-type="float">
            <text:p>101</text:p>
          </table:table-cell>
          <table:table-cell table:style-name="Default" table:number-columns-repeated="2"/>
          <table:table-cell table:number-columns-repeated="1017"/>
          <table:table-cell table:style-name="Default"/>
        </table:table-row>
        <table:table-row table:style-name="ro2">
          <table:table-cell office:value-type="float" office:value="93" calcext:value-type="float">
            <text:p>93</text:p>
          </table:table-cell>
          <table:table-cell table:style-name="ce2" table:formula="of:=-0.000000316 * [.A12]^3 + 0.0005182 * [.A12]^2 - 0.3885 * [.A12] + 132.95" office:value-type="float" office:value="101.047234988" calcext:value-type="float">
            <text:p>101.047234988</text:p>
          </table:table-cell>
          <table:table-cell office:value-type="float" office:value="101.047234988" calcext:value-type="float">
            <text:p>101.047234988</text:p>
          </table:table-cell>
          <table:table-cell table:style-name="ce2" table:formula="of:=INT(ROUND([.B12];0))" office:value-type="float" office:value="101" calcext:value-type="float">
            <text:p>101</text:p>
          </table:table-cell>
          <table:table-cell table:style-name="Default" table:number-columns-repeated="2"/>
          <table:table-cell table:number-columns-repeated="1017"/>
          <table:table-cell table:style-name="Default"/>
        </table:table-row>
        <table:table-row table:style-name="ro2">
          <table:table-cell office:value-type="float" office:value="94" calcext:value-type="float">
            <text:p>94</text:p>
          </table:table-cell>
          <table:table-cell table:style-name="ce2" table:formula="of:=-0.000000316 * [.A13]^3 + 0.0005182 * [.A13]^2 - 0.3885 * [.A13] + 132.95" office:value-type="float" office:value="100.747350656" calcext:value-type="float">
            <text:p>100.747350656</text:p>
          </table:table-cell>
          <table:table-cell office:value-type="float" office:value="100.747350656" calcext:value-type="float">
            <text:p>100.747350656</text:p>
          </table:table-cell>
          <table:table-cell table:style-name="ce2" table:formula="of:=INT(ROUND([.B13];0))" office:value-type="float" office:value="101" calcext:value-type="float">
            <text:p>101</text:p>
          </table:table-cell>
          <table:table-cell table:style-name="Default" table:number-columns-repeated="2"/>
          <table:table-cell table:number-columns-repeated="1017"/>
          <table:table-cell table:style-name="Default"/>
        </table:table-row>
        <table:table-row table:style-name="ro2">
          <table:table-cell office:value-type="float" office:value="95" calcext:value-type="float">
            <text:p>95</text:p>
          </table:table-cell>
          <table:table-cell table:style-name="ce2" table:formula="of:=-0.000000316 * [.A14]^3 + 0.0005182 * [.A14]^2 - 0.3885 * [.A14] + 132.95" office:value-type="float" office:value="100.4483245" calcext:value-type="float">
            <text:p>100.4483245</text:p>
          </table:table-cell>
          <table:table-cell office:value-type="float" office:value="100.4483245" calcext:value-type="float">
            <text:p>100.4483245</text:p>
          </table:table-cell>
          <table:table-cell table:style-name="ce2" table:formula="of:=INT(ROUND([.B14];0))" office:value-type="float" office:value="100" calcext:value-type="float">
            <text:p>100</text:p>
          </table:table-cell>
          <table:table-cell table:style-name="Default" office:value-type="float" office:value="100" calcext:value-type="float">
            <text:p>100</text:p>
          </table:table-cell>
          <table:table-cell table:style-name="Default"/>
          <table:table-cell table:number-columns-repeated="1017"/>
          <table:table-cell table:style-name="Default"/>
        </table:table-row>
        <table:table-row table:style-name="ro2">
          <table:table-cell office:value-type="float" office:value="96" calcext:value-type="float">
            <text:p>96</text:p>
          </table:table-cell>
          <table:table-cell table:style-name="ce2" table:formula="of:=-0.000000316 * [.A15]^3 + 0.0005182 * [.A15]^2 - 0.3885 * [.A15] + 132.95" office:value-type="float" office:value="100.150154624" calcext:value-type="float">
            <text:p>100.150154624</text:p>
          </table:table-cell>
          <table:table-cell office:value-type="float" office:value="100.150154624" calcext:value-type="float">
            <text:p>100.150154624</text:p>
          </table:table-cell>
          <table:table-cell table:style-name="ce2" table:formula="of:=INT(ROUND([.B15];0))" office:value-type="float" office:value="100" calcext:value-type="float">
            <text:p>100</text:p>
          </table:table-cell>
          <table:table-cell table:style-name="Default" office:value-type="float" office:value="100" calcext:value-type="float">
            <text:p>100</text:p>
          </table:table-cell>
          <table:table-cell table:style-name="Default"/>
          <table:table-cell table:number-columns-repeated="1017"/>
          <table:table-cell table:style-name="Default"/>
        </table:table-row>
        <table:table-row table:style-name="ro2">
          <table:table-cell office:value-type="float" office:value="97" calcext:value-type="float">
            <text:p>97</text:p>
          </table:table-cell>
          <table:table-cell table:style-name="ce2" table:formula="of:=-0.000000316 * [.A16]^3 + 0.0005182 * [.A16]^2 - 0.3885 * [.A16] + 132.95" office:value-type="float" office:value="99.852839132" calcext:value-type="float">
            <text:p>99.852839132</text:p>
          </table:table-cell>
          <table:table-cell office:value-type="float" office:value="99.852839132" calcext:value-type="float">
            <text:p>99.852839132</text:p>
          </table:table-cell>
          <table:table-cell table:style-name="ce2" table:formula="of:=INT(ROUND([.B16];0))" office:value-type="float" office:value="100" calcext:value-type="float">
            <text:p>100</text:p>
          </table:table-cell>
          <table:table-cell table:style-name="Default" office:value-type="float" office:value="100" calcext:value-type="float">
            <text:p>100</text:p>
          </table:table-cell>
          <table:table-cell table:style-name="Default"/>
          <table:table-cell table:number-columns-repeated="1017"/>
          <table:table-cell table:style-name="Default"/>
        </table:table-row>
        <table:table-row table:style-name="ro2">
          <table:table-cell office:value-type="float" office:value="98" calcext:value-type="float">
            <text:p>98</text:p>
          </table:table-cell>
          <table:table-cell table:style-name="ce2" table:formula="of:=-0.000000316 * [.A17]^3 + 0.0005182 * [.A17]^2 - 0.3885 * [.A17] + 132.95" office:value-type="float" office:value="99.556376128" calcext:value-type="float">
            <text:p>99.556376128</text:p>
          </table:table-cell>
          <table:table-cell office:value-type="float" office:value="99.556376128" calcext:value-type="float">
            <text:p>99.556376128</text:p>
          </table:table-cell>
          <table:table-cell table:style-name="ce2" table:formula="of:=INT(ROUND([.B17];0))" office:value-type="float" office:value="100" calcext:value-type="float">
            <text:p>100</text:p>
          </table:table-cell>
          <table:table-cell table:style-name="Default" office:value-type="float" office:value="100" calcext:value-type="float">
            <text:p>100</text:p>
          </table:table-cell>
          <table:table-cell table:style-name="Default"/>
          <table:table-cell table:number-columns-repeated="1017"/>
          <table:table-cell table:style-name="Default"/>
        </table:table-row>
        <table:table-row table:style-name="ro2">
          <table:table-cell office:value-type="float" office:value="99" calcext:value-type="float">
            <text:p>99</text:p>
          </table:table-cell>
          <table:table-cell table:style-name="ce2" table:formula="of:=-0.000000316 * [.A18]^3 + 0.0005182 * [.A18]^2 - 0.3885 * [.A18] + 132.95" office:value-type="float" office:value="99.260763716" calcext:value-type="float">
            <text:p>99.260763716</text:p>
          </table:table-cell>
          <table:table-cell office:value-type="float" office:value="99.260763716" calcext:value-type="float">
            <text:p>99.260763716</text:p>
          </table:table-cell>
          <table:table-cell table:style-name="ce2" table:formula="of:=INT(ROUND([.B18];0))" office:value-type="float" office:value="99" calcext:value-type="float">
            <text:p>99</text:p>
          </table:table-cell>
          <table:table-cell table:style-name="Default" office:value-type="float" office:value="99" calcext:value-type="float">
            <text:p>99</text:p>
          </table:table-cell>
          <table:table-cell table:style-name="Default"/>
          <table:table-cell table:number-columns-repeated="1017"/>
          <table:table-cell table:style-name="Default"/>
        </table:table-row>
        <table:table-row table:style-name="ro2">
          <table:table-cell office:value-type="float" office:value="100" calcext:value-type="float">
            <text:p>100</text:p>
          </table:table-cell>
          <table:table-cell table:style-name="ce2" table:formula="of:=-0.000000316 * [.A19]^3 + 0.0005182 * [.A19]^2 - 0.3885 * [.A19] + 132.95" office:value-type="float" office:value="98.966" calcext:value-type="float">
            <text:p>98.966</text:p>
          </table:table-cell>
          <table:table-cell office:value-type="float" office:value="98.966" calcext:value-type="float">
            <text:p>98.966</text:p>
          </table:table-cell>
          <table:table-cell table:style-name="ce2" table:formula="of:=INT(ROUND([.B19];0))" office:value-type="float" office:value="99" calcext:value-type="float">
            <text:p>99</text:p>
          </table:table-cell>
          <table:table-cell table:style-name="Default" office:value-type="float" office:value="99" calcext:value-type="float">
            <text:p>99</text:p>
          </table:table-cell>
          <table:table-cell table:style-name="Default"/>
          <table:table-cell table:number-columns-repeated="1017"/>
          <table:table-cell table:style-name="Default"/>
        </table:table-row>
        <table:table-row table:style-name="ro2">
          <table:table-cell office:value-type="float" office:value="101" calcext:value-type="float">
            <text:p>101</text:p>
          </table:table-cell>
          <table:table-cell table:style-name="ce2" table:formula="of:=-0.000000316 * [.A20]^3 + 0.0005182 * [.A20]^2 - 0.3885 * [.A20] + 132.95" office:value-type="float" office:value="98.672083084" calcext:value-type="float">
            <text:p>98.672083084</text:p>
          </table:table-cell>
          <table:table-cell office:value-type="float" office:value="98.672083084" calcext:value-type="float">
            <text:p>98.672083084</text:p>
          </table:table-cell>
          <table:table-cell table:style-name="ce2" table:formula="of:=INT(ROUND([.B20];0))" office:value-type="float" office:value="99" calcext:value-type="float">
            <text:p>99</text:p>
          </table:table-cell>
          <table:table-cell table:style-name="Default" office:value-type="float" office:value="99" calcext:value-type="float">
            <text:p>99</text:p>
          </table:table-cell>
          <table:table-cell table:style-name="Default"/>
          <table:table-cell table:number-columns-repeated="1017"/>
          <table:table-cell table:style-name="Default"/>
        </table:table-row>
        <table:table-row table:style-name="ro2">
          <table:table-cell office:value-type="float" office:value="102" calcext:value-type="float">
            <text:p>102</text:p>
          </table:table-cell>
          <table:table-cell table:style-name="ce2" table:formula="of:=-0.000000316 * [.A21]^3 + 0.0005182 * [.A21]^2 - 0.3885 * [.A21] + 132.95" office:value-type="float" office:value="98.379011072" calcext:value-type="float">
            <text:p>98.379011072</text:p>
          </table:table-cell>
          <table:table-cell office:value-type="float" office:value="98.379011072" calcext:value-type="float">
            <text:p>98.379011072</text:p>
          </table:table-cell>
          <table:table-cell table:style-name="ce2" table:formula="of:=INT(ROUND([.B21];0))" office:value-type="float" office:value="98" calcext:value-type="float">
            <text:p>98</text:p>
          </table:table-cell>
          <table:table-cell table:style-name="Default" office:value-type="float" office:value="98" calcext:value-type="float">
            <text:p>98</text:p>
          </table:table-cell>
          <table:table-cell table:style-name="Default"/>
          <table:table-cell table:number-columns-repeated="1017"/>
          <table:table-cell table:style-name="Default"/>
        </table:table-row>
        <table:table-row table:style-name="ro2">
          <table:table-cell office:value-type="float" office:value="103" calcext:value-type="float">
            <text:p>103</text:p>
          </table:table-cell>
          <table:table-cell table:style-name="ce2" table:formula="of:=-0.000000316 * [.A22]^3 + 0.0005182 * [.A22]^2 - 0.3885 * [.A22] + 132.95" office:value-type="float" office:value="98.086782068" calcext:value-type="float">
            <text:p>98.086782068</text:p>
          </table:table-cell>
          <table:table-cell office:value-type="float" office:value="98.086782068" calcext:value-type="float">
            <text:p>98.086782068</text:p>
          </table:table-cell>
          <table:table-cell table:style-name="ce2" table:formula="of:=INT(ROUND([.B22];0))" office:value-type="float" office:value="98" calcext:value-type="float">
            <text:p>98</text:p>
          </table:table-cell>
          <table:table-cell table:style-name="Default" office:value-type="float" office:value="98" calcext:value-type="float">
            <text:p>98</text:p>
          </table:table-cell>
          <table:table-cell table:style-name="Default"/>
          <table:table-cell table:number-columns-repeated="1017"/>
          <table:table-cell table:style-name="Default"/>
        </table:table-row>
        <table:table-row table:style-name="ro2">
          <table:table-cell office:value-type="float" office:value="104" calcext:value-type="float">
            <text:p>104</text:p>
          </table:table-cell>
          <table:table-cell table:style-name="ce2" table:formula="of:=-0.000000316 * [.A23]^3 + 0.0005182 * [.A23]^2 - 0.3885 * [.A23] + 132.95" office:value-type="float" office:value="97.795394176" calcext:value-type="float">
            <text:p>97.795394176</text:p>
          </table:table-cell>
          <table:table-cell office:value-type="float" office:value="97.795394176" calcext:value-type="float">
            <text:p>97.795394176</text:p>
          </table:table-cell>
          <table:table-cell table:style-name="ce2" table:formula="of:=INT(ROUND([.B23];0))" office:value-type="float" office:value="98" calcext:value-type="float">
            <text:p>98</text:p>
          </table:table-cell>
          <table:table-cell table:style-name="Default" office:value-type="float" office:value="98" calcext:value-type="float">
            <text:p>98</text:p>
          </table:table-cell>
          <table:table-cell table:style-name="Default"/>
          <table:table-cell table:number-columns-repeated="1017"/>
          <table:table-cell table:style-name="Default"/>
        </table:table-row>
        <table:table-row table:style-name="ro2">
          <table:table-cell office:value-type="float" office:value="105" calcext:value-type="float">
            <text:p>105</text:p>
          </table:table-cell>
          <table:table-cell table:style-name="ce2" table:formula="of:=-0.000000316 * [.A24]^3 + 0.0005182 * [.A24]^2 - 0.3885 * [.A24] + 132.95" office:value-type="float" office:value="97.5048455" calcext:value-type="float">
            <text:p>97.5048455</text:p>
          </table:table-cell>
          <table:table-cell office:value-type="float" office:value="97.5048455" calcext:value-type="float">
            <text:p>97.5048455</text:p>
          </table:table-cell>
          <table:table-cell table:style-name="ce2" table:formula="of:=INT(ROUND([.B24];0))" office:value-type="float" office:value="98" calcext:value-type="float">
            <text:p>98</text:p>
          </table:table-cell>
          <table:table-cell table:style-name="Default" office:value-type="float" office:value="98" calcext:value-type="float">
            <text:p>98</text:p>
          </table:table-cell>
          <table:table-cell table:style-name="Default"/>
          <table:table-cell table:number-columns-repeated="1017"/>
          <table:table-cell table:style-name="Default"/>
        </table:table-row>
        <table:table-row table:style-name="ro2">
          <table:table-cell office:value-type="float" office:value="106" calcext:value-type="float">
            <text:p>106</text:p>
          </table:table-cell>
          <table:table-cell table:style-name="ce2" table:formula="of:=-0.000000316 * [.A25]^3 + 0.0005182 * [.A25]^2 - 0.3885 * [.A25] + 132.95" office:value-type="float" office:value="97.215134144" calcext:value-type="float">
            <text:p>97.215134144</text:p>
          </table:table-cell>
          <table:table-cell office:value-type="float" office:value="97.215134144" calcext:value-type="float">
            <text:p>97.215134144</text:p>
          </table:table-cell>
          <table:table-cell table:style-name="ce2" table:formula="of:=INT(ROUND([.B25];0))" office:value-type="float" office:value="97" calcext:value-type="float">
            <text:p>97</text:p>
          </table:table-cell>
          <table:table-cell table:style-name="Default" office:value-type="float" office:value="97" calcext:value-type="float">
            <text:p>97</text:p>
          </table:table-cell>
          <table:table-cell table:style-name="Default"/>
          <table:table-cell table:number-columns-repeated="1017"/>
          <table:table-cell table:style-name="Default"/>
        </table:table-row>
        <table:table-row table:style-name="ro2">
          <table:table-cell office:value-type="float" office:value="107" calcext:value-type="float">
            <text:p>107</text:p>
          </table:table-cell>
          <table:table-cell table:style-name="ce2" table:formula="of:=-0.000000316 * [.A26]^3 + 0.0005182 * [.A26]^2 - 0.3885 * [.A26] + 132.95" office:value-type="float" office:value="96.926258212" calcext:value-type="float">
            <text:p>96.926258212</text:p>
          </table:table-cell>
          <table:table-cell office:value-type="float" office:value="96.926258212" calcext:value-type="float">
            <text:p>96.926258212</text:p>
          </table:table-cell>
          <table:table-cell table:style-name="ce2" table:formula="of:=INT(ROUND([.B26];0))" office:value-type="float" office:value="97" calcext:value-type="float">
            <text:p>97</text:p>
          </table:table-cell>
          <table:table-cell table:style-name="Default" office:value-type="float" office:value="97" calcext:value-type="float">
            <text:p>97</text:p>
          </table:table-cell>
          <table:table-cell table:style-name="Default"/>
          <table:table-cell table:number-columns-repeated="1017"/>
          <table:table-cell table:style-name="Default"/>
        </table:table-row>
        <table:table-row table:style-name="ro2">
          <table:table-cell office:value-type="float" office:value="108" calcext:value-type="float">
            <text:p>108</text:p>
          </table:table-cell>
          <table:table-cell table:style-name="ce2" table:formula="of:=-0.000000316 * [.A27]^3 + 0.0005182 * [.A27]^2 - 0.3885 * [.A27] + 132.95" office:value-type="float" office:value="96.638215808" calcext:value-type="float">
            <text:p>96.638215808</text:p>
          </table:table-cell>
          <table:table-cell office:value-type="float" office:value="96.638215808" calcext:value-type="float">
            <text:p>96.638215808</text:p>
          </table:table-cell>
          <table:table-cell table:style-name="ce2" table:formula="of:=INT(ROUND([.B27];0))" office:value-type="float" office:value="97" calcext:value-type="float">
            <text:p>97</text:p>
          </table:table-cell>
          <table:table-cell table:style-name="Default" office:value-type="float" office:value="97" calcext:value-type="float">
            <text:p>97</text:p>
          </table:table-cell>
          <table:table-cell table:style-name="Default"/>
          <table:table-cell table:number-columns-repeated="1017"/>
          <table:table-cell table:style-name="Default"/>
        </table:table-row>
        <table:table-row table:style-name="ro2">
          <table:table-cell office:value-type="float" office:value="109" calcext:value-type="float">
            <text:p>109</text:p>
          </table:table-cell>
          <table:table-cell table:style-name="ce2" table:formula="of:=-0.000000316 * [.A28]^3 + 0.0005182 * [.A28]^2 - 0.3885 * [.A28] + 132.95" office:value-type="float" office:value="96.351005036" calcext:value-type="float">
            <text:p>96.351005036</text:p>
          </table:table-cell>
          <table:table-cell office:value-type="float" office:value="96.351005036" calcext:value-type="float">
            <text:p>96.351005036</text:p>
          </table:table-cell>
          <table:table-cell table:style-name="ce2" table:formula="of:=INT(ROUND([.B28];0))" office:value-type="float" office:value="96" calcext:value-type="float">
            <text:p>96</text:p>
          </table:table-cell>
          <table:table-cell table:style-name="Default" office:value-type="float" office:value="96" calcext:value-type="float">
            <text:p>96</text:p>
          </table:table-cell>
          <table:table-cell table:style-name="Default"/>
          <table:table-cell table:number-columns-repeated="1017"/>
          <table:table-cell table:style-name="Default"/>
        </table:table-row>
        <table:table-row table:style-name="ro2">
          <table:table-cell office:value-type="float" office:value="110" calcext:value-type="float">
            <text:p>110</text:p>
          </table:table-cell>
          <table:table-cell table:style-name="ce2" table:formula="of:=-0.000000316 * [.A29]^3 + 0.0005182 * [.A29]^2 - 0.3885 * [.A29] + 132.95" office:value-type="float" office:value="96.064624" calcext:value-type="float">
            <text:p>96.064624</text:p>
          </table:table-cell>
          <table:table-cell office:value-type="float" office:value="96.064624" calcext:value-type="float">
            <text:p>96.064624</text:p>
          </table:table-cell>
          <table:table-cell table:style-name="ce2" table:formula="of:=INT(ROUND([.B29];0))" office:value-type="float" office:value="96" calcext:value-type="float">
            <text:p>96</text:p>
          </table:table-cell>
          <table:table-cell table:style-name="Default" office:value-type="float" office:value="96" calcext:value-type="float">
            <text:p>96</text:p>
          </table:table-cell>
          <table:table-cell table:style-name="Default"/>
          <table:table-cell table:number-columns-repeated="1017"/>
          <table:table-cell table:style-name="Default"/>
        </table:table-row>
        <table:table-row table:style-name="ro2">
          <table:table-cell office:value-type="float" office:value="111" calcext:value-type="float">
            <text:p>111</text:p>
          </table:table-cell>
          <table:table-cell table:style-name="ce2" table:formula="of:=-0.000000316 * [.A30]^3 + 0.0005182 * [.A30]^2 - 0.3885 * [.A30] + 132.95" office:value-type="float" office:value="95.779070804" calcext:value-type="float">
            <text:p>95.779070804</text:p>
          </table:table-cell>
          <table:table-cell office:value-type="float" office:value="95.779070804" calcext:value-type="float">
            <text:p>95.779070804</text:p>
          </table:table-cell>
          <table:table-cell table:style-name="ce2" table:formula="of:=INT(ROUND([.B30];0))" office:value-type="float" office:value="96" calcext:value-type="float">
            <text:p>96</text:p>
          </table:table-cell>
          <table:table-cell table:style-name="Default" office:value-type="float" office:value="96" calcext:value-type="float">
            <text:p>96</text:p>
          </table:table-cell>
          <table:table-cell table:style-name="Default"/>
          <table:table-cell table:number-columns-repeated="1017"/>
          <table:table-cell table:style-name="Default"/>
        </table:table-row>
        <table:table-row table:style-name="ro2">
          <table:table-cell office:value-type="float" office:value="112" calcext:value-type="float">
            <text:p>112</text:p>
          </table:table-cell>
          <table:table-cell table:style-name="ce2" table:formula="of:=-0.000000316 * [.A31]^3 + 0.0005182 * [.A31]^2 - 0.3885 * [.A31] + 132.95" office:value-type="float" office:value="95.494343552" calcext:value-type="float">
            <text:p>95.494343552</text:p>
          </table:table-cell>
          <table:table-cell office:value-type="float" office:value="95.494343552" calcext:value-type="float">
            <text:p>95.494343552</text:p>
          </table:table-cell>
          <table:table-cell table:style-name="ce2" table:formula="of:=INT(ROUND([.B31];0))" office:value-type="float" office:value="95" calcext:value-type="float">
            <text:p>95</text:p>
          </table:table-cell>
          <table:table-cell table:style-name="Default" office:value-type="float" office:value="95" calcext:value-type="float">
            <text:p>95</text:p>
          </table:table-cell>
          <table:table-cell table:style-name="Default"/>
          <table:table-cell table:number-columns-repeated="1017"/>
          <table:table-cell table:style-name="Default"/>
        </table:table-row>
        <table:table-row table:style-name="ro2">
          <table:table-cell office:value-type="float" office:value="113" calcext:value-type="float">
            <text:p>113</text:p>
          </table:table-cell>
          <table:table-cell table:style-name="ce2" table:formula="of:=-0.000000316 * [.A32]^3 + 0.0005182 * [.A32]^2 - 0.3885 * [.A32] + 132.95" office:value-type="float" office:value="95.210440348" calcext:value-type="float">
            <text:p>95.210440348</text:p>
          </table:table-cell>
          <table:table-cell office:value-type="float" office:value="95.210440348" calcext:value-type="float">
            <text:p>95.210440348</text:p>
          </table:table-cell>
          <table:table-cell table:style-name="ce2" table:formula="of:=INT(ROUND([.B32];0))" office:value-type="float" office:value="95" calcext:value-type="float">
            <text:p>95</text:p>
          </table:table-cell>
          <table:table-cell table:style-name="Default" office:value-type="float" office:value="95" calcext:value-type="float">
            <text:p>95</text:p>
          </table:table-cell>
          <table:table-cell table:style-name="Default"/>
          <table:table-cell table:number-columns-repeated="1017"/>
          <table:table-cell table:style-name="Default"/>
        </table:table-row>
        <table:table-row table:style-name="ro2">
          <table:table-cell office:value-type="float" office:value="114" calcext:value-type="float">
            <text:p>114</text:p>
          </table:table-cell>
          <table:table-cell table:style-name="ce2" table:formula="of:=-0.000000316 * [.A33]^3 + 0.0005182 * [.A33]^2 - 0.3885 * [.A33] + 132.95" office:value-type="float" office:value="94.927359296" calcext:value-type="float">
            <text:p>94.927359296</text:p>
          </table:table-cell>
          <table:table-cell office:value-type="float" office:value="94.927359296" calcext:value-type="float">
            <text:p>94.927359296</text:p>
          </table:table-cell>
          <table:table-cell table:style-name="ce2" table:formula="of:=INT(ROUND([.B33];0))" office:value-type="float" office:value="95" calcext:value-type="float">
            <text:p>95</text:p>
          </table:table-cell>
          <table:table-cell table:style-name="Default" office:value-type="float" office:value="95" calcext:value-type="float">
            <text:p>95</text:p>
          </table:table-cell>
          <table:table-cell table:style-name="Default"/>
          <table:table-cell table:number-columns-repeated="1017"/>
          <table:table-cell table:style-name="Default"/>
        </table:table-row>
        <table:table-row table:style-name="ro2">
          <table:table-cell office:value-type="float" office:value="115" calcext:value-type="float">
            <text:p>115</text:p>
          </table:table-cell>
          <table:table-cell table:style-name="ce2" table:formula="of:=-0.000000316 * [.A34]^3 + 0.0005182 * [.A34]^2 - 0.3885 * [.A34] + 132.95" office:value-type="float" office:value="94.6450985" calcext:value-type="float">
            <text:p>94.6450985</text:p>
          </table:table-cell>
          <table:table-cell office:value-type="float" office:value="94.6450985" calcext:value-type="float">
            <text:p>94.6450985</text:p>
          </table:table-cell>
          <table:table-cell table:style-name="ce2" table:formula="of:=INT(ROUND([.B34];0))" office:value-type="float" office:value="95" calcext:value-type="float">
            <text:p>95</text:p>
          </table:table-cell>
          <table:table-cell table:style-name="Default" office:value-type="float" office:value="95" calcext:value-type="float">
            <text:p>95</text:p>
          </table:table-cell>
          <table:table-cell table:style-name="Default"/>
          <table:table-cell table:number-columns-repeated="1017"/>
          <table:table-cell table:style-name="Default"/>
        </table:table-row>
        <table:table-row table:style-name="ro2">
          <table:table-cell office:value-type="float" office:value="116" calcext:value-type="float">
            <text:p>116</text:p>
          </table:table-cell>
          <table:table-cell table:style-name="ce2" table:formula="of:=-0.000000316 * [.A35]^3 + 0.0005182 * [.A35]^2 - 0.3885 * [.A35] + 132.95" office:value-type="float" office:value="94.363656064" calcext:value-type="float">
            <text:p>94.363656064</text:p>
          </table:table-cell>
          <table:table-cell office:value-type="float" office:value="94.363656064" calcext:value-type="float">
            <text:p>94.363656064</text:p>
          </table:table-cell>
          <table:table-cell table:style-name="ce2" table:formula="of:=INT(ROUND([.B35];0))" office:value-type="float" office:value="94" calcext:value-type="float">
            <text:p>94</text:p>
          </table:table-cell>
          <table:table-cell table:style-name="Default" office:value-type="float" office:value="94" calcext:value-type="float">
            <text:p>94</text:p>
          </table:table-cell>
          <table:table-cell table:style-name="Default"/>
          <table:table-cell table:number-columns-repeated="1017"/>
          <table:table-cell table:style-name="Default"/>
        </table:table-row>
        <table:table-row table:style-name="ro2">
          <table:table-cell office:value-type="float" office:value="117" calcext:value-type="float">
            <text:p>117</text:p>
          </table:table-cell>
          <table:table-cell table:style-name="ce2" table:formula="of:=-0.000000316 * [.A36]^3 + 0.0005182 * [.A36]^2 - 0.3885 * [.A36] + 132.95" office:value-type="float" office:value="94.083030092" calcext:value-type="float">
            <text:p>94.083030092</text:p>
          </table:table-cell>
          <table:table-cell office:value-type="float" office:value="94.083030092" calcext:value-type="float">
            <text:p>94.083030092</text:p>
          </table:table-cell>
          <table:table-cell table:style-name="ce2" table:formula="of:=INT(ROUND([.B36];0))" office:value-type="float" office:value="94" calcext:value-type="float">
            <text:p>94</text:p>
          </table:table-cell>
          <table:table-cell table:style-name="Default" office:value-type="float" office:value="94" calcext:value-type="float">
            <text:p>94</text:p>
          </table:table-cell>
          <table:table-cell table:style-name="Default"/>
          <table:table-cell table:number-columns-repeated="1017"/>
          <table:table-cell table:style-name="Default"/>
        </table:table-row>
        <table:table-row table:style-name="ro2">
          <table:table-cell office:value-type="float" office:value="118" calcext:value-type="float">
            <text:p>118</text:p>
          </table:table-cell>
          <table:table-cell table:style-name="ce2" table:formula="of:=-0.000000316 * [.A37]^3 + 0.0005182 * [.A37]^2 - 0.3885 * [.A37] + 132.95" office:value-type="float" office:value="93.803218688" calcext:value-type="float">
            <text:p>93.803218688</text:p>
          </table:table-cell>
          <table:table-cell office:value-type="float" office:value="93.803218688" calcext:value-type="float">
            <text:p>93.803218688</text:p>
          </table:table-cell>
          <table:table-cell table:style-name="ce2" table:formula="of:=INT(ROUND([.B37];0))" office:value-type="float" office:value="94" calcext:value-type="float">
            <text:p>94</text:p>
          </table:table-cell>
          <table:table-cell table:style-name="Default" office:value-type="float" office:value="94" calcext:value-type="float">
            <text:p>94</text:p>
          </table:table-cell>
          <table:table-cell table:style-name="Default"/>
          <table:table-cell table:number-columns-repeated="1017"/>
          <table:table-cell table:style-name="Default"/>
        </table:table-row>
        <table:table-row table:style-name="ro2">
          <table:table-cell office:value-type="float" office:value="119" calcext:value-type="float">
            <text:p>119</text:p>
          </table:table-cell>
          <table:table-cell table:style-name="ce2" table:formula="of:=-0.000000316 * [.A38]^3 + 0.0005182 * [.A38]^2 - 0.3885 * [.A38] + 132.95" office:value-type="float" office:value="93.524219956" calcext:value-type="float">
            <text:p>93.524219956</text:p>
          </table:table-cell>
          <table:table-cell office:value-type="float" office:value="93.524219956" calcext:value-type="float">
            <text:p>93.524219956</text:p>
          </table:table-cell>
          <table:table-cell table:style-name="ce2" table:formula="of:=INT(ROUND([.B38];0))" office:value-type="float" office:value="94" calcext:value-type="float">
            <text:p>94</text:p>
          </table:table-cell>
          <table:table-cell table:style-name="Default" office:value-type="float" office:value="94" calcext:value-type="float">
            <text:p>94</text:p>
          </table:table-cell>
          <table:table-cell table:style-name="Default"/>
          <table:table-cell table:number-columns-repeated="1017"/>
          <table:table-cell table:style-name="Default"/>
        </table:table-row>
        <table:table-row table:style-name="ro2">
          <table:table-cell office:value-type="float" office:value="120" calcext:value-type="float">
            <text:p>120</text:p>
          </table:table-cell>
          <table:table-cell table:style-name="ce2" table:formula="of:=-0.000000316 * [.A39]^3 + 0.0005182 * [.A39]^2 - 0.3885 * [.A39] + 132.95" office:value-type="float" office:value="93.246032" calcext:value-type="float">
            <text:p>93.246032</text:p>
          </table:table-cell>
          <table:table-cell office:value-type="float" office:value="93.246032" calcext:value-type="float">
            <text:p>93.246032</text:p>
          </table:table-cell>
          <table:table-cell table:style-name="ce2" table:formula="of:=INT(ROUND([.B39];0))" office:value-type="float" office:value="93" calcext:value-type="float">
            <text:p>93</text:p>
          </table:table-cell>
          <table:table-cell table:style-name="Default" office:value-type="float" office:value="93" calcext:value-type="float">
            <text:p>93</text:p>
          </table:table-cell>
          <table:table-cell table:style-name="Default"/>
          <table:table-cell table:number-columns-repeated="1017"/>
          <table:table-cell table:style-name="Default"/>
        </table:table-row>
        <table:table-row table:style-name="ro2">
          <table:table-cell office:value-type="float" office:value="121" calcext:value-type="float">
            <text:p>121</text:p>
          </table:table-cell>
          <table:table-cell table:style-name="ce2" table:formula="of:=-0.000000316 * [.A40]^3 + 0.0005182 * [.A40]^2 - 0.3885 * [.A40] + 132.95" office:value-type="float" office:value="92.968652924" calcext:value-type="float">
            <text:p>92.968652924</text:p>
          </table:table-cell>
          <table:table-cell office:value-type="float" office:value="92.968652924" calcext:value-type="float">
            <text:p>92.968652924</text:p>
          </table:table-cell>
          <table:table-cell table:style-name="ce2" table:formula="of:=INT(ROUND([.B40];0))" office:value-type="float" office:value="93" calcext:value-type="float">
            <text:p>93</text:p>
          </table:table-cell>
          <table:table-cell table:style-name="Default" office:value-type="float" office:value="93" calcext:value-type="float">
            <text:p>93</text:p>
          </table:table-cell>
          <table:table-cell table:style-name="Default"/>
          <table:table-cell table:number-columns-repeated="1017"/>
          <table:table-cell table:style-name="Default"/>
        </table:table-row>
        <table:table-row table:style-name="ro2">
          <table:table-cell office:value-type="float" office:value="122" calcext:value-type="float">
            <text:p>122</text:p>
          </table:table-cell>
          <table:table-cell table:style-name="ce2" table:formula="of:=-0.000000316 * [.A41]^3 + 0.0005182 * [.A41]^2 - 0.3885 * [.A41] + 132.95" office:value-type="float" office:value="92.692080832" calcext:value-type="float">
            <text:p>92.692080832</text:p>
          </table:table-cell>
          <table:table-cell office:value-type="float" office:value="92.692080832" calcext:value-type="float">
            <text:p>92.692080832</text:p>
          </table:table-cell>
          <table:table-cell table:style-name="ce2" table:formula="of:=INT(ROUND([.B41];0))" office:value-type="float" office:value="93" calcext:value-type="float">
            <text:p>93</text:p>
          </table:table-cell>
          <table:table-cell table:style-name="Default" office:value-type="float" office:value="93" calcext:value-type="float">
            <text:p>93</text:p>
          </table:table-cell>
          <table:table-cell table:style-name="Default"/>
          <table:table-cell table:number-columns-repeated="1017"/>
          <table:table-cell table:style-name="Default"/>
        </table:table-row>
        <table:table-row table:style-name="ro2">
          <table:table-cell office:value-type="float" office:value="123" calcext:value-type="float">
            <text:p>123</text:p>
          </table:table-cell>
          <table:table-cell table:style-name="ce2" table:formula="of:=-0.000000316 * [.A42]^3 + 0.0005182 * [.A42]^2 - 0.3885 * [.A42] + 132.95" office:value-type="float" office:value="92.416313828" calcext:value-type="float">
            <text:p>92.416313828</text:p>
          </table:table-cell>
          <table:table-cell office:value-type="float" office:value="92.416313828" calcext:value-type="float">
            <text:p>92.416313828</text:p>
          </table:table-cell>
          <table:table-cell table:style-name="ce2" table:formula="of:=INT(ROUND([.B42];0))" office:value-type="float" office:value="92" calcext:value-type="float">
            <text:p>92</text:p>
          </table:table-cell>
          <table:table-cell table:style-name="Default" office:value-type="float" office:value="92" calcext:value-type="float">
            <text:p>92</text:p>
          </table:table-cell>
          <table:table-cell table:style-name="Default"/>
          <table:table-cell table:number-columns-repeated="1017"/>
          <table:table-cell table:style-name="Default"/>
        </table:table-row>
        <table:table-row table:style-name="ro2">
          <table:table-cell office:value-type="float" office:value="124" calcext:value-type="float">
            <text:p>124</text:p>
          </table:table-cell>
          <table:table-cell table:style-name="ce2" table:formula="of:=-0.000000316 * [.A43]^3 + 0.0005182 * [.A43]^2 - 0.3885 * [.A43] + 132.95" office:value-type="float" office:value="92.141350016" calcext:value-type="float">
            <text:p>92.141350016</text:p>
          </table:table-cell>
          <table:table-cell office:value-type="float" office:value="92.141350016" calcext:value-type="float">
            <text:p>92.141350016</text:p>
          </table:table-cell>
          <table:table-cell table:style-name="ce2" table:formula="of:=INT(ROUND([.B43];0))" office:value-type="float" office:value="92" calcext:value-type="float">
            <text:p>92</text:p>
          </table:table-cell>
          <table:table-cell table:style-name="Default" office:value-type="float" office:value="92" calcext:value-type="float">
            <text:p>92</text:p>
          </table:table-cell>
          <table:table-cell table:style-name="Default"/>
          <table:table-cell table:number-columns-repeated="1017"/>
          <table:table-cell table:style-name="Default"/>
        </table:table-row>
        <table:table-row table:style-name="ro2">
          <table:table-cell office:value-type="float" office:value="125" calcext:value-type="float">
            <text:p>125</text:p>
          </table:table-cell>
          <table:table-cell table:style-name="ce2" table:formula="of:=-0.000000316 * [.A44]^3 + 0.0005182 * [.A44]^2 - 0.3885 * [.A44] + 132.95" office:value-type="float" office:value="91.8671875" calcext:value-type="float">
            <text:p>91.8671875</text:p>
          </table:table-cell>
          <table:table-cell office:value-type="float" office:value="91.8671875" calcext:value-type="float">
            <text:p>91.8671875</text:p>
          </table:table-cell>
          <table:table-cell table:style-name="ce2" table:formula="of:=INT(ROUND([.B44];0))" office:value-type="float" office:value="92" calcext:value-type="float">
            <text:p>92</text:p>
          </table:table-cell>
          <table:table-cell table:style-name="Default" office:value-type="float" office:value="92" calcext:value-type="float">
            <text:p>92</text:p>
          </table:table-cell>
          <table:table-cell table:style-name="Default"/>
          <table:table-cell table:number-columns-repeated="1017"/>
          <table:table-cell table:style-name="Default"/>
        </table:table-row>
        <table:table-row table:style-name="ro2">
          <table:table-cell office:value-type="float" office:value="126" calcext:value-type="float">
            <text:p>126</text:p>
          </table:table-cell>
          <table:table-cell table:style-name="ce2" table:formula="of:=-0.000000316 * [.A45]^3 + 0.0005182 * [.A45]^2 - 0.3885 * [.A45] + 132.95" office:value-type="float" office:value="91.593824384" calcext:value-type="float">
            <text:p>91.593824384</text:p>
          </table:table-cell>
          <table:table-cell office:value-type="float" office:value="91.593824384" calcext:value-type="float">
            <text:p>91.593824384</text:p>
          </table:table-cell>
          <table:table-cell table:style-name="ce2" table:formula="of:=INT(ROUND([.B45];0))" office:value-type="float" office:value="92" calcext:value-type="float">
            <text:p>92</text:p>
          </table:table-cell>
          <table:table-cell table:style-name="Default" office:value-type="float" office:value="92" calcext:value-type="float">
            <text:p>92</text:p>
          </table:table-cell>
          <table:table-cell table:style-name="Default"/>
          <table:table-cell table:number-columns-repeated="1017"/>
          <table:table-cell table:style-name="Default"/>
        </table:table-row>
        <table:table-row table:style-name="ro2">
          <table:table-cell office:value-type="float" office:value="127" calcext:value-type="float">
            <text:p>127</text:p>
          </table:table-cell>
          <table:table-cell table:style-name="ce2" table:formula="of:=-0.000000316 * [.A46]^3 + 0.0005182 * [.A46]^2 - 0.3885 * [.A46] + 132.95" office:value-type="float" office:value="91.321258772" calcext:value-type="float">
            <text:p>91.321258772</text:p>
          </table:table-cell>
          <table:table-cell office:value-type="float" office:value="91.321258772" calcext:value-type="float">
            <text:p>91.321258772</text:p>
          </table:table-cell>
          <table:table-cell table:style-name="ce2" table:formula="of:=INT(ROUND([.B46];0))" office:value-type="float" office:value="91" calcext:value-type="float">
            <text:p>91</text:p>
          </table:table-cell>
          <table:table-cell table:style-name="Default" office:value-type="float" office:value="91" calcext:value-type="float">
            <text:p>91</text:p>
          </table:table-cell>
          <table:table-cell table:style-name="Default"/>
          <table:table-cell table:number-columns-repeated="1017"/>
          <table:table-cell table:style-name="Default"/>
        </table:table-row>
        <table:table-row table:style-name="ro2">
          <table:table-cell office:value-type="float" office:value="128" calcext:value-type="float">
            <text:p>128</text:p>
          </table:table-cell>
          <table:table-cell table:style-name="ce2" table:formula="of:=-0.000000316 * [.A47]^3 + 0.0005182 * [.A47]^2 - 0.3885 * [.A47] + 132.95" office:value-type="float" office:value="91.049488768" calcext:value-type="float">
            <text:p>91.049488768</text:p>
          </table:table-cell>
          <table:table-cell office:value-type="float" office:value="91.049488768" calcext:value-type="float">
            <text:p>91.049488768</text:p>
          </table:table-cell>
          <table:table-cell table:style-name="ce2" table:formula="of:=INT(ROUND([.B47];0))" office:value-type="float" office:value="91" calcext:value-type="float">
            <text:p>91</text:p>
          </table:table-cell>
          <table:table-cell table:style-name="Default" office:value-type="float" office:value="91" calcext:value-type="float">
            <text:p>91</text:p>
          </table:table-cell>
          <table:table-cell table:style-name="Default"/>
          <table:table-cell table:number-columns-repeated="1017"/>
          <table:table-cell table:style-name="Default"/>
        </table:table-row>
        <table:table-row table:style-name="ro2">
          <table:table-cell office:value-type="float" office:value="129" calcext:value-type="float">
            <text:p>129</text:p>
          </table:table-cell>
          <table:table-cell table:style-name="ce2" table:formula="of:=-0.000000316 * [.A48]^3 + 0.0005182 * [.A48]^2 - 0.3885 * [.A48] + 132.95" office:value-type="float" office:value="90.778512476" calcext:value-type="float">
            <text:p>90.778512476</text:p>
          </table:table-cell>
          <table:table-cell office:value-type="float" office:value="90.778512476" calcext:value-type="float">
            <text:p>90.778512476</text:p>
          </table:table-cell>
          <table:table-cell table:style-name="ce2" table:formula="of:=INT(ROUND([.B48];0))" office:value-type="float" office:value="91" calcext:value-type="float">
            <text:p>91</text:p>
          </table:table-cell>
          <table:table-cell table:style-name="Default" office:value-type="float" office:value="91" calcext:value-type="float">
            <text:p>91</text:p>
          </table:table-cell>
          <table:table-cell table:style-name="Default"/>
          <table:table-cell table:number-columns-repeated="1017"/>
          <table:table-cell table:style-name="Default"/>
        </table:table-row>
        <table:table-row table:style-name="ro2">
          <table:table-cell office:value-type="float" office:value="130" calcext:value-type="float">
            <text:p>130</text:p>
          </table:table-cell>
          <table:table-cell table:style-name="ce2" table:formula="of:=-0.000000316 * [.A49]^3 + 0.0005182 * [.A49]^2 - 0.3885 * [.A49] + 132.95" office:value-type="float" office:value="90.508328" calcext:value-type="float">
            <text:p>90.508328</text:p>
          </table:table-cell>
          <table:table-cell office:value-type="float" office:value="90.508328" calcext:value-type="float">
            <text:p>90.508328</text:p>
          </table:table-cell>
          <table:table-cell table:style-name="ce2" table:formula="of:=INT(ROUND([.B49];0))" office:value-type="float" office:value="91" calcext:value-type="float">
            <text:p>91</text:p>
          </table:table-cell>
          <table:table-cell table:style-name="Default" office:value-type="float" office:value="91" calcext:value-type="float">
            <text:p>91</text:p>
          </table:table-cell>
          <table:table-cell table:style-name="Default"/>
          <table:table-cell table:number-columns-repeated="1017"/>
          <table:table-cell table:style-name="Default"/>
        </table:table-row>
        <table:table-row table:style-name="ro2">
          <table:table-cell office:value-type="float" office:value="131" calcext:value-type="float">
            <text:p>131</text:p>
          </table:table-cell>
          <table:table-cell table:style-name="ce2" table:formula="of:=-0.000000316 * [.A50]^3 + 0.0005182 * [.A50]^2 - 0.3885 * [.A50] + 132.95" office:value-type="float" office:value="90.238933444" calcext:value-type="float">
            <text:p>90.238933444</text:p>
          </table:table-cell>
          <table:table-cell office:value-type="float" office:value="90.238933444" calcext:value-type="float">
            <text:p>90.238933444</text:p>
          </table:table-cell>
          <table:table-cell table:style-name="ce2" table:formula="of:=INT(ROUND([.B50];0))" office:value-type="float" office:value="90" calcext:value-type="float">
            <text:p>90</text:p>
          </table:table-cell>
          <table:table-cell table:style-name="Default" office:value-type="float" office:value="90" calcext:value-type="float">
            <text:p>90</text:p>
          </table:table-cell>
          <table:table-cell table:style-name="Default"/>
          <table:table-cell table:number-columns-repeated="1017"/>
          <table:table-cell table:style-name="Default"/>
        </table:table-row>
        <table:table-row table:style-name="ro2">
          <table:table-cell office:value-type="float" office:value="132" calcext:value-type="float">
            <text:p>132</text:p>
          </table:table-cell>
          <table:table-cell table:style-name="ce2" table:formula="of:=-0.000000316 * [.A51]^3 + 0.0005182 * [.A51]^2 - 0.3885 * [.A51] + 132.95" office:value-type="float" office:value="89.970326912" calcext:value-type="float">
            <text:p>89.970326912</text:p>
          </table:table-cell>
          <table:table-cell office:value-type="float" office:value="89.970326912" calcext:value-type="float">
            <text:p>89.970326912</text:p>
          </table:table-cell>
          <table:table-cell table:style-name="ce2" table:formula="of:=INT(ROUND([.B51];0))" office:value-type="float" office:value="90" calcext:value-type="float">
            <text:p>90</text:p>
          </table:table-cell>
          <table:table-cell table:style-name="Default" office:value-type="float" office:value="90" calcext:value-type="float">
            <text:p>90</text:p>
          </table:table-cell>
          <table:table-cell table:style-name="Default"/>
          <table:table-cell table:number-columns-repeated="1017"/>
          <table:table-cell table:style-name="Default"/>
        </table:table-row>
        <table:table-row table:style-name="ro2">
          <table:table-cell office:value-type="float" office:value="133" calcext:value-type="float">
            <text:p>133</text:p>
          </table:table-cell>
          <table:table-cell table:style-name="ce2" table:formula="of:=-0.000000316 * [.A52]^3 + 0.0005182 * [.A52]^2 - 0.3885 * [.A52] + 132.95" office:value-type="float" office:value="89.702506508" calcext:value-type="float">
            <text:p>89.702506508</text:p>
          </table:table-cell>
          <table:table-cell office:value-type="float" office:value="89.702506508" calcext:value-type="float">
            <text:p>89.702506508</text:p>
          </table:table-cell>
          <table:table-cell table:style-name="ce2" table:formula="of:=INT(ROUND([.B52];0))" office:value-type="float" office:value="90" calcext:value-type="float">
            <text:p>90</text:p>
          </table:table-cell>
          <table:table-cell table:style-name="Default" office:value-type="float" office:value="90" calcext:value-type="float">
            <text:p>90</text:p>
          </table:table-cell>
          <table:table-cell table:style-name="Default"/>
          <table:table-cell table:number-columns-repeated="1017"/>
          <table:table-cell table:style-name="Default"/>
        </table:table-row>
        <table:table-row table:style-name="ro2">
          <table:table-cell office:value-type="float" office:value="134" calcext:value-type="float">
            <text:p>134</text:p>
          </table:table-cell>
          <table:table-cell table:style-name="ce2" table:formula="of:=-0.000000316 * [.A53]^3 + 0.0005182 * [.A53]^2 - 0.3885 * [.A53] + 132.95" office:value-type="float" office:value="89.435470336" calcext:value-type="float">
            <text:p>89.435470336</text:p>
          </table:table-cell>
          <table:table-cell office:value-type="float" office:value="89.435470336" calcext:value-type="float">
            <text:p>89.435470336</text:p>
          </table:table-cell>
          <table:table-cell table:style-name="ce2" table:formula="of:=INT(ROUND([.B53];0))" office:value-type="float" office:value="89" calcext:value-type="float">
            <text:p>89</text:p>
          </table:table-cell>
          <table:table-cell table:style-name="Default" office:value-type="float" office:value="89" calcext:value-type="float">
            <text:p>89</text:p>
          </table:table-cell>
          <table:table-cell table:style-name="Default"/>
          <table:table-cell table:number-columns-repeated="1017"/>
          <table:table-cell table:style-name="Default"/>
        </table:table-row>
        <table:table-row table:style-name="ro2">
          <table:table-cell office:value-type="float" office:value="135" calcext:value-type="float">
            <text:p>135</text:p>
          </table:table-cell>
          <table:table-cell table:style-name="ce2" table:formula="of:=-0.000000316 * [.A54]^3 + 0.0005182 * [.A54]^2 - 0.3885 * [.A54] + 132.95" office:value-type="float" office:value="89.1692165" calcext:value-type="float">
            <text:p>89.1692165</text:p>
          </table:table-cell>
          <table:table-cell office:value-type="float" office:value="89.1692165" calcext:value-type="float">
            <text:p>89.1692165</text:p>
          </table:table-cell>
          <table:table-cell table:style-name="ce2" table:formula="of:=INT(ROUND([.B54];0))" office:value-type="float" office:value="89" calcext:value-type="float">
            <text:p>89</text:p>
          </table:table-cell>
          <table:table-cell table:style-name="Default" office:value-type="float" office:value="89" calcext:value-type="float">
            <text:p>89</text:p>
          </table:table-cell>
          <table:table-cell table:style-name="Default"/>
          <table:table-cell table:number-columns-repeated="1017"/>
          <table:table-cell table:style-name="Default"/>
        </table:table-row>
        <table:table-row table:style-name="ro2">
          <table:table-cell office:value-type="float" office:value="136" calcext:value-type="float">
            <text:p>136</text:p>
          </table:table-cell>
          <table:table-cell table:style-name="ce2" table:formula="of:=-0.000000316 * [.A55]^3 + 0.0005182 * [.A55]^2 - 0.3885 * [.A55] + 132.95" office:value-type="float" office:value="88.903743104" calcext:value-type="float">
            <text:p>88.903743104</text:p>
          </table:table-cell>
          <table:table-cell office:value-type="float" office:value="88.903743104" calcext:value-type="float">
            <text:p>88.903743104</text:p>
          </table:table-cell>
          <table:table-cell table:style-name="ce2" table:formula="of:=INT(ROUND([.B55];0))" office:value-type="float" office:value="89" calcext:value-type="float">
            <text:p>89</text:p>
          </table:table-cell>
          <table:table-cell table:style-name="Default" office:value-type="float" office:value="89" calcext:value-type="float">
            <text:p>89</text:p>
          </table:table-cell>
          <table:table-cell table:style-name="Default"/>
          <table:table-cell table:number-columns-repeated="1017"/>
          <table:table-cell table:style-name="Default"/>
        </table:table-row>
        <table:table-row table:style-name="ro2">
          <table:table-cell office:value-type="float" office:value="137" calcext:value-type="float">
            <text:p>137</text:p>
          </table:table-cell>
          <table:table-cell table:style-name="ce2" table:formula="of:=-0.000000316 * [.A56]^3 + 0.0005182 * [.A56]^2 - 0.3885 * [.A56] + 132.95" office:value-type="float" office:value="88.639048252" calcext:value-type="float">
            <text:p>88.639048252</text:p>
          </table:table-cell>
          <table:table-cell office:value-type="float" office:value="88.639048252" calcext:value-type="float">
            <text:p>88.639048252</text:p>
          </table:table-cell>
          <table:table-cell table:style-name="ce2" table:formula="of:=INT(ROUND([.B56];0))" office:value-type="float" office:value="89" calcext:value-type="float">
            <text:p>89</text:p>
          </table:table-cell>
          <table:table-cell table:style-name="Default" office:value-type="float" office:value="89" calcext:value-type="float">
            <text:p>89</text:p>
          </table:table-cell>
          <table:table-cell table:style-name="Default"/>
          <table:table-cell table:number-columns-repeated="1017"/>
          <table:table-cell table:style-name="Default"/>
        </table:table-row>
        <table:table-row table:style-name="ro2">
          <table:table-cell office:value-type="float" office:value="138" calcext:value-type="float">
            <text:p>138</text:p>
          </table:table-cell>
          <table:table-cell table:style-name="ce2" table:formula="of:=-0.000000316 * [.A57]^3 + 0.0005182 * [.A57]^2 - 0.3885 * [.A57] + 132.95" office:value-type="float" office:value="88.375130048" calcext:value-type="float">
            <text:p>88.375130048</text:p>
          </table:table-cell>
          <table:table-cell office:value-type="float" office:value="88.375130048" calcext:value-type="float">
            <text:p>88.375130048</text:p>
          </table:table-cell>
          <table:table-cell table:style-name="ce2" table:formula="of:=INT(ROUND([.B57];0))" office:value-type="float" office:value="88" calcext:value-type="float">
            <text:p>88</text:p>
          </table:table-cell>
          <table:table-cell table:style-name="Default" office:value-type="float" office:value="88" calcext:value-type="float">
            <text:p>88</text:p>
          </table:table-cell>
          <table:table-cell table:style-name="Default"/>
          <table:table-cell table:number-columns-repeated="1017"/>
          <table:table-cell table:style-name="Default"/>
        </table:table-row>
        <table:table-row table:style-name="ro2">
          <table:table-cell office:value-type="float" office:value="139" calcext:value-type="float">
            <text:p>139</text:p>
          </table:table-cell>
          <table:table-cell table:style-name="ce2" table:formula="of:=-0.000000316 * [.A58]^3 + 0.0005182 * [.A58]^2 - 0.3885 * [.A58] + 132.95" office:value-type="float" office:value="88.111986596" calcext:value-type="float">
            <text:p>88.111986596</text:p>
          </table:table-cell>
          <table:table-cell office:value-type="float" office:value="88.111986596" calcext:value-type="float">
            <text:p>88.111986596</text:p>
          </table:table-cell>
          <table:table-cell table:style-name="ce2" table:formula="of:=INT(ROUND([.B58];0))" office:value-type="float" office:value="88" calcext:value-type="float">
            <text:p>88</text:p>
          </table:table-cell>
          <table:table-cell table:style-name="Default" office:value-type="float" office:value="88" calcext:value-type="float">
            <text:p>88</text:p>
          </table:table-cell>
          <table:table-cell table:style-name="Default"/>
          <table:table-cell table:number-columns-repeated="1017"/>
          <table:table-cell table:style-name="Default"/>
        </table:table-row>
        <table:table-row table:style-name="ro2">
          <table:table-cell office:value-type="float" office:value="140" calcext:value-type="float">
            <text:p>140</text:p>
          </table:table-cell>
          <table:table-cell table:style-name="ce2" table:formula="of:=-0.000000316 * [.A59]^3 + 0.0005182 * [.A59]^2 - 0.3885 * [.A59] + 132.95" office:value-type="float" office:value="87.849616" calcext:value-type="float">
            <text:p>87.849616</text:p>
          </table:table-cell>
          <table:table-cell office:value-type="float" office:value="87.849616" calcext:value-type="float">
            <text:p>87.849616</text:p>
          </table:table-cell>
          <table:table-cell table:style-name="ce2" table:formula="of:=INT(ROUND([.B59];0))" office:value-type="float" office:value="88" calcext:value-type="float">
            <text:p>88</text:p>
          </table:table-cell>
          <table:table-cell table:style-name="Default" office:value-type="float" office:value="88" calcext:value-type="float">
            <text:p>88</text:p>
          </table:table-cell>
          <table:table-cell table:style-name="Default"/>
          <table:table-cell table:number-columns-repeated="1017"/>
          <table:table-cell table:style-name="Default"/>
        </table:table-row>
        <table:table-row table:style-name="ro2">
          <table:table-cell office:value-type="float" office:value="141" calcext:value-type="float">
            <text:p>141</text:p>
          </table:table-cell>
          <table:table-cell table:style-name="ce2" table:formula="of:=-0.000000316 * [.A60]^3 + 0.0005182 * [.A60]^2 - 0.3885 * [.A60] + 132.95" office:value-type="float" office:value="87.588016364" calcext:value-type="float">
            <text:p>87.588016364</text:p>
          </table:table-cell>
          <table:table-cell office:value-type="float" office:value="87.588016364" calcext:value-type="float">
            <text:p>87.588016364</text:p>
          </table:table-cell>
          <table:table-cell table:style-name="ce2" table:formula="of:=INT(ROUND([.B60];0))" office:value-type="float" office:value="88" calcext:value-type="float">
            <text:p>88</text:p>
          </table:table-cell>
          <table:table-cell table:style-name="Default" office:value-type="float" office:value="88" calcext:value-type="float">
            <text:p>88</text:p>
          </table:table-cell>
          <table:table-cell table:style-name="Default"/>
          <table:table-cell table:number-columns-repeated="1017"/>
          <table:table-cell table:style-name="Default"/>
        </table:table-row>
        <table:table-row table:style-name="ro2">
          <table:table-cell office:value-type="float" office:value="142" calcext:value-type="float">
            <text:p>142</text:p>
          </table:table-cell>
          <table:table-cell table:style-name="ce2" table:formula="of:=-0.000000316 * [.A61]^3 + 0.0005182 * [.A61]^2 - 0.3885 * [.A61] + 132.95" office:value-type="float" office:value="87.327185792" calcext:value-type="float">
            <text:p>87.327185792</text:p>
          </table:table-cell>
          <table:table-cell office:value-type="float" office:value="87.327185792" calcext:value-type="float">
            <text:p>87.327185792</text:p>
          </table:table-cell>
          <table:table-cell table:style-name="ce2" table:formula="of:=INT(ROUND([.B61];0))" office:value-type="float" office:value="87" calcext:value-type="float">
            <text:p>87</text:p>
          </table:table-cell>
          <table:table-cell table:style-name="Default" office:value-type="float" office:value="87" calcext:value-type="float">
            <text:p>87</text:p>
          </table:table-cell>
          <table:table-cell table:style-name="Default"/>
          <table:table-cell table:number-columns-repeated="1017"/>
          <table:table-cell table:style-name="Default"/>
        </table:table-row>
        <table:table-row table:style-name="ro2">
          <table:table-cell office:value-type="float" office:value="143" calcext:value-type="float">
            <text:p>143</text:p>
          </table:table-cell>
          <table:table-cell table:style-name="ce2" table:formula="of:=-0.000000316 * [.A62]^3 + 0.0005182 * [.A62]^2 - 0.3885 * [.A62] + 132.95" office:value-type="float" office:value="87.067122388" calcext:value-type="float">
            <text:p>87.067122388</text:p>
          </table:table-cell>
          <table:table-cell office:value-type="float" office:value="87.067122388" calcext:value-type="float">
            <text:p>87.067122388</text:p>
          </table:table-cell>
          <table:table-cell table:style-name="ce2" table:formula="of:=INT(ROUND([.B62];0))" office:value-type="float" office:value="87" calcext:value-type="float">
            <text:p>87</text:p>
          </table:table-cell>
          <table:table-cell table:style-name="Default" office:value-type="float" office:value="87" calcext:value-type="float">
            <text:p>87</text:p>
          </table:table-cell>
          <table:table-cell table:style-name="Default"/>
          <table:table-cell table:number-columns-repeated="1017"/>
          <table:table-cell table:style-name="Default"/>
        </table:table-row>
        <table:table-row table:style-name="ro2">
          <table:table-cell office:value-type="float" office:value="144" calcext:value-type="float">
            <text:p>144</text:p>
          </table:table-cell>
          <table:table-cell table:style-name="ce2" table:formula="of:=-0.000000316 * [.A63]^3 + 0.0005182 * [.A63]^2 - 0.3885 * [.A63] + 132.95" office:value-type="float" office:value="86.807824256" calcext:value-type="float">
            <text:p>86.807824256</text:p>
          </table:table-cell>
          <table:table-cell office:value-type="float" office:value="86.807824256" calcext:value-type="float">
            <text:p>86.807824256</text:p>
          </table:table-cell>
          <table:table-cell table:style-name="ce2" table:formula="of:=INT(ROUND([.B63];0))" office:value-type="float" office:value="87" calcext:value-type="float">
            <text:p>87</text:p>
          </table:table-cell>
          <table:table-cell table:style-name="Default" office:value-type="float" office:value="87" calcext:value-type="float">
            <text:p>87</text:p>
          </table:table-cell>
          <table:table-cell table:style-name="Default"/>
          <table:table-cell table:number-columns-repeated="1017"/>
          <table:table-cell table:style-name="Default"/>
        </table:table-row>
        <table:table-row table:style-name="ro2">
          <table:table-cell office:value-type="float" office:value="145" calcext:value-type="float">
            <text:p>145</text:p>
          </table:table-cell>
          <table:table-cell table:style-name="ce2" table:formula="of:=-0.000000316 * [.A64]^3 + 0.0005182 * [.A64]^2 - 0.3885 * [.A64] + 132.95" office:value-type="float" office:value="86.5492895" calcext:value-type="float">
            <text:p>86.5492895</text:p>
          </table:table-cell>
          <table:table-cell office:value-type="float" office:value="86.5492895" calcext:value-type="float">
            <text:p>86.5492895</text:p>
          </table:table-cell>
          <table:table-cell table:style-name="ce2" table:formula="of:=INT(ROUND([.B64];0))" office:value-type="float" office:value="87" calcext:value-type="float">
            <text:p>87</text:p>
          </table:table-cell>
          <table:table-cell table:style-name="Default" office:value-type="float" office:value="87" calcext:value-type="float">
            <text:p>87</text:p>
          </table:table-cell>
          <table:table-cell table:style-name="Default"/>
          <table:table-cell table:number-columns-repeated="1017"/>
          <table:table-cell table:style-name="Default"/>
        </table:table-row>
        <table:table-row table:style-name="ro2">
          <table:table-cell office:value-type="float" office:value="146" calcext:value-type="float">
            <text:p>146</text:p>
          </table:table-cell>
          <table:table-cell table:style-name="ce2" table:formula="of:=-0.000000316 * [.A65]^3 + 0.0005182 * [.A65]^2 - 0.3885 * [.A65] + 132.95" office:value-type="float" office:value="86.291516224" calcext:value-type="float">
            <text:p>86.291516224</text:p>
          </table:table-cell>
          <table:table-cell office:value-type="float" office:value="86.291516224" calcext:value-type="float">
            <text:p>86.291516224</text:p>
          </table:table-cell>
          <table:table-cell table:style-name="ce2" table:formula="of:=INT(ROUND([.B65];0))" office:value-type="float" office:value="86" calcext:value-type="float">
            <text:p>86</text:p>
          </table:table-cell>
          <table:table-cell table:style-name="Default" office:value-type="float" office:value="86" calcext:value-type="float">
            <text:p>86</text:p>
          </table:table-cell>
          <table:table-cell table:style-name="Default"/>
          <table:table-cell table:number-columns-repeated="1017"/>
          <table:table-cell table:style-name="Default"/>
        </table:table-row>
        <table:table-row table:style-name="ro2">
          <table:table-cell office:value-type="float" office:value="147" calcext:value-type="float">
            <text:p>147</text:p>
          </table:table-cell>
          <table:table-cell table:style-name="ce2" table:formula="of:=-0.000000316 * [.A66]^3 + 0.0005182 * [.A66]^2 - 0.3885 * [.A66] + 132.95" office:value-type="float" office:value="86.034502532" calcext:value-type="float">
            <text:p>86.034502532</text:p>
          </table:table-cell>
          <table:table-cell office:value-type="float" office:value="86.034502532" calcext:value-type="float">
            <text:p>86.034502532</text:p>
          </table:table-cell>
          <table:table-cell table:style-name="ce2" table:formula="of:=INT(ROUND([.B66];0))" office:value-type="float" office:value="86" calcext:value-type="float">
            <text:p>86</text:p>
          </table:table-cell>
          <table:table-cell table:style-name="Default" office:value-type="float" office:value="86" calcext:value-type="float">
            <text:p>86</text:p>
          </table:table-cell>
          <table:table-cell table:style-name="Default"/>
          <table:table-cell table:number-columns-repeated="1017"/>
          <table:table-cell table:style-name="Default"/>
        </table:table-row>
        <table:table-row table:style-name="ro2">
          <table:table-cell office:value-type="float" office:value="148" calcext:value-type="float">
            <text:p>148</text:p>
          </table:table-cell>
          <table:table-cell table:style-name="ce2" table:formula="of:=-0.000000316 * [.A67]^3 + 0.0005182 * [.A67]^2 - 0.3885 * [.A67] + 132.95" office:value-type="float" office:value="85.778246528" calcext:value-type="float">
            <text:p>85.778246528</text:p>
          </table:table-cell>
          <table:table-cell office:value-type="float" office:value="85.778246528" calcext:value-type="float">
            <text:p>85.778246528</text:p>
          </table:table-cell>
          <table:table-cell table:style-name="ce2" table:formula="of:=INT(ROUND([.B67];0))" office:value-type="float" office:value="86" calcext:value-type="float">
            <text:p>86</text:p>
          </table:table-cell>
          <table:table-cell table:style-name="Default" office:value-type="float" office:value="86" calcext:value-type="float">
            <text:p>86</text:p>
          </table:table-cell>
          <table:table-cell table:style-name="Default"/>
          <table:table-cell table:number-columns-repeated="1017"/>
          <table:table-cell table:style-name="Default"/>
        </table:table-row>
        <table:table-row table:style-name="ro2">
          <table:table-cell office:value-type="float" office:value="149" calcext:value-type="float">
            <text:p>149</text:p>
          </table:table-cell>
          <table:table-cell table:style-name="ce2" table:formula="of:=-0.000000316 * [.A68]^3 + 0.0005182 * [.A68]^2 - 0.3885 * [.A68] + 132.95" office:value-type="float" office:value="85.522746316" calcext:value-type="float">
            <text:p>85.522746316</text:p>
          </table:table-cell>
          <table:table-cell office:value-type="float" office:value="85.522746316" calcext:value-type="float">
            <text:p>85.522746316</text:p>
          </table:table-cell>
          <table:table-cell table:style-name="ce2" table:formula="of:=INT(ROUND([.B68];0))" office:value-type="float" office:value="86" calcext:value-type="float">
            <text:p>86</text:p>
          </table:table-cell>
          <table:table-cell table:style-name="Default" office:value-type="float" office:value="86" calcext:value-type="float">
            <text:p>86</text:p>
          </table:table-cell>
          <table:table-cell table:style-name="Default"/>
          <table:table-cell table:number-columns-repeated="1017"/>
          <table:table-cell table:style-name="Default"/>
        </table:table-row>
        <table:table-row table:style-name="ro2">
          <table:table-cell office:value-type="float" office:value="150" calcext:value-type="float">
            <text:p>150</text:p>
          </table:table-cell>
          <table:table-cell table:style-name="ce2" table:formula="of:=-0.000000316 * [.A69]^3 + 0.0005182 * [.A69]^2 - 0.3885 * [.A69] + 132.95" office:value-type="float" office:value="85.268" calcext:value-type="float">
            <text:p>85.268</text:p>
          </table:table-cell>
          <table:table-cell office:value-type="float" office:value="85.268" calcext:value-type="float">
            <text:p>85.268</text:p>
          </table:table-cell>
          <table:table-cell table:style-name="ce2" table:formula="of:=INT(ROUND([.B69];0))" office:value-type="float" office:value="85" calcext:value-type="float">
            <text:p>85</text:p>
          </table:table-cell>
          <table:table-cell table:style-name="Default" office:value-type="float" office:value="85" calcext:value-type="float">
            <text:p>85</text:p>
          </table:table-cell>
          <table:table-cell table:style-name="Default"/>
          <table:table-cell table:number-columns-repeated="1017"/>
          <table:table-cell table:style-name="Default"/>
        </table:table-row>
        <table:table-row table:style-name="ro2">
          <table:table-cell office:value-type="float" office:value="151" calcext:value-type="float">
            <text:p>151</text:p>
          </table:table-cell>
          <table:table-cell table:style-name="ce2" table:formula="of:=-0.000000316 * [.A70]^3 + 0.0005182 * [.A70]^2 - 0.3885 * [.A70] + 132.95" office:value-type="float" office:value="85.014005684" calcext:value-type="float">
            <text:p>85.014005684</text:p>
          </table:table-cell>
          <table:table-cell office:value-type="float" office:value="85.014005684" calcext:value-type="float">
            <text:p>85.014005684</text:p>
          </table:table-cell>
          <table:table-cell table:style-name="ce2" table:formula="of:=INT(ROUND([.B70];0))" office:value-type="float" office:value="85" calcext:value-type="float">
            <text:p>85</text:p>
          </table:table-cell>
          <table:table-cell table:style-name="Default" office:value-type="float" office:value="85" calcext:value-type="float">
            <text:p>85</text:p>
          </table:table-cell>
          <table:table-cell table:style-name="Default"/>
          <table:table-cell table:number-columns-repeated="1017"/>
          <table:table-cell table:style-name="Default"/>
        </table:table-row>
        <table:table-row table:style-name="ro2">
          <table:table-cell office:value-type="float" office:value="152" calcext:value-type="float">
            <text:p>152</text:p>
          </table:table-cell>
          <table:table-cell table:style-name="ce2" table:formula="of:=-0.000000316 * [.A71]^3 + 0.0005182 * [.A71]^2 - 0.3885 * [.A71] + 132.95" office:value-type="float" office:value="84.760761472" calcext:value-type="float">
            <text:p>84.760761472</text:p>
          </table:table-cell>
          <table:table-cell office:value-type="float" office:value="84.760761472" calcext:value-type="float">
            <text:p>84.760761472</text:p>
          </table:table-cell>
          <table:table-cell table:style-name="ce2" table:formula="of:=INT(ROUND([.B71];0))" office:value-type="float" office:value="85" calcext:value-type="float">
            <text:p>85</text:p>
          </table:table-cell>
          <table:table-cell table:style-name="Default" office:value-type="float" office:value="85" calcext:value-type="float">
            <text:p>85</text:p>
          </table:table-cell>
          <table:table-cell table:style-name="Default"/>
          <table:table-cell table:number-columns-repeated="1017"/>
          <table:table-cell table:style-name="Default"/>
        </table:table-row>
        <table:table-row table:style-name="ro2">
          <table:table-cell office:value-type="float" office:value="153" calcext:value-type="float">
            <text:p>153</text:p>
          </table:table-cell>
          <table:table-cell table:style-name="ce2" table:formula="of:=-0.000000316 * [.A72]^3 + 0.0005182 * [.A72]^2 - 0.3885 * [.A72] + 132.95" office:value-type="float" office:value="84.508265468" calcext:value-type="float">
            <text:p>84.508265468</text:p>
          </table:table-cell>
          <table:table-cell office:value-type="float" office:value="84.508265468" calcext:value-type="float">
            <text:p>84.508265468</text:p>
          </table:table-cell>
          <table:table-cell table:style-name="ce2" table:formula="of:=INT(ROUND([.B72];0))" office:value-type="float" office:value="85" calcext:value-type="float">
            <text:p>85</text:p>
          </table:table-cell>
          <table:table-cell table:style-name="Default" office:value-type="float" office:value="85" calcext:value-type="float">
            <text:p>85</text:p>
          </table:table-cell>
          <table:table-cell table:style-name="Default"/>
          <table:table-cell table:number-columns-repeated="1017"/>
          <table:table-cell table:style-name="Default"/>
        </table:table-row>
        <table:table-row table:style-name="ro2">
          <table:table-cell office:value-type="float" office:value="154" calcext:value-type="float">
            <text:p>154</text:p>
          </table:table-cell>
          <table:table-cell table:style-name="ce2" table:formula="of:=-0.000000316 * [.A73]^3 + 0.0005182 * [.A73]^2 - 0.3885 * [.A73] + 132.95" office:value-type="float" office:value="84.256515776" calcext:value-type="float">
            <text:p>84.256515776</text:p>
          </table:table-cell>
          <table:table-cell office:value-type="float" office:value="84.256515776" calcext:value-type="float">
            <text:p>84.256515776</text:p>
          </table:table-cell>
          <table:table-cell table:style-name="ce2" table:formula="of:=INT(ROUND([.B73];0))" office:value-type="float" office:value="84" calcext:value-type="float">
            <text:p>84</text:p>
          </table:table-cell>
          <table:table-cell table:style-name="Default" office:value-type="float" office:value="84" calcext:value-type="float">
            <text:p>84</text:p>
          </table:table-cell>
          <table:table-cell table:style-name="Default"/>
          <table:table-cell table:number-columns-repeated="1017"/>
          <table:table-cell table:style-name="Default"/>
        </table:table-row>
        <table:table-row table:style-name="ro2">
          <table:table-cell office:value-type="float" office:value="155" calcext:value-type="float">
            <text:p>155</text:p>
          </table:table-cell>
          <table:table-cell table:style-name="ce2" table:formula="of:=-0.000000316 * [.A74]^3 + 0.0005182 * [.A74]^2 - 0.3885 * [.A74] + 132.95" office:value-type="float" office:value="84.0055105" calcext:value-type="float">
            <text:p>84.0055105</text:p>
          </table:table-cell>
          <table:table-cell office:value-type="float" office:value="84.0055105" calcext:value-type="float">
            <text:p>84.0055105</text:p>
          </table:table-cell>
          <table:table-cell table:style-name="ce2" table:formula="of:=INT(ROUND([.B74];0))" office:value-type="float" office:value="84" calcext:value-type="float">
            <text:p>84</text:p>
          </table:table-cell>
          <table:table-cell table:style-name="Default" office:value-type="float" office:value="84" calcext:value-type="float">
            <text:p>84</text:p>
          </table:table-cell>
          <table:table-cell table:style-name="Default"/>
          <table:table-cell table:number-columns-repeated="1017"/>
          <table:table-cell table:style-name="Default"/>
        </table:table-row>
        <table:table-row table:style-name="ro2">
          <table:table-cell office:value-type="float" office:value="156" calcext:value-type="float">
            <text:p>156</text:p>
          </table:table-cell>
          <table:table-cell table:style-name="ce2" table:formula="of:=-0.000000316 * [.A75]^3 + 0.0005182 * [.A75]^2 - 0.3885 * [.A75] + 132.95" office:value-type="float" office:value="83.755247744" calcext:value-type="float">
            <text:p>83.755247744</text:p>
          </table:table-cell>
          <table:table-cell office:value-type="float" office:value="83.755247744" calcext:value-type="float">
            <text:p>83.755247744</text:p>
          </table:table-cell>
          <table:table-cell table:style-name="ce2" table:formula="of:=INT(ROUND([.B75];0))" office:value-type="float" office:value="84" calcext:value-type="float">
            <text:p>84</text:p>
          </table:table-cell>
          <table:table-cell table:style-name="Default" office:value-type="float" office:value="84" calcext:value-type="float">
            <text:p>84</text:p>
          </table:table-cell>
          <table:table-cell table:style-name="Default"/>
          <table:table-cell table:number-columns-repeated="1017"/>
          <table:table-cell table:style-name="Default"/>
        </table:table-row>
        <table:table-row table:style-name="ro2">
          <table:table-cell office:value-type="float" office:value="157" calcext:value-type="float">
            <text:p>157</text:p>
          </table:table-cell>
          <table:table-cell table:style-name="ce2" table:formula="of:=-0.000000316 * [.A76]^3 + 0.0005182 * [.A76]^2 - 0.3885 * [.A76] + 132.95" office:value-type="float" office:value="83.505725612" calcext:value-type="float">
            <text:p>83.505725612</text:p>
          </table:table-cell>
          <table:table-cell office:value-type="float" office:value="83.505725612" calcext:value-type="float">
            <text:p>83.505725612</text:p>
          </table:table-cell>
          <table:table-cell table:style-name="ce2" table:formula="of:=INT(ROUND([.B76];0))" office:value-type="float" office:value="84" calcext:value-type="float">
            <text:p>84</text:p>
          </table:table-cell>
          <table:table-cell table:style-name="Default" office:value-type="float" office:value="84" calcext:value-type="float">
            <text:p>84</text:p>
          </table:table-cell>
          <table:table-cell table:style-name="Default"/>
          <table:table-cell table:number-columns-repeated="1017"/>
          <table:table-cell table:style-name="Default"/>
        </table:table-row>
        <table:table-row table:style-name="ro2">
          <table:table-cell office:value-type="float" office:value="158" calcext:value-type="float">
            <text:p>158</text:p>
          </table:table-cell>
          <table:table-cell table:style-name="ce2" table:formula="of:=-0.000000316 * [.A77]^3 + 0.0005182 * [.A77]^2 - 0.3885 * [.A77] + 132.95" office:value-type="float" office:value="83.256942208" calcext:value-type="float">
            <text:p>83.256942208</text:p>
          </table:table-cell>
          <table:table-cell office:value-type="float" office:value="83.256942208" calcext:value-type="float">
            <text:p>83.256942208</text:p>
          </table:table-cell>
          <table:table-cell table:style-name="ce2" table:formula="of:=INT(ROUND([.B77];0))" office:value-type="float" office:value="83" calcext:value-type="float">
            <text:p>83</text:p>
          </table:table-cell>
          <table:table-cell table:style-name="Default" office:value-type="float" office:value="83" calcext:value-type="float">
            <text:p>83</text:p>
          </table:table-cell>
          <table:table-cell table:style-name="Default"/>
          <table:table-cell table:number-columns-repeated="1017"/>
          <table:table-cell table:style-name="Default"/>
        </table:table-row>
        <table:table-row table:style-name="ro2">
          <table:table-cell office:value-type="float" office:value="159" calcext:value-type="float">
            <text:p>159</text:p>
          </table:table-cell>
          <table:table-cell table:style-name="ce2" table:formula="of:=-0.000000316 * [.A78]^3 + 0.0005182 * [.A78]^2 - 0.3885 * [.A78] + 132.95" office:value-type="float" office:value="83.008895636" calcext:value-type="float">
            <text:p>83.008895636</text:p>
          </table:table-cell>
          <table:table-cell office:value-type="float" office:value="83.008895636" calcext:value-type="float">
            <text:p>83.008895636</text:p>
          </table:table-cell>
          <table:table-cell table:style-name="ce2" table:formula="of:=INT(ROUND([.B78];0))" office:value-type="float" office:value="83" calcext:value-type="float">
            <text:p>83</text:p>
          </table:table-cell>
          <table:table-cell table:style-name="Default" office:value-type="float" office:value="83" calcext:value-type="float">
            <text:p>83</text:p>
          </table:table-cell>
          <table:table-cell table:style-name="Default"/>
          <table:table-cell table:number-columns-repeated="1017"/>
          <table:table-cell table:style-name="Default"/>
        </table:table-row>
        <table:table-row table:style-name="ro2">
          <table:table-cell office:value-type="float" office:value="160" calcext:value-type="float">
            <text:p>160</text:p>
          </table:table-cell>
          <table:table-cell table:style-name="ce2" table:formula="of:=-0.000000316 * [.A79]^3 + 0.0005182 * [.A79]^2 - 0.3885 * [.A79] + 132.95" office:value-type="float" office:value="82.761584" calcext:value-type="float">
            <text:p>82.761584</text:p>
          </table:table-cell>
          <table:table-cell office:value-type="float" office:value="82.761584" calcext:value-type="float">
            <text:p>82.761584</text:p>
          </table:table-cell>
          <table:table-cell table:style-name="ce2" table:formula="of:=INT(ROUND([.B79];0))" office:value-type="float" office:value="83" calcext:value-type="float">
            <text:p>83</text:p>
          </table:table-cell>
          <table:table-cell table:style-name="Default" office:value-type="float" office:value="83" calcext:value-type="float">
            <text:p>83</text:p>
          </table:table-cell>
          <table:table-cell table:style-name="Default"/>
          <table:table-cell table:number-columns-repeated="1017"/>
          <table:table-cell table:style-name="Default"/>
        </table:table-row>
        <table:table-row table:style-name="ro2">
          <table:table-cell office:value-type="float" office:value="161" calcext:value-type="float">
            <text:p>161</text:p>
          </table:table-cell>
          <table:table-cell table:style-name="ce2" table:formula="of:=-0.000000316 * [.A80]^3 + 0.0005182 * [.A80]^2 - 0.3885 * [.A80] + 132.95" office:value-type="float" office:value="82.515005404" calcext:value-type="float">
            <text:p>82.515005404</text:p>
          </table:table-cell>
          <table:table-cell office:value-type="float" office:value="82.515005404" calcext:value-type="float">
            <text:p>82.515005404</text:p>
          </table:table-cell>
          <table:table-cell table:style-name="ce2" table:formula="of:=INT(ROUND([.B80];0))" office:value-type="float" office:value="83" calcext:value-type="float">
            <text:p>83</text:p>
          </table:table-cell>
          <table:table-cell table:style-name="Default" office:value-type="float" office:value="83" calcext:value-type="float">
            <text:p>83</text:p>
          </table:table-cell>
          <table:table-cell table:style-name="Default"/>
          <table:table-cell table:number-columns-repeated="1017"/>
          <table:table-cell table:style-name="Default"/>
        </table:table-row>
        <table:table-row table:style-name="ro2">
          <table:table-cell office:value-type="float" office:value="162" calcext:value-type="float">
            <text:p>162</text:p>
          </table:table-cell>
          <table:table-cell table:style-name="ce2" table:formula="of:=-0.000000316 * [.A81]^3 + 0.0005182 * [.A81]^2 - 0.3885 * [.A81] + 132.95" office:value-type="float" office:value="82.269157952" calcext:value-type="float">
            <text:p>82.269157952</text:p>
          </table:table-cell>
          <table:table-cell office:value-type="float" office:value="82.269157952" calcext:value-type="float">
            <text:p>82.269157952</text:p>
          </table:table-cell>
          <table:table-cell table:style-name="ce2" table:formula="of:=INT(ROUND([.B81];0))" office:value-type="float" office:value="82" calcext:value-type="float">
            <text:p>82</text:p>
          </table:table-cell>
          <table:table-cell table:style-name="Default" office:value-type="float" office:value="82" calcext:value-type="float">
            <text:p>82</text:p>
          </table:table-cell>
          <table:table-cell table:style-name="Default"/>
          <table:table-cell table:number-columns-repeated="1017"/>
          <table:table-cell table:style-name="Default"/>
        </table:table-row>
        <table:table-row table:style-name="ro2">
          <table:table-cell office:value-type="float" office:value="163" calcext:value-type="float">
            <text:p>163</text:p>
          </table:table-cell>
          <table:table-cell table:style-name="ce2" table:formula="of:=-0.000000316 * [.A82]^3 + 0.0005182 * [.A82]^2 - 0.3885 * [.A82] + 132.95" office:value-type="float" office:value="82.024039748" calcext:value-type="float">
            <text:p>82.024039748</text:p>
          </table:table-cell>
          <table:table-cell office:value-type="float" office:value="82.024039748" calcext:value-type="float">
            <text:p>82.024039748</text:p>
          </table:table-cell>
          <table:table-cell table:style-name="ce2" table:formula="of:=INT(ROUND([.B82];0))" office:value-type="float" office:value="82" calcext:value-type="float">
            <text:p>82</text:p>
          </table:table-cell>
          <table:table-cell table:style-name="Default" office:value-type="float" office:value="82" calcext:value-type="float">
            <text:p>82</text:p>
          </table:table-cell>
          <table:table-cell table:style-name="Default"/>
          <table:table-cell table:number-columns-repeated="1017"/>
          <table:table-cell table:style-name="Default"/>
        </table:table-row>
        <table:table-row table:style-name="ro2">
          <table:table-cell office:value-type="float" office:value="164" calcext:value-type="float">
            <text:p>164</text:p>
          </table:table-cell>
          <table:table-cell table:style-name="ce2" table:formula="of:=-0.000000316 * [.A83]^3 + 0.0005182 * [.A83]^2 - 0.3885 * [.A83] + 132.95" office:value-type="float" office:value="81.779648896" calcext:value-type="float">
            <text:p>81.779648896</text:p>
          </table:table-cell>
          <table:table-cell office:value-type="float" office:value="81.779648896" calcext:value-type="float">
            <text:p>81.779648896</text:p>
          </table:table-cell>
          <table:table-cell table:style-name="ce2" table:formula="of:=INT(ROUND([.B83];0))" office:value-type="float" office:value="82" calcext:value-type="float">
            <text:p>82</text:p>
          </table:table-cell>
          <table:table-cell table:style-name="Default" office:value-type="float" office:value="82" calcext:value-type="float">
            <text:p>82</text:p>
          </table:table-cell>
          <table:table-cell table:style-name="Default"/>
          <table:table-cell table:number-columns-repeated="1017"/>
          <table:table-cell table:style-name="Default"/>
        </table:table-row>
        <table:table-row table:style-name="ro2">
          <table:table-cell office:value-type="float" office:value="165" calcext:value-type="float">
            <text:p>165</text:p>
          </table:table-cell>
          <table:table-cell table:style-name="ce2" table:formula="of:=-0.000000316 * [.A84]^3 + 0.0005182 * [.A84]^2 - 0.3885 * [.A84] + 132.95" office:value-type="float" office:value="81.5359835" calcext:value-type="float">
            <text:p>81.5359835</text:p>
          </table:table-cell>
          <table:table-cell office:value-type="float" office:value="81.5359835" calcext:value-type="float">
            <text:p>81.5359835</text:p>
          </table:table-cell>
          <table:table-cell table:style-name="ce2" table:formula="of:=INT(ROUND([.B84];0))" office:value-type="float" office:value="82" calcext:value-type="float">
            <text:p>82</text:p>
          </table:table-cell>
          <table:table-cell table:style-name="Default" office:value-type="float" office:value="82" calcext:value-type="float">
            <text:p>82</text:p>
          </table:table-cell>
          <table:table-cell table:style-name="Default"/>
          <table:table-cell table:number-columns-repeated="1017"/>
          <table:table-cell table:style-name="Default"/>
        </table:table-row>
        <table:table-row table:style-name="ro2">
          <table:table-cell office:value-type="float" office:value="166" calcext:value-type="float">
            <text:p>166</text:p>
          </table:table-cell>
          <table:table-cell table:style-name="ce2" table:formula="of:=-0.000000316 * [.A85]^3 + 0.0005182 * [.A85]^2 - 0.3885 * [.A85] + 132.95" office:value-type="float" office:value="81.293041664" calcext:value-type="float">
            <text:p>81.293041664</text:p>
          </table:table-cell>
          <table:table-cell office:value-type="float" office:value="81.293041664" calcext:value-type="float">
            <text:p>81.293041664</text:p>
          </table:table-cell>
          <table:table-cell table:style-name="ce2" table:formula="of:=INT(ROUND([.B85];0))" office:value-type="float" office:value="81" calcext:value-type="float">
            <text:p>81</text:p>
          </table:table-cell>
          <table:table-cell table:style-name="Default" office:value-type="float" office:value="81" calcext:value-type="float">
            <text:p>81</text:p>
          </table:table-cell>
          <table:table-cell table:style-name="Default"/>
          <table:table-cell table:number-columns-repeated="1017"/>
          <table:table-cell table:style-name="Default"/>
        </table:table-row>
        <table:table-row table:style-name="ro2">
          <table:table-cell office:value-type="float" office:value="167" calcext:value-type="float">
            <text:p>167</text:p>
          </table:table-cell>
          <table:table-cell table:style-name="ce2" table:formula="of:=-0.000000316 * [.A86]^3 + 0.0005182 * [.A86]^2 - 0.3885 * [.A86] + 132.95" office:value-type="float" office:value="81.050821492" calcext:value-type="float">
            <text:p>81.050821492</text:p>
          </table:table-cell>
          <table:table-cell office:value-type="float" office:value="81.050821492" calcext:value-type="float">
            <text:p>81.050821492</text:p>
          </table:table-cell>
          <table:table-cell table:style-name="ce2" table:formula="of:=INT(ROUND([.B86];0))" office:value-type="float" office:value="81" calcext:value-type="float">
            <text:p>81</text:p>
          </table:table-cell>
          <table:table-cell table:style-name="Default" office:value-type="float" office:value="81" calcext:value-type="float">
            <text:p>81</text:p>
          </table:table-cell>
          <table:table-cell table:style-name="Default"/>
          <table:table-cell table:number-columns-repeated="1017"/>
          <table:table-cell table:style-name="Default"/>
        </table:table-row>
        <table:table-row table:style-name="ro2">
          <table:table-cell office:value-type="float" office:value="168" calcext:value-type="float">
            <text:p>168</text:p>
          </table:table-cell>
          <table:table-cell table:style-name="ce2" table:formula="of:=-0.000000316 * [.A87]^3 + 0.0005182 * [.A87]^2 - 0.3885 * [.A87] + 132.95" office:value-type="float" office:value="80.809321088" calcext:value-type="float">
            <text:p>80.809321088</text:p>
          </table:table-cell>
          <table:table-cell office:value-type="float" office:value="80.809321088" calcext:value-type="float">
            <text:p>80.809321088</text:p>
          </table:table-cell>
          <table:table-cell table:style-name="ce2" table:formula="of:=INT(ROUND([.B87];0))" office:value-type="float" office:value="81" calcext:value-type="float">
            <text:p>81</text:p>
          </table:table-cell>
          <table:table-cell table:style-name="Default" office:value-type="float" office:value="81" calcext:value-type="float">
            <text:p>81</text:p>
          </table:table-cell>
          <table:table-cell table:style-name="Default"/>
          <table:table-cell table:number-columns-repeated="1017"/>
          <table:table-cell table:style-name="Default"/>
        </table:table-row>
        <table:table-row table:style-name="ro2">
          <table:table-cell office:value-type="float" office:value="169" calcext:value-type="float">
            <text:p>169</text:p>
          </table:table-cell>
          <table:table-cell table:style-name="ce2" table:formula="of:=-0.000000316 * [.A88]^3 + 0.0005182 * [.A88]^2 - 0.3885 * [.A88] + 132.95" office:value-type="float" office:value="80.568538556" calcext:value-type="float">
            <text:p>80.568538556</text:p>
          </table:table-cell>
          <table:table-cell office:value-type="float" office:value="80.568538556" calcext:value-type="float">
            <text:p>80.568538556</text:p>
          </table:table-cell>
          <table:table-cell table:style-name="ce2" table:formula="of:=INT(ROUND([.B88];0))" office:value-type="float" office:value="81" calcext:value-type="float">
            <text:p>81</text:p>
          </table:table-cell>
          <table:table-cell table:style-name="Default" office:value-type="float" office:value="81" calcext:value-type="float">
            <text:p>81</text:p>
          </table:table-cell>
          <table:table-cell table:style-name="Default"/>
          <table:table-cell table:number-columns-repeated="1017"/>
          <table:table-cell table:style-name="Default"/>
        </table:table-row>
        <table:table-row table:style-name="ro2">
          <table:table-cell office:value-type="float" office:value="170" calcext:value-type="float">
            <text:p>170</text:p>
          </table:table-cell>
          <table:table-cell table:style-name="ce2" table:formula="of:=-0.000000316 * [.A89]^3 + 0.0005182 * [.A89]^2 - 0.3885 * [.A89] + 132.95" office:value-type="float" office:value="80.328472" calcext:value-type="float">
            <text:p>80.328472</text:p>
          </table:table-cell>
          <table:table-cell office:value-type="float" office:value="80.328472" calcext:value-type="float">
            <text:p>80.328472</text:p>
          </table:table-cell>
          <table:table-cell table:style-name="ce2" table:formula="of:=INT(ROUND([.B89];0))" office:value-type="float" office:value="80" calcext:value-type="float">
            <text:p>80</text:p>
          </table:table-cell>
          <table:table-cell table:style-name="Default" office:value-type="float" office:value="80" calcext:value-type="float">
            <text:p>80</text:p>
          </table:table-cell>
          <table:table-cell table:style-name="Default"/>
          <table:table-cell table:number-columns-repeated="1017"/>
          <table:table-cell table:style-name="Default"/>
        </table:table-row>
        <table:table-row table:style-name="ro2">
          <table:table-cell office:value-type="float" office:value="171" calcext:value-type="float">
            <text:p>171</text:p>
          </table:table-cell>
          <table:table-cell table:style-name="ce2" table:formula="of:=-0.000000316 * [.A90]^3 + 0.0005182 * [.A90]^2 - 0.3885 * [.A90] + 132.95" office:value-type="float" office:value="80.089119524" calcext:value-type="float">
            <text:p>80.089119524</text:p>
          </table:table-cell>
          <table:table-cell office:value-type="float" office:value="80.089119524" calcext:value-type="float">
            <text:p>80.089119524</text:p>
          </table:table-cell>
          <table:table-cell table:style-name="ce2" table:formula="of:=INT(ROUND([.B90];0))" office:value-type="float" office:value="80" calcext:value-type="float">
            <text:p>80</text:p>
          </table:table-cell>
          <table:table-cell table:style-name="Default" office:value-type="float" office:value="80" calcext:value-type="float">
            <text:p>80</text:p>
          </table:table-cell>
          <table:table-cell table:style-name="Default"/>
          <table:table-cell table:number-columns-repeated="1017"/>
          <table:table-cell table:style-name="Default"/>
        </table:table-row>
        <table:table-row table:style-name="ro2">
          <table:table-cell office:value-type="float" office:value="172" calcext:value-type="float">
            <text:p>172</text:p>
          </table:table-cell>
          <table:table-cell table:style-name="ce2" table:formula="of:=-0.000000316 * [.A91]^3 + 0.0005182 * [.A91]^2 - 0.3885 * [.A91] + 132.95" office:value-type="float" office:value="79.850479232" calcext:value-type="float">
            <text:p>79.850479232</text:p>
          </table:table-cell>
          <table:table-cell office:value-type="float" office:value="79.850479232" calcext:value-type="float">
            <text:p>79.850479232</text:p>
          </table:table-cell>
          <table:table-cell table:style-name="ce2" table:formula="of:=INT(ROUND([.B91];0))" office:value-type="float" office:value="80" calcext:value-type="float">
            <text:p>80</text:p>
          </table:table-cell>
          <table:table-cell table:style-name="Default" office:value-type="float" office:value="80" calcext:value-type="float">
            <text:p>80</text:p>
          </table:table-cell>
          <table:table-cell table:style-name="Default"/>
          <table:table-cell table:number-columns-repeated="1017"/>
          <table:table-cell table:style-name="Default"/>
        </table:table-row>
        <table:table-row table:style-name="ro2">
          <table:table-cell office:value-type="float" office:value="173" calcext:value-type="float">
            <text:p>173</text:p>
          </table:table-cell>
          <table:table-cell table:style-name="ce2" table:formula="of:=-0.000000316 * [.A92]^3 + 0.0005182 * [.A92]^2 - 0.3885 * [.A92] + 132.95" office:value-type="float" office:value="79.612549228" calcext:value-type="float">
            <text:p>79.612549228</text:p>
          </table:table-cell>
          <table:table-cell office:value-type="float" office:value="79.612549228" calcext:value-type="float">
            <text:p>79.612549228</text:p>
          </table:table-cell>
          <table:table-cell table:style-name="ce2" table:formula="of:=INT(ROUND([.B92];0))" office:value-type="float" office:value="80" calcext:value-type="float">
            <text:p>80</text:p>
          </table:table-cell>
          <table:table-cell table:style-name="Default" office:value-type="float" office:value="80" calcext:value-type="float">
            <text:p>80</text:p>
          </table:table-cell>
          <table:table-cell table:style-name="Default"/>
          <table:table-cell table:number-columns-repeated="1017"/>
          <table:table-cell table:style-name="Default"/>
        </table:table-row>
        <table:table-row table:style-name="ro2">
          <table:table-cell office:value-type="float" office:value="174" calcext:value-type="float">
            <text:p>174</text:p>
          </table:table-cell>
          <table:table-cell table:style-name="ce2" table:formula="of:=-0.000000316 * [.A93]^3 + 0.0005182 * [.A93]^2 - 0.3885 * [.A93] + 132.95" office:value-type="float" office:value="79.375327616" calcext:value-type="float">
            <text:p>79.375327616</text:p>
          </table:table-cell>
          <table:table-cell office:value-type="float" office:value="79.375327616" calcext:value-type="float">
            <text:p>79.375327616</text:p>
          </table:table-cell>
          <table:table-cell table:style-name="ce2" table:formula="of:=INT(ROUND([.B93];0))" office:value-type="float" office:value="79" calcext:value-type="float">
            <text:p>79</text:p>
          </table:table-cell>
          <table:table-cell table:style-name="Default" office:value-type="float" office:value="79" calcext:value-type="float">
            <text:p>79</text:p>
          </table:table-cell>
          <table:table-cell table:style-name="Default"/>
          <table:table-cell table:number-columns-repeated="1017"/>
          <table:table-cell table:style-name="Default"/>
        </table:table-row>
        <table:table-row table:style-name="ro2">
          <table:table-cell office:value-type="float" office:value="175" calcext:value-type="float">
            <text:p>175</text:p>
          </table:table-cell>
          <table:table-cell table:style-name="ce2" table:formula="of:=-0.000000316 * [.A94]^3 + 0.0005182 * [.A94]^2 - 0.3885 * [.A94] + 132.95" office:value-type="float" office:value="79.1388125" calcext:value-type="float">
            <text:p>79.1388125</text:p>
          </table:table-cell>
          <table:table-cell office:value-type="float" office:value="79.1388125" calcext:value-type="float">
            <text:p>79.1388125</text:p>
          </table:table-cell>
          <table:table-cell table:style-name="ce2" table:formula="of:=INT(ROUND([.B94];0))" office:value-type="float" office:value="79" calcext:value-type="float">
            <text:p>79</text:p>
          </table:table-cell>
          <table:table-cell table:style-name="Default" office:value-type="float" office:value="79" calcext:value-type="float">
            <text:p>79</text:p>
          </table:table-cell>
          <table:table-cell table:style-name="Default"/>
          <table:table-cell table:number-columns-repeated="1017"/>
          <table:table-cell table:style-name="Default"/>
        </table:table-row>
        <table:table-row table:style-name="ro2">
          <table:table-cell office:value-type="float" office:value="176" calcext:value-type="float">
            <text:p>176</text:p>
          </table:table-cell>
          <table:table-cell table:style-name="ce2" table:formula="of:=-0.000000316 * [.A95]^3 + 0.0005182 * [.A95]^2 - 0.3885 * [.A95] + 132.95" office:value-type="float" office:value="78.903001984" calcext:value-type="float">
            <text:p>78.903001984</text:p>
          </table:table-cell>
          <table:table-cell office:value-type="float" office:value="78.903001984" calcext:value-type="float">
            <text:p>78.903001984</text:p>
          </table:table-cell>
          <table:table-cell table:style-name="ce2" table:formula="of:=INT(ROUND([.B95];0))" office:value-type="float" office:value="79" calcext:value-type="float">
            <text:p>79</text:p>
          </table:table-cell>
          <table:table-cell table:style-name="Default" office:value-type="float" office:value="79" calcext:value-type="float">
            <text:p>79</text:p>
          </table:table-cell>
          <table:table-cell table:style-name="Default"/>
          <table:table-cell table:number-columns-repeated="1017"/>
          <table:table-cell table:style-name="Default"/>
        </table:table-row>
        <table:table-row table:style-name="ro2">
          <table:table-cell office:value-type="float" office:value="177" calcext:value-type="float">
            <text:p>177</text:p>
          </table:table-cell>
          <table:table-cell table:style-name="ce2" table:formula="of:=-0.000000316 * [.A96]^3 + 0.0005182 * [.A96]^2 - 0.3885 * [.A96] + 132.95" office:value-type="float" office:value="78.667894172" calcext:value-type="float">
            <text:p>78.667894172</text:p>
          </table:table-cell>
          <table:table-cell office:value-type="float" office:value="78.667894172" calcext:value-type="float">
            <text:p>78.667894172</text:p>
          </table:table-cell>
          <table:table-cell table:style-name="ce2" table:formula="of:=INT(ROUND([.B96];0))" office:value-type="float" office:value="79" calcext:value-type="float">
            <text:p>79</text:p>
          </table:table-cell>
          <table:table-cell table:style-name="Default" office:value-type="float" office:value="79" calcext:value-type="float">
            <text:p>79</text:p>
          </table:table-cell>
          <table:table-cell table:style-name="Default"/>
          <table:table-cell table:number-columns-repeated="1017"/>
          <table:table-cell table:style-name="Default"/>
        </table:table-row>
        <table:table-row table:style-name="ro2">
          <table:table-cell office:value-type="float" office:value="178" calcext:value-type="float">
            <text:p>178</text:p>
          </table:table-cell>
          <table:table-cell table:style-name="ce2" table:formula="of:=-0.000000316 * [.A97]^3 + 0.0005182 * [.A97]^2 - 0.3885 * [.A97] + 132.95" office:value-type="float" office:value="78.433487168" calcext:value-type="float">
            <text:p>78.433487168</text:p>
          </table:table-cell>
          <table:table-cell office:value-type="float" office:value="78.433487168" calcext:value-type="float">
            <text:p>78.433487168</text:p>
          </table:table-cell>
          <table:table-cell table:style-name="ce2" table:formula="of:=INT(ROUND([.B97];0))" office:value-type="float" office:value="78" calcext:value-type="float">
            <text:p>78</text:p>
          </table:table-cell>
          <table:table-cell table:style-name="Default" office:value-type="float" office:value="78" calcext:value-type="float">
            <text:p>78</text:p>
          </table:table-cell>
          <table:table-cell table:style-name="Default"/>
          <table:table-cell table:number-columns-repeated="1017"/>
          <table:table-cell table:style-name="Default"/>
        </table:table-row>
        <table:table-row table:style-name="ro2">
          <table:table-cell office:value-type="float" office:value="179" calcext:value-type="float">
            <text:p>179</text:p>
          </table:table-cell>
          <table:table-cell table:style-name="ce2" table:formula="of:=-0.000000316 * [.A98]^3 + 0.0005182 * [.A98]^2 - 0.3885 * [.A98] + 132.95" office:value-type="float" office:value="78.199779076" calcext:value-type="float">
            <text:p>78.199779076</text:p>
          </table:table-cell>
          <table:table-cell office:value-type="float" office:value="78.199779076" calcext:value-type="float">
            <text:p>78.199779076</text:p>
          </table:table-cell>
          <table:table-cell table:style-name="ce2" table:formula="of:=INT(ROUND([.B98];0))" office:value-type="float" office:value="78" calcext:value-type="float">
            <text:p>78</text:p>
          </table:table-cell>
          <table:table-cell table:style-name="Default" office:value-type="float" office:value="78" calcext:value-type="float">
            <text:p>78</text:p>
          </table:table-cell>
          <table:table-cell table:style-name="Default"/>
          <table:table-cell table:number-columns-repeated="1017"/>
          <table:table-cell table:style-name="Default"/>
        </table:table-row>
        <table:table-row table:style-name="ro2">
          <table:table-cell office:value-type="float" office:value="180" calcext:value-type="float">
            <text:p>180</text:p>
          </table:table-cell>
          <table:table-cell table:style-name="ce2" table:formula="of:=-0.000000316 * [.A99]^3 + 0.0005182 * [.A99]^2 - 0.3885 * [.A99] + 132.95" office:value-type="float" office:value="77.966768" calcext:value-type="float">
            <text:p>77.966768</text:p>
          </table:table-cell>
          <table:table-cell office:value-type="float" office:value="77.966768" calcext:value-type="float">
            <text:p>77.966768</text:p>
          </table:table-cell>
          <table:table-cell table:style-name="ce2" table:formula="of:=INT(ROUND([.B99];0))" office:value-type="float" office:value="78" calcext:value-type="float">
            <text:p>78</text:p>
          </table:table-cell>
          <table:table-cell table:style-name="Default" office:value-type="float" office:value="78" calcext:value-type="float">
            <text:p>78</text:p>
          </table:table-cell>
          <table:table-cell table:style-name="Default"/>
          <table:table-cell table:number-columns-repeated="1017"/>
          <table:table-cell table:style-name="Default"/>
        </table:table-row>
        <table:table-row table:style-name="ro2">
          <table:table-cell office:value-type="float" office:value="181" calcext:value-type="float">
            <text:p>181</text:p>
          </table:table-cell>
          <table:table-cell table:style-name="ce2" table:formula="of:=-0.000000316 * [.A100]^3 + 0.0005182 * [.A100]^2 - 0.3885 * [.A100] + 132.95" office:value-type="float" office:value="77.734452044" calcext:value-type="float">
            <text:p>77.734452044</text:p>
          </table:table-cell>
          <table:table-cell office:value-type="float" office:value="77.734452044" calcext:value-type="float">
            <text:p>77.734452044</text:p>
          </table:table-cell>
          <table:table-cell table:style-name="ce2" table:formula="of:=INT(ROUND([.B100];0))" office:value-type="float" office:value="78" calcext:value-type="float">
            <text:p>78</text:p>
          </table:table-cell>
          <table:table-cell table:style-name="Default" office:value-type="float" office:value="78" calcext:value-type="float">
            <text:p>78</text:p>
          </table:table-cell>
          <table:table-cell table:style-name="Default"/>
          <table:table-cell table:number-columns-repeated="1017"/>
          <table:table-cell table:style-name="Default"/>
        </table:table-row>
        <table:table-row table:style-name="ro2">
          <table:table-cell office:value-type="float" office:value="182" calcext:value-type="float">
            <text:p>182</text:p>
          </table:table-cell>
          <table:table-cell table:style-name="ce2" table:formula="of:=-0.000000316 * [.A101]^3 + 0.0005182 * [.A101]^2 - 0.3885 * [.A101] + 132.95" office:value-type="float" office:value="77.502829312" calcext:value-type="float">
            <text:p>77.502829312</text:p>
          </table:table-cell>
          <table:table-cell office:value-type="float" office:value="77.502829312" calcext:value-type="float">
            <text:p>77.502829312</text:p>
          </table:table-cell>
          <table:table-cell table:style-name="ce2" table:formula="of:=INT(ROUND([.B101];0))" office:value-type="float" office:value="78" calcext:value-type="float">
            <text:p>78</text:p>
          </table:table-cell>
          <table:table-cell table:style-name="Default" office:value-type="float" office:value="78" calcext:value-type="float">
            <text:p>78</text:p>
          </table:table-cell>
          <table:table-cell table:style-name="Default"/>
          <table:table-cell table:number-columns-repeated="1017"/>
          <table:table-cell table:style-name="Default"/>
        </table:table-row>
        <table:table-row table:style-name="ro2">
          <table:table-cell office:value-type="float" office:value="183" calcext:value-type="float">
            <text:p>183</text:p>
          </table:table-cell>
          <table:table-cell table:style-name="ce2" table:formula="of:=-0.000000316 * [.A102]^3 + 0.0005182 * [.A102]^2 - 0.3885 * [.A102] + 132.95" office:value-type="float" office:value="77.271897908" calcext:value-type="float">
            <text:p>77.271897908</text:p>
          </table:table-cell>
          <table:table-cell office:value-type="float" office:value="77.271897908" calcext:value-type="float">
            <text:p>77.271897908</text:p>
          </table:table-cell>
          <table:table-cell table:style-name="ce2" table:formula="of:=INT(ROUND([.B102];0))" office:value-type="float" office:value="77" calcext:value-type="float">
            <text:p>77</text:p>
          </table:table-cell>
          <table:table-cell table:style-name="Default" office:value-type="float" office:value="77" calcext:value-type="float">
            <text:p>77</text:p>
          </table:table-cell>
          <table:table-cell table:style-name="Default"/>
          <table:table-cell table:number-columns-repeated="1017"/>
          <table:table-cell table:style-name="Default"/>
        </table:table-row>
        <table:table-row table:style-name="ro2">
          <table:table-cell office:value-type="float" office:value="184" calcext:value-type="float">
            <text:p>184</text:p>
          </table:table-cell>
          <table:table-cell table:style-name="ce2" table:formula="of:=-0.000000316 * [.A103]^3 + 0.0005182 * [.A103]^2 - 0.3885 * [.A103] + 132.95" office:value-type="float" office:value="77.041655936" calcext:value-type="float">
            <text:p>77.041655936</text:p>
          </table:table-cell>
          <table:table-cell office:value-type="float" office:value="77.041655936" calcext:value-type="float">
            <text:p>77.041655936</text:p>
          </table:table-cell>
          <table:table-cell table:style-name="ce2" table:formula="of:=INT(ROUND([.B103];0))" office:value-type="float" office:value="77" calcext:value-type="float">
            <text:p>77</text:p>
          </table:table-cell>
          <table:table-cell table:style-name="Default" office:value-type="float" office:value="77" calcext:value-type="float">
            <text:p>77</text:p>
          </table:table-cell>
          <table:table-cell table:style-name="Default"/>
          <table:table-cell table:number-columns-repeated="1017"/>
          <table:table-cell table:style-name="Default"/>
        </table:table-row>
        <table:table-row table:style-name="ro2">
          <table:table-cell office:value-type="float" office:value="185" calcext:value-type="float">
            <text:p>185</text:p>
          </table:table-cell>
          <table:table-cell table:style-name="ce2" table:formula="of:=-0.000000316 * [.A104]^3 + 0.0005182 * [.A104]^2 - 0.3885 * [.A104] + 132.95" office:value-type="float" office:value="76.8121015" calcext:value-type="float">
            <text:p>76.8121015</text:p>
          </table:table-cell>
          <table:table-cell office:value-type="float" office:value="76.8121015" calcext:value-type="float">
            <text:p>76.8121015</text:p>
          </table:table-cell>
          <table:table-cell table:style-name="ce2" table:formula="of:=INT(ROUND([.B104];0))" office:value-type="float" office:value="77" calcext:value-type="float">
            <text:p>77</text:p>
          </table:table-cell>
          <table:table-cell table:style-name="Default" office:value-type="float" office:value="77" calcext:value-type="float">
            <text:p>77</text:p>
          </table:table-cell>
          <table:table-cell table:style-name="Default"/>
          <table:table-cell table:number-columns-repeated="1017"/>
          <table:table-cell table:style-name="Default"/>
        </table:table-row>
        <table:table-row table:style-name="ro2">
          <table:table-cell office:value-type="float" office:value="186" calcext:value-type="float">
            <text:p>186</text:p>
          </table:table-cell>
          <table:table-cell table:style-name="ce2" table:formula="of:=-0.000000316 * [.A105]^3 + 0.0005182 * [.A105]^2 - 0.3885 * [.A105] + 132.95" office:value-type="float" office:value="76.583232704" calcext:value-type="float">
            <text:p>76.583232704</text:p>
          </table:table-cell>
          <table:table-cell office:value-type="float" office:value="76.583232704" calcext:value-type="float">
            <text:p>76.583232704</text:p>
          </table:table-cell>
          <table:table-cell table:style-name="ce2" table:formula="of:=INT(ROUND([.B105];0))" office:value-type="float" office:value="77" calcext:value-type="float">
            <text:p>77</text:p>
          </table:table-cell>
          <table:table-cell table:style-name="Default" office:value-type="float" office:value="77" calcext:value-type="float">
            <text:p>77</text:p>
          </table:table-cell>
          <table:table-cell table:style-name="Default"/>
          <table:table-cell table:number-columns-repeated="1017"/>
          <table:table-cell table:style-name="Default"/>
        </table:table-row>
        <table:table-row table:style-name="ro2">
          <table:table-cell office:value-type="float" office:value="187" calcext:value-type="float">
            <text:p>187</text:p>
          </table:table-cell>
          <table:table-cell table:style-name="ce2" table:formula="of:=-0.000000316 * [.A106]^3 + 0.0005182 * [.A106]^2 - 0.3885 * [.A106] + 132.95" office:value-type="float" office:value="76.355047652" calcext:value-type="float">
            <text:p>76.355047652</text:p>
          </table:table-cell>
          <table:table-cell office:value-type="float" office:value="76.355047652" calcext:value-type="float">
            <text:p>76.355047652</text:p>
          </table:table-cell>
          <table:table-cell table:style-name="ce2" table:formula="of:=INT(ROUND([.B106];0))" office:value-type="float" office:value="76" calcext:value-type="float">
            <text:p>76</text:p>
          </table:table-cell>
          <table:table-cell table:style-name="Default" office:value-type="float" office:value="76" calcext:value-type="float">
            <text:p>76</text:p>
          </table:table-cell>
          <table:table-cell table:style-name="Default"/>
          <table:table-cell table:number-columns-repeated="1017"/>
          <table:table-cell table:style-name="Default"/>
        </table:table-row>
        <table:table-row table:style-name="ro2">
          <table:table-cell office:value-type="float" office:value="188" calcext:value-type="float">
            <text:p>188</text:p>
          </table:table-cell>
          <table:table-cell table:style-name="ce2" table:formula="of:=-0.000000316 * [.A107]^3 + 0.0005182 * [.A107]^2 - 0.3885 * [.A107] + 132.95" office:value-type="float" office:value="76.127544448" calcext:value-type="float">
            <text:p>76.127544448</text:p>
          </table:table-cell>
          <table:table-cell office:value-type="float" office:value="76.127544448" calcext:value-type="float">
            <text:p>76.127544448</text:p>
          </table:table-cell>
          <table:table-cell table:style-name="ce2" table:formula="of:=INT(ROUND([.B107];0))" office:value-type="float" office:value="76" calcext:value-type="float">
            <text:p>76</text:p>
          </table:table-cell>
          <table:table-cell table:style-name="Default" office:value-type="float" office:value="76" calcext:value-type="float">
            <text:p>76</text:p>
          </table:table-cell>
          <table:table-cell table:style-name="Default"/>
          <table:table-cell table:number-columns-repeated="1017"/>
          <table:table-cell table:style-name="Default"/>
        </table:table-row>
        <table:table-row table:style-name="ro2">
          <table:table-cell office:value-type="float" office:value="189" calcext:value-type="float">
            <text:p>189</text:p>
          </table:table-cell>
          <table:table-cell table:style-name="ce2" table:formula="of:=-0.000000316 * [.A108]^3 + 0.0005182 * [.A108]^2 - 0.3885 * [.A108] + 132.95" office:value-type="float" office:value="75.900721196" calcext:value-type="float">
            <text:p>75.900721196</text:p>
          </table:table-cell>
          <table:table-cell office:value-type="float" office:value="75.900721196" calcext:value-type="float">
            <text:p>75.900721196</text:p>
          </table:table-cell>
          <table:table-cell table:style-name="ce2" table:formula="of:=INT(ROUND([.B108];0))" office:value-type="float" office:value="76" calcext:value-type="float">
            <text:p>76</text:p>
          </table:table-cell>
          <table:table-cell table:style-name="Default" office:value-type="float" office:value="76" calcext:value-type="float">
            <text:p>76</text:p>
          </table:table-cell>
          <table:table-cell table:style-name="Default"/>
          <table:table-cell table:number-columns-repeated="1017"/>
          <table:table-cell table:style-name="Default"/>
        </table:table-row>
        <table:table-row table:style-name="ro2">
          <table:table-cell office:value-type="float" office:value="190" calcext:value-type="float">
            <text:p>190</text:p>
          </table:table-cell>
          <table:table-cell table:style-name="ce2" table:formula="of:=-0.000000316 * [.A109]^3 + 0.0005182 * [.A109]^2 - 0.3885 * [.A109] + 132.95" office:value-type="float" office:value="75.674576" calcext:value-type="float">
            <text:p>75.674576</text:p>
          </table:table-cell>
          <table:table-cell office:value-type="float" office:value="75.674576" calcext:value-type="float">
            <text:p>75.674576</text:p>
          </table:table-cell>
          <table:table-cell table:style-name="ce2" table:formula="of:=INT(ROUND([.B109];0))" office:value-type="float" office:value="76" calcext:value-type="float">
            <text:p>76</text:p>
          </table:table-cell>
          <table:table-cell table:style-name="Default" office:value-type="float" office:value="76" calcext:value-type="float">
            <text:p>76</text:p>
          </table:table-cell>
          <table:table-cell table:style-name="Default"/>
          <table:table-cell table:number-columns-repeated="1017"/>
          <table:table-cell table:style-name="Default"/>
        </table:table-row>
        <table:table-row table:style-name="ro2">
          <table:table-cell office:value-type="float" office:value="191" calcext:value-type="float">
            <text:p>191</text:p>
          </table:table-cell>
          <table:table-cell table:style-name="ce2" table:formula="of:=-0.000000316 * [.A110]^3 + 0.0005182 * [.A110]^2 - 0.3885 * [.A110] + 132.95" office:value-type="float" office:value="75.449106964" calcext:value-type="float">
            <text:p>75.449106964</text:p>
          </table:table-cell>
          <table:table-cell office:value-type="float" office:value="75.449106964" calcext:value-type="float">
            <text:p>75.449106964</text:p>
          </table:table-cell>
          <table:table-cell table:style-name="ce2" table:formula="of:=INT(ROUND([.B110];0))" office:value-type="float" office:value="75" calcext:value-type="float">
            <text:p>75</text:p>
          </table:table-cell>
          <table:table-cell table:style-name="Default" office:value-type="float" office:value="75" calcext:value-type="float">
            <text:p>75</text:p>
          </table:table-cell>
          <table:table-cell table:style-name="Default"/>
          <table:table-cell table:number-columns-repeated="1017"/>
          <table:table-cell table:style-name="Default"/>
        </table:table-row>
        <table:table-row table:style-name="ro2">
          <table:table-cell office:value-type="float" office:value="192" calcext:value-type="float">
            <text:p>192</text:p>
          </table:table-cell>
          <table:table-cell table:style-name="ce2" table:formula="of:=-0.000000316 * [.A111]^3 + 0.0005182 * [.A111]^2 - 0.3885 * [.A111] + 132.95" office:value-type="float" office:value="75.224312192" calcext:value-type="float">
            <text:p>75.224312192</text:p>
          </table:table-cell>
          <table:table-cell office:value-type="float" office:value="75.224312192" calcext:value-type="float">
            <text:p>75.224312192</text:p>
          </table:table-cell>
          <table:table-cell table:style-name="ce2" table:formula="of:=INT(ROUND([.B111];0))" office:value-type="float" office:value="75" calcext:value-type="float">
            <text:p>75</text:p>
          </table:table-cell>
          <table:table-cell table:style-name="Default" office:value-type="float" office:value="75" calcext:value-type="float">
            <text:p>75</text:p>
          </table:table-cell>
          <table:table-cell table:style-name="Default"/>
          <table:table-cell table:number-columns-repeated="1017"/>
          <table:table-cell table:style-name="Default"/>
        </table:table-row>
        <table:table-row table:style-name="ro2">
          <table:table-cell office:value-type="float" office:value="193" calcext:value-type="float">
            <text:p>193</text:p>
          </table:table-cell>
          <table:table-cell table:style-name="ce2" table:formula="of:=-0.000000316 * [.A112]^3 + 0.0005182 * [.A112]^2 - 0.3885 * [.A112] + 132.95" office:value-type="float" office:value="75.000189788" calcext:value-type="float">
            <text:p>75.000189788</text:p>
          </table:table-cell>
          <table:table-cell office:value-type="float" office:value="75.000189788" calcext:value-type="float">
            <text:p>75.000189788</text:p>
          </table:table-cell>
          <table:table-cell table:style-name="ce2" table:formula="of:=INT(ROUND([.B112];0))" office:value-type="float" office:value="75" calcext:value-type="float">
            <text:p>75</text:p>
          </table:table-cell>
          <table:table-cell table:style-name="Default" office:value-type="float" office:value="75" calcext:value-type="float">
            <text:p>75</text:p>
          </table:table-cell>
          <table:table-cell table:style-name="Default"/>
          <table:table-cell table:number-columns-repeated="1017"/>
          <table:table-cell table:style-name="Default"/>
        </table:table-row>
        <table:table-row table:style-name="ro2">
          <table:table-cell office:value-type="float" office:value="194" calcext:value-type="float">
            <text:p>194</text:p>
          </table:table-cell>
          <table:table-cell table:style-name="ce2" table:formula="of:=-0.000000316 * [.A113]^3 + 0.0005182 * [.A113]^2 - 0.3885 * [.A113] + 132.95" office:value-type="float" office:value="74.776737856" calcext:value-type="float">
            <text:p>74.776737856</text:p>
          </table:table-cell>
          <table:table-cell office:value-type="float" office:value="74.776737856" calcext:value-type="float">
            <text:p>74.776737856</text:p>
          </table:table-cell>
          <table:table-cell table:style-name="ce2" table:formula="of:=INT(ROUND([.B113];0))" office:value-type="float" office:value="75" calcext:value-type="float">
            <text:p>75</text:p>
          </table:table-cell>
          <table:table-cell table:style-name="Default" office:value-type="float" office:value="75" calcext:value-type="float">
            <text:p>75</text:p>
          </table:table-cell>
          <table:table-cell table:style-name="Default"/>
          <table:table-cell table:number-columns-repeated="1017"/>
          <table:table-cell table:style-name="Default"/>
        </table:table-row>
        <table:table-row table:style-name="ro2">
          <table:table-cell office:value-type="float" office:value="195" calcext:value-type="float">
            <text:p>195</text:p>
          </table:table-cell>
          <table:table-cell table:style-name="ce2" table:formula="of:=-0.000000316 * [.A114]^3 + 0.0005182 * [.A114]^2 - 0.3885 * [.A114] + 132.95" office:value-type="float" office:value="74.5539545" calcext:value-type="float">
            <text:p>74.5539545</text:p>
          </table:table-cell>
          <table:table-cell office:value-type="float" office:value="74.5539545" calcext:value-type="float">
            <text:p>74.5539545</text:p>
          </table:table-cell>
          <table:table-cell table:style-name="ce2" table:formula="of:=INT(ROUND([.B114];0))" office:value-type="float" office:value="75" calcext:value-type="float">
            <text:p>75</text:p>
          </table:table-cell>
          <table:table-cell table:style-name="Default" office:value-type="float" office:value="75" calcext:value-type="float">
            <text:p>75</text:p>
          </table:table-cell>
          <table:table-cell table:style-name="Default"/>
          <table:table-cell table:number-columns-repeated="1017"/>
          <table:table-cell table:style-name="Default"/>
        </table:table-row>
        <table:table-row table:style-name="ro2">
          <table:table-cell office:value-type="float" office:value="196" calcext:value-type="float">
            <text:p>196</text:p>
          </table:table-cell>
          <table:table-cell table:style-name="ce2" table:formula="of:=-0.000000316 * [.A115]^3 + 0.0005182 * [.A115]^2 - 0.3885 * [.A115] + 132.95" office:value-type="float" office:value="74.331837824" calcext:value-type="float">
            <text:p>74.331837824</text:p>
          </table:table-cell>
          <table:table-cell office:value-type="float" office:value="74.331837824" calcext:value-type="float">
            <text:p>74.331837824</text:p>
          </table:table-cell>
          <table:table-cell table:style-name="ce2" table:formula="of:=INT(ROUND([.B115];0))" office:value-type="float" office:value="74" calcext:value-type="float">
            <text:p>74</text:p>
          </table:table-cell>
          <table:table-cell table:style-name="Default" office:value-type="float" office:value="74" calcext:value-type="float">
            <text:p>74</text:p>
          </table:table-cell>
          <table:table-cell table:style-name="Default"/>
          <table:table-cell table:number-columns-repeated="1017"/>
          <table:table-cell table:style-name="Default"/>
        </table:table-row>
        <table:table-row table:style-name="ro2">
          <table:table-cell office:value-type="float" office:value="197" calcext:value-type="float">
            <text:p>197</text:p>
          </table:table-cell>
          <table:table-cell table:style-name="ce2" table:formula="of:=-0.000000316 * [.A116]^3 + 0.0005182 * [.A116]^2 - 0.3885 * [.A116] + 132.95" office:value-type="float" office:value="74.110385932" calcext:value-type="float">
            <text:p>74.110385932</text:p>
          </table:table-cell>
          <table:table-cell office:value-type="float" office:value="74.110385932" calcext:value-type="float">
            <text:p>74.110385932</text:p>
          </table:table-cell>
          <table:table-cell table:style-name="ce2" table:formula="of:=INT(ROUND([.B116];0))" office:value-type="float" office:value="74" calcext:value-type="float">
            <text:p>74</text:p>
          </table:table-cell>
          <table:table-cell table:style-name="Default" office:value-type="float" office:value="74" calcext:value-type="float">
            <text:p>74</text:p>
          </table:table-cell>
          <table:table-cell table:style-name="Default"/>
          <table:table-cell table:number-columns-repeated="1017"/>
          <table:table-cell table:style-name="Default"/>
        </table:table-row>
        <table:table-row table:style-name="ro2">
          <table:table-cell office:value-type="float" office:value="198" calcext:value-type="float">
            <text:p>198</text:p>
          </table:table-cell>
          <table:table-cell table:style-name="ce2" table:formula="of:=-0.000000316 * [.A117]^3 + 0.0005182 * [.A117]^2 - 0.3885 * [.A117] + 132.95" office:value-type="float" office:value="73.889596928" calcext:value-type="float">
            <text:p>73.889596928</text:p>
          </table:table-cell>
          <table:table-cell office:value-type="float" office:value="73.889596928" calcext:value-type="float">
            <text:p>73.889596928</text:p>
          </table:table-cell>
          <table:table-cell table:style-name="ce2" table:formula="of:=INT(ROUND([.B117];0))" office:value-type="float" office:value="74" calcext:value-type="float">
            <text:p>74</text:p>
          </table:table-cell>
          <table:table-cell table:style-name="Default" office:value-type="float" office:value="74" calcext:value-type="float">
            <text:p>74</text:p>
          </table:table-cell>
          <table:table-cell table:style-name="Default"/>
          <table:table-cell table:number-columns-repeated="1017"/>
          <table:table-cell table:style-name="Default"/>
        </table:table-row>
        <table:table-row table:style-name="ro2">
          <table:table-cell office:value-type="float" office:value="199" calcext:value-type="float">
            <text:p>199</text:p>
          </table:table-cell>
          <table:table-cell table:style-name="ce2" table:formula="of:=-0.000000316 * [.A118]^3 + 0.0005182 * [.A118]^2 - 0.3885 * [.A118] + 132.95" office:value-type="float" office:value="73.669468916" calcext:value-type="float">
            <text:p>73.669468916</text:p>
          </table:table-cell>
          <table:table-cell office:value-type="float" office:value="73.669468916" calcext:value-type="float">
            <text:p>73.669468916</text:p>
          </table:table-cell>
          <table:table-cell table:style-name="ce2" table:formula="of:=INT(ROUND([.B118];0))" office:value-type="float" office:value="74" calcext:value-type="float">
            <text:p>74</text:p>
          </table:table-cell>
          <table:table-cell table:style-name="Default" office:value-type="float" office:value="74" calcext:value-type="float">
            <text:p>74</text:p>
          </table:table-cell>
          <table:table-cell table:style-name="Default"/>
          <table:table-cell table:number-columns-repeated="1017"/>
          <table:table-cell table:style-name="Default"/>
        </table:table-row>
        <table:table-row table:style-name="ro2">
          <table:table-cell office:value-type="float" office:value="200" calcext:value-type="float">
            <text:p>200</text:p>
          </table:table-cell>
          <table:table-cell table:style-name="ce2" table:formula="of:=-0.000000316 * [.A119]^3 + 0.0005182 * [.A119]^2 - 0.3885 * [.A119] + 132.95" office:value-type="float" office:value="73.45" calcext:value-type="float">
            <text:p>73.45</text:p>
          </table:table-cell>
          <table:table-cell office:value-type="float" office:value="73.45" calcext:value-type="float">
            <text:p>73.45</text:p>
          </table:table-cell>
          <table:table-cell table:style-name="ce2" table:formula="of:=INT(ROUND([.B119];0))" office:value-type="float" office:value="73" calcext:value-type="float">
            <text:p>73</text:p>
          </table:table-cell>
          <table:table-cell table:style-name="Default" office:value-type="float" office:value="73" calcext:value-type="float">
            <text:p>73</text:p>
          </table:table-cell>
          <table:table-cell table:style-name="Default"/>
          <table:table-cell table:number-columns-repeated="1017"/>
          <table:table-cell table:style-name="Default"/>
        </table:table-row>
        <table:table-row table:style-name="ro2">
          <table:table-cell office:value-type="float" office:value="201" calcext:value-type="float">
            <text:p>201</text:p>
          </table:table-cell>
          <table:table-cell table:style-name="ce2" table:formula="of:=-0.000000316 * [.A120]^3 + 0.0005182 * [.A120]^2 - 0.3885 * [.A120] + 132.95" office:value-type="float" office:value="73.231188284" calcext:value-type="float">
            <text:p>73.231188284</text:p>
          </table:table-cell>
          <table:table-cell office:value-type="float" office:value="73.231188284" calcext:value-type="float">
            <text:p>73.231188284</text:p>
          </table:table-cell>
          <table:table-cell table:style-name="ce2" table:formula="of:=INT(ROUND([.B120];0))" office:value-type="float" office:value="73" calcext:value-type="float">
            <text:p>73</text:p>
          </table:table-cell>
          <table:table-cell table:style-name="Default" office:value-type="float" office:value="73" calcext:value-type="float">
            <text:p>73</text:p>
          </table:table-cell>
          <table:table-cell table:style-name="Default"/>
          <table:table-cell table:number-columns-repeated="1017"/>
          <table:table-cell table:style-name="Default"/>
        </table:table-row>
        <table:table-row table:style-name="ro2">
          <table:table-cell office:value-type="float" office:value="202" calcext:value-type="float">
            <text:p>202</text:p>
          </table:table-cell>
          <table:table-cell table:style-name="ce2" table:formula="of:=-0.000000316 * [.A121]^3 + 0.0005182 * [.A121]^2 - 0.3885 * [.A121] + 132.95" office:value-type="float" office:value="73.013031872" calcext:value-type="float">
            <text:p>73.013031872</text:p>
          </table:table-cell>
          <table:table-cell office:value-type="float" office:value="73.013031872" calcext:value-type="float">
            <text:p>73.013031872</text:p>
          </table:table-cell>
          <table:table-cell table:style-name="ce2" table:formula="of:=INT(ROUND([.B121];0))" office:value-type="float" office:value="73" calcext:value-type="float">
            <text:p>73</text:p>
          </table:table-cell>
          <table:table-cell table:style-name="Default" office:value-type="float" office:value="73" calcext:value-type="float">
            <text:p>73</text:p>
          </table:table-cell>
          <table:table-cell table:style-name="Default"/>
          <table:table-cell table:number-columns-repeated="1017"/>
          <table:table-cell table:style-name="Default"/>
        </table:table-row>
        <table:table-row table:style-name="ro2">
          <table:table-cell office:value-type="float" office:value="203" calcext:value-type="float">
            <text:p>203</text:p>
          </table:table-cell>
          <table:table-cell table:style-name="ce2" table:formula="of:=-0.000000316 * [.A122]^3 + 0.0005182 * [.A122]^2 - 0.3885 * [.A122] + 132.95" office:value-type="float" office:value="72.795528868" calcext:value-type="float">
            <text:p>72.795528868</text:p>
          </table:table-cell>
          <table:table-cell office:value-type="float" office:value="72.795528868" calcext:value-type="float">
            <text:p>72.795528868</text:p>
          </table:table-cell>
          <table:table-cell table:style-name="ce2" table:formula="of:=INT(ROUND([.B122];0))" office:value-type="float" office:value="73" calcext:value-type="float">
            <text:p>73</text:p>
          </table:table-cell>
          <table:table-cell table:style-name="Default" office:value-type="float" office:value="73" calcext:value-type="float">
            <text:p>73</text:p>
          </table:table-cell>
          <table:table-cell table:style-name="Default"/>
          <table:table-cell table:number-columns-repeated="1017"/>
          <table:table-cell table:style-name="Default"/>
        </table:table-row>
        <table:table-row table:style-name="ro2">
          <table:table-cell office:value-type="float" office:value="204" calcext:value-type="float">
            <text:p>204</text:p>
          </table:table-cell>
          <table:table-cell table:style-name="ce2" table:formula="of:=-0.000000316 * [.A123]^3 + 0.0005182 * [.A123]^2 - 0.3885 * [.A123] + 132.95" office:value-type="float" office:value="72.578677376" calcext:value-type="float">
            <text:p>72.578677376</text:p>
          </table:table-cell>
          <table:table-cell office:value-type="float" office:value="72.578677376" calcext:value-type="float">
            <text:p>72.578677376</text:p>
          </table:table-cell>
          <table:table-cell table:style-name="ce2" table:formula="of:=INT(ROUND([.B123];0))" office:value-type="float" office:value="73" calcext:value-type="float">
            <text:p>73</text:p>
          </table:table-cell>
          <table:table-cell table:style-name="Default" office:value-type="float" office:value="73" calcext:value-type="float">
            <text:p>73</text:p>
          </table:table-cell>
          <table:table-cell table:style-name="Default"/>
          <table:table-cell table:number-columns-repeated="1017"/>
          <table:table-cell table:style-name="Default"/>
        </table:table-row>
        <table:table-row table:style-name="ro2">
          <table:table-cell office:value-type="float" office:value="205" calcext:value-type="float">
            <text:p>205</text:p>
          </table:table-cell>
          <table:table-cell table:style-name="ce2" table:formula="of:=-0.000000316 * [.A124]^3 + 0.0005182 * [.A124]^2 - 0.3885 * [.A124] + 132.95" office:value-type="float" office:value="72.3624755" calcext:value-type="float">
            <text:p>72.3624755</text:p>
          </table:table-cell>
          <table:table-cell office:value-type="float" office:value="72.3624755" calcext:value-type="float">
            <text:p>72.3624755</text:p>
          </table:table-cell>
          <table:table-cell table:style-name="ce2" table:formula="of:=INT(ROUND([.B124];0))" office:value-type="float" office:value="72" calcext:value-type="float">
            <text:p>72</text:p>
          </table:table-cell>
          <table:table-cell table:style-name="Default" office:value-type="float" office:value="72" calcext:value-type="float">
            <text:p>72</text:p>
          </table:table-cell>
          <table:table-cell table:style-name="Default"/>
          <table:table-cell table:number-columns-repeated="1017"/>
          <table:table-cell table:style-name="Default"/>
        </table:table-row>
        <table:table-row table:style-name="ro2">
          <table:table-cell office:value-type="float" office:value="206" calcext:value-type="float">
            <text:p>206</text:p>
          </table:table-cell>
          <table:table-cell table:style-name="ce2" table:formula="of:=-0.000000316 * [.A125]^3 + 0.0005182 * [.A125]^2 - 0.3885 * [.A125] + 132.95" office:value-type="float" office:value="72.146921344" calcext:value-type="float">
            <text:p>72.146921344</text:p>
          </table:table-cell>
          <table:table-cell office:value-type="float" office:value="72.146921344" calcext:value-type="float">
            <text:p>72.146921344</text:p>
          </table:table-cell>
          <table:table-cell table:style-name="ce2" table:formula="of:=INT(ROUND([.B125];0))" office:value-type="float" office:value="72" calcext:value-type="float">
            <text:p>72</text:p>
          </table:table-cell>
          <table:table-cell table:style-name="Default" office:value-type="float" office:value="72" calcext:value-type="float">
            <text:p>72</text:p>
          </table:table-cell>
          <table:table-cell table:style-name="Default"/>
          <table:table-cell table:number-columns-repeated="1017"/>
          <table:table-cell table:style-name="Default"/>
        </table:table-row>
        <table:table-row table:style-name="ro2">
          <table:table-cell office:value-type="float" office:value="207" calcext:value-type="float">
            <text:p>207</text:p>
          </table:table-cell>
          <table:table-cell table:style-name="ce2" table:formula="of:=-0.000000316 * [.A126]^3 + 0.0005182 * [.A126]^2 - 0.3885 * [.A126] + 132.95" office:value-type="float" office:value="71.932013012" calcext:value-type="float">
            <text:p>71.932013012</text:p>
          </table:table-cell>
          <table:table-cell office:value-type="float" office:value="71.932013012" calcext:value-type="float">
            <text:p>71.932013012</text:p>
          </table:table-cell>
          <table:table-cell table:style-name="ce2" table:formula="of:=INT(ROUND([.B126];0))" office:value-type="float" office:value="72" calcext:value-type="float">
            <text:p>72</text:p>
          </table:table-cell>
          <table:table-cell table:style-name="Default" office:value-type="float" office:value="72" calcext:value-type="float">
            <text:p>72</text:p>
          </table:table-cell>
          <table:table-cell table:style-name="Default"/>
          <table:table-cell table:number-columns-repeated="1017"/>
          <table:table-cell table:style-name="Default"/>
        </table:table-row>
        <table:table-row table:style-name="ro2">
          <table:table-cell office:value-type="float" office:value="208" calcext:value-type="float">
            <text:p>208</text:p>
          </table:table-cell>
          <table:table-cell table:style-name="ce2" table:formula="of:=-0.000000316 * [.A127]^3 + 0.0005182 * [.A127]^2 - 0.3885 * [.A127] + 132.95" office:value-type="float" office:value="71.717748608" calcext:value-type="float">
            <text:p>71.717748608</text:p>
          </table:table-cell>
          <table:table-cell office:value-type="float" office:value="71.717748608" calcext:value-type="float">
            <text:p>71.717748608</text:p>
          </table:table-cell>
          <table:table-cell table:style-name="ce2" table:formula="of:=INT(ROUND([.B127];0))" office:value-type="float" office:value="72" calcext:value-type="float">
            <text:p>72</text:p>
          </table:table-cell>
          <table:table-cell table:style-name="Default" office:value-type="float" office:value="72" calcext:value-type="float">
            <text:p>72</text:p>
          </table:table-cell>
          <table:table-cell table:style-name="Default"/>
          <table:table-cell table:number-columns-repeated="1017"/>
          <table:table-cell table:style-name="Default"/>
        </table:table-row>
        <table:table-row table:style-name="ro2">
          <table:table-cell office:value-type="float" office:value="209" calcext:value-type="float">
            <text:p>209</text:p>
          </table:table-cell>
          <table:table-cell table:style-name="ce2" table:formula="of:=-0.000000316 * [.A128]^3 + 0.0005182 * [.A128]^2 - 0.3885 * [.A128] + 132.95" office:value-type="float" office:value="71.504126236" calcext:value-type="float">
            <text:p>71.504126236</text:p>
          </table:table-cell>
          <table:table-cell office:value-type="float" office:value="71.504126236" calcext:value-type="float">
            <text:p>71.504126236</text:p>
          </table:table-cell>
          <table:table-cell table:style-name="ce2" table:formula="of:=INT(ROUND([.B128];0))" office:value-type="float" office:value="72" calcext:value-type="float">
            <text:p>72</text:p>
          </table:table-cell>
          <table:table-cell table:style-name="Default" office:value-type="float" office:value="72" calcext:value-type="float">
            <text:p>72</text:p>
          </table:table-cell>
          <table:table-cell table:style-name="Default"/>
          <table:table-cell table:number-columns-repeated="1017"/>
          <table:table-cell table:style-name="Default"/>
        </table:table-row>
        <table:table-row table:style-name="ro2">
          <table:table-cell office:value-type="float" office:value="210" calcext:value-type="float">
            <text:p>210</text:p>
          </table:table-cell>
          <table:table-cell table:style-name="ce2" table:formula="of:=-0.000000316 * [.A129]^3 + 0.0005182 * [.A129]^2 - 0.3885 * [.A129] + 132.95" office:value-type="float" office:value="71.291144" calcext:value-type="float">
            <text:p>71.291144</text:p>
          </table:table-cell>
          <table:table-cell office:value-type="float" office:value="71.291144" calcext:value-type="float">
            <text:p>71.291144</text:p>
          </table:table-cell>
          <table:table-cell table:style-name="ce2" table:formula="of:=INT(ROUND([.B129];0))" office:value-type="float" office:value="71" calcext:value-type="float">
            <text:p>71</text:p>
          </table:table-cell>
          <table:table-cell table:style-name="Default" office:value-type="float" office:value="71" calcext:value-type="float">
            <text:p>71</text:p>
          </table:table-cell>
          <table:table-cell table:style-name="Default"/>
          <table:table-cell table:number-columns-repeated="1017"/>
          <table:table-cell table:style-name="Default"/>
        </table:table-row>
        <table:table-row table:style-name="ro2">
          <table:table-cell office:value-type="float" office:value="211" calcext:value-type="float">
            <text:p>211</text:p>
          </table:table-cell>
          <table:table-cell table:style-name="ce2" table:formula="of:=-0.000000316 * [.A130]^3 + 0.0005182 * [.A130]^2 - 0.3885 * [.A130] + 132.95" office:value-type="float" office:value="71.078800004" calcext:value-type="float">
            <text:p>71.078800004</text:p>
          </table:table-cell>
          <table:table-cell office:value-type="float" office:value="71.078800004" calcext:value-type="float">
            <text:p>71.078800004</text:p>
          </table:table-cell>
          <table:table-cell table:style-name="ce2" table:formula="of:=INT(ROUND([.B130];0))" office:value-type="float" office:value="71" calcext:value-type="float">
            <text:p>71</text:p>
          </table:table-cell>
          <table:table-cell table:style-name="Default" office:value-type="float" office:value="71" calcext:value-type="float">
            <text:p>71</text:p>
          </table:table-cell>
          <table:table-cell table:style-name="Default"/>
          <table:table-cell table:number-columns-repeated="1017"/>
          <table:table-cell table:style-name="Default"/>
        </table:table-row>
        <table:table-row table:style-name="ro2">
          <table:table-cell office:value-type="float" office:value="212" calcext:value-type="float">
            <text:p>212</text:p>
          </table:table-cell>
          <table:table-cell table:style-name="ce2" table:formula="of:=-0.000000316 * [.A131]^3 + 0.0005182 * [.A131]^2 - 0.3885 * [.A131] + 132.95" office:value-type="float" office:value="70.867092352" calcext:value-type="float">
            <text:p>70.867092352</text:p>
          </table:table-cell>
          <table:table-cell office:value-type="float" office:value="70.867092352" calcext:value-type="float">
            <text:p>70.867092352</text:p>
          </table:table-cell>
          <table:table-cell table:style-name="ce2" table:formula="of:=INT(ROUND([.B131];0))" office:value-type="float" office:value="71" calcext:value-type="float">
            <text:p>71</text:p>
          </table:table-cell>
          <table:table-cell table:style-name="Default" office:value-type="float" office:value="71" calcext:value-type="float">
            <text:p>71</text:p>
          </table:table-cell>
          <table:table-cell table:style-name="Default"/>
          <table:table-cell table:number-columns-repeated="1017"/>
          <table:table-cell table:style-name="Default"/>
        </table:table-row>
        <table:table-row table:style-name="ro2">
          <table:table-cell office:value-type="float" office:value="213" calcext:value-type="float">
            <text:p>213</text:p>
          </table:table-cell>
          <table:table-cell table:style-name="ce2" table:formula="of:=-0.000000316 * [.A132]^3 + 0.0005182 * [.A132]^2 - 0.3885 * [.A132] + 132.95" office:value-type="float" office:value="70.656019148" calcext:value-type="float">
            <text:p>70.656019148</text:p>
          </table:table-cell>
          <table:table-cell office:value-type="float" office:value="70.656019148" calcext:value-type="float">
            <text:p>70.656019148</text:p>
          </table:table-cell>
          <table:table-cell table:style-name="ce2" table:formula="of:=INT(ROUND([.B132];0))" office:value-type="float" office:value="71" calcext:value-type="float">
            <text:p>71</text:p>
          </table:table-cell>
          <table:table-cell table:style-name="Default" office:value-type="float" office:value="71" calcext:value-type="float">
            <text:p>71</text:p>
          </table:table-cell>
          <table:table-cell table:style-name="Default"/>
          <table:table-cell table:number-columns-repeated="1017"/>
          <table:table-cell table:style-name="Default"/>
        </table:table-row>
        <table:table-row table:style-name="ro2">
          <table:table-cell office:value-type="float" office:value="214" calcext:value-type="float">
            <text:p>214</text:p>
          </table:table-cell>
          <table:table-cell table:style-name="ce2" table:formula="of:=-0.000000316 * [.A133]^3 + 0.0005182 * [.A133]^2 - 0.3885 * [.A133] + 132.95" office:value-type="float" office:value="70.445578496" calcext:value-type="float">
            <text:p>70.445578496</text:p>
          </table:table-cell>
          <table:table-cell office:value-type="float" office:value="70.445578496" calcext:value-type="float">
            <text:p>70.445578496</text:p>
          </table:table-cell>
          <table:table-cell table:style-name="ce2" table:formula="of:=INT(ROUND([.B133];0))" office:value-type="float" office:value="70" calcext:value-type="float">
            <text:p>70</text:p>
          </table:table-cell>
          <table:table-cell table:style-name="Default" office:value-type="float" office:value="70" calcext:value-type="float">
            <text:p>70</text:p>
          </table:table-cell>
          <table:table-cell table:style-name="Default"/>
          <table:table-cell table:number-columns-repeated="1017"/>
          <table:table-cell table:style-name="Default"/>
        </table:table-row>
        <table:table-row table:style-name="ro2">
          <table:table-cell office:value-type="float" office:value="215" calcext:value-type="float">
            <text:p>215</text:p>
          </table:table-cell>
          <table:table-cell table:style-name="ce2" table:formula="of:=-0.000000316 * [.A134]^3 + 0.0005182 * [.A134]^2 - 0.3885 * [.A134] + 132.95" office:value-type="float" office:value="70.2357685" calcext:value-type="float">
            <text:p>70.2357685</text:p>
          </table:table-cell>
          <table:table-cell office:value-type="float" office:value="70.2357685" calcext:value-type="float">
            <text:p>70.2357685</text:p>
          </table:table-cell>
          <table:table-cell table:style-name="ce2" table:formula="of:=INT(ROUND([.B134];0))" office:value-type="float" office:value="70" calcext:value-type="float">
            <text:p>70</text:p>
          </table:table-cell>
          <table:table-cell table:style-name="Default" office:value-type="float" office:value="70" calcext:value-type="float">
            <text:p>70</text:p>
          </table:table-cell>
          <table:table-cell table:style-name="Default"/>
          <table:table-cell table:number-columns-repeated="1017"/>
          <table:table-cell table:style-name="Default"/>
        </table:table-row>
        <table:table-row table:style-name="ro2">
          <table:table-cell office:value-type="float" office:value="216" calcext:value-type="float">
            <text:p>216</text:p>
          </table:table-cell>
          <table:table-cell table:style-name="ce2" table:formula="of:=-0.000000316 * [.A135]^3 + 0.0005182 * [.A135]^2 - 0.3885 * [.A135] + 132.95" office:value-type="float" office:value="70.026587264" calcext:value-type="float">
            <text:p>70.026587264</text:p>
          </table:table-cell>
          <table:table-cell office:value-type="float" office:value="70.026587264" calcext:value-type="float">
            <text:p>70.026587264</text:p>
          </table:table-cell>
          <table:table-cell table:style-name="ce2" table:formula="of:=INT(ROUND([.B135];0))" office:value-type="float" office:value="70" calcext:value-type="float">
            <text:p>70</text:p>
          </table:table-cell>
          <table:table-cell table:style-name="Default" office:value-type="float" office:value="70" calcext:value-type="float">
            <text:p>70</text:p>
          </table:table-cell>
          <table:table-cell table:style-name="Default"/>
          <table:table-cell table:number-columns-repeated="1017"/>
          <table:table-cell table:style-name="Default"/>
        </table:table-row>
        <table:table-row table:style-name="ro2">
          <table:table-cell office:value-type="float" office:value="217" calcext:value-type="float">
            <text:p>217</text:p>
          </table:table-cell>
          <table:table-cell table:style-name="ce2" table:formula="of:=-0.000000316 * [.A136]^3 + 0.0005182 * [.A136]^2 - 0.3885 * [.A136] + 132.95" office:value-type="float" office:value="69.818032892" calcext:value-type="float">
            <text:p>69.818032892</text:p>
          </table:table-cell>
          <table:table-cell office:value-type="float" office:value="69.818032892" calcext:value-type="float">
            <text:p>69.818032892</text:p>
          </table:table-cell>
          <table:table-cell table:style-name="ce2" table:formula="of:=INT(ROUND([.B136];0))" office:value-type="float" office:value="70" calcext:value-type="float">
            <text:p>70</text:p>
          </table:table-cell>
          <table:table-cell table:style-name="Default" office:value-type="float" office:value="70" calcext:value-type="float">
            <text:p>70</text:p>
          </table:table-cell>
          <table:table-cell table:style-name="Default"/>
          <table:table-cell table:number-columns-repeated="1017"/>
          <table:table-cell table:style-name="Default"/>
        </table:table-row>
        <table:table-row table:style-name="ro2">
          <table:table-cell office:value-type="float" office:value="218" calcext:value-type="float">
            <text:p>218</text:p>
          </table:table-cell>
          <table:table-cell table:style-name="ce2" table:formula="of:=-0.000000316 * [.A137]^3 + 0.0005182 * [.A137]^2 - 0.3885 * [.A137] + 132.95" office:value-type="float" office:value="69.610103488" calcext:value-type="float">
            <text:p>69.610103488</text:p>
          </table:table-cell>
          <table:table-cell office:value-type="float" office:value="69.610103488" calcext:value-type="float">
            <text:p>69.610103488</text:p>
          </table:table-cell>
          <table:table-cell table:style-name="ce2" table:formula="of:=INT(ROUND([.B137];0))" office:value-type="float" office:value="70" calcext:value-type="float">
            <text:p>70</text:p>
          </table:table-cell>
          <table:table-cell table:style-name="Default" office:value-type="float" office:value="70" calcext:value-type="float">
            <text:p>70</text:p>
          </table:table-cell>
          <table:table-cell table:style-name="Default"/>
          <table:table-cell table:number-columns-repeated="1017"/>
          <table:table-cell table:style-name="Default"/>
        </table:table-row>
        <table:table-row table:style-name="ro2">
          <table:table-cell office:value-type="float" office:value="219" calcext:value-type="float">
            <text:p>219</text:p>
          </table:table-cell>
          <table:table-cell table:style-name="ce2" table:formula="of:=-0.000000316 * [.A138]^3 + 0.0005182 * [.A138]^2 - 0.3885 * [.A138] + 132.95" office:value-type="float" office:value="69.402797156" calcext:value-type="float">
            <text:p>69.402797156</text:p>
          </table:table-cell>
          <table:table-cell office:value-type="float" office:value="69.402797156" calcext:value-type="float">
            <text:p>69.402797156</text:p>
          </table:table-cell>
          <table:table-cell table:style-name="ce2" table:formula="of:=INT(ROUND([.B138];0))" office:value-type="float" office:value="69" calcext:value-type="float">
            <text:p>69</text:p>
          </table:table-cell>
          <table:table-cell table:style-name="Default" office:value-type="float" office:value="69" calcext:value-type="float">
            <text:p>69</text:p>
          </table:table-cell>
          <table:table-cell table:style-name="Default"/>
          <table:table-cell table:number-columns-repeated="1017"/>
          <table:table-cell table:style-name="Default"/>
        </table:table-row>
        <table:table-row table:style-name="ro2">
          <table:table-cell office:value-type="float" office:value="220" calcext:value-type="float">
            <text:p>220</text:p>
          </table:table-cell>
          <table:table-cell table:style-name="ce2" table:formula="of:=-0.000000316 * [.A139]^3 + 0.0005182 * [.A139]^2 - 0.3885 * [.A139] + 132.95" office:value-type="float" office:value="69.196112" calcext:value-type="float">
            <text:p>69.196112</text:p>
          </table:table-cell>
          <table:table-cell office:value-type="float" office:value="69.196112" calcext:value-type="float">
            <text:p>69.196112</text:p>
          </table:table-cell>
          <table:table-cell table:style-name="ce2" table:formula="of:=INT(ROUND([.B139];0))" office:value-type="float" office:value="69" calcext:value-type="float">
            <text:p>69</text:p>
          </table:table-cell>
          <table:table-cell table:style-name="Default" office:value-type="float" office:value="69" calcext:value-type="float">
            <text:p>69</text:p>
          </table:table-cell>
          <table:table-cell table:style-name="Default"/>
          <table:table-cell table:number-columns-repeated="1017"/>
          <table:table-cell table:style-name="Default"/>
        </table:table-row>
        <table:table-row table:style-name="ro2">
          <table:table-cell office:value-type="float" office:value="221" calcext:value-type="float">
            <text:p>221</text:p>
          </table:table-cell>
          <table:table-cell table:style-name="ce2" table:formula="of:=-0.000000316 * [.A140]^3 + 0.0005182 * [.A140]^2 - 0.3885 * [.A140] + 132.95" office:value-type="float" office:value="68.990046124" calcext:value-type="float">
            <text:p>68.990046124</text:p>
          </table:table-cell>
          <table:table-cell office:value-type="float" office:value="68.990046124" calcext:value-type="float">
            <text:p>68.990046124</text:p>
          </table:table-cell>
          <table:table-cell table:style-name="ce2" table:formula="of:=INT(ROUND([.B140];0))" office:value-type="float" office:value="69" calcext:value-type="float">
            <text:p>69</text:p>
          </table:table-cell>
          <table:table-cell table:style-name="Default" office:value-type="float" office:value="69" calcext:value-type="float">
            <text:p>69</text:p>
          </table:table-cell>
          <table:table-cell table:style-name="Default"/>
          <table:table-cell table:number-columns-repeated="1017"/>
          <table:table-cell table:style-name="Default"/>
        </table:table-row>
        <table:table-row table:style-name="ro2">
          <table:table-cell office:value-type="float" office:value="222" calcext:value-type="float">
            <text:p>222</text:p>
          </table:table-cell>
          <table:table-cell table:style-name="ce2" table:formula="of:=-0.000000316 * [.A141]^3 + 0.0005182 * [.A141]^2 - 0.3885 * [.A141] + 132.95" office:value-type="float" office:value="68.784597632" calcext:value-type="float">
            <text:p>68.784597632</text:p>
          </table:table-cell>
          <table:table-cell office:value-type="float" office:value="68.784597632" calcext:value-type="float">
            <text:p>68.784597632</text:p>
          </table:table-cell>
          <table:table-cell table:style-name="ce2" table:formula="of:=INT(ROUND([.B141];0))" office:value-type="float" office:value="69" calcext:value-type="float">
            <text:p>69</text:p>
          </table:table-cell>
          <table:table-cell table:style-name="Default" office:value-type="float" office:value="69" calcext:value-type="float">
            <text:p>69</text:p>
          </table:table-cell>
          <table:table-cell table:style-name="Default"/>
          <table:table-cell table:number-columns-repeated="1017"/>
          <table:table-cell table:style-name="Default"/>
        </table:table-row>
        <table:table-row table:style-name="ro2">
          <table:table-cell office:value-type="float" office:value="223" calcext:value-type="float">
            <text:p>223</text:p>
          </table:table-cell>
          <table:table-cell table:style-name="ce2" table:formula="of:=-0.000000316 * [.A142]^3 + 0.0005182 * [.A142]^2 - 0.3885 * [.A142] + 132.95" office:value-type="float" office:value="68.579764628" calcext:value-type="float">
            <text:p>68.579764628</text:p>
          </table:table-cell>
          <table:table-cell office:value-type="float" office:value="68.579764628" calcext:value-type="float">
            <text:p>68.579764628</text:p>
          </table:table-cell>
          <table:table-cell table:style-name="ce2" table:formula="of:=INT(ROUND([.B142];0))" office:value-type="float" office:value="69" calcext:value-type="float">
            <text:p>69</text:p>
          </table:table-cell>
          <table:table-cell table:style-name="Default" office:value-type="float" office:value="69" calcext:value-type="float">
            <text:p>69</text:p>
          </table:table-cell>
          <table:table-cell table:style-name="Default"/>
          <table:table-cell table:number-columns-repeated="1017"/>
          <table:table-cell table:style-name="Default"/>
        </table:table-row>
        <table:table-row table:style-name="ro2">
          <table:table-cell office:value-type="float" office:value="224" calcext:value-type="float">
            <text:p>224</text:p>
          </table:table-cell>
          <table:table-cell table:style-name="ce2" table:formula="of:=-0.000000316 * [.A143]^3 + 0.0005182 * [.A143]^2 - 0.3885 * [.A143] + 132.95" office:value-type="float" office:value="68.375545216" calcext:value-type="float">
            <text:p>68.375545216</text:p>
          </table:table-cell>
          <table:table-cell office:value-type="float" office:value="68.375545216" calcext:value-type="float">
            <text:p>68.375545216</text:p>
          </table:table-cell>
          <table:table-cell table:style-name="ce2" table:formula="of:=INT(ROUND([.B143];0))" office:value-type="float" office:value="68" calcext:value-type="float">
            <text:p>68</text:p>
          </table:table-cell>
          <table:table-cell table:style-name="Default" office:value-type="float" office:value="68" calcext:value-type="float">
            <text:p>68</text:p>
          </table:table-cell>
          <table:table-cell table:style-name="Default"/>
          <table:table-cell table:number-columns-repeated="1017"/>
          <table:table-cell table:style-name="Default"/>
        </table:table-row>
        <table:table-row table:style-name="ro2">
          <table:table-cell office:value-type="float" office:value="225" calcext:value-type="float">
            <text:p>225</text:p>
          </table:table-cell>
          <table:table-cell table:style-name="ce2" table:formula="of:=-0.000000316 * [.A144]^3 + 0.0005182 * [.A144]^2 - 0.3885 * [.A144] + 132.95" office:value-type="float" office:value="68.1719375" calcext:value-type="float">
            <text:p>68.1719375</text:p>
          </table:table-cell>
          <table:table-cell office:value-type="float" office:value="68.1719375" calcext:value-type="float">
            <text:p>68.1719375</text:p>
          </table:table-cell>
          <table:table-cell table:style-name="ce2" table:formula="of:=INT(ROUND([.B144];0))" office:value-type="float" office:value="68" calcext:value-type="float">
            <text:p>68</text:p>
          </table:table-cell>
          <table:table-cell table:style-name="Default" office:value-type="float" office:value="68" calcext:value-type="float">
            <text:p>68</text:p>
          </table:table-cell>
          <table:table-cell table:style-name="Default"/>
          <table:table-cell table:number-columns-repeated="1017"/>
          <table:table-cell table:style-name="Default"/>
        </table:table-row>
        <table:table-row table:style-name="ro2">
          <table:table-cell office:value-type="float" office:value="226" calcext:value-type="float">
            <text:p>226</text:p>
          </table:table-cell>
          <table:table-cell table:style-name="ce2" table:formula="of:=-0.000000316 * [.A145]^3 + 0.0005182 * [.A145]^2 - 0.3885 * [.A145] + 132.95" office:value-type="float" office:value="67.968939584" calcext:value-type="float">
            <text:p>67.968939584</text:p>
          </table:table-cell>
          <table:table-cell office:value-type="float" office:value="67.968939584" calcext:value-type="float">
            <text:p>67.968939584</text:p>
          </table:table-cell>
          <table:table-cell table:style-name="ce2" table:formula="of:=INT(ROUND([.B145];0))" office:value-type="float" office:value="68" calcext:value-type="float">
            <text:p>68</text:p>
          </table:table-cell>
          <table:table-cell table:style-name="Default" office:value-type="float" office:value="68" calcext:value-type="float">
            <text:p>68</text:p>
          </table:table-cell>
          <table:table-cell table:style-name="Default"/>
          <table:table-cell table:number-columns-repeated="1017"/>
          <table:table-cell table:style-name="Default"/>
        </table:table-row>
        <table:table-row table:style-name="ro2">
          <table:table-cell office:value-type="float" office:value="227" calcext:value-type="float">
            <text:p>227</text:p>
          </table:table-cell>
          <table:table-cell table:style-name="ce2" table:formula="of:=-0.000000316 * [.A146]^3 + 0.0005182 * [.A146]^2 - 0.3885 * [.A146] + 132.95" office:value-type="float" office:value="67.766549572" calcext:value-type="float">
            <text:p>67.766549572</text:p>
          </table:table-cell>
          <table:table-cell office:value-type="float" office:value="67.766549572" calcext:value-type="float">
            <text:p>67.766549572</text:p>
          </table:table-cell>
          <table:table-cell table:style-name="ce2" table:formula="of:=INT(ROUND([.B146];0))" office:value-type="float" office:value="68" calcext:value-type="float">
            <text:p>68</text:p>
          </table:table-cell>
          <table:table-cell table:style-name="Default" office:value-type="float" office:value="68" calcext:value-type="float">
            <text:p>68</text:p>
          </table:table-cell>
          <table:table-cell table:style-name="Default"/>
          <table:table-cell table:number-columns-repeated="1017"/>
          <table:table-cell table:style-name="Default"/>
        </table:table-row>
        <table:table-row table:style-name="ro2">
          <table:table-cell office:value-type="float" office:value="228" calcext:value-type="float">
            <text:p>228</text:p>
          </table:table-cell>
          <table:table-cell table:style-name="ce2" table:formula="of:=-0.000000316 * [.A147]^3 + 0.0005182 * [.A147]^2 - 0.3885 * [.A147] + 132.95" office:value-type="float" office:value="67.564765568" calcext:value-type="float">
            <text:p>67.564765568</text:p>
          </table:table-cell>
          <table:table-cell office:value-type="float" office:value="67.564765568" calcext:value-type="float">
            <text:p>67.564765568</text:p>
          </table:table-cell>
          <table:table-cell table:style-name="ce2" table:formula="of:=INT(ROUND([.B147];0))" office:value-type="float" office:value="68" calcext:value-type="float">
            <text:p>68</text:p>
          </table:table-cell>
          <table:table-cell table:style-name="Default" office:value-type="float" office:value="68" calcext:value-type="float">
            <text:p>68</text:p>
          </table:table-cell>
          <table:table-cell table:style-name="Default"/>
          <table:table-cell table:number-columns-repeated="1017"/>
          <table:table-cell table:style-name="Default"/>
        </table:table-row>
        <table:table-row table:style-name="ro2">
          <table:table-cell office:value-type="float" office:value="229" calcext:value-type="float">
            <text:p>229</text:p>
          </table:table-cell>
          <table:table-cell table:style-name="ce2" table:formula="of:=-0.000000316 * [.A148]^3 + 0.0005182 * [.A148]^2 - 0.3885 * [.A148] + 132.95" office:value-type="float" office:value="67.363585676" calcext:value-type="float">
            <text:p>67.363585676</text:p>
          </table:table-cell>
          <table:table-cell office:value-type="float" office:value="67.363585676" calcext:value-type="float">
            <text:p>67.363585676</text:p>
          </table:table-cell>
          <table:table-cell table:style-name="ce2" table:formula="of:=INT(ROUND([.B148];0))" office:value-type="float" office:value="67" calcext:value-type="float">
            <text:p>67</text:p>
          </table:table-cell>
          <table:table-cell table:style-name="Default" office:value-type="float" office:value="67" calcext:value-type="float">
            <text:p>67</text:p>
          </table:table-cell>
          <table:table-cell table:style-name="Default"/>
          <table:table-cell table:number-columns-repeated="1017"/>
          <table:table-cell table:style-name="Default"/>
        </table:table-row>
        <table:table-row table:style-name="ro2">
          <table:table-cell office:value-type="float" office:value="230" calcext:value-type="float">
            <text:p>230</text:p>
          </table:table-cell>
          <table:table-cell table:style-name="ce2" table:formula="of:=-0.000000316 * [.A149]^3 + 0.0005182 * [.A149]^2 - 0.3885 * [.A149] + 132.95" office:value-type="float" office:value="67.163008" calcext:value-type="float">
            <text:p>67.163008</text:p>
          </table:table-cell>
          <table:table-cell office:value-type="float" office:value="67.163008" calcext:value-type="float">
            <text:p>67.163008</text:p>
          </table:table-cell>
          <table:table-cell table:style-name="ce2" table:formula="of:=INT(ROUND([.B149];0))" office:value-type="float" office:value="67" calcext:value-type="float">
            <text:p>67</text:p>
          </table:table-cell>
          <table:table-cell table:style-name="Default" office:value-type="float" office:value="67" calcext:value-type="float">
            <text:p>67</text:p>
          </table:table-cell>
          <table:table-cell table:style-name="Default"/>
          <table:table-cell table:number-columns-repeated="1017"/>
          <table:table-cell table:style-name="Default"/>
        </table:table-row>
        <table:table-row table:style-name="ro2">
          <table:table-cell office:value-type="float" office:value="231" calcext:value-type="float">
            <text:p>231</text:p>
          </table:table-cell>
          <table:table-cell table:style-name="ce2" table:formula="of:=-0.000000316 * [.A150]^3 + 0.0005182 * [.A150]^2 - 0.3885 * [.A150] + 132.95" office:value-type="float" office:value="66.963030644" calcext:value-type="float">
            <text:p>66.963030644</text:p>
          </table:table-cell>
          <table:table-cell office:value-type="float" office:value="66.963030644" calcext:value-type="float">
            <text:p>66.963030644</text:p>
          </table:table-cell>
          <table:table-cell table:style-name="ce2" table:formula="of:=INT(ROUND([.B150];0))" office:value-type="float" office:value="67" calcext:value-type="float">
            <text:p>67</text:p>
          </table:table-cell>
          <table:table-cell table:style-name="Default" office:value-type="float" office:value="67" calcext:value-type="float">
            <text:p>67</text:p>
          </table:table-cell>
          <table:table-cell table:style-name="Default"/>
          <table:table-cell table:number-columns-repeated="1017"/>
          <table:table-cell table:style-name="Default"/>
        </table:table-row>
        <table:table-row table:style-name="ro2">
          <table:table-cell office:value-type="float" office:value="232" calcext:value-type="float">
            <text:p>232</text:p>
          </table:table-cell>
          <table:table-cell table:style-name="ce2" table:formula="of:=-0.000000316 * [.A151]^3 + 0.0005182 * [.A151]^2 - 0.3885 * [.A151] + 132.95" office:value-type="float" office:value="66.763651712" calcext:value-type="float">
            <text:p>66.763651712</text:p>
          </table:table-cell>
          <table:table-cell office:value-type="float" office:value="66.763651712" calcext:value-type="float">
            <text:p>66.763651712</text:p>
          </table:table-cell>
          <table:table-cell table:style-name="ce2" table:formula="of:=INT(ROUND([.B151];0))" office:value-type="float" office:value="67" calcext:value-type="float">
            <text:p>67</text:p>
          </table:table-cell>
          <table:table-cell table:style-name="Default" office:value-type="float" office:value="67" calcext:value-type="float">
            <text:p>67</text:p>
          </table:table-cell>
          <table:table-cell table:style-name="Default"/>
          <table:table-cell table:number-columns-repeated="1017"/>
          <table:table-cell table:style-name="Default"/>
        </table:table-row>
        <table:table-row table:style-name="ro2">
          <table:table-cell office:value-type="float" office:value="233" calcext:value-type="float">
            <text:p>233</text:p>
          </table:table-cell>
          <table:table-cell table:style-name="ce2" table:formula="of:=-0.000000316 * [.A152]^3 + 0.0005182 * [.A152]^2 - 0.3885 * [.A152] + 132.95" office:value-type="float" office:value="66.564869308" calcext:value-type="float">
            <text:p>66.564869308</text:p>
          </table:table-cell>
          <table:table-cell office:value-type="float" office:value="66.564869308" calcext:value-type="float">
            <text:p>66.564869308</text:p>
          </table:table-cell>
          <table:table-cell table:style-name="ce2" table:formula="of:=INT(ROUND([.B152];0))" office:value-type="float" office:value="67" calcext:value-type="float">
            <text:p>67</text:p>
          </table:table-cell>
          <table:table-cell table:style-name="Default" office:value-type="float" office:value="67" calcext:value-type="float">
            <text:p>67</text:p>
          </table:table-cell>
          <table:table-cell table:style-name="Default"/>
          <table:table-cell table:number-columns-repeated="1017"/>
          <table:table-cell table:style-name="Default"/>
        </table:table-row>
        <table:table-row table:style-name="ro2">
          <table:table-cell office:value-type="float" office:value="234" calcext:value-type="float">
            <text:p>234</text:p>
          </table:table-cell>
          <table:table-cell table:style-name="ce2" table:formula="of:=-0.000000316 * [.A153]^3 + 0.0005182 * [.A153]^2 - 0.3885 * [.A153] + 132.95" office:value-type="float" office:value="66.366681536" calcext:value-type="float">
            <text:p>66.366681536</text:p>
          </table:table-cell>
          <table:table-cell office:value-type="float" office:value="66.366681536" calcext:value-type="float">
            <text:p>66.366681536</text:p>
          </table:table-cell>
          <table:table-cell table:style-name="ce2" table:formula="of:=INT(ROUND([.B153];0))" office:value-type="float" office:value="66" calcext:value-type="float">
            <text:p>66</text:p>
          </table:table-cell>
          <table:table-cell table:style-name="Default" office:value-type="float" office:value="66" calcext:value-type="float">
            <text:p>66</text:p>
          </table:table-cell>
          <table:table-cell table:style-name="Default"/>
          <table:table-cell table:number-columns-repeated="1017"/>
          <table:table-cell table:style-name="Default"/>
        </table:table-row>
        <table:table-row table:style-name="ro2">
          <table:table-cell office:value-type="float" office:value="235" calcext:value-type="float">
            <text:p>235</text:p>
          </table:table-cell>
          <table:table-cell table:style-name="ce2" table:formula="of:=-0.000000316 * [.A154]^3 + 0.0005182 * [.A154]^2 - 0.3885 * [.A154] + 132.95" office:value-type="float" office:value="66.1690865" calcext:value-type="float">
            <text:p>66.1690865</text:p>
          </table:table-cell>
          <table:table-cell office:value-type="float" office:value="66.1690865" calcext:value-type="float">
            <text:p>66.1690865</text:p>
          </table:table-cell>
          <table:table-cell table:style-name="ce2" table:formula="of:=INT(ROUND([.B154];0))" office:value-type="float" office:value="66" calcext:value-type="float">
            <text:p>66</text:p>
          </table:table-cell>
          <table:table-cell table:style-name="Default" office:value-type="float" office:value="66" calcext:value-type="float">
            <text:p>66</text:p>
          </table:table-cell>
          <table:table-cell table:style-name="Default"/>
          <table:table-cell table:number-columns-repeated="1017"/>
          <table:table-cell table:style-name="Default"/>
        </table:table-row>
        <table:table-row table:style-name="ro2">
          <table:table-cell office:value-type="float" office:value="236" calcext:value-type="float">
            <text:p>236</text:p>
          </table:table-cell>
          <table:table-cell table:style-name="ce2" table:formula="of:=-0.000000316 * [.A155]^3 + 0.0005182 * [.A155]^2 - 0.3885 * [.A155] + 132.95" office:value-type="float" office:value="65.972082304" calcext:value-type="float">
            <text:p>65.972082304</text:p>
          </table:table-cell>
          <table:table-cell office:value-type="float" office:value="65.972082304" calcext:value-type="float">
            <text:p>65.972082304</text:p>
          </table:table-cell>
          <table:table-cell table:style-name="ce2" table:formula="of:=INT(ROUND([.B155];0))" office:value-type="float" office:value="66" calcext:value-type="float">
            <text:p>66</text:p>
          </table:table-cell>
          <table:table-cell table:style-name="Default" office:value-type="float" office:value="66" calcext:value-type="float">
            <text:p>66</text:p>
          </table:table-cell>
          <table:table-cell table:style-name="Default"/>
          <table:table-cell table:number-columns-repeated="1017"/>
          <table:table-cell table:style-name="Default"/>
        </table:table-row>
        <table:table-row table:style-name="ro2">
          <table:table-cell office:value-type="float" office:value="237" calcext:value-type="float">
            <text:p>237</text:p>
          </table:table-cell>
          <table:table-cell table:style-name="ce2" table:formula="of:=-0.000000316 * [.A156]^3 + 0.0005182 * [.A156]^2 - 0.3885 * [.A156] + 132.95" office:value-type="float" office:value="65.775667052" calcext:value-type="float">
            <text:p>65.775667052</text:p>
          </table:table-cell>
          <table:table-cell office:value-type="float" office:value="65.775667052" calcext:value-type="float">
            <text:p>65.775667052</text:p>
          </table:table-cell>
          <table:table-cell table:style-name="ce2" table:formula="of:=INT(ROUND([.B156];0))" office:value-type="float" office:value="66" calcext:value-type="float">
            <text:p>66</text:p>
          </table:table-cell>
          <table:table-cell table:style-name="Default" office:value-type="float" office:value="66" calcext:value-type="float">
            <text:p>66</text:p>
          </table:table-cell>
          <table:table-cell table:style-name="Default"/>
          <table:table-cell table:number-columns-repeated="1017"/>
          <table:table-cell table:style-name="Default"/>
        </table:table-row>
        <table:table-row table:style-name="ro2">
          <table:table-cell office:value-type="float" office:value="238" calcext:value-type="float">
            <text:p>238</text:p>
          </table:table-cell>
          <table:table-cell table:style-name="ce2" table:formula="of:=-0.000000316 * [.A157]^3 + 0.0005182 * [.A157]^2 - 0.3885 * [.A157] + 132.95" office:value-type="float" office:value="65.579838848" calcext:value-type="float">
            <text:p>65.579838848</text:p>
          </table:table-cell>
          <table:table-cell office:value-type="float" office:value="65.579838848" calcext:value-type="float">
            <text:p>65.579838848</text:p>
          </table:table-cell>
          <table:table-cell table:style-name="ce2" table:formula="of:=INT(ROUND([.B157];0))" office:value-type="float" office:value="66" calcext:value-type="float">
            <text:p>66</text:p>
          </table:table-cell>
          <table:table-cell table:style-name="Default" office:value-type="float" office:value="66" calcext:value-type="float">
            <text:p>66</text:p>
          </table:table-cell>
          <table:table-cell table:style-name="Default"/>
          <table:table-cell table:number-columns-repeated="1017"/>
          <table:table-cell table:style-name="Default"/>
        </table:table-row>
        <table:table-row table:style-name="ro2">
          <table:table-cell office:value-type="float" office:value="239" calcext:value-type="float">
            <text:p>239</text:p>
          </table:table-cell>
          <table:table-cell table:style-name="ce2" table:formula="of:=-0.000000316 * [.A158]^3 + 0.0005182 * [.A158]^2 - 0.3885 * [.A158] + 132.95" office:value-type="float" office:value="65.384595796" calcext:value-type="float">
            <text:p>65.384595796</text:p>
          </table:table-cell>
          <table:table-cell office:value-type="float" office:value="65.384595796" calcext:value-type="float">
            <text:p>65.384595796</text:p>
          </table:table-cell>
          <table:table-cell table:style-name="ce2" table:formula="of:=INT(ROUND([.B158];0))" office:value-type="float" office:value="65" calcext:value-type="float">
            <text:p>65</text:p>
          </table:table-cell>
          <table:table-cell table:style-name="Default" office:value-type="float" office:value="65" calcext:value-type="float">
            <text:p>65</text:p>
          </table:table-cell>
          <table:table-cell table:style-name="Default"/>
          <table:table-cell table:number-columns-repeated="1017"/>
          <table:table-cell table:style-name="Default"/>
        </table:table-row>
        <table:table-row table:style-name="ro2">
          <table:table-cell office:value-type="float" office:value="240" calcext:value-type="float">
            <text:p>240</text:p>
          </table:table-cell>
          <table:table-cell table:style-name="ce2" table:formula="of:=-0.000000316 * [.A159]^3 + 0.0005182 * [.A159]^2 - 0.3885 * [.A159] + 132.95" office:value-type="float" office:value="65.189936" calcext:value-type="float">
            <text:p>65.189936</text:p>
          </table:table-cell>
          <table:table-cell office:value-type="float" office:value="65.189936" calcext:value-type="float">
            <text:p>65.189936</text:p>
          </table:table-cell>
          <table:table-cell table:style-name="ce2" table:formula="of:=INT(ROUND([.B159];0))" office:value-type="float" office:value="65" calcext:value-type="float">
            <text:p>65</text:p>
          </table:table-cell>
          <table:table-cell table:style-name="Default" office:value-type="float" office:value="65" calcext:value-type="float">
            <text:p>65</text:p>
          </table:table-cell>
          <table:table-cell table:style-name="Default"/>
          <table:table-cell table:number-columns-repeated="1017"/>
          <table:table-cell table:style-name="Default"/>
        </table:table-row>
        <table:table-row table:style-name="ro2">
          <table:table-cell office:value-type="float" office:value="241" calcext:value-type="float">
            <text:p>241</text:p>
          </table:table-cell>
          <table:table-cell table:style-name="ce2" table:formula="of:=-0.000000316 * [.A160]^3 + 0.0005182 * [.A160]^2 - 0.3885 * [.A160] + 132.95" office:value-type="float" office:value="64.995857564" calcext:value-type="float">
            <text:p>64.995857564</text:p>
          </table:table-cell>
          <table:table-cell office:value-type="float" office:value="64.995857564" calcext:value-type="float">
            <text:p>64.995857564</text:p>
          </table:table-cell>
          <table:table-cell table:style-name="ce2" table:formula="of:=INT(ROUND([.B160];0))" office:value-type="float" office:value="65" calcext:value-type="float">
            <text:p>65</text:p>
          </table:table-cell>
          <table:table-cell table:style-name="Default" office:value-type="float" office:value="65" calcext:value-type="float">
            <text:p>65</text:p>
          </table:table-cell>
          <table:table-cell table:style-name="Default"/>
          <table:table-cell table:number-columns-repeated="1017"/>
          <table:table-cell table:style-name="Default"/>
        </table:table-row>
        <table:table-row table:style-name="ro2">
          <table:table-cell office:value-type="float" office:value="242" calcext:value-type="float">
            <text:p>242</text:p>
          </table:table-cell>
          <table:table-cell table:style-name="ce2" table:formula="of:=-0.000000316 * [.A161]^3 + 0.0005182 * [.A161]^2 - 0.3885 * [.A161] + 132.95" office:value-type="float" office:value="64.802358592" calcext:value-type="float">
            <text:p>64.802358592</text:p>
          </table:table-cell>
          <table:table-cell office:value-type="float" office:value="64.802358592" calcext:value-type="float">
            <text:p>64.802358592</text:p>
          </table:table-cell>
          <table:table-cell table:style-name="ce2" table:formula="of:=INT(ROUND([.B161];0))" office:value-type="float" office:value="65" calcext:value-type="float">
            <text:p>65</text:p>
          </table:table-cell>
          <table:table-cell table:style-name="Default" office:value-type="float" office:value="65" calcext:value-type="float">
            <text:p>65</text:p>
          </table:table-cell>
          <table:table-cell table:style-name="Default"/>
          <table:table-cell table:number-columns-repeated="1017"/>
          <table:table-cell table:style-name="Default"/>
        </table:table-row>
        <table:table-row table:style-name="ro2">
          <table:table-cell office:value-type="float" office:value="243" calcext:value-type="float">
            <text:p>243</text:p>
          </table:table-cell>
          <table:table-cell table:style-name="ce2" table:formula="of:=-0.000000316 * [.A162]^3 + 0.0005182 * [.A162]^2 - 0.3885 * [.A162] + 132.95" office:value-type="float" office:value="64.609437188" calcext:value-type="float">
            <text:p>64.609437188</text:p>
          </table:table-cell>
          <table:table-cell office:value-type="float" office:value="64.609437188" calcext:value-type="float">
            <text:p>64.609437188</text:p>
          </table:table-cell>
          <table:table-cell table:style-name="ce2" table:formula="of:=INT(ROUND([.B162];0))" office:value-type="float" office:value="65" calcext:value-type="float">
            <text:p>65</text:p>
          </table:table-cell>
          <table:table-cell table:style-name="Default" office:value-type="float" office:value="65" calcext:value-type="float">
            <text:p>65</text:p>
          </table:table-cell>
          <table:table-cell table:style-name="Default"/>
          <table:table-cell table:number-columns-repeated="1017"/>
          <table:table-cell table:style-name="Default"/>
        </table:table-row>
        <table:table-row table:style-name="ro2">
          <table:table-cell office:value-type="float" office:value="244" calcext:value-type="float">
            <text:p>244</text:p>
          </table:table-cell>
          <table:table-cell table:style-name="ce2" table:formula="of:=-0.000000316 * [.A163]^3 + 0.0005182 * [.A163]^2 - 0.3885 * [.A163] + 132.95" office:value-type="float" office:value="64.417091456" calcext:value-type="float">
            <text:p>64.417091456</text:p>
          </table:table-cell>
          <table:table-cell office:value-type="float" office:value="64.417091456" calcext:value-type="float">
            <text:p>64.417091456</text:p>
          </table:table-cell>
          <table:table-cell table:style-name="ce2" table:formula="of:=INT(ROUND([.B163];0))" office:value-type="float" office:value="64" calcext:value-type="float">
            <text:p>64</text:p>
          </table:table-cell>
          <table:table-cell table:style-name="Default" office:value-type="float" office:value="64" calcext:value-type="float">
            <text:p>64</text:p>
          </table:table-cell>
          <table:table-cell table:style-name="Default"/>
          <table:table-cell table:number-columns-repeated="1017"/>
          <table:table-cell table:style-name="Default"/>
        </table:table-row>
        <table:table-row table:style-name="ro2">
          <table:table-cell office:value-type="float" office:value="245" calcext:value-type="float">
            <text:p>245</text:p>
          </table:table-cell>
          <table:table-cell table:style-name="ce2" table:formula="of:=-0.000000316 * [.A164]^3 + 0.0005182 * [.A164]^2 - 0.3885 * [.A164] + 132.95" office:value-type="float" office:value="64.2253195" calcext:value-type="float">
            <text:p>64.2253195</text:p>
          </table:table-cell>
          <table:table-cell office:value-type="float" office:value="64.2253195" calcext:value-type="float">
            <text:p>64.2253195</text:p>
          </table:table-cell>
          <table:table-cell table:style-name="ce2" table:formula="of:=INT(ROUND([.B164];0))" office:value-type="float" office:value="64" calcext:value-type="float">
            <text:p>64</text:p>
          </table:table-cell>
          <table:table-cell table:style-name="Default" office:value-type="float" office:value="64" calcext:value-type="float">
            <text:p>64</text:p>
          </table:table-cell>
          <table:table-cell table:style-name="Default"/>
          <table:table-cell table:number-columns-repeated="1017"/>
          <table:table-cell table:style-name="Default"/>
        </table:table-row>
        <table:table-row table:style-name="ro2">
          <table:table-cell office:value-type="float" office:value="246" calcext:value-type="float">
            <text:p>246</text:p>
          </table:table-cell>
          <table:table-cell table:style-name="ce2" table:formula="of:=-0.000000316 * [.A165]^3 + 0.0005182 * [.A165]^2 - 0.3885 * [.A165] + 132.95" office:value-type="float" office:value="64.034119424" calcext:value-type="float">
            <text:p>64.034119424</text:p>
          </table:table-cell>
          <table:table-cell office:value-type="float" office:value="64.034119424" calcext:value-type="float">
            <text:p>64.034119424</text:p>
          </table:table-cell>
          <table:table-cell table:style-name="ce2" table:formula="of:=INT(ROUND([.B165];0))" office:value-type="float" office:value="64" calcext:value-type="float">
            <text:p>64</text:p>
          </table:table-cell>
          <table:table-cell table:style-name="Default" office:value-type="float" office:value="64" calcext:value-type="float">
            <text:p>64</text:p>
          </table:table-cell>
          <table:table-cell table:style-name="Default"/>
          <table:table-cell table:number-columns-repeated="1017"/>
          <table:table-cell table:style-name="Default"/>
        </table:table-row>
        <table:table-row table:style-name="ro2">
          <table:table-cell office:value-type="float" office:value="247" calcext:value-type="float">
            <text:p>247</text:p>
          </table:table-cell>
          <table:table-cell table:style-name="ce2" table:formula="of:=-0.000000316 * [.A166]^3 + 0.0005182 * [.A166]^2 - 0.3885 * [.A166] + 132.95" office:value-type="float" office:value="63.843489332" calcext:value-type="float">
            <text:p>63.843489332</text:p>
          </table:table-cell>
          <table:table-cell office:value-type="float" office:value="63.843489332" calcext:value-type="float">
            <text:p>63.843489332</text:p>
          </table:table-cell>
          <table:table-cell table:style-name="ce2" table:formula="of:=INT(ROUND([.B166];0))" office:value-type="float" office:value="64" calcext:value-type="float">
            <text:p>64</text:p>
          </table:table-cell>
          <table:table-cell table:style-name="Default" office:value-type="float" office:value="64" calcext:value-type="float">
            <text:p>64</text:p>
          </table:table-cell>
          <table:table-cell table:style-name="Default"/>
          <table:table-cell table:number-columns-repeated="1017"/>
          <table:table-cell table:style-name="Default"/>
        </table:table-row>
        <table:table-row table:style-name="ro2">
          <table:table-cell office:value-type="float" office:value="248" calcext:value-type="float">
            <text:p>248</text:p>
          </table:table-cell>
          <table:table-cell table:style-name="ce2" table:formula="of:=-0.000000316 * [.A167]^3 + 0.0005182 * [.A167]^2 - 0.3885 * [.A167] + 132.95" office:value-type="float" office:value="63.653427328" calcext:value-type="float">
            <text:p>63.653427328</text:p>
          </table:table-cell>
          <table:table-cell office:value-type="float" office:value="63.653427328" calcext:value-type="float">
            <text:p>63.653427328</text:p>
          </table:table-cell>
          <table:table-cell table:style-name="ce2" table:formula="of:=INT(ROUND([.B167];0))" office:value-type="float" office:value="64" calcext:value-type="float">
            <text:p>64</text:p>
          </table:table-cell>
          <table:table-cell table:style-name="Default" office:value-type="float" office:value="64" calcext:value-type="float">
            <text:p>64</text:p>
          </table:table-cell>
          <table:table-cell table:style-name="Default"/>
          <table:table-cell table:number-columns-repeated="1017"/>
          <table:table-cell table:style-name="Default"/>
        </table:table-row>
        <table:table-row table:style-name="ro2">
          <table:table-cell office:value-type="float" office:value="249" calcext:value-type="float">
            <text:p>249</text:p>
          </table:table-cell>
          <table:table-cell table:style-name="ce2" table:formula="of:=-0.000000316 * [.A168]^3 + 0.0005182 * [.A168]^2 - 0.3885 * [.A168] + 132.95" office:value-type="float" office:value="63.463931516" calcext:value-type="float">
            <text:p>63.463931516</text:p>
          </table:table-cell>
          <table:table-cell office:value-type="float" office:value="63.463931516" calcext:value-type="float">
            <text:p>63.463931516</text:p>
          </table:table-cell>
          <table:table-cell table:style-name="ce2" table:formula="of:=INT(ROUND([.B168];0))" office:value-type="float" office:value="63" calcext:value-type="float">
            <text:p>63</text:p>
          </table:table-cell>
          <table:table-cell table:style-name="Default" office:value-type="float" office:value="63" calcext:value-type="float">
            <text:p>63</text:p>
          </table:table-cell>
          <table:table-cell table:style-name="Default"/>
          <table:table-cell table:number-columns-repeated="1017"/>
          <table:table-cell table:style-name="Default"/>
        </table:table-row>
        <table:table-row table:style-name="ro2">
          <table:table-cell office:value-type="float" office:value="250" calcext:value-type="float">
            <text:p>250</text:p>
          </table:table-cell>
          <table:table-cell table:style-name="ce2" table:formula="of:=-0.000000316 * [.A169]^3 + 0.0005182 * [.A169]^2 - 0.3885 * [.A169] + 132.95" office:value-type="float" office:value="63.275" calcext:value-type="float">
            <text:p>63.275</text:p>
          </table:table-cell>
          <table:table-cell office:value-type="float" office:value="63.275" calcext:value-type="float">
            <text:p>63.275</text:p>
          </table:table-cell>
          <table:table-cell table:style-name="ce2" table:formula="of:=INT(ROUND([.B169];0))" office:value-type="float" office:value="63" calcext:value-type="float">
            <text:p>63</text:p>
          </table:table-cell>
          <table:table-cell table:style-name="Default" office:value-type="float" office:value="63" calcext:value-type="float">
            <text:p>63</text:p>
          </table:table-cell>
          <table:table-cell table:style-name="Default"/>
          <table:table-cell table:number-columns-repeated="1017"/>
          <table:table-cell table:style-name="Default"/>
        </table:table-row>
        <table:table-row table:style-name="ro2">
          <table:table-cell office:value-type="float" office:value="251" calcext:value-type="float">
            <text:p>251</text:p>
          </table:table-cell>
          <table:table-cell table:style-name="ce2" table:formula="of:=-0.000000316 * [.A170]^3 + 0.0005182 * [.A170]^2 - 0.3885 * [.A170] + 132.95" office:value-type="float" office:value="63.086630884" calcext:value-type="float">
            <text:p>63.086630884</text:p>
          </table:table-cell>
          <table:table-cell office:value-type="float" office:value="63.086630884" calcext:value-type="float">
            <text:p>63.086630884</text:p>
          </table:table-cell>
          <table:table-cell table:style-name="ce2" table:formula="of:=INT(ROUND([.B170];0))" office:value-type="float" office:value="63" calcext:value-type="float">
            <text:p>63</text:p>
          </table:table-cell>
          <table:table-cell table:style-name="Default" office:value-type="float" office:value="63" calcext:value-type="float">
            <text:p>63</text:p>
          </table:table-cell>
          <table:table-cell table:style-name="Default"/>
          <table:table-cell table:number-columns-repeated="1017"/>
          <table:table-cell table:style-name="Default"/>
        </table:table-row>
        <table:table-row table:style-name="ro2">
          <table:table-cell office:value-type="float" office:value="252" calcext:value-type="float">
            <text:p>252</text:p>
          </table:table-cell>
          <table:table-cell table:style-name="ce2" table:formula="of:=-0.000000316 * [.A171]^3 + 0.0005182 * [.A171]^2 - 0.3885 * [.A171] + 132.95" office:value-type="float" office:value="62.898822272" calcext:value-type="float">
            <text:p>62.898822272</text:p>
          </table:table-cell>
          <table:table-cell office:value-type="float" office:value="62.898822272" calcext:value-type="float">
            <text:p>62.898822272</text:p>
          </table:table-cell>
          <table:table-cell table:style-name="ce2" table:formula="of:=INT(ROUND([.B171];0))" office:value-type="float" office:value="63" calcext:value-type="float">
            <text:p>63</text:p>
          </table:table-cell>
          <table:table-cell table:style-name="Default" office:value-type="float" office:value="63" calcext:value-type="float">
            <text:p>63</text:p>
          </table:table-cell>
          <table:table-cell table:style-name="Default"/>
          <table:table-cell table:number-columns-repeated="1017"/>
          <table:table-cell table:style-name="Default"/>
        </table:table-row>
        <table:table-row table:style-name="ro2">
          <table:table-cell office:value-type="float" office:value="253" calcext:value-type="float">
            <text:p>253</text:p>
          </table:table-cell>
          <table:table-cell table:style-name="ce2" table:formula="of:=-0.000000316 * [.A172]^3 + 0.0005182 * [.A172]^2 - 0.3885 * [.A172] + 132.95" office:value-type="float" office:value="62.711572268" calcext:value-type="float">
            <text:p>62.711572268</text:p>
          </table:table-cell>
          <table:table-cell office:value-type="float" office:value="62.711572268" calcext:value-type="float">
            <text:p>62.711572268</text:p>
          </table:table-cell>
          <table:table-cell table:style-name="ce2" table:formula="of:=INT(ROUND([.B172];0))" office:value-type="float" office:value="63" calcext:value-type="float">
            <text:p>63</text:p>
          </table:table-cell>
          <table:table-cell table:style-name="Default" office:value-type="float" office:value="63" calcext:value-type="float">
            <text:p>63</text:p>
          </table:table-cell>
          <table:table-cell table:style-name="Default"/>
          <table:table-cell table:number-columns-repeated="1017"/>
          <table:table-cell table:style-name="Default"/>
        </table:table-row>
        <table:table-row table:style-name="ro2">
          <table:table-cell office:value-type="float" office:value="254" calcext:value-type="float">
            <text:p>254</text:p>
          </table:table-cell>
          <table:table-cell table:style-name="ce2" table:formula="of:=-0.000000316 * [.A173]^3 + 0.0005182 * [.A173]^2 - 0.3885 * [.A173] + 132.95" office:value-type="float" office:value="62.524878976" calcext:value-type="float">
            <text:p>62.524878976</text:p>
          </table:table-cell>
          <table:table-cell office:value-type="float" office:value="62.524878976" calcext:value-type="float">
            <text:p>62.524878976</text:p>
          </table:table-cell>
          <table:table-cell table:style-name="ce2" table:formula="of:=INT(ROUND([.B173];0))" office:value-type="float" office:value="63" calcext:value-type="float">
            <text:p>63</text:p>
          </table:table-cell>
          <table:table-cell table:style-name="Default" office:value-type="float" office:value="63" calcext:value-type="float">
            <text:p>63</text:p>
          </table:table-cell>
          <table:table-cell table:style-name="Default"/>
          <table:table-cell table:number-columns-repeated="1017"/>
          <table:table-cell table:style-name="Default"/>
        </table:table-row>
        <table:table-row table:style-name="ro2">
          <table:table-cell office:value-type="float" office:value="255" calcext:value-type="float">
            <text:p>255</text:p>
          </table:table-cell>
          <table:table-cell table:style-name="ce2" table:formula="of:=-0.000000316 * [.A174]^3 + 0.0005182 * [.A174]^2 - 0.3885 * [.A174] + 132.95" office:value-type="float" office:value="62.3387405" calcext:value-type="float">
            <text:p>62.3387405</text:p>
          </table:table-cell>
          <table:table-cell office:value-type="float" office:value="62.3387405" calcext:value-type="float">
            <text:p>62.3387405</text:p>
          </table:table-cell>
          <table:table-cell table:style-name="ce2" table:formula="of:=INT(ROUND([.B174];0))" office:value-type="float" office:value="62" calcext:value-type="float">
            <text:p>62</text:p>
          </table:table-cell>
          <table:table-cell table:style-name="Default" office:value-type="float" office:value="62" calcext:value-type="float">
            <text:p>62</text:p>
          </table:table-cell>
          <table:table-cell table:style-name="Default"/>
          <table:table-cell table:number-columns-repeated="1017"/>
          <table:table-cell table:style-name="Default"/>
        </table:table-row>
        <table:table-row table:style-name="ro2">
          <table:table-cell office:value-type="float" office:value="256" calcext:value-type="float">
            <text:p>256</text:p>
          </table:table-cell>
          <table:table-cell table:style-name="ce2" table:formula="of:=-0.000000316 * [.A175]^3 + 0.0005182 * [.A175]^2 - 0.3885 * [.A175] + 132.95" office:value-type="float" office:value="62.153154944" calcext:value-type="float">
            <text:p>62.153154944</text:p>
          </table:table-cell>
          <table:table-cell office:value-type="float" office:value="62.153154944" calcext:value-type="float">
            <text:p>62.153154944</text:p>
          </table:table-cell>
          <table:table-cell table:style-name="ce2" table:formula="of:=INT(ROUND([.B175];0))" office:value-type="float" office:value="62" calcext:value-type="float">
            <text:p>62</text:p>
          </table:table-cell>
          <table:table-cell table:style-name="Default" office:value-type="float" office:value="62" calcext:value-type="float">
            <text:p>62</text:p>
          </table:table-cell>
          <table:table-cell table:style-name="Default"/>
          <table:table-cell table:number-columns-repeated="1017"/>
          <table:table-cell table:style-name="Default"/>
        </table:table-row>
        <table:table-row table:style-name="ro2">
          <table:table-cell office:value-type="float" office:value="257" calcext:value-type="float">
            <text:p>257</text:p>
          </table:table-cell>
          <table:table-cell table:style-name="ce2" table:formula="of:=-0.000000316 * [.A176]^3 + 0.0005182 * [.A176]^2 - 0.3885 * [.A176] + 132.95" office:value-type="float" office:value="61.968120412" calcext:value-type="float">
            <text:p>61.968120412</text:p>
          </table:table-cell>
          <table:table-cell office:value-type="float" office:value="61.968120412" calcext:value-type="float">
            <text:p>61.968120412</text:p>
          </table:table-cell>
          <table:table-cell table:style-name="ce2" table:formula="of:=INT(ROUND([.B176];0))" office:value-type="float" office:value="62" calcext:value-type="float">
            <text:p>62</text:p>
          </table:table-cell>
          <table:table-cell table:style-name="Default" office:value-type="float" office:value="62" calcext:value-type="float">
            <text:p>62</text:p>
          </table:table-cell>
          <table:table-cell table:style-name="Default"/>
          <table:table-cell table:number-columns-repeated="1017"/>
          <table:table-cell table:style-name="Default"/>
        </table:table-row>
        <table:table-row table:style-name="ro2">
          <table:table-cell office:value-type="float" office:value="258" calcext:value-type="float">
            <text:p>258</text:p>
          </table:table-cell>
          <table:table-cell table:style-name="ce2" table:formula="of:=-0.000000316 * [.A177]^3 + 0.0005182 * [.A177]^2 - 0.3885 * [.A177] + 132.95" office:value-type="float" office:value="61.783635008" calcext:value-type="float">
            <text:p>61.783635008</text:p>
          </table:table-cell>
          <table:table-cell office:value-type="float" office:value="61.783635008" calcext:value-type="float">
            <text:p>61.783635008</text:p>
          </table:table-cell>
          <table:table-cell table:style-name="ce2" table:formula="of:=INT(ROUND([.B177];0))" office:value-type="float" office:value="62" calcext:value-type="float">
            <text:p>62</text:p>
          </table:table-cell>
          <table:table-cell table:style-name="Default" office:value-type="float" office:value="62" calcext:value-type="float">
            <text:p>62</text:p>
          </table:table-cell>
          <table:table-cell table:style-name="Default"/>
          <table:table-cell table:number-columns-repeated="1017"/>
          <table:table-cell table:style-name="Default"/>
        </table:table-row>
        <table:table-row table:style-name="ro2">
          <table:table-cell office:value-type="float" office:value="259" calcext:value-type="float">
            <text:p>259</text:p>
          </table:table-cell>
          <table:table-cell table:style-name="ce2" table:formula="of:=-0.000000316 * [.A178]^3 + 0.0005182 * [.A178]^2 - 0.3885 * [.A178] + 132.95" office:value-type="float" office:value="61.599696836" calcext:value-type="float">
            <text:p>61.599696836</text:p>
          </table:table-cell>
          <table:table-cell office:value-type="float" office:value="61.599696836" calcext:value-type="float">
            <text:p>61.599696836</text:p>
          </table:table-cell>
          <table:table-cell table:style-name="ce2" table:formula="of:=INT(ROUND([.B178];0))" office:value-type="float" office:value="62" calcext:value-type="float">
            <text:p>62</text:p>
          </table:table-cell>
          <table:table-cell table:style-name="Default" office:value-type="float" office:value="62" calcext:value-type="float">
            <text:p>62</text:p>
          </table:table-cell>
          <table:table-cell table:style-name="Default"/>
          <table:table-cell table:number-columns-repeated="1017"/>
          <table:table-cell table:style-name="Default"/>
        </table:table-row>
        <table:table-row table:style-name="ro2">
          <table:table-cell office:value-type="float" office:value="260" calcext:value-type="float">
            <text:p>260</text:p>
          </table:table-cell>
          <table:table-cell table:style-name="ce2" table:formula="of:=-0.000000316 * [.A179]^3 + 0.0005182 * [.A179]^2 - 0.3885 * [.A179] + 132.95" office:value-type="float" office:value="61.416304" calcext:value-type="float">
            <text:p>61.416304</text:p>
          </table:table-cell>
          <table:table-cell office:value-type="float" office:value="61.416304" calcext:value-type="float">
            <text:p>61.416304</text:p>
          </table:table-cell>
          <table:table-cell table:style-name="ce2" table:formula="of:=INT(ROUND([.B179];0))" office:value-type="float" office:value="61" calcext:value-type="float">
            <text:p>61</text:p>
          </table:table-cell>
          <table:table-cell table:style-name="Default" office:value-type="float" office:value="61" calcext:value-type="float">
            <text:p>61</text:p>
          </table:table-cell>
          <table:table-cell table:style-name="Default"/>
          <table:table-cell table:number-columns-repeated="1017"/>
          <table:table-cell table:style-name="Default"/>
        </table:table-row>
        <table:table-row table:style-name="ro2">
          <table:table-cell office:value-type="float" office:value="261" calcext:value-type="float">
            <text:p>261</text:p>
          </table:table-cell>
          <table:table-cell table:style-name="ce2" table:formula="of:=-0.000000316 * [.A180]^3 + 0.0005182 * [.A180]^2 - 0.3885 * [.A180] + 132.95" office:value-type="float" office:value="61.233454604" calcext:value-type="float">
            <text:p>61.233454604</text:p>
          </table:table-cell>
          <table:table-cell office:value-type="float" office:value="61.233454604" calcext:value-type="float">
            <text:p>61.233454604</text:p>
          </table:table-cell>
          <table:table-cell table:style-name="ce2" table:formula="of:=INT(ROUND([.B180];0))" office:value-type="float" office:value="61" calcext:value-type="float">
            <text:p>61</text:p>
          </table:table-cell>
          <table:table-cell table:style-name="Default" office:value-type="float" office:value="61" calcext:value-type="float">
            <text:p>61</text:p>
          </table:table-cell>
          <table:table-cell table:style-name="Default"/>
          <table:table-cell table:number-columns-repeated="1017"/>
          <table:table-cell table:style-name="Default"/>
        </table:table-row>
        <table:table-row table:style-name="ro2">
          <table:table-cell office:value-type="float" office:value="262" calcext:value-type="float">
            <text:p>262</text:p>
          </table:table-cell>
          <table:table-cell table:style-name="ce2" table:formula="of:=-0.000000316 * [.A181]^3 + 0.0005182 * [.A181]^2 - 0.3885 * [.A181] + 132.95" office:value-type="float" office:value="61.051146752" calcext:value-type="float">
            <text:p>61.051146752</text:p>
          </table:table-cell>
          <table:table-cell office:value-type="float" office:value="61.051146752" calcext:value-type="float">
            <text:p>61.051146752</text:p>
          </table:table-cell>
          <table:table-cell table:style-name="ce2" table:formula="of:=INT(ROUND([.B181];0))" office:value-type="float" office:value="61" calcext:value-type="float">
            <text:p>61</text:p>
          </table:table-cell>
          <table:table-cell table:style-name="Default" office:value-type="float" office:value="61" calcext:value-type="float">
            <text:p>61</text:p>
          </table:table-cell>
          <table:table-cell table:style-name="Default"/>
          <table:table-cell table:number-columns-repeated="1017"/>
          <table:table-cell table:style-name="Default"/>
        </table:table-row>
        <table:table-row table:style-name="ro2">
          <table:table-cell office:value-type="float" office:value="263" calcext:value-type="float">
            <text:p>263</text:p>
          </table:table-cell>
          <table:table-cell table:style-name="ce2" table:formula="of:=-0.000000316 * [.A182]^3 + 0.0005182 * [.A182]^2 - 0.3885 * [.A182] + 132.95" office:value-type="float" office:value="60.869378548" calcext:value-type="float">
            <text:p>60.869378548</text:p>
          </table:table-cell>
          <table:table-cell office:value-type="float" office:value="60.869378548" calcext:value-type="float">
            <text:p>60.869378548</text:p>
          </table:table-cell>
          <table:table-cell table:style-name="ce2" table:formula="of:=INT(ROUND([.B182];0))" office:value-type="float" office:value="61" calcext:value-type="float">
            <text:p>61</text:p>
          </table:table-cell>
          <table:table-cell table:style-name="Default" office:value-type="float" office:value="61" calcext:value-type="float">
            <text:p>61</text:p>
          </table:table-cell>
          <table:table-cell table:style-name="Default"/>
          <table:table-cell table:number-columns-repeated="1017"/>
          <table:table-cell table:style-name="Default"/>
        </table:table-row>
        <table:table-row table:style-name="ro2">
          <table:table-cell office:value-type="float" office:value="264" calcext:value-type="float">
            <text:p>264</text:p>
          </table:table-cell>
          <table:table-cell table:style-name="ce2" table:formula="of:=-0.000000316 * [.A183]^3 + 0.0005182 * [.A183]^2 - 0.3885 * [.A183] + 132.95" office:value-type="float" office:value="60.688148096" calcext:value-type="float">
            <text:p>60.688148096</text:p>
          </table:table-cell>
          <table:table-cell office:value-type="float" office:value="60.688148096" calcext:value-type="float">
            <text:p>60.688148096</text:p>
          </table:table-cell>
          <table:table-cell table:style-name="ce2" table:formula="of:=INT(ROUND([.B183];0))" office:value-type="float" office:value="61" calcext:value-type="float">
            <text:p>61</text:p>
          </table:table-cell>
          <table:table-cell table:style-name="Default" office:value-type="float" office:value="61" calcext:value-type="float">
            <text:p>61</text:p>
          </table:table-cell>
          <table:table-cell table:style-name="Default"/>
          <table:table-cell table:number-columns-repeated="1017"/>
          <table:table-cell table:style-name="Default"/>
        </table:table-row>
        <table:table-row table:style-name="ro2">
          <table:table-cell office:value-type="float" office:value="265" calcext:value-type="float">
            <text:p>265</text:p>
          </table:table-cell>
          <table:table-cell table:style-name="ce2" table:formula="of:=-0.000000316 * [.A184]^3 + 0.0005182 * [.A184]^2 - 0.3885 * [.A184] + 132.95" office:value-type="float" office:value="60.5074535" calcext:value-type="float">
            <text:p>60.5074535</text:p>
          </table:table-cell>
          <table:table-cell office:value-type="float" office:value="60.5074535" calcext:value-type="float">
            <text:p>60.5074535</text:p>
          </table:table-cell>
          <table:table-cell table:style-name="ce2" table:formula="of:=INT(ROUND([.B184];0))" office:value-type="float" office:value="61" calcext:value-type="float">
            <text:p>61</text:p>
          </table:table-cell>
          <table:table-cell table:style-name="Default" office:value-type="float" office:value="61" calcext:value-type="float">
            <text:p>61</text:p>
          </table:table-cell>
          <table:table-cell table:style-name="Default"/>
          <table:table-cell table:number-columns-repeated="1017"/>
          <table:table-cell table:style-name="Default"/>
        </table:table-row>
        <table:table-row table:style-name="ro2">
          <table:table-cell office:value-type="float" office:value="266" calcext:value-type="float">
            <text:p>266</text:p>
          </table:table-cell>
          <table:table-cell table:style-name="ce2" table:formula="of:=-0.000000316 * [.A185]^3 + 0.0005182 * [.A185]^2 - 0.3885 * [.A185] + 132.95" office:value-type="float" office:value="60.327292864" calcext:value-type="float">
            <text:p>60.327292864</text:p>
          </table:table-cell>
          <table:table-cell office:value-type="float" office:value="60.327292864" calcext:value-type="float">
            <text:p>60.327292864</text:p>
          </table:table-cell>
          <table:table-cell table:style-name="ce2" table:formula="of:=INT(ROUND([.B185];0))" office:value-type="float" office:value="60" calcext:value-type="float">
            <text:p>60</text:p>
          </table:table-cell>
          <table:table-cell table:style-name="Default" office:value-type="float" office:value="60" calcext:value-type="float">
            <text:p>60</text:p>
          </table:table-cell>
          <table:table-cell table:style-name="Default"/>
          <table:table-cell table:number-columns-repeated="1017"/>
          <table:table-cell table:style-name="Default"/>
        </table:table-row>
        <table:table-row table:style-name="ro2">
          <table:table-cell office:value-type="float" office:value="267" calcext:value-type="float">
            <text:p>267</text:p>
          </table:table-cell>
          <table:table-cell table:style-name="ce2" table:formula="of:=-0.000000316 * [.A186]^3 + 0.0005182 * [.A186]^2 - 0.3885 * [.A186] + 132.95" office:value-type="float" office:value="60.147664292" calcext:value-type="float">
            <text:p>60.147664292</text:p>
          </table:table-cell>
          <table:table-cell office:value-type="float" office:value="60.147664292" calcext:value-type="float">
            <text:p>60.147664292</text:p>
          </table:table-cell>
          <table:table-cell table:style-name="ce2" table:formula="of:=INT(ROUND([.B186];0))" office:value-type="float" office:value="60" calcext:value-type="float">
            <text:p>60</text:p>
          </table:table-cell>
          <table:table-cell table:style-name="Default" office:value-type="float" office:value="60" calcext:value-type="float">
            <text:p>60</text:p>
          </table:table-cell>
          <table:table-cell table:style-name="Default"/>
          <table:table-cell table:number-columns-repeated="1017"/>
          <table:table-cell table:style-name="Default"/>
        </table:table-row>
        <table:table-row table:style-name="ro2">
          <table:table-cell office:value-type="float" office:value="268" calcext:value-type="float">
            <text:p>268</text:p>
          </table:table-cell>
          <table:table-cell table:style-name="ce2" table:formula="of:=-0.000000316 * [.A187]^3 + 0.0005182 * [.A187]^2 - 0.3885 * [.A187] + 132.95" office:value-type="float" office:value="59.968565888" calcext:value-type="float">
            <text:p>59.968565888</text:p>
          </table:table-cell>
          <table:table-cell office:value-type="float" office:value="59.968565888" calcext:value-type="float">
            <text:p>59.968565888</text:p>
          </table:table-cell>
          <table:table-cell table:style-name="ce2" table:formula="of:=INT(ROUND([.B187];0))" office:value-type="float" office:value="60" calcext:value-type="float">
            <text:p>60</text:p>
          </table:table-cell>
          <table:table-cell table:style-name="Default" office:value-type="float" office:value="60" calcext:value-type="float">
            <text:p>60</text:p>
          </table:table-cell>
          <table:table-cell table:style-name="Default"/>
          <table:table-cell table:number-columns-repeated="1017"/>
          <table:table-cell table:style-name="Default"/>
        </table:table-row>
        <table:table-row table:style-name="ro2">
          <table:table-cell office:value-type="float" office:value="269" calcext:value-type="float">
            <text:p>269</text:p>
          </table:table-cell>
          <table:table-cell table:style-name="ce2" table:formula="of:=-0.000000316 * [.A188]^3 + 0.0005182 * [.A188]^2 - 0.3885 * [.A188] + 132.95" office:value-type="float" office:value="59.789995756" calcext:value-type="float">
            <text:p>59.789995756</text:p>
          </table:table-cell>
          <table:table-cell office:value-type="float" office:value="59.789995756" calcext:value-type="float">
            <text:p>59.789995756</text:p>
          </table:table-cell>
          <table:table-cell table:style-name="ce2" table:formula="of:=INT(ROUND([.B188];0))" office:value-type="float" office:value="60" calcext:value-type="float">
            <text:p>60</text:p>
          </table:table-cell>
          <table:table-cell table:style-name="Default" office:value-type="float" office:value="60" calcext:value-type="float">
            <text:p>60</text:p>
          </table:table-cell>
          <table:table-cell table:style-name="Default"/>
          <table:table-cell table:number-columns-repeated="1017"/>
          <table:table-cell table:style-name="Default"/>
        </table:table-row>
        <table:table-row table:style-name="ro2">
          <table:table-cell office:value-type="float" office:value="270" calcext:value-type="float">
            <text:p>270</text:p>
          </table:table-cell>
          <table:table-cell table:style-name="ce2" table:formula="of:=-0.000000316 * [.A189]^3 + 0.0005182 * [.A189]^2 - 0.3885 * [.A189] + 132.95" office:value-type="float" office:value="59.611952" calcext:value-type="float">
            <text:p>59.611952</text:p>
          </table:table-cell>
          <table:table-cell office:value-type="float" office:value="59.611952" calcext:value-type="float">
            <text:p>59.611952</text:p>
          </table:table-cell>
          <table:table-cell table:style-name="ce2" table:formula="of:=INT(ROUND([.B189];0))" office:value-type="float" office:value="60" calcext:value-type="float">
            <text:p>60</text:p>
          </table:table-cell>
          <table:table-cell table:style-name="Default" office:value-type="float" office:value="60" calcext:value-type="float">
            <text:p>60</text:p>
          </table:table-cell>
          <table:table-cell table:style-name="Default"/>
          <table:table-cell table:number-columns-repeated="1017"/>
          <table:table-cell table:style-name="Default"/>
        </table:table-row>
        <table:table-row table:style-name="ro2">
          <table:table-cell office:value-type="float" office:value="271" calcext:value-type="float">
            <text:p>271</text:p>
          </table:table-cell>
          <table:table-cell table:style-name="ce2" table:formula="of:=-0.000000316 * [.A190]^3 + 0.0005182 * [.A190]^2 - 0.3885 * [.A190] + 132.95" office:value-type="float" office:value="59.434432724" calcext:value-type="float">
            <text:p>59.434432724</text:p>
          </table:table-cell>
          <table:table-cell office:value-type="float" office:value="59.434432724" calcext:value-type="float">
            <text:p>59.434432724</text:p>
          </table:table-cell>
          <table:table-cell table:style-name="ce2" table:formula="of:=INT(ROUND([.B190];0))" office:value-type="float" office:value="59" calcext:value-type="float">
            <text:p>59</text:p>
          </table:table-cell>
          <table:table-cell table:style-name="Default" office:value-type="float" office:value="59" calcext:value-type="float">
            <text:p>59</text:p>
          </table:table-cell>
          <table:table-cell table:style-name="Default"/>
          <table:table-cell table:number-columns-repeated="1017"/>
          <table:table-cell table:style-name="Default"/>
        </table:table-row>
        <table:table-row table:style-name="ro2">
          <table:table-cell office:value-type="float" office:value="272" calcext:value-type="float">
            <text:p>272</text:p>
          </table:table-cell>
          <table:table-cell table:style-name="ce2" table:formula="of:=-0.000000316 * [.A191]^3 + 0.0005182 * [.A191]^2 - 0.3885 * [.A191] + 132.95" office:value-type="float" office:value="59.257436032" calcext:value-type="float">
            <text:p>59.257436032</text:p>
          </table:table-cell>
          <table:table-cell office:value-type="float" office:value="59.257436032" calcext:value-type="float">
            <text:p>59.257436032</text:p>
          </table:table-cell>
          <table:table-cell table:style-name="ce2" table:formula="of:=INT(ROUND([.B191];0))" office:value-type="float" office:value="59" calcext:value-type="float">
            <text:p>59</text:p>
          </table:table-cell>
          <table:table-cell table:style-name="Default" office:value-type="float" office:value="59" calcext:value-type="float">
            <text:p>59</text:p>
          </table:table-cell>
          <table:table-cell table:style-name="Default"/>
          <table:table-cell table:number-columns-repeated="1017"/>
          <table:table-cell table:style-name="Default"/>
        </table:table-row>
        <table:table-row table:style-name="ro2">
          <table:table-cell office:value-type="float" office:value="273" calcext:value-type="float">
            <text:p>273</text:p>
          </table:table-cell>
          <table:table-cell table:style-name="ce2" table:formula="of:=-0.000000316 * [.A192]^3 + 0.0005182 * [.A192]^2 - 0.3885 * [.A192] + 132.95" office:value-type="float" office:value="59.080960028" calcext:value-type="float">
            <text:p>59.080960028</text:p>
          </table:table-cell>
          <table:table-cell office:value-type="float" office:value="59.080960028" calcext:value-type="float">
            <text:p>59.080960028</text:p>
          </table:table-cell>
          <table:table-cell table:style-name="ce2" table:formula="of:=INT(ROUND([.B192];0))" office:value-type="float" office:value="59" calcext:value-type="float">
            <text:p>59</text:p>
          </table:table-cell>
          <table:table-cell table:style-name="Default" office:value-type="float" office:value="59" calcext:value-type="float">
            <text:p>59</text:p>
          </table:table-cell>
          <table:table-cell table:style-name="Default"/>
          <table:table-cell table:number-columns-repeated="1017"/>
          <table:table-cell table:style-name="Default"/>
        </table:table-row>
        <table:table-row table:style-name="ro2">
          <table:table-cell office:value-type="float" office:value="274" calcext:value-type="float">
            <text:p>274</text:p>
          </table:table-cell>
          <table:table-cell table:style-name="ce2" table:formula="of:=-0.000000316 * [.A193]^3 + 0.0005182 * [.A193]^2 - 0.3885 * [.A193] + 132.95" office:value-type="float" office:value="58.905002816" calcext:value-type="float">
            <text:p>58.905002816</text:p>
          </table:table-cell>
          <table:table-cell office:value-type="float" office:value="58.905002816" calcext:value-type="float">
            <text:p>58.905002816</text:p>
          </table:table-cell>
          <table:table-cell table:style-name="ce2" table:formula="of:=INT(ROUND([.B193];0))" office:value-type="float" office:value="59" calcext:value-type="float">
            <text:p>59</text:p>
          </table:table-cell>
          <table:table-cell table:style-name="Default" office:value-type="float" office:value="59" calcext:value-type="float">
            <text:p>59</text:p>
          </table:table-cell>
          <table:table-cell table:style-name="Default"/>
          <table:table-cell table:number-columns-repeated="1017"/>
          <table:table-cell table:style-name="Default"/>
        </table:table-row>
        <table:table-row table:style-name="ro2">
          <table:table-cell office:value-type="float" office:value="275" calcext:value-type="float">
            <text:p>275</text:p>
          </table:table-cell>
          <table:table-cell table:style-name="ce2" table:formula="of:=-0.000000316 * [.A194]^3 + 0.0005182 * [.A194]^2 - 0.3885 * [.A194] + 132.95" office:value-type="float" office:value="58.7295625" calcext:value-type="float">
            <text:p>58.7295625</text:p>
          </table:table-cell>
          <table:table-cell office:value-type="float" office:value="58.7295625" calcext:value-type="float">
            <text:p>58.7295625</text:p>
          </table:table-cell>
          <table:table-cell table:style-name="ce2" table:formula="of:=INT(ROUND([.B194];0))" office:value-type="float" office:value="59" calcext:value-type="float">
            <text:p>59</text:p>
          </table:table-cell>
          <table:table-cell table:style-name="Default" office:value-type="float" office:value="59" calcext:value-type="float">
            <text:p>59</text:p>
          </table:table-cell>
          <table:table-cell table:style-name="Default"/>
          <table:table-cell table:number-columns-repeated="1017"/>
          <table:table-cell table:style-name="Default"/>
        </table:table-row>
        <table:table-row table:style-name="ro2">
          <table:table-cell office:value-type="float" office:value="276" calcext:value-type="float">
            <text:p>276</text:p>
          </table:table-cell>
          <table:table-cell table:style-name="ce2" table:formula="of:=-0.000000316 * [.A195]^3 + 0.0005182 * [.A195]^2 - 0.3885 * [.A195] + 132.95" office:value-type="float" office:value="58.554637184" calcext:value-type="float">
            <text:p>58.554637184</text:p>
          </table:table-cell>
          <table:table-cell office:value-type="float" office:value="58.554637184" calcext:value-type="float">
            <text:p>58.554637184</text:p>
          </table:table-cell>
          <table:table-cell table:style-name="ce2" table:formula="of:=INT(ROUND([.B195];0))" office:value-type="float" office:value="59" calcext:value-type="float">
            <text:p>59</text:p>
          </table:table-cell>
          <table:table-cell table:style-name="Default" office:value-type="float" office:value="59" calcext:value-type="float">
            <text:p>59</text:p>
          </table:table-cell>
          <table:table-cell table:style-name="Default"/>
          <table:table-cell table:number-columns-repeated="1017"/>
          <table:table-cell table:style-name="Default"/>
        </table:table-row>
        <table:table-row table:style-name="ro2">
          <table:table-cell office:value-type="float" office:value="277" calcext:value-type="float">
            <text:p>277</text:p>
          </table:table-cell>
          <table:table-cell table:style-name="ce2" table:formula="of:=-0.000000316 * [.A196]^3 + 0.0005182 * [.A196]^2 - 0.3885 * [.A196] + 132.95" office:value-type="float" office:value="58.380224972" calcext:value-type="float">
            <text:p>58.380224972</text:p>
          </table:table-cell>
          <table:table-cell office:value-type="float" office:value="58.380224972" calcext:value-type="float">
            <text:p>58.380224972</text:p>
          </table:table-cell>
          <table:table-cell table:style-name="ce2" table:formula="of:=INT(ROUND([.B196];0))" office:value-type="float" office:value="58" calcext:value-type="float">
            <text:p>58</text:p>
          </table:table-cell>
          <table:table-cell table:style-name="Default" office:value-type="float" office:value="58" calcext:value-type="float">
            <text:p>58</text:p>
          </table:table-cell>
          <table:table-cell table:style-name="Default"/>
          <table:table-cell table:number-columns-repeated="1017"/>
          <table:table-cell table:style-name="Default"/>
        </table:table-row>
        <table:table-row table:style-name="ro2">
          <table:table-cell office:value-type="float" office:value="278" calcext:value-type="float">
            <text:p>278</text:p>
          </table:table-cell>
          <table:table-cell table:style-name="ce2" table:formula="of:=-0.000000316 * [.A197]^3 + 0.0005182 * [.A197]^2 - 0.3885 * [.A197] + 132.95" office:value-type="float" office:value="58.206323968" calcext:value-type="float">
            <text:p>58.206323968</text:p>
          </table:table-cell>
          <table:table-cell office:value-type="float" office:value="58.206323968" calcext:value-type="float">
            <text:p>58.206323968</text:p>
          </table:table-cell>
          <table:table-cell table:style-name="ce2" table:formula="of:=INT(ROUND([.B197];0))" office:value-type="float" office:value="58" calcext:value-type="float">
            <text:p>58</text:p>
          </table:table-cell>
          <table:table-cell table:style-name="Default" office:value-type="float" office:value="58" calcext:value-type="float">
            <text:p>58</text:p>
          </table:table-cell>
          <table:table-cell table:style-name="Default"/>
          <table:table-cell table:number-columns-repeated="1017"/>
          <table:table-cell table:style-name="Default"/>
        </table:table-row>
        <table:table-row table:style-name="ro2">
          <table:table-cell office:value-type="float" office:value="279" calcext:value-type="float">
            <text:p>279</text:p>
          </table:table-cell>
          <table:table-cell table:style-name="ce2" table:formula="of:=-0.000000316 * [.A198]^3 + 0.0005182 * [.A198]^2 - 0.3885 * [.A198] + 132.95" office:value-type="float" office:value="58.032932276" calcext:value-type="float">
            <text:p>58.032932276</text:p>
          </table:table-cell>
          <table:table-cell office:value-type="float" office:value="58.032932276" calcext:value-type="float">
            <text:p>58.032932276</text:p>
          </table:table-cell>
          <table:table-cell table:style-name="ce2" table:formula="of:=INT(ROUND([.B198];0))" office:value-type="float" office:value="58" calcext:value-type="float">
            <text:p>58</text:p>
          </table:table-cell>
          <table:table-cell table:style-name="Default" office:value-type="float" office:value="58" calcext:value-type="float">
            <text:p>58</text:p>
          </table:table-cell>
          <table:table-cell table:style-name="Default"/>
          <table:table-cell table:number-columns-repeated="1017"/>
          <table:table-cell table:style-name="Default"/>
        </table:table-row>
        <table:table-row table:style-name="ro2">
          <table:table-cell office:value-type="float" office:value="280" calcext:value-type="float">
            <text:p>280</text:p>
          </table:table-cell>
          <table:table-cell table:style-name="ce2" table:formula="of:=-0.000000316 * [.A199]^3 + 0.0005182 * [.A199]^2 - 0.3885 * [.A199] + 132.95" office:value-type="float" office:value="57.860048" calcext:value-type="float">
            <text:p>57.860048</text:p>
          </table:table-cell>
          <table:table-cell office:value-type="float" office:value="57.860048" calcext:value-type="float">
            <text:p>57.860048</text:p>
          </table:table-cell>
          <table:table-cell table:style-name="ce2" table:formula="of:=INT(ROUND([.B199];0))" office:value-type="float" office:value="58" calcext:value-type="float">
            <text:p>58</text:p>
          </table:table-cell>
          <table:table-cell table:style-name="Default" office:value-type="float" office:value="58" calcext:value-type="float">
            <text:p>58</text:p>
          </table:table-cell>
          <table:table-cell table:style-name="Default"/>
          <table:table-cell table:number-columns-repeated="1017"/>
          <table:table-cell table:style-name="Default"/>
        </table:table-row>
        <table:table-row table:style-name="ro2">
          <table:table-cell office:value-type="float" office:value="281" calcext:value-type="float">
            <text:p>281</text:p>
          </table:table-cell>
          <table:table-cell table:style-name="ce2" table:formula="of:=-0.000000316 * [.A200]^3 + 0.0005182 * [.A200]^2 - 0.3885 * [.A200] + 132.95" office:value-type="float" office:value="57.687669244" calcext:value-type="float">
            <text:p>57.687669244</text:p>
          </table:table-cell>
          <table:table-cell office:value-type="float" office:value="57.687669244" calcext:value-type="float">
            <text:p>57.687669244</text:p>
          </table:table-cell>
          <table:table-cell table:style-name="ce2" table:formula="of:=INT(ROUND([.B200];0))" office:value-type="float" office:value="58" calcext:value-type="float">
            <text:p>58</text:p>
          </table:table-cell>
          <table:table-cell table:style-name="Default" office:value-type="float" office:value="58" calcext:value-type="float">
            <text:p>58</text:p>
          </table:table-cell>
          <table:table-cell table:style-name="Default"/>
          <table:table-cell table:number-columns-repeated="1017"/>
          <table:table-cell table:style-name="Default"/>
        </table:table-row>
        <table:table-row table:style-name="ro2">
          <table:table-cell office:value-type="float" office:value="282" calcext:value-type="float">
            <text:p>282</text:p>
          </table:table-cell>
          <table:table-cell table:style-name="ce2" table:formula="of:=-0.000000316 * [.A201]^3 + 0.0005182 * [.A201]^2 - 0.3885 * [.A201] + 132.95" office:value-type="float" office:value="57.515794112" calcext:value-type="float">
            <text:p>57.515794112</text:p>
          </table:table-cell>
          <table:table-cell office:value-type="float" office:value="57.515794112" calcext:value-type="float">
            <text:p>57.515794112</text:p>
          </table:table-cell>
          <table:table-cell table:style-name="ce2" table:formula="of:=INT(ROUND([.B201];0))" office:value-type="float" office:value="58" calcext:value-type="float">
            <text:p>58</text:p>
          </table:table-cell>
          <table:table-cell table:style-name="Default" office:value-type="float" office:value="58" calcext:value-type="float">
            <text:p>58</text:p>
          </table:table-cell>
          <table:table-cell table:style-name="Default"/>
          <table:table-cell table:number-columns-repeated="1017"/>
          <table:table-cell table:style-name="Default"/>
        </table:table-row>
        <table:table-row table:style-name="ro2">
          <table:table-cell office:value-type="float" office:value="283" calcext:value-type="float">
            <text:p>283</text:p>
          </table:table-cell>
          <table:table-cell table:style-name="ce2" table:formula="of:=-0.000000316 * [.A202]^3 + 0.0005182 * [.A202]^2 - 0.3885 * [.A202] + 132.95" office:value-type="float" office:value="57.344420708" calcext:value-type="float">
            <text:p>57.344420708</text:p>
          </table:table-cell>
          <table:table-cell office:value-type="float" office:value="57.344420708" calcext:value-type="float">
            <text:p>57.344420708</text:p>
          </table:table-cell>
          <table:table-cell table:style-name="ce2" table:formula="of:=INT(ROUND([.B202];0))" office:value-type="float" office:value="57" calcext:value-type="float">
            <text:p>57</text:p>
          </table:table-cell>
          <table:table-cell table:style-name="Default" office:value-type="float" office:value="57" calcext:value-type="float">
            <text:p>57</text:p>
          </table:table-cell>
          <table:table-cell table:style-name="Default"/>
          <table:table-cell table:number-columns-repeated="1017"/>
          <table:table-cell table:style-name="Default"/>
        </table:table-row>
        <table:table-row table:style-name="ro2">
          <table:table-cell office:value-type="float" office:value="284" calcext:value-type="float">
            <text:p>284</text:p>
          </table:table-cell>
          <table:table-cell table:style-name="ce2" table:formula="of:=-0.000000316 * [.A203]^3 + 0.0005182 * [.A203]^2 - 0.3885 * [.A203] + 132.95" office:value-type="float" office:value="57.173547136" calcext:value-type="float">
            <text:p>57.173547136</text:p>
          </table:table-cell>
          <table:table-cell office:value-type="float" office:value="57.173547136" calcext:value-type="float">
            <text:p>57.173547136</text:p>
          </table:table-cell>
          <table:table-cell table:style-name="ce2" table:formula="of:=INT(ROUND([.B203];0))" office:value-type="float" office:value="57" calcext:value-type="float">
            <text:p>57</text:p>
          </table:table-cell>
          <table:table-cell table:style-name="Default" office:value-type="float" office:value="57" calcext:value-type="float">
            <text:p>57</text:p>
          </table:table-cell>
          <table:table-cell table:style-name="Default"/>
          <table:table-cell table:number-columns-repeated="1017"/>
          <table:table-cell table:style-name="Default"/>
        </table:table-row>
        <table:table-row table:style-name="ro2">
          <table:table-cell office:value-type="float" office:value="285" calcext:value-type="float">
            <text:p>285</text:p>
          </table:table-cell>
          <table:table-cell table:style-name="ce2" table:formula="of:=-0.000000316 * [.A204]^3 + 0.0005182 * [.A204]^2 - 0.3885 * [.A204] + 132.95" office:value-type="float" office:value="57.0031715" calcext:value-type="float">
            <text:p>57.0031715</text:p>
          </table:table-cell>
          <table:table-cell office:value-type="float" office:value="57.0031715" calcext:value-type="float">
            <text:p>57.0031715</text:p>
          </table:table-cell>
          <table:table-cell table:style-name="ce2" table:formula="of:=INT(ROUND([.B204];0))" office:value-type="float" office:value="57" calcext:value-type="float">
            <text:p>57</text:p>
          </table:table-cell>
          <table:table-cell table:style-name="Default" office:value-type="float" office:value="57" calcext:value-type="float">
            <text:p>57</text:p>
          </table:table-cell>
          <table:table-cell table:style-name="Default"/>
          <table:table-cell table:number-columns-repeated="1017"/>
          <table:table-cell table:style-name="Default"/>
        </table:table-row>
        <table:table-row table:style-name="ro2">
          <table:table-cell office:value-type="float" office:value="286" calcext:value-type="float">
            <text:p>286</text:p>
          </table:table-cell>
          <table:table-cell table:style-name="ce2" table:formula="of:=-0.000000316 * [.A205]^3 + 0.0005182 * [.A205]^2 - 0.3885 * [.A205] + 132.95" office:value-type="float" office:value="56.833291904" calcext:value-type="float">
            <text:p>56.833291904</text:p>
          </table:table-cell>
          <table:table-cell office:value-type="float" office:value="56.833291904" calcext:value-type="float">
            <text:p>56.833291904</text:p>
          </table:table-cell>
          <table:table-cell table:style-name="ce2" table:formula="of:=INT(ROUND([.B205];0))" office:value-type="float" office:value="57" calcext:value-type="float">
            <text:p>57</text:p>
          </table:table-cell>
          <table:table-cell table:style-name="Default" office:value-type="float" office:value="57" calcext:value-type="float">
            <text:p>57</text:p>
          </table:table-cell>
          <table:table-cell table:style-name="Default"/>
          <table:table-cell table:number-columns-repeated="1017"/>
          <table:table-cell table:style-name="Default"/>
        </table:table-row>
        <table:table-row table:style-name="ro2">
          <table:table-cell office:value-type="float" office:value="287" calcext:value-type="float">
            <text:p>287</text:p>
          </table:table-cell>
          <table:table-cell table:style-name="ce2" table:formula="of:=-0.000000316 * [.A206]^3 + 0.0005182 * [.A206]^2 - 0.3885 * [.A206] + 132.95" office:value-type="float" office:value="56.663906452" calcext:value-type="float">
            <text:p>56.663906452</text:p>
          </table:table-cell>
          <table:table-cell office:value-type="float" office:value="56.663906452" calcext:value-type="float">
            <text:p>56.663906452</text:p>
          </table:table-cell>
          <table:table-cell table:style-name="ce2" table:formula="of:=INT(ROUND([.B206];0))" office:value-type="float" office:value="57" calcext:value-type="float">
            <text:p>57</text:p>
          </table:table-cell>
          <table:table-cell table:style-name="Default" office:value-type="float" office:value="57" calcext:value-type="float">
            <text:p>57</text:p>
          </table:table-cell>
          <table:table-cell table:style-name="Default"/>
          <table:table-cell table:number-columns-repeated="1017"/>
          <table:table-cell table:style-name="Default"/>
        </table:table-row>
        <table:table-row table:style-name="ro2">
          <table:table-cell office:value-type="float" office:value="288" calcext:value-type="float">
            <text:p>288</text:p>
          </table:table-cell>
          <table:table-cell table:style-name="ce2" table:formula="of:=-0.000000316 * [.A207]^3 + 0.0005182 * [.A207]^2 - 0.3885 * [.A207] + 132.95" office:value-type="float" office:value="56.495013248" calcext:value-type="float">
            <text:p>56.495013248</text:p>
          </table:table-cell>
          <table:table-cell office:value-type="float" office:value="56.495013248" calcext:value-type="float">
            <text:p>56.495013248</text:p>
          </table:table-cell>
          <table:table-cell table:style-name="ce2" table:formula="of:=INT(ROUND([.B207];0))" office:value-type="float" office:value="56" calcext:value-type="float">
            <text:p>56</text:p>
          </table:table-cell>
          <table:table-cell table:style-name="Default" office:value-type="float" office:value="56" calcext:value-type="float">
            <text:p>56</text:p>
          </table:table-cell>
          <table:table-cell table:style-name="Default"/>
          <table:table-cell table:number-columns-repeated="1017"/>
          <table:table-cell table:style-name="Default"/>
        </table:table-row>
        <table:table-row table:style-name="ro2">
          <table:table-cell office:value-type="float" office:value="289" calcext:value-type="float">
            <text:p>289</text:p>
          </table:table-cell>
          <table:table-cell table:style-name="ce2" table:formula="of:=-0.000000316 * [.A208]^3 + 0.0005182 * [.A208]^2 - 0.3885 * [.A208] + 132.95" office:value-type="float" office:value="56.326610396" calcext:value-type="float">
            <text:p>56.326610396</text:p>
          </table:table-cell>
          <table:table-cell office:value-type="float" office:value="56.326610396" calcext:value-type="float">
            <text:p>56.326610396</text:p>
          </table:table-cell>
          <table:table-cell table:style-name="ce2" table:formula="of:=INT(ROUND([.B208];0))" office:value-type="float" office:value="56" calcext:value-type="float">
            <text:p>56</text:p>
          </table:table-cell>
          <table:table-cell table:style-name="Default" office:value-type="float" office:value="56" calcext:value-type="float">
            <text:p>56</text:p>
          </table:table-cell>
          <table:table-cell table:style-name="Default"/>
          <table:table-cell table:number-columns-repeated="1017"/>
          <table:table-cell table:style-name="Default"/>
        </table:table-row>
        <table:table-row table:style-name="ro2">
          <table:table-cell office:value-type="float" office:value="290" calcext:value-type="float">
            <text:p>290</text:p>
          </table:table-cell>
          <table:table-cell table:style-name="ce2" table:formula="of:=-0.000000316 * [.A209]^3 + 0.0005182 * [.A209]^2 - 0.3885 * [.A209] + 132.95" office:value-type="float" office:value="56.158696" calcext:value-type="float">
            <text:p>56.158696</text:p>
          </table:table-cell>
          <table:table-cell office:value-type="float" office:value="56.158696" calcext:value-type="float">
            <text:p>56.158696</text:p>
          </table:table-cell>
          <table:table-cell table:style-name="ce2" table:formula="of:=INT(ROUND([.B209];0))" office:value-type="float" office:value="56" calcext:value-type="float">
            <text:p>56</text:p>
          </table:table-cell>
          <table:table-cell table:style-name="Default" office:value-type="float" office:value="56" calcext:value-type="float">
            <text:p>56</text:p>
          </table:table-cell>
          <table:table-cell table:style-name="Default"/>
          <table:table-cell table:number-columns-repeated="1017"/>
          <table:table-cell table:style-name="Default"/>
        </table:table-row>
        <table:table-row table:style-name="ro2">
          <table:table-cell office:value-type="float" office:value="291" calcext:value-type="float">
            <text:p>291</text:p>
          </table:table-cell>
          <table:table-cell table:style-name="ce2" table:formula="of:=-0.000000316 * [.A210]^3 + 0.0005182 * [.A210]^2 - 0.3885 * [.A210] + 132.95" office:value-type="float" office:value="55.991268164" calcext:value-type="float">
            <text:p>55.991268164</text:p>
          </table:table-cell>
          <table:table-cell office:value-type="float" office:value="55.991268164" calcext:value-type="float">
            <text:p>55.991268164</text:p>
          </table:table-cell>
          <table:table-cell table:style-name="ce2" table:formula="of:=INT(ROUND([.B210];0))" office:value-type="float" office:value="56" calcext:value-type="float">
            <text:p>56</text:p>
          </table:table-cell>
          <table:table-cell table:style-name="Default" office:value-type="float" office:value="56" calcext:value-type="float">
            <text:p>56</text:p>
          </table:table-cell>
          <table:table-cell table:style-name="Default"/>
          <table:table-cell table:number-columns-repeated="1017"/>
          <table:table-cell table:style-name="Default"/>
        </table:table-row>
        <table:table-row table:style-name="ro2">
          <table:table-cell office:value-type="float" office:value="292" calcext:value-type="float">
            <text:p>292</text:p>
          </table:table-cell>
          <table:table-cell table:style-name="ce2" table:formula="of:=-0.000000316 * [.A211]^3 + 0.0005182 * [.A211]^2 - 0.3885 * [.A211] + 132.95" office:value-type="float" office:value="55.824324992" calcext:value-type="float">
            <text:p>55.824324992</text:p>
          </table:table-cell>
          <table:table-cell office:value-type="float" office:value="55.824324992" calcext:value-type="float">
            <text:p>55.824324992</text:p>
          </table:table-cell>
          <table:table-cell table:style-name="ce2" table:formula="of:=INT(ROUND([.B211];0))" office:value-type="float" office:value="56" calcext:value-type="float">
            <text:p>56</text:p>
          </table:table-cell>
          <table:table-cell table:style-name="Default" office:value-type="float" office:value="56" calcext:value-type="float">
            <text:p>56</text:p>
          </table:table-cell>
          <table:table-cell table:style-name="Default"/>
          <table:table-cell table:number-columns-repeated="1017"/>
          <table:table-cell table:style-name="Default"/>
        </table:table-row>
        <table:table-row table:style-name="ro2">
          <table:table-cell office:value-type="float" office:value="293" calcext:value-type="float">
            <text:p>293</text:p>
          </table:table-cell>
          <table:table-cell table:style-name="ce2" table:formula="of:=-0.000000316 * [.A212]^3 + 0.0005182 * [.A212]^2 - 0.3885 * [.A212] + 132.95" office:value-type="float" office:value="55.657864588" calcext:value-type="float">
            <text:p>55.657864588</text:p>
          </table:table-cell>
          <table:table-cell office:value-type="float" office:value="55.657864588" calcext:value-type="float">
            <text:p>55.657864588</text:p>
          </table:table-cell>
          <table:table-cell table:style-name="ce2" table:formula="of:=INT(ROUND([.B212];0))" office:value-type="float" office:value="56" calcext:value-type="float">
            <text:p>56</text:p>
          </table:table-cell>
          <table:table-cell table:style-name="Default" office:value-type="float" office:value="56" calcext:value-type="float">
            <text:p>56</text:p>
          </table:table-cell>
          <table:table-cell table:style-name="Default"/>
          <table:table-cell table:number-columns-repeated="1017"/>
          <table:table-cell table:style-name="Default"/>
        </table:table-row>
        <table:table-row table:style-name="ro2">
          <table:table-cell office:value-type="float" office:value="294" calcext:value-type="float">
            <text:p>294</text:p>
          </table:table-cell>
          <table:table-cell table:style-name="ce2" table:formula="of:=-0.000000316 * [.A213]^3 + 0.0005182 * [.A213]^2 - 0.3885 * [.A213] + 132.95" office:value-type="float" office:value="55.491885056" calcext:value-type="float">
            <text:p>55.491885056</text:p>
          </table:table-cell>
          <table:table-cell office:value-type="float" office:value="55.491885056" calcext:value-type="float">
            <text:p>55.491885056</text:p>
          </table:table-cell>
          <table:table-cell table:style-name="ce2" table:formula="of:=INT(ROUND([.B213];0))" office:value-type="float" office:value="55" calcext:value-type="float">
            <text:p>55</text:p>
          </table:table-cell>
          <table:table-cell table:style-name="Default" office:value-type="float" office:value="55" calcext:value-type="float">
            <text:p>55</text:p>
          </table:table-cell>
          <table:table-cell table:style-name="Default"/>
          <table:table-cell table:number-columns-repeated="1017"/>
          <table:table-cell table:style-name="Default"/>
        </table:table-row>
        <table:table-row table:style-name="ro2">
          <table:table-cell office:value-type="float" office:value="295" calcext:value-type="float">
            <text:p>295</text:p>
          </table:table-cell>
          <table:table-cell table:style-name="ce2" table:formula="of:=-0.000000316 * [.A214]^3 + 0.0005182 * [.A214]^2 - 0.3885 * [.A214] + 132.95" office:value-type="float" office:value="55.3263845" calcext:value-type="float">
            <text:p>55.3263845</text:p>
          </table:table-cell>
          <table:table-cell office:value-type="float" office:value="55.3263845" calcext:value-type="float">
            <text:p>55.3263845</text:p>
          </table:table-cell>
          <table:table-cell table:style-name="ce2" table:formula="of:=INT(ROUND([.B214];0))" office:value-type="float" office:value="55" calcext:value-type="float">
            <text:p>55</text:p>
          </table:table-cell>
          <table:table-cell table:style-name="Default" office:value-type="float" office:value="55" calcext:value-type="float">
            <text:p>55</text:p>
          </table:table-cell>
          <table:table-cell table:style-name="Default"/>
          <table:table-cell table:number-columns-repeated="1017"/>
          <table:table-cell table:style-name="Default"/>
        </table:table-row>
        <table:table-row table:style-name="ro2">
          <table:table-cell office:value-type="float" office:value="296" calcext:value-type="float">
            <text:p>296</text:p>
          </table:table-cell>
          <table:table-cell table:style-name="ce2" table:formula="of:=-0.000000316 * [.A215]^3 + 0.0005182 * [.A215]^2 - 0.3885 * [.A215] + 132.95" office:value-type="float" office:value="55.161361024" calcext:value-type="float">
            <text:p>55.161361024</text:p>
          </table:table-cell>
          <table:table-cell office:value-type="float" office:value="55.161361024" calcext:value-type="float">
            <text:p>55.161361024</text:p>
          </table:table-cell>
          <table:table-cell table:style-name="ce2" table:formula="of:=INT(ROUND([.B215];0))" office:value-type="float" office:value="55" calcext:value-type="float">
            <text:p>55</text:p>
          </table:table-cell>
          <table:table-cell table:style-name="Default" office:value-type="float" office:value="55" calcext:value-type="float">
            <text:p>55</text:p>
          </table:table-cell>
          <table:table-cell table:style-name="Default"/>
          <table:table-cell table:number-columns-repeated="1017"/>
          <table:table-cell table:style-name="Default"/>
        </table:table-row>
        <table:table-row table:style-name="ro2">
          <table:table-cell office:value-type="float" office:value="297" calcext:value-type="float">
            <text:p>297</text:p>
          </table:table-cell>
          <table:table-cell table:style-name="ce2" table:formula="of:=-0.000000316 * [.A216]^3 + 0.0005182 * [.A216]^2 - 0.3885 * [.A216] + 132.95" office:value-type="float" office:value="54.996812732" calcext:value-type="float">
            <text:p>54.996812732</text:p>
          </table:table-cell>
          <table:table-cell office:value-type="float" office:value="54.996812732" calcext:value-type="float">
            <text:p>54.996812732</text:p>
          </table:table-cell>
          <table:table-cell table:style-name="ce2" table:formula="of:=INT(ROUND([.B216];0))" office:value-type="float" office:value="55" calcext:value-type="float">
            <text:p>55</text:p>
          </table:table-cell>
          <table:table-cell table:style-name="Default" office:value-type="float" office:value="55" calcext:value-type="float">
            <text:p>55</text:p>
          </table:table-cell>
          <table:table-cell table:style-name="Default"/>
          <table:table-cell table:number-columns-repeated="1017"/>
          <table:table-cell table:style-name="Default"/>
        </table:table-row>
        <table:table-row table:style-name="ro2">
          <table:table-cell office:value-type="float" office:value="298" calcext:value-type="float">
            <text:p>298</text:p>
          </table:table-cell>
          <table:table-cell table:style-name="ce2" table:formula="of:=-0.000000316 * [.A217]^3 + 0.0005182 * [.A217]^2 - 0.3885 * [.A217] + 132.95" office:value-type="float" office:value="54.832737728" calcext:value-type="float">
            <text:p>54.832737728</text:p>
          </table:table-cell>
          <table:table-cell office:value-type="float" office:value="54.832737728" calcext:value-type="float">
            <text:p>54.832737728</text:p>
          </table:table-cell>
          <table:table-cell table:style-name="ce2" table:formula="of:=INT(ROUND([.B217];0))" office:value-type="float" office:value="55" calcext:value-type="float">
            <text:p>55</text:p>
          </table:table-cell>
          <table:table-cell table:style-name="Default" office:value-type="float" office:value="55" calcext:value-type="float">
            <text:p>55</text:p>
          </table:table-cell>
          <table:table-cell table:style-name="Default"/>
          <table:table-cell table:number-columns-repeated="1017"/>
          <table:table-cell table:style-name="Default"/>
        </table:table-row>
        <table:table-row table:style-name="ro2">
          <table:table-cell office:value-type="float" office:value="299" calcext:value-type="float">
            <text:p>299</text:p>
          </table:table-cell>
          <table:table-cell table:style-name="ce2" table:formula="of:=-0.000000316 * [.A218]^3 + 0.0005182 * [.A218]^2 - 0.3885 * [.A218] + 132.95" office:value-type="float" office:value="54.669134116" calcext:value-type="float">
            <text:p>54.669134116</text:p>
          </table:table-cell>
          <table:table-cell office:value-type="float" office:value="54.669134116" calcext:value-type="float">
            <text:p>54.669134116</text:p>
          </table:table-cell>
          <table:table-cell table:style-name="ce2" table:formula="of:=INT(ROUND([.B218];0))" office:value-type="float" office:value="55" calcext:value-type="float">
            <text:p>55</text:p>
          </table:table-cell>
          <table:table-cell table:style-name="Default" office:value-type="float" office:value="55" calcext:value-type="float">
            <text:p>55</text:p>
          </table:table-cell>
          <table:table-cell table:style-name="Default"/>
          <table:table-cell table:number-columns-repeated="1017"/>
          <table:table-cell table:style-name="Default"/>
        </table:table-row>
        <table:table-row table:style-name="ro2">
          <table:table-cell office:value-type="float" office:value="300" calcext:value-type="float">
            <text:p>300</text:p>
          </table:table-cell>
          <table:table-cell table:style-name="ce2" table:formula="of:=-0.000000316 * [.A219]^3 + 0.0005182 * [.A219]^2 - 0.3885 * [.A219] + 132.95" office:value-type="float" office:value="54.506" calcext:value-type="float">
            <text:p>54.506</text:p>
          </table:table-cell>
          <table:table-cell office:value-type="float" office:value="54.506" calcext:value-type="float">
            <text:p>54.506</text:p>
          </table:table-cell>
          <table:table-cell table:style-name="ce2" table:formula="of:=INT(ROUND([.B219];0))" office:value-type="float" office:value="55" calcext:value-type="float">
            <text:p>55</text:p>
          </table:table-cell>
          <table:table-cell table:style-name="Default" office:value-type="float" office:value="55" calcext:value-type="float">
            <text:p>55</text:p>
          </table:table-cell>
          <table:table-cell table:style-name="Default"/>
          <table:table-cell table:number-columns-repeated="1017"/>
          <table:table-cell table:style-name="Default"/>
        </table:table-row>
        <table:table-row table:style-name="ro2">
          <table:table-cell office:value-type="float" office:value="301" calcext:value-type="float">
            <text:p>301</text:p>
          </table:table-cell>
          <table:table-cell table:style-name="ce2" table:formula="of:=-0.000000316 * [.A220]^3 + 0.0005182 * [.A220]^2 - 0.3885 * [.A220] + 132.95" office:value-type="float" office:value="54.343333484" calcext:value-type="float">
            <text:p>54.343333484</text:p>
          </table:table-cell>
          <table:table-cell office:value-type="float" office:value="54.343333484" calcext:value-type="float">
            <text:p>54.343333484</text:p>
          </table:table-cell>
          <table:table-cell table:style-name="ce2" table:formula="of:=INT(ROUND([.B220];0))" office:value-type="float" office:value="54" calcext:value-type="float">
            <text:p>54</text:p>
          </table:table-cell>
          <table:table-cell table:style-name="Default" office:value-type="float" office:value="54" calcext:value-type="float">
            <text:p>54</text:p>
          </table:table-cell>
          <table:table-cell table:style-name="Default"/>
          <table:table-cell table:number-columns-repeated="1017"/>
          <table:table-cell table:style-name="Default"/>
        </table:table-row>
        <table:table-row table:style-name="ro2">
          <table:table-cell office:value-type="float" office:value="302" calcext:value-type="float">
            <text:p>302</text:p>
          </table:table-cell>
          <table:table-cell table:style-name="ce2" table:formula="of:=-0.000000316 * [.A221]^3 + 0.0005182 * [.A221]^2 - 0.3885 * [.A221] + 132.95" office:value-type="float" office:value="54.181132672" calcext:value-type="float">
            <text:p>54.181132672</text:p>
          </table:table-cell>
          <table:table-cell office:value-type="float" office:value="54.181132672" calcext:value-type="float">
            <text:p>54.181132672</text:p>
          </table:table-cell>
          <table:table-cell table:style-name="ce2" table:formula="of:=INT(ROUND([.B221];0))" office:value-type="float" office:value="54" calcext:value-type="float">
            <text:p>54</text:p>
          </table:table-cell>
          <table:table-cell table:style-name="Default" office:value-type="float" office:value="54" calcext:value-type="float">
            <text:p>54</text:p>
          </table:table-cell>
          <table:table-cell table:style-name="Default"/>
          <table:table-cell table:number-columns-repeated="1017"/>
          <table:table-cell table:style-name="Default"/>
        </table:table-row>
        <table:table-row table:style-name="ro2">
          <table:table-cell office:value-type="float" office:value="303" calcext:value-type="float">
            <text:p>303</text:p>
          </table:table-cell>
          <table:table-cell table:style-name="ce2" table:formula="of:=-0.000000316 * [.A222]^3 + 0.0005182 * [.A222]^2 - 0.3885 * [.A222] + 132.95" office:value-type="float" office:value="54.019395668" calcext:value-type="float">
            <text:p>54.019395668</text:p>
          </table:table-cell>
          <table:table-cell office:value-type="float" office:value="54.019395668" calcext:value-type="float">
            <text:p>54.019395668</text:p>
          </table:table-cell>
          <table:table-cell table:style-name="ce2" table:formula="of:=INT(ROUND([.B222];0))" office:value-type="float" office:value="54" calcext:value-type="float">
            <text:p>54</text:p>
          </table:table-cell>
          <table:table-cell table:style-name="Default" office:value-type="float" office:value="54" calcext:value-type="float">
            <text:p>54</text:p>
          </table:table-cell>
          <table:table-cell table:style-name="Default"/>
          <table:table-cell table:number-columns-repeated="1017"/>
          <table:table-cell table:style-name="Default"/>
        </table:table-row>
        <table:table-row table:style-name="ro2">
          <table:table-cell office:value-type="float" office:value="304" calcext:value-type="float">
            <text:p>304</text:p>
          </table:table-cell>
          <table:table-cell table:style-name="ce2" table:formula="of:=-0.000000316 * [.A223]^3 + 0.0005182 * [.A223]^2 - 0.3885 * [.A223] + 132.95" office:value-type="float" office:value="53.858120576" calcext:value-type="float">
            <text:p>53.858120576</text:p>
          </table:table-cell>
          <table:table-cell office:value-type="float" office:value="53.858120576" calcext:value-type="float">
            <text:p>53.858120576</text:p>
          </table:table-cell>
          <table:table-cell table:style-name="ce2" table:formula="of:=INT(ROUND([.B223];0))" office:value-type="float" office:value="54" calcext:value-type="float">
            <text:p>54</text:p>
          </table:table-cell>
          <table:table-cell table:style-name="Default" office:value-type="float" office:value="54" calcext:value-type="float">
            <text:p>54</text:p>
          </table:table-cell>
          <table:table-cell table:style-name="Default"/>
          <table:table-cell table:number-columns-repeated="1017"/>
          <table:table-cell table:style-name="Default"/>
        </table:table-row>
        <table:table-row table:style-name="ro2">
          <table:table-cell office:value-type="float" office:value="305" calcext:value-type="float">
            <text:p>305</text:p>
          </table:table-cell>
          <table:table-cell table:style-name="ce2" table:formula="of:=-0.000000316 * [.A224]^3 + 0.0005182 * [.A224]^2 - 0.3885 * [.A224] + 132.95" office:value-type="float" office:value="53.6973055" calcext:value-type="float">
            <text:p>53.6973055</text:p>
          </table:table-cell>
          <table:table-cell office:value-type="float" office:value="53.6973055" calcext:value-type="float">
            <text:p>53.6973055</text:p>
          </table:table-cell>
          <table:table-cell table:style-name="ce2" table:formula="of:=INT(ROUND([.B224];0))" office:value-type="float" office:value="54" calcext:value-type="float">
            <text:p>54</text:p>
          </table:table-cell>
          <table:table-cell table:style-name="Default" office:value-type="float" office:value="54" calcext:value-type="float">
            <text:p>54</text:p>
          </table:table-cell>
          <table:table-cell table:style-name="Default"/>
          <table:table-cell table:number-columns-repeated="1017"/>
          <table:table-cell table:style-name="Default"/>
        </table:table-row>
        <table:table-row table:style-name="ro2">
          <table:table-cell office:value-type="float" office:value="306" calcext:value-type="float">
            <text:p>306</text:p>
          </table:table-cell>
          <table:table-cell table:style-name="ce2" table:formula="of:=-0.000000316 * [.A225]^3 + 0.0005182 * [.A225]^2 - 0.3885 * [.A225] + 132.95" office:value-type="float" office:value="53.536948544" calcext:value-type="float">
            <text:p>53.536948544</text:p>
          </table:table-cell>
          <table:table-cell office:value-type="float" office:value="53.536948544" calcext:value-type="float">
            <text:p>53.536948544</text:p>
          </table:table-cell>
          <table:table-cell table:style-name="ce2" table:formula="of:=INT(ROUND([.B225];0))" office:value-type="float" office:value="54" calcext:value-type="float">
            <text:p>54</text:p>
          </table:table-cell>
          <table:table-cell table:style-name="Default" office:value-type="float" office:value="54" calcext:value-type="float">
            <text:p>54</text:p>
          </table:table-cell>
          <table:table-cell table:style-name="Default"/>
          <table:table-cell table:number-columns-repeated="1017"/>
          <table:table-cell table:style-name="Default"/>
        </table:table-row>
        <table:table-row table:style-name="ro2">
          <table:table-cell office:value-type="float" office:value="307" calcext:value-type="float">
            <text:p>307</text:p>
          </table:table-cell>
          <table:table-cell table:style-name="ce2" table:formula="of:=-0.000000316 * [.A226]^3 + 0.0005182 * [.A226]^2 - 0.3885 * [.A226] + 132.95" office:value-type="float" office:value="53.377047812" calcext:value-type="float">
            <text:p>53.377047812</text:p>
          </table:table-cell>
          <table:table-cell office:value-type="float" office:value="53.377047812" calcext:value-type="float">
            <text:p>53.377047812</text:p>
          </table:table-cell>
          <table:table-cell table:style-name="ce2" table:formula="of:=INT(ROUND([.B226];0))" office:value-type="float" office:value="53" calcext:value-type="float">
            <text:p>53</text:p>
          </table:table-cell>
          <table:table-cell table:style-name="Default" office:value-type="float" office:value="53" calcext:value-type="float">
            <text:p>53</text:p>
          </table:table-cell>
          <table:table-cell table:style-name="Default"/>
          <table:table-cell table:number-columns-repeated="1017"/>
          <table:table-cell table:style-name="Default"/>
        </table:table-row>
        <table:table-row table:style-name="ro2">
          <table:table-cell office:value-type="float" office:value="308" calcext:value-type="float">
            <text:p>308</text:p>
          </table:table-cell>
          <table:table-cell table:style-name="ce2" table:formula="of:=-0.000000316 * [.A227]^3 + 0.0005182 * [.A227]^2 - 0.3885 * [.A227] + 132.95" office:value-type="float" office:value="53.217601408" calcext:value-type="float">
            <text:p>53.217601408</text:p>
          </table:table-cell>
          <table:table-cell office:value-type="float" office:value="53.217601408" calcext:value-type="float">
            <text:p>53.217601408</text:p>
          </table:table-cell>
          <table:table-cell table:style-name="ce2" table:formula="of:=INT(ROUND([.B227];0))" office:value-type="float" office:value="53" calcext:value-type="float">
            <text:p>53</text:p>
          </table:table-cell>
          <table:table-cell table:style-name="Default" office:value-type="float" office:value="53" calcext:value-type="float">
            <text:p>53</text:p>
          </table:table-cell>
          <table:table-cell table:style-name="Default"/>
          <table:table-cell table:number-columns-repeated="1017"/>
          <table:table-cell table:style-name="Default"/>
        </table:table-row>
        <table:table-row table:style-name="ro2">
          <table:table-cell office:value-type="float" office:value="309" calcext:value-type="float">
            <text:p>309</text:p>
          </table:table-cell>
          <table:table-cell table:style-name="ce2" table:formula="of:=-0.000000316 * [.A228]^3 + 0.0005182 * [.A228]^2 - 0.3885 * [.A228] + 132.95" office:value-type="float" office:value="53.058607436" calcext:value-type="float">
            <text:p>53.058607436</text:p>
          </table:table-cell>
          <table:table-cell office:value-type="float" office:value="53.058607436" calcext:value-type="float">
            <text:p>53.058607436</text:p>
          </table:table-cell>
          <table:table-cell table:style-name="ce2" table:formula="of:=INT(ROUND([.B228];0))" office:value-type="float" office:value="53" calcext:value-type="float">
            <text:p>53</text:p>
          </table:table-cell>
          <table:table-cell table:style-name="Default" office:value-type="float" office:value="53" calcext:value-type="float">
            <text:p>53</text:p>
          </table:table-cell>
          <table:table-cell table:style-name="Default"/>
          <table:table-cell table:number-columns-repeated="1017"/>
          <table:table-cell table:style-name="Default"/>
        </table:table-row>
        <table:table-row table:style-name="ro2">
          <table:table-cell office:value-type="float" office:value="310" calcext:value-type="float">
            <text:p>310</text:p>
          </table:table-cell>
          <table:table-cell table:style-name="ce2" table:formula="of:=-0.000000316 * [.A229]^3 + 0.0005182 * [.A229]^2 - 0.3885 * [.A229] + 132.95" office:value-type="float" office:value="52.900064" calcext:value-type="float">
            <text:p>52.900064</text:p>
          </table:table-cell>
          <table:table-cell office:value-type="float" office:value="52.900064" calcext:value-type="float">
            <text:p>52.900064</text:p>
          </table:table-cell>
          <table:table-cell table:style-name="ce2" table:formula="of:=INT(ROUND([.B229];0))" office:value-type="float" office:value="53" calcext:value-type="float">
            <text:p>53</text:p>
          </table:table-cell>
          <table:table-cell table:style-name="Default" office:value-type="float" office:value="53" calcext:value-type="float">
            <text:p>53</text:p>
          </table:table-cell>
          <table:table-cell table:style-name="Default"/>
          <table:table-cell table:number-columns-repeated="1017"/>
          <table:table-cell table:style-name="Default"/>
        </table:table-row>
        <table:table-row table:style-name="ro2">
          <table:table-cell office:value-type="float" office:value="311" calcext:value-type="float">
            <text:p>311</text:p>
          </table:table-cell>
          <table:table-cell table:style-name="ce2" table:formula="of:=-0.000000316 * [.A230]^3 + 0.0005182 * [.A230]^2 - 0.3885 * [.A230] + 132.95" office:value-type="float" office:value="52.741969204" calcext:value-type="float">
            <text:p>52.741969204</text:p>
          </table:table-cell>
          <table:table-cell office:value-type="float" office:value="52.741969204" calcext:value-type="float">
            <text:p>52.741969204</text:p>
          </table:table-cell>
          <table:table-cell table:style-name="ce2" table:formula="of:=INT(ROUND([.B230];0))" office:value-type="float" office:value="53" calcext:value-type="float">
            <text:p>53</text:p>
          </table:table-cell>
          <table:table-cell table:style-name="Default" office:value-type="float" office:value="53" calcext:value-type="float">
            <text:p>53</text:p>
          </table:table-cell>
          <table:table-cell table:style-name="Default"/>
          <table:table-cell table:number-columns-repeated="1017"/>
          <table:table-cell table:style-name="Default"/>
        </table:table-row>
        <table:table-row table:style-name="ro2">
          <table:table-cell office:value-type="float" office:value="312" calcext:value-type="float">
            <text:p>312</text:p>
          </table:table-cell>
          <table:table-cell table:style-name="ce2" table:formula="of:=-0.000000316 * [.A231]^3 + 0.0005182 * [.A231]^2 - 0.3885 * [.A231] + 132.95" office:value-type="float" office:value="52.584321152" calcext:value-type="float">
            <text:p>52.584321152</text:p>
          </table:table-cell>
          <table:table-cell office:value-type="float" office:value="52.584321152" calcext:value-type="float">
            <text:p>52.584321152</text:p>
          </table:table-cell>
          <table:table-cell table:style-name="ce2" table:formula="of:=INT(ROUND([.B231];0))" office:value-type="float" office:value="53" calcext:value-type="float">
            <text:p>53</text:p>
          </table:table-cell>
          <table:table-cell table:style-name="Default" office:value-type="float" office:value="53" calcext:value-type="float">
            <text:p>53</text:p>
          </table:table-cell>
          <table:table-cell table:style-name="Default"/>
          <table:table-cell table:number-columns-repeated="1017"/>
          <table:table-cell table:style-name="Default"/>
        </table:table-row>
        <table:table-row table:style-name="ro2">
          <table:table-cell office:value-type="float" office:value="313" calcext:value-type="float">
            <text:p>313</text:p>
          </table:table-cell>
          <table:table-cell table:style-name="ce2" table:formula="of:=-0.000000316 * [.A232]^3 + 0.0005182 * [.A232]^2 - 0.3885 * [.A232] + 132.95" office:value-type="float" office:value="52.427117948" calcext:value-type="float">
            <text:p>52.427117948</text:p>
          </table:table-cell>
          <table:table-cell office:value-type="float" office:value="52.427117948" calcext:value-type="float">
            <text:p>52.427117948</text:p>
          </table:table-cell>
          <table:table-cell table:style-name="ce2" table:formula="of:=INT(ROUND([.B232];0))" office:value-type="float" office:value="52" calcext:value-type="float">
            <text:p>52</text:p>
          </table:table-cell>
          <table:table-cell table:style-name="Default" office:value-type="float" office:value="52" calcext:value-type="float">
            <text:p>52</text:p>
          </table:table-cell>
          <table:table-cell table:style-name="Default"/>
          <table:table-cell table:number-columns-repeated="1017"/>
          <table:table-cell table:style-name="Default"/>
        </table:table-row>
        <table:table-row table:style-name="ro2">
          <table:table-cell office:value-type="float" office:value="314" calcext:value-type="float">
            <text:p>314</text:p>
          </table:table-cell>
          <table:table-cell table:style-name="ce2" table:formula="of:=-0.000000316 * [.A233]^3 + 0.0005182 * [.A233]^2 - 0.3885 * [.A233] + 132.95" office:value-type="float" office:value="52.270357696" calcext:value-type="float">
            <text:p>52.270357696</text:p>
          </table:table-cell>
          <table:table-cell office:value-type="float" office:value="52.270357696" calcext:value-type="float">
            <text:p>52.270357696</text:p>
          </table:table-cell>
          <table:table-cell table:style-name="ce2" table:formula="of:=INT(ROUND([.B233];0))" office:value-type="float" office:value="52" calcext:value-type="float">
            <text:p>52</text:p>
          </table:table-cell>
          <table:table-cell table:style-name="Default" office:value-type="float" office:value="52" calcext:value-type="float">
            <text:p>52</text:p>
          </table:table-cell>
          <table:table-cell table:style-name="Default"/>
          <table:table-cell table:number-columns-repeated="1017"/>
          <table:table-cell table:style-name="Default"/>
        </table:table-row>
        <table:table-row table:style-name="ro2">
          <table:table-cell office:value-type="float" office:value="315" calcext:value-type="float">
            <text:p>315</text:p>
          </table:table-cell>
          <table:table-cell table:style-name="ce2" table:formula="of:=-0.000000316 * [.A234]^3 + 0.0005182 * [.A234]^2 - 0.3885 * [.A234] + 132.95" office:value-type="float" office:value="52.1140385" calcext:value-type="float">
            <text:p>52.1140385</text:p>
          </table:table-cell>
          <table:table-cell office:value-type="float" office:value="52.1140385" calcext:value-type="float">
            <text:p>52.1140385</text:p>
          </table:table-cell>
          <table:table-cell table:style-name="ce2" table:formula="of:=INT(ROUND([.B234];0))" office:value-type="float" office:value="52" calcext:value-type="float">
            <text:p>52</text:p>
          </table:table-cell>
          <table:table-cell table:style-name="Default" office:value-type="float" office:value="52" calcext:value-type="float">
            <text:p>52</text:p>
          </table:table-cell>
          <table:table-cell table:style-name="Default"/>
          <table:table-cell table:number-columns-repeated="1017"/>
          <table:table-cell table:style-name="Default"/>
        </table:table-row>
        <table:table-row table:style-name="ro2">
          <table:table-cell office:value-type="float" office:value="316" calcext:value-type="float">
            <text:p>316</text:p>
          </table:table-cell>
          <table:table-cell table:style-name="ce2" table:formula="of:=-0.000000316 * [.A235]^3 + 0.0005182 * [.A235]^2 - 0.3885 * [.A235] + 132.95" office:value-type="float" office:value="51.958158464" calcext:value-type="float">
            <text:p>51.958158464</text:p>
          </table:table-cell>
          <table:table-cell office:value-type="float" office:value="51.958158464" calcext:value-type="float">
            <text:p>51.958158464</text:p>
          </table:table-cell>
          <table:table-cell table:style-name="ce2" table:formula="of:=INT(ROUND([.B235];0))" office:value-type="float" office:value="52" calcext:value-type="float">
            <text:p>52</text:p>
          </table:table-cell>
          <table:table-cell table:style-name="Default" office:value-type="float" office:value="52" calcext:value-type="float">
            <text:p>52</text:p>
          </table:table-cell>
          <table:table-cell table:style-name="Default"/>
          <table:table-cell table:number-columns-repeated="1017"/>
          <table:table-cell table:style-name="Default"/>
        </table:table-row>
        <table:table-row table:style-name="ro2">
          <table:table-cell office:value-type="float" office:value="317" calcext:value-type="float">
            <text:p>317</text:p>
          </table:table-cell>
          <table:table-cell table:style-name="ce2" table:formula="of:=-0.000000316 * [.A236]^3 + 0.0005182 * [.A236]^2 - 0.3885 * [.A236] + 132.95" office:value-type="float" office:value="51.802715692" calcext:value-type="float">
            <text:p>51.802715692</text:p>
          </table:table-cell>
          <table:table-cell office:value-type="float" office:value="51.802715692" calcext:value-type="float">
            <text:p>51.802715692</text:p>
          </table:table-cell>
          <table:table-cell table:style-name="ce2" table:formula="of:=INT(ROUND([.B236];0))" office:value-type="float" office:value="52" calcext:value-type="float">
            <text:p>52</text:p>
          </table:table-cell>
          <table:table-cell table:style-name="Default" office:value-type="float" office:value="52" calcext:value-type="float">
            <text:p>52</text:p>
          </table:table-cell>
          <table:table-cell table:style-name="Default"/>
          <table:table-cell table:number-columns-repeated="1017"/>
          <table:table-cell table:style-name="Default"/>
        </table:table-row>
        <table:table-row table:style-name="ro2">
          <table:table-cell office:value-type="float" office:value="318" calcext:value-type="float">
            <text:p>318</text:p>
          </table:table-cell>
          <table:table-cell table:style-name="ce2" table:formula="of:=-0.000000316 * [.A237]^3 + 0.0005182 * [.A237]^2 - 0.3885 * [.A237] + 132.95" office:value-type="float" office:value="51.647708288" calcext:value-type="float">
            <text:p>51.647708288</text:p>
          </table:table-cell>
          <table:table-cell office:value-type="float" office:value="51.647708288" calcext:value-type="float">
            <text:p>51.647708288</text:p>
          </table:table-cell>
          <table:table-cell table:style-name="ce2" table:formula="of:=INT(ROUND([.B237];0))" office:value-type="float" office:value="52" calcext:value-type="float">
            <text:p>52</text:p>
          </table:table-cell>
          <table:table-cell table:style-name="Default" office:value-type="float" office:value="52" calcext:value-type="float">
            <text:p>52</text:p>
          </table:table-cell>
          <table:table-cell table:style-name="Default"/>
          <table:table-cell table:number-columns-repeated="1017"/>
          <table:table-cell table:style-name="Default"/>
        </table:table-row>
        <table:table-row table:style-name="ro2">
          <table:table-cell office:value-type="float" office:value="319" calcext:value-type="float">
            <text:p>319</text:p>
          </table:table-cell>
          <table:table-cell table:style-name="ce2" table:formula="of:=-0.000000316 * [.A238]^3 + 0.0005182 * [.A238]^2 - 0.3885 * [.A238] + 132.95" office:value-type="float" office:value="51.493134356" calcext:value-type="float">
            <text:p>51.493134356</text:p>
          </table:table-cell>
          <table:table-cell office:value-type="float" office:value="51.493134356" calcext:value-type="float">
            <text:p>51.493134356</text:p>
          </table:table-cell>
          <table:table-cell table:style-name="ce2" table:formula="of:=INT(ROUND([.B238];0))" office:value-type="float" office:value="51" calcext:value-type="float">
            <text:p>51</text:p>
          </table:table-cell>
          <table:table-cell table:style-name="Default" office:value-type="float" office:value="51" calcext:value-type="float">
            <text:p>51</text:p>
          </table:table-cell>
          <table:table-cell table:style-name="Default"/>
          <table:table-cell table:number-columns-repeated="1017"/>
          <table:table-cell table:style-name="Default"/>
        </table:table-row>
        <table:table-row table:style-name="ro2">
          <table:table-cell office:value-type="float" office:value="320" calcext:value-type="float">
            <text:p>320</text:p>
          </table:table-cell>
          <table:table-cell table:style-name="ce2" table:formula="of:=-0.000000316 * [.A239]^3 + 0.0005182 * [.A239]^2 - 0.3885 * [.A239] + 132.95" office:value-type="float" office:value="51.338992" calcext:value-type="float">
            <text:p>51.338992</text:p>
          </table:table-cell>
          <table:table-cell office:value-type="float" office:value="51.338992" calcext:value-type="float">
            <text:p>51.338992</text:p>
          </table:table-cell>
          <table:table-cell table:style-name="ce2" table:formula="of:=INT(ROUND([.B239];0))" office:value-type="float" office:value="51" calcext:value-type="float">
            <text:p>51</text:p>
          </table:table-cell>
          <table:table-cell table:style-name="Default" office:value-type="float" office:value="51" calcext:value-type="float">
            <text:p>51</text:p>
          </table:table-cell>
          <table:table-cell table:style-name="Default"/>
          <table:table-cell table:number-columns-repeated="1017"/>
          <table:table-cell table:style-name="Default"/>
        </table:table-row>
        <table:table-row table:style-name="ro2">
          <table:table-cell office:value-type="float" office:value="321" calcext:value-type="float">
            <text:p>321</text:p>
          </table:table-cell>
          <table:table-cell table:style-name="ce2" table:formula="of:=-0.000000316 * [.A240]^3 + 0.0005182 * [.A240]^2 - 0.3885 * [.A240] + 132.95" office:value-type="float" office:value="51.185279324" calcext:value-type="float">
            <text:p>51.185279324</text:p>
          </table:table-cell>
          <table:table-cell office:value-type="float" office:value="51.185279324" calcext:value-type="float">
            <text:p>51.185279324</text:p>
          </table:table-cell>
          <table:table-cell table:style-name="ce2" table:formula="of:=INT(ROUND([.B240];0))" office:value-type="float" office:value="51" calcext:value-type="float">
            <text:p>51</text:p>
          </table:table-cell>
          <table:table-cell table:style-name="Default" office:value-type="float" office:value="51" calcext:value-type="float">
            <text:p>51</text:p>
          </table:table-cell>
          <table:table-cell table:style-name="Default"/>
          <table:table-cell table:number-columns-repeated="1017"/>
          <table:table-cell table:style-name="Default"/>
        </table:table-row>
        <table:table-row table:style-name="ro2">
          <table:table-cell office:value-type="float" office:value="322" calcext:value-type="float">
            <text:p>322</text:p>
          </table:table-cell>
          <table:table-cell table:style-name="ce2" table:formula="of:=-0.000000316 * [.A241]^3 + 0.0005182 * [.A241]^2 - 0.3885 * [.A241] + 132.95" office:value-type="float" office:value="51.031994432" calcext:value-type="float">
            <text:p>51.031994432</text:p>
          </table:table-cell>
          <table:table-cell office:value-type="float" office:value="51.031994432" calcext:value-type="float">
            <text:p>51.031994432</text:p>
          </table:table-cell>
          <table:table-cell table:style-name="ce2" table:formula="of:=INT(ROUND([.B241];0))" office:value-type="float" office:value="51" calcext:value-type="float">
            <text:p>51</text:p>
          </table:table-cell>
          <table:table-cell table:style-name="Default" office:value-type="float" office:value="51" calcext:value-type="float">
            <text:p>51</text:p>
          </table:table-cell>
          <table:table-cell table:style-name="Default"/>
          <table:table-cell table:number-columns-repeated="1017"/>
          <table:table-cell table:style-name="Default"/>
        </table:table-row>
        <table:table-row table:style-name="ro2">
          <table:table-cell office:value-type="float" office:value="323" calcext:value-type="float">
            <text:p>323</text:p>
          </table:table-cell>
          <table:table-cell table:style-name="ce2" table:formula="of:=-0.000000316 * [.A242]^3 + 0.0005182 * [.A242]^2 - 0.3885 * [.A242] + 132.95" office:value-type="float" office:value="50.879135428" calcext:value-type="float">
            <text:p>50.879135428</text:p>
          </table:table-cell>
          <table:table-cell office:value-type="float" office:value="50.879135428" calcext:value-type="float">
            <text:p>50.879135428</text:p>
          </table:table-cell>
          <table:table-cell table:style-name="ce2" table:formula="of:=INT(ROUND([.B242];0))" office:value-type="float" office:value="51" calcext:value-type="float">
            <text:p>51</text:p>
          </table:table-cell>
          <table:table-cell table:style-name="Default" office:value-type="float" office:value="51" calcext:value-type="float">
            <text:p>51</text:p>
          </table:table-cell>
          <table:table-cell table:style-name="Default"/>
          <table:table-cell table:number-columns-repeated="1017"/>
          <table:table-cell table:style-name="Default"/>
        </table:table-row>
        <table:table-row table:style-name="ro2">
          <table:table-cell office:value-type="float" office:value="324" calcext:value-type="float">
            <text:p>324</text:p>
          </table:table-cell>
          <table:table-cell table:style-name="ce2" table:formula="of:=-0.000000316 * [.A243]^3 + 0.0005182 * [.A243]^2 - 0.3885 * [.A243] + 132.95" office:value-type="float" office:value="50.726700416" calcext:value-type="float">
            <text:p>50.726700416</text:p>
          </table:table-cell>
          <table:table-cell office:value-type="float" office:value="50.726700416" calcext:value-type="float">
            <text:p>50.726700416</text:p>
          </table:table-cell>
          <table:table-cell table:style-name="ce2" table:formula="of:=INT(ROUND([.B243];0))" office:value-type="float" office:value="51" calcext:value-type="float">
            <text:p>51</text:p>
          </table:table-cell>
          <table:table-cell table:style-name="Default" office:value-type="float" office:value="51" calcext:value-type="float">
            <text:p>51</text:p>
          </table:table-cell>
          <table:table-cell table:style-name="Default"/>
          <table:table-cell table:number-columns-repeated="1017"/>
          <table:table-cell table:style-name="Default"/>
        </table:table-row>
        <table:table-row table:style-name="ro2">
          <table:table-cell office:value-type="float" office:value="325" calcext:value-type="float">
            <text:p>325</text:p>
          </table:table-cell>
          <table:table-cell table:style-name="ce2" table:formula="of:=-0.000000316 * [.A244]^3 + 0.0005182 * [.A244]^2 - 0.3885 * [.A244] + 132.95" office:value-type="float" office:value="50.5746875" calcext:value-type="float">
            <text:p>50.5746875</text:p>
          </table:table-cell>
          <table:table-cell office:value-type="float" office:value="50.5746875" calcext:value-type="float">
            <text:p>50.5746875</text:p>
          </table:table-cell>
          <table:table-cell table:style-name="ce2" table:formula="of:=INT(ROUND([.B244];0))" office:value-type="float" office:value="51" calcext:value-type="float">
            <text:p>51</text:p>
          </table:table-cell>
          <table:table-cell table:style-name="Default" office:value-type="float" office:value="51" calcext:value-type="float">
            <text:p>51</text:p>
          </table:table-cell>
          <table:table-cell table:style-name="Default"/>
          <table:table-cell table:number-columns-repeated="1017"/>
          <table:table-cell table:style-name="Default"/>
        </table:table-row>
        <table:table-row table:style-name="ro2">
          <table:table-cell office:value-type="float" office:value="326" calcext:value-type="float">
            <text:p>326</text:p>
          </table:table-cell>
          <table:table-cell table:style-name="ce2" table:formula="of:=-0.000000316 * [.A245]^3 + 0.0005182 * [.A245]^2 - 0.3885 * [.A245] + 132.95" office:value-type="float" office:value="50.423094784" calcext:value-type="float">
            <text:p>50.423094784</text:p>
          </table:table-cell>
          <table:table-cell office:value-type="float" office:value="50.423094784" calcext:value-type="float">
            <text:p>50.423094784</text:p>
          </table:table-cell>
          <table:table-cell table:style-name="ce2" table:formula="of:=INT(ROUND([.B245];0))" office:value-type="float" office:value="50" calcext:value-type="float">
            <text:p>50</text:p>
          </table:table-cell>
          <table:table-cell table:style-name="Default" office:value-type="float" office:value="50" calcext:value-type="float">
            <text:p>50</text:p>
          </table:table-cell>
          <table:table-cell table:style-name="Default"/>
          <table:table-cell table:number-columns-repeated="1017"/>
          <table:table-cell table:style-name="Default"/>
        </table:table-row>
        <table:table-row table:style-name="ro2">
          <table:table-cell office:value-type="float" office:value="327" calcext:value-type="float">
            <text:p>327</text:p>
          </table:table-cell>
          <table:table-cell table:style-name="ce2" table:formula="of:=-0.000000316 * [.A246]^3 + 0.0005182 * [.A246]^2 - 0.3885 * [.A246] + 132.95" office:value-type="float" office:value="50.271920372" calcext:value-type="float">
            <text:p>50.271920372</text:p>
          </table:table-cell>
          <table:table-cell office:value-type="float" office:value="50.271920372" calcext:value-type="float">
            <text:p>50.271920372</text:p>
          </table:table-cell>
          <table:table-cell table:style-name="ce2" table:formula="of:=INT(ROUND([.B246];0))" office:value-type="float" office:value="50" calcext:value-type="float">
            <text:p>50</text:p>
          </table:table-cell>
          <table:table-cell table:style-name="Default" office:value-type="float" office:value="50" calcext:value-type="float">
            <text:p>50</text:p>
          </table:table-cell>
          <table:table-cell table:style-name="Default"/>
          <table:table-cell table:number-columns-repeated="1017"/>
          <table:table-cell table:style-name="Default"/>
        </table:table-row>
        <table:table-row table:style-name="ro2">
          <table:table-cell office:value-type="float" office:value="328" calcext:value-type="float">
            <text:p>328</text:p>
          </table:table-cell>
          <table:table-cell table:style-name="ce2" table:formula="of:=-0.000000316 * [.A247]^3 + 0.0005182 * [.A247]^2 - 0.3885 * [.A247] + 132.95" office:value-type="float" office:value="50.121162368" calcext:value-type="float">
            <text:p>50.121162368</text:p>
          </table:table-cell>
          <table:table-cell office:value-type="float" office:value="50.121162368" calcext:value-type="float">
            <text:p>50.121162368</text:p>
          </table:table-cell>
          <table:table-cell table:style-name="ce2" table:formula="of:=INT(ROUND([.B247];0))" office:value-type="float" office:value="50" calcext:value-type="float">
            <text:p>50</text:p>
          </table:table-cell>
          <table:table-cell table:style-name="Default" office:value-type="float" office:value="50" calcext:value-type="float">
            <text:p>50</text:p>
          </table:table-cell>
          <table:table-cell table:style-name="Default"/>
          <table:table-cell table:number-columns-repeated="1017"/>
          <table:table-cell table:style-name="Default"/>
        </table:table-row>
        <table:table-row table:style-name="ro2">
          <table:table-cell office:value-type="float" office:value="329" calcext:value-type="float">
            <text:p>329</text:p>
          </table:table-cell>
          <table:table-cell table:style-name="ce2" table:formula="of:=-0.000000316 * [.A248]^3 + 0.0005182 * [.A248]^2 - 0.3885 * [.A248] + 132.95" office:value-type="float" office:value="49.970818876" calcext:value-type="float">
            <text:p>49.970818876</text:p>
          </table:table-cell>
          <table:table-cell office:value-type="float" office:value="49.970818876" calcext:value-type="float">
            <text:p>49.970818876</text:p>
          </table:table-cell>
          <table:table-cell table:style-name="ce2" table:formula="of:=INT(ROUND([.B248];0))" office:value-type="float" office:value="50" calcext:value-type="float">
            <text:p>50</text:p>
          </table:table-cell>
          <table:table-cell table:style-name="Default" office:value-type="float" office:value="50" calcext:value-type="float">
            <text:p>50</text:p>
          </table:table-cell>
          <table:table-cell table:style-name="Default"/>
          <table:table-cell table:number-columns-repeated="1017"/>
          <table:table-cell table:style-name="Default"/>
        </table:table-row>
        <table:table-row table:style-name="ro2">
          <table:table-cell office:value-type="float" office:value="330" calcext:value-type="float">
            <text:p>330</text:p>
          </table:table-cell>
          <table:table-cell table:style-name="ce2" table:formula="of:=-0.000000316 * [.A249]^3 + 0.0005182 * [.A249]^2 - 0.3885 * [.A249] + 132.95" office:value-type="float" office:value="49.820888" calcext:value-type="float">
            <text:p>49.820888</text:p>
          </table:table-cell>
          <table:table-cell office:value-type="float" office:value="49.820888" calcext:value-type="float">
            <text:p>49.820888</text:p>
          </table:table-cell>
          <table:table-cell table:style-name="ce2" table:formula="of:=INT(ROUND([.B249];0))" office:value-type="float" office:value="50" calcext:value-type="float">
            <text:p>50</text:p>
          </table:table-cell>
          <table:table-cell table:style-name="Default" office:value-type="float" office:value="50" calcext:value-type="float">
            <text:p>50</text:p>
          </table:table-cell>
          <table:table-cell table:style-name="Default"/>
          <table:table-cell table:number-columns-repeated="1017"/>
          <table:table-cell table:style-name="Default"/>
        </table:table-row>
        <table:table-row table:style-name="ro2">
          <table:table-cell office:value-type="float" office:value="331" calcext:value-type="float">
            <text:p>331</text:p>
          </table:table-cell>
          <table:table-cell table:style-name="ce2" table:formula="of:=-0.000000316 * [.A250]^3 + 0.0005182 * [.A250]^2 - 0.3885 * [.A250] + 132.95" office:value-type="float" office:value="49.671367844" calcext:value-type="float">
            <text:p>49.671367844</text:p>
          </table:table-cell>
          <table:table-cell office:value-type="float" office:value="49.671367844" calcext:value-type="float">
            <text:p>49.671367844</text:p>
          </table:table-cell>
          <table:table-cell table:style-name="ce2" table:formula="of:=INT(ROUND([.B250];0))" office:value-type="float" office:value="50" calcext:value-type="float">
            <text:p>50</text:p>
          </table:table-cell>
          <table:table-cell table:style-name="Default" office:value-type="float" office:value="50" calcext:value-type="float">
            <text:p>50</text:p>
          </table:table-cell>
          <table:table-cell table:style-name="Default"/>
          <table:table-cell table:number-columns-repeated="1017"/>
          <table:table-cell table:style-name="Default"/>
        </table:table-row>
        <table:table-row table:style-name="ro2">
          <table:table-cell office:value-type="float" office:value="332" calcext:value-type="float">
            <text:p>332</text:p>
          </table:table-cell>
          <table:table-cell table:style-name="ce2" table:formula="of:=-0.000000316 * [.A251]^3 + 0.0005182 * [.A251]^2 - 0.3885 * [.A251] + 132.95" office:value-type="float" office:value="49.522256512" calcext:value-type="float">
            <text:p>49.522256512</text:p>
          </table:table-cell>
          <table:table-cell office:value-type="float" office:value="49.522256512" calcext:value-type="float">
            <text:p>49.522256512</text:p>
          </table:table-cell>
          <table:table-cell table:style-name="ce2" table:formula="of:=INT(ROUND([.B251];0))" office:value-type="float" office:value="50" calcext:value-type="float">
            <text:p>50</text:p>
          </table:table-cell>
          <table:table-cell table:style-name="Default" office:value-type="float" office:value="50" calcext:value-type="float">
            <text:p>50</text:p>
          </table:table-cell>
          <table:table-cell table:style-name="Default"/>
          <table:table-cell table:number-columns-repeated="1017"/>
          <table:table-cell table:style-name="Default"/>
        </table:table-row>
        <table:table-row table:style-name="ro2">
          <table:table-cell office:value-type="float" office:value="333" calcext:value-type="float">
            <text:p>333</text:p>
          </table:table-cell>
          <table:table-cell table:style-name="ce2" table:formula="of:=-0.000000316 * [.A252]^3 + 0.0005182 * [.A252]^2 - 0.3885 * [.A252] + 132.95" office:value-type="float" office:value="49.373552108" calcext:value-type="float">
            <text:p>49.373552108</text:p>
          </table:table-cell>
          <table:table-cell office:value-type="float" office:value="49.373552108" calcext:value-type="float">
            <text:p>49.373552108</text:p>
          </table:table-cell>
          <table:table-cell table:style-name="ce2" table:formula="of:=INT(ROUND([.B252];0))" office:value-type="float" office:value="49" calcext:value-type="float">
            <text:p>49</text:p>
          </table:table-cell>
          <table:table-cell table:style-name="Default" office:value-type="float" office:value="49" calcext:value-type="float">
            <text:p>49</text:p>
          </table:table-cell>
          <table:table-cell table:style-name="Default"/>
          <table:table-cell table:number-columns-repeated="1017"/>
          <table:table-cell table:style-name="Default"/>
        </table:table-row>
        <table:table-row table:style-name="ro2">
          <table:table-cell office:value-type="float" office:value="334" calcext:value-type="float">
            <text:p>334</text:p>
          </table:table-cell>
          <table:table-cell table:style-name="ce2" table:formula="of:=-0.000000316 * [.A253]^3 + 0.0005182 * [.A253]^2 - 0.3885 * [.A253] + 132.95" office:value-type="float" office:value="49.225252736" calcext:value-type="float">
            <text:p>49.225252736</text:p>
          </table:table-cell>
          <table:table-cell office:value-type="float" office:value="49.225252736" calcext:value-type="float">
            <text:p>49.225252736</text:p>
          </table:table-cell>
          <table:table-cell table:style-name="ce2" table:formula="of:=INT(ROUND([.B253];0))" office:value-type="float" office:value="49" calcext:value-type="float">
            <text:p>49</text:p>
          </table:table-cell>
          <table:table-cell table:style-name="Default" office:value-type="float" office:value="49" calcext:value-type="float">
            <text:p>49</text:p>
          </table:table-cell>
          <table:table-cell table:style-name="Default"/>
          <table:table-cell table:number-columns-repeated="1017"/>
          <table:table-cell table:style-name="Default"/>
        </table:table-row>
        <table:table-row table:style-name="ro2">
          <table:table-cell office:value-type="float" office:value="335" calcext:value-type="float">
            <text:p>335</text:p>
          </table:table-cell>
          <table:table-cell table:style-name="ce2" table:formula="of:=-0.000000316 * [.A254]^3 + 0.0005182 * [.A254]^2 - 0.3885 * [.A254] + 132.95" office:value-type="float" office:value="49.0773565" calcext:value-type="float">
            <text:p>49.0773565</text:p>
          </table:table-cell>
          <table:table-cell office:value-type="float" office:value="49.0773565" calcext:value-type="float">
            <text:p>49.0773565</text:p>
          </table:table-cell>
          <table:table-cell table:style-name="ce2" table:formula="of:=INT(ROUND([.B254];0))" office:value-type="float" office:value="49" calcext:value-type="float">
            <text:p>49</text:p>
          </table:table-cell>
          <table:table-cell table:style-name="Default" office:value-type="float" office:value="49" calcext:value-type="float">
            <text:p>49</text:p>
          </table:table-cell>
          <table:table-cell table:style-name="Default"/>
          <table:table-cell table:number-columns-repeated="1017"/>
          <table:table-cell table:style-name="Default"/>
        </table:table-row>
        <table:table-row table:style-name="ro2">
          <table:table-cell office:value-type="float" office:value="336" calcext:value-type="float">
            <text:p>336</text:p>
          </table:table-cell>
          <table:table-cell table:style-name="ce2" table:formula="of:=-0.000000316 * [.A255]^3 + 0.0005182 * [.A255]^2 - 0.3885 * [.A255] + 132.95" office:value-type="float" office:value="48.929861504" calcext:value-type="float">
            <text:p>48.929861504</text:p>
          </table:table-cell>
          <table:table-cell office:value-type="float" office:value="48.929861504" calcext:value-type="float">
            <text:p>48.929861504</text:p>
          </table:table-cell>
          <table:table-cell table:style-name="ce2" table:formula="of:=INT(ROUND([.B255];0))" office:value-type="float" office:value="49" calcext:value-type="float">
            <text:p>49</text:p>
          </table:table-cell>
          <table:table-cell table:style-name="Default" office:value-type="float" office:value="49" calcext:value-type="float">
            <text:p>49</text:p>
          </table:table-cell>
          <table:table-cell table:style-name="Default"/>
          <table:table-cell table:number-columns-repeated="1017"/>
          <table:table-cell table:style-name="Default"/>
        </table:table-row>
        <table:table-row table:style-name="ro2">
          <table:table-cell office:value-type="float" office:value="337" calcext:value-type="float">
            <text:p>337</text:p>
          </table:table-cell>
          <table:table-cell table:style-name="ce2" table:formula="of:=-0.000000316 * [.A256]^3 + 0.0005182 * [.A256]^2 - 0.3885 * [.A256] + 132.95" office:value-type="float" office:value="48.782765852" calcext:value-type="float">
            <text:p>48.782765852</text:p>
          </table:table-cell>
          <table:table-cell office:value-type="float" office:value="48.782765852" calcext:value-type="float">
            <text:p>48.782765852</text:p>
          </table:table-cell>
          <table:table-cell table:style-name="ce2" table:formula="of:=INT(ROUND([.B256];0))" office:value-type="float" office:value="49" calcext:value-type="float">
            <text:p>49</text:p>
          </table:table-cell>
          <table:table-cell table:style-name="Default" office:value-type="float" office:value="49" calcext:value-type="float">
            <text:p>49</text:p>
          </table:table-cell>
          <table:table-cell table:style-name="Default"/>
          <table:table-cell table:number-columns-repeated="1017"/>
          <table:table-cell table:style-name="Default"/>
        </table:table-row>
        <table:table-row table:style-name="ro2">
          <table:table-cell office:value-type="float" office:value="338" calcext:value-type="float">
            <text:p>338</text:p>
          </table:table-cell>
          <table:table-cell table:style-name="ce2" table:formula="of:=-0.000000316 * [.A257]^3 + 0.0005182 * [.A257]^2 - 0.3885 * [.A257] + 132.95" office:value-type="float" office:value="48.636067648" calcext:value-type="float">
            <text:p>48.636067648</text:p>
          </table:table-cell>
          <table:table-cell office:value-type="float" office:value="48.636067648" calcext:value-type="float">
            <text:p>48.636067648</text:p>
          </table:table-cell>
          <table:table-cell table:style-name="ce2" table:formula="of:=INT(ROUND([.B257];0))" office:value-type="float" office:value="49" calcext:value-type="float">
            <text:p>49</text:p>
          </table:table-cell>
          <table:table-cell table:style-name="Default" office:value-type="float" office:value="49" calcext:value-type="float">
            <text:p>49</text:p>
          </table:table-cell>
          <table:table-cell table:style-name="Default"/>
          <table:table-cell table:number-columns-repeated="1017"/>
          <table:table-cell table:style-name="Default"/>
        </table:table-row>
        <table:table-row table:style-name="ro2">
          <table:table-cell office:value-type="float" office:value="339" calcext:value-type="float">
            <text:p>339</text:p>
          </table:table-cell>
          <table:table-cell table:style-name="ce2" table:formula="of:=-0.000000316 * [.A258]^3 + 0.0005182 * [.A258]^2 - 0.3885 * [.A258] + 132.95" office:value-type="float" office:value="48.489764996" calcext:value-type="float">
            <text:p>48.489764996</text:p>
          </table:table-cell>
          <table:table-cell office:value-type="float" office:value="48.489764996" calcext:value-type="float">
            <text:p>48.489764996</text:p>
          </table:table-cell>
          <table:table-cell table:style-name="ce2" table:formula="of:=INT(ROUND([.B258];0))" office:value-type="float" office:value="48" calcext:value-type="float">
            <text:p>48</text:p>
          </table:table-cell>
          <table:table-cell table:style-name="Default" office:value-type="float" office:value="48" calcext:value-type="float">
            <text:p>48</text:p>
          </table:table-cell>
          <table:table-cell table:style-name="Default"/>
          <table:table-cell table:number-columns-repeated="1017"/>
          <table:table-cell table:style-name="Default"/>
        </table:table-row>
        <table:table-row table:style-name="ro2">
          <table:table-cell office:value-type="float" office:value="340" calcext:value-type="float">
            <text:p>340</text:p>
          </table:table-cell>
          <table:table-cell table:style-name="ce2" table:formula="of:=-0.000000316 * [.A259]^3 + 0.0005182 * [.A259]^2 - 0.3885 * [.A259] + 132.95" office:value-type="float" office:value="48.343856" calcext:value-type="float">
            <text:p>48.343856</text:p>
          </table:table-cell>
          <table:table-cell office:value-type="float" office:value="48.343856" calcext:value-type="float">
            <text:p>48.343856</text:p>
          </table:table-cell>
          <table:table-cell table:style-name="ce2" table:formula="of:=INT(ROUND([.B259];0))" office:value-type="float" office:value="48" calcext:value-type="float">
            <text:p>48</text:p>
          </table:table-cell>
          <table:table-cell table:style-name="Default" office:value-type="float" office:value="48" calcext:value-type="float">
            <text:p>48</text:p>
          </table:table-cell>
          <table:table-cell table:style-name="Default"/>
          <table:table-cell table:number-columns-repeated="1017"/>
          <table:table-cell table:style-name="Default"/>
        </table:table-row>
        <table:table-row table:style-name="ro2">
          <table:table-cell office:value-type="float" office:value="341" calcext:value-type="float">
            <text:p>341</text:p>
          </table:table-cell>
          <table:table-cell table:style-name="ce2" table:formula="of:=-0.000000316 * [.A260]^3 + 0.0005182 * [.A260]^2 - 0.3885 * [.A260] + 132.95" office:value-type="float" office:value="48.198338764" calcext:value-type="float">
            <text:p>48.198338764</text:p>
          </table:table-cell>
          <table:table-cell office:value-type="float" office:value="48.198338764" calcext:value-type="float">
            <text:p>48.198338764</text:p>
          </table:table-cell>
          <table:table-cell table:style-name="ce2" table:formula="of:=INT(ROUND([.B260];0))" office:value-type="float" office:value="48" calcext:value-type="float">
            <text:p>48</text:p>
          </table:table-cell>
          <table:table-cell table:style-name="Default" office:value-type="float" office:value="48" calcext:value-type="float">
            <text:p>48</text:p>
          </table:table-cell>
          <table:table-cell table:style-name="Default"/>
          <table:table-cell table:number-columns-repeated="1017"/>
          <table:table-cell table:style-name="Default"/>
        </table:table-row>
        <table:table-row table:style-name="ro2">
          <table:table-cell office:value-type="float" office:value="342" calcext:value-type="float">
            <text:p>342</text:p>
          </table:table-cell>
          <table:table-cell table:style-name="ce2" table:formula="of:=-0.000000316 * [.A261]^3 + 0.0005182 * [.A261]^2 - 0.3885 * [.A261] + 132.95" office:value-type="float" office:value="48.053211392" calcext:value-type="float">
            <text:p>48.053211392</text:p>
          </table:table-cell>
          <table:table-cell office:value-type="float" office:value="48.053211392" calcext:value-type="float">
            <text:p>48.053211392</text:p>
          </table:table-cell>
          <table:table-cell table:style-name="ce2" table:formula="of:=INT(ROUND([.B261];0))" office:value-type="float" office:value="48" calcext:value-type="float">
            <text:p>48</text:p>
          </table:table-cell>
          <table:table-cell table:style-name="Default" office:value-type="float" office:value="48" calcext:value-type="float">
            <text:p>48</text:p>
          </table:table-cell>
          <table:table-cell table:style-name="Default"/>
          <table:table-cell table:number-columns-repeated="1017"/>
          <table:table-cell table:style-name="Default"/>
        </table:table-row>
        <table:table-row table:style-name="ro2">
          <table:table-cell office:value-type="float" office:value="343" calcext:value-type="float">
            <text:p>343</text:p>
          </table:table-cell>
          <table:table-cell table:style-name="ce2" table:formula="of:=-0.000000316 * [.A262]^3 + 0.0005182 * [.A262]^2 - 0.3885 * [.A262] + 132.95" office:value-type="float" office:value="47.908471988" calcext:value-type="float">
            <text:p>47.908471988</text:p>
          </table:table-cell>
          <table:table-cell office:value-type="float" office:value="47.908471988" calcext:value-type="float">
            <text:p>47.908471988</text:p>
          </table:table-cell>
          <table:table-cell table:style-name="ce2" table:formula="of:=INT(ROUND([.B262];0))" office:value-type="float" office:value="48" calcext:value-type="float">
            <text:p>48</text:p>
          </table:table-cell>
          <table:table-cell table:style-name="Default" office:value-type="float" office:value="48" calcext:value-type="float">
            <text:p>48</text:p>
          </table:table-cell>
          <table:table-cell table:style-name="Default"/>
          <table:table-cell table:number-columns-repeated="1017"/>
          <table:table-cell table:style-name="Default"/>
        </table:table-row>
        <table:table-row table:style-name="ro2">
          <table:table-cell office:value-type="float" office:value="344" calcext:value-type="float">
            <text:p>344</text:p>
          </table:table-cell>
          <table:table-cell table:style-name="ce2" table:formula="of:=-0.000000316 * [.A263]^3 + 0.0005182 * [.A263]^2 - 0.3885 * [.A263] + 132.95" office:value-type="float" office:value="47.764118656" calcext:value-type="float">
            <text:p>47.764118656</text:p>
          </table:table-cell>
          <table:table-cell office:value-type="float" office:value="47.764118656" calcext:value-type="float">
            <text:p>47.764118656</text:p>
          </table:table-cell>
          <table:table-cell table:style-name="ce2" table:formula="of:=INT(ROUND([.B263];0))" office:value-type="float" office:value="48" calcext:value-type="float">
            <text:p>48</text:p>
          </table:table-cell>
          <table:table-cell table:style-name="Default" office:value-type="float" office:value="48" calcext:value-type="float">
            <text:p>48</text:p>
          </table:table-cell>
          <table:table-cell table:style-name="Default"/>
          <table:table-cell table:number-columns-repeated="1017"/>
          <table:table-cell table:style-name="Default"/>
        </table:table-row>
        <table:table-row table:style-name="ro2">
          <table:table-cell office:value-type="float" office:value="345" calcext:value-type="float">
            <text:p>345</text:p>
          </table:table-cell>
          <table:table-cell table:style-name="ce2" table:formula="of:=-0.000000316 * [.A264]^3 + 0.0005182 * [.A264]^2 - 0.3885 * [.A264] + 132.95" office:value-type="float" office:value="47.6201495" calcext:value-type="float">
            <text:p>47.6201495</text:p>
          </table:table-cell>
          <table:table-cell office:value-type="float" office:value="47.6201495" calcext:value-type="float">
            <text:p>47.6201495</text:p>
          </table:table-cell>
          <table:table-cell table:style-name="ce2" table:formula="of:=INT(ROUND([.B264];0))" office:value-type="float" office:value="48" calcext:value-type="float">
            <text:p>48</text:p>
          </table:table-cell>
          <table:table-cell table:style-name="Default" office:value-type="float" office:value="48" calcext:value-type="float">
            <text:p>48</text:p>
          </table:table-cell>
          <table:table-cell table:style-name="Default"/>
          <table:table-cell table:number-columns-repeated="1017"/>
          <table:table-cell table:style-name="Default"/>
        </table:table-row>
        <table:table-row table:style-name="ro2">
          <table:table-cell office:value-type="float" office:value="346" calcext:value-type="float">
            <text:p>346</text:p>
          </table:table-cell>
          <table:table-cell table:style-name="ce2" table:formula="of:=-0.000000316 * [.A265]^3 + 0.0005182 * [.A265]^2 - 0.3885 * [.A265] + 132.95" office:value-type="float" office:value="47.476562624" calcext:value-type="float">
            <text:p>47.476562624</text:p>
          </table:table-cell>
          <table:table-cell office:value-type="float" office:value="47.476562624" calcext:value-type="float">
            <text:p>47.476562624</text:p>
          </table:table-cell>
          <table:table-cell table:style-name="ce2" table:formula="of:=INT(ROUND([.B265];0))" office:value-type="float" office:value="47" calcext:value-type="float">
            <text:p>47</text:p>
          </table:table-cell>
          <table:table-cell table:style-name="Default" office:value-type="float" office:value="47" calcext:value-type="float">
            <text:p>47</text:p>
          </table:table-cell>
          <table:table-cell table:style-name="Default"/>
          <table:table-cell table:number-columns-repeated="1017"/>
          <table:table-cell table:style-name="Default"/>
        </table:table-row>
        <table:table-row table:style-name="ro2">
          <table:table-cell office:value-type="float" office:value="347" calcext:value-type="float">
            <text:p>347</text:p>
          </table:table-cell>
          <table:table-cell table:style-name="ce2" table:formula="of:=-0.000000316 * [.A266]^3 + 0.0005182 * [.A266]^2 - 0.3885 * [.A266] + 132.95" office:value-type="float" office:value="47.333356132" calcext:value-type="float">
            <text:p>47.333356132</text:p>
          </table:table-cell>
          <table:table-cell office:value-type="float" office:value="47.333356132" calcext:value-type="float">
            <text:p>47.333356132</text:p>
          </table:table-cell>
          <table:table-cell table:style-name="ce2" table:formula="of:=INT(ROUND([.B266];0))" office:value-type="float" office:value="47" calcext:value-type="float">
            <text:p>47</text:p>
          </table:table-cell>
          <table:table-cell table:style-name="Default" office:value-type="float" office:value="47" calcext:value-type="float">
            <text:p>47</text:p>
          </table:table-cell>
          <table:table-cell table:style-name="Default"/>
          <table:table-cell table:number-columns-repeated="1017"/>
          <table:table-cell table:style-name="Default"/>
        </table:table-row>
        <table:table-row table:style-name="ro2">
          <table:table-cell office:value-type="float" office:value="348" calcext:value-type="float">
            <text:p>348</text:p>
          </table:table-cell>
          <table:table-cell table:style-name="ce2" table:formula="of:=-0.000000316 * [.A267]^3 + 0.0005182 * [.A267]^2 - 0.3885 * [.A267] + 132.95" office:value-type="float" office:value="47.190528128" calcext:value-type="float">
            <text:p>47.190528128</text:p>
          </table:table-cell>
          <table:table-cell office:value-type="float" office:value="47.190528128" calcext:value-type="float">
            <text:p>47.190528128</text:p>
          </table:table-cell>
          <table:table-cell table:style-name="ce2" table:formula="of:=INT(ROUND([.B267];0))" office:value-type="float" office:value="47" calcext:value-type="float">
            <text:p>47</text:p>
          </table:table-cell>
          <table:table-cell table:style-name="Default" office:value-type="float" office:value="47" calcext:value-type="float">
            <text:p>47</text:p>
          </table:table-cell>
          <table:table-cell table:style-name="Default"/>
          <table:table-cell table:number-columns-repeated="1017"/>
          <table:table-cell table:style-name="Default"/>
        </table:table-row>
        <table:table-row table:style-name="ro2">
          <table:table-cell office:value-type="float" office:value="349" calcext:value-type="float">
            <text:p>349</text:p>
          </table:table-cell>
          <table:table-cell table:style-name="ce2" table:formula="of:=-0.000000316 * [.A268]^3 + 0.0005182 * [.A268]^2 - 0.3885 * [.A268] + 132.95" office:value-type="float" office:value="47.048076716" calcext:value-type="float">
            <text:p>47.048076716</text:p>
          </table:table-cell>
          <table:table-cell office:value-type="float" office:value="47.048076716" calcext:value-type="float">
            <text:p>47.048076716</text:p>
          </table:table-cell>
          <table:table-cell table:style-name="ce2" table:formula="of:=INT(ROUND([.B268];0))" office:value-type="float" office:value="47" calcext:value-type="float">
            <text:p>47</text:p>
          </table:table-cell>
          <table:table-cell table:style-name="Default" office:value-type="float" office:value="47" calcext:value-type="float">
            <text:p>47</text:p>
          </table:table-cell>
          <table:table-cell table:style-name="Default"/>
          <table:table-cell table:number-columns-repeated="1017"/>
          <table:table-cell table:style-name="Default"/>
        </table:table-row>
        <table:table-row table:style-name="ro2">
          <table:table-cell office:value-type="float" office:value="350" calcext:value-type="float">
            <text:p>350</text:p>
          </table:table-cell>
          <table:table-cell table:style-name="ce2" table:formula="of:=-0.000000316 * [.A269]^3 + 0.0005182 * [.A269]^2 - 0.3885 * [.A269] + 132.95" office:value-type="float" office:value="46.906" calcext:value-type="float">
            <text:p>46.906</text:p>
          </table:table-cell>
          <table:table-cell office:value-type="float" office:value="46.906" calcext:value-type="float">
            <text:p>46.906</text:p>
          </table:table-cell>
          <table:table-cell table:style-name="ce2" table:formula="of:=INT(ROUND([.B269];0))" office:value-type="float" office:value="47" calcext:value-type="float">
            <text:p>47</text:p>
          </table:table-cell>
          <table:table-cell table:style-name="Default" office:value-type="float" office:value="47" calcext:value-type="float">
            <text:p>47</text:p>
          </table:table-cell>
          <table:table-cell table:style-name="Default"/>
          <table:table-cell table:number-columns-repeated="1017"/>
          <table:table-cell table:style-name="Default"/>
        </table:table-row>
        <table:table-row table:style-name="ro2">
          <table:table-cell office:value-type="float" office:value="351" calcext:value-type="float">
            <text:p>351</text:p>
          </table:table-cell>
          <table:table-cell table:style-name="ce2" table:formula="of:=-0.000000316 * [.A270]^3 + 0.0005182 * [.A270]^2 - 0.3885 * [.A270] + 132.95" office:value-type="float" office:value="46.764296084" calcext:value-type="float">
            <text:p>46.764296084</text:p>
          </table:table-cell>
          <table:table-cell office:value-type="float" office:value="46.764296084" calcext:value-type="float">
            <text:p>46.764296084</text:p>
          </table:table-cell>
          <table:table-cell table:style-name="ce2" table:formula="of:=INT(ROUND([.B270];0))" office:value-type="float" office:value="47" calcext:value-type="float">
            <text:p>47</text:p>
          </table:table-cell>
          <table:table-cell table:style-name="Default" office:value-type="float" office:value="47" calcext:value-type="float">
            <text:p>47</text:p>
          </table:table-cell>
          <table:table-cell table:style-name="Default"/>
          <table:table-cell table:number-columns-repeated="1017"/>
          <table:table-cell table:style-name="Default"/>
        </table:table-row>
        <table:table-row table:style-name="ro2">
          <table:table-cell office:value-type="float" office:value="352" calcext:value-type="float">
            <text:p>352</text:p>
          </table:table-cell>
          <table:table-cell table:style-name="ce2" table:formula="of:=-0.000000316 * [.A271]^3 + 0.0005182 * [.A271]^2 - 0.3885 * [.A271] + 132.95" office:value-type="float" office:value="46.622963072" calcext:value-type="float">
            <text:p>46.622963072</text:p>
          </table:table-cell>
          <table:table-cell office:value-type="float" office:value="46.622963072" calcext:value-type="float">
            <text:p>46.622963072</text:p>
          </table:table-cell>
          <table:table-cell table:style-name="ce2" table:formula="of:=INT(ROUND([.B271];0))" office:value-type="float" office:value="47" calcext:value-type="float">
            <text:p>47</text:p>
          </table:table-cell>
          <table:table-cell table:style-name="Default" office:value-type="float" office:value="47" calcext:value-type="float">
            <text:p>47</text:p>
          </table:table-cell>
          <table:table-cell table:style-name="Default"/>
          <table:table-cell table:number-columns-repeated="1017"/>
          <table:table-cell table:style-name="Default"/>
        </table:table-row>
        <table:table-row table:style-name="ro2">
          <table:table-cell office:value-type="float" office:value="353" calcext:value-type="float">
            <text:p>353</text:p>
          </table:table-cell>
          <table:table-cell table:style-name="ce2" table:formula="of:=-0.000000316 * [.A272]^3 + 0.0005182 * [.A272]^2 - 0.3885 * [.A272] + 132.95" office:value-type="float" office:value="46.481999068" calcext:value-type="float">
            <text:p>46.481999068</text:p>
          </table:table-cell>
          <table:table-cell office:value-type="float" office:value="46.481999068" calcext:value-type="float">
            <text:p>46.481999068</text:p>
          </table:table-cell>
          <table:table-cell table:style-name="ce2" table:formula="of:=INT(ROUND([.B272];0))" office:value-type="float" office:value="46" calcext:value-type="float">
            <text:p>46</text:p>
          </table:table-cell>
          <table:table-cell table:style-name="Default" office:value-type="float" office:value="46" calcext:value-type="float">
            <text:p>46</text:p>
          </table:table-cell>
          <table:table-cell table:style-name="Default"/>
          <table:table-cell table:number-columns-repeated="1017"/>
          <table:table-cell table:style-name="Default"/>
        </table:table-row>
        <table:table-row table:style-name="ro2">
          <table:table-cell office:value-type="float" office:value="354" calcext:value-type="float">
            <text:p>354</text:p>
          </table:table-cell>
          <table:table-cell table:style-name="ce2" table:formula="of:=-0.000000316 * [.A273]^3 + 0.0005182 * [.A273]^2 - 0.3885 * [.A273] + 132.95" office:value-type="float" office:value="46.341402176" calcext:value-type="float">
            <text:p>46.341402176</text:p>
          </table:table-cell>
          <table:table-cell office:value-type="float" office:value="46.341402176" calcext:value-type="float">
            <text:p>46.341402176</text:p>
          </table:table-cell>
          <table:table-cell table:style-name="ce2" table:formula="of:=INT(ROUND([.B273];0))" office:value-type="float" office:value="46" calcext:value-type="float">
            <text:p>46</text:p>
          </table:table-cell>
          <table:table-cell table:style-name="Default" office:value-type="float" office:value="46" calcext:value-type="float">
            <text:p>46</text:p>
          </table:table-cell>
          <table:table-cell table:style-name="Default"/>
          <table:table-cell table:number-columns-repeated="1017"/>
          <table:table-cell table:style-name="Default"/>
        </table:table-row>
        <table:table-row table:style-name="ro2">
          <table:table-cell office:value-type="float" office:value="355" calcext:value-type="float">
            <text:p>355</text:p>
          </table:table-cell>
          <table:table-cell table:style-name="ce2" table:formula="of:=-0.000000316 * [.A274]^3 + 0.0005182 * [.A274]^2 - 0.3885 * [.A274] + 132.95" office:value-type="float" office:value="46.2011705" calcext:value-type="float">
            <text:p>46.2011705</text:p>
          </table:table-cell>
          <table:table-cell office:value-type="float" office:value="46.2011705" calcext:value-type="float">
            <text:p>46.2011705</text:p>
          </table:table-cell>
          <table:table-cell table:style-name="ce2" table:formula="of:=INT(ROUND([.B274];0))" office:value-type="float" office:value="46" calcext:value-type="float">
            <text:p>46</text:p>
          </table:table-cell>
          <table:table-cell table:style-name="Default" office:value-type="float" office:value="46" calcext:value-type="float">
            <text:p>46</text:p>
          </table:table-cell>
          <table:table-cell table:style-name="Default"/>
          <table:table-cell table:number-columns-repeated="1017"/>
          <table:table-cell table:style-name="Default"/>
        </table:table-row>
        <table:table-row table:style-name="ro2">
          <table:table-cell office:value-type="float" office:value="356" calcext:value-type="float">
            <text:p>356</text:p>
          </table:table-cell>
          <table:table-cell table:style-name="ce2" table:formula="of:=-0.000000316 * [.A275]^3 + 0.0005182 * [.A275]^2 - 0.3885 * [.A275] + 132.95" office:value-type="float" office:value="46.061302144" calcext:value-type="float">
            <text:p>46.061302144</text:p>
          </table:table-cell>
          <table:table-cell office:value-type="float" office:value="46.061302144" calcext:value-type="float">
            <text:p>46.061302144</text:p>
          </table:table-cell>
          <table:table-cell table:style-name="ce2" table:formula="of:=INT(ROUND([.B275];0))" office:value-type="float" office:value="46" calcext:value-type="float">
            <text:p>46</text:p>
          </table:table-cell>
          <table:table-cell table:style-name="Default" office:value-type="float" office:value="46" calcext:value-type="float">
            <text:p>46</text:p>
          </table:table-cell>
          <table:table-cell table:style-name="Default"/>
          <table:table-cell table:number-columns-repeated="1017"/>
          <table:table-cell table:style-name="Default"/>
        </table:table-row>
        <table:table-row table:style-name="ro2">
          <table:table-cell office:value-type="float" office:value="357" calcext:value-type="float">
            <text:p>357</text:p>
          </table:table-cell>
          <table:table-cell table:style-name="ce2" table:formula="of:=-0.000000316 * [.A276]^3 + 0.0005182 * [.A276]^2 - 0.3885 * [.A276] + 132.95" office:value-type="float" office:value="45.921795212" calcext:value-type="float">
            <text:p>45.921795212</text:p>
          </table:table-cell>
          <table:table-cell office:value-type="float" office:value="45.921795212" calcext:value-type="float">
            <text:p>45.921795212</text:p>
          </table:table-cell>
          <table:table-cell table:style-name="ce2" table:formula="of:=INT(ROUND([.B276];0))" office:value-type="float" office:value="46" calcext:value-type="float">
            <text:p>46</text:p>
          </table:table-cell>
          <table:table-cell table:style-name="Default" office:value-type="float" office:value="46" calcext:value-type="float">
            <text:p>46</text:p>
          </table:table-cell>
          <table:table-cell table:style-name="Default"/>
          <table:table-cell table:number-columns-repeated="1017"/>
          <table:table-cell table:style-name="Default"/>
        </table:table-row>
        <table:table-row table:style-name="ro2">
          <table:table-cell office:value-type="float" office:value="358" calcext:value-type="float">
            <text:p>358</text:p>
          </table:table-cell>
          <table:table-cell table:style-name="ce2" table:formula="of:=-0.000000316 * [.A277]^3 + 0.0005182 * [.A277]^2 - 0.3885 * [.A277] + 132.95" office:value-type="float" office:value="45.782647808" calcext:value-type="float">
            <text:p>45.782647808</text:p>
          </table:table-cell>
          <table:table-cell office:value-type="float" office:value="45.782647808" calcext:value-type="float">
            <text:p>45.782647808</text:p>
          </table:table-cell>
          <table:table-cell table:style-name="ce2" table:formula="of:=INT(ROUND([.B277];0))" office:value-type="float" office:value="46" calcext:value-type="float">
            <text:p>46</text:p>
          </table:table-cell>
          <table:table-cell table:style-name="Default" office:value-type="float" office:value="46" calcext:value-type="float">
            <text:p>46</text:p>
          </table:table-cell>
          <table:table-cell table:style-name="Default"/>
          <table:table-cell table:number-columns-repeated="1017"/>
          <table:table-cell table:style-name="Default"/>
        </table:table-row>
        <table:table-row table:style-name="ro2">
          <table:table-cell office:value-type="float" office:value="359" calcext:value-type="float">
            <text:p>359</text:p>
          </table:table-cell>
          <table:table-cell table:style-name="ce2" table:formula="of:=-0.000000316 * [.A278]^3 + 0.0005182 * [.A278]^2 - 0.3885 * [.A278] + 132.95" office:value-type="float" office:value="45.643858036" calcext:value-type="float">
            <text:p>45.643858036</text:p>
          </table:table-cell>
          <table:table-cell office:value-type="float" office:value="45.643858036" calcext:value-type="float">
            <text:p>45.643858036</text:p>
          </table:table-cell>
          <table:table-cell table:style-name="ce2" table:formula="of:=INT(ROUND([.B278];0))" office:value-type="float" office:value="46" calcext:value-type="float">
            <text:p>46</text:p>
          </table:table-cell>
          <table:table-cell table:style-name="Default" office:value-type="float" office:value="46" calcext:value-type="float">
            <text:p>46</text:p>
          </table:table-cell>
          <table:table-cell table:style-name="Default"/>
          <table:table-cell table:number-columns-repeated="1017"/>
          <table:table-cell table:style-name="Default"/>
        </table:table-row>
        <table:table-row table:style-name="ro2">
          <table:table-cell office:value-type="float" office:value="360" calcext:value-type="float">
            <text:p>360</text:p>
          </table:table-cell>
          <table:table-cell table:style-name="ce2" table:formula="of:=-0.000000316 * [.A279]^3 + 0.0005182 * [.A279]^2 - 0.3885 * [.A279] + 132.95" office:value-type="float" office:value="45.505424" calcext:value-type="float">
            <text:p>45.505424</text:p>
          </table:table-cell>
          <table:table-cell office:value-type="float" office:value="45.505424" calcext:value-type="float">
            <text:p>45.505424</text:p>
          </table:table-cell>
          <table:table-cell table:style-name="ce2" table:formula="of:=INT(ROUND([.B279];0))" office:value-type="float" office:value="46" calcext:value-type="float">
            <text:p>46</text:p>
          </table:table-cell>
          <table:table-cell table:style-name="Default" office:value-type="float" office:value="46" calcext:value-type="float">
            <text:p>46</text:p>
          </table:table-cell>
          <table:table-cell table:style-name="Default"/>
          <table:table-cell table:number-columns-repeated="1017"/>
          <table:table-cell table:style-name="Default"/>
        </table:table-row>
        <table:table-row table:style-name="ro2">
          <table:table-cell office:value-type="float" office:value="361" calcext:value-type="float">
            <text:p>361</text:p>
          </table:table-cell>
          <table:table-cell table:style-name="ce2" table:formula="of:=-0.000000316 * [.A280]^3 + 0.0005182 * [.A280]^2 - 0.3885 * [.A280] + 132.95" office:value-type="float" office:value="45.367343804" calcext:value-type="float">
            <text:p>45.367343804</text:p>
          </table:table-cell>
          <table:table-cell office:value-type="float" office:value="45.367343804" calcext:value-type="float">
            <text:p>45.367343804</text:p>
          </table:table-cell>
          <table:table-cell table:style-name="ce2" table:formula="of:=INT(ROUND([.B280];0))" office:value-type="float" office:value="45" calcext:value-type="float">
            <text:p>45</text:p>
          </table:table-cell>
          <table:table-cell table:style-name="Default" office:value-type="float" office:value="45" calcext:value-type="float">
            <text:p>45</text:p>
          </table:table-cell>
          <table:table-cell table:style-name="Default"/>
          <table:table-cell table:number-columns-repeated="1017"/>
          <table:table-cell table:style-name="Default"/>
        </table:table-row>
        <table:table-row table:style-name="ro2">
          <table:table-cell office:value-type="float" office:value="362" calcext:value-type="float">
            <text:p>362</text:p>
          </table:table-cell>
          <table:table-cell table:style-name="ce2" table:formula="of:=-0.000000316 * [.A281]^3 + 0.0005182 * [.A281]^2 - 0.3885 * [.A281] + 132.95" office:value-type="float" office:value="45.229615552" calcext:value-type="float">
            <text:p>45.229615552</text:p>
          </table:table-cell>
          <table:table-cell office:value-type="float" office:value="45.229615552" calcext:value-type="float">
            <text:p>45.229615552</text:p>
          </table:table-cell>
          <table:table-cell table:style-name="ce2" table:formula="of:=INT(ROUND([.B281];0))" office:value-type="float" office:value="45" calcext:value-type="float">
            <text:p>45</text:p>
          </table:table-cell>
          <table:table-cell table:style-name="Default" office:value-type="float" office:value="45" calcext:value-type="float">
            <text:p>45</text:p>
          </table:table-cell>
          <table:table-cell table:style-name="Default"/>
          <table:table-cell table:number-columns-repeated="1017"/>
          <table:table-cell table:style-name="Default"/>
        </table:table-row>
        <table:table-row table:style-name="ro2">
          <table:table-cell office:value-type="float" office:value="363" calcext:value-type="float">
            <text:p>363</text:p>
          </table:table-cell>
          <table:table-cell table:style-name="ce2" table:formula="of:=-0.000000316 * [.A282]^3 + 0.0005182 * [.A282]^2 - 0.3885 * [.A282] + 132.95" office:value-type="float" office:value="45.092237348" calcext:value-type="float">
            <text:p>45.092237348</text:p>
          </table:table-cell>
          <table:table-cell office:value-type="float" office:value="45.092237348" calcext:value-type="float">
            <text:p>45.092237348</text:p>
          </table:table-cell>
          <table:table-cell table:style-name="ce2" table:formula="of:=INT(ROUND([.B282];0))" office:value-type="float" office:value="45" calcext:value-type="float">
            <text:p>45</text:p>
          </table:table-cell>
          <table:table-cell table:style-name="Default" office:value-type="float" office:value="45" calcext:value-type="float">
            <text:p>45</text:p>
          </table:table-cell>
          <table:table-cell table:style-name="Default"/>
          <table:table-cell table:number-columns-repeated="1017"/>
          <table:table-cell table:style-name="Default"/>
        </table:table-row>
        <table:table-row table:style-name="ro2">
          <table:table-cell office:value-type="float" office:value="364" calcext:value-type="float">
            <text:p>364</text:p>
          </table:table-cell>
          <table:table-cell table:style-name="ce2" table:formula="of:=-0.000000316 * [.A283]^3 + 0.0005182 * [.A283]^2 - 0.3885 * [.A283] + 132.95" office:value-type="float" office:value="44.955207296" calcext:value-type="float">
            <text:p>44.955207296</text:p>
          </table:table-cell>
          <table:table-cell office:value-type="float" office:value="44.955207296" calcext:value-type="float">
            <text:p>44.955207296</text:p>
          </table:table-cell>
          <table:table-cell table:style-name="ce2" table:formula="of:=INT(ROUND([.B283];0))" office:value-type="float" office:value="45" calcext:value-type="float">
            <text:p>45</text:p>
          </table:table-cell>
          <table:table-cell table:style-name="Default" office:value-type="float" office:value="45" calcext:value-type="float">
            <text:p>45</text:p>
          </table:table-cell>
          <table:table-cell table:style-name="Default"/>
          <table:table-cell table:number-columns-repeated="1017"/>
          <table:table-cell table:style-name="Default"/>
        </table:table-row>
        <table:table-row table:style-name="ro2">
          <table:table-cell office:value-type="float" office:value="365" calcext:value-type="float">
            <text:p>365</text:p>
          </table:table-cell>
          <table:table-cell table:style-name="ce2" table:formula="of:=-0.000000316 * [.A284]^3 + 0.0005182 * [.A284]^2 - 0.3885 * [.A284] + 132.95" office:value-type="float" office:value="44.8185235" calcext:value-type="float">
            <text:p>44.8185235</text:p>
          </table:table-cell>
          <table:table-cell office:value-type="float" office:value="44.8185235" calcext:value-type="float">
            <text:p>44.8185235</text:p>
          </table:table-cell>
          <table:table-cell table:style-name="ce2" table:formula="of:=INT(ROUND([.B284];0))" office:value-type="float" office:value="45" calcext:value-type="float">
            <text:p>45</text:p>
          </table:table-cell>
          <table:table-cell table:style-name="Default" office:value-type="float" office:value="45" calcext:value-type="float">
            <text:p>45</text:p>
          </table:table-cell>
          <table:table-cell table:style-name="Default"/>
          <table:table-cell table:number-columns-repeated="1017"/>
          <table:table-cell table:style-name="Default"/>
        </table:table-row>
        <table:table-row table:style-name="ro2">
          <table:table-cell office:value-type="float" office:value="366" calcext:value-type="float">
            <text:p>366</text:p>
          </table:table-cell>
          <table:table-cell table:style-name="ce2" table:formula="of:=-0.000000316 * [.A285]^3 + 0.0005182 * [.A285]^2 - 0.3885 * [.A285] + 132.95" office:value-type="float" office:value="44.682184064" calcext:value-type="float">
            <text:p>44.682184064</text:p>
          </table:table-cell>
          <table:table-cell office:value-type="float" office:value="44.682184064" calcext:value-type="float">
            <text:p>44.682184064</text:p>
          </table:table-cell>
          <table:table-cell table:style-name="ce2" table:formula="of:=INT(ROUND([.B285];0))" office:value-type="float" office:value="45" calcext:value-type="float">
            <text:p>45</text:p>
          </table:table-cell>
          <table:table-cell table:style-name="Default" office:value-type="float" office:value="45" calcext:value-type="float">
            <text:p>45</text:p>
          </table:table-cell>
          <table:table-cell table:style-name="Default"/>
          <table:table-cell table:number-columns-repeated="1017"/>
          <table:table-cell table:style-name="Default"/>
        </table:table-row>
        <table:table-row table:style-name="ro2">
          <table:table-cell office:value-type="float" office:value="367" calcext:value-type="float">
            <text:p>367</text:p>
          </table:table-cell>
          <table:table-cell table:style-name="ce2" table:formula="of:=-0.000000316 * [.A286]^3 + 0.0005182 * [.A286]^2 - 0.3885 * [.A286] + 132.95" office:value-type="float" office:value="44.546187092" calcext:value-type="float">
            <text:p>44.546187092</text:p>
          </table:table-cell>
          <table:table-cell office:value-type="float" office:value="44.546187092" calcext:value-type="float">
            <text:p>44.546187092</text:p>
          </table:table-cell>
          <table:table-cell table:style-name="ce2" table:formula="of:=INT(ROUND([.B286];0))" office:value-type="float" office:value="45" calcext:value-type="float">
            <text:p>45</text:p>
          </table:table-cell>
          <table:table-cell table:style-name="Default" office:value-type="float" office:value="45" calcext:value-type="float">
            <text:p>45</text:p>
          </table:table-cell>
          <table:table-cell table:style-name="Default"/>
          <table:table-cell table:number-columns-repeated="1017"/>
          <table:table-cell table:style-name="Default"/>
        </table:table-row>
        <table:table-row table:style-name="ro2">
          <table:table-cell office:value-type="float" office:value="368" calcext:value-type="float">
            <text:p>368</text:p>
          </table:table-cell>
          <table:table-cell table:style-name="ce2" table:formula="of:=-0.000000316 * [.A287]^3 + 0.0005182 * [.A287]^2 - 0.3885 * [.A287] + 132.95" office:value-type="float" office:value="44.410530688" calcext:value-type="float">
            <text:p>44.410530688</text:p>
          </table:table-cell>
          <table:table-cell office:value-type="float" office:value="44.410530688" calcext:value-type="float">
            <text:p>44.410530688</text:p>
          </table:table-cell>
          <table:table-cell table:style-name="ce2" table:formula="of:=INT(ROUND([.B287];0))" office:value-type="float" office:value="44" calcext:value-type="float">
            <text:p>44</text:p>
          </table:table-cell>
          <table:table-cell table:style-name="Default" office:value-type="float" office:value="44" calcext:value-type="float">
            <text:p>44</text:p>
          </table:table-cell>
          <table:table-cell table:style-name="Default"/>
          <table:table-cell table:number-columns-repeated="1017"/>
          <table:table-cell table:style-name="Default"/>
        </table:table-row>
        <table:table-row table:style-name="ro2">
          <table:table-cell office:value-type="float" office:value="369" calcext:value-type="float">
            <text:p>369</text:p>
          </table:table-cell>
          <table:table-cell table:style-name="ce2" table:formula="of:=-0.000000316 * [.A288]^3 + 0.0005182 * [.A288]^2 - 0.3885 * [.A288] + 132.95" office:value-type="float" office:value="44.275212956" calcext:value-type="float">
            <text:p>44.275212956</text:p>
          </table:table-cell>
          <table:table-cell office:value-type="float" office:value="44.275212956" calcext:value-type="float">
            <text:p>44.275212956</text:p>
          </table:table-cell>
          <table:table-cell table:style-name="ce2" table:formula="of:=INT(ROUND([.B288];0))" office:value-type="float" office:value="44" calcext:value-type="float">
            <text:p>44</text:p>
          </table:table-cell>
          <table:table-cell table:style-name="Default" office:value-type="float" office:value="44" calcext:value-type="float">
            <text:p>44</text:p>
          </table:table-cell>
          <table:table-cell table:style-name="Default"/>
          <table:table-cell table:number-columns-repeated="1017"/>
          <table:table-cell table:style-name="Default"/>
        </table:table-row>
        <table:table-row table:style-name="ro2">
          <table:table-cell office:value-type="float" office:value="370" calcext:value-type="float">
            <text:p>370</text:p>
          </table:table-cell>
          <table:table-cell table:style-name="ce2" table:formula="of:=-0.000000316 * [.A289]^3 + 0.0005182 * [.A289]^2 - 0.3885 * [.A289] + 132.95" office:value-type="float" office:value="44.140232" calcext:value-type="float">
            <text:p>44.140232</text:p>
          </table:table-cell>
          <table:table-cell office:value-type="float" office:value="44.140232" calcext:value-type="float">
            <text:p>44.140232</text:p>
          </table:table-cell>
          <table:table-cell table:style-name="ce2" table:formula="of:=INT(ROUND([.B289];0))" office:value-type="float" office:value="44" calcext:value-type="float">
            <text:p>44</text:p>
          </table:table-cell>
          <table:table-cell table:style-name="Default" office:value-type="float" office:value="44" calcext:value-type="float">
            <text:p>44</text:p>
          </table:table-cell>
          <table:table-cell table:style-name="Default"/>
          <table:table-cell table:number-columns-repeated="1017"/>
          <table:table-cell table:style-name="Default"/>
        </table:table-row>
        <table:table-row table:style-name="ro2">
          <table:table-cell office:value-type="float" office:value="371" calcext:value-type="float">
            <text:p>371</text:p>
          </table:table-cell>
          <table:table-cell table:style-name="ce2" table:formula="of:=-0.000000316 * [.A290]^3 + 0.0005182 * [.A290]^2 - 0.3885 * [.A290] + 132.95" office:value-type="float" office:value="44.005585924" calcext:value-type="float">
            <text:p>44.005585924</text:p>
          </table:table-cell>
          <table:table-cell office:value-type="float" office:value="44.005585924" calcext:value-type="float">
            <text:p>44.005585924</text:p>
          </table:table-cell>
          <table:table-cell table:style-name="ce2" table:formula="of:=INT(ROUND([.B290];0))" office:value-type="float" office:value="44" calcext:value-type="float">
            <text:p>44</text:p>
          </table:table-cell>
          <table:table-cell table:style-name="Default" office:value-type="float" office:value="44" calcext:value-type="float">
            <text:p>44</text:p>
          </table:table-cell>
          <table:table-cell table:style-name="Default"/>
          <table:table-cell table:number-columns-repeated="1017"/>
          <table:table-cell table:style-name="Default"/>
        </table:table-row>
        <table:table-row table:style-name="ro2">
          <table:table-cell office:value-type="float" office:value="372" calcext:value-type="float">
            <text:p>372</text:p>
          </table:table-cell>
          <table:table-cell table:style-name="ce2" table:formula="of:=-0.000000316 * [.A291]^3 + 0.0005182 * [.A291]^2 - 0.3885 * [.A291] + 132.95" office:value-type="float" office:value="43.871272832" calcext:value-type="float">
            <text:p>43.871272832</text:p>
          </table:table-cell>
          <table:table-cell office:value-type="float" office:value="43.871272832" calcext:value-type="float">
            <text:p>43.871272832</text:p>
          </table:table-cell>
          <table:table-cell table:style-name="ce2" table:formula="of:=INT(ROUND([.B291];0))" office:value-type="float" office:value="44" calcext:value-type="float">
            <text:p>44</text:p>
          </table:table-cell>
          <table:table-cell table:style-name="Default" office:value-type="float" office:value="44" calcext:value-type="float">
            <text:p>44</text:p>
          </table:table-cell>
          <table:table-cell table:style-name="Default"/>
          <table:table-cell table:number-columns-repeated="1017"/>
          <table:table-cell table:style-name="Default"/>
        </table:table-row>
        <table:table-row table:style-name="ro2">
          <table:table-cell office:value-type="float" office:value="373" calcext:value-type="float">
            <text:p>373</text:p>
          </table:table-cell>
          <table:table-cell table:style-name="ce2" table:formula="of:=-0.000000316 * [.A292]^3 + 0.0005182 * [.A292]^2 - 0.3885 * [.A292] + 132.95" office:value-type="float" office:value="43.737290828" calcext:value-type="float">
            <text:p>43.737290828</text:p>
          </table:table-cell>
          <table:table-cell office:value-type="float" office:value="43.737290828" calcext:value-type="float">
            <text:p>43.737290828</text:p>
          </table:table-cell>
          <table:table-cell table:style-name="ce2" table:formula="of:=INT(ROUND([.B292];0))" office:value-type="float" office:value="44" calcext:value-type="float">
            <text:p>44</text:p>
          </table:table-cell>
          <table:table-cell table:style-name="Default" office:value-type="float" office:value="44" calcext:value-type="float">
            <text:p>44</text:p>
          </table:table-cell>
          <table:table-cell table:style-name="Default"/>
          <table:table-cell table:number-columns-repeated="1017"/>
          <table:table-cell table:style-name="Default"/>
        </table:table-row>
        <table:table-row table:style-name="ro2">
          <table:table-cell office:value-type="float" office:value="374" calcext:value-type="float">
            <text:p>374</text:p>
          </table:table-cell>
          <table:table-cell table:style-name="ce2" table:formula="of:=-0.000000316 * [.A293]^3 + 0.0005182 * [.A293]^2 - 0.3885 * [.A293] + 132.95" office:value-type="float" office:value="43.603638016" calcext:value-type="float">
            <text:p>43.603638016</text:p>
          </table:table-cell>
          <table:table-cell office:value-type="float" office:value="43.603638016" calcext:value-type="float">
            <text:p>43.603638016</text:p>
          </table:table-cell>
          <table:table-cell table:style-name="ce2" table:formula="of:=INT(ROUND([.B293];0))" office:value-type="float" office:value="44" calcext:value-type="float">
            <text:p>44</text:p>
          </table:table-cell>
          <table:table-cell table:style-name="Default" office:value-type="float" office:value="44" calcext:value-type="float">
            <text:p>44</text:p>
          </table:table-cell>
          <table:table-cell table:style-name="Default"/>
          <table:table-cell table:number-columns-repeated="1017"/>
          <table:table-cell table:style-name="Default"/>
        </table:table-row>
        <table:table-row table:style-name="ro2">
          <table:table-cell office:value-type="float" office:value="375" calcext:value-type="float">
            <text:p>375</text:p>
          </table:table-cell>
          <table:table-cell table:style-name="ce2" table:formula="of:=-0.000000316 * [.A294]^3 + 0.0005182 * [.A294]^2 - 0.3885 * [.A294] + 132.95" office:value-type="float" office:value="43.4703125" calcext:value-type="float">
            <text:p>43.4703125</text:p>
          </table:table-cell>
          <table:table-cell office:value-type="float" office:value="43.4703125" calcext:value-type="float">
            <text:p>43.4703125</text:p>
          </table:table-cell>
          <table:table-cell table:style-name="ce2" table:formula="of:=INT(ROUND([.B294];0))" office:value-type="float" office:value="43" calcext:value-type="float">
            <text:p>43</text:p>
          </table:table-cell>
          <table:table-cell table:style-name="Default" office:value-type="float" office:value="43" calcext:value-type="float">
            <text:p>43</text:p>
          </table:table-cell>
          <table:table-cell table:style-name="Default"/>
          <table:table-cell table:number-columns-repeated="1017"/>
          <table:table-cell table:style-name="Default"/>
        </table:table-row>
        <table:table-row table:style-name="ro2">
          <table:table-cell office:value-type="float" office:value="376" calcext:value-type="float">
            <text:p>376</text:p>
          </table:table-cell>
          <table:table-cell table:style-name="ce2" table:formula="of:=-0.000000316 * [.A295]^3 + 0.0005182 * [.A295]^2 - 0.3885 * [.A295] + 132.95" office:value-type="float" office:value="43.337312384" calcext:value-type="float">
            <text:p>43.337312384</text:p>
          </table:table-cell>
          <table:table-cell office:value-type="float" office:value="43.337312384" calcext:value-type="float">
            <text:p>43.337312384</text:p>
          </table:table-cell>
          <table:table-cell table:style-name="ce2" table:formula="of:=INT(ROUND([.B295];0))" office:value-type="float" office:value="43" calcext:value-type="float">
            <text:p>43</text:p>
          </table:table-cell>
          <table:table-cell table:style-name="Default" office:value-type="float" office:value="43" calcext:value-type="float">
            <text:p>43</text:p>
          </table:table-cell>
          <table:table-cell table:style-name="Default"/>
          <table:table-cell table:number-columns-repeated="1017"/>
          <table:table-cell table:style-name="Default"/>
        </table:table-row>
        <table:table-row table:style-name="ro2">
          <table:table-cell office:value-type="float" office:value="377" calcext:value-type="float">
            <text:p>377</text:p>
          </table:table-cell>
          <table:table-cell table:style-name="ce2" table:formula="of:=-0.000000316 * [.A296]^3 + 0.0005182 * [.A296]^2 - 0.3885 * [.A296] + 132.95" office:value-type="float" office:value="43.204635772" calcext:value-type="float">
            <text:p>43.204635772</text:p>
          </table:table-cell>
          <table:table-cell office:value-type="float" office:value="43.204635772" calcext:value-type="float">
            <text:p>43.204635772</text:p>
          </table:table-cell>
          <table:table-cell table:style-name="ce2" table:formula="of:=INT(ROUND([.B296];0))" office:value-type="float" office:value="43" calcext:value-type="float">
            <text:p>43</text:p>
          </table:table-cell>
          <table:table-cell table:style-name="Default" office:value-type="float" office:value="43" calcext:value-type="float">
            <text:p>43</text:p>
          </table:table-cell>
          <table:table-cell table:style-name="Default"/>
          <table:table-cell table:number-columns-repeated="1017"/>
          <table:table-cell table:style-name="Default"/>
        </table:table-row>
        <table:table-row table:style-name="ro2">
          <table:table-cell office:value-type="float" office:value="378" calcext:value-type="float">
            <text:p>378</text:p>
          </table:table-cell>
          <table:table-cell table:style-name="ce2" table:formula="of:=-0.000000316 * [.A297]^3 + 0.0005182 * [.A297]^2 - 0.3885 * [.A297] + 132.95" office:value-type="float" office:value="43.072280768" calcext:value-type="float">
            <text:p>43.072280768</text:p>
          </table:table-cell>
          <table:table-cell office:value-type="float" office:value="43.072280768" calcext:value-type="float">
            <text:p>43.072280768</text:p>
          </table:table-cell>
          <table:table-cell table:style-name="ce2" table:formula="of:=INT(ROUND([.B297];0))" office:value-type="float" office:value="43" calcext:value-type="float">
            <text:p>43</text:p>
          </table:table-cell>
          <table:table-cell table:style-name="Default" office:value-type="float" office:value="43" calcext:value-type="float">
            <text:p>43</text:p>
          </table:table-cell>
          <table:table-cell table:style-name="Default"/>
          <table:table-cell table:number-columns-repeated="1017"/>
          <table:table-cell table:style-name="Default"/>
        </table:table-row>
        <table:table-row table:style-name="ro2">
          <table:table-cell office:value-type="float" office:value="379" calcext:value-type="float">
            <text:p>379</text:p>
          </table:table-cell>
          <table:table-cell table:style-name="ce2" table:formula="of:=-0.000000316 * [.A298]^3 + 0.0005182 * [.A298]^2 - 0.3885 * [.A298] + 132.95" office:value-type="float" office:value="42.940245476" calcext:value-type="float">
            <text:p>42.940245476</text:p>
          </table:table-cell>
          <table:table-cell office:value-type="float" office:value="42.940245476" calcext:value-type="float">
            <text:p>42.940245476</text:p>
          </table:table-cell>
          <table:table-cell table:style-name="ce2" table:formula="of:=INT(ROUND([.B298];0))" office:value-type="float" office:value="43" calcext:value-type="float">
            <text:p>43</text:p>
          </table:table-cell>
          <table:table-cell table:style-name="Default" office:value-type="float" office:value="43" calcext:value-type="float">
            <text:p>43</text:p>
          </table:table-cell>
          <table:table-cell table:style-name="Default"/>
          <table:table-cell table:number-columns-repeated="1017"/>
          <table:table-cell table:style-name="Default"/>
        </table:table-row>
        <table:table-row table:style-name="ro2">
          <table:table-cell office:value-type="float" office:value="380" calcext:value-type="float">
            <text:p>380</text:p>
          </table:table-cell>
          <table:table-cell table:style-name="ce2" table:formula="of:=-0.000000316 * [.A299]^3 + 0.0005182 * [.A299]^2 - 0.3885 * [.A299] + 132.95" office:value-type="float" office:value="42.808528" calcext:value-type="float">
            <text:p>42.808528</text:p>
          </table:table-cell>
          <table:table-cell office:value-type="float" office:value="42.808528" calcext:value-type="float">
            <text:p>42.808528</text:p>
          </table:table-cell>
          <table:table-cell table:style-name="ce2" table:formula="of:=INT(ROUND([.B299];0))" office:value-type="float" office:value="43" calcext:value-type="float">
            <text:p>43</text:p>
          </table:table-cell>
          <table:table-cell table:style-name="Default" office:value-type="float" office:value="43" calcext:value-type="float">
            <text:p>43</text:p>
          </table:table-cell>
          <table:table-cell table:style-name="Default"/>
          <table:table-cell table:number-columns-repeated="1017"/>
          <table:table-cell table:style-name="Default"/>
        </table:table-row>
        <table:table-row table:style-name="ro2">
          <table:table-cell office:value-type="float" office:value="381" calcext:value-type="float">
            <text:p>381</text:p>
          </table:table-cell>
          <table:table-cell table:style-name="ce2" table:formula="of:=-0.000000316 * [.A300]^3 + 0.0005182 * [.A300]^2 - 0.3885 * [.A300] + 132.95" office:value-type="float" office:value="42.677126444" calcext:value-type="float">
            <text:p>42.677126444</text:p>
          </table:table-cell>
          <table:table-cell office:value-type="float" office:value="42.677126444" calcext:value-type="float">
            <text:p>42.677126444</text:p>
          </table:table-cell>
          <table:table-cell table:style-name="ce2" table:formula="of:=INT(ROUND([.B300];0))" office:value-type="float" office:value="43" calcext:value-type="float">
            <text:p>43</text:p>
          </table:table-cell>
          <table:table-cell table:style-name="Default" office:value-type="float" office:value="43" calcext:value-type="float">
            <text:p>43</text:p>
          </table:table-cell>
          <table:table-cell table:style-name="Default"/>
          <table:table-cell table:number-columns-repeated="1017"/>
          <table:table-cell table:style-name="Default"/>
        </table:table-row>
        <table:table-row table:style-name="ro2">
          <table:table-cell office:value-type="float" office:value="382" calcext:value-type="float">
            <text:p>382</text:p>
          </table:table-cell>
          <table:table-cell table:style-name="ce2" table:formula="of:=-0.000000316 * [.A301]^3 + 0.0005182 * [.A301]^2 - 0.3885 * [.A301] + 132.95" office:value-type="float" office:value="42.546038912" calcext:value-type="float">
            <text:p>42.546038912</text:p>
          </table:table-cell>
          <table:table-cell office:value-type="float" office:value="42.546038912" calcext:value-type="float">
            <text:p>42.546038912</text:p>
          </table:table-cell>
          <table:table-cell table:style-name="ce2" table:formula="of:=INT(ROUND([.B301];0))" office:value-type="float" office:value="43" calcext:value-type="float">
            <text:p>43</text:p>
          </table:table-cell>
          <table:table-cell table:style-name="Default" office:value-type="float" office:value="43" calcext:value-type="float">
            <text:p>43</text:p>
          </table:table-cell>
          <table:table-cell table:style-name="Default"/>
          <table:table-cell table:number-columns-repeated="1017"/>
          <table:table-cell table:style-name="Default"/>
        </table:table-row>
        <table:table-row table:style-name="ro2">
          <table:table-cell office:value-type="float" office:value="383" calcext:value-type="float">
            <text:p>383</text:p>
          </table:table-cell>
          <table:table-cell table:style-name="ce2" table:formula="of:=-0.000000316 * [.A302]^3 + 0.0005182 * [.A302]^2 - 0.3885 * [.A302] + 132.95" office:value-type="float" office:value="42.415263508" calcext:value-type="float">
            <text:p>42.415263508</text:p>
          </table:table-cell>
          <table:table-cell office:value-type="float" office:value="42.415263508" calcext:value-type="float">
            <text:p>42.415263508</text:p>
          </table:table-cell>
          <table:table-cell table:style-name="ce2" table:formula="of:=INT(ROUND([.B302];0))" office:value-type="float" office:value="42" calcext:value-type="float">
            <text:p>42</text:p>
          </table:table-cell>
          <table:table-cell table:style-name="Default" office:value-type="float" office:value="42" calcext:value-type="float">
            <text:p>42</text:p>
          </table:table-cell>
          <table:table-cell table:style-name="Default"/>
          <table:table-cell table:number-columns-repeated="1017"/>
          <table:table-cell table:style-name="Default"/>
        </table:table-row>
        <table:table-row table:style-name="ro2">
          <table:table-cell office:value-type="float" office:value="384" calcext:value-type="float">
            <text:p>384</text:p>
          </table:table-cell>
          <table:table-cell table:style-name="ce2" table:formula="of:=-0.000000316 * [.A303]^3 + 0.0005182 * [.A303]^2 - 0.3885 * [.A303] + 132.95" office:value-type="float" office:value="42.284798336" calcext:value-type="float">
            <text:p>42.284798336</text:p>
          </table:table-cell>
          <table:table-cell office:value-type="float" office:value="42.284798336" calcext:value-type="float">
            <text:p>42.284798336</text:p>
          </table:table-cell>
          <table:table-cell table:style-name="ce2" table:formula="of:=INT(ROUND([.B303];0))" office:value-type="float" office:value="42" calcext:value-type="float">
            <text:p>42</text:p>
          </table:table-cell>
          <table:table-cell table:style-name="Default" office:value-type="float" office:value="42" calcext:value-type="float">
            <text:p>42</text:p>
          </table:table-cell>
          <table:table-cell table:style-name="Default"/>
          <table:table-cell table:number-columns-repeated="1017"/>
          <table:table-cell table:style-name="Default"/>
        </table:table-row>
        <table:table-row table:style-name="ro2">
          <table:table-cell office:value-type="float" office:value="385" calcext:value-type="float">
            <text:p>385</text:p>
          </table:table-cell>
          <table:table-cell table:style-name="ce2" table:formula="of:=-0.000000316 * [.A304]^3 + 0.0005182 * [.A304]^2 - 0.3885 * [.A304] + 132.95" office:value-type="float" office:value="42.1546415" calcext:value-type="float">
            <text:p>42.1546415</text:p>
          </table:table-cell>
          <table:table-cell office:value-type="float" office:value="42.1546415" calcext:value-type="float">
            <text:p>42.1546415</text:p>
          </table:table-cell>
          <table:table-cell table:style-name="ce2" table:formula="of:=INT(ROUND([.B304];0))" office:value-type="float" office:value="42" calcext:value-type="float">
            <text:p>42</text:p>
          </table:table-cell>
          <table:table-cell table:style-name="Default" office:value-type="float" office:value="42" calcext:value-type="float">
            <text:p>42</text:p>
          </table:table-cell>
          <table:table-cell table:style-name="Default"/>
          <table:table-cell table:number-columns-repeated="1017"/>
          <table:table-cell table:style-name="Default"/>
        </table:table-row>
        <table:table-row table:style-name="ro2">
          <table:table-cell office:value-type="float" office:value="386" calcext:value-type="float">
            <text:p>386</text:p>
          </table:table-cell>
          <table:table-cell table:style-name="ce2" table:formula="of:=-0.000000316 * [.A305]^3 + 0.0005182 * [.A305]^2 - 0.3885 * [.A305] + 132.95" office:value-type="float" office:value="42.024791104" calcext:value-type="float">
            <text:p>42.024791104</text:p>
          </table:table-cell>
          <table:table-cell office:value-type="float" office:value="42.024791104" calcext:value-type="float">
            <text:p>42.024791104</text:p>
          </table:table-cell>
          <table:table-cell table:style-name="ce2" table:formula="of:=INT(ROUND([.B305];0))" office:value-type="float" office:value="42" calcext:value-type="float">
            <text:p>42</text:p>
          </table:table-cell>
          <table:table-cell table:style-name="Default" office:value-type="float" office:value="42" calcext:value-type="float">
            <text:p>42</text:p>
          </table:table-cell>
          <table:table-cell table:style-name="Default"/>
          <table:table-cell table:number-columns-repeated="1017"/>
          <table:table-cell table:style-name="Default"/>
        </table:table-row>
        <table:table-row table:style-name="ro2">
          <table:table-cell office:value-type="float" office:value="387" calcext:value-type="float">
            <text:p>387</text:p>
          </table:table-cell>
          <table:table-cell table:style-name="ce2" table:formula="of:=-0.000000316 * [.A306]^3 + 0.0005182 * [.A306]^2 - 0.3885 * [.A306] + 132.95" office:value-type="float" office:value="41.895245252" calcext:value-type="float">
            <text:p>41.895245252</text:p>
          </table:table-cell>
          <table:table-cell office:value-type="float" office:value="41.895245252" calcext:value-type="float">
            <text:p>41.895245252</text:p>
          </table:table-cell>
          <table:table-cell table:style-name="ce2" table:formula="of:=INT(ROUND([.B306];0))" office:value-type="float" office:value="42" calcext:value-type="float">
            <text:p>42</text:p>
          </table:table-cell>
          <table:table-cell table:style-name="Default" office:value-type="float" office:value="42" calcext:value-type="float">
            <text:p>42</text:p>
          </table:table-cell>
          <table:table-cell table:style-name="Default"/>
          <table:table-cell table:number-columns-repeated="1017"/>
          <table:table-cell table:style-name="Default"/>
        </table:table-row>
        <table:table-row table:style-name="ro2">
          <table:table-cell office:value-type="float" office:value="388" calcext:value-type="float">
            <text:p>388</text:p>
          </table:table-cell>
          <table:table-cell table:style-name="ce2" table:formula="of:=-0.000000316 * [.A307]^3 + 0.0005182 * [.A307]^2 - 0.3885 * [.A307] + 132.95" office:value-type="float" office:value="41.766002048" calcext:value-type="float">
            <text:p>41.766002048</text:p>
          </table:table-cell>
          <table:table-cell office:value-type="float" office:value="41.766002048" calcext:value-type="float">
            <text:p>41.766002048</text:p>
          </table:table-cell>
          <table:table-cell table:style-name="ce2" table:formula="of:=INT(ROUND([.B307];0))" office:value-type="float" office:value="42" calcext:value-type="float">
            <text:p>42</text:p>
          </table:table-cell>
          <table:table-cell table:style-name="Default" office:value-type="float" office:value="42" calcext:value-type="float">
            <text:p>42</text:p>
          </table:table-cell>
          <table:table-cell table:style-name="Default"/>
          <table:table-cell table:number-columns-repeated="1017"/>
          <table:table-cell table:style-name="Default"/>
        </table:table-row>
        <table:table-row table:style-name="ro2">
          <table:table-cell office:value-type="float" office:value="389" calcext:value-type="float">
            <text:p>389</text:p>
          </table:table-cell>
          <table:table-cell table:style-name="ce2" table:formula="of:=-0.000000316 * [.A308]^3 + 0.0005182 * [.A308]^2 - 0.3885 * [.A308] + 132.95" office:value-type="float" office:value="41.637059596" calcext:value-type="float">
            <text:p>41.637059596</text:p>
          </table:table-cell>
          <table:table-cell office:value-type="float" office:value="41.637059596" calcext:value-type="float">
            <text:p>41.637059596</text:p>
          </table:table-cell>
          <table:table-cell table:style-name="ce2" table:formula="of:=INT(ROUND([.B308];0))" office:value-type="float" office:value="42" calcext:value-type="float">
            <text:p>42</text:p>
          </table:table-cell>
          <table:table-cell table:style-name="Default" office:value-type="float" office:value="42" calcext:value-type="float">
            <text:p>42</text:p>
          </table:table-cell>
          <table:table-cell table:style-name="Default"/>
          <table:table-cell table:number-columns-repeated="1017"/>
          <table:table-cell table:style-name="Default"/>
        </table:table-row>
        <table:table-row table:style-name="ro2">
          <table:table-cell office:value-type="float" office:value="390" calcext:value-type="float">
            <text:p>390</text:p>
          </table:table-cell>
          <table:table-cell table:style-name="ce2" table:formula="of:=-0.000000316 * [.A309]^3 + 0.0005182 * [.A309]^2 - 0.3885 * [.A309] + 132.95" office:value-type="float" office:value="41.508416" calcext:value-type="float">
            <text:p>41.508416</text:p>
          </table:table-cell>
          <table:table-cell office:value-type="float" office:value="41.508416" calcext:value-type="float">
            <text:p>41.508416</text:p>
          </table:table-cell>
          <table:table-cell table:style-name="ce2" table:formula="of:=INT(ROUND([.B309];0))" office:value-type="float" office:value="42" calcext:value-type="float">
            <text:p>42</text:p>
          </table:table-cell>
          <table:table-cell table:style-name="Default" office:value-type="float" office:value="42" calcext:value-type="float">
            <text:p>42</text:p>
          </table:table-cell>
          <table:table-cell table:style-name="Default"/>
          <table:table-cell table:number-columns-repeated="1017"/>
          <table:table-cell table:style-name="Default"/>
        </table:table-row>
        <table:table-row table:style-name="ro2">
          <table:table-cell office:value-type="float" office:value="391" calcext:value-type="float">
            <text:p>391</text:p>
          </table:table-cell>
          <table:table-cell table:style-name="ce2" table:formula="of:=-0.000000316 * [.A310]^3 + 0.0005182 * [.A310]^2 - 0.3885 * [.A310] + 132.95" office:value-type="float" office:value="41.380069364" calcext:value-type="float">
            <text:p>41.380069364</text:p>
          </table:table-cell>
          <table:table-cell office:value-type="float" office:value="41.380069364" calcext:value-type="float">
            <text:p>41.380069364</text:p>
          </table:table-cell>
          <table:table-cell table:style-name="ce2" table:formula="of:=INT(ROUND([.B310];0))" office:value-type="float" office:value="41" calcext:value-type="float">
            <text:p>41</text:p>
          </table:table-cell>
          <table:table-cell table:style-name="Default" office:value-type="float" office:value="41" calcext:value-type="float">
            <text:p>41</text:p>
          </table:table-cell>
          <table:table-cell table:style-name="Default"/>
          <table:table-cell table:number-columns-repeated="1017"/>
          <table:table-cell table:style-name="Default"/>
        </table:table-row>
        <table:table-row table:style-name="ro2">
          <table:table-cell office:value-type="float" office:value="392" calcext:value-type="float">
            <text:p>392</text:p>
          </table:table-cell>
          <table:table-cell table:style-name="ce2" table:formula="of:=-0.000000316 * [.A311]^3 + 0.0005182 * [.A311]^2 - 0.3885 * [.A311] + 132.95" office:value-type="float" office:value="41.252017792" calcext:value-type="float">
            <text:p>41.252017792</text:p>
          </table:table-cell>
          <table:table-cell office:value-type="float" office:value="41.252017792" calcext:value-type="float">
            <text:p>41.252017792</text:p>
          </table:table-cell>
          <table:table-cell table:style-name="ce2" table:formula="of:=INT(ROUND([.B311];0))" office:value-type="float" office:value="41" calcext:value-type="float">
            <text:p>41</text:p>
          </table:table-cell>
          <table:table-cell table:style-name="Default" office:value-type="float" office:value="41" calcext:value-type="float">
            <text:p>41</text:p>
          </table:table-cell>
          <table:table-cell table:style-name="Default"/>
          <table:table-cell table:number-columns-repeated="1017"/>
          <table:table-cell table:style-name="Default"/>
        </table:table-row>
        <table:table-row table:style-name="ro2">
          <table:table-cell office:value-type="float" office:value="393" calcext:value-type="float">
            <text:p>393</text:p>
          </table:table-cell>
          <table:table-cell table:style-name="ce2" table:formula="of:=-0.000000316 * [.A312]^3 + 0.0005182 * [.A312]^2 - 0.3885 * [.A312] + 132.95" office:value-type="float" office:value="41.124259388" calcext:value-type="float">
            <text:p>41.124259388</text:p>
          </table:table-cell>
          <table:table-cell office:value-type="float" office:value="41.124259388" calcext:value-type="float">
            <text:p>41.124259388</text:p>
          </table:table-cell>
          <table:table-cell table:style-name="ce2" table:formula="of:=INT(ROUND([.B312];0))" office:value-type="float" office:value="41" calcext:value-type="float">
            <text:p>41</text:p>
          </table:table-cell>
          <table:table-cell table:style-name="Default" office:value-type="float" office:value="41" calcext:value-type="float">
            <text:p>41</text:p>
          </table:table-cell>
          <table:table-cell table:style-name="Default"/>
          <table:table-cell table:number-columns-repeated="1017"/>
          <table:table-cell table:style-name="Default"/>
        </table:table-row>
        <table:table-row table:style-name="ro2">
          <table:table-cell office:value-type="float" office:value="394" calcext:value-type="float">
            <text:p>394</text:p>
          </table:table-cell>
          <table:table-cell table:style-name="ce2" table:formula="of:=-0.000000316 * [.A313]^3 + 0.0005182 * [.A313]^2 - 0.3885 * [.A313] + 132.95" office:value-type="float" office:value="40.996792256" calcext:value-type="float">
            <text:p>40.996792256</text:p>
          </table:table-cell>
          <table:table-cell office:value-type="float" office:value="40.996792256" calcext:value-type="float">
            <text:p>40.996792256</text:p>
          </table:table-cell>
          <table:table-cell table:style-name="ce2" table:formula="of:=INT(ROUND([.B313];0))" office:value-type="float" office:value="41" calcext:value-type="float">
            <text:p>41</text:p>
          </table:table-cell>
          <table:table-cell table:style-name="Default" office:value-type="float" office:value="41" calcext:value-type="float">
            <text:p>41</text:p>
          </table:table-cell>
          <table:table-cell table:style-name="Default"/>
          <table:table-cell table:number-columns-repeated="1017"/>
          <table:table-cell table:style-name="Default"/>
        </table:table-row>
        <table:table-row table:style-name="ro2">
          <table:table-cell office:value-type="float" office:value="395" calcext:value-type="float">
            <text:p>395</text:p>
          </table:table-cell>
          <table:table-cell table:style-name="ce2" table:formula="of:=-0.000000316 * [.A314]^3 + 0.0005182 * [.A314]^2 - 0.3885 * [.A314] + 132.95" office:value-type="float" office:value="40.8696145" calcext:value-type="float">
            <text:p>40.8696145</text:p>
          </table:table-cell>
          <table:table-cell office:value-type="float" office:value="40.8696145" calcext:value-type="float">
            <text:p>40.8696145</text:p>
          </table:table-cell>
          <table:table-cell table:style-name="ce2" table:formula="of:=INT(ROUND([.B314];0))" office:value-type="float" office:value="41" calcext:value-type="float">
            <text:p>41</text:p>
          </table:table-cell>
          <table:table-cell table:style-name="Default" office:value-type="float" office:value="41" calcext:value-type="float">
            <text:p>41</text:p>
          </table:table-cell>
          <table:table-cell table:style-name="Default"/>
          <table:table-cell table:number-columns-repeated="1017"/>
          <table:table-cell table:style-name="Default"/>
        </table:table-row>
        <table:table-row table:style-name="ro2">
          <table:table-cell office:value-type="float" office:value="396" calcext:value-type="float">
            <text:p>396</text:p>
          </table:table-cell>
          <table:table-cell table:style-name="ce2" table:formula="of:=-0.000000316 * [.A315]^3 + 0.0005182 * [.A315]^2 - 0.3885 * [.A315] + 132.95" office:value-type="float" office:value="40.742724224" calcext:value-type="float">
            <text:p>40.742724224</text:p>
          </table:table-cell>
          <table:table-cell office:value-type="float" office:value="40.742724224" calcext:value-type="float">
            <text:p>40.742724224</text:p>
          </table:table-cell>
          <table:table-cell table:style-name="ce2" table:formula="of:=INT(ROUND([.B315];0))" office:value-type="float" office:value="41" calcext:value-type="float">
            <text:p>41</text:p>
          </table:table-cell>
          <table:table-cell table:style-name="Default" office:value-type="float" office:value="41" calcext:value-type="float">
            <text:p>41</text:p>
          </table:table-cell>
          <table:table-cell table:style-name="Default"/>
          <table:table-cell table:number-columns-repeated="1017"/>
          <table:table-cell table:style-name="Default"/>
        </table:table-row>
        <table:table-row table:style-name="ro2">
          <table:table-cell office:value-type="float" office:value="397" calcext:value-type="float">
            <text:p>397</text:p>
          </table:table-cell>
          <table:table-cell table:style-name="ce2" table:formula="of:=-0.000000316 * [.A316]^3 + 0.0005182 * [.A316]^2 - 0.3885 * [.A316] + 132.95" office:value-type="float" office:value="40.616119532" calcext:value-type="float">
            <text:p>40.616119532</text:p>
          </table:table-cell>
          <table:table-cell office:value-type="float" office:value="40.616119532" calcext:value-type="float">
            <text:p>40.616119532</text:p>
          </table:table-cell>
          <table:table-cell table:style-name="ce2" table:formula="of:=INT(ROUND([.B316];0))" office:value-type="float" office:value="41" calcext:value-type="float">
            <text:p>41</text:p>
          </table:table-cell>
          <table:table-cell table:style-name="Default" office:value-type="float" office:value="41" calcext:value-type="float">
            <text:p>41</text:p>
          </table:table-cell>
          <table:table-cell table:style-name="Default"/>
          <table:table-cell table:number-columns-repeated="1017"/>
          <table:table-cell table:style-name="Default"/>
        </table:table-row>
        <table:table-row table:style-name="ro2">
          <table:table-cell office:value-type="float" office:value="398" calcext:value-type="float">
            <text:p>398</text:p>
          </table:table-cell>
          <table:table-cell table:style-name="ce2" table:formula="of:=-0.000000316 * [.A317]^3 + 0.0005182 * [.A317]^2 - 0.3885 * [.A317] + 132.95" office:value-type="float" office:value="40.489798528" calcext:value-type="float">
            <text:p>40.489798528</text:p>
          </table:table-cell>
          <table:table-cell office:value-type="float" office:value="40.489798528" calcext:value-type="float">
            <text:p>40.489798528</text:p>
          </table:table-cell>
          <table:table-cell table:style-name="ce2" table:formula="of:=INT(ROUND([.B317];0))" office:value-type="float" office:value="40" calcext:value-type="float">
            <text:p>40</text:p>
          </table:table-cell>
          <table:table-cell table:style-name="Default" office:value-type="float" office:value="40" calcext:value-type="float">
            <text:p>40</text:p>
          </table:table-cell>
          <table:table-cell table:style-name="Default"/>
          <table:table-cell table:number-columns-repeated="1017"/>
          <table:table-cell table:style-name="Default"/>
        </table:table-row>
        <table:table-row table:style-name="ro2">
          <table:table-cell office:value-type="float" office:value="399" calcext:value-type="float">
            <text:p>399</text:p>
          </table:table-cell>
          <table:table-cell table:style-name="ce2" table:formula="of:=-0.000000316 * [.A318]^3 + 0.0005182 * [.A318]^2 - 0.3885 * [.A318] + 132.95" office:value-type="float" office:value="40.363759316" calcext:value-type="float">
            <text:p>40.363759316</text:p>
          </table:table-cell>
          <table:table-cell office:value-type="float" office:value="40.363759316" calcext:value-type="float">
            <text:p>40.363759316</text:p>
          </table:table-cell>
          <table:table-cell table:style-name="ce2" table:formula="of:=INT(ROUND([.B318];0))" office:value-type="float" office:value="40" calcext:value-type="float">
            <text:p>40</text:p>
          </table:table-cell>
          <table:table-cell table:style-name="Default" office:value-type="float" office:value="40" calcext:value-type="float">
            <text:p>40</text:p>
          </table:table-cell>
          <table:table-cell table:style-name="Default"/>
          <table:table-cell table:number-columns-repeated="1017"/>
          <table:table-cell table:style-name="Default"/>
        </table:table-row>
        <table:table-row table:style-name="ro2">
          <table:table-cell office:value-type="float" office:value="400" calcext:value-type="float">
            <text:p>400</text:p>
          </table:table-cell>
          <table:table-cell table:style-name="ce2" table:formula="of:=-0.000000316 * [.A319]^3 + 0.0005182 * [.A319]^2 - 0.3885 * [.A319] + 132.95" office:value-type="float" office:value="40.238" calcext:value-type="float">
            <text:p>40.238</text:p>
          </table:table-cell>
          <table:table-cell office:value-type="float" office:value="40.238" calcext:value-type="float">
            <text:p>40.238</text:p>
          </table:table-cell>
          <table:table-cell table:style-name="ce2" table:formula="of:=INT(ROUND([.B319];0))" office:value-type="float" office:value="40" calcext:value-type="float">
            <text:p>40</text:p>
          </table:table-cell>
          <table:table-cell table:style-name="Default" office:value-type="float" office:value="40" calcext:value-type="float">
            <text:p>40</text:p>
          </table:table-cell>
          <table:table-cell table:style-name="Default"/>
          <table:table-cell table:number-columns-repeated="1017"/>
          <table:table-cell table:style-name="Default"/>
        </table:table-row>
        <table:table-row table:style-name="ro2">
          <table:table-cell office:value-type="float" office:value="401" calcext:value-type="float">
            <text:p>401</text:p>
          </table:table-cell>
          <table:table-cell table:style-name="ce2" table:formula="of:=-0.000000316 * [.A320]^3 + 0.0005182 * [.A320]^2 - 0.3885 * [.A320] + 132.95" office:value-type="float" office:value="40.112518684" calcext:value-type="float">
            <text:p>40.112518684</text:p>
          </table:table-cell>
          <table:table-cell office:value-type="float" office:value="40.112518684" calcext:value-type="float">
            <text:p>40.112518684</text:p>
          </table:table-cell>
          <table:table-cell table:style-name="ce2" table:formula="of:=INT(ROUND([.B320];0))" office:value-type="float" office:value="40" calcext:value-type="float">
            <text:p>40</text:p>
          </table:table-cell>
          <table:table-cell table:style-name="Default" office:value-type="float" office:value="40" calcext:value-type="float">
            <text:p>40</text:p>
          </table:table-cell>
          <table:table-cell table:style-name="Default"/>
          <table:table-cell table:number-columns-repeated="1017"/>
          <table:table-cell table:style-name="Default"/>
        </table:table-row>
        <table:table-row table:style-name="ro2">
          <table:table-cell office:value-type="float" office:value="402" calcext:value-type="float">
            <text:p>402</text:p>
          </table:table-cell>
          <table:table-cell table:style-name="ce2" table:formula="of:=-0.000000316 * [.A321]^3 + 0.0005182 * [.A321]^2 - 0.3885 * [.A321] + 132.95" office:value-type="float" office:value="39.987313472" calcext:value-type="float">
            <text:p>39.987313472</text:p>
          </table:table-cell>
          <table:table-cell office:value-type="float" office:value="39.987313472" calcext:value-type="float">
            <text:p>39.987313472</text:p>
          </table:table-cell>
          <table:table-cell table:style-name="ce2" table:formula="of:=INT(ROUND([.B321];0))" office:value-type="float" office:value="40" calcext:value-type="float">
            <text:p>40</text:p>
          </table:table-cell>
          <table:table-cell table:style-name="Default" office:value-type="float" office:value="40" calcext:value-type="float">
            <text:p>40</text:p>
          </table:table-cell>
          <table:table-cell table:style-name="Default"/>
          <table:table-cell table:number-columns-repeated="1017"/>
          <table:table-cell table:style-name="Default"/>
        </table:table-row>
        <table:table-row table:style-name="ro2">
          <table:table-cell office:value-type="float" office:value="403" calcext:value-type="float">
            <text:p>403</text:p>
          </table:table-cell>
          <table:table-cell table:style-name="ce2" table:formula="of:=-0.000000316 * [.A322]^3 + 0.0005182 * [.A322]^2 - 0.3885 * [.A322] + 132.95" office:value-type="float" office:value="39.862382468" calcext:value-type="float">
            <text:p>39.862382468</text:p>
          </table:table-cell>
          <table:table-cell office:value-type="float" office:value="39.862382468" calcext:value-type="float">
            <text:p>39.862382468</text:p>
          </table:table-cell>
          <table:table-cell table:style-name="ce2" table:formula="of:=INT(ROUND([.B322];0))" office:value-type="float" office:value="40" calcext:value-type="float">
            <text:p>40</text:p>
          </table:table-cell>
          <table:table-cell table:style-name="Default" office:value-type="float" office:value="40" calcext:value-type="float">
            <text:p>40</text:p>
          </table:table-cell>
          <table:table-cell table:style-name="Default"/>
          <table:table-cell table:number-columns-repeated="1017"/>
          <table:table-cell table:style-name="Default"/>
        </table:table-row>
        <table:table-row table:style-name="ro2">
          <table:table-cell office:value-type="float" office:value="404" calcext:value-type="float">
            <text:p>404</text:p>
          </table:table-cell>
          <table:table-cell table:style-name="ce2" table:formula="of:=-0.000000316 * [.A323]^3 + 0.0005182 * [.A323]^2 - 0.3885 * [.A323] + 132.95" office:value-type="float" office:value="39.737723776" calcext:value-type="float">
            <text:p>39.737723776</text:p>
          </table:table-cell>
          <table:table-cell office:value-type="float" office:value="39.737723776" calcext:value-type="float">
            <text:p>39.737723776</text:p>
          </table:table-cell>
          <table:table-cell table:style-name="ce2" table:formula="of:=INT(ROUND([.B323];0))" office:value-type="float" office:value="40" calcext:value-type="float">
            <text:p>40</text:p>
          </table:table-cell>
          <table:table-cell table:style-name="Default" office:value-type="float" office:value="40" calcext:value-type="float">
            <text:p>40</text:p>
          </table:table-cell>
          <table:table-cell table:style-name="Default"/>
          <table:table-cell table:number-columns-repeated="1017"/>
          <table:table-cell table:style-name="Default"/>
        </table:table-row>
        <table:table-row table:style-name="ro2">
          <table:table-cell office:value-type="float" office:value="405" calcext:value-type="float">
            <text:p>405</text:p>
          </table:table-cell>
          <table:table-cell table:style-name="ce2" table:formula="of:=-0.000000316 * [.A324]^3 + 0.0005182 * [.A324]^2 - 0.3885 * [.A324] + 132.95" office:value-type="float" office:value="39.6133355" calcext:value-type="float">
            <text:p>39.6133355</text:p>
          </table:table-cell>
          <table:table-cell office:value-type="float" office:value="39.6133355" calcext:value-type="float">
            <text:p>39.6133355</text:p>
          </table:table-cell>
          <table:table-cell table:style-name="ce2" table:formula="of:=INT(ROUND([.B324];0))" office:value-type="float" office:value="40" calcext:value-type="float">
            <text:p>40</text:p>
          </table:table-cell>
          <table:table-cell table:style-name="Default" office:value-type="float" office:value="40" calcext:value-type="float">
            <text:p>40</text:p>
          </table:table-cell>
          <table:table-cell table:style-name="Default"/>
          <table:table-cell table:number-columns-repeated="1017"/>
          <table:table-cell table:style-name="Default"/>
        </table:table-row>
        <table:table-row table:style-name="ro2">
          <table:table-cell office:value-type="float" office:value="406" calcext:value-type="float">
            <text:p>406</text:p>
          </table:table-cell>
          <table:table-cell table:style-name="ce2" table:formula="of:=-0.000000316 * [.A325]^3 + 0.0005182 * [.A325]^2 - 0.3885 * [.A325] + 132.95" office:value-type="float" office:value="39.489215744" calcext:value-type="float">
            <text:p>39.489215744</text:p>
          </table:table-cell>
          <table:table-cell office:value-type="float" office:value="39.489215744" calcext:value-type="float">
            <text:p>39.489215744</text:p>
          </table:table-cell>
          <table:table-cell table:style-name="ce2" table:formula="of:=INT(ROUND([.B325];0))" office:value-type="float" office:value="39" calcext:value-type="float">
            <text:p>39</text:p>
          </table:table-cell>
          <table:table-cell table:style-name="Default" office:value-type="float" office:value="39" calcext:value-type="float">
            <text:p>39</text:p>
          </table:table-cell>
          <table:table-cell table:style-name="Default"/>
          <table:table-cell table:number-columns-repeated="1017"/>
          <table:table-cell table:style-name="Default"/>
        </table:table-row>
        <table:table-row table:style-name="ro2">
          <table:table-cell office:value-type="float" office:value="407" calcext:value-type="float">
            <text:p>407</text:p>
          </table:table-cell>
          <table:table-cell table:style-name="ce2" table:formula="of:=-0.000000316 * [.A326]^3 + 0.0005182 * [.A326]^2 - 0.3885 * [.A326] + 132.95" office:value-type="float" office:value="39.365362612" calcext:value-type="float">
            <text:p>39.365362612</text:p>
          </table:table-cell>
          <table:table-cell office:value-type="float" office:value="39.365362612" calcext:value-type="float">
            <text:p>39.365362612</text:p>
          </table:table-cell>
          <table:table-cell table:style-name="ce2" table:formula="of:=INT(ROUND([.B326];0))" office:value-type="float" office:value="39" calcext:value-type="float">
            <text:p>39</text:p>
          </table:table-cell>
          <table:table-cell table:style-name="Default" office:value-type="float" office:value="39" calcext:value-type="float">
            <text:p>39</text:p>
          </table:table-cell>
          <table:table-cell table:style-name="Default"/>
          <table:table-cell table:number-columns-repeated="1017"/>
          <table:table-cell table:style-name="Default"/>
        </table:table-row>
        <table:table-row table:style-name="ro2">
          <table:table-cell office:value-type="float" office:value="408" calcext:value-type="float">
            <text:p>408</text:p>
          </table:table-cell>
          <table:table-cell table:style-name="ce2" table:formula="of:=-0.000000316 * [.A327]^3 + 0.0005182 * [.A327]^2 - 0.3885 * [.A327] + 132.95" office:value-type="float" office:value="39.241774208" calcext:value-type="float">
            <text:p>39.241774208</text:p>
          </table:table-cell>
          <table:table-cell office:value-type="float" office:value="39.241774208" calcext:value-type="float">
            <text:p>39.241774208</text:p>
          </table:table-cell>
          <table:table-cell table:style-name="ce2" table:formula="of:=INT(ROUND([.B327];0))" office:value-type="float" office:value="39" calcext:value-type="float">
            <text:p>39</text:p>
          </table:table-cell>
          <table:table-cell table:style-name="Default" office:value-type="float" office:value="39" calcext:value-type="float">
            <text:p>39</text:p>
          </table:table-cell>
          <table:table-cell table:style-name="Default"/>
          <table:table-cell table:number-columns-repeated="1017"/>
          <table:table-cell table:style-name="Default"/>
        </table:table-row>
        <table:table-row table:style-name="ro2">
          <table:table-cell office:value-type="float" office:value="409" calcext:value-type="float">
            <text:p>409</text:p>
          </table:table-cell>
          <table:table-cell table:style-name="ce2" table:formula="of:=-0.000000316 * [.A328]^3 + 0.0005182 * [.A328]^2 - 0.3885 * [.A328] + 132.95" office:value-type="float" office:value="39.118448636" calcext:value-type="float">
            <text:p>39.118448636</text:p>
          </table:table-cell>
          <table:table-cell office:value-type="float" office:value="39.118448636" calcext:value-type="float">
            <text:p>39.118448636</text:p>
          </table:table-cell>
          <table:table-cell table:style-name="ce2" table:formula="of:=INT(ROUND([.B328];0))" office:value-type="float" office:value="39" calcext:value-type="float">
            <text:p>39</text:p>
          </table:table-cell>
          <table:table-cell table:style-name="Default" office:value-type="float" office:value="39" calcext:value-type="float">
            <text:p>39</text:p>
          </table:table-cell>
          <table:table-cell table:style-name="Default"/>
          <table:table-cell table:number-columns-repeated="1017"/>
          <table:table-cell table:style-name="Default"/>
        </table:table-row>
        <table:table-row table:style-name="ro2">
          <table:table-cell office:value-type="float" office:value="410" calcext:value-type="float">
            <text:p>410</text:p>
          </table:table-cell>
          <table:table-cell table:style-name="ce2" table:formula="of:=-0.000000316 * [.A329]^3 + 0.0005182 * [.A329]^2 - 0.3885 * [.A329] + 132.95" office:value-type="float" office:value="38.995384" calcext:value-type="float">
            <text:p>38.995384</text:p>
          </table:table-cell>
          <table:table-cell office:value-type="float" office:value="38.995384" calcext:value-type="float">
            <text:p>38.995384</text:p>
          </table:table-cell>
          <table:table-cell table:style-name="ce2" table:formula="of:=INT(ROUND([.B329];0))" office:value-type="float" office:value="39" calcext:value-type="float">
            <text:p>39</text:p>
          </table:table-cell>
          <table:table-cell table:style-name="Default" office:value-type="float" office:value="39" calcext:value-type="float">
            <text:p>39</text:p>
          </table:table-cell>
          <table:table-cell table:style-name="Default"/>
          <table:table-cell table:number-columns-repeated="1017"/>
          <table:table-cell table:style-name="Default"/>
        </table:table-row>
        <table:table-row table:style-name="ro2">
          <table:table-cell office:value-type="float" office:value="411" calcext:value-type="float">
            <text:p>411</text:p>
          </table:table-cell>
          <table:table-cell table:style-name="ce2" table:formula="of:=-0.000000316 * [.A330]^3 + 0.0005182 * [.A330]^2 - 0.3885 * [.A330] + 132.95" office:value-type="float" office:value="38.872578404" calcext:value-type="float">
            <text:p>38.872578404</text:p>
          </table:table-cell>
          <table:table-cell office:value-type="float" office:value="38.872578404" calcext:value-type="float">
            <text:p>38.872578404</text:p>
          </table:table-cell>
          <table:table-cell table:style-name="ce2" table:formula="of:=INT(ROUND([.B330];0))" office:value-type="float" office:value="39" calcext:value-type="float">
            <text:p>39</text:p>
          </table:table-cell>
          <table:table-cell table:style-name="Default" office:value-type="float" office:value="39" calcext:value-type="float">
            <text:p>39</text:p>
          </table:table-cell>
          <table:table-cell table:style-name="Default"/>
          <table:table-cell table:number-columns-repeated="1017"/>
          <table:table-cell table:style-name="Default"/>
        </table:table-row>
        <table:table-row table:style-name="ro2">
          <table:table-cell office:value-type="float" office:value="412" calcext:value-type="float">
            <text:p>412</text:p>
          </table:table-cell>
          <table:table-cell table:style-name="ce2" table:formula="of:=-0.000000316 * [.A331]^3 + 0.0005182 * [.A331]^2 - 0.3885 * [.A331] + 132.95" office:value-type="float" office:value="38.750029952" calcext:value-type="float">
            <text:p>38.750029952</text:p>
          </table:table-cell>
          <table:table-cell office:value-type="float" office:value="38.750029952" calcext:value-type="float">
            <text:p>38.750029952</text:p>
          </table:table-cell>
          <table:table-cell table:style-name="ce2" table:formula="of:=INT(ROUND([.B331];0))" office:value-type="float" office:value="39" calcext:value-type="float">
            <text:p>39</text:p>
          </table:table-cell>
          <table:table-cell table:style-name="Default" office:value-type="float" office:value="39" calcext:value-type="float">
            <text:p>39</text:p>
          </table:table-cell>
          <table:table-cell table:style-name="Default"/>
          <table:table-cell table:number-columns-repeated="1017"/>
          <table:table-cell table:style-name="Default"/>
        </table:table-row>
        <table:table-row table:style-name="ro2">
          <table:table-cell office:value-type="float" office:value="413" calcext:value-type="float">
            <text:p>413</text:p>
          </table:table-cell>
          <table:table-cell table:style-name="ce2" table:formula="of:=-0.000000316 * [.A332]^3 + 0.0005182 * [.A332]^2 - 0.3885 * [.A332] + 132.95" office:value-type="float" office:value="38.627736748" calcext:value-type="float">
            <text:p>38.627736748</text:p>
          </table:table-cell>
          <table:table-cell office:value-type="float" office:value="38.627736748" calcext:value-type="float">
            <text:p>38.627736748</text:p>
          </table:table-cell>
          <table:table-cell table:style-name="ce2" table:formula="of:=INT(ROUND([.B332];0))" office:value-type="float" office:value="39" calcext:value-type="float">
            <text:p>39</text:p>
          </table:table-cell>
          <table:table-cell table:style-name="Default" office:value-type="float" office:value="39" calcext:value-type="float">
            <text:p>39</text:p>
          </table:table-cell>
          <table:table-cell table:style-name="Default"/>
          <table:table-cell table:number-columns-repeated="1017"/>
          <table:table-cell table:style-name="Default"/>
        </table:table-row>
        <table:table-row table:style-name="ro2">
          <table:table-cell office:value-type="float" office:value="414" calcext:value-type="float">
            <text:p>414</text:p>
          </table:table-cell>
          <table:table-cell table:style-name="ce2" table:formula="of:=-0.000000316 * [.A333]^3 + 0.0005182 * [.A333]^2 - 0.3885 * [.A333] + 132.95" office:value-type="float" office:value="38.505696896" calcext:value-type="float">
            <text:p>38.505696896</text:p>
          </table:table-cell>
          <table:table-cell office:value-type="float" office:value="38.505696896" calcext:value-type="float">
            <text:p>38.505696896</text:p>
          </table:table-cell>
          <table:table-cell table:style-name="ce2" table:formula="of:=INT(ROUND([.B333];0))" office:value-type="float" office:value="39" calcext:value-type="float">
            <text:p>39</text:p>
          </table:table-cell>
          <table:table-cell table:style-name="Default" office:value-type="float" office:value="39" calcext:value-type="float">
            <text:p>39</text:p>
          </table:table-cell>
          <table:table-cell table:style-name="Default"/>
          <table:table-cell table:number-columns-repeated="1017"/>
          <table:table-cell table:style-name="Default"/>
        </table:table-row>
        <table:table-row table:style-name="ro2">
          <table:table-cell office:value-type="float" office:value="415" calcext:value-type="float">
            <text:p>415</text:p>
          </table:table-cell>
          <table:table-cell table:style-name="ce2" table:formula="of:=-0.000000316 * [.A334]^3 + 0.0005182 * [.A334]^2 - 0.3885 * [.A334] + 132.95" office:value-type="float" office:value="38.3839085" calcext:value-type="float">
            <text:p>38.3839085</text:p>
          </table:table-cell>
          <table:table-cell office:value-type="float" office:value="38.3839085" calcext:value-type="float">
            <text:p>38.3839085</text:p>
          </table:table-cell>
          <table:table-cell table:style-name="ce2" table:formula="of:=INT(ROUND([.B334];0))" office:value-type="float" office:value="38" calcext:value-type="float">
            <text:p>38</text:p>
          </table:table-cell>
          <table:table-cell table:style-name="Default" office:value-type="float" office:value="38" calcext:value-type="float">
            <text:p>38</text:p>
          </table:table-cell>
          <table:table-cell table:style-name="Default"/>
          <table:table-cell table:number-columns-repeated="1017"/>
          <table:table-cell table:style-name="Default"/>
        </table:table-row>
        <table:table-row table:style-name="ro2">
          <table:table-cell office:value-type="float" office:value="416" calcext:value-type="float">
            <text:p>416</text:p>
          </table:table-cell>
          <table:table-cell table:style-name="ce2" table:formula="of:=-0.000000316 * [.A335]^3 + 0.0005182 * [.A335]^2 - 0.3885 * [.A335] + 132.95" office:value-type="float" office:value="38.262369664" calcext:value-type="float">
            <text:p>38.262369664</text:p>
          </table:table-cell>
          <table:table-cell office:value-type="float" office:value="38.262369664" calcext:value-type="float">
            <text:p>38.262369664</text:p>
          </table:table-cell>
          <table:table-cell table:style-name="ce2" table:formula="of:=INT(ROUND([.B335];0))" office:value-type="float" office:value="38" calcext:value-type="float">
            <text:p>38</text:p>
          </table:table-cell>
          <table:table-cell table:style-name="Default" office:value-type="float" office:value="38" calcext:value-type="float">
            <text:p>38</text:p>
          </table:table-cell>
          <table:table-cell table:style-name="Default"/>
          <table:table-cell table:number-columns-repeated="1017"/>
          <table:table-cell table:style-name="Default"/>
        </table:table-row>
        <table:table-row table:style-name="ro2">
          <table:table-cell office:value-type="float" office:value="417" calcext:value-type="float">
            <text:p>417</text:p>
          </table:table-cell>
          <table:table-cell table:style-name="ce2" table:formula="of:=-0.000000316 * [.A336]^3 + 0.0005182 * [.A336]^2 - 0.3885 * [.A336] + 132.95" office:value-type="float" office:value="38.141078492" calcext:value-type="float">
            <text:p>38.141078492</text:p>
          </table:table-cell>
          <table:table-cell office:value-type="float" office:value="38.141078492" calcext:value-type="float">
            <text:p>38.141078492</text:p>
          </table:table-cell>
          <table:table-cell table:style-name="ce2" table:formula="of:=INT(ROUND([.B336];0))" office:value-type="float" office:value="38" calcext:value-type="float">
            <text:p>38</text:p>
          </table:table-cell>
          <table:table-cell table:style-name="Default" office:value-type="float" office:value="38" calcext:value-type="float">
            <text:p>38</text:p>
          </table:table-cell>
          <table:table-cell table:style-name="Default"/>
          <table:table-cell table:number-columns-repeated="1017"/>
          <table:table-cell table:style-name="Default"/>
        </table:table-row>
        <table:table-row table:style-name="ro2">
          <table:table-cell office:value-type="float" office:value="418" calcext:value-type="float">
            <text:p>418</text:p>
          </table:table-cell>
          <table:table-cell table:style-name="ce2" table:formula="of:=-0.000000316 * [.A337]^3 + 0.0005182 * [.A337]^2 - 0.3885 * [.A337] + 132.95" office:value-type="float" office:value="38.020033088" calcext:value-type="float">
            <text:p>38.020033088</text:p>
          </table:table-cell>
          <table:table-cell office:value-type="float" office:value="38.020033088" calcext:value-type="float">
            <text:p>38.020033088</text:p>
          </table:table-cell>
          <table:table-cell table:style-name="ce2" table:formula="of:=INT(ROUND([.B337];0))" office:value-type="float" office:value="38" calcext:value-type="float">
            <text:p>38</text:p>
          </table:table-cell>
          <table:table-cell table:style-name="Default" office:value-type="float" office:value="38" calcext:value-type="float">
            <text:p>38</text:p>
          </table:table-cell>
          <table:table-cell table:style-name="Default"/>
          <table:table-cell table:number-columns-repeated="1017"/>
          <table:table-cell table:style-name="Default"/>
        </table:table-row>
        <table:table-row table:style-name="ro2">
          <table:table-cell office:value-type="float" office:value="419" calcext:value-type="float">
            <text:p>419</text:p>
          </table:table-cell>
          <table:table-cell table:style-name="ce2" table:formula="of:=-0.000000316 * [.A338]^3 + 0.0005182 * [.A338]^2 - 0.3885 * [.A338] + 132.95" office:value-type="float" office:value="37.899231556" calcext:value-type="float">
            <text:p>37.899231556</text:p>
          </table:table-cell>
          <table:table-cell office:value-type="float" office:value="37.899231556" calcext:value-type="float">
            <text:p>37.899231556</text:p>
          </table:table-cell>
          <table:table-cell table:style-name="ce2" table:formula="of:=INT(ROUND([.B338];0))" office:value-type="float" office:value="38" calcext:value-type="float">
            <text:p>38</text:p>
          </table:table-cell>
          <table:table-cell table:style-name="Default" office:value-type="float" office:value="38" calcext:value-type="float">
            <text:p>38</text:p>
          </table:table-cell>
          <table:table-cell table:style-name="Default"/>
          <table:table-cell table:number-columns-repeated="1017"/>
          <table:table-cell table:style-name="Default"/>
        </table:table-row>
        <table:table-row table:style-name="ro2">
          <table:table-cell office:value-type="float" office:value="420" calcext:value-type="float">
            <text:p>420</text:p>
          </table:table-cell>
          <table:table-cell table:style-name="ce2" table:formula="of:=-0.000000316 * [.A339]^3 + 0.0005182 * [.A339]^2 - 0.3885 * [.A339] + 132.95" office:value-type="float" office:value="37.778672" calcext:value-type="float">
            <text:p>37.778672</text:p>
          </table:table-cell>
          <table:table-cell office:value-type="float" office:value="37.778672" calcext:value-type="float">
            <text:p>37.778672</text:p>
          </table:table-cell>
          <table:table-cell table:style-name="ce2" table:formula="of:=INT(ROUND([.B339];0))" office:value-type="float" office:value="38" calcext:value-type="float">
            <text:p>38</text:p>
          </table:table-cell>
          <table:table-cell table:style-name="Default" office:value-type="float" office:value="38" calcext:value-type="float">
            <text:p>38</text:p>
          </table:table-cell>
          <table:table-cell table:style-name="Default"/>
          <table:table-cell table:number-columns-repeated="1017"/>
          <table:table-cell table:style-name="Default"/>
        </table:table-row>
        <table:table-row table:style-name="ro2">
          <table:table-cell office:value-type="float" office:value="421" calcext:value-type="float">
            <text:p>421</text:p>
          </table:table-cell>
          <table:table-cell table:style-name="ce2" table:formula="of:=-0.000000316 * [.A340]^3 + 0.0005182 * [.A340]^2 - 0.3885 * [.A340] + 132.95" office:value-type="float" office:value="37.658352524" calcext:value-type="float">
            <text:p>37.658352524</text:p>
          </table:table-cell>
          <table:table-cell office:value-type="float" office:value="37.658352524" calcext:value-type="float">
            <text:p>37.658352524</text:p>
          </table:table-cell>
          <table:table-cell table:style-name="ce2" table:formula="of:=INT(ROUND([.B340];0))" office:value-type="float" office:value="38" calcext:value-type="float">
            <text:p>38</text:p>
          </table:table-cell>
          <table:table-cell table:style-name="Default" office:value-type="float" office:value="38" calcext:value-type="float">
            <text:p>38</text:p>
          </table:table-cell>
          <table:table-cell table:style-name="Default"/>
          <table:table-cell table:number-columns-repeated="1017"/>
          <table:table-cell table:style-name="Default"/>
        </table:table-row>
        <table:table-row table:style-name="ro2">
          <table:table-cell office:value-type="float" office:value="422" calcext:value-type="float">
            <text:p>422</text:p>
          </table:table-cell>
          <table:table-cell table:style-name="ce2" table:formula="of:=-0.000000316 * [.A341]^3 + 0.0005182 * [.A341]^2 - 0.3885 * [.A341] + 132.95" office:value-type="float" office:value="37.538271232" calcext:value-type="float">
            <text:p>37.538271232</text:p>
          </table:table-cell>
          <table:table-cell office:value-type="float" office:value="37.538271232" calcext:value-type="float">
            <text:p>37.538271232</text:p>
          </table:table-cell>
          <table:table-cell table:style-name="ce2" table:formula="of:=INT(ROUND([.B341];0))" office:value-type="float" office:value="38" calcext:value-type="float">
            <text:p>38</text:p>
          </table:table-cell>
          <table:table-cell table:style-name="Default" office:value-type="float" office:value="38" calcext:value-type="float">
            <text:p>38</text:p>
          </table:table-cell>
          <table:table-cell table:style-name="Default"/>
          <table:table-cell table:number-columns-repeated="1017"/>
          <table:table-cell table:style-name="Default"/>
        </table:table-row>
        <table:table-row table:style-name="ro2">
          <table:table-cell office:value-type="float" office:value="423" calcext:value-type="float">
            <text:p>423</text:p>
          </table:table-cell>
          <table:table-cell table:style-name="ce2" table:formula="of:=-0.000000316 * [.A342]^3 + 0.0005182 * [.A342]^2 - 0.3885 * [.A342] + 132.95" office:value-type="float" office:value="37.418426228" calcext:value-type="float">
            <text:p>37.418426228</text:p>
          </table:table-cell>
          <table:table-cell office:value-type="float" office:value="37.418426228" calcext:value-type="float">
            <text:p>37.418426228</text:p>
          </table:table-cell>
          <table:table-cell table:style-name="ce2" table:formula="of:=INT(ROUND([.B342];0))" office:value-type="float" office:value="37" calcext:value-type="float">
            <text:p>37</text:p>
          </table:table-cell>
          <table:table-cell table:style-name="Default" office:value-type="float" office:value="37" calcext:value-type="float">
            <text:p>37</text:p>
          </table:table-cell>
          <table:table-cell table:style-name="Default"/>
          <table:table-cell table:number-columns-repeated="1017"/>
          <table:table-cell table:style-name="Default"/>
        </table:table-row>
        <table:table-row table:style-name="ro2">
          <table:table-cell office:value-type="float" office:value="424" calcext:value-type="float">
            <text:p>424</text:p>
          </table:table-cell>
          <table:table-cell table:style-name="ce2" table:formula="of:=-0.000000316 * [.A343]^3 + 0.0005182 * [.A343]^2 - 0.3885 * [.A343] + 132.95" office:value-type="float" office:value="37.298815616" calcext:value-type="float">
            <text:p>37.298815616</text:p>
          </table:table-cell>
          <table:table-cell office:value-type="float" office:value="37.298815616" calcext:value-type="float">
            <text:p>37.298815616</text:p>
          </table:table-cell>
          <table:table-cell table:style-name="ce2" table:formula="of:=INT(ROUND([.B343];0))" office:value-type="float" office:value="37" calcext:value-type="float">
            <text:p>37</text:p>
          </table:table-cell>
          <table:table-cell table:style-name="Default" office:value-type="float" office:value="37" calcext:value-type="float">
            <text:p>37</text:p>
          </table:table-cell>
          <table:table-cell table:style-name="Default"/>
          <table:table-cell table:number-columns-repeated="1017"/>
          <table:table-cell table:style-name="Default"/>
        </table:table-row>
        <table:table-row table:style-name="ro2">
          <table:table-cell office:value-type="float" office:value="425" calcext:value-type="float">
            <text:p>425</text:p>
          </table:table-cell>
          <table:table-cell table:style-name="ce2" table:formula="of:=-0.000000316 * [.A344]^3 + 0.0005182 * [.A344]^2 - 0.3885 * [.A344] + 132.95" office:value-type="float" office:value="37.1794375" calcext:value-type="float">
            <text:p>37.1794375</text:p>
          </table:table-cell>
          <table:table-cell office:value-type="float" office:value="37.1794375" calcext:value-type="float">
            <text:p>37.1794375</text:p>
          </table:table-cell>
          <table:table-cell table:style-name="ce2" table:formula="of:=INT(ROUND([.B344];0))" office:value-type="float" office:value="37" calcext:value-type="float">
            <text:p>37</text:p>
          </table:table-cell>
          <table:table-cell table:style-name="Default" office:value-type="float" office:value="37" calcext:value-type="float">
            <text:p>37</text:p>
          </table:table-cell>
          <table:table-cell table:style-name="Default"/>
          <table:table-cell table:number-columns-repeated="1017"/>
          <table:table-cell table:style-name="Default"/>
        </table:table-row>
        <table:table-row table:style-name="ro2">
          <table:table-cell office:value-type="float" office:value="426" calcext:value-type="float">
            <text:p>426</text:p>
          </table:table-cell>
          <table:table-cell table:style-name="ce2" table:formula="of:=-0.000000316 * [.A345]^3 + 0.0005182 * [.A345]^2 - 0.3885 * [.A345] + 132.95" office:value-type="float" office:value="37.060289984" calcext:value-type="float">
            <text:p>37.060289984</text:p>
          </table:table-cell>
          <table:table-cell office:value-type="float" office:value="37.060289984" calcext:value-type="float">
            <text:p>37.060289984</text:p>
          </table:table-cell>
          <table:table-cell table:style-name="ce2" table:formula="of:=INT(ROUND([.B345];0))" office:value-type="float" office:value="37" calcext:value-type="float">
            <text:p>37</text:p>
          </table:table-cell>
          <table:table-cell table:style-name="Default" office:value-type="float" office:value="37" calcext:value-type="float">
            <text:p>37</text:p>
          </table:table-cell>
          <table:table-cell table:style-name="Default"/>
          <table:table-cell table:number-columns-repeated="1017"/>
          <table:table-cell table:style-name="Default"/>
        </table:table-row>
        <table:table-row table:style-name="ro2">
          <table:table-cell office:value-type="float" office:value="427" calcext:value-type="float">
            <text:p>427</text:p>
          </table:table-cell>
          <table:table-cell table:style-name="ce2" table:formula="of:=-0.000000316 * [.A346]^3 + 0.0005182 * [.A346]^2 - 0.3885 * [.A346] + 132.95" office:value-type="float" office:value="36.941371172" calcext:value-type="float">
            <text:p>36.941371172</text:p>
          </table:table-cell>
          <table:table-cell office:value-type="float" office:value="36.941371172" calcext:value-type="float">
            <text:p>36.941371172</text:p>
          </table:table-cell>
          <table:table-cell table:style-name="ce2" table:formula="of:=INT(ROUND([.B346];0))" office:value-type="float" office:value="37" calcext:value-type="float">
            <text:p>37</text:p>
          </table:table-cell>
          <table:table-cell table:style-name="Default" office:value-type="float" office:value="37" calcext:value-type="float">
            <text:p>37</text:p>
          </table:table-cell>
          <table:table-cell table:style-name="Default"/>
          <table:table-cell table:number-columns-repeated="1017"/>
          <table:table-cell table:style-name="Default"/>
        </table:table-row>
        <table:table-row table:style-name="ro2">
          <table:table-cell office:value-type="float" office:value="428" calcext:value-type="float">
            <text:p>428</text:p>
          </table:table-cell>
          <table:table-cell table:style-name="ce2" table:formula="of:=-0.000000316 * [.A347]^3 + 0.0005182 * [.A347]^2 - 0.3885 * [.A347] + 132.95" office:value-type="float" office:value="36.822679168" calcext:value-type="float">
            <text:p>36.822679168</text:p>
          </table:table-cell>
          <table:table-cell office:value-type="float" office:value="36.822679168" calcext:value-type="float">
            <text:p>36.822679168</text:p>
          </table:table-cell>
          <table:table-cell table:style-name="ce2" table:formula="of:=INT(ROUND([.B347];0))" office:value-type="float" office:value="37" calcext:value-type="float">
            <text:p>37</text:p>
          </table:table-cell>
          <table:table-cell table:style-name="Default" office:value-type="float" office:value="37" calcext:value-type="float">
            <text:p>37</text:p>
          </table:table-cell>
          <table:table-cell table:style-name="Default"/>
          <table:table-cell table:number-columns-repeated="1017"/>
          <table:table-cell table:style-name="Default"/>
        </table:table-row>
        <table:table-row table:style-name="ro2">
          <table:table-cell office:value-type="float" office:value="429" calcext:value-type="float">
            <text:p>429</text:p>
          </table:table-cell>
          <table:table-cell table:style-name="ce2" table:formula="of:=-0.000000316 * [.A348]^3 + 0.0005182 * [.A348]^2 - 0.3885 * [.A348] + 132.95" office:value-type="float" office:value="36.704212076" calcext:value-type="float">
            <text:p>36.704212076</text:p>
          </table:table-cell>
          <table:table-cell office:value-type="float" office:value="36.704212076" calcext:value-type="float">
            <text:p>36.704212076</text:p>
          </table:table-cell>
          <table:table-cell table:style-name="ce2" table:formula="of:=INT(ROUND([.B348];0))" office:value-type="float" office:value="37" calcext:value-type="float">
            <text:p>37</text:p>
          </table:table-cell>
          <table:table-cell table:style-name="Default" office:value-type="float" office:value="37" calcext:value-type="float">
            <text:p>37</text:p>
          </table:table-cell>
          <table:table-cell table:style-name="Default"/>
          <table:table-cell table:number-columns-repeated="1017"/>
          <table:table-cell table:style-name="Default"/>
        </table:table-row>
        <table:table-row table:style-name="ro2">
          <table:table-cell office:value-type="float" office:value="430" calcext:value-type="float">
            <text:p>430</text:p>
          </table:table-cell>
          <table:table-cell table:style-name="ce2" table:formula="of:=-0.000000316 * [.A349]^3 + 0.0005182 * [.A349]^2 - 0.3885 * [.A349] + 132.95" office:value-type="float" office:value="36.585968" calcext:value-type="float">
            <text:p>36.585968</text:p>
          </table:table-cell>
          <table:table-cell office:value-type="float" office:value="36.585968" calcext:value-type="float">
            <text:p>36.585968</text:p>
          </table:table-cell>
          <table:table-cell table:style-name="ce2" table:formula="of:=INT(ROUND([.B349];0))" office:value-type="float" office:value="37" calcext:value-type="float">
            <text:p>37</text:p>
          </table:table-cell>
          <table:table-cell table:style-name="Default" office:value-type="float" office:value="37" calcext:value-type="float">
            <text:p>37</text:p>
          </table:table-cell>
          <table:table-cell table:style-name="Default"/>
          <table:table-cell table:number-columns-repeated="1017"/>
          <table:table-cell table:style-name="Default"/>
        </table:table-row>
        <table:table-row table:style-name="ro2">
          <table:table-cell office:value-type="float" office:value="431" calcext:value-type="float">
            <text:p>431</text:p>
          </table:table-cell>
          <table:table-cell table:style-name="ce2" table:formula="of:=-0.000000316 * [.A350]^3 + 0.0005182 * [.A350]^2 - 0.3885 * [.A350] + 132.95" office:value-type="float" office:value="36.467945044" calcext:value-type="float">
            <text:p>36.467945044</text:p>
          </table:table-cell>
          <table:table-cell office:value-type="float" office:value="36.467945044" calcext:value-type="float">
            <text:p>36.467945044</text:p>
          </table:table-cell>
          <table:table-cell table:style-name="ce2" table:formula="of:=INT(ROUND([.B350];0))" office:value-type="float" office:value="36" calcext:value-type="float">
            <text:p>36</text:p>
          </table:table-cell>
          <table:table-cell table:style-name="Default" office:value-type="float" office:value="36" calcext:value-type="float">
            <text:p>36</text:p>
          </table:table-cell>
          <table:table-cell table:style-name="Default"/>
          <table:table-cell table:number-columns-repeated="1017"/>
          <table:table-cell table:style-name="Default"/>
        </table:table-row>
        <table:table-row table:style-name="ro2">
          <table:table-cell office:value-type="float" office:value="432" calcext:value-type="float">
            <text:p>432</text:p>
          </table:table-cell>
          <table:table-cell table:style-name="ce2" table:formula="of:=-0.000000316 * [.A351]^3 + 0.0005182 * [.A351]^2 - 0.3885 * [.A351] + 132.95" office:value-type="float" office:value="36.350141312" calcext:value-type="float">
            <text:p>36.350141312</text:p>
          </table:table-cell>
          <table:table-cell office:value-type="float" office:value="36.350141312" calcext:value-type="float">
            <text:p>36.350141312</text:p>
          </table:table-cell>
          <table:table-cell table:style-name="ce2" table:formula="of:=INT(ROUND([.B351];0))" office:value-type="float" office:value="36" calcext:value-type="float">
            <text:p>36</text:p>
          </table:table-cell>
          <table:table-cell table:style-name="Default" office:value-type="float" office:value="36" calcext:value-type="float">
            <text:p>36</text:p>
          </table:table-cell>
          <table:table-cell table:style-name="Default"/>
          <table:table-cell table:number-columns-repeated="1017"/>
          <table:table-cell table:style-name="Default"/>
        </table:table-row>
        <table:table-row table:style-name="ro2">
          <table:table-cell office:value-type="float" office:value="433" calcext:value-type="float">
            <text:p>433</text:p>
          </table:table-cell>
          <table:table-cell table:style-name="ce2" table:formula="of:=-0.000000316 * [.A352]^3 + 0.0005182 * [.A352]^2 - 0.3885 * [.A352] + 132.95" office:value-type="float" office:value="36.232554908" calcext:value-type="float">
            <text:p>36.232554908</text:p>
          </table:table-cell>
          <table:table-cell office:value-type="float" office:value="36.232554908" calcext:value-type="float">
            <text:p>36.232554908</text:p>
          </table:table-cell>
          <table:table-cell table:style-name="ce2" table:formula="of:=INT(ROUND([.B352];0))" office:value-type="float" office:value="36" calcext:value-type="float">
            <text:p>36</text:p>
          </table:table-cell>
          <table:table-cell table:style-name="Default" office:value-type="float" office:value="36" calcext:value-type="float">
            <text:p>36</text:p>
          </table:table-cell>
          <table:table-cell table:style-name="Default"/>
          <table:table-cell table:number-columns-repeated="1017"/>
          <table:table-cell table:style-name="Default"/>
        </table:table-row>
        <table:table-row table:style-name="ro2">
          <table:table-cell office:value-type="float" office:value="434" calcext:value-type="float">
            <text:p>434</text:p>
          </table:table-cell>
          <table:table-cell table:style-name="ce2" table:formula="of:=-0.000000316 * [.A353]^3 + 0.0005182 * [.A353]^2 - 0.3885 * [.A353] + 132.95" office:value-type="float" office:value="36.115183936" calcext:value-type="float">
            <text:p>36.115183936</text:p>
          </table:table-cell>
          <table:table-cell office:value-type="float" office:value="36.115183936" calcext:value-type="float">
            <text:p>36.115183936</text:p>
          </table:table-cell>
          <table:table-cell table:style-name="ce2" table:formula="of:=INT(ROUND([.B353];0))" office:value-type="float" office:value="36" calcext:value-type="float">
            <text:p>36</text:p>
          </table:table-cell>
          <table:table-cell table:style-name="Default" office:value-type="float" office:value="36" calcext:value-type="float">
            <text:p>36</text:p>
          </table:table-cell>
          <table:table-cell table:style-name="Default"/>
          <table:table-cell table:number-columns-repeated="1017"/>
          <table:table-cell table:style-name="Default"/>
        </table:table-row>
        <table:table-row table:style-name="ro2">
          <table:table-cell office:value-type="float" office:value="435" calcext:value-type="float">
            <text:p>435</text:p>
          </table:table-cell>
          <table:table-cell table:style-name="ce2" table:formula="of:=-0.000000316 * [.A354]^3 + 0.0005182 * [.A354]^2 - 0.3885 * [.A354] + 132.95" office:value-type="float" office:value="35.9980265" calcext:value-type="float">
            <text:p>35.9980265</text:p>
          </table:table-cell>
          <table:table-cell office:value-type="float" office:value="35.9980265" calcext:value-type="float">
            <text:p>35.9980265</text:p>
          </table:table-cell>
          <table:table-cell table:style-name="ce2" table:formula="of:=INT(ROUND([.B354];0))" office:value-type="float" office:value="36" calcext:value-type="float">
            <text:p>36</text:p>
          </table:table-cell>
          <table:table-cell table:style-name="Default" office:value-type="float" office:value="36" calcext:value-type="float">
            <text:p>36</text:p>
          </table:table-cell>
          <table:table-cell table:style-name="Default"/>
          <table:table-cell table:number-columns-repeated="1017"/>
          <table:table-cell table:style-name="Default"/>
        </table:table-row>
        <table:table-row table:style-name="ro2">
          <table:table-cell office:value-type="float" office:value="436" calcext:value-type="float">
            <text:p>436</text:p>
          </table:table-cell>
          <table:table-cell table:style-name="ce2" table:formula="of:=-0.000000316 * [.A355]^3 + 0.0005182 * [.A355]^2 - 0.3885 * [.A355] + 132.95" office:value-type="float" office:value="35.881080704" calcext:value-type="float">
            <text:p>35.881080704</text:p>
          </table:table-cell>
          <table:table-cell office:value-type="float" office:value="35.881080704" calcext:value-type="float">
            <text:p>35.881080704</text:p>
          </table:table-cell>
          <table:table-cell table:style-name="ce2" table:formula="of:=INT(ROUND([.B355];0))" office:value-type="float" office:value="36" calcext:value-type="float">
            <text:p>36</text:p>
          </table:table-cell>
          <table:table-cell table:style-name="Default" office:value-type="float" office:value="36" calcext:value-type="float">
            <text:p>36</text:p>
          </table:table-cell>
          <table:table-cell table:style-name="Default"/>
          <table:table-cell table:number-columns-repeated="1017"/>
          <table:table-cell table:style-name="Default"/>
        </table:table-row>
        <table:table-row table:style-name="ro2">
          <table:table-cell office:value-type="float" office:value="437" calcext:value-type="float">
            <text:p>437</text:p>
          </table:table-cell>
          <table:table-cell table:style-name="ce2" table:formula="of:=-0.000000316 * [.A356]^3 + 0.0005182 * [.A356]^2 - 0.3885 * [.A356] + 132.95" office:value-type="float" office:value="35.764344652" calcext:value-type="float">
            <text:p>35.764344652</text:p>
          </table:table-cell>
          <table:table-cell office:value-type="float" office:value="35.764344652" calcext:value-type="float">
            <text:p>35.764344652</text:p>
          </table:table-cell>
          <table:table-cell table:style-name="ce2" table:formula="of:=INT(ROUND([.B356];0))" office:value-type="float" office:value="36" calcext:value-type="float">
            <text:p>36</text:p>
          </table:table-cell>
          <table:table-cell table:style-name="Default" office:value-type="float" office:value="36" calcext:value-type="float">
            <text:p>36</text:p>
          </table:table-cell>
          <table:table-cell table:style-name="Default"/>
          <table:table-cell table:number-columns-repeated="1017"/>
          <table:table-cell table:style-name="Default"/>
        </table:table-row>
        <table:table-row table:style-name="ro2">
          <table:table-cell office:value-type="float" office:value="438" calcext:value-type="float">
            <text:p>438</text:p>
          </table:table-cell>
          <table:table-cell table:style-name="ce2" table:formula="of:=-0.000000316 * [.A357]^3 + 0.0005182 * [.A357]^2 - 0.3885 * [.A357] + 132.95" office:value-type="float" office:value="35.647816448" calcext:value-type="float">
            <text:p>35.647816448</text:p>
          </table:table-cell>
          <table:table-cell office:value-type="float" office:value="35.647816448" calcext:value-type="float">
            <text:p>35.647816448</text:p>
          </table:table-cell>
          <table:table-cell table:style-name="ce2" table:formula="of:=INT(ROUND([.B357];0))" office:value-type="float" office:value="36" calcext:value-type="float">
            <text:p>36</text:p>
          </table:table-cell>
          <table:table-cell table:style-name="Default" office:value-type="float" office:value="36" calcext:value-type="float">
            <text:p>36</text:p>
          </table:table-cell>
          <table:table-cell table:style-name="Default"/>
          <table:table-cell table:number-columns-repeated="1017"/>
          <table:table-cell table:style-name="Default"/>
        </table:table-row>
        <table:table-row table:style-name="ro2">
          <table:table-cell office:value-type="float" office:value="439" calcext:value-type="float">
            <text:p>439</text:p>
          </table:table-cell>
          <table:table-cell table:style-name="ce2" table:formula="of:=-0.000000316 * [.A358]^3 + 0.0005182 * [.A358]^2 - 0.3885 * [.A358] + 132.95" office:value-type="float" office:value="35.531494196" calcext:value-type="float">
            <text:p>35.531494196</text:p>
          </table:table-cell>
          <table:table-cell office:value-type="float" office:value="35.531494196" calcext:value-type="float">
            <text:p>35.531494196</text:p>
          </table:table-cell>
          <table:table-cell table:style-name="ce2" table:formula="of:=INT(ROUND([.B358];0))" office:value-type="float" office:value="36" calcext:value-type="float">
            <text:p>36</text:p>
          </table:table-cell>
          <table:table-cell table:style-name="Default" office:value-type="float" office:value="36" calcext:value-type="float">
            <text:p>36</text:p>
          </table:table-cell>
          <table:table-cell table:style-name="Default"/>
          <table:table-cell table:number-columns-repeated="1017"/>
          <table:table-cell table:style-name="Default"/>
        </table:table-row>
        <table:table-row table:style-name="ro2">
          <table:table-cell office:value-type="float" office:value="440" calcext:value-type="float">
            <text:p>440</text:p>
          </table:table-cell>
          <table:table-cell table:style-name="ce2" table:formula="of:=-0.000000316 * [.A359]^3 + 0.0005182 * [.A359]^2 - 0.3885 * [.A359] + 132.95" office:value-type="float" office:value="35.415376" calcext:value-type="float">
            <text:p>35.415376</text:p>
          </table:table-cell>
          <table:table-cell office:value-type="float" office:value="35.415376" calcext:value-type="float">
            <text:p>35.415376</text:p>
          </table:table-cell>
          <table:table-cell table:style-name="ce2" table:formula="of:=INT(ROUND([.B359];0))" office:value-type="float" office:value="35" calcext:value-type="float">
            <text:p>35</text:p>
          </table:table-cell>
          <table:table-cell table:style-name="Default" office:value-type="float" office:value="35" calcext:value-type="float">
            <text:p>35</text:p>
          </table:table-cell>
          <table:table-cell table:style-name="Default"/>
          <table:table-cell table:number-columns-repeated="1017"/>
          <table:table-cell table:style-name="Default"/>
        </table:table-row>
        <table:table-row table:style-name="ro2">
          <table:table-cell office:value-type="float" office:value="441" calcext:value-type="float">
            <text:p>441</text:p>
          </table:table-cell>
          <table:table-cell table:style-name="ce2" table:formula="of:=-0.000000316 * [.A360]^3 + 0.0005182 * [.A360]^2 - 0.3885 * [.A360] + 132.95" office:value-type="float" office:value="35.299459964" calcext:value-type="float">
            <text:p>35.299459964</text:p>
          </table:table-cell>
          <table:table-cell office:value-type="float" office:value="35.299459964" calcext:value-type="float">
            <text:p>35.299459964</text:p>
          </table:table-cell>
          <table:table-cell table:style-name="ce2" table:formula="of:=INT(ROUND([.B360];0))" office:value-type="float" office:value="35" calcext:value-type="float">
            <text:p>35</text:p>
          </table:table-cell>
          <table:table-cell table:style-name="Default" office:value-type="float" office:value="35" calcext:value-type="float">
            <text:p>35</text:p>
          </table:table-cell>
          <table:table-cell table:style-name="Default"/>
          <table:table-cell table:number-columns-repeated="1017"/>
          <table:table-cell table:style-name="Default"/>
        </table:table-row>
        <table:table-row table:style-name="ro2">
          <table:table-cell office:value-type="float" office:value="442" calcext:value-type="float">
            <text:p>442</text:p>
          </table:table-cell>
          <table:table-cell table:style-name="ce2" table:formula="of:=-0.000000316 * [.A361]^3 + 0.0005182 * [.A361]^2 - 0.3885 * [.A361] + 132.95" office:value-type="float" office:value="35.183744192" calcext:value-type="float">
            <text:p>35.183744192</text:p>
          </table:table-cell>
          <table:table-cell office:value-type="float" office:value="35.183744192" calcext:value-type="float">
            <text:p>35.183744192</text:p>
          </table:table-cell>
          <table:table-cell table:style-name="ce2" table:formula="of:=INT(ROUND([.B361];0))" office:value-type="float" office:value="35" calcext:value-type="float">
            <text:p>35</text:p>
          </table:table-cell>
          <table:table-cell table:style-name="Default" office:value-type="float" office:value="35" calcext:value-type="float">
            <text:p>35</text:p>
          </table:table-cell>
          <table:table-cell table:style-name="Default"/>
          <table:table-cell table:number-columns-repeated="1017"/>
          <table:table-cell table:style-name="Default"/>
        </table:table-row>
        <table:table-row table:style-name="ro2">
          <table:table-cell office:value-type="float" office:value="443" calcext:value-type="float">
            <text:p>443</text:p>
          </table:table-cell>
          <table:table-cell table:style-name="ce2" table:formula="of:=-0.000000316 * [.A362]^3 + 0.0005182 * [.A362]^2 - 0.3885 * [.A362] + 132.95" office:value-type="float" office:value="35.068226788" calcext:value-type="float">
            <text:p>35.068226788</text:p>
          </table:table-cell>
          <table:table-cell office:value-type="float" office:value="35.068226788" calcext:value-type="float">
            <text:p>35.068226788</text:p>
          </table:table-cell>
          <table:table-cell table:style-name="ce2" table:formula="of:=INT(ROUND([.B362];0))" office:value-type="float" office:value="35" calcext:value-type="float">
            <text:p>35</text:p>
          </table:table-cell>
          <table:table-cell table:style-name="Default" office:value-type="float" office:value="35" calcext:value-type="float">
            <text:p>35</text:p>
          </table:table-cell>
          <table:table-cell table:style-name="Default"/>
          <table:table-cell table:number-columns-repeated="1017"/>
          <table:table-cell table:style-name="Default"/>
        </table:table-row>
        <table:table-row table:style-name="ro2">
          <table:table-cell office:value-type="float" office:value="444" calcext:value-type="float">
            <text:p>444</text:p>
          </table:table-cell>
          <table:table-cell table:style-name="ce2" table:formula="of:=-0.000000316 * [.A363]^3 + 0.0005182 * [.A363]^2 - 0.3885 * [.A363] + 132.95" office:value-type="float" office:value="34.952905856" calcext:value-type="float">
            <text:p>34.952905856</text:p>
          </table:table-cell>
          <table:table-cell office:value-type="float" office:value="34.952905856" calcext:value-type="float">
            <text:p>34.952905856</text:p>
          </table:table-cell>
          <table:table-cell table:style-name="ce2" table:formula="of:=INT(ROUND([.B363];0))" office:value-type="float" office:value="35" calcext:value-type="float">
            <text:p>35</text:p>
          </table:table-cell>
          <table:table-cell table:style-name="Default" office:value-type="float" office:value="35" calcext:value-type="float">
            <text:p>35</text:p>
          </table:table-cell>
          <table:table-cell table:style-name="Default"/>
          <table:table-cell table:number-columns-repeated="1017"/>
          <table:table-cell table:style-name="Default"/>
        </table:table-row>
        <table:table-row table:style-name="ro2">
          <table:table-cell office:value-type="float" office:value="445" calcext:value-type="float">
            <text:p>445</text:p>
          </table:table-cell>
          <table:table-cell table:style-name="ce2" table:formula="of:=-0.000000316 * [.A364]^3 + 0.0005182 * [.A364]^2 - 0.3885 * [.A364] + 132.95" office:value-type="float" office:value="34.8377795" calcext:value-type="float">
            <text:p>34.8377795</text:p>
          </table:table-cell>
          <table:table-cell office:value-type="float" office:value="34.8377795" calcext:value-type="float">
            <text:p>34.8377795</text:p>
          </table:table-cell>
          <table:table-cell table:style-name="ce2" table:formula="of:=INT(ROUND([.B364];0))" office:value-type="float" office:value="35" calcext:value-type="float">
            <text:p>35</text:p>
          </table:table-cell>
          <table:table-cell table:style-name="Default" office:value-type="float" office:value="35" calcext:value-type="float">
            <text:p>35</text:p>
          </table:table-cell>
          <table:table-cell table:style-name="Default"/>
          <table:table-cell table:number-columns-repeated="1017"/>
          <table:table-cell table:style-name="Default"/>
        </table:table-row>
        <table:table-row table:style-name="ro2">
          <table:table-cell office:value-type="float" office:value="446" calcext:value-type="float">
            <text:p>446</text:p>
          </table:table-cell>
          <table:table-cell table:style-name="ce2" table:formula="of:=-0.000000316 * [.A365]^3 + 0.0005182 * [.A365]^2 - 0.3885 * [.A365] + 132.95" office:value-type="float" office:value="34.722845824" calcext:value-type="float">
            <text:p>34.722845824</text:p>
          </table:table-cell>
          <table:table-cell office:value-type="float" office:value="34.722845824" calcext:value-type="float">
            <text:p>34.722845824</text:p>
          </table:table-cell>
          <table:table-cell table:style-name="ce2" table:formula="of:=INT(ROUND([.B365];0))" office:value-type="float" office:value="35" calcext:value-type="float">
            <text:p>35</text:p>
          </table:table-cell>
          <table:table-cell table:style-name="Default" office:value-type="float" office:value="35" calcext:value-type="float">
            <text:p>35</text:p>
          </table:table-cell>
          <table:table-cell table:style-name="Default"/>
          <table:table-cell table:number-columns-repeated="1017"/>
          <table:table-cell table:style-name="Default"/>
        </table:table-row>
        <table:table-row table:style-name="ro2">
          <table:table-cell office:value-type="float" office:value="447" calcext:value-type="float">
            <text:p>447</text:p>
          </table:table-cell>
          <table:table-cell table:style-name="ce2" table:formula="of:=-0.000000316 * [.A366]^3 + 0.0005182 * [.A366]^2 - 0.3885 * [.A366] + 132.95" office:value-type="float" office:value="34.608102932" calcext:value-type="float">
            <text:p>34.608102932</text:p>
          </table:table-cell>
          <table:table-cell office:value-type="float" office:value="34.608102932" calcext:value-type="float">
            <text:p>34.608102932</text:p>
          </table:table-cell>
          <table:table-cell table:style-name="ce2" table:formula="of:=INT(ROUND([.B366];0))" office:value-type="float" office:value="35" calcext:value-type="float">
            <text:p>35</text:p>
          </table:table-cell>
          <table:table-cell table:style-name="Default" office:value-type="float" office:value="35" calcext:value-type="float">
            <text:p>35</text:p>
          </table:table-cell>
          <table:table-cell table:style-name="Default"/>
          <table:table-cell table:number-columns-repeated="1017"/>
          <table:table-cell table:style-name="Default"/>
        </table:table-row>
        <table:table-row table:style-name="ro2">
          <table:table-cell office:value-type="float" office:value="448" calcext:value-type="float">
            <text:p>448</text:p>
          </table:table-cell>
          <table:table-cell table:style-name="ce2" table:formula="of:=-0.000000316 * [.A367]^3 + 0.0005182 * [.A367]^2 - 0.3885 * [.A367] + 132.95" office:value-type="float" office:value="34.493548928" calcext:value-type="float">
            <text:p>34.493548928</text:p>
          </table:table-cell>
          <table:table-cell office:value-type="float" office:value="34.493548928" calcext:value-type="float">
            <text:p>34.493548928</text:p>
          </table:table-cell>
          <table:table-cell table:style-name="ce2" table:formula="of:=INT(ROUND([.B367];0))" office:value-type="float" office:value="34" calcext:value-type="float">
            <text:p>34</text:p>
          </table:table-cell>
          <table:table-cell table:style-name="Default" office:value-type="float" office:value="34" calcext:value-type="float">
            <text:p>34</text:p>
          </table:table-cell>
          <table:table-cell table:style-name="Default"/>
          <table:table-cell table:number-columns-repeated="1017"/>
          <table:table-cell table:style-name="Default"/>
        </table:table-row>
        <table:table-row table:style-name="ro2">
          <table:table-cell office:value-type="float" office:value="449" calcext:value-type="float">
            <text:p>449</text:p>
          </table:table-cell>
          <table:table-cell table:style-name="ce2" table:formula="of:=-0.000000316 * [.A368]^3 + 0.0005182 * [.A368]^2 - 0.3885 * [.A368] + 132.95" office:value-type="float" office:value="34.379181916" calcext:value-type="float">
            <text:p>34.379181916</text:p>
          </table:table-cell>
          <table:table-cell office:value-type="float" office:value="34.379181916" calcext:value-type="float">
            <text:p>34.379181916</text:p>
          </table:table-cell>
          <table:table-cell table:style-name="ce2" table:formula="of:=INT(ROUND([.B368];0))" office:value-type="float" office:value="34" calcext:value-type="float">
            <text:p>34</text:p>
          </table:table-cell>
          <table:table-cell table:style-name="Default" office:value-type="float" office:value="34" calcext:value-type="float">
            <text:p>34</text:p>
          </table:table-cell>
          <table:table-cell table:style-name="Default"/>
          <table:table-cell table:number-columns-repeated="1017"/>
          <table:table-cell table:style-name="Default"/>
        </table:table-row>
        <table:table-row table:style-name="ro2">
          <table:table-cell office:value-type="float" office:value="450" calcext:value-type="float">
            <text:p>450</text:p>
          </table:table-cell>
          <table:table-cell table:style-name="ce2" table:formula="of:=-0.000000316 * [.A369]^3 + 0.0005182 * [.A369]^2 - 0.3885 * [.A369] + 132.95" office:value-type="float" office:value="34.265" calcext:value-type="float">
            <text:p>34.265</text:p>
          </table:table-cell>
          <table:table-cell office:value-type="float" office:value="34.265" calcext:value-type="float">
            <text:p>34.265</text:p>
          </table:table-cell>
          <table:table-cell table:style-name="ce2" table:formula="of:=INT(ROUND([.B369];0))" office:value-type="float" office:value="34" calcext:value-type="float">
            <text:p>34</text:p>
          </table:table-cell>
          <table:table-cell table:style-name="Default" office:value-type="float" office:value="34" calcext:value-type="float">
            <text:p>34</text:p>
          </table:table-cell>
          <table:table-cell table:style-name="Default"/>
          <table:table-cell table:number-columns-repeated="1017"/>
          <table:table-cell table:style-name="Default"/>
        </table:table-row>
        <table:table-row table:style-name="ro2">
          <table:table-cell office:value-type="float" office:value="451" calcext:value-type="float">
            <text:p>451</text:p>
          </table:table-cell>
          <table:table-cell table:style-name="ce2" table:formula="of:=-0.000000316 * [.A370]^3 + 0.0005182 * [.A370]^2 - 0.3885 * [.A370] + 132.95" office:value-type="float" office:value="34.151001284" calcext:value-type="float">
            <text:p>34.151001284</text:p>
          </table:table-cell>
          <table:table-cell office:value-type="float" office:value="34.151001284" calcext:value-type="float">
            <text:p>34.151001284</text:p>
          </table:table-cell>
          <table:table-cell table:style-name="ce2" table:formula="of:=INT(ROUND([.B370];0))" office:value-type="float" office:value="34" calcext:value-type="float">
            <text:p>34</text:p>
          </table:table-cell>
          <table:table-cell table:style-name="Default" office:value-type="float" office:value="34" calcext:value-type="float">
            <text:p>34</text:p>
          </table:table-cell>
          <table:table-cell table:style-name="Default"/>
          <table:table-cell table:number-columns-repeated="1017"/>
          <table:table-cell table:style-name="Default"/>
        </table:table-row>
        <table:table-row table:style-name="ro2">
          <table:table-cell office:value-type="float" office:value="452" calcext:value-type="float">
            <text:p>452</text:p>
          </table:table-cell>
          <table:table-cell table:style-name="ce2" table:formula="of:=-0.000000316 * [.A371]^3 + 0.0005182 * [.A371]^2 - 0.3885 * [.A371] + 132.95" office:value-type="float" office:value="34.037183872" calcext:value-type="float">
            <text:p>34.037183872</text:p>
          </table:table-cell>
          <table:table-cell office:value-type="float" office:value="34.037183872" calcext:value-type="float">
            <text:p>34.037183872</text:p>
          </table:table-cell>
          <table:table-cell table:style-name="ce2" table:formula="of:=INT(ROUND([.B371];0))" office:value-type="float" office:value="34" calcext:value-type="float">
            <text:p>34</text:p>
          </table:table-cell>
          <table:table-cell table:style-name="Default" office:value-type="float" office:value="34" calcext:value-type="float">
            <text:p>34</text:p>
          </table:table-cell>
          <table:table-cell table:style-name="Default"/>
          <table:table-cell table:number-columns-repeated="1017"/>
          <table:table-cell table:style-name="Default"/>
        </table:table-row>
        <table:table-row table:style-name="ro2">
          <table:table-cell office:value-type="float" office:value="453" calcext:value-type="float">
            <text:p>453</text:p>
          </table:table-cell>
          <table:table-cell table:style-name="ce2" table:formula="of:=-0.000000316 * [.A372]^3 + 0.0005182 * [.A372]^2 - 0.3885 * [.A372] + 132.95" office:value-type="float" office:value="33.923545868" calcext:value-type="float">
            <text:p>33.923545868</text:p>
          </table:table-cell>
          <table:table-cell office:value-type="float" office:value="33.923545868" calcext:value-type="float">
            <text:p>33.923545868</text:p>
          </table:table-cell>
          <table:table-cell table:style-name="ce2" table:formula="of:=INT(ROUND([.B372];0))" office:value-type="float" office:value="34" calcext:value-type="float">
            <text:p>34</text:p>
          </table:table-cell>
          <table:table-cell table:style-name="Default" office:value-type="float" office:value="34" calcext:value-type="float">
            <text:p>34</text:p>
          </table:table-cell>
          <table:table-cell table:style-name="Default"/>
          <table:table-cell table:number-columns-repeated="1017"/>
          <table:table-cell table:style-name="Default"/>
        </table:table-row>
        <table:table-row table:style-name="ro2">
          <table:table-cell office:value-type="float" office:value="454" calcext:value-type="float">
            <text:p>454</text:p>
          </table:table-cell>
          <table:table-cell table:style-name="ce2" table:formula="of:=-0.000000316 * [.A373]^3 + 0.0005182 * [.A373]^2 - 0.3885 * [.A373] + 132.95" office:value-type="float" office:value="33.810085376" calcext:value-type="float">
            <text:p>33.810085376</text:p>
          </table:table-cell>
          <table:table-cell office:value-type="float" office:value="33.810085376" calcext:value-type="float">
            <text:p>33.810085376</text:p>
          </table:table-cell>
          <table:table-cell table:style-name="ce2" table:formula="of:=INT(ROUND([.B373];0))" office:value-type="float" office:value="34" calcext:value-type="float">
            <text:p>34</text:p>
          </table:table-cell>
          <table:table-cell table:style-name="Default" office:value-type="float" office:value="34" calcext:value-type="float">
            <text:p>34</text:p>
          </table:table-cell>
          <table:table-cell table:style-name="Default"/>
          <table:table-cell table:number-columns-repeated="1017"/>
          <table:table-cell table:style-name="Default"/>
        </table:table-row>
        <table:table-row table:style-name="ro2">
          <table:table-cell office:value-type="float" office:value="455" calcext:value-type="float">
            <text:p>455</text:p>
          </table:table-cell>
          <table:table-cell table:style-name="ce2" table:formula="of:=-0.000000316 * [.A374]^3 + 0.0005182 * [.A374]^2 - 0.3885 * [.A374] + 132.95" office:value-type="float" office:value="33.6968005" calcext:value-type="float">
            <text:p>33.6968005</text:p>
          </table:table-cell>
          <table:table-cell office:value-type="float" office:value="33.6968005" calcext:value-type="float">
            <text:p>33.6968005</text:p>
          </table:table-cell>
          <table:table-cell table:style-name="ce2" table:formula="of:=INT(ROUND([.B374];0))" office:value-type="float" office:value="34" calcext:value-type="float">
            <text:p>34</text:p>
          </table:table-cell>
          <table:table-cell table:style-name="Default" office:value-type="float" office:value="34" calcext:value-type="float">
            <text:p>34</text:p>
          </table:table-cell>
          <table:table-cell table:style-name="Default"/>
          <table:table-cell table:number-columns-repeated="1017"/>
          <table:table-cell table:style-name="Default"/>
        </table:table-row>
        <table:table-row table:style-name="ro2">
          <table:table-cell office:value-type="float" office:value="456" calcext:value-type="float">
            <text:p>456</text:p>
          </table:table-cell>
          <table:table-cell table:style-name="ce2" table:formula="of:=-0.000000316 * [.A375]^3 + 0.0005182 * [.A375]^2 - 0.3885 * [.A375] + 132.95" office:value-type="float" office:value="33.583689344" calcext:value-type="float">
            <text:p>33.583689344</text:p>
          </table:table-cell>
          <table:table-cell office:value-type="float" office:value="33.583689344" calcext:value-type="float">
            <text:p>33.583689344</text:p>
          </table:table-cell>
          <table:table-cell table:style-name="ce2" table:formula="of:=INT(ROUND([.B375];0))" office:value-type="float" office:value="34" calcext:value-type="float">
            <text:p>34</text:p>
          </table:table-cell>
          <table:table-cell table:style-name="Default" office:value-type="float" office:value="34" calcext:value-type="float">
            <text:p>34</text:p>
          </table:table-cell>
          <table:table-cell table:style-name="Default"/>
          <table:table-cell table:number-columns-repeated="1017"/>
          <table:table-cell table:style-name="Default"/>
        </table:table-row>
        <table:table-row table:style-name="ro2">
          <table:table-cell office:value-type="float" office:value="457" calcext:value-type="float">
            <text:p>457</text:p>
          </table:table-cell>
          <table:table-cell table:style-name="ce2" table:formula="of:=-0.000000316 * [.A376]^3 + 0.0005182 * [.A376]^2 - 0.3885 * [.A376] + 132.95" office:value-type="float" office:value="33.470750012" calcext:value-type="float">
            <text:p>33.470750012</text:p>
          </table:table-cell>
          <table:table-cell office:value-type="float" office:value="33.470750012" calcext:value-type="float">
            <text:p>33.470750012</text:p>
          </table:table-cell>
          <table:table-cell table:style-name="ce2" table:formula="of:=INT(ROUND([.B376];0))" office:value-type="float" office:value="33" calcext:value-type="float">
            <text:p>33</text:p>
          </table:table-cell>
          <table:table-cell table:style-name="Default" office:value-type="float" office:value="33" calcext:value-type="float">
            <text:p>33</text:p>
          </table:table-cell>
          <table:table-cell table:style-name="Default"/>
          <table:table-cell table:number-columns-repeated="1017"/>
          <table:table-cell table:style-name="Default"/>
        </table:table-row>
        <table:table-row table:style-name="ro2">
          <table:table-cell office:value-type="float" office:value="458" calcext:value-type="float">
            <text:p>458</text:p>
          </table:table-cell>
          <table:table-cell table:style-name="ce2" table:formula="of:=-0.000000316 * [.A377]^3 + 0.0005182 * [.A377]^2 - 0.3885 * [.A377] + 132.95" office:value-type="float" office:value="33.357980608" calcext:value-type="float">
            <text:p>33.357980608</text:p>
          </table:table-cell>
          <table:table-cell office:value-type="float" office:value="33.357980608" calcext:value-type="float">
            <text:p>33.357980608</text:p>
          </table:table-cell>
          <table:table-cell table:style-name="ce2" table:formula="of:=INT(ROUND([.B377];0))" office:value-type="float" office:value="33" calcext:value-type="float">
            <text:p>33</text:p>
          </table:table-cell>
          <table:table-cell table:style-name="Default" office:value-type="float" office:value="33" calcext:value-type="float">
            <text:p>33</text:p>
          </table:table-cell>
          <table:table-cell table:style-name="Default"/>
          <table:table-cell table:number-columns-repeated="1017"/>
          <table:table-cell table:style-name="Default"/>
        </table:table-row>
        <table:table-row table:style-name="ro2">
          <table:table-cell office:value-type="float" office:value="459" calcext:value-type="float">
            <text:p>459</text:p>
          </table:table-cell>
          <table:table-cell table:style-name="ce2" table:formula="of:=-0.000000316 * [.A378]^3 + 0.0005182 * [.A378]^2 - 0.3885 * [.A378] + 132.95" office:value-type="float" office:value="33.245379236" calcext:value-type="float">
            <text:p>33.245379236</text:p>
          </table:table-cell>
          <table:table-cell office:value-type="float" office:value="33.245379236" calcext:value-type="float">
            <text:p>33.245379236</text:p>
          </table:table-cell>
          <table:table-cell table:style-name="ce2" table:formula="of:=INT(ROUND([.B378];0))" office:value-type="float" office:value="33" calcext:value-type="float">
            <text:p>33</text:p>
          </table:table-cell>
          <table:table-cell table:style-name="Default" office:value-type="float" office:value="33" calcext:value-type="float">
            <text:p>33</text:p>
          </table:table-cell>
          <table:table-cell table:style-name="Default"/>
          <table:table-cell table:number-columns-repeated="1017"/>
          <table:table-cell table:style-name="Default"/>
        </table:table-row>
        <table:table-row table:style-name="ro2">
          <table:table-cell office:value-type="float" office:value="460" calcext:value-type="float">
            <text:p>460</text:p>
          </table:table-cell>
          <table:table-cell table:style-name="ce2" table:formula="of:=-0.000000316 * [.A379]^3 + 0.0005182 * [.A379]^2 - 0.3885 * [.A379] + 132.95" office:value-type="float" office:value="33.132944" calcext:value-type="float">
            <text:p>33.132944</text:p>
          </table:table-cell>
          <table:table-cell office:value-type="float" office:value="33.132944" calcext:value-type="float">
            <text:p>33.132944</text:p>
          </table:table-cell>
          <table:table-cell table:style-name="ce2" table:formula="of:=INT(ROUND([.B379];0))" office:value-type="float" office:value="33" calcext:value-type="float">
            <text:p>33</text:p>
          </table:table-cell>
          <table:table-cell table:style-name="Default" office:value-type="float" office:value="33" calcext:value-type="float">
            <text:p>33</text:p>
          </table:table-cell>
          <table:table-cell table:style-name="Default"/>
          <table:table-cell table:number-columns-repeated="1017"/>
          <table:table-cell table:style-name="Default"/>
        </table:table-row>
        <table:table-row table:style-name="ro2">
          <table:table-cell office:value-type="float" office:value="461" calcext:value-type="float">
            <text:p>461</text:p>
          </table:table-cell>
          <table:table-cell table:style-name="ce2" table:formula="of:=-0.000000316 * [.A380]^3 + 0.0005182 * [.A380]^2 - 0.3885 * [.A380] + 132.95" office:value-type="float" office:value="33.020673004" calcext:value-type="float">
            <text:p>33.020673004</text:p>
          </table:table-cell>
          <table:table-cell office:value-type="float" office:value="33.020673004" calcext:value-type="float">
            <text:p>33.020673004</text:p>
          </table:table-cell>
          <table:table-cell table:style-name="ce2" table:formula="of:=INT(ROUND([.B380];0))" office:value-type="float" office:value="33" calcext:value-type="float">
            <text:p>33</text:p>
          </table:table-cell>
          <table:table-cell table:style-name="Default" office:value-type="float" office:value="33" calcext:value-type="float">
            <text:p>33</text:p>
          </table:table-cell>
          <table:table-cell table:style-name="Default"/>
          <table:table-cell table:number-columns-repeated="1017"/>
          <table:table-cell table:style-name="Default"/>
        </table:table-row>
        <table:table-row table:style-name="ro2">
          <table:table-cell office:value-type="float" office:value="462" calcext:value-type="float">
            <text:p>462</text:p>
          </table:table-cell>
          <table:table-cell table:style-name="ce2" table:formula="of:=-0.000000316 * [.A381]^3 + 0.0005182 * [.A381]^2 - 0.3885 * [.A381] + 132.95" office:value-type="float" office:value="32.908564352" calcext:value-type="float">
            <text:p>32.908564352</text:p>
          </table:table-cell>
          <table:table-cell office:value-type="float" office:value="32.908564352" calcext:value-type="float">
            <text:p>32.908564352</text:p>
          </table:table-cell>
          <table:table-cell table:style-name="ce2" table:formula="of:=INT(ROUND([.B381];0))" office:value-type="float" office:value="33" calcext:value-type="float">
            <text:p>33</text:p>
          </table:table-cell>
          <table:table-cell table:style-name="Default" office:value-type="float" office:value="33" calcext:value-type="float">
            <text:p>33</text:p>
          </table:table-cell>
          <table:table-cell table:style-name="Default"/>
          <table:table-cell table:number-columns-repeated="1017"/>
          <table:table-cell table:style-name="Default"/>
        </table:table-row>
        <table:table-row table:style-name="ro2">
          <table:table-cell office:value-type="float" office:value="463" calcext:value-type="float">
            <text:p>463</text:p>
          </table:table-cell>
          <table:table-cell table:style-name="ce2" table:formula="of:=-0.000000316 * [.A382]^3 + 0.0005182 * [.A382]^2 - 0.3885 * [.A382] + 132.95" office:value-type="float" office:value="32.796616148" calcext:value-type="float">
            <text:p>32.796616148</text:p>
          </table:table-cell>
          <table:table-cell office:value-type="float" office:value="32.796616148" calcext:value-type="float">
            <text:p>32.796616148</text:p>
          </table:table-cell>
          <table:table-cell table:style-name="ce2" table:formula="of:=INT(ROUND([.B382];0))" office:value-type="float" office:value="33" calcext:value-type="float">
            <text:p>33</text:p>
          </table:table-cell>
          <table:table-cell table:style-name="Default" office:value-type="float" office:value="33" calcext:value-type="float">
            <text:p>33</text:p>
          </table:table-cell>
          <table:table-cell table:style-name="Default"/>
          <table:table-cell table:number-columns-repeated="1017"/>
          <table:table-cell table:style-name="Default"/>
        </table:table-row>
        <table:table-row table:style-name="ro2">
          <table:table-cell office:value-type="float" office:value="464" calcext:value-type="float">
            <text:p>464</text:p>
          </table:table-cell>
          <table:table-cell table:style-name="ce2" table:formula="of:=-0.000000316 * [.A383]^3 + 0.0005182 * [.A383]^2 - 0.3885 * [.A383] + 132.95" office:value-type="float" office:value="32.684826496" calcext:value-type="float">
            <text:p>32.684826496</text:p>
          </table:table-cell>
          <table:table-cell office:value-type="float" office:value="32.684826496" calcext:value-type="float">
            <text:p>32.684826496</text:p>
          </table:table-cell>
          <table:table-cell table:style-name="ce2" table:formula="of:=INT(ROUND([.B383];0))" office:value-type="float" office:value="33" calcext:value-type="float">
            <text:p>33</text:p>
          </table:table-cell>
          <table:table-cell table:style-name="Default" office:value-type="float" office:value="33" calcext:value-type="float">
            <text:p>33</text:p>
          </table:table-cell>
          <table:table-cell table:style-name="Default"/>
          <table:table-cell table:number-columns-repeated="1017"/>
          <table:table-cell table:style-name="Default"/>
        </table:table-row>
        <table:table-row table:style-name="ro2">
          <table:table-cell office:value-type="float" office:value="465" calcext:value-type="float">
            <text:p>465</text:p>
          </table:table-cell>
          <table:table-cell table:style-name="ce2" table:formula="of:=-0.000000316 * [.A384]^3 + 0.0005182 * [.A384]^2 - 0.3885 * [.A384] + 132.95" office:value-type="float" office:value="32.5731935" calcext:value-type="float">
            <text:p>32.5731935</text:p>
          </table:table-cell>
          <table:table-cell office:value-type="float" office:value="32.5731935" calcext:value-type="float">
            <text:p>32.5731935</text:p>
          </table:table-cell>
          <table:table-cell table:style-name="ce2" table:formula="of:=INT(ROUND([.B384];0))" office:value-type="float" office:value="33" calcext:value-type="float">
            <text:p>33</text:p>
          </table:table-cell>
          <table:table-cell table:style-name="Default" office:value-type="float" office:value="33" calcext:value-type="float">
            <text:p>33</text:p>
          </table:table-cell>
          <table:table-cell table:style-name="Default"/>
          <table:table-cell table:number-columns-repeated="1017"/>
          <table:table-cell table:style-name="Default"/>
        </table:table-row>
        <table:table-row table:style-name="ro2">
          <table:table-cell office:value-type="float" office:value="466" calcext:value-type="float">
            <text:p>466</text:p>
          </table:table-cell>
          <table:table-cell table:style-name="ce2" table:formula="of:=-0.000000316 * [.A385]^3 + 0.0005182 * [.A385]^2 - 0.3885 * [.A385] + 132.95" office:value-type="float" office:value="32.461715264" calcext:value-type="float">
            <text:p>32.461715264</text:p>
          </table:table-cell>
          <table:table-cell office:value-type="float" office:value="32.461715264" calcext:value-type="float">
            <text:p>32.461715264</text:p>
          </table:table-cell>
          <table:table-cell table:style-name="ce2" table:formula="of:=INT(ROUND([.B385];0))" office:value-type="float" office:value="32" calcext:value-type="float">
            <text:p>32</text:p>
          </table:table-cell>
          <table:table-cell table:style-name="Default" office:value-type="float" office:value="32" calcext:value-type="float">
            <text:p>32</text:p>
          </table:table-cell>
          <table:table-cell table:style-name="Default"/>
          <table:table-cell table:number-columns-repeated="1017"/>
          <table:table-cell table:style-name="Default"/>
        </table:table-row>
        <table:table-row table:style-name="ro2">
          <table:table-cell office:value-type="float" office:value="467" calcext:value-type="float">
            <text:p>467</text:p>
          </table:table-cell>
          <table:table-cell table:style-name="ce2" table:formula="of:=-0.000000316 * [.A386]^3 + 0.0005182 * [.A386]^2 - 0.3885 * [.A386] + 132.95" office:value-type="float" office:value="32.350389892" calcext:value-type="float">
            <text:p>32.350389892</text:p>
          </table:table-cell>
          <table:table-cell office:value-type="float" office:value="32.350389892" calcext:value-type="float">
            <text:p>32.350389892</text:p>
          </table:table-cell>
          <table:table-cell table:style-name="ce2" table:formula="of:=INT(ROUND([.B386];0))" office:value-type="float" office:value="32" calcext:value-type="float">
            <text:p>32</text:p>
          </table:table-cell>
          <table:table-cell table:style-name="Default" office:value-type="float" office:value="32" calcext:value-type="float">
            <text:p>32</text:p>
          </table:table-cell>
          <table:table-cell table:style-name="Default"/>
          <table:table-cell table:number-columns-repeated="1017"/>
          <table:table-cell table:style-name="Default"/>
        </table:table-row>
        <table:table-row table:style-name="ro2">
          <table:table-cell office:value-type="float" office:value="468" calcext:value-type="float">
            <text:p>468</text:p>
          </table:table-cell>
          <table:table-cell table:style-name="ce2" table:formula="of:=-0.000000316 * [.A387]^3 + 0.0005182 * [.A387]^2 - 0.3885 * [.A387] + 132.95" office:value-type="float" office:value="32.239215488" calcext:value-type="float">
            <text:p>32.239215488</text:p>
          </table:table-cell>
          <table:table-cell office:value-type="float" office:value="32.239215488" calcext:value-type="float">
            <text:p>32.239215488</text:p>
          </table:table-cell>
          <table:table-cell table:style-name="ce2" table:formula="of:=INT(ROUND([.B387];0))" office:value-type="float" office:value="32" calcext:value-type="float">
            <text:p>32</text:p>
          </table:table-cell>
          <table:table-cell table:style-name="Default" office:value-type="float" office:value="32" calcext:value-type="float">
            <text:p>32</text:p>
          </table:table-cell>
          <table:table-cell table:style-name="Default"/>
          <table:table-cell table:number-columns-repeated="1017"/>
          <table:table-cell table:style-name="Default"/>
        </table:table-row>
        <table:table-row table:style-name="ro2">
          <table:table-cell office:value-type="float" office:value="469" calcext:value-type="float">
            <text:p>469</text:p>
          </table:table-cell>
          <table:table-cell table:style-name="ce2" table:formula="of:=-0.000000316 * [.A388]^3 + 0.0005182 * [.A388]^2 - 0.3885 * [.A388] + 132.95" office:value-type="float" office:value="32.128190156" calcext:value-type="float">
            <text:p>32.128190156</text:p>
          </table:table-cell>
          <table:table-cell office:value-type="float" office:value="32.128190156" calcext:value-type="float">
            <text:p>32.128190156</text:p>
          </table:table-cell>
          <table:table-cell table:style-name="ce2" table:formula="of:=INT(ROUND([.B388];0))" office:value-type="float" office:value="32" calcext:value-type="float">
            <text:p>32</text:p>
          </table:table-cell>
          <table:table-cell table:style-name="Default" office:value-type="float" office:value="32" calcext:value-type="float">
            <text:p>32</text:p>
          </table:table-cell>
          <table:table-cell table:style-name="Default"/>
          <table:table-cell table:number-columns-repeated="1017"/>
          <table:table-cell table:style-name="Default"/>
        </table:table-row>
        <table:table-row table:style-name="ro2">
          <table:table-cell office:value-type="float" office:value="470" calcext:value-type="float">
            <text:p>470</text:p>
          </table:table-cell>
          <table:table-cell table:style-name="ce2" table:formula="of:=-0.000000316 * [.A389]^3 + 0.0005182 * [.A389]^2 - 0.3885 * [.A389] + 132.95" office:value-type="float" office:value="32.017312" calcext:value-type="float">
            <text:p>32.017312</text:p>
          </table:table-cell>
          <table:table-cell office:value-type="float" office:value="32.017312" calcext:value-type="float">
            <text:p>32.017312</text:p>
          </table:table-cell>
          <table:table-cell table:style-name="ce2" table:formula="of:=INT(ROUND([.B389];0))" office:value-type="float" office:value="32" calcext:value-type="float">
            <text:p>32</text:p>
          </table:table-cell>
          <table:table-cell table:style-name="Default" office:value-type="float" office:value="32" calcext:value-type="float">
            <text:p>32</text:p>
          </table:table-cell>
          <table:table-cell table:style-name="Default"/>
          <table:table-cell table:number-columns-repeated="1017"/>
          <table:table-cell table:style-name="Default"/>
        </table:table-row>
        <table:table-row table:style-name="ro2">
          <table:table-cell office:value-type="float" office:value="471" calcext:value-type="float">
            <text:p>471</text:p>
          </table:table-cell>
          <table:table-cell table:style-name="ce2" table:formula="of:=-0.000000316 * [.A390]^3 + 0.0005182 * [.A390]^2 - 0.3885 * [.A390] + 132.95" office:value-type="float" office:value="31.906579124" calcext:value-type="float">
            <text:p>31.906579124</text:p>
          </table:table-cell>
          <table:table-cell office:value-type="float" office:value="31.906579124" calcext:value-type="float">
            <text:p>31.906579124</text:p>
          </table:table-cell>
          <table:table-cell table:style-name="ce2" table:formula="of:=INT(ROUND([.B390];0))" office:value-type="float" office:value="32" calcext:value-type="float">
            <text:p>32</text:p>
          </table:table-cell>
          <table:table-cell table:style-name="Default" office:value-type="float" office:value="32" calcext:value-type="float">
            <text:p>32</text:p>
          </table:table-cell>
          <table:table-cell table:style-name="Default"/>
          <table:table-cell table:number-columns-repeated="1017"/>
          <table:table-cell table:style-name="Default"/>
        </table:table-row>
        <table:table-row table:style-name="ro2">
          <table:table-cell office:value-type="float" office:value="472" calcext:value-type="float">
            <text:p>472</text:p>
          </table:table-cell>
          <table:table-cell table:style-name="ce2" table:formula="of:=-0.000000316 * [.A391]^3 + 0.0005182 * [.A391]^2 - 0.3885 * [.A391] + 132.95" office:value-type="float" office:value="31.795989632" calcext:value-type="float">
            <text:p>31.795989632</text:p>
          </table:table-cell>
          <table:table-cell office:value-type="float" office:value="31.795989632" calcext:value-type="float">
            <text:p>31.795989632</text:p>
          </table:table-cell>
          <table:table-cell table:style-name="ce2" table:formula="of:=INT(ROUND([.B391];0))" office:value-type="float" office:value="32" calcext:value-type="float">
            <text:p>32</text:p>
          </table:table-cell>
          <table:table-cell table:style-name="Default" office:value-type="float" office:value="32" calcext:value-type="float">
            <text:p>32</text:p>
          </table:table-cell>
          <table:table-cell table:style-name="Default"/>
          <table:table-cell table:number-columns-repeated="1017"/>
          <table:table-cell table:style-name="Default"/>
        </table:table-row>
        <table:table-row table:style-name="ro2">
          <table:table-cell office:value-type="float" office:value="473" calcext:value-type="float">
            <text:p>473</text:p>
          </table:table-cell>
          <table:table-cell table:style-name="ce2" table:formula="of:=-0.000000316 * [.A392]^3 + 0.0005182 * [.A392]^2 - 0.3885 * [.A392] + 132.95" office:value-type="float" office:value="31.685541628" calcext:value-type="float">
            <text:p>31.685541628</text:p>
          </table:table-cell>
          <table:table-cell office:value-type="float" office:value="31.685541628" calcext:value-type="float">
            <text:p>31.685541628</text:p>
          </table:table-cell>
          <table:table-cell table:style-name="ce2" table:formula="of:=INT(ROUND([.B392];0))" office:value-type="float" office:value="32" calcext:value-type="float">
            <text:p>32</text:p>
          </table:table-cell>
          <table:table-cell table:style-name="Default" office:value-type="float" office:value="32" calcext:value-type="float">
            <text:p>32</text:p>
          </table:table-cell>
          <table:table-cell table:style-name="Default"/>
          <table:table-cell table:number-columns-repeated="1017"/>
          <table:table-cell table:style-name="Default"/>
        </table:table-row>
        <table:table-row table:style-name="ro2">
          <table:table-cell office:value-type="float" office:value="474" calcext:value-type="float">
            <text:p>474</text:p>
          </table:table-cell>
          <table:table-cell table:style-name="ce2" table:formula="of:=-0.000000316 * [.A393]^3 + 0.0005182 * [.A393]^2 - 0.3885 * [.A393] + 132.95" office:value-type="float" office:value="31.575233216" calcext:value-type="float">
            <text:p>31.575233216</text:p>
          </table:table-cell>
          <table:table-cell office:value-type="float" office:value="31.575233216" calcext:value-type="float">
            <text:p>31.575233216</text:p>
          </table:table-cell>
          <table:table-cell table:style-name="ce2" table:formula="of:=INT(ROUND([.B393];0))" office:value-type="float" office:value="32" calcext:value-type="float">
            <text:p>32</text:p>
          </table:table-cell>
          <table:table-cell table:style-name="Default" office:value-type="float" office:value="32" calcext:value-type="float">
            <text:p>32</text:p>
          </table:table-cell>
          <table:table-cell table:style-name="Default"/>
          <table:table-cell table:number-columns-repeated="1017"/>
          <table:table-cell table:style-name="Default"/>
        </table:table-row>
        <table:table-row table:style-name="ro2">
          <table:table-cell office:value-type="float" office:value="475" calcext:value-type="float">
            <text:p>475</text:p>
          </table:table-cell>
          <table:table-cell table:style-name="ce2" table:formula="of:=-0.000000316 * [.A394]^3 + 0.0005182 * [.A394]^2 - 0.3885 * [.A394] + 132.95" office:value-type="float" office:value="31.4650625" calcext:value-type="float">
            <text:p>31.4650625</text:p>
          </table:table-cell>
          <table:table-cell office:value-type="float" office:value="31.4650625" calcext:value-type="float">
            <text:p>31.4650625</text:p>
          </table:table-cell>
          <table:table-cell table:style-name="ce2" table:formula="of:=INT(ROUND([.B394];0))" office:value-type="float" office:value="31" calcext:value-type="float">
            <text:p>31</text:p>
          </table:table-cell>
          <table:table-cell table:style-name="Default" office:value-type="float" office:value="31" calcext:value-type="float">
            <text:p>31</text:p>
          </table:table-cell>
          <table:table-cell table:style-name="Default"/>
          <table:table-cell table:number-columns-repeated="1017"/>
          <table:table-cell table:style-name="Default"/>
        </table:table-row>
        <table:table-row table:style-name="ro2">
          <table:table-cell office:value-type="float" office:value="476" calcext:value-type="float">
            <text:p>476</text:p>
          </table:table-cell>
          <table:table-cell table:style-name="ce2" table:formula="of:=-0.000000316 * [.A395]^3 + 0.0005182 * [.A395]^2 - 0.3885 * [.A395] + 132.95" office:value-type="float" office:value="31.355027584" calcext:value-type="float">
            <text:p>31.355027584</text:p>
          </table:table-cell>
          <table:table-cell office:value-type="float" office:value="31.355027584" calcext:value-type="float">
            <text:p>31.355027584</text:p>
          </table:table-cell>
          <table:table-cell table:style-name="ce2" table:formula="of:=INT(ROUND([.B395];0))" office:value-type="float" office:value="31" calcext:value-type="float">
            <text:p>31</text:p>
          </table:table-cell>
          <table:table-cell table:style-name="Default" office:value-type="float" office:value="31" calcext:value-type="float">
            <text:p>31</text:p>
          </table:table-cell>
          <table:table-cell table:style-name="Default"/>
          <table:table-cell table:number-columns-repeated="1017"/>
          <table:table-cell table:style-name="Default"/>
        </table:table-row>
        <table:table-row table:style-name="ro2">
          <table:table-cell office:value-type="float" office:value="477" calcext:value-type="float">
            <text:p>477</text:p>
          </table:table-cell>
          <table:table-cell table:style-name="ce2" table:formula="of:=-0.000000316 * [.A396]^3 + 0.0005182 * [.A396]^2 - 0.3885 * [.A396] + 132.95" office:value-type="float" office:value="31.245126572" calcext:value-type="float">
            <text:p>31.245126572</text:p>
          </table:table-cell>
          <table:table-cell office:value-type="float" office:value="31.245126572" calcext:value-type="float">
            <text:p>31.245126572</text:p>
          </table:table-cell>
          <table:table-cell table:style-name="ce2" table:formula="of:=INT(ROUND([.B396];0))" office:value-type="float" office:value="31" calcext:value-type="float">
            <text:p>31</text:p>
          </table:table-cell>
          <table:table-cell table:style-name="Default" office:value-type="float" office:value="31" calcext:value-type="float">
            <text:p>31</text:p>
          </table:table-cell>
          <table:table-cell table:style-name="Default"/>
          <table:table-cell table:number-columns-repeated="1017"/>
          <table:table-cell table:style-name="Default"/>
        </table:table-row>
        <table:table-row table:style-name="ro2">
          <table:table-cell office:value-type="float" office:value="478" calcext:value-type="float">
            <text:p>478</text:p>
          </table:table-cell>
          <table:table-cell table:style-name="ce2" table:formula="of:=-0.000000316 * [.A397]^3 + 0.0005182 * [.A397]^2 - 0.3885 * [.A397] + 132.95" office:value-type="float" office:value="31.135357568" calcext:value-type="float">
            <text:p>31.135357568</text:p>
          </table:table-cell>
          <table:table-cell office:value-type="float" office:value="31.135357568" calcext:value-type="float">
            <text:p>31.135357568</text:p>
          </table:table-cell>
          <table:table-cell table:style-name="ce2" table:formula="of:=INT(ROUND([.B397];0))" office:value-type="float" office:value="31" calcext:value-type="float">
            <text:p>31</text:p>
          </table:table-cell>
          <table:table-cell table:style-name="Default" office:value-type="float" office:value="31" calcext:value-type="float">
            <text:p>31</text:p>
          </table:table-cell>
          <table:table-cell table:style-name="Default"/>
          <table:table-cell table:number-columns-repeated="1017"/>
          <table:table-cell table:style-name="Default"/>
        </table:table-row>
        <table:table-row table:style-name="ro2">
          <table:table-cell office:value-type="float" office:value="479" calcext:value-type="float">
            <text:p>479</text:p>
          </table:table-cell>
          <table:table-cell table:style-name="ce2" table:formula="of:=-0.000000316 * [.A398]^3 + 0.0005182 * [.A398]^2 - 0.3885 * [.A398] + 132.95" office:value-type="float" office:value="31.025718676" calcext:value-type="float">
            <text:p>31.025718676</text:p>
          </table:table-cell>
          <table:table-cell office:value-type="float" office:value="31.025718676" calcext:value-type="float">
            <text:p>31.025718676</text:p>
          </table:table-cell>
          <table:table-cell table:style-name="ce2" table:formula="of:=INT(ROUND([.B398];0))" office:value-type="float" office:value="31" calcext:value-type="float">
            <text:p>31</text:p>
          </table:table-cell>
          <table:table-cell table:style-name="Default" office:value-type="float" office:value="31" calcext:value-type="float">
            <text:p>31</text:p>
          </table:table-cell>
          <table:table-cell table:style-name="Default"/>
          <table:table-cell table:number-columns-repeated="1017"/>
          <table:table-cell table:style-name="Default"/>
        </table:table-row>
        <table:table-row table:style-name="ro2">
          <table:table-cell office:value-type="float" office:value="480" calcext:value-type="float">
            <text:p>480</text:p>
          </table:table-cell>
          <table:table-cell table:style-name="ce2" table:formula="of:=-0.000000316 * [.A399]^3 + 0.0005182 * [.A399]^2 - 0.3885 * [.A399] + 132.95" office:value-type="float" office:value="30.916208" calcext:value-type="float">
            <text:p>30.916208</text:p>
          </table:table-cell>
          <table:table-cell office:value-type="float" office:value="30.916208" calcext:value-type="float">
            <text:p>30.916208</text:p>
          </table:table-cell>
          <table:table-cell table:style-name="ce2" table:formula="of:=INT(ROUND([.B399];0))" office:value-type="float" office:value="31" calcext:value-type="float">
            <text:p>31</text:p>
          </table:table-cell>
          <table:table-cell table:style-name="Default" office:value-type="float" office:value="31" calcext:value-type="float">
            <text:p>31</text:p>
          </table:table-cell>
          <table:table-cell table:style-name="Default"/>
          <table:table-cell table:number-columns-repeated="1017"/>
          <table:table-cell table:style-name="Default"/>
        </table:table-row>
        <table:table-row table:style-name="ro2">
          <table:table-cell office:value-type="float" office:value="481" calcext:value-type="float">
            <text:p>481</text:p>
          </table:table-cell>
          <table:table-cell table:style-name="ce2" table:formula="of:=-0.000000316 * [.A400]^3 + 0.0005182 * [.A400]^2 - 0.3885 * [.A400] + 132.95" office:value-type="float" office:value="30.806823644" calcext:value-type="float">
            <text:p>30.806823644</text:p>
          </table:table-cell>
          <table:table-cell office:value-type="float" office:value="30.806823644" calcext:value-type="float">
            <text:p>30.806823644</text:p>
          </table:table-cell>
          <table:table-cell table:style-name="ce2" table:formula="of:=INT(ROUND([.B400];0))" office:value-type="float" office:value="31" calcext:value-type="float">
            <text:p>31</text:p>
          </table:table-cell>
          <table:table-cell table:style-name="Default" office:value-type="float" office:value="31" calcext:value-type="float">
            <text:p>31</text:p>
          </table:table-cell>
          <table:table-cell table:style-name="Default"/>
          <table:table-cell table:number-columns-repeated="1017"/>
          <table:table-cell table:style-name="Default"/>
        </table:table-row>
        <table:table-row table:style-name="ro2">
          <table:table-cell office:value-type="float" office:value="482" calcext:value-type="float">
            <text:p>482</text:p>
          </table:table-cell>
          <table:table-cell table:style-name="ce2" table:formula="of:=-0.000000316 * [.A401]^3 + 0.0005182 * [.A401]^2 - 0.3885 * [.A401] + 132.95" office:value-type="float" office:value="30.697563712" calcext:value-type="float">
            <text:p>30.697563712</text:p>
          </table:table-cell>
          <table:table-cell office:value-type="float" office:value="30.697563712" calcext:value-type="float">
            <text:p>30.697563712</text:p>
          </table:table-cell>
          <table:table-cell table:style-name="ce2" table:formula="of:=INT(ROUND([.B401];0))" office:value-type="float" office:value="31" calcext:value-type="float">
            <text:p>31</text:p>
          </table:table-cell>
          <table:table-cell table:style-name="Default" office:value-type="float" office:value="31" calcext:value-type="float">
            <text:p>31</text:p>
          </table:table-cell>
          <table:table-cell table:style-name="Default"/>
          <table:table-cell table:number-columns-repeated="1017"/>
          <table:table-cell table:style-name="Default"/>
        </table:table-row>
        <table:table-row table:style-name="ro2">
          <table:table-cell office:value-type="float" office:value="483" calcext:value-type="float">
            <text:p>483</text:p>
          </table:table-cell>
          <table:table-cell table:style-name="ce2" table:formula="of:=-0.000000316 * [.A402]^3 + 0.0005182 * [.A402]^2 - 0.3885 * [.A402] + 132.95" office:value-type="float" office:value="30.588426308" calcext:value-type="float">
            <text:p>30.588426308</text:p>
          </table:table-cell>
          <table:table-cell office:value-type="float" office:value="30.588426308" calcext:value-type="float">
            <text:p>30.588426308</text:p>
          </table:table-cell>
          <table:table-cell table:style-name="ce2" table:formula="of:=INT(ROUND([.B402];0))" office:value-type="float" office:value="31" calcext:value-type="float">
            <text:p>31</text:p>
          </table:table-cell>
          <table:table-cell table:style-name="Default" office:value-type="float" office:value="31" calcext:value-type="float">
            <text:p>31</text:p>
          </table:table-cell>
          <table:table-cell table:style-name="Default"/>
          <table:table-cell table:number-columns-repeated="1017"/>
          <table:table-cell table:style-name="Default"/>
        </table:table-row>
        <table:table-row table:style-name="ro2">
          <table:table-cell office:value-type="float" office:value="484" calcext:value-type="float">
            <text:p>484</text:p>
          </table:table-cell>
          <table:table-cell table:style-name="ce2" table:formula="of:=-0.000000316 * [.A403]^3 + 0.0005182 * [.A403]^2 - 0.3885 * [.A403] + 132.95" office:value-type="float" office:value="30.479409536" calcext:value-type="float">
            <text:p>30.479409536</text:p>
          </table:table-cell>
          <table:table-cell office:value-type="float" office:value="30.479409536" calcext:value-type="float">
            <text:p>30.479409536</text:p>
          </table:table-cell>
          <table:table-cell table:style-name="ce2" table:formula="of:=INT(ROUND([.B403];0))" office:value-type="float" office:value="30" calcext:value-type="float">
            <text:p>30</text:p>
          </table:table-cell>
          <table:table-cell table:style-name="Default" office:value-type="float" office:value="30" calcext:value-type="float">
            <text:p>30</text:p>
          </table:table-cell>
          <table:table-cell table:style-name="Default"/>
          <table:table-cell table:number-columns-repeated="1017"/>
          <table:table-cell table:style-name="Default"/>
        </table:table-row>
        <table:table-row table:style-name="ro2">
          <table:table-cell office:value-type="float" office:value="485" calcext:value-type="float">
            <text:p>485</text:p>
          </table:table-cell>
          <table:table-cell table:style-name="ce2" table:formula="of:=-0.000000316 * [.A404]^3 + 0.0005182 * [.A404]^2 - 0.3885 * [.A404] + 132.95" office:value-type="float" office:value="30.3705115" calcext:value-type="float">
            <text:p>30.3705115</text:p>
          </table:table-cell>
          <table:table-cell office:value-type="float" office:value="30.3705115" calcext:value-type="float">
            <text:p>30.3705115</text:p>
          </table:table-cell>
          <table:table-cell table:style-name="ce2" table:formula="of:=INT(ROUND([.B404];0))" office:value-type="float" office:value="30" calcext:value-type="float">
            <text:p>30</text:p>
          </table:table-cell>
          <table:table-cell table:style-name="Default" office:value-type="float" office:value="30" calcext:value-type="float">
            <text:p>30</text:p>
          </table:table-cell>
          <table:table-cell table:style-name="Default"/>
          <table:table-cell table:number-columns-repeated="1017"/>
          <table:table-cell table:style-name="Default"/>
        </table:table-row>
        <table:table-row table:style-name="ro2">
          <table:table-cell office:value-type="float" office:value="486" calcext:value-type="float">
            <text:p>486</text:p>
          </table:table-cell>
          <table:table-cell table:style-name="ce2" table:formula="of:=-0.000000316 * [.A405]^3 + 0.0005182 * [.A405]^2 - 0.3885 * [.A405] + 132.95" office:value-type="float" office:value="30.261730304" calcext:value-type="float">
            <text:p>30.261730304</text:p>
          </table:table-cell>
          <table:table-cell office:value-type="float" office:value="30.261730304" calcext:value-type="float">
            <text:p>30.261730304</text:p>
          </table:table-cell>
          <table:table-cell table:style-name="ce2" table:formula="of:=INT(ROUND([.B405];0))" office:value-type="float" office:value="30" calcext:value-type="float">
            <text:p>30</text:p>
          </table:table-cell>
          <table:table-cell table:style-name="Default" office:value-type="float" office:value="30" calcext:value-type="float">
            <text:p>30</text:p>
          </table:table-cell>
          <table:table-cell table:style-name="Default"/>
          <table:table-cell table:number-columns-repeated="1017"/>
          <table:table-cell table:style-name="Default"/>
        </table:table-row>
        <table:table-row table:style-name="ro2">
          <table:table-cell office:value-type="float" office:value="487" calcext:value-type="float">
            <text:p>487</text:p>
          </table:table-cell>
          <table:table-cell table:style-name="ce2" table:formula="of:=-0.000000316 * [.A406]^3 + 0.0005182 * [.A406]^2 - 0.3885 * [.A406] + 132.95" office:value-type="float" office:value="30.153064052" calcext:value-type="float">
            <text:p>30.153064052</text:p>
          </table:table-cell>
          <table:table-cell office:value-type="float" office:value="30.153064052" calcext:value-type="float">
            <text:p>30.153064052</text:p>
          </table:table-cell>
          <table:table-cell table:style-name="ce2" table:formula="of:=INT(ROUND([.B406];0))" office:value-type="float" office:value="30" calcext:value-type="float">
            <text:p>30</text:p>
          </table:table-cell>
          <table:table-cell table:style-name="Default" office:value-type="float" office:value="30" calcext:value-type="float">
            <text:p>30</text:p>
          </table:table-cell>
          <table:table-cell table:style-name="Default"/>
          <table:table-cell table:number-columns-repeated="1017"/>
          <table:table-cell table:style-name="Default"/>
        </table:table-row>
        <table:table-row table:style-name="ro2">
          <table:table-cell office:value-type="float" office:value="488" calcext:value-type="float">
            <text:p>488</text:p>
          </table:table-cell>
          <table:table-cell table:style-name="ce2" table:formula="of:=-0.000000316 * [.A407]^3 + 0.0005182 * [.A407]^2 - 0.3885 * [.A407] + 132.95" office:value-type="float" office:value="30.044510848" calcext:value-type="float">
            <text:p>30.044510848</text:p>
          </table:table-cell>
          <table:table-cell office:value-type="float" office:value="30.044510848" calcext:value-type="float">
            <text:p>30.044510848</text:p>
          </table:table-cell>
          <table:table-cell table:style-name="ce2" table:formula="of:=INT(ROUND([.B407];0))" office:value-type="float" office:value="30" calcext:value-type="float">
            <text:p>30</text:p>
          </table:table-cell>
          <table:table-cell table:style-name="Default" office:value-type="float" office:value="30" calcext:value-type="float">
            <text:p>30</text:p>
          </table:table-cell>
          <table:table-cell table:style-name="Default"/>
          <table:table-cell table:number-columns-repeated="1017"/>
          <table:table-cell table:style-name="Default"/>
        </table:table-row>
        <table:table-row table:style-name="ro2">
          <table:table-cell office:value-type="float" office:value="489" calcext:value-type="float">
            <text:p>489</text:p>
          </table:table-cell>
          <table:table-cell table:style-name="ce2" table:formula="of:=-0.000000316 * [.A408]^3 + 0.0005182 * [.A408]^2 - 0.3885 * [.A408] + 132.95" office:value-type="float" office:value="29.936068796" calcext:value-type="float">
            <text:p>29.936068796</text:p>
          </table:table-cell>
          <table:table-cell office:value-type="float" office:value="29.936068796" calcext:value-type="float">
            <text:p>29.936068796</text:p>
          </table:table-cell>
          <table:table-cell table:style-name="ce2" table:formula="of:=INT(ROUND([.B408];0))" office:value-type="float" office:value="30" calcext:value-type="float">
            <text:p>30</text:p>
          </table:table-cell>
          <table:table-cell table:style-name="Default" office:value-type="float" office:value="30" calcext:value-type="float">
            <text:p>30</text:p>
          </table:table-cell>
          <table:table-cell table:style-name="Default"/>
          <table:table-cell table:number-columns-repeated="1017"/>
          <table:table-cell table:style-name="Default"/>
        </table:table-row>
        <table:table-row table:style-name="ro2">
          <table:table-cell office:value-type="float" office:value="490" calcext:value-type="float">
            <text:p>490</text:p>
          </table:table-cell>
          <table:table-cell table:style-name="ce2" table:formula="of:=-0.000000316 * [.A409]^3 + 0.0005182 * [.A409]^2 - 0.3885 * [.A409] + 132.95" office:value-type="float" office:value="29.827736" calcext:value-type="float">
            <text:p>29.827736</text:p>
          </table:table-cell>
          <table:table-cell office:value-type="float" office:value="29.827736" calcext:value-type="float">
            <text:p>29.827736</text:p>
          </table:table-cell>
          <table:table-cell table:style-name="ce2" table:formula="of:=INT(ROUND([.B409];0))" office:value-type="float" office:value="30" calcext:value-type="float">
            <text:p>30</text:p>
          </table:table-cell>
          <table:table-cell table:style-name="Default" office:value-type="float" office:value="30" calcext:value-type="float">
            <text:p>30</text:p>
          </table:table-cell>
          <table:table-cell table:style-name="Default"/>
          <table:table-cell table:number-columns-repeated="1017"/>
          <table:table-cell table:style-name="Default"/>
        </table:table-row>
        <table:table-row table:style-name="ro2">
          <table:table-cell office:value-type="float" office:value="491" calcext:value-type="float">
            <text:p>491</text:p>
          </table:table-cell>
          <table:table-cell table:style-name="ce2" table:formula="of:=-0.000000316 * [.A410]^3 + 0.0005182 * [.A410]^2 - 0.3885 * [.A410] + 132.95" office:value-type="float" office:value="29.719510564" calcext:value-type="float">
            <text:p>29.719510564</text:p>
          </table:table-cell>
          <table:table-cell office:value-type="float" office:value="29.719510564" calcext:value-type="float">
            <text:p>29.719510564</text:p>
          </table:table-cell>
          <table:table-cell table:style-name="ce2" table:formula="of:=INT(ROUND([.B410];0))" office:value-type="float" office:value="30" calcext:value-type="float">
            <text:p>30</text:p>
          </table:table-cell>
          <table:table-cell table:style-name="Default" office:value-type="float" office:value="30" calcext:value-type="float">
            <text:p>30</text:p>
          </table:table-cell>
          <table:table-cell table:style-name="Default"/>
          <table:table-cell table:number-columns-repeated="1017"/>
          <table:table-cell table:style-name="Default"/>
        </table:table-row>
        <table:table-row table:style-name="ro2">
          <table:table-cell office:value-type="float" office:value="492" calcext:value-type="float">
            <text:p>492</text:p>
          </table:table-cell>
          <table:table-cell table:style-name="ce2" table:formula="of:=-0.000000316 * [.A411]^3 + 0.0005182 * [.A411]^2 - 0.3885 * [.A411] + 132.95" office:value-type="float" office:value="29.611390592" calcext:value-type="float">
            <text:p>29.611390592</text:p>
          </table:table-cell>
          <table:table-cell office:value-type="float" office:value="29.611390592" calcext:value-type="float">
            <text:p>29.611390592</text:p>
          </table:table-cell>
          <table:table-cell table:style-name="ce2" table:formula="of:=INT(ROUND([.B411];0))" office:value-type="float" office:value="30" calcext:value-type="float">
            <text:p>30</text:p>
          </table:table-cell>
          <table:table-cell table:style-name="Default" office:value-type="float" office:value="30" calcext:value-type="float">
            <text:p>30</text:p>
          </table:table-cell>
          <table:table-cell table:style-name="Default"/>
          <table:table-cell table:number-columns-repeated="1017"/>
          <table:table-cell table:style-name="Default"/>
        </table:table-row>
        <table:table-row table:style-name="ro2">
          <table:table-cell office:value-type="float" office:value="493" calcext:value-type="float">
            <text:p>493</text:p>
          </table:table-cell>
          <table:table-cell table:style-name="ce2" table:formula="of:=-0.000000316 * [.A412]^3 + 0.0005182 * [.A412]^2 - 0.3885 * [.A412] + 132.95" office:value-type="float" office:value="29.503374188" calcext:value-type="float">
            <text:p>29.503374188</text:p>
          </table:table-cell>
          <table:table-cell office:value-type="float" office:value="29.503374188" calcext:value-type="float">
            <text:p>29.503374188</text:p>
          </table:table-cell>
          <table:table-cell table:style-name="ce2" table:formula="of:=INT(ROUND([.B412];0))" office:value-type="float" office:value="30" calcext:value-type="float">
            <text:p>30</text:p>
          </table:table-cell>
          <table:table-cell table:style-name="Default" office:value-type="float" office:value="30" calcext:value-type="float">
            <text:p>30</text:p>
          </table:table-cell>
          <table:table-cell table:style-name="Default"/>
          <table:table-cell table:number-columns-repeated="1017"/>
          <table:table-cell table:style-name="Default"/>
        </table:table-row>
        <table:table-row table:style-name="ro2">
          <table:table-cell office:value-type="float" office:value="494" calcext:value-type="float">
            <text:p>494</text:p>
          </table:table-cell>
          <table:table-cell table:style-name="ce2" table:formula="of:=-0.000000316 * [.A413]^3 + 0.0005182 * [.A413]^2 - 0.3885 * [.A413] + 132.95" office:value-type="float" office:value="29.395459456" calcext:value-type="float">
            <text:p>29.395459456</text:p>
          </table:table-cell>
          <table:table-cell office:value-type="float" office:value="29.395459456" calcext:value-type="float">
            <text:p>29.395459456</text:p>
          </table:table-cell>
          <table:table-cell table:style-name="ce2" table:formula="of:=INT(ROUND([.B413];0))" office:value-type="float" office:value="29" calcext:value-type="float">
            <text:p>29</text:p>
          </table:table-cell>
          <table:table-cell table:style-name="Default" office:value-type="float" office:value="29" calcext:value-type="float">
            <text:p>29</text:p>
          </table:table-cell>
          <table:table-cell table:style-name="Default"/>
          <table:table-cell table:number-columns-repeated="1017"/>
          <table:table-cell table:style-name="Default"/>
        </table:table-row>
        <table:table-row table:style-name="ro2">
          <table:table-cell office:value-type="float" office:value="495" calcext:value-type="float">
            <text:p>495</text:p>
          </table:table-cell>
          <table:table-cell table:style-name="ce2" table:formula="of:=-0.000000316 * [.A414]^3 + 0.0005182 * [.A414]^2 - 0.3885 * [.A414] + 132.95" office:value-type="float" office:value="29.2876445" calcext:value-type="float">
            <text:p>29.2876445</text:p>
          </table:table-cell>
          <table:table-cell office:value-type="float" office:value="29.2876445" calcext:value-type="float">
            <text:p>29.2876445</text:p>
          </table:table-cell>
          <table:table-cell table:style-name="ce2" table:formula="of:=INT(ROUND([.B414];0))" office:value-type="float" office:value="29" calcext:value-type="float">
            <text:p>29</text:p>
          </table:table-cell>
          <table:table-cell table:style-name="Default" office:value-type="float" office:value="29" calcext:value-type="float">
            <text:p>29</text:p>
          </table:table-cell>
          <table:table-cell table:style-name="Default"/>
          <table:table-cell table:number-columns-repeated="1017"/>
          <table:table-cell table:style-name="Default"/>
        </table:table-row>
        <table:table-row table:style-name="ro2">
          <table:table-cell office:value-type="float" office:value="496" calcext:value-type="float">
            <text:p>496</text:p>
          </table:table-cell>
          <table:table-cell table:style-name="ce2" table:formula="of:=-0.000000316 * [.A415]^3 + 0.0005182 * [.A415]^2 - 0.3885 * [.A415] + 132.95" office:value-type="float" office:value="29.179927424" calcext:value-type="float">
            <text:p>29.179927424</text:p>
          </table:table-cell>
          <table:table-cell office:value-type="float" office:value="29.179927424" calcext:value-type="float">
            <text:p>29.179927424</text:p>
          </table:table-cell>
          <table:table-cell table:style-name="ce2" table:formula="of:=INT(ROUND([.B415];0))" office:value-type="float" office:value="29" calcext:value-type="float">
            <text:p>29</text:p>
          </table:table-cell>
          <table:table-cell table:style-name="Default" office:value-type="float" office:value="29" calcext:value-type="float">
            <text:p>29</text:p>
          </table:table-cell>
          <table:table-cell table:style-name="Default"/>
          <table:table-cell table:number-columns-repeated="1017"/>
          <table:table-cell table:style-name="Default"/>
        </table:table-row>
        <table:table-row table:style-name="ro2">
          <table:table-cell office:value-type="float" office:value="497" calcext:value-type="float">
            <text:p>497</text:p>
          </table:table-cell>
          <table:table-cell table:style-name="ce2" table:formula="of:=-0.000000316 * [.A416]^3 + 0.0005182 * [.A416]^2 - 0.3885 * [.A416] + 132.95" office:value-type="float" office:value="29.072306332" calcext:value-type="float">
            <text:p>29.072306332</text:p>
          </table:table-cell>
          <table:table-cell office:value-type="float" office:value="29.072306332" calcext:value-type="float">
            <text:p>29.072306332</text:p>
          </table:table-cell>
          <table:table-cell table:style-name="ce2" table:formula="of:=INT(ROUND([.B416];0))" office:value-type="float" office:value="29" calcext:value-type="float">
            <text:p>29</text:p>
          </table:table-cell>
          <table:table-cell table:style-name="Default" office:value-type="float" office:value="29" calcext:value-type="float">
            <text:p>29</text:p>
          </table:table-cell>
          <table:table-cell table:style-name="Default"/>
          <table:table-cell table:number-columns-repeated="1017"/>
          <table:table-cell table:style-name="Default"/>
        </table:table-row>
        <table:table-row table:style-name="ro2">
          <table:table-cell office:value-type="float" office:value="498" calcext:value-type="float">
            <text:p>498</text:p>
          </table:table-cell>
          <table:table-cell table:style-name="ce2" table:formula="of:=-0.000000316 * [.A417]^3 + 0.0005182 * [.A417]^2 - 0.3885 * [.A417] + 132.95" office:value-type="float" office:value="28.964779328" calcext:value-type="float">
            <text:p>28.964779328</text:p>
          </table:table-cell>
          <table:table-cell office:value-type="float" office:value="28.964779328" calcext:value-type="float">
            <text:p>28.964779328</text:p>
          </table:table-cell>
          <table:table-cell table:style-name="ce2" table:formula="of:=INT(ROUND([.B417];0))" office:value-type="float" office:value="29" calcext:value-type="float">
            <text:p>29</text:p>
          </table:table-cell>
          <table:table-cell table:style-name="Default" office:value-type="float" office:value="29" calcext:value-type="float">
            <text:p>29</text:p>
          </table:table-cell>
          <table:table-cell table:style-name="Default"/>
          <table:table-cell table:number-columns-repeated="1017"/>
          <table:table-cell table:style-name="Default"/>
        </table:table-row>
        <table:table-row table:style-name="ro2">
          <table:table-cell office:value-type="float" office:value="499" calcext:value-type="float">
            <text:p>499</text:p>
          </table:table-cell>
          <table:table-cell table:style-name="ce2" table:formula="of:=-0.000000316 * [.A418]^3 + 0.0005182 * [.A418]^2 - 0.3885 * [.A418] + 132.95" office:value-type="float" office:value="28.857344516" calcext:value-type="float">
            <text:p>28.857344516</text:p>
          </table:table-cell>
          <table:table-cell office:value-type="float" office:value="28.857344516" calcext:value-type="float">
            <text:p>28.857344516</text:p>
          </table:table-cell>
          <table:table-cell table:style-name="ce2" table:formula="of:=INT(ROUND([.B418];0))" office:value-type="float" office:value="29" calcext:value-type="float">
            <text:p>29</text:p>
          </table:table-cell>
          <table:table-cell table:style-name="Default" office:value-type="float" office:value="29" calcext:value-type="float">
            <text:p>29</text:p>
          </table:table-cell>
          <table:table-cell table:style-name="Default"/>
          <table:table-cell table:number-columns-repeated="1017"/>
          <table:table-cell table:style-name="Default"/>
        </table:table-row>
        <table:table-row table:style-name="ro2">
          <table:table-cell office:value-type="float" office:value="500" calcext:value-type="float">
            <text:p>500</text:p>
          </table:table-cell>
          <table:table-cell table:style-name="ce2" table:formula="of:=-0.000000316 * [.A419]^3 + 0.0005182 * [.A419]^2 - 0.3885 * [.A419] + 132.95" office:value-type="float" office:value="28.75" calcext:value-type="float">
            <text:p>28.75</text:p>
          </table:table-cell>
          <table:table-cell office:value-type="float" office:value="28.75" calcext:value-type="float">
            <text:p>28.75</text:p>
          </table:table-cell>
          <table:table-cell table:style-name="ce2" table:formula="of:=INT(ROUND([.B419];0))" office:value-type="float" office:value="29" calcext:value-type="float">
            <text:p>29</text:p>
          </table:table-cell>
          <table:table-cell table:style-name="Default" office:value-type="float" office:value="29" calcext:value-type="float">
            <text:p>29</text:p>
          </table:table-cell>
          <table:table-cell table:style-name="Default"/>
          <table:table-cell table:number-columns-repeated="1017"/>
          <table:table-cell table:style-name="Default"/>
        </table:table-row>
        <table:table-row table:style-name="ro2">
          <table:table-cell office:value-type="float" office:value="501" calcext:value-type="float">
            <text:p>501</text:p>
          </table:table-cell>
          <table:table-cell table:style-name="ce2" table:formula="of:=-0.000000316 * [.A420]^3 + 0.0005182 * [.A420]^2 - 0.3885 * [.A420] + 132.95" office:value-type="float" office:value="28.642743884" calcext:value-type="float">
            <text:p>28.642743884</text:p>
          </table:table-cell>
          <table:table-cell office:value-type="float" office:value="28.642743884" calcext:value-type="float">
            <text:p>28.642743884</text:p>
          </table:table-cell>
          <table:table-cell table:style-name="ce2" table:formula="of:=INT(ROUND([.B420];0))" office:value-type="float" office:value="29" calcext:value-type="float">
            <text:p>29</text:p>
          </table:table-cell>
          <table:table-cell table:style-name="Default" office:value-type="float" office:value="29" calcext:value-type="float">
            <text:p>29</text:p>
          </table:table-cell>
          <table:table-cell table:style-name="Default"/>
          <table:table-cell table:number-columns-repeated="1017"/>
          <table:table-cell table:style-name="Default"/>
        </table:table-row>
        <table:table-row table:style-name="ro2">
          <table:table-cell office:value-type="float" office:value="502" calcext:value-type="float">
            <text:p>502</text:p>
          </table:table-cell>
          <table:table-cell table:style-name="ce2" table:formula="of:=-0.000000316 * [.A421]^3 + 0.0005182 * [.A421]^2 - 0.3885 * [.A421] + 132.95" office:value-type="float" office:value="28.535574272" calcext:value-type="float">
            <text:p>28.535574272</text:p>
          </table:table-cell>
          <table:table-cell office:value-type="float" office:value="28.535574272" calcext:value-type="float">
            <text:p>28.535574272</text:p>
          </table:table-cell>
          <table:table-cell table:style-name="ce2" table:formula="of:=INT(ROUND([.B421];0))" office:value-type="float" office:value="29" calcext:value-type="float">
            <text:p>29</text:p>
          </table:table-cell>
          <table:table-cell table:style-name="Default" office:value-type="float" office:value="29" calcext:value-type="float">
            <text:p>29</text:p>
          </table:table-cell>
          <table:table-cell table:style-name="Default"/>
          <table:table-cell table:number-columns-repeated="1017"/>
          <table:table-cell table:style-name="Default"/>
        </table:table-row>
        <table:table-row table:style-name="ro2">
          <table:table-cell office:value-type="float" office:value="503" calcext:value-type="float">
            <text:p>503</text:p>
          </table:table-cell>
          <table:table-cell table:style-name="ce2" table:formula="of:=-0.000000316 * [.A422]^3 + 0.0005182 * [.A422]^2 - 0.3885 * [.A422] + 132.95" office:value-type="float" office:value="28.428489268" calcext:value-type="float">
            <text:p>28.428489268</text:p>
          </table:table-cell>
          <table:table-cell office:value-type="float" office:value="28.428489268" calcext:value-type="float">
            <text:p>28.428489268</text:p>
          </table:table-cell>
          <table:table-cell table:style-name="ce2" table:formula="of:=INT(ROUND([.B422];0))" office:value-type="float" office:value="28" calcext:value-type="float">
            <text:p>28</text:p>
          </table:table-cell>
          <table:table-cell table:style-name="Default" office:value-type="float" office:value="28" calcext:value-type="float">
            <text:p>28</text:p>
          </table:table-cell>
          <table:table-cell table:style-name="Default"/>
          <table:table-cell table:number-columns-repeated="1017"/>
          <table:table-cell table:style-name="Default"/>
        </table:table-row>
        <table:table-row table:style-name="ro2">
          <table:table-cell office:value-type="float" office:value="504" calcext:value-type="float">
            <text:p>504</text:p>
          </table:table-cell>
          <table:table-cell table:style-name="ce2" table:formula="of:=-0.000000316 * [.A423]^3 + 0.0005182 * [.A423]^2 - 0.3885 * [.A423] + 132.95" office:value-type="float" office:value="28.321486976" calcext:value-type="float">
            <text:p>28.321486976</text:p>
          </table:table-cell>
          <table:table-cell office:value-type="float" office:value="28.321486976" calcext:value-type="float">
            <text:p>28.321486976</text:p>
          </table:table-cell>
          <table:table-cell table:style-name="ce2" table:formula="of:=INT(ROUND([.B423];0))" office:value-type="float" office:value="28" calcext:value-type="float">
            <text:p>28</text:p>
          </table:table-cell>
          <table:table-cell table:style-name="Default" office:value-type="float" office:value="28" calcext:value-type="float">
            <text:p>28</text:p>
          </table:table-cell>
          <table:table-cell table:style-name="Default"/>
          <table:table-cell table:number-columns-repeated="1017"/>
          <table:table-cell table:style-name="Default"/>
        </table:table-row>
        <table:table-row table:style-name="ro2">
          <table:table-cell office:value-type="float" office:value="505" calcext:value-type="float">
            <text:p>505</text:p>
          </table:table-cell>
          <table:table-cell table:style-name="ce2" table:formula="of:=-0.000000316 * [.A424]^3 + 0.0005182 * [.A424]^2 - 0.3885 * [.A424] + 132.95" office:value-type="float" office:value="28.2145655" calcext:value-type="float">
            <text:p>28.2145655</text:p>
          </table:table-cell>
          <table:table-cell office:value-type="float" office:value="28.2145655" calcext:value-type="float">
            <text:p>28.2145655</text:p>
          </table:table-cell>
          <table:table-cell table:style-name="ce2" table:formula="of:=INT(ROUND([.B424];0))" office:value-type="float" office:value="28" calcext:value-type="float">
            <text:p>28</text:p>
          </table:table-cell>
          <table:table-cell table:style-name="Default" office:value-type="float" office:value="28" calcext:value-type="float">
            <text:p>28</text:p>
          </table:table-cell>
          <table:table-cell table:style-name="Default"/>
          <table:table-cell table:number-columns-repeated="1017"/>
          <table:table-cell table:style-name="Default"/>
        </table:table-row>
        <table:table-row table:style-name="ro2">
          <table:table-cell office:value-type="float" office:value="506" calcext:value-type="float">
            <text:p>506</text:p>
          </table:table-cell>
          <table:table-cell table:style-name="ce2" table:formula="of:=-0.000000316 * [.A425]^3 + 0.0005182 * [.A425]^2 - 0.3885 * [.A425] + 132.95" office:value-type="float" office:value="28.107722944" calcext:value-type="float">
            <text:p>28.107722944</text:p>
          </table:table-cell>
          <table:table-cell office:value-type="float" office:value="28.107722944" calcext:value-type="float">
            <text:p>28.107722944</text:p>
          </table:table-cell>
          <table:table-cell table:style-name="ce2" table:formula="of:=INT(ROUND([.B425];0))" office:value-type="float" office:value="28" calcext:value-type="float">
            <text:p>28</text:p>
          </table:table-cell>
          <table:table-cell table:style-name="Default" office:value-type="float" office:value="28" calcext:value-type="float">
            <text:p>28</text:p>
          </table:table-cell>
          <table:table-cell table:style-name="Default"/>
          <table:table-cell table:number-columns-repeated="1017"/>
          <table:table-cell table:style-name="Default"/>
        </table:table-row>
        <table:table-row table:style-name="ro2">
          <table:table-cell office:value-type="float" office:value="507" calcext:value-type="float">
            <text:p>507</text:p>
          </table:table-cell>
          <table:table-cell table:style-name="ce2" table:formula="of:=-0.000000316 * [.A426]^3 + 0.0005182 * [.A426]^2 - 0.3885 * [.A426] + 132.95" office:value-type="float" office:value="28.000957412" calcext:value-type="float">
            <text:p>28.000957412</text:p>
          </table:table-cell>
          <table:table-cell office:value-type="float" office:value="28.000957412" calcext:value-type="float">
            <text:p>28.000957412</text:p>
          </table:table-cell>
          <table:table-cell table:style-name="ce2" table:formula="of:=INT(ROUND([.B426];0))" office:value-type="float" office:value="28" calcext:value-type="float">
            <text:p>28</text:p>
          </table:table-cell>
          <table:table-cell table:style-name="Default" office:value-type="float" office:value="28" calcext:value-type="float">
            <text:p>28</text:p>
          </table:table-cell>
          <table:table-cell table:style-name="Default"/>
          <table:table-cell table:number-columns-repeated="1017"/>
          <table:table-cell table:style-name="Default"/>
        </table:table-row>
        <table:table-row table:style-name="ro2">
          <table:table-cell office:value-type="float" office:value="508" calcext:value-type="float">
            <text:p>508</text:p>
          </table:table-cell>
          <table:table-cell table:style-name="ce2" table:formula="of:=-0.000000316 * [.A427]^3 + 0.0005182 * [.A427]^2 - 0.3885 * [.A427] + 132.95" office:value-type="float" office:value="27.894267008" calcext:value-type="float">
            <text:p>27.894267008</text:p>
          </table:table-cell>
          <table:table-cell office:value-type="float" office:value="27.894267008" calcext:value-type="float">
            <text:p>27.894267008</text:p>
          </table:table-cell>
          <table:table-cell table:style-name="ce2" table:formula="of:=INT(ROUND([.B427];0))" office:value-type="float" office:value="28" calcext:value-type="float">
            <text:p>28</text:p>
          </table:table-cell>
          <table:table-cell table:style-name="Default" office:value-type="float" office:value="28" calcext:value-type="float">
            <text:p>28</text:p>
          </table:table-cell>
          <table:table-cell table:style-name="Default"/>
          <table:table-cell table:number-columns-repeated="1017"/>
          <table:table-cell table:style-name="Default"/>
        </table:table-row>
        <table:table-row table:style-name="ro2">
          <table:table-cell office:value-type="float" office:value="509" calcext:value-type="float">
            <text:p>509</text:p>
          </table:table-cell>
          <table:table-cell table:style-name="ce2" table:formula="of:=-0.000000316 * [.A428]^3 + 0.0005182 * [.A428]^2 - 0.3885 * [.A428] + 132.95" office:value-type="float" office:value="27.787649836" calcext:value-type="float">
            <text:p>27.787649836</text:p>
          </table:table-cell>
          <table:table-cell office:value-type="float" office:value="27.787649836" calcext:value-type="float">
            <text:p>27.787649836</text:p>
          </table:table-cell>
          <table:table-cell table:style-name="ce2" table:formula="of:=INT(ROUND([.B428];0))" office:value-type="float" office:value="28" calcext:value-type="float">
            <text:p>28</text:p>
          </table:table-cell>
          <table:table-cell table:style-name="Default" office:value-type="float" office:value="28" calcext:value-type="float">
            <text:p>28</text:p>
          </table:table-cell>
          <table:table-cell table:style-name="Default"/>
          <table:table-cell table:number-columns-repeated="1017"/>
          <table:table-cell table:style-name="Default"/>
        </table:table-row>
        <table:table-row table:style-name="ro2">
          <table:table-cell office:value-type="float" office:value="510" calcext:value-type="float">
            <text:p>510</text:p>
          </table:table-cell>
          <table:table-cell table:style-name="ce2" table:formula="of:=-0.000000316 * [.A429]^3 + 0.0005182 * [.A429]^2 - 0.3885 * [.A429] + 132.95" office:value-type="float" office:value="27.6811039999999" calcext:value-type="float">
            <text:p>27.681104</text:p>
          </table:table-cell>
          <table:table-cell office:value-type="float" office:value="27.6811039999999" calcext:value-type="float">
            <text:p>27.681104</text:p>
          </table:table-cell>
          <table:table-cell table:style-name="ce2" table:formula="of:=INT(ROUND([.B429];0))" office:value-type="float" office:value="28" calcext:value-type="float">
            <text:p>28</text:p>
          </table:table-cell>
          <table:table-cell table:style-name="Default" office:value-type="float" office:value="28" calcext:value-type="float">
            <text:p>28</text:p>
          </table:table-cell>
          <table:table-cell table:style-name="Default"/>
          <table:table-cell table:number-columns-repeated="1017"/>
          <table:table-cell table:style-name="Default"/>
        </table:table-row>
        <table:table-row table:style-name="ro2">
          <table:table-cell office:value-type="float" office:value="511" calcext:value-type="float">
            <text:p>511</text:p>
          </table:table-cell>
          <table:table-cell table:style-name="ce2" table:formula="of:=-0.000000316 * [.A430]^3 + 0.0005182 * [.A430]^2 - 0.3885 * [.A430] + 132.95" office:value-type="float" office:value="27.574627604" calcext:value-type="float">
            <text:p>27.574627604</text:p>
          </table:table-cell>
          <table:table-cell office:value-type="float" office:value="27.574627604" calcext:value-type="float">
            <text:p>27.574627604</text:p>
          </table:table-cell>
          <table:table-cell table:style-name="ce2" table:formula="of:=INT(ROUND([.B430];0))" office:value-type="float" office:value="28" calcext:value-type="float">
            <text:p>28</text:p>
          </table:table-cell>
          <table:table-cell table:style-name="Default" office:value-type="float" office:value="28" calcext:value-type="float">
            <text:p>28</text:p>
          </table:table-cell>
          <table:table-cell table:style-name="Default"/>
          <table:table-cell table:number-columns-repeated="1017"/>
          <table:table-cell table:style-name="Default"/>
        </table:table-row>
        <table:table-row table:style-name="ro2">
          <table:table-cell office:value-type="float" office:value="512" calcext:value-type="float">
            <text:p>512</text:p>
          </table:table-cell>
          <table:table-cell table:style-name="ce2" table:formula="of:=-0.000000316 * [.A431]^3 + 0.0005182 * [.A431]^2 - 0.3885 * [.A431] + 132.95" office:value-type="float" office:value="27.468218752" calcext:value-type="float">
            <text:p>27.468218752</text:p>
          </table:table-cell>
          <table:table-cell office:value-type="float" office:value="27.468218752" calcext:value-type="float">
            <text:p>27.468218752</text:p>
          </table:table-cell>
          <table:table-cell table:style-name="ce2" table:formula="of:=INT(ROUND([.B431];0))" office:value-type="float" office:value="27" calcext:value-type="float">
            <text:p>27</text:p>
          </table:table-cell>
          <table:table-cell table:style-name="Default" office:value-type="float" office:value="27" calcext:value-type="float">
            <text:p>27</text:p>
          </table:table-cell>
          <table:table-cell table:style-name="Default"/>
          <table:table-cell table:number-columns-repeated="1017"/>
          <table:table-cell table:style-name="Default"/>
        </table:table-row>
        <table:table-row table:style-name="ro2">
          <table:table-cell office:value-type="float" office:value="513" calcext:value-type="float">
            <text:p>513</text:p>
          </table:table-cell>
          <table:table-cell table:style-name="ce2" table:formula="of:=-0.000000316 * [.A432]^3 + 0.0005182 * [.A432]^2 - 0.3885 * [.A432] + 132.95" office:value-type="float" office:value="27.361875548" calcext:value-type="float">
            <text:p>27.361875548</text:p>
          </table:table-cell>
          <table:table-cell office:value-type="float" office:value="27.361875548" calcext:value-type="float">
            <text:p>27.361875548</text:p>
          </table:table-cell>
          <table:table-cell table:style-name="ce2" table:formula="of:=INT(ROUND([.B432];0))" office:value-type="float" office:value="27" calcext:value-type="float">
            <text:p>27</text:p>
          </table:table-cell>
          <table:table-cell table:style-name="Default" office:value-type="float" office:value="27" calcext:value-type="float">
            <text:p>27</text:p>
          </table:table-cell>
          <table:table-cell table:style-name="Default"/>
          <table:table-cell table:number-columns-repeated="1017"/>
          <table:table-cell table:style-name="Default"/>
        </table:table-row>
        <table:table-row table:style-name="ro2">
          <table:table-cell office:value-type="float" office:value="514" calcext:value-type="float">
            <text:p>514</text:p>
          </table:table-cell>
          <table:table-cell table:style-name="ce2" table:formula="of:=-0.000000316 * [.A433]^3 + 0.0005182 * [.A433]^2 - 0.3885 * [.A433] + 132.95" office:value-type="float" office:value="27.255596096" calcext:value-type="float">
            <text:p>27.255596096</text:p>
          </table:table-cell>
          <table:table-cell office:value-type="float" office:value="27.255596096" calcext:value-type="float">
            <text:p>27.255596096</text:p>
          </table:table-cell>
          <table:table-cell table:style-name="ce2" table:formula="of:=INT(ROUND([.B433];0))" office:value-type="float" office:value="27" calcext:value-type="float">
            <text:p>27</text:p>
          </table:table-cell>
          <table:table-cell table:style-name="Default" office:value-type="float" office:value="27" calcext:value-type="float">
            <text:p>27</text:p>
          </table:table-cell>
          <table:table-cell table:style-name="Default"/>
          <table:table-cell table:number-columns-repeated="1017"/>
          <table:table-cell table:style-name="Default"/>
        </table:table-row>
        <table:table-row table:style-name="ro2">
          <table:table-cell office:value-type="float" office:value="515" calcext:value-type="float">
            <text:p>515</text:p>
          </table:table-cell>
          <table:table-cell table:style-name="ce2" table:formula="of:=-0.000000316 * [.A434]^3 + 0.0005182 * [.A434]^2 - 0.3885 * [.A434] + 132.95" office:value-type="float" office:value="27.1493785" calcext:value-type="float">
            <text:p>27.1493785</text:p>
          </table:table-cell>
          <table:table-cell office:value-type="float" office:value="27.1493785" calcext:value-type="float">
            <text:p>27.1493785</text:p>
          </table:table-cell>
          <table:table-cell table:style-name="ce2" table:formula="of:=INT(ROUND([.B434];0))" office:value-type="float" office:value="27" calcext:value-type="float">
            <text:p>27</text:p>
          </table:table-cell>
          <table:table-cell table:style-name="Default" office:value-type="float" office:value="27" calcext:value-type="float">
            <text:p>27</text:p>
          </table:table-cell>
          <table:table-cell table:style-name="Default"/>
          <table:table-cell table:number-columns-repeated="1017"/>
          <table:table-cell table:style-name="Default"/>
        </table:table-row>
        <table:table-row table:style-name="ro2">
          <table:table-cell office:value-type="float" office:value="516" calcext:value-type="float">
            <text:p>516</text:p>
          </table:table-cell>
          <table:table-cell table:style-name="ce2" table:formula="of:=-0.000000316 * [.A435]^3 + 0.0005182 * [.A435]^2 - 0.3885 * [.A435] + 132.95" office:value-type="float" office:value="27.043220864" calcext:value-type="float">
            <text:p>27.043220864</text:p>
          </table:table-cell>
          <table:table-cell office:value-type="float" office:value="27.043220864" calcext:value-type="float">
            <text:p>27.043220864</text:p>
          </table:table-cell>
          <table:table-cell table:style-name="ce2" table:formula="of:=INT(ROUND([.B435];0))" office:value-type="float" office:value="27" calcext:value-type="float">
            <text:p>27</text:p>
          </table:table-cell>
          <table:table-cell table:style-name="Default" office:value-type="float" office:value="27" calcext:value-type="float">
            <text:p>27</text:p>
          </table:table-cell>
          <table:table-cell table:style-name="Default"/>
          <table:table-cell table:number-columns-repeated="1017"/>
          <table:table-cell table:style-name="Default"/>
        </table:table-row>
        <table:table-row table:style-name="ro2">
          <table:table-cell office:value-type="float" office:value="517" calcext:value-type="float">
            <text:p>517</text:p>
          </table:table-cell>
          <table:table-cell table:style-name="ce2" table:formula="of:=-0.000000316 * [.A436]^3 + 0.0005182 * [.A436]^2 - 0.3885 * [.A436] + 132.95" office:value-type="float" office:value="26.937121292" calcext:value-type="float">
            <text:p>26.937121292</text:p>
          </table:table-cell>
          <table:table-cell office:value-type="float" office:value="26.937121292" calcext:value-type="float">
            <text:p>26.937121292</text:p>
          </table:table-cell>
          <table:table-cell table:style-name="ce2" table:formula="of:=INT(ROUND([.B436];0))" office:value-type="float" office:value="27" calcext:value-type="float">
            <text:p>27</text:p>
          </table:table-cell>
          <table:table-cell table:style-name="Default" office:value-type="float" office:value="27" calcext:value-type="float">
            <text:p>27</text:p>
          </table:table-cell>
          <table:table-cell table:style-name="Default"/>
          <table:table-cell table:number-columns-repeated="1017"/>
          <table:table-cell table:style-name="Default"/>
        </table:table-row>
        <table:table-row table:style-name="ro2">
          <table:table-cell office:value-type="float" office:value="518" calcext:value-type="float">
            <text:p>518</text:p>
          </table:table-cell>
          <table:table-cell table:style-name="ce2" table:formula="of:=-0.000000316 * [.A437]^3 + 0.0005182 * [.A437]^2 - 0.3885 * [.A437] + 132.95" office:value-type="float" office:value="26.831077888" calcext:value-type="float">
            <text:p>26.831077888</text:p>
          </table:table-cell>
          <table:table-cell office:value-type="float" office:value="26.831077888" calcext:value-type="float">
            <text:p>26.831077888</text:p>
          </table:table-cell>
          <table:table-cell table:style-name="ce2" table:formula="of:=INT(ROUND([.B437];0))" office:value-type="float" office:value="27" calcext:value-type="float">
            <text:p>27</text:p>
          </table:table-cell>
          <table:table-cell table:style-name="Default" office:value-type="float" office:value="27" calcext:value-type="float">
            <text:p>27</text:p>
          </table:table-cell>
          <table:table-cell table:style-name="Default"/>
          <table:table-cell table:number-columns-repeated="1017"/>
          <table:table-cell table:style-name="Default"/>
        </table:table-row>
        <table:table-row table:style-name="ro2">
          <table:table-cell office:value-type="float" office:value="519" calcext:value-type="float">
            <text:p>519</text:p>
          </table:table-cell>
          <table:table-cell table:style-name="ce2" table:formula="of:=-0.000000316 * [.A438]^3 + 0.0005182 * [.A438]^2 - 0.3885 * [.A438] + 132.95" office:value-type="float" office:value="26.725088756" calcext:value-type="float">
            <text:p>26.725088756</text:p>
          </table:table-cell>
          <table:table-cell office:value-type="float" office:value="26.725088756" calcext:value-type="float">
            <text:p>26.725088756</text:p>
          </table:table-cell>
          <table:table-cell table:style-name="ce2" table:formula="of:=INT(ROUND([.B438];0))" office:value-type="float" office:value="27" calcext:value-type="float">
            <text:p>27</text:p>
          </table:table-cell>
          <table:table-cell table:style-name="Default" office:value-type="float" office:value="27" calcext:value-type="float">
            <text:p>27</text:p>
          </table:table-cell>
          <table:table-cell table:style-name="Default"/>
          <table:table-cell table:number-columns-repeated="1017"/>
          <table:table-cell table:style-name="Default"/>
        </table:table-row>
        <table:table-row table:style-name="ro2">
          <table:table-cell office:value-type="float" office:value="520" calcext:value-type="float">
            <text:p>520</text:p>
          </table:table-cell>
          <table:table-cell table:style-name="ce2" table:formula="of:=-0.000000316 * [.A439]^3 + 0.0005182 * [.A439]^2 - 0.3885 * [.A439] + 132.95" office:value-type="float" office:value="26.619152" calcext:value-type="float">
            <text:p>26.619152</text:p>
          </table:table-cell>
          <table:table-cell office:value-type="float" office:value="26.619152" calcext:value-type="float">
            <text:p>26.619152</text:p>
          </table:table-cell>
          <table:table-cell table:style-name="ce2" table:formula="of:=INT(ROUND([.B439];0))" office:value-type="float" office:value="27" calcext:value-type="float">
            <text:p>27</text:p>
          </table:table-cell>
          <table:table-cell table:style-name="Default" office:value-type="float" office:value="27" calcext:value-type="float">
            <text:p>27</text:p>
          </table:table-cell>
          <table:table-cell table:style-name="Default"/>
          <table:table-cell table:number-columns-repeated="1017"/>
          <table:table-cell table:style-name="Default"/>
        </table:table-row>
        <table:table-row table:style-name="ro2">
          <table:table-cell office:value-type="float" office:value="521" calcext:value-type="float">
            <text:p>521</text:p>
          </table:table-cell>
          <table:table-cell table:style-name="ce2" table:formula="of:=-0.000000316 * [.A440]^3 + 0.0005182 * [.A440]^2 - 0.3885 * [.A440] + 132.95" office:value-type="float" office:value="26.513265724" calcext:value-type="float">
            <text:p>26.513265724</text:p>
          </table:table-cell>
          <table:table-cell office:value-type="float" office:value="26.513265724" calcext:value-type="float">
            <text:p>26.513265724</text:p>
          </table:table-cell>
          <table:table-cell table:style-name="ce2" table:formula="of:=INT(ROUND([.B440];0))" office:value-type="float" office:value="27" calcext:value-type="float">
            <text:p>27</text:p>
          </table:table-cell>
          <table:table-cell table:style-name="Default" office:value-type="float" office:value="27" calcext:value-type="float">
            <text:p>27</text:p>
          </table:table-cell>
          <table:table-cell table:style-name="Default"/>
          <table:table-cell table:number-columns-repeated="1017"/>
          <table:table-cell table:style-name="Default"/>
        </table:table-row>
        <table:table-row table:style-name="ro2">
          <table:table-cell office:value-type="float" office:value="522" calcext:value-type="float">
            <text:p>522</text:p>
          </table:table-cell>
          <table:table-cell table:style-name="ce2" table:formula="of:=-0.000000316 * [.A441]^3 + 0.0005182 * [.A441]^2 - 0.3885 * [.A441] + 132.95" office:value-type="float" office:value="26.407428032" calcext:value-type="float">
            <text:p>26.407428032</text:p>
          </table:table-cell>
          <table:table-cell office:value-type="float" office:value="26.407428032" calcext:value-type="float">
            <text:p>26.407428032</text:p>
          </table:table-cell>
          <table:table-cell table:style-name="ce2" table:formula="of:=INT(ROUND([.B441];0))" office:value-type="float" office:value="26" calcext:value-type="float">
            <text:p>26</text:p>
          </table:table-cell>
          <table:table-cell table:style-name="Default" office:value-type="float" office:value="26" calcext:value-type="float">
            <text:p>26</text:p>
          </table:table-cell>
          <table:table-cell table:style-name="Default"/>
          <table:table-cell table:number-columns-repeated="1017"/>
          <table:table-cell table:style-name="Default"/>
        </table:table-row>
        <table:table-row table:style-name="ro2">
          <table:table-cell office:value-type="float" office:value="523" calcext:value-type="float">
            <text:p>523</text:p>
          </table:table-cell>
          <table:table-cell table:style-name="ce2" table:formula="of:=-0.000000316 * [.A442]^3 + 0.0005182 * [.A442]^2 - 0.3885 * [.A442] + 132.95" office:value-type="float" office:value="26.301637028" calcext:value-type="float">
            <text:p>26.301637028</text:p>
          </table:table-cell>
          <table:table-cell office:value-type="float" office:value="26.301637028" calcext:value-type="float">
            <text:p>26.301637028</text:p>
          </table:table-cell>
          <table:table-cell table:style-name="ce2" table:formula="of:=INT(ROUND([.B442];0))" office:value-type="float" office:value="26" calcext:value-type="float">
            <text:p>26</text:p>
          </table:table-cell>
          <table:table-cell table:style-name="Default" office:value-type="float" office:value="26" calcext:value-type="float">
            <text:p>26</text:p>
          </table:table-cell>
          <table:table-cell table:style-name="Default"/>
          <table:table-cell table:number-columns-repeated="1017"/>
          <table:table-cell table:style-name="Default"/>
        </table:table-row>
        <table:table-row table:style-name="ro2">
          <table:table-cell office:value-type="float" office:value="524" calcext:value-type="float">
            <text:p>524</text:p>
          </table:table-cell>
          <table:table-cell table:style-name="ce2" table:formula="of:=-0.000000316 * [.A443]^3 + 0.0005182 * [.A443]^2 - 0.3885 * [.A443] + 132.95" office:value-type="float" office:value="26.195890816" calcext:value-type="float">
            <text:p>26.195890816</text:p>
          </table:table-cell>
          <table:table-cell office:value-type="float" office:value="26.195890816" calcext:value-type="float">
            <text:p>26.195890816</text:p>
          </table:table-cell>
          <table:table-cell table:style-name="ce2" table:formula="of:=INT(ROUND([.B443];0))" office:value-type="float" office:value="26" calcext:value-type="float">
            <text:p>26</text:p>
          </table:table-cell>
          <table:table-cell office:value-type="float" office:value="26" calcext:value-type="float">
            <text:p>26</text:p>
          </table:table-cell>
          <table:table-cell table:number-columns-repeated="1018"/>
          <table:table-cell table:style-name="Default"/>
        </table:table-row>
        <table:table-row table:style-name="ro2">
          <table:table-cell office:value-type="float" office:value="525" calcext:value-type="float">
            <text:p>525</text:p>
          </table:table-cell>
          <table:table-cell table:style-name="ce2" table:formula="of:=-0.000000316 * [.A444]^3 + 0.0005182 * [.A444]^2 - 0.3885 * [.A444] + 132.95" office:value-type="float" office:value="26.0901875" calcext:value-type="float">
            <text:p>26.0901875</text:p>
          </table:table-cell>
          <table:table-cell office:value-type="float" office:value="26.0901875" calcext:value-type="float">
            <text:p>26.0901875</text:p>
          </table:table-cell>
          <table:table-cell table:style-name="ce2" table:formula="of:=INT(ROUND([.B444];0))" office:value-type="float" office:value="26" calcext:value-type="float">
            <text:p>26</text:p>
          </table:table-cell>
          <table:table-cell office:value-type="float" office:value="26" calcext:value-type="float">
            <text:p>26</text:p>
          </table:table-cell>
          <table:table-cell table:number-columns-repeated="1018"/>
          <table:table-cell table:style-name="Default"/>
        </table:table-row>
        <table:table-row table:style-name="ro2">
          <table:table-cell office:value-type="float" office:value="526" calcext:value-type="float">
            <text:p>526</text:p>
          </table:table-cell>
          <table:table-cell table:style-name="ce2" table:formula="of:=-0.000000316 * [.A445]^3 + 0.0005182 * [.A445]^2 - 0.3885 * [.A445] + 132.95" office:value-type="float" office:value="25.984525184" calcext:value-type="float">
            <text:p>25.984525184</text:p>
          </table:table-cell>
          <table:table-cell office:value-type="float" office:value="25.984525184" calcext:value-type="float">
            <text:p>25.984525184</text:p>
          </table:table-cell>
          <table:table-cell table:style-name="ce2" table:formula="of:=INT(ROUND([.B445];0))" office:value-type="float" office:value="26" calcext:value-type="float">
            <text:p>26</text:p>
          </table:table-cell>
          <table:table-cell office:value-type="float" office:value="26" calcext:value-type="float">
            <text:p>26</text:p>
          </table:table-cell>
          <table:table-cell table:number-columns-repeated="1018"/>
          <table:table-cell table:style-name="Default"/>
        </table:table-row>
        <table:table-row table:style-name="ro2">
          <table:table-cell office:value-type="float" office:value="527" calcext:value-type="float">
            <text:p>527</text:p>
          </table:table-cell>
          <table:table-cell table:style-name="ce2" table:formula="of:=-0.000000316 * [.A446]^3 + 0.0005182 * [.A446]^2 - 0.3885 * [.A446] + 132.95" office:value-type="float" office:value="25.878901972" calcext:value-type="float">
            <text:p>25.878901972</text:p>
          </table:table-cell>
          <table:table-cell office:value-type="float" office:value="25.878901972" calcext:value-type="float">
            <text:p>25.878901972</text:p>
          </table:table-cell>
          <table:table-cell table:style-name="ce2" table:formula="of:=INT(ROUND([.B446];0))" office:value-type="float" office:value="26" calcext:value-type="float">
            <text:p>26</text:p>
          </table:table-cell>
          <table:table-cell office:value-type="float" office:value="26" calcext:value-type="float">
            <text:p>26</text:p>
          </table:table-cell>
          <table:table-cell table:number-columns-repeated="1018"/>
          <table:table-cell table:style-name="Default"/>
        </table:table-row>
        <table:table-row table:style-name="ro2">
          <table:table-cell office:value-type="float" office:value="528" calcext:value-type="float">
            <text:p>528</text:p>
          </table:table-cell>
          <table:table-cell table:style-name="ce2" table:formula="of:=-0.000000316 * [.A447]^3 + 0.0005182 * [.A447]^2 - 0.3885 * [.A447] + 132.95" office:value-type="float" office:value="25.773315968" calcext:value-type="float">
            <text:p>25.773315968</text:p>
          </table:table-cell>
          <table:table-cell office:value-type="float" office:value="25.773315968" calcext:value-type="float">
            <text:p>25.773315968</text:p>
          </table:table-cell>
          <table:table-cell table:style-name="ce2" table:formula="of:=INT(ROUND([.B447];0))" office:value-type="float" office:value="26" calcext:value-type="float">
            <text:p>26</text:p>
          </table:table-cell>
          <table:table-cell office:value-type="float" office:value="26" calcext:value-type="float">
            <text:p>26</text:p>
          </table:table-cell>
          <table:table-cell table:number-columns-repeated="1018"/>
          <table:table-cell table:style-name="Default"/>
        </table:table-row>
        <table:table-row table:style-name="ro2">
          <table:table-cell office:value-type="float" office:value="529" calcext:value-type="float">
            <text:p>529</text:p>
          </table:table-cell>
          <table:table-cell table:style-name="ce2" table:formula="of:=-0.000000316 * [.A448]^3 + 0.0005182 * [.A448]^2 - 0.3885 * [.A448] + 132.95" office:value-type="float" office:value="25.667765276" calcext:value-type="float">
            <text:p>25.667765276</text:p>
          </table:table-cell>
          <table:table-cell office:value-type="float" office:value="25.667765276" calcext:value-type="float">
            <text:p>25.667765276</text:p>
          </table:table-cell>
          <table:table-cell table:style-name="ce2" table:formula="of:=INT(ROUND([.B448];0))" office:value-type="float" office:value="26" calcext:value-type="float">
            <text:p>26</text:p>
          </table:table-cell>
          <table:table-cell office:value-type="float" office:value="26" calcext:value-type="float">
            <text:p>26</text:p>
          </table:table-cell>
          <table:table-cell table:number-columns-repeated="1018"/>
          <table:table-cell table:style-name="Default"/>
        </table:table-row>
        <table:table-row table:style-name="ro2">
          <table:table-cell office:value-type="float" office:value="530" calcext:value-type="float">
            <text:p>530</text:p>
          </table:table-cell>
          <table:table-cell table:style-name="ce2" table:formula="of:=-0.000000316 * [.A449]^3 + 0.0005182 * [.A449]^2 - 0.3885 * [.A449] + 132.95" office:value-type="float" office:value="25.562248" calcext:value-type="float">
            <text:p>25.562248</text:p>
          </table:table-cell>
          <table:table-cell office:value-type="float" office:value="25.562248" calcext:value-type="float">
            <text:p>25.562248</text:p>
          </table:table-cell>
          <table:table-cell table:style-name="ce2" table:formula="of:=INT(ROUND([.B449];0))" office:value-type="float" office:value="26" calcext:value-type="float">
            <text:p>26</text:p>
          </table:table-cell>
          <table:table-cell office:value-type="float" office:value="26" calcext:value-type="float">
            <text:p>26</text:p>
          </table:table-cell>
          <table:table-cell table:number-columns-repeated="1018"/>
          <table:table-cell table:style-name="Default"/>
        </table:table-row>
        <table:table-row table:style-name="ro2">
          <table:table-cell office:value-type="float" office:value="531" calcext:value-type="float">
            <text:p>531</text:p>
          </table:table-cell>
          <table:table-cell table:style-name="ce2" table:formula="of:=-0.000000316 * [.A450]^3 + 0.0005182 * [.A450]^2 - 0.3885 * [.A450] + 132.95" office:value-type="float" office:value="25.456762244" calcext:value-type="float">
            <text:p>25.456762244</text:p>
          </table:table-cell>
          <table:table-cell office:value-type="float" office:value="25.456762244" calcext:value-type="float">
            <text:p>25.456762244</text:p>
          </table:table-cell>
          <table:table-cell table:style-name="ce2" table:formula="of:=INT(ROUND([.B450];0))" office:value-type="float" office:value="25" calcext:value-type="float">
            <text:p>25</text:p>
          </table:table-cell>
          <table:table-cell office:value-type="float" office:value="25" calcext:value-type="float">
            <text:p>25</text:p>
          </table:table-cell>
          <table:table-cell table:number-columns-repeated="1018"/>
          <table:table-cell table:style-name="Default"/>
        </table:table-row>
        <table:table-row table:style-name="ro2">
          <table:table-cell office:value-type="float" office:value="532" calcext:value-type="float">
            <text:p>532</text:p>
          </table:table-cell>
          <table:table-cell table:style-name="ce2" table:formula="of:=-0.000000316 * [.A451]^3 + 0.0005182 * [.A451]^2 - 0.3885 * [.A451] + 132.95" office:value-type="float" office:value="25.351306112" calcext:value-type="float">
            <text:p>25.351306112</text:p>
          </table:table-cell>
          <table:table-cell office:value-type="float" office:value="25.351306112" calcext:value-type="float">
            <text:p>25.351306112</text:p>
          </table:table-cell>
          <table:table-cell table:style-name="ce2" table:formula="of:=INT(ROUND([.B451];0))" office:value-type="float" office:value="25" calcext:value-type="float">
            <text:p>25</text:p>
          </table:table-cell>
          <table:table-cell office:value-type="float" office:value="25" calcext:value-type="float">
            <text:p>25</text:p>
          </table:table-cell>
          <table:table-cell table:number-columns-repeated="1018"/>
          <table:table-cell table:style-name="Default"/>
        </table:table-row>
        <table:table-row table:style-name="ro2">
          <table:table-cell office:value-type="float" office:value="533" calcext:value-type="float">
            <text:p>533</text:p>
          </table:table-cell>
          <table:table-cell table:style-name="ce2" table:formula="of:=-0.000000316 * [.A452]^3 + 0.0005182 * [.A452]^2 - 0.3885 * [.A452] + 132.95" office:value-type="float" office:value="25.245877708" calcext:value-type="float">
            <text:p>25.245877708</text:p>
          </table:table-cell>
          <table:table-cell office:value-type="float" office:value="25.245877708" calcext:value-type="float">
            <text:p>25.245877708</text:p>
          </table:table-cell>
          <table:table-cell table:style-name="ce2" table:formula="of:=INT(ROUND([.B452];0))" office:value-type="float" office:value="25" calcext:value-type="float">
            <text:p>25</text:p>
          </table:table-cell>
          <table:table-cell office:value-type="float" office:value="25" calcext:value-type="float">
            <text:p>25</text:p>
          </table:table-cell>
          <table:table-cell table:number-columns-repeated="1018"/>
          <table:table-cell table:style-name="Default"/>
        </table:table-row>
        <table:table-row table:style-name="ro2">
          <table:table-cell office:value-type="float" office:value="534" calcext:value-type="float">
            <text:p>534</text:p>
          </table:table-cell>
          <table:table-cell table:style-name="ce2" table:formula="of:=-0.000000316 * [.A453]^3 + 0.0005182 * [.A453]^2 - 0.3885 * [.A453] + 132.95" office:value-type="float" office:value="25.140475136" calcext:value-type="float">
            <text:p>25.140475136</text:p>
          </table:table-cell>
          <table:table-cell office:value-type="float" office:value="25.140475136" calcext:value-type="float">
            <text:p>25.140475136</text:p>
          </table:table-cell>
          <table:table-cell table:style-name="ce2" table:formula="of:=INT(ROUND([.B453];0))" office:value-type="float" office:value="25" calcext:value-type="float">
            <text:p>25</text:p>
          </table:table-cell>
          <table:table-cell office:value-type="float" office:value="25" calcext:value-type="float">
            <text:p>25</text:p>
          </table:table-cell>
          <table:table-cell table:number-columns-repeated="1018"/>
          <table:table-cell table:style-name="Default"/>
        </table:table-row>
        <table:table-row table:style-name="ro2">
          <table:table-cell office:value-type="float" office:value="535" calcext:value-type="float">
            <text:p>535</text:p>
          </table:table-cell>
          <table:table-cell table:style-name="ce2" table:formula="of:=-0.000000316 * [.A454]^3 + 0.0005182 * [.A454]^2 - 0.3885 * [.A454] + 132.95" office:value-type="float" office:value="25.0350965" calcext:value-type="float">
            <text:p>25.0350965</text:p>
          </table:table-cell>
          <table:table-cell office:value-type="float" office:value="25.0350965" calcext:value-type="float">
            <text:p>25.0350965</text:p>
          </table:table-cell>
          <table:table-cell table:style-name="ce2" table:formula="of:=INT(ROUND([.B454];0))" office:value-type="float" office:value="25" calcext:value-type="float">
            <text:p>25</text:p>
          </table:table-cell>
          <table:table-cell office:value-type="float" office:value="25" calcext:value-type="float">
            <text:p>25</text:p>
          </table:table-cell>
          <table:table-cell table:number-columns-repeated="1018"/>
          <table:table-cell table:style-name="Default"/>
        </table:table-row>
        <table:table-row table:style-name="ro2">
          <table:table-cell office:value-type="float" office:value="536" calcext:value-type="float">
            <text:p>536</text:p>
          </table:table-cell>
          <table:table-cell table:style-name="ce2" table:formula="of:=-0.000000316 * [.A455]^3 + 0.0005182 * [.A455]^2 - 0.3885 * [.A455] + 132.95" office:value-type="float" office:value="24.929739904" calcext:value-type="float">
            <text:p>24.929739904</text:p>
          </table:table-cell>
          <table:table-cell office:value-type="float" office:value="24.929739904" calcext:value-type="float">
            <text:p>24.929739904</text:p>
          </table:table-cell>
          <table:table-cell table:style-name="ce2" table:formula="of:=INT(ROUND([.B455];0))" office:value-type="float" office:value="25" calcext:value-type="float">
            <text:p>25</text:p>
          </table:table-cell>
          <table:table-cell office:value-type="float" office:value="25" calcext:value-type="float">
            <text:p>25</text:p>
          </table:table-cell>
          <table:table-cell table:number-columns-repeated="1018"/>
          <table:table-cell table:style-name="Default"/>
        </table:table-row>
        <table:table-row table:style-name="ro2">
          <table:table-cell office:value-type="float" office:value="537" calcext:value-type="float">
            <text:p>537</text:p>
          </table:table-cell>
          <table:table-cell table:style-name="ce2" table:formula="of:=-0.000000316 * [.A456]^3 + 0.0005182 * [.A456]^2 - 0.3885 * [.A456] + 132.95" office:value-type="float" office:value="24.824403452" calcext:value-type="float">
            <text:p>24.824403452</text:p>
          </table:table-cell>
          <table:table-cell office:value-type="float" office:value="24.824403452" calcext:value-type="float">
            <text:p>24.824403452</text:p>
          </table:table-cell>
          <table:table-cell table:style-name="ce2" table:formula="of:=INT(ROUND([.B456];0))" office:value-type="float" office:value="25" calcext:value-type="float">
            <text:p>25</text:p>
          </table:table-cell>
          <table:table-cell office:value-type="float" office:value="25" calcext:value-type="float">
            <text:p>25</text:p>
          </table:table-cell>
          <table:table-cell table:number-columns-repeated="1018"/>
          <table:table-cell table:style-name="Default"/>
        </table:table-row>
        <table:table-row table:style-name="ro2">
          <table:table-cell office:value-type="float" office:value="538" calcext:value-type="float">
            <text:p>538</text:p>
          </table:table-cell>
          <table:table-cell table:style-name="ce2" table:formula="of:=-0.000000316 * [.A457]^3 + 0.0005182 * [.A457]^2 - 0.3885 * [.A457] + 132.95" office:value-type="float" office:value="24.719085248" calcext:value-type="float">
            <text:p>24.719085248</text:p>
          </table:table-cell>
          <table:table-cell office:value-type="float" office:value="24.719085248" calcext:value-type="float">
            <text:p>24.719085248</text:p>
          </table:table-cell>
          <table:table-cell table:style-name="ce2" table:formula="of:=INT(ROUND([.B457];0))" office:value-type="float" office:value="25" calcext:value-type="float">
            <text:p>25</text:p>
          </table:table-cell>
          <table:table-cell office:value-type="float" office:value="25" calcext:value-type="float">
            <text:p>25</text:p>
          </table:table-cell>
          <table:table-cell table:number-columns-repeated="1018"/>
          <table:table-cell table:style-name="Default"/>
        </table:table-row>
        <table:table-row table:style-name="ro2">
          <table:table-cell office:value-type="float" office:value="539" calcext:value-type="float">
            <text:p>539</text:p>
          </table:table-cell>
          <table:table-cell table:style-name="ce2" table:formula="of:=-0.000000316 * [.A458]^3 + 0.0005182 * [.A458]^2 - 0.3885 * [.A458] + 132.95" office:value-type="float" office:value="24.613783396" calcext:value-type="float">
            <text:p>24.613783396</text:p>
          </table:table-cell>
          <table:table-cell office:value-type="float" office:value="24.613783396" calcext:value-type="float">
            <text:p>24.613783396</text:p>
          </table:table-cell>
          <table:table-cell table:style-name="ce2" table:formula="of:=INT(ROUND([.B458];0))" office:value-type="float" office:value="25" calcext:value-type="float">
            <text:p>25</text:p>
          </table:table-cell>
          <table:table-cell office:value-type="float" office:value="25" calcext:value-type="float">
            <text:p>25</text:p>
          </table:table-cell>
          <table:table-cell table:number-columns-repeated="1018"/>
          <table:table-cell table:style-name="Default"/>
        </table:table-row>
        <table:table-row table:style-name="ro2">
          <table:table-cell office:value-type="float" office:value="540" calcext:value-type="float">
            <text:p>540</text:p>
          </table:table-cell>
          <table:table-cell table:style-name="ce2" table:formula="of:=-0.000000316 * [.A459]^3 + 0.0005182 * [.A459]^2 - 0.3885 * [.A459] + 132.95" office:value-type="float" office:value="24.508496" calcext:value-type="float">
            <text:p>24.508496</text:p>
          </table:table-cell>
          <table:table-cell office:value-type="float" office:value="24.508496" calcext:value-type="float">
            <text:p>24.508496</text:p>
          </table:table-cell>
          <table:table-cell table:style-name="ce2" table:formula="of:=INT(ROUND([.B459];0))" office:value-type="float" office:value="25" calcext:value-type="float">
            <text:p>25</text:p>
          </table:table-cell>
          <table:table-cell office:value-type="float" office:value="25" calcext:value-type="float">
            <text:p>25</text:p>
          </table:table-cell>
          <table:table-cell table:number-columns-repeated="1018"/>
          <table:table-cell table:style-name="Default"/>
        </table:table-row>
        <table:table-row table:style-name="ro2">
          <table:table-cell office:value-type="float" office:value="541" calcext:value-type="float">
            <text:p>541</text:p>
          </table:table-cell>
          <table:table-cell table:style-name="ce2" table:formula="of:=-0.000000316 * [.A460]^3 + 0.0005182 * [.A460]^2 - 0.3885 * [.A460] + 132.95" office:value-type="float" office:value="24.403221164" calcext:value-type="float">
            <text:p>24.403221164</text:p>
          </table:table-cell>
          <table:table-cell office:value-type="float" office:value="24.403221164" calcext:value-type="float">
            <text:p>24.403221164</text:p>
          </table:table-cell>
          <table:table-cell table:style-name="ce2" table:formula="of:=INT(ROUND([.B460];0))" office:value-type="float" office:value="24" calcext:value-type="float">
            <text:p>24</text:p>
          </table:table-cell>
          <table:table-cell office:value-type="float" office:value="24" calcext:value-type="float">
            <text:p>24</text:p>
          </table:table-cell>
          <table:table-cell table:number-columns-repeated="1018"/>
          <table:table-cell table:style-name="Default"/>
        </table:table-row>
        <table:table-row table:style-name="ro2">
          <table:table-cell office:value-type="float" office:value="542" calcext:value-type="float">
            <text:p>542</text:p>
          </table:table-cell>
          <table:table-cell table:style-name="ce2" table:formula="of:=-0.000000316 * [.A461]^3 + 0.0005182 * [.A461]^2 - 0.3885 * [.A461] + 132.95" office:value-type="float" office:value="24.297956992" calcext:value-type="float">
            <text:p>24.297956992</text:p>
          </table:table-cell>
          <table:table-cell office:value-type="float" office:value="24.297956992" calcext:value-type="float">
            <text:p>24.297956992</text:p>
          </table:table-cell>
          <table:table-cell table:style-name="ce2" table:formula="of:=INT(ROUND([.B461];0))" office:value-type="float" office:value="24" calcext:value-type="float">
            <text:p>24</text:p>
          </table:table-cell>
          <table:table-cell office:value-type="float" office:value="24" calcext:value-type="float">
            <text:p>24</text:p>
          </table:table-cell>
          <table:table-cell table:number-columns-repeated="1018"/>
          <table:table-cell table:style-name="Default"/>
        </table:table-row>
        <table:table-row table:style-name="ro2">
          <table:table-cell office:value-type="float" office:value="543" calcext:value-type="float">
            <text:p>543</text:p>
          </table:table-cell>
          <table:table-cell table:style-name="ce2" table:formula="of:=-0.000000316 * [.A462]^3 + 0.0005182 * [.A462]^2 - 0.3885 * [.A462] + 132.95" office:value-type="float" office:value="24.192701588" calcext:value-type="float">
            <text:p>24.192701588</text:p>
          </table:table-cell>
          <table:table-cell office:value-type="float" office:value="24.192701588" calcext:value-type="float">
            <text:p>24.192701588</text:p>
          </table:table-cell>
          <table:table-cell table:style-name="ce2" table:formula="of:=INT(ROUND([.B462];0))" office:value-type="float" office:value="24" calcext:value-type="float">
            <text:p>24</text:p>
          </table:table-cell>
          <table:table-cell office:value-type="float" office:value="24" calcext:value-type="float">
            <text:p>24</text:p>
          </table:table-cell>
          <table:table-cell table:number-columns-repeated="1018"/>
          <table:table-cell table:style-name="Default"/>
        </table:table-row>
        <table:table-row table:style-name="ro2">
          <table:table-cell office:value-type="float" office:value="544" calcext:value-type="float">
            <text:p>544</text:p>
          </table:table-cell>
          <table:table-cell table:style-name="ce2" table:formula="of:=-0.000000316 * [.A463]^3 + 0.0005182 * [.A463]^2 - 0.3885 * [.A463] + 132.95" office:value-type="float" office:value="24.087453056" calcext:value-type="float">
            <text:p>24.087453056</text:p>
          </table:table-cell>
          <table:table-cell office:value-type="float" office:value="24.087453056" calcext:value-type="float">
            <text:p>24.087453056</text:p>
          </table:table-cell>
          <table:table-cell table:style-name="ce2" table:formula="of:=INT(ROUND([.B463];0))" office:value-type="float" office:value="24" calcext:value-type="float">
            <text:p>24</text:p>
          </table:table-cell>
          <table:table-cell office:value-type="float" office:value="24" calcext:value-type="float">
            <text:p>24</text:p>
          </table:table-cell>
          <table:table-cell table:number-columns-repeated="1018"/>
          <table:table-cell table:style-name="Default"/>
        </table:table-row>
        <table:table-row table:style-name="ro2">
          <table:table-cell office:value-type="float" office:value="545" calcext:value-type="float">
            <text:p>545</text:p>
          </table:table-cell>
          <table:table-cell table:style-name="ce2" table:formula="of:=-0.000000316 * [.A464]^3 + 0.0005182 * [.A464]^2 - 0.3885 * [.A464] + 132.95" office:value-type="float" office:value="23.9822095" calcext:value-type="float">
            <text:p>23.9822095</text:p>
          </table:table-cell>
          <table:table-cell office:value-type="float" office:value="23.9822095" calcext:value-type="float">
            <text:p>23.9822095</text:p>
          </table:table-cell>
          <table:table-cell table:style-name="ce2" table:formula="of:=INT(ROUND([.B464];0))" office:value-type="float" office:value="24" calcext:value-type="float">
            <text:p>24</text:p>
          </table:table-cell>
          <table:table-cell office:value-type="float" office:value="24" calcext:value-type="float">
            <text:p>24</text:p>
          </table:table-cell>
          <table:table-cell table:number-columns-repeated="1018"/>
          <table:table-cell table:style-name="Default"/>
        </table:table-row>
        <table:table-row table:style-name="ro2">
          <table:table-cell office:value-type="float" office:value="546" calcext:value-type="float">
            <text:p>546</text:p>
          </table:table-cell>
          <table:table-cell table:style-name="ce2" table:formula="of:=-0.000000316 * [.A465]^3 + 0.0005182 * [.A465]^2 - 0.3885 * [.A465] + 132.95" office:value-type="float" office:value="23.876969024" calcext:value-type="float">
            <text:p>23.876969024</text:p>
          </table:table-cell>
          <table:table-cell office:value-type="float" office:value="23.876969024" calcext:value-type="float">
            <text:p>23.876969024</text:p>
          </table:table-cell>
          <table:table-cell table:style-name="ce2" table:formula="of:=INT(ROUND([.B465];0))" office:value-type="float" office:value="24" calcext:value-type="float">
            <text:p>24</text:p>
          </table:table-cell>
          <table:table-cell office:value-type="float" office:value="24" calcext:value-type="float">
            <text:p>24</text:p>
          </table:table-cell>
          <table:table-cell table:number-columns-repeated="1018"/>
          <table:table-cell table:style-name="Default"/>
        </table:table-row>
        <table:table-row table:style-name="ro2">
          <table:table-cell office:value-type="float" office:value="547" calcext:value-type="float">
            <text:p>547</text:p>
          </table:table-cell>
          <table:table-cell table:style-name="ce2" table:formula="of:=-0.000000316 * [.A466]^3 + 0.0005182 * [.A466]^2 - 0.3885 * [.A466] + 132.95" office:value-type="float" office:value="23.771729732" calcext:value-type="float">
            <text:p>23.771729732</text:p>
          </table:table-cell>
          <table:table-cell office:value-type="float" office:value="23.771729732" calcext:value-type="float">
            <text:p>23.771729732</text:p>
          </table:table-cell>
          <table:table-cell table:style-name="ce2" table:formula="of:=INT(ROUND([.B466];0))" office:value-type="float" office:value="24" calcext:value-type="float">
            <text:p>24</text:p>
          </table:table-cell>
          <table:table-cell office:value-type="float" office:value="24" calcext:value-type="float">
            <text:p>24</text:p>
          </table:table-cell>
          <table:table-cell table:number-columns-repeated="1018"/>
          <table:table-cell table:style-name="Default"/>
        </table:table-row>
        <table:table-row table:style-name="ro2">
          <table:table-cell office:value-type="float" office:value="548" calcext:value-type="float">
            <text:p>548</text:p>
          </table:table-cell>
          <table:table-cell table:style-name="ce2" table:formula="of:=-0.000000316 * [.A467]^3 + 0.0005182 * [.A467]^2 - 0.3885 * [.A467] + 132.95" office:value-type="float" office:value="23.666489728" calcext:value-type="float">
            <text:p>23.666489728</text:p>
          </table:table-cell>
          <table:table-cell office:value-type="float" office:value="23.666489728" calcext:value-type="float">
            <text:p>23.666489728</text:p>
          </table:table-cell>
          <table:table-cell table:style-name="ce2" table:formula="of:=INT(ROUND([.B467];0))" office:value-type="float" office:value="24" calcext:value-type="float">
            <text:p>24</text:p>
          </table:table-cell>
          <table:table-cell office:value-type="float" office:value="24" calcext:value-type="float">
            <text:p>24</text:p>
          </table:table-cell>
          <table:table-cell table:number-columns-repeated="1018"/>
          <table:table-cell table:style-name="Default"/>
        </table:table-row>
        <table:table-row table:style-name="ro2">
          <table:table-cell office:value-type="float" office:value="549" calcext:value-type="float">
            <text:p>549</text:p>
          </table:table-cell>
          <table:table-cell table:style-name="ce2" table:formula="of:=-0.000000316 * [.A468]^3 + 0.0005182 * [.A468]^2 - 0.3885 * [.A468] + 132.95" office:value-type="float" office:value="23.561247116" calcext:value-type="float">
            <text:p>23.561247116</text:p>
          </table:table-cell>
          <table:table-cell office:value-type="float" office:value="23.561247116" calcext:value-type="float">
            <text:p>23.561247116</text:p>
          </table:table-cell>
          <table:table-cell table:style-name="ce2" table:formula="of:=INT(ROUND([.B468];0))" office:value-type="float" office:value="24" calcext:value-type="float">
            <text:p>24</text:p>
          </table:table-cell>
          <table:table-cell office:value-type="float" office:value="24" calcext:value-type="float">
            <text:p>24</text:p>
          </table:table-cell>
          <table:table-cell table:number-columns-repeated="1018"/>
          <table:table-cell table:style-name="Default"/>
        </table:table-row>
        <table:table-row table:style-name="ro2">
          <table:table-cell office:value-type="float" office:value="550" calcext:value-type="float">
            <text:p>550</text:p>
          </table:table-cell>
          <table:table-cell table:style-name="ce2" table:formula="of:=-0.000000316 * [.A469]^3 + 0.0005182 * [.A469]^2 - 0.3885 * [.A469] + 132.95" office:value-type="float" office:value="23.456" calcext:value-type="float">
            <text:p>23.456</text:p>
          </table:table-cell>
          <table:table-cell office:value-type="float" office:value="23.456" calcext:value-type="float">
            <text:p>23.456</text:p>
          </table:table-cell>
          <table:table-cell table:style-name="ce2" table:formula="of:=INT(ROUND([.B469];0))" office:value-type="float" office:value="23" calcext:value-type="float">
            <text:p>23</text:p>
          </table:table-cell>
          <table:table-cell office:value-type="float" office:value="23" calcext:value-type="float">
            <text:p>23</text:p>
          </table:table-cell>
          <table:table-cell table:number-columns-repeated="1018"/>
          <table:table-cell table:style-name="Default"/>
        </table:table-row>
        <table:table-row table:style-name="ro2">
          <table:table-cell office:value-type="float" office:value="551" calcext:value-type="float">
            <text:p>551</text:p>
          </table:table-cell>
          <table:table-cell table:style-name="ce2" table:formula="of:=-0.000000316 * [.A470]^3 + 0.0005182 * [.A470]^2 - 0.3885 * [.A470] + 132.95" office:value-type="float" office:value="23.350746484" calcext:value-type="float">
            <text:p>23.350746484</text:p>
          </table:table-cell>
          <table:table-cell office:value-type="float" office:value="23.350746484" calcext:value-type="float">
            <text:p>23.350746484</text:p>
          </table:table-cell>
          <table:table-cell table:style-name="ce2" table:formula="of:=INT(ROUND([.B470];0))" office:value-type="float" office:value="23" calcext:value-type="float">
            <text:p>23</text:p>
          </table:table-cell>
          <table:table-cell office:value-type="float" office:value="23" calcext:value-type="float">
            <text:p>23</text:p>
          </table:table-cell>
          <table:table-cell table:number-columns-repeated="1018"/>
          <table:table-cell table:style-name="Default"/>
        </table:table-row>
        <table:table-row table:style-name="ro2">
          <table:table-cell office:value-type="float" office:value="552" calcext:value-type="float">
            <text:p>552</text:p>
          </table:table-cell>
          <table:table-cell table:style-name="ce2" table:formula="of:=-0.000000316 * [.A471]^3 + 0.0005182 * [.A471]^2 - 0.3885 * [.A471] + 132.95" office:value-type="float" office:value="23.245484672" calcext:value-type="float">
            <text:p>23.245484672</text:p>
          </table:table-cell>
          <table:table-cell office:value-type="float" office:value="23.245484672" calcext:value-type="float">
            <text:p>23.245484672</text:p>
          </table:table-cell>
          <table:table-cell table:style-name="ce2" table:formula="of:=INT(ROUND([.B471];0))" office:value-type="float" office:value="23" calcext:value-type="float">
            <text:p>23</text:p>
          </table:table-cell>
          <table:table-cell office:value-type="float" office:value="23" calcext:value-type="float">
            <text:p>23</text:p>
          </table:table-cell>
          <table:table-cell table:number-columns-repeated="1018"/>
          <table:table-cell table:style-name="Default"/>
        </table:table-row>
        <table:table-row table:style-name="ro2">
          <table:table-cell office:value-type="float" office:value="553" calcext:value-type="float">
            <text:p>553</text:p>
          </table:table-cell>
          <table:table-cell table:style-name="ce2" table:formula="of:=-0.000000316 * [.A472]^3 + 0.0005182 * [.A472]^2 - 0.3885 * [.A472] + 132.95" office:value-type="float" office:value="23.140212668" calcext:value-type="float">
            <text:p>23.140212668</text:p>
          </table:table-cell>
          <table:table-cell office:value-type="float" office:value="23.140212668" calcext:value-type="float">
            <text:p>23.140212668</text:p>
          </table:table-cell>
          <table:table-cell table:style-name="ce2" table:formula="of:=INT(ROUND([.B472];0))" office:value-type="float" office:value="23" calcext:value-type="float">
            <text:p>23</text:p>
          </table:table-cell>
          <table:table-cell office:value-type="float" office:value="23" calcext:value-type="float">
            <text:p>23</text:p>
          </table:table-cell>
          <table:table-cell table:number-columns-repeated="1018"/>
          <table:table-cell table:style-name="Default"/>
        </table:table-row>
        <table:table-row table:style-name="ro2">
          <table:table-cell office:value-type="float" office:value="554" calcext:value-type="float">
            <text:p>554</text:p>
          </table:table-cell>
          <table:table-cell table:style-name="ce2" table:formula="of:=-0.000000316 * [.A473]^3 + 0.0005182 * [.A473]^2 - 0.3885 * [.A473] + 132.95" office:value-type="float" office:value="23.034928576" calcext:value-type="float">
            <text:p>23.034928576</text:p>
          </table:table-cell>
          <table:table-cell office:value-type="float" office:value="23.034928576" calcext:value-type="float">
            <text:p>23.034928576</text:p>
          </table:table-cell>
          <table:table-cell table:style-name="ce2" table:formula="of:=INT(ROUND([.B473];0))" office:value-type="float" office:value="23" calcext:value-type="float">
            <text:p>23</text:p>
          </table:table-cell>
          <table:table-cell office:value-type="float" office:value="23" calcext:value-type="float">
            <text:p>23</text:p>
          </table:table-cell>
          <table:table-cell table:number-columns-repeated="1018"/>
          <table:table-cell table:style-name="Default"/>
        </table:table-row>
        <table:table-row table:style-name="ro2">
          <table:table-cell office:value-type="float" office:value="555" calcext:value-type="float">
            <text:p>555</text:p>
          </table:table-cell>
          <table:table-cell table:style-name="ce2" table:formula="of:=-0.000000316 * [.A474]^3 + 0.0005182 * [.A474]^2 - 0.3885 * [.A474] + 132.95" office:value-type="float" office:value="22.9296305" calcext:value-type="float">
            <text:p>22.9296305</text:p>
          </table:table-cell>
          <table:table-cell office:value-type="float" office:value="22.9296305" calcext:value-type="float">
            <text:p>22.9296305</text:p>
          </table:table-cell>
          <table:table-cell table:style-name="ce2" table:formula="of:=INT(ROUND([.B474];0))" office:value-type="float" office:value="23" calcext:value-type="float">
            <text:p>23</text:p>
          </table:table-cell>
          <table:table-cell office:value-type="float" office:value="23" calcext:value-type="float">
            <text:p>23</text:p>
          </table:table-cell>
          <table:table-cell table:number-columns-repeated="1018"/>
          <table:table-cell table:style-name="Default"/>
        </table:table-row>
        <table:table-row table:style-name="ro2">
          <table:table-cell office:value-type="float" office:value="556" calcext:value-type="float">
            <text:p>556</text:p>
          </table:table-cell>
          <table:table-cell table:style-name="ce2" table:formula="of:=-0.000000316 * [.A475]^3 + 0.0005182 * [.A475]^2 - 0.3885 * [.A475] + 132.95" office:value-type="float" office:value="22.824316544" calcext:value-type="float">
            <text:p>22.824316544</text:p>
          </table:table-cell>
          <table:table-cell office:value-type="float" office:value="22.824316544" calcext:value-type="float">
            <text:p>22.824316544</text:p>
          </table:table-cell>
          <table:table-cell table:style-name="ce2" table:formula="of:=INT(ROUND([.B475];0))" office:value-type="float" office:value="23" calcext:value-type="float">
            <text:p>23</text:p>
          </table:table-cell>
          <table:table-cell office:value-type="float" office:value="23" calcext:value-type="float">
            <text:p>23</text:p>
          </table:table-cell>
          <table:table-cell table:number-columns-repeated="1018"/>
          <table:table-cell table:style-name="Default"/>
        </table:table-row>
        <table:table-row table:style-name="ro2">
          <table:table-cell office:value-type="float" office:value="557" calcext:value-type="float">
            <text:p>557</text:p>
          </table:table-cell>
          <table:table-cell table:style-name="ce2" table:formula="of:=-0.000000316 * [.A476]^3 + 0.0005182 * [.A476]^2 - 0.3885 * [.A476] + 132.95" office:value-type="float" office:value="22.718984812" calcext:value-type="float">
            <text:p>22.718984812</text:p>
          </table:table-cell>
          <table:table-cell office:value-type="float" office:value="22.718984812" calcext:value-type="float">
            <text:p>22.718984812</text:p>
          </table:table-cell>
          <table:table-cell table:style-name="ce2" table:formula="of:=INT(ROUND([.B476];0))" office:value-type="float" office:value="23" calcext:value-type="float">
            <text:p>23</text:p>
          </table:table-cell>
          <table:table-cell office:value-type="float" office:value="23" calcext:value-type="float">
            <text:p>23</text:p>
          </table:table-cell>
          <table:table-cell table:number-columns-repeated="1018"/>
          <table:table-cell table:style-name="Default"/>
        </table:table-row>
        <table:table-row table:style-name="ro2">
          <table:table-cell office:value-type="float" office:value="558" calcext:value-type="float">
            <text:p>558</text:p>
          </table:table-cell>
          <table:table-cell table:style-name="ce2" table:formula="of:=-0.000000316 * [.A477]^3 + 0.0005182 * [.A477]^2 - 0.3885 * [.A477] + 132.95" office:value-type="float" office:value="22.613633408" calcext:value-type="float">
            <text:p>22.613633408</text:p>
          </table:table-cell>
          <table:table-cell office:value-type="float" office:value="22.613633408" calcext:value-type="float">
            <text:p>22.613633408</text:p>
          </table:table-cell>
          <table:table-cell table:style-name="ce2" table:formula="of:=INT(ROUND([.B477];0))" office:value-type="float" office:value="23" calcext:value-type="float">
            <text:p>23</text:p>
          </table:table-cell>
          <table:table-cell office:value-type="float" office:value="23" calcext:value-type="float">
            <text:p>23</text:p>
          </table:table-cell>
          <table:table-cell table:number-columns-repeated="1018"/>
          <table:table-cell table:style-name="Default"/>
        </table:table-row>
        <table:table-row table:style-name="ro2">
          <table:table-cell office:value-type="float" office:value="559" calcext:value-type="float">
            <text:p>559</text:p>
          </table:table-cell>
          <table:table-cell table:style-name="ce2" table:formula="of:=-0.000000316 * [.A478]^3 + 0.0005182 * [.A478]^2 - 0.3885 * [.A478] + 132.95" office:value-type="float" office:value="22.508260436" calcext:value-type="float">
            <text:p>22.508260436</text:p>
          </table:table-cell>
          <table:table-cell office:value-type="float" office:value="22.508260436" calcext:value-type="float">
            <text:p>22.508260436</text:p>
          </table:table-cell>
          <table:table-cell table:style-name="ce2" table:formula="of:=INT(ROUND([.B478];0))" office:value-type="float" office:value="23" calcext:value-type="float">
            <text:p>23</text:p>
          </table:table-cell>
          <table:table-cell office:value-type="float" office:value="23" calcext:value-type="float">
            <text:p>23</text:p>
          </table:table-cell>
          <table:table-cell table:number-columns-repeated="1018"/>
          <table:table-cell table:style-name="Default"/>
        </table:table-row>
        <table:table-row table:style-name="ro2">
          <table:table-cell office:value-type="float" office:value="560" calcext:value-type="float">
            <text:p>560</text:p>
          </table:table-cell>
          <table:table-cell table:style-name="ce2" table:formula="of:=-0.000000316 * [.A479]^3 + 0.0005182 * [.A479]^2 - 0.3885 * [.A479] + 132.95" office:value-type="float" office:value="22.402864" calcext:value-type="float">
            <text:p>22.402864</text:p>
          </table:table-cell>
          <table:table-cell office:value-type="float" office:value="22.402864" calcext:value-type="float">
            <text:p>22.402864</text:p>
          </table:table-cell>
          <table:table-cell table:style-name="ce2" table:formula="of:=INT(ROUND([.B479];0))" office:value-type="float" office:value="22" calcext:value-type="float">
            <text:p>22</text:p>
          </table:table-cell>
          <table:table-cell office:value-type="float" office:value="22" calcext:value-type="float">
            <text:p>22</text:p>
          </table:table-cell>
          <table:table-cell table:number-columns-repeated="1018"/>
          <table:table-cell table:style-name="Default"/>
        </table:table-row>
        <table:table-row table:style-name="ro2">
          <table:table-cell office:value-type="float" office:value="561" calcext:value-type="float">
            <text:p>561</text:p>
          </table:table-cell>
          <table:table-cell table:style-name="ce2" table:formula="of:=-0.000000316 * [.A480]^3 + 0.0005182 * [.A480]^2 - 0.3885 * [.A480] + 132.95" office:value-type="float" office:value="22.297442204" calcext:value-type="float">
            <text:p>22.297442204</text:p>
          </table:table-cell>
          <table:table-cell office:value-type="float" office:value="22.297442204" calcext:value-type="float">
            <text:p>22.297442204</text:p>
          </table:table-cell>
          <table:table-cell table:style-name="ce2" table:formula="of:=INT(ROUND([.B480];0))" office:value-type="float" office:value="22" calcext:value-type="float">
            <text:p>22</text:p>
          </table:table-cell>
          <table:table-cell office:value-type="float" office:value="22" calcext:value-type="float">
            <text:p>22</text:p>
          </table:table-cell>
          <table:table-cell table:number-columns-repeated="1018"/>
          <table:table-cell table:style-name="Default"/>
        </table:table-row>
        <table:table-row table:style-name="ro2">
          <table:table-cell office:value-type="float" office:value="562" calcext:value-type="float">
            <text:p>562</text:p>
          </table:table-cell>
          <table:table-cell table:style-name="ce2" table:formula="of:=-0.000000316 * [.A481]^3 + 0.0005182 * [.A481]^2 - 0.3885 * [.A481] + 132.95" office:value-type="float" office:value="22.191993152" calcext:value-type="float">
            <text:p>22.191993152</text:p>
          </table:table-cell>
          <table:table-cell office:value-type="float" office:value="22.191993152" calcext:value-type="float">
            <text:p>22.191993152</text:p>
          </table:table-cell>
          <table:table-cell table:style-name="ce2" table:formula="of:=INT(ROUND([.B481];0))" office:value-type="float" office:value="22" calcext:value-type="float">
            <text:p>22</text:p>
          </table:table-cell>
          <table:table-cell office:value-type="float" office:value="22" calcext:value-type="float">
            <text:p>22</text:p>
          </table:table-cell>
          <table:table-cell table:number-columns-repeated="1018"/>
          <table:table-cell table:style-name="Default"/>
        </table:table-row>
        <table:table-row table:style-name="ro2">
          <table:table-cell office:value-type="float" office:value="563" calcext:value-type="float">
            <text:p>563</text:p>
          </table:table-cell>
          <table:table-cell table:style-name="ce2" table:formula="of:=-0.000000316 * [.A482]^3 + 0.0005182 * [.A482]^2 - 0.3885 * [.A482] + 132.95" office:value-type="float" office:value="22.086514948" calcext:value-type="float">
            <text:p>22.086514948</text:p>
          </table:table-cell>
          <table:table-cell office:value-type="float" office:value="22.086514948" calcext:value-type="float">
            <text:p>22.086514948</text:p>
          </table:table-cell>
          <table:table-cell table:style-name="ce2" table:formula="of:=INT(ROUND([.B482];0))" office:value-type="float" office:value="22" calcext:value-type="float">
            <text:p>22</text:p>
          </table:table-cell>
          <table:table-cell office:value-type="float" office:value="22" calcext:value-type="float">
            <text:p>22</text:p>
          </table:table-cell>
          <table:table-cell table:number-columns-repeated="1018"/>
          <table:table-cell table:style-name="Default"/>
        </table:table-row>
        <table:table-row table:style-name="ro2">
          <table:table-cell office:value-type="float" office:value="564" calcext:value-type="float">
            <text:p>564</text:p>
          </table:table-cell>
          <table:table-cell table:style-name="ce2" table:formula="of:=-0.000000316 * [.A483]^3 + 0.0005182 * [.A483]^2 - 0.3885 * [.A483] + 132.95" office:value-type="float" office:value="21.981005696" calcext:value-type="float">
            <text:p>21.981005696</text:p>
          </table:table-cell>
          <table:table-cell office:value-type="float" office:value="21.981005696" calcext:value-type="float">
            <text:p>21.981005696</text:p>
          </table:table-cell>
          <table:table-cell table:style-name="ce2" table:formula="of:=INT(ROUND([.B483];0))" office:value-type="float" office:value="22" calcext:value-type="float">
            <text:p>22</text:p>
          </table:table-cell>
          <table:table-cell office:value-type="float" office:value="22" calcext:value-type="float">
            <text:p>22</text:p>
          </table:table-cell>
          <table:table-cell table:number-columns-repeated="1018"/>
          <table:table-cell table:style-name="Default"/>
        </table:table-row>
        <table:table-row table:style-name="ro2">
          <table:table-cell office:value-type="float" office:value="565" calcext:value-type="float">
            <text:p>565</text:p>
          </table:table-cell>
          <table:table-cell table:style-name="ce2" table:formula="of:=-0.000000316 * [.A484]^3 + 0.0005182 * [.A484]^2 - 0.3885 * [.A484] + 132.95" office:value-type="float" office:value="21.8754635" calcext:value-type="float">
            <text:p>21.8754635</text:p>
          </table:table-cell>
          <table:table-cell office:value-type="float" office:value="21.8754635" calcext:value-type="float">
            <text:p>21.8754635</text:p>
          </table:table-cell>
          <table:table-cell table:style-name="ce2" table:formula="of:=INT(ROUND([.B484];0))" office:value-type="float" office:value="22" calcext:value-type="float">
            <text:p>22</text:p>
          </table:table-cell>
          <table:table-cell office:value-type="float" office:value="22" calcext:value-type="float">
            <text:p>22</text:p>
          </table:table-cell>
          <table:table-cell table:number-columns-repeated="1018"/>
          <table:table-cell table:style-name="Default"/>
        </table:table-row>
        <table:table-row table:style-name="ro2">
          <table:table-cell office:value-type="float" office:value="566" calcext:value-type="float">
            <text:p>566</text:p>
          </table:table-cell>
          <table:table-cell table:style-name="ce2" table:formula="of:=-0.000000316 * [.A485]^3 + 0.0005182 * [.A485]^2 - 0.3885 * [.A485] + 132.95" office:value-type="float" office:value="21.769886464" calcext:value-type="float">
            <text:p>21.769886464</text:p>
          </table:table-cell>
          <table:table-cell office:value-type="float" office:value="21.769886464" calcext:value-type="float">
            <text:p>21.769886464</text:p>
          </table:table-cell>
          <table:table-cell table:style-name="ce2" table:formula="of:=INT(ROUND([.B485];0))" office:value-type="float" office:value="22" calcext:value-type="float">
            <text:p>22</text:p>
          </table:table-cell>
          <table:table-cell office:value-type="float" office:value="22" calcext:value-type="float">
            <text:p>22</text:p>
          </table:table-cell>
          <table:table-cell table:number-columns-repeated="1018"/>
          <table:table-cell table:style-name="Default"/>
        </table:table-row>
        <table:table-row table:style-name="ro2">
          <table:table-cell office:value-type="float" office:value="567" calcext:value-type="float">
            <text:p>567</text:p>
          </table:table-cell>
          <table:table-cell table:style-name="ce2" table:formula="of:=-0.000000316 * [.A486]^3 + 0.0005182 * [.A486]^2 - 0.3885 * [.A486] + 132.95" office:value-type="float" office:value="21.664272692" calcext:value-type="float">
            <text:p>21.664272692</text:p>
          </table:table-cell>
          <table:table-cell office:value-type="float" office:value="21.664272692" calcext:value-type="float">
            <text:p>21.664272692</text:p>
          </table:table-cell>
          <table:table-cell table:style-name="ce2" table:formula="of:=INT(ROUND([.B486];0))" office:value-type="float" office:value="22" calcext:value-type="float">
            <text:p>22</text:p>
          </table:table-cell>
          <table:table-cell office:value-type="float" office:value="22" calcext:value-type="float">
            <text:p>22</text:p>
          </table:table-cell>
          <table:table-cell table:number-columns-repeated="1018"/>
          <table:table-cell table:style-name="Default"/>
        </table:table-row>
        <table:table-row table:style-name="ro2">
          <table:table-cell office:value-type="float" office:value="568" calcext:value-type="float">
            <text:p>568</text:p>
          </table:table-cell>
          <table:table-cell table:style-name="ce2" table:formula="of:=-0.000000316 * [.A487]^3 + 0.0005182 * [.A487]^2 - 0.3885 * [.A487] + 132.95" office:value-type="float" office:value="21.558620288" calcext:value-type="float">
            <text:p>21.558620288</text:p>
          </table:table-cell>
          <table:table-cell office:value-type="float" office:value="21.558620288" calcext:value-type="float">
            <text:p>21.558620288</text:p>
          </table:table-cell>
          <table:table-cell table:style-name="ce2" table:formula="of:=INT(ROUND([.B487];0))" office:value-type="float" office:value="22" calcext:value-type="float">
            <text:p>22</text:p>
          </table:table-cell>
          <table:table-cell office:value-type="float" office:value="22" calcext:value-type="float">
            <text:p>22</text:p>
          </table:table-cell>
          <table:table-cell table:number-columns-repeated="1018"/>
          <table:table-cell table:style-name="Default"/>
        </table:table-row>
        <table:table-row table:style-name="ro2">
          <table:table-cell office:value-type="float" office:value="569" calcext:value-type="float">
            <text:p>569</text:p>
          </table:table-cell>
          <table:table-cell table:style-name="ce2" table:formula="of:=-0.000000316 * [.A488]^3 + 0.0005182 * [.A488]^2 - 0.3885 * [.A488] + 132.95" office:value-type="float" office:value="21.452927356" calcext:value-type="float">
            <text:p>21.452927356</text:p>
          </table:table-cell>
          <table:table-cell office:value-type="float" office:value="21.452927356" calcext:value-type="float">
            <text:p>21.452927356</text:p>
          </table:table-cell>
          <table:table-cell table:style-name="ce2" table:formula="of:=INT(ROUND([.B488];0))" office:value-type="float" office:value="21" calcext:value-type="float">
            <text:p>21</text:p>
          </table:table-cell>
          <table:table-cell office:value-type="float" office:value="21" calcext:value-type="float">
            <text:p>21</text:p>
          </table:table-cell>
          <table:table-cell table:number-columns-repeated="1018"/>
          <table:table-cell table:style-name="Default"/>
        </table:table-row>
        <table:table-row table:style-name="ro2">
          <table:table-cell office:value-type="float" office:value="570" calcext:value-type="float">
            <text:p>570</text:p>
          </table:table-cell>
          <table:table-cell table:style-name="ce2" table:formula="of:=-0.000000316 * [.A489]^3 + 0.0005182 * [.A489]^2 - 0.3885 * [.A489] + 132.95" office:value-type="float" office:value="21.347192" calcext:value-type="float">
            <text:p>21.347192</text:p>
          </table:table-cell>
          <table:table-cell office:value-type="float" office:value="21.347192" calcext:value-type="float">
            <text:p>21.347192</text:p>
          </table:table-cell>
          <table:table-cell table:style-name="ce2" table:formula="of:=INT(ROUND([.B489];0))" office:value-type="float" office:value="21" calcext:value-type="float">
            <text:p>21</text:p>
          </table:table-cell>
          <table:table-cell office:value-type="float" office:value="21" calcext:value-type="float">
            <text:p>21</text:p>
          </table:table-cell>
          <table:table-cell table:number-columns-repeated="1018"/>
          <table:table-cell table:style-name="Default"/>
        </table:table-row>
        <table:table-row table:style-name="ro2">
          <table:table-cell office:value-type="float" office:value="571" calcext:value-type="float">
            <text:p>571</text:p>
          </table:table-cell>
          <table:table-cell table:style-name="ce2" table:formula="of:=-0.000000316 * [.A490]^3 + 0.0005182 * [.A490]^2 - 0.3885 * [.A490] + 132.95" office:value-type="float" office:value="21.241412324" calcext:value-type="float">
            <text:p>21.241412324</text:p>
          </table:table-cell>
          <table:table-cell office:value-type="float" office:value="21.241412324" calcext:value-type="float">
            <text:p>21.241412324</text:p>
          </table:table-cell>
          <table:table-cell table:style-name="ce2" table:formula="of:=INT(ROUND([.B490];0))" office:value-type="float" office:value="21" calcext:value-type="float">
            <text:p>21</text:p>
          </table:table-cell>
          <table:table-cell office:value-type="float" office:value="21" calcext:value-type="float">
            <text:p>21</text:p>
          </table:table-cell>
          <table:table-cell table:number-columns-repeated="1018"/>
          <table:table-cell table:style-name="Default"/>
        </table:table-row>
        <table:table-row table:style-name="ro2">
          <table:table-cell office:value-type="float" office:value="572" calcext:value-type="float">
            <text:p>572</text:p>
          </table:table-cell>
          <table:table-cell table:style-name="ce2" table:formula="of:=-0.000000316 * [.A491]^3 + 0.0005182 * [.A491]^2 - 0.3885 * [.A491] + 132.95" office:value-type="float" office:value="21.135586432" calcext:value-type="float">
            <text:p>21.135586432</text:p>
          </table:table-cell>
          <table:table-cell office:value-type="float" office:value="21.135586432" calcext:value-type="float">
            <text:p>21.135586432</text:p>
          </table:table-cell>
          <table:table-cell table:style-name="ce2" table:formula="of:=INT(ROUND([.B491];0))" office:value-type="float" office:value="21" calcext:value-type="float">
            <text:p>21</text:p>
          </table:table-cell>
          <table:table-cell office:value-type="float" office:value="21" calcext:value-type="float">
            <text:p>21</text:p>
          </table:table-cell>
          <table:table-cell table:number-columns-repeated="1018"/>
          <table:table-cell table:style-name="Default"/>
        </table:table-row>
        <table:table-row table:style-name="ro2">
          <table:table-cell office:value-type="float" office:value="573" calcext:value-type="float">
            <text:p>573</text:p>
          </table:table-cell>
          <table:table-cell table:style-name="ce2" table:formula="of:=-0.000000316 * [.A492]^3 + 0.0005182 * [.A492]^2 - 0.3885 * [.A492] + 132.95" office:value-type="float" office:value="21.029712428" calcext:value-type="float">
            <text:p>21.029712428</text:p>
          </table:table-cell>
          <table:table-cell office:value-type="float" office:value="21.029712428" calcext:value-type="float">
            <text:p>21.029712428</text:p>
          </table:table-cell>
          <table:table-cell table:style-name="ce2" table:formula="of:=INT(ROUND([.B492];0))" office:value-type="float" office:value="21" calcext:value-type="float">
            <text:p>21</text:p>
          </table:table-cell>
          <table:table-cell office:value-type="float" office:value="21" calcext:value-type="float">
            <text:p>21</text:p>
          </table:table-cell>
          <table:table-cell table:number-columns-repeated="1018"/>
          <table:table-cell table:style-name="Default"/>
        </table:table-row>
        <table:table-row table:style-name="ro2">
          <table:table-cell office:value-type="float" office:value="574" calcext:value-type="float">
            <text:p>574</text:p>
          </table:table-cell>
          <table:table-cell table:style-name="ce2" table:formula="of:=-0.000000316 * [.A493]^3 + 0.0005182 * [.A493]^2 - 0.3885 * [.A493] + 132.95" office:value-type="float" office:value="20.923788416" calcext:value-type="float">
            <text:p>20.923788416</text:p>
          </table:table-cell>
          <table:table-cell office:value-type="float" office:value="20.923788416" calcext:value-type="float">
            <text:p>20.923788416</text:p>
          </table:table-cell>
          <table:table-cell table:style-name="ce2" table:formula="of:=INT(ROUND([.B493];0))" office:value-type="float" office:value="21" calcext:value-type="float">
            <text:p>21</text:p>
          </table:table-cell>
          <table:table-cell office:value-type="float" office:value="21" calcext:value-type="float">
            <text:p>21</text:p>
          </table:table-cell>
          <table:table-cell table:number-columns-repeated="1018"/>
          <table:table-cell table:style-name="Default"/>
        </table:table-row>
        <table:table-row table:style-name="ro2">
          <table:table-cell office:value-type="float" office:value="575" calcext:value-type="float">
            <text:p>575</text:p>
          </table:table-cell>
          <table:table-cell table:style-name="ce2" table:formula="of:=-0.000000316 * [.A494]^3 + 0.0005182 * [.A494]^2 - 0.3885 * [.A494] + 132.95" office:value-type="float" office:value="20.8178125" calcext:value-type="float">
            <text:p>20.8178125</text:p>
          </table:table-cell>
          <table:table-cell office:value-type="float" office:value="20.8178125" calcext:value-type="float">
            <text:p>20.8178125</text:p>
          </table:table-cell>
          <table:table-cell table:style-name="ce2" table:formula="of:=INT(ROUND([.B494];0))" office:value-type="float" office:value="21" calcext:value-type="float">
            <text:p>21</text:p>
          </table:table-cell>
          <table:table-cell office:value-type="float" office:value="21" calcext:value-type="float">
            <text:p>21</text:p>
          </table:table-cell>
          <table:table-cell table:number-columns-repeated="1018"/>
          <table:table-cell table:style-name="Default"/>
        </table:table-row>
        <table:table-row table:style-name="ro2">
          <table:table-cell office:value-type="float" office:value="576" calcext:value-type="float">
            <text:p>576</text:p>
          </table:table-cell>
          <table:table-cell table:style-name="ce2" table:formula="of:=-0.000000316 * [.A495]^3 + 0.0005182 * [.A495]^2 - 0.3885 * [.A495] + 132.95" office:value-type="float" office:value="20.711782784" calcext:value-type="float">
            <text:p>20.711782784</text:p>
          </table:table-cell>
          <table:table-cell office:value-type="float" office:value="20.711782784" calcext:value-type="float">
            <text:p>20.711782784</text:p>
          </table:table-cell>
          <table:table-cell table:style-name="ce2" table:formula="of:=INT(ROUND([.B495];0))" office:value-type="float" office:value="21" calcext:value-type="float">
            <text:p>21</text:p>
          </table:table-cell>
          <table:table-cell office:value-type="float" office:value="21" calcext:value-type="float">
            <text:p>21</text:p>
          </table:table-cell>
          <table:table-cell table:number-columns-repeated="1018"/>
          <table:table-cell table:style-name="Default"/>
        </table:table-row>
        <table:table-row table:style-name="ro2">
          <table:table-cell office:value-type="float" office:value="577" calcext:value-type="float">
            <text:p>577</text:p>
          </table:table-cell>
          <table:table-cell table:style-name="ce2" table:formula="of:=-0.000000316 * [.A496]^3 + 0.0005182 * [.A496]^2 - 0.3885 * [.A496] + 132.95" office:value-type="float" office:value="20.605697372" calcext:value-type="float">
            <text:p>20.605697372</text:p>
          </table:table-cell>
          <table:table-cell office:value-type="float" office:value="20.605697372" calcext:value-type="float">
            <text:p>20.605697372</text:p>
          </table:table-cell>
          <table:table-cell table:style-name="ce2" table:formula="of:=INT(ROUND([.B496];0))" office:value-type="float" office:value="21" calcext:value-type="float">
            <text:p>21</text:p>
          </table:table-cell>
          <table:table-cell office:value-type="float" office:value="21" calcext:value-type="float">
            <text:p>21</text:p>
          </table:table-cell>
          <table:table-cell table:number-columns-repeated="1018"/>
          <table:table-cell table:style-name="Default"/>
        </table:table-row>
        <table:table-row table:style-name="ro2">
          <table:table-cell office:value-type="float" office:value="578" calcext:value-type="float">
            <text:p>578</text:p>
          </table:table-cell>
          <table:table-cell table:style-name="ce2" table:formula="of:=-0.000000316 * [.A497]^3 + 0.0005182 * [.A497]^2 - 0.3885 * [.A497] + 132.95" office:value-type="float" office:value="20.499554368" calcext:value-type="float">
            <text:p>20.499554368</text:p>
          </table:table-cell>
          <table:table-cell office:value-type="float" office:value="20.499554368" calcext:value-type="float">
            <text:p>20.499554368</text:p>
          </table:table-cell>
          <table:table-cell table:style-name="ce2" table:formula="of:=INT(ROUND([.B497];0))" office:value-type="float" office:value="20" calcext:value-type="float">
            <text:p>20</text:p>
          </table:table-cell>
          <table:table-cell office:value-type="float" office:value="20" calcext:value-type="float">
            <text:p>20</text:p>
          </table:table-cell>
          <table:table-cell table:number-columns-repeated="1018"/>
          <table:table-cell table:style-name="Default"/>
        </table:table-row>
        <table:table-row table:style-name="ro2">
          <table:table-cell office:value-type="float" office:value="579" calcext:value-type="float">
            <text:p>579</text:p>
          </table:table-cell>
          <table:table-cell table:style-name="ce2" table:formula="of:=-0.000000316 * [.A498]^3 + 0.0005182 * [.A498]^2 - 0.3885 * [.A498] + 132.95" office:value-type="float" office:value="20.393351876" calcext:value-type="float">
            <text:p>20.393351876</text:p>
          </table:table-cell>
          <table:table-cell office:value-type="float" office:value="20.393351876" calcext:value-type="float">
            <text:p>20.393351876</text:p>
          </table:table-cell>
          <table:table-cell table:style-name="ce2" table:formula="of:=INT(ROUND([.B498];0))" office:value-type="float" office:value="20" calcext:value-type="float">
            <text:p>20</text:p>
          </table:table-cell>
          <table:table-cell office:value-type="float" office:value="20" calcext:value-type="float">
            <text:p>20</text:p>
          </table:table-cell>
          <table:table-cell table:number-columns-repeated="1018"/>
          <table:table-cell table:style-name="Default"/>
        </table:table-row>
        <table:table-row table:style-name="ro2">
          <table:table-cell office:value-type="float" office:value="580" calcext:value-type="float">
            <text:p>580</text:p>
          </table:table-cell>
          <table:table-cell table:style-name="ce2" table:formula="of:=-0.000000316 * [.A499]^3 + 0.0005182 * [.A499]^2 - 0.3885 * [.A499] + 132.95" office:value-type="float" office:value="20.287088" calcext:value-type="float">
            <text:p>20.287088</text:p>
          </table:table-cell>
          <table:table-cell office:value-type="float" office:value="20.287088" calcext:value-type="float">
            <text:p>20.287088</text:p>
          </table:table-cell>
          <table:table-cell table:style-name="ce2" table:formula="of:=INT(ROUND([.B499];0))" office:value-type="float" office:value="20" calcext:value-type="float">
            <text:p>20</text:p>
          </table:table-cell>
          <table:table-cell office:value-type="float" office:value="20" calcext:value-type="float">
            <text:p>20</text:p>
          </table:table-cell>
          <table:table-cell table:number-columns-repeated="1018"/>
          <table:table-cell table:style-name="Default"/>
        </table:table-row>
        <table:table-row table:style-name="ro2">
          <table:table-cell office:value-type="float" office:value="581" calcext:value-type="float">
            <text:p>581</text:p>
          </table:table-cell>
          <table:table-cell table:style-name="ce2" table:formula="of:=-0.000000316 * [.A500]^3 + 0.0005182 * [.A500]^2 - 0.3885 * [.A500] + 132.95" office:value-type="float" office:value="20.180760844" calcext:value-type="float">
            <text:p>20.180760844</text:p>
          </table:table-cell>
          <table:table-cell office:value-type="float" office:value="20.180760844" calcext:value-type="float">
            <text:p>20.180760844</text:p>
          </table:table-cell>
          <table:table-cell table:style-name="ce2" table:formula="of:=INT(ROUND([.B500];0))" office:value-type="float" office:value="20" calcext:value-type="float">
            <text:p>20</text:p>
          </table:table-cell>
          <table:table-cell office:value-type="float" office:value="20" calcext:value-type="float">
            <text:p>20</text:p>
          </table:table-cell>
          <table:table-cell table:number-columns-repeated="1018"/>
          <table:table-cell table:style-name="Default"/>
        </table:table-row>
        <table:table-row table:style-name="ro2">
          <table:table-cell office:value-type="float" office:value="582" calcext:value-type="float">
            <text:p>582</text:p>
          </table:table-cell>
          <table:table-cell table:style-name="ce2" table:formula="of:=-0.000000316 * [.A501]^3 + 0.0005182 * [.A501]^2 - 0.3885 * [.A501] + 132.95" office:value-type="float" office:value="20.074368512" calcext:value-type="float">
            <text:p>20.074368512</text:p>
          </table:table-cell>
          <table:table-cell office:value-type="float" office:value="20.074368512" calcext:value-type="float">
            <text:p>20.074368512</text:p>
          </table:table-cell>
          <table:table-cell table:style-name="ce2" table:formula="of:=INT(ROUND([.B501];0))" office:value-type="float" office:value="20" calcext:value-type="float">
            <text:p>20</text:p>
          </table:table-cell>
          <table:table-cell office:value-type="float" office:value="20" calcext:value-type="float">
            <text:p>20</text:p>
          </table:table-cell>
          <table:table-cell table:number-columns-repeated="1018"/>
          <table:table-cell table:style-name="Default"/>
        </table:table-row>
        <table:table-row table:style-name="ro2">
          <table:table-cell office:value-type="float" office:value="583" calcext:value-type="float">
            <text:p>583</text:p>
          </table:table-cell>
          <table:table-cell table:style-name="ce2" table:formula="of:=-0.000000316 * [.A502]^3 + 0.0005182 * [.A502]^2 - 0.3885 * [.A502] + 132.95" office:value-type="float" office:value="19.967909108" calcext:value-type="float">
            <text:p>19.967909108</text:p>
          </table:table-cell>
          <table:table-cell office:value-type="float" office:value="19.967909108" calcext:value-type="float">
            <text:p>19.967909108</text:p>
          </table:table-cell>
          <table:table-cell table:style-name="ce2" table:formula="of:=INT(ROUND([.B502];0))" office:value-type="float" office:value="20" calcext:value-type="float">
            <text:p>20</text:p>
          </table:table-cell>
          <table:table-cell office:value-type="float" office:value="20" calcext:value-type="float">
            <text:p>20</text:p>
          </table:table-cell>
          <table:table-cell table:number-columns-repeated="1018"/>
          <table:table-cell table:style-name="Default"/>
        </table:table-row>
        <table:table-row table:style-name="ro2">
          <table:table-cell office:value-type="float" office:value="584" calcext:value-type="float">
            <text:p>584</text:p>
          </table:table-cell>
          <table:table-cell table:style-name="ce2" table:formula="of:=-0.000000316 * [.A503]^3 + 0.0005182 * [.A503]^2 - 0.3885 * [.A503] + 132.95" office:value-type="float" office:value="19.861380736" calcext:value-type="float">
            <text:p>19.861380736</text:p>
          </table:table-cell>
          <table:table-cell office:value-type="float" office:value="19.861380736" calcext:value-type="float">
            <text:p>19.861380736</text:p>
          </table:table-cell>
          <table:table-cell table:style-name="ce2" table:formula="of:=INT(ROUND([.B503];0))" office:value-type="float" office:value="20" calcext:value-type="float">
            <text:p>20</text:p>
          </table:table-cell>
          <table:table-cell office:value-type="float" office:value="20" calcext:value-type="float">
            <text:p>20</text:p>
          </table:table-cell>
          <table:table-cell table:number-columns-repeated="1018"/>
          <table:table-cell table:style-name="Default"/>
        </table:table-row>
        <table:table-row table:style-name="ro2">
          <table:table-cell office:value-type="float" office:value="585" calcext:value-type="float">
            <text:p>585</text:p>
          </table:table-cell>
          <table:table-cell table:style-name="ce2" table:formula="of:=-0.000000316 * [.A504]^3 + 0.0005182 * [.A504]^2 - 0.3885 * [.A504] + 132.95" office:value-type="float" office:value="19.7547815" calcext:value-type="float">
            <text:p>19.7547815</text:p>
          </table:table-cell>
          <table:table-cell office:value-type="float" office:value="19.7547815" calcext:value-type="float">
            <text:p>19.7547815</text:p>
          </table:table-cell>
          <table:table-cell table:style-name="ce2" table:formula="of:=INT(ROUND([.B504];0))" office:value-type="float" office:value="20" calcext:value-type="float">
            <text:p>20</text:p>
          </table:table-cell>
          <table:table-cell office:value-type="float" office:value="20" calcext:value-type="float">
            <text:p>20</text:p>
          </table:table-cell>
          <table:table-cell table:number-columns-repeated="1018"/>
          <table:table-cell table:style-name="Default"/>
        </table:table-row>
        <table:table-row table:style-name="ro2">
          <table:table-cell office:value-type="float" office:value="586" calcext:value-type="float">
            <text:p>586</text:p>
          </table:table-cell>
          <table:table-cell table:style-name="ce2" table:formula="of:=-0.000000316 * [.A505]^3 + 0.0005182 * [.A505]^2 - 0.3885 * [.A505] + 132.95" office:value-type="float" office:value="19.648109504" calcext:value-type="float">
            <text:p>19.648109504</text:p>
          </table:table-cell>
          <table:table-cell office:value-type="float" office:value="19.648109504" calcext:value-type="float">
            <text:p>19.648109504</text:p>
          </table:table-cell>
          <table:table-cell table:style-name="ce2" table:formula="of:=INT(ROUND([.B505];0))" office:value-type="float" office:value="20" calcext:value-type="float">
            <text:p>20</text:p>
          </table:table-cell>
          <table:table-cell office:value-type="float" office:value="20" calcext:value-type="float">
            <text:p>20</text:p>
          </table:table-cell>
          <table:table-cell table:number-columns-repeated="1018"/>
          <table:table-cell table:style-name="Default"/>
        </table:table-row>
        <table:table-row table:style-name="ro2">
          <table:table-cell office:value-type="float" office:value="587" calcext:value-type="float">
            <text:p>587</text:p>
          </table:table-cell>
          <table:table-cell table:style-name="ce2" table:formula="of:=-0.000000316 * [.A506]^3 + 0.0005182 * [.A506]^2 - 0.3885 * [.A506] + 132.95" office:value-type="float" office:value="19.541362852" calcext:value-type="float">
            <text:p>19.541362852</text:p>
          </table:table-cell>
          <table:table-cell office:value-type="float" office:value="19.541362852" calcext:value-type="float">
            <text:p>19.541362852</text:p>
          </table:table-cell>
          <table:table-cell table:style-name="ce2" table:formula="of:=INT(ROUND([.B506];0))" office:value-type="float" office:value="20" calcext:value-type="float">
            <text:p>20</text:p>
          </table:table-cell>
          <table:table-cell office:value-type="float" office:value="20" calcext:value-type="float">
            <text:p>20</text:p>
          </table:table-cell>
          <table:table-cell table:number-columns-repeated="1018"/>
          <table:table-cell table:style-name="Default"/>
        </table:table-row>
        <table:table-row table:style-name="ro2">
          <table:table-cell office:value-type="float" office:value="588" calcext:value-type="float">
            <text:p>588</text:p>
          </table:table-cell>
          <table:table-cell table:style-name="ce2" table:formula="of:=-0.000000316 * [.A507]^3 + 0.0005182 * [.A507]^2 - 0.3885 * [.A507] + 132.95" office:value-type="float" office:value="19.434539648" calcext:value-type="float">
            <text:p>19.434539648</text:p>
          </table:table-cell>
          <table:table-cell office:value-type="float" office:value="19.434539648" calcext:value-type="float">
            <text:p>19.434539648</text:p>
          </table:table-cell>
          <table:table-cell table:style-name="ce2" table:formula="of:=INT(ROUND([.B507];0))" office:value-type="float" office:value="19" calcext:value-type="float">
            <text:p>19</text:p>
          </table:table-cell>
          <table:table-cell office:value-type="float" office:value="19" calcext:value-type="float">
            <text:p>19</text:p>
          </table:table-cell>
          <table:table-cell table:number-columns-repeated="1018"/>
          <table:table-cell table:style-name="Default"/>
        </table:table-row>
        <table:table-row table:style-name="ro2">
          <table:table-cell office:value-type="float" office:value="589" calcext:value-type="float">
            <text:p>589</text:p>
          </table:table-cell>
          <table:table-cell table:style-name="ce2" table:formula="of:=-0.000000316 * [.A508]^3 + 0.0005182 * [.A508]^2 - 0.3885 * [.A508] + 132.95" office:value-type="float" office:value="19.327637996" calcext:value-type="float">
            <text:p>19.327637996</text:p>
          </table:table-cell>
          <table:table-cell office:value-type="float" office:value="19.327637996" calcext:value-type="float">
            <text:p>19.327637996</text:p>
          </table:table-cell>
          <table:table-cell table:style-name="ce2" table:formula="of:=INT(ROUND([.B508];0))" office:value-type="float" office:value="19" calcext:value-type="float">
            <text:p>19</text:p>
          </table:table-cell>
          <table:table-cell office:value-type="float" office:value="19" calcext:value-type="float">
            <text:p>19</text:p>
          </table:table-cell>
          <table:table-cell table:number-columns-repeated="1018"/>
          <table:table-cell table:style-name="Default"/>
        </table:table-row>
        <table:table-row table:style-name="ro2">
          <table:table-cell office:value-type="float" office:value="590" calcext:value-type="float">
            <text:p>590</text:p>
          </table:table-cell>
          <table:table-cell table:style-name="ce2" table:formula="of:=-0.000000316 * [.A509]^3 + 0.0005182 * [.A509]^2 - 0.3885 * [.A509] + 132.95" office:value-type="float" office:value="19.220656" calcext:value-type="float">
            <text:p>19.220656</text:p>
          </table:table-cell>
          <table:table-cell office:value-type="float" office:value="19.220656" calcext:value-type="float">
            <text:p>19.220656</text:p>
          </table:table-cell>
          <table:table-cell table:style-name="ce2" table:formula="of:=INT(ROUND([.B509];0))" office:value-type="float" office:value="19" calcext:value-type="float">
            <text:p>19</text:p>
          </table:table-cell>
          <table:table-cell office:value-type="float" office:value="19" calcext:value-type="float">
            <text:p>19</text:p>
          </table:table-cell>
          <table:table-cell table:number-columns-repeated="1018"/>
          <table:table-cell table:style-name="Default"/>
        </table:table-row>
        <table:table-row table:style-name="ro2">
          <table:table-cell office:value-type="float" office:value="591" calcext:value-type="float">
            <text:p>591</text:p>
          </table:table-cell>
          <table:table-cell table:style-name="ce2" table:formula="of:=-0.000000316 * [.A510]^3 + 0.0005182 * [.A510]^2 - 0.3885 * [.A510] + 132.95" office:value-type="float" office:value="19.113591764" calcext:value-type="float">
            <text:p>19.113591764</text:p>
          </table:table-cell>
          <table:table-cell office:value-type="float" office:value="19.113591764" calcext:value-type="float">
            <text:p>19.113591764</text:p>
          </table:table-cell>
          <table:table-cell table:style-name="ce2" table:formula="of:=INT(ROUND([.B510];0))" office:value-type="float" office:value="19" calcext:value-type="float">
            <text:p>19</text:p>
          </table:table-cell>
          <table:table-cell office:value-type="float" office:value="19" calcext:value-type="float">
            <text:p>19</text:p>
          </table:table-cell>
          <table:table-cell table:number-columns-repeated="1018"/>
          <table:table-cell table:style-name="Default"/>
        </table:table-row>
        <table:table-row table:style-name="ro2">
          <table:table-cell office:value-type="float" office:value="592" calcext:value-type="float">
            <text:p>592</text:p>
          </table:table-cell>
          <table:table-cell table:style-name="ce2" table:formula="of:=-0.000000316 * [.A511]^3 + 0.0005182 * [.A511]^2 - 0.3885 * [.A511] + 132.95" office:value-type="float" office:value="19.006443392" calcext:value-type="float">
            <text:p>19.006443392</text:p>
          </table:table-cell>
          <table:table-cell office:value-type="float" office:value="19.006443392" calcext:value-type="float">
            <text:p>19.006443392</text:p>
          </table:table-cell>
          <table:table-cell table:style-name="ce2" table:formula="of:=INT(ROUND([.B511];0))" office:value-type="float" office:value="19" calcext:value-type="float">
            <text:p>19</text:p>
          </table:table-cell>
          <table:table-cell office:value-type="float" office:value="19" calcext:value-type="float">
            <text:p>19</text:p>
          </table:table-cell>
          <table:table-cell table:number-columns-repeated="1018"/>
          <table:table-cell table:style-name="Default"/>
        </table:table-row>
        <table:table-row table:style-name="ro2">
          <table:table-cell office:value-type="float" office:value="593" calcext:value-type="float">
            <text:p>593</text:p>
          </table:table-cell>
          <table:table-cell table:style-name="ce2" table:formula="of:=-0.000000316 * [.A512]^3 + 0.0005182 * [.A512]^2 - 0.3885 * [.A512] + 132.95" office:value-type="float" office:value="18.899208988" calcext:value-type="float">
            <text:p>18.899208988</text:p>
          </table:table-cell>
          <table:table-cell office:value-type="float" office:value="18.899208988" calcext:value-type="float">
            <text:p>18.899208988</text:p>
          </table:table-cell>
          <table:table-cell table:style-name="ce2" table:formula="of:=INT(ROUND([.B512];0))" office:value-type="float" office:value="19" calcext:value-type="float">
            <text:p>19</text:p>
          </table:table-cell>
          <table:table-cell office:value-type="float" office:value="19" calcext:value-type="float">
            <text:p>19</text:p>
          </table:table-cell>
          <table:table-cell table:number-columns-repeated="1018"/>
          <table:table-cell table:style-name="Default"/>
        </table:table-row>
        <table:table-row table:style-name="ro2">
          <table:table-cell office:value-type="float" office:value="594" calcext:value-type="float">
            <text:p>594</text:p>
          </table:table-cell>
          <table:table-cell table:style-name="ce2" table:formula="of:=-0.000000316 * [.A513]^3 + 0.0005182 * [.A513]^2 - 0.3885 * [.A513] + 132.95" office:value-type="float" office:value="18.791886656" calcext:value-type="float">
            <text:p>18.791886656</text:p>
          </table:table-cell>
          <table:table-cell office:value-type="float" office:value="18.791886656" calcext:value-type="float">
            <text:p>18.791886656</text:p>
          </table:table-cell>
          <table:table-cell table:style-name="ce2" table:formula="of:=INT(ROUND([.B513];0))" office:value-type="float" office:value="19" calcext:value-type="float">
            <text:p>19</text:p>
          </table:table-cell>
          <table:table-cell office:value-type="float" office:value="19" calcext:value-type="float">
            <text:p>19</text:p>
          </table:table-cell>
          <table:table-cell table:number-columns-repeated="1018"/>
          <table:table-cell table:style-name="Default"/>
        </table:table-row>
        <table:table-row table:style-name="ro2">
          <table:table-cell office:value-type="float" office:value="595" calcext:value-type="float">
            <text:p>595</text:p>
          </table:table-cell>
          <table:table-cell table:style-name="ce2" table:formula="of:=-0.000000316 * [.A514]^3 + 0.0005182 * [.A514]^2 - 0.3885 * [.A514] + 132.95" office:value-type="float" office:value="18.6844745" calcext:value-type="float">
            <text:p>18.6844745</text:p>
          </table:table-cell>
          <table:table-cell office:value-type="float" office:value="18.6844745" calcext:value-type="float">
            <text:p>18.6844745</text:p>
          </table:table-cell>
          <table:table-cell table:style-name="ce2" table:formula="of:=INT(ROUND([.B514];0))" office:value-type="float" office:value="19" calcext:value-type="float">
            <text:p>19</text:p>
          </table:table-cell>
          <table:table-cell office:value-type="float" office:value="19" calcext:value-type="float">
            <text:p>19</text:p>
          </table:table-cell>
          <table:table-cell table:number-columns-repeated="1018"/>
          <table:table-cell table:style-name="Default"/>
        </table:table-row>
        <table:table-row table:style-name="ro2">
          <table:table-cell office:value-type="float" office:value="596" calcext:value-type="float">
            <text:p>596</text:p>
          </table:table-cell>
          <table:table-cell table:style-name="ce2" table:formula="of:=-0.000000316 * [.A515]^3 + 0.0005182 * [.A515]^2 - 0.3885 * [.A515] + 132.95" office:value-type="float" office:value="18.576970624" calcext:value-type="float">
            <text:p>18.576970624</text:p>
          </table:table-cell>
          <table:table-cell office:value-type="float" office:value="18.576970624" calcext:value-type="float">
            <text:p>18.576970624</text:p>
          </table:table-cell>
          <table:table-cell table:style-name="ce2" table:formula="of:=INT(ROUND([.B515];0))" office:value-type="float" office:value="19" calcext:value-type="float">
            <text:p>19</text:p>
          </table:table-cell>
          <table:table-cell office:value-type="float" office:value="19" calcext:value-type="float">
            <text:p>19</text:p>
          </table:table-cell>
          <table:table-cell table:number-columns-repeated="1018"/>
          <table:table-cell table:style-name="Default"/>
        </table:table-row>
        <table:table-row table:style-name="ro2">
          <table:table-cell office:value-type="float" office:value="597" calcext:value-type="float">
            <text:p>597</text:p>
          </table:table-cell>
          <table:table-cell table:style-name="ce2" table:formula="of:=-0.000000316 * [.A516]^3 + 0.0005182 * [.A516]^2 - 0.3885 * [.A516] + 132.95" office:value-type="float" office:value="18.469373132" calcext:value-type="float">
            <text:p>18.469373132</text:p>
          </table:table-cell>
          <table:table-cell office:value-type="float" office:value="18.469373132" calcext:value-type="float">
            <text:p>18.469373132</text:p>
          </table:table-cell>
          <table:table-cell table:style-name="ce2" table:formula="of:=INT(ROUND([.B516];0))" office:value-type="float" office:value="18" calcext:value-type="float">
            <text:p>18</text:p>
          </table:table-cell>
          <table:table-cell office:value-type="float" office:value="18" calcext:value-type="float">
            <text:p>18</text:p>
          </table:table-cell>
          <table:table-cell table:number-columns-repeated="1018"/>
          <table:table-cell table:style-name="Default"/>
        </table:table-row>
        <table:table-row table:style-name="ro2">
          <table:table-cell office:value-type="float" office:value="598" calcext:value-type="float">
            <text:p>598</text:p>
          </table:table-cell>
          <table:table-cell table:style-name="ce2" table:formula="of:=-0.000000316 * [.A517]^3 + 0.0005182 * [.A517]^2 - 0.3885 * [.A517] + 132.95" office:value-type="float" office:value="18.361680128" calcext:value-type="float">
            <text:p>18.361680128</text:p>
          </table:table-cell>
          <table:table-cell office:value-type="float" office:value="18.361680128" calcext:value-type="float">
            <text:p>18.361680128</text:p>
          </table:table-cell>
          <table:table-cell table:style-name="ce2" table:formula="of:=INT(ROUND([.B517];0))" office:value-type="float" office:value="18" calcext:value-type="float">
            <text:p>18</text:p>
          </table:table-cell>
          <table:table-cell office:value-type="float" office:value="18" calcext:value-type="float">
            <text:p>18</text:p>
          </table:table-cell>
          <table:table-cell table:number-columns-repeated="1018"/>
          <table:table-cell table:style-name="Default"/>
        </table:table-row>
        <table:table-row table:style-name="ro2">
          <table:table-cell office:value-type="float" office:value="599" calcext:value-type="float">
            <text:p>599</text:p>
          </table:table-cell>
          <table:table-cell table:style-name="ce2" table:formula="of:=-0.000000316 * [.A518]^3 + 0.0005182 * [.A518]^2 - 0.3885 * [.A518] + 132.95" office:value-type="float" office:value="18.253889716" calcext:value-type="float">
            <text:p>18.253889716</text:p>
          </table:table-cell>
          <table:table-cell office:value-type="float" office:value="18.253889716" calcext:value-type="float">
            <text:p>18.253889716</text:p>
          </table:table-cell>
          <table:table-cell table:style-name="ce2" table:formula="of:=INT(ROUND([.B518];0))" office:value-type="float" office:value="18" calcext:value-type="float">
            <text:p>18</text:p>
          </table:table-cell>
          <table:table-cell office:value-type="float" office:value="18" calcext:value-type="float">
            <text:p>18</text:p>
          </table:table-cell>
          <table:table-cell table:number-columns-repeated="1018"/>
          <table:table-cell table:style-name="Default"/>
        </table:table-row>
        <table:table-row table:style-name="ro2">
          <table:table-cell office:value-type="float" office:value="600" calcext:value-type="float">
            <text:p>600</text:p>
          </table:table-cell>
          <table:table-cell table:style-name="ce2" table:formula="of:=-0.000000316 * [.A519]^3 + 0.0005182 * [.A519]^2 - 0.3885 * [.A519] + 132.95" office:value-type="float" office:value="18.146" calcext:value-type="float">
            <text:p>18.146</text:p>
          </table:table-cell>
          <table:table-cell office:value-type="float" office:value="18.146" calcext:value-type="float">
            <text:p>18.146</text:p>
          </table:table-cell>
          <table:table-cell table:style-name="ce2" table:formula="of:=INT(ROUND([.B519];0))" office:value-type="float" office:value="18" calcext:value-type="float">
            <text:p>18</text:p>
          </table:table-cell>
          <table:table-cell office:value-type="float" office:value="18" calcext:value-type="float">
            <text:p>18</text:p>
          </table:table-cell>
          <table:table-cell table:number-columns-repeated="1018"/>
          <table:table-cell table:style-name="Default"/>
        </table:table-row>
        <table:table-row table:style-name="ro2">
          <table:table-cell office:value-type="float" office:value="601" calcext:value-type="float">
            <text:p>601</text:p>
          </table:table-cell>
          <table:table-cell table:style-name="ce2" table:formula="of:=-0.000000316 * [.A520]^3 + 0.0005182 * [.A520]^2 - 0.3885 * [.A520] + 132.95" office:value-type="float" office:value="18.038009084" calcext:value-type="float">
            <text:p>18.038009084</text:p>
          </table:table-cell>
          <table:table-cell office:value-type="float" office:value="18.038009084" calcext:value-type="float">
            <text:p>18.038009084</text:p>
          </table:table-cell>
          <table:table-cell table:style-name="ce2" table:formula="of:=INT(ROUND([.B520];0))" office:value-type="float" office:value="18" calcext:value-type="float">
            <text:p>18</text:p>
          </table:table-cell>
          <table:table-cell office:value-type="float" office:value="18" calcext:value-type="float">
            <text:p>18</text:p>
          </table:table-cell>
          <table:table-cell table:number-columns-repeated="1018"/>
          <table:table-cell table:style-name="Default"/>
        </table:table-row>
        <table:table-row table:style-name="ro2">
          <table:table-cell office:value-type="float" office:value="602" calcext:value-type="float">
            <text:p>602</text:p>
          </table:table-cell>
          <table:table-cell table:style-name="ce2" table:formula="of:=-0.000000316 * [.A521]^3 + 0.0005182 * [.A521]^2 - 0.3885 * [.A521] + 132.95" office:value-type="float" office:value="17.929915072" calcext:value-type="float">
            <text:p>17.929915072</text:p>
          </table:table-cell>
          <table:table-cell office:value-type="float" office:value="17.929915072" calcext:value-type="float">
            <text:p>17.929915072</text:p>
          </table:table-cell>
          <table:table-cell table:style-name="ce2" table:formula="of:=INT(ROUND([.B521];0))" office:value-type="float" office:value="18" calcext:value-type="float">
            <text:p>18</text:p>
          </table:table-cell>
          <table:table-cell office:value-type="float" office:value="18" calcext:value-type="float">
            <text:p>18</text:p>
          </table:table-cell>
          <table:table-cell table:number-columns-repeated="1018"/>
          <table:table-cell table:style-name="Default"/>
        </table:table-row>
        <table:table-row table:style-name="ro2">
          <table:table-cell office:value-type="float" office:value="603" calcext:value-type="float">
            <text:p>603</text:p>
          </table:table-cell>
          <table:table-cell table:style-name="ce2" table:formula="of:=-0.000000316 * [.A522]^3 + 0.0005182 * [.A522]^2 - 0.3885 * [.A522] + 132.95" office:value-type="float" office:value="17.821716068" calcext:value-type="float">
            <text:p>17.821716068</text:p>
          </table:table-cell>
          <table:table-cell office:value-type="float" office:value="17.821716068" calcext:value-type="float">
            <text:p>17.821716068</text:p>
          </table:table-cell>
          <table:table-cell table:style-name="ce2" table:formula="of:=INT(ROUND([.B522];0))" office:value-type="float" office:value="18" calcext:value-type="float">
            <text:p>18</text:p>
          </table:table-cell>
          <table:table-cell office:value-type="float" office:value="18" calcext:value-type="float">
            <text:p>18</text:p>
          </table:table-cell>
          <table:table-cell table:number-columns-repeated="1018"/>
          <table:table-cell table:style-name="Default"/>
        </table:table-row>
        <table:table-row table:style-name="ro2">
          <table:table-cell office:value-type="float" office:value="604" calcext:value-type="float">
            <text:p>604</text:p>
          </table:table-cell>
          <table:table-cell table:style-name="ce2" table:formula="of:=-0.000000316 * [.A523]^3 + 0.0005182 * [.A523]^2 - 0.3885 * [.A523] + 132.95" office:value-type="float" office:value="17.713410176" calcext:value-type="float">
            <text:p>17.713410176</text:p>
          </table:table-cell>
          <table:table-cell office:value-type="float" office:value="17.713410176" calcext:value-type="float">
            <text:p>17.713410176</text:p>
          </table:table-cell>
          <table:table-cell table:style-name="ce2" table:formula="of:=INT(ROUND([.B523];0))" office:value-type="float" office:value="18" calcext:value-type="float">
            <text:p>18</text:p>
          </table:table-cell>
          <table:table-cell office:value-type="float" office:value="18" calcext:value-type="float">
            <text:p>18</text:p>
          </table:table-cell>
          <table:table-cell table:number-columns-repeated="1018"/>
          <table:table-cell table:style-name="Default"/>
        </table:table-row>
        <table:table-row table:style-name="ro2">
          <table:table-cell office:value-type="float" office:value="605" calcext:value-type="float">
            <text:p>605</text:p>
          </table:table-cell>
          <table:table-cell table:style-name="ce2" table:formula="of:=-0.000000316 * [.A524]^3 + 0.0005182 * [.A524]^2 - 0.3885 * [.A524] + 132.95" office:value-type="float" office:value="17.6049955" calcext:value-type="float">
            <text:p>17.6049955</text:p>
          </table:table-cell>
          <table:table-cell office:value-type="float" office:value="17.6049955" calcext:value-type="float">
            <text:p>17.6049955</text:p>
          </table:table-cell>
          <table:table-cell table:style-name="ce2" table:formula="of:=INT(ROUND([.B524];0))" office:value-type="float" office:value="18" calcext:value-type="float">
            <text:p>18</text:p>
          </table:table-cell>
          <table:table-cell office:value-type="float" office:value="18" calcext:value-type="float">
            <text:p>18</text:p>
          </table:table-cell>
          <table:table-cell table:number-columns-repeated="1018"/>
          <table:table-cell table:style-name="Default"/>
        </table:table-row>
        <table:table-row table:style-name="ro2">
          <table:table-cell office:value-type="float" office:value="606" calcext:value-type="float">
            <text:p>606</text:p>
          </table:table-cell>
          <table:table-cell table:style-name="ce2" table:formula="of:=-0.000000316 * [.A525]^3 + 0.0005182 * [.A525]^2 - 0.3885 * [.A525] + 132.95" office:value-type="float" office:value="17.496470144" calcext:value-type="float">
            <text:p>17.496470144</text:p>
          </table:table-cell>
          <table:table-cell office:value-type="float" office:value="17.496470144" calcext:value-type="float">
            <text:p>17.496470144</text:p>
          </table:table-cell>
          <table:table-cell table:style-name="ce2" table:formula="of:=INT(ROUND([.B525];0))" office:value-type="float" office:value="17" calcext:value-type="float">
            <text:p>17</text:p>
          </table:table-cell>
          <table:table-cell office:value-type="float" office:value="17" calcext:value-type="float">
            <text:p>17</text:p>
          </table:table-cell>
          <table:table-cell table:number-columns-repeated="1018"/>
          <table:table-cell table:style-name="Default"/>
        </table:table-row>
        <table:table-row table:style-name="ro2">
          <table:table-cell office:value-type="float" office:value="607" calcext:value-type="float">
            <text:p>607</text:p>
          </table:table-cell>
          <table:table-cell table:style-name="ce2" table:formula="of:=-0.000000316 * [.A526]^3 + 0.0005182 * [.A526]^2 - 0.3885 * [.A526] + 132.95" office:value-type="float" office:value="17.387832212" calcext:value-type="float">
            <text:p>17.387832212</text:p>
          </table:table-cell>
          <table:table-cell office:value-type="float" office:value="17.387832212" calcext:value-type="float">
            <text:p>17.387832212</text:p>
          </table:table-cell>
          <table:table-cell table:style-name="ce2" table:formula="of:=INT(ROUND([.B526];0))" office:value-type="float" office:value="17" calcext:value-type="float">
            <text:p>17</text:p>
          </table:table-cell>
          <table:table-cell office:value-type="float" office:value="17" calcext:value-type="float">
            <text:p>17</text:p>
          </table:table-cell>
          <table:table-cell table:number-columns-repeated="1018"/>
          <table:table-cell table:style-name="Default"/>
        </table:table-row>
        <table:table-row table:style-name="ro2">
          <table:table-cell office:value-type="float" office:value="608" calcext:value-type="float">
            <text:p>608</text:p>
          </table:table-cell>
          <table:table-cell table:style-name="ce2" table:formula="of:=-0.000000316 * [.A527]^3 + 0.0005182 * [.A527]^2 - 0.3885 * [.A527] + 132.95" office:value-type="float" office:value="17.279079808" calcext:value-type="float">
            <text:p>17.279079808</text:p>
          </table:table-cell>
          <table:table-cell office:value-type="float" office:value="17.279079808" calcext:value-type="float">
            <text:p>17.279079808</text:p>
          </table:table-cell>
          <table:table-cell table:style-name="ce2" table:formula="of:=INT(ROUND([.B527];0))" office:value-type="float" office:value="17" calcext:value-type="float">
            <text:p>17</text:p>
          </table:table-cell>
          <table:table-cell office:value-type="float" office:value="17" calcext:value-type="float">
            <text:p>17</text:p>
          </table:table-cell>
          <table:table-cell table:number-columns-repeated="1018"/>
          <table:table-cell table:style-name="Default"/>
        </table:table-row>
        <table:table-row table:style-name="ro2">
          <table:table-cell office:value-type="float" office:value="609" calcext:value-type="float">
            <text:p>609</text:p>
          </table:table-cell>
          <table:table-cell table:style-name="ce2" table:formula="of:=-0.000000316 * [.A528]^3 + 0.0005182 * [.A528]^2 - 0.3885 * [.A528] + 132.95" office:value-type="float" office:value="17.170211036" calcext:value-type="float">
            <text:p>17.170211036</text:p>
          </table:table-cell>
          <table:table-cell office:value-type="float" office:value="17.170211036" calcext:value-type="float">
            <text:p>17.170211036</text:p>
          </table:table-cell>
          <table:table-cell table:style-name="ce2" table:formula="of:=INT(ROUND([.B528];0))" office:value-type="float" office:value="17" calcext:value-type="float">
            <text:p>17</text:p>
          </table:table-cell>
          <table:table-cell office:value-type="float" office:value="17" calcext:value-type="float">
            <text:p>17</text:p>
          </table:table-cell>
          <table:table-cell table:number-columns-repeated="1018"/>
          <table:table-cell table:style-name="Default"/>
        </table:table-row>
        <table:table-row table:style-name="ro2">
          <table:table-cell office:value-type="float" office:value="610" calcext:value-type="float">
            <text:p>610</text:p>
          </table:table-cell>
          <table:table-cell table:style-name="ce2" table:formula="of:=-0.000000316 * [.A529]^3 + 0.0005182 * [.A529]^2 - 0.3885 * [.A529] + 132.95" office:value-type="float" office:value="17.061224" calcext:value-type="float">
            <text:p>17.061224</text:p>
          </table:table-cell>
          <table:table-cell office:value-type="float" office:value="17.061224" calcext:value-type="float">
            <text:p>17.061224</text:p>
          </table:table-cell>
          <table:table-cell table:style-name="ce2" table:formula="of:=INT(ROUND([.B529];0))" office:value-type="float" office:value="17" calcext:value-type="float">
            <text:p>17</text:p>
          </table:table-cell>
          <table:table-cell office:value-type="float" office:value="17" calcext:value-type="float">
            <text:p>17</text:p>
          </table:table-cell>
          <table:table-cell table:number-columns-repeated="1018"/>
          <table:table-cell table:style-name="Default"/>
        </table:table-row>
        <table:table-row table:style-name="ro2">
          <table:table-cell office:value-type="float" office:value="611" calcext:value-type="float">
            <text:p>611</text:p>
          </table:table-cell>
          <table:table-cell table:style-name="ce2" table:formula="of:=-0.000000316 * [.A530]^3 + 0.0005182 * [.A530]^2 - 0.3885 * [.A530] + 132.95" office:value-type="float" office:value="16.952116804" calcext:value-type="float">
            <text:p>16.952116804</text:p>
          </table:table-cell>
          <table:table-cell office:value-type="float" office:value="16.952116804" calcext:value-type="float">
            <text:p>16.952116804</text:p>
          </table:table-cell>
          <table:table-cell table:style-name="ce2" table:formula="of:=INT(ROUND([.B530];0))" office:value-type="float" office:value="17" calcext:value-type="float">
            <text:p>17</text:p>
          </table:table-cell>
          <table:table-cell office:value-type="float" office:value="17" calcext:value-type="float">
            <text:p>17</text:p>
          </table:table-cell>
          <table:table-cell table:number-columns-repeated="1018"/>
          <table:table-cell table:style-name="Default"/>
        </table:table-row>
        <table:table-row table:style-name="ro2">
          <table:table-cell office:value-type="float" office:value="612" calcext:value-type="float">
            <text:p>612</text:p>
          </table:table-cell>
          <table:table-cell table:style-name="ce2" table:formula="of:=-0.000000316 * [.A531]^3 + 0.0005182 * [.A531]^2 - 0.3885 * [.A531] + 132.95" office:value-type="float" office:value="16.842887552" calcext:value-type="float">
            <text:p>16.842887552</text:p>
          </table:table-cell>
          <table:table-cell office:value-type="float" office:value="16.842887552" calcext:value-type="float">
            <text:p>16.842887552</text:p>
          </table:table-cell>
          <table:table-cell table:style-name="ce2" table:formula="of:=INT(ROUND([.B531];0))" office:value-type="float" office:value="17" calcext:value-type="float">
            <text:p>17</text:p>
          </table:table-cell>
          <table:table-cell office:value-type="float" office:value="17" calcext:value-type="float">
            <text:p>17</text:p>
          </table:table-cell>
          <table:table-cell table:number-columns-repeated="1018"/>
          <table:table-cell table:style-name="Default"/>
        </table:table-row>
        <table:table-row table:style-name="ro2">
          <table:table-cell office:value-type="float" office:value="613" calcext:value-type="float">
            <text:p>613</text:p>
          </table:table-cell>
          <table:table-cell table:style-name="ce2" table:formula="of:=-0.000000316 * [.A532]^3 + 0.0005182 * [.A532]^2 - 0.3885 * [.A532] + 132.95" office:value-type="float" office:value="16.733534348" calcext:value-type="float">
            <text:p>16.733534348</text:p>
          </table:table-cell>
          <table:table-cell office:value-type="float" office:value="16.733534348" calcext:value-type="float">
            <text:p>16.733534348</text:p>
          </table:table-cell>
          <table:table-cell table:style-name="ce2" table:formula="of:=INT(ROUND([.B532];0))" office:value-type="float" office:value="17" calcext:value-type="float">
            <text:p>17</text:p>
          </table:table-cell>
          <table:table-cell office:value-type="float" office:value="17" calcext:value-type="float">
            <text:p>17</text:p>
          </table:table-cell>
          <table:table-cell table:number-columns-repeated="1018"/>
          <table:table-cell table:style-name="Default"/>
        </table:table-row>
        <table:table-row table:style-name="ro2">
          <table:table-cell office:value-type="float" office:value="614" calcext:value-type="float">
            <text:p>614</text:p>
          </table:table-cell>
          <table:table-cell table:style-name="ce2" table:formula="of:=-0.000000316 * [.A533]^3 + 0.0005182 * [.A533]^2 - 0.3885 * [.A533] + 132.95" office:value-type="float" office:value="16.624055296" calcext:value-type="float">
            <text:p>16.624055296</text:p>
          </table:table-cell>
          <table:table-cell office:value-type="float" office:value="16.624055296" calcext:value-type="float">
            <text:p>16.624055296</text:p>
          </table:table-cell>
          <table:table-cell table:style-name="ce2" table:formula="of:=INT(ROUND([.B533];0))" office:value-type="float" office:value="17" calcext:value-type="float">
            <text:p>17</text:p>
          </table:table-cell>
          <table:table-cell office:value-type="float" office:value="17" calcext:value-type="float">
            <text:p>17</text:p>
          </table:table-cell>
          <table:table-cell table:number-columns-repeated="1018"/>
          <table:table-cell table:style-name="Default"/>
        </table:table-row>
        <table:table-row table:style-name="ro2">
          <table:table-cell office:value-type="float" office:value="615" calcext:value-type="float">
            <text:p>615</text:p>
          </table:table-cell>
          <table:table-cell table:style-name="ce2" table:formula="of:=-0.000000316 * [.A534]^3 + 0.0005182 * [.A534]^2 - 0.3885 * [.A534] + 132.95" office:value-type="float" office:value="16.5144485" calcext:value-type="float">
            <text:p>16.5144485</text:p>
          </table:table-cell>
          <table:table-cell office:value-type="float" office:value="16.5144485" calcext:value-type="float">
            <text:p>16.5144485</text:p>
          </table:table-cell>
          <table:table-cell table:style-name="ce2" table:formula="of:=INT(ROUND([.B534];0))" office:value-type="float" office:value="17" calcext:value-type="float">
            <text:p>17</text:p>
          </table:table-cell>
          <table:table-cell office:value-type="float" office:value="17" calcext:value-type="float">
            <text:p>17</text:p>
          </table:table-cell>
          <table:table-cell table:number-columns-repeated="1018"/>
          <table:table-cell table:style-name="Default"/>
        </table:table-row>
        <table:table-row table:style-name="ro2">
          <table:table-cell office:value-type="float" office:value="616" calcext:value-type="float">
            <text:p>616</text:p>
          </table:table-cell>
          <table:table-cell table:style-name="ce2" table:formula="of:=-0.000000316 * [.A535]^3 + 0.0005182 * [.A535]^2 - 0.3885 * [.A535] + 132.95" office:value-type="float" office:value="16.404712064" calcext:value-type="float">
            <text:p>16.404712064</text:p>
          </table:table-cell>
          <table:table-cell office:value-type="float" office:value="16.404712064" calcext:value-type="float">
            <text:p>16.404712064</text:p>
          </table:table-cell>
          <table:table-cell table:style-name="ce2" table:formula="of:=INT(ROUND([.B535];0))" office:value-type="float" office:value="16" calcext:value-type="float">
            <text:p>16</text:p>
          </table:table-cell>
          <table:table-cell office:value-type="float" office:value="16" calcext:value-type="float">
            <text:p>16</text:p>
          </table:table-cell>
          <table:table-cell table:number-columns-repeated="1018"/>
          <table:table-cell table:style-name="Default"/>
        </table:table-row>
        <table:table-row table:style-name="ro2">
          <table:table-cell office:value-type="float" office:value="617" calcext:value-type="float">
            <text:p>617</text:p>
          </table:table-cell>
          <table:table-cell table:style-name="ce2" table:formula="of:=-0.000000316 * [.A536]^3 + 0.0005182 * [.A536]^2 - 0.3885 * [.A536] + 132.95" office:value-type="float" office:value="16.294844092" calcext:value-type="float">
            <text:p>16.294844092</text:p>
          </table:table-cell>
          <table:table-cell office:value-type="float" office:value="16.294844092" calcext:value-type="float">
            <text:p>16.294844092</text:p>
          </table:table-cell>
          <table:table-cell table:style-name="ce2" table:formula="of:=INT(ROUND([.B536];0))" office:value-type="float" office:value="16" calcext:value-type="float">
            <text:p>16</text:p>
          </table:table-cell>
          <table:table-cell office:value-type="float" office:value="16" calcext:value-type="float">
            <text:p>16</text:p>
          </table:table-cell>
          <table:table-cell table:number-columns-repeated="1018"/>
          <table:table-cell table:style-name="Default"/>
        </table:table-row>
        <table:table-row table:style-name="ro2">
          <table:table-cell office:value-type="float" office:value="618" calcext:value-type="float">
            <text:p>618</text:p>
          </table:table-cell>
          <table:table-cell table:style-name="ce2" table:formula="of:=-0.000000316 * [.A537]^3 + 0.0005182 * [.A537]^2 - 0.3885 * [.A537] + 132.95" office:value-type="float" office:value="16.184842688" calcext:value-type="float">
            <text:p>16.184842688</text:p>
          </table:table-cell>
          <table:table-cell office:value-type="float" office:value="16.184842688" calcext:value-type="float">
            <text:p>16.184842688</text:p>
          </table:table-cell>
          <table:table-cell table:style-name="ce2" table:formula="of:=INT(ROUND([.B537];0))" office:value-type="float" office:value="16" calcext:value-type="float">
            <text:p>16</text:p>
          </table:table-cell>
          <table:table-cell office:value-type="float" office:value="16" calcext:value-type="float">
            <text:p>16</text:p>
          </table:table-cell>
          <table:table-cell table:number-columns-repeated="1018"/>
          <table:table-cell table:style-name="Default"/>
        </table:table-row>
        <table:table-row table:style-name="ro2">
          <table:table-cell office:value-type="float" office:value="619" calcext:value-type="float">
            <text:p>619</text:p>
          </table:table-cell>
          <table:table-cell table:style-name="ce2" table:formula="of:=-0.000000316 * [.A538]^3 + 0.0005182 * [.A538]^2 - 0.3885 * [.A538] + 132.95" office:value-type="float" office:value="16.074705956" calcext:value-type="float">
            <text:p>16.074705956</text:p>
          </table:table-cell>
          <table:table-cell office:value-type="float" office:value="16.074705956" calcext:value-type="float">
            <text:p>16.074705956</text:p>
          </table:table-cell>
          <table:table-cell table:style-name="ce2" table:formula="of:=INT(ROUND([.B538];0))" office:value-type="float" office:value="16" calcext:value-type="float">
            <text:p>16</text:p>
          </table:table-cell>
          <table:table-cell office:value-type="float" office:value="16" calcext:value-type="float">
            <text:p>16</text:p>
          </table:table-cell>
          <table:table-cell table:number-columns-repeated="1018"/>
          <table:table-cell table:style-name="Default"/>
        </table:table-row>
        <table:table-row table:style-name="ro2">
          <table:table-cell office:value-type="float" office:value="620" calcext:value-type="float">
            <text:p>620</text:p>
          </table:table-cell>
          <table:table-cell table:style-name="ce2" table:formula="of:=-0.000000316 * [.A539]^3 + 0.0005182 * [.A539]^2 - 0.3885 * [.A539] + 132.95" office:value-type="float" office:value="15.964432" calcext:value-type="float">
            <text:p>15.964432</text:p>
          </table:table-cell>
          <table:table-cell office:value-type="float" office:value="15.964432" calcext:value-type="float">
            <text:p>15.964432</text:p>
          </table:table-cell>
          <table:table-cell table:style-name="ce2" table:formula="of:=INT(ROUND([.B539];0))" office:value-type="float" office:value="16" calcext:value-type="float">
            <text:p>16</text:p>
          </table:table-cell>
          <table:table-cell office:value-type="float" office:value="16" calcext:value-type="float">
            <text:p>16</text:p>
          </table:table-cell>
          <table:table-cell table:number-columns-repeated="1018"/>
          <table:table-cell table:style-name="Default"/>
        </table:table-row>
        <table:table-row table:style-name="ro2">
          <table:table-cell office:value-type="float" office:value="621" calcext:value-type="float">
            <text:p>621</text:p>
          </table:table-cell>
          <table:table-cell table:style-name="ce2" table:formula="of:=-0.000000316 * [.A540]^3 + 0.0005182 * [.A540]^2 - 0.3885 * [.A540] + 132.95" office:value-type="float" office:value="15.854018924" calcext:value-type="float">
            <text:p>15.854018924</text:p>
          </table:table-cell>
          <table:table-cell office:value-type="float" office:value="15.854018924" calcext:value-type="float">
            <text:p>15.854018924</text:p>
          </table:table-cell>
          <table:table-cell table:style-name="ce2" table:formula="of:=INT(ROUND([.B540];0))" office:value-type="float" office:value="16" calcext:value-type="float">
            <text:p>16</text:p>
          </table:table-cell>
          <table:table-cell office:value-type="float" office:value="16" calcext:value-type="float">
            <text:p>16</text:p>
          </table:table-cell>
          <table:table-cell table:number-columns-repeated="1018"/>
          <table:table-cell table:style-name="Default"/>
        </table:table-row>
        <table:table-row table:style-name="ro2">
          <table:table-cell office:value-type="float" office:value="622" calcext:value-type="float">
            <text:p>622</text:p>
          </table:table-cell>
          <table:table-cell table:style-name="ce2" table:formula="of:=-0.000000316 * [.A541]^3 + 0.0005182 * [.A541]^2 - 0.3885 * [.A541] + 132.95" office:value-type="float" office:value="15.743464832" calcext:value-type="float">
            <text:p>15.743464832</text:p>
          </table:table-cell>
          <table:table-cell office:value-type="float" office:value="15.743464832" calcext:value-type="float">
            <text:p>15.743464832</text:p>
          </table:table-cell>
          <table:table-cell table:style-name="ce2" table:formula="of:=INT(ROUND([.B541];0))" office:value-type="float" office:value="16" calcext:value-type="float">
            <text:p>16</text:p>
          </table:table-cell>
          <table:table-cell office:value-type="float" office:value="16" calcext:value-type="float">
            <text:p>16</text:p>
          </table:table-cell>
          <table:table-cell table:number-columns-repeated="1018"/>
          <table:table-cell table:style-name="Default"/>
        </table:table-row>
        <table:table-row table:style-name="ro2">
          <table:table-cell office:value-type="float" office:value="623" calcext:value-type="float">
            <text:p>623</text:p>
          </table:table-cell>
          <table:table-cell table:style-name="ce2" table:formula="of:=-0.000000316 * [.A542]^3 + 0.0005182 * [.A542]^2 - 0.3885 * [.A542] + 132.95" office:value-type="float" office:value="15.632767828" calcext:value-type="float">
            <text:p>15.632767828</text:p>
          </table:table-cell>
          <table:table-cell office:value-type="float" office:value="15.632767828" calcext:value-type="float">
            <text:p>15.632767828</text:p>
          </table:table-cell>
          <table:table-cell table:style-name="ce2" table:formula="of:=INT(ROUND([.B542];0))" office:value-type="float" office:value="16" calcext:value-type="float">
            <text:p>16</text:p>
          </table:table-cell>
          <table:table-cell office:value-type="float" office:value="16" calcext:value-type="float">
            <text:p>16</text:p>
          </table:table-cell>
          <table:table-cell table:number-columns-repeated="1018"/>
          <table:table-cell table:style-name="Default"/>
        </table:table-row>
        <table:table-row table:style-name="ro2">
          <table:table-cell office:value-type="float" office:value="624" calcext:value-type="float">
            <text:p>624</text:p>
          </table:table-cell>
          <table:table-cell table:style-name="ce2" table:formula="of:=-0.000000316 * [.A543]^3 + 0.0005182 * [.A543]^2 - 0.3885 * [.A543] + 132.95" office:value-type="float" office:value="15.521926016" calcext:value-type="float">
            <text:p>15.521926016</text:p>
          </table:table-cell>
          <table:table-cell office:value-type="float" office:value="15.521926016" calcext:value-type="float">
            <text:p>15.521926016</text:p>
          </table:table-cell>
          <table:table-cell table:style-name="ce2" table:formula="of:=INT(ROUND([.B543];0))" office:value-type="float" office:value="16" calcext:value-type="float">
            <text:p>16</text:p>
          </table:table-cell>
          <table:table-cell office:value-type="float" office:value="16" calcext:value-type="float">
            <text:p>16</text:p>
          </table:table-cell>
          <table:table-cell table:number-columns-repeated="1018"/>
          <table:table-cell table:style-name="Default"/>
        </table:table-row>
        <table:table-row table:style-name="ro2">
          <table:table-cell office:value-type="float" office:value="625" calcext:value-type="float">
            <text:p>625</text:p>
          </table:table-cell>
          <table:table-cell table:style-name="ce2" table:formula="of:=-0.000000316 * [.A544]^3 + 0.0005182 * [.A544]^2 - 0.3885 * [.A544] + 132.95" office:value-type="float" office:value="15.4109375" calcext:value-type="float">
            <text:p>15.4109375</text:p>
          </table:table-cell>
          <table:table-cell office:value-type="float" office:value="15.4109375" calcext:value-type="float">
            <text:p>15.4109375</text:p>
          </table:table-cell>
          <table:table-cell table:style-name="ce2" table:formula="of:=INT(ROUND([.B544];0))" office:value-type="float" office:value="15" calcext:value-type="float">
            <text:p>15</text:p>
          </table:table-cell>
          <table:table-cell office:value-type="float" office:value="15" calcext:value-type="float">
            <text:p>15</text:p>
          </table:table-cell>
          <table:table-cell table:number-columns-repeated="1018"/>
          <table:table-cell table:style-name="Default"/>
        </table:table-row>
        <table:table-row table:style-name="ro2">
          <table:table-cell office:value-type="float" office:value="626" calcext:value-type="float">
            <text:p>626</text:p>
          </table:table-cell>
          <table:table-cell table:style-name="ce2" table:formula="of:=-0.000000316 * [.A545]^3 + 0.0005182 * [.A545]^2 - 0.3885 * [.A545] + 132.95" office:value-type="float" office:value="15.299800384" calcext:value-type="float">
            <text:p>15.299800384</text:p>
          </table:table-cell>
          <table:table-cell office:value-type="float" office:value="15.299800384" calcext:value-type="float">
            <text:p>15.299800384</text:p>
          </table:table-cell>
          <table:table-cell table:style-name="ce2" table:formula="of:=INT(ROUND([.B545];0))" office:value-type="float" office:value="15" calcext:value-type="float">
            <text:p>15</text:p>
          </table:table-cell>
          <table:table-cell office:value-type="float" office:value="15" calcext:value-type="float">
            <text:p>15</text:p>
          </table:table-cell>
          <table:table-cell table:number-columns-repeated="1018"/>
          <table:table-cell table:style-name="Default"/>
        </table:table-row>
        <table:table-row table:style-name="ro2">
          <table:table-cell office:value-type="float" office:value="627" calcext:value-type="float">
            <text:p>627</text:p>
          </table:table-cell>
          <table:table-cell table:style-name="ce2" table:formula="of:=-0.000000316 * [.A546]^3 + 0.0005182 * [.A546]^2 - 0.3885 * [.A546] + 132.95" office:value-type="float" office:value="15.188512772" calcext:value-type="float">
            <text:p>15.188512772</text:p>
          </table:table-cell>
          <table:table-cell office:value-type="float" office:value="15.188512772" calcext:value-type="float">
            <text:p>15.188512772</text:p>
          </table:table-cell>
          <table:table-cell table:style-name="ce2" table:formula="of:=INT(ROUND([.B546];0))" office:value-type="float" office:value="15" calcext:value-type="float">
            <text:p>15</text:p>
          </table:table-cell>
          <table:table-cell office:value-type="float" office:value="15" calcext:value-type="float">
            <text:p>15</text:p>
          </table:table-cell>
          <table:table-cell table:number-columns-repeated="1018"/>
          <table:table-cell table:style-name="Default"/>
        </table:table-row>
        <table:table-row table:style-name="ro2">
          <table:table-cell office:value-type="float" office:value="628" calcext:value-type="float">
            <text:p>628</text:p>
          </table:table-cell>
          <table:table-cell table:style-name="ce2" table:formula="of:=-0.000000316 * [.A547]^3 + 0.0005182 * [.A547]^2 - 0.3885 * [.A547] + 132.95" office:value-type="float" office:value="15.077072768" calcext:value-type="float">
            <text:p>15.077072768</text:p>
          </table:table-cell>
          <table:table-cell office:value-type="float" office:value="15.077072768" calcext:value-type="float">
            <text:p>15.077072768</text:p>
          </table:table-cell>
          <table:table-cell table:style-name="ce2" table:formula="of:=INT(ROUND([.B547];0))" office:value-type="float" office:value="15" calcext:value-type="float">
            <text:p>15</text:p>
          </table:table-cell>
          <table:table-cell office:value-type="float" office:value="15" calcext:value-type="float">
            <text:p>15</text:p>
          </table:table-cell>
          <table:table-cell table:number-columns-repeated="1018"/>
          <table:table-cell table:style-name="Default"/>
        </table:table-row>
        <table:table-row table:style-name="ro2">
          <table:table-cell office:value-type="float" office:value="629" calcext:value-type="float">
            <text:p>629</text:p>
          </table:table-cell>
          <table:table-cell table:style-name="ce2" table:formula="of:=-0.000000316 * [.A548]^3 + 0.0005182 * [.A548]^2 - 0.3885 * [.A548] + 132.95" office:value-type="float" office:value="14.965478476" calcext:value-type="float">
            <text:p>14.965478476</text:p>
          </table:table-cell>
          <table:table-cell office:value-type="float" office:value="14.965478476" calcext:value-type="float">
            <text:p>14.965478476</text:p>
          </table:table-cell>
          <table:table-cell table:style-name="ce2" table:formula="of:=INT(ROUND([.B548];0))" office:value-type="float" office:value="15" calcext:value-type="float">
            <text:p>15</text:p>
          </table:table-cell>
          <table:table-cell office:value-type="float" office:value="15" calcext:value-type="float">
            <text:p>15</text:p>
          </table:table-cell>
          <table:table-cell table:number-columns-repeated="1018"/>
          <table:table-cell table:style-name="Default"/>
        </table:table-row>
        <table:table-row table:style-name="ro2">
          <table:table-cell office:value-type="float" office:value="630" calcext:value-type="float">
            <text:p>630</text:p>
          </table:table-cell>
          <table:table-cell table:style-name="ce2" table:formula="of:=-0.000000316 * [.A549]^3 + 0.0005182 * [.A549]^2 - 0.3885 * [.A549] + 132.95" office:value-type="float" office:value="14.853728" calcext:value-type="float">
            <text:p>14.853728</text:p>
          </table:table-cell>
          <table:table-cell office:value-type="float" office:value="14.853728" calcext:value-type="float">
            <text:p>14.853728</text:p>
          </table:table-cell>
          <table:table-cell table:style-name="ce2" table:formula="of:=INT(ROUND([.B549];0))" office:value-type="float" office:value="15" calcext:value-type="float">
            <text:p>15</text:p>
          </table:table-cell>
          <table:table-cell office:value-type="float" office:value="15" calcext:value-type="float">
            <text:p>15</text:p>
          </table:table-cell>
          <table:table-cell table:number-columns-repeated="1018"/>
          <table:table-cell table:style-name="Default"/>
        </table:table-row>
        <table:table-row table:style-name="ro2">
          <table:table-cell office:value-type="float" office:value="631" calcext:value-type="float">
            <text:p>631</text:p>
          </table:table-cell>
          <table:table-cell table:style-name="ce2" table:formula="of:=-0.000000316 * [.A550]^3 + 0.0005182 * [.A550]^2 - 0.3885 * [.A550] + 132.95" office:value-type="float" office:value="14.741819444" calcext:value-type="float">
            <text:p>14.741819444</text:p>
          </table:table-cell>
          <table:table-cell office:value-type="float" office:value="14.741819444" calcext:value-type="float">
            <text:p>14.741819444</text:p>
          </table:table-cell>
          <table:table-cell table:style-name="ce2" table:formula="of:=INT(ROUND([.B550];0))" office:value-type="float" office:value="15" calcext:value-type="float">
            <text:p>15</text:p>
          </table:table-cell>
          <table:table-cell office:value-type="float" office:value="15" calcext:value-type="float">
            <text:p>15</text:p>
          </table:table-cell>
          <table:table-cell table:number-columns-repeated="1018"/>
          <table:table-cell table:style-name="Default"/>
        </table:table-row>
        <table:table-row table:style-name="ro2">
          <table:table-cell office:value-type="float" office:value="632" calcext:value-type="float">
            <text:p>632</text:p>
          </table:table-cell>
          <table:table-cell table:style-name="ce2" table:formula="of:=-0.000000316 * [.A551]^3 + 0.0005182 * [.A551]^2 - 0.3885 * [.A551] + 132.95" office:value-type="float" office:value="14.629750912" calcext:value-type="float">
            <text:p>14.629750912</text:p>
          </table:table-cell>
          <table:table-cell office:value-type="float" office:value="14.629750912" calcext:value-type="float">
            <text:p>14.629750912</text:p>
          </table:table-cell>
          <table:table-cell table:style-name="ce2" table:formula="of:=INT(ROUND([.B551];0))" office:value-type="float" office:value="15" calcext:value-type="float">
            <text:p>15</text:p>
          </table:table-cell>
          <table:table-cell office:value-type="float" office:value="15" calcext:value-type="float">
            <text:p>15</text:p>
          </table:table-cell>
          <table:table-cell table:number-columns-repeated="1018"/>
          <table:table-cell table:style-name="Default"/>
        </table:table-row>
        <table:table-row table:style-name="ro2">
          <table:table-cell office:value-type="float" office:value="633" calcext:value-type="float">
            <text:p>633</text:p>
          </table:table-cell>
          <table:table-cell table:style-name="ce2" table:formula="of:=-0.000000316 * [.A552]^3 + 0.0005182 * [.A552]^2 - 0.3885 * [.A552] + 132.95" office:value-type="float" office:value="14.517520508" calcext:value-type="float">
            <text:p>14.517520508</text:p>
          </table:table-cell>
          <table:table-cell office:value-type="float" office:value="14.517520508" calcext:value-type="float">
            <text:p>14.517520508</text:p>
          </table:table-cell>
          <table:table-cell table:style-name="ce2" table:formula="of:=INT(ROUND([.B552];0))" office:value-type="float" office:value="15" calcext:value-type="float">
            <text:p>15</text:p>
          </table:table-cell>
          <table:table-cell office:value-type="float" office:value="15" calcext:value-type="float">
            <text:p>15</text:p>
          </table:table-cell>
          <table:table-cell table:number-columns-repeated="1018"/>
          <table:table-cell table:style-name="Default"/>
        </table:table-row>
        <table:table-row table:style-name="ro2">
          <table:table-cell office:value-type="float" office:value="634" calcext:value-type="float">
            <text:p>634</text:p>
          </table:table-cell>
          <table:table-cell table:style-name="ce2" table:formula="of:=-0.000000316 * [.A553]^3 + 0.0005182 * [.A553]^2 - 0.3885 * [.A553] + 132.95" office:value-type="float" office:value="14.405126336" calcext:value-type="float">
            <text:p>14.405126336</text:p>
          </table:table-cell>
          <table:table-cell office:value-type="float" office:value="14.405126336" calcext:value-type="float">
            <text:p>14.405126336</text:p>
          </table:table-cell>
          <table:table-cell table:style-name="ce2" table:formula="of:=INT(ROUND([.B553];0))" office:value-type="float" office:value="14" calcext:value-type="float">
            <text:p>14</text:p>
          </table:table-cell>
          <table:table-cell office:value-type="float" office:value="14" calcext:value-type="float">
            <text:p>14</text:p>
          </table:table-cell>
          <table:table-cell table:number-columns-repeated="1018"/>
          <table:table-cell table:style-name="Default"/>
        </table:table-row>
        <table:table-row table:style-name="ro2">
          <table:table-cell office:value-type="float" office:value="635" calcext:value-type="float">
            <text:p>635</text:p>
          </table:table-cell>
          <table:table-cell table:style-name="ce2" table:formula="of:=-0.000000316 * [.A554]^3 + 0.0005182 * [.A554]^2 - 0.3885 * [.A554] + 132.95" office:value-type="float" office:value="14.2925665" calcext:value-type="float">
            <text:p>14.2925665</text:p>
          </table:table-cell>
          <table:table-cell office:value-type="float" office:value="14.2925665" calcext:value-type="float">
            <text:p>14.2925665</text:p>
          </table:table-cell>
          <table:table-cell table:style-name="ce2" table:formula="of:=INT(ROUND([.B554];0))" office:value-type="float" office:value="14" calcext:value-type="float">
            <text:p>14</text:p>
          </table:table-cell>
          <table:table-cell office:value-type="float" office:value="14" calcext:value-type="float">
            <text:p>14</text:p>
          </table:table-cell>
          <table:table-cell table:number-columns-repeated="1018"/>
          <table:table-cell table:style-name="Default"/>
        </table:table-row>
        <table:table-row table:style-name="ro2">
          <table:table-cell office:value-type="float" office:value="636" calcext:value-type="float">
            <text:p>636</text:p>
          </table:table-cell>
          <table:table-cell table:style-name="ce2" table:formula="of:=-0.000000316 * [.A555]^3 + 0.0005182 * [.A555]^2 - 0.3885 * [.A555] + 132.95" office:value-type="float" office:value="14.179839104" calcext:value-type="float">
            <text:p>14.179839104</text:p>
          </table:table-cell>
          <table:table-cell office:value-type="float" office:value="14.179839104" calcext:value-type="float">
            <text:p>14.179839104</text:p>
          </table:table-cell>
          <table:table-cell table:style-name="ce2" table:formula="of:=INT(ROUND([.B555];0))" office:value-type="float" office:value="14" calcext:value-type="float">
            <text:p>14</text:p>
          </table:table-cell>
          <table:table-cell office:value-type="float" office:value="14" calcext:value-type="float">
            <text:p>14</text:p>
          </table:table-cell>
          <table:table-cell table:number-columns-repeated="1018"/>
          <table:table-cell table:style-name="Default"/>
        </table:table-row>
        <table:table-row table:style-name="ro2">
          <table:table-cell office:value-type="float" office:value="637" calcext:value-type="float">
            <text:p>637</text:p>
          </table:table-cell>
          <table:table-cell table:style-name="ce2" table:formula="of:=-0.000000316 * [.A556]^3 + 0.0005182 * [.A556]^2 - 0.3885 * [.A556] + 132.95" office:value-type="float" office:value="14.066942252" calcext:value-type="float">
            <text:p>14.066942252</text:p>
          </table:table-cell>
          <table:table-cell office:value-type="float" office:value="14.066942252" calcext:value-type="float">
            <text:p>14.066942252</text:p>
          </table:table-cell>
          <table:table-cell table:style-name="ce2" table:formula="of:=INT(ROUND([.B556];0))" office:value-type="float" office:value="14" calcext:value-type="float">
            <text:p>14</text:p>
          </table:table-cell>
          <table:table-cell office:value-type="float" office:value="14" calcext:value-type="float">
            <text:p>14</text:p>
          </table:table-cell>
          <table:table-cell table:number-columns-repeated="1018"/>
          <table:table-cell table:style-name="Default"/>
        </table:table-row>
        <table:table-row table:style-name="ro2">
          <table:table-cell office:value-type="float" office:value="638" calcext:value-type="float">
            <text:p>638</text:p>
          </table:table-cell>
          <table:table-cell table:style-name="ce2" table:formula="of:=-0.000000316 * [.A557]^3 + 0.0005182 * [.A557]^2 - 0.3885 * [.A557] + 132.95" office:value-type="float" office:value="13.953874048" calcext:value-type="float">
            <text:p>13.953874048</text:p>
          </table:table-cell>
          <table:table-cell office:value-type="float" office:value="13.953874048" calcext:value-type="float">
            <text:p>13.953874048</text:p>
          </table:table-cell>
          <table:table-cell table:style-name="ce2" table:formula="of:=INT(ROUND([.B557];0))" office:value-type="float" office:value="14" calcext:value-type="float">
            <text:p>14</text:p>
          </table:table-cell>
          <table:table-cell office:value-type="float" office:value="14" calcext:value-type="float">
            <text:p>14</text:p>
          </table:table-cell>
          <table:table-cell table:number-columns-repeated="1018"/>
          <table:table-cell table:style-name="Default"/>
        </table:table-row>
        <table:table-row table:style-name="ro2">
          <table:table-cell office:value-type="float" office:value="639" calcext:value-type="float">
            <text:p>639</text:p>
          </table:table-cell>
          <table:table-cell table:style-name="ce2" table:formula="of:=-0.000000316 * [.A558]^3 + 0.0005182 * [.A558]^2 - 0.3885 * [.A558] + 132.95" office:value-type="float" office:value="13.840632596" calcext:value-type="float">
            <text:p>13.840632596</text:p>
          </table:table-cell>
          <table:table-cell office:value-type="float" office:value="13.840632596" calcext:value-type="float">
            <text:p>13.840632596</text:p>
          </table:table-cell>
          <table:table-cell table:style-name="ce2" table:formula="of:=INT(ROUND([.B558];0))" office:value-type="float" office:value="14" calcext:value-type="float">
            <text:p>14</text:p>
          </table:table-cell>
          <table:table-cell office:value-type="float" office:value="14" calcext:value-type="float">
            <text:p>14</text:p>
          </table:table-cell>
          <table:table-cell table:number-columns-repeated="1018"/>
          <table:table-cell table:style-name="Default"/>
        </table:table-row>
        <table:table-row table:style-name="ro2">
          <table:table-cell office:value-type="float" office:value="640" calcext:value-type="float">
            <text:p>640</text:p>
          </table:table-cell>
          <table:table-cell table:style-name="ce2" table:formula="of:=-0.000000316 * [.A559]^3 + 0.0005182 * [.A559]^2 - 0.3885 * [.A559] + 132.95" office:value-type="float" office:value="13.727216" calcext:value-type="float">
            <text:p>13.727216</text:p>
          </table:table-cell>
          <table:table-cell office:value-type="float" office:value="13.727216" calcext:value-type="float">
            <text:p>13.727216</text:p>
          </table:table-cell>
          <table:table-cell table:style-name="ce2" table:formula="of:=INT(ROUND([.B559];0))" office:value-type="float" office:value="14" calcext:value-type="float">
            <text:p>14</text:p>
          </table:table-cell>
          <table:table-cell office:value-type="float" office:value="14" calcext:value-type="float">
            <text:p>14</text:p>
          </table:table-cell>
          <table:table-cell table:number-columns-repeated="1018"/>
          <table:table-cell table:style-name="Default"/>
        </table:table-row>
        <table:table-row table:style-name="ro2">
          <table:table-cell office:value-type="float" office:value="641" calcext:value-type="float">
            <text:p>641</text:p>
          </table:table-cell>
          <table:table-cell table:style-name="ce2" table:formula="of:=-0.000000316 * [.A560]^3 + 0.0005182 * [.A560]^2 - 0.3885 * [.A560] + 132.95" office:value-type="float" office:value="13.613622364" calcext:value-type="float">
            <text:p>13.613622364</text:p>
          </table:table-cell>
          <table:table-cell office:value-type="float" office:value="13.613622364" calcext:value-type="float">
            <text:p>13.613622364</text:p>
          </table:table-cell>
          <table:table-cell table:style-name="ce2" table:formula="of:=INT(ROUND([.B560];0))" office:value-type="float" office:value="14" calcext:value-type="float">
            <text:p>14</text:p>
          </table:table-cell>
          <table:table-cell office:value-type="float" office:value="14" calcext:value-type="float">
            <text:p>14</text:p>
          </table:table-cell>
          <table:table-cell table:number-columns-repeated="1018"/>
          <table:table-cell table:style-name="Default"/>
        </table:table-row>
        <table:table-row table:style-name="ro2">
          <table:table-cell office:value-type="float" office:value="642" calcext:value-type="float">
            <text:p>642</text:p>
          </table:table-cell>
          <table:table-cell table:style-name="ce2" table:formula="of:=-0.000000316 * [.A561]^3 + 0.0005182 * [.A561]^2 - 0.3885 * [.A561] + 132.95" office:value-type="float" office:value="13.499849792" calcext:value-type="float">
            <text:p>13.499849792</text:p>
          </table:table-cell>
          <table:table-cell office:value-type="float" office:value="13.499849792" calcext:value-type="float">
            <text:p>13.499849792</text:p>
          </table:table-cell>
          <table:table-cell table:style-name="ce2" table:formula="of:=INT(ROUND([.B561];0))" office:value-type="float" office:value="13" calcext:value-type="float">
            <text:p>13</text:p>
          </table:table-cell>
          <table:table-cell office:value-type="float" office:value="13" calcext:value-type="float">
            <text:p>13</text:p>
          </table:table-cell>
          <table:table-cell table:number-columns-repeated="1018"/>
          <table:table-cell table:style-name="Default"/>
        </table:table-row>
        <table:table-row table:style-name="ro2">
          <table:table-cell office:value-type="float" office:value="643" calcext:value-type="float">
            <text:p>643</text:p>
          </table:table-cell>
          <table:table-cell table:style-name="ce2" table:formula="of:=-0.000000316 * [.A562]^3 + 0.0005182 * [.A562]^2 - 0.3885 * [.A562] + 132.95" office:value-type="float" office:value="13.385896388" calcext:value-type="float">
            <text:p>13.385896388</text:p>
          </table:table-cell>
          <table:table-cell office:value-type="float" office:value="13.385896388" calcext:value-type="float">
            <text:p>13.385896388</text:p>
          </table:table-cell>
          <table:table-cell table:style-name="ce2" table:formula="of:=INT(ROUND([.B562];0))" office:value-type="float" office:value="13" calcext:value-type="float">
            <text:p>13</text:p>
          </table:table-cell>
          <table:table-cell office:value-type="float" office:value="13" calcext:value-type="float">
            <text:p>13</text:p>
          </table:table-cell>
          <table:table-cell table:number-columns-repeated="1018"/>
          <table:table-cell table:style-name="Default"/>
        </table:table-row>
        <table:table-row table:style-name="ro2">
          <table:table-cell office:value-type="float" office:value="644" calcext:value-type="float">
            <text:p>644</text:p>
          </table:table-cell>
          <table:table-cell table:style-name="ce2" table:formula="of:=-0.000000316 * [.A563]^3 + 0.0005182 * [.A563]^2 - 0.3885 * [.A563] + 132.95" office:value-type="float" office:value="13.271760256" calcext:value-type="float">
            <text:p>13.271760256</text:p>
          </table:table-cell>
          <table:table-cell office:value-type="float" office:value="13.271760256" calcext:value-type="float">
            <text:p>13.271760256</text:p>
          </table:table-cell>
          <table:table-cell table:style-name="ce2" table:formula="of:=INT(ROUND([.B563];0))" office:value-type="float" office:value="13" calcext:value-type="float">
            <text:p>13</text:p>
          </table:table-cell>
          <table:table-cell office:value-type="float" office:value="13" calcext:value-type="float">
            <text:p>13</text:p>
          </table:table-cell>
          <table:table-cell table:number-columns-repeated="1018"/>
          <table:table-cell table:style-name="Default"/>
        </table:table-row>
        <table:table-row table:style-name="ro2">
          <table:table-cell office:value-type="float" office:value="645" calcext:value-type="float">
            <text:p>645</text:p>
          </table:table-cell>
          <table:table-cell table:style-name="ce2" table:formula="of:=-0.000000316 * [.A564]^3 + 0.0005182 * [.A564]^2 - 0.3885 * [.A564] + 132.95" office:value-type="float" office:value="13.1574395" calcext:value-type="float">
            <text:p>13.1574395</text:p>
          </table:table-cell>
          <table:table-cell office:value-type="float" office:value="13.1574395" calcext:value-type="float">
            <text:p>13.1574395</text:p>
          </table:table-cell>
          <table:table-cell table:style-name="ce2" table:formula="of:=INT(ROUND([.B564];0))" office:value-type="float" office:value="13" calcext:value-type="float">
            <text:p>13</text:p>
          </table:table-cell>
          <table:table-cell office:value-type="float" office:value="13" calcext:value-type="float">
            <text:p>13</text:p>
          </table:table-cell>
          <table:table-cell table:number-columns-repeated="1018"/>
          <table:table-cell table:style-name="Default"/>
        </table:table-row>
        <table:table-row table:style-name="ro2">
          <table:table-cell office:value-type="float" office:value="646" calcext:value-type="float">
            <text:p>646</text:p>
          </table:table-cell>
          <table:table-cell table:style-name="ce2" table:formula="of:=-0.000000316 * [.A565]^3 + 0.0005182 * [.A565]^2 - 0.3885 * [.A565] + 132.95" office:value-type="float" office:value="13.042932224" calcext:value-type="float">
            <text:p>13.042932224</text:p>
          </table:table-cell>
          <table:table-cell office:value-type="float" office:value="13.042932224" calcext:value-type="float">
            <text:p>13.042932224</text:p>
          </table:table-cell>
          <table:table-cell table:style-name="ce2" table:formula="of:=INT(ROUND([.B565];0))" office:value-type="float" office:value="13" calcext:value-type="float">
            <text:p>13</text:p>
          </table:table-cell>
          <table:table-cell office:value-type="float" office:value="13" calcext:value-type="float">
            <text:p>13</text:p>
          </table:table-cell>
          <table:table-cell table:number-columns-repeated="1018"/>
          <table:table-cell table:style-name="Default"/>
        </table:table-row>
        <table:table-row table:style-name="ro2">
          <table:table-cell office:value-type="float" office:value="647" calcext:value-type="float">
            <text:p>647</text:p>
          </table:table-cell>
          <table:table-cell table:style-name="ce2" table:formula="of:=-0.000000316 * [.A566]^3 + 0.0005182 * [.A566]^2 - 0.3885 * [.A566] + 132.95" office:value-type="float" office:value="12.928236532" calcext:value-type="float">
            <text:p>12.928236532</text:p>
          </table:table-cell>
          <table:table-cell office:value-type="float" office:value="12.928236532" calcext:value-type="float">
            <text:p>12.928236532</text:p>
          </table:table-cell>
          <table:table-cell table:style-name="ce2" table:formula="of:=INT(ROUND([.B566];0))" office:value-type="float" office:value="13" calcext:value-type="float">
            <text:p>13</text:p>
          </table:table-cell>
          <table:table-cell office:value-type="float" office:value="13" calcext:value-type="float">
            <text:p>13</text:p>
          </table:table-cell>
          <table:table-cell table:number-columns-repeated="1018"/>
          <table:table-cell table:style-name="Default"/>
        </table:table-row>
        <table:table-row table:style-name="ro2">
          <table:table-cell office:value-type="float" office:value="648" calcext:value-type="float">
            <text:p>648</text:p>
          </table:table-cell>
          <table:table-cell table:style-name="ce2" table:formula="of:=-0.000000316 * [.A567]^3 + 0.0005182 * [.A567]^2 - 0.3885 * [.A567] + 132.95" office:value-type="float" office:value="12.813350528" calcext:value-type="float">
            <text:p>12.813350528</text:p>
          </table:table-cell>
          <table:table-cell office:value-type="float" office:value="12.813350528" calcext:value-type="float">
            <text:p>12.813350528</text:p>
          </table:table-cell>
          <table:table-cell table:style-name="ce2" table:formula="of:=INT(ROUND([.B567];0))" office:value-type="float" office:value="13" calcext:value-type="float">
            <text:p>13</text:p>
          </table:table-cell>
          <table:table-cell office:value-type="float" office:value="13" calcext:value-type="float">
            <text:p>13</text:p>
          </table:table-cell>
          <table:table-cell table:number-columns-repeated="1018"/>
          <table:table-cell table:style-name="Default"/>
        </table:table-row>
        <table:table-row table:style-name="ro2">
          <table:table-cell office:value-type="float" office:value="649" calcext:value-type="float">
            <text:p>649</text:p>
          </table:table-cell>
          <table:table-cell table:style-name="ce2" table:formula="of:=-0.000000316 * [.A568]^3 + 0.0005182 * [.A568]^2 - 0.3885 * [.A568] + 132.95" office:value-type="float" office:value="12.698272316" calcext:value-type="float">
            <text:p>12.698272316</text:p>
          </table:table-cell>
          <table:table-cell office:value-type="float" office:value="12.698272316" calcext:value-type="float">
            <text:p>12.698272316</text:p>
          </table:table-cell>
          <table:table-cell table:style-name="ce2" table:formula="of:=INT(ROUND([.B568];0))" office:value-type="float" office:value="13" calcext:value-type="float">
            <text:p>13</text:p>
          </table:table-cell>
          <table:table-cell office:value-type="float" office:value="13" calcext:value-type="float">
            <text:p>13</text:p>
          </table:table-cell>
          <table:table-cell table:number-columns-repeated="1018"/>
          <table:table-cell table:style-name="Default"/>
        </table:table-row>
        <table:table-row table:style-name="ro2">
          <table:table-cell office:value-type="float" office:value="650" calcext:value-type="float">
            <text:p>650</text:p>
          </table:table-cell>
          <table:table-cell table:style-name="ce2" table:formula="of:=-0.000000316 * [.A569]^3 + 0.0005182 * [.A569]^2 - 0.3885 * [.A569] + 132.95" office:value-type="float" office:value="12.583" calcext:value-type="float">
            <text:p>12.583</text:p>
          </table:table-cell>
          <table:table-cell office:value-type="float" office:value="12.583" calcext:value-type="float">
            <text:p>12.583</text:p>
          </table:table-cell>
          <table:table-cell table:style-name="ce2" table:formula="of:=INT(ROUND([.B569];0))" office:value-type="float" office:value="13" calcext:value-type="float">
            <text:p>13</text:p>
          </table:table-cell>
          <table:table-cell office:value-type="float" office:value="13" calcext:value-type="float">
            <text:p>13</text:p>
          </table:table-cell>
          <table:table-cell table:number-columns-repeated="1018"/>
          <table:table-cell table:style-name="Default"/>
        </table:table-row>
        <table:table-row table:style-name="ro2">
          <table:table-cell office:value-type="float" office:value="651" calcext:value-type="float">
            <text:p>651</text:p>
          </table:table-cell>
          <table:table-cell table:style-name="ce2" table:formula="of:=-0.000000316 * [.A570]^3 + 0.0005182 * [.A570]^2 - 0.3885 * [.A570] + 132.95" office:value-type="float" office:value="12.467531684" calcext:value-type="float">
            <text:p>12.467531684</text:p>
          </table:table-cell>
          <table:table-cell office:value-type="float" office:value="12.467531684" calcext:value-type="float">
            <text:p>12.467531684</text:p>
          </table:table-cell>
          <table:table-cell table:style-name="ce2" table:formula="of:=INT(ROUND([.B570];0))" office:value-type="float" office:value="12" calcext:value-type="float">
            <text:p>12</text:p>
          </table:table-cell>
          <table:table-cell office:value-type="float" office:value="12" calcext:value-type="float">
            <text:p>12</text:p>
          </table:table-cell>
          <table:table-cell table:number-columns-repeated="1018"/>
          <table:table-cell table:style-name="Default"/>
        </table:table-row>
        <table:table-row table:style-name="ro2">
          <table:table-cell office:value-type="float" office:value="652" calcext:value-type="float">
            <text:p>652</text:p>
          </table:table-cell>
          <table:table-cell table:style-name="ce2" table:formula="of:=-0.000000316 * [.A571]^3 + 0.0005182 * [.A571]^2 - 0.3885 * [.A571] + 132.95" office:value-type="float" office:value="12.351865472" calcext:value-type="float">
            <text:p>12.351865472</text:p>
          </table:table-cell>
          <table:table-cell office:value-type="float" office:value="12.351865472" calcext:value-type="float">
            <text:p>12.351865472</text:p>
          </table:table-cell>
          <table:table-cell table:style-name="ce2" table:formula="of:=INT(ROUND([.B571];0))" office:value-type="float" office:value="12" calcext:value-type="float">
            <text:p>12</text:p>
          </table:table-cell>
          <table:table-cell office:value-type="float" office:value="12" calcext:value-type="float">
            <text:p>12</text:p>
          </table:table-cell>
          <table:table-cell table:number-columns-repeated="1018"/>
          <table:table-cell table:style-name="Default"/>
        </table:table-row>
        <table:table-row table:style-name="ro2">
          <table:table-cell office:value-type="float" office:value="653" calcext:value-type="float">
            <text:p>653</text:p>
          </table:table-cell>
          <table:table-cell table:style-name="ce2" table:formula="of:=-0.000000316 * [.A572]^3 + 0.0005182 * [.A572]^2 - 0.3885 * [.A572] + 132.95" office:value-type="float" office:value="12.235999468" calcext:value-type="float">
            <text:p>12.235999468</text:p>
          </table:table-cell>
          <table:table-cell office:value-type="float" office:value="12.235999468" calcext:value-type="float">
            <text:p>12.235999468</text:p>
          </table:table-cell>
          <table:table-cell table:style-name="ce2" table:formula="of:=INT(ROUND([.B572];0))" office:value-type="float" office:value="12" calcext:value-type="float">
            <text:p>12</text:p>
          </table:table-cell>
          <table:table-cell office:value-type="float" office:value="12" calcext:value-type="float">
            <text:p>12</text:p>
          </table:table-cell>
          <table:table-cell table:number-columns-repeated="1018"/>
          <table:table-cell table:style-name="Default"/>
        </table:table-row>
        <table:table-row table:style-name="ro2">
          <table:table-cell office:value-type="float" office:value="654" calcext:value-type="float">
            <text:p>654</text:p>
          </table:table-cell>
          <table:table-cell table:style-name="ce2" table:formula="of:=-0.000000316 * [.A573]^3 + 0.0005182 * [.A573]^2 - 0.3885 * [.A573] + 132.95" office:value-type="float" office:value="12.119931776" calcext:value-type="float">
            <text:p>12.119931776</text:p>
          </table:table-cell>
          <table:table-cell office:value-type="float" office:value="12.119931776" calcext:value-type="float">
            <text:p>12.119931776</text:p>
          </table:table-cell>
          <table:table-cell table:style-name="ce2" table:formula="of:=INT(ROUND([.B573];0))" office:value-type="float" office:value="12" calcext:value-type="float">
            <text:p>12</text:p>
          </table:table-cell>
          <table:table-cell office:value-type="float" office:value="12" calcext:value-type="float">
            <text:p>12</text:p>
          </table:table-cell>
          <table:table-cell table:number-columns-repeated="1018"/>
          <table:table-cell table:style-name="Default"/>
        </table:table-row>
        <table:table-row table:style-name="ro2">
          <table:table-cell office:value-type="float" office:value="655" calcext:value-type="float">
            <text:p>655</text:p>
          </table:table-cell>
          <table:table-cell table:style-name="ce2" table:formula="of:=-0.000000316 * [.A574]^3 + 0.0005182 * [.A574]^2 - 0.3885 * [.A574] + 132.95" office:value-type="float" office:value="12.0036605" calcext:value-type="float">
            <text:p>12.0036605</text:p>
          </table:table-cell>
          <table:table-cell office:value-type="float" office:value="12.0036605" calcext:value-type="float">
            <text:p>12.0036605</text:p>
          </table:table-cell>
          <table:table-cell table:style-name="ce2" table:formula="of:=INT(ROUND([.B574];0))" office:value-type="float" office:value="12" calcext:value-type="float">
            <text:p>12</text:p>
          </table:table-cell>
          <table:table-cell office:value-type="float" office:value="12" calcext:value-type="float">
            <text:p>12</text:p>
          </table:table-cell>
          <table:table-cell table:number-columns-repeated="1018"/>
          <table:table-cell table:style-name="Default"/>
        </table:table-row>
        <table:table-row table:style-name="ro2">
          <table:table-cell office:value-type="float" office:value="656" calcext:value-type="float">
            <text:p>656</text:p>
          </table:table-cell>
          <table:table-cell table:style-name="ce2" table:formula="of:=-0.000000316 * [.A575]^3 + 0.0005182 * [.A575]^2 - 0.3885 * [.A575] + 132.95" office:value-type="float" office:value="11.887183744" calcext:value-type="float">
            <text:p>11.887183744</text:p>
          </table:table-cell>
          <table:table-cell office:value-type="float" office:value="11.887183744" calcext:value-type="float">
            <text:p>11.887183744</text:p>
          </table:table-cell>
          <table:table-cell table:style-name="ce2" table:formula="of:=INT(ROUND([.B575];0))" office:value-type="float" office:value="12" calcext:value-type="float">
            <text:p>12</text:p>
          </table:table-cell>
          <table:table-cell office:value-type="float" office:value="12" calcext:value-type="float">
            <text:p>12</text:p>
          </table:table-cell>
          <table:table-cell table:number-columns-repeated="1018"/>
          <table:table-cell table:style-name="Default"/>
        </table:table-row>
        <table:table-row table:style-name="ro2">
          <table:table-cell office:value-type="float" office:value="657" calcext:value-type="float">
            <text:p>657</text:p>
          </table:table-cell>
          <table:table-cell table:style-name="ce2" table:formula="of:=-0.000000316 * [.A576]^3 + 0.0005182 * [.A576]^2 - 0.3885 * [.A576] + 132.95" office:value-type="float" office:value="11.770499612" calcext:value-type="float">
            <text:p>11.770499612</text:p>
          </table:table-cell>
          <table:table-cell office:value-type="float" office:value="11.770499612" calcext:value-type="float">
            <text:p>11.770499612</text:p>
          </table:table-cell>
          <table:table-cell table:style-name="ce2" table:formula="of:=INT(ROUND([.B576];0))" office:value-type="float" office:value="12" calcext:value-type="float">
            <text:p>12</text:p>
          </table:table-cell>
          <table:table-cell office:value-type="float" office:value="12" calcext:value-type="float">
            <text:p>12</text:p>
          </table:table-cell>
          <table:table-cell table:number-columns-repeated="1018"/>
          <table:table-cell table:style-name="Default"/>
        </table:table-row>
        <table:table-row table:style-name="ro2">
          <table:table-cell office:value-type="float" office:value="658" calcext:value-type="float">
            <text:p>658</text:p>
          </table:table-cell>
          <table:table-cell table:style-name="ce2" table:formula="of:=-0.000000316 * [.A577]^3 + 0.0005182 * [.A577]^2 - 0.3885 * [.A577] + 132.95" office:value-type="float" office:value="11.653606208" calcext:value-type="float">
            <text:p>11.653606208</text:p>
          </table:table-cell>
          <table:table-cell office:value-type="float" office:value="11.653606208" calcext:value-type="float">
            <text:p>11.653606208</text:p>
          </table:table-cell>
          <table:table-cell table:style-name="ce2" table:formula="of:=INT(ROUND([.B577];0))" office:value-type="float" office:value="12" calcext:value-type="float">
            <text:p>12</text:p>
          </table:table-cell>
          <table:table-cell office:value-type="float" office:value="12" calcext:value-type="float">
            <text:p>12</text:p>
          </table:table-cell>
          <table:table-cell table:number-columns-repeated="1018"/>
          <table:table-cell table:style-name="Default"/>
        </table:table-row>
        <table:table-row table:style-name="ro2">
          <table:table-cell office:value-type="float" office:value="659" calcext:value-type="float">
            <text:p>659</text:p>
          </table:table-cell>
          <table:table-cell table:style-name="ce2" table:formula="of:=-0.000000316 * [.A578]^3 + 0.0005182 * [.A578]^2 - 0.3885 * [.A578] + 132.95" office:value-type="float" office:value="11.536501636" calcext:value-type="float">
            <text:p>11.536501636</text:p>
          </table:table-cell>
          <table:table-cell office:value-type="float" office:value="11.536501636" calcext:value-type="float">
            <text:p>11.536501636</text:p>
          </table:table-cell>
          <table:table-cell table:style-name="ce2" table:formula="of:=INT(ROUND([.B578];0))" office:value-type="float" office:value="12" calcext:value-type="float">
            <text:p>12</text:p>
          </table:table-cell>
          <table:table-cell office:value-type="float" office:value="12" calcext:value-type="float">
            <text:p>12</text:p>
          </table:table-cell>
          <table:table-cell table:number-columns-repeated="1018"/>
          <table:table-cell table:style-name="Default"/>
        </table:table-row>
        <table:table-row table:style-name="ro2">
          <table:table-cell office:value-type="float" office:value="660" calcext:value-type="float">
            <text:p>660</text:p>
          </table:table-cell>
          <table:table-cell table:style-name="ce2" table:formula="of:=-0.000000316 * [.A579]^3 + 0.0005182 * [.A579]^2 - 0.3885 * [.A579] + 132.95" office:value-type="float" office:value="11.419184" calcext:value-type="float">
            <text:p>11.419184</text:p>
          </table:table-cell>
          <table:table-cell office:value-type="float" office:value="11.419184" calcext:value-type="float">
            <text:p>11.419184</text:p>
          </table:table-cell>
          <table:table-cell table:style-name="ce2" table:formula="of:=INT(ROUND([.B579];0))" office:value-type="float" office:value="11" calcext:value-type="float">
            <text:p>11</text:p>
          </table:table-cell>
          <table:table-cell office:value-type="float" office:value="11" calcext:value-type="float">
            <text:p>11</text:p>
          </table:table-cell>
          <table:table-cell table:number-columns-repeated="1018"/>
          <table:table-cell table:style-name="Default"/>
        </table:table-row>
        <table:table-row table:style-name="ro2">
          <table:table-cell office:value-type="float" office:value="661" calcext:value-type="float">
            <text:p>661</text:p>
          </table:table-cell>
          <table:table-cell table:style-name="ce2" table:formula="of:=-0.000000316 * [.A580]^3 + 0.0005182 * [.A580]^2 - 0.3885 * [.A580] + 132.95" office:value-type="float" office:value="11.301651404" calcext:value-type="float">
            <text:p>11.301651404</text:p>
          </table:table-cell>
          <table:table-cell office:value-type="float" office:value="11.301651404" calcext:value-type="float">
            <text:p>11.301651404</text:p>
          </table:table-cell>
          <table:table-cell table:style-name="ce2" table:formula="of:=INT(ROUND([.B580];0))" office:value-type="float" office:value="11" calcext:value-type="float">
            <text:p>11</text:p>
          </table:table-cell>
          <table:table-cell office:value-type="float" office:value="11" calcext:value-type="float">
            <text:p>11</text:p>
          </table:table-cell>
          <table:table-cell table:number-columns-repeated="1018"/>
          <table:table-cell table:style-name="Default"/>
        </table:table-row>
        <table:table-row table:style-name="ro2">
          <table:table-cell office:value-type="float" office:value="662" calcext:value-type="float">
            <text:p>662</text:p>
          </table:table-cell>
          <table:table-cell table:style-name="ce2" table:formula="of:=-0.000000316 * [.A581]^3 + 0.0005182 * [.A581]^2 - 0.3885 * [.A581] + 132.95" office:value-type="float" office:value="11.183901952" calcext:value-type="float">
            <text:p>11.183901952</text:p>
          </table:table-cell>
          <table:table-cell office:value-type="float" office:value="11.183901952" calcext:value-type="float">
            <text:p>11.183901952</text:p>
          </table:table-cell>
          <table:table-cell table:style-name="ce2" table:formula="of:=INT(ROUND([.B581];0))" office:value-type="float" office:value="11" calcext:value-type="float">
            <text:p>11</text:p>
          </table:table-cell>
          <table:table-cell office:value-type="float" office:value="11" calcext:value-type="float">
            <text:p>11</text:p>
          </table:table-cell>
          <table:table-cell table:number-columns-repeated="1018"/>
          <table:table-cell table:style-name="Default"/>
        </table:table-row>
        <table:table-row table:style-name="ro2">
          <table:table-cell office:value-type="float" office:value="663" calcext:value-type="float">
            <text:p>663</text:p>
          </table:table-cell>
          <table:table-cell table:style-name="ce2" table:formula="of:=-0.000000316 * [.A582]^3 + 0.0005182 * [.A582]^2 - 0.3885 * [.A582] + 132.95" office:value-type="float" office:value="11.065933748" calcext:value-type="float">
            <text:p>11.065933748</text:p>
          </table:table-cell>
          <table:table-cell office:value-type="float" office:value="11.065933748" calcext:value-type="float">
            <text:p>11.065933748</text:p>
          </table:table-cell>
          <table:table-cell table:style-name="ce2" table:formula="of:=INT(ROUND([.B582];0))" office:value-type="float" office:value="11" calcext:value-type="float">
            <text:p>11</text:p>
          </table:table-cell>
          <table:table-cell office:value-type="float" office:value="11" calcext:value-type="float">
            <text:p>11</text:p>
          </table:table-cell>
          <table:table-cell table:number-columns-repeated="1018"/>
          <table:table-cell table:style-name="Default"/>
        </table:table-row>
        <table:table-row table:style-name="ro2">
          <table:table-cell office:value-type="float" office:value="664" calcext:value-type="float">
            <text:p>664</text:p>
          </table:table-cell>
          <table:table-cell table:style-name="ce2" table:formula="of:=-0.000000316 * [.A583]^3 + 0.0005182 * [.A583]^2 - 0.3885 * [.A583] + 132.95" office:value-type="float" office:value="10.947744896" calcext:value-type="float">
            <text:p>10.947744896</text:p>
          </table:table-cell>
          <table:table-cell office:value-type="float" office:value="10.947744896" calcext:value-type="float">
            <text:p>10.947744896</text:p>
          </table:table-cell>
          <table:table-cell table:style-name="ce2" table:formula="of:=INT(ROUND([.B583];0))" office:value-type="float" office:value="11" calcext:value-type="float">
            <text:p>11</text:p>
          </table:table-cell>
          <table:table-cell office:value-type="float" office:value="11" calcext:value-type="float">
            <text:p>11</text:p>
          </table:table-cell>
          <table:table-cell table:number-columns-repeated="1018"/>
          <table:table-cell table:style-name="Default"/>
        </table:table-row>
        <table:table-row table:style-name="ro2">
          <table:table-cell office:value-type="float" office:value="665" calcext:value-type="float">
            <text:p>665</text:p>
          </table:table-cell>
          <table:table-cell table:style-name="ce2" table:formula="of:=-0.000000316 * [.A584]^3 + 0.0005182 * [.A584]^2 - 0.3885 * [.A584] + 132.95" office:value-type="float" office:value="10.8293335" calcext:value-type="float">
            <text:p>10.8293335</text:p>
          </table:table-cell>
          <table:table-cell office:value-type="float" office:value="10.8293335" calcext:value-type="float">
            <text:p>10.8293335</text:p>
          </table:table-cell>
          <table:table-cell table:style-name="ce2" table:formula="of:=INT(ROUND([.B584];0))" office:value-type="float" office:value="11" calcext:value-type="float">
            <text:p>11</text:p>
          </table:table-cell>
          <table:table-cell office:value-type="float" office:value="11" calcext:value-type="float">
            <text:p>11</text:p>
          </table:table-cell>
          <table:table-cell table:number-columns-repeated="1018"/>
          <table:table-cell table:style-name="Default"/>
        </table:table-row>
        <table:table-row table:style-name="ro2">
          <table:table-cell office:value-type="float" office:value="666" calcext:value-type="float">
            <text:p>666</text:p>
          </table:table-cell>
          <table:table-cell table:style-name="ce2" table:formula="of:=-0.000000316 * [.A585]^3 + 0.0005182 * [.A585]^2 - 0.3885 * [.A585] + 132.95" office:value-type="float" office:value="10.710697664" calcext:value-type="float">
            <text:p>10.710697664</text:p>
          </table:table-cell>
          <table:table-cell office:value-type="float" office:value="10.710697664" calcext:value-type="float">
            <text:p>10.710697664</text:p>
          </table:table-cell>
          <table:table-cell table:style-name="ce2" table:formula="of:=INT(ROUND([.B585];0))" office:value-type="float" office:value="11" calcext:value-type="float">
            <text:p>11</text:p>
          </table:table-cell>
          <table:table-cell office:value-type="float" office:value="11" calcext:value-type="float">
            <text:p>11</text:p>
          </table:table-cell>
          <table:table-cell table:number-columns-repeated="1018"/>
          <table:table-cell table:style-name="Default"/>
        </table:table-row>
        <table:table-row table:style-name="ro2">
          <table:table-cell office:value-type="float" office:value="667" calcext:value-type="float">
            <text:p>667</text:p>
          </table:table-cell>
          <table:table-cell table:style-name="ce2" table:formula="of:=-0.000000316 * [.A586]^3 + 0.0005182 * [.A586]^2 - 0.3885 * [.A586] + 132.95" office:value-type="float" office:value="10.591835492" calcext:value-type="float">
            <text:p>10.591835492</text:p>
          </table:table-cell>
          <table:table-cell office:value-type="float" office:value="10.591835492" calcext:value-type="float">
            <text:p>10.591835492</text:p>
          </table:table-cell>
          <table:table-cell table:style-name="ce2" table:formula="of:=INT(ROUND([.B586];0))" office:value-type="float" office:value="11" calcext:value-type="float">
            <text:p>11</text:p>
          </table:table-cell>
          <table:table-cell office:value-type="float" office:value="11" calcext:value-type="float">
            <text:p>11</text:p>
          </table:table-cell>
          <table:table-cell table:number-columns-repeated="1018"/>
          <table:table-cell table:style-name="Default"/>
        </table:table-row>
        <table:table-row table:style-name="ro2">
          <table:table-cell office:value-type="float" office:value="668" calcext:value-type="float">
            <text:p>668</text:p>
          </table:table-cell>
          <table:table-cell table:style-name="ce2" table:formula="of:=-0.000000316 * [.A587]^3 + 0.0005182 * [.A587]^2 - 0.3885 * [.A587] + 132.95" office:value-type="float" office:value="10.472745088" calcext:value-type="float">
            <text:p>10.472745088</text:p>
          </table:table-cell>
          <table:table-cell office:value-type="float" office:value="10.472745088" calcext:value-type="float">
            <text:p>10.472745088</text:p>
          </table:table-cell>
          <table:table-cell table:style-name="ce2" table:formula="of:=INT(ROUND([.B587];0))" office:value-type="float" office:value="10" calcext:value-type="float">
            <text:p>10</text:p>
          </table:table-cell>
          <table:table-cell office:value-type="float" office:value="10" calcext:value-type="float">
            <text:p>10</text:p>
          </table:table-cell>
          <table:table-cell table:number-columns-repeated="1018"/>
          <table:table-cell table:style-name="Default"/>
        </table:table-row>
        <table:table-row table:style-name="ro2">
          <table:table-cell office:value-type="float" office:value="669" calcext:value-type="float">
            <text:p>669</text:p>
          </table:table-cell>
          <table:table-cell table:style-name="ce2" table:formula="of:=-0.000000316 * [.A588]^3 + 0.0005182 * [.A588]^2 - 0.3885 * [.A588] + 132.95" office:value-type="float" office:value="10.353424556" calcext:value-type="float">
            <text:p>10.353424556</text:p>
          </table:table-cell>
          <table:table-cell office:value-type="float" office:value="10.353424556" calcext:value-type="float">
            <text:p>10.353424556</text:p>
          </table:table-cell>
          <table:table-cell table:style-name="ce2" table:formula="of:=INT(ROUND([.B588];0))" office:value-type="float" office:value="10" calcext:value-type="float">
            <text:p>10</text:p>
          </table:table-cell>
          <table:table-cell office:value-type="float" office:value="10" calcext:value-type="float">
            <text:p>10</text:p>
          </table:table-cell>
          <table:table-cell table:number-columns-repeated="1018"/>
          <table:table-cell table:style-name="Default"/>
        </table:table-row>
        <table:table-row table:style-name="ro2">
          <table:table-cell office:value-type="float" office:value="670" calcext:value-type="float">
            <text:p>670</text:p>
          </table:table-cell>
          <table:table-cell table:style-name="ce2" table:formula="of:=-0.000000316 * [.A589]^3 + 0.0005182 * [.A589]^2 - 0.3885 * [.A589] + 132.95" office:value-type="float" office:value="10.233872" calcext:value-type="float">
            <text:p>10.233872</text:p>
          </table:table-cell>
          <table:table-cell office:value-type="float" office:value="10.233872" calcext:value-type="float">
            <text:p>10.233872</text:p>
          </table:table-cell>
          <table:table-cell table:style-name="ce2" table:formula="of:=INT(ROUND([.B589];0))" office:value-type="float" office:value="10" calcext:value-type="float">
            <text:p>10</text:p>
          </table:table-cell>
          <table:table-cell office:value-type="float" office:value="10" calcext:value-type="float">
            <text:p>10</text:p>
          </table:table-cell>
          <table:table-cell table:number-columns-repeated="1018"/>
          <table:table-cell table:style-name="Default"/>
        </table:table-row>
        <table:table-row table:style-name="ro2">
          <table:table-cell office:value-type="float" office:value="671" calcext:value-type="float">
            <text:p>671</text:p>
          </table:table-cell>
          <table:table-cell table:style-name="ce2" table:formula="of:=-0.000000316 * [.A590]^3 + 0.0005182 * [.A590]^2 - 0.3885 * [.A590] + 132.95" office:value-type="float" office:value="10.114085524" calcext:value-type="float">
            <text:p>10.114085524</text:p>
          </table:table-cell>
          <table:table-cell office:value-type="float" office:value="10.114085524" calcext:value-type="float">
            <text:p>10.114085524</text:p>
          </table:table-cell>
          <table:table-cell table:style-name="ce2" table:formula="of:=INT(ROUND([.B590];0))" office:value-type="float" office:value="10" calcext:value-type="float">
            <text:p>10</text:p>
          </table:table-cell>
          <table:table-cell office:value-type="float" office:value="10" calcext:value-type="float">
            <text:p>10</text:p>
          </table:table-cell>
          <table:table-cell table:number-columns-repeated="1018"/>
          <table:table-cell table:style-name="Default"/>
        </table:table-row>
        <table:table-row table:style-name="ro2">
          <table:table-cell office:value-type="float" office:value="672" calcext:value-type="float">
            <text:p>672</text:p>
          </table:table-cell>
          <table:table-cell table:style-name="ce2" table:formula="of:=-0.000000316 * [.A591]^3 + 0.0005182 * [.A591]^2 - 0.3885 * [.A591] + 132.95" office:value-type="float" office:value="9.99406323199997" calcext:value-type="float">
            <text:p>9.994063232</text:p>
          </table:table-cell>
          <table:table-cell office:value-type="float" office:value="9.99406323199997" calcext:value-type="float">
            <text:p>9.994063232</text:p>
          </table:table-cell>
          <table:table-cell table:style-name="ce2" table:formula="of:=INT(ROUND([.B591];0))" office:value-type="float" office:value="10" calcext:value-type="float">
            <text:p>10</text:p>
          </table:table-cell>
          <table:table-cell office:value-type="float" office:value="10" calcext:value-type="float">
            <text:p>10</text:p>
          </table:table-cell>
          <table:table-cell table:number-columns-repeated="1018"/>
          <table:table-cell table:style-name="Default"/>
        </table:table-row>
        <table:table-row table:style-name="ro2">
          <table:table-cell office:value-type="float" office:value="673" calcext:value-type="float">
            <text:p>673</text:p>
          </table:table-cell>
          <table:table-cell table:style-name="ce2" table:formula="of:=-0.000000316 * [.A592]^3 + 0.0005182 * [.A592]^2 - 0.3885 * [.A592] + 132.95" office:value-type="float" office:value="9.87380322799999" calcext:value-type="float">
            <text:p>9.873803228</text:p>
          </table:table-cell>
          <table:table-cell office:value-type="float" office:value="9.87380322799999" calcext:value-type="float">
            <text:p>9.873803228</text:p>
          </table:table-cell>
          <table:table-cell table:style-name="ce2" table:formula="of:=INT(ROUND([.B592];0))" office:value-type="float" office:value="10" calcext:value-type="float">
            <text:p>10</text:p>
          </table:table-cell>
          <table:table-cell office:value-type="float" office:value="10" calcext:value-type="float">
            <text:p>10</text:p>
          </table:table-cell>
          <table:table-cell table:number-columns-repeated="1018"/>
          <table:table-cell table:style-name="Default"/>
        </table:table-row>
        <table:table-row table:style-name="ro2">
          <table:table-cell office:value-type="float" office:value="674" calcext:value-type="float">
            <text:p>674</text:p>
          </table:table-cell>
          <table:table-cell table:style-name="ce2" table:formula="of:=-0.000000316 * [.A593]^3 + 0.0005182 * [.A593]^2 - 0.3885 * [.A593] + 132.95" office:value-type="float" office:value="9.75330361600001" calcext:value-type="float">
            <text:p>9.753303616</text:p>
          </table:table-cell>
          <table:table-cell office:value-type="float" office:value="9.75330361600001" calcext:value-type="float">
            <text:p>9.753303616</text:p>
          </table:table-cell>
          <table:table-cell table:style-name="ce2" table:formula="of:=INT(ROUND([.B593];0))" office:value-type="float" office:value="10" calcext:value-type="float">
            <text:p>10</text:p>
          </table:table-cell>
          <table:table-cell office:value-type="float" office:value="10" calcext:value-type="float">
            <text:p>10</text:p>
          </table:table-cell>
          <table:table-cell table:number-columns-repeated="1018"/>
          <table:table-cell table:style-name="Default"/>
        </table:table-row>
        <table:table-row table:style-name="ro2">
          <table:table-cell office:value-type="float" office:value="675" calcext:value-type="float">
            <text:p>675</text:p>
          </table:table-cell>
          <table:table-cell table:style-name="ce2" table:formula="of:=-0.000000316 * [.A594]^3 + 0.0005182 * [.A594]^2 - 0.3885 * [.A594] + 132.95" office:value-type="float" office:value="9.63256250000001" calcext:value-type="float">
            <text:p>9.6325625</text:p>
          </table:table-cell>
          <table:table-cell office:value-type="float" office:value="9.63256250000001" calcext:value-type="float">
            <text:p>9.6325625</text:p>
          </table:table-cell>
          <table:table-cell table:style-name="ce2" table:formula="of:=INT(ROUND([.B594];0))" office:value-type="float" office:value="10" calcext:value-type="float">
            <text:p>10</text:p>
          </table:table-cell>
          <table:table-cell office:value-type="float" office:value="10" calcext:value-type="float">
            <text:p>10</text:p>
          </table:table-cell>
          <table:table-cell table:number-columns-repeated="1018"/>
          <table:table-cell table:style-name="Default"/>
        </table:table-row>
        <table:table-row table:style-name="ro2">
          <table:table-cell office:value-type="float" office:value="676" calcext:value-type="float">
            <text:p>676</text:p>
          </table:table-cell>
          <table:table-cell table:style-name="ce2" table:formula="of:=-0.000000316 * [.A595]^3 + 0.0005182 * [.A595]^2 - 0.3885 * [.A595] + 132.95" office:value-type="float" office:value="9.51157798399996" calcext:value-type="float">
            <text:p>9.511577984</text:p>
          </table:table-cell>
          <table:table-cell office:value-type="float" office:value="9.51157798399996" calcext:value-type="float">
            <text:p>9.511577984</text:p>
          </table:table-cell>
          <table:table-cell table:style-name="ce2" table:formula="of:=INT(ROUND([.B595];0))" office:value-type="float" office:value="10" calcext:value-type="float">
            <text:p>10</text:p>
          </table:table-cell>
          <table:table-cell office:value-type="float" office:value="10" calcext:value-type="float">
            <text:p>10</text:p>
          </table:table-cell>
          <table:table-cell table:number-columns-repeated="1018"/>
          <table:table-cell table:style-name="Default"/>
        </table:table-row>
        <table:table-row table:style-name="ro2">
          <table:table-cell office:value-type="float" office:value="677" calcext:value-type="float">
            <text:p>677</text:p>
          </table:table-cell>
          <table:table-cell table:style-name="ce2" table:formula="of:=-0.000000316 * [.A596]^3 + 0.0005182 * [.A596]^2 - 0.3885 * [.A596] + 132.95" office:value-type="float" office:value="9.39034817200002" calcext:value-type="float">
            <text:p>9.390348172</text:p>
          </table:table-cell>
          <table:table-cell office:value-type="float" office:value="9.39034817200002" calcext:value-type="float">
            <text:p>9.390348172</text:p>
          </table:table-cell>
          <table:table-cell table:style-name="ce2" table:formula="of:=INT(ROUND([.B596];0))" office:value-type="float" office:value="9" calcext:value-type="float">
            <text:p>9</text:p>
          </table:table-cell>
          <table:table-cell office:value-type="float" office:value="9" calcext:value-type="float">
            <text:p>9</text:p>
          </table:table-cell>
          <table:table-cell table:number-columns-repeated="1018"/>
          <table:table-cell table:style-name="Default"/>
        </table:table-row>
        <table:table-row table:style-name="ro2">
          <table:table-cell office:value-type="float" office:value="678" calcext:value-type="float">
            <text:p>678</text:p>
          </table:table-cell>
          <table:table-cell table:style-name="ce2" table:formula="of:=-0.000000316 * [.A597]^3 + 0.0005182 * [.A597]^2 - 0.3885 * [.A597] + 132.95" office:value-type="float" office:value="9.26887116799998" calcext:value-type="float">
            <text:p>9.268871168</text:p>
          </table:table-cell>
          <table:table-cell office:value-type="float" office:value="9.26887116799998" calcext:value-type="float">
            <text:p>9.268871168</text:p>
          </table:table-cell>
          <table:table-cell table:style-name="ce2" table:formula="of:=INT(ROUND([.B597];0))" office:value-type="float" office:value="9" calcext:value-type="float">
            <text:p>9</text:p>
          </table:table-cell>
          <table:table-cell office:value-type="float" office:value="9" calcext:value-type="float">
            <text:p>9</text:p>
          </table:table-cell>
          <table:table-cell table:number-columns-repeated="1018"/>
          <table:table-cell table:style-name="Default"/>
        </table:table-row>
        <table:table-row table:style-name="ro2">
          <table:table-cell office:value-type="float" office:value="679" calcext:value-type="float">
            <text:p>679</text:p>
          </table:table-cell>
          <table:table-cell table:style-name="ce2" table:formula="of:=-0.000000316 * [.A598]^3 + 0.0005182 * [.A598]^2 - 0.3885 * [.A598] + 132.95" office:value-type="float" office:value="9.14714507600002" calcext:value-type="float">
            <text:p>9.147145076</text:p>
          </table:table-cell>
          <table:table-cell office:value-type="float" office:value="9.14714507600002" calcext:value-type="float">
            <text:p>9.147145076</text:p>
          </table:table-cell>
          <table:table-cell table:style-name="ce2" table:formula="of:=INT(ROUND([.B598];0))" office:value-type="float" office:value="9" calcext:value-type="float">
            <text:p>9</text:p>
          </table:table-cell>
          <table:table-cell office:value-type="float" office:value="9" calcext:value-type="float">
            <text:p>9</text:p>
          </table:table-cell>
          <table:table-cell table:number-columns-repeated="1018"/>
          <table:table-cell table:style-name="Default"/>
        </table:table-row>
        <table:table-row table:style-name="ro2">
          <table:table-cell office:value-type="float" office:value="680" calcext:value-type="float">
            <text:p>680</text:p>
          </table:table-cell>
          <table:table-cell table:style-name="ce2" table:formula="of:=-0.000000316 * [.A599]^3 + 0.0005182 * [.A599]^2 - 0.3885 * [.A599] + 132.95" office:value-type="float" office:value="9.02516799999995" calcext:value-type="float">
            <text:p>9.025168</text:p>
          </table:table-cell>
          <table:table-cell office:value-type="float" office:value="9.02516799999995" calcext:value-type="float">
            <text:p>9.025168</text:p>
          </table:table-cell>
          <table:table-cell table:style-name="ce2" table:formula="of:=INT(ROUND([.B599];0))" office:value-type="float" office:value="9" calcext:value-type="float">
            <text:p>9</text:p>
          </table:table-cell>
          <table:table-cell office:value-type="float" office:value="9" calcext:value-type="float">
            <text:p>9</text:p>
          </table:table-cell>
          <table:table-cell table:number-columns-repeated="1018"/>
          <table:table-cell table:style-name="Default"/>
        </table:table-row>
        <table:table-row table:style-name="ro2">
          <table:table-cell office:value-type="float" office:value="681" calcext:value-type="float">
            <text:p>681</text:p>
          </table:table-cell>
          <table:table-cell table:style-name="ce2" table:formula="of:=-0.000000316 * [.A600]^3 + 0.0005182 * [.A600]^2 - 0.3885 * [.A600] + 132.95" office:value-type="float" office:value="8.90293804399994" calcext:value-type="float">
            <text:p>8.902938044</text:p>
          </table:table-cell>
          <table:table-cell office:value-type="float" office:value="8.90293804399994" calcext:value-type="float">
            <text:p>8.902938044</text:p>
          </table:table-cell>
          <table:table-cell table:style-name="ce2" table:formula="of:=INT(ROUND([.B600];0))" office:value-type="float" office:value="9" calcext:value-type="float">
            <text:p>9</text:p>
          </table:table-cell>
          <table:table-cell office:value-type="float" office:value="9" calcext:value-type="float">
            <text:p>9</text:p>
          </table:table-cell>
          <table:table-cell table:number-columns-repeated="1018"/>
          <table:table-cell table:style-name="Default"/>
        </table:table-row>
        <table:table-row table:style-name="ro2">
          <table:table-cell office:value-type="float" office:value="682" calcext:value-type="float">
            <text:p>682</text:p>
          </table:table-cell>
          <table:table-cell table:style-name="ce2" table:formula="of:=-0.000000316 * [.A601]^3 + 0.0005182 * [.A601]^2 - 0.3885 * [.A601] + 132.95" office:value-type="float" office:value="8.78045331199999" calcext:value-type="float">
            <text:p>8.780453312</text:p>
          </table:table-cell>
          <table:table-cell office:value-type="float" office:value="8.78045331199999" calcext:value-type="float">
            <text:p>8.780453312</text:p>
          </table:table-cell>
          <table:table-cell table:style-name="ce2" table:formula="of:=INT(ROUND([.B601];0))" office:value-type="float" office:value="9" calcext:value-type="float">
            <text:p>9</text:p>
          </table:table-cell>
          <table:table-cell office:value-type="float" office:value="9" calcext:value-type="float">
            <text:p>9</text:p>
          </table:table-cell>
          <table:table-cell table:number-columns-repeated="1018"/>
          <table:table-cell table:style-name="Default"/>
        </table:table-row>
        <table:table-row table:style-name="ro2">
          <table:table-cell office:value-type="float" office:value="683" calcext:value-type="float">
            <text:p>683</text:p>
          </table:table-cell>
          <table:table-cell table:style-name="ce2" table:formula="of:=-0.000000316 * [.A602]^3 + 0.0005182 * [.A602]^2 - 0.3885 * [.A602] + 132.95" office:value-type="float" office:value="8.65771190799998" calcext:value-type="float">
            <text:p>8.657711908</text:p>
          </table:table-cell>
          <table:table-cell office:value-type="float" office:value="8.65771190799998" calcext:value-type="float">
            <text:p>8.657711908</text:p>
          </table:table-cell>
          <table:table-cell table:style-name="ce2" table:formula="of:=INT(ROUND([.B602];0))" office:value-type="float" office:value="9" calcext:value-type="float">
            <text:p>9</text:p>
          </table:table-cell>
          <table:table-cell office:value-type="float" office:value="9" calcext:value-type="float">
            <text:p>9</text:p>
          </table:table-cell>
          <table:table-cell table:number-columns-repeated="1018"/>
          <table:table-cell table:style-name="Default"/>
        </table:table-row>
        <table:table-row table:style-name="ro2">
          <table:table-cell office:value-type="float" office:value="684" calcext:value-type="float">
            <text:p>684</text:p>
          </table:table-cell>
          <table:table-cell table:style-name="ce2" table:formula="of:=-0.000000316 * [.A603]^3 + 0.0005182 * [.A603]^2 - 0.3885 * [.A603] + 132.95" office:value-type="float" office:value="8.53471193600001" calcext:value-type="float">
            <text:p>8.534711936</text:p>
          </table:table-cell>
          <table:table-cell office:value-type="float" office:value="8.53471193600001" calcext:value-type="float">
            <text:p>8.534711936</text:p>
          </table:table-cell>
          <table:table-cell table:style-name="ce2" table:formula="of:=INT(ROUND([.B603];0))" office:value-type="float" office:value="9" calcext:value-type="float">
            <text:p>9</text:p>
          </table:table-cell>
          <table:table-cell office:value-type="float" office:value="9" calcext:value-type="float">
            <text:p>9</text:p>
          </table:table-cell>
          <table:table-cell table:number-columns-repeated="1018"/>
          <table:table-cell table:style-name="Default"/>
        </table:table-row>
        <table:table-row table:style-name="ro2">
          <table:table-cell office:value-type="float" office:value="685" calcext:value-type="float">
            <text:p>685</text:p>
          </table:table-cell>
          <table:table-cell table:style-name="ce2" table:formula="of:=-0.000000316 * [.A604]^3 + 0.0005182 * [.A604]^2 - 0.3885 * [.A604] + 132.95" office:value-type="float" office:value="8.4114515" calcext:value-type="float">
            <text:p>8.4114515</text:p>
          </table:table-cell>
          <table:table-cell office:value-type="float" office:value="8.4114515" calcext:value-type="float">
            <text:p>8.4114515</text:p>
          </table:table-cell>
          <table:table-cell table:style-name="ce2" table:formula="of:=INT(ROUND([.B604];0))" office:value-type="float" office:value="8" calcext:value-type="float">
            <text:p>8</text:p>
          </table:table-cell>
          <table:table-cell office:value-type="float" office:value="8" calcext:value-type="float">
            <text:p>8</text:p>
          </table:table-cell>
          <table:table-cell table:number-columns-repeated="1018"/>
          <table:table-cell table:style-name="Default"/>
        </table:table-row>
        <table:table-row table:style-name="ro2">
          <table:table-cell office:value-type="float" office:value="686" calcext:value-type="float">
            <text:p>686</text:p>
          </table:table-cell>
          <table:table-cell table:style-name="ce2" table:formula="of:=-0.000000316 * [.A605]^3 + 0.0005182 * [.A605]^2 - 0.3885 * [.A605] + 132.95" office:value-type="float" office:value="8.28792870399997" calcext:value-type="float">
            <text:p>8.287928704</text:p>
          </table:table-cell>
          <table:table-cell office:value-type="float" office:value="8.28792870399997" calcext:value-type="float">
            <text:p>8.287928704</text:p>
          </table:table-cell>
          <table:table-cell table:style-name="ce2" table:formula="of:=INT(ROUND([.B605];0))" office:value-type="float" office:value="8" calcext:value-type="float">
            <text:p>8</text:p>
          </table:table-cell>
          <table:table-cell office:value-type="float" office:value="8" calcext:value-type="float">
            <text:p>8</text:p>
          </table:table-cell>
          <table:table-cell table:number-columns-repeated="1018"/>
          <table:table-cell table:style-name="Default"/>
        </table:table-row>
        <table:table-row table:style-name="ro2">
          <table:table-cell office:value-type="float" office:value="687" calcext:value-type="float">
            <text:p>687</text:p>
          </table:table-cell>
          <table:table-cell table:style-name="ce2" table:formula="of:=-0.000000316 * [.A606]^3 + 0.0005182 * [.A606]^2 - 0.3885 * [.A606] + 132.95" office:value-type="float" office:value="8.16414165200001" calcext:value-type="float">
            <text:p>8.164141652</text:p>
          </table:table-cell>
          <table:table-cell office:value-type="float" office:value="8.16414165200001" calcext:value-type="float">
            <text:p>8.164141652</text:p>
          </table:table-cell>
          <table:table-cell table:style-name="ce2" table:formula="of:=INT(ROUND([.B606];0))" office:value-type="float" office:value="8" calcext:value-type="float">
            <text:p>8</text:p>
          </table:table-cell>
          <table:table-cell office:value-type="float" office:value="8" calcext:value-type="float">
            <text:p>8</text:p>
          </table:table-cell>
          <table:table-cell table:number-columns-repeated="1018"/>
          <table:table-cell table:style-name="Default"/>
        </table:table-row>
        <table:table-row table:style-name="ro2">
          <table:table-cell office:value-type="float" office:value="688" calcext:value-type="float">
            <text:p>688</text:p>
          </table:table-cell>
          <table:table-cell table:style-name="ce2" table:formula="of:=-0.000000316 * [.A607]^3 + 0.0005182 * [.A607]^2 - 0.3885 * [.A607] + 132.95" office:value-type="float" office:value="8.04008844799995" calcext:value-type="float">
            <text:p>8.040088448</text:p>
          </table:table-cell>
          <table:table-cell office:value-type="float" office:value="8.04008844799995" calcext:value-type="float">
            <text:p>8.040088448</text:p>
          </table:table-cell>
          <table:table-cell table:style-name="ce2" table:formula="of:=INT(ROUND([.B607];0))" office:value-type="float" office:value="8" calcext:value-type="float">
            <text:p>8</text:p>
          </table:table-cell>
          <table:table-cell office:value-type="float" office:value="8" calcext:value-type="float">
            <text:p>8</text:p>
          </table:table-cell>
          <table:table-cell table:number-columns-repeated="1018"/>
          <table:table-cell table:style-name="Default"/>
        </table:table-row>
        <table:table-row table:style-name="ro2">
          <table:table-cell office:value-type="float" office:value="689" calcext:value-type="float">
            <text:p>689</text:p>
          </table:table-cell>
          <table:table-cell table:style-name="ce2" table:formula="of:=-0.000000316 * [.A608]^3 + 0.0005182 * [.A608]^2 - 0.3885 * [.A608] + 132.95" office:value-type="float" office:value="7.91576719599993" calcext:value-type="float">
            <text:p>7.915767196</text:p>
          </table:table-cell>
          <table:table-cell office:value-type="float" office:value="7.91576719599993" calcext:value-type="float">
            <text:p>7.915767196</text:p>
          </table:table-cell>
          <table:table-cell table:style-name="ce2" table:formula="of:=INT(ROUND([.B608];0))" office:value-type="float" office:value="8" calcext:value-type="float">
            <text:p>8</text:p>
          </table:table-cell>
          <table:table-cell office:value-type="float" office:value="8" calcext:value-type="float">
            <text:p>8</text:p>
          </table:table-cell>
          <table:table-cell table:number-columns-repeated="1018"/>
          <table:table-cell table:style-name="Default"/>
        </table:table-row>
        <table:table-row table:style-name="ro2">
          <table:table-cell office:value-type="float" office:value="690" calcext:value-type="float">
            <text:p>690</text:p>
          </table:table-cell>
          <table:table-cell table:style-name="ce2" table:formula="of:=-0.000000316 * [.A609]^3 + 0.0005182 * [.A609]^2 - 0.3885 * [.A609] + 132.95" office:value-type="float" office:value="7.79117600000001" calcext:value-type="float">
            <text:p>7.791176</text:p>
          </table:table-cell>
          <table:table-cell office:value-type="float" office:value="7.79117600000001" calcext:value-type="float">
            <text:p>7.791176</text:p>
          </table:table-cell>
          <table:table-cell table:style-name="ce2" table:formula="of:=INT(ROUND([.B609];0))" office:value-type="float" office:value="8" calcext:value-type="float">
            <text:p>8</text:p>
          </table:table-cell>
          <table:table-cell office:value-type="float" office:value="8" calcext:value-type="float">
            <text:p>8</text:p>
          </table:table-cell>
          <table:table-cell table:number-columns-repeated="1018"/>
          <table:table-cell table:style-name="Default"/>
        </table:table-row>
        <table:table-row table:style-name="ro2">
          <table:table-cell office:value-type="float" office:value="691" calcext:value-type="float">
            <text:p>691</text:p>
          </table:table-cell>
          <table:table-cell table:style-name="ce2" table:formula="of:=-0.000000316 * [.A610]^3 + 0.0005182 * [.A610]^2 - 0.3885 * [.A610] + 132.95" office:value-type="float" office:value="7.66631296399999" calcext:value-type="float">
            <text:p>7.666312964</text:p>
          </table:table-cell>
          <table:table-cell office:value-type="float" office:value="7.66631296399999" calcext:value-type="float">
            <text:p>7.666312964</text:p>
          </table:table-cell>
          <table:table-cell table:style-name="ce2" table:formula="of:=INT(ROUND([.B610];0))" office:value-type="float" office:value="8" calcext:value-type="float">
            <text:p>8</text:p>
          </table:table-cell>
          <table:table-cell office:value-type="float" office:value="8" calcext:value-type="float">
            <text:p>8</text:p>
          </table:table-cell>
          <table:table-cell table:number-columns-repeated="1018"/>
          <table:table-cell table:style-name="Default"/>
        </table:table-row>
        <table:table-row table:style-name="ro2">
          <table:table-cell office:value-type="float" office:value="692" calcext:value-type="float">
            <text:p>692</text:p>
          </table:table-cell>
          <table:table-cell table:style-name="ce2" table:formula="of:=-0.000000316 * [.A611]^3 + 0.0005182 * [.A611]^2 - 0.3885 * [.A611] + 132.95" office:value-type="float" office:value="7.54117619200002" calcext:value-type="float">
            <text:p>7.541176192</text:p>
          </table:table-cell>
          <table:table-cell office:value-type="float" office:value="7.54117619200002" calcext:value-type="float">
            <text:p>7.541176192</text:p>
          </table:table-cell>
          <table:table-cell table:style-name="ce2" table:formula="of:=INT(ROUND([.B611];0))" office:value-type="float" office:value="8" calcext:value-type="float">
            <text:p>8</text:p>
          </table:table-cell>
          <table:table-cell office:value-type="float" office:value="8" calcext:value-type="float">
            <text:p>8</text:p>
          </table:table-cell>
          <table:table-cell table:number-columns-repeated="1018"/>
          <table:table-cell table:style-name="Default"/>
        </table:table-row>
        <table:table-row table:style-name="ro2">
          <table:table-cell office:value-type="float" office:value="693" calcext:value-type="float">
            <text:p>693</text:p>
          </table:table-cell>
          <table:table-cell table:style-name="ce2" table:formula="of:=-0.000000316 * [.A612]^3 + 0.0005182 * [.A612]^2 - 0.3885 * [.A612] + 132.95" office:value-type="float" office:value="7.41576378799999" calcext:value-type="float">
            <text:p>7.415763788</text:p>
          </table:table-cell>
          <table:table-cell office:value-type="float" office:value="7.41576378799999" calcext:value-type="float">
            <text:p>7.415763788</text:p>
          </table:table-cell>
          <table:table-cell table:style-name="ce2" table:formula="of:=INT(ROUND([.B612];0))" office:value-type="float" office:value="7" calcext:value-type="float">
            <text:p>7</text:p>
          </table:table-cell>
          <table:table-cell office:value-type="float" office:value="7" calcext:value-type="float">
            <text:p>7</text:p>
          </table:table-cell>
          <table:table-cell table:number-columns-repeated="1018"/>
          <table:table-cell table:style-name="Default"/>
        </table:table-row>
        <table:table-row table:style-name="ro2">
          <table:table-cell office:value-type="float" office:value="694" calcext:value-type="float">
            <text:p>694</text:p>
          </table:table-cell>
          <table:table-cell table:style-name="ce2" table:formula="of:=-0.000000316 * [.A613]^3 + 0.0005182 * [.A613]^2 - 0.3885 * [.A613] + 132.95" office:value-type="float" office:value="7.29007385599999" calcext:value-type="float">
            <text:p>7.290073856</text:p>
          </table:table-cell>
          <table:table-cell office:value-type="float" office:value="7.29007385599999" calcext:value-type="float">
            <text:p>7.290073856</text:p>
          </table:table-cell>
          <table:table-cell table:style-name="ce2" table:formula="of:=INT(ROUND([.B613];0))" office:value-type="float" office:value="7" calcext:value-type="float">
            <text:p>7</text:p>
          </table:table-cell>
          <table:table-cell office:value-type="float" office:value="7" calcext:value-type="float">
            <text:p>7</text:p>
          </table:table-cell>
          <table:table-cell table:number-columns-repeated="1018"/>
          <table:table-cell table:style-name="Default"/>
        </table:table-row>
        <table:table-row table:style-name="ro2">
          <table:table-cell office:value-type="float" office:value="695" calcext:value-type="float">
            <text:p>695</text:p>
          </table:table-cell>
          <table:table-cell table:style-name="ce2" table:formula="of:=-0.000000316 * [.A614]^3 + 0.0005182 * [.A614]^2 - 0.3885 * [.A614] + 132.95" office:value-type="float" office:value="7.16410450000001" calcext:value-type="float">
            <text:p>7.1641045</text:p>
          </table:table-cell>
          <table:table-cell office:value-type="float" office:value="7.16410450000001" calcext:value-type="float">
            <text:p>7.1641045</text:p>
          </table:table-cell>
          <table:table-cell table:style-name="ce2" table:formula="of:=INT(ROUND([.B614];0))" office:value-type="float" office:value="7" calcext:value-type="float">
            <text:p>7</text:p>
          </table:table-cell>
          <table:table-cell office:value-type="float" office:value="7" calcext:value-type="float">
            <text:p>7</text:p>
          </table:table-cell>
          <table:table-cell table:number-columns-repeated="1018"/>
          <table:table-cell table:style-name="Default"/>
        </table:table-row>
        <table:table-row table:style-name="ro2">
          <table:table-cell office:value-type="float" office:value="696" calcext:value-type="float">
            <text:p>696</text:p>
          </table:table-cell>
          <table:table-cell table:style-name="ce2" table:formula="of:=-0.000000316 * [.A615]^3 + 0.0005182 * [.A615]^2 - 0.3885 * [.A615] + 132.95" office:value-type="float" office:value="7.03785382399997" calcext:value-type="float">
            <text:p>7.037853824</text:p>
          </table:table-cell>
          <table:table-cell office:value-type="float" office:value="7.03785382399997" calcext:value-type="float">
            <text:p>7.037853824</text:p>
          </table:table-cell>
          <table:table-cell table:style-name="ce2" table:formula="of:=INT(ROUND([.B615];0))" office:value-type="float" office:value="7" calcext:value-type="float">
            <text:p>7</text:p>
          </table:table-cell>
          <table:table-cell office:value-type="float" office:value="7" calcext:value-type="float">
            <text:p>7</text:p>
          </table:table-cell>
          <table:table-cell table:number-columns-repeated="1018"/>
          <table:table-cell table:style-name="Default"/>
        </table:table-row>
        <table:table-row table:style-name="ro2">
          <table:table-cell office:value-type="float" office:value="697" calcext:value-type="float">
            <text:p>697</text:p>
          </table:table-cell>
          <table:table-cell table:style-name="ce2" table:formula="of:=-0.000000316 * [.A616]^3 + 0.0005182 * [.A616]^2 - 0.3885 * [.A616] + 132.95" office:value-type="float" office:value="6.911319932" calcext:value-type="float">
            <text:p>6.911319932</text:p>
          </table:table-cell>
          <table:table-cell office:value-type="float" office:value="6.911319932" calcext:value-type="float">
            <text:p>6.911319932</text:p>
          </table:table-cell>
          <table:table-cell table:style-name="ce2" table:formula="of:=INT(ROUND([.B616];0))" office:value-type="float" office:value="7" calcext:value-type="float">
            <text:p>7</text:p>
          </table:table-cell>
          <table:table-cell office:value-type="float" office:value="7" calcext:value-type="float">
            <text:p>7</text:p>
          </table:table-cell>
          <table:table-cell table:number-columns-repeated="1018"/>
          <table:table-cell table:style-name="Default"/>
        </table:table-row>
        <table:table-row table:style-name="ro2">
          <table:table-cell office:value-type="float" office:value="698" calcext:value-type="float">
            <text:p>698</text:p>
          </table:table-cell>
          <table:table-cell table:style-name="ce2" table:formula="of:=-0.000000316 * [.A617]^3 + 0.0005182 * [.A617]^2 - 0.3885 * [.A617] + 132.95" office:value-type="float" office:value="6.784500928" calcext:value-type="float">
            <text:p>6.784500928</text:p>
          </table:table-cell>
          <table:table-cell office:value-type="float" office:value="6.784500928" calcext:value-type="float">
            <text:p>6.784500928</text:p>
          </table:table-cell>
          <table:table-cell table:style-name="ce2" table:formula="of:=INT(ROUND([.B617];0))" office:value-type="float" office:value="7" calcext:value-type="float">
            <text:p>7</text:p>
          </table:table-cell>
          <table:table-cell office:value-type="float" office:value="7" calcext:value-type="float">
            <text:p>7</text:p>
          </table:table-cell>
          <table:table-cell table:number-columns-repeated="1018"/>
          <table:table-cell table:style-name="Default"/>
        </table:table-row>
        <table:table-row table:style-name="ro2">
          <table:table-cell office:value-type="float" office:value="699" calcext:value-type="float">
            <text:p>699</text:p>
          </table:table-cell>
          <table:table-cell table:style-name="ce2" table:formula="of:=-0.000000316 * [.A618]^3 + 0.0005182 * [.A618]^2 - 0.3885 * [.A618] + 132.95" office:value-type="float" office:value="6.65739491599999" calcext:value-type="float">
            <text:p>6.657394916</text:p>
          </table:table-cell>
          <table:table-cell office:value-type="float" office:value="6.65739491599999" calcext:value-type="float">
            <text:p>6.657394916</text:p>
          </table:table-cell>
          <table:table-cell table:style-name="ce2" table:formula="of:=INT(ROUND([.B618];0))" office:value-type="float" office:value="7" calcext:value-type="float">
            <text:p>7</text:p>
          </table:table-cell>
          <table:table-cell office:value-type="float" office:value="7" calcext:value-type="float">
            <text:p>7</text:p>
          </table:table-cell>
          <table:table-cell table:number-columns-repeated="1018"/>
          <table:table-cell table:style-name="Default"/>
        </table:table-row>
        <table:table-row table:style-name="ro2">
          <table:table-cell office:value-type="float" office:value="700" calcext:value-type="float">
            <text:p>700</text:p>
          </table:table-cell>
          <table:table-cell table:style-name="ce2" table:formula="of:=-0.000000316 * [.A619]^3 + 0.0005182 * [.A619]^2 - 0.3885 * [.A619] + 132.95" office:value-type="float" office:value="6.53" calcext:value-type="float">
            <text:p>6.53</text:p>
          </table:table-cell>
          <table:table-cell office:value-type="float" office:value="6.53" calcext:value-type="float">
            <text:p>6.53</text:p>
          </table:table-cell>
          <table:table-cell table:style-name="ce2" table:formula="of:=INT(ROUND([.B619];0))" office:value-type="float" office:value="7" calcext:value-type="float">
            <text:p>7</text:p>
          </table:table-cell>
          <table:table-cell office:value-type="float" office:value="7" calcext:value-type="float">
            <text:p>7</text:p>
          </table:table-cell>
          <table:table-cell table:number-columns-repeated="1018"/>
          <table:table-cell table:style-name="Default"/>
        </table:table-row>
        <table:table-row table:style-name="ro2">
          <table:table-cell office:value-type="float" office:value="701" calcext:value-type="float">
            <text:p>701</text:p>
          </table:table-cell>
          <table:table-cell table:style-name="ce2" table:formula="of:=-0.000000316 * [.A620]^3 + 0.0005182 * [.A620]^2 - 0.3885 * [.A620] + 132.95" office:value-type="float" office:value="6.40231428399997" calcext:value-type="float">
            <text:p>6.402314284</text:p>
          </table:table-cell>
          <table:table-cell office:value-type="float" office:value="6.40231428399997" calcext:value-type="float">
            <text:p>6.402314284</text:p>
          </table:table-cell>
          <table:table-cell table:style-name="ce2" table:formula="of:=INT(ROUND([.B620];0))" office:value-type="float" office:value="6" calcext:value-type="float">
            <text:p>6</text:p>
          </table:table-cell>
          <table:table-cell office:value-type="float" office:value="6" calcext:value-type="float">
            <text:p>6</text:p>
          </table:table-cell>
          <table:table-cell table:number-columns-repeated="1018"/>
          <table:table-cell table:style-name="Default"/>
        </table:table-row>
        <table:table-row table:style-name="ro2">
          <table:table-cell office:value-type="float" office:value="702" calcext:value-type="float">
            <text:p>702</text:p>
          </table:table-cell>
          <table:table-cell table:style-name="ce2" table:formula="of:=-0.000000316 * [.A621]^3 + 0.0005182 * [.A621]^2 - 0.3885 * [.A621] + 132.95" office:value-type="float" office:value="6.27433587199997" calcext:value-type="float">
            <text:p>6.274335872</text:p>
          </table:table-cell>
          <table:table-cell office:value-type="float" office:value="6.27433587199997" calcext:value-type="float">
            <text:p>6.274335872</text:p>
          </table:table-cell>
          <table:table-cell table:style-name="ce2" table:formula="of:=INT(ROUND([.B621];0))" office:value-type="float" office:value="6" calcext:value-type="float">
            <text:p>6</text:p>
          </table:table-cell>
          <table:table-cell office:value-type="float" office:value="6" calcext:value-type="float">
            <text:p>6</text:p>
          </table:table-cell>
          <table:table-cell table:number-columns-repeated="1018"/>
          <table:table-cell table:style-name="Default"/>
        </table:table-row>
        <table:table-row table:style-name="ro2">
          <table:table-cell office:value-type="float" office:value="703" calcext:value-type="float">
            <text:p>703</text:p>
          </table:table-cell>
          <table:table-cell table:style-name="ce2" table:formula="of:=-0.000000316 * [.A622]^3 + 0.0005182 * [.A622]^2 - 0.3885 * [.A622] + 132.95" office:value-type="float" office:value="6.146062868" calcext:value-type="float">
            <text:p>6.146062868</text:p>
          </table:table-cell>
          <table:table-cell office:value-type="float" office:value="6.146062868" calcext:value-type="float">
            <text:p>6.146062868</text:p>
          </table:table-cell>
          <table:table-cell table:style-name="ce2" table:formula="of:=INT(ROUND([.B622];0))" office:value-type="float" office:value="6" calcext:value-type="float">
            <text:p>6</text:p>
          </table:table-cell>
          <table:table-cell office:value-type="float" office:value="6" calcext:value-type="float">
            <text:p>6</text:p>
          </table:table-cell>
          <table:table-cell table:number-columns-repeated="1018"/>
          <table:table-cell table:style-name="Default"/>
        </table:table-row>
        <table:table-row table:style-name="ro2">
          <table:table-cell office:value-type="float" office:value="704" calcext:value-type="float">
            <text:p>704</text:p>
          </table:table-cell>
          <table:table-cell table:style-name="ce2" table:formula="of:=-0.000000316 * [.A623]^3 + 0.0005182 * [.A623]^2 - 0.3885 * [.A623] + 132.95" office:value-type="float" office:value="6.01749337599995" calcext:value-type="float">
            <text:p>6.017493376</text:p>
          </table:table-cell>
          <table:table-cell office:value-type="float" office:value="6.01749337599995" calcext:value-type="float">
            <text:p>6.017493376</text:p>
          </table:table-cell>
          <table:table-cell table:style-name="ce2" table:formula="of:=INT(ROUND([.B623];0))" office:value-type="float" office:value="6" calcext:value-type="float">
            <text:p>6</text:p>
          </table:table-cell>
          <table:table-cell office:value-type="float" office:value="6" calcext:value-type="float">
            <text:p>6</text:p>
          </table:table-cell>
          <table:table-cell table:number-columns-repeated="1018"/>
          <table:table-cell table:style-name="Default"/>
        </table:table-row>
        <table:table-row table:style-name="ro2">
          <table:table-cell office:value-type="float" office:value="705" calcext:value-type="float">
            <text:p>705</text:p>
          </table:table-cell>
          <table:table-cell table:style-name="ce2" table:formula="of:=-0.000000316 * [.A624]^3 + 0.0005182 * [.A624]^2 - 0.3885 * [.A624] + 132.95" office:value-type="float" office:value="5.88862549999999" calcext:value-type="float">
            <text:p>5.8886255</text:p>
          </table:table-cell>
          <table:table-cell office:value-type="float" office:value="5.88862549999999" calcext:value-type="float">
            <text:p>5.8886255</text:p>
          </table:table-cell>
          <table:table-cell table:style-name="ce2" table:formula="of:=INT(ROUND([.B624];0))" office:value-type="float" office:value="6" calcext:value-type="float">
            <text:p>6</text:p>
          </table:table-cell>
          <table:table-cell office:value-type="float" office:value="6" calcext:value-type="float">
            <text:p>6</text:p>
          </table:table-cell>
          <table:table-cell table:number-columns-repeated="1018"/>
          <table:table-cell table:style-name="Default"/>
        </table:table-row>
        <table:table-row table:style-name="ro2">
          <table:table-cell office:value-type="float" office:value="706" calcext:value-type="float">
            <text:p>706</text:p>
          </table:table-cell>
          <table:table-cell table:style-name="ce2" table:formula="of:=-0.000000316 * [.A625]^3 + 0.0005182 * [.A625]^2 - 0.3885 * [.A625] + 132.95" office:value-type="float" office:value="5.75945734399997" calcext:value-type="float">
            <text:p>5.759457344</text:p>
          </table:table-cell>
          <table:table-cell office:value-type="float" office:value="5.75945734399997" calcext:value-type="float">
            <text:p>5.759457344</text:p>
          </table:table-cell>
          <table:table-cell table:style-name="ce2" table:formula="of:=INT(ROUND([.B625];0))" office:value-type="float" office:value="6" calcext:value-type="float">
            <text:p>6</text:p>
          </table:table-cell>
          <table:table-cell office:value-type="float" office:value="6" calcext:value-type="float">
            <text:p>6</text:p>
          </table:table-cell>
          <table:table-cell table:number-columns-repeated="1018"/>
          <table:table-cell table:style-name="Default"/>
        </table:table-row>
        <table:table-row table:style-name="ro2">
          <table:table-cell office:value-type="float" office:value="707" calcext:value-type="float">
            <text:p>707</text:p>
          </table:table-cell>
          <table:table-cell table:style-name="ce2" table:formula="of:=-0.000000316 * [.A626]^3 + 0.0005182 * [.A626]^2 - 0.3885 * [.A626] + 132.95" office:value-type="float" office:value="5.62998701199996" calcext:value-type="float">
            <text:p>5.629987012</text:p>
          </table:table-cell>
          <table:table-cell office:value-type="float" office:value="5.62998701199996" calcext:value-type="float">
            <text:p>5.629987012</text:p>
          </table:table-cell>
          <table:table-cell table:style-name="ce2" table:formula="of:=INT(ROUND([.B626];0))" office:value-type="float" office:value="6" calcext:value-type="float">
            <text:p>6</text:p>
          </table:table-cell>
          <table:table-cell office:value-type="float" office:value="6" calcext:value-type="float">
            <text:p>6</text:p>
          </table:table-cell>
          <table:table-cell table:number-columns-repeated="1018"/>
          <table:table-cell table:style-name="Default"/>
        </table:table-row>
        <table:table-row table:style-name="ro2">
          <table:table-cell office:value-type="float" office:value="708" calcext:value-type="float">
            <text:p>708</text:p>
          </table:table-cell>
          <table:table-cell table:style-name="ce2" table:formula="of:=-0.000000316 * [.A627]^3 + 0.0005182 * [.A627]^2 - 0.3885 * [.A627] + 132.95" office:value-type="float" office:value="5.50021260799997" calcext:value-type="float">
            <text:p>5.500212608</text:p>
          </table:table-cell>
          <table:table-cell office:value-type="float" office:value="5.50021260799997" calcext:value-type="float">
            <text:p>5.500212608</text:p>
          </table:table-cell>
          <table:table-cell table:style-name="ce2" table:formula="of:=INT(ROUND([.B627];0))" office:value-type="float" office:value="6" calcext:value-type="float">
            <text:p>6</text:p>
          </table:table-cell>
          <table:table-cell office:value-type="float" office:value="6" calcext:value-type="float">
            <text:p>6</text:p>
          </table:table-cell>
          <table:table-cell table:number-columns-repeated="1018"/>
          <table:table-cell table:style-name="Default"/>
        </table:table-row>
        <table:table-row table:style-name="ro2">
          <table:table-cell office:value-type="float" office:value="709" calcext:value-type="float">
            <text:p>709</text:p>
          </table:table-cell>
          <table:table-cell table:style-name="ce2" table:formula="of:=-0.000000316 * [.A628]^3 + 0.0005182 * [.A628]^2 - 0.3885 * [.A628] + 132.95" office:value-type="float" office:value="5.37013223599999" calcext:value-type="float">
            <text:p>5.370132236</text:p>
          </table:table-cell>
          <table:table-cell office:value-type="float" office:value="5.37013223599999" calcext:value-type="float">
            <text:p>5.370132236</text:p>
          </table:table-cell>
          <table:table-cell table:style-name="ce2" table:formula="of:=INT(ROUND([.B628];0))" office:value-type="float" office:value="5" calcext:value-type="float">
            <text:p>5</text:p>
          </table:table-cell>
          <table:table-cell office:value-type="float" office:value="5" calcext:value-type="float">
            <text:p>5</text:p>
          </table:table-cell>
          <table:table-cell table:number-columns-repeated="1018"/>
          <table:table-cell table:style-name="Default"/>
        </table:table-row>
        <table:table-row table:style-name="ro2">
          <table:table-cell office:value-type="float" office:value="710" calcext:value-type="float">
            <text:p>710</text:p>
          </table:table-cell>
          <table:table-cell table:style-name="ce2" table:formula="of:=-0.000000316 * [.A629]^3 + 0.0005182 * [.A629]^2 - 0.3885 * [.A629] + 132.95" office:value-type="float" office:value="5.23974399999997" calcext:value-type="float">
            <text:p>5.239744</text:p>
          </table:table-cell>
          <table:table-cell office:value-type="float" office:value="5.23974399999997" calcext:value-type="float">
            <text:p>5.239744</text:p>
          </table:table-cell>
          <table:table-cell table:style-name="ce2" table:formula="of:=INT(ROUND([.B629];0))" office:value-type="float" office:value="5" calcext:value-type="float">
            <text:p>5</text:p>
          </table:table-cell>
          <table:table-cell office:value-type="float" office:value="5" calcext:value-type="float">
            <text:p>5</text:p>
          </table:table-cell>
          <table:table-cell table:number-columns-repeated="1018"/>
          <table:table-cell table:style-name="Default"/>
        </table:table-row>
        <table:table-row table:style-name="ro2">
          <table:table-cell office:value-type="float" office:value="711" calcext:value-type="float">
            <text:p>711</text:p>
          </table:table-cell>
          <table:table-cell table:style-name="ce2" table:formula="of:=-0.000000316 * [.A630]^3 + 0.0005182 * [.A630]^2 - 0.3885 * [.A630] + 132.95" office:value-type="float" office:value="5.10904600399996" calcext:value-type="float">
            <text:p>5.109046004</text:p>
          </table:table-cell>
          <table:table-cell office:value-type="float" office:value="5.10904600399996" calcext:value-type="float">
            <text:p>5.109046004</text:p>
          </table:table-cell>
          <table:table-cell table:style-name="ce2" table:formula="of:=INT(ROUND([.B630];0))" office:value-type="float" office:value="5" calcext:value-type="float">
            <text:p>5</text:p>
          </table:table-cell>
          <table:table-cell office:value-type="float" office:value="5" calcext:value-type="float">
            <text:p>5</text:p>
          </table:table-cell>
          <table:table-cell table:number-columns-repeated="1018"/>
          <table:table-cell table:style-name="Default"/>
        </table:table-row>
        <table:table-row table:style-name="ro2">
          <table:table-cell office:value-type="float" office:value="712" calcext:value-type="float">
            <text:p>712</text:p>
          </table:table-cell>
          <table:table-cell table:style-name="ce2" table:formula="of:=-0.000000316 * [.A631]^3 + 0.0005182 * [.A631]^2 - 0.3885 * [.A631] + 132.95" office:value-type="float" office:value="4.97803635199995" calcext:value-type="float">
            <text:p>4.978036352</text:p>
          </table:table-cell>
          <table:table-cell office:value-type="float" office:value="4.97803635199995" calcext:value-type="float">
            <text:p>4.978036352</text:p>
          </table:table-cell>
          <table:table-cell table:style-name="ce2" table:formula="of:=INT(ROUND([.B631];0))" office:value-type="float" office:value="5" calcext:value-type="float">
            <text:p>5</text:p>
          </table:table-cell>
          <table:table-cell office:value-type="float" office:value="5" calcext:value-type="float">
            <text:p>5</text:p>
          </table:table-cell>
          <table:table-cell table:number-columns-repeated="1018"/>
          <table:table-cell table:style-name="Default"/>
        </table:table-row>
        <table:table-row table:style-name="ro2">
          <table:table-cell office:value-type="float" office:value="713" calcext:value-type="float">
            <text:p>713</text:p>
          </table:table-cell>
          <table:table-cell table:style-name="ce2" table:formula="of:=-0.000000316 * [.A632]^3 + 0.0005182 * [.A632]^2 - 0.3885 * [.A632] + 132.95" office:value-type="float" office:value="4.84671314800002" calcext:value-type="float">
            <text:p>4.846713148</text:p>
          </table:table-cell>
          <table:table-cell office:value-type="float" office:value="4.84671314800002" calcext:value-type="float">
            <text:p>4.846713148</text:p>
          </table:table-cell>
          <table:table-cell table:style-name="ce2" table:formula="of:=INT(ROUND([.B632];0))" office:value-type="float" office:value="5" calcext:value-type="float">
            <text:p>5</text:p>
          </table:table-cell>
          <table:table-cell office:value-type="float" office:value="5" calcext:value-type="float">
            <text:p>5</text:p>
          </table:table-cell>
          <table:table-cell table:number-columns-repeated="1018"/>
          <table:table-cell table:style-name="Default"/>
        </table:table-row>
        <table:table-row table:style-name="ro2">
          <table:table-cell office:value-type="float" office:value="714" calcext:value-type="float">
            <text:p>714</text:p>
          </table:table-cell>
          <table:table-cell table:style-name="ce2" table:formula="of:=-0.000000316 * [.A633]^3 + 0.0005182 * [.A633]^2 - 0.3885 * [.A633] + 132.95" office:value-type="float" office:value="4.71507449599994" calcext:value-type="float">
            <text:p>4.715074496</text:p>
          </table:table-cell>
          <table:table-cell office:value-type="float" office:value="4.71507449599994" calcext:value-type="float">
            <text:p>4.715074496</text:p>
          </table:table-cell>
          <table:table-cell table:style-name="ce2" table:formula="of:=INT(ROUND([.B633];0))" office:value-type="float" office:value="5" calcext:value-type="float">
            <text:p>5</text:p>
          </table:table-cell>
          <table:table-cell office:value-type="float" office:value="5" calcext:value-type="float">
            <text:p>5</text:p>
          </table:table-cell>
          <table:table-cell table:number-columns-repeated="1018"/>
          <table:table-cell table:style-name="Default"/>
        </table:table-row>
        <table:table-row table:style-name="ro2">
          <table:table-cell office:value-type="float" office:value="715" calcext:value-type="float">
            <text:p>715</text:p>
          </table:table-cell>
          <table:table-cell table:style-name="ce2" table:formula="of:=-0.000000316 * [.A634]^3 + 0.0005182 * [.A634]^2 - 0.3885 * [.A634] + 132.95" office:value-type="float" office:value="4.58311849999998" calcext:value-type="float">
            <text:p>4.5831185</text:p>
          </table:table-cell>
          <table:table-cell office:value-type="float" office:value="4.58311849999998" calcext:value-type="float">
            <text:p>4.5831185</text:p>
          </table:table-cell>
          <table:table-cell table:style-name="ce2" table:formula="of:=INT(ROUND([.B634];0))" office:value-type="float" office:value="5" calcext:value-type="float">
            <text:p>5</text:p>
          </table:table-cell>
          <table:table-cell office:value-type="float" office:value="5" calcext:value-type="float">
            <text:p>5</text:p>
          </table:table-cell>
          <table:table-cell table:number-columns-repeated="1018"/>
          <table:table-cell table:style-name="Default"/>
        </table:table-row>
        <table:table-row table:style-name="ro2">
          <table:table-cell office:value-type="float" office:value="716" calcext:value-type="float">
            <text:p>716</text:p>
          </table:table-cell>
          <table:table-cell table:style-name="ce2" table:formula="of:=-0.000000316 * [.A635]^3 + 0.0005182 * [.A635]^2 - 0.3885 * [.A635] + 132.95" office:value-type="float" office:value="4.45084326399999" calcext:value-type="float">
            <text:p>4.450843264</text:p>
          </table:table-cell>
          <table:table-cell office:value-type="float" office:value="4.45084326399999" calcext:value-type="float">
            <text:p>4.450843264</text:p>
          </table:table-cell>
          <table:table-cell table:style-name="ce2" table:formula="of:=INT(ROUND([.B635];0))" office:value-type="float" office:value="4" calcext:value-type="float">
            <text:p>4</text:p>
          </table:table-cell>
          <table:table-cell office:value-type="float" office:value="4" calcext:value-type="float">
            <text:p>4</text:p>
          </table:table-cell>
          <table:table-cell table:number-columns-repeated="1018"/>
          <table:table-cell table:style-name="Default"/>
        </table:table-row>
        <table:table-row table:style-name="ro2">
          <table:table-cell office:value-type="float" office:value="717" calcext:value-type="float">
            <text:p>717</text:p>
          </table:table-cell>
          <table:table-cell table:style-name="ce2" table:formula="of:=-0.000000316 * [.A636]^3 + 0.0005182 * [.A636]^2 - 0.3885 * [.A636] + 132.95" office:value-type="float" office:value="4.31824689199996" calcext:value-type="float">
            <text:p>4.318246892</text:p>
          </table:table-cell>
          <table:table-cell office:value-type="float" office:value="4.31824689199996" calcext:value-type="float">
            <text:p>4.318246892</text:p>
          </table:table-cell>
          <table:table-cell table:style-name="ce2" table:formula="of:=INT(ROUND([.B636];0))" office:value-type="float" office:value="4" calcext:value-type="float">
            <text:p>4</text:p>
          </table:table-cell>
          <table:table-cell office:value-type="float" office:value="4" calcext:value-type="float">
            <text:p>4</text:p>
          </table:table-cell>
          <table:table-cell table:number-columns-repeated="1018"/>
          <table:table-cell table:style-name="Default"/>
        </table:table-row>
        <table:table-row table:style-name="ro2">
          <table:table-cell office:value-type="float" office:value="718" calcext:value-type="float">
            <text:p>718</text:p>
          </table:table-cell>
          <table:table-cell table:style-name="ce2" table:formula="of:=-0.000000316 * [.A637]^3 + 0.0005182 * [.A637]^2 - 0.3885 * [.A637] + 132.95" office:value-type="float" office:value="4.18532748800004" calcext:value-type="float">
            <text:p>4.185327488</text:p>
          </table:table-cell>
          <table:table-cell office:value-type="float" office:value="4.18532748800004" calcext:value-type="float">
            <text:p>4.185327488</text:p>
          </table:table-cell>
          <table:table-cell table:style-name="ce2" table:formula="of:=INT(ROUND([.B637];0))" office:value-type="float" office:value="4" calcext:value-type="float">
            <text:p>4</text:p>
          </table:table-cell>
          <table:table-cell office:value-type="float" office:value="4" calcext:value-type="float">
            <text:p>4</text:p>
          </table:table-cell>
          <table:table-cell table:number-columns-repeated="1018"/>
          <table:table-cell table:style-name="Default"/>
        </table:table-row>
        <table:table-row table:style-name="ro2">
          <table:table-cell office:value-type="float" office:value="719" calcext:value-type="float">
            <text:p>719</text:p>
          </table:table-cell>
          <table:table-cell table:style-name="ce2" table:formula="of:=-0.000000316 * [.A638]^3 + 0.0005182 * [.A638]^2 - 0.3885 * [.A638] + 132.95" office:value-type="float" office:value="4.05208315600001" calcext:value-type="float">
            <text:p>4.052083156</text:p>
          </table:table-cell>
          <table:table-cell office:value-type="float" office:value="4.05208315600001" calcext:value-type="float">
            <text:p>4.052083156</text:p>
          </table:table-cell>
          <table:table-cell table:style-name="ce2" table:formula="of:=INT(ROUND([.B638];0))" office:value-type="float" office:value="4" calcext:value-type="float">
            <text:p>4</text:p>
          </table:table-cell>
          <table:table-cell office:value-type="float" office:value="4" calcext:value-type="float">
            <text:p>4</text:p>
          </table:table-cell>
          <table:table-cell table:number-columns-repeated="1018"/>
          <table:table-cell table:style-name="Default"/>
        </table:table-row>
        <table:table-row table:style-name="ro2">
          <table:table-cell office:value-type="float" office:value="720" calcext:value-type="float">
            <text:p>720</text:p>
          </table:table-cell>
          <table:table-cell table:style-name="ce2" table:formula="of:=-0.000000316 * [.A639]^3 + 0.0005182 * [.A639]^2 - 0.3885 * [.A639] + 132.95" office:value-type="float" office:value="3.91851199999996" calcext:value-type="float">
            <text:p>3.918512</text:p>
          </table:table-cell>
          <table:table-cell office:value-type="float" office:value="3.91851199999996" calcext:value-type="float">
            <text:p>3.918512</text:p>
          </table:table-cell>
          <table:table-cell table:style-name="ce2" table:formula="of:=INT(ROUND([.B639];0))" office:value-type="float" office:value="4" calcext:value-type="float">
            <text:p>4</text:p>
          </table:table-cell>
          <table:table-cell office:value-type="float" office:value="4" calcext:value-type="float">
            <text:p>4</text:p>
          </table:table-cell>
          <table:table-cell table:number-columns-repeated="1018"/>
          <table:table-cell table:style-name="Default"/>
        </table:table-row>
        <table:table-row table:style-name="ro2">
          <table:table-cell office:value-type="float" office:value="721" calcext:value-type="float">
            <text:p>721</text:p>
          </table:table-cell>
          <table:table-cell table:style-name="ce2" table:formula="of:=-0.000000316 * [.A640]^3 + 0.0005182 * [.A640]^2 - 0.3885 * [.A640] + 132.95" office:value-type="float" office:value="3.78461212400001" calcext:value-type="float">
            <text:p>3.784612124</text:p>
          </table:table-cell>
          <table:table-cell office:value-type="float" office:value="3.78461212400001" calcext:value-type="float">
            <text:p>3.784612124</text:p>
          </table:table-cell>
          <table:table-cell table:style-name="ce2" table:formula="of:=INT(ROUND([.B640];0))" office:value-type="float" office:value="4" calcext:value-type="float">
            <text:p>4</text:p>
          </table:table-cell>
          <table:table-cell office:value-type="float" office:value="4" calcext:value-type="float">
            <text:p>4</text:p>
          </table:table-cell>
          <table:table-cell table:number-columns-repeated="1018"/>
          <table:table-cell table:style-name="Default"/>
        </table:table-row>
        <table:table-row table:style-name="ro2">
          <table:table-cell office:value-type="float" office:value="722" calcext:value-type="float">
            <text:p>722</text:p>
          </table:table-cell>
          <table:table-cell table:style-name="ce2" table:formula="of:=-0.000000316 * [.A641]^3 + 0.0005182 * [.A641]^2 - 0.3885 * [.A641] + 132.95" office:value-type="float" office:value="3.65038163199998" calcext:value-type="float">
            <text:p>3.650381632</text:p>
          </table:table-cell>
          <table:table-cell office:value-type="float" office:value="3.65038163199998" calcext:value-type="float">
            <text:p>3.650381632</text:p>
          </table:table-cell>
          <table:table-cell table:style-name="ce2" table:formula="of:=INT(ROUND([.B641];0))" office:value-type="float" office:value="4" calcext:value-type="float">
            <text:p>4</text:p>
          </table:table-cell>
          <table:table-cell office:value-type="float" office:value="4" calcext:value-type="float">
            <text:p>4</text:p>
          </table:table-cell>
          <table:table-cell table:number-columns-repeated="1018"/>
          <table:table-cell table:style-name="Default"/>
        </table:table-row>
        <table:table-row table:style-name="ro2">
          <table:table-cell office:value-type="float" office:value="723" calcext:value-type="float">
            <text:p>723</text:p>
          </table:table-cell>
          <table:table-cell table:style-name="ce2" table:formula="of:=-0.000000316 * [.A642]^3 + 0.0005182 * [.A642]^2 - 0.3885 * [.A642] + 132.95" office:value-type="float" office:value="3.51581862799998" calcext:value-type="float">
            <text:p>3.515818628</text:p>
          </table:table-cell>
          <table:table-cell office:value-type="float" office:value="3.51581862799998" calcext:value-type="float">
            <text:p>3.515818628</text:p>
          </table:table-cell>
          <table:table-cell table:style-name="ce2" table:formula="of:=INT(ROUND([.B642];0))" office:value-type="float" office:value="4" calcext:value-type="float">
            <text:p>4</text:p>
          </table:table-cell>
          <table:table-cell office:value-type="float" office:value="4" calcext:value-type="float">
            <text:p>4</text:p>
          </table:table-cell>
          <table:table-cell table:number-columns-repeated="1018"/>
          <table:table-cell table:style-name="Default"/>
        </table:table-row>
        <table:table-row table:style-name="ro2">
          <table:table-cell office:value-type="float" office:value="724" calcext:value-type="float">
            <text:p>724</text:p>
          </table:table-cell>
          <table:table-cell table:style-name="ce2" table:formula="of:=-0.000000316 * [.A643]^3 + 0.0005182 * [.A643]^2 - 0.3885 * [.A643] + 132.95" office:value-type="float" office:value="3.38092121599999" calcext:value-type="float">
            <text:p>3.380921216</text:p>
          </table:table-cell>
          <table:table-cell office:value-type="float" office:value="3.38092121599999" calcext:value-type="float">
            <text:p>3.380921216</text:p>
          </table:table-cell>
          <table:table-cell table:style-name="ce2" table:formula="of:=INT(ROUND([.B643];0))" office:value-type="float" office:value="3" calcext:value-type="float">
            <text:p>3</text:p>
          </table:table-cell>
          <table:table-cell office:value-type="float" office:value="3" calcext:value-type="float">
            <text:p>3</text:p>
          </table:table-cell>
          <table:table-cell table:number-columns-repeated="1018"/>
          <table:table-cell table:style-name="Default"/>
        </table:table-row>
        <table:table-row table:style-name="ro2">
          <table:table-cell office:value-type="float" office:value="725" calcext:value-type="float">
            <text:p>725</text:p>
          </table:table-cell>
          <table:table-cell table:style-name="ce2" table:formula="of:=-0.000000316 * [.A644]^3 + 0.0005182 * [.A644]^2 - 0.3885 * [.A644] + 132.95" office:value-type="float" office:value="3.24568749999995" calcext:value-type="float">
            <text:p>3.2456875</text:p>
          </table:table-cell>
          <table:table-cell office:value-type="float" office:value="3.24568749999995" calcext:value-type="float">
            <text:p>3.2456875</text:p>
          </table:table-cell>
          <table:table-cell table:style-name="ce2" table:formula="of:=INT(ROUND([.B644];0))" office:value-type="float" office:value="3" calcext:value-type="float">
            <text:p>3</text:p>
          </table:table-cell>
          <table:table-cell office:value-type="float" office:value="3" calcext:value-type="float">
            <text:p>3</text:p>
          </table:table-cell>
          <table:table-cell table:number-columns-repeated="1018"/>
          <table:table-cell table:style-name="Default"/>
        </table:table-row>
        <table:table-row table:style-name="ro2">
          <table:table-cell office:value-type="float" office:value="726" calcext:value-type="float">
            <text:p>726</text:p>
          </table:table-cell>
          <table:table-cell table:style-name="ce2" table:formula="of:=-0.000000316 * [.A645]^3 + 0.0005182 * [.A645]^2 - 0.3885 * [.A645] + 132.95" office:value-type="float" office:value="3.11011558399997" calcext:value-type="float">
            <text:p>3.110115584</text:p>
          </table:table-cell>
          <table:table-cell office:value-type="float" office:value="3.11011558399997" calcext:value-type="float">
            <text:p>3.110115584</text:p>
          </table:table-cell>
          <table:table-cell table:style-name="ce2" table:formula="of:=INT(ROUND([.B645];0))" office:value-type="float" office:value="3" calcext:value-type="float">
            <text:p>3</text:p>
          </table:table-cell>
          <table:table-cell office:value-type="float" office:value="3" calcext:value-type="float">
            <text:p>3</text:p>
          </table:table-cell>
          <table:table-cell table:number-columns-repeated="1018"/>
          <table:table-cell table:style-name="Default"/>
        </table:table-row>
        <table:table-row table:style-name="ro2">
          <table:table-cell office:value-type="float" office:value="727" calcext:value-type="float">
            <text:p>727</text:p>
          </table:table-cell>
          <table:table-cell table:style-name="ce2" table:formula="of:=-0.000000316 * [.A646]^3 + 0.0005182 * [.A646]^2 - 0.3885 * [.A646] + 132.95" office:value-type="float" office:value="2.97420357200002" calcext:value-type="float">
            <text:p>2.974203572</text:p>
          </table:table-cell>
          <table:table-cell office:value-type="float" office:value="2.97420357200002" calcext:value-type="float">
            <text:p>2.974203572</text:p>
          </table:table-cell>
          <table:table-cell table:style-name="ce2" table:formula="of:=INT(ROUND([.B646];0))" office:value-type="float" office:value="3" calcext:value-type="float">
            <text:p>3</text:p>
          </table:table-cell>
          <table:table-cell office:value-type="float" office:value="3" calcext:value-type="float">
            <text:p>3</text:p>
          </table:table-cell>
          <table:table-cell table:number-columns-repeated="1018"/>
          <table:table-cell table:style-name="Default"/>
        </table:table-row>
        <table:table-row table:style-name="ro2">
          <table:table-cell office:value-type="float" office:value="728" calcext:value-type="float">
            <text:p>728</text:p>
          </table:table-cell>
          <table:table-cell table:style-name="ce2" table:formula="of:=-0.000000316 * [.A647]^3 + 0.0005182 * [.A647]^2 - 0.3885 * [.A647] + 132.95" office:value-type="float" office:value="2.83794956799994" calcext:value-type="float">
            <text:p>2.837949568</text:p>
          </table:table-cell>
          <table:table-cell office:value-type="float" office:value="2.83794956799994" calcext:value-type="float">
            <text:p>2.837949568</text:p>
          </table:table-cell>
          <table:table-cell table:style-name="ce2" table:formula="of:=INT(ROUND([.B647];0))" office:value-type="float" office:value="3" calcext:value-type="float">
            <text:p>3</text:p>
          </table:table-cell>
          <table:table-cell office:value-type="float" office:value="3" calcext:value-type="float">
            <text:p>3</text:p>
          </table:table-cell>
          <table:table-cell table:number-columns-repeated="1018"/>
          <table:table-cell table:style-name="Default"/>
        </table:table-row>
        <table:table-row table:style-name="ro2">
          <table:table-cell office:value-type="float" office:value="729" calcext:value-type="float">
            <text:p>729</text:p>
          </table:table-cell>
          <table:table-cell table:style-name="ce2" table:formula="of:=-0.000000316 * [.A648]^3 + 0.0005182 * [.A648]^2 - 0.3885 * [.A648] + 132.95" office:value-type="float" office:value="2.701351676" calcext:value-type="float">
            <text:p>2.701351676</text:p>
          </table:table-cell>
          <table:table-cell office:value-type="float" office:value="2.701351676" calcext:value-type="float">
            <text:p>2.701351676</text:p>
          </table:table-cell>
          <table:table-cell table:style-name="ce2" table:formula="of:=INT(ROUND([.B648];0))" office:value-type="float" office:value="3" calcext:value-type="float">
            <text:p>3</text:p>
          </table:table-cell>
          <table:table-cell office:value-type="float" office:value="3" calcext:value-type="float">
            <text:p>3</text:p>
          </table:table-cell>
          <table:table-cell table:number-columns-repeated="1018"/>
          <table:table-cell table:style-name="Default"/>
        </table:table-row>
        <table:table-row table:style-name="ro2">
          <table:table-cell office:value-type="float" office:value="730" calcext:value-type="float">
            <text:p>730</text:p>
          </table:table-cell>
          <table:table-cell table:style-name="ce2" table:formula="of:=-0.000000316 * [.A649]^3 + 0.0005182 * [.A649]^2 - 0.3885 * [.A649] + 132.95" office:value-type="float" office:value="2.56440799999996" calcext:value-type="float">
            <text:p>2.564408</text:p>
          </table:table-cell>
          <table:table-cell office:value-type="float" office:value="2.56440799999996" calcext:value-type="float">
            <text:p>2.564408</text:p>
          </table:table-cell>
          <table:table-cell table:style-name="ce2" table:formula="of:=INT(ROUND([.B649];0))" office:value-type="float" office:value="3" calcext:value-type="float">
            <text:p>3</text:p>
          </table:table-cell>
          <table:table-cell office:value-type="float" office:value="3" calcext:value-type="float">
            <text:p>3</text:p>
          </table:table-cell>
          <table:table-cell table:number-columns-repeated="1018"/>
          <table:table-cell table:style-name="Default"/>
        </table:table-row>
        <table:table-row table:style-name="ro2">
          <table:table-cell office:value-type="float" office:value="731" calcext:value-type="float">
            <text:p>731</text:p>
          </table:table-cell>
          <table:table-cell table:style-name="ce2" table:formula="of:=-0.000000316 * [.A650]^3 + 0.0005182 * [.A650]^2 - 0.3885 * [.A650] + 132.95" office:value-type="float" office:value="2.42711664400002" calcext:value-type="float">
            <text:p>2.427116644</text:p>
          </table:table-cell>
          <table:table-cell office:value-type="float" office:value="2.42711664400002" calcext:value-type="float">
            <text:p>2.427116644</text:p>
          </table:table-cell>
          <table:table-cell table:style-name="ce2" table:formula="of:=INT(ROUND([.B650];0))" office:value-type="float" office:value="2" calcext:value-type="float">
            <text:p>2</text:p>
          </table:table-cell>
          <table:table-cell office:value-type="float" office:value="2" calcext:value-type="float">
            <text:p>2</text:p>
          </table:table-cell>
          <table:table-cell table:number-columns-repeated="1018"/>
          <table:table-cell table:style-name="Default"/>
        </table:table-row>
        <table:table-row table:style-name="ro2">
          <table:table-cell office:value-type="float" office:value="732" calcext:value-type="float">
            <text:p>732</text:p>
          </table:table-cell>
          <table:table-cell table:style-name="ce2" table:formula="of:=-0.000000316 * [.A651]^3 + 0.0005182 * [.A651]^2 - 0.3885 * [.A651] + 132.95" office:value-type="float" office:value="2.28947571199998" calcext:value-type="float">
            <text:p>2.289475712</text:p>
          </table:table-cell>
          <table:table-cell office:value-type="float" office:value="2.28947571199998" calcext:value-type="float">
            <text:p>2.289475712</text:p>
          </table:table-cell>
          <table:table-cell table:style-name="ce2" table:formula="of:=INT(ROUND([.B651];0))" office:value-type="float" office:value="2" calcext:value-type="float">
            <text:p>2</text:p>
          </table:table-cell>
          <table:table-cell office:value-type="float" office:value="2" calcext:value-type="float">
            <text:p>2</text:p>
          </table:table-cell>
          <table:table-cell table:number-columns-repeated="1018"/>
          <table:table-cell table:style-name="Default"/>
        </table:table-row>
        <table:table-row table:style-name="ro2">
          <table:table-cell office:value-type="float" office:value="733" calcext:value-type="float">
            <text:p>733</text:p>
          </table:table-cell>
          <table:table-cell table:style-name="ce2" table:formula="of:=-0.000000316 * [.A652]^3 + 0.0005182 * [.A652]^2 - 0.3885 * [.A652] + 132.95" office:value-type="float" office:value="2.15148330799997" calcext:value-type="float">
            <text:p>2.151483308</text:p>
          </table:table-cell>
          <table:table-cell office:value-type="float" office:value="2.15148330799997" calcext:value-type="float">
            <text:p>2.151483308</text:p>
          </table:table-cell>
          <table:table-cell table:style-name="ce2" table:formula="of:=INT(ROUND([.B652];0))" office:value-type="float" office:value="2" calcext:value-type="float">
            <text:p>2</text:p>
          </table:table-cell>
          <table:table-cell office:value-type="float" office:value="2" calcext:value-type="float">
            <text:p>2</text:p>
          </table:table-cell>
          <table:table-cell table:number-columns-repeated="1018"/>
          <table:table-cell table:style-name="Default"/>
        </table:table-row>
        <table:table-row table:style-name="ro2">
          <table:table-cell office:value-type="float" office:value="734" calcext:value-type="float">
            <text:p>734</text:p>
          </table:table-cell>
          <table:table-cell table:style-name="ce2" table:formula="of:=-0.000000316 * [.A653]^3 + 0.0005182 * [.A653]^2 - 0.3885 * [.A653] + 132.95" office:value-type="float" office:value="2.01313753599999" calcext:value-type="float">
            <text:p>2.013137536</text:p>
          </table:table-cell>
          <table:table-cell office:value-type="float" office:value="2.01313753599999" calcext:value-type="float">
            <text:p>2.013137536</text:p>
          </table:table-cell>
          <table:table-cell table:style-name="ce2" table:formula="of:=INT(ROUND([.B653];0))" office:value-type="float" office:value="2" calcext:value-type="float">
            <text:p>2</text:p>
          </table:table-cell>
          <table:table-cell office:value-type="float" office:value="2" calcext:value-type="float">
            <text:p>2</text:p>
          </table:table-cell>
          <table:table-cell table:number-columns-repeated="1018"/>
          <table:table-cell table:style-name="Default"/>
        </table:table-row>
        <table:table-row table:style-name="ro2">
          <table:table-cell office:value-type="float" office:value="735" calcext:value-type="float">
            <text:p>735</text:p>
          </table:table-cell>
          <table:table-cell table:style-name="ce2" table:formula="of:=-0.000000316 * [.A654]^3 + 0.0005182 * [.A654]^2 - 0.3885 * [.A654] + 132.95" office:value-type="float" office:value="1.87443649999994" calcext:value-type="float">
            <text:p>1.8744365</text:p>
          </table:table-cell>
          <table:table-cell office:value-type="float" office:value="1.87443649999994" calcext:value-type="float">
            <text:p>1.8744365</text:p>
          </table:table-cell>
          <table:table-cell table:style-name="ce2" table:formula="of:=INT(ROUND([.B654];0))" office:value-type="float" office:value="2" calcext:value-type="float">
            <text:p>2</text:p>
          </table:table-cell>
          <table:table-cell office:value-type="float" office:value="2" calcext:value-type="float">
            <text:p>2</text:p>
          </table:table-cell>
          <table:table-cell table:number-columns-repeated="1018"/>
          <table:table-cell table:style-name="Default"/>
        </table:table-row>
        <table:table-row table:style-name="ro2">
          <table:table-cell office:value-type="float" office:value="736" calcext:value-type="float">
            <text:p>736</text:p>
          </table:table-cell>
          <table:table-cell table:style-name="ce2" table:formula="of:=-0.000000316 * [.A655]^3 + 0.0005182 * [.A655]^2 - 0.3885 * [.A655] + 132.95" office:value-type="float" office:value="1.73537830399999" calcext:value-type="float">
            <text:p>1.735378304</text:p>
          </table:table-cell>
          <table:table-cell office:value-type="float" office:value="1.73537830399999" calcext:value-type="float">
            <text:p>1.735378304</text:p>
          </table:table-cell>
          <table:table-cell table:style-name="ce2" table:formula="of:=INT(ROUND([.B655];0))" office:value-type="float" office:value="2" calcext:value-type="float">
            <text:p>2</text:p>
          </table:table-cell>
          <table:table-cell office:value-type="float" office:value="2" calcext:value-type="float">
            <text:p>2</text:p>
          </table:table-cell>
          <table:table-cell table:number-columns-repeated="1018"/>
          <table:table-cell table:style-name="Default"/>
        </table:table-row>
        <table:table-row table:style-name="ro2">
          <table:table-cell office:value-type="float" office:value="737" calcext:value-type="float">
            <text:p>737</text:p>
          </table:table-cell>
          <table:table-cell table:style-name="ce2" table:formula="of:=-0.000000316 * [.A656]^3 + 0.0005182 * [.A656]^2 - 0.3885 * [.A656] + 132.95" office:value-type="float" office:value="1.59596105199995" calcext:value-type="float">
            <text:p>1.595961052</text:p>
          </table:table-cell>
          <table:table-cell office:value-type="float" office:value="1.59596105199995" calcext:value-type="float">
            <text:p>1.595961052</text:p>
          </table:table-cell>
          <table:table-cell table:style-name="ce2" table:formula="of:=INT(ROUND([.B656];0))" office:value-type="float" office:value="2" calcext:value-type="float">
            <text:p>2</text:p>
          </table:table-cell>
          <table:table-cell office:value-type="float" office:value="2" calcext:value-type="float">
            <text:p>2</text:p>
          </table:table-cell>
          <table:table-cell table:number-columns-repeated="1018"/>
          <table:table-cell table:style-name="Default"/>
        </table:table-row>
        <table:table-row table:style-name="ro2">
          <table:table-cell office:value-type="float" office:value="738" calcext:value-type="float">
            <text:p>738</text:p>
          </table:table-cell>
          <table:table-cell table:style-name="ce2" table:formula="of:=-0.000000316 * [.A657]^3 + 0.0005182 * [.A657]^2 - 0.3885 * [.A657] + 132.95" office:value-type="float" office:value="1.45618284799994" calcext:value-type="float">
            <text:p>1.456182848</text:p>
          </table:table-cell>
          <table:table-cell office:value-type="float" office:value="1.45618284799994" calcext:value-type="float">
            <text:p>1.456182848</text:p>
          </table:table-cell>
          <table:table-cell table:style-name="ce2" table:formula="of:=INT(ROUND([.B657];0))" office:value-type="float" office:value="1" calcext:value-type="float">
            <text:p>1</text:p>
          </table:table-cell>
          <table:table-cell office:value-type="float" office:value="1" calcext:value-type="float">
            <text:p>1</text:p>
          </table:table-cell>
          <table:table-cell table:number-columns-repeated="1018"/>
          <table:table-cell table:style-name="Default"/>
        </table:table-row>
        <table:table-row table:style-name="ro2">
          <table:table-cell office:value-type="float" office:value="739" calcext:value-type="float">
            <text:p>739</text:p>
          </table:table-cell>
          <table:table-cell table:style-name="ce2" table:formula="of:=-0.000000316 * [.A658]^3 + 0.0005182 * [.A658]^2 - 0.3885 * [.A658] + 132.95" office:value-type="float" office:value="1.31604179599998" calcext:value-type="float">
            <text:p>1.316041796</text:p>
          </table:table-cell>
          <table:table-cell office:value-type="float" office:value="1.31604179599998" calcext:value-type="float">
            <text:p>1.316041796</text:p>
          </table:table-cell>
          <table:table-cell table:style-name="ce2" table:formula="of:=INT(ROUND([.B658];0))" office:value-type="float" office:value="1" calcext:value-type="float">
            <text:p>1</text:p>
          </table:table-cell>
          <table:table-cell office:value-type="float" office:value="1" calcext:value-type="float">
            <text:p>1</text:p>
          </table:table-cell>
          <table:table-cell table:number-columns-repeated="1018"/>
          <table:table-cell table:style-name="Default"/>
        </table:table-row>
        <table:table-row table:style-name="ro2">
          <table:table-cell office:value-type="float" office:value="740" calcext:value-type="float">
            <text:p>740</text:p>
          </table:table-cell>
          <table:table-cell table:style-name="ce2" table:formula="of:=-0.000000316 * [.A659]^3 + 0.0005182 * [.A659]^2 - 0.3885 * [.A659] + 132.95" office:value-type="float" office:value="1.17553599999997" calcext:value-type="float">
            <text:p>1.175536</text:p>
          </table:table-cell>
          <table:table-cell office:value-type="float" office:value="1.17553599999997" calcext:value-type="float">
            <text:p>1.175536</text:p>
          </table:table-cell>
          <table:table-cell table:style-name="ce2" table:formula="of:=INT(ROUND([.B659];0))" office:value-type="float" office:value="1" calcext:value-type="float">
            <text:p>1</text:p>
          </table:table-cell>
          <table:table-cell office:value-type="float" office:value="1" calcext:value-type="float">
            <text:p>1</text:p>
          </table:table-cell>
          <table:table-cell table:number-columns-repeated="1018"/>
          <table:table-cell table:style-name="Default"/>
        </table:table-row>
        <table:table-row table:style-name="ro2">
          <table:table-cell office:value-type="float" office:value="741" calcext:value-type="float">
            <text:p>741</text:p>
          </table:table-cell>
          <table:table-cell table:style-name="ce2" table:formula="of:=-0.000000316 * [.A660]^3 + 0.0005182 * [.A660]^2 - 0.3885 * [.A660] + 132.95" office:value-type="float" office:value="1.03466356399994" calcext:value-type="float">
            <text:p>1.034663564</text:p>
          </table:table-cell>
          <table:table-cell office:value-type="float" office:value="1.03466356399994" calcext:value-type="float">
            <text:p>1.034663564</text:p>
          </table:table-cell>
          <table:table-cell table:style-name="ce2" table:formula="of:=INT(ROUND([.B660];0))" office:value-type="float" office:value="1" calcext:value-type="float">
            <text:p>1</text:p>
          </table:table-cell>
          <table:table-cell office:value-type="float" office:value="1" calcext:value-type="float">
            <text:p>1</text:p>
          </table:table-cell>
          <table:table-cell table:number-columns-repeated="1018"/>
          <table:table-cell table:style-name="Default"/>
        </table:table-row>
        <table:table-row table:style-name="ro2">
          <table:table-cell office:value-type="float" office:value="742" calcext:value-type="float">
            <text:p>742</text:p>
          </table:table-cell>
          <table:table-cell table:style-name="ce2" table:formula="of:=-0.000000316 * [.A661]^3 + 0.0005182 * [.A661]^2 - 0.3885 * [.A661] + 132.95" office:value-type="float" office:value="0.893422591999979" calcext:value-type="float">
            <text:p>0.893422592</text:p>
          </table:table-cell>
          <table:table-cell office:value-type="float" office:value="0.893422591999979" calcext:value-type="float">
            <text:p>0.893422592</text:p>
          </table:table-cell>
          <table:table-cell table:style-name="ce2" table:formula="of:=INT(ROUND([.B661];0))" office:value-type="float" office:value="1" calcext:value-type="float">
            <text:p>1</text:p>
          </table:table-cell>
          <table:table-cell office:value-type="float" office:value="1" calcext:value-type="float">
            <text:p>1</text:p>
          </table:table-cell>
          <table:table-cell table:number-columns-repeated="1018"/>
          <table:table-cell table:style-name="Default"/>
        </table:table-row>
        <table:table-row table:style-name="ro2">
          <table:table-cell office:value-type="float" office:value="743" calcext:value-type="float">
            <text:p>743</text:p>
          </table:table-cell>
          <table:table-cell table:style-name="ce2" table:formula="of:=-0.000000316 * [.A662]^3 + 0.0005182 * [.A662]^2 - 0.3885 * [.A662] + 132.95" office:value-type="float" office:value="0.751811187999977" calcext:value-type="float">
            <text:p>0.751811188</text:p>
          </table:table-cell>
          <table:table-cell office:value-type="float" office:value="0.751811187999977" calcext:value-type="float">
            <text:p>0.751811188</text:p>
          </table:table-cell>
          <table:table-cell table:style-name="ce2" table:formula="of:=INT(ROUND([.B662];0))" office:value-type="float" office:value="1" calcext:value-type="float">
            <text:p>1</text:p>
          </table:table-cell>
          <table:table-cell office:value-type="float" office:value="1" calcext:value-type="float">
            <text:p>1</text:p>
          </table:table-cell>
          <table:table-cell table:number-columns-repeated="1018"/>
          <table:table-cell table:style-name="Default"/>
        </table:table-row>
        <table:table-row table:style-name="ro2">
          <table:table-cell office:value-type="float" office:value="744" calcext:value-type="float">
            <text:p>744</text:p>
          </table:table-cell>
          <table:table-cell table:style-name="ce2" table:formula="of:=-0.000000316 * [.A663]^3 + 0.0005182 * [.A663]^2 - 0.3885 * [.A663] + 132.95" office:value-type="float" office:value="0.609827455999977" calcext:value-type="float">
            <text:p>0.609827456</text:p>
          </table:table-cell>
          <table:table-cell office:value-type="float" office:value="0.609827455999977" calcext:value-type="float">
            <text:p>0.609827456</text:p>
          </table:table-cell>
          <table:table-cell table:style-name="ce2" table:formula="of:=INT(ROUND([.B663];0))" office:value-type="float" office:value="1" calcext:value-type="float">
            <text:p>1</text:p>
          </table:table-cell>
          <table:table-cell office:value-type="float" office:value="1" calcext:value-type="float">
            <text:p>1</text:p>
          </table:table-cell>
          <table:table-cell table:number-columns-repeated="1018"/>
          <table:table-cell table:style-name="Default"/>
        </table:table-row>
        <table:table-row table:style-name="ro2">
          <table:table-cell office:value-type="float" office:value="745" calcext:value-type="float">
            <text:p>745</text:p>
          </table:table-cell>
          <table:table-cell table:style-name="ce2" table:formula="of:=-0.000000316 * [.A664]^3 + 0.0005182 * [.A664]^2 - 0.3885 * [.A664] + 132.95" office:value-type="float" office:value="0.467469499999993" calcext:value-type="float">
            <text:p>0.4674695</text:p>
          </table:table-cell>
          <table:table-cell office:value-type="float" office:value="0.467469499999993" calcext:value-type="float">
            <text:p>0.4674695</text:p>
          </table:table-cell>
          <table:table-cell table:style-name="ce2" table:formula="of:=INT(ROUND([.B664];0))" office:value-type="float" office:value="0" calcext:value-type="float">
            <text:p>0</text:p>
          </table:table-cell>
          <table:table-cell office:value-type="float" office:value="0" calcext:value-type="float">
            <text:p>0</text:p>
          </table:table-cell>
          <table:table-cell table:number-columns-repeated="1018"/>
          <table:table-cell table:style-name="Default"/>
        </table:table-row>
        <table:table-row table:style-name="ro2">
          <table:table-cell office:value-type="float" office:value="746" calcext:value-type="float">
            <text:p>746</text:p>
          </table:table-cell>
          <table:table-cell table:style-name="ce2" table:formula="of:=-0.000000316 * [.A665]^3 + 0.0005182 * [.A665]^2 - 0.3885 * [.A665] + 132.95" office:value-type="float" office:value="0.324735423999954" calcext:value-type="float">
            <text:p>0.324735424</text:p>
          </table:table-cell>
          <table:table-cell office:value-type="float" office:value="0.324735423999954" calcext:value-type="float">
            <text:p>0.324735424</text:p>
          </table:table-cell>
          <table:table-cell table:style-name="ce2" table:formula="of:=INT(ROUND([.B665];0))" office:value-type="float" office:value="0" calcext:value-type="float">
            <text:p>0</text:p>
          </table:table-cell>
          <table:table-cell office:value-type="float" office:value="0" calcext:value-type="float">
            <text:p>0</text:p>
          </table:table-cell>
          <table:table-cell table:number-columns-repeated="1018"/>
          <table:table-cell table:style-name="Default"/>
        </table:table-row>
        <table:table-row table:style-name="ro2">
          <table:table-cell office:value-type="float" office:value="747" calcext:value-type="float">
            <text:p>747</text:p>
          </table:table-cell>
          <table:table-cell table:style-name="ce2" table:formula="of:=-0.000000316 * [.A666]^3 + 0.0005182 * [.A666]^2 - 0.3885 * [.A666] + 132.95" office:value-type="float" office:value="0.181623331999987" calcext:value-type="float">
            <text:p>0.181623332</text:p>
          </table:table-cell>
          <table:table-cell office:value-type="float" office:value="0.181623331999987" calcext:value-type="float">
            <text:p>0.181623332</text:p>
          </table:table-cell>
          <table:table-cell table:style-name="ce2" table:formula="of:=INT(ROUND([.B666];0))" office:value-type="float" office:value="0" calcext:value-type="float">
            <text:p>0</text:p>
          </table:table-cell>
          <table:table-cell office:value-type="float" office:value="0" calcext:value-type="float">
            <text:p>0</text:p>
          </table:table-cell>
          <table:table-cell table:number-columns-repeated="1018"/>
          <table:table-cell table:style-name="Default"/>
        </table:table-row>
        <table:table-row table:style-name="ro2">
          <table:table-cell office:value-type="float" office:value="748" calcext:value-type="float">
            <text:p>748</text:p>
          </table:table-cell>
          <table:table-cell table:style-name="ce2" table:formula="of:=-0.000000316 * [.A667]^3 + 0.0005182 * [.A667]^2 - 0.3885 * [.A667] + 132.95" office:value-type="float" office:value="0.0381313279999915" calcext:value-type="float">
            <text:p>0.038131328</text:p>
          </table:table-cell>
          <table:table-cell office:value-type="float" office:value="0.0381313279999915" calcext:value-type="float">
            <text:p>0.038131328</text:p>
          </table:table-cell>
          <table:table-cell table:style-name="ce2" table:formula="of:=INT(ROUND([.B667];0))" office:value-type="float" office:value="0" calcext:value-type="float">
            <text:p>0</text:p>
          </table:table-cell>
          <table:table-cell office:value-type="float" office:value="0" calcext:value-type="float">
            <text:p>0</text:p>
          </table:table-cell>
          <table:table-cell table:number-columns-repeated="1018"/>
          <table:table-cell table:style-name="Default"/>
        </table:table-row>
        <table:table-row table:style-name="ro2">
          <table:table-cell office:value-type="float" office:value="749" calcext:value-type="float">
            <text:p>749</text:p>
          </table:table-cell>
          <table:table-cell table:style-name="ce2" table:formula="of:=-0.000000316 * [.A668]^3 + 0.0005182 * [.A668]^2 - 0.3885 * [.A668] + 132.95" office:value-type="float" office:value="-0.105742484000018" calcext:value-type="float">
            <text:p>-0.105742484</text:p>
          </table:table-cell>
          <table:table-cell office:value-type="float" office:value="-0.105742484000018" calcext:value-type="float">
            <text:p>-0.105742484</text:p>
          </table:table-cell>
          <table:table-cell table:style-name="ce2" table:formula="of:=INT(ROUND([.B668];0))" office:value-type="float" office:value="-0" calcext:value-type="float">
            <text:p>0</text:p>
          </table:table-cell>
          <table:table-cell office:value-type="float" office:value="-0" calcext:value-type="float">
            <text:p>0</text:p>
          </table:table-cell>
          <table:table-cell table:number-columns-repeated="1018"/>
          <table:table-cell table:style-name="Default"/>
        </table:table-row>
        <table:table-row table:style-name="ro2">
          <table:table-cell office:value-type="float" office:value="750" calcext:value-type="float">
            <text:p>750</text:p>
          </table:table-cell>
          <table:table-cell table:style-name="ce2" table:formula="of:=-0.000000316 * [.A669]^3 + 0.0005182 * [.A669]^2 - 0.3885 * [.A669] + 132.95" office:value-type="float" office:value="-0.25" calcext:value-type="float">
            <text:p>-0.25</text:p>
          </table:table-cell>
          <table:table-cell office:value-type="float" office:value="-0.25" calcext:value-type="float">
            <text:p>-0.25</text:p>
          </table:table-cell>
          <table:table-cell table:style-name="ce2" table:formula="of:=INT(ROUND([.B669];0))" office:value-type="float" office:value="-0" calcext:value-type="float">
            <text:p>0</text:p>
          </table:table-cell>
          <table:table-cell office:value-type="float" office:value="-0" calcext:value-type="float">
            <text:p>0</text:p>
          </table:table-cell>
          <table:table-cell table:number-columns-repeated="1018"/>
          <table:table-cell table:style-name="Default"/>
        </table:table-row>
        <table:table-row table:style-name="ro2">
          <table:table-cell office:value-type="float" office:value="751" calcext:value-type="float">
            <text:p>751</text:p>
          </table:table-cell>
          <table:table-cell table:style-name="ce2" table:formula="of:=-0.000000316 * [.A670]^3 + 0.0005182 * [.A670]^2 - 0.3885 * [.A670] + 132.95" office:value-type="float" office:value="-0.394643116000026" calcext:value-type="float">
            <text:p>-0.394643116</text:p>
          </table:table-cell>
          <table:table-cell office:value-type="float" office:value="-0.394643116000026" calcext:value-type="float">
            <text:p>-0.394643116</text:p>
          </table:table-cell>
          <table:table-cell table:style-name="ce2" table:formula="of:=INT(ROUND([.B670];0))" office:value-type="float" office:value="-0" calcext:value-type="float">
            <text:p>0</text:p>
          </table:table-cell>
          <table:table-cell office:value-type="float" office:value="-0" calcext:value-type="float">
            <text:p>0</text:p>
          </table:table-cell>
          <table:table-cell table:number-columns-repeated="1018"/>
          <table:table-cell table:style-name="Default"/>
        </table:table-row>
        <table:table-row table:style-name="ro2">
          <table:table-cell office:value-type="float" office:value="752" calcext:value-type="float">
            <text:p>752</text:p>
          </table:table-cell>
          <table:table-cell table:style-name="ce2" table:formula="of:=-0.000000316 * [.A671]^3 + 0.0005182 * [.A671]^2 - 0.3885 * [.A671] + 132.95" office:value-type="float" office:value="-0.539673727999997" calcext:value-type="float">
            <text:p>-0.539673728</text:p>
          </table:table-cell>
          <table:table-cell office:value-type="float" office:value="-0.539673727999997" calcext:value-type="float">
            <text:p>-0.539673728</text:p>
          </table:table-cell>
          <table:table-cell table:style-name="ce2" table:formula="of:=INT(ROUND([.B671];0))" office:value-type="float" office:value="-1" calcext:value-type="float">
            <text:p>-1</text:p>
          </table:table-cell>
          <table:table-cell table:number-columns-repeated="1019"/>
          <table:table-cell table:style-name="Default"/>
        </table:table-row>
        <table:table-row table:style-name="ro2">
          <table:table-cell office:value-type="float" office:value="753" calcext:value-type="float">
            <text:p>753</text:p>
          </table:table-cell>
          <table:table-cell table:style-name="ce2" table:formula="of:=-0.000000316 * [.A672]^3 + 0.0005182 * [.A672]^2 - 0.3885 * [.A672] + 132.95" office:value-type="float" office:value="-0.685093731999984" calcext:value-type="float">
            <text:p>-0.685093732</text:p>
          </table:table-cell>
          <table:table-cell office:value-type="float" office:value="-0.685093731999984" calcext:value-type="float">
            <text:p>-0.685093732</text:p>
          </table:table-cell>
          <table:table-cell table:style-name="ce2" table:formula="of:=INT(ROUND([.B672];0))" office:value-type="float" office:value="-1" calcext:value-type="float">
            <text:p>-1</text:p>
          </table:table-cell>
          <table:table-cell table:number-columns-repeated="1019"/>
          <table:table-cell table:style-name="Default"/>
        </table:table-row>
        <table:table-row table:style-name="ro2">
          <table:table-cell office:value-type="float" office:value="754" calcext:value-type="float">
            <text:p>754</text:p>
          </table:table-cell>
          <table:table-cell table:style-name="ce2" table:formula="of:=-0.000000316 * [.A673]^3 + 0.0005182 * [.A673]^2 - 0.3885 * [.A673] + 132.95" office:value-type="float" office:value="-0.830905024000032" calcext:value-type="float">
            <text:p>-0.830905024</text:p>
          </table:table-cell>
          <table:table-cell office:value-type="float" office:value="-0.830905024000032" calcext:value-type="float">
            <text:p>-0.830905024</text:p>
          </table:table-cell>
          <table:table-cell table:style-name="ce2" table:formula="of:=INT(ROUND([.B673];0))" office:value-type="float" office:value="-1" calcext:value-type="float">
            <text:p>-1</text:p>
          </table:table-cell>
          <table:table-cell table:number-columns-repeated="1019"/>
          <table:table-cell table:style-name="Default"/>
        </table:table-row>
        <table:table-row table:style-name="ro2">
          <table:table-cell office:value-type="float" office:value="755" calcext:value-type="float">
            <text:p>755</text:p>
          </table:table-cell>
          <table:table-cell table:style-name="ce2" table:formula="of:=-0.000000316 * [.A674]^3 + 0.0005182 * [.A674]^2 - 0.3885 * [.A674] + 132.95" office:value-type="float" office:value="-0.977109500000012" calcext:value-type="float">
            <text:p>-0.9771095</text:p>
          </table:table-cell>
          <table:table-cell office:value-type="float" office:value="-0.977109500000012" calcext:value-type="float">
            <text:p>-0.9771095</text:p>
          </table:table-cell>
          <table:table-cell table:style-name="ce2" table:formula="of:=INT(ROUND([.B674];0))" office:value-type="float" office:value="-1" calcext:value-type="float">
            <text:p>-1</text:p>
          </table:table-cell>
          <table:table-cell table:number-columns-repeated="1019"/>
          <table:table-cell table:style-name="Default"/>
        </table:table-row>
        <table:table-row table:style-name="ro2">
          <table:table-cell office:value-type="float" office:value="756" calcext:value-type="float">
            <text:p>756</text:p>
          </table:table-cell>
          <table:table-cell table:style-name="ce2" table:formula="of:=-0.000000316 * [.A675]^3 + 0.0005182 * [.A675]^2 - 0.3885 * [.A675] + 132.95" office:value-type="float" office:value="-1.12370905600002" calcext:value-type="float">
            <text:p>-1.123709056</text:p>
          </table:table-cell>
          <table:table-cell office:value-type="float" office:value="-1.12370905600002" calcext:value-type="float">
            <text:p>-1.123709056</text:p>
          </table:table-cell>
          <table:table-cell table:style-name="ce2" table:formula="of:=INT(ROUND([.B675];0))" office:value-type="float" office:value="-1" calcext:value-type="float">
            <text:p>-1</text:p>
          </table:table-cell>
          <table:table-cell table:number-columns-repeated="1019"/>
          <table:table-cell table:style-name="Default"/>
        </table:table-row>
        <table:table-row table:style-name="ro2">
          <table:table-cell office:value-type="float" office:value="757" calcext:value-type="float">
            <text:p>757</text:p>
          </table:table-cell>
          <table:table-cell table:style-name="ce2" table:formula="of:=-0.000000316 * [.A676]^3 + 0.0005182 * [.A676]^2 - 0.3885 * [.A676] + 132.95" office:value-type="float" office:value="-1.27070558800003" calcext:value-type="float">
            <text:p>-1.270705588</text:p>
          </table:table-cell>
          <table:table-cell office:value-type="float" office:value="-1.27070558800003" calcext:value-type="float">
            <text:p>-1.270705588</text:p>
          </table:table-cell>
          <table:table-cell table:style-name="ce2" table:formula="of:=INT(ROUND([.B676];0))" office:value-type="float" office:value="-1" calcext:value-type="float">
            <text:p>-1</text:p>
          </table:table-cell>
          <table:table-cell table:number-columns-repeated="1019"/>
          <table:table-cell table:style-name="Default"/>
        </table:table-row>
        <table:table-row table:style-name="ro2">
          <table:table-cell office:value-type="float" office:value="758" calcext:value-type="float">
            <text:p>758</text:p>
          </table:table-cell>
          <table:table-cell table:style-name="ce2" table:formula="of:=-0.000000316 * [.A677]^3 + 0.0005182 * [.A677]^2 - 0.3885 * [.A677] + 132.95" office:value-type="float" office:value="-1.41810099200004" calcext:value-type="float">
            <text:p>-1.418100992</text:p>
          </table:table-cell>
          <table:table-cell office:value-type="float" office:value="-1.41810099200004" calcext:value-type="float">
            <text:p>-1.418100992</text:p>
          </table:table-cell>
          <table:table-cell table:style-name="ce2" table:formula="of:=INT(ROUND([.B677];0))" office:value-type="float" office:value="-1" calcext:value-type="float">
            <text:p>-1</text:p>
          </table:table-cell>
          <table:table-cell table:number-columns-repeated="1019"/>
          <table:table-cell table:style-name="Default"/>
        </table:table-row>
        <table:table-row table:style-name="ro2">
          <table:table-cell office:value-type="float" office:value="759" calcext:value-type="float">
            <text:p>759</text:p>
          </table:table-cell>
          <table:table-cell table:style-name="ce2" table:formula="of:=-0.000000316 * [.A678]^3 + 0.0005182 * [.A678]^2 - 0.3885 * [.A678] + 132.95" office:value-type="float" office:value="-1.56589716400001" calcext:value-type="float">
            <text:p>-1.565897164</text:p>
          </table:table-cell>
          <table:table-cell office:value-type="float" office:value="-1.56589716400001" calcext:value-type="float">
            <text:p>-1.565897164</text:p>
          </table:table-cell>
          <table:table-cell table:style-name="ce2" table:formula="of:=INT(ROUND([.B678];0))" office:value-type="float" office:value="-2" calcext:value-type="float">
            <text:p>-2</text:p>
          </table:table-cell>
          <table:table-cell table:number-columns-repeated="1019"/>
          <table:table-cell table:style-name="Default"/>
        </table:table-row>
        <table:table-row table:style-name="ro2">
          <table:table-cell office:value-type="float" office:value="760" calcext:value-type="float">
            <text:p>760</text:p>
          </table:table-cell>
          <table:table-cell table:style-name="ce2" table:formula="of:=-0.000000316 * [.A679]^3 + 0.0005182 * [.A679]^2 - 0.3885 * [.A679] + 132.95" office:value-type="float" office:value="-1.71409600000001" calcext:value-type="float">
            <text:p>-1.714096</text:p>
          </table:table-cell>
          <table:table-cell office:value-type="float" office:value="-1.71409600000001" calcext:value-type="float">
            <text:p>-1.714096</text:p>
          </table:table-cell>
          <table:table-cell table:style-name="ce2" table:formula="of:=INT(ROUND([.B679];0))" office:value-type="float" office:value="-2" calcext:value-type="float">
            <text:p>-2</text:p>
          </table:table-cell>
          <table:table-cell table:number-columns-repeated="1019"/>
          <table:table-cell table:style-name="Default"/>
        </table:table-row>
        <table:table-row table:style-name="ro2">
          <table:table-cell office:value-type="float" office:value="761" calcext:value-type="float">
            <text:p>761</text:p>
          </table:table-cell>
          <table:table-cell table:style-name="ce2" table:formula="of:=-0.000000316 * [.A680]^3 + 0.0005182 * [.A680]^2 - 0.3885 * [.A680] + 132.95" office:value-type="float" office:value="-1.86269939600004" calcext:value-type="float">
            <text:p>-1.862699396</text:p>
          </table:table-cell>
          <table:table-cell office:value-type="float" office:value="-1.86269939600004" calcext:value-type="float">
            <text:p>-1.862699396</text:p>
          </table:table-cell>
          <table:table-cell table:style-name="ce2" table:formula="of:=INT(ROUND([.B680];0))" office:value-type="float" office:value="-2" calcext:value-type="float">
            <text:p>-2</text:p>
          </table:table-cell>
          <table:table-cell table:number-columns-repeated="1019"/>
          <table:table-cell table:style-name="Default"/>
        </table:table-row>
        <table:table-row table:style-name="ro2">
          <table:table-cell office:value-type="float" office:value="762" calcext:value-type="float">
            <text:p>762</text:p>
          </table:table-cell>
          <table:table-cell table:style-name="ce2" table:formula="of:=-0.000000316 * [.A681]^3 + 0.0005182 * [.A681]^2 - 0.3885 * [.A681] + 132.95" office:value-type="float" office:value="-2.01170924800005" calcext:value-type="float">
            <text:p>-2.011709248</text:p>
          </table:table-cell>
          <table:table-cell office:value-type="float" office:value="-2.01170924800005" calcext:value-type="float">
            <text:p>-2.011709248</text:p>
          </table:table-cell>
          <table:table-cell table:style-name="ce2" table:formula="of:=INT(ROUND([.B681];0))" office:value-type="float" office:value="-2" calcext:value-type="float">
            <text:p>-2</text:p>
          </table:table-cell>
          <table:table-cell table:number-columns-repeated="1019"/>
          <table:table-cell table:style-name="Default"/>
        </table:table-row>
        <table:table-row table:style-name="ro2">
          <table:table-cell office:value-type="float" office:value="763" calcext:value-type="float">
            <text:p>763</text:p>
          </table:table-cell>
          <table:table-cell table:style-name="ce2" table:formula="of:=-0.000000316 * [.A682]^3 + 0.0005182 * [.A682]^2 - 0.3885 * [.A682] + 132.95" office:value-type="float" office:value="-2.16112745199999" calcext:value-type="float">
            <text:p>-2.161127452</text:p>
          </table:table-cell>
          <table:table-cell office:value-type="float" office:value="-2.16112745199999" calcext:value-type="float">
            <text:p>-2.161127452</text:p>
          </table:table-cell>
          <table:table-cell table:style-name="ce2" table:formula="of:=INT(ROUND([.B682];0))" office:value-type="float" office:value="-2" calcext:value-type="float">
            <text:p>-2</text:p>
          </table:table-cell>
          <table:table-cell table:number-columns-repeated="1019"/>
          <table:table-cell table:style-name="Default"/>
        </table:table-row>
        <table:table-row table:style-name="ro2">
          <table:table-cell office:value-type="float" office:value="764" calcext:value-type="float">
            <text:p>764</text:p>
          </table:table-cell>
          <table:table-cell table:style-name="ce2" table:formula="of:=-0.000000316 * [.A683]^3 + 0.0005182 * [.A683]^2 - 0.3885 * [.A683] + 132.95" office:value-type="float" office:value="-2.31095590400005" calcext:value-type="float">
            <text:p>-2.310955904</text:p>
          </table:table-cell>
          <table:table-cell office:value-type="float" office:value="-2.31095590400005" calcext:value-type="float">
            <text:p>-2.310955904</text:p>
          </table:table-cell>
          <table:table-cell table:style-name="ce2" table:formula="of:=INT(ROUND([.B683];0))" office:value-type="float" office:value="-2" calcext:value-type="float">
            <text:p>-2</text:p>
          </table:table-cell>
          <table:table-cell table:number-columns-repeated="1019"/>
          <table:table-cell table:style-name="Default"/>
        </table:table-row>
        <table:table-row table:style-name="ro2">
          <table:table-cell office:value-type="float" office:value="765" calcext:value-type="float">
            <text:p>765</text:p>
          </table:table-cell>
          <table:table-cell table:style-name="ce2" table:formula="of:=-0.000000316 * [.A684]^3 + 0.0005182 * [.A684]^2 - 0.3885 * [.A684] + 132.95" office:value-type="float" office:value="-2.4611965" calcext:value-type="float">
            <text:p>-2.4611965</text:p>
          </table:table-cell>
          <table:table-cell office:value-type="float" office:value="-2.4611965" calcext:value-type="float">
            <text:p>-2.4611965</text:p>
          </table:table-cell>
          <table:table-cell table:style-name="ce2" table:formula="of:=INT(ROUND([.B684];0))" office:value-type="float" office:value="-2" calcext:value-type="float">
            <text:p>-2</text:p>
          </table:table-cell>
          <table:table-cell table:number-columns-repeated="1019"/>
          <table:table-cell table:style-name="Default"/>
        </table:table-row>
        <table:table-row table:style-name="ro2">
          <table:table-cell office:value-type="float" office:value="766" calcext:value-type="float">
            <text:p>766</text:p>
          </table:table-cell>
          <table:table-cell table:style-name="ce2" table:formula="of:=-0.000000316 * [.A685]^3 + 0.0005182 * [.A685]^2 - 0.3885 * [.A685] + 132.95" office:value-type="float" office:value="-2.61185113600004" calcext:value-type="float">
            <text:p>-2.611851136</text:p>
          </table:table-cell>
          <table:table-cell office:value-type="float" office:value="-2.61185113600004" calcext:value-type="float">
            <text:p>-2.611851136</text:p>
          </table:table-cell>
          <table:table-cell table:style-name="ce2" table:formula="of:=INT(ROUND([.B685];0))" office:value-type="float" office:value="-3" calcext:value-type="float">
            <text:p>-3</text:p>
          </table:table-cell>
          <table:table-cell table:number-columns-repeated="1019"/>
          <table:table-cell table:style-name="Default"/>
        </table:table-row>
        <table:table-row table:style-name="ro2">
          <table:table-cell office:value-type="float" office:value="767" calcext:value-type="float">
            <text:p>767</text:p>
          </table:table-cell>
          <table:table-cell table:style-name="ce2" table:formula="of:=-0.000000316 * [.A686]^3 + 0.0005182 * [.A686]^2 - 0.3885 * [.A686] + 132.95" office:value-type="float" office:value="-2.76292170800005" calcext:value-type="float">
            <text:p>-2.762921708</text:p>
          </table:table-cell>
          <table:table-cell office:value-type="float" office:value="-2.76292170800005" calcext:value-type="float">
            <text:p>-2.762921708</text:p>
          </table:table-cell>
          <table:table-cell table:style-name="ce2" table:formula="of:=INT(ROUND([.B686];0))" office:value-type="float" office:value="-3" calcext:value-type="float">
            <text:p>-3</text:p>
          </table:table-cell>
          <table:table-cell table:number-columns-repeated="1019"/>
          <table:table-cell table:style-name="Default"/>
        </table:table-row>
        <table:table-row table:style-name="ro2">
          <table:table-cell office:value-type="float" office:value="768" calcext:value-type="float">
            <text:p>768</text:p>
          </table:table-cell>
          <table:table-cell table:style-name="ce2" table:formula="of:=-0.000000316 * [.A687]^3 + 0.0005182 * [.A687]^2 - 0.3885 * [.A687] + 132.95" office:value-type="float" office:value="-2.91441011200001" calcext:value-type="float">
            <text:p>-2.914410112</text:p>
          </table:table-cell>
          <table:table-cell office:value-type="float" office:value="-2.91441011200001" calcext:value-type="float">
            <text:p>-2.914410112</text:p>
          </table:table-cell>
          <table:table-cell table:style-name="ce2" table:formula="of:=INT(ROUND([.B687];0))" office:value-type="float" office:value="-3" calcext:value-type="float">
            <text:p>-3</text:p>
          </table:table-cell>
          <table:table-cell table:number-columns-repeated="1019"/>
          <table:table-cell table:style-name="Default"/>
        </table:table-row>
        <table:table-row table:style-name="ro2">
          <table:table-cell office:value-type="float" office:value="769" calcext:value-type="float">
            <text:p>769</text:p>
          </table:table-cell>
          <table:table-cell table:style-name="ce2" table:formula="of:=-0.000000316 * [.A688]^3 + 0.0005182 * [.A688]^2 - 0.3885 * [.A688] + 132.95" office:value-type="float" office:value="-3.066318244" calcext:value-type="float">
            <text:p>-3.066318244</text:p>
          </table:table-cell>
          <table:table-cell office:value-type="float" office:value="-3.066318244" calcext:value-type="float">
            <text:p>-3.066318244</text:p>
          </table:table-cell>
          <table:table-cell table:style-name="ce2" table:formula="of:=INT(ROUND([.B688];0))" office:value-type="float" office:value="-3" calcext:value-type="float">
            <text:p>-3</text:p>
          </table:table-cell>
          <table:table-cell table:number-columns-repeated="1019"/>
          <table:table-cell table:style-name="Default"/>
        </table:table-row>
        <table:table-row table:style-name="ro2">
          <table:table-cell office:value-type="float" office:value="770" calcext:value-type="float">
            <text:p>770</text:p>
          </table:table-cell>
          <table:table-cell table:style-name="ce2" table:formula="of:=-0.000000316 * [.A689]^3 + 0.0005182 * [.A689]^2 - 0.3885 * [.A689] + 132.95" office:value-type="float" office:value="-3.21864799999997" calcext:value-type="float">
            <text:p>-3.218648</text:p>
          </table:table-cell>
          <table:table-cell office:value-type="float" office:value="-3.21864799999997" calcext:value-type="float">
            <text:p>-3.218648</text:p>
          </table:table-cell>
          <table:table-cell table:style-name="ce2" table:formula="of:=INT(ROUND([.B689];0))" office:value-type="float" office:value="-3" calcext:value-type="float">
            <text:p>-3</text:p>
          </table:table-cell>
          <table:table-cell table:number-columns-repeated="1019"/>
          <table:table-cell table:style-name="Default"/>
        </table:table-row>
        <table:table-row table:style-name="ro2">
          <table:table-cell office:value-type="float" office:value="771" calcext:value-type="float">
            <text:p>771</text:p>
          </table:table-cell>
          <table:table-cell table:style-name="ce2" table:formula="of:=-0.000000316 * [.A690]^3 + 0.0005182 * [.A690]^2 - 0.3885 * [.A690] + 132.95" office:value-type="float" office:value="-3.37140127600003" calcext:value-type="float">
            <text:p>-3.371401276</text:p>
          </table:table-cell>
          <table:table-cell office:value-type="float" office:value="-3.37140127600003" calcext:value-type="float">
            <text:p>-3.371401276</text:p>
          </table:table-cell>
          <table:table-cell table:style-name="ce2" table:formula="of:=INT(ROUND([.B690];0))" office:value-type="float" office:value="-3" calcext:value-type="float">
            <text:p>-3</text:p>
          </table:table-cell>
          <table:table-cell table:number-columns-repeated="1019"/>
          <table:table-cell table:style-name="Default"/>
        </table:table-row>
        <table:table-row table:style-name="ro2">
          <table:table-cell office:value-type="float" office:value="772" calcext:value-type="float">
            <text:p>772</text:p>
          </table:table-cell>
          <table:table-cell table:style-name="ce2" table:formula="of:=-0.000000316 * [.A691]^3 + 0.0005182 * [.A691]^2 - 0.3885 * [.A691] + 132.95" office:value-type="float" office:value="-3.52457996800004" calcext:value-type="float">
            <text:p>-3.524579968</text:p>
          </table:table-cell>
          <table:table-cell office:value-type="float" office:value="-3.52457996800004" calcext:value-type="float">
            <text:p>-3.524579968</text:p>
          </table:table-cell>
          <table:table-cell table:style-name="ce2" table:formula="of:=INT(ROUND([.B691];0))" office:value-type="float" office:value="-4" calcext:value-type="float">
            <text:p>-4</text:p>
          </table:table-cell>
          <table:table-cell table:number-columns-repeated="1019"/>
          <table:table-cell table:style-name="Default"/>
        </table:table-row>
        <table:table-row table:style-name="ro2">
          <table:table-cell office:value-type="float" office:value="773" calcext:value-type="float">
            <text:p>773</text:p>
          </table:table-cell>
          <table:table-cell table:style-name="ce2" table:formula="of:=-0.000000316 * [.A692]^3 + 0.0005182 * [.A692]^2 - 0.3885 * [.A692] + 132.95" office:value-type="float" office:value="-3.67818597200002" calcext:value-type="float">
            <text:p>-3.678185972</text:p>
          </table:table-cell>
          <table:table-cell office:value-type="float" office:value="-3.67818597200002" calcext:value-type="float">
            <text:p>-3.678185972</text:p>
          </table:table-cell>
          <table:table-cell table:style-name="ce2" table:formula="of:=INT(ROUND([.B692];0))" office:value-type="float" office:value="-4" calcext:value-type="float">
            <text:p>-4</text:p>
          </table:table-cell>
          <table:table-cell table:number-columns-repeated="1019"/>
          <table:table-cell table:style-name="Default"/>
        </table:table-row>
        <table:table-row table:style-name="ro2">
          <table:table-cell office:value-type="float" office:value="774" calcext:value-type="float">
            <text:p>774</text:p>
          </table:table-cell>
          <table:table-cell table:style-name="ce2" table:formula="of:=-0.000000316 * [.A693]^3 + 0.0005182 * [.A693]^2 - 0.3885 * [.A693] + 132.95" office:value-type="float" office:value="-3.83222118400002" calcext:value-type="float">
            <text:p>-3.832221184</text:p>
          </table:table-cell>
          <table:table-cell office:value-type="float" office:value="-3.83222118400002" calcext:value-type="float">
            <text:p>-3.832221184</text:p>
          </table:table-cell>
          <table:table-cell table:style-name="ce2" table:formula="of:=INT(ROUND([.B693];0))" office:value-type="float" office:value="-4" calcext:value-type="float">
            <text:p>-4</text:p>
          </table:table-cell>
          <table:table-cell table:number-columns-repeated="1019"/>
          <table:table-cell table:style-name="Default"/>
        </table:table-row>
        <table:table-row table:style-name="ro2">
          <table:table-cell office:value-type="float" office:value="775" calcext:value-type="float">
            <text:p>775</text:p>
          </table:table-cell>
          <table:table-cell table:style-name="ce2" table:formula="of:=-0.000000316 * [.A694]^3 + 0.0005182 * [.A694]^2 - 0.3885 * [.A694] + 132.95" office:value-type="float" office:value="-3.98668750000004" calcext:value-type="float">
            <text:p>-3.9866875</text:p>
          </table:table-cell>
          <table:table-cell office:value-type="float" office:value="-3.98668750000004" calcext:value-type="float">
            <text:p>-3.9866875</text:p>
          </table:table-cell>
          <table:table-cell table:style-name="ce2" table:formula="of:=INT(ROUND([.B694];0))" office:value-type="float" office:value="-4" calcext:value-type="float">
            <text:p>-4</text:p>
          </table:table-cell>
          <table:table-cell table:number-columns-repeated="1019"/>
          <table:table-cell table:style-name="Default"/>
        </table:table-row>
        <table:table-row table:style-name="ro2">
          <table:table-cell office:value-type="float" office:value="776" calcext:value-type="float">
            <text:p>776</text:p>
          </table:table-cell>
          <table:table-cell table:style-name="ce2" table:formula="of:=-0.000000316 * [.A695]^3 + 0.0005182 * [.A695]^2 - 0.3885 * [.A695] + 132.95" office:value-type="float" office:value="-4.141586816" calcext:value-type="float">
            <text:p>-4.141586816</text:p>
          </table:table-cell>
          <table:table-cell office:value-type="float" office:value="-4.141586816" calcext:value-type="float">
            <text:p>-4.141586816</text:p>
          </table:table-cell>
          <table:table-cell table:style-name="ce2" table:formula="of:=INT(ROUND([.B695];0))" office:value-type="float" office:value="-4" calcext:value-type="float">
            <text:p>-4</text:p>
          </table:table-cell>
          <table:table-cell table:number-columns-repeated="1019"/>
          <table:table-cell table:style-name="Default"/>
        </table:table-row>
        <table:table-row table:style-name="ro2">
          <table:table-cell office:value-type="float" office:value="777" calcext:value-type="float">
            <text:p>777</text:p>
          </table:table-cell>
          <table:table-cell table:style-name="ce2" table:formula="of:=-0.000000316 * [.A696]^3 + 0.0005182 * [.A696]^2 - 0.3885 * [.A696] + 132.95" office:value-type="float" office:value="-4.29692102800001" calcext:value-type="float">
            <text:p>-4.296921028</text:p>
          </table:table-cell>
          <table:table-cell office:value-type="float" office:value="-4.29692102800001" calcext:value-type="float">
            <text:p>-4.296921028</text:p>
          </table:table-cell>
          <table:table-cell table:style-name="ce2" table:formula="of:=INT(ROUND([.B696];0))" office:value-type="float" office:value="-4" calcext:value-type="float">
            <text:p>-4</text:p>
          </table:table-cell>
          <table:table-cell table:number-columns-repeated="1019"/>
          <table:table-cell table:style-name="Default"/>
        </table:table-row>
        <table:table-row table:style-name="ro2">
          <table:table-cell office:value-type="float" office:value="778" calcext:value-type="float">
            <text:p>778</text:p>
          </table:table-cell>
          <table:table-cell table:style-name="ce2" table:formula="of:=-0.000000316 * [.A697]^3 + 0.0005182 * [.A697]^2 - 0.3885 * [.A697] + 132.95" office:value-type="float" office:value="-4.45269203200002" calcext:value-type="float">
            <text:p>-4.452692032</text:p>
          </table:table-cell>
          <table:table-cell office:value-type="float" office:value="-4.45269203200002" calcext:value-type="float">
            <text:p>-4.452692032</text:p>
          </table:table-cell>
          <table:table-cell table:style-name="ce2" table:formula="of:=INT(ROUND([.B697];0))" office:value-type="float" office:value="-4" calcext:value-type="float">
            <text:p>-4</text:p>
          </table:table-cell>
          <table:table-cell table:number-columns-repeated="1019"/>
          <table:table-cell table:style-name="Default"/>
        </table:table-row>
        <table:table-row table:style-name="ro2">
          <table:table-cell office:value-type="float" office:value="779" calcext:value-type="float">
            <text:p>779</text:p>
          </table:table-cell>
          <table:table-cell table:style-name="ce2" table:formula="of:=-0.000000316 * [.A698]^3 + 0.0005182 * [.A698]^2 - 0.3885 * [.A698] + 132.95" office:value-type="float" office:value="-4.60890172400002" calcext:value-type="float">
            <text:p>-4.608901724</text:p>
          </table:table-cell>
          <table:table-cell office:value-type="float" office:value="-4.60890172400002" calcext:value-type="float">
            <text:p>-4.608901724</text:p>
          </table:table-cell>
          <table:table-cell table:style-name="ce2" table:formula="of:=INT(ROUND([.B698];0))" office:value-type="float" office:value="-5" calcext:value-type="float">
            <text:p>-5</text:p>
          </table:table-cell>
          <table:table-cell table:number-columns-repeated="1019"/>
          <table:table-cell table:style-name="Default"/>
        </table:table-row>
        <table:table-row table:style-name="ro2" table:number-rows-repeated="1047877">
          <table:table-cell table:number-columns-repeated="1024"/>
        </table:table-row>
        <table:table-row table:style-name="ro2">
          <table:table-cell table:number-columns-repeated="1024"/>
        </table:table-row>
      </table:table>
      <table:table table:name="Sheet4" table:style-name="ta4">
        <office:forms form:automatic-focus="false" form:apply-design-mode="false"/>
        <table:table-column table:style-name="co3" table:number-columns-repeated="657" table:default-cell-style-name="Default"/>
        <table:table-row table:style-name="ro2">
          <table:table-cell table:number-columns-repeated="4" office:value-type="float" office:value="100" calcext:value-type="float">
            <text:p>100</text:p>
          </table:table-cell>
          <table:table-cell table:number-columns-repeated="3" office:value-type="float" office:value="99" calcext:value-type="float">
            <text:p>99</text:p>
          </table:table-cell>
          <table:table-cell table:number-columns-repeated="4" office:value-type="float" office:value="98" calcext:value-type="float">
            <text:p>98</text:p>
          </table:table-cell>
          <table:table-cell table:number-columns-repeated="3" office:value-type="float" office:value="97" calcext:value-type="float">
            <text:p>97</text:p>
          </table:table-cell>
          <table:table-cell table:number-columns-repeated="3" office:value-type="float" office:value="96" calcext:value-type="float">
            <text:p>96</text:p>
          </table:table-cell>
          <table:table-cell table:number-columns-repeated="4" office:value-type="float" office:value="95" calcext:value-type="float">
            <text:p>95</text:p>
          </table:table-cell>
          <table:table-cell table:number-columns-repeated="4" office:value-type="float" office:value="94" calcext:value-type="float">
            <text:p>94</text:p>
          </table:table-cell>
          <table:table-cell table:number-columns-repeated="3" office:value-type="float" office:value="93" calcext:value-type="float">
            <text:p>93</text:p>
          </table:table-cell>
          <table:table-cell table:number-columns-repeated="4" office:value-type="float" office:value="92" calcext:value-type="float">
            <text:p>92</text:p>
          </table:table-cell>
          <table:table-cell table:number-columns-repeated="4" office:value-type="float" office:value="91" calcext:value-type="float">
            <text:p>91</text:p>
          </table:table-cell>
          <table:table-cell table:number-columns-repeated="3" office:value-type="float" office:value="90" calcext:value-type="float">
            <text:p>90</text:p>
          </table:table-cell>
          <table:table-cell table:number-columns-repeated="4" office:value-type="float" office:value="89" calcext:value-type="float">
            <text:p>89</text:p>
          </table:table-cell>
          <table:table-cell table:number-columns-repeated="4" office:value-type="float" office:value="88" calcext:value-type="float">
            <text:p>88</text:p>
          </table:table-cell>
          <table:table-cell table:number-columns-repeated="4" office:value-type="float" office:value="87" calcext:value-type="float">
            <text:p>87</text:p>
          </table:table-cell>
          <table:table-cell table:number-columns-repeated="4" office:value-type="float" office:value="86" calcext:value-type="float">
            <text:p>86</text:p>
          </table:table-cell>
          <table:table-cell table:number-columns-repeated="4" office:value-type="float" office:value="85" calcext:value-type="float">
            <text:p>85</text:p>
          </table:table-cell>
          <table:table-cell table:number-columns-repeated="4" office:value-type="float" office:value="84" calcext:value-type="float">
            <text:p>84</text:p>
          </table:table-cell>
          <table:table-cell table:number-columns-repeated="4" office:value-type="float" office:value="83" calcext:value-type="float">
            <text:p>83</text:p>
          </table:table-cell>
          <table:table-cell table:number-columns-repeated="4" office:value-type="float" office:value="82" calcext:value-type="float">
            <text:p>82</text:p>
          </table:table-cell>
          <table:table-cell table:number-columns-repeated="4" office:value-type="float" office:value="81" calcext:value-type="float">
            <text:p>81</text:p>
          </table:table-cell>
          <table:table-cell table:number-columns-repeated="4" office:value-type="float" office:value="80" calcext:value-type="float">
            <text:p>80</text:p>
          </table:table-cell>
          <table:table-cell table:number-columns-repeated="4" office:value-type="float" office:value="79" calcext:value-type="float">
            <text:p>79</text:p>
          </table:table-cell>
          <table:table-cell table:number-columns-repeated="5" office:value-type="float" office:value="78" calcext:value-type="float">
            <text:p>78</text:p>
          </table:table-cell>
          <table:table-cell table:number-columns-repeated="4" office:value-type="float" office:value="77" calcext:value-type="float">
            <text:p>77</text:p>
          </table:table-cell>
          <table:table-cell table:number-columns-repeated="4" office:value-type="float" office:value="76" calcext:value-type="float">
            <text:p>76</text:p>
          </table:table-cell>
          <table:table-cell table:number-columns-repeated="5" office:value-type="float" office:value="75" calcext:value-type="float">
            <text:p>75</text:p>
          </table:table-cell>
          <table:table-cell table:number-columns-repeated="4" office:value-type="float" office:value="74" calcext:value-type="float">
            <text:p>74</text:p>
          </table:table-cell>
          <table:table-cell table:number-columns-repeated="5" office:value-type="float" office:value="73" calcext:value-type="float">
            <text:p>73</text:p>
          </table:table-cell>
          <table:table-cell table:number-columns-repeated="5" office:value-type="float" office:value="72" calcext:value-type="float">
            <text:p>72</text:p>
          </table:table-cell>
          <table:table-cell table:number-columns-repeated="4" office:value-type="float" office:value="71" calcext:value-type="float">
            <text:p>71</text:p>
          </table:table-cell>
          <table:table-cell table:number-columns-repeated="5" office:value-type="float" office:value="70" calcext:value-type="float">
            <text:p>70</text:p>
          </table:table-cell>
          <table:table-cell table:number-columns-repeated="5" office:value-type="float" office:value="69" calcext:value-type="float">
            <text:p>69</text:p>
          </table:table-cell>
          <table:table-cell table:number-columns-repeated="5" office:value-type="float" office:value="68" calcext:value-type="float">
            <text:p>68</text:p>
          </table:table-cell>
          <table:table-cell table:number-columns-repeated="5" office:value-type="float" office:value="67" calcext:value-type="float">
            <text:p>67</text:p>
          </table:table-cell>
          <table:table-cell table:number-columns-repeated="5" office:value-type="float" office:value="66" calcext:value-type="float">
            <text:p>66</text:p>
          </table:table-cell>
          <table:table-cell table:number-columns-repeated="5" office:value-type="float" office:value="65" calcext:value-type="float">
            <text:p>65</text:p>
          </table:table-cell>
          <table:table-cell table:number-columns-repeated="5" office:value-type="float" office:value="64" calcext:value-type="float">
            <text:p>64</text:p>
          </table:table-cell>
          <table:table-cell table:number-columns-repeated="6" office:value-type="float" office:value="63" calcext:value-type="float">
            <text:p>63</text:p>
          </table:table-cell>
          <table:table-cell table:number-columns-repeated="5" office:value-type="float" office:value="62" calcext:value-type="float">
            <text:p>62</text:p>
          </table:table-cell>
          <table:table-cell table:number-columns-repeated="6" office:value-type="float" office:value="61" calcext:value-type="float">
            <text:p>61</text:p>
          </table:table-cell>
          <table:table-cell table:number-columns-repeated="5" office:value-type="float" office:value="60" calcext:value-type="float">
            <text:p>60</text:p>
          </table:table-cell>
          <table:table-cell table:number-columns-repeated="6" office:value-type="float" office:value="59" calcext:value-type="float">
            <text:p>59</text:p>
          </table:table-cell>
          <table:table-cell table:number-columns-repeated="6" office:value-type="float" office:value="58" calcext:value-type="float">
            <text:p>58</text:p>
          </table:table-cell>
          <table:table-cell table:number-columns-repeated="5" office:value-type="float" office:value="57" calcext:value-type="float">
            <text:p>57</text:p>
          </table:table-cell>
          <table:table-cell table:number-columns-repeated="6" office:value-type="float" office:value="56" calcext:value-type="float">
            <text:p>56</text:p>
          </table:table-cell>
          <table:table-cell table:number-columns-repeated="7" office:value-type="float" office:value="55" calcext:value-type="float">
            <text:p>55</text:p>
          </table:table-cell>
          <table:table-cell table:number-columns-repeated="6" office:value-type="float" office:value="54" calcext:value-type="float">
            <text:p>54</text:p>
          </table:table-cell>
          <table:table-cell table:number-columns-repeated="6" office:value-type="float" office:value="53" calcext:value-type="float">
            <text:p>53</text:p>
          </table:table-cell>
          <table:table-cell table:number-columns-repeated="6" office:value-type="float" office:value="52" calcext:value-type="float">
            <text:p>52</text:p>
          </table:table-cell>
          <table:table-cell table:number-columns-repeated="7" office:value-type="float" office:value="51" calcext:value-type="float">
            <text:p>51</text:p>
          </table:table-cell>
          <table:table-cell table:number-columns-repeated="7" office:value-type="float" office:value="50" calcext:value-type="float">
            <text:p>50</text:p>
          </table:table-cell>
          <table:table-cell table:number-columns-repeated="6" office:value-type="float" office:value="49" calcext:value-type="float">
            <text:p>49</text:p>
          </table:table-cell>
          <table:table-cell table:number-columns-repeated="7" office:value-type="float" office:value="48" calcext:value-type="float">
            <text:p>48</text:p>
          </table:table-cell>
          <table:table-cell table:number-columns-repeated="7" office:value-type="float" office:value="47" calcext:value-type="float">
            <text:p>47</text:p>
          </table:table-cell>
          <table:table-cell table:number-columns-repeated="8" office:value-type="float" office:value="46" calcext:value-type="float">
            <text:p>46</text:p>
          </table:table-cell>
          <table:table-cell table:number-columns-repeated="7" office:value-type="float" office:value="45" calcext:value-type="float">
            <text:p>45</text:p>
          </table:table-cell>
          <table:table-cell table:number-columns-repeated="7" office:value-type="float" office:value="44" calcext:value-type="float">
            <text:p>44</text:p>
          </table:table-cell>
          <table:table-cell table:number-columns-repeated="8" office:value-type="float" office:value="43" calcext:value-type="float">
            <text:p>43</text:p>
          </table:table-cell>
          <table:table-cell table:number-columns-repeated="8" office:value-type="float" office:value="42" calcext:value-type="float">
            <text:p>42</text:p>
          </table:table-cell>
          <table:table-cell table:number-columns-repeated="7" office:value-type="float" office:value="41" calcext:value-type="float">
            <text:p>41</text:p>
          </table:table-cell>
          <table:table-cell table:number-columns-repeated="8" office:value-type="float" office:value="40" calcext:value-type="float">
            <text:p>40</text:p>
          </table:table-cell>
          <table:table-cell table:number-columns-repeated="9" office:value-type="float" office:value="39" calcext:value-type="float">
            <text:p>39</text:p>
          </table:table-cell>
          <table:table-cell table:number-columns-repeated="8" office:value-type="float" office:value="38" calcext:value-type="float">
            <text:p>38</text:p>
          </table:table-cell>
          <table:table-cell table:number-columns-repeated="8" office:value-type="float" office:value="37" calcext:value-type="float">
            <text:p>37</text:p>
          </table:table-cell>
          <table:table-cell table:number-columns-repeated="9" office:value-type="float" office:value="36" calcext:value-type="float">
            <text:p>36</text:p>
          </table:table-cell>
          <table:table-cell table:number-columns-repeated="8" office:value-type="float" office:value="35" calcext:value-type="float">
            <text:p>35</text:p>
          </table:table-cell>
          <table:table-cell table:number-columns-repeated="9" office:value-type="float" office:value="34" calcext:value-type="float">
            <text:p>34</text:p>
          </table:table-cell>
          <table:table-cell table:number-columns-repeated="9" office:value-type="float" office:value="33" calcext:value-type="float">
            <text:p>33</text:p>
          </table:table-cell>
          <table:table-cell table:number-columns-repeated="9" office:value-type="float" office:value="32" calcext:value-type="float">
            <text:p>32</text:p>
          </table:table-cell>
          <table:table-cell table:number-columns-repeated="9" office:value-type="float" office:value="31" calcext:value-type="float">
            <text:p>31</text:p>
          </table:table-cell>
          <table:table-cell table:number-columns-repeated="10" office:value-type="float" office:value="30" calcext:value-type="float">
            <text:p>30</text:p>
          </table:table-cell>
          <table:table-cell table:number-columns-repeated="9" office:value-type="float" office:value="29" calcext:value-type="float">
            <text:p>29</text:p>
          </table:table-cell>
          <table:table-cell table:number-columns-repeated="9" office:value-type="float" office:value="28" calcext:value-type="float">
            <text:p>28</text:p>
          </table:table-cell>
          <table:table-cell table:number-columns-repeated="10" office:value-type="float" office:value="27" calcext:value-type="float">
            <text:p>27</text:p>
          </table:table-cell>
          <table:table-cell table:number-columns-repeated="2" office:value-type="float" office:value="26" calcext:value-type="float">
            <text:p>26</text:p>
          </table:table-cell>
          <table:table-cell table:number-columns-repeated="7" table:style-name="ce1" office:value-type="float" office:value="26" calcext:value-type="float">
            <text:p>26</text:p>
          </table:table-cell>
          <table:table-cell table:number-columns-repeated="10" table:style-name="ce1" office:value-type="float" office:value="25" calcext:value-type="float">
            <text:p>25</text:p>
          </table:table-cell>
          <table:table-cell table:number-columns-repeated="9" table:style-name="ce1" office:value-type="float" office:value="24" calcext:value-type="float">
            <text:p>24</text:p>
          </table:table-cell>
          <table:table-cell table:number-columns-repeated="10" table:style-name="ce1" office:value-type="float" office:value="23" calcext:value-type="float">
            <text:p>23</text:p>
          </table:table-cell>
          <table:table-cell table:number-columns-repeated="9" table:style-name="ce1" office:value-type="float" office:value="22" calcext:value-type="float">
            <text:p>22</text:p>
          </table:table-cell>
          <table:table-cell table:number-columns-repeated="9" table:style-name="ce1" office:value-type="float" office:value="21" calcext:value-type="float">
            <text:p>21</text:p>
          </table:table-cell>
          <table:table-cell table:number-columns-repeated="10" table:style-name="ce1" office:value-type="float" office:value="20" calcext:value-type="float">
            <text:p>20</text:p>
          </table:table-cell>
          <table:table-cell table:number-columns-repeated="9" table:style-name="ce1" office:value-type="float" office:value="19" calcext:value-type="float">
            <text:p>19</text:p>
          </table:table-cell>
          <table:table-cell table:number-columns-repeated="9" table:style-name="ce1" office:value-type="float" office:value="18" calcext:value-type="float">
            <text:p>18</text:p>
          </table:table-cell>
          <table:table-cell table:number-columns-repeated="10" table:style-name="ce1" office:value-type="float" office:value="17" calcext:value-type="float">
            <text:p>17</text:p>
          </table:table-cell>
          <table:table-cell table:number-columns-repeated="9" table:style-name="ce1" office:value-type="float" office:value="16" calcext:value-type="float">
            <text:p>16</text:p>
          </table:table-cell>
          <table:table-cell table:number-columns-repeated="9" table:style-name="ce1" office:value-type="float" office:value="15" calcext:value-type="float">
            <text:p>15</text:p>
          </table:table-cell>
          <table:table-cell table:number-columns-repeated="8" table:style-name="ce1" office:value-type="float" office:value="14" calcext:value-type="float">
            <text:p>14</text:p>
          </table:table-cell>
          <table:table-cell table:number-columns-repeated="9" table:style-name="ce1" office:value-type="float" office:value="13" calcext:value-type="float">
            <text:p>13</text:p>
          </table:table-cell>
          <table:table-cell table:number-columns-repeated="9" table:style-name="ce1" office:value-type="float" office:value="12" calcext:value-type="float">
            <text:p>12</text:p>
          </table:table-cell>
          <table:table-cell table:number-columns-repeated="8" table:style-name="ce1" office:value-type="float" office:value="11" calcext:value-type="float">
            <text:p>11</text:p>
          </table:table-cell>
          <table:table-cell table:number-columns-repeated="9" table:style-name="ce1" office:value-type="float" office:value="10" calcext:value-type="float">
            <text:p>10</text:p>
          </table:table-cell>
          <table:table-cell table:number-columns-repeated="8" table:style-name="ce1" office:value-type="float" office:value="9" calcext:value-type="float">
            <text:p>9</text:p>
          </table:table-cell>
          <table:table-cell table:number-columns-repeated="8" table:style-name="ce1" office:value-type="float" office:value="8" calcext:value-type="float">
            <text:p>8</text:p>
          </table:table-cell>
          <table:table-cell table:number-columns-repeated="8" table:style-name="ce1" office:value-type="float" office:value="7" calcext:value-type="float">
            <text:p>7</text:p>
          </table:table-cell>
          <table:table-cell table:number-columns-repeated="8" table:style-name="ce1" office:value-type="float" office:value="6" calcext:value-type="float">
            <text:p>6</text:p>
          </table:table-cell>
          <table:table-cell table:number-columns-repeated="7" table:style-name="ce1" office:value-type="float" office:value="5" calcext:value-type="float">
            <text:p>5</text:p>
          </table:table-cell>
          <table:table-cell table:number-columns-repeated="8" table:style-name="ce1" office:value-type="float" office:value="4" calcext:value-type="float">
            <text:p>4</text:p>
          </table:table-cell>
          <table:table-cell table:number-columns-repeated="7" table:style-name="ce1" office:value-type="float" office:value="3" calcext:value-type="float">
            <text:p>3</text:p>
          </table:table-cell>
          <table:table-cell table:number-columns-repeated="7" table:style-name="ce1" office:value-type="float" office:value="2" calcext:value-type="float">
            <text:p>2</text:p>
          </table:table-cell>
          <table:table-cell table:number-columns-repeated="7" table:style-name="ce1" office:value-type="float" office:value="1" calcext:value-type="float">
            <text:p>1</text:p>
          </table:table-cell>
          <table:table-cell table:number-columns-repeated="7" table:style-name="ce1" office:value-type="float" office:value="0" calcext:value-type="float">
            <text:p>0</text:p>
          </table:table-cell>
        </table:table-row>
        <table:table-row table:style-name="ro2" table:number-rows-repeated="474">
          <table:table-cell table:number-columns-repeated="657"/>
        </table:table-row>
        <table:table-row table:style-name="ro2">
          <table:table-cell table:number-columns-repeated="657"/>
        </table:table-row>
      </table:table>
      <table:table table:name="ph" table:style-name="ta4">
        <office:forms form:automatic-focus="false" form:apply-design-mode="false"/>
        <table:table-column table:style-name="co3" table:number-columns-repeated="2" table:default-cell-style-name="Default"/>
        <table:table-row table:style-name="ro3">
          <table:table-cell office:value-type="string" calcext:value-type="string">
            <text:p>paper</text:p>
          </table:table-cell>
          <table:table-cell office:value-type="string" calcext:value-type="string">
            <text:p>reading</text:p>
          </table:table-cell>
        </table:table-row>
        <table:table-row table:style-name="ro3">
          <table:table-cell office:value-type="float" office:value="3.5" calcext:value-type="float">
            <text:p>3.5</text:p>
          </table:table-cell>
          <table:table-cell office:value-type="float" office:value="3.8" calcext:value-type="float">
            <text:p>3.8</text:p>
          </table:table-cell>
        </table:table-row>
        <table:table-row table:style-name="ro3">
          <table:table-cell office:value-type="float" office:value="4.5" calcext:value-type="float">
            <text:p>4.5</text:p>
          </table:table-cell>
          <table:table-cell office:value-type="float" office:value="7.8" calcext:value-type="float">
            <text:p>7.8</text:p>
          </table:table-cell>
        </table:table-row>
        <table:table-row table:style-name="ro3">
          <table:table-cell office:value-type="float" office:value="5.5" calcext:value-type="float">
            <text:p>5.5</text:p>
          </table:table-cell>
          <table:table-cell office:value-type="float" office:value="9.83" calcext:value-type="float">
            <text:p>9.83</text:p>
          </table:table-cell>
        </table:table-row>
        <table:table-row table:style-name="ro3">
          <table:table-cell office:value-type="float" office:value="8.4" calcext:value-type="float">
            <text:p>8.4</text:p>
          </table:table-cell>
          <table:table-cell office:value-type="float" office:value="8" calcext:value-type="float">
            <text:p>8</text:p>
          </table:table-cell>
        </table:table-row>
        <table:table-row table:style-name="ro3">
          <table:table-cell/>
          <table:table-cell office:value-type="float" office:value="7.88" calcext:value-type="float">
            <text:p>7.8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 style:data-style-name="N2" text:time-value="10:25:00.306861518">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Extrapolation" style:display-name="PageStyle_Extrapol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03:39:30</meta:creation-date>
    <meta:initial-creator>Mortensen, Martin A</meta:initial-creator>
    <dc:language>en-US</dc:language>
    <dc:date>2016-11-02T20:52:54.802048153</dc:date>
    <meta:editing-cycles>17</meta:editing-cycles>
    <meta:editing-duration>PT15H11M41S</meta:editing-duration>
    <meta:generator>LibreOffice/5.1.4.2$Linux_X86_64 LibreOffice_project/10m0$Build-2</meta:generator>
    <meta:document-statistic meta:table-count="5" meta:cell-count="10097" meta:object-count="2"/>
    <meta:user-defined meta:name="AppVersion">14.0300</meta:user-defined>
    <meta:user-defined meta:name="Company">Intel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Sub concatenate_with_comma

	dim document as object
	dim dispatcher as object

	document = ThisComponent.CurrentController.Frame
	dispatcher = createUnoService("com.sun.star.frame.DispatchHelper")

	dim args1(0) as new com.sun.star.beans.PropertyValue
	dim args2(0) as new com.sun.star.beans.PropertyValue

	REM Our objective is to put 'Hello World' in the first Cell. 
	REM To point the first cell A1 and put a text, we would use two properties - 'ToPoint' and 'StringName'. 


	args1(0).Name = "ToPoint"
	args1(0).Value = "$F$15"

	args2(0).Name = "StringName"
	args2(0).Value = "Hello World!"

	dispatcher.executeDispatch(document, ".uno:GoToCell", "", 0, args1())
	dispatcher.executeDispatch(document, ".uno:EnterString", "", 0, args2())
	
	msgbox "Complete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symbol-type="named-symbol" chart:symbol-name="square" chart:symbol-width="0.176cm" chart:symbol-height="0.176cm" chart:link-data-style-to-source="true" chart:label-position="right">
        <chart:label-separator>
          <text:p>; </text:p>
        </chart:label-separator>
      </style:chart-properties>
      <style:graphic-properties svg:stroke-width="0.079cm" svg:stroke-color="#4a7ebb" draw:fill-color="#4a7ebb"/>
      <style:text-properties style:text-position="0% 100%"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ogarithmic"/>
      <style:graphic-properties svg:stroke-width="0.026cm"/>
    </style:style>
    <style:style style:name="ch9" style:family="chart">
      <style:text-properties style:text-position="0% 100%"/>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6.088cm" svg:height="7.297cm" xlink:href=".." xlink:type="simple" chart:class="chart:scatter" chart:style-name="ch1">
        <chart:title svg:x="7.692cm" svg:y="0.281cm" chart:style-name="ch2">
          <text:p>C</text:p>
        </chart:title>
        <chart:legend chart:legend-position="end" svg:x="12.416cm" svg:y="3.1cm" style:legend-expansion="high" chart:style-name="ch3"/>
        <chart:plot-area chart:style-name="ch4" table:cell-range-address="data.B7:data.C100 data.C1:data.C1" chart:data-source-has-labels="row" svg:x="0.321cm" svg:y="1.549cm" svg:width="11.774cm" svg:height="5.603cm">
          <chartooo:coordinate-region svg:x="0.995cm" svg:y="1.748cm" svg:width="10.569cm" svg:height="4.757cm"/>
          <chart:axis chart:dimension="x" chart:name="primary-x" chart:style-name="ch5"/>
          <chart:axis chart:dimension="y" chart:name="primary-y" chart:style-name="ch5">
            <chart:grid chart:style-name="ch6" chart:class="major"/>
          </chart:axis>
          <chart:series chart:style-name="ch7" chart:values-cell-range-address="data.C7:data.C100" chart:label-cell-address="data.C1:data.C1" chart:class="chart:scatter">
            <chart:domain table:cell-range-address="data.B7:data.B100"/>
            <chart:regression-curve chart:style-name="ch8">
              <chart:equation chart:display-equation="true" chart:display-r-square="false" chart:style-name="ch9"/>
            </chart:regression-curve>
            <chart:data-point chart:repeated="9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text:p>
                <draw:g>
                  <svg:desc>data.C1:data.C1</svg:desc>
                </draw:g>
              </table:table-cell>
            </table:table-row>
          </table:table-header-rows>
          <table:table-rows>
            <table:table-row>
              <table:table-cell office:value-type="string">
                <text:p>1</text:p>
              </table:table-cell>
              <table:table-cell office:value-type="float" office:value="146">
                <text:p>146</text:p>
                <draw:g>
                  <svg:desc>data.B7:data.B100</svg:desc>
                </draw:g>
              </table:table-cell>
              <table:table-cell office:value-type="float" office:value="95">
                <text:p>95</text:p>
                <draw:g>
                  <svg:desc>data.C7:data.C100</svg:desc>
                </draw:g>
              </table:table-cell>
            </table:table-row>
            <table:table-row>
              <table:table-cell office:value-type="string">
                <text:p>2</text:p>
              </table:table-cell>
              <table:table-cell office:value-type="float" office:value="NaN">
                <text:p>NaN</text:p>
              </table:table-cell>
              <table:table-cell office:value-type="float" office:value="94">
                <text:p>94</text:p>
              </table:table-cell>
            </table:table-row>
            <table:table-row>
              <table:table-cell office:value-type="string">
                <text:p>3</text:p>
              </table:table-cell>
              <table:table-cell office:value-type="float" office:value="NaN">
                <text:p>NaN</text:p>
              </table:table-cell>
              <table:table-cell office:value-type="float" office:value="93">
                <text:p>93</text:p>
              </table:table-cell>
            </table:table-row>
            <table:table-row>
              <table:table-cell office:value-type="string">
                <text:p>4</text:p>
              </table:table-cell>
              <table:table-cell office:value-type="float" office:value="NaN">
                <text:p>NaN</text:p>
              </table:table-cell>
              <table:table-cell office:value-type="float" office:value="92">
                <text:p>92</text:p>
              </table:table-cell>
            </table:table-row>
            <table:table-row>
              <table:table-cell office:value-type="string">
                <text:p>5</text:p>
              </table:table-cell>
              <table:table-cell office:value-type="float" office:value="NaN">
                <text:p>NaN</text:p>
              </table:table-cell>
              <table:table-cell office:value-type="float" office:value="91">
                <text:p>91</text:p>
              </table:table-cell>
            </table:table-row>
            <table:table-row>
              <table:table-cell office:value-type="string">
                <text:p>6</text:p>
              </table:table-cell>
              <table:table-cell office:value-type="float" office:value="149">
                <text:p>149</text:p>
              </table:table-cell>
              <table:table-cell office:value-type="float" office:value="90">
                <text:p>90</text:p>
              </table:table-cell>
            </table:table-row>
            <table:table-row>
              <table:table-cell office:value-type="string">
                <text:p>7</text:p>
              </table:table-cell>
              <table:table-cell office:value-type="float" office:value="NaN">
                <text:p>NaN</text:p>
              </table:table-cell>
              <table:table-cell office:value-type="float" office:value="89">
                <text:p>89</text:p>
              </table:table-cell>
            </table:table-row>
            <table:table-row>
              <table:table-cell office:value-type="string">
                <text:p>8</text:p>
              </table:table-cell>
              <table:table-cell office:value-type="float" office:value="NaN">
                <text:p>NaN</text:p>
              </table:table-cell>
              <table:table-cell office:value-type="float" office:value="88">
                <text:p>88</text:p>
              </table:table-cell>
            </table:table-row>
            <table:table-row>
              <table:table-cell office:value-type="string">
                <text:p>9</text:p>
              </table:table-cell>
              <table:table-cell office:value-type="float" office:value="NaN">
                <text:p>NaN</text:p>
              </table:table-cell>
              <table:table-cell office:value-type="float" office:value="87">
                <text:p>87</text:p>
              </table:table-cell>
            </table:table-row>
            <table:table-row>
              <table:table-cell office:value-type="string">
                <text:p>10</text:p>
              </table:table-cell>
              <table:table-cell office:value-type="float" office:value="NaN">
                <text:p>NaN</text:p>
              </table:table-cell>
              <table:table-cell office:value-type="float" office:value="86">
                <text:p>86</text:p>
              </table:table-cell>
            </table:table-row>
            <table:table-row>
              <table:table-cell office:value-type="string">
                <text:p>11</text:p>
              </table:table-cell>
              <table:table-cell office:value-type="float" office:value="NaN">
                <text:p>NaN</text:p>
              </table:table-cell>
              <table:table-cell office:value-type="float" office:value="85">
                <text:p>85</text:p>
              </table:table-cell>
            </table:table-row>
            <table:table-row>
              <table:table-cell office:value-type="string">
                <text:p>12</text:p>
              </table:table-cell>
              <table:table-cell office:value-type="float" office:value="NaN">
                <text:p>NaN</text:p>
              </table:table-cell>
              <table:table-cell office:value-type="float" office:value="84">
                <text:p>84</text:p>
              </table:table-cell>
            </table:table-row>
            <table:table-row>
              <table:table-cell office:value-type="string">
                <text:p>13</text:p>
              </table:table-cell>
              <table:table-cell office:value-type="float" office:value="NaN">
                <text:p>NaN</text:p>
              </table:table-cell>
              <table:table-cell office:value-type="float" office:value="83">
                <text:p>83</text:p>
              </table:table-cell>
            </table:table-row>
            <table:table-row>
              <table:table-cell office:value-type="string">
                <text:p>14</text:p>
              </table:table-cell>
              <table:table-cell office:value-type="float" office:value="NaN">
                <text:p>NaN</text:p>
              </table:table-cell>
              <table:table-cell office:value-type="float" office:value="82">
                <text:p>82</text:p>
              </table:table-cell>
            </table:table-row>
            <table:table-row>
              <table:table-cell office:value-type="string">
                <text:p>15</text:p>
              </table:table-cell>
              <table:table-cell office:value-type="float" office:value="NaN">
                <text:p>NaN</text:p>
              </table:table-cell>
              <table:table-cell office:value-type="float" office:value="81">
                <text:p>81</text:p>
              </table:table-cell>
            </table:table-row>
            <table:table-row>
              <table:table-cell office:value-type="string">
                <text:p>16</text:p>
              </table:table-cell>
              <table:table-cell office:value-type="float" office:value="176">
                <text:p>176</text:p>
              </table:table-cell>
              <table:table-cell office:value-type="float" office:value="80">
                <text:p>80</text:p>
              </table:table-cell>
            </table:table-row>
            <table:table-row>
              <table:table-cell office:value-type="string">
                <text:p>17</text:p>
              </table:table-cell>
              <table:table-cell office:value-type="float" office:value="NaN">
                <text:p>NaN</text:p>
              </table:table-cell>
              <table:table-cell office:value-type="float" office:value="79">
                <text:p>79</text:p>
              </table:table-cell>
            </table:table-row>
            <table:table-row>
              <table:table-cell office:value-type="string">
                <text:p>18</text:p>
              </table:table-cell>
              <table:table-cell office:value-type="float" office:value="NaN">
                <text:p>NaN</text:p>
              </table:table-cell>
              <table:table-cell office:value-type="float" office:value="78">
                <text:p>78</text:p>
              </table:table-cell>
            </table:table-row>
            <table:table-row>
              <table:table-cell office:value-type="string">
                <text:p>19</text:p>
              </table:table-cell>
              <table:table-cell office:value-type="float" office:value="NaN">
                <text:p>NaN</text:p>
              </table:table-cell>
              <table:table-cell office:value-type="float" office:value="77">
                <text:p>77</text:p>
              </table:table-cell>
            </table:table-row>
            <table:table-row>
              <table:table-cell office:value-type="string">
                <text:p>20</text:p>
              </table:table-cell>
              <table:table-cell office:value-type="float" office:value="NaN">
                <text:p>NaN</text:p>
              </table:table-cell>
              <table:table-cell office:value-type="float" office:value="76">
                <text:p>76</text:p>
              </table:table-cell>
            </table:table-row>
            <table:table-row>
              <table:table-cell office:value-type="string">
                <text:p>21</text:p>
              </table:table-cell>
              <table:table-cell office:value-type="float" office:value="195">
                <text:p>195</text:p>
              </table:table-cell>
              <table:table-cell office:value-type="float" office:value="75">
                <text:p>75</text:p>
              </table:table-cell>
            </table:table-row>
            <table:table-row>
              <table:table-cell office:value-type="string">
                <text:p>22</text:p>
              </table:table-cell>
              <table:table-cell office:value-type="float" office:value="NaN">
                <text:p>NaN</text:p>
              </table:table-cell>
              <table:table-cell office:value-type="float" office:value="74">
                <text:p>74</text:p>
              </table:table-cell>
            </table:table-row>
            <table:table-row>
              <table:table-cell office:value-type="string">
                <text:p>23</text:p>
              </table:table-cell>
              <table:table-cell office:value-type="float" office:value="NaN">
                <text:p>NaN</text:p>
              </table:table-cell>
              <table:table-cell office:value-type="float" office:value="73">
                <text:p>73</text:p>
              </table:table-cell>
            </table:table-row>
            <table:table-row>
              <table:table-cell office:value-type="string">
                <text:p>24</text:p>
              </table:table-cell>
              <table:table-cell office:value-type="float" office:value="NaN">
                <text:p>NaN</text:p>
              </table:table-cell>
              <table:table-cell office:value-type="float" office:value="72">
                <text:p>72</text:p>
              </table:table-cell>
            </table:table-row>
            <table:table-row>
              <table:table-cell office:value-type="string">
                <text:p>25</text:p>
              </table:table-cell>
              <table:table-cell office:value-type="float" office:value="NaN">
                <text:p>NaN</text:p>
              </table:table-cell>
              <table:table-cell office:value-type="float" office:value="71">
                <text:p>71</text:p>
              </table:table-cell>
            </table:table-row>
            <table:table-row>
              <table:table-cell office:value-type="string">
                <text:p>26</text:p>
              </table:table-cell>
              <table:table-cell office:value-type="float" office:value="218">
                <text:p>218</text:p>
              </table:table-cell>
              <table:table-cell office:value-type="float" office:value="70">
                <text:p>70</text:p>
              </table:table-cell>
            </table:table-row>
            <table:table-row>
              <table:table-cell office:value-type="string">
                <text:p>27</text:p>
              </table:table-cell>
              <table:table-cell office:value-type="float" office:value="NaN">
                <text:p>NaN</text:p>
              </table:table-cell>
              <table:table-cell office:value-type="float" office:value="69">
                <text:p>69</text:p>
              </table:table-cell>
            </table:table-row>
            <table:table-row>
              <table:table-cell office:value-type="string">
                <text:p>28</text:p>
              </table:table-cell>
              <table:table-cell office:value-type="float" office:value="NaN">
                <text:p>NaN</text:p>
              </table:table-cell>
              <table:table-cell office:value-type="float" office:value="68">
                <text:p>68</text:p>
              </table:table-cell>
            </table:table-row>
            <table:table-row>
              <table:table-cell office:value-type="string">
                <text:p>29</text:p>
              </table:table-cell>
              <table:table-cell office:value-type="float" office:value="NaN">
                <text:p>NaN</text:p>
              </table:table-cell>
              <table:table-cell office:value-type="float" office:value="67">
                <text:p>67</text:p>
              </table:table-cell>
            </table:table-row>
            <table:table-row>
              <table:table-cell office:value-type="string">
                <text:p>30</text:p>
              </table:table-cell>
              <table:table-cell office:value-type="float" office:value="NaN">
                <text:p>NaN</text:p>
              </table:table-cell>
              <table:table-cell office:value-type="float" office:value="66">
                <text:p>66</text:p>
              </table:table-cell>
            </table:table-row>
            <table:table-row>
              <table:table-cell office:value-type="string">
                <text:p>31</text:p>
              </table:table-cell>
              <table:table-cell office:value-type="float" office:value="NaN">
                <text:p>NaN</text:p>
              </table:table-cell>
              <table:table-cell office:value-type="float" office:value="65">
                <text:p>65</text:p>
              </table:table-cell>
            </table:table-row>
            <table:table-row>
              <table:table-cell office:value-type="string">
                <text:p>32</text:p>
              </table:table-cell>
              <table:table-cell office:value-type="float" office:value="NaN">
                <text:p>NaN</text:p>
              </table:table-cell>
              <table:table-cell office:value-type="float" office:value="64">
                <text:p>64</text:p>
              </table:table-cell>
            </table:table-row>
            <table:table-row>
              <table:table-cell office:value-type="string">
                <text:p>33</text:p>
              </table:table-cell>
              <table:table-cell office:value-type="float" office:value="NaN">
                <text:p>NaN</text:p>
              </table:table-cell>
              <table:table-cell office:value-type="float" office:value="63">
                <text:p>63</text:p>
              </table:table-cell>
            </table:table-row>
            <table:table-row>
              <table:table-cell office:value-type="string">
                <text:p>34</text:p>
              </table:table-cell>
              <table:table-cell office:value-type="float" office:value="NaN">
                <text:p>NaN</text:p>
              </table:table-cell>
              <table:table-cell office:value-type="float" office:value="62">
                <text:p>62</text:p>
              </table:table-cell>
            </table:table-row>
            <table:table-row>
              <table:table-cell office:value-type="string">
                <text:p>35</text:p>
              </table:table-cell>
              <table:table-cell office:value-type="float" office:value="NaN">
                <text:p>NaN</text:p>
              </table:table-cell>
              <table:table-cell office:value-type="float" office:value="61">
                <text:p>61</text:p>
              </table:table-cell>
            </table:table-row>
            <table:table-row>
              <table:table-cell office:value-type="string">
                <text:p>36</text:p>
              </table:table-cell>
              <table:table-cell office:value-type="float" office:value="269">
                <text:p>269</text:p>
              </table:table-cell>
              <table:table-cell office:value-type="float" office:value="60">
                <text:p>60</text:p>
              </table:table-cell>
            </table:table-row>
            <table:table-row>
              <table:table-cell office:value-type="string">
                <text:p>37</text:p>
              </table:table-cell>
              <table:table-cell office:value-type="float" office:value="NaN">
                <text:p>NaN</text:p>
              </table:table-cell>
              <table:table-cell office:value-type="float" office:value="59">
                <text:p>59</text:p>
              </table:table-cell>
            </table:table-row>
            <table:table-row>
              <table:table-cell office:value-type="string">
                <text:p>38</text:p>
              </table:table-cell>
              <table:table-cell office:value-type="float" office:value="NaN">
                <text:p>NaN</text:p>
              </table:table-cell>
              <table:table-cell office:value-type="float" office:value="58">
                <text:p>58</text:p>
              </table:table-cell>
            </table:table-row>
            <table:table-row>
              <table:table-cell office:value-type="string">
                <text:p>39</text:p>
              </table:table-cell>
              <table:table-cell office:value-type="float" office:value="NaN">
                <text:p>NaN</text:p>
              </table:table-cell>
              <table:table-cell office:value-type="float" office:value="57">
                <text:p>57</text:p>
              </table:table-cell>
            </table:table-row>
            <table:table-row>
              <table:table-cell office:value-type="string">
                <text:p>40</text:p>
              </table:table-cell>
              <table:table-cell office:value-type="float" office:value="NaN">
                <text:p>NaN</text:p>
              </table:table-cell>
              <table:table-cell office:value-type="float" office:value="56">
                <text:p>56</text:p>
              </table:table-cell>
            </table:table-row>
            <table:table-row>
              <table:table-cell office:value-type="string">
                <text:p>41</text:p>
              </table:table-cell>
              <table:table-cell office:value-type="float" office:value="295">
                <text:p>295</text:p>
              </table:table-cell>
              <table:table-cell office:value-type="float" office:value="55">
                <text:p>55</text:p>
              </table:table-cell>
            </table:table-row>
            <table:table-row>
              <table:table-cell office:value-type="string">
                <text:p>42</text:p>
              </table:table-cell>
              <table:table-cell office:value-type="float" office:value="NaN">
                <text:p>NaN</text:p>
              </table:table-cell>
              <table:table-cell office:value-type="float" office:value="54">
                <text:p>54</text:p>
              </table:table-cell>
            </table:table-row>
            <table:table-row>
              <table:table-cell office:value-type="string">
                <text:p>43</text:p>
              </table:table-cell>
              <table:table-cell office:value-type="float" office:value="NaN">
                <text:p>NaN</text:p>
              </table:table-cell>
              <table:table-cell office:value-type="float" office:value="53">
                <text:p>53</text:p>
              </table:table-cell>
            </table:table-row>
            <table:table-row>
              <table:table-cell office:value-type="string">
                <text:p>44</text:p>
              </table:table-cell>
              <table:table-cell office:value-type="float" office:value="NaN">
                <text:p>NaN</text:p>
              </table:table-cell>
              <table:table-cell office:value-type="float" office:value="52">
                <text:p>52</text:p>
              </table:table-cell>
            </table:table-row>
            <table:table-row>
              <table:table-cell office:value-type="string">
                <text:p>45</text:p>
              </table:table-cell>
              <table:table-cell office:value-type="float" office:value="NaN">
                <text:p>NaN</text:p>
              </table:table-cell>
              <table:table-cell office:value-type="float" office:value="51">
                <text:p>51</text:p>
              </table:table-cell>
            </table:table-row>
            <table:table-row>
              <table:table-cell office:value-type="string">
                <text:p>46</text:p>
              </table:table-cell>
              <table:table-cell office:value-type="float" office:value="314">
                <text:p>314</text:p>
              </table:table-cell>
              <table:table-cell office:value-type="float" office:value="50">
                <text:p>50</text:p>
              </table:table-cell>
            </table:table-row>
            <table:table-row>
              <table:table-cell office:value-type="string">
                <text:p>47</text:p>
              </table:table-cell>
              <table:table-cell office:value-type="float" office:value="NaN">
                <text:p>NaN</text:p>
              </table:table-cell>
              <table:table-cell office:value-type="float" office:value="49">
                <text:p>49</text:p>
              </table:table-cell>
            </table:table-row>
            <table:table-row>
              <table:table-cell office:value-type="string">
                <text:p>48</text:p>
              </table:table-cell>
              <table:table-cell office:value-type="float" office:value="NaN">
                <text:p>NaN</text:p>
              </table:table-cell>
              <table:table-cell office:value-type="float" office:value="48">
                <text:p>48</text:p>
              </table:table-cell>
            </table:table-row>
            <table:table-row>
              <table:table-cell office:value-type="string">
                <text:p>49</text:p>
              </table:table-cell>
              <table:table-cell office:value-type="float" office:value="NaN">
                <text:p>NaN</text:p>
              </table:table-cell>
              <table:table-cell office:value-type="float" office:value="47">
                <text:p>47</text:p>
              </table:table-cell>
            </table:table-row>
            <table:table-row>
              <table:table-cell office:value-type="string">
                <text:p>50</text:p>
              </table:table-cell>
              <table:table-cell office:value-type="float" office:value="NaN">
                <text:p>NaN</text:p>
              </table:table-cell>
              <table:table-cell office:value-type="float" office:value="46">
                <text:p>46</text:p>
              </table:table-cell>
            </table:table-row>
            <table:table-row>
              <table:table-cell office:value-type="string">
                <text:p>51</text:p>
              </table:table-cell>
              <table:table-cell office:value-type="float" office:value="NaN">
                <text:p>NaN</text:p>
              </table:table-cell>
              <table:table-cell office:value-type="float" office:value="45">
                <text:p>45</text:p>
              </table:table-cell>
            </table:table-row>
            <table:table-row>
              <table:table-cell office:value-type="string">
                <text:p>52</text:p>
              </table:table-cell>
              <table:table-cell office:value-type="float" office:value="NaN">
                <text:p>NaN</text:p>
              </table:table-cell>
              <table:table-cell office:value-type="float" office:value="44">
                <text:p>44</text:p>
              </table:table-cell>
            </table:table-row>
            <table:table-row>
              <table:table-cell office:value-type="string">
                <text:p>53</text:p>
              </table:table-cell>
              <table:table-cell office:value-type="float" office:value="NaN">
                <text:p>NaN</text:p>
              </table:table-cell>
              <table:table-cell office:value-type="float" office:value="43">
                <text:p>43</text:p>
              </table:table-cell>
            </table:table-row>
            <table:table-row>
              <table:table-cell office:value-type="string">
                <text:p>54</text:p>
              </table:table-cell>
              <table:table-cell office:value-type="float" office:value="NaN">
                <text:p>NaN</text:p>
              </table:table-cell>
              <table:table-cell office:value-type="float" office:value="42">
                <text:p>42</text:p>
              </table:table-cell>
            </table:table-row>
            <table:table-row>
              <table:table-cell office:value-type="string">
                <text:p>55</text:p>
              </table:table-cell>
              <table:table-cell office:value-type="float" office:value="NaN">
                <text:p>NaN</text:p>
              </table:table-cell>
              <table:table-cell office:value-type="float" office:value="41">
                <text:p>41</text:p>
              </table:table-cell>
            </table:table-row>
            <table:table-row>
              <table:table-cell office:value-type="string">
                <text:p>56</text:p>
              </table:table-cell>
              <table:table-cell office:value-type="float" office:value="370">
                <text:p>370</text:p>
              </table:table-cell>
              <table:table-cell office:value-type="float" office:value="40">
                <text:p>40</text:p>
              </table:table-cell>
            </table:table-row>
            <table:table-row>
              <table:table-cell office:value-type="string">
                <text:p>57</text:p>
              </table:table-cell>
              <table:table-cell office:value-type="float" office:value="NaN">
                <text:p>NaN</text:p>
              </table:table-cell>
              <table:table-cell office:value-type="float" office:value="39">
                <text:p>39</text:p>
              </table:table-cell>
            </table:table-row>
            <table:table-row>
              <table:table-cell office:value-type="string">
                <text:p>58</text:p>
              </table:table-cell>
              <table:table-cell office:value-type="float" office:value="NaN">
                <text:p>NaN</text:p>
              </table:table-cell>
              <table:table-cell office:value-type="float" office:value="38">
                <text:p>38</text:p>
              </table:table-cell>
            </table:table-row>
            <table:table-row>
              <table:table-cell office:value-type="string">
                <text:p>59</text:p>
              </table:table-cell>
              <table:table-cell office:value-type="float" office:value="NaN">
                <text:p>NaN</text:p>
              </table:table-cell>
              <table:table-cell office:value-type="float" office:value="37">
                <text:p>37</text:p>
              </table:table-cell>
            </table:table-row>
            <table:table-row>
              <table:table-cell office:value-type="string">
                <text:p>60</text:p>
              </table:table-cell>
              <table:table-cell office:value-type="float" office:value="NaN">
                <text:p>NaN</text:p>
              </table:table-cell>
              <table:table-cell office:value-type="float" office:value="36">
                <text:p>36</text:p>
              </table:table-cell>
            </table:table-row>
            <table:table-row>
              <table:table-cell office:value-type="string">
                <text:p>61</text:p>
              </table:table-cell>
              <table:table-cell office:value-type="float" office:value="400">
                <text:p>400</text:p>
              </table:table-cell>
              <table:table-cell office:value-type="float" office:value="35">
                <text:p>35</text:p>
              </table:table-cell>
            </table:table-row>
            <table:table-row>
              <table:table-cell office:value-type="string">
                <text:p>62</text:p>
              </table:table-cell>
              <table:table-cell office:value-type="float" office:value="NaN">
                <text:p>NaN</text:p>
              </table:table-cell>
              <table:table-cell office:value-type="float" office:value="34">
                <text:p>34</text:p>
              </table:table-cell>
            </table:table-row>
            <table:table-row>
              <table:table-cell office:value-type="string">
                <text:p>63</text:p>
              </table:table-cell>
              <table:table-cell office:value-type="float" office:value="NaN">
                <text:p>NaN</text:p>
              </table:table-cell>
              <table:table-cell office:value-type="float" office:value="33">
                <text:p>33</text:p>
              </table:table-cell>
            </table:table-row>
            <table:table-row>
              <table:table-cell office:value-type="string">
                <text:p>64</text:p>
              </table:table-cell>
              <table:table-cell office:value-type="float" office:value="NaN">
                <text:p>NaN</text:p>
              </table:table-cell>
              <table:table-cell office:value-type="float" office:value="32">
                <text:p>32</text:p>
              </table:table-cell>
            </table:table-row>
            <table:table-row>
              <table:table-cell office:value-type="string">
                <text:p>65</text:p>
              </table:table-cell>
              <table:table-cell office:value-type="float" office:value="NaN">
                <text:p>NaN</text:p>
              </table:table-cell>
              <table:table-cell office:value-type="float" office:value="31">
                <text:p>31</text:p>
              </table:table-cell>
            </table:table-row>
            <table:table-row>
              <table:table-cell office:value-type="string">
                <text:p>66</text:p>
              </table:table-cell>
              <table:table-cell office:value-type="float" office:value="458">
                <text:p>458</text:p>
              </table:table-cell>
              <table:table-cell office:value-type="float" office:value="30">
                <text:p>30</text:p>
              </table:table-cell>
            </table:table-row>
            <table:table-row>
              <table:table-cell office:value-type="string">
                <text:p>67</text:p>
              </table:table-cell>
              <table:table-cell office:value-type="float" office:value="NaN">
                <text:p>NaN</text:p>
              </table:table-cell>
              <table:table-cell office:value-type="float" office:value="29">
                <text:p>29</text:p>
              </table:table-cell>
            </table:table-row>
            <table:table-row>
              <table:table-cell office:value-type="string">
                <text:p>68</text:p>
              </table:table-cell>
              <table:table-cell office:value-type="float" office:value="NaN">
                <text:p>NaN</text:p>
              </table:table-cell>
              <table:table-cell office:value-type="float" office:value="28">
                <text:p>28</text:p>
              </table:table-cell>
            </table:table-row>
            <table:table-row>
              <table:table-cell office:value-type="string">
                <text:p>69</text:p>
              </table:table-cell>
              <table:table-cell office:value-type="float" office:value="NaN">
                <text:p>NaN</text:p>
              </table:table-cell>
              <table:table-cell office:value-type="float" office:value="27">
                <text:p>27</text:p>
              </table:table-cell>
            </table:table-row>
            <table:table-row>
              <table:table-cell office:value-type="string">
                <text:p>70</text:p>
              </table:table-cell>
              <table:table-cell office:value-type="float" office:value="NaN">
                <text:p>NaN</text:p>
              </table:table-cell>
              <table:table-cell office:value-type="float" office:value="26">
                <text:p>26</text:p>
              </table:table-cell>
            </table:table-row>
            <table:table-row>
              <table:table-cell office:value-type="string">
                <text:p>71</text:p>
              </table:table-cell>
              <table:table-cell office:value-type="float" office:value="512">
                <text:p>512</text:p>
              </table:table-cell>
              <table:table-cell office:value-type="float" office:value="25">
                <text:p>25</text:p>
              </table:table-cell>
            </table:table-row>
            <table:table-row>
              <table:table-cell office:value-type="string">
                <text:p>72</text:p>
              </table:table-cell>
              <table:table-cell office:value-type="float" office:value="NaN">
                <text:p>NaN</text:p>
              </table:table-cell>
              <table:table-cell office:value-type="float" office:value="24">
                <text:p>24</text:p>
              </table:table-cell>
            </table:table-row>
            <table:table-row>
              <table:table-cell office:value-type="string">
                <text:p>73</text:p>
              </table:table-cell>
              <table:table-cell office:value-type="float" office:value="NaN">
                <text:p>NaN</text:p>
              </table:table-cell>
              <table:table-cell office:value-type="float" office:value="23">
                <text:p>23</text:p>
              </table:table-cell>
            </table:table-row>
            <table:table-row>
              <table:table-cell office:value-type="string">
                <text:p>74</text:p>
              </table:table-cell>
              <table:table-cell office:value-type="float" office:value="NaN">
                <text:p>NaN</text:p>
              </table:table-cell>
              <table:table-cell office:value-type="float" office:value="22">
                <text:p>22</text:p>
              </table:table-cell>
            </table:table-row>
            <table:table-row>
              <table:table-cell office:value-type="string">
                <text:p>75</text:p>
              </table:table-cell>
              <table:table-cell office:value-type="float" office:value="NaN">
                <text:p>NaN</text:p>
              </table:table-cell>
              <table:table-cell office:value-type="float" office:value="21">
                <text:p>21</text:p>
              </table:table-cell>
            </table:table-row>
            <table:table-row>
              <table:table-cell office:value-type="string">
                <text:p>76</text:p>
              </table:table-cell>
              <table:table-cell office:value-type="float" office:value="568">
                <text:p>568</text:p>
              </table:table-cell>
              <table:table-cell office:value-type="float" office:value="20">
                <text:p>20</text:p>
              </table:table-cell>
            </table:table-row>
            <table:table-row>
              <table:table-cell office:value-type="string">
                <text:p>77</text:p>
              </table:table-cell>
              <table:table-cell office:value-type="float" office:value="NaN">
                <text:p>NaN</text:p>
              </table:table-cell>
              <table:table-cell office:value-type="float" office:value="19">
                <text:p>19</text:p>
              </table:table-cell>
            </table:table-row>
            <table:table-row>
              <table:table-cell office:value-type="string">
                <text:p>78</text:p>
              </table:table-cell>
              <table:table-cell office:value-type="float" office:value="NaN">
                <text:p>NaN</text:p>
              </table:table-cell>
              <table:table-cell office:value-type="float" office:value="18">
                <text:p>18</text:p>
              </table:table-cell>
            </table:table-row>
            <table:table-row>
              <table:table-cell office:value-type="string">
                <text:p>79</text:p>
              </table:table-cell>
              <table:table-cell office:value-type="float" office:value="NaN">
                <text:p>NaN</text:p>
              </table:table-cell>
              <table:table-cell office:value-type="float" office:value="17">
                <text:p>17</text:p>
              </table:table-cell>
            </table:table-row>
            <table:table-row>
              <table:table-cell office:value-type="string">
                <text:p>80</text:p>
              </table:table-cell>
              <table:table-cell office:value-type="float" office:value="NaN">
                <text:p>NaN</text:p>
              </table:table-cell>
              <table:table-cell office:value-type="float" office:value="16">
                <text:p>16</text:p>
              </table:table-cell>
            </table:table-row>
            <table:table-row>
              <table:table-cell office:value-type="string">
                <text:p>81</text:p>
              </table:table-cell>
              <table:table-cell office:value-type="float" office:value="612">
                <text:p>612</text:p>
              </table:table-cell>
              <table:table-cell office:value-type="float" office:value="15">
                <text:p>15</text:p>
              </table:table-cell>
            </table:table-row>
            <table:table-row>
              <table:table-cell office:value-type="string">
                <text:p>82</text:p>
              </table:table-cell>
              <table:table-cell office:value-type="float" office:value="NaN">
                <text:p>NaN</text:p>
              </table:table-cell>
              <table:table-cell office:value-type="float" office:value="13">
                <text:p>13</text:p>
              </table:table-cell>
            </table:table-row>
            <table:table-row>
              <table:table-cell office:value-type="string">
                <text:p>83</text:p>
              </table:table-cell>
              <table:table-cell office:value-type="float" office:value="NaN">
                <text:p>NaN</text:p>
              </table:table-cell>
              <table:table-cell office:value-type="float" office:value="12">
                <text:p>12</text:p>
              </table:table-cell>
            </table:table-row>
            <table:table-row>
              <table:table-cell office:value-type="string">
                <text:p>84</text:p>
              </table:table-cell>
              <table:table-cell office:value-type="float" office:value="NaN">
                <text:p>NaN</text:p>
              </table:table-cell>
              <table:table-cell office:value-type="float" office:value="11">
                <text:p>11</text:p>
              </table:table-cell>
            </table:table-row>
            <table:table-row>
              <table:table-cell office:value-type="string">
                <text:p>85</text:p>
              </table:table-cell>
              <table:table-cell office:value-type="float" office:value="662">
                <text:p>662</text:p>
              </table:table-cell>
              <table:table-cell office:value-type="float" office:value="10">
                <text:p>10</text:p>
              </table:table-cell>
            </table:table-row>
            <table:table-row>
              <table:table-cell office:value-type="string">
                <text:p>86</text:p>
              </table:table-cell>
              <table:table-cell office:value-type="float" office:value="NaN">
                <text:p>NaN</text:p>
              </table:table-cell>
              <table:table-cell office:value-type="float" office:value="9">
                <text:p>9</text:p>
              </table:table-cell>
            </table:table-row>
            <table:table-row>
              <table:table-cell office:value-type="string">
                <text:p>87</text:p>
              </table:table-cell>
              <table:table-cell office:value-type="float" office:value="NaN">
                <text:p>NaN</text:p>
              </table:table-cell>
              <table:table-cell office:value-type="float" office:value="8">
                <text:p>8</text:p>
              </table:table-cell>
            </table:table-row>
            <table:table-row>
              <table:table-cell office:value-type="string">
                <text:p>88</text:p>
              </table:table-cell>
              <table:table-cell office:value-type="float" office:value="NaN">
                <text:p>NaN</text:p>
              </table:table-cell>
              <table:table-cell office:value-type="float" office:value="7">
                <text:p>7</text:p>
              </table:table-cell>
            </table:table-row>
            <table:table-row>
              <table:table-cell office:value-type="string">
                <text:p>89</text:p>
              </table:table-cell>
              <table:table-cell office:value-type="float" office:value="NaN">
                <text:p>NaN</text:p>
              </table:table-cell>
              <table:table-cell office:value-type="float" office:value="6">
                <text:p>6</text:p>
              </table:table-cell>
            </table:table-row>
            <table:table-row>
              <table:table-cell office:value-type="string">
                <text:p>90</text:p>
              </table:table-cell>
              <table:table-cell office:value-type="float" office:value="718">
                <text:p>718</text:p>
              </table:table-cell>
              <table:table-cell office:value-type="float" office:value="5">
                <text:p>5</text:p>
              </table:table-cell>
            </table:table-row>
            <table:table-row>
              <table:table-cell office:value-type="string">
                <text:p>91</text:p>
              </table:table-cell>
              <table:table-cell office:value-type="float" office:value="NaN">
                <text:p>NaN</text:p>
              </table:table-cell>
              <table:table-cell office:value-type="float" office:value="4">
                <text:p>4</text:p>
              </table:table-cell>
            </table:table-row>
            <table:table-row>
              <table:table-cell office:value-type="string">
                <text:p>92</text:p>
              </table:table-cell>
              <table:table-cell office:value-type="float" office:value="NaN">
                <text:p>NaN</text:p>
              </table:table-cell>
              <table:table-cell office:value-type="float" office:value="3">
                <text:p>3</text:p>
              </table:table-cell>
            </table:table-row>
            <table:table-row>
              <table:table-cell office:value-type="string">
                <text:p>93</text:p>
              </table:table-cell>
              <table:table-cell office:value-type="float" office:value="NaN">
                <text:p>NaN</text:p>
              </table:table-cell>
              <table:table-cell office:value-type="float" office:value="2">
                <text:p>2</text:p>
              </table:table-cell>
            </table:table-row>
            <table:table-row>
              <table:table-cell office:value-type="string">
                <text:p>94</text:p>
              </table:table-cell>
              <table:table-cell office:value-type="float" office:value="744">
                <text:p>744</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symbol-type="named-symbol" chart:symbol-name="square" chart:symbol-width="0.176cm" chart:symbol-height="0.176cm" chart:link-data-style-to-source="true" chart:label-position="right">
        <chart:label-separator>
          <text:p>; </text:p>
        </chart:label-separator>
      </style:chart-properties>
      <style:graphic-properties svg:stroke-width="0.079cm" svg:stroke-color="#4a7ebb" draw:fill-color="#4a7ebb"/>
      <style:text-properties style:text-position="0% 100%" fo:font-size="10pt" style:font-size-asian="10pt" style:font-size-complex="10pt"/>
    </style:style>
    <style:style style:name="ch8" style:family="chart">
      <style:chart-properties loext:regression-name="" loext:regression-max-degree="3" loext:regression-period="2" loext:regression-extrapolate-forward="0" loext:regression-extrapolate-backward="0" loext:regression-force-intercept="false" loext:regression-intercept-value="0" chart:regression-type="polynomial"/>
      <style:graphic-properties svg:stroke-color="#ff8080"/>
    </style:style>
    <style:style style:name="ch9" style:family="chart">
      <style:chart-properties chart:solid-type="cuboid" chart:symbol-type="named-symbol" chart:symbol-name="square" chart:symbol-width="0.176cm" chart:symbol-height="0.176cm"/>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9.696cm" svg:height="13.847cm" xlink:href=".." xlink:type="simple" chart:class="chart:scatter" chart:style-name="ch1">
        <chart:title svg:x="9.496cm" svg:y="0.412cm" chart:style-name="ch2">
          <text:p>C</text:p>
        </chart:title>
        <chart:legend chart:legend-position="end" svg:x="16.103cm" svg:y="6.375cm" style:legend-expansion="high" chart:style-name="ch3"/>
        <chart:plot-area chart:style-name="ch4" table:cell-range-address="data.A7:data.A100 data.C1:data.C1 data.C7:data.C100" chart:data-source-has-labels="row" svg:x="0.393cm" svg:y="1.811cm" svg:width="15.317cm" svg:height="11.76cm">
          <chartooo:coordinate-region svg:x="1.067cm" svg:y="2.01cm" svg:width="14.324cm" svg:height="10.914cm"/>
          <chart:axis chart:dimension="x" chart:name="primary-x" chart:style-name="ch5"/>
          <chart:axis chart:dimension="y" chart:name="primary-y" chart:style-name="ch5">
            <chart:grid chart:style-name="ch6" chart:class="major"/>
          </chart:axis>
          <chart:series chart:style-name="ch7" chart:values-cell-range-address="data.C7:data.C100" chart:label-cell-address="data.C1:data.C1" chart:class="chart:scatter">
            <chart:domain table:cell-range-address="data.A7:data.A100"/>
            <chart:regression-curve chart:style-name="ch8">
              <chart:equation chart:display-equation="true" chart:display-r-square="false"/>
            </chart:regression-curve>
            <chart:data-point chart:repeated="40"/>
            <chart:data-point chart:style-name="ch9"/>
            <chart:data-point chart:repeated="4"/>
            <chart:data-point chart:style-name="ch9"/>
            <chart:data-point chart:repeated="3"/>
            <chart:data-point chart:style-name="ch9"/>
            <chart:data-point chart:repeated="4"/>
            <chart:data-point chart:style-name="ch9" chart:repeated="3"/>
            <chart:data-point/>
            <chart:data-point chart:style-name="ch9"/>
            <chart:data-point chart:repeated="2"/>
            <chart:data-point chart:style-name="ch9"/>
            <chart:data-point chart:repeated="21"/>
            <chart:data-point chart:style-name="ch9"/>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text:p>
                <draw:g>
                  <svg:desc>data.C1:data.C1</svg:desc>
                </draw:g>
              </table:table-cell>
            </table:table-row>
          </table:table-header-rows>
          <table:table-rows>
            <table:table-row>
              <table:table-cell office:value-type="string">
                <text:p>1</text:p>
              </table:table-cell>
              <table:table-cell office:value-type="float" office:value="NaN">
                <text:p>NaN</text:p>
                <draw:g>
                  <svg:desc>data.A7:data.A100</svg:desc>
                </draw:g>
              </table:table-cell>
              <table:table-cell office:value-type="float" office:value="95">
                <text:p>95</text:p>
                <draw:g>
                  <svg:desc>data.C7:data.C100</svg:desc>
                </draw:g>
              </table:table-cell>
            </table:table-row>
            <table:table-row>
              <table:table-cell office:value-type="string">
                <text:p>2</text:p>
              </table:table-cell>
              <table:table-cell office:value-type="float" office:value="NaN">
                <text:p>NaN</text:p>
              </table:table-cell>
              <table:table-cell office:value-type="float" office:value="94">
                <text:p>94</text:p>
              </table:table-cell>
            </table:table-row>
            <table:table-row>
              <table:table-cell office:value-type="string">
                <text:p>3</text:p>
              </table:table-cell>
              <table:table-cell office:value-type="float" office:value="NaN">
                <text:p>NaN</text:p>
              </table:table-cell>
              <table:table-cell office:value-type="float" office:value="93">
                <text:p>93</text:p>
              </table:table-cell>
            </table:table-row>
            <table:table-row>
              <table:table-cell office:value-type="string">
                <text:p>4</text:p>
              </table:table-cell>
              <table:table-cell office:value-type="float" office:value="NaN">
                <text:p>NaN</text:p>
              </table:table-cell>
              <table:table-cell office:value-type="float" office:value="92">
                <text:p>92</text:p>
              </table:table-cell>
            </table:table-row>
            <table:table-row>
              <table:table-cell office:value-type="string">
                <text:p>5</text:p>
              </table:table-cell>
              <table:table-cell office:value-type="float" office:value="NaN">
                <text:p>NaN</text:p>
              </table:table-cell>
              <table:table-cell office:value-type="float" office:value="91">
                <text:p>91</text:p>
              </table:table-cell>
            </table:table-row>
            <table:table-row>
              <table:table-cell office:value-type="string">
                <text:p>6</text:p>
              </table:table-cell>
              <table:table-cell office:value-type="float" office:value="NaN">
                <text:p>NaN</text:p>
              </table:table-cell>
              <table:table-cell office:value-type="float" office:value="90">
                <text:p>90</text:p>
              </table:table-cell>
            </table:table-row>
            <table:table-row>
              <table:table-cell office:value-type="string">
                <text:p>7</text:p>
              </table:table-cell>
              <table:table-cell office:value-type="float" office:value="NaN">
                <text:p>NaN</text:p>
              </table:table-cell>
              <table:table-cell office:value-type="float" office:value="89">
                <text:p>89</text:p>
              </table:table-cell>
            </table:table-row>
            <table:table-row>
              <table:table-cell office:value-type="string">
                <text:p>8</text:p>
              </table:table-cell>
              <table:table-cell office:value-type="float" office:value="NaN">
                <text:p>NaN</text:p>
              </table:table-cell>
              <table:table-cell office:value-type="float" office:value="88">
                <text:p>88</text:p>
              </table:table-cell>
            </table:table-row>
            <table:table-row>
              <table:table-cell office:value-type="string">
                <text:p>9</text:p>
              </table:table-cell>
              <table:table-cell office:value-type="float" office:value="NaN">
                <text:p>NaN</text:p>
              </table:table-cell>
              <table:table-cell office:value-type="float" office:value="87">
                <text:p>87</text:p>
              </table:table-cell>
            </table:table-row>
            <table:table-row>
              <table:table-cell office:value-type="string">
                <text:p>10</text:p>
              </table:table-cell>
              <table:table-cell office:value-type="float" office:value="NaN">
                <text:p>NaN</text:p>
              </table:table-cell>
              <table:table-cell office:value-type="float" office:value="86">
                <text:p>86</text:p>
              </table:table-cell>
            </table:table-row>
            <table:table-row>
              <table:table-cell office:value-type="string">
                <text:p>11</text:p>
              </table:table-cell>
              <table:table-cell office:value-type="float" office:value="NaN">
                <text:p>NaN</text:p>
              </table:table-cell>
              <table:table-cell office:value-type="float" office:value="85">
                <text:p>85</text:p>
              </table:table-cell>
            </table:table-row>
            <table:table-row>
              <table:table-cell office:value-type="string">
                <text:p>12</text:p>
              </table:table-cell>
              <table:table-cell office:value-type="float" office:value="NaN">
                <text:p>NaN</text:p>
              </table:table-cell>
              <table:table-cell office:value-type="float" office:value="84">
                <text:p>84</text:p>
              </table:table-cell>
            </table:table-row>
            <table:table-row>
              <table:table-cell office:value-type="string">
                <text:p>13</text:p>
              </table:table-cell>
              <table:table-cell office:value-type="float" office:value="NaN">
                <text:p>NaN</text:p>
              </table:table-cell>
              <table:table-cell office:value-type="float" office:value="83">
                <text:p>83</text:p>
              </table:table-cell>
            </table:table-row>
            <table:table-row>
              <table:table-cell office:value-type="string">
                <text:p>14</text:p>
              </table:table-cell>
              <table:table-cell office:value-type="float" office:value="NaN">
                <text:p>NaN</text:p>
              </table:table-cell>
              <table:table-cell office:value-type="float" office:value="82">
                <text:p>82</text:p>
              </table:table-cell>
            </table:table-row>
            <table:table-row>
              <table:table-cell office:value-type="string">
                <text:p>15</text:p>
              </table:table-cell>
              <table:table-cell office:value-type="float" office:value="NaN">
                <text:p>NaN</text:p>
              </table:table-cell>
              <table:table-cell office:value-type="float" office:value="81">
                <text:p>81</text:p>
              </table:table-cell>
            </table:table-row>
            <table:table-row>
              <table:table-cell office:value-type="string">
                <text:p>16</text:p>
              </table:table-cell>
              <table:table-cell office:value-type="float" office:value="175">
                <text:p>175</text:p>
              </table:table-cell>
              <table:table-cell office:value-type="float" office:value="80">
                <text:p>80</text:p>
              </table:table-cell>
            </table:table-row>
            <table:table-row>
              <table:table-cell office:value-type="string">
                <text:p>17</text:p>
              </table:table-cell>
              <table:table-cell office:value-type="float" office:value="NaN">
                <text:p>NaN</text:p>
              </table:table-cell>
              <table:table-cell office:value-type="float" office:value="79">
                <text:p>79</text:p>
              </table:table-cell>
            </table:table-row>
            <table:table-row>
              <table:table-cell office:value-type="string">
                <text:p>18</text:p>
              </table:table-cell>
              <table:table-cell office:value-type="float" office:value="NaN">
                <text:p>NaN</text:p>
              </table:table-cell>
              <table:table-cell office:value-type="float" office:value="78">
                <text:p>78</text:p>
              </table:table-cell>
            </table:table-row>
            <table:table-row>
              <table:table-cell office:value-type="string">
                <text:p>19</text:p>
              </table:table-cell>
              <table:table-cell office:value-type="float" office:value="187">
                <text:p>187</text:p>
              </table:table-cell>
              <table:table-cell office:value-type="float" office:value="77">
                <text:p>77</text:p>
              </table:table-cell>
            </table:table-row>
            <table:table-row>
              <table:table-cell office:value-type="string">
                <text:p>20</text:p>
              </table:table-cell>
              <table:table-cell office:value-type="float" office:value="190">
                <text:p>190</text:p>
              </table:table-cell>
              <table:table-cell office:value-type="float" office:value="76">
                <text:p>76</text:p>
              </table:table-cell>
            </table:table-row>
            <table:table-row>
              <table:table-cell office:value-type="string">
                <text:p>21</text:p>
              </table:table-cell>
              <table:table-cell office:value-type="float" office:value="194">
                <text:p>194</text:p>
              </table:table-cell>
              <table:table-cell office:value-type="float" office:value="75">
                <text:p>75</text:p>
              </table:table-cell>
            </table:table-row>
            <table:table-row>
              <table:table-cell office:value-type="string">
                <text:p>22</text:p>
              </table:table-cell>
              <table:table-cell office:value-type="float" office:value="198">
                <text:p>198</text:p>
              </table:table-cell>
              <table:table-cell office:value-type="float" office:value="74">
                <text:p>74</text:p>
              </table:table-cell>
            </table:table-row>
            <table:table-row>
              <table:table-cell office:value-type="string">
                <text:p>23</text:p>
              </table:table-cell>
              <table:table-cell office:value-type="float" office:value="202">
                <text:p>202</text:p>
              </table:table-cell>
              <table:table-cell office:value-type="float" office:value="73">
                <text:p>73</text:p>
              </table:table-cell>
            </table:table-row>
            <table:table-row>
              <table:table-cell office:value-type="string">
                <text:p>24</text:p>
              </table:table-cell>
              <table:table-cell office:value-type="float" office:value="206">
                <text:p>206</text:p>
              </table:table-cell>
              <table:table-cell office:value-type="float" office:value="72">
                <text:p>72</text:p>
              </table:table-cell>
            </table:table-row>
            <table:table-row>
              <table:table-cell office:value-type="string">
                <text:p>25</text:p>
              </table:table-cell>
              <table:table-cell office:value-type="float" office:value="212">
                <text:p>212</text:p>
              </table:table-cell>
              <table:table-cell office:value-type="float" office:value="71">
                <text:p>71</text:p>
              </table:table-cell>
            </table:table-row>
            <table:table-row>
              <table:table-cell office:value-type="string">
                <text:p>26</text:p>
              </table:table-cell>
              <table:table-cell office:value-type="float" office:value="215">
                <text:p>215</text:p>
              </table:table-cell>
              <table:table-cell office:value-type="float" office:value="70">
                <text:p>70</text:p>
              </table:table-cell>
            </table:table-row>
            <table:table-row>
              <table:table-cell office:value-type="string">
                <text:p>27</text:p>
              </table:table-cell>
              <table:table-cell office:value-type="float" office:value="219">
                <text:p>219</text:p>
              </table:table-cell>
              <table:table-cell office:value-type="float" office:value="69">
                <text:p>69</text:p>
              </table:table-cell>
            </table:table-row>
            <table:table-row>
              <table:table-cell office:value-type="string">
                <text:p>28</text:p>
              </table:table-cell>
              <table:table-cell office:value-type="float" office:value="225">
                <text:p>225</text:p>
              </table:table-cell>
              <table:table-cell office:value-type="float" office:value="68">
                <text:p>68</text:p>
              </table:table-cell>
            </table:table-row>
            <table:table-row>
              <table:table-cell office:value-type="string">
                <text:p>29</text:p>
              </table:table-cell>
              <table:table-cell office:value-type="float" office:value="229">
                <text:p>229</text:p>
              </table:table-cell>
              <table:table-cell office:value-type="float" office:value="67">
                <text:p>67</text:p>
              </table:table-cell>
            </table:table-row>
            <table:table-row>
              <table:table-cell office:value-type="string">
                <text:p>30</text:p>
              </table:table-cell>
              <table:table-cell office:value-type="float" office:value="234">
                <text:p>234</text:p>
              </table:table-cell>
              <table:table-cell office:value-type="float" office:value="66">
                <text:p>66</text:p>
              </table:table-cell>
            </table:table-row>
            <table:table-row>
              <table:table-cell office:value-type="string">
                <text:p>31</text:p>
              </table:table-cell>
              <table:table-cell office:value-type="float" office:value="239">
                <text:p>239</text:p>
              </table:table-cell>
              <table:table-cell office:value-type="float" office:value="65">
                <text:p>65</text:p>
              </table:table-cell>
            </table:table-row>
            <table:table-row>
              <table:table-cell office:value-type="string">
                <text:p>32</text:p>
              </table:table-cell>
              <table:table-cell office:value-type="float" office:value="244">
                <text:p>244</text:p>
              </table:table-cell>
              <table:table-cell office:value-type="float" office:value="64">
                <text:p>64</text:p>
              </table:table-cell>
            </table:table-row>
            <table:table-row>
              <table:table-cell office:value-type="string">
                <text:p>33</text:p>
              </table:table-cell>
              <table:table-cell office:value-type="float" office:value="250">
                <text:p>250</text:p>
              </table:table-cell>
              <table:table-cell office:value-type="float" office:value="63">
                <text:p>63</text:p>
              </table:table-cell>
            </table:table-row>
            <table:table-row>
              <table:table-cell office:value-type="string">
                <text:p>34</text:p>
              </table:table-cell>
              <table:table-cell office:value-type="float" office:value="255">
                <text:p>255</text:p>
              </table:table-cell>
              <table:table-cell office:value-type="float" office:value="62">
                <text:p>62</text:p>
              </table:table-cell>
            </table:table-row>
            <table:table-row>
              <table:table-cell office:value-type="string">
                <text:p>35</text:p>
              </table:table-cell>
              <table:table-cell office:value-type="float" office:value="262">
                <text:p>262</text:p>
              </table:table-cell>
              <table:table-cell office:value-type="float" office:value="61">
                <text:p>61</text:p>
              </table:table-cell>
            </table:table-row>
            <table:table-row>
              <table:table-cell office:value-type="string">
                <text:p>36</text:p>
              </table:table-cell>
              <table:table-cell office:value-type="float" office:value="267">
                <text:p>267</text:p>
              </table:table-cell>
              <table:table-cell office:value-type="float" office:value="60">
                <text:p>60</text:p>
              </table:table-cell>
            </table:table-row>
            <table:table-row>
              <table:table-cell office:value-type="string">
                <text:p>37</text:p>
              </table:table-cell>
              <table:table-cell office:value-type="float" office:value="272">
                <text:p>272</text:p>
              </table:table-cell>
              <table:table-cell office:value-type="float" office:value="59">
                <text:p>59</text:p>
              </table:table-cell>
            </table:table-row>
            <table:table-row>
              <table:table-cell office:value-type="string">
                <text:p>38</text:p>
              </table:table-cell>
              <table:table-cell office:value-type="float" office:value="278">
                <text:p>278</text:p>
              </table:table-cell>
              <table:table-cell office:value-type="float" office:value="58">
                <text:p>58</text:p>
              </table:table-cell>
            </table:table-row>
            <table:table-row>
              <table:table-cell office:value-type="string">
                <text:p>39</text:p>
              </table:table-cell>
              <table:table-cell office:value-type="float" office:value="284">
                <text:p>284</text:p>
              </table:table-cell>
              <table:table-cell office:value-type="float" office:value="57">
                <text:p>57</text:p>
              </table:table-cell>
            </table:table-row>
            <table:table-row>
              <table:table-cell office:value-type="string">
                <text:p>40</text:p>
              </table:table-cell>
              <table:table-cell office:value-type="float" office:value="290">
                <text:p>290</text:p>
              </table:table-cell>
              <table:table-cell office:value-type="float" office:value="56">
                <text:p>56</text:p>
              </table:table-cell>
            </table:table-row>
            <table:table-row>
              <table:table-cell office:value-type="string">
                <text:p>41</text:p>
              </table:table-cell>
              <table:table-cell office:value-type="float" office:value="296">
                <text:p>296</text:p>
              </table:table-cell>
              <table:table-cell office:value-type="float" office:value="55">
                <text:p>55</text:p>
              </table:table-cell>
            </table:table-row>
            <table:table-row>
              <table:table-cell office:value-type="string">
                <text:p>42</text:p>
              </table:table-cell>
              <table:table-cell office:value-type="float" office:value="302">
                <text:p>302</text:p>
              </table:table-cell>
              <table:table-cell office:value-type="float" office:value="54">
                <text:p>54</text:p>
              </table:table-cell>
            </table:table-row>
            <table:table-row>
              <table:table-cell office:value-type="string">
                <text:p>43</text:p>
              </table:table-cell>
              <table:table-cell office:value-type="float" office:value="310">
                <text:p>310</text:p>
              </table:table-cell>
              <table:table-cell office:value-type="float" office:value="53">
                <text:p>53</text:p>
              </table:table-cell>
            </table:table-row>
            <table:table-row>
              <table:table-cell office:value-type="string">
                <text:p>44</text:p>
              </table:table-cell>
              <table:table-cell office:value-type="float" office:value="316">
                <text:p>316</text:p>
              </table:table-cell>
              <table:table-cell office:value-type="float" office:value="52">
                <text:p>52</text:p>
              </table:table-cell>
            </table:table-row>
            <table:table-row>
              <table:table-cell office:value-type="string">
                <text:p>45</text:p>
              </table:table-cell>
              <table:table-cell office:value-type="float" office:value="323">
                <text:p>323</text:p>
              </table:table-cell>
              <table:table-cell office:value-type="float" office:value="51">
                <text:p>51</text:p>
              </table:table-cell>
            </table:table-row>
            <table:table-row>
              <table:table-cell office:value-type="string">
                <text:p>46</text:p>
              </table:table-cell>
              <table:table-cell office:value-type="float" office:value="329">
                <text:p>329</text:p>
              </table:table-cell>
              <table:table-cell office:value-type="float" office:value="50">
                <text:p>50</text:p>
              </table:table-cell>
            </table:table-row>
            <table:table-row>
              <table:table-cell office:value-type="string">
                <text:p>47</text:p>
              </table:table-cell>
              <table:table-cell office:value-type="float" office:value="335">
                <text:p>335</text:p>
              </table:table-cell>
              <table:table-cell office:value-type="float" office:value="49">
                <text:p>49</text:p>
              </table:table-cell>
            </table:table-row>
            <table:table-row>
              <table:table-cell office:value-type="string">
                <text:p>48</text:p>
              </table:table-cell>
              <table:table-cell office:value-type="float" office:value="343">
                <text:p>343</text:p>
              </table:table-cell>
              <table:table-cell office:value-type="float" office:value="48">
                <text:p>48</text:p>
              </table:table-cell>
            </table:table-row>
            <table:table-row>
              <table:table-cell office:value-type="string">
                <text:p>49</text:p>
              </table:table-cell>
              <table:table-cell office:value-type="float" office:value="350">
                <text:p>350</text:p>
              </table:table-cell>
              <table:table-cell office:value-type="float" office:value="47">
                <text:p>47</text:p>
              </table:table-cell>
            </table:table-row>
            <table:table-row>
              <table:table-cell office:value-type="string">
                <text:p>50</text:p>
              </table:table-cell>
              <table:table-cell office:value-type="float" office:value="357">
                <text:p>357</text:p>
              </table:table-cell>
              <table:table-cell office:value-type="float" office:value="46">
                <text:p>46</text:p>
              </table:table-cell>
            </table:table-row>
            <table:table-row>
              <table:table-cell office:value-type="string">
                <text:p>51</text:p>
              </table:table-cell>
              <table:table-cell office:value-type="float" office:value="365">
                <text:p>365</text:p>
              </table:table-cell>
              <table:table-cell office:value-type="float" office:value="45">
                <text:p>45</text:p>
              </table:table-cell>
            </table:table-row>
            <table:table-row>
              <table:table-cell office:value-type="string">
                <text:p>52</text:p>
              </table:table-cell>
              <table:table-cell office:value-type="float" office:value="372">
                <text:p>372</text:p>
              </table:table-cell>
              <table:table-cell office:value-type="float" office:value="44">
                <text:p>44</text:p>
              </table:table-cell>
            </table:table-row>
            <table:table-row>
              <table:table-cell office:value-type="string">
                <text:p>53</text:p>
              </table:table-cell>
              <table:table-cell office:value-type="float" office:value="381">
                <text:p>381</text:p>
              </table:table-cell>
              <table:table-cell office:value-type="float" office:value="43">
                <text:p>43</text:p>
              </table:table-cell>
            </table:table-row>
            <table:table-row>
              <table:table-cell office:value-type="string">
                <text:p>54</text:p>
              </table:table-cell>
              <table:table-cell office:value-type="float" office:value="NaN">
                <text:p>NaN</text:p>
              </table:table-cell>
              <table:table-cell office:value-type="float" office:value="42">
                <text:p>42</text:p>
              </table:table-cell>
            </table:table-row>
            <table:table-row>
              <table:table-cell office:value-type="string">
                <text:p>55</text:p>
              </table:table-cell>
              <table:table-cell office:value-type="float" office:value="397">
                <text:p>397</text:p>
              </table:table-cell>
              <table:table-cell office:value-type="float" office:value="41">
                <text:p>41</text:p>
              </table:table-cell>
            </table:table-row>
            <table:table-row>
              <table:table-cell office:value-type="string">
                <text:p>56</text:p>
              </table:table-cell>
              <table:table-cell office:value-type="float" office:value="403">
                <text:p>403</text:p>
              </table:table-cell>
              <table:table-cell office:value-type="float" office:value="40">
                <text:p>40</text:p>
              </table:table-cell>
            </table:table-row>
            <table:table-row>
              <table:table-cell office:value-type="string">
                <text:p>57</text:p>
              </table:table-cell>
              <table:table-cell office:value-type="float" office:value="413">
                <text:p>413</text:p>
              </table:table-cell>
              <table:table-cell office:value-type="float" office:value="39">
                <text:p>39</text:p>
              </table:table-cell>
            </table:table-row>
            <table:table-row>
              <table:table-cell office:value-type="string">
                <text:p>58</text:p>
              </table:table-cell>
              <table:table-cell office:value-type="float" office:value="420">
                <text:p>420</text:p>
              </table:table-cell>
              <table:table-cell office:value-type="float" office:value="38">
                <text:p>38</text:p>
              </table:table-cell>
            </table:table-row>
            <table:table-row>
              <table:table-cell office:value-type="string">
                <text:p>59</text:p>
              </table:table-cell>
              <table:table-cell office:value-type="float" office:value="428">
                <text:p>428</text:p>
              </table:table-cell>
              <table:table-cell office:value-type="float" office:value="37">
                <text:p>37</text:p>
              </table:table-cell>
            </table:table-row>
            <table:table-row>
              <table:table-cell office:value-type="string">
                <text:p>60</text:p>
              </table:table-cell>
              <table:table-cell office:value-type="float" office:value="436">
                <text:p>436</text:p>
              </table:table-cell>
              <table:table-cell office:value-type="float" office:value="36">
                <text:p>36</text:p>
              </table:table-cell>
            </table:table-row>
            <table:table-row>
              <table:table-cell office:value-type="string">
                <text:p>61</text:p>
              </table:table-cell>
              <table:table-cell office:value-type="float" office:value="445">
                <text:p>445</text:p>
              </table:table-cell>
              <table:table-cell office:value-type="float" office:value="35">
                <text:p>35</text:p>
              </table:table-cell>
            </table:table-row>
            <table:table-row>
              <table:table-cell office:value-type="string">
                <text:p>62</text:p>
              </table:table-cell>
              <table:table-cell office:value-type="float" office:value="454">
                <text:p>454</text:p>
              </table:table-cell>
              <table:table-cell office:value-type="float" office:value="34">
                <text:p>34</text:p>
              </table:table-cell>
            </table:table-row>
            <table:table-row>
              <table:table-cell office:value-type="string">
                <text:p>63</text:p>
              </table:table-cell>
              <table:table-cell office:value-type="float" office:value="462">
                <text:p>462</text:p>
              </table:table-cell>
              <table:table-cell office:value-type="float" office:value="33">
                <text:p>33</text:p>
              </table:table-cell>
            </table:table-row>
            <table:table-row>
              <table:table-cell office:value-type="string">
                <text:p>64</text:p>
              </table:table-cell>
              <table:table-cell office:value-type="float" office:value="471">
                <text:p>471</text:p>
              </table:table-cell>
              <table:table-cell office:value-type="float" office:value="32">
                <text:p>32</text:p>
              </table:table-cell>
            </table:table-row>
            <table:table-row>
              <table:table-cell office:value-type="string">
                <text:p>65</text:p>
              </table:table-cell>
              <table:table-cell office:value-type="float" office:value="479">
                <text:p>479</text:p>
              </table:table-cell>
              <table:table-cell office:value-type="float" office:value="31">
                <text:p>31</text:p>
              </table:table-cell>
            </table:table-row>
            <table:table-row>
              <table:table-cell office:value-type="string">
                <text:p>66</text:p>
              </table:table-cell>
              <table:table-cell office:value-type="float" office:value="488">
                <text:p>488</text:p>
              </table:table-cell>
              <table:table-cell office:value-type="float" office:value="30">
                <text:p>30</text:p>
              </table:table-cell>
            </table:table-row>
            <table:table-row>
              <table:table-cell office:value-type="string">
                <text:p>67</text:p>
              </table:table-cell>
              <table:table-cell office:value-type="float" office:value="497">
                <text:p>497</text:p>
              </table:table-cell>
              <table:table-cell office:value-type="float" office:value="29">
                <text:p>29</text:p>
              </table:table-cell>
            </table:table-row>
            <table:table-row>
              <table:table-cell office:value-type="string">
                <text:p>68</text:p>
              </table:table-cell>
              <table:table-cell office:value-type="float" office:value="505">
                <text:p>505</text:p>
              </table:table-cell>
              <table:table-cell office:value-type="float" office:value="28">
                <text:p>28</text:p>
              </table:table-cell>
            </table:table-row>
            <table:table-row>
              <table:table-cell office:value-type="string">
                <text:p>69</text:p>
              </table:table-cell>
              <table:table-cell office:value-type="float" office:value="515">
                <text:p>515</text:p>
              </table:table-cell>
              <table:table-cell office:value-type="float" office:value="27">
                <text:p>27</text:p>
              </table:table-cell>
            </table:table-row>
            <table:table-row>
              <table:table-cell office:value-type="string">
                <text:p>70</text:p>
              </table:table-cell>
              <table:table-cell office:value-type="float" office:value="525">
                <text:p>525</text:p>
              </table:table-cell>
              <table:table-cell office:value-type="float" office:value="26">
                <text:p>26</text:p>
              </table:table-cell>
            </table:table-row>
            <table:table-row>
              <table:table-cell office:value-type="string">
                <text:p>71</text:p>
              </table:table-cell>
              <table:table-cell office:value-type="float" office:value="533">
                <text:p>533</text:p>
              </table:table-cell>
              <table:table-cell office:value-type="float" office:value="25">
                <text:p>25</text:p>
              </table:table-cell>
            </table:table-row>
            <table:table-row>
              <table:table-cell office:value-type="string">
                <text:p>72</text:p>
              </table:table-cell>
              <table:table-cell office:value-type="float" office:value="542">
                <text:p>542</text:p>
              </table:table-cell>
              <table:table-cell office:value-type="float" office:value="24">
                <text:p>24</text:p>
              </table:table-cell>
            </table:table-row>
            <table:table-row>
              <table:table-cell office:value-type="string">
                <text:p>73</text:p>
              </table:table-cell>
              <table:table-cell office:value-type="float" office:value="551">
                <text:p>551</text:p>
              </table:table-cell>
              <table:table-cell office:value-type="float" office:value="23">
                <text:p>23</text:p>
              </table:table-cell>
            </table:table-row>
            <table:table-row>
              <table:table-cell office:value-type="string">
                <text:p>74</text:p>
              </table:table-cell>
              <table:table-cell office:value-type="float" office:value="560">
                <text:p>560</text:p>
              </table:table-cell>
              <table:table-cell office:value-type="float" office:value="22">
                <text:p>22</text:p>
              </table:table-cell>
            </table:table-row>
            <table:table-row>
              <table:table-cell office:value-type="string">
                <text:p>75</text:p>
              </table:table-cell>
              <table:table-cell office:value-type="float" office:value="NaN">
                <text:p>NaN</text:p>
              </table:table-cell>
              <table:table-cell office:value-type="float" office:value="21">
                <text:p>21</text:p>
              </table:table-cell>
            </table:table-row>
            <table:table-row>
              <table:table-cell office:value-type="string">
                <text:p>76</text:p>
              </table:table-cell>
              <table:table-cell office:value-type="float" office:value="NaN">
                <text:p>NaN</text:p>
              </table:table-cell>
              <table:table-cell office:value-type="float" office:value="20">
                <text:p>20</text:p>
              </table:table-cell>
            </table:table-row>
            <table:table-row>
              <table:table-cell office:value-type="string">
                <text:p>77</text:p>
              </table:table-cell>
              <table:table-cell office:value-type="float" office:value="585">
                <text:p>585</text:p>
              </table:table-cell>
              <table:table-cell office:value-type="float" office:value="19">
                <text:p>19</text:p>
              </table:table-cell>
            </table:table-row>
            <table:table-row>
              <table:table-cell office:value-type="string">
                <text:p>78</text:p>
              </table:table-cell>
              <table:table-cell office:value-type="float" office:value="NaN">
                <text:p>NaN</text:p>
              </table:table-cell>
              <table:table-cell office:value-type="float" office:value="18">
                <text:p>18</text:p>
              </table:table-cell>
            </table:table-row>
            <table:table-row>
              <table:table-cell office:value-type="string">
                <text:p>79</text:p>
              </table:table-cell>
              <table:table-cell office:value-type="float" office:value="NaN">
                <text:p>NaN</text:p>
              </table:table-cell>
              <table:table-cell office:value-type="float" office:value="17">
                <text:p>17</text:p>
              </table:table-cell>
            </table:table-row>
            <table:table-row>
              <table:table-cell office:value-type="string">
                <text:p>80</text:p>
              </table:table-cell>
              <table:table-cell office:value-type="float" office:value="615">
                <text:p>615</text:p>
              </table:table-cell>
              <table:table-cell office:value-type="float" office:value="16">
                <text:p>16</text:p>
              </table:table-cell>
            </table:table-row>
            <table:table-row>
              <table:table-cell office:value-type="string">
                <text:p>81</text:p>
              </table:table-cell>
              <table:table-cell office:value-type="float" office:value="NaN">
                <text:p>NaN</text:p>
              </table:table-cell>
              <table:table-cell office:value-type="float" office:value="15">
                <text:p>15</text:p>
              </table:table-cell>
            </table:table-row>
            <table:table-row>
              <table:table-cell office:value-type="string">
                <text:p>82</text:p>
              </table:table-cell>
              <table:table-cell office:value-type="float" office:value="643">
                <text:p>643</text:p>
              </table:table-cell>
              <table:table-cell office:value-type="float" office:value="13">
                <text:p>13</text:p>
              </table:table-cell>
            </table:table-row>
            <table:table-row>
              <table:table-cell office:value-type="string">
                <text:p>83</text:p>
              </table:table-cell>
              <table:table-cell office:value-type="float" office:value="652">
                <text:p>652</text:p>
              </table:table-cell>
              <table:table-cell office:value-type="float" office:value="12">
                <text:p>12</text:p>
              </table:table-cell>
            </table:table-row>
            <table:table-row>
              <table:table-cell office:value-type="string">
                <text:p>84</text:p>
              </table:table-cell>
              <table:table-cell office:value-type="float" office:value="662">
                <text:p>662</text:p>
              </table:table-cell>
              <table:table-cell office:value-type="float" office:value="11">
                <text:p>11</text:p>
              </table:table-cell>
            </table:table-row>
            <table:table-row>
              <table:table-cell office:value-type="string">
                <text:p>85</text:p>
              </table:table-cell>
              <table:table-cell office:value-type="float" office:value="672">
                <text:p>672</text:p>
              </table:table-cell>
              <table:table-cell office:value-type="float" office:value="10">
                <text:p>10</text:p>
              </table:table-cell>
            </table:table-row>
            <table:table-row>
              <table:table-cell office:value-type="string">
                <text:p>86</text:p>
              </table:table-cell>
              <table:table-cell office:value-type="float" office:value="679">
                <text:p>679</text:p>
              </table:table-cell>
              <table:table-cell office:value-type="float" office:value="9">
                <text:p>9</text:p>
              </table:table-cell>
            </table:table-row>
            <table:table-row>
              <table:table-cell office:value-type="string">
                <text:p>87</text:p>
              </table:table-cell>
              <table:table-cell office:value-type="float" office:value="687">
                <text:p>687</text:p>
              </table:table-cell>
              <table:table-cell office:value-type="float" office:value="8">
                <text:p>8</text:p>
              </table:table-cell>
            </table:table-row>
            <table:table-row>
              <table:table-cell office:value-type="string">
                <text:p>88</text:p>
              </table:table-cell>
              <table:table-cell office:value-type="float" office:value="698">
                <text:p>698</text:p>
              </table:table-cell>
              <table:table-cell office:value-type="float" office:value="7">
                <text:p>7</text:p>
              </table:table-cell>
            </table:table-row>
            <table:table-row>
              <table:table-cell office:value-type="string">
                <text:p>89</text:p>
              </table:table-cell>
              <table:table-cell office:value-type="float" office:value="704">
                <text:p>704</text:p>
              </table:table-cell>
              <table:table-cell office:value-type="float" office:value="6">
                <text:p>6</text:p>
              </table:table-cell>
            </table:table-row>
            <table:table-row>
              <table:table-cell office:value-type="string">
                <text:p>90</text:p>
              </table:table-cell>
              <table:table-cell office:value-type="float" office:value="NaN">
                <text:p>NaN</text:p>
              </table:table-cell>
              <table:table-cell office:value-type="float" office:value="5">
                <text:p>5</text:p>
              </table:table-cell>
            </table:table-row>
            <table:table-row>
              <table:table-cell office:value-type="string">
                <text:p>91</text:p>
              </table:table-cell>
              <table:table-cell office:value-type="float" office:value="NaN">
                <text:p>NaN</text:p>
              </table:table-cell>
              <table:table-cell office:value-type="float" office:value="4">
                <text:p>4</text:p>
              </table:table-cell>
            </table:table-row>
            <table:table-row>
              <table:table-cell office:value-type="string">
                <text:p>92</text:p>
              </table:table-cell>
              <table:table-cell office:value-type="float" office:value="NaN">
                <text:p>NaN</text:p>
              </table:table-cell>
              <table:table-cell office:value-type="float" office:value="3">
                <text:p>3</text:p>
              </table:table-cell>
            </table:table-row>
            <table:table-row>
              <table:table-cell office:value-type="string">
                <text:p>93</text:p>
              </table:table-cell>
              <table:table-cell office:value-type="float" office:value="NaN">
                <text:p>NaN</text:p>
              </table:table-cell>
              <table:table-cell office:value-type="float" office:value="2">
                <text:p>2</text:p>
              </table:table-cell>
            </table:table-row>
            <table:table-row>
              <table:table-cell office:value-type="string">
                <text:p>94</text:p>
              </table:table-cell>
              <table:table-cell office:value-type="float" office:value="NaN">
                <text:p>NaN</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